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Generateur.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Calibri" svg:font-family="Calibri" style:font-adornments="Regular"/>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ans2" svg:font-family="'Liberation Sans'"/>
    <style:font-face style:name="Liberation Sans3" svg:font-family="'Liberation Sans'" style:font-adornments="Regular"/>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adornments="Normal" style:font-charset="x-symbol"/>
  </office:font-face-decls>
  <office:automatic-styles>
    <style:style style:name="co1" style:family="table-column">
      <style:table-column-properties fo:break-before="auto" style:column-width="1.088cm"/>
    </style:style>
    <style:style style:name="co2" style:family="table-column">
      <style:table-column-properties fo:break-before="auto" style:column-width="0.607cm"/>
    </style:style>
    <style:style style:name="co3" style:family="table-column">
      <style:table-column-properties fo:break-before="auto" style:column-width="0.907cm"/>
    </style:style>
    <style:style style:name="co4" style:family="table-column">
      <style:table-column-properties fo:break-before="auto" style:column-width="2.258cm"/>
    </style:style>
    <style:style style:name="co5" style:family="table-column">
      <style:table-column-properties fo:break-before="auto" style:column-width="1.207cm"/>
    </style:style>
    <style:style style:name="co6" style:family="table-column">
      <style:table-column-properties fo:break-before="auto" style:column-width="1.752cm"/>
    </style:style>
    <style:style style:name="co7" style:family="table-column">
      <style:table-column-properties fo:break-before="auto" style:column-width="1.097cm"/>
    </style:style>
    <style:style style:name="co8" style:family="table-column">
      <style:table-column-properties fo:break-before="auto" style:column-width="1.423cm"/>
    </style:style>
    <style:style style:name="co9" style:family="table-column">
      <style:table-column-properties fo:break-before="auto" style:column-width="2.914cm"/>
    </style:style>
    <style:style style:name="co10" style:family="table-column">
      <style:table-column-properties fo:break-before="auto" style:column-width="1.579cm"/>
    </style:style>
    <style:style style:name="co11" style:family="table-column">
      <style:table-column-properties fo:break-before="auto" style:column-width="1.143cm"/>
    </style:style>
    <style:style style:name="co12" style:family="table-column">
      <style:table-column-properties fo:break-before="auto" style:column-width="1.33cm"/>
    </style:style>
    <style:style style:name="co13" style:family="table-column">
      <style:table-column-properties fo:break-before="auto" style:column-width="2.45cm"/>
    </style:style>
    <style:style style:name="co14" style:family="table-column">
      <style:table-column-properties fo:break-before="auto" style:column-width="1.071cm"/>
    </style:style>
    <style:style style:name="co15" style:family="table-column">
      <style:table-column-properties fo:break-before="auto" style:column-width="0.561cm"/>
    </style:style>
    <style:style style:name="co16" style:family="table-column">
      <style:table-column-properties fo:break-before="auto" style:column-width="3.186cm"/>
    </style:style>
    <style:style style:name="co17" style:family="table-column">
      <style:table-column-properties fo:break-before="auto" style:column-width="2.341cm"/>
    </style:style>
    <style:style style:name="co18" style:family="table-column">
      <style:table-column-properties fo:break-before="auto" style:column-width="1.66cm"/>
    </style:style>
    <style:style style:name="co19" style:family="table-column">
      <style:table-column-properties fo:break-before="auto" style:column-width="2.014cm"/>
    </style:style>
    <style:style style:name="co20" style:family="table-column">
      <style:table-column-properties fo:break-before="auto" style:column-width="1.307cm"/>
    </style:style>
    <style:style style:name="co21" style:family="table-column">
      <style:table-column-properties fo:break-before="auto" style:column-width="0.743cm"/>
    </style:style>
    <style:style style:name="co22" style:family="table-column">
      <style:table-column-properties fo:break-before="auto" style:column-width="1.469cm"/>
    </style:style>
    <style:style style:name="co23" style:family="table-column">
      <style:table-column-properties fo:break-before="auto" style:column-width="0.688cm"/>
    </style:style>
    <style:style style:name="co24" style:family="table-column">
      <style:table-column-properties fo:break-before="auto" style:column-width="1.252cm"/>
    </style:style>
    <style:style style:name="co25" style:family="table-column">
      <style:table-column-properties fo:break-before="auto" style:column-width="0.497cm"/>
    </style:style>
    <style:style style:name="co26" style:family="table-column">
      <style:table-column-properties fo:break-before="auto" style:column-width="1.633cm"/>
    </style:style>
    <style:style style:name="co27" style:family="table-column">
      <style:table-column-properties fo:break-before="auto" style:column-width="0.871cm"/>
    </style:style>
    <style:style style:name="co28" style:family="table-column">
      <style:table-column-properties fo:break-before="auto" style:column-width="0.762cm"/>
    </style:style>
    <style:style style:name="co29" style:family="table-column">
      <style:table-column-properties fo:break-before="auto" style:column-width="1.552cm"/>
    </style:style>
    <style:style style:name="co30" style:family="table-column">
      <style:table-column-properties fo:break-before="auto" style:column-width="2.117cm"/>
    </style:style>
    <style:style style:name="co31" style:family="table-column">
      <style:table-column-properties fo:break-before="auto" style:column-width="1.379cm"/>
    </style:style>
    <style:style style:name="co32" style:family="table-column">
      <style:table-column-properties fo:break-before="auto" style:column-width="3.022cm"/>
    </style:style>
    <style:style style:name="co33" style:family="table-column">
      <style:table-column-properties fo:break-before="auto" style:column-width="1.603cm"/>
    </style:style>
    <style:style style:name="co34" style:family="table-column">
      <style:table-column-properties fo:break-before="auto" style:column-width="1.224cm"/>
    </style:style>
    <style:style style:name="co35" style:family="table-column">
      <style:table-column-properties fo:break-before="auto" style:column-width="0.979cm"/>
    </style:style>
    <style:style style:name="co36" style:family="table-column">
      <style:table-column-properties fo:break-before="auto" style:column-width="0.653cm"/>
    </style:style>
    <style:style style:name="co37" style:family="table-column">
      <style:table-column-properties fo:break-before="auto" style:column-width="1.198cm"/>
    </style:style>
    <style:style style:name="co38" style:family="table-column">
      <style:table-column-properties fo:break-before="auto" style:column-width="1.397cm"/>
    </style:style>
    <style:style style:name="co39" style:family="table-column">
      <style:table-column-properties fo:break-before="auto" style:column-width="2.722cm"/>
    </style:style>
    <style:style style:name="co40" style:family="table-column">
      <style:table-column-properties fo:break-before="auto" style:column-width="4.688cm"/>
    </style:style>
    <style:style style:name="co41" style:family="table-column">
      <style:table-column-properties fo:break-before="auto" style:column-width="2.314cm"/>
    </style:style>
    <style:style style:name="co42" style:family="table-column">
      <style:table-column-properties fo:break-before="auto" style:column-width="1.148cm"/>
    </style:style>
    <style:style style:name="co43" style:family="table-column">
      <style:table-column-properties fo:break-before="auto" style:column-width="1.443cm"/>
    </style:style>
    <style:style style:name="co44" style:family="table-column">
      <style:table-column-properties fo:break-before="auto" style:column-width="1.279cm"/>
    </style:style>
    <style:style style:name="co45" style:family="table-column">
      <style:table-column-properties fo:break-before="auto" style:column-width="0.543cm"/>
    </style:style>
    <style:style style:name="co46" style:family="table-column">
      <style:table-column-properties fo:break-before="auto" style:column-width="0.924cm"/>
    </style:style>
    <style:style style:name="co47" style:family="table-column">
      <style:table-column-properties fo:break-before="auto" style:column-width="3.812cm"/>
    </style:style>
    <style:style style:name="co48" style:family="table-column">
      <style:table-column-properties fo:break-before="auto" style:column-width="2.559cm"/>
    </style:style>
    <style:style style:name="co49" style:family="table-column">
      <style:table-column-properties fo:break-before="auto" style:column-width="1.924cm"/>
    </style:style>
    <style:style style:name="co50" style:family="table-column">
      <style:table-column-properties fo:break-before="auto" style:column-width="2.903cm"/>
    </style:style>
    <style:style style:name="co51" style:family="table-column">
      <style:table-column-properties fo:break-before="auto" style:column-width="1.769cm"/>
    </style:style>
    <style:style style:name="co52" style:family="table-column">
      <style:table-column-properties fo:break-before="auto" style:column-width="1.062cm"/>
    </style:style>
    <style:style style:name="co53" style:family="table-column">
      <style:table-column-properties fo:break-before="auto" style:column-width="0.707cm"/>
    </style:style>
    <style:style style:name="co54" style:family="table-column">
      <style:table-column-properties fo:break-before="auto" style:column-width="4.066cm"/>
    </style:style>
    <style:style style:name="co55" style:family="table-column">
      <style:table-column-properties fo:break-before="auto" style:column-width="2.069cm"/>
    </style:style>
    <style:style style:name="co56" style:family="table-column">
      <style:table-column-properties fo:break-before="auto" style:column-width="2.298cm"/>
    </style:style>
    <style:style style:name="co57" style:family="table-column">
      <style:table-column-properties fo:break-before="auto" style:column-width="2.159cm"/>
    </style:style>
    <style:style style:name="co58" style:family="table-column">
      <style:table-column-properties fo:break-before="auto" style:column-width="0.953cm"/>
    </style:style>
    <style:style style:name="co59" style:family="table-column">
      <style:table-column-properties fo:break-before="auto" style:column-width="1.334cm"/>
    </style:style>
    <style:style style:name="co60" style:family="table-column">
      <style:table-column-properties fo:break-before="auto" style:column-width="1.524cm"/>
    </style:style>
    <style:style style:name="co61" style:family="table-column">
      <style:table-column-properties fo:break-before="auto" style:column-width="2.15cm"/>
    </style:style>
    <style:style style:name="co62" style:family="table-column">
      <style:table-column-properties fo:break-before="auto" style:column-width="1.034cm"/>
    </style:style>
    <style:style style:name="co63" style:family="table-column">
      <style:table-column-properties fo:break-before="auto" style:column-width="2.831cm"/>
    </style:style>
    <style:style style:name="co64" style:family="table-column">
      <style:table-column-properties fo:break-before="auto" style:column-width="1.997cm"/>
    </style:style>
    <style:style style:name="co65" style:family="table-column">
      <style:table-column-properties fo:break-before="auto" style:column-width="0.817cm"/>
    </style:style>
    <style:style style:name="co66" style:family="table-column">
      <style:table-column-properties fo:break-before="auto" style:column-width="2.641cm"/>
    </style:style>
    <style:style style:name="co67" style:family="table-column">
      <style:table-column-properties fo:break-before="auto" style:column-width="1.452cm"/>
    </style:style>
    <style:style style:name="co68" style:family="table-column">
      <style:table-column-properties fo:break-before="auto" style:column-width="0.797cm"/>
    </style:style>
    <style:style style:name="co69" style:family="table-column">
      <style:table-column-properties fo:break-before="auto" style:column-width="0.967cm"/>
    </style:style>
    <style:style style:name="co70" style:family="table-column">
      <style:table-column-properties fo:break-before="auto" style:column-width="2.686cm"/>
    </style:style>
    <style:style style:name="co71" style:family="table-column">
      <style:table-column-properties fo:break-before="auto" style:column-width="1.879cm"/>
    </style:style>
    <style:style style:name="co72" style:family="table-column">
      <style:table-column-properties fo:break-before="auto" style:column-width="2.514cm"/>
    </style:style>
    <style:style style:name="co73" style:family="table-column">
      <style:table-column-properties fo:break-before="auto" style:column-width="2.39cm"/>
    </style:style>
    <style:style style:name="co74" style:family="table-column">
      <style:table-column-properties fo:break-before="auto" style:column-width="1.743cm"/>
    </style:style>
    <style:style style:name="co75" style:family="table-column">
      <style:table-column-properties fo:break-before="auto" style:column-width="1.18cm"/>
    </style:style>
    <style:style style:name="co76" style:family="table-column">
      <style:table-column-properties fo:break-before="auto" style:column-width="0.598cm"/>
    </style:style>
    <style:style style:name="co77" style:family="table-column">
      <style:table-column-properties fo:break-before="auto" style:column-width="0.815cm"/>
    </style:style>
    <style:style style:name="co78" style:family="table-column">
      <style:table-column-properties fo:break-before="auto" style:column-width="1.36cm"/>
    </style:style>
    <style:style style:name="co79" style:family="table-column">
      <style:table-column-properties fo:break-before="auto" style:column-width="0.626cm"/>
    </style:style>
    <style:style style:name="co80" style:family="table-column">
      <style:table-column-properties fo:break-before="auto" style:column-width="0.381cm"/>
    </style:style>
    <style:style style:name="co81" style:family="table-column">
      <style:table-column-properties fo:break-before="auto" style:column-width="3.157cm"/>
    </style:style>
    <style:style style:name="co82" style:family="table-column">
      <style:table-column-properties fo:break-before="auto" style:column-width="3.05cm"/>
    </style:style>
    <style:style style:name="co83" style:family="table-column">
      <style:table-column-properties fo:break-before="auto" style:column-width="1.663cm"/>
    </style:style>
    <style:style style:name="co84" style:family="table-column">
      <style:table-column-properties fo:break-before="auto" style:column-width="0.695cm"/>
    </style:style>
    <style:style style:name="co85" style:family="table-column">
      <style:table-column-properties fo:break-before="auto" style:column-width="3.6cm"/>
    </style:style>
    <style:style style:name="co86" style:family="table-column">
      <style:table-column-properties fo:break-before="auto" style:column-width="3.35cm"/>
    </style:style>
    <style:style style:name="co87" style:family="table-column">
      <style:table-column-properties fo:break-before="auto" style:column-width="1.796cm"/>
    </style:style>
    <style:style style:name="co88" style:family="table-column">
      <style:table-column-properties fo:break-before="auto" style:column-width="3.358cm"/>
    </style:style>
    <style:style style:name="co89" style:family="table-column">
      <style:table-column-properties fo:break-before="auto" style:column-width="1.415cm"/>
    </style:style>
    <style:style style:name="co90" style:family="table-column">
      <style:table-column-properties fo:break-before="auto" style:column-width="1.573cm"/>
    </style:style>
    <style:style style:name="co91" style:family="table-column">
      <style:table-column-properties fo:break-before="auto" style:column-width="0.393cm"/>
    </style:style>
    <style:style style:name="co92" style:family="table-column">
      <style:table-column-properties fo:break-before="auto" style:column-width="3.104cm"/>
    </style:style>
    <style:style style:name="co93" style:family="table-column">
      <style:table-column-properties fo:break-before="auto" style:column-width="3.448cm"/>
    </style:style>
    <style:style style:name="co94" style:family="table-column">
      <style:table-column-properties fo:break-before="auto" style:column-width="1.489cm"/>
    </style:style>
    <style:style style:name="co95" style:family="table-column">
      <style:table-column-properties fo:break-before="auto" style:column-width="0.416cm"/>
    </style:style>
    <style:style style:name="co96" style:family="table-column">
      <style:table-column-properties fo:break-before="auto" style:column-width="0.852cm"/>
    </style:style>
    <style:style style:name="co97" style:family="table-column">
      <style:table-column-properties fo:break-before="auto" style:column-width="5.373cm"/>
    </style:style>
    <style:style style:name="co98" style:family="table-column">
      <style:table-column-properties fo:break-before="auto" style:column-width="0.898cm"/>
    </style:style>
    <style:style style:name="co99" style:family="table-column">
      <style:table-column-properties fo:break-before="auto" style:column-width="0.734cm"/>
    </style:style>
    <style:style style:name="co100" style:family="table-column">
      <style:table-column-properties fo:break-before="auto" style:column-width="2.251cm"/>
    </style:style>
    <style:style style:name="co101" style:family="table-column">
      <style:table-column-properties fo:break-before="auto" style:column-width="2.796cm"/>
    </style:style>
    <style:style style:name="co102" style:family="table-column">
      <style:table-column-properties fo:break-before="auto" style:column-width="4.329cm"/>
    </style:style>
    <style:style style:name="co103" style:family="table-column">
      <style:table-column-properties fo:break-before="auto" style:column-width="0.788cm"/>
    </style:style>
    <style:style style:name="co104" style:family="table-column">
      <style:table-column-properties fo:break-before="auto" style:column-width="1.169cm"/>
    </style:style>
    <style:style style:name="co105" style:family="table-column">
      <style:table-column-properties fo:break-before="auto" style:column-width="1.815cm"/>
    </style:style>
    <style:style style:name="co106" style:family="table-column">
      <style:table-column-properties fo:break-before="auto" style:column-width="0.944cm"/>
    </style:style>
    <style:style style:name="co107" style:family="table-column">
      <style:table-column-properties fo:break-before="auto" style:column-width="3.388cm"/>
    </style:style>
    <style:style style:name="co108" style:family="table-column">
      <style:table-column-properties fo:break-before="auto" style:column-width="1.422cm"/>
    </style:style>
    <style:style style:name="co109" style:family="table-column">
      <style:table-column-properties fo:break-before="auto" style:column-width="1.392cm"/>
    </style:style>
    <style:style style:name="co110" style:family="table-column">
      <style:table-column-properties fo:break-before="auto" style:column-width="1.21cm"/>
    </style:style>
    <style:style style:name="co111" style:family="table-column">
      <style:table-column-properties fo:break-before="auto" style:column-width="2.208cm"/>
    </style:style>
    <style:style style:name="co112" style:family="table-column">
      <style:table-column-properties fo:break-before="auto" style:column-width="2.238cm"/>
    </style:style>
    <style:style style:name="co113" style:family="table-column">
      <style:table-column-properties fo:break-before="auto" style:column-width="2.178cm"/>
    </style:style>
    <style:style style:name="co114" style:family="table-column">
      <style:table-column-properties fo:break-before="auto" style:column-width="1.933cm"/>
    </style:style>
    <style:style style:name="co115" style:family="table-column">
      <style:table-column-properties fo:break-before="auto" style:column-width="1.688cm"/>
    </style:style>
    <style:style style:name="co116" style:family="table-column">
      <style:table-column-properties fo:break-before="auto" style:column-width="0.894cm"/>
    </style:style>
    <style:style style:name="co117" style:family="table-column">
      <style:table-column-properties fo:break-before="auto" style:column-width="2.468cm"/>
    </style:style>
    <style:style style:name="co118" style:family="table-column">
      <style:table-column-properties fo:break-before="auto" style:column-width="0.635cm"/>
    </style:style>
    <style:style style:name="co119" style:family="table-column">
      <style:table-column-properties fo:break-before="auto" style:column-width="2.477cm"/>
    </style:style>
    <style:style style:name="co120" style:family="table-column">
      <style:table-column-properties fo:break-before="auto" style:column-width="3.112cm"/>
    </style:style>
    <style:style style:name="co121" style:family="table-column">
      <style:table-column-properties fo:break-before="auto" style:column-width="1.117cm"/>
    </style:style>
    <style:style style:name="co122" style:family="table-column">
      <style:table-column-properties fo:break-before="auto" style:column-width="3.034cm"/>
    </style:style>
    <style:style style:name="co123" style:family="table-column">
      <style:table-column-properties fo:break-before="auto" style:column-width="1.506cm"/>
    </style:style>
    <style:style style:name="co124" style:family="table-column">
      <style:table-column-properties fo:break-before="auto" style:column-width="2.614cm"/>
    </style:style>
    <style:style style:name="co125" style:family="table-column">
      <style:table-column-properties fo:break-before="auto" style:column-width="2.75cm"/>
    </style:style>
    <style:style style:name="co126" style:family="table-column">
      <style:table-column-properties fo:break-before="auto" style:column-width="2.104cm"/>
    </style:style>
    <style:style style:name="co127" style:family="table-column">
      <style:table-column-properties fo:break-before="auto" style:column-width="3.967cm"/>
    </style:style>
    <style:style style:name="co128" style:family="table-column">
      <style:table-column-properties fo:break-before="auto" style:column-width="1.797cm"/>
    </style:style>
    <style:style style:name="co129" style:family="table-column">
      <style:table-column-properties fo:break-before="auto" style:column-width="0.877cm"/>
    </style:style>
    <style:style style:name="co130" style:family="table-column">
      <style:table-column-properties fo:break-before="auto" style:column-width="1.27cm"/>
    </style:style>
    <style:style style:name="co131" style:family="table-column">
      <style:table-column-properties fo:break-before="auto" style:column-width="1.605cm"/>
    </style:style>
    <style:style style:name="co132" style:family="table-column">
      <style:table-column-properties fo:break-before="auto" style:column-width="4.112cm"/>
    </style:style>
    <style:style style:name="co133" style:family="table-column">
      <style:table-column-properties fo:break-before="auto" style:column-width="1.388cm"/>
    </style:style>
    <style:style style:name="co134" style:family="table-column">
      <style:table-column-properties fo:break-before="auto" style:column-width="1.905cm"/>
    </style:style>
    <style:style style:name="co135" style:family="table-column">
      <style:table-column-properties fo:break-before="auto" style:column-width="1.96cm"/>
    </style:style>
    <style:style style:name="co136" style:family="table-column">
      <style:table-column-properties fo:break-before="auto" style:column-width="2.432cm"/>
    </style:style>
    <style:style style:name="co137" style:family="table-column">
      <style:table-column-properties fo:break-before="auto" style:column-width="3.113cm"/>
    </style:style>
    <style:style style:name="co138" style:family="table-column">
      <style:table-column-properties fo:break-before="auto" style:column-width="1.498cm"/>
    </style:style>
    <style:style style:name="co139" style:family="table-column">
      <style:table-column-properties fo:break-before="auto" style:column-width="0.937cm"/>
    </style:style>
    <style:style style:name="co140" style:family="table-column">
      <style:table-column-properties fo:break-before="auto" style:column-width="1.007cm"/>
    </style:style>
    <style:style style:name="co141" style:family="table-column">
      <style:table-column-properties fo:break-before="auto" style:column-width="0.58cm"/>
    </style:style>
    <style:style style:name="co142" style:family="table-column">
      <style:table-column-properties fo:break-before="auto" style:column-width="1.887cm"/>
    </style:style>
    <style:style style:name="co143" style:family="table-column">
      <style:table-column-properties fo:break-before="auto" style:column-width="2.395cm"/>
    </style:style>
    <style:style style:name="co144" style:family="table-column">
      <style:table-column-properties fo:break-before="auto" style:column-width="3.376cm"/>
    </style:style>
    <style:style style:name="co145" style:family="table-column">
      <style:table-column-properties fo:break-before="auto" style:column-width="0.572cm"/>
    </style:style>
    <style:style style:name="co146" style:family="table-column">
      <style:table-column-properties fo:break-before="auto" style:column-width="3.212cm"/>
    </style:style>
    <style:style style:name="co147" style:family="table-column">
      <style:table-column-properties fo:break-before="auto" style:column-width="0.878cm"/>
    </style:style>
    <style:style style:name="co148" style:family="table-column">
      <style:table-column-properties fo:break-before="auto" style:column-width="1.596cm"/>
    </style:style>
    <style:style style:name="co149" style:family="table-column">
      <style:table-column-properties fo:break-before="auto" style:column-width="1.342cm"/>
    </style:style>
    <style:style style:name="co150" style:family="table-column">
      <style:table-column-properties fo:break-before="auto" style:column-width="2.776cm"/>
    </style:style>
    <style:style style:name="co151" style:family="table-column">
      <style:table-column-properties fo:break-before="auto" style:column-width="1.312cm"/>
    </style:style>
    <style:style style:name="co152" style:family="table-column">
      <style:table-column-properties fo:break-before="auto" style:column-width="3.838cm"/>
    </style:style>
    <style:style style:name="co153" style:family="table-column">
      <style:table-column-properties fo:break-before="auto" style:column-width="2.505cm"/>
    </style:style>
    <style:style style:name="co154" style:family="table-column">
      <style:table-column-properties fo:break-before="auto" style:column-width="2.369cm"/>
    </style:style>
    <style:style style:name="co155" style:family="table-column">
      <style:table-column-properties fo:break-before="auto" style:column-width="2.759cm"/>
    </style:style>
    <style:style style:name="co156" style:family="table-column">
      <style:table-column-properties fo:break-before="auto" style:column-width="0.665cm"/>
    </style:style>
    <style:style style:name="co157" style:family="table-column">
      <style:table-column-properties fo:break-before="auto" style:column-width="0.834cm"/>
    </style:style>
    <style:style style:name="co158" style:family="table-column">
      <style:table-column-properties fo:break-before="auto" style:column-width="1.706cm"/>
    </style:style>
    <style:style style:name="co159" style:family="table-column">
      <style:table-column-properties fo:break-before="auto" style:column-width="2.434cm"/>
    </style:style>
    <style:style style:name="co160" style:family="table-column">
      <style:table-column-properties fo:break-before="auto" style:column-width="3.364cm"/>
    </style:style>
    <style:style style:name="co161" style:family="table-column">
      <style:table-column-properties fo:break-before="auto" style:column-width="2.669cm"/>
    </style:style>
    <style:style style:name="co162" style:family="table-column">
      <style:table-column-properties fo:break-before="auto" style:column-width="1.988cm"/>
    </style:style>
    <style:style style:name="co163" style:family="table-column">
      <style:table-column-properties fo:break-before="auto" style:column-width="2.739cm"/>
    </style:style>
    <style:style style:name="co164" style:family="table-column">
      <style:table-column-properties fo:break-before="auto" style:column-width="1.561cm"/>
    </style:style>
    <style:style style:name="co165" style:family="table-column">
      <style:table-column-properties fo:break-before="auto" style:column-width="0.774cm"/>
    </style:style>
    <style:style style:name="co166" style:family="table-column">
      <style:table-column-properties fo:break-before="auto" style:column-width="0.55cm"/>
    </style:style>
    <style:style style:name="co167" style:family="table-column">
      <style:table-column-properties fo:break-before="auto" style:column-width="1.344cm"/>
    </style:style>
    <style:style style:name="co168" style:family="table-column">
      <style:table-column-properties fo:break-before="auto" style:column-width="0.96cm"/>
    </style:style>
    <style:style style:name="co169" style:family="table-column">
      <style:table-column-properties fo:break-before="auto" style:column-width="4.103cm"/>
    </style:style>
    <style:style style:name="co170" style:family="table-column">
      <style:table-column-properties fo:break-before="auto" style:column-width="3.013cm"/>
    </style:style>
    <style:style style:name="co171" style:family="table-column">
      <style:table-column-properties fo:break-before="auto" style:column-width="2.231cm"/>
    </style:style>
    <style:style style:name="co172" style:family="table-column">
      <style:table-column-properties fo:break-before="auto" style:column-width="1.125cm"/>
    </style:style>
    <style:style style:name="co173" style:family="table-column">
      <style:table-column-properties fo:break-before="auto" style:column-width="1.051cm"/>
    </style:style>
    <style:style style:name="co174" style:family="table-column">
      <style:table-column-properties fo:break-before="auto" style:column-width="2.286cm"/>
    </style:style>
    <style:style style:name="co175" style:family="table-column">
      <style:table-column-properties fo:break-before="auto" style:column-width="2.977cm"/>
    </style:style>
    <style:style style:name="co176" style:family="table-column">
      <style:table-column-properties fo:break-before="auto" style:column-width="3.485cm"/>
    </style:style>
    <style:style style:name="co177" style:family="table-column">
      <style:table-column-properties fo:break-before="auto" style:column-width="0.961cm"/>
    </style:style>
    <style:style style:name="co178" style:family="table-column">
      <style:table-column-properties fo:break-before="auto" style:column-width="3.177cm"/>
    </style:style>
    <style:style style:name="co179" style:family="table-column">
      <style:table-column-properties fo:break-before="auto" style:column-width="0.616cm"/>
    </style:style>
    <style:style style:name="co180" style:family="table-column">
      <style:table-column-properties fo:break-before="auto" style:column-width="0.711cm"/>
    </style:style>
    <style:style style:name="ro1" style:family="table-row">
      <style:table-row-properties style:row-height="1.296cm" fo:break-before="auto" style:use-optimal-row-height="false"/>
    </style:style>
    <style:style style:name="ro2" style:family="table-row">
      <style:table-row-properties style:row-height="1.3cm" fo:break-before="auto" style:use-optimal-row-height="false"/>
    </style:style>
    <style:style style:name="ro3" style:family="table-row">
      <style:table-row-properties style:row-height="1.199cm" fo:break-before="auto" style:use-optimal-row-height="false"/>
    </style:style>
    <style:style style:name="ro4" style:family="table-row">
      <style:table-row-properties style:row-height="0.452cm" fo:break-before="auto" style:use-optimal-row-height="true"/>
    </style:style>
    <style:style style:name="ro5" style:family="table-row">
      <style:table-row-properties style:row-height="0.6cm" fo:break-before="auto" style:use-optimal-row-height="false"/>
    </style:style>
    <style:style style:name="ro6" style:family="table-row">
      <style:table-row-properties style:row-height="0.612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ff00"/>
    </style:style>
    <style:style style:name="ta3" style:family="table" style:master-page-name="Default">
      <style:table-properties table:display="true" style:writing-mode="lr-tb" table:tab-color="#ff9900"/>
    </style:style>
    <style:style style:name="ta4" style:family="table" style:master-page-name="Default">
      <style:table-properties table:display="true" style:writing-mode="lr-tb" table:tab-color="#009900"/>
    </style:style>
    <style:style style:name="ta5" style:family="table" style:master-page-name="Default">
      <style:table-properties table:display="true" style:writing-mode="lr-tb" table:tab-color="#3333ff"/>
    </style:style>
    <style:style style:name="ta6" style:family="table" style:master-page-name="Default">
      <style:table-properties table:display="true" style:writing-mode="lr-tb" table:tab-color="#996600"/>
    </style:style>
    <style:style style:name="ta7" style:family="table" style:master-page-name="Default">
      <style:table-properties table:display="true" style:writing-mode="lr-tb" table:tab-color="#000000"/>
    </style:style>
    <style:style style:name="ta8" style:family="table" style:master-page-name="Default">
      <style:table-properties table:display="true" style:writing-mode="lr-tb" table:tab-color="#ff3333"/>
    </style:style>
    <style:style style:name="ta9" style:family="table" style:master-page-name="Default">
      <style:table-properties table:display="false" style:writing-mode="lr-tb"/>
    </style:style>
    <number:number-style style:name="N3">
      <number:number number:decimal-places="0" number:min-decimal-places="0" number:min-integer-digits="1" number:grouping="true"/>
    </number:number-style>
    <number:percentage-style style:name="N10">
      <number:number number:decimal-places="0" number:min-decimal-places="0" number:min-integer-digits="1"/>
      <number:text> %</number:text>
    </number:percentage-style>
    <style:style style:name="ce1" style:family="table-cell" style:parent-style-name="Default">
      <style:table-cell-properties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5" style:family="table-cell" style:parent-style-name="Default">
      <style:table-cell-properties fo:border="0.06pt solid #000000"/>
    </style:style>
    <style:style style:name="ce3" style:family="table-cell" style:parent-style-name="Default">
      <style:table-cell-properties style:text-align-source="fix" style:repeat-content="false"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4" style:family="table-cell" style:parent-style-name="Default">
      <style:table-cell-properties fo:border-bottom="0.06pt solid #000000" fo:border-left="0.06pt solid #000000" fo:border-right="none" fo:border-top="0.06pt solid #000000" style:vertical-align="middle"/>
      <style:text-properties fo:font-size="14pt" style:font-size-asian="14pt" style:font-size-complex="14pt"/>
    </style:style>
    <style:style style:name="ce19" style:family="table-cell" style:parent-style-name="Default">
      <style:table-cell-properties style:text-align-source="fix" style:repeat-content="false" style:vertical-align="middle"/>
      <style:paragraph-properties fo:text-align="center" fo:margin-left="0cm"/>
      <style:text-properties style:use-window-font-color="true" style:text-outline="false" style:text-line-through-style="none" style:text-line-through-type="none" style:font-name="Liberation Sans1"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10.5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order="0.06pt solid #000000" style:vertical-align="middle"/>
      <style:text-properties fo:font-size="14pt" fo:font-weight="bold" style:font-size-asian="14pt" style:font-weight-asian="bold" style:font-size-complex="14pt"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4pt" style:font-size-asian="14pt" style:font-size-complex="14pt"/>
    </style:style>
    <style:style style:name="ce8" style:family="table-cell" style:parent-style-name="Default">
      <style:text-properties fo:font-size="12pt" style:font-size-asian="12pt" style:font-size-complex="12pt"/>
    </style:style>
    <style:style style:name="ce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0" style:family="table-cell" style:parent-style-name="Default">
      <style:table-cell-properties fo:border-bottom="0.06pt solid #000000" fo:border-left="none" fo:border-right="0.06pt solid #000000" fo:border-top="0.06pt solid #000000" style:vertical-align="middle"/>
      <style:text-properties fo:font-size="14pt" style:font-size-asian="14pt" style:font-size-complex="14pt"/>
    </style:style>
    <style:style style:name="ce11" style:family="table-cell" style:parent-style-name="Default">
      <style:table-cell-properties style:text-align-source="fix" style:repeat-content="false" fo:border="0.06pt solid #000000" style:vertical-align="middle"/>
      <style:paragraph-properties fo:text-align="center" fo:margin-left="0cm"/>
      <style:text-properties fo:font-size="14pt" fo:font-weight="bold" style:font-size-asian="14pt" style:font-weight-asian="bold" style:font-size-complex="14pt" style:font-weight-complex="bold"/>
    </style:style>
    <style:style style:name="ce54" style:family="table-cell" style:parent-style-name="Default">
      <style:table-cell-properties style:text-align-source="fix" style:repeat-content="false" fo:border="0.06pt solid #000000" style:vertical-align="middle"/>
      <style:paragraph-properties fo:text-align="start" fo:margin-left="0cm"/>
      <style:text-properties style:font-name="Liberation Sans" fo:font-size="12pt" style:font-size-asian="12pt" style:font-size-complex="12pt"/>
    </style:style>
    <style:style style:name="ce55" style:family="table-cell" style:parent-style-name="Default">
      <style:table-cell-properties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5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4pt" style:font-size-asian="14pt" style:font-size-complex="14pt"/>
    </style:style>
    <style:style style:name="ce13" style:family="table-cell" style:parent-style-name="Default">
      <style:table-cell-properties fo:border="0.06pt solid #000000"/>
      <style:text-properties fo:font-size="12pt" style:font-size-asian="12pt" style:font-size-complex="12pt"/>
    </style:style>
    <style:style style:name="ce173" style:family="table-cell" style:parent-style-name="Default" style:data-style-name="N168">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5" style:family="table-cell" style:parent-style-name="Default">
      <style:text-properties fo:font-size="14pt" style:font-size-asian="14pt" style:font-size-complex="14pt"/>
    </style:style>
    <style:style style:name="ce4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fo:font-size="14pt" style:font-size-asian="14pt" style:font-size-complex="14pt"/>
    </style:style>
    <style:style style:name="ce17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cm"/>
      <style:text-properties fo:font-size="14pt" style:font-size-asian="14pt" style:font-size-complex="14pt"/>
    </style:style>
    <style:style style:name="ce16" style:family="table-cell" style:parent-style-name="Default">
      <style:table-cell-properties style:text-align-source="fix" style:repeat-content="false" fo:border="0.06pt solid #000000"/>
      <style:paragraph-properties fo:text-align="start" fo:margin-left="0cm"/>
      <style:text-properties fo:font-size="12pt" style:font-size-asian="12pt" style:font-size-complex="12pt"/>
    </style:style>
    <style:style style:name="ce17" style:family="table-cell" style:parent-style-name="Default">
      <style:table-cell-properties fo:background-color="#dddddd" style:text-align-source="fix" style:repeat-content="false" fo:border="0.06pt solid #000000" style:vertical-align="middle"/>
      <style:paragraph-properties fo:text-align="center"/>
    </style:style>
    <style:style style:name="ce61" style:family="table-cell" style:parent-style-name="Default">
      <style:table-cell-properties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38" style:family="table-cell" style:parent-style-name="Default">
      <style:table-cell-properties fo:wrap-option="wrap" fo:border="0.06pt solid #000000" style:vertical-align="middle"/>
      <style:text-properties fo:font-size="14pt" fo:font-weight="bold" style:font-size-asian="14pt" style:font-weight-asian="bold" style:font-size-complex="14pt" style:font-weight-complex="bold"/>
    </style:style>
    <style:style style:name="ce78" style:family="table-cell" style:parent-style-name="Default">
      <style:table-cell-properties style:text-align-source="fix" style:repeat-content="false" fo:border="0.06pt solid #000000"/>
      <style:paragraph-properties fo:text-align="start" fo:margin-left="0cm"/>
    </style:style>
    <style:style style:name="ce79" style:family="table-cell" style:parent-style-name="Default">
      <style:table-cell-properties style:text-align-source="fix" style:repeat-content="false" fo:border="0.06pt solid #000000"/>
      <style:paragraph-properties fo:text-align="start" fo:margin-left="0cm"/>
      <style:text-properties style:font-name="Liberation Sans" fo:font-size="12pt" style:font-size-asian="12pt" style:font-size-complex="12pt"/>
    </style:style>
    <style:style style:name="ce21"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26pt" style:font-size-asian="26pt" style:font-size-complex="26pt"/>
    </style:style>
    <style:style style:name="ce22"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15pt" style:font-size-asian="11pt" style:font-size-complex="11pt"/>
    </style:style>
    <style:style style:name="ce23" style:family="table-cell" style:parent-style-name="Default">
      <style:table-cell-properties fo:border="none"/>
    </style:style>
    <style:style style:name="ce81" style:family="table-cell" style:parent-style-name="Default">
      <style:table-cell-properties style:vertical-align="middle"/>
    </style:style>
    <style:style style:name="ce25" style:family="table-cell" style:parent-style-name="Default">
      <style:table-cell-properties style:text-align-source="fix" style:repeat-content="false" fo:border="0.06pt solid #000000" style:vertical-align="middle"/>
      <style:paragraph-properties fo:text-align="center"/>
      <style:text-properties style:font-name="Liberation Sans" fo:font-size="12pt" fo:font-weight="bold" style:font-size-asian="12pt" style:font-weight-asian="bold" style:font-size-complex="12pt" style:font-weight-complex="bold"/>
    </style:style>
    <style:style style:name="ce82" style:family="table-cell" style:parent-style-name="Default">
      <style:table-cell-properties style:text-align-source="fix" style:repeat-content="false" fo:border="0.06pt solid #000000" style:vertical-align="middle"/>
      <style:paragraph-properties fo:text-align="center"/>
      <style:text-properties fo:font-size="12pt" fo:font-weight="bold" style:font-size-asian="12pt" style:font-weight-asian="bold" style:font-size-complex="12pt" style:font-weight-complex="bold"/>
    </style:style>
    <style:style style:name="ce27" style:family="table-cell" style:parent-style-name="Default" style:data-style-name="N3">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28" style:family="table-cell" style:parent-style-name="Default">
      <style:table-cell-properties fo:border-bottom="0.06pt solid #000000" fo:border-left="none" fo:border-right="none" fo:border-top="0.06pt solid #000000"/>
      <style:text-properties style:font-name="Liberation Sans"/>
    </style:style>
    <style:style style:name="ce87"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5pt" fo:font-weight="bold" style:font-size-asian="15pt" style:font-weight-asian="bold" style:font-size-complex="15pt" style:font-weight-complex="bold"/>
    </style:style>
    <style:style style:name="ce202" style:family="table-cell" style:parent-style-name="Default">
      <style:table-cell-properties style:text-align-source="fix" style:repeat-content="false" fo:border="0.06pt solid #000000" style:vertical-align="middle"/>
      <style:paragraph-properties fo:text-align="center" fo:margin-left="0cm"/>
      <style:text-properties fo:font-size="14pt" style:font-size-asian="14pt" style:font-size-complex="14pt"/>
    </style:style>
    <style:style style:name="ce30" style:family="table-cell" style:parent-style-name="Default">
      <style:table-cell-properties fo:border-bottom="0.06pt solid #000000" fo:border-left="none" fo:border-right="none" fo:border-top="0.06pt solid #000000"/>
    </style:style>
    <style:style style:name="ce29" style:family="table-cell" style:parent-style-name="Default">
      <style:table-cell-properties fo:border-bottom="0.06pt solid #000000" fo:border-left="none" fo:border-right="none" fo:border-top="0.06pt solid #000000" style:vertical-align="middle"/>
    </style:style>
    <style:style style:name="ce223" style:family="table-cell" style:parent-style-name="Default" style:data-style-name="N136">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31" style:family="table-cell" style:parent-style-name="Default">
      <style:table-cell-properties fo:border-bottom="0.06pt solid #000000" fo:border-left="none" fo:border-right="0.06pt solid #000000" fo:border-top="0.06pt solid #000000"/>
    </style:style>
    <style:style style:name="ce92"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cm"/>
      <style:text-properties fo:font-size="14pt" style:font-size-asian="14pt" style:font-size-complex="14pt"/>
    </style:style>
    <style:style style:name="ce33" style:family="table-cell" style:parent-style-name="Default">
      <style:table-cell-properties fo:background-color="#ffff00"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46" style:family="table-cell" style:parent-style-name="Default" style:data-style-name="N3">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37" style:family="table-cell" style:parent-style-name="Default">
      <style:table-cell-properties style:text-align-source="fix" style:repeat-content="false" fo:wrap-option="wrap" fo:border="0.06pt solid #000000" style:vertical-align="middle"/>
      <style:paragraph-properties fo:text-align="center"/>
      <style:text-properties fo:font-size="14pt" fo:font-weight="bold" style:font-size-asian="14pt" style:font-weight-asian="bold" style:font-size-complex="14pt" style:font-weight-complex="bold"/>
    </style:style>
    <style:style style:name="ce99" style:family="table-cell" style:parent-style-name="Default" style:data-style-name="N133">
      <style:table-cell-properties fo:border-bottom="0.06pt solid #000000" fo:border-left="0.06pt solid #000000" fo:border-right="none" fo:border-top="0.06pt solid #000000" style:vertical-align="middle"/>
      <style:text-properties fo:font-size="14pt" style:font-size-asian="14pt" style:font-size-complex="14pt"/>
    </style:style>
    <style:style style:name="ce20" style:family="table-cell" style:parent-style-name="Default">
      <style:table-cell-properties fo:border-bottom="0.06pt solid #000000" fo:border-left="none" fo:border-right="none" fo:border-top="0.06pt solid #000000" style:vertical-align="middle"/>
      <style:text-properties fo:font-size="14pt" style:font-size-asian="14pt" style:font-size-complex="14pt"/>
    </style:style>
    <style:style style:name="ce51" style:family="table-cell" style:parent-style-name="Default">
      <style:table-cell-properties fo:border-bottom="0.06pt solid #000000" fo:border-left="0.06pt solid #000000" fo:border-right="none" fo:border-top="0.06pt solid #000000" style:vertical-align="middle"/>
      <style:text-properties style:font-name="Liberation Sans" fo:font-size="14pt" style:font-size-asian="14pt" style:font-size-complex="14pt"/>
    </style:style>
    <style:style style:name="ce41"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4pt" style:font-size-asian="14pt" style:font-size-complex="14pt"/>
    </style:style>
    <style:style style:name="ce42" style:family="table-cell" style:parent-style-name="Default">
      <style:table-cell-properties fo:border-bottom="0.06pt solid #000000" style:diagonal-bl-tr="none" style:diagonal-tl-br="none" fo:border-left="none" fo:padding="0.071cm" fo:border-right="0.06pt solid #000000" style:rotation-align="none" fo:border-top="0.06pt solid #000000" style:vertical-align="middl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5" style:family="table-cell" style:parent-style-name="Default" style:data-style-name="N173">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4pt" style:font-size-asian="14pt" style:font-size-complex="14pt"/>
    </style:style>
    <style:style style:name="ce48" style:family="table-cell" style:parent-style-name="Default" style:data-style-name="N138">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106" style:family="table-cell" style:parent-style-name="Default" style:data-style-name="N151">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36" style:family="table-cell" style:parent-style-name="Default">
      <style:table-cell-properties fo:background-color="#ff9900" style:text-align-source="fix" style:repeat-content="false" fo:wrap-option="wrap" fo:border="0.06pt solid #000000" style:vertical-align="middle"/>
      <style:paragraph-properties fo:text-align="center" fo:margin-left="0cm"/>
      <style:text-properties style:font-name="Liberation Sans" fo:font-size="18pt" fo:font-weight="bold" style:font-size-asian="18pt" style:font-weight-asian="bold" style:font-size-complex="18pt" style:font-weight-complex="bold"/>
    </style:style>
    <style:style style:name="ce112" style:family="table-cell" style:parent-style-name="Default">
      <style:table-cell-properties fo:border-bottom="0.06pt solid #000000" style:diagonal-bl-tr="none" style:diagonal-tl-br="none" style:text-align-source="fix" style:repeat-content="false" fo:border-left="0.06pt solid #000000" fo:padding="0.071cm" fo:border-right="none"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9" style:family="table-cell" style:parent-style-name="Default">
      <style:table-cell-properties style:text-align-source="fix" style:repeat-content="false" style:vertical-align="middle"/>
      <style:paragraph-properties fo:text-align="start" fo:margin-left="0cm"/>
      <style:text-properties fo:font-size="12pt" style:font-size-asian="12pt" style:font-size-complex="12pt"/>
    </style:style>
    <style:style style:name="ce4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 fo:font-size="14pt" style:font-size-asian="14pt" style:font-size-complex="14pt"/>
    </style:style>
    <style:style style:name="ce143" style:family="table-cell" style:parent-style-name="Default">
      <style:table-cell-properties fo:border-bottom="0.06pt solid #000000" style:text-align-source="fix" style:repeat-content="false" fo:border-left="none" fo:padding-bottom="0.035cm" fo:padding-left="0.035cm" fo:padding-right="0.035cm" fo:padding-top="0.25cm" fo:border-right="none" fo:border-top="0.06pt solid #000000" style:vertical-align="top"/>
      <style:paragraph-properties fo:text-align="start" fo:margin-left="0cm"/>
      <style:text-properties style:font-name="Liberation Sans" fo:font-size="10pt" style:font-size-asian="14pt" style:font-size-complex="14pt"/>
    </style:style>
    <style:style style:name="ce156"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12pt" style:font-size-asian="12pt" style:font-size-complex="12pt"/>
    </style:style>
    <style:style style:name="ce135" style:family="table-cell" style:parent-style-name="Default" style:data-style-name="N149">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65" style:family="table-cell" style:parent-style-name="Default">
      <style:text-properties fo:font-size="14pt" style:font-size-asian="14pt" style:font-size-complex="14pt"/>
    </style:style>
    <style:style style:name="ce119" style:family="table-cell" style:parent-style-name="Default">
      <style:table-cell-properties fo:background-color="#00cc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29" style:family="table-cell" style:parent-style-name="Default" style:data-style-name="N138">
      <style:table-cell-properties fo:border-bottom="0.06pt solid #000000" fo:border-left="0.06pt solid #000000" fo:border-right="none" fo:border-top="0.06pt solid #000000" style:vertical-align="middle"/>
      <style:text-properties fo:font-size="14pt" style:font-size-asian="14pt" style:font-size-complex="14pt"/>
    </style:style>
    <style:style style:name="ce52" style:family="table-cell" style:parent-style-name="Default">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1" style:family="table-cell" style:parent-style-name="Default">
      <style:table-cell-properties style:text-align-source="fix" style:repeat-content="false"/>
      <style:paragraph-properties fo:text-align="start" fo:margin-left="0cm"/>
    </style:style>
    <style:style style:name="ce132" style:family="table-cell" style:parent-style-name="Default">
      <style:table-cell-properties style:text-align-source="fix" style:repeat-content="false"/>
      <style:paragraph-properties fo:text-align="start" fo:margin-left="0cm"/>
      <style:text-properties fo:font-size="12pt" style:font-size-asian="12pt" style:font-size-complex="12pt"/>
    </style:style>
    <style:style style:name="ce113" style:family="table-cell" style:parent-style-name="Default">
      <style:table-cell-properties fo:border-bottom="0.06pt solid #000000" style:text-align-source="fix" style:repeat-content="false" fo:border-left="none" fo:border-right="none" fo:border-top="0.06pt solid #000000" style:vertical-align="top"/>
      <style:paragraph-properties fo:text-align="start" fo:margin-left="0cm"/>
      <style:text-properties style:font-name="Liberation Sans" fo:font-size="10pt" style:font-size-asian="10pt" style:font-size-complex="10pt"/>
    </style:style>
    <style:style style:name="ce142" style:family="table-cell" style:parent-style-name="Default" style:data-style-name="N3">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2pt" style:font-size-asian="12pt" style:font-size-complex="12pt"/>
    </style:style>
    <style:style style:name="ce14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end" fo:margin-left="0cm"/>
      <style:text-properties fo:font-size="14pt" style:font-size-asian="14pt" style:font-size-complex="14pt"/>
    </style:style>
    <style:style style:name="ce145" style:family="table-cell" style:parent-style-name="Default" style:data-style-name="N149">
      <style:table-cell-properties fo:border-bottom="0.06pt solid #000000" style:text-align-source="fix" style:repeat-content="false" fo:border-left="none" fo:border-right="0.06pt solid #000000" fo:border-top="0.06pt solid #000000" style:vertical-align="top"/>
      <style:paragraph-properties fo:text-align="start" fo:margin-left="0cm"/>
      <style:text-properties fo:font-size="9pt" style:font-size-asian="9pt" style:font-size-complex="9pt"/>
    </style:style>
    <style:style style:name="ce175" style:family="table-cell" style:parent-style-name="Default">
      <style:table-cell-properties style:text-align-source="fix" style:repeat-content="false"/>
      <style:paragraph-properties fo:text-align="center" fo:margin-left="0cm"/>
    </style:style>
    <style:style style:name="ce125" style:family="table-cell" style:parent-style-name="Default">
      <style:table-cell-properties style:text-align-source="fix" style:repeat-content="false" style:vertical-align="middle"/>
      <style:paragraph-properties fo:text-align="center" fo:margin-left="0cm"/>
    </style:style>
    <style:style style:name="ce49" style:family="table-cell" style:parent-style-name="Default">
      <style:table-cell-properties fo:background-color="#3333ff"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33"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 fo:font-size="16pt" style:font-size-asian="16pt" style:font-size-complex="16pt"/>
    </style:style>
    <style:style style:name="ce134" style:family="table-cell" style:parent-style-name="Default">
      <style:table-cell-properties fo:border-bottom="0.06pt solid #000000" style:text-align-source="fix" style:repeat-content="false" fo:border-left="none" fo:padding-bottom="0.035cm" fo:padding-left="0.035cm" fo:padding-right="0.035cm" fo:padding-top="0.199cm" fo:border-right="none" fo:border-top="0.06pt solid #000000" style:vertical-align="top"/>
      <style:paragraph-properties fo:text-align="start" fo:margin-left="0cm"/>
      <style:text-properties style:font-name="Liberation Sans" fo:font-size="10pt" style:font-size-asian="10pt" style:font-size-complex="10pt"/>
    </style:style>
    <style:style style:name="ce13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6pt" style:font-size-asian="16pt" style:font-size-complex="16pt"/>
    </style:style>
    <style:style style:name="ce111" style:family="table-cell" style:parent-style-name="Default" style:data-style-name="N149">
      <style:table-cell-properties fo:border-bottom="0.06pt solid #000000" fo:border-left="0.06pt solid #000000" fo:border-right="none" fo:border-top="0.06pt solid #000000" style:vertical-align="middle"/>
      <style:text-properties style:font-name="Liberation Sans" fo:font-size="14pt" style:font-size-asian="14pt" style:font-size-complex="14pt"/>
    </style:style>
    <style:style style:name="ce165" style:family="table-cell" style:parent-style-name="Default" style:data-style-name="N149">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2pt" style:font-size-asian="12pt" style:font-size-complex="12pt"/>
    </style:style>
    <style:style style:name="ce166" style:family="table-cell" style:parent-style-name="Default" style:data-style-name="N0">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 fo:font-size="12pt" style:font-size-asian="12pt" style:font-size-complex="12pt"/>
    </style:style>
    <style:style style:name="ce167" style:family="table-cell" style:parent-style-name="Default" style:data-style-name="N0">
      <style:table-cell-properties fo:border-bottom="0.06pt solid #000000" style:text-align-source="fix" style:repeat-content="false" fo:border-left="none" fo:border-right="none" fo:border-top="0.06pt solid #000000" style:vertical-align="middle"/>
      <style:paragraph-properties fo:text-align="end" fo:margin-left="0cm"/>
      <style:text-properties style:font-name="Liberation Sans2" fo:font-size="12pt" style:font-size-asian="12pt" style:font-size-complex="12pt"/>
    </style:style>
    <style:style style:name="ce168" style:family="table-cell" style:parent-style-name="Default" style:data-style-name="N0">
      <style:table-cell-properties fo:border-bottom="0.06pt solid #000000" fo:border-left="none" fo:border-right="0.06pt solid #000000" fo:border-top="0.06pt solid #000000" style:vertical-align="top"/>
      <style:text-properties style:font-name="Liberation Sans" fo:font-size="9pt" style:font-size-asian="9pt" style:font-size-complex="9pt"/>
    </style:style>
    <style:style style:name="ce150"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 fo:font-size="14pt" style:font-name-asian="Calibri" style:font-size-asian="14pt" style:font-name-complex="Calibri" style:font-size-complex="14pt"/>
    </style:style>
    <style:style style:name="ce176" style:family="table-cell" style:parent-style-name="Default">
      <style:table-cell-properties fo:border-bottom="0.06pt solid #000000" fo:border-left="none" fo:border-right="none" fo:border-top="0.06pt solid #000000" style:vertical-align="middle"/>
      <style:text-properties style:font-name="Liberation Sans" fo:font-size="14pt" style:font-size-asian="14pt" style:font-size-complex="14pt"/>
    </style:style>
    <style:style style:name="ce177"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cm"/>
      <style:text-properties style:font-name="Liberation Sans" fo:font-size="14pt" style:font-size-asian="14pt" style:font-size-complex="14pt"/>
    </style:style>
    <style:style style:name="ce56" style:family="table-cell" style:parent-style-name="Default">
      <style:table-cell-properties fo:border-bottom="0.06pt solid #000000" style:diagonal-bl-tr="none" style:diagonal-tl-br="none" style:text-align-source="fix" style:repeat-content="false" fo:border-left="none" fo:padding="0.071cm" fo:border-right="0.06pt solid #000000"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7" style:family="table-cell" style:parent-style-name="Default">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147" style:family="table-cell" style:parent-style-name="Default">
      <style:table-cell-properties style:text-align-source="fix" style:repeat-content="false" fo:border="0.06pt solid #000000" style:vertical-align="middle"/>
      <style:paragraph-properties fo:text-align="center" fo:margin-left="0cm"/>
      <style:text-properties style:font-name="Liberation Sans" fo:font-size="14pt" style:font-size-asian="14pt" style:font-size-complex="14pt"/>
    </style:style>
    <style:style style:name="ce181" style:family="table-cell" style:parent-style-name="Default">
      <style:table-cell-properties style:text-align-source="fix" style:repeat-content="false" fo:border="0.06pt solid #000000" style:vertical-align="middle"/>
      <style:paragraph-properties fo:text-align="center" fo:margin-left="0cm"/>
      <style:text-properties fo:font-size="10pt" style:font-size-asian="10pt" style:font-size-complex="10pt"/>
    </style:style>
    <style:style style:name="ce170"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2pt" style:font-size-asian="12pt" style:font-size-complex="12pt"/>
    </style:style>
    <style:style style:name="ce183" style:family="table-cell" style:parent-style-name="Default" style:data-style-name="N138">
      <style:table-cell-properties fo:border-bottom="0.06pt solid #000000" style:text-align-source="fix" style:repeat-content="false" fo:border-left="none" fo:border-right="0.06pt solid #000000" fo:border-top="0.06pt solid #000000" style:vertical-align="top"/>
      <style:paragraph-properties fo:text-align="start" fo:margin-left="0cm"/>
      <style:text-properties fo:font-size="9pt" style:font-size-asian="9pt" style:font-size-complex="9pt"/>
    </style:style>
    <style:style style:name="ce53" style:family="table-cell" style:parent-style-name="Default">
      <style:table-cell-properties fo:background-color="#9966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58" style:family="table-cell" style:parent-style-name="Default" style:data-style-name="N0">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4pt" style:font-size-asian="14pt" style:font-size-complex="14pt"/>
    </style:style>
    <style:style style:name="ce161" style:family="table-cell" style:parent-style-name="Default">
      <style:table-cell-properties fo:border-bottom="0.06pt solid #000000" style:text-align-source="fix" style:repeat-content="false" fo:border-left="none" fo:border-right="none" fo:border-top="0.06pt solid #000000" style:vertical-align="bottom"/>
      <style:paragraph-properties fo:text-align="start" fo:margin-left="0cm"/>
      <style:text-properties style:font-name="Liberation Sans" fo:font-size="14pt" style:font-size-asian="14pt" style:font-size-complex="14pt"/>
    </style:style>
    <style:style style:name="ce136" style:family="table-cell" style:parent-style-name="Default">
      <style:table-cell-properties fo:border-bottom="0.06pt solid #000000" style:diagonal-bl-tr="none" style:diagonal-tl-br="none" style:text-align-source="fix" style:repeat-content="false" fo:border-left="0.06pt solid #000000" fo:padding="0.071cm" fo:border-right="none" style:rotation-align="none" fo:border-top="0.06pt solid #000000" style:vertical-align="middle"/>
      <style:paragraph-properties fo:text-align="center"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7" style:family="table-cell" style:parent-style-name="Default">
      <style:table-cell-properties fo:border-bottom="0.06pt solid #000000" style:diagonal-bl-tr="none" style:diagonal-tl-br="none" fo:border-left="none" fo:padding="0.071cm" fo:border-right="none" style:rotation-align="none" fo:border-top="0.06pt solid #000000" style:vertical-align="middle"/>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8" style:family="table-cell" style:parent-style-name="Default">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center"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1" style:family="table-cell" style:parent-style-name="Default" style:data-style-name="N3">
      <style:table-cell-properties fo:border-bottom="0.06pt solid #000000" style:text-align-source="fix" style:repeat-content="false" fo:border-left="none" fo:border-right="0.06pt solid #000000" fo:border-top="0.06pt solid #000000" style:vertical-align="top"/>
      <style:paragraph-properties fo:text-align="start" fo:margin-left="0cm"/>
      <style:text-properties fo:font-size="9pt" style:font-size-asian="9pt" style:font-size-complex="9pt"/>
    </style:style>
    <style:style style:name="ce140" style:family="table-cell" style:parent-style-name="Default">
      <style:table-cell-properties style:vertical-align="middle"/>
      <style:text-properties fo:font-size="11pt" style:font-size-asian="11pt" style:font-size-complex="11pt"/>
    </style:style>
    <style:style style:name="ce141" style:family="table-cell" style:parent-style-name="Default">
      <style:table-cell-properties style:text-align-source="fix" style:repeat-content="false" style:vertical-align="middle"/>
      <style:paragraph-properties fo:text-align="center" fo:margin-left="0cm"/>
      <style:text-properties fo:font-size="11pt" style:font-size-asian="11pt" style:font-size-complex="11pt"/>
    </style:style>
    <style:style style:name="ce209" style:family="table-cell" style:parent-style-name="Default" style:data-style-name="N152">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71" style:family="table-cell" style:parent-style-name="Default" style:data-style-name="N153">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153"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 fo:font-size="10.5pt" style:font-size-asian="10.5pt" style:font-size-complex="10.5pt"/>
    </style:style>
    <style:style style:name="ce146" style:family="table-cell" style:parent-style-name="Default">
      <style:table-cell-properties style:text-align-source="fix" style:repeat-content="false" style:vertical-align="middle"/>
      <style:paragraph-properties fo:text-align="start" fo:margin-left="0cm"/>
      <style:text-properties fo:font-size="12pt" style:font-size-asian="12pt" style:font-size-complex="12pt"/>
    </style:style>
    <style:style style:name="ce174" style:family="table-cell" style:parent-style-name="Default" style:data-style-name="N155">
      <style:table-cell-properties style:text-align-source="fix" style:repeat-content="false" fo:border="0.06pt solid #000000" style:vertical-align="middle"/>
      <style:paragraph-properties fo:text-align="center" fo:margin-left="0cm"/>
      <style:text-properties fo:font-size="14pt" style:font-size-asian="14pt" style:font-size-complex="14pt"/>
    </style:style>
    <style:style style:name="ce190" style:family="table-cell" style:parent-style-name="Default" style:data-style-name="N170">
      <style:table-cell-properties style:text-align-source="fix" style:repeat-content="false" fo:border="0.06pt solid #000000" style:vertical-align="middle"/>
      <style:paragraph-properties fo:text-align="center" fo:margin-left="0cm"/>
      <style:text-properties fo:font-size="14pt" style:font-size-asian="14pt" style:font-size-complex="14pt"/>
    </style:style>
    <style:style style:name="ce195" style:family="table-cell" style:parent-style-name="Default">
      <style:table-cell-properties style:text-align-source="fix" style:repeat-content="false"/>
      <style:paragraph-properties fo:text-align="end" fo:margin-left="0cm"/>
    </style:style>
    <style:style style:name="ce59" style:family="table-cell" style:parent-style-name="Default">
      <style:table-cell-properties fo:background-color="#000000"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194"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cm"/>
      <style:text-properties fo:font-size="14pt" style:font-size-asian="14pt" style:font-size-complex="14pt"/>
    </style:style>
    <style:style style:name="ce39"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style:font-name="Liberation Sans" fo:font-size="14pt" style:font-size-asian="14pt" style:font-size-complex="14pt"/>
    </style:style>
    <style:style style:name="ce178" style:family="table-cell" style:parent-style-name="Default" style:data-style-name="N152">
      <style:table-cell-properties fo:border-bottom="0.06pt solid #000000" style:text-align-source="fix" style:repeat-content="false" fo:border-left="none" fo:border-right="none" fo:border-top="0.06pt solid #000000" style:vertical-align="middle"/>
      <style:paragraph-properties fo:text-align="start" fo:margin-left="0cm"/>
      <style:text-properties style:font-name="Liberation Sans" fo:font-size="14pt" style:font-name-asian="Calibri" style:font-size-asian="14pt" style:font-name-complex="Calibri" style:font-size-complex="14pt"/>
    </style:style>
    <style:style style:name="ce180" style:family="table-cell" style:parent-style-name="Default" style:data-style-name="N153">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79"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end" fo:margin-left="0cm"/>
      <style:text-properties style:font-name="Liberation Sans" fo:font-size="14pt" style:font-size-asian="14pt" style:font-size-complex="14pt"/>
    </style:style>
    <style:style style:name="ce212" style:family="table-cell" style:parent-style-name="Default" style:data-style-name="N169">
      <style:table-cell-properties style:text-align-source="fix" style:repeat-content="false" fo:border="0.06pt solid #000000" style:vertical-align="middle"/>
      <style:paragraph-properties fo:text-align="center" fo:margin-left="0cm"/>
      <style:text-properties fo:font-size="14pt" style:font-size-asian="14pt" style:font-size-complex="14pt"/>
    </style:style>
    <style:style style:name="ce215" style:family="table-cell" style:parent-style-name="Default" style:data-style-name="N170">
      <style:table-cell-properties style:text-align-source="fix" style:repeat-content="false" fo:border="0.06pt solid #000000" style:vertical-align="middle"/>
      <style:paragraph-properties fo:text-align="center" fo:margin-left="0cm"/>
      <style:text-properties style:font-name="Liberation Sans" fo:font-size="14pt" style:font-size-asian="14pt" style:font-size-complex="14pt"/>
    </style:style>
    <style:style style:name="ce14"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cm"/>
      <style:text-properties style:font-name="Liberation Sans3" fo:font-size="14pt" style:font-name-asian="Liberation Sans3" style:font-size-asian="14pt" style:font-name-complex="Liberation Sans3" style:font-size-complex="14pt"/>
    </style:style>
    <style:style style:name="ce21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cm"/>
      <style:text-properties style:font-name="Liberation Sans" fo:font-size="14pt" style:font-size-asian="14pt" style:font-size-complex="14pt"/>
    </style:style>
    <style:style style:name="ce152" style:family="table-cell" style:parent-style-name="Default" style:data-style-name="N10">
      <style:table-cell-properties fo:border-bottom="0.06pt solid #000000" fo:border-left="0.06pt solid #000000" fo:border-right="none" fo:border-top="0.06pt solid #000000" style:vertical-align="middle"/>
      <style:text-properties style:font-name="Liberation Sans" fo:font-size="14pt" style:font-size-asian="14pt" style:font-size-complex="14pt"/>
    </style:style>
    <style:style style:name="ce66" style:family="table-cell" style:parent-style-name="Default">
      <style:table-cell-properties fo:background-color="#ff3333" style:text-align-source="fix" style:repeat-content="false" fo:wrap-option="wrap" fo:border="0.06pt solid #000000" style:vertical-align="middle"/>
      <style:paragraph-properties fo:text-align="center" fo:margin-left="0cm"/>
      <style:text-properties fo:color="#ffffff" style:font-name="Liberation Sans" fo:font-size="18pt" fo:font-weight="bold" style:font-size-asian="18pt" style:font-weight-asian="bold" style:font-size-complex="18pt" style:font-weight-complex="bold"/>
    </style:style>
    <style:style style:name="ce222" style:family="table-cell" style:parent-style-name="Default" style:data-style-name="N10">
      <style:table-cell-properties fo:border-bottom="0.06pt solid #000000" style:text-align-source="fix" style:repeat-content="false" fo:border-left="0.06pt solid #000000" fo:border-right="none" fo:border-top="0.06pt solid #000000" style:vertical-align="middle"/>
      <style:paragraph-properties fo:text-align="end" fo:margin-left="0cm"/>
      <style:text-properties fo:font-size="14pt" style:font-size-asian="14pt" style:font-size-complex="14pt"/>
    </style:style>
    <style:style style:name="ce97" style:family="table-cell" style:parent-style-name="Default" style:data-style-name="N0">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4pt" style:font-size-asian="14pt" style:font-size-complex="14pt"/>
    </style:style>
    <style:style style:name="ce43" style:family="table-cell" style:parent-style-name="Default" style:data-style-name="N137">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ce224" style:family="table-cell" style:parent-style-name="Default">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25" style:family="table-cell" style:parent-style-name="Default">
      <style:table-cell-properties fo:border-bottom="0.06pt solid #000000" style:diagonal-bl-tr="none" style:diagonal-tl-br="none" style:text-align-source="fix" style:repeat-content="false" fo:wrap-option="no-wrap" fo:border-left="none" fo:padding="0.071cm" fo:border-right="none" style:rotation-align="none" fo:border-top="0.06pt solid #000000" style:vertical-align="middle"/>
      <style:paragraph-properties fo:text-align="end"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26" style:family="table-cell" style:parent-style-name="Default">
      <style:table-cell-properties fo:border-bottom="0.06pt solid #000000" fo:border-left="none" fo:border-right="none" fo:border-top="0.06pt solid #000000" style:vertical-align="middle"/>
      <style:text-properties fo:font-size="10.5pt" style:font-size-asian="10.5pt" style:font-size-complex="10.5pt"/>
    </style:style>
    <style:style style:name="ce227" style:family="table-cell" style:parent-style-name="Default" style:data-style-name="N167">
      <style:table-cell-properties fo:border-bottom="0.06pt solid #000000" style:text-align-source="fix" style:repeat-content="false" fo:border-left="none" fo:border-right="none" fo:border-top="0.06pt solid #000000" style:vertical-align="middle"/>
      <style:paragraph-properties fo:text-align="start" fo:margin-left="0cm"/>
      <style:text-properties fo:font-size="14pt" style:font-size-asian="14pt" style:font-size-complex="14pt"/>
    </style:style>
    <style:style style:name="ce228" style:family="table-cell" style:parent-style-name="Default">
      <style:table-cell-properties style:text-align-source="fix" style:repeat-content="false" fo:border="0.06pt solid #000000" style:vertical-align="middle"/>
      <style:paragraph-properties fo:text-align="center" fo:margin-left="0cm"/>
      <style:text-properties fo:font-size="10.5pt" style:font-size-asian="10.5pt" style:font-size-complex="10.5pt"/>
    </style:style>
    <style:style style:name="ce182" style:family="table-cell" style:parent-style-name="Default" style:data-style-name="N168">
      <style:table-cell-properties fo:border-bottom="0.06pt solid #000000" style:text-align-source="fix" style:repeat-content="false" fo:border-left="none" fo:border-right="none" fo:border-top="0.06pt solid #000000" style:vertical-align="middle"/>
      <style:paragraph-properties fo:text-align="center" fo:margin-left="0cm"/>
      <style:text-properties fo:font-size="14pt" style:font-size-asian="14pt" style:font-size-complex="14pt"/>
    </style:style>
    <style:style style:name="ce229" style:family="table-cell" style:parent-style-name="Default">
      <style:table-cell-properties fo:border-bottom="0.06pt solid #000000" style:diagonal-bl-tr="none" style:diagonal-tl-br="none" style:text-align-source="fix" style:repeat-content="false" fo:border-left="none" fo:padding="0.071cm" fo:border-right="none" style:rotation-align="none" fo:border-top="0.06pt solid #000000" style:vertical-align="middle"/>
      <style:paragraph-properties fo:text-align="start" fo:margin-left="0cm"/>
      <style:text-properties fo:color="#000000" style:text-outline="false" style:text-line-through-style="none" style:text-line-through-type="none" style:font-name="Liberation Sans"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30" style:family="table-cell" style:parent-style-name="Default" style:data-style-name="N168">
      <style:table-cell-properties style:text-align-source="fix" style:repeat-content="false" fo:border="0.06pt solid #000000" style:vertical-align="middle"/>
      <style:paragraph-properties fo:text-align="center" fo:margin-left="0cm"/>
      <style:text-properties fo:font-size="12pt" style:font-size-asian="12pt" style:font-size-complex="12pt"/>
    </style:style>
    <style:style style:name="gr1" style:family="graphic">
      <style:graphic-properties fo:background-color="#ffffff"/>
    </style:style>
    <style:style style:name="gr2" style:family="graphic">
      <style:graphic-properties fo:background-color="#ffff00"/>
    </style:style>
    <style:style style:name="gr3" style:family="graphic">
      <style:graphic-properties fo:background-color="#ff9900"/>
    </style:style>
    <style:style style:name="gr4" style:family="graphic">
      <style:graphic-properties fo:background-color="#009900"/>
      <style:text-properties fo:color="#ffffff"/>
    </style:style>
    <style:style style:name="gr5" style:family="graphic">
      <style:graphic-properties fo:background-color="#0000ff"/>
      <style:text-properties fo:color="#ffffff"/>
    </style:style>
    <style:style style:name="gr6" style:family="graphic">
      <style:graphic-properties fo:background-color="#3333ff"/>
      <style:text-properties fo:color="#ffffff"/>
    </style:style>
    <style:style style:name="gr7" style:family="graphic">
      <style:graphic-properties fo:background-color="#996600"/>
      <style:text-properties fo:color="#ffffff"/>
    </style:style>
    <style:style style:name="gr8" style:family="graphic">
      <style:graphic-properties fo:background-color="#663300"/>
      <style:text-properties fo:color="#ffffff"/>
    </style:style>
    <style:style style:name="gr9" style:family="graphic">
      <style:graphic-properties fo:background-color="#000000"/>
      <style:text-properties fo:color="#ffffff"/>
    </style:style>
    <style:style style:name="gr10" style:family="graphic">
      <style:graphic-properties fo:background-color="#ff3333"/>
      <style:text-properties fo:color="#ffffff"/>
    </style:style>
    <style:style style:name="gr11" style:family="graphic">
      <style:graphic-properties draw:stroke="solid" svg:stroke-width="0.1cm" svg:stroke-color="#000000" draw:marker-start-width="0.35cm" draw:marker-end-width="0.35cm" draw:fill="solid" draw:fill-color="#729fcf" draw:textarea-vertical-align="middle" fo:min-height="9.558cm" fo:padding-top="0.3cm" fo:padding-bottom="0.3cm" fo:padding-left="0.3cm" fo:padding-right="0.3cm"/>
      <style:paragraph-properties fo:text-align="center" style:text-autospace="none" style:line-break="normal"/>
      <style:text-properties fo:hyphenate="false"/>
    </style:style>
    <style:style style:name="gr12" style:family="graphic">
      <style:graphic-properties fo:background-color="#9999ff"/>
      <style:text-properties fo:color="#ffffff"/>
    </style:style>
    <style:style style:name="P1" style:family="paragraph">
      <style:paragraph-properties fo:text-align="center"/>
    </style:style>
    <style:style style:name="P2" style:family="paragraph">
      <style:paragraph-properties fo:text-align="center"/>
      <style:text-properties fo:color="#ffffff"/>
    </style:style>
    <style:style style:name="P3" style:family="paragraph">
      <style:paragraph-properties fo:text-align="center" style:text-autospace="none" style:line-break="normal" style:writing-mode="page"/>
      <style:text-properties fo:hyphenate="false"/>
    </style:style>
    <style:style style:name="P4" style:family="paragraph">
      <loext:graphic-properties draw:fill="solid" draw:fill-color="#729fcf"/>
      <style:paragraph-properties fo:text-align="center" style:text-autospace="none" style:line-break="normal" style:writing-mode="page"/>
      <style:text-properties fo:hyphenate="false"/>
    </style:style>
    <style:style style:name="T1" style:family="text">
      <style:text-properties fo:color="#ffffff" loext:opacity="100%"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Lucida Sans"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position="super 58%"/>
    </style:style>
    <style:style style:name="T3" style:family="text">
      <style:text-properties fo:color="#000000" style:font-name="Wingding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font-name="Liberation Sans"/>
    </style:style>
    <style:style style:name="T5" style:family="text">
      <style:text-properties fo:color="#000000"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ingdings" style:font-name-complex="Wingdings" style:font-size-asian="11pt" style:font-size-complex="11pt" style:font-weight-asian="normal" style:font-weight-complex="normal" style:font-style-asian="normal" style:font-style-complex="normal" style:text-emphasize="none" style:font-relief="none" style:text-overline-style="none" style:text-overline-color="font-color" style:font-name="Wingdings"/>
    </style:style>
    <style:style style:name="T6"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name="Liberation Sans" fo:font-size="14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Lucida Sans" style:font-size-asian="14pt" style:font-size-complex="14pt" style:font-weight-asian="bold" style:font-weight-complex="bold" style:font-style-asian="normal" style:font-style-complex="normal" style:text-emphasize="none" style:font-relief="none" style:text-overline-style="none" style:text-overline-color="font-color" style:text-position="super 58%"/>
    </style:style>
    <style:style style:name="T8" style:family="text">
      <style:text-properties fo:color="#ffffff"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9" style:family="text">
      <style:text-properties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fo:color="#000000"/>
    </style:style>
    <style:style style:name="T10" style:family="text">
      <style:text-properties style:font-name="Liberation Sans"/>
    </style:style>
    <style:style style:name="T11" style:family="text">
      <style:text-properties fo:font-size="14pt" style:font-size-asian="14pt" style:font-size-complex="14pt" style:text-overline-style="solid" style:text-overline-width="auto" style:text-overline-color="font-color"/>
    </style:style>
  </office:automatic-styles>
  <office:body>
    <office:spreadsheet>
      <table:calculation-settings table:automatic-find-labels="false" table:use-regular-expressions="false" table:use-wildcards="true"/>
      <table:table table:name="Ceinture Blanche" table:style-name="ta1" table:print-ranges="'Ceinture Blanche'.A1:'Ceinture Blanche'.S44 'Ceinture Blanche'.U1:'Ceinture Blanche'.X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anche?language=Basic&amp;location=document" xlink:type="simple"/>
              </office:event-listeners>
            </form:button>
          </form:form>
        </office:forms>
        <table:shapes>
          <draw:control draw:z-index="0" draw:style-name="gr1" draw:text-style-name="P1" svg:width="1.907cm" svg:height="0.771cm" svg:x="44.622cm" svg:y="0.55cm" draw:control="control1"/>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2" table:default-cell-style-name="Default"/>
        <table:table-column table:style-name="co3" table:default-cell-style-name="Default"/>
        <table:table-column table:style-name="co15" table:default-cell-style-name="Default"/>
        <table:table-column table:style-name="co3"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4" table:number-columns-repeated="2"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4" table:default-cell-style-name="Default"/>
        <table:table-column table:style-name="co4" table:number-columns-repeated="993" table:default-cell-style-name="Default"/>
        <table:table-row table:style-name="ro1">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8" table:number-rows-spanned="1">
            <text:p>TEST 3<text:span text:style-name="T2">e</text:span> - Date : ……………………</text:p>
          </table:table-cell>
          <table:covered-table-cell table:number-columns-repeated="6" table:style-name="ce5"/>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4" table:style-name="ce5"/>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AA1];[.AA1:.AA10])+2" office:value-type="float" office:value="12" calcext:value-type="float">
            <text:p>12</text:p>
          </table:table-cell>
          <table:table-cell table:style-name="ce81" table:formula="of:=RAND()" office:value-type="float" office:value="0.0115786959016803" calcext:value-type="float">
            <text:p>0,0115786959016803</text:p>
          </table:table-cell>
          <table:table-cell table:formula="of:=RANK([.AC1];[.AC1:.AC10])+2" office:value-type="float" office:value="8" calcext:value-type="float">
            <text:p>8</text:p>
          </table:table-cell>
          <table:table-cell table:style-name="ce81" table:formula="of:=RAND()" office:value-type="float" office:value="0.62586534385388" calcext:value-type="float">
            <text:p>0,62586534385388</text:p>
          </table:table-cell>
          <table:table-cell table:number-columns-repeated="995"/>
        </table:table-row>
        <table:table-row table:style-name="ro1">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16"/>
          <table:covered-table-cell table:style-name="ce8"/>
          <table:covered-table-cell/>
          <table:table-cell table:style-name="ce54" office:value-type="string" calcext:value-type="string" table:number-columns-spanned="4" table:number-rows-spanned="1">
            <text:p>Classe :</text:p>
          </table:table-cell>
          <table:covered-table-cell table:number-columns-repeated="2" table:style-name="ce54"/>
          <table:covered-table-cell table:style-name="ce79"/>
          <table:table-cell table:style-name="ce22" table:formula="of:=&quot;v&quot;&amp;ROUND(RAND()*10000;0)" office:value-type="string" office:string-value="v7975" calcext:value-type="string">
            <text:p>v7975</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AA2];[.AA1:.AA10])+2" office:value-type="float" office:value="8" calcext:value-type="float">
            <text:p>8</text:p>
          </table:table-cell>
          <table:table-cell table:style-name="ce81" table:formula="of:=RAND()" office:value-type="float" office:value="0.322747576028411" calcext:value-type="float">
            <text:p>0,322747576028411</text:p>
          </table:table-cell>
          <table:table-cell table:formula="of:=RANK([.AC2];[.AC1:.AC10])+2" office:value-type="float" office:value="7" calcext:value-type="float">
            <text:p>7</text:p>
          </table:table-cell>
          <table:table-cell table:style-name="ce81" table:formula="of:=RAND()" office:value-type="float" office:value="0.672141680960022" calcext:value-type="float">
            <text:p>0,672141680960022</text:p>
          </table:table-cell>
          <table:table-cell table:number-columns-repeated="995"/>
        </table:table-row>
        <table:table-row table:style-name="ro2">
          <table:table-cell table:style-name="ce3" office:value-type="string" calcext:value-type="string" table:number-columns-spanned="4" table:number-rows-spanned="1">
            <text:p>Multiplications</text:p>
          </table:table-cell>
          <table:covered-table-cell table:number-columns-repeated="3" table:style-name="ce6"/>
          <table:table-cell table:style-name="ce55" office:value-type="string" calcext:value-type="string" table:number-columns-spanned="5" table:number-rows-spanned="1">
            <text:p>3<text:span text:style-name="T2">e</text:span> angle d’un triangle</text:p>
          </table:table-cell>
          <table:covered-table-cell table:number-columns-repeated="4"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61" office:value-type="string" calcext:value-type="string" table:number-columns-spanned="6" table:number-rows-spanned="1">
            <text:p>Somme de 3 termes</text:p>
          </table:table-cell>
          <table:covered-table-cell table:number-columns-repeated="2" table:style-name="ce55"/>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S1]" office:value-type="string" office:string-value="AA" calcext:value-type="string">
            <text:p>AA</text:p>
          </table:table-cell>
          <table:table-cell table:style-name="ce29"/>
          <table:table-cell table:style-name="ce92" table:formula="of:=[.S2]" office:value-type="string" office:string-value="v7975" calcext:value-type="string">
            <text:p>v7975</text:p>
          </table:table-cell>
          <table:table-cell table:style-name="ce81"/>
          <table:table-cell table:formula="of:=RANK([.AA3];[.AA1:.AA10])+2" office:value-type="float" office:value="5" calcext:value-type="float">
            <text:p>5</text:p>
          </table:table-cell>
          <table:table-cell table:style-name="ce81" table:formula="of:=RAND()" office:value-type="float" office:value="0.599617494592994" calcext:value-type="float">
            <text:p>0,599617494592994</text:p>
          </table:table-cell>
          <table:table-cell table:formula="of:=RANK([.AC3];[.AC1:.AC10])+2" office:value-type="float" office:value="11" calcext:value-type="float">
            <text:p>11</text:p>
          </table:table-cell>
          <table:table-cell table:style-name="ce81" table:formula="of:=RAND()" office:value-type="float" office:value="0.276102698133109" calcext:value-type="float">
            <text:p>0,276102698133109</text:p>
          </table:table-cell>
          <table:table-cell table:style-name="ce81" table:formula="of:=RANK([.AE3];[.AE3:.AE8])" office:value-type="float" office:value="5" calcext:value-type="float">
            <text:p>5</text:p>
          </table:table-cell>
          <table:table-cell table:style-name="ce81" table:formula="of:=RAND()" office:value-type="float" office:value="0.328394604604101" calcext:value-type="float">
            <text:p>0,328394604604101</text:p>
          </table:table-cell>
          <table:table-cell table:style-name="ce81" table:number-columns-repeated="993"/>
        </table:table-row>
        <table:table-row table:style-name="ro3">
          <table:table-cell table:style-name="ce4" table:formula="of:=[.Z4]" office:value-type="float" office:value="9" calcext:value-type="float">
            <text:p>9</text:p>
          </table:table-cell>
          <table:table-cell table:style-name="ce7" office:value-type="string" calcext:value-type="string">
            <text:p>×</text:p>
          </table:table-cell>
          <table:table-cell table:style-name="ce9" table:formula="of:=[.AB4]" office:value-type="float" office:value="12" calcext:value-type="float">
            <text:p>12</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75" calcext:value-type="float">
            <text:p>75°</text:p>
          </table:table-cell>
          <table:table-cell table:style-name="ce47" office:value-type="string" calcext:value-type="string">
            <text:p>Ê =</text:p>
          </table:table-cell>
          <table:table-cell table:style-name="ce173" table:formula="of:=RANDBETWEEN(1;35-[.F4]/5)*5" office:value-type="float" office:value="70" calcext:value-type="float">
            <text:p>70°</text:p>
          </table:table-cell>
          <table:table-cell table:style-name="ce172" office:value-type="string" calcext:value-type="string">
            <text:p>Û =</text:p>
          </table:table-cell>
          <table:table-cell table:style-name="ce50" table:formula="of:=CHOOSE([.AD3];&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4]-1)*10+1;CHOOSE([.AD4];0;0;0;1;1;1))" office:value-type="float" office:value="30" calcext:value-type="float">
            <text:p>30</text:p>
          </table:table-cell>
          <table:table-cell table:style-name="ce10" office:value-type="string" calcext:value-type="string">
            <text:p>=</text:p>
          </table:table-cell>
          <table:table-cell table:style-name="ce4" table:formula="of:=CHOOSE(ROUND(RAND())+1;-1;1)*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10" office:value-type="string" calcext:value-type="string">
            <text:p>=</text:p>
          </table:table-cell>
          <table:table-cell/>
          <table:table-cell table:style-name="ce27" table:formula="of:=[.A4]*[.C4]" office:value-type="float" office:value="108" calcext:value-type="float">
            <text:p>108</text:p>
          </table:table-cell>
          <table:table-cell table:style-name="ce202" table:formula="of:=&quot;Û=&quot;&amp;(180-[.F4]-[.H4])&amp;&quot;°&quot;" office:value-type="string" office:string-value="Û=35°" calcext:value-type="string">
            <text:p>Û=35°</text:p>
          </table:table-cell>
          <table:table-cell table:style-name="ce223" table:formula="of:=[.L4]/IF([.J4]=&quot;50 %&quot;;2;10)" office:value-type="float" office:value="3" calcext:value-type="float">
            <text:p>3</text:p>
          </table:table-cell>
          <table:table-cell table:style-name="ce27" table:formula="of:=[.N4]+IF([.O4]=&quot;+&quot;;[.P4];-[.P4])+IF([.Q4]=&quot;+&quot;;[.R4];-[.R4])" office:value-type="float" office:value="53" calcext:value-type="float">
            <text:p>53</text:p>
          </table:table-cell>
          <table:table-cell/>
          <table:table-cell table:formula="of:=RANK([.AA4];[.AA1:.AA10])+2" office:value-type="float" office:value="9" calcext:value-type="float">
            <text:p>9</text:p>
          </table:table-cell>
          <table:table-cell table:style-name="ce81" table:formula="of:=RAND()" office:value-type="float" office:value="0.287436780722352" calcext:value-type="float">
            <text:p>0,287436780722352</text:p>
          </table:table-cell>
          <table:table-cell table:formula="of:=RANK([.AC4];[.AC1:.AC10])+2" office:value-type="float" office:value="12" calcext:value-type="float">
            <text:p>12</text:p>
          </table:table-cell>
          <table:table-cell table:style-name="ce81" table:formula="of:=RAND()" office:value-type="float" office:value="0.211905503342637" calcext:value-type="float">
            <text:p>0,211905503342637</text:p>
          </table:table-cell>
          <table:table-cell table:formula="of:=RANK([.AE4];[.AE3:.AE8])" office:value-type="float" office:value="3" calcext:value-type="float">
            <text:p>3</text:p>
          </table:table-cell>
          <table:table-cell table:style-name="ce81" table:formula="of:=RAND()" office:value-type="float" office:value="0.795028757614368" calcext:value-type="float">
            <text:p>0,795028757614368</text:p>
          </table:table-cell>
          <table:table-cell table:number-columns-repeated="993"/>
        </table:table-row>
        <table:table-row table:style-name="ro3">
          <table:table-cell table:style-name="ce4" table:formula="of:=[.Z5]" office:value-type="float" office:value="11" calcext:value-type="float">
            <text:p>11</text:p>
          </table:table-cell>
          <table:table-cell table:style-name="ce7" office:value-type="string" calcext:value-type="string">
            <text:p>×</text:p>
          </table:table-cell>
          <table:table-cell table:style-name="ce9" table:formula="of:=[.AB5]" office:value-type="float" office:value="10" calcext:value-type="float">
            <text:p>10</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55" calcext:value-type="float">
            <text:p>155°</text:p>
          </table:table-cell>
          <table:table-cell table:style-name="ce47" office:value-type="string" calcext:value-type="string">
            <text:p>Ê =</text:p>
          </table:table-cell>
          <table:table-cell table:style-name="ce173" table:formula="of:=RANDBETWEEN(1;35-[.F5]/5)*5" office:value-type="float" office:value="15" calcext:value-type="float">
            <text:p>15°</text:p>
          </table:table-cell>
          <table:table-cell table:style-name="ce172" office:value-type="string" calcext:value-type="string">
            <text:p>Û =</text:p>
          </table:table-cell>
          <table:table-cell table:style-name="ce50" table:formula="of:=CHOOSE([.AD4];&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5]-1)*10+1;CHOOSE([.AD5];0;0;0;1;1;1))" office:value-type="float" office:value="18" calcext:value-type="float">
            <text:p>18</text:p>
          </table:table-cell>
          <table:table-cell table:style-name="ce10" office:value-type="string" calcext:value-type="string">
            <text:p>=</text:p>
          </table:table-cell>
          <table:table-cell table:style-name="ce4" table:formula="of:=CHOOSE(ROUND(RAND())+1;-1;1)*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10" office:value-type="string" calcext:value-type="string">
            <text:p>=</text:p>
          </table:table-cell>
          <table:table-cell/>
          <table:table-cell table:style-name="ce27" table:formula="of:=[.A5]*[.C5]" office:value-type="float" office:value="110" calcext:value-type="float">
            <text:p>110</text:p>
          </table:table-cell>
          <table:table-cell table:style-name="ce202" table:formula="of:=&quot;Û=&quot;&amp;(180-[.F5]-[.H5])&amp;&quot;°&quot;" office:value-type="string" office:string-value="Û=10°" calcext:value-type="string">
            <text:p>Û=10°</text:p>
          </table:table-cell>
          <table:table-cell table:style-name="ce223" table:formula="of:=[.L5]/IF([.J5]=&quot;50 %&quot;;2;10)" office:value-type="float" office:value="1.8" calcext:value-type="float">
            <text:p>1,8</text:p>
          </table:table-cell>
          <table:table-cell table:style-name="ce27" table:formula="of:=[.N5]+IF([.O5]=&quot;+&quot;;[.P5];-[.P5])+IF([.Q5]=&quot;+&quot;;[.R5];-[.R5])" office:value-type="float" office:value="-9" calcext:value-type="float">
            <text:p>-9</text:p>
          </table:table-cell>
          <table:table-cell/>
          <table:table-cell table:formula="of:=RANK([.AA5];[.AA1:.AA10])+2" office:value-type="float" office:value="11" calcext:value-type="float">
            <text:p>11</text:p>
          </table:table-cell>
          <table:table-cell table:style-name="ce81" table:formula="of:=RAND()" office:value-type="float" office:value="0.0890293615172543" calcext:value-type="float">
            <text:p>0,0890293615172543</text:p>
          </table:table-cell>
          <table:table-cell table:formula="of:=RANK([.AC5];[.AC1:.AC10])+2" office:value-type="float" office:value="10" calcext:value-type="float">
            <text:p>10</text:p>
          </table:table-cell>
          <table:table-cell table:style-name="ce81" table:formula="of:=RAND()" office:value-type="float" office:value="0.280980566407087" calcext:value-type="float">
            <text:p>0,280980566407087</text:p>
          </table:table-cell>
          <table:table-cell table:formula="of:=RANK([.AE5];[.AE3:.AE8])" office:value-type="float" office:value="2" calcext:value-type="float">
            <text:p>2</text:p>
          </table:table-cell>
          <table:table-cell table:style-name="ce81" table:formula="of:=RAND()" office:value-type="float" office:value="0.859999144796476" calcext:value-type="float">
            <text:p>0,859999144796476</text:p>
          </table:table-cell>
          <table:table-cell table:number-columns-repeated="993"/>
        </table:table-row>
        <table:table-row table:style-name="ro3">
          <table:table-cell table:style-name="ce4" table:formula="of:=[.Z6]" office:value-type="float" office:value="7" calcext:value-type="float">
            <text:p>7</text:p>
          </table:table-cell>
          <table:table-cell table:style-name="ce7" office:value-type="string" calcext:value-type="string">
            <text:p>×</text:p>
          </table:table-cell>
          <table:table-cell table:style-name="ce9" table:formula="of:=[.AB6]" office:value-type="float" office:value="6" calcext:value-type="float">
            <text:p>6</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10" calcext:value-type="float">
            <text:p>110°</text:p>
          </table:table-cell>
          <table:table-cell table:style-name="ce47" office:value-type="string" calcext:value-type="string">
            <text:p>Ê =</text:p>
          </table:table-cell>
          <table:table-cell table:style-name="ce173" table:formula="of:=RANDBETWEEN(1;35-[.F6]/5)*5" office:value-type="float" office:value="15" calcext:value-type="float">
            <text:p>15°</text:p>
          </table:table-cell>
          <table:table-cell table:style-name="ce172" office:value-type="string" calcext:value-type="string">
            <text:p>Û =</text:p>
          </table:table-cell>
          <table:table-cell table:style-name="ce50" table:formula="of:=CHOOSE([.AD5];&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6]-1)*10+1;CHOOSE([.AD6];0;0;0;1;1;1))" office:value-type="float" office:value="59" calcext:value-type="float">
            <text:p>59</text:p>
          </table:table-cell>
          <table:table-cell table:style-name="ce10" office:value-type="string" calcext:value-type="string">
            <text:p>=</text:p>
          </table:table-cell>
          <table:table-cell table:style-name="ce4" table:formula="of:=CHOOSE(ROUND(RAND())+1;-1;1)*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10" office:value-type="string" calcext:value-type="string">
            <text:p>=</text:p>
          </table:table-cell>
          <table:table-cell/>
          <table:table-cell table:style-name="ce27" table:formula="of:=[.A6]*[.C6]" office:value-type="float" office:value="42" calcext:value-type="float">
            <text:p>42</text:p>
          </table:table-cell>
          <table:table-cell table:style-name="ce202" table:formula="of:=&quot;Û=&quot;&amp;(180-[.F6]-[.H6])&amp;&quot;°&quot;" office:value-type="string" office:string-value="Û=55°" calcext:value-type="string">
            <text:p>Û=55°</text:p>
          </table:table-cell>
          <table:table-cell table:style-name="ce223" table:formula="of:=[.L6]/IF([.J6]=&quot;50 %&quot;;2;10)" office:value-type="float" office:value="29.5" calcext:value-type="float">
            <text:p>29,5</text:p>
          </table:table-cell>
          <table:table-cell table:style-name="ce27" table:formula="of:=[.N6]+IF([.O6]=&quot;+&quot;;[.P6];-[.P6])+IF([.Q6]=&quot;+&quot;;[.R6];-[.R6])" office:value-type="float" office:value="14" calcext:value-type="float">
            <text:p>14</text:p>
          </table:table-cell>
          <table:table-cell/>
          <table:table-cell table:formula="of:=RANK([.AA6];[.AA1:.AA10])+2" office:value-type="float" office:value="7" calcext:value-type="float">
            <text:p>7</text:p>
          </table:table-cell>
          <table:table-cell table:style-name="ce81" table:formula="of:=RAND()" office:value-type="float" office:value="0.417286561054944" calcext:value-type="float">
            <text:p>0,417286561054944</text:p>
          </table:table-cell>
          <table:table-cell table:formula="of:=RANK([.AC6];[.AC1:.AC10])+2" office:value-type="float" office:value="6" calcext:value-type="float">
            <text:p>6</text:p>
          </table:table-cell>
          <table:table-cell table:style-name="ce81" table:formula="of:=RAND()" office:value-type="float" office:value="0.771281719708304" calcext:value-type="float">
            <text:p>0,771281719708304</text:p>
          </table:table-cell>
          <table:table-cell table:formula="of:=RANK([.AE6];[.AE3:.AE8])" office:value-type="float" office:value="6" calcext:value-type="float">
            <text:p>6</text:p>
          </table:table-cell>
          <table:table-cell table:style-name="ce81" table:formula="of:=RAND()" office:value-type="float" office:value="0.0379369581501216" calcext:value-type="float">
            <text:p>0,0379369581501216</text:p>
          </table:table-cell>
          <table:table-cell table:number-columns-repeated="993"/>
        </table:table-row>
        <table:table-row table:style-name="ro3">
          <table:table-cell table:style-name="ce4" table:formula="of:=[.Z7]" office:value-type="float" office:value="4" calcext:value-type="float">
            <text:p>4</text:p>
          </table:table-cell>
          <table:table-cell table:style-name="ce7" office:value-type="string" calcext:value-type="string">
            <text:p>×</text:p>
          </table:table-cell>
          <table:table-cell table:style-name="ce9" table:formula="of:=[.AB7]" office:value-type="float" office:value="5" calcext:value-type="float">
            <text:p>5</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60" calcext:value-type="float">
            <text:p>60°</text:p>
          </table:table-cell>
          <table:table-cell table:style-name="ce47" office:value-type="string" calcext:value-type="string">
            <text:p>Ê =</text:p>
          </table:table-cell>
          <table:table-cell table:style-name="ce173" table:formula="of:=RANDBETWEEN(1;35-[.F7]/5)*5" office:value-type="float" office:value="45" calcext:value-type="float">
            <text:p>45°</text:p>
          </table:table-cell>
          <table:table-cell table:style-name="ce172" office:value-type="string" calcext:value-type="string">
            <text:p>Û =</text:p>
          </table:table-cell>
          <table:table-cell table:style-name="ce50" table:formula="of:=CHOOSE([.AD6];&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7]-1)*10+1;CHOOSE([.AD7];0;0;0;1;1;1))" office:value-type="float" office:value="1" calcext:value-type="float">
            <text:p>1</text:p>
          </table:table-cell>
          <table:table-cell table:style-name="ce10" office:value-type="string" calcext:value-type="string">
            <text:p>=</text:p>
          </table:table-cell>
          <table:table-cell table:style-name="ce4" table:formula="of:=CHOOSE(ROUND(RAND())+1;-1;1)*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10" office:value-type="string" calcext:value-type="string">
            <text:p>=</text:p>
          </table:table-cell>
          <table:table-cell/>
          <table:table-cell table:style-name="ce27" table:formula="of:=[.A7]*[.C7]" office:value-type="float" office:value="20" calcext:value-type="float">
            <text:p>20</text:p>
          </table:table-cell>
          <table:table-cell table:style-name="ce202" table:formula="of:=&quot;Û=&quot;&amp;(180-[.F7]-[.H7])&amp;&quot;°&quot;" office:value-type="string" office:string-value="Û=75°" calcext:value-type="string">
            <text:p>Û=75°</text:p>
          </table:table-cell>
          <table:table-cell table:style-name="ce223" table:formula="of:=[.L7]/IF([.J7]=&quot;50 %&quot;;2;10)" office:value-type="float" office:value="0.5" calcext:value-type="float">
            <text:p>0,5</text:p>
          </table:table-cell>
          <table:table-cell table:style-name="ce27" table:formula="of:=[.N7]+IF([.O7]=&quot;+&quot;;[.P7];-[.P7])+IF([.Q7]=&quot;+&quot;;[.R7];-[.R7])" office:value-type="float" office:value="39" calcext:value-type="float">
            <text:p>39</text:p>
          </table:table-cell>
          <table:table-cell/>
          <table:table-cell table:formula="of:=RANK([.AA7];[.AA1:.AA10])+2" office:value-type="float" office:value="4" calcext:value-type="float">
            <text:p>4</text:p>
          </table:table-cell>
          <table:table-cell table:style-name="ce81" table:formula="of:=RAND()" office:value-type="float" office:value="0.638160050769458" calcext:value-type="float">
            <text:p>0,638160050769458</text:p>
          </table:table-cell>
          <table:table-cell table:formula="of:=RANK([.AC7];[.AC1:.AC10])+2" office:value-type="float" office:value="5" calcext:value-type="float">
            <text:p>5</text:p>
          </table:table-cell>
          <table:table-cell table:style-name="ce81" table:formula="of:=RAND()" office:value-type="float" office:value="0.86740151642574" calcext:value-type="float">
            <text:p>0,86740151642574</text:p>
          </table:table-cell>
          <table:table-cell table:formula="of:=RANK([.AE7];[.AE3:.AE8])" office:value-type="float" office:value="1" calcext:value-type="float">
            <text:p>1</text:p>
          </table:table-cell>
          <table:table-cell table:style-name="ce81" table:formula="of:=RAND()" office:value-type="float" office:value="0.891227498667998" calcext:value-type="float">
            <text:p>0,891227498667998</text:p>
          </table:table-cell>
          <table:table-cell table:number-columns-repeated="993"/>
        </table:table-row>
        <table:table-row table:style-name="ro3">
          <table:table-cell table:style-name="ce4" table:formula="of:=[.Z8]" office:value-type="float" office:value="6" calcext:value-type="float">
            <text:p>6</text:p>
          </table:table-cell>
          <table:table-cell table:style-name="ce7" office:value-type="string" calcext:value-type="string">
            <text:p>×</text:p>
          </table:table-cell>
          <table:table-cell table:style-name="ce9" table:formula="of:=[.AB8]" office:value-type="float" office:value="9" calcext:value-type="float">
            <text:p>9</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30" calcext:value-type="float">
            <text:p>130°</text:p>
          </table:table-cell>
          <table:table-cell table:style-name="ce47" office:value-type="string" calcext:value-type="string">
            <text:p>Ê =</text:p>
          </table:table-cell>
          <table:table-cell table:style-name="ce173" table:formula="of:=RANDBETWEEN(1;35-[.F8]/5)*5" office:value-type="float" office:value="30" calcext:value-type="float">
            <text:p>30°</text:p>
          </table:table-cell>
          <table:table-cell table:style-name="ce172" office:value-type="string" calcext:value-type="string">
            <text:p>Û =</text:p>
          </table:table-cell>
          <table:table-cell table:style-name="ce50" table:formula="of:=CHOOSE([.AD7];&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8]-1)*10+1;CHOOSE([.AD8];0;0;0;1;1;1))" office:value-type="float" office:value="37.6" calcext:value-type="float">
            <text:p>37,6</text:p>
          </table:table-cell>
          <table:table-cell table:style-name="ce10" office:value-type="string" calcext:value-type="string">
            <text:p>=</text:p>
          </table:table-cell>
          <table:table-cell table:style-name="ce4" table:formula="of:=CHOOSE(ROUND(RAND())+1;-1;1)*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10" office:value-type="string" calcext:value-type="string">
            <text:p>=</text:p>
          </table:table-cell>
          <table:table-cell/>
          <table:table-cell table:style-name="ce27" table:formula="of:=[.A8]*[.C8]" office:value-type="float" office:value="54" calcext:value-type="float">
            <text:p>54</text:p>
          </table:table-cell>
          <table:table-cell table:style-name="ce202" table:formula="of:=&quot;Û=&quot;&amp;(180-[.F8]-[.H8])&amp;&quot;°&quot;" office:value-type="string" office:string-value="Û=20°" calcext:value-type="string">
            <text:p>Û=20°</text:p>
          </table:table-cell>
          <table:table-cell table:style-name="ce223" table:formula="of:=[.L8]/IF([.J8]=&quot;50 %&quot;;2;10)" office:value-type="float" office:value="3.76" calcext:value-type="float">
            <text:p>3,76</text:p>
          </table:table-cell>
          <table:table-cell table:style-name="ce27" table:formula="of:=[.N8]+IF([.O8]=&quot;+&quot;;[.P8];-[.P8])+IF([.Q8]=&quot;+&quot;;[.R8];-[.R8])" office:value-type="float" office:value="18" calcext:value-type="float">
            <text:p>18</text:p>
          </table:table-cell>
          <table:table-cell/>
          <table:table-cell table:formula="of:=RANK([.AA8];[.AA1:.AA10])+2" office:value-type="float" office:value="6" calcext:value-type="float">
            <text:p>6</text:p>
          </table:table-cell>
          <table:table-cell table:style-name="ce81" table:formula="of:=RAND()" office:value-type="float" office:value="0.581691571464577" calcext:value-type="float">
            <text:p>0,581691571464577</text:p>
          </table:table-cell>
          <table:table-cell table:formula="of:=RANK([.AC8];[.AC1:.AC10])+2" office:value-type="float" office:value="9" calcext:value-type="float">
            <text:p>9</text:p>
          </table:table-cell>
          <table:table-cell table:style-name="ce81" table:formula="of:=RAND()" office:value-type="float" office:value="0.468536826589539" calcext:value-type="float">
            <text:p>0,468536826589539</text:p>
          </table:table-cell>
          <table:table-cell table:formula="of:=RANK([.AE8];[.AE3:.AE8])" office:value-type="float" office:value="4" calcext:value-type="float">
            <text:p>4</text:p>
          </table:table-cell>
          <table:table-cell table:style-name="ce81" table:formula="of:=RAND()" office:value-type="float" office:value="0.487780899911214" calcext:value-type="float">
            <text:p>0,487780899911214</text:p>
          </table:table-cell>
          <table:table-cell table:number-columns-repeated="993"/>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number-columns-repeated="4"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number-columns-repeated="5" table:style-name="ce15"/>
          <table:table-cell table:number-columns-repeated="6"/>
          <table:table-cell table:formula="of:=RANK([.AA9];[.AA1:.AA10])+2" office:value-type="float" office:value="3" calcext:value-type="float">
            <text:p>3</text:p>
          </table:table-cell>
          <table:table-cell table:style-name="ce81" table:formula="of:=RAND()" office:value-type="float" office:value="0.739791026033611" calcext:value-type="float">
            <text:p>0,739791026033611</text:p>
          </table:table-cell>
          <table:table-cell table:formula="of:=RANK([.AC9];[.AC1:.AC10])+2" office:value-type="float" office:value="3" calcext:value-type="float">
            <text:p>3</text:p>
          </table:table-cell>
          <table:table-cell table:style-name="ce81" table:formula="of:=RAND()" office:value-type="float" office:value="0.882264748535539" calcext:value-type="float">
            <text:p>0,882264748535539</text:p>
          </table:table-cell>
          <table:table-cell table:number-columns-repeated="995"/>
        </table:table-row>
        <table:table-row table:style-name="ro4">
          <table:table-cell table:number-columns-repeated="25"/>
          <table:table-cell table:formula="of:=RANK([.AA10];[.AA1:.AA10])+2" office:value-type="float" office:value="10" calcext:value-type="float">
            <text:p>10</text:p>
          </table:table-cell>
          <table:table-cell table:style-name="ce81" table:formula="of:=RAND()" office:value-type="float" office:value="0.101709925198158" calcext:value-type="float">
            <text:p>0,101709925198158</text:p>
          </table:table-cell>
          <table:table-cell table:formula="of:=RANK([.AC10];[.AC1:.AC10])+2" office:value-type="float" office:value="4" calcext:value-type="float">
            <text:p>4</text:p>
          </table:table-cell>
          <table:table-cell table:style-name="ce81" table:formula="of:=RAND()" office:value-type="float" office:value="0.8786111407093" calcext:value-type="float">
            <text:p>0,8786111407093</text:p>
          </table:table-cell>
          <table:table-cell table:number-columns-repeated="995"/>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8" table:number-rows-spanned="1">
            <text:p>TEST 3<text:span text:style-name="T2">e</text:span> - Date : ……………………</text:p>
          </table:table-cell>
          <table:covered-table-cell table:number-columns-repeated="6" table:style-name="ce5"/>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4" table:style-name="ce5"/>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AA12];[.AA12:.AA21])+2" office:value-type="float" office:value="12" calcext:value-type="float">
            <text:p>12</text:p>
          </table:table-cell>
          <table:table-cell table:style-name="ce81" table:formula="of:=RAND()" office:value-type="float" office:value="0.00324700274606534" calcext:value-type="float">
            <text:p>0,00324700274606534</text:p>
          </table:table-cell>
          <table:table-cell table:formula="of:=RANK([.AC12];[.AC12:.AC21])+2" office:value-type="float" office:value="6" calcext:value-type="float">
            <text:p>6</text:p>
          </table:table-cell>
          <table:table-cell table:style-name="ce81" table:formula="of:=RAND()" office:value-type="float" office:value="0.732480484997652" calcext:value-type="float">
            <text:p>0,732480484997652</text:p>
          </table:table-cell>
          <table:table-cell table:number-columns-repeated="995"/>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16"/>
          <table:covered-table-cell table:style-name="ce8"/>
          <table:covered-table-cell/>
          <table:table-cell table:style-name="ce54" office:value-type="string" calcext:value-type="string" table:number-columns-spanned="4" table:number-rows-spanned="1">
            <text:p>Classe :</text:p>
          </table:table-cell>
          <table:covered-table-cell table:number-columns-repeated="2" table:style-name="ce54"/>
          <table:covered-table-cell table:style-name="ce79"/>
          <table:table-cell table:style-name="ce22" table:formula="of:=[.$S$2]" office:value-type="string" office:string-value="v7975" calcext:value-type="string">
            <text:p>v7975</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AA13];[.AA12:.AA21])+2" office:value-type="float" office:value="6" calcext:value-type="float">
            <text:p>6</text:p>
          </table:table-cell>
          <table:table-cell table:style-name="ce81" table:formula="of:=RAND()" office:value-type="float" office:value="0.524569107976978" calcext:value-type="float">
            <text:p>0,524569107976978</text:p>
          </table:table-cell>
          <table:table-cell table:formula="of:=RANK([.AC13];[.AC12:.AC21])+2" office:value-type="float" office:value="7" calcext:value-type="float">
            <text:p>7</text:p>
          </table:table-cell>
          <table:table-cell table:style-name="ce81" table:formula="of:=RAND()" office:value-type="float" office:value="0.656593281454773" calcext:value-type="float">
            <text:p>0,656593281454773</text:p>
          </table:table-cell>
          <table:table-cell table:number-columns-repeated="995"/>
        </table:table-row>
        <table:table-row table:style-name="ro3">
          <table:table-cell table:style-name="ce3" office:value-type="string" calcext:value-type="string" table:number-columns-spanned="4" table:number-rows-spanned="1">
            <text:p>Multiplications</text:p>
          </table:table-cell>
          <table:covered-table-cell table:number-columns-repeated="3" table:style-name="ce6"/>
          <table:table-cell table:style-name="ce55" office:value-type="string" calcext:value-type="string" table:number-columns-spanned="5" table:number-rows-spanned="1">
            <text:p>3<text:span text:style-name="T2">e</text:span> angle d’un triangle</text:p>
          </table:table-cell>
          <table:covered-table-cell table:number-columns-repeated="4"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61" office:value-type="string" calcext:value-type="string" table:number-columns-spanned="6" table:number-rows-spanned="1">
            <text:p>Somme de 3 termes</text:p>
          </table:table-cell>
          <table:covered-table-cell table:number-columns-repeated="2" table:style-name="ce55"/>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S12]" office:value-type="string" office:string-value="AB" calcext:value-type="string">
            <text:p>AB</text:p>
          </table:table-cell>
          <table:table-cell table:style-name="ce29"/>
          <table:table-cell table:style-name="ce92" table:formula="of:=[.S13]" office:value-type="string" office:string-value="v7975" calcext:value-type="string">
            <text:p>v7975</text:p>
          </table:table-cell>
          <table:table-cell table:style-name="ce81"/>
          <table:table-cell table:formula="of:=RANK([.AA14];[.AA12:.AA21])+2" office:value-type="float" office:value="7" calcext:value-type="float">
            <text:p>7</text:p>
          </table:table-cell>
          <table:table-cell table:style-name="ce81" table:formula="of:=RAND()" office:value-type="float" office:value="0.435163985393495" calcext:value-type="float">
            <text:p>0,435163985393495</text:p>
          </table:table-cell>
          <table:table-cell table:formula="of:=RANK([.AC14];[.AC12:.AC21])+2" office:value-type="float" office:value="9" calcext:value-type="float">
            <text:p>9</text:p>
          </table:table-cell>
          <table:table-cell table:style-name="ce81" table:formula="of:=RAND()" office:value-type="float" office:value="0.455725906041073" calcext:value-type="float">
            <text:p>0,455725906041073</text:p>
          </table:table-cell>
          <table:table-cell table:style-name="ce81" table:formula="of:=RANK([.AE14];[.AE14:.AE19])" office:value-type="float" office:value="1" calcext:value-type="float">
            <text:p>1</text:p>
          </table:table-cell>
          <table:table-cell table:style-name="ce81" table:formula="of:=RAND()" office:value-type="float" office:value="0.626531923924341" calcext:value-type="float">
            <text:p>0,626531923924341</text:p>
          </table:table-cell>
          <table:table-cell table:number-columns-repeated="993"/>
        </table:table-row>
        <table:table-row table:style-name="ro3">
          <table:table-cell table:style-name="ce4" table:formula="of:=[.Z15]" office:value-type="float" office:value="5" calcext:value-type="float">
            <text:p>5</text:p>
          </table:table-cell>
          <table:table-cell table:style-name="ce7" office:value-type="string" calcext:value-type="string">
            <text:p>×</text:p>
          </table:table-cell>
          <table:table-cell table:style-name="ce9" table:formula="of:=[.AB15]" office:value-type="float" office:value="4" calcext:value-type="float">
            <text:p>4</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55" calcext:value-type="float">
            <text:p>155°</text:p>
          </table:table-cell>
          <table:table-cell table:style-name="ce47" office:value-type="string" calcext:value-type="string">
            <text:p>Ê =</text:p>
          </table:table-cell>
          <table:table-cell table:style-name="ce173" table:formula="of:=RANDBETWEEN(1;35-[.F15]/5)*5" office:value-type="float" office:value="20" calcext:value-type="float">
            <text:p>20°</text:p>
          </table:table-cell>
          <table:table-cell table:style-name="ce172" office:value-type="string" calcext:value-type="string">
            <text:p>Û =</text:p>
          </table:table-cell>
          <table:table-cell table:style-name="ce50" table:formula="of:=CHOOSE([.AD14];&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15]-1)*10+1;CHOOSE([.AD15];0;0;0;1;1;1))" office:value-type="float" office:value="35.5" calcext:value-type="float">
            <text:p>35,5</text:p>
          </table:table-cell>
          <table:table-cell table:style-name="ce10" office:value-type="string" calcext:value-type="string">
            <text:p>=</text:p>
          </table:table-cell>
          <table:table-cell table:style-name="ce4" table:formula="of:=CHOOSE(ROUND(RAND())+1;-1;1)*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10" office:value-type="string" calcext:value-type="string">
            <text:p>=</text:p>
          </table:table-cell>
          <table:table-cell/>
          <table:table-cell table:style-name="ce27" table:formula="of:=[.A15]*[.C15]" office:value-type="float" office:value="20" calcext:value-type="float">
            <text:p>20</text:p>
          </table:table-cell>
          <table:table-cell table:style-name="ce202" table:formula="of:=&quot;Û=&quot;&amp;(180-[.F15]-[.H15])&amp;&quot;°&quot;" office:value-type="string" office:string-value="Û=5°" calcext:value-type="string">
            <text:p>Û=5°</text:p>
          </table:table-cell>
          <table:table-cell table:style-name="ce223" table:formula="of:=[.L15]/IF([.J15]=&quot;50 %&quot;;2;10)" office:value-type="float" office:value="3.55" calcext:value-type="float">
            <text:p>3,55</text:p>
          </table:table-cell>
          <table:table-cell table:style-name="ce27" table:formula="of:=[.N15]+IF([.O15]=&quot;+&quot;;[.P15];-[.P15])+IF([.Q15]=&quot;+&quot;;[.R15];-[.R15])" office:value-type="float" office:value="-1" calcext:value-type="float">
            <text:p>-1</text:p>
          </table:table-cell>
          <table:table-cell/>
          <table:table-cell table:formula="of:=RANK([.AA15];[.AA12:.AA21])+2" office:value-type="float" office:value="5" calcext:value-type="float">
            <text:p>5</text:p>
          </table:table-cell>
          <table:table-cell table:style-name="ce81" table:formula="of:=RAND()" office:value-type="float" office:value="0.554223772531289" calcext:value-type="float">
            <text:p>0,554223772531289</text:p>
          </table:table-cell>
          <table:table-cell table:formula="of:=RANK([.AC15];[.AC12:.AC21])+2" office:value-type="float" office:value="4" calcext:value-type="float">
            <text:p>4</text:p>
          </table:table-cell>
          <table:table-cell table:style-name="ce81" table:formula="of:=RAND()" office:value-type="float" office:value="0.86879198131618" calcext:value-type="float">
            <text:p>0,86879198131618</text:p>
          </table:table-cell>
          <table:table-cell table:formula="of:=RANK([.AE15];[.AE14:.AE19])" office:value-type="float" office:value="4" calcext:value-type="float">
            <text:p>4</text:p>
          </table:table-cell>
          <table:table-cell table:style-name="ce81" table:formula="of:=RAND()" office:value-type="float" office:value="0.33315587502048" calcext:value-type="float">
            <text:p>0,33315587502048</text:p>
          </table:table-cell>
          <table:table-cell table:number-columns-repeated="993"/>
        </table:table-row>
        <table:table-row table:style-name="ro3">
          <table:table-cell table:style-name="ce4" table:formula="of:=[.Z16]" office:value-type="float" office:value="4" calcext:value-type="float">
            <text:p>4</text:p>
          </table:table-cell>
          <table:table-cell table:style-name="ce7" office:value-type="string" calcext:value-type="string">
            <text:p>×</text:p>
          </table:table-cell>
          <table:table-cell table:style-name="ce9" table:formula="of:=[.AB16]" office:value-type="float" office:value="8" calcext:value-type="float">
            <text:p>8</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30" calcext:value-type="float">
            <text:p>30°</text:p>
          </table:table-cell>
          <table:table-cell table:style-name="ce47" office:value-type="string" calcext:value-type="string">
            <text:p>Ê =</text:p>
          </table:table-cell>
          <table:table-cell table:style-name="ce173" table:formula="of:=RANDBETWEEN(1;35-[.F16]/5)*5" office:value-type="float" office:value="55" calcext:value-type="float">
            <text:p>55°</text:p>
          </table:table-cell>
          <table:table-cell table:style-name="ce172" office:value-type="string" calcext:value-type="string">
            <text:p>Û =</text:p>
          </table:table-cell>
          <table:table-cell table:style-name="ce50" table:formula="of:=CHOOSE([.AD15];&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16]-1)*10+1;CHOOSE([.AD16];0;0;0;1;1;1))" office:value-type="float" office:value="48.9" calcext:value-type="float">
            <text:p>48,9</text:p>
          </table:table-cell>
          <table:table-cell table:style-name="ce10" office:value-type="string" calcext:value-type="string">
            <text:p>=</text:p>
          </table:table-cell>
          <table:table-cell table:style-name="ce4" table:formula="of:=CHOOSE(ROUND(RAND())+1;-1;1)*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10" office:value-type="string" calcext:value-type="string">
            <text:p>=</text:p>
          </table:table-cell>
          <table:table-cell/>
          <table:table-cell table:style-name="ce27" table:formula="of:=[.A16]*[.C16]" office:value-type="float" office:value="32" calcext:value-type="float">
            <text:p>32</text:p>
          </table:table-cell>
          <table:table-cell table:style-name="ce202" table:formula="of:=&quot;Û=&quot;&amp;(180-[.F16]-[.H16])&amp;&quot;°&quot;" office:value-type="string" office:string-value="Û=95°" calcext:value-type="string">
            <text:p>Û=95°</text:p>
          </table:table-cell>
          <table:table-cell table:style-name="ce223" table:formula="of:=[.L16]/IF([.J16]=&quot;50 %&quot;;2;10)" office:value-type="float" office:value="24.45" calcext:value-type="float">
            <text:p>24,45</text:p>
          </table:table-cell>
          <table:table-cell table:style-name="ce27" table:formula="of:=[.N16]+IF([.O16]=&quot;+&quot;;[.P16];-[.P16])+IF([.Q16]=&quot;+&quot;;[.R16];-[.R16])" office:value-type="float" office:value="-27" calcext:value-type="float">
            <text:p>-27</text:p>
          </table:table-cell>
          <table:table-cell/>
          <table:table-cell table:formula="of:=RANK([.AA16];[.AA12:.AA21])+2" office:value-type="float" office:value="4" calcext:value-type="float">
            <text:p>4</text:p>
          </table:table-cell>
          <table:table-cell table:style-name="ce81" table:formula="of:=RAND()" office:value-type="float" office:value="0.681276002699216" calcext:value-type="float">
            <text:p>0,681276002699216</text:p>
          </table:table-cell>
          <table:table-cell table:formula="of:=RANK([.AC16];[.AC12:.AC21])+2" office:value-type="float" office:value="8" calcext:value-type="float">
            <text:p>8</text:p>
          </table:table-cell>
          <table:table-cell table:style-name="ce81" table:formula="of:=RAND()" office:value-type="float" office:value="0.655059583269716" calcext:value-type="float">
            <text:p>0,655059583269716</text:p>
          </table:table-cell>
          <table:table-cell table:formula="of:=RANK([.AE16];[.AE14:.AE19])" office:value-type="float" office:value="5" calcext:value-type="float">
            <text:p>5</text:p>
          </table:table-cell>
          <table:table-cell table:style-name="ce81" table:formula="of:=RAND()" office:value-type="float" office:value="0.107402255753754" calcext:value-type="float">
            <text:p>0,107402255753754</text:p>
          </table:table-cell>
          <table:table-cell table:number-columns-repeated="993"/>
        </table:table-row>
        <table:table-row table:style-name="ro3">
          <table:table-cell table:style-name="ce4" table:formula="of:=[.Z17]" office:value-type="float" office:value="8" calcext:value-type="float">
            <text:p>8</text:p>
          </table:table-cell>
          <table:table-cell table:style-name="ce7" office:value-type="string" calcext:value-type="string">
            <text:p>×</text:p>
          </table:table-cell>
          <table:table-cell table:style-name="ce9" table:formula="of:=[.AB17]" office:value-type="float" office:value="11" calcext:value-type="float">
            <text:p>11</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20" calcext:value-type="float">
            <text:p>20°</text:p>
          </table:table-cell>
          <table:table-cell table:style-name="ce47" office:value-type="string" calcext:value-type="string">
            <text:p>Ê =</text:p>
          </table:table-cell>
          <table:table-cell table:style-name="ce173" table:formula="of:=RANDBETWEEN(1;35-[.F17]/5)*5" office:value-type="float" office:value="125" calcext:value-type="float">
            <text:p>125°</text:p>
          </table:table-cell>
          <table:table-cell table:style-name="ce172" office:value-type="string" calcext:value-type="string">
            <text:p>Û =</text:p>
          </table:table-cell>
          <table:table-cell table:style-name="ce50" table:formula="of:=CHOOSE([.AD16];&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17]-1)*10+1;CHOOSE([.AD17];0;0;0;1;1;1))" office:value-type="float" office:value="27" calcext:value-type="float">
            <text:p>27</text:p>
          </table:table-cell>
          <table:table-cell table:style-name="ce10" office:value-type="string" calcext:value-type="string">
            <text:p>=</text:p>
          </table:table-cell>
          <table:table-cell table:style-name="ce4" table:formula="of:=CHOOSE(ROUND(RAND())+1;-1;1)*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10" office:value-type="string" calcext:value-type="string">
            <text:p>=</text:p>
          </table:table-cell>
          <table:table-cell/>
          <table:table-cell table:style-name="ce27" table:formula="of:=[.A17]*[.C17]" office:value-type="float" office:value="88" calcext:value-type="float">
            <text:p>88</text:p>
          </table:table-cell>
          <table:table-cell table:style-name="ce202" table:formula="of:=&quot;Û=&quot;&amp;(180-[.F17]-[.H17])&amp;&quot;°&quot;" office:value-type="string" office:string-value="Û=35°" calcext:value-type="string">
            <text:p>Û=35°</text:p>
          </table:table-cell>
          <table:table-cell table:style-name="ce223" table:formula="of:=[.L17]/IF([.J17]=&quot;50 %&quot;;2;10)" office:value-type="float" office:value="2.7" calcext:value-type="float">
            <text:p>2,7</text:p>
          </table:table-cell>
          <table:table-cell table:style-name="ce27" table:formula="of:=[.N17]+IF([.O17]=&quot;+&quot;;[.P17];-[.P17])+IF([.Q17]=&quot;+&quot;;[.R17];-[.R17])" office:value-type="float" office:value="-22" calcext:value-type="float">
            <text:p>-22</text:p>
          </table:table-cell>
          <table:table-cell/>
          <table:table-cell table:formula="of:=RANK([.AA17];[.AA12:.AA21])+2" office:value-type="float" office:value="8" calcext:value-type="float">
            <text:p>8</text:p>
          </table:table-cell>
          <table:table-cell table:style-name="ce81" table:formula="of:=RAND()" office:value-type="float" office:value="0.35030356989083" calcext:value-type="float">
            <text:p>0,35030356989083</text:p>
          </table:table-cell>
          <table:table-cell table:formula="of:=RANK([.AC17];[.AC12:.AC21])+2" office:value-type="float" office:value="11" calcext:value-type="float">
            <text:p>11</text:p>
          </table:table-cell>
          <table:table-cell table:style-name="ce81" table:formula="of:=RAND()" office:value-type="float" office:value="0.0274926102362997" calcext:value-type="float">
            <text:p>0,0274926102362997</text:p>
          </table:table-cell>
          <table:table-cell table:formula="of:=RANK([.AE17];[.AE14:.AE19])" office:value-type="float" office:value="3" calcext:value-type="float">
            <text:p>3</text:p>
          </table:table-cell>
          <table:table-cell table:style-name="ce81" table:formula="of:=RAND()" office:value-type="float" office:value="0.346995317967041" calcext:value-type="float">
            <text:p>0,346995317967041</text:p>
          </table:table-cell>
          <table:table-cell table:number-columns-repeated="993"/>
        </table:table-row>
        <table:table-row table:style-name="ro3">
          <table:table-cell table:style-name="ce4" table:formula="of:=[.Z18]" office:value-type="float" office:value="10" calcext:value-type="float">
            <text:p>10</text:p>
          </table:table-cell>
          <table:table-cell table:style-name="ce7" office:value-type="string" calcext:value-type="string">
            <text:p>×</text:p>
          </table:table-cell>
          <table:table-cell table:style-name="ce9" table:formula="of:=[.AB18]" office:value-type="float" office:value="3" calcext:value-type="float">
            <text:p>3</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95" calcext:value-type="float">
            <text:p>95°</text:p>
          </table:table-cell>
          <table:table-cell table:style-name="ce47" office:value-type="string" calcext:value-type="string">
            <text:p>Ê =</text:p>
          </table:table-cell>
          <table:table-cell table:style-name="ce173" table:formula="of:=RANDBETWEEN(1;35-[.F18]/5)*5" office:value-type="float" office:value="35" calcext:value-type="float">
            <text:p>35°</text:p>
          </table:table-cell>
          <table:table-cell table:style-name="ce172" office:value-type="string" calcext:value-type="string">
            <text:p>Û =</text:p>
          </table:table-cell>
          <table:table-cell table:style-name="ce50" table:formula="of:=CHOOSE([.AD17];&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18]-1)*10+1;CHOOSE([.AD18];0;0;0;1;1;1))" office:value-type="float" office:value="16" calcext:value-type="float">
            <text:p>16</text:p>
          </table:table-cell>
          <table:table-cell table:style-name="ce10" office:value-type="string" calcext:value-type="string">
            <text:p>=</text:p>
          </table:table-cell>
          <table:table-cell table:style-name="ce4" table:formula="of:=CHOOSE(ROUND(RAND())+1;-1;1)*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10" office:value-type="string" calcext:value-type="string">
            <text:p>=</text:p>
          </table:table-cell>
          <table:table-cell/>
          <table:table-cell table:style-name="ce27" table:formula="of:=[.A18]*[.C18]" office:value-type="float" office:value="30" calcext:value-type="float">
            <text:p>30</text:p>
          </table:table-cell>
          <table:table-cell table:style-name="ce202" table:formula="of:=&quot;Û=&quot;&amp;(180-[.F18]-[.H18])&amp;&quot;°&quot;" office:value-type="string" office:string-value="Û=50°" calcext:value-type="string">
            <text:p>Û=50°</text:p>
          </table:table-cell>
          <table:table-cell table:style-name="ce223" table:formula="of:=[.L18]/IF([.J18]=&quot;50 %&quot;;2;10)" office:value-type="float" office:value="1.6" calcext:value-type="float">
            <text:p>1,6</text:p>
          </table:table-cell>
          <table:table-cell table:style-name="ce27" table:formula="of:=[.N18]+IF([.O18]=&quot;+&quot;;[.P18];-[.P18])+IF([.Q18]=&quot;+&quot;;[.R18];-[.R18])" office:value-type="float" office:value="-41" calcext:value-type="float">
            <text:p>-41</text:p>
          </table:table-cell>
          <table:table-cell/>
          <table:table-cell table:formula="of:=RANK([.AA18];[.AA12:.AA21])+2" office:value-type="float" office:value="10" calcext:value-type="float">
            <text:p>10</text:p>
          </table:table-cell>
          <table:table-cell table:style-name="ce81" table:formula="of:=RAND()" office:value-type="float" office:value="0.162567297478947" calcext:value-type="float">
            <text:p>0,162567297478947</text:p>
          </table:table-cell>
          <table:table-cell table:formula="of:=RANK([.AC18];[.AC12:.AC21])+2" office:value-type="float" office:value="3" calcext:value-type="float">
            <text:p>3</text:p>
          </table:table-cell>
          <table:table-cell table:style-name="ce81" table:formula="of:=RAND()" office:value-type="float" office:value="0.876052633385931" calcext:value-type="float">
            <text:p>0,876052633385931</text:p>
          </table:table-cell>
          <table:table-cell table:formula="of:=RANK([.AE18];[.AE14:.AE19])" office:value-type="float" office:value="2" calcext:value-type="float">
            <text:p>2</text:p>
          </table:table-cell>
          <table:table-cell table:style-name="ce81" table:formula="of:=RAND()" office:value-type="float" office:value="0.484818665508813" calcext:value-type="float">
            <text:p>0,484818665508813</text:p>
          </table:table-cell>
          <table:table-cell table:number-columns-repeated="993"/>
        </table:table-row>
        <table:table-row table:style-name="ro3">
          <table:table-cell table:style-name="ce4" table:formula="of:=[.Z19]" office:value-type="float" office:value="11" calcext:value-type="float">
            <text:p>11</text:p>
          </table:table-cell>
          <table:table-cell table:style-name="ce7" office:value-type="string" calcext:value-type="string">
            <text:p>×</text:p>
          </table:table-cell>
          <table:table-cell table:style-name="ce9" table:formula="of:=[.AB19]" office:value-type="float" office:value="10" calcext:value-type="float">
            <text:p>10</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0" calcext:value-type="float">
            <text:p>10°</text:p>
          </table:table-cell>
          <table:table-cell table:style-name="ce47" office:value-type="string" calcext:value-type="string">
            <text:p>Ê =</text:p>
          </table:table-cell>
          <table:table-cell table:style-name="ce173" table:formula="of:=RANDBETWEEN(1;35-[.F19]/5)*5" office:value-type="float" office:value="50" calcext:value-type="float">
            <text:p>50°</text:p>
          </table:table-cell>
          <table:table-cell table:style-name="ce172" office:value-type="string" calcext:value-type="string">
            <text:p>Û =</text:p>
          </table:table-cell>
          <table:table-cell table:style-name="ce50" table:formula="of:=CHOOSE([.AD18];&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19]-1)*10+1;CHOOSE([.AD19];0;0;0;1;1;1))" office:value-type="float" office:value="60.5" calcext:value-type="float">
            <text:p>60,5</text:p>
          </table:table-cell>
          <table:table-cell table:style-name="ce10" office:value-type="string" calcext:value-type="string">
            <text:p>=</text:p>
          </table:table-cell>
          <table:table-cell table:style-name="ce4" table:formula="of:=CHOOSE(ROUND(RAND())+1;-1;1)*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10" office:value-type="string" calcext:value-type="string">
            <text:p>=</text:p>
          </table:table-cell>
          <table:table-cell/>
          <table:table-cell table:style-name="ce27" table:formula="of:=[.A19]*[.C19]" office:value-type="float" office:value="110" calcext:value-type="float">
            <text:p>110</text:p>
          </table:table-cell>
          <table:table-cell table:style-name="ce202" table:formula="of:=&quot;Û=&quot;&amp;(180-[.F19]-[.H19])&amp;&quot;°&quot;" office:value-type="string" office:string-value="Û=120°" calcext:value-type="string">
            <text:p>Û=120°</text:p>
          </table:table-cell>
          <table:table-cell table:style-name="ce223" table:formula="of:=[.L19]/IF([.J19]=&quot;50 %&quot;;2;10)" office:value-type="float" office:value="30.25" calcext:value-type="float">
            <text:p>30,25</text:p>
          </table:table-cell>
          <table:table-cell table:style-name="ce27" table:formula="of:=[.N19]+IF([.O19]=&quot;+&quot;;[.P19];-[.P19])+IF([.Q19]=&quot;+&quot;;[.R19];-[.R19])" office:value-type="float" office:value="-39" calcext:value-type="float">
            <text:p>-39</text:p>
          </table:table-cell>
          <table:table-cell/>
          <table:table-cell table:formula="of:=RANK([.AA19];[.AA12:.AA21])+2" office:value-type="float" office:value="11" calcext:value-type="float">
            <text:p>11</text:p>
          </table:table-cell>
          <table:table-cell table:style-name="ce81" table:formula="of:=RAND()" office:value-type="float" office:value="0.0487680067459842" calcext:value-type="float">
            <text:p>0,0487680067459842</text:p>
          </table:table-cell>
          <table:table-cell table:formula="of:=RANK([.AC19];[.AC12:.AC21])+2" office:value-type="float" office:value="10" calcext:value-type="float">
            <text:p>10</text:p>
          </table:table-cell>
          <table:table-cell table:style-name="ce81" table:formula="of:=RAND()" office:value-type="float" office:value="0.439600239129003" calcext:value-type="float">
            <text:p>0,439600239129003</text:p>
          </table:table-cell>
          <table:table-cell table:formula="of:=RANK([.AE19];[.AE14:.AE19])" office:value-type="float" office:value="6" calcext:value-type="float">
            <text:p>6</text:p>
          </table:table-cell>
          <table:table-cell table:style-name="ce81" table:formula="of:=RAND()" office:value-type="float" office:value="0.0341828418948287" calcext:value-type="float">
            <text:p>0,0341828418948287</text:p>
          </table:table-cell>
          <table:table-cell table:number-columns-repeated="993"/>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number-columns-repeated="4"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number-columns-repeated="5" table:style-name="ce15"/>
          <table:table-cell table:number-columns-repeated="6"/>
          <table:table-cell table:formula="of:=RANK([.AA20];[.AA12:.AA21])+2" office:value-type="float" office:value="9" calcext:value-type="float">
            <text:p>9</text:p>
          </table:table-cell>
          <table:table-cell table:style-name="ce81" table:formula="of:=RAND()" office:value-type="float" office:value="0.202165428290064" calcext:value-type="float">
            <text:p>0,202165428290064</text:p>
          </table:table-cell>
          <table:table-cell table:formula="of:=RANK([.AC20];[.AC12:.AC21])+2" office:value-type="float" office:value="12" calcext:value-type="float">
            <text:p>12</text:p>
          </table:table-cell>
          <table:table-cell table:style-name="ce81" table:formula="of:=RAND()" office:value-type="float" office:value="0.0184704553254922" calcext:value-type="float">
            <text:p>0,0184704553254922</text:p>
          </table:table-cell>
          <table:table-cell table:number-columns-repeated="995"/>
        </table:table-row>
        <table:table-row table:style-name="ro4">
          <table:table-cell table:number-columns-repeated="25"/>
          <table:table-cell table:formula="of:=RANK([.AA21];[.AA12:.AA21])+2" office:value-type="float" office:value="3" calcext:value-type="float">
            <text:p>3</text:p>
          </table:table-cell>
          <table:table-cell table:style-name="ce81" table:formula="of:=RAND()" office:value-type="float" office:value="0.850230521487906" calcext:value-type="float">
            <text:p>0,850230521487906</text:p>
          </table:table-cell>
          <table:table-cell table:formula="of:=RANK([.AC21];[.AC12:.AC21])+2" office:value-type="float" office:value="5" calcext:value-type="float">
            <text:p>5</text:p>
          </table:table-cell>
          <table:table-cell table:style-name="ce81" table:formula="of:=RAND()" office:value-type="float" office:value="0.851154132021132" calcext:value-type="float">
            <text:p>0,851154132021132</text:p>
          </table:table-cell>
          <table:table-cell table:number-columns-repeated="995"/>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8" table:number-rows-spanned="1">
            <text:p>TEST 3<text:span text:style-name="T2">e</text:span> - Date : ……………………</text:p>
          </table:table-cell>
          <table:covered-table-cell table:number-columns-repeated="6" table:style-name="ce5"/>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4" table:style-name="ce5"/>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AA23];[.AA23:.AA32])+2" office:value-type="float" office:value="6" calcext:value-type="float">
            <text:p>6</text:p>
          </table:table-cell>
          <table:table-cell table:style-name="ce81" table:formula="of:=RAND()" office:value-type="float" office:value="0.483321050692496" calcext:value-type="float">
            <text:p>0,483321050692496</text:p>
          </table:table-cell>
          <table:table-cell table:formula="of:=RANK([.AC23];[.AC23:.AC32])+2" office:value-type="float" office:value="10" calcext:value-type="float">
            <text:p>10</text:p>
          </table:table-cell>
          <table:table-cell table:style-name="ce81" table:formula="of:=RAND()" office:value-type="float" office:value="0.438689800201612" calcext:value-type="float">
            <text:p>0,438689800201612</text:p>
          </table:table-cell>
          <table:table-cell table:number-columns-repeated="995"/>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16"/>
          <table:covered-table-cell table:style-name="ce8"/>
          <table:covered-table-cell/>
          <table:table-cell table:style-name="ce54" office:value-type="string" calcext:value-type="string" table:number-columns-spanned="4" table:number-rows-spanned="1">
            <text:p>Classe :</text:p>
          </table:table-cell>
          <table:covered-table-cell table:number-columns-repeated="2" table:style-name="ce54"/>
          <table:covered-table-cell table:style-name="ce79"/>
          <table:table-cell table:style-name="ce22" table:formula="of:=[.$S$2]" office:value-type="string" office:string-value="v7975" calcext:value-type="string">
            <text:p>v7975</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AA24];[.AA23:.AA32])+2" office:value-type="float" office:value="12" calcext:value-type="float">
            <text:p>12</text:p>
          </table:table-cell>
          <table:table-cell table:style-name="ce81" table:formula="of:=RAND()" office:value-type="float" office:value="0.0152255552651693" calcext:value-type="float">
            <text:p>0,0152255552651693</text:p>
          </table:table-cell>
          <table:table-cell table:formula="of:=RANK([.AC24];[.AC23:.AC32])+2" office:value-type="float" office:value="9" calcext:value-type="float">
            <text:p>9</text:p>
          </table:table-cell>
          <table:table-cell table:style-name="ce81" table:formula="of:=RAND()" office:value-type="float" office:value="0.557633629862677" calcext:value-type="float">
            <text:p>0,557633629862677</text:p>
          </table:table-cell>
          <table:table-cell table:number-columns-repeated="995"/>
        </table:table-row>
        <table:table-row table:style-name="ro3">
          <table:table-cell table:style-name="ce3" office:value-type="string" calcext:value-type="string" table:number-columns-spanned="4" table:number-rows-spanned="1">
            <text:p>Multiplications</text:p>
          </table:table-cell>
          <table:covered-table-cell table:number-columns-repeated="3" table:style-name="ce6"/>
          <table:table-cell table:style-name="ce55" office:value-type="string" calcext:value-type="string" table:number-columns-spanned="5" table:number-rows-spanned="1">
            <text:p>3<text:span text:style-name="T2">e</text:span> angle d’un triangle</text:p>
          </table:table-cell>
          <table:covered-table-cell table:number-columns-repeated="4"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61" office:value-type="string" calcext:value-type="string" table:number-columns-spanned="6" table:number-rows-spanned="1">
            <text:p>Somme de 3 termes</text:p>
          </table:table-cell>
          <table:covered-table-cell table:number-columns-repeated="2" table:style-name="ce55"/>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S23]" office:value-type="string" office:string-value="AC" calcext:value-type="string">
            <text:p>AC</text:p>
          </table:table-cell>
          <table:table-cell table:style-name="ce29"/>
          <table:table-cell table:style-name="ce92" table:formula="of:=[.S24]" office:value-type="string" office:string-value="v7975" calcext:value-type="string">
            <text:p>v7975</text:p>
          </table:table-cell>
          <table:table-cell table:style-name="ce81"/>
          <table:table-cell table:formula="of:=RANK([.AA25];[.AA23:.AA32])+2" office:value-type="float" office:value="9" calcext:value-type="float">
            <text:p>9</text:p>
          </table:table-cell>
          <table:table-cell table:style-name="ce81" table:formula="of:=RAND()" office:value-type="float" office:value="0.286919676825266" calcext:value-type="float">
            <text:p>0,286919676825266</text:p>
          </table:table-cell>
          <table:table-cell table:formula="of:=RANK([.AC25];[.AC23:.AC32])+2" office:value-type="float" office:value="7" calcext:value-type="float">
            <text:p>7</text:p>
          </table:table-cell>
          <table:table-cell table:style-name="ce81" table:formula="of:=RAND()" office:value-type="float" office:value="0.648481942789095" calcext:value-type="float">
            <text:p>0,648481942789095</text:p>
          </table:table-cell>
          <table:table-cell table:style-name="ce81" table:formula="of:=RANK([.AE25];[.AE25:.AE30])" office:value-type="float" office:value="4" calcext:value-type="float">
            <text:p>4</text:p>
          </table:table-cell>
          <table:table-cell table:style-name="ce81" table:formula="of:=RAND()" office:value-type="float" office:value="0.540372009479137" calcext:value-type="float">
            <text:p>0,540372009479137</text:p>
          </table:table-cell>
          <table:table-cell table:number-columns-repeated="993"/>
        </table:table-row>
        <table:table-row table:style-name="ro3">
          <table:table-cell table:style-name="ce4" table:formula="of:=[.Z26]" office:value-type="float" office:value="3" calcext:value-type="float">
            <text:p>3</text:p>
          </table:table-cell>
          <table:table-cell table:style-name="ce7" office:value-type="string" calcext:value-type="string">
            <text:p>×</text:p>
          </table:table-cell>
          <table:table-cell table:style-name="ce9" table:formula="of:=[.AB26]" office:value-type="float" office:value="5" calcext:value-type="float">
            <text:p>5</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20" calcext:value-type="float">
            <text:p>20°</text:p>
          </table:table-cell>
          <table:table-cell table:style-name="ce47" office:value-type="string" calcext:value-type="string">
            <text:p>Ê =</text:p>
          </table:table-cell>
          <table:table-cell table:style-name="ce173" table:formula="of:=RANDBETWEEN(1;35-[.F26]/5)*5" office:value-type="float" office:value="55" calcext:value-type="float">
            <text:p>55°</text:p>
          </table:table-cell>
          <table:table-cell table:style-name="ce172" office:value-type="string" calcext:value-type="string">
            <text:p>Û =</text:p>
          </table:table-cell>
          <table:table-cell table:style-name="ce50" table:formula="of:=CHOOSE([.AD25];&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26]-1)*10+1;CHOOSE([.AD26];0;0;0;1;1;1))" office:value-type="float" office:value="4" calcext:value-type="float">
            <text:p>4</text:p>
          </table:table-cell>
          <table:table-cell table:style-name="ce10" office:value-type="string" calcext:value-type="string">
            <text:p>=</text:p>
          </table:table-cell>
          <table:table-cell table:style-name="ce4" table:formula="of:=CHOOSE(ROUND(RAND())+1;-1;1)*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10" office:value-type="string" calcext:value-type="string">
            <text:p>=</text:p>
          </table:table-cell>
          <table:table-cell/>
          <table:table-cell table:style-name="ce27" table:formula="of:=[.A26]*[.C26]" office:value-type="float" office:value="15" calcext:value-type="float">
            <text:p>15</text:p>
          </table:table-cell>
          <table:table-cell table:style-name="ce202" table:formula="of:=&quot;Û=&quot;&amp;(180-[.F26]-[.H26])&amp;&quot;°&quot;" office:value-type="string" office:string-value="Û=105°" calcext:value-type="string">
            <text:p>Û=105°</text:p>
          </table:table-cell>
          <table:table-cell table:style-name="ce223" table:formula="of:=[.L26]/IF([.J26]=&quot;50 %&quot;;2;10)" office:value-type="float" office:value="2" calcext:value-type="float">
            <text:p>2</text:p>
          </table:table-cell>
          <table:table-cell table:style-name="ce27" table:formula="of:=[.N26]+IF([.O26]=&quot;+&quot;;[.P26];-[.P26])+IF([.Q26]=&quot;+&quot;;[.R26];-[.R26])" office:value-type="float" office:value="20" calcext:value-type="float">
            <text:p>20</text:p>
          </table:table-cell>
          <table:table-cell/>
          <table:table-cell table:formula="of:=RANK([.AA26];[.AA23:.AA32])+2" office:value-type="float" office:value="3" calcext:value-type="float">
            <text:p>3</text:p>
          </table:table-cell>
          <table:table-cell table:style-name="ce81" table:formula="of:=RAND()" office:value-type="float" office:value="0.783849888161535" calcext:value-type="float">
            <text:p>0,783849888161535</text:p>
          </table:table-cell>
          <table:table-cell table:formula="of:=RANK([.AC26];[.AC23:.AC32])+2" office:value-type="float" office:value="5" calcext:value-type="float">
            <text:p>5</text:p>
          </table:table-cell>
          <table:table-cell table:style-name="ce81" table:formula="of:=RAND()" office:value-type="float" office:value="0.736108106503319" calcext:value-type="float">
            <text:p>0,736108106503319</text:p>
          </table:table-cell>
          <table:table-cell table:formula="of:=RANK([.AE26];[.AE25:.AE30])" office:value-type="float" office:value="1" calcext:value-type="float">
            <text:p>1</text:p>
          </table:table-cell>
          <table:table-cell table:style-name="ce81" table:formula="of:=RAND()" office:value-type="float" office:value="0.905307136662541" calcext:value-type="float">
            <text:p>0,905307136662541</text:p>
          </table:table-cell>
          <table:table-cell table:number-columns-repeated="993"/>
        </table:table-row>
        <table:table-row table:style-name="ro3">
          <table:table-cell table:style-name="ce4" table:formula="of:=[.Z27]" office:value-type="float" office:value="10" calcext:value-type="float">
            <text:p>10</text:p>
          </table:table-cell>
          <table:table-cell table:style-name="ce7" office:value-type="string" calcext:value-type="string">
            <text:p>×</text:p>
          </table:table-cell>
          <table:table-cell table:style-name="ce9" table:formula="of:=[.AB27]" office:value-type="float" office:value="3" calcext:value-type="float">
            <text:p>3</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60" calcext:value-type="float">
            <text:p>60°</text:p>
          </table:table-cell>
          <table:table-cell table:style-name="ce47" office:value-type="string" calcext:value-type="string">
            <text:p>Ê =</text:p>
          </table:table-cell>
          <table:table-cell table:style-name="ce173" table:formula="of:=RANDBETWEEN(1;35-[.F27]/5)*5" office:value-type="float" office:value="45" calcext:value-type="float">
            <text:p>45°</text:p>
          </table:table-cell>
          <table:table-cell table:style-name="ce172" office:value-type="string" calcext:value-type="string">
            <text:p>Û =</text:p>
          </table:table-cell>
          <table:table-cell table:style-name="ce50" table:formula="of:=CHOOSE([.AD26];&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27]-1)*10+1;CHOOSE([.AD27];0;0;0;1;1;1))" office:value-type="float" office:value="21" calcext:value-type="float">
            <text:p>21</text:p>
          </table:table-cell>
          <table:table-cell table:style-name="ce10" office:value-type="string" calcext:value-type="string">
            <text:p>=</text:p>
          </table:table-cell>
          <table:table-cell table:style-name="ce4" table:formula="of:=CHOOSE(ROUND(RAND())+1;-1;1)*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10" office:value-type="string" calcext:value-type="string">
            <text:p>=</text:p>
          </table:table-cell>
          <table:table-cell/>
          <table:table-cell table:style-name="ce27" table:formula="of:=[.A27]*[.C27]" office:value-type="float" office:value="30" calcext:value-type="float">
            <text:p>30</text:p>
          </table:table-cell>
          <table:table-cell table:style-name="ce202" table:formula="of:=&quot;Û=&quot;&amp;(180-[.F27]-[.H27])&amp;&quot;°&quot;" office:value-type="string" office:string-value="Û=75°" calcext:value-type="string">
            <text:p>Û=75°</text:p>
          </table:table-cell>
          <table:table-cell table:style-name="ce223" table:formula="of:=[.L27]/IF([.J27]=&quot;50 %&quot;;2;10)" office:value-type="float" office:value="2.1" calcext:value-type="float">
            <text:p>2,1</text:p>
          </table:table-cell>
          <table:table-cell table:style-name="ce27" table:formula="of:=[.N27]+IF([.O27]=&quot;+&quot;;[.P27];-[.P27])+IF([.Q27]=&quot;+&quot;;[.R27];-[.R27])" office:value-type="float" office:value="22" calcext:value-type="float">
            <text:p>22</text:p>
          </table:table-cell>
          <table:table-cell/>
          <table:table-cell table:formula="of:=RANK([.AA27];[.AA23:.AA32])+2" office:value-type="float" office:value="10" calcext:value-type="float">
            <text:p>10</text:p>
          </table:table-cell>
          <table:table-cell table:style-name="ce81" table:formula="of:=RAND()" office:value-type="float" office:value="0.279892081416049" calcext:value-type="float">
            <text:p>0,279892081416049</text:p>
          </table:table-cell>
          <table:table-cell table:formula="of:=RANK([.AC27];[.AC23:.AC32])+2" office:value-type="float" office:value="3" calcext:value-type="float">
            <text:p>3</text:p>
          </table:table-cell>
          <table:table-cell table:style-name="ce81" table:formula="of:=RAND()" office:value-type="float" office:value="0.935804006871926" calcext:value-type="float">
            <text:p>0,935804006871926</text:p>
          </table:table-cell>
          <table:table-cell table:formula="of:=RANK([.AE27];[.AE25:.AE30])" office:value-type="float" office:value="2" calcext:value-type="float">
            <text:p>2</text:p>
          </table:table-cell>
          <table:table-cell table:style-name="ce81" table:formula="of:=RAND()" office:value-type="float" office:value="0.880160745021036" calcext:value-type="float">
            <text:p>0,880160745021036</text:p>
          </table:table-cell>
          <table:table-cell table:number-columns-repeated="993"/>
        </table:table-row>
        <table:table-row table:style-name="ro3">
          <table:table-cell table:style-name="ce4" table:formula="of:=[.Z28]" office:value-type="float" office:value="5" calcext:value-type="float">
            <text:p>5</text:p>
          </table:table-cell>
          <table:table-cell table:style-name="ce7" office:value-type="string" calcext:value-type="string">
            <text:p>×</text:p>
          </table:table-cell>
          <table:table-cell table:style-name="ce9" table:formula="of:=[.AB28]" office:value-type="float" office:value="11" calcext:value-type="float">
            <text:p>11</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5" calcext:value-type="float">
            <text:p>15°</text:p>
          </table:table-cell>
          <table:table-cell table:style-name="ce47" office:value-type="string" calcext:value-type="string">
            <text:p>Ê =</text:p>
          </table:table-cell>
          <table:table-cell table:style-name="ce173" table:formula="of:=RANDBETWEEN(1;35-[.F28]/5)*5" office:value-type="float" office:value="105" calcext:value-type="float">
            <text:p>105°</text:p>
          </table:table-cell>
          <table:table-cell table:style-name="ce172" office:value-type="string" calcext:value-type="string">
            <text:p>Û =</text:p>
          </table:table-cell>
          <table:table-cell table:style-name="ce50" table:formula="of:=CHOOSE([.AD27];&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28]-1)*10+1;CHOOSE([.AD28];0;0;0;1;1;1))" office:value-type="float" office:value="60.1" calcext:value-type="float">
            <text:p>60,1</text:p>
          </table:table-cell>
          <table:table-cell table:style-name="ce10" office:value-type="string" calcext:value-type="string">
            <text:p>=</text:p>
          </table:table-cell>
          <table:table-cell table:style-name="ce4" table:formula="of:=CHOOSE(ROUND(RAND())+1;-1;1)*RANDBETWEEN(1;30)" office:value-type="float" office:value="30" calcext:value-type="float">
            <text:p>3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10" office:value-type="string" calcext:value-type="string">
            <text:p>=</text:p>
          </table:table-cell>
          <table:table-cell/>
          <table:table-cell table:style-name="ce27" table:formula="of:=[.A28]*[.C28]" office:value-type="float" office:value="55" calcext:value-type="float">
            <text:p>55</text:p>
          </table:table-cell>
          <table:table-cell table:style-name="ce202" table:formula="of:=&quot;Û=&quot;&amp;(180-[.F28]-[.H28])&amp;&quot;°&quot;" office:value-type="string" office:string-value="Û=60°" calcext:value-type="string">
            <text:p>Û=60°</text:p>
          </table:table-cell>
          <table:table-cell table:style-name="ce223" table:formula="of:=[.L28]/IF([.J28]=&quot;50 %&quot;;2;10)" office:value-type="float" office:value="30.05" calcext:value-type="float">
            <text:p>30,05</text:p>
          </table:table-cell>
          <table:table-cell table:style-name="ce27" table:formula="of:=[.N28]+IF([.O28]=&quot;+&quot;;[.P28];-[.P28])+IF([.Q28]=&quot;+&quot;;[.R28];-[.R28])" office:value-type="float" office:value="-4" calcext:value-type="float">
            <text:p>-4</text:p>
          </table:table-cell>
          <table:table-cell/>
          <table:table-cell table:formula="of:=RANK([.AA28];[.AA23:.AA32])+2" office:value-type="float" office:value="5" calcext:value-type="float">
            <text:p>5</text:p>
          </table:table-cell>
          <table:table-cell table:style-name="ce81" table:formula="of:=RAND()" office:value-type="float" office:value="0.603858367853128" calcext:value-type="float">
            <text:p>0,603858367853128</text:p>
          </table:table-cell>
          <table:table-cell table:formula="of:=RANK([.AC28];[.AC23:.AC32])+2" office:value-type="float" office:value="11" calcext:value-type="float">
            <text:p>11</text:p>
          </table:table-cell>
          <table:table-cell table:style-name="ce81" table:formula="of:=RAND()" office:value-type="float" office:value="0.246426070604692" calcext:value-type="float">
            <text:p>0,246426070604692</text:p>
          </table:table-cell>
          <table:table-cell table:formula="of:=RANK([.AE28];[.AE25:.AE30])" office:value-type="float" office:value="6" calcext:value-type="float">
            <text:p>6</text:p>
          </table:table-cell>
          <table:table-cell table:style-name="ce81" table:formula="of:=RAND()" office:value-type="float" office:value="0.391279659634049" calcext:value-type="float">
            <text:p>0,391279659634049</text:p>
          </table:table-cell>
          <table:table-cell table:number-columns-repeated="993"/>
        </table:table-row>
        <table:table-row table:style-name="ro3">
          <table:table-cell table:style-name="ce4" table:formula="of:=[.Z29]" office:value-type="float" office:value="11" calcext:value-type="float">
            <text:p>11</text:p>
          </table:table-cell>
          <table:table-cell table:style-name="ce7" office:value-type="string" calcext:value-type="string">
            <text:p>×</text:p>
          </table:table-cell>
          <table:table-cell table:style-name="ce9" table:formula="of:=[.AB29]" office:value-type="float" office:value="6" calcext:value-type="float">
            <text:p>6</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15" calcext:value-type="float">
            <text:p>115°</text:p>
          </table:table-cell>
          <table:table-cell table:style-name="ce47" office:value-type="string" calcext:value-type="string">
            <text:p>Ê =</text:p>
          </table:table-cell>
          <table:table-cell table:style-name="ce173" table:formula="of:=RANDBETWEEN(1;35-[.F29]/5)*5" office:value-type="float" office:value="55" calcext:value-type="float">
            <text:p>55°</text:p>
          </table:table-cell>
          <table:table-cell table:style-name="ce172" office:value-type="string" calcext:value-type="string">
            <text:p>Û =</text:p>
          </table:table-cell>
          <table:table-cell table:style-name="ce50" table:formula="of:=CHOOSE([.AD28];&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29]-1)*10+1;CHOOSE([.AD29];0;0;0;1;1;1))" office:value-type="float" office:value="23" calcext:value-type="float">
            <text:p>23</text:p>
          </table:table-cell>
          <table:table-cell table:style-name="ce10" office:value-type="string" calcext:value-type="string">
            <text:p>=</text:p>
          </table:table-cell>
          <table:table-cell table:style-name="ce4" table:formula="of:=CHOOSE(ROUND(RAND())+1;-1;1)*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10" office:value-type="string" calcext:value-type="string">
            <text:p>=</text:p>
          </table:table-cell>
          <table:table-cell/>
          <table:table-cell table:style-name="ce27" table:formula="of:=[.A29]*[.C29]" office:value-type="float" office:value="66" calcext:value-type="float">
            <text:p>66</text:p>
          </table:table-cell>
          <table:table-cell table:style-name="ce202" table:formula="of:=&quot;Û=&quot;&amp;(180-[.F29]-[.H29])&amp;&quot;°&quot;" office:value-type="string" office:string-value="Û=10°" calcext:value-type="string">
            <text:p>Û=10°</text:p>
          </table:table-cell>
          <table:table-cell table:style-name="ce223" table:formula="of:=[.L29]/IF([.J29]=&quot;50 %&quot;;2;10)" office:value-type="float" office:value="11.5" calcext:value-type="float">
            <text:p>11,5</text:p>
          </table:table-cell>
          <table:table-cell table:style-name="ce27" table:formula="of:=[.N29]+IF([.O29]=&quot;+&quot;;[.P29];-[.P29])+IF([.Q29]=&quot;+&quot;;[.R29];-[.R29])" office:value-type="float" office:value="-9" calcext:value-type="float">
            <text:p>-9</text:p>
          </table:table-cell>
          <table:table-cell/>
          <table:table-cell table:formula="of:=RANK([.AA29];[.AA23:.AA32])+2" office:value-type="float" office:value="11" calcext:value-type="float">
            <text:p>11</text:p>
          </table:table-cell>
          <table:table-cell table:style-name="ce81" table:formula="of:=RAND()" office:value-type="float" office:value="0.0217903551442337" calcext:value-type="float">
            <text:p>0,0217903551442337</text:p>
          </table:table-cell>
          <table:table-cell table:formula="of:=RANK([.AC29];[.AC23:.AC32])+2" office:value-type="float" office:value="6" calcext:value-type="float">
            <text:p>6</text:p>
          </table:table-cell>
          <table:table-cell table:style-name="ce81" table:formula="of:=RAND()" office:value-type="float" office:value="0.693550379163431" calcext:value-type="float">
            <text:p>0,693550379163431</text:p>
          </table:table-cell>
          <table:table-cell table:formula="of:=RANK([.AE29];[.AE25:.AE30])" office:value-type="float" office:value="3" calcext:value-type="float">
            <text:p>3</text:p>
          </table:table-cell>
          <table:table-cell table:style-name="ce81" table:formula="of:=RAND()" office:value-type="float" office:value="0.771875881101723" calcext:value-type="float">
            <text:p>0,771875881101723</text:p>
          </table:table-cell>
          <table:table-cell table:number-columns-repeated="993"/>
        </table:table-row>
        <table:table-row table:style-name="ro3">
          <table:table-cell table:style-name="ce4" table:formula="of:=[.Z30]" office:value-type="float" office:value="7" calcext:value-type="float">
            <text:p>7</text:p>
          </table:table-cell>
          <table:table-cell table:style-name="ce7" office:value-type="string" calcext:value-type="string">
            <text:p>×</text:p>
          </table:table-cell>
          <table:table-cell table:style-name="ce9" table:formula="of:=[.AB30]" office:value-type="float" office:value="12" calcext:value-type="float">
            <text:p>12</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0" calcext:value-type="float">
            <text:p>10°</text:p>
          </table:table-cell>
          <table:table-cell table:style-name="ce47" office:value-type="string" calcext:value-type="string">
            <text:p>Ê =</text:p>
          </table:table-cell>
          <table:table-cell table:style-name="ce173" table:formula="of:=RANDBETWEEN(1;35-[.F30]/5)*5" office:value-type="float" office:value="160" calcext:value-type="float">
            <text:p>160°</text:p>
          </table:table-cell>
          <table:table-cell table:style-name="ce172" office:value-type="string" calcext:value-type="string">
            <text:p>Û =</text:p>
          </table:table-cell>
          <table:table-cell table:style-name="ce50" table:formula="of:=CHOOSE([.AD29];&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30]-1)*10+1;CHOOSE([.AD30];0;0;0;1;1;1))" office:value-type="float" office:value="46.4" calcext:value-type="float">
            <text:p>46,4</text:p>
          </table:table-cell>
          <table:table-cell table:style-name="ce10" office:value-type="string" calcext:value-type="string">
            <text:p>=</text:p>
          </table:table-cell>
          <table:table-cell table:style-name="ce4" table:formula="of:=CHOOSE(ROUND(RAND())+1;-1;1)*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10" office:value-type="string" calcext:value-type="string">
            <text:p>=</text:p>
          </table:table-cell>
          <table:table-cell/>
          <table:table-cell table:style-name="ce27" table:formula="of:=[.A30]*[.C30]" office:value-type="float" office:value="84" calcext:value-type="float">
            <text:p>84</text:p>
          </table:table-cell>
          <table:table-cell table:style-name="ce202" table:formula="of:=&quot;Û=&quot;&amp;(180-[.F30]-[.H30])&amp;&quot;°&quot;" office:value-type="string" office:string-value="Û=10°" calcext:value-type="string">
            <text:p>Û=10°</text:p>
          </table:table-cell>
          <table:table-cell table:style-name="ce223" table:formula="of:=[.L30]/IF([.J30]=&quot;50 %&quot;;2;10)" office:value-type="float" office:value="4.64" calcext:value-type="float">
            <text:p>4,64</text:p>
          </table:table-cell>
          <table:table-cell table:style-name="ce27" table:formula="of:=[.N30]+IF([.O30]=&quot;+&quot;;[.P30];-[.P30])+IF([.Q30]=&quot;+&quot;;[.R30];-[.R30])" office:value-type="float" office:value="-10" calcext:value-type="float">
            <text:p>-10</text:p>
          </table:table-cell>
          <table:table-cell/>
          <table:table-cell table:formula="of:=RANK([.AA30];[.AA23:.AA32])+2" office:value-type="float" office:value="7" calcext:value-type="float">
            <text:p>7</text:p>
          </table:table-cell>
          <table:table-cell table:style-name="ce81" table:formula="of:=RAND()" office:value-type="float" office:value="0.476429500622325" calcext:value-type="float">
            <text:p>0,476429500622325</text:p>
          </table:table-cell>
          <table:table-cell table:formula="of:=RANK([.AC30];[.AC23:.AC32])+2" office:value-type="float" office:value="12" calcext:value-type="float">
            <text:p>12</text:p>
          </table:table-cell>
          <table:table-cell table:style-name="ce81" table:formula="of:=RAND()" office:value-type="float" office:value="0.214925467642513" calcext:value-type="float">
            <text:p>0,214925467642513</text:p>
          </table:table-cell>
          <table:table-cell table:formula="of:=RANK([.AE30];[.AE25:.AE30])" office:value-type="float" office:value="5" calcext:value-type="float">
            <text:p>5</text:p>
          </table:table-cell>
          <table:table-cell table:style-name="ce81" table:formula="of:=RAND()" office:value-type="float" office:value="0.486449907268669" calcext:value-type="float">
            <text:p>0,486449907268669</text:p>
          </table:table-cell>
          <table:table-cell table:number-columns-repeated="993"/>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number-columns-repeated="4"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number-columns-repeated="5" table:style-name="ce15"/>
          <table:table-cell table:number-columns-repeated="6"/>
          <table:table-cell table:formula="of:=RANK([.AA31];[.AA23:.AA32])+2" office:value-type="float" office:value="8" calcext:value-type="float">
            <text:p>8</text:p>
          </table:table-cell>
          <table:table-cell table:style-name="ce81" table:formula="of:=RAND()" office:value-type="float" office:value="0.43802714812546" calcext:value-type="float">
            <text:p>0,43802714812546</text:p>
          </table:table-cell>
          <table:table-cell table:formula="of:=RANK([.AC31];[.AC23:.AC32])+2" office:value-type="float" office:value="8" calcext:value-type="float">
            <text:p>8</text:p>
          </table:table-cell>
          <table:table-cell table:style-name="ce81" table:formula="of:=RAND()" office:value-type="float" office:value="0.567162285488584" calcext:value-type="float">
            <text:p>0,567162285488584</text:p>
          </table:table-cell>
          <table:table-cell table:number-columns-repeated="995"/>
        </table:table-row>
        <table:table-row table:style-name="ro4">
          <table:table-cell table:number-columns-repeated="25"/>
          <table:table-cell table:formula="of:=RANK([.AA32];[.AA23:.AA32])+2" office:value-type="float" office:value="4" calcext:value-type="float">
            <text:p>4</text:p>
          </table:table-cell>
          <table:table-cell table:style-name="ce81" table:formula="of:=RAND()" office:value-type="float" office:value="0.752669848070571" calcext:value-type="float">
            <text:p>0,752669848070571</text:p>
          </table:table-cell>
          <table:table-cell table:formula="of:=RANK([.AC32];[.AC23:.AC32])+2" office:value-type="float" office:value="4" calcext:value-type="float">
            <text:p>4</text:p>
          </table:table-cell>
          <table:table-cell table:style-name="ce81" table:formula="of:=RAND()" office:value-type="float" office:value="0.761896274676127" calcext:value-type="float">
            <text:p>0,761896274676127</text:p>
          </table:table-cell>
          <table:table-cell table:number-columns-repeated="995"/>
        </table:table-row>
        <table:table-row table:style-name="ro5">
          <table:table-cell table:number-columns-repeated="1024"/>
        </table:table-row>
        <table:table-row table:style-name="ro2">
          <table:table-cell table:style-name="ce1" office:value-type="string" calcext:value-type="string" table:number-columns-spanned="4" table:number-rows-spanned="2">
            <text:p>CEINTURE BLANCHE</text:p>
          </table:table-cell>
          <table:covered-table-cell table:number-columns-repeated="3"/>
          <table:table-cell table:style-name="ce11" office:value-type="string" calcext:value-type="string" table:number-columns-spanned="8" table:number-rows-spanned="1">
            <text:p>TEST 3<text:span text:style-name="T2">e</text:span> - Date : ……………………</text:p>
          </table:table-cell>
          <table:covered-table-cell table:number-columns-repeated="6" table:style-name="ce5"/>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4" table:style-name="ce5"/>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AA34];[.AA34:.AA43])+2" office:value-type="float" office:value="10" calcext:value-type="float">
            <text:p>10</text:p>
          </table:table-cell>
          <table:table-cell table:style-name="ce81" table:formula="of:=RAND()" office:value-type="float" office:value="0.134986352851" calcext:value-type="float">
            <text:p>0,134986352851</text:p>
          </table:table-cell>
          <table:table-cell table:formula="of:=RANK([.AC34];[.AC34:.AC43])+2" office:value-type="float" office:value="5" calcext:value-type="float">
            <text:p>5</text:p>
          </table:table-cell>
          <table:table-cell table:style-name="ce81" table:formula="of:=RAND()" office:value-type="float" office:value="0.54148845958198" calcext:value-type="float">
            <text:p>0,54148845958198</text:p>
          </table:table-cell>
          <table:table-cell table:number-columns-repeated="995"/>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16"/>
          <table:covered-table-cell table:style-name="ce8"/>
          <table:covered-table-cell/>
          <table:table-cell table:style-name="ce54" office:value-type="string" calcext:value-type="string" table:number-columns-spanned="4" table:number-rows-spanned="1">
            <text:p>Classe :</text:p>
          </table:table-cell>
          <table:covered-table-cell table:number-columns-repeated="2" table:style-name="ce54"/>
          <table:covered-table-cell table:style-name="ce79"/>
          <table:table-cell table:style-name="ce22" table:formula="of:=[.$S$2]" office:value-type="string" office:string-value="v7975" calcext:value-type="string">
            <text:p>v7975</text:p>
          </table:table-cell>
          <table:table-cell/>
          <table:table-cell table:style-name="ce25" office:value-type="string" calcext:value-type="string" table:number-columns-spanned="4" table:number-rows-spanned="1">
            <text:p>Correction CEINTURE BLANCHE</text:p>
          </table:table-cell>
          <table:covered-table-cell table:style-name="ce28"/>
          <table:covered-table-cell table:style-name="ce30"/>
          <table:covered-table-cell table:style-name="ce31"/>
          <table:table-cell/>
          <table:table-cell table:formula="of:=RANK([.AA35];[.AA34:.AA43])+2" office:value-type="float" office:value="12" calcext:value-type="float">
            <text:p>12</text:p>
          </table:table-cell>
          <table:table-cell table:style-name="ce81" table:formula="of:=RAND()" office:value-type="float" office:value="0.0829563254677157" calcext:value-type="float">
            <text:p>0,0829563254677157</text:p>
          </table:table-cell>
          <table:table-cell table:formula="of:=RANK([.AC35];[.AC34:.AC43])+2" office:value-type="float" office:value="3" calcext:value-type="float">
            <text:p>3</text:p>
          </table:table-cell>
          <table:table-cell table:style-name="ce81" table:formula="of:=RAND()" office:value-type="float" office:value="0.79831686355001" calcext:value-type="float">
            <text:p>0,79831686355001</text:p>
          </table:table-cell>
          <table:table-cell table:number-columns-repeated="995"/>
        </table:table-row>
        <table:table-row table:style-name="ro3">
          <table:table-cell table:style-name="ce3" office:value-type="string" calcext:value-type="string" table:number-columns-spanned="4" table:number-rows-spanned="1">
            <text:p>Multiplications</text:p>
          </table:table-cell>
          <table:covered-table-cell table:number-columns-repeated="3" table:style-name="ce6"/>
          <table:table-cell table:style-name="ce55" office:value-type="string" calcext:value-type="string" table:number-columns-spanned="5" table:number-rows-spanned="1">
            <text:p>3<text:span text:style-name="T2">e</text:span> angle d’un triangle</text:p>
          </table:table-cell>
          <table:covered-table-cell table:number-columns-repeated="4" table:style-name="ce6"/>
          <table:table-cell table:style-name="ce3" office:value-type="string" calcext:value-type="string" table:number-columns-spanned="4" table:number-rows-spanned="1">
            <text:p>Calculer 10 % ou 50 %</text:p>
          </table:table-cell>
          <table:covered-table-cell table:number-columns-repeated="3" table:style-name="ce6"/>
          <table:table-cell table:style-name="ce61" office:value-type="string" calcext:value-type="string" table:number-columns-spanned="6" table:number-rows-spanned="1">
            <text:p>Somme de 3 termes</text:p>
          </table:table-cell>
          <table:covered-table-cell table:number-columns-repeated="2" table:style-name="ce55"/>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S34]" office:value-type="string" office:string-value="AD" calcext:value-type="string">
            <text:p>AD</text:p>
          </table:table-cell>
          <table:table-cell table:style-name="ce29"/>
          <table:table-cell table:style-name="ce92" table:formula="of:=[.S35]" office:value-type="string" office:string-value="v7975" calcext:value-type="string">
            <text:p>v7975</text:p>
          </table:table-cell>
          <table:table-cell table:style-name="ce81"/>
          <table:table-cell table:formula="of:=RANK([.AA36];[.AA34:.AA43])+2" office:value-type="float" office:value="3" calcext:value-type="float">
            <text:p>3</text:p>
          </table:table-cell>
          <table:table-cell table:style-name="ce81" table:formula="of:=RAND()" office:value-type="float" office:value="0.995930193528694" calcext:value-type="float">
            <text:p>0,995930193528694</text:p>
          </table:table-cell>
          <table:table-cell table:formula="of:=RANK([.AC36];[.AC34:.AC43])+2" office:value-type="float" office:value="4" calcext:value-type="float">
            <text:p>4</text:p>
          </table:table-cell>
          <table:table-cell table:style-name="ce81" table:formula="of:=RAND()" office:value-type="float" office:value="0.7797174333586" calcext:value-type="float">
            <text:p>0,7797174333586</text:p>
          </table:table-cell>
          <table:table-cell table:style-name="ce81" table:formula="of:=RANK([.AE36];[.AE36:.AE41])" office:value-type="float" office:value="3" calcext:value-type="float">
            <text:p>3</text:p>
          </table:table-cell>
          <table:table-cell table:style-name="ce81" table:formula="of:=RAND()" office:value-type="float" office:value="0.951562848205082" calcext:value-type="float">
            <text:p>0,951562848205082</text:p>
          </table:table-cell>
          <table:table-cell table:number-columns-repeated="993"/>
        </table:table-row>
        <table:table-row table:style-name="ro3">
          <table:table-cell table:style-name="ce4" table:formula="of:=[.Z37]" office:value-type="float" office:value="6" calcext:value-type="float">
            <text:p>6</text:p>
          </table:table-cell>
          <table:table-cell table:style-name="ce7" office:value-type="string" calcext:value-type="string">
            <text:p>×</text:p>
          </table:table-cell>
          <table:table-cell table:style-name="ce9" table:formula="of:=[.AB37]" office:value-type="float" office:value="8" calcext:value-type="float">
            <text:p>8</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30" calcext:value-type="float">
            <text:p>130°</text:p>
          </table:table-cell>
          <table:table-cell table:style-name="ce47" office:value-type="string" calcext:value-type="string">
            <text:p>Ê =</text:p>
          </table:table-cell>
          <table:table-cell table:style-name="ce173" table:formula="of:=RANDBETWEEN(1;35-[.F37]/5)*5" office:value-type="float" office:value="25" calcext:value-type="float">
            <text:p>25°</text:p>
          </table:table-cell>
          <table:table-cell table:style-name="ce172" office:value-type="string" calcext:value-type="string">
            <text:p>Û =</text:p>
          </table:table-cell>
          <table:table-cell table:style-name="ce50" table:formula="of:=CHOOSE([.AD36];&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37]-1)*10+1;CHOOSE([.AD37];0;0;0;1;1;1))" office:value-type="float" office:value="34.3" calcext:value-type="float">
            <text:p>34,3</text:p>
          </table:table-cell>
          <table:table-cell table:style-name="ce10" office:value-type="string" calcext:value-type="string">
            <text:p>=</text:p>
          </table:table-cell>
          <table:table-cell table:style-name="ce4" table:formula="of:=CHOOSE(ROUND(RAND())+1;-1;1)*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10" office:value-type="string" calcext:value-type="string">
            <text:p>=</text:p>
          </table:table-cell>
          <table:table-cell/>
          <table:table-cell table:style-name="ce27" table:formula="of:=[.A37]*[.C37]" office:value-type="float" office:value="48" calcext:value-type="float">
            <text:p>48</text:p>
          </table:table-cell>
          <table:table-cell table:style-name="ce202" table:formula="of:=&quot;Û=&quot;&amp;(180-[.F37]-[.H37])&amp;&quot;°&quot;" office:value-type="string" office:string-value="Û=25°" calcext:value-type="string">
            <text:p>Û=25°</text:p>
          </table:table-cell>
          <table:table-cell table:style-name="ce223" table:formula="of:=[.L37]/IF([.J37]=&quot;50 %&quot;;2;10)" office:value-type="float" office:value="3.43" calcext:value-type="float">
            <text:p>3,43</text:p>
          </table:table-cell>
          <table:table-cell table:style-name="ce27" table:formula="of:=[.N37]+IF([.O37]=&quot;+&quot;;[.P37];-[.P37])+IF([.Q37]=&quot;+&quot;;[.R37];-[.R37])" office:value-type="float" office:value="6" calcext:value-type="float">
            <text:p>6</text:p>
          </table:table-cell>
          <table:table-cell/>
          <table:table-cell table:formula="of:=RANK([.AA37];[.AA34:.AA43])+2" office:value-type="float" office:value="6" calcext:value-type="float">
            <text:p>6</text:p>
          </table:table-cell>
          <table:table-cell table:style-name="ce81" table:formula="of:=RAND()" office:value-type="float" office:value="0.410083361126444" calcext:value-type="float">
            <text:p>0,410083361126444</text:p>
          </table:table-cell>
          <table:table-cell table:formula="of:=RANK([.AC37];[.AC34:.AC43])+2" office:value-type="float" office:value="8" calcext:value-type="float">
            <text:p>8</text:p>
          </table:table-cell>
          <table:table-cell table:style-name="ce81" table:formula="of:=RAND()" office:value-type="float" office:value="0.413794699850482" calcext:value-type="float">
            <text:p>0,413794699850482</text:p>
          </table:table-cell>
          <table:table-cell table:formula="of:=RANK([.AE37];[.AE36:.AE41])" office:value-type="float" office:value="4" calcext:value-type="float">
            <text:p>4</text:p>
          </table:table-cell>
          <table:table-cell table:style-name="ce81" table:formula="of:=RAND()" office:value-type="float" office:value="0.306673278936776" calcext:value-type="float">
            <text:p>0,306673278936776</text:p>
          </table:table-cell>
          <table:table-cell table:number-columns-repeated="993"/>
        </table:table-row>
        <table:table-row table:style-name="ro3">
          <table:table-cell table:style-name="ce4" table:formula="of:=[.Z38]" office:value-type="float" office:value="7" calcext:value-type="float">
            <text:p>7</text:p>
          </table:table-cell>
          <table:table-cell table:style-name="ce7" office:value-type="string" calcext:value-type="string">
            <text:p>×</text:p>
          </table:table-cell>
          <table:table-cell table:style-name="ce9" table:formula="of:=[.AB38]" office:value-type="float" office:value="7" calcext:value-type="float">
            <text:p>7</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10" calcext:value-type="float">
            <text:p>10°</text:p>
          </table:table-cell>
          <table:table-cell table:style-name="ce47" office:value-type="string" calcext:value-type="string">
            <text:p>Ê =</text:p>
          </table:table-cell>
          <table:table-cell table:style-name="ce173" table:formula="of:=RANDBETWEEN(1;35-[.F38]/5)*5" office:value-type="float" office:value="135" calcext:value-type="float">
            <text:p>135°</text:p>
          </table:table-cell>
          <table:table-cell table:style-name="ce172" office:value-type="string" calcext:value-type="string">
            <text:p>Û =</text:p>
          </table:table-cell>
          <table:table-cell table:style-name="ce50" table:formula="of:=CHOOSE([.AD37];&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38]-1)*10+1;CHOOSE([.AD38];0;0;0;1;1;1))" office:value-type="float" office:value="49.8" calcext:value-type="float">
            <text:p>49,8</text:p>
          </table:table-cell>
          <table:table-cell table:style-name="ce10" office:value-type="string" calcext:value-type="string">
            <text:p>=</text:p>
          </table:table-cell>
          <table:table-cell table:style-name="ce4" table:formula="of:=CHOOSE(ROUND(RAND())+1;-1;1)*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10" office:value-type="string" calcext:value-type="string">
            <text:p>=</text:p>
          </table:table-cell>
          <table:table-cell/>
          <table:table-cell table:style-name="ce27" table:formula="of:=[.A38]*[.C38]" office:value-type="float" office:value="49" calcext:value-type="float">
            <text:p>49</text:p>
          </table:table-cell>
          <table:table-cell table:style-name="ce202" table:formula="of:=&quot;Û=&quot;&amp;(180-[.F38]-[.H38])&amp;&quot;°&quot;" office:value-type="string" office:string-value="Û=35°" calcext:value-type="string">
            <text:p>Û=35°</text:p>
          </table:table-cell>
          <table:table-cell table:style-name="ce223" table:formula="of:=[.L38]/IF([.J38]=&quot;50 %&quot;;2;10)" office:value-type="float" office:value="24.9" calcext:value-type="float">
            <text:p>24,9</text:p>
          </table:table-cell>
          <table:table-cell table:style-name="ce27" table:formula="of:=[.N38]+IF([.O38]=&quot;+&quot;;[.P38];-[.P38])+IF([.Q38]=&quot;+&quot;;[.R38];-[.R38])" office:value-type="float" office:value="21" calcext:value-type="float">
            <text:p>21</text:p>
          </table:table-cell>
          <table:table-cell/>
          <table:table-cell table:formula="of:=RANK([.AA38];[.AA34:.AA43])+2" office:value-type="float" office:value="7" calcext:value-type="float">
            <text:p>7</text:p>
          </table:table-cell>
          <table:table-cell table:style-name="ce81" table:formula="of:=RAND()" office:value-type="float" office:value="0.40751997382371" calcext:value-type="float">
            <text:p>0,40751997382371</text:p>
          </table:table-cell>
          <table:table-cell table:formula="of:=RANK([.AC38];[.AC34:.AC43])+2" office:value-type="float" office:value="7" calcext:value-type="float">
            <text:p>7</text:p>
          </table:table-cell>
          <table:table-cell table:style-name="ce81" table:formula="of:=RAND()" office:value-type="float" office:value="0.42424607212651" calcext:value-type="float">
            <text:p>0,42424607212651</text:p>
          </table:table-cell>
          <table:table-cell table:formula="of:=RANK([.AE38];[.AE36:.AE41])" office:value-type="float" office:value="5" calcext:value-type="float">
            <text:p>5</text:p>
          </table:table-cell>
          <table:table-cell table:style-name="ce81" table:formula="of:=RAND()" office:value-type="float" office:value="0.264859279626268" calcext:value-type="float">
            <text:p>0,264859279626268</text:p>
          </table:table-cell>
          <table:table-cell table:number-columns-repeated="993"/>
        </table:table-row>
        <table:table-row table:style-name="ro3">
          <table:table-cell table:style-name="ce4" table:formula="of:=[.Z39]" office:value-type="float" office:value="11" calcext:value-type="float">
            <text:p>11</text:p>
          </table:table-cell>
          <table:table-cell table:style-name="ce7" office:value-type="string" calcext:value-type="string">
            <text:p>×</text:p>
          </table:table-cell>
          <table:table-cell table:style-name="ce9" table:formula="of:=[.AB39]" office:value-type="float" office:value="12" calcext:value-type="float">
            <text:p>12</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45" calcext:value-type="float">
            <text:p>45°</text:p>
          </table:table-cell>
          <table:table-cell table:style-name="ce47" office:value-type="string" calcext:value-type="string">
            <text:p>Ê =</text:p>
          </table:table-cell>
          <table:table-cell table:style-name="ce173" table:formula="of:=RANDBETWEEN(1;35-[.F39]/5)*5" office:value-type="float" office:value="20" calcext:value-type="float">
            <text:p>20°</text:p>
          </table:table-cell>
          <table:table-cell table:style-name="ce172" office:value-type="string" calcext:value-type="string">
            <text:p>Û =</text:p>
          </table:table-cell>
          <table:table-cell table:style-name="ce50" table:formula="of:=CHOOSE([.AD38];&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39]-1)*10+1;CHOOSE([.AD39];0;0;0;1;1;1))" office:value-type="float" office:value="5" calcext:value-type="float">
            <text:p>5</text:p>
          </table:table-cell>
          <table:table-cell table:style-name="ce10" office:value-type="string" calcext:value-type="string">
            <text:p>=</text:p>
          </table:table-cell>
          <table:table-cell table:style-name="ce4" table:formula="of:=CHOOSE(ROUND(RAND())+1;-1;1)*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10" office:value-type="string" calcext:value-type="string">
            <text:p>=</text:p>
          </table:table-cell>
          <table:table-cell/>
          <table:table-cell table:style-name="ce27" table:formula="of:=[.A39]*[.C39]" office:value-type="float" office:value="132" calcext:value-type="float">
            <text:p>132</text:p>
          </table:table-cell>
          <table:table-cell table:style-name="ce202" table:formula="of:=&quot;Û=&quot;&amp;(180-[.F39]-[.H39])&amp;&quot;°&quot;" office:value-type="string" office:string-value="Û=115°" calcext:value-type="string">
            <text:p>Û=115°</text:p>
          </table:table-cell>
          <table:table-cell table:style-name="ce223" table:formula="of:=[.L39]/IF([.J39]=&quot;50 %&quot;;2;10)" office:value-type="float" office:value="0.5" calcext:value-type="float">
            <text:p>0,5</text:p>
          </table:table-cell>
          <table:table-cell table:style-name="ce27" table:formula="of:=[.N39]+IF([.O39]=&quot;+&quot;;[.P39];-[.P39])+IF([.Q39]=&quot;+&quot;;[.R39];-[.R39])" office:value-type="float" office:value="23" calcext:value-type="float">
            <text:p>23</text:p>
          </table:table-cell>
          <table:table-cell/>
          <table:table-cell table:formula="of:=RANK([.AA39];[.AA34:.AA43])+2" office:value-type="float" office:value="11" calcext:value-type="float">
            <text:p>11</text:p>
          </table:table-cell>
          <table:table-cell table:style-name="ce81" table:formula="of:=RAND()" office:value-type="float" office:value="0.133507081781483" calcext:value-type="float">
            <text:p>0,133507081781483</text:p>
          </table:table-cell>
          <table:table-cell table:formula="of:=RANK([.AC39];[.AC34:.AC43])+2" office:value-type="float" office:value="12" calcext:value-type="float">
            <text:p>12</text:p>
          </table:table-cell>
          <table:table-cell table:style-name="ce81" table:formula="of:=RAND()" office:value-type="float" office:value="0.0637592497449597" calcext:value-type="float">
            <text:p>0,0637592497449597</text:p>
          </table:table-cell>
          <table:table-cell table:formula="of:=RANK([.AE39];[.AE36:.AE41])" office:value-type="float" office:value="1" calcext:value-type="float">
            <text:p>1</text:p>
          </table:table-cell>
          <table:table-cell table:style-name="ce81" table:formula="of:=RAND()" office:value-type="float" office:value="0.988486934847436" calcext:value-type="float">
            <text:p>0,988486934847436</text:p>
          </table:table-cell>
          <table:table-cell table:number-columns-repeated="993"/>
        </table:table-row>
        <table:table-row table:style-name="ro3">
          <table:table-cell table:style-name="ce4" table:formula="of:=[.Z40]" office:value-type="float" office:value="9" calcext:value-type="float">
            <text:p>9</text:p>
          </table:table-cell>
          <table:table-cell table:style-name="ce7" office:value-type="string" calcext:value-type="string">
            <text:p>×</text:p>
          </table:table-cell>
          <table:table-cell table:style-name="ce9" table:formula="of:=[.AB40]" office:value-type="float" office:value="10" calcext:value-type="float">
            <text:p>10</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95" calcext:value-type="float">
            <text:p>95°</text:p>
          </table:table-cell>
          <table:table-cell table:style-name="ce47" office:value-type="string" calcext:value-type="string">
            <text:p>Ê =</text:p>
          </table:table-cell>
          <table:table-cell table:style-name="ce173" table:formula="of:=RANDBETWEEN(1;35-[.F40]/5)*5" office:value-type="float" office:value="60" calcext:value-type="float">
            <text:p>60°</text:p>
          </table:table-cell>
          <table:table-cell table:style-name="ce172" office:value-type="string" calcext:value-type="string">
            <text:p>Û =</text:p>
          </table:table-cell>
          <table:table-cell table:style-name="ce50" table:formula="of:=CHOOSE([.AD39];&quot;10 %&quot;;&quot;50 %&quot;;&quot;10 %&quot;;&quot;50 %&quot;;&quot;10 %&quot;;&quot;50 %&quot;)" office:value-type="string" office:string-value="10 %" calcext:value-type="string">
            <text:p>10 %</text:p>
          </table:table-cell>
          <table:table-cell table:style-name="ce7" office:value-type="string" calcext:value-type="string">
            <text:p>de</text:p>
          </table:table-cell>
          <table:table-cell table:style-name="ce9" table:formula="of:=ROUND(RAND()*10+([.AD40]-1)*10+1;CHOOSE([.AD40];0;0;0;1;1;1))" office:value-type="float" office:value="57.5" calcext:value-type="float">
            <text:p>57,5</text:p>
          </table:table-cell>
          <table:table-cell table:style-name="ce10" office:value-type="string" calcext:value-type="string">
            <text:p>=</text:p>
          </table:table-cell>
          <table:table-cell table:style-name="ce4" table:formula="of:=CHOOSE(ROUND(RAND())+1;-1;1)*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7" calcext:value-type="float">
            <text:p>17</text:p>
          </table:table-cell>
          <table:table-cell table:style-name="ce10" office:value-type="string" calcext:value-type="string">
            <text:p>=</text:p>
          </table:table-cell>
          <table:table-cell/>
          <table:table-cell table:style-name="ce27" table:formula="of:=[.A40]*[.C40]" office:value-type="float" office:value="90" calcext:value-type="float">
            <text:p>90</text:p>
          </table:table-cell>
          <table:table-cell table:style-name="ce202" table:formula="of:=&quot;Û=&quot;&amp;(180-[.F40]-[.H40])&amp;&quot;°&quot;" office:value-type="string" office:string-value="Û=25°" calcext:value-type="string">
            <text:p>Û=25°</text:p>
          </table:table-cell>
          <table:table-cell table:style-name="ce223" table:formula="of:=[.L40]/IF([.J40]=&quot;50 %&quot;;2;10)" office:value-type="float" office:value="5.75" calcext:value-type="float">
            <text:p>5,75</text:p>
          </table:table-cell>
          <table:table-cell table:style-name="ce27" table:formula="of:=[.N40]+IF([.O40]=&quot;+&quot;;[.P40];-[.P40])+IF([.Q40]=&quot;+&quot;;[.R40];-[.R40])" office:value-type="float" office:value="42" calcext:value-type="float">
            <text:p>42</text:p>
          </table:table-cell>
          <table:table-cell/>
          <table:table-cell table:formula="of:=RANK([.AA40];[.AA34:.AA43])+2" office:value-type="float" office:value="9" calcext:value-type="float">
            <text:p>9</text:p>
          </table:table-cell>
          <table:table-cell table:style-name="ce81" table:formula="of:=RAND()" office:value-type="float" office:value="0.230576653608292" calcext:value-type="float">
            <text:p>0,230576653608292</text:p>
          </table:table-cell>
          <table:table-cell table:formula="of:=RANK([.AC40];[.AC34:.AC43])+2" office:value-type="float" office:value="10" calcext:value-type="float">
            <text:p>10</text:p>
          </table:table-cell>
          <table:table-cell table:style-name="ce81" table:formula="of:=RAND()" office:value-type="float" office:value="0.254288068435127" calcext:value-type="float">
            <text:p>0,254288068435127</text:p>
          </table:table-cell>
          <table:table-cell table:formula="of:=RANK([.AE40];[.AE36:.AE41])" office:value-type="float" office:value="6" calcext:value-type="float">
            <text:p>6</text:p>
          </table:table-cell>
          <table:table-cell table:style-name="ce81" table:formula="of:=RAND()" office:value-type="float" office:value="0.202294358829671" calcext:value-type="float">
            <text:p>0,202294358829671</text:p>
          </table:table-cell>
          <table:table-cell table:number-columns-repeated="993"/>
        </table:table-row>
        <table:table-row table:style-name="ro3">
          <table:table-cell table:style-name="ce4" table:formula="of:=[.Z41]" office:value-type="float" office:value="4" calcext:value-type="float">
            <text:p>4</text:p>
          </table:table-cell>
          <table:table-cell table:style-name="ce7" office:value-type="string" calcext:value-type="string">
            <text:p>×</text:p>
          </table:table-cell>
          <table:table-cell table:style-name="ce9" table:formula="of:=[.AB41]" office:value-type="float" office:value="9" calcext:value-type="float">
            <text:p>9</text:p>
          </table:table-cell>
          <table:table-cell table:style-name="ce10" office:value-type="string" calcext:value-type="string">
            <text:p>=</text:p>
          </table:table-cell>
          <table:table-cell table:style-name="ce50" office:value-type="string" calcext:value-type="string">
            <text:p>Â =</text:p>
          </table:table-cell>
          <table:table-cell table:style-name="ce173" table:formula="of:=RANDBETWEEN(1;32)*5" office:value-type="float" office:value="50" calcext:value-type="float">
            <text:p>50°</text:p>
          </table:table-cell>
          <table:table-cell table:style-name="ce47" office:value-type="string" calcext:value-type="string">
            <text:p>Ê =</text:p>
          </table:table-cell>
          <table:table-cell table:style-name="ce173" table:formula="of:=RANDBETWEEN(1;35-[.F41]/5)*5" office:value-type="float" office:value="20" calcext:value-type="float">
            <text:p>20°</text:p>
          </table:table-cell>
          <table:table-cell table:style-name="ce172" office:value-type="string" calcext:value-type="string">
            <text:p>Û =</text:p>
          </table:table-cell>
          <table:table-cell table:style-name="ce50" table:formula="of:=CHOOSE([.AD40];&quot;10 %&quot;;&quot;50 %&quot;;&quot;10 %&quot;;&quot;50 %&quot;;&quot;10 %&quot;;&quot;50 %&quot;)" office:value-type="string" office:string-value="50 %" calcext:value-type="string">
            <text:p>50 %</text:p>
          </table:table-cell>
          <table:table-cell table:style-name="ce7" office:value-type="string" calcext:value-type="string">
            <text:p>de</text:p>
          </table:table-cell>
          <table:table-cell table:style-name="ce9" table:formula="of:=ROUND(RAND()*10+([.AD41]-1)*10+1;CHOOSE([.AD41];0;0;0;1;1;1))" office:value-type="float" office:value="13" calcext:value-type="float">
            <text:p>13</text:p>
          </table:table-cell>
          <table:table-cell table:style-name="ce10" office:value-type="string" calcext:value-type="string">
            <text:p>=</text:p>
          </table:table-cell>
          <table:table-cell table:style-name="ce4" table:formula="of:=CHOOSE(ROUND(RAND())+1;-1;1)*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10" office:value-type="string" calcext:value-type="string">
            <text:p>=</text:p>
          </table:table-cell>
          <table:table-cell/>
          <table:table-cell table:style-name="ce27" table:formula="of:=[.A41]*[.C41]" office:value-type="float" office:value="36" calcext:value-type="float">
            <text:p>36</text:p>
          </table:table-cell>
          <table:table-cell table:style-name="ce202" table:formula="of:=&quot;Û=&quot;&amp;(180-[.F41]-[.H41])&amp;&quot;°&quot;" office:value-type="string" office:string-value="Û=110°" calcext:value-type="string">
            <text:p>Û=110°</text:p>
          </table:table-cell>
          <table:table-cell table:style-name="ce223" table:formula="of:=[.L41]/IF([.J41]=&quot;50 %&quot;;2;10)" office:value-type="float" office:value="6.5" calcext:value-type="float">
            <text:p>6,5</text:p>
          </table:table-cell>
          <table:table-cell table:style-name="ce27" table:formula="of:=[.N41]+IF([.O41]=&quot;+&quot;;[.P41];-[.P41])+IF([.Q41]=&quot;+&quot;;[.R41];-[.R41])" office:value-type="float" office:value="-20" calcext:value-type="float">
            <text:p>-20</text:p>
          </table:table-cell>
          <table:table-cell/>
          <table:table-cell table:formula="of:=RANK([.AA41];[.AA34:.AA43])+2" office:value-type="float" office:value="4" calcext:value-type="float">
            <text:p>4</text:p>
          </table:table-cell>
          <table:table-cell table:style-name="ce81" table:formula="of:=RAND()" office:value-type="float" office:value="0.964496431872965" calcext:value-type="float">
            <text:p>0,964496431872965</text:p>
          </table:table-cell>
          <table:table-cell table:formula="of:=RANK([.AC41];[.AC34:.AC43])+2" office:value-type="float" office:value="9" calcext:value-type="float">
            <text:p>9</text:p>
          </table:table-cell>
          <table:table-cell table:style-name="ce81" table:formula="of:=RAND()" office:value-type="float" office:value="0.336539838814667" calcext:value-type="float">
            <text:p>0,336539838814667</text:p>
          </table:table-cell>
          <table:table-cell table:formula="of:=RANK([.AE41];[.AE36:.AE41])" office:value-type="float" office:value="2" calcext:value-type="float">
            <text:p>2</text:p>
          </table:table-cell>
          <table:table-cell table:style-name="ce81" table:formula="of:=RAND()" office:value-type="float" office:value="0.977491533657317" calcext:value-type="float">
            <text:p>0,977491533657317</text:p>
          </table:table-cell>
          <table:table-cell table:number-columns-repeated="993"/>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number-columns-repeated="4"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number-columns-repeated="5" table:style-name="ce15"/>
          <table:table-cell table:number-columns-repeated="6"/>
          <table:table-cell table:formula="of:=RANK([.AA42];[.AA34:.AA43])+2" office:value-type="float" office:value="5" calcext:value-type="float">
            <text:p>5</text:p>
          </table:table-cell>
          <table:table-cell table:style-name="ce81" table:formula="of:=RAND()" office:value-type="float" office:value="0.738753116479308" calcext:value-type="float">
            <text:p>0,738753116479308</text:p>
          </table:table-cell>
          <table:table-cell table:formula="of:=RANK([.AC42];[.AC34:.AC43])+2" office:value-type="float" office:value="11" calcext:value-type="float">
            <text:p>11</text:p>
          </table:table-cell>
          <table:table-cell table:style-name="ce81" table:formula="of:=RAND()" office:value-type="float" office:value="0.0900777626809043" calcext:value-type="float">
            <text:p>0,0900777626809043</text:p>
          </table:table-cell>
          <table:table-cell table:number-columns-repeated="995"/>
        </table:table-row>
        <table:table-row table:style-name="ro4">
          <table:table-cell table:number-columns-repeated="25"/>
          <table:table-cell table:formula="of:=RANK([.AA43];[.AA34:.AA43])+2" office:value-type="float" office:value="8" calcext:value-type="float">
            <text:p>8</text:p>
          </table:table-cell>
          <table:table-cell table:style-name="ce81" table:formula="of:=RAND()" office:value-type="float" office:value="0.323050357165265" calcext:value-type="float">
            <text:p>0,323050357165265</text:p>
          </table:table-cell>
          <table:table-cell table:formula="of:=RANK([.AC43];[.AC34:.AC43])+2" office:value-type="float" office:value="6" calcext:value-type="float">
            <text:p>6</text:p>
          </table:table-cell>
          <table:table-cell table:style-name="ce81" table:formula="of:=RAND()" office:value-type="float" office:value="0.460627739759878" calcext:value-type="float">
            <text:p>0,460627739759878</text:p>
          </table:table-cell>
          <table:table-cell table:number-columns-repeated="995"/>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Jaune" table:style-name="ta2" table:print-ranges="'Ceinture Jaune'.A1:'Ceinture Jaune'.R44 'Ceinture Jaune'.T1:'Ceinture Jaune'.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2" form:id="control2"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Jaune?language=Basic&amp;location=document" xlink:type="simple"/>
              </office:event-listeners>
            </form:button>
          </form:form>
        </office:forms>
        <table:shapes>
          <draw:control draw:z-index="0" draw:style-name="gr2" draw:text-style-name="P1" svg:width="1.651cm" svg:height="0.749cm" svg:x="45.502cm" svg:y="0.12cm" draw:control="control2"/>
        </table:shapes>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1" table:default-cell-style-name="Default"/>
        <table:table-column table:style-name="co31" table:default-cell-style-name="Default"/>
        <table:table-column table:style-name="co32" table:default-cell-style-name="Default"/>
        <table:table-column table:style-name="co3" table:default-cell-style-name="Default"/>
        <table:table-column table:style-name="co33" table:default-cell-style-name="Default"/>
        <table:table-column table:style-name="co34" table:default-cell-style-name="Default"/>
        <table:table-column table:style-name="co4" table:default-cell-style-name="Default"/>
        <table:table-column table:style-name="co35" table:default-cell-style-name="Default"/>
        <table:table-column table:style-name="co36" table:default-cell-style-name="Default"/>
        <table:table-column table:style-name="co37" table:default-cell-style-name="Default"/>
        <table:table-column table:style-name="co15" table:default-cell-style-name="Default"/>
        <table:table-column table:style-name="co38" table:default-cell-style-name="Default"/>
        <table:table-column table:style-name="co39" table:default-cell-style-name="Default"/>
        <table:table-column table:style-name="co40" table:default-cell-style-name="Default"/>
        <table:table-column table:style-name="co18" table:default-cell-style-name="Default"/>
        <table:table-column table:style-name="co41" table:default-cell-style-name="Default"/>
        <table:table-column table:style-name="co4" table:default-cell-style-name="Default"/>
        <table:table-column table:style-name="co39" table:default-cell-style-name="Default"/>
        <table:table-column table:style-name="co4" table:default-cell-style-name="Default"/>
        <table:table-column table:style-name="co21" table:default-cell-style-name="Default"/>
        <table:table-column table:style-name="co42" table:default-cell-style-name="Default"/>
        <table:table-column table:style-name="co25" table:default-cell-style-name="Default"/>
        <table:table-column table:style-name="co43" table:default-cell-style-name="Default"/>
        <table:table-column table:style-name="co4" table:number-columns-repeated="996" table:default-cell-style-name="Default"/>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xt:span text:style-name="T6">TEST 3</text:span><text:span text:style-name="T7">e</text:span><text:span text:style-name="T6"> - Date : ………………</text:span></text:p>
          </table:table-cell>
          <table:covered-table-cell table:number-columns-repeated="5" table:style-name="ce5"/>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4" table:style-name="ce5"/>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Z1];[.Z1:.Z10])+2" office:value-type="float" office:value="6" calcext:value-type="float">
            <text:p>6</text:p>
          </table:table-cell>
          <table:table-cell table:style-name="ce81" table:formula="of:=RAND()" office:value-type="float" office:value="0.588337186378809" calcext:value-type="float">
            <text:p>0,588337186378809</text:p>
          </table:table-cell>
          <table:table-cell table:number-columns-repeated="998"/>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16"/>
          <table:covered-table-cell table:style-name="ce8"/>
          <table:covered-table-cell/>
          <table:table-cell table:style-name="ce54" office:value-type="string" calcext:value-type="string" table:number-columns-spanned="4" table:number-rows-spanned="1">
            <text:p>Classe :</text:p>
          </table:table-cell>
          <table:covered-table-cell table:number-columns-repeated="2" table:style-name="ce54"/>
          <table:covered-table-cell table:style-name="ce79"/>
          <table:table-cell table:style-name="ce22" table:formula="of:=&quot;v&quot;&amp;ROUND(RAND()*10000;0)" office:value-type="string" office:string-value="v6270" calcext:value-type="string">
            <text:p>v6270</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Z2];[.Z1:.Z10])+2" office:value-type="float" office:value="10" calcext:value-type="float">
            <text:p>10</text:p>
          </table:table-cell>
          <table:table-cell table:style-name="ce81" table:formula="of:=RAND()" office:value-type="float" office:value="0.0602919357093458" calcext:value-type="float">
            <text:p>0,0602919357093458</text:p>
          </table:table-cell>
          <table:table-cell table:number-columns-repeated="998"/>
        </table:table-row>
        <table:table-row table:style-name="ro2">
          <table:table-cell table:style-name="ce3" office:value-type="string" calcext:value-type="string" table:number-columns-spanned="4" table:number-rows-spanned="1">
            <text:p>Trouver le produit</text:p>
          </table:table-cell>
          <table:covered-table-cell table:number-columns-repeated="3" table:style-name="ce6"/>
          <table:table-cell table:style-name="ce37" office:value-type="string" calcext:value-type="string" table:number-columns-spanned="4" table:number-rows-spanned="1">
            <text:p>Multiplier, diviser par 10, 100, 1000</text:p>
          </table:table-cell>
          <table:covered-table-cell table:number-columns-repeated="3" table:style-name="ce38"/>
          <table:table-cell table:style-name="ce3" office:value-type="string" calcext:value-type="string" table:number-columns-spanned="4" table:number-rows-spanned="1">
            <text:p>Calculer 20 % 30 % …</text:p>
          </table:table-cell>
          <table:covered-table-cell table:number-columns-repeated="3" table:style-name="ce6"/>
          <table:table-cell table:style-name="ce55" office:value-type="string" calcext:value-type="string" table:number-columns-spanned="6" table:number-rows-spanned="1">
            <text:p>Produits de relatifs</text:p>
          </table:table-cell>
          <table:covered-table-cell table:number-columns-repeated="5" table:style-name="ce38"/>
          <table:table-cell table:style-name="ce81"/>
          <table:table-cell table:style-name="ce82" office:value-type="string" calcext:value-type="string">
            <text:p>3<text:span text:style-name="T2">e</text:span></text:p>
          </table:table-cell>
          <table:table-cell table:style-name="ce87" table:formula="of:=[.R1]" office:value-type="string" office:string-value="AA" calcext:value-type="string">
            <text:p>AA</text:p>
          </table:table-cell>
          <table:table-cell table:style-name="ce29"/>
          <table:table-cell table:style-name="ce92" table:formula="of:=[.R2]" office:value-type="string" office:string-value="v6270" calcext:value-type="string">
            <text:p>v6270</text:p>
          </table:table-cell>
          <table:table-cell table:style-name="ce81"/>
          <table:table-cell table:formula="of:=RANK([.Z3];[.Z1:.Z10])+2" office:value-type="float" office:value="12" calcext:value-type="float">
            <text:p>12</text:p>
          </table:table-cell>
          <table:table-cell table:style-name="ce81" table:formula="of:=RAND()" office:value-type="float" office:value="0.0096143970435599" calcext:value-type="float">
            <text:p>0,0096143970435599</text:p>
          </table:table-cell>
          <table:table-cell table:style-name="ce81" table:formula="of:=RANK([.AB3];[.AB3:.AB8])" office:value-type="float" office:value="2" calcext:value-type="float">
            <text:p>2</text:p>
          </table:table-cell>
          <table:table-cell table:style-name="ce81" table:formula="of:=RAND()" office:value-type="float" office:value="0.57106314679716" calcext:value-type="float">
            <text:p>0,57106314679716</text:p>
          </table:table-cell>
          <table:table-cell table:style-name="ce81" table:number-columns-repeated="996"/>
        </table:table-row>
        <table:table-row table:style-name="ro3">
          <table:table-cell table:style-name="ce4" table:formula="of:=CHOOSE([.Y4];0;0;35;56;64;28;42;63;54;32;72;49)" office:value-type="float" office:value="72" calcext:value-type="float">
            <text:p>7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4]+1)/2;10;100;1000);RANDBETWEEN(1;3))" office:value-type="float" office:value="6.51" calcext:value-type="float">
            <text:p>6,51</text:p>
          </table:table-cell>
          <table:table-cell table:style-name="ce7" table:formula="of:=IF(MOD([.AA4];2);&quot;×&quot;;&quot;÷&quot;)" office:value-type="string" office:string-value="×" calcext:value-type="string">
            <text:p>×</text:p>
          </table:table-cell>
          <table:table-cell table:style-name="ce20" table:formula="of:=CHOOSE(MOD([.AA4]+[.AA3];3)+1;10;100;1000)" office:value-type="float" office:value="10" calcext:value-type="float">
            <text:p>10</text:p>
          </table:table-cell>
          <table:table-cell table:style-name="ce10" office:value-type="string" calcext:value-type="string">
            <text:p>=</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8" calcext:value-type="float">
            <text:p>8</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05" table:formula="of:=IF(ROUND(RAND());RANDBETWEEN(2;10);-1*RANDBETWEEN(2;10))" office:value-type="float" office:value="-6" calcext:value-type="float">
            <text:p>(-6)</text:p>
          </table:table-cell>
          <table:table-cell table:style-name="ce7" office:value-type="string" calcext:value-type="string">
            <text:p>×</text:p>
          </table:table-cell>
          <table:table-cell table:style-name="ce105" table:formula="of:=IF(ROUND(RAND());RANDBETWEEN(2;10);-1*RANDBETWEEN(2;10))" office:value-type="float" office:value="8" calcext:value-type="float">
            <text:p>8</text:p>
          </table:table-cell>
          <table:table-cell table:style-name="ce10" office:value-type="string" calcext:value-type="string">
            <text:p>=</text:p>
          </table:table-cell>
          <table:table-cell/>
          <table:table-cell table:style-name="ce27" table:formula="of:=LOOKUP([.A4];[$'Aide à la génération'.$A$2:$'Aide à la génération'.$A$11];[$'Aide à la génération'.$B$2:$'Aide à la génération'.$B$11])" office:value-type="string" office:string-value="9×8" calcext:value-type="string">
            <text:p>9×8</text:p>
          </table:table-cell>
          <table:table-cell table:style-name="ce48" table:formula="of:=IF([.F4]=&quot;×&quot;;[.E4]*[.G4];ROUND([.E4]/[.G4];7))" office:value-type="float" office:value="65.1" calcext:value-type="float">
            <text:p>65,1</text:p>
          </table:table-cell>
          <table:table-cell table:style-name="ce106" table:formula="of:=[.K4]*[.I4]/100" office:value-type="float" office:value="1.6" calcext:value-type="float">
            <text:p>1,6</text:p>
          </table:table-cell>
          <table:table-cell table:style-name="ce27" table:formula="of:=[.M4]*[.O4]*[.Q4]" office:value-type="float" office:value="240" calcext:value-type="float">
            <text:p>240</text:p>
          </table:table-cell>
          <table:table-cell/>
          <table:table-cell table:formula="of:=RANK([.Z4];[.Z1:.Z10])+2" office:value-type="float" office:value="11" calcext:value-type="float">
            <text:p>11</text:p>
          </table:table-cell>
          <table:table-cell table:style-name="ce81" table:formula="of:=RAND()" office:value-type="float" office:value="0.0218003955338541" calcext:value-type="float">
            <text:p>0,0218003955338541</text:p>
          </table:table-cell>
          <table:table-cell table:formula="of:=RANK([.AB4];[.AB3:.AB8])" office:value-type="float" office:value="1" calcext:value-type="float">
            <text:p>1</text:p>
          </table:table-cell>
          <table:table-cell table:style-name="ce81" table:formula="of:=RAND()" office:value-type="float" office:value="0.763359958488821" calcext:value-type="float">
            <text:p>0,763359958488821</text:p>
          </table:table-cell>
          <table:table-cell table:number-columns-repeated="996"/>
        </table:table-row>
        <table:table-row table:style-name="ro3">
          <table:table-cell table:style-name="ce4" table:formula="of:=CHOOSE([.Y5];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5]+1)/2;10;100;1000);RANDBETWEEN(1;3))" office:value-type="float" office:value="701.25" calcext:value-type="float">
            <text:p>701,25</text:p>
          </table:table-cell>
          <table:table-cell table:style-name="ce7" table:formula="of:=IF(MOD([.AA5];2);&quot;×&quot;;&quot;÷&quot;)" office:value-type="string" office:string-value="×" calcext:value-type="string">
            <text:p>×</text:p>
          </table:table-cell>
          <table:table-cell table:style-name="ce20" table:formula="of:=CHOOSE(MOD([.AA5]+[.AA3];3)+1;10;100;1000)" office:value-type="float" office:value="100" calcext:value-type="float">
            <text:p>100</text:p>
          </table:table-cell>
          <table:table-cell table:style-name="ce10" office:value-type="string" calcext:value-type="string">
            <text:p>=</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196" calcext:value-type="float">
            <text:p>196</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05" table:formula="of:=IF(ROUND(RAND());RANDBETWEEN(2;10);-1*RANDBETWEEN(2;10))" office:value-type="float" office:value="10" calcext:value-type="float">
            <text:p>10</text:p>
          </table:table-cell>
          <table:table-cell table:style-name="ce7" office:value-type="string" calcext:value-type="string">
            <text:p>×</text:p>
          </table:table-cell>
          <table:table-cell table:style-name="ce105" table:formula="of:=IF(ROUND(RAND());RANDBETWEEN(2;10);-1*RANDBETWEEN(2;10))" office:value-type="float" office:value="7" calcext:value-type="float">
            <text:p>7</text:p>
          </table:table-cell>
          <table:table-cell table:style-name="ce10" office:value-type="string" calcext:value-type="string">
            <text:p>=</text:p>
          </table:table-cell>
          <table:table-cell/>
          <table:table-cell table:style-name="ce27" table:formula="of:=LOOKUP([.A5];[$'Aide à la génération'.$A$2:$'Aide à la génération'.$A$11];[$'Aide à la génération'.$B$2:$'Aide à la génération'.$B$11])" office:value-type="string" office:string-value="9×7" calcext:value-type="string">
            <text:p>9×7</text:p>
          </table:table-cell>
          <table:table-cell table:style-name="ce48" table:formula="of:=IF([.F5]=&quot;×&quot;;[.E5]*[.G5];ROUND([.E5]/[.G5];7))" office:value-type="float" office:value="70125" calcext:value-type="float">
            <text:p>70 125</text:p>
          </table:table-cell>
          <table:table-cell table:style-name="ce106" table:formula="of:=[.K5]*[.I5]/100" office:value-type="float" office:value="78.4" calcext:value-type="float">
            <text:p>78,4</text:p>
          </table:table-cell>
          <table:table-cell table:style-name="ce27" table:formula="of:=[.M5]*[.O5]*[.Q5]" office:value-type="float" office:value="210" calcext:value-type="float">
            <text:p>210</text:p>
          </table:table-cell>
          <table:table-cell/>
          <table:table-cell table:formula="of:=RANK([.Z5];[.Z1:.Z10])+2" office:value-type="float" office:value="8" calcext:value-type="float">
            <text:p>8</text:p>
          </table:table-cell>
          <table:table-cell table:style-name="ce81" table:formula="of:=RAND()" office:value-type="float" office:value="0.312642353268323" calcext:value-type="float">
            <text:p>0,312642353268323</text:p>
          </table:table-cell>
          <table:table-cell table:formula="of:=RANK([.AB5];[.AB3:.AB8])" office:value-type="float" office:value="5" calcext:value-type="float">
            <text:p>5</text:p>
          </table:table-cell>
          <table:table-cell table:style-name="ce81" table:formula="of:=RAND()" office:value-type="float" office:value="0.41131707534776" calcext:value-type="float">
            <text:p>0,41131707534776</text:p>
          </table:table-cell>
          <table:table-cell table:number-columns-repeated="996"/>
        </table:table-row>
        <table:table-row table:style-name="ro3">
          <table:table-cell table:style-name="ce4" table:formula="of:=CHOOSE([.Y6];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6]+1)/2;10;100;1000);RANDBETWEEN(1;3))" office:value-type="float" office:value="68.56" calcext:value-type="float">
            <text:p>68,56</text:p>
          </table:table-cell>
          <table:table-cell table:style-name="ce7" table:formula="of:=IF(MOD([.AA6];2);&quot;×&quot;;&quot;÷&quot;)" office:value-type="string" office:string-value="÷" calcext:value-type="string">
            <text:p>÷</text:p>
          </table:table-cell>
          <table:table-cell table:style-name="ce20" table:formula="of:=CHOOSE(MOD([.AA6]+[.AA3];3)+1;10;100;1000)" office:value-type="float" office:value="1000" calcext:value-type="float">
            <text:p>1000</text:p>
          </table:table-cell>
          <table:table-cell table:style-name="ce10" office:value-type="string" calcext:value-type="string">
            <text:p>=</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204" calcext:value-type="float">
            <text:p>204</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05" table:formula="of:=IF(ROUND(RAND());RANDBETWEEN(2;10);-1*RANDBETWEEN(2;10))" office:value-type="float" office:value="5" calcext:value-type="float">
            <text:p>5</text:p>
          </table:table-cell>
          <table:table-cell table:style-name="ce7" office:value-type="string" calcext:value-type="string">
            <text:p>×</text:p>
          </table:table-cell>
          <table:table-cell table:style-name="ce105" table:formula="of:=IF(ROUND(RAND());RANDBETWEEN(2;10);-1*RANDBETWEEN(2;10))" office:value-type="float" office:value="-10" calcext:value-type="float">
            <text:p>(-10)</text:p>
          </table:table-cell>
          <table:table-cell table:style-name="ce10" office:value-type="string" calcext:value-type="string">
            <text:p>=</text:p>
          </table:table-cell>
          <table:table-cell/>
          <table:table-cell table:style-name="ce27" table:formula="of:=LOOKUP([.A6];[$'Aide à la génération'.$A$2:$'Aide à la génération'.$A$11];[$'Aide à la génération'.$B$2:$'Aide à la génération'.$B$11])" office:value-type="string" office:string-value="7×5" calcext:value-type="string">
            <text:p>7×5</text:p>
          </table:table-cell>
          <table:table-cell table:style-name="ce48" table:formula="of:=IF([.F6]=&quot;×&quot;;[.E6]*[.G6];ROUND([.E6]/[.G6];7))" office:value-type="float" office:value="0.06856" calcext:value-type="float">
            <text:p>0,06856</text:p>
          </table:table-cell>
          <table:table-cell table:style-name="ce106" table:formula="of:=[.K6]*[.I6]/100" office:value-type="float" office:value="40.8" calcext:value-type="float">
            <text:p>40,8</text:p>
          </table:table-cell>
          <table:table-cell table:style-name="ce27" table:formula="of:=[.M6]*[.O6]*[.Q6]" office:value-type="float" office:value="-200" calcext:value-type="float">
            <text:p>-200</text:p>
          </table:table-cell>
          <table:table-cell/>
          <table:table-cell table:formula="of:=RANK([.Z6];[.Z1:.Z10])+2" office:value-type="float" office:value="3" calcext:value-type="float">
            <text:p>3</text:p>
          </table:table-cell>
          <table:table-cell table:style-name="ce81" table:formula="of:=RAND()" office:value-type="float" office:value="0.974186359533618" calcext:value-type="float">
            <text:p>0,974186359533618</text:p>
          </table:table-cell>
          <table:table-cell table:formula="of:=RANK([.AB6];[.AB3:.AB8])" office:value-type="float" office:value="6" calcext:value-type="float">
            <text:p>6</text:p>
          </table:table-cell>
          <table:table-cell table:style-name="ce81" table:formula="of:=RAND()" office:value-type="float" office:value="0.00241147261930021" calcext:value-type="float">
            <text:p>0,00241147261930021</text:p>
          </table:table-cell>
          <table:table-cell table:number-columns-repeated="996"/>
        </table:table-row>
        <table:table-row table:style-name="ro3">
          <table:table-cell table:style-name="ce4" table:formula="of:=CHOOSE([.Y7];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7]+1)/2;10;100;1000);RANDBETWEEN(1;3))" office:value-type="float" office:value="68.17" calcext:value-type="float">
            <text:p>68,17</text:p>
          </table:table-cell>
          <table:table-cell table:style-name="ce7" table:formula="of:=IF(MOD([.AA7];2);&quot;×&quot;;&quot;÷&quot;)" office:value-type="string" office:string-value="×" calcext:value-type="string">
            <text:p>×</text:p>
          </table:table-cell>
          <table:table-cell table:style-name="ce20" table:formula="of:=CHOOSE(MOD([.AA7]+[.AA3];3)+1;10;100;1000)" office:value-type="float" office:value="1000" calcext:value-type="float">
            <text:p>1000</text:p>
          </table:table-cell>
          <table:table-cell table:style-name="ce10"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12" calcext:value-type="float">
            <text:p>12</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05" table:formula="of:=IF(ROUND(RAND());RANDBETWEEN(2;10);-1*RANDBETWEEN(2;10))" office:value-type="float" office:value="9" calcext:value-type="float">
            <text:p>9</text:p>
          </table:table-cell>
          <table:table-cell table:style-name="ce7" office:value-type="string" calcext:value-type="string">
            <text:p>×</text:p>
          </table:table-cell>
          <table:table-cell table:style-name="ce105" table:formula="of:=IF(ROUND(RAND());RANDBETWEEN(2;10);-1*RANDBETWEEN(2;10))" office:value-type="float" office:value="7" calcext:value-type="float">
            <text:p>7</text:p>
          </table:table-cell>
          <table:table-cell table:style-name="ce10" office:value-type="string" calcext:value-type="string">
            <text:p>=</text:p>
          </table:table-cell>
          <table:table-cell/>
          <table:table-cell table:style-name="ce27" table:formula="of:=LOOKUP([.A7];[$'Aide à la génération'.$A$2:$'Aide à la génération'.$A$11];[$'Aide à la génération'.$B$2:$'Aide à la génération'.$B$11])" office:value-type="string" office:string-value="8×8" calcext:value-type="string">
            <text:p>8×8</text:p>
          </table:table-cell>
          <table:table-cell table:style-name="ce48" table:formula="of:=IF([.F7]=&quot;×&quot;;[.E7]*[.G7];ROUND([.E7]/[.G7];7))" office:value-type="float" office:value="68170" calcext:value-type="float">
            <text:p>68 170</text:p>
          </table:table-cell>
          <table:table-cell table:style-name="ce106" table:formula="of:=[.K7]*[.I7]/100" office:value-type="float" office:value="1.2" calcext:value-type="float">
            <text:p>1,2</text:p>
          </table:table-cell>
          <table:table-cell table:style-name="ce27" table:formula="of:=[.M7]*[.O7]*[.Q7]" office:value-type="float" office:value="-252" calcext:value-type="float">
            <text:p>-252</text:p>
          </table:table-cell>
          <table:table-cell/>
          <table:table-cell table:formula="of:=RANK([.Z7];[.Z1:.Z10])+2" office:value-type="float" office:value="5" calcext:value-type="float">
            <text:p>5</text:p>
          </table:table-cell>
          <table:table-cell table:style-name="ce81" table:formula="of:=RAND()" office:value-type="float" office:value="0.607006743210781" calcext:value-type="float">
            <text:p>0,607006743210781</text:p>
          </table:table-cell>
          <table:table-cell table:formula="of:=RANK([.AB7];[.AB3:.AB8])" office:value-type="float" office:value="3" calcext:value-type="float">
            <text:p>3</text:p>
          </table:table-cell>
          <table:table-cell table:style-name="ce81" table:formula="of:=RAND()" office:value-type="float" office:value="0.506950805372395" calcext:value-type="float">
            <text:p>0,506950805372395</text:p>
          </table:table-cell>
          <table:table-cell table:number-columns-repeated="996"/>
        </table:table-row>
        <table:table-row table:style-name="ro3">
          <table:table-cell table:style-name="ce4" table:formula="of:=CHOOSE([.Y8];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8]+1)/2;10;100;1000);RANDBETWEEN(1;3))" office:value-type="float" office:value="65.1" calcext:value-type="float">
            <text:p>65,1</text:p>
          </table:table-cell>
          <table:table-cell table:style-name="ce7" table:formula="of:=IF(MOD([.AA8];2);&quot;×&quot;;&quot;÷&quot;)" office:value-type="string" office:string-value="÷" calcext:value-type="string">
            <text:p>÷</text:p>
          </table:table-cell>
          <table:table-cell table:style-name="ce20" table:formula="of:=CHOOSE(MOD([.AA8]+[.AA3];3)+1;10;100;1000)" office:value-type="float" office:value="10" calcext:value-type="float">
            <text:p>10</text:p>
          </table:table-cell>
          <table:table-cell table:style-name="ce10"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208" calcext:value-type="float">
            <text:p>208</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05" table:formula="of:=IF(ROUND(RAND());RANDBETWEEN(2;10);-1*RANDBETWEEN(2;10))" office:value-type="float" office:value="7" calcext:value-type="float">
            <text:p>7</text:p>
          </table:table-cell>
          <table:table-cell table:style-name="ce7" office:value-type="string" calcext:value-type="string">
            <text:p>×</text:p>
          </table:table-cell>
          <table:table-cell table:style-name="ce105" table:formula="of:=IF(ROUND(RAND());RANDBETWEEN(2;10);-1*RANDBETWEEN(2;10))" office:value-type="float" office:value="-5" calcext:value-type="float">
            <text:p>(-5)</text:p>
          </table:table-cell>
          <table:table-cell table:style-name="ce10" office:value-type="string" calcext:value-type="string">
            <text:p>=</text:p>
          </table:table-cell>
          <table:table-cell/>
          <table:table-cell table:style-name="ce27" table:formula="of:=LOOKUP([.A8];[$'Aide à la génération'.$A$2:$'Aide à la génération'.$A$11];[$'Aide à la génération'.$B$2:$'Aide à la génération'.$B$11])" office:value-type="string" office:string-value="7×6" calcext:value-type="string">
            <text:p>7×6</text:p>
          </table:table-cell>
          <table:table-cell table:style-name="ce48" table:formula="of:=IF([.F8]=&quot;×&quot;;[.E8]*[.G8];ROUND([.E8]/[.G8];7))" office:value-type="float" office:value="6.51" calcext:value-type="float">
            <text:p>6,51</text:p>
          </table:table-cell>
          <table:table-cell table:style-name="ce106" table:formula="of:=[.K8]*[.I8]/100" office:value-type="float" office:value="20.8" calcext:value-type="float">
            <text:p>20,8</text:p>
          </table:table-cell>
          <table:table-cell table:style-name="ce27" table:formula="of:=[.M8]*[.O8]*[.Q8]" office:value-type="float" office:value="70" calcext:value-type="float">
            <text:p>70</text:p>
          </table:table-cell>
          <table:table-cell/>
          <table:table-cell table:formula="of:=RANK([.Z8];[.Z1:.Z10])+2" office:value-type="float" office:value="7" calcext:value-type="float">
            <text:p>7</text:p>
          </table:table-cell>
          <table:table-cell table:style-name="ce81" table:formula="of:=RAND()" office:value-type="float" office:value="0.422085075186157" calcext:value-type="float">
            <text:p>0,422085075186157</text:p>
          </table:table-cell>
          <table:table-cell table:formula="of:=RANK([.AB8];[.AB3:.AB8])" office:value-type="float" office:value="4" calcext:value-type="float">
            <text:p>4</text:p>
          </table:table-cell>
          <table:table-cell table:style-name="ce81" table:formula="of:=RAND()" office:value-type="float" office:value="0.474456934829707" calcext:value-type="float">
            <text:p>0,474456934829707</text:p>
          </table:table-cell>
          <table:table-cell table:number-columns-repeated="996"/>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number-columns-repeated="5" table:style-name="ce15"/>
          <table:table-cell table:number-columns-repeated="6"/>
          <table:table-cell table:formula="of:=RANK([.Z9];[.Z1:.Z10])+2" office:value-type="float" office:value="9" calcext:value-type="float">
            <text:p>9</text:p>
          </table:table-cell>
          <table:table-cell table:style-name="ce81" table:formula="of:=RAND()" office:value-type="float" office:value="0.071223331580794" calcext:value-type="float">
            <text:p>0,071223331580794</text:p>
          </table:table-cell>
          <table:table-cell table:number-columns-repeated="998"/>
        </table:table-row>
        <table:table-row table:style-name="ro4">
          <table:table-cell table:number-columns-repeated="24"/>
          <table:table-cell table:formula="of:=RANK([.Z10];[.Z1:.Z10])+2" office:value-type="float" office:value="4" calcext:value-type="float">
            <text:p>4</text:p>
          </table:table-cell>
          <table:table-cell table:style-name="ce81" table:formula="of:=RAND()" office:value-type="float" office:value="0.798728964998373" calcext:value-type="float">
            <text:p>0,798728964998373</text:p>
          </table:table-cell>
          <table:table-cell table:number-columns-repeated="998"/>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xt:span text:style-name="T6">TEST 3</text:span><text:span text:style-name="T7">e</text:span><text:span text:style-name="T6"> - Date : ………………</text:span></text:p>
          </table:table-cell>
          <table:covered-table-cell table:number-columns-repeated="5" table:style-name="ce5"/>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4" table:style-name="ce5"/>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Z12];[.Z12:.Z21])+2" office:value-type="float" office:value="4" calcext:value-type="float">
            <text:p>4</text:p>
          </table:table-cell>
          <table:table-cell table:style-name="ce81" table:formula="of:=RAND()" office:value-type="float" office:value="0.831117085051284" calcext:value-type="float">
            <text:p>0,831117085051284</text:p>
          </table:table-cell>
          <table:table-cell table:number-columns-repeated="998"/>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16"/>
          <table:covered-table-cell table:style-name="ce8"/>
          <table:covered-table-cell/>
          <table:table-cell table:style-name="ce54" office:value-type="string" calcext:value-type="string" table:number-columns-spanned="4" table:number-rows-spanned="1">
            <text:p>Classe :</text:p>
          </table:table-cell>
          <table:covered-table-cell table:number-columns-repeated="2" table:style-name="ce54"/>
          <table:covered-table-cell table:style-name="ce79"/>
          <table:table-cell table:style-name="ce22" table:formula="of:=[.$R$2]" office:value-type="string" office:string-value="v6270" calcext:value-type="string">
            <text:p>v6270</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Z13];[.Z12:.Z21])+2" office:value-type="float" office:value="9" calcext:value-type="float">
            <text:p>9</text:p>
          </table:table-cell>
          <table:table-cell table:style-name="ce81" table:formula="of:=RAND()" office:value-type="float" office:value="0.420287757245527" calcext:value-type="float">
            <text:p>0,420287757245527</text:p>
          </table:table-cell>
          <table:table-cell table:number-columns-repeated="998"/>
        </table:table-row>
        <table:table-row table:style-name="ro3">
          <table:table-cell table:style-name="ce3" office:value-type="string" calcext:value-type="string" table:number-columns-spanned="4" table:number-rows-spanned="1">
            <text:p>Trouver le produit</text:p>
          </table:table-cell>
          <table:covered-table-cell table:number-columns-repeated="3" table:style-name="ce6"/>
          <table:table-cell table:style-name="ce37" office:value-type="string" calcext:value-type="string" table:number-columns-spanned="4" table:number-rows-spanned="1">
            <text:p>Multiplier, diviser par 10, 100, 1000</text:p>
          </table:table-cell>
          <table:covered-table-cell table:number-columns-repeated="3" table:style-name="ce38"/>
          <table:table-cell table:style-name="ce3" office:value-type="string" calcext:value-type="string" table:number-columns-spanned="4" table:number-rows-spanned="1">
            <text:p>Calculer 20 % 30 % …</text:p>
          </table:table-cell>
          <table:covered-table-cell table:number-columns-repeated="3" table:style-name="ce6"/>
          <table:table-cell table:style-name="ce55" office:value-type="string" calcext:value-type="string" table:number-columns-spanned="6" table:number-rows-spanned="1">
            <text:p>Produits de relatifs</text:p>
          </table:table-cell>
          <table:covered-table-cell table:number-columns-repeated="5" table:style-name="ce38"/>
          <table:table-cell table:style-name="ce81"/>
          <table:table-cell table:style-name="ce82" office:value-type="string" calcext:value-type="string">
            <text:p>3<text:span text:style-name="T2">e</text:span></text:p>
          </table:table-cell>
          <table:table-cell table:style-name="ce87" table:formula="of:=[.R12]" office:value-type="string" office:string-value="AB" calcext:value-type="string">
            <text:p>AB</text:p>
          </table:table-cell>
          <table:table-cell table:style-name="ce29"/>
          <table:table-cell table:style-name="ce92" table:formula="of:=[.R13]" office:value-type="string" office:string-value="v6270" calcext:value-type="string">
            <text:p>v6270</text:p>
          </table:table-cell>
          <table:table-cell table:style-name="ce81"/>
          <table:table-cell table:formula="of:=RANK([.Z14];[.Z12:.Z21])+2" office:value-type="float" office:value="8" calcext:value-type="float">
            <text:p>8</text:p>
          </table:table-cell>
          <table:table-cell table:style-name="ce81" table:formula="of:=RAND()" office:value-type="float" office:value="0.441910450277494" calcext:value-type="float">
            <text:p>0,441910450277494</text:p>
          </table:table-cell>
          <table:table-cell table:style-name="ce81" table:formula="of:=RANK([.AB14];[.AB14:.AB19])" office:value-type="float" office:value="3" calcext:value-type="float">
            <text:p>3</text:p>
          </table:table-cell>
          <table:table-cell table:style-name="ce81" table:formula="of:=RAND()" office:value-type="float" office:value="0.479240730181359" calcext:value-type="float">
            <text:p>0,479240730181359</text:p>
          </table:table-cell>
          <table:table-cell table:number-columns-repeated="996"/>
        </table:table-row>
        <table:table-row table:style-name="ro3">
          <table:table-cell table:style-name="ce4" table:formula="of:=CHOOSE([.Y15];0;0;35;56;64;28;42;63;54;32;72;49)" office:value-type="float" office:value="72" calcext:value-type="float">
            <text:p>7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15]+1)/2;10;100;1000);RANDBETWEEN(1;3))" office:value-type="float" office:value="244.68" calcext:value-type="float">
            <text:p>244,68</text:p>
          </table:table-cell>
          <table:table-cell table:style-name="ce7" table:formula="of:=IF(MOD([.AA15];2);&quot;×&quot;;&quot;÷&quot;)" office:value-type="string" office:string-value="×" calcext:value-type="string">
            <text:p>×</text:p>
          </table:table-cell>
          <table:table-cell table:style-name="ce20" table:formula="of:=CHOOSE(MOD([.AA15]+[.AA14];3)+1;10;100;1000)" office:value-type="float" office:value="1000" calcext:value-type="float">
            <text:p>1000</text:p>
          </table:table-cell>
          <table:table-cell table:style-name="ce10" office:value-type="string" calcext:value-type="string">
            <text:p>=</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56" calcext:value-type="float">
            <text:p>156</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05" table:formula="of:=IF(ROUND(RAND());RANDBETWEEN(2;10);-1*RANDBETWEEN(2;10))" office:value-type="float" office:value="-8" calcext:value-type="float">
            <text:p>(-8)</text:p>
          </table:table-cell>
          <table:table-cell table:style-name="ce7" office:value-type="string" calcext:value-type="string">
            <text:p>×</text:p>
          </table:table-cell>
          <table:table-cell table:style-name="ce105" table:formula="of:=IF(ROUND(RAND());RANDBETWEEN(2;10);-1*RANDBETWEEN(2;10))" office:value-type="float" office:value="-6" calcext:value-type="float">
            <text:p>(-6)</text:p>
          </table:table-cell>
          <table:table-cell table:style-name="ce10" office:value-type="string" calcext:value-type="string">
            <text:p>=</text:p>
          </table:table-cell>
          <table:table-cell/>
          <table:table-cell table:style-name="ce27" table:formula="of:=LOOKUP([.A15];[$'Aide à la génération'.$A$2:$'Aide à la génération'.$A$11];[$'Aide à la génération'.$B$2:$'Aide à la génération'.$B$11])" office:value-type="string" office:string-value="9×8" calcext:value-type="string">
            <text:p>9×8</text:p>
          </table:table-cell>
          <table:table-cell table:style-name="ce48" table:formula="of:=IF([.F15]=&quot;×&quot;;[.E15]*[.G15];ROUND([.E15]/[.G15];7))" office:value-type="float" office:value="244680" calcext:value-type="float">
            <text:p>244 680</text:p>
          </table:table-cell>
          <table:table-cell table:style-name="ce106" table:formula="of:=[.K15]*[.I15]/100" office:value-type="float" office:value="31.2" calcext:value-type="float">
            <text:p>31,2</text:p>
          </table:table-cell>
          <table:table-cell table:style-name="ce27" table:formula="of:=[.M15]*[.O15]*[.Q15]" office:value-type="float" office:value="-144" calcext:value-type="float">
            <text:p>-144</text:p>
          </table:table-cell>
          <table:table-cell/>
          <table:table-cell table:formula="of:=RANK([.Z15];[.Z12:.Z21])+2" office:value-type="float" office:value="11" calcext:value-type="float">
            <text:p>11</text:p>
          </table:table-cell>
          <table:table-cell table:style-name="ce81" table:formula="of:=RAND()" office:value-type="float" office:value="0.391164161164019" calcext:value-type="float">
            <text:p>0,391164161164019</text:p>
          </table:table-cell>
          <table:table-cell table:formula="of:=RANK([.AB15];[.AB14:.AB19])" office:value-type="float" office:value="5" calcext:value-type="float">
            <text:p>5</text:p>
          </table:table-cell>
          <table:table-cell table:style-name="ce81" table:formula="of:=RAND()" office:value-type="float" office:value="0.315887642600556" calcext:value-type="float">
            <text:p>0,315887642600556</text:p>
          </table:table-cell>
          <table:table-cell table:number-columns-repeated="996"/>
        </table:table-row>
        <table:table-row table:style-name="ro3">
          <table:table-cell table:style-name="ce4" table:formula="of:=CHOOSE([.Y16];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16]+1)/2;10;100;1000);RANDBETWEEN(1;3))" office:value-type="float" office:value="7.4" calcext:value-type="float">
            <text:p>7,4</text:p>
          </table:table-cell>
          <table:table-cell table:style-name="ce7" table:formula="of:=IF(MOD([.AA16];2);&quot;×&quot;;&quot;÷&quot;)" office:value-type="string" office:string-value="×" calcext:value-type="string">
            <text:p>×</text:p>
          </table:table-cell>
          <table:table-cell table:style-name="ce20" table:formula="of:=CHOOSE(MOD([.AA16]+[.AA14];3)+1;10;100;1000)" office:value-type="float" office:value="100" calcext:value-type="float">
            <text:p>100</text:p>
          </table:table-cell>
          <table:table-cell table:style-name="ce10"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80" calcext:value-type="float">
            <text:p>380</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05" table:formula="of:=IF(ROUND(RAND());RANDBETWEEN(2;10);-1*RANDBETWEEN(2;10))" office:value-type="float" office:value="9" calcext:value-type="float">
            <text:p>9</text:p>
          </table:table-cell>
          <table:table-cell table:style-name="ce7" office:value-type="string" calcext:value-type="string">
            <text:p>×</text:p>
          </table:table-cell>
          <table:table-cell table:style-name="ce105" table:formula="of:=IF(ROUND(RAND());RANDBETWEEN(2;10);-1*RANDBETWEEN(2;10))" office:value-type="float" office:value="5" calcext:value-type="float">
            <text:p>5</text:p>
          </table:table-cell>
          <table:table-cell table:style-name="ce10" office:value-type="string" calcext:value-type="string">
            <text:p>=</text:p>
          </table:table-cell>
          <table:table-cell/>
          <table:table-cell table:style-name="ce27" table:formula="of:=LOOKUP([.A16];[$'Aide à la génération'.$A$2:$'Aide à la génération'.$A$11];[$'Aide à la génération'.$B$2:$'Aide à la génération'.$B$11])" office:value-type="string" office:string-value="8×4" calcext:value-type="string">
            <text:p>8×4</text:p>
          </table:table-cell>
          <table:table-cell table:style-name="ce48" table:formula="of:=IF([.F16]=&quot;×&quot;;[.E16]*[.G16];ROUND([.E16]/[.G16];7))" office:value-type="float" office:value="740" calcext:value-type="float">
            <text:p>740</text:p>
          </table:table-cell>
          <table:table-cell table:style-name="ce106" table:formula="of:=[.K16]*[.I16]/100" office:value-type="float" office:value="114" calcext:value-type="float">
            <text:p>114</text:p>
          </table:table-cell>
          <table:table-cell table:style-name="ce27" table:formula="of:=[.M16]*[.O16]*[.Q16]" office:value-type="float" office:value="-135" calcext:value-type="float">
            <text:p>-135</text:p>
          </table:table-cell>
          <table:table-cell/>
          <table:table-cell table:formula="of:=RANK([.Z16];[.Z12:.Z21])+2" office:value-type="float" office:value="10" calcext:value-type="float">
            <text:p>10</text:p>
          </table:table-cell>
          <table:table-cell table:style-name="ce81" table:formula="of:=RAND()" office:value-type="float" office:value="0.415660184311317" calcext:value-type="float">
            <text:p>0,415660184311317</text:p>
          </table:table-cell>
          <table:table-cell table:formula="of:=RANK([.AB16];[.AB14:.AB19])" office:value-type="float" office:value="1" calcext:value-type="float">
            <text:p>1</text:p>
          </table:table-cell>
          <table:table-cell table:style-name="ce81" table:formula="of:=RAND()" office:value-type="float" office:value="0.650587527588816" calcext:value-type="float">
            <text:p>0,650587527588816</text:p>
          </table:table-cell>
          <table:table-cell table:number-columns-repeated="996"/>
        </table:table-row>
        <table:table-row table:style-name="ro3">
          <table:table-cell table:style-name="ce4" table:formula="of:=CHOOSE([.Y17];0;0;35;56;64;28;42;63;54;32;72;49)"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17]+1)/2;10;100;1000);RANDBETWEEN(1;3))" office:value-type="float" office:value="9.8" calcext:value-type="float">
            <text:p>9,8</text:p>
          </table:table-cell>
          <table:table-cell table:style-name="ce7" table:formula="of:=IF(MOD([.AA17];2);&quot;×&quot;;&quot;÷&quot;)" office:value-type="string" office:string-value="÷" calcext:value-type="string">
            <text:p>÷</text:p>
          </table:table-cell>
          <table:table-cell table:style-name="ce20" table:formula="of:=CHOOSE(MOD([.AA17]+[.AA14];3)+1;10;100;1000)" office:value-type="float" office:value="1000" calcext:value-type="float">
            <text:p>1000</text:p>
          </table:table-cell>
          <table:table-cell table:style-name="ce10"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40" calcext:value-type="float">
            <text:p>140</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05" table:formula="of:=IF(ROUND(RAND());RANDBETWEEN(2;10);-1*RANDBETWEEN(2;10))" office:value-type="float" office:value="-9" calcext:value-type="float">
            <text:p>(-9)</text:p>
          </table:table-cell>
          <table:table-cell table:style-name="ce7" office:value-type="string" calcext:value-type="string">
            <text:p>×</text:p>
          </table:table-cell>
          <table:table-cell table:style-name="ce105" table:formula="of:=IF(ROUND(RAND());RANDBETWEEN(2;10);-1*RANDBETWEEN(2;10))" office:value-type="float" office:value="-7" calcext:value-type="float">
            <text:p>(-7)</text:p>
          </table:table-cell>
          <table:table-cell table:style-name="ce10" office:value-type="string" calcext:value-type="string">
            <text:p>=</text:p>
          </table:table-cell>
          <table:table-cell/>
          <table:table-cell table:style-name="ce27" table:formula="of:=LOOKUP([.A17];[$'Aide à la génération'.$A$2:$'Aide à la génération'.$A$11];[$'Aide à la génération'.$B$2:$'Aide à la génération'.$B$11])" office:value-type="string" office:string-value="7×7" calcext:value-type="string">
            <text:p>7×7</text:p>
          </table:table-cell>
          <table:table-cell table:style-name="ce48" table:formula="of:=IF([.F17]=&quot;×&quot;;[.E17]*[.G17];ROUND([.E17]/[.G17];7))" office:value-type="float" office:value="0.0098" calcext:value-type="float">
            <text:p>0,0098</text:p>
          </table:table-cell>
          <table:table-cell table:style-name="ce106" table:formula="of:=[.K17]*[.I17]/100" office:value-type="float" office:value="42" calcext:value-type="float">
            <text:p>42</text:p>
          </table:table-cell>
          <table:table-cell table:style-name="ce27" table:formula="of:=[.M17]*[.O17]*[.Q17]" office:value-type="float" office:value="-126" calcext:value-type="float">
            <text:p>-126</text:p>
          </table:table-cell>
          <table:table-cell/>
          <table:table-cell table:formula="of:=RANK([.Z17];[.Z12:.Z21])+2" office:value-type="float" office:value="12" calcext:value-type="float">
            <text:p>12</text:p>
          </table:table-cell>
          <table:table-cell table:style-name="ce81" table:formula="of:=RAND()" office:value-type="float" office:value="0.179132250403998" calcext:value-type="float">
            <text:p>0,179132250403998</text:p>
          </table:table-cell>
          <table:table-cell table:formula="of:=RANK([.AB17];[.AB14:.AB19])" office:value-type="float" office:value="2" calcext:value-type="float">
            <text:p>2</text:p>
          </table:table-cell>
          <table:table-cell table:style-name="ce81" table:formula="of:=RAND()" office:value-type="float" office:value="0.605577542168603" calcext:value-type="float">
            <text:p>0,605577542168603</text:p>
          </table:table-cell>
          <table:table-cell table:number-columns-repeated="996"/>
        </table:table-row>
        <table:table-row table:style-name="ro3">
          <table:table-cell table:style-name="ce4" table:formula="of:=CHOOSE([.Y18];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18]+1)/2;10;100;1000);RANDBETWEEN(1;3))" office:value-type="float" office:value="11.1" calcext:value-type="float">
            <text:p>11,1</text:p>
          </table:table-cell>
          <table:table-cell table:style-name="ce7" table:formula="of:=IF(MOD([.AA18];2);&quot;×&quot;;&quot;÷&quot;)" office:value-type="string" office:string-value="÷" calcext:value-type="string">
            <text:p>÷</text:p>
          </table:table-cell>
          <table:table-cell table:style-name="ce20" table:formula="of:=CHOOSE(MOD([.AA18]+[.AA14];3)+1;10;100;1000)" office:value-type="float" office:value="10" calcext:value-type="float">
            <text:p>10</text:p>
          </table:table-cell>
          <table:table-cell table:style-name="ce10"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304" calcext:value-type="float">
            <text:p>304</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05" table:formula="of:=IF(ROUND(RAND());RANDBETWEEN(2;10);-1*RANDBETWEEN(2;10))" office:value-type="float" office:value="-8" calcext:value-type="float">
            <text:p>(-8)</text:p>
          </table:table-cell>
          <table:table-cell table:style-name="ce7" office:value-type="string" calcext:value-type="string">
            <text:p>×</text:p>
          </table:table-cell>
          <table:table-cell table:style-name="ce105" table:formula="of:=IF(ROUND(RAND());RANDBETWEEN(2;10);-1*RANDBETWEEN(2;10))" office:value-type="float" office:value="-6" calcext:value-type="float">
            <text:p>(-6)</text:p>
          </table:table-cell>
          <table:table-cell table:style-name="ce10" office:value-type="string" calcext:value-type="string">
            <text:p>=</text:p>
          </table:table-cell>
          <table:table-cell/>
          <table:table-cell table:style-name="ce27" table:formula="of:=LOOKUP([.A18];[$'Aide à la génération'.$A$2:$'Aide à la génération'.$A$11];[$'Aide à la génération'.$B$2:$'Aide à la génération'.$B$11])" office:value-type="string" office:string-value="7×5" calcext:value-type="string">
            <text:p>7×5</text:p>
          </table:table-cell>
          <table:table-cell table:style-name="ce48" table:formula="of:=IF([.F18]=&quot;×&quot;;[.E18]*[.G18];ROUND([.E18]/[.G18];7))" office:value-type="float" office:value="1.11" calcext:value-type="float">
            <text:p>1,11</text:p>
          </table:table-cell>
          <table:table-cell table:style-name="ce106" table:formula="of:=[.K18]*[.I18]/100" office:value-type="float" office:value="30.4" calcext:value-type="float">
            <text:p>30,4</text:p>
          </table:table-cell>
          <table:table-cell table:style-name="ce27" table:formula="of:=[.M18]*[.O18]*[.Q18]" office:value-type="float" office:value="-240" calcext:value-type="float">
            <text:p>-240</text:p>
          </table:table-cell>
          <table:table-cell/>
          <table:table-cell table:formula="of:=RANK([.Z18];[.Z12:.Z21])+2" office:value-type="float" office:value="3" calcext:value-type="float">
            <text:p>3</text:p>
          </table:table-cell>
          <table:table-cell table:style-name="ce81" table:formula="of:=RAND()" office:value-type="float" office:value="0.85210071934339" calcext:value-type="float">
            <text:p>0,85210071934339</text:p>
          </table:table-cell>
          <table:table-cell table:formula="of:=RANK([.AB18];[.AB14:.AB19])" office:value-type="float" office:value="6" calcext:value-type="float">
            <text:p>6</text:p>
          </table:table-cell>
          <table:table-cell table:style-name="ce81" table:formula="of:=RAND()" office:value-type="float" office:value="0.149598268112664" calcext:value-type="float">
            <text:p>0,149598268112664</text:p>
          </table:table-cell>
          <table:table-cell table:number-columns-repeated="996"/>
        </table:table-row>
        <table:table-row table:style-name="ro3">
          <table:table-cell table:style-name="ce4" table:formula="of:=CHOOSE([.Y19];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19]+1)/2;10;100;1000);RANDBETWEEN(1;3))" office:value-type="float" office:value="37.139" calcext:value-type="float">
            <text:p>37,139</text:p>
          </table:table-cell>
          <table:table-cell table:style-name="ce7" table:formula="of:=IF(MOD([.AA19];2);&quot;×&quot;;&quot;÷&quot;)" office:value-type="string" office:string-value="÷" calcext:value-type="string">
            <text:p>÷</text:p>
          </table:table-cell>
          <table:table-cell table:style-name="ce20" table:formula="of:=CHOOSE(MOD([.AA19]+[.AA14];3)+1;10;100;1000)" office:value-type="float" office:value="100" calcext:value-type="float">
            <text:p>100</text:p>
          </table:table-cell>
          <table:table-cell table:style-name="ce10" office:value-type="string" calcext:value-type="string">
            <text:p>=</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240" calcext:value-type="float">
            <text:p>240</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05" table:formula="of:=IF(ROUND(RAND());RANDBETWEEN(2;10);-1*RANDBETWEEN(2;10))" office:value-type="float" office:value="-8" calcext:value-type="float">
            <text:p>(-8)</text:p>
          </table:table-cell>
          <table:table-cell table:style-name="ce7" office:value-type="string" calcext:value-type="string">
            <text:p>×</text:p>
          </table:table-cell>
          <table:table-cell table:style-name="ce105" table:formula="of:=IF(ROUND(RAND());RANDBETWEEN(2;10);-1*RANDBETWEEN(2;10))" office:value-type="float" office:value="5" calcext:value-type="float">
            <text:p>5</text:p>
          </table:table-cell>
          <table:table-cell table:style-name="ce10" office:value-type="string" calcext:value-type="string">
            <text:p>=</text:p>
          </table:table-cell>
          <table:table-cell/>
          <table:table-cell table:style-name="ce27" table:formula="of:=LOOKUP([.A19];[$'Aide à la génération'.$A$2:$'Aide à la génération'.$A$11];[$'Aide à la génération'.$B$2:$'Aide à la génération'.$B$11])" office:value-type="string" office:string-value="7×4" calcext:value-type="string">
            <text:p>7×4</text:p>
          </table:table-cell>
          <table:table-cell table:style-name="ce48" table:formula="of:=IF([.F19]=&quot;×&quot;;[.E19]*[.G19];ROUND([.E19]/[.G19];7))" office:value-type="float" office:value="0.37139" calcext:value-type="float">
            <text:p>0,37139</text:p>
          </table:table-cell>
          <table:table-cell table:style-name="ce106" table:formula="of:=[.K19]*[.I19]/100" office:value-type="float" office:value="96" calcext:value-type="float">
            <text:p>96</text:p>
          </table:table-cell>
          <table:table-cell table:style-name="ce27" table:formula="of:=[.M19]*[.O19]*[.Q19]" office:value-type="float" office:value="-80" calcext:value-type="float">
            <text:p>-80</text:p>
          </table:table-cell>
          <table:table-cell/>
          <table:table-cell table:formula="of:=RANK([.Z19];[.Z12:.Z21])+2" office:value-type="float" office:value="6" calcext:value-type="float">
            <text:p>6</text:p>
          </table:table-cell>
          <table:table-cell table:style-name="ce81" table:formula="of:=RAND()" office:value-type="float" office:value="0.491646323662167" calcext:value-type="float">
            <text:p>0,491646323662167</text:p>
          </table:table-cell>
          <table:table-cell table:formula="of:=RANK([.AB19];[.AB14:.AB19])" office:value-type="float" office:value="4" calcext:value-type="float">
            <text:p>4</text:p>
          </table:table-cell>
          <table:table-cell table:style-name="ce81" table:formula="of:=RAND()" office:value-type="float" office:value="0.447855697138464" calcext:value-type="float">
            <text:p>0,447855697138464</text:p>
          </table:table-cell>
          <table:table-cell table:number-columns-repeated="996"/>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number-columns-repeated="5" table:style-name="ce15"/>
          <table:table-cell table:number-columns-repeated="6"/>
          <table:table-cell table:formula="of:=RANK([.Z20];[.Z12:.Z21])+2" office:value-type="float" office:value="7" calcext:value-type="float">
            <text:p>7</text:p>
          </table:table-cell>
          <table:table-cell table:style-name="ce81" table:formula="of:=RAND()" office:value-type="float" office:value="0.448677311998379" calcext:value-type="float">
            <text:p>0,448677311998379</text:p>
          </table:table-cell>
          <table:table-cell table:number-columns-repeated="998"/>
        </table:table-row>
        <table:table-row table:style-name="ro4">
          <table:table-cell table:number-columns-repeated="24"/>
          <table:table-cell table:formula="of:=RANK([.Z21];[.Z12:.Z21])+2" office:value-type="float" office:value="5" calcext:value-type="float">
            <text:p>5</text:p>
          </table:table-cell>
          <table:table-cell table:style-name="ce81" table:formula="of:=RAND()" office:value-type="float" office:value="0.519607799704099" calcext:value-type="float">
            <text:p>0,519607799704099</text:p>
          </table:table-cell>
          <table:table-cell table:number-columns-repeated="998"/>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xt:span text:style-name="T6">TEST 3</text:span><text:span text:style-name="T7">e</text:span><text:span text:style-name="T6"> - Date : ………………</text:span></text:p>
          </table:table-cell>
          <table:covered-table-cell table:number-columns-repeated="5" table:style-name="ce5"/>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4" table:style-name="ce5"/>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Z23];[.Z23:.Z32])+2" office:value-type="float" office:value="9" calcext:value-type="float">
            <text:p>9</text:p>
          </table:table-cell>
          <table:table-cell table:style-name="ce81" table:formula="of:=RAND()" office:value-type="float" office:value="0.278566494356774" calcext:value-type="float">
            <text:p>0,278566494356774</text:p>
          </table:table-cell>
          <table:table-cell table:number-columns-repeated="998"/>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16"/>
          <table:covered-table-cell table:style-name="ce8"/>
          <table:covered-table-cell/>
          <table:table-cell table:style-name="ce54" office:value-type="string" calcext:value-type="string" table:number-columns-spanned="4" table:number-rows-spanned="1">
            <text:p>Classe :</text:p>
          </table:table-cell>
          <table:covered-table-cell table:number-columns-repeated="2" table:style-name="ce54"/>
          <table:covered-table-cell table:style-name="ce79"/>
          <table:table-cell table:style-name="ce22" table:formula="of:=[.$R$2]" office:value-type="string" office:string-value="v6270" calcext:value-type="string">
            <text:p>v6270</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Z24];[.Z23:.Z32])+2" office:value-type="float" office:value="4" calcext:value-type="float">
            <text:p>4</text:p>
          </table:table-cell>
          <table:table-cell table:style-name="ce81" table:formula="of:=RAND()" office:value-type="float" office:value="0.861760815159349" calcext:value-type="float">
            <text:p>0,861760815159349</text:p>
          </table:table-cell>
          <table:table-cell table:number-columns-repeated="998"/>
        </table:table-row>
        <table:table-row table:style-name="ro3">
          <table:table-cell table:style-name="ce3" office:value-type="string" calcext:value-type="string" table:number-columns-spanned="4" table:number-rows-spanned="1">
            <text:p>Trouver le produit</text:p>
          </table:table-cell>
          <table:covered-table-cell table:number-columns-repeated="3" table:style-name="ce6"/>
          <table:table-cell table:style-name="ce37" office:value-type="string" calcext:value-type="string" table:number-columns-spanned="4" table:number-rows-spanned="1">
            <text:p>Multiplier, diviser par 10, 100, 1000</text:p>
          </table:table-cell>
          <table:covered-table-cell table:number-columns-repeated="3" table:style-name="ce38"/>
          <table:table-cell table:style-name="ce3" office:value-type="string" calcext:value-type="string" table:number-columns-spanned="4" table:number-rows-spanned="1">
            <text:p>Calculer 20 % 30 % …</text:p>
          </table:table-cell>
          <table:covered-table-cell table:number-columns-repeated="3" table:style-name="ce6"/>
          <table:table-cell table:style-name="ce55" office:value-type="string" calcext:value-type="string" table:number-columns-spanned="6" table:number-rows-spanned="1">
            <text:p>Produits de relatifs</text:p>
          </table:table-cell>
          <table:covered-table-cell table:number-columns-repeated="5" table:style-name="ce38"/>
          <table:table-cell table:style-name="ce81"/>
          <table:table-cell table:style-name="ce82" office:value-type="string" calcext:value-type="string">
            <text:p>3<text:span text:style-name="T2">e</text:span></text:p>
          </table:table-cell>
          <table:table-cell table:style-name="ce87" table:formula="of:=[.R23]" office:value-type="string" office:string-value="AC" calcext:value-type="string">
            <text:p>AC</text:p>
          </table:table-cell>
          <table:table-cell table:style-name="ce29"/>
          <table:table-cell table:style-name="ce92" table:formula="of:=[.R24]" office:value-type="string" office:string-value="v6270" calcext:value-type="string">
            <text:p>v6270</text:p>
          </table:table-cell>
          <table:table-cell table:style-name="ce81"/>
          <table:table-cell table:formula="of:=RANK([.Z25];[.Z23:.Z32])+2" office:value-type="float" office:value="11" calcext:value-type="float">
            <text:p>11</text:p>
          </table:table-cell>
          <table:table-cell table:style-name="ce81" table:formula="of:=RAND()" office:value-type="float" office:value="0.116956663728898" calcext:value-type="float">
            <text:p>0,116956663728898</text:p>
          </table:table-cell>
          <table:table-cell table:style-name="ce81" table:formula="of:=RANK([.AB25];[.AB25:.AB30])" office:value-type="float" office:value="6" calcext:value-type="float">
            <text:p>6</text:p>
          </table:table-cell>
          <table:table-cell table:style-name="ce81" table:formula="of:=RAND()" office:value-type="float" office:value="0.165520655316608" calcext:value-type="float">
            <text:p>0,165520655316608</text:p>
          </table:table-cell>
          <table:table-cell table:number-columns-repeated="996"/>
        </table:table-row>
        <table:table-row table:style-name="ro3">
          <table:table-cell table:style-name="ce4" table:formula="of:=CHOOSE([.Y26];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26]+1)/2;10;100;1000);RANDBETWEEN(1;3))" office:value-type="float" office:value="0.24" calcext:value-type="float">
            <text:p>0,24</text:p>
          </table:table-cell>
          <table:table-cell table:style-name="ce7" table:formula="of:=IF(MOD([.AA26];2);&quot;×&quot;;&quot;÷&quot;)" office:value-type="string" office:string-value="×" calcext:value-type="string">
            <text:p>×</text:p>
          </table:table-cell>
          <table:table-cell table:style-name="ce20" table:formula="of:=CHOOSE(MOD([.AA26]+[.AA25];3)+1;10;100;1000)" office:value-type="float" office:value="100" calcext:value-type="float">
            <text:p>100</text:p>
          </table:table-cell>
          <table:table-cell table:style-name="ce10"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384" calcext:value-type="float">
            <text:p>384</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05" table:formula="of:=IF(ROUND(RAND());RANDBETWEEN(2;10);-1*RANDBETWEEN(2;10))" office:value-type="float" office:value="-8" calcext:value-type="float">
            <text:p>(-8)</text:p>
          </table:table-cell>
          <table:table-cell table:style-name="ce7" office:value-type="string" calcext:value-type="string">
            <text:p>×</text:p>
          </table:table-cell>
          <table:table-cell table:style-name="ce105" table:formula="of:=IF(ROUND(RAND());RANDBETWEEN(2;10);-1*RANDBETWEEN(2;10))" office:value-type="float" office:value="-2" calcext:value-type="float">
            <text:p>(-2)</text:p>
          </table:table-cell>
          <table:table-cell table:style-name="ce10" office:value-type="string" calcext:value-type="string">
            <text:p>=</text:p>
          </table:table-cell>
          <table:table-cell/>
          <table:table-cell table:style-name="ce27" table:formula="of:=LOOKUP([.A26];[$'Aide à la génération'.$A$2:$'Aide à la génération'.$A$11];[$'Aide à la génération'.$B$2:$'Aide à la génération'.$B$11])" office:value-type="string" office:string-value="8×8" calcext:value-type="string">
            <text:p>8×8</text:p>
          </table:table-cell>
          <table:table-cell table:style-name="ce48" table:formula="of:=IF([.F26]=&quot;×&quot;;[.E26]*[.G26];ROUND([.E26]/[.G26];7))" office:value-type="float" office:value="24" calcext:value-type="float">
            <text:p>24</text:p>
          </table:table-cell>
          <table:table-cell table:style-name="ce106" table:formula="of:=[.K26]*[.I26]/100" office:value-type="float" office:value="38.4" calcext:value-type="float">
            <text:p>38,4</text:p>
          </table:table-cell>
          <table:table-cell table:style-name="ce27" table:formula="of:=[.M26]*[.O26]*[.Q26]" office:value-type="float" office:value="-80" calcext:value-type="float">
            <text:p>-80</text:p>
          </table:table-cell>
          <table:table-cell/>
          <table:table-cell table:formula="of:=RANK([.Z26];[.Z23:.Z32])+2" office:value-type="float" office:value="5" calcext:value-type="float">
            <text:p>5</text:p>
          </table:table-cell>
          <table:table-cell table:style-name="ce81" table:formula="of:=RAND()" office:value-type="float" office:value="0.701334790722314" calcext:value-type="float">
            <text:p>0,701334790722314</text:p>
          </table:table-cell>
          <table:table-cell table:formula="of:=RANK([.AB26];[.AB25:.AB30])" office:value-type="float" office:value="1" calcext:value-type="float">
            <text:p>1</text:p>
          </table:table-cell>
          <table:table-cell table:style-name="ce81" table:formula="of:=RAND()" office:value-type="float" office:value="0.819829258522017" calcext:value-type="float">
            <text:p>0,819829258522017</text:p>
          </table:table-cell>
          <table:table-cell table:number-columns-repeated="996"/>
        </table:table-row>
        <table:table-row table:style-name="ro3">
          <table:table-cell table:style-name="ce4" table:formula="of:=CHOOSE([.Y27];0;0;35;56;64;28;42;63;54;32;72;49)" office:value-type="float" office:value="42" calcext:value-type="float">
            <text:p>4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27]+1)/2;10;100;1000);RANDBETWEEN(1;3))" office:value-type="float" office:value="8.35" calcext:value-type="float">
            <text:p>8,35</text:p>
          </table:table-cell>
          <table:table-cell table:style-name="ce7" table:formula="of:=IF(MOD([.AA27];2);&quot;×&quot;;&quot;÷&quot;)" office:value-type="string" office:string-value="÷" calcext:value-type="string">
            <text:p>÷</text:p>
          </table:table-cell>
          <table:table-cell table:style-name="ce20" table:formula="of:=CHOOSE(MOD([.AA27]+[.AA25];3)+1;10;100;1000)" office:value-type="float" office:value="1000" calcext:value-type="float">
            <text:p>1000</text:p>
          </table:table-cell>
          <table:table-cell table:style-name="ce10" office:value-type="string" calcext:value-type="string">
            <text:p>=</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72" calcext:value-type="float">
            <text:p>172</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05" table:formula="of:=IF(ROUND(RAND());RANDBETWEEN(2;10);-1*RANDBETWEEN(2;10))" office:value-type="float" office:value="7" calcext:value-type="float">
            <text:p>7</text:p>
          </table:table-cell>
          <table:table-cell table:style-name="ce7" office:value-type="string" calcext:value-type="string">
            <text:p>×</text:p>
          </table:table-cell>
          <table:table-cell table:style-name="ce105" table:formula="of:=IF(ROUND(RAND());RANDBETWEEN(2;10);-1*RANDBETWEEN(2;10))" office:value-type="float" office:value="-3" calcext:value-type="float">
            <text:p>(-3)</text:p>
          </table:table-cell>
          <table:table-cell table:style-name="ce10" office:value-type="string" calcext:value-type="string">
            <text:p>=</text:p>
          </table:table-cell>
          <table:table-cell/>
          <table:table-cell table:style-name="ce27" table:formula="of:=LOOKUP([.A27];[$'Aide à la génération'.$A$2:$'Aide à la génération'.$A$11];[$'Aide à la génération'.$B$2:$'Aide à la génération'.$B$11])" office:value-type="string" office:string-value="7×6" calcext:value-type="string">
            <text:p>7×6</text:p>
          </table:table-cell>
          <table:table-cell table:style-name="ce48" table:formula="of:=IF([.F27]=&quot;×&quot;;[.E27]*[.G27];ROUND([.E27]/[.G27];7))" office:value-type="float" office:value="0.00835" calcext:value-type="float">
            <text:p>0,00835</text:p>
          </table:table-cell>
          <table:table-cell table:style-name="ce106" table:formula="of:=[.K27]*[.I27]/100" office:value-type="float" office:value="34.4" calcext:value-type="float">
            <text:p>34,4</text:p>
          </table:table-cell>
          <table:table-cell table:style-name="ce27" table:formula="of:=[.M27]*[.O27]*[.Q27]" office:value-type="float" office:value="63" calcext:value-type="float">
            <text:p>63</text:p>
          </table:table-cell>
          <table:table-cell/>
          <table:table-cell table:formula="of:=RANK([.Z27];[.Z23:.Z32])+2" office:value-type="float" office:value="7" calcext:value-type="float">
            <text:p>7</text:p>
          </table:table-cell>
          <table:table-cell table:style-name="ce81" table:formula="of:=RAND()" office:value-type="float" office:value="0.33260868199295" calcext:value-type="float">
            <text:p>0,33260868199295</text:p>
          </table:table-cell>
          <table:table-cell table:formula="of:=RANK([.AB27];[.AB25:.AB30])" office:value-type="float" office:value="2" calcext:value-type="float">
            <text:p>2</text:p>
          </table:table-cell>
          <table:table-cell table:style-name="ce81" table:formula="of:=RAND()" office:value-type="float" office:value="0.792777431665577" calcext:value-type="float">
            <text:p>0,792777431665577</text:p>
          </table:table-cell>
          <table:table-cell table:number-columns-repeated="996"/>
        </table:table-row>
        <table:table-row table:style-name="ro3">
          <table:table-cell table:style-name="ce4" table:formula="of:=CHOOSE([.Y28];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28]+1)/2;10;100;1000);RANDBETWEEN(1;3))" office:value-type="float" office:value="882.4" calcext:value-type="float">
            <text:p>882,4</text:p>
          </table:table-cell>
          <table:table-cell table:style-name="ce7" table:formula="of:=IF(MOD([.AA28];2);&quot;×&quot;;&quot;÷&quot;)" office:value-type="string" office:string-value="×" calcext:value-type="string">
            <text:p>×</text:p>
          </table:table-cell>
          <table:table-cell table:style-name="ce20" table:formula="of:=CHOOSE(MOD([.AA28]+[.AA25];3)+1;10;100;1000)" office:value-type="float" office:value="1000" calcext:value-type="float">
            <text:p>1000</text:p>
          </table:table-cell>
          <table:table-cell table:style-name="ce10"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204" calcext:value-type="float">
            <text:p>204</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3" calcext:value-type="float">
            <text:p>-3</text:p>
          </table:table-cell>
          <table:table-cell table:style-name="ce7" office:value-type="string" calcext:value-type="string">
            <text:p>×</text:p>
          </table:table-cell>
          <table:table-cell table:style-name="ce105" table:formula="of:=IF(ROUND(RAND());RANDBETWEEN(2;10);-1*RANDBETWEEN(2;10))" office:value-type="float" office:value="3" calcext:value-type="float">
            <text:p>3</text:p>
          </table:table-cell>
          <table:table-cell table:style-name="ce7" office:value-type="string" calcext:value-type="string">
            <text:p>×</text:p>
          </table:table-cell>
          <table:table-cell table:style-name="ce105" table:formula="of:=IF(ROUND(RAND());RANDBETWEEN(2;10);-1*RANDBETWEEN(2;10))" office:value-type="float" office:value="4" calcext:value-type="float">
            <text:p>4</text:p>
          </table:table-cell>
          <table:table-cell table:style-name="ce10" office:value-type="string" calcext:value-type="string">
            <text:p>=</text:p>
          </table:table-cell>
          <table:table-cell/>
          <table:table-cell table:style-name="ce27" table:formula="of:=LOOKUP([.A28];[$'Aide à la génération'.$A$2:$'Aide à la génération'.$A$11];[$'Aide à la génération'.$B$2:$'Aide à la génération'.$B$11])" office:value-type="string" office:string-value="7×4" calcext:value-type="string">
            <text:p>7×4</text:p>
          </table:table-cell>
          <table:table-cell table:style-name="ce48" table:formula="of:=IF([.F28]=&quot;×&quot;;[.E28]*[.G28];ROUND([.E28]/[.G28];7))" office:value-type="float" office:value="882400" calcext:value-type="float">
            <text:p>882 400</text:p>
          </table:table-cell>
          <table:table-cell table:style-name="ce106" table:formula="of:=[.K28]*[.I28]/100" office:value-type="float" office:value="61.2" calcext:value-type="float">
            <text:p>61,2</text:p>
          </table:table-cell>
          <table:table-cell table:style-name="ce27" table:formula="of:=[.M28]*[.O28]*[.Q28]" office:value-type="float" office:value="-36" calcext:value-type="float">
            <text:p>-36</text:p>
          </table:table-cell>
          <table:table-cell/>
          <table:table-cell table:formula="of:=RANK([.Z28];[.Z23:.Z32])+2" office:value-type="float" office:value="6" calcext:value-type="float">
            <text:p>6</text:p>
          </table:table-cell>
          <table:table-cell table:style-name="ce81" table:formula="of:=RAND()" office:value-type="float" office:value="0.339730085326979" calcext:value-type="float">
            <text:p>0,339730085326979</text:p>
          </table:table-cell>
          <table:table-cell table:formula="of:=RANK([.AB28];[.AB25:.AB30])" office:value-type="float" office:value="5" calcext:value-type="float">
            <text:p>5</text:p>
          </table:table-cell>
          <table:table-cell table:style-name="ce81" table:formula="of:=RAND()" office:value-type="float" office:value="0.457480209254924" calcext:value-type="float">
            <text:p>0,457480209254924</text:p>
          </table:table-cell>
          <table:table-cell table:number-columns-repeated="996"/>
        </table:table-row>
        <table:table-row table:style-name="ro3">
          <table:table-cell table:style-name="ce4" table:formula="of:=CHOOSE([.Y29];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29]+1)/2;10;100;1000);RANDBETWEEN(1;3))" office:value-type="float" office:value="66.7" calcext:value-type="float">
            <text:p>66,7</text:p>
          </table:table-cell>
          <table:table-cell table:style-name="ce7" table:formula="of:=IF(MOD([.AA29];2);&quot;×&quot;;&quot;÷&quot;)" office:value-type="string" office:string-value="×" calcext:value-type="string">
            <text:p>×</text:p>
          </table:table-cell>
          <table:table-cell table:style-name="ce20" table:formula="of:=CHOOSE(MOD([.AA29]+[.AA25];3)+1;10;100;1000)" office:value-type="float" office:value="10" calcext:value-type="float">
            <text:p>10</text:p>
          </table:table-cell>
          <table:table-cell table:style-name="ce10" office:value-type="string" calcext:value-type="string">
            <text:p>=</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24" calcext:value-type="float">
            <text:p>24</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05" table:formula="of:=IF(ROUND(RAND());RANDBETWEEN(2;10);-1*RANDBETWEEN(2;10))" office:value-type="float" office:value="-10" calcext:value-type="float">
            <text:p>(-10)</text:p>
          </table:table-cell>
          <table:table-cell table:style-name="ce7" office:value-type="string" calcext:value-type="string">
            <text:p>×</text:p>
          </table:table-cell>
          <table:table-cell table:style-name="ce105" table:formula="of:=IF(ROUND(RAND());RANDBETWEEN(2;10);-1*RANDBETWEEN(2;10))" office:value-type="float" office:value="6" calcext:value-type="float">
            <text:p>6</text:p>
          </table:table-cell>
          <table:table-cell table:style-name="ce10" office:value-type="string" calcext:value-type="string">
            <text:p>=</text:p>
          </table:table-cell>
          <table:table-cell/>
          <table:table-cell table:style-name="ce27" table:formula="of:=LOOKUP([.A29];[$'Aide à la génération'.$A$2:$'Aide à la génération'.$A$11];[$'Aide à la génération'.$B$2:$'Aide à la génération'.$B$11])" office:value-type="string" office:string-value="8×4" calcext:value-type="string">
            <text:p>8×4</text:p>
          </table:table-cell>
          <table:table-cell table:style-name="ce48" table:formula="of:=IF([.F29]=&quot;×&quot;;[.E29]*[.G29];ROUND([.E29]/[.G29];7))" office:value-type="float" office:value="667" calcext:value-type="float">
            <text:p>667</text:p>
          </table:table-cell>
          <table:table-cell table:style-name="ce106" table:formula="of:=[.K29]*[.I29]/100" office:value-type="float" office:value="9.6" calcext:value-type="float">
            <text:p>9,6</text:p>
          </table:table-cell>
          <table:table-cell table:style-name="ce27" table:formula="of:=[.M29]*[.O29]*[.Q29]" office:value-type="float" office:value="240" calcext:value-type="float">
            <text:p>240</text:p>
          </table:table-cell>
          <table:table-cell/>
          <table:table-cell table:formula="of:=RANK([.Z29];[.Z23:.Z32])+2" office:value-type="float" office:value="10" calcext:value-type="float">
            <text:p>10</text:p>
          </table:table-cell>
          <table:table-cell table:style-name="ce81" table:formula="of:=RAND()" office:value-type="float" office:value="0.124657274328305" calcext:value-type="float">
            <text:p>0,124657274328305</text:p>
          </table:table-cell>
          <table:table-cell table:formula="of:=RANK([.AB29];[.AB25:.AB30])" office:value-type="float" office:value="3" calcext:value-type="float">
            <text:p>3</text:p>
          </table:table-cell>
          <table:table-cell table:style-name="ce81" table:formula="of:=RAND()" office:value-type="float" office:value="0.633788537866088" calcext:value-type="float">
            <text:p>0,633788537866088</text:p>
          </table:table-cell>
          <table:table-cell table:number-columns-repeated="996"/>
        </table:table-row>
        <table:table-row table:style-name="ro3">
          <table:table-cell table:style-name="ce4" table:formula="of:=CHOOSE([.Y30];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30]+1)/2;10;100;1000);RANDBETWEEN(1;3))" office:value-type="float" office:value="19.85" calcext:value-type="float">
            <text:p>19,85</text:p>
          </table:table-cell>
          <table:table-cell table:style-name="ce7" table:formula="of:=IF(MOD([.AA30];2);&quot;×&quot;;&quot;÷&quot;)" office:value-type="string" office:string-value="÷" calcext:value-type="string">
            <text:p>÷</text:p>
          </table:table-cell>
          <table:table-cell table:style-name="ce20" table:formula="of:=CHOOSE(MOD([.AA30]+[.AA25];3)+1;10;100;1000)" office:value-type="float" office:value="100" calcext:value-type="float">
            <text:p>100</text:p>
          </table:table-cell>
          <table:table-cell table:style-name="ce10" office:value-type="string" calcext:value-type="string">
            <text:p>=</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24" calcext:value-type="float">
            <text:p>324</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05" table:formula="of:=IF(ROUND(RAND());RANDBETWEEN(2;10);-1*RANDBETWEEN(2;10))" office:value-type="float" office:value="10" calcext:value-type="float">
            <text:p>10</text:p>
          </table:table-cell>
          <table:table-cell table:style-name="ce7" office:value-type="string" calcext:value-type="string">
            <text:p>×</text:p>
          </table:table-cell>
          <table:table-cell table:style-name="ce105" table:formula="of:=IF(ROUND(RAND());RANDBETWEEN(2;10);-1*RANDBETWEEN(2;10))" office:value-type="float" office:value="-6" calcext:value-type="float">
            <text:p>(-6)</text:p>
          </table:table-cell>
          <table:table-cell table:style-name="ce10" office:value-type="string" calcext:value-type="string">
            <text:p>=</text:p>
          </table:table-cell>
          <table:table-cell/>
          <table:table-cell table:style-name="ce27" table:formula="of:=LOOKUP([.A30];[$'Aide à la génération'.$A$2:$'Aide à la génération'.$A$11];[$'Aide à la génération'.$B$2:$'Aide à la génération'.$B$11])" office:value-type="string" office:string-value="7×5" calcext:value-type="string">
            <text:p>7×5</text:p>
          </table:table-cell>
          <table:table-cell table:style-name="ce48" table:formula="of:=IF([.F30]=&quot;×&quot;;[.E30]*[.G30];ROUND([.E30]/[.G30];7))" office:value-type="float" office:value="0.1985" calcext:value-type="float">
            <text:p>0,1985</text:p>
          </table:table-cell>
          <table:table-cell table:style-name="ce106" table:formula="of:=[.K30]*[.I30]/100" office:value-type="float" office:value="64.8" calcext:value-type="float">
            <text:p>64,8</text:p>
          </table:table-cell>
          <table:table-cell table:style-name="ce27" table:formula="of:=[.M30]*[.O30]*[.Q30]" office:value-type="float" office:value="-300" calcext:value-type="float">
            <text:p>-300</text:p>
          </table:table-cell>
          <table:table-cell/>
          <table:table-cell table:formula="of:=RANK([.Z30];[.Z23:.Z32])+2" office:value-type="float" office:value="3" calcext:value-type="float">
            <text:p>3</text:p>
          </table:table-cell>
          <table:table-cell table:style-name="ce81" table:formula="of:=RAND()" office:value-type="float" office:value="0.987845376103879" calcext:value-type="float">
            <text:p>0,987845376103879</text:p>
          </table:table-cell>
          <table:table-cell table:formula="of:=RANK([.AB30];[.AB25:.AB30])" office:value-type="float" office:value="4" calcext:value-type="float">
            <text:p>4</text:p>
          </table:table-cell>
          <table:table-cell table:style-name="ce81" table:formula="of:=RAND()" office:value-type="float" office:value="0.598729074114879" calcext:value-type="float">
            <text:p>0,598729074114879</text:p>
          </table:table-cell>
          <table:table-cell table:number-columns-repeated="996"/>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number-columns-repeated="5" table:style-name="ce15"/>
          <table:table-cell table:number-columns-repeated="6"/>
          <table:table-cell table:formula="of:=RANK([.Z31];[.Z23:.Z32])+2" office:value-type="float" office:value="8" calcext:value-type="float">
            <text:p>8</text:p>
          </table:table-cell>
          <table:table-cell table:style-name="ce81" table:formula="of:=RAND()" office:value-type="float" office:value="0.294478985456437" calcext:value-type="float">
            <text:p>0,294478985456437</text:p>
          </table:table-cell>
          <table:table-cell table:number-columns-repeated="998"/>
        </table:table-row>
        <table:table-row table:style-name="ro4">
          <table:table-cell table:number-columns-repeated="24"/>
          <table:table-cell table:formula="of:=RANK([.Z32];[.Z23:.Z32])+2" office:value-type="float" office:value="12" calcext:value-type="float">
            <text:p>12</text:p>
          </table:table-cell>
          <table:table-cell table:style-name="ce81" table:formula="of:=RAND()" office:value-type="float" office:value="0.0187178110999419" calcext:value-type="float">
            <text:p>0,0187178110999419</text:p>
          </table:table-cell>
          <table:table-cell table:number-columns-repeated="998"/>
        </table:table-row>
        <table:table-row table:style-name="ro5">
          <table:table-cell table:number-columns-repeated="1024"/>
        </table:table-row>
        <table:table-row table:style-name="ro2">
          <table:table-cell table:style-name="ce33" office:value-type="string" calcext:value-type="string" table:number-columns-spanned="4" table:number-rows-spanned="2">
            <text:p>CEINTURE</text:p>
            <text:p>JAUNE</text:p>
          </table:table-cell>
          <table:covered-table-cell table:number-columns-repeated="3"/>
          <table:table-cell table:style-name="ce11" office:value-type="string" calcext:value-type="string" table:number-columns-spanned="7" table:number-rows-spanned="1">
            <text:p><text:span text:style-name="T6">TEST 3</text:span><text:span text:style-name="T7">e</text:span><text:span text:style-name="T6"> - Date : ………………</text:span></text:p>
          </table:table-cell>
          <table:covered-table-cell table:number-columns-repeated="5" table:style-name="ce5"/>
          <table:covered-table-cell/>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number-columns-repeated="4" table:style-name="ce5"/>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Z34];[.Z34:.Z43])+2" office:value-type="float" office:value="4" calcext:value-type="float">
            <text:p>4</text:p>
          </table:table-cell>
          <table:table-cell table:style-name="ce81" table:formula="of:=RAND()" office:value-type="float" office:value="0.862869310756658" calcext:value-type="float">
            <text:p>0,862869310756658</text:p>
          </table:table-cell>
          <table:table-cell table:number-columns-repeated="998"/>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16"/>
          <table:covered-table-cell table:style-name="ce8"/>
          <table:covered-table-cell/>
          <table:table-cell table:style-name="ce54" office:value-type="string" calcext:value-type="string" table:number-columns-spanned="4" table:number-rows-spanned="1">
            <text:p>Classe :</text:p>
          </table:table-cell>
          <table:covered-table-cell table:number-columns-repeated="2" table:style-name="ce54"/>
          <table:covered-table-cell table:style-name="ce79"/>
          <table:table-cell table:style-name="ce22" table:formula="of:=[.$R$2]" office:value-type="string" office:string-value="v6270" calcext:value-type="string">
            <text:p>v6270</text:p>
          </table:table-cell>
          <table:table-cell/>
          <table:table-cell table:style-name="ce25" office:value-type="string" calcext:value-type="string" table:number-columns-spanned="4" table:number-rows-spanned="1">
            <text:p>Correction CEINTURE JAUNE</text:p>
          </table:table-cell>
          <table:covered-table-cell table:style-name="ce28"/>
          <table:covered-table-cell table:style-name="ce30"/>
          <table:covered-table-cell table:style-name="ce31"/>
          <table:table-cell/>
          <table:table-cell table:formula="of:=RANK([.Z35];[.Z34:.Z43])+2" office:value-type="float" office:value="5" calcext:value-type="float">
            <text:p>5</text:p>
          </table:table-cell>
          <table:table-cell table:style-name="ce81" table:formula="of:=RAND()" office:value-type="float" office:value="0.800997049595824" calcext:value-type="float">
            <text:p>0,800997049595824</text:p>
          </table:table-cell>
          <table:table-cell table:number-columns-repeated="998"/>
        </table:table-row>
        <table:table-row table:style-name="ro3">
          <table:table-cell table:style-name="ce3" office:value-type="string" calcext:value-type="string" table:number-columns-spanned="4" table:number-rows-spanned="1">
            <text:p>Trouver le produit</text:p>
          </table:table-cell>
          <table:covered-table-cell table:number-columns-repeated="3" table:style-name="ce6"/>
          <table:table-cell table:style-name="ce37" office:value-type="string" calcext:value-type="string" table:number-columns-spanned="4" table:number-rows-spanned="1">
            <text:p>Multiplier, diviser par 10, 100, 1000</text:p>
          </table:table-cell>
          <table:covered-table-cell table:number-columns-repeated="3" table:style-name="ce38"/>
          <table:table-cell table:style-name="ce3" office:value-type="string" calcext:value-type="string" table:number-columns-spanned="4" table:number-rows-spanned="1">
            <text:p>Calculer 20 % 30 % …</text:p>
          </table:table-cell>
          <table:covered-table-cell table:number-columns-repeated="3" table:style-name="ce6"/>
          <table:table-cell table:style-name="ce55" office:value-type="string" calcext:value-type="string" table:number-columns-spanned="6" table:number-rows-spanned="1">
            <text:p>Produits de relatifs</text:p>
          </table:table-cell>
          <table:covered-table-cell table:number-columns-repeated="5" table:style-name="ce38"/>
          <table:table-cell table:style-name="ce81"/>
          <table:table-cell table:style-name="ce82" office:value-type="string" calcext:value-type="string">
            <text:p>3<text:span text:style-name="T2">e</text:span></text:p>
          </table:table-cell>
          <table:table-cell table:style-name="ce87" table:formula="of:=[.R34]" office:value-type="string" office:string-value="AD" calcext:value-type="string">
            <text:p>AD</text:p>
          </table:table-cell>
          <table:table-cell table:style-name="ce29"/>
          <table:table-cell table:style-name="ce92" table:formula="of:=[.R35]" office:value-type="string" office:string-value="v6270" calcext:value-type="string">
            <text:p>v6270</text:p>
          </table:table-cell>
          <table:table-cell table:style-name="ce81"/>
          <table:table-cell table:formula="of:=RANK([.Z36];[.Z34:.Z43])+2" office:value-type="float" office:value="12" calcext:value-type="float">
            <text:p>12</text:p>
          </table:table-cell>
          <table:table-cell table:style-name="ce81" table:formula="of:=RAND()" office:value-type="float" office:value="0.140076877597113" calcext:value-type="float">
            <text:p>0,140076877597113</text:p>
          </table:table-cell>
          <table:table-cell table:style-name="ce81" table:formula="of:=RANK([.AB36];[.AB36:.AB41])" office:value-type="float" office:value="2" calcext:value-type="float">
            <text:p>2</text:p>
          </table:table-cell>
          <table:table-cell table:style-name="ce81" table:formula="of:=RAND()" office:value-type="float" office:value="0.850105609855804" calcext:value-type="float">
            <text:p>0,850105609855804</text:p>
          </table:table-cell>
          <table:table-cell table:number-columns-repeated="996"/>
        </table:table-row>
        <table:table-row table:style-name="ro3">
          <table:table-cell table:style-name="ce4" table:formula="of:=CHOOSE([.Y37];0;0;35;56;64;28;42;63;54;32;72;49)" office:value-type="float" office:value="72" calcext:value-type="float">
            <text:p>7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37]+1)/2;10;100;1000);RANDBETWEEN(1;3))" office:value-type="float" office:value="757" calcext:value-type="float">
            <text:p>757,0</text:p>
          </table:table-cell>
          <table:table-cell table:style-name="ce7" table:formula="of:=IF(MOD([.AA37];2);&quot;×&quot;;&quot;÷&quot;)" office:value-type="string" office:string-value="×" calcext:value-type="string">
            <text:p>×</text:p>
          </table:table-cell>
          <table:table-cell table:style-name="ce20" table:formula="of:=CHOOSE(MOD([.AA37]+[.AA36];3)+1;10;100;1000)" office:value-type="float" office:value="100" calcext:value-type="float">
            <text:p>100</text:p>
          </table:table-cell>
          <table:table-cell table:style-name="ce10" office:value-type="string" calcext:value-type="string">
            <text:p>=</text:p>
          </table:table-cell>
          <table:table-cell table:style-name="ce51" table:formula="of:=CHOOSE(INT(RAND()*4)+1;10;20;30;40)" office:value-type="float" office:value="10" calcext:value-type="float">
            <text:p>10</text:p>
          </table:table-cell>
          <table:table-cell table:style-name="ce41" office:value-type="string" calcext:value-type="string">
            <text:p>% de</text:p>
          </table:table-cell>
          <table:table-cell table:style-name="ce41" table:formula="of:=4*RANDBETWEEN(2;100)" office:value-type="float" office:value="260" calcext:value-type="float">
            <text:p>260</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105" table:formula="of:=IF(ROUND(RAND());RANDBETWEEN(2;10);-1*RANDBETWEEN(2;10))" office:value-type="float" office:value="-10" calcext:value-type="float">
            <text:p>(-10)</text:p>
          </table:table-cell>
          <table:table-cell table:style-name="ce7" office:value-type="string" calcext:value-type="string">
            <text:p>×</text:p>
          </table:table-cell>
          <table:table-cell table:style-name="ce105" table:formula="of:=IF(ROUND(RAND());RANDBETWEEN(2;10);-1*RANDBETWEEN(2;10))" office:value-type="float" office:value="2" calcext:value-type="float">
            <text:p>2</text:p>
          </table:table-cell>
          <table:table-cell table:style-name="ce10" office:value-type="string" calcext:value-type="string">
            <text:p>=</text:p>
          </table:table-cell>
          <table:table-cell/>
          <table:table-cell table:style-name="ce27" table:formula="of:=LOOKUP([.A37];[$'Aide à la génération'.$A$2:$'Aide à la génération'.$A$11];[$'Aide à la génération'.$B$2:$'Aide à la génération'.$B$11])" office:value-type="string" office:string-value="9×8" calcext:value-type="string">
            <text:p>9×8</text:p>
          </table:table-cell>
          <table:table-cell table:style-name="ce48" table:formula="of:=IF([.F37]=&quot;×&quot;;[.E37]*[.G37];ROUND([.E37]/[.G37];7))" office:value-type="float" office:value="75700" calcext:value-type="float">
            <text:p>75 700</text:p>
          </table:table-cell>
          <table:table-cell table:style-name="ce106" table:formula="of:=[.K37]*[.I37]/100" office:value-type="float" office:value="26" calcext:value-type="float">
            <text:p>26</text:p>
          </table:table-cell>
          <table:table-cell table:style-name="ce27" table:formula="of:=[.M37]*[.O37]*[.Q37]" office:value-type="float" office:value="40" calcext:value-type="float">
            <text:p>40</text:p>
          </table:table-cell>
          <table:table-cell/>
          <table:table-cell table:formula="of:=RANK([.Z37];[.Z34:.Z43])+2" office:value-type="float" office:value="11" calcext:value-type="float">
            <text:p>11</text:p>
          </table:table-cell>
          <table:table-cell table:style-name="ce81" table:formula="of:=RAND()" office:value-type="float" office:value="0.153134850032734" calcext:value-type="float">
            <text:p>0,153134850032734</text:p>
          </table:table-cell>
          <table:table-cell table:formula="of:=RANK([.AB37];[.AB36:.AB41])" office:value-type="float" office:value="5" calcext:value-type="float">
            <text:p>5</text:p>
          </table:table-cell>
          <table:table-cell table:style-name="ce81" table:formula="of:=RAND()" office:value-type="float" office:value="0.327112660286466" calcext:value-type="float">
            <text:p>0,327112660286466</text:p>
          </table:table-cell>
          <table:table-cell table:number-columns-repeated="996"/>
        </table:table-row>
        <table:table-row table:style-name="ro3">
          <table:table-cell table:style-name="ce4" table:formula="of:=CHOOSE([.Y38];0;0;35;56;64;28;42;63;54;32;72;49)" office:value-type="float" office:value="35" calcext:value-type="float">
            <text:p>35</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38]+1)/2;10;100;1000);RANDBETWEEN(1;3))" office:value-type="float" office:value="13.3" calcext:value-type="float">
            <text:p>13,3</text:p>
          </table:table-cell>
          <table:table-cell table:style-name="ce7" table:formula="of:=IF(MOD([.AA38];2);&quot;×&quot;;&quot;÷&quot;)" office:value-type="string" office:string-value="÷" calcext:value-type="string">
            <text:p>÷</text:p>
          </table:table-cell>
          <table:table-cell table:style-name="ce20" table:formula="of:=CHOOSE(MOD([.AA38]+[.AA36];3)+1;10;100;1000)" office:value-type="float" office:value="10" calcext:value-type="float">
            <text:p>10</text:p>
          </table:table-cell>
          <table:table-cell table:style-name="ce10" office:value-type="string" calcext:value-type="string">
            <text:p>=</text:p>
          </table:table-cell>
          <table:table-cell table:style-name="ce51" table:formula="of:=CHOOSE(INT(RAND()*4)+1;10;20;30;40)"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100" calcext:value-type="float">
            <text:p>100</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05" table:formula="of:=IF(ROUND(RAND());RANDBETWEEN(2;10);-1*RANDBETWEEN(2;10))" office:value-type="float" office:value="4" calcext:value-type="float">
            <text:p>4</text:p>
          </table:table-cell>
          <table:table-cell table:style-name="ce7" office:value-type="string" calcext:value-type="string">
            <text:p>×</text:p>
          </table:table-cell>
          <table:table-cell table:style-name="ce105" table:formula="of:=IF(ROUND(RAND());RANDBETWEEN(2;10);-1*RANDBETWEEN(2;10))" office:value-type="float" office:value="6" calcext:value-type="float">
            <text:p>6</text:p>
          </table:table-cell>
          <table:table-cell table:style-name="ce10" office:value-type="string" calcext:value-type="string">
            <text:p>=</text:p>
          </table:table-cell>
          <table:table-cell/>
          <table:table-cell table:style-name="ce27" table:formula="of:=LOOKUP([.A38];[$'Aide à la génération'.$A$2:$'Aide à la génération'.$A$11];[$'Aide à la génération'.$B$2:$'Aide à la génération'.$B$11])" office:value-type="string" office:string-value="7×5" calcext:value-type="string">
            <text:p>7×5</text:p>
          </table:table-cell>
          <table:table-cell table:style-name="ce48" table:formula="of:=IF([.F38]=&quot;×&quot;;[.E38]*[.G38];ROUND([.E38]/[.G38];7))" office:value-type="float" office:value="1.33" calcext:value-type="float">
            <text:p>1,33</text:p>
          </table:table-cell>
          <table:table-cell table:style-name="ce106" table:formula="of:=[.K38]*[.I38]/100" office:value-type="float" office:value="20" calcext:value-type="float">
            <text:p>20</text:p>
          </table:table-cell>
          <table:table-cell table:style-name="ce27" table:formula="of:=[.M38]*[.O38]*[.Q38]" office:value-type="float" office:value="-96" calcext:value-type="float">
            <text:p>-96</text:p>
          </table:table-cell>
          <table:table-cell/>
          <table:table-cell table:formula="of:=RANK([.Z38];[.Z34:.Z43])+2" office:value-type="float" office:value="3" calcext:value-type="float">
            <text:p>3</text:p>
          </table:table-cell>
          <table:table-cell table:style-name="ce81" table:formula="of:=RAND()" office:value-type="float" office:value="0.969930306113559" calcext:value-type="float">
            <text:p>0,969930306113559</text:p>
          </table:table-cell>
          <table:table-cell table:formula="of:=RANK([.AB38];[.AB36:.AB41])" office:value-type="float" office:value="4" calcext:value-type="float">
            <text:p>4</text:p>
          </table:table-cell>
          <table:table-cell table:style-name="ce81" table:formula="of:=RAND()" office:value-type="float" office:value="0.759444139632018" calcext:value-type="float">
            <text:p>0,759444139632018</text:p>
          </table:table-cell>
          <table:table-cell table:number-columns-repeated="996"/>
        </table:table-row>
        <table:table-row table:style-name="ro3">
          <table:table-cell table:style-name="ce4" table:formula="of:=CHOOSE([.Y39];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39]+1)/2;10;100;1000);RANDBETWEEN(1;3))" office:value-type="float" office:value="9.07" calcext:value-type="float">
            <text:p>9,07</text:p>
          </table:table-cell>
          <table:table-cell table:style-name="ce7" table:formula="of:=IF(MOD([.AA39];2);&quot;×&quot;;&quot;÷&quot;)" office:value-type="string" office:string-value="×" calcext:value-type="string">
            <text:p>×</text:p>
          </table:table-cell>
          <table:table-cell table:style-name="ce20" table:formula="of:=CHOOSE(MOD([.AA39]+[.AA36];3)+1;10;100;1000)" office:value-type="float" office:value="10" calcext:value-type="float">
            <text:p>10</text:p>
          </table:table-cell>
          <table:table-cell table:style-name="ce10"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60" calcext:value-type="float">
            <text:p>160</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05" table:formula="of:=IF(ROUND(RAND());RANDBETWEEN(2;10);-1*RANDBETWEEN(2;10))" office:value-type="float" office:value="5" calcext:value-type="float">
            <text:p>5</text:p>
          </table:table-cell>
          <table:table-cell table:style-name="ce7" office:value-type="string" calcext:value-type="string">
            <text:p>×</text:p>
          </table:table-cell>
          <table:table-cell table:style-name="ce105" table:formula="of:=IF(ROUND(RAND());RANDBETWEEN(2;10);-1*RANDBETWEEN(2;10))" office:value-type="float" office:value="-2" calcext:value-type="float">
            <text:p>(-2)</text:p>
          </table:table-cell>
          <table:table-cell table:style-name="ce10" office:value-type="string" calcext:value-type="string">
            <text:p>=</text:p>
          </table:table-cell>
          <table:table-cell/>
          <table:table-cell table:style-name="ce27" table:formula="of:=LOOKUP([.A39];[$'Aide à la génération'.$A$2:$'Aide à la génération'.$A$11];[$'Aide à la génération'.$B$2:$'Aide à la génération'.$B$11])" office:value-type="string" office:string-value="8×4" calcext:value-type="string">
            <text:p>8×4</text:p>
          </table:table-cell>
          <table:table-cell table:style-name="ce48" table:formula="of:=IF([.F39]=&quot;×&quot;;[.E39]*[.G39];ROUND([.E39]/[.G39];7))" office:value-type="float" office:value="90.7" calcext:value-type="float">
            <text:p>90,7</text:p>
          </table:table-cell>
          <table:table-cell table:style-name="ce106" table:formula="of:=[.K39]*[.I39]/100" office:value-type="float" office:value="48" calcext:value-type="float">
            <text:p>48</text:p>
          </table:table-cell>
          <table:table-cell table:style-name="ce27" table:formula="of:=[.M39]*[.O39]*[.Q39]" office:value-type="float" office:value="-50" calcext:value-type="float">
            <text:p>-50</text:p>
          </table:table-cell>
          <table:table-cell/>
          <table:table-cell table:formula="of:=RANK([.Z39];[.Z34:.Z43])+2" office:value-type="float" office:value="10" calcext:value-type="float">
            <text:p>10</text:p>
          </table:table-cell>
          <table:table-cell table:style-name="ce81" table:formula="of:=RAND()" office:value-type="float" office:value="0.154810793075252" calcext:value-type="float">
            <text:p>0,154810793075252</text:p>
          </table:table-cell>
          <table:table-cell table:formula="of:=RANK([.AB39];[.AB36:.AB41])" office:value-type="float" office:value="1" calcext:value-type="float">
            <text:p>1</text:p>
          </table:table-cell>
          <table:table-cell table:style-name="ce81" table:formula="of:=RAND()" office:value-type="float" office:value="0.932868911497682" calcext:value-type="float">
            <text:p>0,932868911497682</text:p>
          </table:table-cell>
          <table:table-cell table:number-columns-repeated="996"/>
        </table:table-row>
        <table:table-row table:style-name="ro3">
          <table:table-cell table:style-name="ce4" table:formula="of:=CHOOSE([.Y40];0;0;35;56;64;28;42;63;54;32;72;49)" office:value-type="float" office:value="63" calcext:value-type="float">
            <text:p>63</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40]+1)/2;10;100;1000);RANDBETWEEN(1;3))" office:value-type="float" office:value="87.83" calcext:value-type="float">
            <text:p>87,83</text:p>
          </table:table-cell>
          <table:table-cell table:style-name="ce7" table:formula="of:=IF(MOD([.AA40];2);&quot;×&quot;;&quot;÷&quot;)" office:value-type="string" office:string-value="×" calcext:value-type="string">
            <text:p>×</text:p>
          </table:table-cell>
          <table:table-cell table:style-name="ce20" table:formula="of:=CHOOSE(MOD([.AA40]+[.AA36];3)+1;10;100;1000)" office:value-type="float" office:value="1000" calcext:value-type="float">
            <text:p>1000</text:p>
          </table:table-cell>
          <table:table-cell table:style-name="ce10" office:value-type="string" calcext:value-type="string">
            <text:p>=</text:p>
          </table:table-cell>
          <table:table-cell table:style-name="ce51" table:formula="of:=CHOOSE(INT(RAND()*4)+1;10;20;30;40)" office:value-type="float" office:value="40" calcext:value-type="float">
            <text:p>40</text:p>
          </table:table-cell>
          <table:table-cell table:style-name="ce41" office:value-type="string" calcext:value-type="string">
            <text:p>% de</text:p>
          </table:table-cell>
          <table:table-cell table:style-name="ce41" table:formula="of:=4*RANDBETWEEN(2;100)" office:value-type="float" office:value="376" calcext:value-type="float">
            <text:p>376</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105" table:formula="of:=IF(ROUND(RAND());RANDBETWEEN(2;10);-1*RANDBETWEEN(2;10))" office:value-type="float" office:value="-2" calcext:value-type="float">
            <text:p>(-2)</text:p>
          </table:table-cell>
          <table:table-cell table:style-name="ce7" office:value-type="string" calcext:value-type="string">
            <text:p>×</text:p>
          </table:table-cell>
          <table:table-cell table:style-name="ce105" table:formula="of:=IF(ROUND(RAND());RANDBETWEEN(2;10);-1*RANDBETWEEN(2;10))" office:value-type="float" office:value="6" calcext:value-type="float">
            <text:p>6</text:p>
          </table:table-cell>
          <table:table-cell table:style-name="ce10" office:value-type="string" calcext:value-type="string">
            <text:p>=</text:p>
          </table:table-cell>
          <table:table-cell/>
          <table:table-cell table:style-name="ce27" table:formula="of:=LOOKUP([.A40];[$'Aide à la génération'.$A$2:$'Aide à la génération'.$A$11];[$'Aide à la génération'.$B$2:$'Aide à la génération'.$B$11])" office:value-type="string" office:string-value="9×7" calcext:value-type="string">
            <text:p>9×7</text:p>
          </table:table-cell>
          <table:table-cell table:style-name="ce48" table:formula="of:=IF([.F40]=&quot;×&quot;;[.E40]*[.G40];ROUND([.E40]/[.G40];7))" office:value-type="float" office:value="87830" calcext:value-type="float">
            <text:p>87 830</text:p>
          </table:table-cell>
          <table:table-cell table:style-name="ce106" table:formula="of:=[.K40]*[.I40]/100" office:value-type="float" office:value="150.4" calcext:value-type="float">
            <text:p>150,4</text:p>
          </table:table-cell>
          <table:table-cell table:style-name="ce27" table:formula="of:=[.M40]*[.O40]*[.Q40]" office:value-type="float" office:value="60" calcext:value-type="float">
            <text:p>60</text:p>
          </table:table-cell>
          <table:table-cell/>
          <table:table-cell table:formula="of:=RANK([.Z40];[.Z34:.Z43])+2" office:value-type="float" office:value="8" calcext:value-type="float">
            <text:p>8</text:p>
          </table:table-cell>
          <table:table-cell table:style-name="ce81" table:formula="of:=RAND()" office:value-type="float" office:value="0.219695278099996" calcext:value-type="float">
            <text:p>0,219695278099996</text:p>
          </table:table-cell>
          <table:table-cell table:formula="of:=RANK([.AB40];[.AB36:.AB41])" office:value-type="float" office:value="3" calcext:value-type="float">
            <text:p>3</text:p>
          </table:table-cell>
          <table:table-cell table:style-name="ce81" table:formula="of:=RAND()" office:value-type="float" office:value="0.846882821825074" calcext:value-type="float">
            <text:p>0,846882821825074</text:p>
          </table:table-cell>
          <table:table-cell table:number-columns-repeated="996"/>
        </table:table-row>
        <table:table-row table:style-name="ro3">
          <table:table-cell table:style-name="ce4" table:formula="of:=CHOOSE([.Y41];0;0;35;56;64;28;42;63;54;32;72;49)" office:value-type="float" office:value="28" calcext:value-type="float">
            <text:p>28</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99" table:formula="of:=ROUND(RAND()*CHOOSE(ROUNDDOWN([.AA41]+1)/2;10;100;1000);RANDBETWEEN(1;3))" office:value-type="float" office:value="895.273" calcext:value-type="float">
            <text:p>895,273</text:p>
          </table:table-cell>
          <table:table-cell table:style-name="ce7" table:formula="of:=IF(MOD([.AA41];2);&quot;×&quot;;&quot;÷&quot;)" office:value-type="string" office:string-value="÷" calcext:value-type="string">
            <text:p>÷</text:p>
          </table:table-cell>
          <table:table-cell table:style-name="ce20" table:formula="of:=CHOOSE(MOD([.AA41]+[.AA36];3)+1;10;100;1000)" office:value-type="float" office:value="1000" calcext:value-type="float">
            <text:p>1000</text:p>
          </table:table-cell>
          <table:table-cell table:style-name="ce10" office:value-type="string" calcext:value-type="string">
            <text:p>=</text:p>
          </table:table-cell>
          <table:table-cell table:style-name="ce51" table:formula="of:=CHOOSE(INT(RAND()*4)+1;10;20;30;40)"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380" calcext:value-type="float">
            <text:p>380</text:p>
          </table:table-cell>
          <table:table-cell table:style-name="ce42" office:value-type="string" calcext:value-type="string">
            <text:p><text:span text:style-name="T8">"</text:span><text:span text:style-name="T9">=</text:span></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105" table:formula="of:=IF(ROUND(RAND());RANDBETWEEN(2;10);-1*RANDBETWEEN(2;10))" office:value-type="float" office:value="-6" calcext:value-type="float">
            <text:p>(-6)</text:p>
          </table:table-cell>
          <table:table-cell table:style-name="ce7" office:value-type="string" calcext:value-type="string">
            <text:p>×</text:p>
          </table:table-cell>
          <table:table-cell table:style-name="ce105" table:formula="of:=IF(ROUND(RAND());RANDBETWEEN(2;10);-1*RANDBETWEEN(2;10))" office:value-type="float" office:value="10" calcext:value-type="float">
            <text:p>10</text:p>
          </table:table-cell>
          <table:table-cell table:style-name="ce10" office:value-type="string" calcext:value-type="string">
            <text:p>=</text:p>
          </table:table-cell>
          <table:table-cell/>
          <table:table-cell table:style-name="ce27" table:formula="of:=LOOKUP([.A41];[$'Aide à la génération'.$A$2:$'Aide à la génération'.$A$11];[$'Aide à la génération'.$B$2:$'Aide à la génération'.$B$11])" office:value-type="string" office:string-value="7×4" calcext:value-type="string">
            <text:p>7×4</text:p>
          </table:table-cell>
          <table:table-cell table:style-name="ce48" table:formula="of:=IF([.F41]=&quot;×&quot;;[.E41]*[.G41];ROUND([.E41]/[.G41];7))" office:value-type="float" office:value="0.895273" calcext:value-type="float">
            <text:p>0,895273</text:p>
          </table:table-cell>
          <table:table-cell table:style-name="ce106" table:formula="of:=[.K41]*[.I41]/100" office:value-type="float" office:value="114" calcext:value-type="float">
            <text:p>114</text:p>
          </table:table-cell>
          <table:table-cell table:style-name="ce27" table:formula="of:=[.M41]*[.O41]*[.Q41]" office:value-type="float" office:value="-240" calcext:value-type="float">
            <text:p>-240</text:p>
          </table:table-cell>
          <table:table-cell/>
          <table:table-cell table:formula="of:=RANK([.Z41];[.Z34:.Z43])+2" office:value-type="float" office:value="6" calcext:value-type="float">
            <text:p>6</text:p>
          </table:table-cell>
          <table:table-cell table:style-name="ce81" table:formula="of:=RAND()" office:value-type="float" office:value="0.741095160286089" calcext:value-type="float">
            <text:p>0,741095160286089</text:p>
          </table:table-cell>
          <table:table-cell table:formula="of:=RANK([.AB41];[.AB36:.AB41])" office:value-type="float" office:value="6" calcext:value-type="float">
            <text:p>6</text:p>
          </table:table-cell>
          <table:table-cell table:style-name="ce81" table:formula="of:=RAND()" office:value-type="float" office:value="0.104473593765806" calcext:value-type="float">
            <text:p>0,104473593765806</text:p>
          </table:table-cell>
          <table:table-cell table:number-columns-repeated="996"/>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number-columns-repeated="5" table:style-name="ce15"/>
          <table:table-cell table:number-columns-repeated="6"/>
          <table:table-cell table:formula="of:=RANK([.Z42];[.Z34:.Z43])+2" office:value-type="float" office:value="9" calcext:value-type="float">
            <text:p>9</text:p>
          </table:table-cell>
          <table:table-cell table:style-name="ce81" table:formula="of:=RAND()" office:value-type="float" office:value="0.181081778535966" calcext:value-type="float">
            <text:p>0,181081778535966</text:p>
          </table:table-cell>
          <table:table-cell table:number-columns-repeated="998"/>
        </table:table-row>
        <table:table-row table:style-name="ro4">
          <table:table-cell table:number-columns-repeated="24"/>
          <table:table-cell table:formula="of:=RANK([.Z43];[.Z34:.Z43])+2" office:value-type="float" office:value="7" calcext:value-type="float">
            <text:p>7</text:p>
          </table:table-cell>
          <table:table-cell table:style-name="ce81" table:formula="of:=RAND()" office:value-type="float" office:value="0.267386208096447" calcext:value-type="float">
            <text:p>0,267386208096447</text:p>
          </table:table-cell>
          <table:table-cell table:number-columns-repeated="998"/>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Orange" table:style-name="ta3" table:print-ranges="'Ceinture Orange'.A1:'Ceinture Orange'.N44 'Ceinture Orange'.P1:'Ceinture Orange'.S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3" form:id="control3"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Orange1?language=Basic&amp;location=document" xlink:type="simple"/>
              </office:event-listeners>
            </form:button>
          </form:form>
        </office:forms>
        <table:shapes>
          <draw:control draw:z-index="0" draw:style-name="gr3" draw:text-style-name="P1" svg:width="1.651cm" svg:height="0.749cm" svg:x="44.874cm" svg:y="0.471cm" draw:control="control3"/>
        </table:shapes>
        <table:table-column table:style-name="co44" table:default-cell-style-name="Default"/>
        <table:table-column table:style-name="co45" table:default-cell-style-name="Default"/>
        <table:table-column table:style-name="co46" table:default-cell-style-name="Default"/>
        <table:table-column table:style-name="co4" table:default-cell-style-name="Default"/>
        <table:table-column table:style-name="co47" table:default-cell-style-name="Default"/>
        <table:table-column table:style-name="co48" table:default-cell-style-name="Default"/>
        <table:table-column table:style-name="co49" table:default-cell-style-name="Default"/>
        <table:table-column table:style-name="co42" table:default-cell-style-name="Default"/>
        <table:table-column table:style-name="co2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18" table:default-cell-style-name="Default"/>
        <table:table-column table:style-name="co56" table:default-cell-style-name="Default"/>
        <table:table-column table:style-name="co57" table:default-cell-style-name="Default"/>
        <table:table-column table:style-name="co39" table:default-cell-style-name="Default"/>
        <table:table-column table:style-name="co58" table:default-cell-style-name="Default"/>
        <table:table-column table:style-name="co21" table:default-cell-style-name="Default"/>
        <table:table-column table:style-name="co1" table:default-cell-style-name="Default"/>
        <table:table-column table:style-name="co25" table:default-cell-style-name="Default"/>
        <table:table-column table:style-name="co59" table:default-cell-style-name="Default"/>
        <table:table-column table:style-name="co2" table:number-columns-repeated="4" table:default-cell-style-name="Default"/>
        <table:table-column table:style-name="co4" table:number-columns-repeated="994" table:default-cell-style-name="Default"/>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5" table:number-rows-spanned="1">
            <text:p><text:span text:style-name="T6">TEST 3</text:span><text:span text:style-name="T7">e</text:span><text:span text:style-name="T6"> - Date : ……………………………</text:span></text:p>
          </table:table-cell>
          <table:covered-table-cell table:number-columns-repeated="4" table:style-name="ce5"/>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covered-table-cell table:style-name="ce5"/>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V1];[.V1:.V10])+2" office:value-type="float" office:value="12" calcext:value-type="float">
            <text:p>12</text:p>
          </table:table-cell>
          <table:table-cell table:style-name="ce81" table:formula="of:=RAND()" office:value-type="float" office:value="0.234616581117474" calcext:value-type="float">
            <text:p>0,234616581117474</text:p>
          </table:table-cell>
          <table:table-cell table:number-columns-repeated="1000"/>
        </table:table-row>
        <table:table-row table:style-name="ro2">
          <table:covered-table-cell table:number-columns-repeated="2" table:style-name="ce5"/>
          <table:covered-table-cell table:number-columns-repeated="2"/>
          <table:table-cell table:style-name="ce54" office:value-type="string" calcext:value-type="string" table:number-columns-spanned="3" table:number-rows-spanned="1">
            <text:p>NOM :</text:p>
          </table:table-cell>
          <table:covered-table-cell table:style-name="ce13"/>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109" office:value-type="string" calcext:value-type="string" table:number-columns-spanned="3" table:number-rows-spanned="1">
            <text:p>Classe :</text:p>
          </table:table-cell>
          <table:covered-table-cell table:style-name="ce54"/>
          <table:covered-table-cell table:style-name="ce79"/>
          <table:table-cell table:style-name="ce22" table:formula="of:=&quot;v&quot;&amp;ROUND(RAND()*10000;0)" office:value-type="string" office:string-value="v9083" calcext:value-type="string">
            <text:p>v9083</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V2];[.V1:.V10])+2" office:value-type="float" office:value="5" calcext:value-type="float">
            <text:p>5</text:p>
          </table:table-cell>
          <table:table-cell table:style-name="ce81" table:formula="of:=RAND()" office:value-type="float" office:value="0.787037948538646" calcext:value-type="float">
            <text:p>0,787037948538646</text:p>
          </table:table-cell>
          <table:table-cell table:number-columns-repeated="1000"/>
        </table:table-row>
        <table:table-row table:style-name="ro1">
          <table:table-cell table:style-name="ce55" office:value-type="string" calcext:value-type="string" table:number-columns-spanned="4" table:number-rows-spanned="1">
            <text:p>Carrés de 6 à 20</text:p>
          </table:table-cell>
          <table:covered-table-cell table:number-columns-repeated="3" table:style-name="ce38"/>
          <table:table-cell table:style-name="ce55" office:value-type="string" calcext:value-type="string" table:number-columns-spanned="2" table:number-rows-spanned="1">
            <text:p><text:span text:style-name="T6">Réduire une</text:span></text:p>
            <text:p><text:span text:style-name="T6">expression littérale</text:span></text:p>
          </table:table-cell>
          <table:covered-table-cell table:style-name="ce38"/>
          <table:table-cell table:style-name="ce55" office:value-type="string" calcext:value-type="string" table:number-columns-spanned="4" table:number-rows-spanned="1">
            <text:p>Multiplier, diviser par 0,1 <text:s/>0,01 <text:s/>0,001</text:p>
          </table:table-cell>
          <table:covered-table-cell table:number-columns-repeated="3" table:style-name="ce38"/>
          <table:table-cell table:style-name="ce55" office:value-type="string" calcext:value-type="string" table:number-columns-spanned="4" table:number-rows-spanned="1">
            <text:p><text:span text:style-name="T10">É</text:span>criture décimale</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N1]" office:value-type="string" office:string-value="AA" calcext:value-type="string">
            <text:p>AA</text:p>
          </table:table-cell>
          <table:table-cell table:style-name="ce29"/>
          <table:table-cell table:style-name="ce92" table:formula="of:=[.N2]" office:value-type="string" office:string-value="v9083" calcext:value-type="string">
            <text:p>v9083</text:p>
          </table:table-cell>
          <table:table-cell table:style-name="ce81"/>
          <table:table-cell table:formula="of:=RANK([.V3];[.V1:.V10])+2" office:value-type="float" office:value="10" calcext:value-type="float">
            <text:p>10</text:p>
          </table:table-cell>
          <table:table-cell table:style-name="ce81" table:formula="of:=RAND()" office:value-type="float" office:value="0.2747644975897" calcext:value-type="float">
            <text:p>0,2747644975897</text:p>
          </table:table-cell>
          <table:table-cell table:style-name="ce81" table:formula="of:=RANK([.X3];[.X3:.X8])" office:value-type="float" office:value="4" calcext:value-type="float">
            <text:p>4</text:p>
          </table:table-cell>
          <table:table-cell table:style-name="ce81" table:formula="of:=RAND()" office:value-type="float" office:value="0.283749999776882" calcext:value-type="float">
            <text:p>0,283749999776882</text:p>
          </table:table-cell>
          <table:table-cell table:style-name="ce81" table:number-columns-repeated="998"/>
        </table:table-row>
        <table:table-row table:style-name="ro3">
          <table:table-cell table:style-name="ce4" table:formula="of:=IF([.W4]=1;RANDBETWEEN(6;7);IF([.W4]=2;RANDBETWEEN(8;10);IF([.W4]=3;RANDBETWEEN(11;13);IF([.W4]=4;RANDBETWEEN(14;15);IF([.W4]=5;RANDBETWEEN(16;17);RANDBETWEEN(18;20))))))" office:value-type="float" office:value="7" calcext:value-type="float">
            <text:p>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4]+[.W3];5)+1;&quot;x+&quot;&amp;[.Y4]&amp;&quot;x&quot;;[.Y4]&amp;&quot;x+&quot;&amp;[.Z4]&amp;&quot;+&quot;&amp;[.AA4]&amp;&quot;x&quot;;[.Y4]&amp;&quot;x+&quot;&amp;[.Z4]&amp;&quot;+&quot;&amp;[.AA4]&amp;&quot;x+&quot;&amp;[.AB4];[.Y4]&amp;&quot;x²+&quot;&amp;[.Z4]&amp;&quot;x+&quot;&amp;[.AA4]&amp;&quot;x²+&quot;&amp;[.AB4];[.Y4]&amp;&quot;x²+&quot;&amp;[.Z4]&amp;&quot;x+&quot;&amp;[.AA4]&amp;&quot;x²+&quot;&amp;[.AB4]&amp;&quot;x&quot;)" office:value-type="string" office:string-value="x+6x" calcext:value-type="string">
            <text:p>x+6x</text:p>
          </table:table-cell>
          <table:table-cell table:style-name="ce9" office:value-type="string" calcext:value-type="string">
            <text:p>=</text:p>
          </table:table-cell>
          <table:table-cell table:style-name="ce4" table:formula="of:=ROUND(RAND()*CHOOSE(ROUNDDOWN(([.W4]+1)/2);10;100;1000);RANDBETWEEN(1;3))" office:value-type="float" office:value="0.355" calcext:value-type="float">
            <text:p>0,355</text:p>
          </table:table-cell>
          <table:table-cell table:style-name="ce7" table:formula="of:=IF(MOD([.W4];2);&quot;×&quot;;&quot;÷&quot;)" office:value-type="string" office:string-value="×" calcext:value-type="string">
            <text:p>×</text:p>
          </table:table-cell>
          <table:table-cell table:style-name="ce20" table:formula="of:=CHOOSE(MOD([.W4]+[.W3];3)+1;&quot;0,1&quot;;&quot;0,01&quot;;&quot;0,001&quot;)" office:value-type="string" office:string-value="0,001" calcext:value-type="string">
            <text:p>0,001</text:p>
          </table:table-cell>
          <table:table-cell table:style-name="ce10" office:value-type="string" calcext:value-type="string">
            <text:p>=</text:p>
          </table:table-cell>
          <table:table-cell table:style-name="ce51" table:formula="of:=ROUND(RAND()*8.9+1;MOD([.W4]+[.W3];3)+1)" office:value-type="float" office:value="7.942" calcext:value-type="float">
            <text:p>7,942</text:p>
          </table:table-cell>
          <table:table-cell table:style-name="ce40" office:value-type="string" calcext:value-type="string">
            <text:p>×10</text:p>
          </table:table-cell>
          <table:table-cell table:style-name="ce143" table:formula="of:=((MOD([.W3];2))*2-1)*[.W4]" office:value-type="float" office:value="-1" calcext:value-type="float">
            <text:p>-1</text:p>
          </table:table-cell>
          <table:table-cell table:style-name="ce42" office:value-type="string" calcext:value-type="string">
            <text:p>=</text:p>
          </table:table-cell>
          <table:table-cell/>
          <table:table-cell table:style-name="ce27" table:formula="of:=[.A4]^2" office:value-type="float" office:value="49" calcext:value-type="float">
            <text:p>49</text:p>
          </table:table-cell>
          <table:table-cell table:style-name="ce156" table:formula="of:=CHOOSE(MOD([.W4]+[.W3];5)+1;(1+[.Y4])&amp;&quot;x&quot;;([.Y4]+[.AA4])&amp;&quot;x+&quot;&amp;[.Z4];([.Y4]+[.AA4])&amp;&quot;x+&quot;&amp;([.Z4]+[.AB4]);([.Y4]+[.AA4])&amp;&quot;x²+&quot;&amp;[.Z4]&amp;&quot;x+&quot;&amp;[.AB4];([.Y4]+[.AA4])&amp;&quot;x²+&quot;&amp;([.Z4]+[.AB4])&amp;&quot;x&quot;)" office:value-type="string" office:string-value="7x" calcext:value-type="string">
            <text:p>7x</text:p>
          </table:table-cell>
          <table:table-cell table:style-name="ce48" table:formula="of:=IF([.H4]=&quot;×&quot;;[.G4]*[.I4];ROUND([.G4]/[.I4];7))" office:value-type="float" office:value="0.000355" calcext:value-type="float">
            <text:p>0,000355</text:p>
          </table:table-cell>
          <table:table-cell table:style-name="ce135" table:formula="of:=[.K4]*10^([.M4])" office:value-type="float" office:value="0.7942" calcext:value-type="float">
            <text:p>0,7942</text:p>
          </table:table-cell>
          <table:table-cell/>
          <table:table-cell table:formula="of:=RANK([.V4];[.V1:.V10])+2" office:value-type="float" office:value="9" calcext:value-type="float">
            <text:p>9</text:p>
          </table:table-cell>
          <table:table-cell table:style-name="ce81" table:formula="of:=RAND()" office:value-type="float" office:value="0.361245652607903" calcext:value-type="float">
            <text:p>0,361245652607903</text:p>
          </table:table-cell>
          <table:table-cell table:formula="of:=RANK([.X4];[.X3:.X8])" office:value-type="float" office:value="1" calcext:value-type="float">
            <text:p>1</text:p>
          </table:table-cell>
          <table:table-cell table:style-name="ce81" table:formula="of:=RAND()" office:value-type="float" office:value="0.806523633728545" calcext:value-type="float">
            <text:p>0,806523633728545</text:p>
          </table:table-cell>
          <table:table-cell table:style-name="ce65" table:formula="of:=RANDBETWEEN(2;9)" office:value-type="float" office:value="6" calcext:value-type="float">
            <text:p>6</text:p>
          </table:table-cell>
          <table:table-cell table:style-name="ce65" table:formula="of:=RANDBETWEEN(2;9)" office:value-type="float" office:value="6" calcext:value-type="float">
            <text:p>6</text:p>
          </table:table-cell>
          <table:table-cell table:style-name="ce65" table:formula="of:=RANDBETWEEN(2;9)" office:value-type="float" office:value="2" calcext:value-type="float">
            <text:p>2</text:p>
          </table:table-cell>
          <table:table-cell table:style-name="ce65" table:formula="of:=RANDBETWEEN(2;9)" office:value-type="float" office:value="8" calcext:value-type="float">
            <text:p>8</text:p>
          </table:table-cell>
          <table:table-cell table:number-columns-repeated="994"/>
        </table:table-row>
        <table:table-row table:style-name="ro3">
          <table:table-cell table:style-name="ce4" table:formula="of:=IF([.W5]=1;RANDBETWEEN(6;7);IF([.W5]=2;RANDBETWEEN(8;10);IF([.W5]=3;RANDBETWEEN(11;13);IF([.W5]=4;RANDBETWEEN(14;15);IF([.W5]=5;RANDBETWEEN(16;17);RANDBETWEEN(18;20))))))" office:value-type="float" office:value="16" calcext:value-type="float">
            <text:p>1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5]+[.W3];5)+1;&quot;x+&quot;&amp;[.Y5]&amp;&quot;x&quot;;[.Y5]&amp;&quot;x+&quot;&amp;[.Z5]&amp;&quot;+&quot;&amp;[.AA5]&amp;&quot;x&quot;;[.Y5]&amp;&quot;x+&quot;&amp;[.Z5]&amp;&quot;+&quot;&amp;[.AA5]&amp;&quot;x+&quot;&amp;[.AB5];[.Y5]&amp;&quot;x²+&quot;&amp;[.Z5]&amp;&quot;x+&quot;&amp;[.AA5]&amp;&quot;x²+&quot;&amp;[.AB5];[.Y5]&amp;&quot;x²+&quot;&amp;[.Z5]&amp;&quot;x+&quot;&amp;[.AA5]&amp;&quot;x²+&quot;&amp;[.AB5]&amp;&quot;x&quot;)" office:value-type="string" office:string-value="6x²+7x+4x²+9x" calcext:value-type="string">
            <text:p>6x²+7x+4x²+9x</text:p>
          </table:table-cell>
          <table:table-cell table:style-name="ce9" office:value-type="string" calcext:value-type="string">
            <text:p>=</text:p>
          </table:table-cell>
          <table:table-cell table:style-name="ce4" table:formula="of:=ROUND(RAND()*CHOOSE(ROUNDDOWN(([.W5]+1)/2);10;100;1000);RANDBETWEEN(1;3))" office:value-type="float" office:value="908.5" calcext:value-type="float">
            <text:p>908,5</text:p>
          </table:table-cell>
          <table:table-cell table:style-name="ce7" table:formula="of:=IF(MOD([.W5];2);&quot;×&quot;;&quot;÷&quot;)" office:value-type="string" office:string-value="×" calcext:value-type="string">
            <text:p>×</text:p>
          </table:table-cell>
          <table:table-cell table:style-name="ce20" table:formula="of:=CHOOSE(MOD([.W5]+[.W3];3)+1;&quot;0,1&quot;;&quot;0,01&quot;;&quot;0,001&quot;)" office:value-type="string" office:string-value="0,1" calcext:value-type="string">
            <text:p>0,1</text:p>
          </table:table-cell>
          <table:table-cell table:style-name="ce10" office:value-type="string" calcext:value-type="string">
            <text:p>=</text:p>
          </table:table-cell>
          <table:table-cell table:style-name="ce51" table:formula="of:=ROUND(RAND()*8.9+1;MOD([.W5]+[.W3];3)+1)" office:value-type="float" office:value="2.5" calcext:value-type="float">
            <text:p>2,5</text:p>
          </table:table-cell>
          <table:table-cell table:style-name="ce40" office:value-type="string" calcext:value-type="string">
            <text:p>×10</text:p>
          </table:table-cell>
          <table:table-cell table:style-name="ce143" table:formula="of:=((MOD([.W4];2))*2-1)*[.W5]" office:value-type="float" office:value="5" calcext:value-type="float">
            <text:p>5</text:p>
          </table:table-cell>
          <table:table-cell table:style-name="ce42" office:value-type="string" calcext:value-type="string">
            <text:p>=</text:p>
          </table:table-cell>
          <table:table-cell/>
          <table:table-cell table:style-name="ce27" table:formula="of:=[.A5]^2" office:value-type="float" office:value="256" calcext:value-type="float">
            <text:p>256</text:p>
          </table:table-cell>
          <table:table-cell table:style-name="ce156" table:formula="of:=CHOOSE(MOD([.W5]+[.W3];5)+1;(1+[.Y5])&amp;&quot;x&quot;;([.Y5]+[.AA5])&amp;&quot;x+&quot;&amp;[.Z5];([.Y5]+[.AA5])&amp;&quot;x+&quot;&amp;([.Z5]+[.AB5]);([.Y5]+[.AA5])&amp;&quot;x²+&quot;&amp;[.Z5]&amp;&quot;x+&quot;&amp;[.AB5];([.Y5]+[.AA5])&amp;&quot;x²+&quot;&amp;([.Z5]+[.AB5])&amp;&quot;x&quot;)" office:value-type="string" office:string-value="10x²+16x" calcext:value-type="string">
            <text:p>10x²+16x</text:p>
          </table:table-cell>
          <table:table-cell table:style-name="ce48" table:formula="of:=IF([.H5]=&quot;×&quot;;[.G5]*[.I5];ROUND([.G5]/[.I5];7))" office:value-type="float" office:value="90.85" calcext:value-type="float">
            <text:p>90,85</text:p>
          </table:table-cell>
          <table:table-cell table:style-name="ce135" table:formula="of:=[.K5]*10^([.M5])" office:value-type="float" office:value="250000" calcext:value-type="float">
            <text:p>250 000</text:p>
          </table:table-cell>
          <table:table-cell/>
          <table:table-cell table:formula="of:=RANK([.V5];[.V1:.V10])+2" office:value-type="float" office:value="8" calcext:value-type="float">
            <text:p>8</text:p>
          </table:table-cell>
          <table:table-cell table:style-name="ce81" table:formula="of:=RAND()" office:value-type="float" office:value="0.481739794850224" calcext:value-type="float">
            <text:p>0,481739794850224</text:p>
          </table:table-cell>
          <table:table-cell table:formula="of:=RANK([.X5];[.X3:.X8])" office:value-type="float" office:value="5" calcext:value-type="float">
            <text:p>5</text:p>
          </table:table-cell>
          <table:table-cell table:style-name="ce81" table:formula="of:=RAND()" office:value-type="float" office:value="0.274951393258954" calcext:value-type="float">
            <text:p>0,274951393258954</text:p>
          </table:table-cell>
          <table:table-cell table:style-name="ce65" table:formula="of:=RANDBETWEEN(2;9)" office:value-type="float" office:value="6" calcext:value-type="float">
            <text:p>6</text:p>
          </table:table-cell>
          <table:table-cell table:style-name="ce65" table:formula="of:=RANDBETWEEN(2;9)" office:value-type="float" office:value="7" calcext:value-type="float">
            <text:p>7</text:p>
          </table:table-cell>
          <table:table-cell table:style-name="ce65" table:formula="of:=RANDBETWEEN(2;9)" office:value-type="float" office:value="4" calcext:value-type="float">
            <text:p>4</text:p>
          </table:table-cell>
          <table:table-cell table:style-name="ce65" table:formula="of:=RANDBETWEEN(2;9)" office:value-type="float" office:value="9" calcext:value-type="float">
            <text:p>9</text:p>
          </table:table-cell>
          <table:table-cell table:number-columns-repeated="994"/>
        </table:table-row>
        <table:table-row table:style-name="ro3">
          <table:table-cell table:style-name="ce4" table:formula="of:=IF([.W6]=1;RANDBETWEEN(6;7);IF([.W6]=2;RANDBETWEEN(8;10);IF([.W6]=3;RANDBETWEEN(11;13);IF([.W6]=4;RANDBETWEEN(14;15);IF([.W6]=5;RANDBETWEEN(16;17);RANDBETWEEN(18;20))))))"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6]+[.W3];5)+1;&quot;x+&quot;&amp;[.Y6]&amp;&quot;x&quot;;[.Y6]&amp;&quot;x+&quot;&amp;[.Z6]&amp;&quot;+&quot;&amp;[.AA6]&amp;&quot;x&quot;;[.Y6]&amp;&quot;x+&quot;&amp;[.Z6]&amp;&quot;+&quot;&amp;[.AA6]&amp;&quot;x+&quot;&amp;[.AB6];[.Y6]&amp;&quot;x²+&quot;&amp;[.Z6]&amp;&quot;x+&quot;&amp;[.AA6]&amp;&quot;x²+&quot;&amp;[.AB6];[.Y6]&amp;&quot;x²+&quot;&amp;[.Z6]&amp;&quot;x+&quot;&amp;[.AA6]&amp;&quot;x²+&quot;&amp;[.AB6]&amp;&quot;x&quot;)" office:value-type="string" office:string-value="4x+3+4x+9" calcext:value-type="string">
            <text:p>4x+3+4x+9</text:p>
          </table:table-cell>
          <table:table-cell table:style-name="ce9" office:value-type="string" calcext:value-type="string">
            <text:p>=</text:p>
          </table:table-cell>
          <table:table-cell table:style-name="ce4" table:formula="of:=ROUND(RAND()*CHOOSE(ROUNDDOWN(([.W6]+1)/2);10;100;1000);RANDBETWEEN(1;3))" office:value-type="float" office:value="86.933" calcext:value-type="float">
            <text:p>86,933</text:p>
          </table:table-cell>
          <table:table-cell table:style-name="ce7" table:formula="of:=IF(MOD([.W6];2);&quot;×&quot;;&quot;÷&quot;)" office:value-type="string" office:string-value="×" calcext:value-type="string">
            <text:p>×</text:p>
          </table:table-cell>
          <table:table-cell table:style-name="ce20" table:formula="of:=CHOOSE(MOD([.W6]+[.W3];3)+1;&quot;0,1&quot;;&quot;0,01&quot;;&quot;0,001&quot;)" office:value-type="string" office:string-value="0,01" calcext:value-type="string">
            <text:p>0,01</text:p>
          </table:table-cell>
          <table:table-cell table:style-name="ce10" office:value-type="string" calcext:value-type="string">
            <text:p>=</text:p>
          </table:table-cell>
          <table:table-cell table:style-name="ce51" table:formula="of:=ROUND(RAND()*8.9+1;MOD([.W6]+[.W3];3)+1)" office:value-type="float" office:value="9.52" calcext:value-type="float">
            <text:p>9,52</text:p>
          </table:table-cell>
          <table:table-cell table:style-name="ce40" office:value-type="string" calcext:value-type="string">
            <text:p>×10</text:p>
          </table:table-cell>
          <table:table-cell table:style-name="ce143" table:formula="of:=((MOD([.W5];2))*2-1)*[.W6]" office:value-type="float" office:value="3" calcext:value-type="float">
            <text:p>3</text:p>
          </table:table-cell>
          <table:table-cell table:style-name="ce42" office:value-type="string" calcext:value-type="string">
            <text:p>=</text:p>
          </table:table-cell>
          <table:table-cell/>
          <table:table-cell table:style-name="ce27" table:formula="of:=[.A6]^2" office:value-type="float" office:value="121" calcext:value-type="float">
            <text:p>121</text:p>
          </table:table-cell>
          <table:table-cell table:style-name="ce156" table:formula="of:=CHOOSE(MOD([.W6]+[.W3];5)+1;(1+[.Y6])&amp;&quot;x&quot;;([.Y6]+[.AA6])&amp;&quot;x+&quot;&amp;[.Z6];([.Y6]+[.AA6])&amp;&quot;x+&quot;&amp;([.Z6]+[.AB6]);([.Y6]+[.AA6])&amp;&quot;x²+&quot;&amp;[.Z6]&amp;&quot;x+&quot;&amp;[.AB6];([.Y6]+[.AA6])&amp;&quot;x²+&quot;&amp;([.Z6]+[.AB6])&amp;&quot;x&quot;)" office:value-type="string" office:string-value="8x+12" calcext:value-type="string">
            <text:p>8x+12</text:p>
          </table:table-cell>
          <table:table-cell table:style-name="ce48" table:formula="of:=IF([.H6]=&quot;×&quot;;[.G6]*[.I6];ROUND([.G6]/[.I6];7))" office:value-type="float" office:value="0.86933" calcext:value-type="float">
            <text:p>0,86933</text:p>
          </table:table-cell>
          <table:table-cell table:style-name="ce135" table:formula="of:=[.K6]*10^([.M6])" office:value-type="float" office:value="9520" calcext:value-type="float">
            <text:p>9 520</text:p>
          </table:table-cell>
          <table:table-cell/>
          <table:table-cell table:formula="of:=RANK([.V6];[.V1:.V10])+2" office:value-type="float" office:value="3" calcext:value-type="float">
            <text:p>3</text:p>
          </table:table-cell>
          <table:table-cell table:style-name="ce81" table:formula="of:=RAND()" office:value-type="float" office:value="0.976620938680026" calcext:value-type="float">
            <text:p>0,976620938680026</text:p>
          </table:table-cell>
          <table:table-cell table:formula="of:=RANK([.X6];[.X3:.X8])" office:value-type="float" office:value="3" calcext:value-type="float">
            <text:p>3</text:p>
          </table:table-cell>
          <table:table-cell table:style-name="ce81" table:formula="of:=RAND()" office:value-type="float" office:value="0.448632137835287" calcext:value-type="float">
            <text:p>0,448632137835287</text:p>
          </table:table-cell>
          <table:table-cell table:style-name="ce65" table:formula="of:=RANDBETWEEN(2;9)" office:value-type="float" office:value="4" calcext:value-type="float">
            <text:p>4</text:p>
          </table:table-cell>
          <table:table-cell table:style-name="ce65" table:formula="of:=RANDBETWEEN(2;9)" office:value-type="float" office:value="3" calcext:value-type="float">
            <text:p>3</text:p>
          </table:table-cell>
          <table:table-cell table:style-name="ce65" table:formula="of:=RANDBETWEEN(2;9)" office:value-type="float" office:value="4" calcext:value-type="float">
            <text:p>4</text:p>
          </table:table-cell>
          <table:table-cell table:style-name="ce65" table:formula="of:=RANDBETWEEN(2;9)" office:value-type="float" office:value="9" calcext:value-type="float">
            <text:p>9</text:p>
          </table:table-cell>
          <table:table-cell table:number-columns-repeated="994"/>
        </table:table-row>
        <table:table-row table:style-name="ro3">
          <table:table-cell table:style-name="ce4" table:formula="of:=IF([.W7]=1;RANDBETWEEN(6;7);IF([.W7]=2;RANDBETWEEN(8;10);IF([.W7]=3;RANDBETWEEN(11;13);IF([.W7]=4;RANDBETWEEN(14;15);IF([.W7]=5;RANDBETWEEN(16;17);RANDBETWEEN(18;20))))))" office:value-type="float" office:value="19" calcext:value-type="float">
            <text:p>19</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7]+[.W3];5)+1;&quot;x+&quot;&amp;[.Y7]&amp;&quot;x&quot;;[.Y7]&amp;&quot;x+&quot;&amp;[.Z7]&amp;&quot;+&quot;&amp;[.AA7]&amp;&quot;x&quot;;[.Y7]&amp;&quot;x+&quot;&amp;[.Z7]&amp;&quot;+&quot;&amp;[.AA7]&amp;&quot;x+&quot;&amp;[.AB7];[.Y7]&amp;&quot;x²+&quot;&amp;[.Z7]&amp;&quot;x+&quot;&amp;[.AA7]&amp;&quot;x²+&quot;&amp;[.AB7];[.Y7]&amp;&quot;x²+&quot;&amp;[.Z7]&amp;&quot;x+&quot;&amp;[.AA7]&amp;&quot;x²+&quot;&amp;[.AB7]&amp;&quot;x&quot;)" office:value-type="string" office:string-value="x+7x" calcext:value-type="string">
            <text:p>x+7x</text:p>
          </table:table-cell>
          <table:table-cell table:style-name="ce9" office:value-type="string" calcext:value-type="string">
            <text:p>=</text:p>
          </table:table-cell>
          <table:table-cell table:style-name="ce4" table:formula="of:=ROUND(RAND()*CHOOSE(ROUNDDOWN(([.W7]+1)/2);10;100;1000);RANDBETWEEN(1;3))" office:value-type="float" office:value="533.5" calcext:value-type="float">
            <text:p>533,5</text:p>
          </table:table-cell>
          <table:table-cell table:style-name="ce7" table:formula="of:=IF(MOD([.W7];2);&quot;×&quot;;&quot;÷&quot;)" office:value-type="string" office:string-value="÷" calcext:value-type="string">
            <text:p>÷</text:p>
          </table:table-cell>
          <table:table-cell table:style-name="ce20" table:formula="of:=CHOOSE(MOD([.W7]+[.W3];3)+1;&quot;0,1&quot;;&quot;0,01&quot;;&quot;0,001&quot;)" office:value-type="string" office:string-value="0,01" calcext:value-type="string">
            <text:p>0,01</text:p>
          </table:table-cell>
          <table:table-cell table:style-name="ce10" office:value-type="string" calcext:value-type="string">
            <text:p>=</text:p>
          </table:table-cell>
          <table:table-cell table:style-name="ce51" table:formula="of:=ROUND(RAND()*8.9+1;MOD([.W7]+[.W3];3)+1)" office:value-type="float" office:value="8.4" calcext:value-type="float">
            <text:p>8,4</text:p>
          </table:table-cell>
          <table:table-cell table:style-name="ce40" office:value-type="string" calcext:value-type="string">
            <text:p>×10</text:p>
          </table:table-cell>
          <table:table-cell table:style-name="ce143" table:formula="of:=((MOD([.W6];2))*2-1)*[.W7]" office:value-type="float" office:value="6" calcext:value-type="float">
            <text:p>6</text:p>
          </table:table-cell>
          <table:table-cell table:style-name="ce42" office:value-type="string" calcext:value-type="string">
            <text:p>=</text:p>
          </table:table-cell>
          <table:table-cell/>
          <table:table-cell table:style-name="ce27" table:formula="of:=[.A7]^2" office:value-type="float" office:value="361" calcext:value-type="float">
            <text:p>361</text:p>
          </table:table-cell>
          <table:table-cell table:style-name="ce156" table:formula="of:=CHOOSE(MOD([.W7]+[.W3];5)+1;(1+[.Y7])&amp;&quot;x&quot;;([.Y7]+[.AA7])&amp;&quot;x+&quot;&amp;[.Z7];([.Y7]+[.AA7])&amp;&quot;x+&quot;&amp;([.Z7]+[.AB7]);([.Y7]+[.AA7])&amp;&quot;x²+&quot;&amp;[.Z7]&amp;&quot;x+&quot;&amp;[.AB7];([.Y7]+[.AA7])&amp;&quot;x²+&quot;&amp;([.Z7]+[.AB7])&amp;&quot;x&quot;)" office:value-type="string" office:string-value="8x" calcext:value-type="string">
            <text:p>8x</text:p>
          </table:table-cell>
          <table:table-cell table:style-name="ce48" table:formula="of:=IF([.H7]=&quot;×&quot;;[.G7]*[.I7];ROUND([.G7]/[.I7];7))" office:value-type="float" office:value="53350" calcext:value-type="float">
            <text:p>53 350</text:p>
          </table:table-cell>
          <table:table-cell table:style-name="ce135" table:formula="of:=[.K7]*10^([.M7])" office:value-type="float" office:value="8400000" calcext:value-type="float">
            <text:p>8 400 000</text:p>
          </table:table-cell>
          <table:table-cell/>
          <table:table-cell table:formula="of:=RANK([.V7];[.V1:.V10])+2" office:value-type="float" office:value="11" calcext:value-type="float">
            <text:p>11</text:p>
          </table:table-cell>
          <table:table-cell table:style-name="ce81" table:formula="of:=RAND()" office:value-type="float" office:value="0.272080276868931" calcext:value-type="float">
            <text:p>0,272080276868931</text:p>
          </table:table-cell>
          <table:table-cell table:formula="of:=RANK([.X7];[.X3:.X8])" office:value-type="float" office:value="6" calcext:value-type="float">
            <text:p>6</text:p>
          </table:table-cell>
          <table:table-cell table:style-name="ce81" table:formula="of:=RAND()" office:value-type="float" office:value="0.0234381402852258" calcext:value-type="float">
            <text:p>0,0234381402852258</text:p>
          </table:table-cell>
          <table:table-cell table:style-name="ce65" table:formula="of:=RANDBETWEEN(2;9)" office:value-type="float" office:value="7" calcext:value-type="float">
            <text:p>7</text:p>
          </table:table-cell>
          <table:table-cell table:style-name="ce65" table:formula="of:=RANDBETWEEN(2;9)" office:value-type="float" office:value="9" calcext:value-type="float">
            <text:p>9</text:p>
          </table:table-cell>
          <table:table-cell table:style-name="ce65" table:formula="of:=RANDBETWEEN(2;9)" office:value-type="float" office:value="3" calcext:value-type="float">
            <text:p>3</text:p>
          </table:table-cell>
          <table:table-cell table:style-name="ce65" table:formula="of:=RANDBETWEEN(2;9)" office:value-type="float" office:value="8" calcext:value-type="float">
            <text:p>8</text:p>
          </table:table-cell>
          <table:table-cell table:number-columns-repeated="994"/>
        </table:table-row>
        <table:table-row table:style-name="ro3">
          <table:table-cell table:style-name="ce4" table:formula="of:=IF([.W8]=1;RANDBETWEEN(6;7);IF([.W8]=2;RANDBETWEEN(8;10);IF([.W8]=3;RANDBETWEEN(11;13);IF([.W8]=4;RANDBETWEEN(14;15);IF([.W8]=5;RANDBETWEEN(16;17);RANDBETWEEN(18;20))))))" office:value-type="float" office:value="8" calcext:value-type="float">
            <text:p>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8]+[.W3];5)+1;&quot;x+&quot;&amp;[.Y8]&amp;&quot;x&quot;;[.Y8]&amp;&quot;x+&quot;&amp;[.Z8]&amp;&quot;+&quot;&amp;[.AA8]&amp;&quot;x&quot;;[.Y8]&amp;&quot;x+&quot;&amp;[.Z8]&amp;&quot;+&quot;&amp;[.AA8]&amp;&quot;x+&quot;&amp;[.AB8];[.Y8]&amp;&quot;x²+&quot;&amp;[.Z8]&amp;&quot;x+&quot;&amp;[.AA8]&amp;&quot;x²+&quot;&amp;[.AB8];[.Y8]&amp;&quot;x²+&quot;&amp;[.Z8]&amp;&quot;x+&quot;&amp;[.AA8]&amp;&quot;x²+&quot;&amp;[.AB8]&amp;&quot;x&quot;)" office:value-type="string" office:string-value="7x+8+3x" calcext:value-type="string">
            <text:p>7x+8+3x</text:p>
          </table:table-cell>
          <table:table-cell table:style-name="ce9" office:value-type="string" calcext:value-type="string">
            <text:p>=</text:p>
          </table:table-cell>
          <table:table-cell table:style-name="ce4" table:formula="of:=ROUND(RAND()*CHOOSE(ROUNDDOWN(([.W8]+1)/2);10;100;1000);RANDBETWEEN(1;3))" office:value-type="float" office:value="3.226" calcext:value-type="float">
            <text:p>3,226</text:p>
          </table:table-cell>
          <table:table-cell table:style-name="ce7" table:formula="of:=IF(MOD([.W8];2);&quot;×&quot;;&quot;÷&quot;)" office:value-type="string" office:string-value="÷" calcext:value-type="string">
            <text:p>÷</text:p>
          </table:table-cell>
          <table:table-cell table:style-name="ce20" table:formula="of:=CHOOSE(MOD([.W8]+[.W3];3)+1;&quot;0,1&quot;;&quot;0,01&quot;;&quot;0,001&quot;)" office:value-type="string" office:string-value="0,1" calcext:value-type="string">
            <text:p>0,1</text:p>
          </table:table-cell>
          <table:table-cell table:style-name="ce10" office:value-type="string" calcext:value-type="string">
            <text:p>=</text:p>
          </table:table-cell>
          <table:table-cell table:style-name="ce51" table:formula="of:=ROUND(RAND()*8.9+1;MOD([.W8]+[.W3];3)+1)" office:value-type="float" office:value="7.2" calcext:value-type="float">
            <text:p>7,2</text:p>
          </table:table-cell>
          <table:table-cell table:style-name="ce40" office:value-type="string" calcext:value-type="string">
            <text:p>×10</text:p>
          </table:table-cell>
          <table:table-cell table:style-name="ce143" table:formula="of:=((MOD([.W7];2))*2-1)*[.W8]" office:value-type="float" office:value="-2" calcext:value-type="float">
            <text:p>-2</text:p>
          </table:table-cell>
          <table:table-cell table:style-name="ce42" office:value-type="string" calcext:value-type="string">
            <text:p>=</text:p>
          </table:table-cell>
          <table:table-cell/>
          <table:table-cell table:style-name="ce27" table:formula="of:=[.A8]^2" office:value-type="float" office:value="64" calcext:value-type="float">
            <text:p>64</text:p>
          </table:table-cell>
          <table:table-cell table:style-name="ce156" table:formula="of:=CHOOSE(MOD([.W8]+[.W3];5)+1;(1+[.Y8])&amp;&quot;x&quot;;([.Y8]+[.AA8])&amp;&quot;x+&quot;&amp;[.Z8];([.Y8]+[.AA8])&amp;&quot;x+&quot;&amp;([.Z8]+[.AB8]);([.Y8]+[.AA8])&amp;&quot;x²+&quot;&amp;[.Z8]&amp;&quot;x+&quot;&amp;[.AB8];([.Y8]+[.AA8])&amp;&quot;x²+&quot;&amp;([.Z8]+[.AB8])&amp;&quot;x&quot;)" office:value-type="string" office:string-value="10x+8" calcext:value-type="string">
            <text:p>10x+8</text:p>
          </table:table-cell>
          <table:table-cell table:style-name="ce48" table:formula="of:=IF([.H8]=&quot;×&quot;;[.G8]*[.I8];ROUND([.G8]/[.I8];7))" office:value-type="float" office:value="32.26" calcext:value-type="float">
            <text:p>32,26</text:p>
          </table:table-cell>
          <table:table-cell table:style-name="ce135" table:formula="of:=[.K8]*10^([.M8])" office:value-type="float" office:value="0.072" calcext:value-type="float">
            <text:p>0,072</text:p>
          </table:table-cell>
          <table:table-cell/>
          <table:table-cell table:formula="of:=RANK([.V8];[.V1:.V10])+2" office:value-type="float" office:value="4" calcext:value-type="float">
            <text:p>4</text:p>
          </table:table-cell>
          <table:table-cell table:style-name="ce81" table:formula="of:=RAND()" office:value-type="float" office:value="0.826602793108437" calcext:value-type="float">
            <text:p>0,826602793108437</text:p>
          </table:table-cell>
          <table:table-cell table:formula="of:=RANK([.X8];[.X3:.X8])" office:value-type="float" office:value="2" calcext:value-type="float">
            <text:p>2</text:p>
          </table:table-cell>
          <table:table-cell table:style-name="ce81" table:formula="of:=RAND()" office:value-type="float" office:value="0.554775954355382" calcext:value-type="float">
            <text:p>0,554775954355382</text:p>
          </table:table-cell>
          <table:table-cell table:style-name="ce65" table:formula="of:=RANDBETWEEN(2;9)" office:value-type="float" office:value="7" calcext:value-type="float">
            <text:p>7</text:p>
          </table:table-cell>
          <table:table-cell table:style-name="ce65" table:formula="of:=RANDBETWEEN(2;9)" office:value-type="float" office:value="8" calcext:value-type="float">
            <text:p>8</text:p>
          </table:table-cell>
          <table:table-cell table:style-name="ce65" table:formula="of:=RANDBETWEEN(2;9)" office:value-type="float" office:value="3" calcext:value-type="float">
            <text:p>3</text:p>
          </table:table-cell>
          <table:table-cell table:style-name="ce65" table:formula="of:=RANDBETWEEN(2;9)" office:value-type="float" office:value="6" calcext:value-type="float">
            <text:p>6</text:p>
          </table:table-cell>
          <table:table-cell table:number-columns-repeated="994"/>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2" table:number-rows-spanned="1">
            <text:p>😕 <text:s text:c="3"/>😃 <text:s text:c="3"/>😎</text:p>
          </table:table-cell>
          <table:covered-table-cell table:style-name="ce15"/>
          <table:table-cell table:style-name="ce19" office:value-type="string" calcext:value-type="string" table:number-columns-spanned="4" table:number-rows-spanned="1">
            <text:p>😕 <text:s text:c="3"/>😃 <text:s text:c="3"/>😎</text:p>
          </table:table-cell>
          <table:covered-table-cell table:number-columns-repeated="2" table:style-name="ce19"/>
          <table:covered-table-cell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V9];[.V1:.V10])+2" office:value-type="float" office:value="7" calcext:value-type="float">
            <text:p>7</text:p>
          </table:table-cell>
          <table:table-cell table:style-name="ce81" table:formula="of:=RAND()" office:value-type="float" office:value="0.614219932993764" calcext:value-type="float">
            <text:p>0,614219932993764</text:p>
          </table:table-cell>
          <table:table-cell table:number-columns-repeated="1000"/>
        </table:table-row>
        <table:table-row table:style-name="ro4">
          <table:table-cell table:number-columns-repeated="20"/>
          <table:table-cell table:formula="of:=RANK([.V10];[.V1:.V10])+2" office:value-type="float" office:value="6" calcext:value-type="float">
            <text:p>6</text:p>
          </table:table-cell>
          <table:table-cell table:style-name="ce81" table:formula="of:=RAND()" office:value-type="float" office:value="0.636123599426108" calcext:value-type="float">
            <text:p>0,636123599426108</text:p>
          </table:table-cell>
          <table:table-cell table:number-columns-repeated="1000"/>
        </table:table-row>
        <table:table-row table:style-name="ro5">
          <table:table-cell table:number-columns-repeated="1022"/>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5" table:number-rows-spanned="1">
            <text:p><text:span text:style-name="T6">TEST 3</text:span><text:span text:style-name="T7">e</text:span><text:span text:style-name="T6"> - Date : ……………………………</text:span></text:p>
          </table:table-cell>
          <table:covered-table-cell table:number-columns-repeated="4" table:style-name="ce5"/>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covered-table-cell table:style-name="ce5"/>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V12];[.V12:.V21])+2" office:value-type="float" office:value="5" calcext:value-type="float">
            <text:p>5</text:p>
          </table:table-cell>
          <table:table-cell table:style-name="ce81" table:formula="of:=RAND()" office:value-type="float" office:value="0.571115685474445" calcext:value-type="float">
            <text:p>0,571115685474445</text:p>
          </table:table-cell>
          <table:table-cell table:number-columns-repeated="1000"/>
        </table:table-row>
        <table:table-row table:style-name="ro2">
          <table:covered-table-cell table:number-columns-repeated="2" table:style-name="ce5"/>
          <table:covered-table-cell table:number-columns-repeated="2"/>
          <table:table-cell table:style-name="ce54" office:value-type="string" calcext:value-type="string" table:number-columns-spanned="3" table:number-rows-spanned="1">
            <text:p>NOM :</text:p>
          </table:table-cell>
          <table:covered-table-cell table:style-name="ce13"/>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109" office:value-type="string" calcext:value-type="string" table:number-columns-spanned="3" table:number-rows-spanned="1">
            <text:p>Classe :</text:p>
          </table:table-cell>
          <table:covered-table-cell table:style-name="ce54"/>
          <table:covered-table-cell table:style-name="ce79"/>
          <table:table-cell table:style-name="ce22" table:formula="of:=[.$N$2]" office:value-type="string" office:string-value="v9083" calcext:value-type="string">
            <text:p>v9083</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V13];[.V12:.V21])+2" office:value-type="float" office:value="8" calcext:value-type="float">
            <text:p>8</text:p>
          </table:table-cell>
          <table:table-cell table:style-name="ce81" table:formula="of:=RAND()" office:value-type="float" office:value="0.338572226403497" calcext:value-type="float">
            <text:p>0,338572226403497</text:p>
          </table:table-cell>
          <table:table-cell table:number-columns-repeated="1000"/>
        </table:table-row>
        <table:table-row table:style-name="ro3">
          <table:table-cell table:style-name="ce55" office:value-type="string" calcext:value-type="string" table:number-columns-spanned="4" table:number-rows-spanned="1">
            <text:p>Carrés de 6 à 20</text:p>
          </table:table-cell>
          <table:covered-table-cell table:number-columns-repeated="3" table:style-name="ce38"/>
          <table:table-cell table:style-name="ce55" office:value-type="string" calcext:value-type="string" table:number-columns-spanned="2" table:number-rows-spanned="1">
            <text:p><text:span text:style-name="T6">Réduire une</text:span></text:p>
            <text:p><text:span text:style-name="T6">expression littérale</text:span></text:p>
          </table:table-cell>
          <table:covered-table-cell table:style-name="ce38"/>
          <table:table-cell table:style-name="ce55" office:value-type="string" calcext:value-type="string" table:number-columns-spanned="4" table:number-rows-spanned="1">
            <text:p>Multiplier, diviser par 0,1 <text:s/>0,01 <text:s/>0,001</text:p>
          </table:table-cell>
          <table:covered-table-cell table:number-columns-repeated="3" table:style-name="ce38"/>
          <table:table-cell table:style-name="ce55" office:value-type="string" calcext:value-type="string" table:number-columns-spanned="4" table:number-rows-spanned="1">
            <text:p><text:span text:style-name="T10">É</text:span>criture décimale</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N12]" office:value-type="string" office:string-value="AB" calcext:value-type="string">
            <text:p>AB</text:p>
          </table:table-cell>
          <table:table-cell table:style-name="ce29"/>
          <table:table-cell table:style-name="ce92" table:formula="of:=[.N13]" office:value-type="string" office:string-value="v9083" calcext:value-type="string">
            <text:p>v9083</text:p>
          </table:table-cell>
          <table:table-cell table:style-name="ce81"/>
          <table:table-cell table:formula="of:=RANK([.V14];[.V12:.V21])+2" office:value-type="float" office:value="10" calcext:value-type="float">
            <text:p>10</text:p>
          </table:table-cell>
          <table:table-cell table:style-name="ce81" table:formula="of:=RAND()" office:value-type="float" office:value="0.237727019834186" calcext:value-type="float">
            <text:p>0,237727019834186</text:p>
          </table:table-cell>
          <table:table-cell table:style-name="ce81" table:formula="of:=RANK([.X14];[.X14:.X19])" office:value-type="float" office:value="5" calcext:value-type="float">
            <text:p>5</text:p>
          </table:table-cell>
          <table:table-cell table:style-name="ce81" table:formula="of:=RAND()" office:value-type="float" office:value="0.321556853019124" calcext:value-type="float">
            <text:p>0,321556853019124</text:p>
          </table:table-cell>
          <table:table-cell table:style-name="ce81" table:number-columns-repeated="4"/>
          <table:table-cell table:number-columns-repeated="994"/>
        </table:table-row>
        <table:table-row table:style-name="ro3">
          <table:table-cell table:style-name="ce4" table:formula="of:=IF([.W15]=1;RANDBETWEEN(6;7);IF([.W15]=2;RANDBETWEEN(8;10);IF([.W15]=3;RANDBETWEEN(11;13);IF([.W15]=4;RANDBETWEEN(14;15);IF([.W15]=5;RANDBETWEEN(16;17);RANDBETWEEN(18;20))))))" office:value-type="float" office:value="14" calcext:value-type="float">
            <text:p>14</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15]+[.W14];5)+1;&quot;x+&quot;&amp;[.Y15]&amp;&quot;x&quot;;[.Y15]&amp;&quot;x+&quot;&amp;[.Z15]&amp;&quot;+&quot;&amp;[.AA15]&amp;&quot;x&quot;;[.Y15]&amp;&quot;x+&quot;&amp;[.Z15]&amp;&quot;+&quot;&amp;[.AA15]&amp;&quot;x+&quot;&amp;[.AB15];[.Y15]&amp;&quot;x²+&quot;&amp;[.Z15]&amp;&quot;x+&quot;&amp;[.AA15]&amp;&quot;x²+&quot;&amp;[.AB15];[.Y15]&amp;&quot;x²+&quot;&amp;[.Z15]&amp;&quot;x+&quot;&amp;[.AA15]&amp;&quot;x²+&quot;&amp;[.AB15]&amp;&quot;x&quot;)" office:value-type="string" office:string-value="8x²+4x+9x²+3x" calcext:value-type="string">
            <text:p>8x²+4x+9x²+3x</text:p>
          </table:table-cell>
          <table:table-cell table:style-name="ce9" office:value-type="string" calcext:value-type="string">
            <text:p>=</text:p>
          </table:table-cell>
          <table:table-cell table:style-name="ce4" table:formula="of:=ROUND(RAND()*CHOOSE(ROUNDDOWN(([.W15]+1)/2);10;100;1000);RANDBETWEEN(1;3))" office:value-type="float" office:value="61.06" calcext:value-type="float">
            <text:p>61,06</text:p>
          </table:table-cell>
          <table:table-cell table:style-name="ce7" table:formula="of:=IF(MOD([.W15];2);&quot;×&quot;;&quot;÷&quot;)" office:value-type="string" office:string-value="÷" calcext:value-type="string">
            <text:p>÷</text:p>
          </table:table-cell>
          <table:table-cell table:style-name="ce20" table:formula="of:=CHOOSE(MOD([.W15]+[.W14];3)+1;&quot;0,1&quot;;&quot;0,01&quot;;&quot;0,001&quot;)" office:value-type="string" office:string-value="0,1" calcext:value-type="string">
            <text:p>0,1</text:p>
          </table:table-cell>
          <table:table-cell table:style-name="ce10" office:value-type="string" calcext:value-type="string">
            <text:p>=</text:p>
          </table:table-cell>
          <table:table-cell table:style-name="ce51" table:formula="of:=ROUND(RAND()*8.9+1;MOD([.W15]+[.W14];3)+1)" office:value-type="float" office:value="9.6" calcext:value-type="float">
            <text:p>9,6</text:p>
          </table:table-cell>
          <table:table-cell table:style-name="ce40" office:value-type="string" calcext:value-type="string">
            <text:p>×10</text:p>
          </table:table-cell>
          <table:table-cell table:style-name="ce143" table:formula="of:=((MOD([.W14];2))*2-1)*[.W15]" office:value-type="float" office:value="4" calcext:value-type="float">
            <text:p>4</text:p>
          </table:table-cell>
          <table:table-cell table:style-name="ce42" office:value-type="string" calcext:value-type="string">
            <text:p>=</text:p>
          </table:table-cell>
          <table:table-cell/>
          <table:table-cell table:style-name="ce27" table:formula="of:=[.A15]^2" office:value-type="float" office:value="196" calcext:value-type="float">
            <text:p>196</text:p>
          </table:table-cell>
          <table:table-cell table:style-name="ce156" table:formula="of:=CHOOSE(MOD([.W15]+[.W14];5)+1;(1+[.Y15])&amp;&quot;x&quot;;([.Y15]+[.AA15])&amp;&quot;x+&quot;&amp;[.Z15];([.Y15]+[.AA15])&amp;&quot;x+&quot;&amp;([.Z15]+[.AB15]);([.Y15]+[.AA15])&amp;&quot;x²+&quot;&amp;[.Z15]&amp;&quot;x+&quot;&amp;[.AB15];([.Y15]+[.AA15])&amp;&quot;x²+&quot;&amp;([.Z15]+[.AB15])&amp;&quot;x&quot;)" office:value-type="string" office:string-value="17x²+7x" calcext:value-type="string">
            <text:p>17x²+7x</text:p>
          </table:table-cell>
          <table:table-cell table:style-name="ce48" table:formula="of:=IF([.H15]=&quot;×&quot;;[.G15]*[.I15];ROUND([.G15]/[.I15];7))" office:value-type="float" office:value="610.6" calcext:value-type="float">
            <text:p>610,6</text:p>
          </table:table-cell>
          <table:table-cell table:style-name="ce135" table:formula="of:=[.K15]*10^([.M15])" office:value-type="float" office:value="96000" calcext:value-type="float">
            <text:p>96 000</text:p>
          </table:table-cell>
          <table:table-cell/>
          <table:table-cell table:formula="of:=RANK([.V15];[.V12:.V21])+2" office:value-type="float" office:value="3" calcext:value-type="float">
            <text:p>3</text:p>
          </table:table-cell>
          <table:table-cell table:style-name="ce81" table:formula="of:=RAND()" office:value-type="float" office:value="0.875659473170497" calcext:value-type="float">
            <text:p>0,875659473170497</text:p>
          </table:table-cell>
          <table:table-cell table:formula="of:=RANK([.X15];[.X14:.X19])" office:value-type="float" office:value="4" calcext:value-type="float">
            <text:p>4</text:p>
          </table:table-cell>
          <table:table-cell table:style-name="ce81" table:formula="of:=RAND()" office:value-type="float" office:value="0.580392720000342" calcext:value-type="float">
            <text:p>0,580392720000342</text:p>
          </table:table-cell>
          <table:table-cell table:style-name="ce65" table:formula="of:=RANDBETWEEN(2;9)" office:value-type="float" office:value="8" calcext:value-type="float">
            <text:p>8</text:p>
          </table:table-cell>
          <table:table-cell table:style-name="ce65" table:formula="of:=RANDBETWEEN(2;9)" office:value-type="float" office:value="4" calcext:value-type="float">
            <text:p>4</text:p>
          </table:table-cell>
          <table:table-cell table:style-name="ce65" table:formula="of:=RANDBETWEEN(2;9)" office:value-type="float" office:value="9" calcext:value-type="float">
            <text:p>9</text:p>
          </table:table-cell>
          <table:table-cell table:style-name="ce65" table:formula="of:=RANDBETWEEN(2;9)" office:value-type="float" office:value="3" calcext:value-type="float">
            <text:p>3</text:p>
          </table:table-cell>
          <table:table-cell table:number-columns-repeated="994"/>
        </table:table-row>
        <table:table-row table:style-name="ro3">
          <table:table-cell table:style-name="ce4" table:formula="of:=IF([.W16]=1;RANDBETWEEN(6;7);IF([.W16]=2;RANDBETWEEN(8;10);IF([.W16]=3;RANDBETWEEN(11;13);IF([.W16]=4;RANDBETWEEN(14;15);IF([.W16]=5;RANDBETWEEN(16;17);RANDBETWEEN(18;20))))))" office:value-type="float" office:value="7" calcext:value-type="float">
            <text:p>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16]+[.W14];5)+1;&quot;x+&quot;&amp;[.Y16]&amp;&quot;x&quot;;[.Y16]&amp;&quot;x+&quot;&amp;[.Z16]&amp;&quot;+&quot;&amp;[.AA16]&amp;&quot;x&quot;;[.Y16]&amp;&quot;x+&quot;&amp;[.Z16]&amp;&quot;+&quot;&amp;[.AA16]&amp;&quot;x+&quot;&amp;[.AB16];[.Y16]&amp;&quot;x²+&quot;&amp;[.Z16]&amp;&quot;x+&quot;&amp;[.AA16]&amp;&quot;x²+&quot;&amp;[.AB16];[.Y16]&amp;&quot;x²+&quot;&amp;[.Z16]&amp;&quot;x+&quot;&amp;[.AA16]&amp;&quot;x²+&quot;&amp;[.AB16]&amp;&quot;x&quot;)" office:value-type="string" office:string-value="6x+5+4x" calcext:value-type="string">
            <text:p>6x+5+4x</text:p>
          </table:table-cell>
          <table:table-cell table:style-name="ce9" office:value-type="string" calcext:value-type="string">
            <text:p>=</text:p>
          </table:table-cell>
          <table:table-cell table:style-name="ce4" table:formula="of:=ROUND(RAND()*CHOOSE(ROUNDDOWN(([.W16]+1)/2);10;100;1000);RANDBETWEEN(1;3))" office:value-type="float" office:value="5.8" calcext:value-type="float">
            <text:p>5,8</text:p>
          </table:table-cell>
          <table:table-cell table:style-name="ce7" table:formula="of:=IF(MOD([.W16];2);&quot;×&quot;;&quot;÷&quot;)" office:value-type="string" office:string-value="×" calcext:value-type="string">
            <text:p>×</text:p>
          </table:table-cell>
          <table:table-cell table:style-name="ce20" table:formula="of:=CHOOSE(MOD([.W16]+[.W14];3)+1;&quot;0,1&quot;;&quot;0,01&quot;;&quot;0,001&quot;)" office:value-type="string" office:string-value="0,1" calcext:value-type="string">
            <text:p>0,1</text:p>
          </table:table-cell>
          <table:table-cell table:style-name="ce10" office:value-type="string" calcext:value-type="string">
            <text:p>=</text:p>
          </table:table-cell>
          <table:table-cell table:style-name="ce51" table:formula="of:=ROUND(RAND()*8.9+1;MOD([.W16]+[.W14];3)+1)" office:value-type="float" office:value="6.1" calcext:value-type="float">
            <text:p>6,1</text:p>
          </table:table-cell>
          <table:table-cell table:style-name="ce40" office:value-type="string" calcext:value-type="string">
            <text:p>×10</text:p>
          </table:table-cell>
          <table:table-cell table:style-name="ce143" table:formula="of:=((MOD([.W15];2))*2-1)*[.W16]" office:value-type="float" office:value="-1" calcext:value-type="float">
            <text:p>-1</text:p>
          </table:table-cell>
          <table:table-cell table:style-name="ce42" office:value-type="string" calcext:value-type="string">
            <text:p>=</text:p>
          </table:table-cell>
          <table:table-cell/>
          <table:table-cell table:style-name="ce27" table:formula="of:=[.A16]^2" office:value-type="float" office:value="49" calcext:value-type="float">
            <text:p>49</text:p>
          </table:table-cell>
          <table:table-cell table:style-name="ce156" table:formula="of:=CHOOSE(MOD([.W16]+[.W14];5)+1;(1+[.Y16])&amp;&quot;x&quot;;([.Y16]+[.AA16])&amp;&quot;x+&quot;&amp;[.Z16];([.Y16]+[.AA16])&amp;&quot;x+&quot;&amp;([.Z16]+[.AB16]);([.Y16]+[.AA16])&amp;&quot;x²+&quot;&amp;[.Z16]&amp;&quot;x+&quot;&amp;[.AB16];([.Y16]+[.AA16])&amp;&quot;x²+&quot;&amp;([.Z16]+[.AB16])&amp;&quot;x&quot;)" office:value-type="string" office:string-value="10x+5" calcext:value-type="string">
            <text:p>10x+5</text:p>
          </table:table-cell>
          <table:table-cell table:style-name="ce48" table:formula="of:=IF([.H16]=&quot;×&quot;;[.G16]*[.I16];ROUND([.G16]/[.I16];7))" office:value-type="float" office:value="0.58" calcext:value-type="float">
            <text:p>0,58</text:p>
          </table:table-cell>
          <table:table-cell table:style-name="ce135" table:formula="of:=[.K16]*10^([.M16])" office:value-type="float" office:value="0.61" calcext:value-type="float">
            <text:p>0,61</text:p>
          </table:table-cell>
          <table:table-cell/>
          <table:table-cell table:formula="of:=RANK([.V16];[.V12:.V21])+2" office:value-type="float" office:value="6" calcext:value-type="float">
            <text:p>6</text:p>
          </table:table-cell>
          <table:table-cell table:style-name="ce81" table:formula="of:=RAND()" office:value-type="float" office:value="0.46462446003389" calcext:value-type="float">
            <text:p>0,46462446003389</text:p>
          </table:table-cell>
          <table:table-cell table:formula="of:=RANK([.X16];[.X14:.X19])" office:value-type="float" office:value="1" calcext:value-type="float">
            <text:p>1</text:p>
          </table:table-cell>
          <table:table-cell table:style-name="ce81" table:formula="of:=RAND()" office:value-type="float" office:value="0.910786261815347" calcext:value-type="float">
            <text:p>0,910786261815347</text:p>
          </table:table-cell>
          <table:table-cell table:style-name="ce65" table:formula="of:=RANDBETWEEN(2;9)" office:value-type="float" office:value="6" calcext:value-type="float">
            <text:p>6</text:p>
          </table:table-cell>
          <table:table-cell table:style-name="ce65" table:formula="of:=RANDBETWEEN(2;9)" office:value-type="float" office:value="5" calcext:value-type="float">
            <text:p>5</text:p>
          </table:table-cell>
          <table:table-cell table:style-name="ce65" table:formula="of:=RANDBETWEEN(2;9)" office:value-type="float" office:value="4" calcext:value-type="float">
            <text:p>4</text:p>
          </table:table-cell>
          <table:table-cell table:style-name="ce65" table:formula="of:=RANDBETWEEN(2;9)" office:value-type="float" office:value="4" calcext:value-type="float">
            <text:p>4</text:p>
          </table:table-cell>
          <table:table-cell table:number-columns-repeated="994"/>
        </table:table-row>
        <table:table-row table:style-name="ro3">
          <table:table-cell table:style-name="ce4" table:formula="of:=IF([.W17]=1;RANDBETWEEN(6;7);IF([.W17]=2;RANDBETWEEN(8;10);IF([.W17]=3;RANDBETWEEN(11;13);IF([.W17]=4;RANDBETWEEN(14;15);IF([.W17]=5;RANDBETWEEN(16;17);RANDBETWEEN(18;20))))))" office:value-type="float" office:value="8" calcext:value-type="float">
            <text:p>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17]+[.W14];5)+1;&quot;x+&quot;&amp;[.Y17]&amp;&quot;x&quot;;[.Y17]&amp;&quot;x+&quot;&amp;[.Z17]&amp;&quot;+&quot;&amp;[.AA17]&amp;&quot;x&quot;;[.Y17]&amp;&quot;x+&quot;&amp;[.Z17]&amp;&quot;+&quot;&amp;[.AA17]&amp;&quot;x+&quot;&amp;[.AB17];[.Y17]&amp;&quot;x²+&quot;&amp;[.Z17]&amp;&quot;x+&quot;&amp;[.AA17]&amp;&quot;x²+&quot;&amp;[.AB17];[.Y17]&amp;&quot;x²+&quot;&amp;[.Z17]&amp;&quot;x+&quot;&amp;[.AA17]&amp;&quot;x²+&quot;&amp;[.AB17]&amp;&quot;x&quot;)" office:value-type="string" office:string-value="8x+6+6x+5" calcext:value-type="string">
            <text:p>8x+6+6x+5</text:p>
          </table:table-cell>
          <table:table-cell table:style-name="ce9" office:value-type="string" calcext:value-type="string">
            <text:p>=</text:p>
          </table:table-cell>
          <table:table-cell table:style-name="ce4" table:formula="of:=ROUND(RAND()*CHOOSE(ROUNDDOWN(([.W17]+1)/2);10;100;1000);RANDBETWEEN(1;3))" office:value-type="float" office:value="5.044" calcext:value-type="float">
            <text:p>5,044</text:p>
          </table:table-cell>
          <table:table-cell table:style-name="ce7" table:formula="of:=IF(MOD([.W17];2);&quot;×&quot;;&quot;÷&quot;)" office:value-type="string" office:string-value="÷" calcext:value-type="string">
            <text:p>÷</text:p>
          </table:table-cell>
          <table:table-cell table:style-name="ce20" table:formula="of:=CHOOSE(MOD([.W17]+[.W14];3)+1;&quot;0,1&quot;;&quot;0,01&quot;;&quot;0,001&quot;)" office:value-type="string" office:string-value="0,01" calcext:value-type="string">
            <text:p>0,01</text:p>
          </table:table-cell>
          <table:table-cell table:style-name="ce10" office:value-type="string" calcext:value-type="string">
            <text:p>=</text:p>
          </table:table-cell>
          <table:table-cell table:style-name="ce51" table:formula="of:=ROUND(RAND()*8.9+1;MOD([.W17]+[.W14];3)+1)" office:value-type="float" office:value="5.68" calcext:value-type="float">
            <text:p>5,68</text:p>
          </table:table-cell>
          <table:table-cell table:style-name="ce40" office:value-type="string" calcext:value-type="string">
            <text:p>×10</text:p>
          </table:table-cell>
          <table:table-cell table:style-name="ce143" table:formula="of:=((MOD([.W16];2))*2-1)*[.W17]" office:value-type="float" office:value="2" calcext:value-type="float">
            <text:p>2</text:p>
          </table:table-cell>
          <table:table-cell table:style-name="ce42" office:value-type="string" calcext:value-type="string">
            <text:p>=</text:p>
          </table:table-cell>
          <table:table-cell/>
          <table:table-cell table:style-name="ce27" table:formula="of:=[.A17]^2" office:value-type="float" office:value="64" calcext:value-type="float">
            <text:p>64</text:p>
          </table:table-cell>
          <table:table-cell table:style-name="ce156" table:formula="of:=CHOOSE(MOD([.W17]+[.W14];5)+1;(1+[.Y17])&amp;&quot;x&quot;;([.Y17]+[.AA17])&amp;&quot;x+&quot;&amp;[.Z17];([.Y17]+[.AA17])&amp;&quot;x+&quot;&amp;([.Z17]+[.AB17]);([.Y17]+[.AA17])&amp;&quot;x²+&quot;&amp;[.Z17]&amp;&quot;x+&quot;&amp;[.AB17];([.Y17]+[.AA17])&amp;&quot;x²+&quot;&amp;([.Z17]+[.AB17])&amp;&quot;x&quot;)" office:value-type="string" office:string-value="14x+11" calcext:value-type="string">
            <text:p>14x+11</text:p>
          </table:table-cell>
          <table:table-cell table:style-name="ce48" table:formula="of:=IF([.H17]=&quot;×&quot;;[.G17]*[.I17];ROUND([.G17]/[.I17];7))" office:value-type="float" office:value="504.4" calcext:value-type="float">
            <text:p>504,4</text:p>
          </table:table-cell>
          <table:table-cell table:style-name="ce135" table:formula="of:=[.K17]*10^([.M17])" office:value-type="float" office:value="568" calcext:value-type="float">
            <text:p>568</text:p>
          </table:table-cell>
          <table:table-cell/>
          <table:table-cell table:formula="of:=RANK([.V17];[.V12:.V21])+2" office:value-type="float" office:value="11" calcext:value-type="float">
            <text:p>11</text:p>
          </table:table-cell>
          <table:table-cell table:style-name="ce81" table:formula="of:=RAND()" office:value-type="float" office:value="0.112018100261712" calcext:value-type="float">
            <text:p>0,112018100261712</text:p>
          </table:table-cell>
          <table:table-cell table:formula="of:=RANK([.X17];[.X14:.X19])" office:value-type="float" office:value="2" calcext:value-type="float">
            <text:p>2</text:p>
          </table:table-cell>
          <table:table-cell table:style-name="ce81" table:formula="of:=RAND()" office:value-type="float" office:value="0.712300269695202" calcext:value-type="float">
            <text:p>0,712300269695202</text:p>
          </table:table-cell>
          <table:table-cell table:style-name="ce65" table:formula="of:=RANDBETWEEN(2;9)" office:value-type="float" office:value="8" calcext:value-type="float">
            <text:p>8</text:p>
          </table:table-cell>
          <table:table-cell table:style-name="ce65" table:formula="of:=RANDBETWEEN(2;9)" office:value-type="float" office:value="6" calcext:value-type="float">
            <text:p>6</text:p>
          </table:table-cell>
          <table:table-cell table:style-name="ce65" table:formula="of:=RANDBETWEEN(2;9)" office:value-type="float" office:value="6" calcext:value-type="float">
            <text:p>6</text:p>
          </table:table-cell>
          <table:table-cell table:style-name="ce65" table:formula="of:=RANDBETWEEN(2;9)" office:value-type="float" office:value="5" calcext:value-type="float">
            <text:p>5</text:p>
          </table:table-cell>
          <table:table-cell table:number-columns-repeated="994"/>
        </table:table-row>
        <table:table-row table:style-name="ro3">
          <table:table-cell table:style-name="ce4" table:formula="of:=IF([.W18]=1;RANDBETWEEN(6;7);IF([.W18]=2;RANDBETWEEN(8;10);IF([.W18]=3;RANDBETWEEN(11;13);IF([.W18]=4;RANDBETWEEN(14;15);IF([.W18]=5;RANDBETWEEN(16;17);RANDBETWEEN(18;20))))))" office:value-type="float" office:value="20" calcext:value-type="float">
            <text:p>2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18]+[.W14];5)+1;&quot;x+&quot;&amp;[.Y18]&amp;&quot;x&quot;;[.Y18]&amp;&quot;x+&quot;&amp;[.Z18]&amp;&quot;+&quot;&amp;[.AA18]&amp;&quot;x&quot;;[.Y18]&amp;&quot;x+&quot;&amp;[.Z18]&amp;&quot;+&quot;&amp;[.AA18]&amp;&quot;x+&quot;&amp;[.AB18];[.Y18]&amp;&quot;x²+&quot;&amp;[.Z18]&amp;&quot;x+&quot;&amp;[.AA18]&amp;&quot;x²+&quot;&amp;[.AB18];[.Y18]&amp;&quot;x²+&quot;&amp;[.Z18]&amp;&quot;x+&quot;&amp;[.AA18]&amp;&quot;x²+&quot;&amp;[.AB18]&amp;&quot;x&quot;)" office:value-type="string" office:string-value="5x+5+8x" calcext:value-type="string">
            <text:p>5x+5+8x</text:p>
          </table:table-cell>
          <table:table-cell table:style-name="ce9" office:value-type="string" calcext:value-type="string">
            <text:p>=</text:p>
          </table:table-cell>
          <table:table-cell table:style-name="ce4" table:formula="of:=ROUND(RAND()*CHOOSE(ROUNDDOWN(([.W18]+1)/2);10;100;1000);RANDBETWEEN(1;3))" office:value-type="float" office:value="218.82" calcext:value-type="float">
            <text:p>218,82</text:p>
          </table:table-cell>
          <table:table-cell table:style-name="ce7" table:formula="of:=IF(MOD([.W18];2);&quot;×&quot;;&quot;÷&quot;)" office:value-type="string" office:string-value="÷" calcext:value-type="string">
            <text:p>÷</text:p>
          </table:table-cell>
          <table:table-cell table:style-name="ce20" table:formula="of:=CHOOSE(MOD([.W18]+[.W14];3)+1;&quot;0,1&quot;;&quot;0,01&quot;;&quot;0,001&quot;)" office:value-type="string" office:string-value="0,001" calcext:value-type="string">
            <text:p>0,001</text:p>
          </table:table-cell>
          <table:table-cell table:style-name="ce10" office:value-type="string" calcext:value-type="string">
            <text:p>=</text:p>
          </table:table-cell>
          <table:table-cell table:style-name="ce51" table:formula="of:=ROUND(RAND()*8.9+1;MOD([.W18]+[.W14];3)+1)" office:value-type="float" office:value="5.098" calcext:value-type="float">
            <text:p>5,098</text:p>
          </table:table-cell>
          <table:table-cell table:style-name="ce40" office:value-type="string" calcext:value-type="string">
            <text:p>×10</text:p>
          </table:table-cell>
          <table:table-cell table:style-name="ce143" table:formula="of:=((MOD([.W17];2))*2-1)*[.W18]" office:value-type="float" office:value="-6" calcext:value-type="float">
            <text:p>-6</text:p>
          </table:table-cell>
          <table:table-cell table:style-name="ce42" office:value-type="string" calcext:value-type="string">
            <text:p>=</text:p>
          </table:table-cell>
          <table:table-cell/>
          <table:table-cell table:style-name="ce27" table:formula="of:=[.A18]^2" office:value-type="float" office:value="400" calcext:value-type="float">
            <text:p>400</text:p>
          </table:table-cell>
          <table:table-cell table:style-name="ce156" table:formula="of:=CHOOSE(MOD([.W18]+[.W14];5)+1;(1+[.Y18])&amp;&quot;x&quot;;([.Y18]+[.AA18])&amp;&quot;x+&quot;&amp;[.Z18];([.Y18]+[.AA18])&amp;&quot;x+&quot;&amp;([.Z18]+[.AB18]);([.Y18]+[.AA18])&amp;&quot;x²+&quot;&amp;[.Z18]&amp;&quot;x+&quot;&amp;[.AB18];([.Y18]+[.AA18])&amp;&quot;x²+&quot;&amp;([.Z18]+[.AB18])&amp;&quot;x&quot;)" office:value-type="string" office:string-value="13x+5" calcext:value-type="string">
            <text:p>13x+5</text:p>
          </table:table-cell>
          <table:table-cell table:style-name="ce48" table:formula="of:=IF([.H18]=&quot;×&quot;;[.G18]*[.I18];ROUND([.G18]/[.I18];7))" office:value-type="float" office:value="218820" calcext:value-type="float">
            <text:p>218 820</text:p>
          </table:table-cell>
          <table:table-cell table:style-name="ce135" table:formula="of:=[.K18]*10^([.M18])" office:value-type="float" office:value="0.000005098" calcext:value-type="float">
            <text:p>0,000005098</text:p>
          </table:table-cell>
          <table:table-cell/>
          <table:table-cell table:formula="of:=RANK([.V18];[.V12:.V21])+2" office:value-type="float" office:value="12" calcext:value-type="float">
            <text:p>12</text:p>
          </table:table-cell>
          <table:table-cell table:style-name="ce81" table:formula="of:=RAND()" office:value-type="float" office:value="0.0297339888555774" calcext:value-type="float">
            <text:p>0,0297339888555774</text:p>
          </table:table-cell>
          <table:table-cell table:formula="of:=RANK([.X18];[.X14:.X19])" office:value-type="float" office:value="6" calcext:value-type="float">
            <text:p>6</text:p>
          </table:table-cell>
          <table:table-cell table:style-name="ce81" table:formula="of:=RAND()" office:value-type="float" office:value="0.132765924315533" calcext:value-type="float">
            <text:p>0,132765924315533</text:p>
          </table:table-cell>
          <table:table-cell table:style-name="ce65" table:formula="of:=RANDBETWEEN(2;9)" office:value-type="float" office:value="5" calcext:value-type="float">
            <text:p>5</text:p>
          </table:table-cell>
          <table:table-cell table:style-name="ce65" table:formula="of:=RANDBETWEEN(2;9)" office:value-type="float" office:value="5" calcext:value-type="float">
            <text:p>5</text:p>
          </table:table-cell>
          <table:table-cell table:style-name="ce65" table:formula="of:=RANDBETWEEN(2;9)" office:value-type="float" office:value="8" calcext:value-type="float">
            <text:p>8</text:p>
          </table:table-cell>
          <table:table-cell table:style-name="ce65" table:formula="of:=RANDBETWEEN(2;9)" office:value-type="float" office:value="4" calcext:value-type="float">
            <text:p>4</text:p>
          </table:table-cell>
          <table:table-cell table:number-columns-repeated="994"/>
        </table:table-row>
        <table:table-row table:style-name="ro3">
          <table:table-cell table:style-name="ce4" table:formula="of:=IF([.W19]=1;RANDBETWEEN(6;7);IF([.W19]=2;RANDBETWEEN(8;10);IF([.W19]=3;RANDBETWEEN(11;13);IF([.W19]=4;RANDBETWEEN(14;15);IF([.W19]=5;RANDBETWEEN(16;17);RANDBETWEEN(18;20))))))" office:value-type="float" office:value="13" calcext:value-type="float">
            <text:p>1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19]+[.W14];5)+1;&quot;x+&quot;&amp;[.Y19]&amp;&quot;x&quot;;[.Y19]&amp;&quot;x+&quot;&amp;[.Z19]&amp;&quot;+&quot;&amp;[.AA19]&amp;&quot;x&quot;;[.Y19]&amp;&quot;x+&quot;&amp;[.Z19]&amp;&quot;+&quot;&amp;[.AA19]&amp;&quot;x+&quot;&amp;[.AB19];[.Y19]&amp;&quot;x²+&quot;&amp;[.Z19]&amp;&quot;x+&quot;&amp;[.AA19]&amp;&quot;x²+&quot;&amp;[.AB19];[.Y19]&amp;&quot;x²+&quot;&amp;[.Z19]&amp;&quot;x+&quot;&amp;[.AA19]&amp;&quot;x²+&quot;&amp;[.AB19]&amp;&quot;x&quot;)" office:value-type="string" office:string-value="4x²+6x+7x²+2" calcext:value-type="string">
            <text:p>4x²+6x+7x²+2</text:p>
          </table:table-cell>
          <table:table-cell table:style-name="ce9" office:value-type="string" calcext:value-type="string">
            <text:p>=</text:p>
          </table:table-cell>
          <table:table-cell table:style-name="ce4" table:formula="of:=ROUND(RAND()*CHOOSE(ROUNDDOWN(([.W19]+1)/2);10;100;1000);RANDBETWEEN(1;3))" office:value-type="float" office:value="73.36" calcext:value-type="float">
            <text:p>73,36</text:p>
          </table:table-cell>
          <table:table-cell table:style-name="ce7" table:formula="of:=IF(MOD([.W19];2);&quot;×&quot;;&quot;÷&quot;)" office:value-type="string" office:string-value="×" calcext:value-type="string">
            <text:p>×</text:p>
          </table:table-cell>
          <table:table-cell table:style-name="ce20" table:formula="of:=CHOOSE(MOD([.W19]+[.W14];3)+1;&quot;0,1&quot;;&quot;0,01&quot;;&quot;0,001&quot;)" office:value-type="string" office:string-value="0,001" calcext:value-type="string">
            <text:p>0,001</text:p>
          </table:table-cell>
          <table:table-cell table:style-name="ce10" office:value-type="string" calcext:value-type="string">
            <text:p>=</text:p>
          </table:table-cell>
          <table:table-cell table:style-name="ce51" table:formula="of:=ROUND(RAND()*8.9+1;MOD([.W19]+[.W14];3)+1)" office:value-type="float" office:value="1.542" calcext:value-type="float">
            <text:p>1,542</text:p>
          </table:table-cell>
          <table:table-cell table:style-name="ce40" office:value-type="string" calcext:value-type="string">
            <text:p>×10</text:p>
          </table:table-cell>
          <table:table-cell table:style-name="ce143" table:formula="of:=((MOD([.W18];2))*2-1)*[.W19]" office:value-type="float" office:value="-3" calcext:value-type="float">
            <text:p>-3</text:p>
          </table:table-cell>
          <table:table-cell table:style-name="ce42" office:value-type="string" calcext:value-type="string">
            <text:p>=</text:p>
          </table:table-cell>
          <table:table-cell/>
          <table:table-cell table:style-name="ce27" table:formula="of:=[.A19]^2" office:value-type="float" office:value="169" calcext:value-type="float">
            <text:p>169</text:p>
          </table:table-cell>
          <table:table-cell table:style-name="ce156" table:formula="of:=CHOOSE(MOD([.W19]+[.W14];5)+1;(1+[.Y19])&amp;&quot;x&quot;;([.Y19]+[.AA19])&amp;&quot;x+&quot;&amp;[.Z19];([.Y19]+[.AA19])&amp;&quot;x+&quot;&amp;([.Z19]+[.AB19]);([.Y19]+[.AA19])&amp;&quot;x²+&quot;&amp;[.Z19]&amp;&quot;x+&quot;&amp;[.AB19];([.Y19]+[.AA19])&amp;&quot;x²+&quot;&amp;([.Z19]+[.AB19])&amp;&quot;x&quot;)" office:value-type="string" office:string-value="11x²+6x+2" calcext:value-type="string">
            <text:p>11x²+6x+2</text:p>
          </table:table-cell>
          <table:table-cell table:style-name="ce48" table:formula="of:=IF([.H19]=&quot;×&quot;;[.G19]*[.I19];ROUND([.G19]/[.I19];7))" office:value-type="float" office:value="0.07336" calcext:value-type="float">
            <text:p>0,07336</text:p>
          </table:table-cell>
          <table:table-cell table:style-name="ce135" table:formula="of:=[.K19]*10^([.M19])" office:value-type="float" office:value="0.001542" calcext:value-type="float">
            <text:p>0,001542</text:p>
          </table:table-cell>
          <table:table-cell/>
          <table:table-cell table:formula="of:=RANK([.V19];[.V12:.V21])+2" office:value-type="float" office:value="7" calcext:value-type="float">
            <text:p>7</text:p>
          </table:table-cell>
          <table:table-cell table:style-name="ce81" table:formula="of:=RAND()" office:value-type="float" office:value="0.438815637659178" calcext:value-type="float">
            <text:p>0,438815637659178</text:p>
          </table:table-cell>
          <table:table-cell table:formula="of:=RANK([.X19];[.X14:.X19])" office:value-type="float" office:value="3" calcext:value-type="float">
            <text:p>3</text:p>
          </table:table-cell>
          <table:table-cell table:style-name="ce81" table:formula="of:=RAND()" office:value-type="float" office:value="0.602243240689862" calcext:value-type="float">
            <text:p>0,602243240689862</text:p>
          </table:table-cell>
          <table:table-cell table:style-name="ce65" table:formula="of:=RANDBETWEEN(2;9)" office:value-type="float" office:value="4" calcext:value-type="float">
            <text:p>4</text:p>
          </table:table-cell>
          <table:table-cell table:style-name="ce65" table:formula="of:=RANDBETWEEN(2;9)" office:value-type="float" office:value="6" calcext:value-type="float">
            <text:p>6</text:p>
          </table:table-cell>
          <table:table-cell table:style-name="ce65" table:formula="of:=RANDBETWEEN(2;9)" office:value-type="float" office:value="7" calcext:value-type="float">
            <text:p>7</text:p>
          </table:table-cell>
          <table:table-cell table:style-name="ce65" table:formula="of:=RANDBETWEEN(2;9)" office:value-type="float" office:value="2" calcext:value-type="float">
            <text:p>2</text:p>
          </table:table-cell>
          <table:table-cell table:number-columns-repeated="994"/>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2" table:number-rows-spanned="1">
            <text:p>😕 <text:s text:c="3"/>😃 <text:s text:c="3"/>😎</text:p>
          </table:table-cell>
          <table:covered-table-cell table:style-name="ce15"/>
          <table:table-cell table:style-name="ce19" office:value-type="string" calcext:value-type="string" table:number-columns-spanned="4" table:number-rows-spanned="1">
            <text:p>😕 <text:s text:c="3"/>😃 <text:s text:c="3"/>😎</text:p>
          </table:table-cell>
          <table:covered-table-cell table:number-columns-repeated="2" table:style-name="ce19"/>
          <table:covered-table-cell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V20];[.V12:.V21])+2" office:value-type="float" office:value="9" calcext:value-type="float">
            <text:p>9</text:p>
          </table:table-cell>
          <table:table-cell table:style-name="ce81" table:formula="of:=RAND()" office:value-type="float" office:value="0.281369525106026" calcext:value-type="float">
            <text:p>0,281369525106026</text:p>
          </table:table-cell>
          <table:table-cell table:number-columns-repeated="1000"/>
        </table:table-row>
        <table:table-row table:style-name="ro4">
          <table:table-cell table:number-columns-repeated="20"/>
          <table:table-cell table:formula="of:=RANK([.V21];[.V12:.V21])+2" office:value-type="float" office:value="4" calcext:value-type="float">
            <text:p>4</text:p>
          </table:table-cell>
          <table:table-cell table:style-name="ce81" table:formula="of:=RAND()" office:value-type="float" office:value="0.622254533249075" calcext:value-type="float">
            <text:p>0,622254533249075</text:p>
          </table:table-cell>
          <table:table-cell table:number-columns-repeated="1000"/>
        </table:table-row>
        <table:table-row table:style-name="ro5">
          <table:table-cell table:number-columns-repeated="1022"/>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5" table:number-rows-spanned="1">
            <text:p><text:span text:style-name="T6">TEST 3</text:span><text:span text:style-name="T7">e</text:span><text:span text:style-name="T6"> - Date : ……………………………</text:span></text:p>
          </table:table-cell>
          <table:covered-table-cell table:number-columns-repeated="4" table:style-name="ce5"/>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covered-table-cell table:style-name="ce5"/>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V23];[.V23:.V32])+2" office:value-type="float" office:value="8" calcext:value-type="float">
            <text:p>8</text:p>
          </table:table-cell>
          <table:table-cell table:style-name="ce81" table:formula="of:=RAND()" office:value-type="float" office:value="0.422111296337756" calcext:value-type="float">
            <text:p>0,422111296337756</text:p>
          </table:table-cell>
          <table:table-cell table:number-columns-repeated="1000"/>
        </table:table-row>
        <table:table-row table:style-name="ro2">
          <table:covered-table-cell table:number-columns-repeated="2" table:style-name="ce5"/>
          <table:covered-table-cell table:number-columns-repeated="2"/>
          <table:table-cell table:style-name="ce54" office:value-type="string" calcext:value-type="string" table:number-columns-spanned="3" table:number-rows-spanned="1">
            <text:p>NOM :</text:p>
          </table:table-cell>
          <table:covered-table-cell table:style-name="ce13"/>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109" office:value-type="string" calcext:value-type="string" table:number-columns-spanned="3" table:number-rows-spanned="1">
            <text:p>Classe :</text:p>
          </table:table-cell>
          <table:covered-table-cell table:style-name="ce54"/>
          <table:covered-table-cell table:style-name="ce79"/>
          <table:table-cell table:style-name="ce22" table:formula="of:=[.$N$2]" office:value-type="string" office:string-value="v9083" calcext:value-type="string">
            <text:p>v9083</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V24];[.V23:.V32])+2" office:value-type="float" office:value="7" calcext:value-type="float">
            <text:p>7</text:p>
          </table:table-cell>
          <table:table-cell table:style-name="ce81" table:formula="of:=RAND()" office:value-type="float" office:value="0.430885697882873" calcext:value-type="float">
            <text:p>0,430885697882873</text:p>
          </table:table-cell>
          <table:table-cell table:number-columns-repeated="1000"/>
        </table:table-row>
        <table:table-row table:style-name="ro3">
          <table:table-cell table:style-name="ce55" office:value-type="string" calcext:value-type="string" table:number-columns-spanned="4" table:number-rows-spanned="1">
            <text:p>Carrés de 6 à 20</text:p>
          </table:table-cell>
          <table:covered-table-cell table:number-columns-repeated="3" table:style-name="ce38"/>
          <table:table-cell table:style-name="ce55" office:value-type="string" calcext:value-type="string" table:number-columns-spanned="2" table:number-rows-spanned="1">
            <text:p><text:span text:style-name="T6">Réduire une</text:span></text:p>
            <text:p><text:span text:style-name="T6">expression littérale</text:span></text:p>
          </table:table-cell>
          <table:covered-table-cell table:style-name="ce38"/>
          <table:table-cell table:style-name="ce55" office:value-type="string" calcext:value-type="string" table:number-columns-spanned="4" table:number-rows-spanned="1">
            <text:p>Multiplier, diviser par 0,1 <text:s/>0,01 <text:s/>0,001</text:p>
          </table:table-cell>
          <table:covered-table-cell table:number-columns-repeated="3" table:style-name="ce38"/>
          <table:table-cell table:style-name="ce55" office:value-type="string" calcext:value-type="string" table:number-columns-spanned="4" table:number-rows-spanned="1">
            <text:p><text:span text:style-name="T10">É</text:span>criture décimale</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N23]" office:value-type="string" office:string-value="AC" calcext:value-type="string">
            <text:p>AC</text:p>
          </table:table-cell>
          <table:table-cell table:style-name="ce29"/>
          <table:table-cell table:style-name="ce92" table:formula="of:=[.N24]" office:value-type="string" office:string-value="v9083" calcext:value-type="string">
            <text:p>v9083</text:p>
          </table:table-cell>
          <table:table-cell table:style-name="ce81"/>
          <table:table-cell table:formula="of:=RANK([.V25];[.V23:.V32])+2" office:value-type="float" office:value="5" calcext:value-type="float">
            <text:p>5</text:p>
          </table:table-cell>
          <table:table-cell table:style-name="ce81" table:formula="of:=RAND()" office:value-type="float" office:value="0.474494014691647" calcext:value-type="float">
            <text:p>0,474494014691647</text:p>
          </table:table-cell>
          <table:table-cell table:style-name="ce81" table:formula="of:=RANK([.X25];[.X25:.X30])" office:value-type="float" office:value="1" calcext:value-type="float">
            <text:p>1</text:p>
          </table:table-cell>
          <table:table-cell table:style-name="ce81" table:formula="of:=RAND()" office:value-type="float" office:value="0.982883376463423" calcext:value-type="float">
            <text:p>0,982883376463423</text:p>
          </table:table-cell>
          <table:table-cell table:style-name="ce81" table:number-columns-repeated="4"/>
          <table:table-cell table:number-columns-repeated="994"/>
        </table:table-row>
        <table:table-row table:style-name="ro3">
          <table:table-cell table:style-name="ce4" table:formula="of:=IF([.W26]=1;RANDBETWEEN(6;7);IF([.W26]=2;RANDBETWEEN(8;10);IF([.W26]=3;RANDBETWEEN(11;13);IF([.W26]=4;RANDBETWEEN(14;15);IF([.W26]=5;RANDBETWEEN(16;17);RANDBETWEEN(18;20))))))" office:value-type="float" office:value="8" calcext:value-type="float">
            <text:p>8</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26]+[.W25];5)+1;&quot;x+&quot;&amp;[.Y26]&amp;&quot;x&quot;;[.Y26]&amp;&quot;x+&quot;&amp;[.Z26]&amp;&quot;+&quot;&amp;[.AA26]&amp;&quot;x&quot;;[.Y26]&amp;&quot;x+&quot;&amp;[.Z26]&amp;&quot;+&quot;&amp;[.AA26]&amp;&quot;x+&quot;&amp;[.AB26];[.Y26]&amp;&quot;x²+&quot;&amp;[.Z26]&amp;&quot;x+&quot;&amp;[.AA26]&amp;&quot;x²+&quot;&amp;[.AB26];[.Y26]&amp;&quot;x²+&quot;&amp;[.Z26]&amp;&quot;x+&quot;&amp;[.AA26]&amp;&quot;x²+&quot;&amp;[.AB26]&amp;&quot;x&quot;)" office:value-type="string" office:string-value="3x²+7x+7x²+4" calcext:value-type="string">
            <text:p>3x²+7x+7x²+4</text:p>
          </table:table-cell>
          <table:table-cell table:style-name="ce9" office:value-type="string" calcext:value-type="string">
            <text:p>=</text:p>
          </table:table-cell>
          <table:table-cell table:style-name="ce4" table:formula="of:=ROUND(RAND()*CHOOSE(ROUNDDOWN(([.W26]+1)/2);10;100;1000);RANDBETWEEN(1;3))" office:value-type="float" office:value="0.4" calcext:value-type="float">
            <text:p>0,4</text:p>
          </table:table-cell>
          <table:table-cell table:style-name="ce7" table:formula="of:=IF(MOD([.W26];2);&quot;×&quot;;&quot;÷&quot;)" office:value-type="string" office:string-value="÷" calcext:value-type="string">
            <text:p>÷</text:p>
          </table:table-cell>
          <table:table-cell table:style-name="ce20" table:formula="of:=CHOOSE(MOD([.W26]+[.W25];3)+1;&quot;0,1&quot;;&quot;0,01&quot;;&quot;0,001&quot;)" office:value-type="string" office:string-value="0,1" calcext:value-type="string">
            <text:p>0,1</text:p>
          </table:table-cell>
          <table:table-cell table:style-name="ce10" office:value-type="string" calcext:value-type="string">
            <text:p>=</text:p>
          </table:table-cell>
          <table:table-cell table:style-name="ce51" table:formula="of:=ROUND(RAND()*8.9+1;MOD([.W26]+[.W25];3)+1)" office:value-type="float" office:value="7.8" calcext:value-type="float">
            <text:p>7,8</text:p>
          </table:table-cell>
          <table:table-cell table:style-name="ce40" office:value-type="string" calcext:value-type="string">
            <text:p>×10</text:p>
          </table:table-cell>
          <table:table-cell table:style-name="ce143" table:formula="of:=((MOD([.W25];2))*2-1)*[.W26]" office:value-type="float" office:value="2" calcext:value-type="float">
            <text:p>2</text:p>
          </table:table-cell>
          <table:table-cell table:style-name="ce42" office:value-type="string" calcext:value-type="string">
            <text:p>=</text:p>
          </table:table-cell>
          <table:table-cell/>
          <table:table-cell table:style-name="ce27" table:formula="of:=[.A26]^2" office:value-type="float" office:value="64" calcext:value-type="float">
            <text:p>64</text:p>
          </table:table-cell>
          <table:table-cell table:style-name="ce156" table:formula="of:=CHOOSE(MOD([.W26]+[.W25];5)+1;(1+[.Y26])&amp;&quot;x&quot;;([.Y26]+[.AA26])&amp;&quot;x+&quot;&amp;[.Z26];([.Y26]+[.AA26])&amp;&quot;x+&quot;&amp;([.Z26]+[.AB26]);([.Y26]+[.AA26])&amp;&quot;x²+&quot;&amp;[.Z26]&amp;&quot;x+&quot;&amp;[.AB26];([.Y26]+[.AA26])&amp;&quot;x²+&quot;&amp;([.Z26]+[.AB26])&amp;&quot;x&quot;)" office:value-type="string" office:string-value="10x²+7x+4" calcext:value-type="string">
            <text:p>10x²+7x+4</text:p>
          </table:table-cell>
          <table:table-cell table:style-name="ce48" table:formula="of:=IF([.H26]=&quot;×&quot;;[.G26]*[.I26];ROUND([.G26]/[.I26];7))" office:value-type="float" office:value="4" calcext:value-type="float">
            <text:p>4</text:p>
          </table:table-cell>
          <table:table-cell table:style-name="ce135" table:formula="of:=[.K26]*10^([.M26])" office:value-type="float" office:value="780" calcext:value-type="float">
            <text:p>780</text:p>
          </table:table-cell>
          <table:table-cell/>
          <table:table-cell table:formula="of:=RANK([.V26];[.V23:.V32])+2" office:value-type="float" office:value="6" calcext:value-type="float">
            <text:p>6</text:p>
          </table:table-cell>
          <table:table-cell table:style-name="ce81" table:formula="of:=RAND()" office:value-type="float" office:value="0.472801242034634" calcext:value-type="float">
            <text:p>0,472801242034634</text:p>
          </table:table-cell>
          <table:table-cell table:formula="of:=RANK([.X26];[.X25:.X30])" office:value-type="float" office:value="2" calcext:value-type="float">
            <text:p>2</text:p>
          </table:table-cell>
          <table:table-cell table:style-name="ce81" table:formula="of:=RAND()" office:value-type="float" office:value="0.699932006008771" calcext:value-type="float">
            <text:p>0,699932006008771</text:p>
          </table:table-cell>
          <table:table-cell table:style-name="ce65" table:formula="of:=RANDBETWEEN(2;9)" office:value-type="float" office:value="3" calcext:value-type="float">
            <text:p>3</text:p>
          </table:table-cell>
          <table:table-cell table:style-name="ce65" table:formula="of:=RANDBETWEEN(2;9)" office:value-type="float" office:value="7" calcext:value-type="float">
            <text:p>7</text:p>
          </table:table-cell>
          <table:table-cell table:style-name="ce65" table:formula="of:=RANDBETWEEN(2;9)" office:value-type="float" office:value="7" calcext:value-type="float">
            <text:p>7</text:p>
          </table:table-cell>
          <table:table-cell table:style-name="ce65" table:formula="of:=RANDBETWEEN(2;9)" office:value-type="float" office:value="4" calcext:value-type="float">
            <text:p>4</text:p>
          </table:table-cell>
          <table:table-cell table:number-columns-repeated="994"/>
        </table:table-row>
        <table:table-row table:style-name="ro3">
          <table:table-cell table:style-name="ce4" table:formula="of:=IF([.W27]=1;RANDBETWEEN(6;7);IF([.W27]=2;RANDBETWEEN(8;10);IF([.W27]=3;RANDBETWEEN(11;13);IF([.W27]=4;RANDBETWEEN(14;15);IF([.W27]=5;RANDBETWEEN(16;17);RANDBETWEEN(18;20))))))" office:value-type="float" office:value="20" calcext:value-type="float">
            <text:p>2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27]+[.W25];5)+1;&quot;x+&quot;&amp;[.Y27]&amp;&quot;x&quot;;[.Y27]&amp;&quot;x+&quot;&amp;[.Z27]&amp;&quot;+&quot;&amp;[.AA27]&amp;&quot;x&quot;;[.Y27]&amp;&quot;x+&quot;&amp;[.Z27]&amp;&quot;+&quot;&amp;[.AA27]&amp;&quot;x+&quot;&amp;[.AB27];[.Y27]&amp;&quot;x²+&quot;&amp;[.Z27]&amp;&quot;x+&quot;&amp;[.AA27]&amp;&quot;x²+&quot;&amp;[.AB27];[.Y27]&amp;&quot;x²+&quot;&amp;[.Z27]&amp;&quot;x+&quot;&amp;[.AA27]&amp;&quot;x²+&quot;&amp;[.AB27]&amp;&quot;x&quot;)" office:value-type="string" office:string-value="3x+6+5x+3" calcext:value-type="string">
            <text:p>3x+6+5x+3</text:p>
          </table:table-cell>
          <table:table-cell table:style-name="ce9" office:value-type="string" calcext:value-type="string">
            <text:p>=</text:p>
          </table:table-cell>
          <table:table-cell table:style-name="ce4" table:formula="of:=ROUND(RAND()*CHOOSE(ROUNDDOWN(([.W27]+1)/2);10;100;1000);RANDBETWEEN(1;3))" office:value-type="float" office:value="604.58" calcext:value-type="float">
            <text:p>604,58</text:p>
          </table:table-cell>
          <table:table-cell table:style-name="ce7" table:formula="of:=IF(MOD([.W27];2);&quot;×&quot;;&quot;÷&quot;)" office:value-type="string" office:string-value="÷" calcext:value-type="string">
            <text:p>÷</text:p>
          </table:table-cell>
          <table:table-cell table:style-name="ce20" table:formula="of:=CHOOSE(MOD([.W27]+[.W25];3)+1;&quot;0,1&quot;;&quot;0,01&quot;;&quot;0,001&quot;)" office:value-type="string" office:string-value="0,01" calcext:value-type="string">
            <text:p>0,01</text:p>
          </table:table-cell>
          <table:table-cell table:style-name="ce10" office:value-type="string" calcext:value-type="string">
            <text:p>=</text:p>
          </table:table-cell>
          <table:table-cell table:style-name="ce51" table:formula="of:=ROUND(RAND()*8.9+1;MOD([.W27]+[.W25];3)+1)" office:value-type="float" office:value="2.24" calcext:value-type="float">
            <text:p>2,24</text:p>
          </table:table-cell>
          <table:table-cell table:style-name="ce40" office:value-type="string" calcext:value-type="string">
            <text:p>×10</text:p>
          </table:table-cell>
          <table:table-cell table:style-name="ce143" table:formula="of:=((MOD([.W26];2))*2-1)*[.W27]" office:value-type="float" office:value="-6" calcext:value-type="float">
            <text:p>-6</text:p>
          </table:table-cell>
          <table:table-cell table:style-name="ce42" office:value-type="string" calcext:value-type="string">
            <text:p>=</text:p>
          </table:table-cell>
          <table:table-cell/>
          <table:table-cell table:style-name="ce27" table:formula="of:=[.A27]^2" office:value-type="float" office:value="400" calcext:value-type="float">
            <text:p>400</text:p>
          </table:table-cell>
          <table:table-cell table:style-name="ce156" table:formula="of:=CHOOSE(MOD([.W27]+[.W25];5)+1;(1+[.Y27])&amp;&quot;x&quot;;([.Y27]+[.AA27])&amp;&quot;x+&quot;&amp;[.Z27];([.Y27]+[.AA27])&amp;&quot;x+&quot;&amp;([.Z27]+[.AB27]);([.Y27]+[.AA27])&amp;&quot;x²+&quot;&amp;[.Z27]&amp;&quot;x+&quot;&amp;[.AB27];([.Y27]+[.AA27])&amp;&quot;x²+&quot;&amp;([.Z27]+[.AB27])&amp;&quot;x&quot;)" office:value-type="string" office:string-value="8x+9" calcext:value-type="string">
            <text:p>8x+9</text:p>
          </table:table-cell>
          <table:table-cell table:style-name="ce48" table:formula="of:=IF([.H27]=&quot;×&quot;;[.G27]*[.I27];ROUND([.G27]/[.I27];7))" office:value-type="float" office:value="60458" calcext:value-type="float">
            <text:p>60 458</text:p>
          </table:table-cell>
          <table:table-cell table:style-name="ce135" table:formula="of:=[.K27]*10^([.M27])" office:value-type="float" office:value="0.00000224" calcext:value-type="float">
            <text:p>0,00000224</text:p>
          </table:table-cell>
          <table:table-cell/>
          <table:table-cell table:formula="of:=RANK([.V27];[.V23:.V32])+2" office:value-type="float" office:value="10" calcext:value-type="float">
            <text:p>10</text:p>
          </table:table-cell>
          <table:table-cell table:style-name="ce81" table:formula="of:=RAND()" office:value-type="float" office:value="0.400438915220479" calcext:value-type="float">
            <text:p>0,400438915220479</text:p>
          </table:table-cell>
          <table:table-cell table:formula="of:=RANK([.X27];[.X25:.X30])" office:value-type="float" office:value="6" calcext:value-type="float">
            <text:p>6</text:p>
          </table:table-cell>
          <table:table-cell table:style-name="ce81" table:formula="of:=RAND()" office:value-type="float" office:value="0.0568926876069174" calcext:value-type="float">
            <text:p>0,0568926876069174</text:p>
          </table:table-cell>
          <table:table-cell table:style-name="ce65" table:formula="of:=RANDBETWEEN(2;9)" office:value-type="float" office:value="3" calcext:value-type="float">
            <text:p>3</text:p>
          </table:table-cell>
          <table:table-cell table:style-name="ce65" table:formula="of:=RANDBETWEEN(2;9)" office:value-type="float" office:value="6" calcext:value-type="float">
            <text:p>6</text:p>
          </table:table-cell>
          <table:table-cell table:style-name="ce65" table:formula="of:=RANDBETWEEN(2;9)" office:value-type="float" office:value="5" calcext:value-type="float">
            <text:p>5</text:p>
          </table:table-cell>
          <table:table-cell table:style-name="ce65" table:formula="of:=RANDBETWEEN(2;9)" office:value-type="float" office:value="3" calcext:value-type="float">
            <text:p>3</text:p>
          </table:table-cell>
          <table:table-cell table:number-columns-repeated="994"/>
        </table:table-row>
        <table:table-row table:style-name="ro3">
          <table:table-cell table:style-name="ce4" table:formula="of:=IF([.W28]=1;RANDBETWEEN(6;7);IF([.W28]=2;RANDBETWEEN(8;10);IF([.W28]=3;RANDBETWEEN(11;13);IF([.W28]=4;RANDBETWEEN(14;15);IF([.W28]=5;RANDBETWEEN(16;17);RANDBETWEEN(18;20))))))" office:value-type="float" office:value="16" calcext:value-type="float">
            <text:p>1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28]+[.W25];5)+1;&quot;x+&quot;&amp;[.Y28]&amp;&quot;x&quot;;[.Y28]&amp;&quot;x+&quot;&amp;[.Z28]&amp;&quot;+&quot;&amp;[.AA28]&amp;&quot;x&quot;;[.Y28]&amp;&quot;x+&quot;&amp;[.Z28]&amp;&quot;+&quot;&amp;[.AA28]&amp;&quot;x+&quot;&amp;[.AB28];[.Y28]&amp;&quot;x²+&quot;&amp;[.Z28]&amp;&quot;x+&quot;&amp;[.AA28]&amp;&quot;x²+&quot;&amp;[.AB28];[.Y28]&amp;&quot;x²+&quot;&amp;[.Z28]&amp;&quot;x+&quot;&amp;[.AA28]&amp;&quot;x²+&quot;&amp;[.AB28]&amp;&quot;x&quot;)" office:value-type="string" office:string-value="4x+8+8x" calcext:value-type="string">
            <text:p>4x+8+8x</text:p>
          </table:table-cell>
          <table:table-cell table:style-name="ce9" office:value-type="string" calcext:value-type="string">
            <text:p>=</text:p>
          </table:table-cell>
          <table:table-cell table:style-name="ce4" table:formula="of:=ROUND(RAND()*CHOOSE(ROUNDDOWN(([.W28]+1)/2);10;100;1000);RANDBETWEEN(1;3))" office:value-type="float" office:value="511.5" calcext:value-type="float">
            <text:p>511,5</text:p>
          </table:table-cell>
          <table:table-cell table:style-name="ce7" table:formula="of:=IF(MOD([.W28];2);&quot;×&quot;;&quot;÷&quot;)" office:value-type="string" office:string-value="×" calcext:value-type="string">
            <text:p>×</text:p>
          </table:table-cell>
          <table:table-cell table:style-name="ce20" table:formula="of:=CHOOSE(MOD([.W28]+[.W25];3)+1;&quot;0,1&quot;;&quot;0,01&quot;;&quot;0,001&quot;)" office:value-type="string" office:string-value="0,1" calcext:value-type="string">
            <text:p>0,1</text:p>
          </table:table-cell>
          <table:table-cell table:style-name="ce10" office:value-type="string" calcext:value-type="string">
            <text:p>=</text:p>
          </table:table-cell>
          <table:table-cell table:style-name="ce51" table:formula="of:=ROUND(RAND()*8.9+1;MOD([.W28]+[.W25];3)+1)" office:value-type="float" office:value="6.3" calcext:value-type="float">
            <text:p>6,3</text:p>
          </table:table-cell>
          <table:table-cell table:style-name="ce40" office:value-type="string" calcext:value-type="string">
            <text:p>×10</text:p>
          </table:table-cell>
          <table:table-cell table:style-name="ce143" table:formula="of:=((MOD([.W27];2))*2-1)*[.W28]" office:value-type="float" office:value="-5" calcext:value-type="float">
            <text:p>-5</text:p>
          </table:table-cell>
          <table:table-cell table:style-name="ce42" office:value-type="string" calcext:value-type="string">
            <text:p>=</text:p>
          </table:table-cell>
          <table:table-cell/>
          <table:table-cell table:style-name="ce27" table:formula="of:=[.A28]^2" office:value-type="float" office:value="256" calcext:value-type="float">
            <text:p>256</text:p>
          </table:table-cell>
          <table:table-cell table:style-name="ce156" table:formula="of:=CHOOSE(MOD([.W28]+[.W25];5)+1;(1+[.Y28])&amp;&quot;x&quot;;([.Y28]+[.AA28])&amp;&quot;x+&quot;&amp;[.Z28];([.Y28]+[.AA28])&amp;&quot;x+&quot;&amp;([.Z28]+[.AB28]);([.Y28]+[.AA28])&amp;&quot;x²+&quot;&amp;[.Z28]&amp;&quot;x+&quot;&amp;[.AB28];([.Y28]+[.AA28])&amp;&quot;x²+&quot;&amp;([.Z28]+[.AB28])&amp;&quot;x&quot;)" office:value-type="string" office:string-value="12x+8" calcext:value-type="string">
            <text:p>12x+8</text:p>
          </table:table-cell>
          <table:table-cell table:style-name="ce48" table:formula="of:=IF([.H28]=&quot;×&quot;;[.G28]*[.I28];ROUND([.G28]/[.I28];7))" office:value-type="float" office:value="51.15" calcext:value-type="float">
            <text:p>51,15</text:p>
          </table:table-cell>
          <table:table-cell table:style-name="ce135" table:formula="of:=[.K28]*10^([.M28])" office:value-type="float" office:value="0.000063" calcext:value-type="float">
            <text:p>0,000063</text:p>
          </table:table-cell>
          <table:table-cell/>
          <table:table-cell table:formula="of:=RANK([.V28];[.V23:.V32])+2" office:value-type="float" office:value="11" calcext:value-type="float">
            <text:p>11</text:p>
          </table:table-cell>
          <table:table-cell table:style-name="ce81" table:formula="of:=RAND()" office:value-type="float" office:value="0.222723327085425" calcext:value-type="float">
            <text:p>0,222723327085425</text:p>
          </table:table-cell>
          <table:table-cell table:formula="of:=RANK([.X28];[.X25:.X30])" office:value-type="float" office:value="5" calcext:value-type="float">
            <text:p>5</text:p>
          </table:table-cell>
          <table:table-cell table:style-name="ce81" table:formula="of:=RAND()" office:value-type="float" office:value="0.0920722890123461" calcext:value-type="float">
            <text:p>0,0920722890123461</text:p>
          </table:table-cell>
          <table:table-cell table:style-name="ce65" table:formula="of:=RANDBETWEEN(2;9)" office:value-type="float" office:value="4" calcext:value-type="float">
            <text:p>4</text:p>
          </table:table-cell>
          <table:table-cell table:style-name="ce65" table:formula="of:=RANDBETWEEN(2;9)" office:value-type="float" office:value="8" calcext:value-type="float">
            <text:p>8</text:p>
          </table:table-cell>
          <table:table-cell table:style-name="ce65" table:formula="of:=RANDBETWEEN(2;9)" office:value-type="float" office:value="8" calcext:value-type="float">
            <text:p>8</text:p>
          </table:table-cell>
          <table:table-cell table:style-name="ce65" table:formula="of:=RANDBETWEEN(2;9)" office:value-type="float" office:value="8" calcext:value-type="float">
            <text:p>8</text:p>
          </table:table-cell>
          <table:table-cell table:number-columns-repeated="994"/>
        </table:table-row>
        <table:table-row table:style-name="ro3">
          <table:table-cell table:style-name="ce4" table:formula="of:=IF([.W29]=1;RANDBETWEEN(6;7);IF([.W29]=2;RANDBETWEEN(8;10);IF([.W29]=3;RANDBETWEEN(11;13);IF([.W29]=4;RANDBETWEEN(14;15);IF([.W29]=5;RANDBETWEEN(16;17);RANDBETWEEN(18;20))))))"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29]+[.W25];5)+1;&quot;x+&quot;&amp;[.Y29]&amp;&quot;x&quot;;[.Y29]&amp;&quot;x+&quot;&amp;[.Z29]&amp;&quot;+&quot;&amp;[.AA29]&amp;&quot;x&quot;;[.Y29]&amp;&quot;x+&quot;&amp;[.Z29]&amp;&quot;+&quot;&amp;[.AA29]&amp;&quot;x+&quot;&amp;[.AB29];[.Y29]&amp;&quot;x²+&quot;&amp;[.Z29]&amp;&quot;x+&quot;&amp;[.AA29]&amp;&quot;x²+&quot;&amp;[.AB29];[.Y29]&amp;&quot;x²+&quot;&amp;[.Z29]&amp;&quot;x+&quot;&amp;[.AA29]&amp;&quot;x²+&quot;&amp;[.AB29]&amp;&quot;x&quot;)" office:value-type="string" office:string-value="7x²+6x+4x²+9x" calcext:value-type="string">
            <text:p>7x²+6x+4x²+9x</text:p>
          </table:table-cell>
          <table:table-cell table:style-name="ce9" office:value-type="string" calcext:value-type="string">
            <text:p>=</text:p>
          </table:table-cell>
          <table:table-cell table:style-name="ce4" table:formula="of:=ROUND(RAND()*CHOOSE(ROUNDDOWN(([.W29]+1)/2);10;100;1000);RANDBETWEEN(1;3))" office:value-type="float" office:value="75.12" calcext:value-type="float">
            <text:p>75,12</text:p>
          </table:table-cell>
          <table:table-cell table:style-name="ce7" table:formula="of:=IF(MOD([.W29];2);&quot;×&quot;;&quot;÷&quot;)" office:value-type="string" office:string-value="×" calcext:value-type="string">
            <text:p>×</text:p>
          </table:table-cell>
          <table:table-cell table:style-name="ce20" table:formula="of:=CHOOSE(MOD([.W29]+[.W25];3)+1;&quot;0,1&quot;;&quot;0,01&quot;;&quot;0,001&quot;)" office:value-type="string" office:string-value="0,01" calcext:value-type="string">
            <text:p>0,01</text:p>
          </table:table-cell>
          <table:table-cell table:style-name="ce10" office:value-type="string" calcext:value-type="string">
            <text:p>=</text:p>
          </table:table-cell>
          <table:table-cell table:style-name="ce51" table:formula="of:=ROUND(RAND()*8.9+1;MOD([.W29]+[.W25];3)+1)" office:value-type="float" office:value="3.14" calcext:value-type="float">
            <text:p>3,14</text:p>
          </table:table-cell>
          <table:table-cell table:style-name="ce40" office:value-type="string" calcext:value-type="string">
            <text:p>×10</text:p>
          </table:table-cell>
          <table:table-cell table:style-name="ce143" table:formula="of:=((MOD([.W28];2))*2-1)*[.W29]" office:value-type="float" office:value="3" calcext:value-type="float">
            <text:p>3</text:p>
          </table:table-cell>
          <table:table-cell table:style-name="ce42" office:value-type="string" calcext:value-type="string">
            <text:p>=</text:p>
          </table:table-cell>
          <table:table-cell/>
          <table:table-cell table:style-name="ce27" table:formula="of:=[.A29]^2" office:value-type="float" office:value="144" calcext:value-type="float">
            <text:p>144</text:p>
          </table:table-cell>
          <table:table-cell table:style-name="ce156" table:formula="of:=CHOOSE(MOD([.W29]+[.W25];5)+1;(1+[.Y29])&amp;&quot;x&quot;;([.Y29]+[.AA29])&amp;&quot;x+&quot;&amp;[.Z29];([.Y29]+[.AA29])&amp;&quot;x+&quot;&amp;([.Z29]+[.AB29]);([.Y29]+[.AA29])&amp;&quot;x²+&quot;&amp;[.Z29]&amp;&quot;x+&quot;&amp;[.AB29];([.Y29]+[.AA29])&amp;&quot;x²+&quot;&amp;([.Z29]+[.AB29])&amp;&quot;x&quot;)" office:value-type="string" office:string-value="11x²+15x" calcext:value-type="string">
            <text:p>11x²+15x</text:p>
          </table:table-cell>
          <table:table-cell table:style-name="ce48" table:formula="of:=IF([.H29]=&quot;×&quot;;[.G29]*[.I29];ROUND([.G29]/[.I29];7))" office:value-type="float" office:value="0.7512" calcext:value-type="float">
            <text:p>0,7512</text:p>
          </table:table-cell>
          <table:table-cell table:style-name="ce135" table:formula="of:=[.K29]*10^([.M29])" office:value-type="float" office:value="3140" calcext:value-type="float">
            <text:p>3 140</text:p>
          </table:table-cell>
          <table:table-cell/>
          <table:table-cell table:formula="of:=RANK([.V29];[.V23:.V32])+2" office:value-type="float" office:value="9" calcext:value-type="float">
            <text:p>9</text:p>
          </table:table-cell>
          <table:table-cell table:style-name="ce81" table:formula="of:=RAND()" office:value-type="float" office:value="0.416331860907582" calcext:value-type="float">
            <text:p>0,416331860907582</text:p>
          </table:table-cell>
          <table:table-cell table:formula="of:=RANK([.X29];[.X25:.X30])" office:value-type="float" office:value="3" calcext:value-type="float">
            <text:p>3</text:p>
          </table:table-cell>
          <table:table-cell table:style-name="ce81" table:formula="of:=RAND()" office:value-type="float" office:value="0.571697036520706" calcext:value-type="float">
            <text:p>0,571697036520706</text:p>
          </table:table-cell>
          <table:table-cell table:style-name="ce65" table:formula="of:=RANDBETWEEN(2;9)" office:value-type="float" office:value="7" calcext:value-type="float">
            <text:p>7</text:p>
          </table:table-cell>
          <table:table-cell table:style-name="ce65" table:formula="of:=RANDBETWEEN(2;9)" office:value-type="float" office:value="6" calcext:value-type="float">
            <text:p>6</text:p>
          </table:table-cell>
          <table:table-cell table:style-name="ce65" table:formula="of:=RANDBETWEEN(2;9)" office:value-type="float" office:value="4" calcext:value-type="float">
            <text:p>4</text:p>
          </table:table-cell>
          <table:table-cell table:style-name="ce65" table:formula="of:=RANDBETWEEN(2;9)" office:value-type="float" office:value="9" calcext:value-type="float">
            <text:p>9</text:p>
          </table:table-cell>
          <table:table-cell table:number-columns-repeated="994"/>
        </table:table-row>
        <table:table-row table:style-name="ro3">
          <table:table-cell table:style-name="ce4" table:formula="of:=IF([.W30]=1;RANDBETWEEN(6;7);IF([.W30]=2;RANDBETWEEN(8;10);IF([.W30]=3;RANDBETWEEN(11;13);IF([.W30]=4;RANDBETWEEN(14;15);IF([.W30]=5;RANDBETWEEN(16;17);RANDBETWEEN(18;20))))))" office:value-type="float" office:value="14" calcext:value-type="float">
            <text:p>14</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30]+[.W25];5)+1;&quot;x+&quot;&amp;[.Y30]&amp;&quot;x&quot;;[.Y30]&amp;&quot;x+&quot;&amp;[.Z30]&amp;&quot;+&quot;&amp;[.AA30]&amp;&quot;x&quot;;[.Y30]&amp;&quot;x+&quot;&amp;[.Z30]&amp;&quot;+&quot;&amp;[.AA30]&amp;&quot;x+&quot;&amp;[.AB30];[.Y30]&amp;&quot;x²+&quot;&amp;[.Z30]&amp;&quot;x+&quot;&amp;[.AA30]&amp;&quot;x²+&quot;&amp;[.AB30];[.Y30]&amp;&quot;x²+&quot;&amp;[.Z30]&amp;&quot;x+&quot;&amp;[.AA30]&amp;&quot;x²+&quot;&amp;[.AB30]&amp;&quot;x&quot;)" office:value-type="string" office:string-value="x+2x" calcext:value-type="string">
            <text:p>x+2x</text:p>
          </table:table-cell>
          <table:table-cell table:style-name="ce9" office:value-type="string" calcext:value-type="string">
            <text:p>=</text:p>
          </table:table-cell>
          <table:table-cell table:style-name="ce4" table:formula="of:=ROUND(RAND()*CHOOSE(ROUNDDOWN(([.W30]+1)/2);10;100;1000);RANDBETWEEN(1;3))" office:value-type="float" office:value="20.237" calcext:value-type="float">
            <text:p>20,237</text:p>
          </table:table-cell>
          <table:table-cell table:style-name="ce7" table:formula="of:=IF(MOD([.W30];2);&quot;×&quot;;&quot;÷&quot;)" office:value-type="string" office:string-value="÷" calcext:value-type="string">
            <text:p>÷</text:p>
          </table:table-cell>
          <table:table-cell table:style-name="ce20" table:formula="of:=CHOOSE(MOD([.W30]+[.W25];3)+1;&quot;0,1&quot;;&quot;0,01&quot;;&quot;0,001&quot;)" office:value-type="string" office:string-value="0,001" calcext:value-type="string">
            <text:p>0,001</text:p>
          </table:table-cell>
          <table:table-cell table:style-name="ce10" office:value-type="string" calcext:value-type="string">
            <text:p>=</text:p>
          </table:table-cell>
          <table:table-cell table:style-name="ce51" table:formula="of:=ROUND(RAND()*8.9+1;MOD([.W30]+[.W25];3)+1)" office:value-type="float" office:value="1.664" calcext:value-type="float">
            <text:p>1,664</text:p>
          </table:table-cell>
          <table:table-cell table:style-name="ce40" office:value-type="string" calcext:value-type="string">
            <text:p>×10</text:p>
          </table:table-cell>
          <table:table-cell table:style-name="ce143" table:formula="of:=((MOD([.W29];2))*2-1)*[.W30]" office:value-type="float" office:value="4" calcext:value-type="float">
            <text:p>4</text:p>
          </table:table-cell>
          <table:table-cell table:style-name="ce42" office:value-type="string" calcext:value-type="string">
            <text:p>=</text:p>
          </table:table-cell>
          <table:table-cell/>
          <table:table-cell table:style-name="ce27" table:formula="of:=[.A30]^2" office:value-type="float" office:value="196" calcext:value-type="float">
            <text:p>196</text:p>
          </table:table-cell>
          <table:table-cell table:style-name="ce156" table:formula="of:=CHOOSE(MOD([.W30]+[.W25];5)+1;(1+[.Y30])&amp;&quot;x&quot;;([.Y30]+[.AA30])&amp;&quot;x+&quot;&amp;[.Z30];([.Y30]+[.AA30])&amp;&quot;x+&quot;&amp;([.Z30]+[.AB30]);([.Y30]+[.AA30])&amp;&quot;x²+&quot;&amp;[.Z30]&amp;&quot;x+&quot;&amp;[.AB30];([.Y30]+[.AA30])&amp;&quot;x²+&quot;&amp;([.Z30]+[.AB30])&amp;&quot;x&quot;)" office:value-type="string" office:string-value="3x" calcext:value-type="string">
            <text:p>3x</text:p>
          </table:table-cell>
          <table:table-cell table:style-name="ce48" table:formula="of:=IF([.H30]=&quot;×&quot;;[.G30]*[.I30];ROUND([.G30]/[.I30];7))" office:value-type="float" office:value="20237" calcext:value-type="float">
            <text:p>20 237</text:p>
          </table:table-cell>
          <table:table-cell table:style-name="ce135" table:formula="of:=[.K30]*10^([.M30])" office:value-type="float" office:value="16640" calcext:value-type="float">
            <text:p>16 640</text:p>
          </table:table-cell>
          <table:table-cell/>
          <table:table-cell table:formula="of:=RANK([.V30];[.V23:.V32])+2" office:value-type="float" office:value="12" calcext:value-type="float">
            <text:p>12</text:p>
          </table:table-cell>
          <table:table-cell table:style-name="ce81" table:formula="of:=RAND()" office:value-type="float" office:value="0.119891377164202" calcext:value-type="float">
            <text:p>0,119891377164202</text:p>
          </table:table-cell>
          <table:table-cell table:formula="of:=RANK([.X30];[.X25:.X30])" office:value-type="float" office:value="4" calcext:value-type="float">
            <text:p>4</text:p>
          </table:table-cell>
          <table:table-cell table:style-name="ce81" table:formula="of:=RAND()" office:value-type="float" office:value="0.506342175783579" calcext:value-type="float">
            <text:p>0,506342175783579</text:p>
          </table:table-cell>
          <table:table-cell table:style-name="ce65" table:formula="of:=RANDBETWEEN(2;9)" office:value-type="float" office:value="2" calcext:value-type="float">
            <text:p>2</text:p>
          </table:table-cell>
          <table:table-cell table:style-name="ce65" table:formula="of:=RANDBETWEEN(2;9)" office:value-type="float" office:value="7" calcext:value-type="float">
            <text:p>7</text:p>
          </table:table-cell>
          <table:table-cell table:style-name="ce65" table:formula="of:=RANDBETWEEN(2;9)" office:value-type="float" office:value="2" calcext:value-type="float">
            <text:p>2</text:p>
          </table:table-cell>
          <table:table-cell table:style-name="ce65" table:formula="of:=RANDBETWEEN(2;9)" office:value-type="float" office:value="4" calcext:value-type="float">
            <text:p>4</text:p>
          </table:table-cell>
          <table:table-cell table:number-columns-repeated="994"/>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2" table:number-rows-spanned="1">
            <text:p>😕 <text:s text:c="3"/>😃 <text:s text:c="3"/>😎</text:p>
          </table:table-cell>
          <table:covered-table-cell table:style-name="ce15"/>
          <table:table-cell table:style-name="ce19" office:value-type="string" calcext:value-type="string" table:number-columns-spanned="4" table:number-rows-spanned="1">
            <text:p>😕 <text:s text:c="3"/>😃 <text:s text:c="3"/>😎</text:p>
          </table:table-cell>
          <table:covered-table-cell table:number-columns-repeated="2" table:style-name="ce19"/>
          <table:covered-table-cell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V31];[.V23:.V32])+2" office:value-type="float" office:value="4" calcext:value-type="float">
            <text:p>4</text:p>
          </table:table-cell>
          <table:table-cell table:style-name="ce81" table:formula="of:=RAND()" office:value-type="float" office:value="0.72205307748026" calcext:value-type="float">
            <text:p>0,72205307748026</text:p>
          </table:table-cell>
          <table:table-cell table:number-columns-repeated="1000"/>
        </table:table-row>
        <table:table-row table:style-name="ro4">
          <table:table-cell table:number-columns-repeated="20"/>
          <table:table-cell table:formula="of:=RANK([.V32];[.V23:.V32])+2" office:value-type="float" office:value="3" calcext:value-type="float">
            <text:p>3</text:p>
          </table:table-cell>
          <table:table-cell table:style-name="ce81" table:formula="of:=RAND()" office:value-type="float" office:value="0.739700648909438" calcext:value-type="float">
            <text:p>0,739700648909438</text:p>
          </table:table-cell>
          <table:table-cell table:number-columns-repeated="1000"/>
        </table:table-row>
        <table:table-row table:style-name="ro5">
          <table:table-cell table:number-columns-repeated="1022"/>
        </table:table-row>
        <table:table-row table:style-name="ro2">
          <table:table-cell table:style-name="ce36" office:value-type="string" calcext:value-type="string" table:number-columns-spanned="4" table:number-rows-spanned="2">
            <text:p>CEINTURE ORANGE</text:p>
          </table:table-cell>
          <table:covered-table-cell table:number-columns-repeated="3"/>
          <table:table-cell table:style-name="ce11" office:value-type="string" calcext:value-type="string" table:number-columns-spanned="5" table:number-rows-spanned="1">
            <text:p><text:span text:style-name="T6">TEST 3</text:span><text:span text:style-name="T7">e</text:span><text:span text:style-name="T6"> - Date : ……………………………</text:span></text:p>
          </table:table-cell>
          <table:covered-table-cell table:number-columns-repeated="4" table:style-name="ce5"/>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covered-table-cell table:style-name="ce5"/>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V34];[.V34:.V43])+2" office:value-type="float" office:value="5" calcext:value-type="float">
            <text:p>5</text:p>
          </table:table-cell>
          <table:table-cell table:style-name="ce81" table:formula="of:=RAND()" office:value-type="float" office:value="0.885933841648917" calcext:value-type="float">
            <text:p>0,885933841648917</text:p>
          </table:table-cell>
          <table:table-cell table:number-columns-repeated="1000"/>
        </table:table-row>
        <table:table-row table:style-name="ro2">
          <table:covered-table-cell table:number-columns-repeated="2" table:style-name="ce5"/>
          <table:covered-table-cell table:number-columns-repeated="2"/>
          <table:table-cell table:style-name="ce54" office:value-type="string" calcext:value-type="string" table:number-columns-spanned="3" table:number-rows-spanned="1">
            <text:p>NOM :</text:p>
          </table:table-cell>
          <table:covered-table-cell table:style-name="ce13"/>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109" office:value-type="string" calcext:value-type="string" table:number-columns-spanned="3" table:number-rows-spanned="1">
            <text:p>Classe :</text:p>
          </table:table-cell>
          <table:covered-table-cell table:style-name="ce54"/>
          <table:covered-table-cell table:style-name="ce79"/>
          <table:table-cell table:style-name="ce22" table:formula="of:=[.$N$2]" office:value-type="string" office:string-value="v9083" calcext:value-type="string">
            <text:p>v9083</text:p>
          </table:table-cell>
          <table:table-cell/>
          <table:table-cell table:style-name="ce25" office:value-type="string" calcext:value-type="string" table:number-columns-spanned="4" table:number-rows-spanned="1">
            <text:p>Correction CEINTURE ORANGE</text:p>
          </table:table-cell>
          <table:covered-table-cell table:style-name="ce28"/>
          <table:covered-table-cell table:style-name="ce30"/>
          <table:covered-table-cell table:style-name="ce31"/>
          <table:table-cell/>
          <table:table-cell table:formula="of:=RANK([.V35];[.V34:.V43])+2" office:value-type="float" office:value="8" calcext:value-type="float">
            <text:p>8</text:p>
          </table:table-cell>
          <table:table-cell table:style-name="ce81" table:formula="of:=RAND()" office:value-type="float" office:value="0.653325670494961" calcext:value-type="float">
            <text:p>0,653325670494961</text:p>
          </table:table-cell>
          <table:table-cell table:number-columns-repeated="1000"/>
        </table:table-row>
        <table:table-row table:style-name="ro3">
          <table:table-cell table:style-name="ce55" office:value-type="string" calcext:value-type="string" table:number-columns-spanned="4" table:number-rows-spanned="1">
            <text:p>Carrés de 6 à 20</text:p>
          </table:table-cell>
          <table:covered-table-cell table:number-columns-repeated="3" table:style-name="ce38"/>
          <table:table-cell table:style-name="ce55" office:value-type="string" calcext:value-type="string" table:number-columns-spanned="2" table:number-rows-spanned="1">
            <text:p><text:span text:style-name="T6">Réduire une</text:span></text:p>
            <text:p><text:span text:style-name="T6">expression littérale</text:span></text:p>
          </table:table-cell>
          <table:covered-table-cell table:style-name="ce38"/>
          <table:table-cell table:style-name="ce55" office:value-type="string" calcext:value-type="string" table:number-columns-spanned="4" table:number-rows-spanned="1">
            <text:p>Multiplier, diviser par 0,1 <text:s/>0,01 <text:s/>0,001</text:p>
          </table:table-cell>
          <table:covered-table-cell table:number-columns-repeated="3" table:style-name="ce38"/>
          <table:table-cell table:style-name="ce55" office:value-type="string" calcext:value-type="string" table:number-columns-spanned="4" table:number-rows-spanned="1">
            <text:p><text:span text:style-name="T10">É</text:span>criture décimale</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N34]" office:value-type="string" office:string-value="AD" calcext:value-type="string">
            <text:p>AD</text:p>
          </table:table-cell>
          <table:table-cell table:style-name="ce29"/>
          <table:table-cell table:style-name="ce92" table:formula="of:=[.N35]" office:value-type="string" office:string-value="v9083" calcext:value-type="string">
            <text:p>v9083</text:p>
          </table:table-cell>
          <table:table-cell table:style-name="ce81"/>
          <table:table-cell table:formula="of:=RANK([.V36];[.V34:.V43])+2" office:value-type="float" office:value="12" calcext:value-type="float">
            <text:p>12</text:p>
          </table:table-cell>
          <table:table-cell table:style-name="ce81" table:formula="of:=RAND()" office:value-type="float" office:value="0.171398239190981" calcext:value-type="float">
            <text:p>0,171398239190981</text:p>
          </table:table-cell>
          <table:table-cell table:style-name="ce81" table:formula="of:=RANK([.X36];[.X36:.X41])" office:value-type="float" office:value="6" calcext:value-type="float">
            <text:p>6</text:p>
          </table:table-cell>
          <table:table-cell table:style-name="ce81" table:formula="of:=RAND()" office:value-type="float" office:value="0.122135910166733" calcext:value-type="float">
            <text:p>0,122135910166733</text:p>
          </table:table-cell>
          <table:table-cell table:style-name="ce81" table:number-columns-repeated="4"/>
          <table:table-cell table:number-columns-repeated="994"/>
        </table:table-row>
        <table:table-row table:style-name="ro3">
          <table:table-cell table:style-name="ce4" table:formula="of:=IF([.W37]=1;RANDBETWEEN(6;7);IF([.W37]=2;RANDBETWEEN(8;10);IF([.W37]=3;RANDBETWEEN(11;13);IF([.W37]=4;RANDBETWEEN(14;15);IF([.W37]=5;RANDBETWEEN(16;17);RANDBETWEEN(18;20))))))" office:value-type="float" office:value="13" calcext:value-type="float">
            <text:p>13</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37]+[.W36];5)+1;&quot;x+&quot;&amp;[.Y37]&amp;&quot;x&quot;;[.Y37]&amp;&quot;x+&quot;&amp;[.Z37]&amp;&quot;+&quot;&amp;[.AA37]&amp;&quot;x&quot;;[.Y37]&amp;&quot;x+&quot;&amp;[.Z37]&amp;&quot;+&quot;&amp;[.AA37]&amp;&quot;x+&quot;&amp;[.AB37];[.Y37]&amp;&quot;x²+&quot;&amp;[.Z37]&amp;&quot;x+&quot;&amp;[.AA37]&amp;&quot;x²+&quot;&amp;[.AB37];[.Y37]&amp;&quot;x²+&quot;&amp;[.Z37]&amp;&quot;x+&quot;&amp;[.AA37]&amp;&quot;x²+&quot;&amp;[.AB37]&amp;&quot;x&quot;)" office:value-type="string" office:string-value="8x²+8x+6x²+3x" calcext:value-type="string">
            <text:p>8x²+8x+6x²+3x</text:p>
          </table:table-cell>
          <table:table-cell table:style-name="ce9" office:value-type="string" calcext:value-type="string">
            <text:p>=</text:p>
          </table:table-cell>
          <table:table-cell table:style-name="ce4" table:formula="of:=ROUND(RAND()*CHOOSE(ROUNDDOWN(([.W37]+1)/2);10;100;1000);RANDBETWEEN(1;3))" office:value-type="float" office:value="63.2" calcext:value-type="float">
            <text:p>63,2</text:p>
          </table:table-cell>
          <table:table-cell table:style-name="ce7" table:formula="of:=IF(MOD([.W37];2);&quot;×&quot;;&quot;÷&quot;)" office:value-type="string" office:string-value="×" calcext:value-type="string">
            <text:p>×</text:p>
          </table:table-cell>
          <table:table-cell table:style-name="ce20" table:formula="of:=CHOOSE(MOD([.W37]+[.W36];3)+1;&quot;0,1&quot;;&quot;0,01&quot;;&quot;0,001&quot;)" office:value-type="string" office:string-value="0,1" calcext:value-type="string">
            <text:p>0,1</text:p>
          </table:table-cell>
          <table:table-cell table:style-name="ce10" office:value-type="string" calcext:value-type="string">
            <text:p>=</text:p>
          </table:table-cell>
          <table:table-cell table:style-name="ce51" table:formula="of:=ROUND(RAND()*8.9+1;MOD([.W37]+[.W36];3)+1)" office:value-type="float" office:value="2.9" calcext:value-type="float">
            <text:p>2,9</text:p>
          </table:table-cell>
          <table:table-cell table:style-name="ce40" office:value-type="string" calcext:value-type="string">
            <text:p>×10</text:p>
          </table:table-cell>
          <table:table-cell table:style-name="ce143" table:formula="of:=((MOD([.W36];2))*2-1)*[.W37]" office:value-type="float" office:value="-3" calcext:value-type="float">
            <text:p>-3</text:p>
          </table:table-cell>
          <table:table-cell table:style-name="ce42" office:value-type="string" calcext:value-type="string">
            <text:p>=</text:p>
          </table:table-cell>
          <table:table-cell/>
          <table:table-cell table:style-name="ce27" table:formula="of:=[.A37]^2" office:value-type="float" office:value="169" calcext:value-type="float">
            <text:p>169</text:p>
          </table:table-cell>
          <table:table-cell table:style-name="ce156" table:formula="of:=CHOOSE(MOD([.W37]+[.W36];5)+1;(1+[.Y37])&amp;&quot;x&quot;;([.Y37]+[.AA37])&amp;&quot;x+&quot;&amp;[.Z37];([.Y37]+[.AA37])&amp;&quot;x+&quot;&amp;([.Z37]+[.AB37]);([.Y37]+[.AA37])&amp;&quot;x²+&quot;&amp;[.Z37]&amp;&quot;x+&quot;&amp;[.AB37];([.Y37]+[.AA37])&amp;&quot;x²+&quot;&amp;([.Z37]+[.AB37])&amp;&quot;x&quot;)" office:value-type="string" office:string-value="14x²+11x" calcext:value-type="string">
            <text:p>14x²+11x</text:p>
          </table:table-cell>
          <table:table-cell table:style-name="ce48" table:formula="of:=IF([.H37]=&quot;×&quot;;[.G37]*[.I37];ROUND([.G37]/[.I37];7))" office:value-type="float" office:value="6.32" calcext:value-type="float">
            <text:p>6,32</text:p>
          </table:table-cell>
          <table:table-cell table:style-name="ce135" table:formula="of:=[.K37]*10^([.M37])" office:value-type="float" office:value="0.0029" calcext:value-type="float">
            <text:p>0,0029</text:p>
          </table:table-cell>
          <table:table-cell/>
          <table:table-cell table:formula="of:=RANK([.V37];[.V34:.V43])+2" office:value-type="float" office:value="10" calcext:value-type="float">
            <text:p>10</text:p>
          </table:table-cell>
          <table:table-cell table:style-name="ce81" table:formula="of:=RAND()" office:value-type="float" office:value="0.409105558131578" calcext:value-type="float">
            <text:p>0,409105558131578</text:p>
          </table:table-cell>
          <table:table-cell table:formula="of:=RANK([.X37];[.X36:.X41])" office:value-type="float" office:value="3" calcext:value-type="float">
            <text:p>3</text:p>
          </table:table-cell>
          <table:table-cell table:style-name="ce81" table:formula="of:=RAND()" office:value-type="float" office:value="0.417024232519581" calcext:value-type="float">
            <text:p>0,417024232519581</text:p>
          </table:table-cell>
          <table:table-cell table:style-name="ce65" table:formula="of:=RANDBETWEEN(2;9)" office:value-type="float" office:value="8" calcext:value-type="float">
            <text:p>8</text:p>
          </table:table-cell>
          <table:table-cell table:style-name="ce65" table:formula="of:=RANDBETWEEN(2;9)" office:value-type="float" office:value="8" calcext:value-type="float">
            <text:p>8</text:p>
          </table:table-cell>
          <table:table-cell table:style-name="ce65" table:formula="of:=RANDBETWEEN(2;9)" office:value-type="float" office:value="6" calcext:value-type="float">
            <text:p>6</text:p>
          </table:table-cell>
          <table:table-cell table:style-name="ce65" table:formula="of:=RANDBETWEEN(2;9)" office:value-type="float" office:value="3" calcext:value-type="float">
            <text:p>3</text:p>
          </table:table-cell>
          <table:table-cell table:number-columns-repeated="994"/>
        </table:table-row>
        <table:table-row table:style-name="ro3">
          <table:table-cell table:style-name="ce4" table:formula="of:=IF([.W38]=1;RANDBETWEEN(6;7);IF([.W38]=2;RANDBETWEEN(8;10);IF([.W38]=3;RANDBETWEEN(11;13);IF([.W38]=4;RANDBETWEEN(14;15);IF([.W38]=5;RANDBETWEEN(16;17);RANDBETWEEN(18;20))))))" office:value-type="float" office:value="6" calcext:value-type="float">
            <text:p>6</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38]+[.W36];5)+1;&quot;x+&quot;&amp;[.Y38]&amp;&quot;x&quot;;[.Y38]&amp;&quot;x+&quot;&amp;[.Z38]&amp;&quot;+&quot;&amp;[.AA38]&amp;&quot;x&quot;;[.Y38]&amp;&quot;x+&quot;&amp;[.Z38]&amp;&quot;+&quot;&amp;[.AA38]&amp;&quot;x+&quot;&amp;[.AB38];[.Y38]&amp;&quot;x²+&quot;&amp;[.Z38]&amp;&quot;x+&quot;&amp;[.AA38]&amp;&quot;x²+&quot;&amp;[.AB38];[.Y38]&amp;&quot;x²+&quot;&amp;[.Z38]&amp;&quot;x+&quot;&amp;[.AA38]&amp;&quot;x²+&quot;&amp;[.AB38]&amp;&quot;x&quot;)" office:value-type="string" office:string-value="5x+3+9x+6" calcext:value-type="string">
            <text:p>5x+3+9x+6</text:p>
          </table:table-cell>
          <table:table-cell table:style-name="ce9" office:value-type="string" calcext:value-type="string">
            <text:p>=</text:p>
          </table:table-cell>
          <table:table-cell table:style-name="ce4" table:formula="of:=ROUND(RAND()*CHOOSE(ROUNDDOWN(([.W38]+1)/2);10;100;1000);RANDBETWEEN(1;3))" office:value-type="float" office:value="5.3" calcext:value-type="float">
            <text:p>5,3</text:p>
          </table:table-cell>
          <table:table-cell table:style-name="ce7" table:formula="of:=IF(MOD([.W38];2);&quot;×&quot;;&quot;÷&quot;)" office:value-type="string" office:string-value="×" calcext:value-type="string">
            <text:p>×</text:p>
          </table:table-cell>
          <table:table-cell table:style-name="ce20" table:formula="of:=CHOOSE(MOD([.W38]+[.W36];3)+1;&quot;0,1&quot;;&quot;0,01&quot;;&quot;0,001&quot;)" office:value-type="string" office:string-value="0,01" calcext:value-type="string">
            <text:p>0,01</text:p>
          </table:table-cell>
          <table:table-cell table:style-name="ce10" office:value-type="string" calcext:value-type="string">
            <text:p>=</text:p>
          </table:table-cell>
          <table:table-cell table:style-name="ce51" table:formula="of:=ROUND(RAND()*8.9+1;MOD([.W38]+[.W36];3)+1)" office:value-type="float" office:value="4.93" calcext:value-type="float">
            <text:p>4,93</text:p>
          </table:table-cell>
          <table:table-cell table:style-name="ce40" office:value-type="string" calcext:value-type="string">
            <text:p>×10</text:p>
          </table:table-cell>
          <table:table-cell table:style-name="ce143" table:formula="of:=((MOD([.W37];2))*2-1)*[.W38]" office:value-type="float" office:value="1" calcext:value-type="float">
            <text:p>1</text:p>
          </table:table-cell>
          <table:table-cell table:style-name="ce42" office:value-type="string" calcext:value-type="string">
            <text:p>=</text:p>
          </table:table-cell>
          <table:table-cell/>
          <table:table-cell table:style-name="ce27" table:formula="of:=[.A38]^2" office:value-type="float" office:value="36" calcext:value-type="float">
            <text:p>36</text:p>
          </table:table-cell>
          <table:table-cell table:style-name="ce156" table:formula="of:=CHOOSE(MOD([.W38]+[.W36];5)+1;(1+[.Y38])&amp;&quot;x&quot;;([.Y38]+[.AA38])&amp;&quot;x+&quot;&amp;[.Z38];([.Y38]+[.AA38])&amp;&quot;x+&quot;&amp;([.Z38]+[.AB38]);([.Y38]+[.AA38])&amp;&quot;x²+&quot;&amp;[.Z38]&amp;&quot;x+&quot;&amp;[.AB38];([.Y38]+[.AA38])&amp;&quot;x²+&quot;&amp;([.Z38]+[.AB38])&amp;&quot;x&quot;)" office:value-type="string" office:string-value="14x+9" calcext:value-type="string">
            <text:p>14x+9</text:p>
          </table:table-cell>
          <table:table-cell table:style-name="ce48" table:formula="of:=IF([.H38]=&quot;×&quot;;[.G38]*[.I38];ROUND([.G38]/[.I38];7))" office:value-type="float" office:value="0.053" calcext:value-type="float">
            <text:p>0,053</text:p>
          </table:table-cell>
          <table:table-cell table:style-name="ce135" table:formula="of:=[.K38]*10^([.M38])" office:value-type="float" office:value="49.3" calcext:value-type="float">
            <text:p>49,3</text:p>
          </table:table-cell>
          <table:table-cell/>
          <table:table-cell table:formula="of:=RANK([.V38];[.V34:.V43])+2" office:value-type="float" office:value="3" calcext:value-type="float">
            <text:p>3</text:p>
          </table:table-cell>
          <table:table-cell table:style-name="ce81" table:formula="of:=RAND()" office:value-type="float" office:value="0.951398883947543" calcext:value-type="float">
            <text:p>0,951398883947543</text:p>
          </table:table-cell>
          <table:table-cell table:formula="of:=RANK([.X38];[.X36:.X41])" office:value-type="float" office:value="1" calcext:value-type="float">
            <text:p>1</text:p>
          </table:table-cell>
          <table:table-cell table:style-name="ce81" table:formula="of:=RAND()" office:value-type="float" office:value="0.885473932327955" calcext:value-type="float">
            <text:p>0,885473932327955</text:p>
          </table:table-cell>
          <table:table-cell table:style-name="ce65" table:formula="of:=RANDBETWEEN(2;9)" office:value-type="float" office:value="5" calcext:value-type="float">
            <text:p>5</text:p>
          </table:table-cell>
          <table:table-cell table:style-name="ce65" table:formula="of:=RANDBETWEEN(2;9)" office:value-type="float" office:value="3" calcext:value-type="float">
            <text:p>3</text:p>
          </table:table-cell>
          <table:table-cell table:style-name="ce65" table:formula="of:=RANDBETWEEN(2;9)" office:value-type="float" office:value="9" calcext:value-type="float">
            <text:p>9</text:p>
          </table:table-cell>
          <table:table-cell table:style-name="ce65" table:formula="of:=RANDBETWEEN(2;9)" office:value-type="float" office:value="6" calcext:value-type="float">
            <text:p>6</text:p>
          </table:table-cell>
          <table:table-cell table:number-columns-repeated="994"/>
        </table:table-row>
        <table:table-row table:style-name="ro3">
          <table:table-cell table:style-name="ce4" table:formula="of:=IF([.W39]=1;RANDBETWEEN(6;7);IF([.W39]=2;RANDBETWEEN(8;10);IF([.W39]=3;RANDBETWEEN(11;13);IF([.W39]=4;RANDBETWEEN(14;15);IF([.W39]=5;RANDBETWEEN(16;17);RANDBETWEEN(18;20))))))" office:value-type="float" office:value="17" calcext:value-type="float">
            <text:p>17</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39]+[.W36];5)+1;&quot;x+&quot;&amp;[.Y39]&amp;&quot;x&quot;;[.Y39]&amp;&quot;x+&quot;&amp;[.Z39]&amp;&quot;+&quot;&amp;[.AA39]&amp;&quot;x&quot;;[.Y39]&amp;&quot;x+&quot;&amp;[.Z39]&amp;&quot;+&quot;&amp;[.AA39]&amp;&quot;x+&quot;&amp;[.AB39];[.Y39]&amp;&quot;x²+&quot;&amp;[.Z39]&amp;&quot;x+&quot;&amp;[.AA39]&amp;&quot;x²+&quot;&amp;[.AB39];[.Y39]&amp;&quot;x²+&quot;&amp;[.Z39]&amp;&quot;x+&quot;&amp;[.AA39]&amp;&quot;x²+&quot;&amp;[.AB39]&amp;&quot;x&quot;)" office:value-type="string" office:string-value="9x+3+6x" calcext:value-type="string">
            <text:p>9x+3+6x</text:p>
          </table:table-cell>
          <table:table-cell table:style-name="ce9" office:value-type="string" calcext:value-type="string">
            <text:p>=</text:p>
          </table:table-cell>
          <table:table-cell table:style-name="ce4" table:formula="of:=ROUND(RAND()*CHOOSE(ROUNDDOWN(([.W39]+1)/2);10;100;1000);RANDBETWEEN(1;3))" office:value-type="float" office:value="372.1" calcext:value-type="float">
            <text:p>372,1</text:p>
          </table:table-cell>
          <table:table-cell table:style-name="ce7" table:formula="of:=IF(MOD([.W39];2);&quot;×&quot;;&quot;÷&quot;)" office:value-type="string" office:string-value="×" calcext:value-type="string">
            <text:p>×</text:p>
          </table:table-cell>
          <table:table-cell table:style-name="ce20" table:formula="of:=CHOOSE(MOD([.W39]+[.W36];3)+1;&quot;0,1&quot;;&quot;0,01&quot;;&quot;0,001&quot;)" office:value-type="string" office:string-value="0,001" calcext:value-type="string">
            <text:p>0,001</text:p>
          </table:table-cell>
          <table:table-cell table:style-name="ce10" office:value-type="string" calcext:value-type="string">
            <text:p>=</text:p>
          </table:table-cell>
          <table:table-cell table:style-name="ce51" table:formula="of:=ROUND(RAND()*8.9+1;MOD([.W39]+[.W36];3)+1)" office:value-type="float" office:value="3.13" calcext:value-type="float">
            <text:p>3,13</text:p>
          </table:table-cell>
          <table:table-cell table:style-name="ce40" office:value-type="string" calcext:value-type="string">
            <text:p>×10</text:p>
          </table:table-cell>
          <table:table-cell table:style-name="ce143" table:formula="of:=((MOD([.W38];2))*2-1)*[.W39]" office:value-type="float" office:value="5" calcext:value-type="float">
            <text:p>5</text:p>
          </table:table-cell>
          <table:table-cell table:style-name="ce42" office:value-type="string" calcext:value-type="string">
            <text:p>=</text:p>
          </table:table-cell>
          <table:table-cell/>
          <table:table-cell table:style-name="ce27" table:formula="of:=[.A39]^2" office:value-type="float" office:value="289" calcext:value-type="float">
            <text:p>289</text:p>
          </table:table-cell>
          <table:table-cell table:style-name="ce156" table:formula="of:=CHOOSE(MOD([.W39]+[.W36];5)+1;(1+[.Y39])&amp;&quot;x&quot;;([.Y39]+[.AA39])&amp;&quot;x+&quot;&amp;[.Z39];([.Y39]+[.AA39])&amp;&quot;x+&quot;&amp;([.Z39]+[.AB39]);([.Y39]+[.AA39])&amp;&quot;x²+&quot;&amp;[.Z39]&amp;&quot;x+&quot;&amp;[.AB39];([.Y39]+[.AA39])&amp;&quot;x²+&quot;&amp;([.Z39]+[.AB39])&amp;&quot;x&quot;)" office:value-type="string" office:string-value="15x+3" calcext:value-type="string">
            <text:p>15x+3</text:p>
          </table:table-cell>
          <table:table-cell table:style-name="ce48" table:formula="of:=IF([.H39]=&quot;×&quot;;[.G39]*[.I39];ROUND([.G39]/[.I39];7))" office:value-type="float" office:value="0.3721" calcext:value-type="float">
            <text:p>0,3721</text:p>
          </table:table-cell>
          <table:table-cell table:style-name="ce135" table:formula="of:=[.K39]*10^([.M39])" office:value-type="float" office:value="313000" calcext:value-type="float">
            <text:p>313 000</text:p>
          </table:table-cell>
          <table:table-cell/>
          <table:table-cell table:formula="of:=RANK([.V39];[.V34:.V43])+2" office:value-type="float" office:value="7" calcext:value-type="float">
            <text:p>7</text:p>
          </table:table-cell>
          <table:table-cell table:style-name="ce81" table:formula="of:=RAND()" office:value-type="float" office:value="0.661619487733896" calcext:value-type="float">
            <text:p>0,661619487733896</text:p>
          </table:table-cell>
          <table:table-cell table:formula="of:=RANK([.X39];[.X36:.X41])" office:value-type="float" office:value="5" calcext:value-type="float">
            <text:p>5</text:p>
          </table:table-cell>
          <table:table-cell table:style-name="ce81" table:formula="of:=RAND()" office:value-type="float" office:value="0.297103344298375" calcext:value-type="float">
            <text:p>0,297103344298375</text:p>
          </table:table-cell>
          <table:table-cell table:style-name="ce65" table:formula="of:=RANDBETWEEN(2;9)" office:value-type="float" office:value="9" calcext:value-type="float">
            <text:p>9</text:p>
          </table:table-cell>
          <table:table-cell table:style-name="ce65" table:formula="of:=RANDBETWEEN(2;9)" office:value-type="float" office:value="3" calcext:value-type="float">
            <text:p>3</text:p>
          </table:table-cell>
          <table:table-cell table:style-name="ce65" table:formula="of:=RANDBETWEEN(2;9)" office:value-type="float" office:value="6" calcext:value-type="float">
            <text:p>6</text:p>
          </table:table-cell>
          <table:table-cell table:style-name="ce65" table:formula="of:=RANDBETWEEN(2;9)" office:value-type="float" office:value="5" calcext:value-type="float">
            <text:p>5</text:p>
          </table:table-cell>
          <table:table-cell table:number-columns-repeated="994"/>
        </table:table-row>
        <table:table-row table:style-name="ro3">
          <table:table-cell table:style-name="ce4" table:formula="of:=IF([.W40]=1;RANDBETWEEN(6;7);IF([.W40]=2;RANDBETWEEN(8;10);IF([.W40]=3;RANDBETWEEN(11;13);IF([.W40]=4;RANDBETWEEN(14;15);IF([.W40]=5;RANDBETWEEN(16;17);RANDBETWEEN(18;20))))))" office:value-type="float" office:value="14" calcext:value-type="float">
            <text:p>14</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40]+[.W36];5)+1;&quot;x+&quot;&amp;[.Y40]&amp;&quot;x&quot;;[.Y40]&amp;&quot;x+&quot;&amp;[.Z40]&amp;&quot;+&quot;&amp;[.AA40]&amp;&quot;x&quot;;[.Y40]&amp;&quot;x+&quot;&amp;[.Z40]&amp;&quot;+&quot;&amp;[.AA40]&amp;&quot;x+&quot;&amp;[.AB40];[.Y40]&amp;&quot;x²+&quot;&amp;[.Z40]&amp;&quot;x+&quot;&amp;[.AA40]&amp;&quot;x²+&quot;&amp;[.AB40];[.Y40]&amp;&quot;x²+&quot;&amp;[.Z40]&amp;&quot;x+&quot;&amp;[.AA40]&amp;&quot;x²+&quot;&amp;[.AB40]&amp;&quot;x&quot;)" office:value-type="string" office:string-value="x+9x" calcext:value-type="string">
            <text:p>x+9x</text:p>
          </table:table-cell>
          <table:table-cell table:style-name="ce9" office:value-type="string" calcext:value-type="string">
            <text:p>=</text:p>
          </table:table-cell>
          <table:table-cell table:style-name="ce4" table:formula="of:=ROUND(RAND()*CHOOSE(ROUNDDOWN(([.W40]+1)/2);10;100;1000);RANDBETWEEN(1;3))" office:value-type="float" office:value="28.91" calcext:value-type="float">
            <text:p>28,91</text:p>
          </table:table-cell>
          <table:table-cell table:style-name="ce7" table:formula="of:=IF(MOD([.W40];2);&quot;×&quot;;&quot;÷&quot;)" office:value-type="string" office:string-value="÷" calcext:value-type="string">
            <text:p>÷</text:p>
          </table:table-cell>
          <table:table-cell table:style-name="ce20" table:formula="of:=CHOOSE(MOD([.W40]+[.W36];3)+1;&quot;0,1&quot;;&quot;0,01&quot;;&quot;0,001&quot;)" office:value-type="string" office:string-value="0,01" calcext:value-type="string">
            <text:p>0,01</text:p>
          </table:table-cell>
          <table:table-cell table:style-name="ce10" office:value-type="string" calcext:value-type="string">
            <text:p>=</text:p>
          </table:table-cell>
          <table:table-cell table:style-name="ce51" table:formula="of:=ROUND(RAND()*8.9+1;MOD([.W40]+[.W36];3)+1)" office:value-type="float" office:value="5.49" calcext:value-type="float">
            <text:p>5,49</text:p>
          </table:table-cell>
          <table:table-cell table:style-name="ce40" office:value-type="string" calcext:value-type="string">
            <text:p>×10</text:p>
          </table:table-cell>
          <table:table-cell table:style-name="ce143" table:formula="of:=((MOD([.W39];2))*2-1)*[.W40]" office:value-type="float" office:value="4" calcext:value-type="float">
            <text:p>4</text:p>
          </table:table-cell>
          <table:table-cell table:style-name="ce42" office:value-type="string" calcext:value-type="string">
            <text:p>=</text:p>
          </table:table-cell>
          <table:table-cell/>
          <table:table-cell table:style-name="ce27" table:formula="of:=[.A40]^2" office:value-type="float" office:value="196" calcext:value-type="float">
            <text:p>196</text:p>
          </table:table-cell>
          <table:table-cell table:style-name="ce156" table:formula="of:=CHOOSE(MOD([.W40]+[.W36];5)+1;(1+[.Y40])&amp;&quot;x&quot;;([.Y40]+[.AA40])&amp;&quot;x+&quot;&amp;[.Z40];([.Y40]+[.AA40])&amp;&quot;x+&quot;&amp;([.Z40]+[.AB40]);([.Y40]+[.AA40])&amp;&quot;x²+&quot;&amp;[.Z40]&amp;&quot;x+&quot;&amp;[.AB40];([.Y40]+[.AA40])&amp;&quot;x²+&quot;&amp;([.Z40]+[.AB40])&amp;&quot;x&quot;)" office:value-type="string" office:string-value="10x" calcext:value-type="string">
            <text:p>10x</text:p>
          </table:table-cell>
          <table:table-cell table:style-name="ce48" table:formula="of:=IF([.H40]=&quot;×&quot;;[.G40]*[.I40];ROUND([.G40]/[.I40];7))" office:value-type="float" office:value="2891" calcext:value-type="float">
            <text:p>2 891</text:p>
          </table:table-cell>
          <table:table-cell table:style-name="ce135" table:formula="of:=[.K40]*10^([.M40])" office:value-type="float" office:value="54900" calcext:value-type="float">
            <text:p>54 900</text:p>
          </table:table-cell>
          <table:table-cell/>
          <table:table-cell table:formula="of:=RANK([.V40];[.V34:.V43])+2" office:value-type="float" office:value="4" calcext:value-type="float">
            <text:p>4</text:p>
          </table:table-cell>
          <table:table-cell table:style-name="ce81" table:formula="of:=RAND()" office:value-type="float" office:value="0.920043703712834" calcext:value-type="float">
            <text:p>0,920043703712834</text:p>
          </table:table-cell>
          <table:table-cell table:formula="of:=RANK([.X40];[.X36:.X41])" office:value-type="float" office:value="4" calcext:value-type="float">
            <text:p>4</text:p>
          </table:table-cell>
          <table:table-cell table:style-name="ce81" table:formula="of:=RAND()" office:value-type="float" office:value="0.377126231284129" calcext:value-type="float">
            <text:p>0,377126231284129</text:p>
          </table:table-cell>
          <table:table-cell table:style-name="ce65" table:formula="of:=RANDBETWEEN(2;9)" office:value-type="float" office:value="9" calcext:value-type="float">
            <text:p>9</text:p>
          </table:table-cell>
          <table:table-cell table:style-name="ce65" table:formula="of:=RANDBETWEEN(2;9)" office:value-type="float" office:value="6" calcext:value-type="float">
            <text:p>6</text:p>
          </table:table-cell>
          <table:table-cell table:style-name="ce65" table:formula="of:=RANDBETWEEN(2;9)" office:value-type="float" office:value="8" calcext:value-type="float">
            <text:p>8</text:p>
          </table:table-cell>
          <table:table-cell table:style-name="ce65" table:formula="of:=RANDBETWEEN(2;9)" office:value-type="float" office:value="4" calcext:value-type="float">
            <text:p>4</text:p>
          </table:table-cell>
          <table:table-cell table:number-columns-repeated="994"/>
        </table:table-row>
        <table:table-row table:style-name="ro3">
          <table:table-cell table:style-name="ce4" table:formula="of:=IF([.W41]=1;RANDBETWEEN(6;7);IF([.W41]=2;RANDBETWEEN(8;10);IF([.W41]=3;RANDBETWEEN(11;13);IF([.W41]=4;RANDBETWEEN(14;15);IF([.W41]=5;RANDBETWEEN(16;17);RANDBETWEEN(18;20))))))" office:value-type="float" office:value="9" calcext:value-type="float">
            <text:p>9</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112" table:formula="of:=CHOOSE(MOD([.W41]+[.W36];5)+1;&quot;x+&quot;&amp;[.Y41]&amp;&quot;x&quot;;[.Y41]&amp;&quot;x+&quot;&amp;[.Z41]&amp;&quot;+&quot;&amp;[.AA41]&amp;&quot;x&quot;;[.Y41]&amp;&quot;x+&quot;&amp;[.Z41]&amp;&quot;+&quot;&amp;[.AA41]&amp;&quot;x+&quot;&amp;[.AB41];[.Y41]&amp;&quot;x²+&quot;&amp;[.Z41]&amp;&quot;x+&quot;&amp;[.AA41]&amp;&quot;x²+&quot;&amp;[.AB41];[.Y41]&amp;&quot;x²+&quot;&amp;[.Z41]&amp;&quot;x+&quot;&amp;[.AA41]&amp;&quot;x²+&quot;&amp;[.AB41]&amp;&quot;x&quot;)" office:value-type="string" office:string-value="8x²+8x+9x²+4" calcext:value-type="string">
            <text:p>8x²+8x+9x²+4</text:p>
          </table:table-cell>
          <table:table-cell table:style-name="ce9" office:value-type="string" calcext:value-type="string">
            <text:p>=</text:p>
          </table:table-cell>
          <table:table-cell table:style-name="ce4" table:formula="of:=ROUND(RAND()*CHOOSE(ROUNDDOWN(([.W41]+1)/2);10;100;1000);RANDBETWEEN(1;3))" office:value-type="float" office:value="2.945" calcext:value-type="float">
            <text:p>2,945</text:p>
          </table:table-cell>
          <table:table-cell table:style-name="ce7" table:formula="of:=IF(MOD([.W41];2);&quot;×&quot;;&quot;÷&quot;)" office:value-type="string" office:string-value="÷" calcext:value-type="string">
            <text:p>÷</text:p>
          </table:table-cell>
          <table:table-cell table:style-name="ce20" table:formula="of:=CHOOSE(MOD([.W41]+[.W36];3)+1;&quot;0,1&quot;;&quot;0,01&quot;;&quot;0,001&quot;)" office:value-type="string" office:string-value="0,001" calcext:value-type="string">
            <text:p>0,001</text:p>
          </table:table-cell>
          <table:table-cell table:style-name="ce10" office:value-type="string" calcext:value-type="string">
            <text:p>=</text:p>
          </table:table-cell>
          <table:table-cell table:style-name="ce51" table:formula="of:=ROUND(RAND()*8.9+1;MOD([.W41]+[.W36];3)+1)" office:value-type="float" office:value="2.313" calcext:value-type="float">
            <text:p>2,313</text:p>
          </table:table-cell>
          <table:table-cell table:style-name="ce40" office:value-type="string" calcext:value-type="string">
            <text:p>×10</text:p>
          </table:table-cell>
          <table:table-cell table:style-name="ce143" table:formula="of:=((MOD([.W40];2))*2-1)*[.W41]" office:value-type="float" office:value="-2" calcext:value-type="float">
            <text:p>-2</text:p>
          </table:table-cell>
          <table:table-cell table:style-name="ce42" office:value-type="string" calcext:value-type="string">
            <text:p>=</text:p>
          </table:table-cell>
          <table:table-cell/>
          <table:table-cell table:style-name="ce27" table:formula="of:=[.A41]^2" office:value-type="float" office:value="81" calcext:value-type="float">
            <text:p>81</text:p>
          </table:table-cell>
          <table:table-cell table:style-name="ce156" table:formula="of:=CHOOSE(MOD([.W41]+[.W36];5)+1;(1+[.Y41])&amp;&quot;x&quot;;([.Y41]+[.AA41])&amp;&quot;x+&quot;&amp;[.Z41];([.Y41]+[.AA41])&amp;&quot;x+&quot;&amp;([.Z41]+[.AB41]);([.Y41]+[.AA41])&amp;&quot;x²+&quot;&amp;[.Z41]&amp;&quot;x+&quot;&amp;[.AB41];([.Y41]+[.AA41])&amp;&quot;x²+&quot;&amp;([.Z41]+[.AB41])&amp;&quot;x&quot;)" office:value-type="string" office:string-value="17x²+8x+4" calcext:value-type="string">
            <text:p>17x²+8x+4</text:p>
          </table:table-cell>
          <table:table-cell table:style-name="ce48" table:formula="of:=IF([.H41]=&quot;×&quot;;[.G41]*[.I41];ROUND([.G41]/[.I41];7))" office:value-type="float" office:value="2945" calcext:value-type="float">
            <text:p>2 945</text:p>
          </table:table-cell>
          <table:table-cell table:style-name="ce135" table:formula="of:=[.K41]*10^([.M41])" office:value-type="float" office:value="0.02313" calcext:value-type="float">
            <text:p>0,02313</text:p>
          </table:table-cell>
          <table:table-cell/>
          <table:table-cell table:formula="of:=RANK([.V41];[.V34:.V43])+2" office:value-type="float" office:value="6" calcext:value-type="float">
            <text:p>6</text:p>
          </table:table-cell>
          <table:table-cell table:style-name="ce81" table:formula="of:=RAND()" office:value-type="float" office:value="0.759615682494806" calcext:value-type="float">
            <text:p>0,759615682494806</text:p>
          </table:table-cell>
          <table:table-cell table:formula="of:=RANK([.X41];[.X36:.X41])" office:value-type="float" office:value="2" calcext:value-type="float">
            <text:p>2</text:p>
          </table:table-cell>
          <table:table-cell table:style-name="ce81" table:formula="of:=RAND()" office:value-type="float" office:value="0.426419598852108" calcext:value-type="float">
            <text:p>0,426419598852108</text:p>
          </table:table-cell>
          <table:table-cell table:style-name="ce65" table:formula="of:=RANDBETWEEN(2;9)" office:value-type="float" office:value="8" calcext:value-type="float">
            <text:p>8</text:p>
          </table:table-cell>
          <table:table-cell table:style-name="ce65" table:formula="of:=RANDBETWEEN(2;9)" office:value-type="float" office:value="8" calcext:value-type="float">
            <text:p>8</text:p>
          </table:table-cell>
          <table:table-cell table:style-name="ce65" table:formula="of:=RANDBETWEEN(2;9)" office:value-type="float" office:value="9" calcext:value-type="float">
            <text:p>9</text:p>
          </table:table-cell>
          <table:table-cell table:style-name="ce65" table:formula="of:=RANDBETWEEN(2;9)" office:value-type="float" office:value="4" calcext:value-type="float">
            <text:p>4</text:p>
          </table:table-cell>
          <table:table-cell table:number-columns-repeated="994"/>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2" table:number-rows-spanned="1">
            <text:p>😕 <text:s text:c="3"/>😃 <text:s text:c="3"/>😎</text:p>
          </table:table-cell>
          <table:covered-table-cell table:style-name="ce15"/>
          <table:table-cell table:style-name="ce19" office:value-type="string" calcext:value-type="string" table:number-columns-spanned="4" table:number-rows-spanned="1">
            <text:p>😕 <text:s text:c="3"/>😃 <text:s text:c="3"/>😎</text:p>
          </table:table-cell>
          <table:covered-table-cell table:number-columns-repeated="2" table:style-name="ce19"/>
          <table:covered-table-cell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V42];[.V34:.V43])+2" office:value-type="float" office:value="11" calcext:value-type="float">
            <text:p>11</text:p>
          </table:table-cell>
          <table:table-cell table:style-name="ce81" table:formula="of:=RAND()" office:value-type="float" office:value="0.36331702090554" calcext:value-type="float">
            <text:p>0,36331702090554</text:p>
          </table:table-cell>
          <table:table-cell table:number-columns-repeated="1000"/>
        </table:table-row>
        <table:table-row table:style-name="ro4">
          <table:table-cell table:number-columns-repeated="20"/>
          <table:table-cell table:formula="of:=RANK([.V43];[.V34:.V43])+2" office:value-type="float" office:value="9" calcext:value-type="float">
            <text:p>9</text:p>
          </table:table-cell>
          <table:table-cell table:style-name="ce81" table:formula="of:=RAND()" office:value-type="float" office:value="0.471915783339367" calcext:value-type="float">
            <text:p>0,471915783339367</text:p>
          </table:table-cell>
          <table:table-cell table:number-columns-repeated="1000"/>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7">
          <table:table-cell table:number-columns-repeated="1022"/>
        </table:table-row>
        <table:table-row table:style-name="ro4">
          <table:table-cell table:number-columns-repeated="1022"/>
        </table:table-row>
        <table:table-row table:style-name="ro5">
          <table:table-cell table:number-columns-repeated="1022"/>
        </table:table-row>
        <table:table-row table:style-name="ro2" table:number-rows-repeated="2">
          <table:table-cell table:number-columns-repeated="1022"/>
        </table:table-row>
        <table:table-row table:style-name="ro3" table:number-rows-repeated="6">
          <table:table-cell table:number-columns-repeated="1022"/>
        </table:table-row>
        <table:table-row table:style-name="ro3">
          <table:table-cell table:number-columns-repeated="1022"/>
        </table:table-row>
      </table:table>
      <table:table table:name="Ceinture Verte" table:style-name="ta4" table:print-ranges="'Ceinture Verte'.A1:'Ceinture Verte'.Q44 'Ceinture Verte'.S1:'Ceinture Verte'.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Verte1?language=Basic&amp;location=document" xlink:type="simple"/>
              </office:event-listeners>
            </form:button>
          </form:form>
        </office:forms>
        <table:shapes>
          <draw:control draw:z-index="0" draw:style-name="gr4" draw:text-style-name="P2" svg:width="1.651cm" svg:height="0.749cm" svg:x="46.246cm" svg:y="0.12cm" draw:control="control4"/>
        </table:shapes>
        <table:table-column table:style-name="co60" table:default-cell-style-name="Default"/>
        <table:table-column table:style-name="co46" table:default-cell-style-name="Default"/>
        <table:table-column table:style-name="co48" table:default-cell-style-name="Default"/>
        <table:table-column table:style-name="co61" table:default-cell-style-name="Default"/>
        <table:table-column table:style-name="co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27" table:default-cell-style-name="Default"/>
        <table:table-column table:style-name="co66" table:default-cell-style-name="Default"/>
        <table:table-column table:style-name="co67" table:default-cell-style-name="Default"/>
        <table:table-column table:style-name="co68" table:default-cell-style-name="Default"/>
        <table:table-column table:style-name="co15" table:default-cell-style-name="Default"/>
        <table:table-column table:style-name="co69" table:default-cell-style-name="Default"/>
        <table:table-column table:style-name="co27"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52" table:default-cell-style-name="Default"/>
        <table:table-column table:style-name="co27" table:default-cell-style-name="Default"/>
        <table:table-column table:style-name="co34" table:default-cell-style-name="Default"/>
        <table:table-column table:style-name="co21" table:default-cell-style-name="Default"/>
        <table:table-column table:style-name="co75" table:default-cell-style-name="Default"/>
        <table:table-column table:style-name="co37" table:default-cell-style-name="ce175"/>
        <table:table-column table:style-name="co76" table:default-cell-style-name="ce175"/>
        <table:table-column table:style-name="co77" table:default-cell-style-name="ce175"/>
        <table:table-column table:style-name="co25" table:default-cell-style-name="Default"/>
        <table:table-column table:style-name="co43" table:default-cell-style-name="Default"/>
        <table:table-column table:style-name="co23" table:default-cell-style-name="Default"/>
        <table:table-column table:style-name="co34" table:default-cell-style-name="Default"/>
        <table:table-column table:style-name="co4" table:number-columns-repeated="991" table:default-cell-style-name="Default"/>
        <table:table-row table:style-name="ro2">
          <table:table-cell table:style-name="ce119" office:value-type="string" calcext:value-type="string" table:number-columns-spanned="3" table:number-rows-spanned="2">
            <text:p>CEINTURE VERTE</text:p>
          </table:table-cell>
          <table:covered-table-cell table:number-columns-repeated="2"/>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7" table:number-rows-spanned="1">
            <text:p><text:span text:style-name="T3"></text:span><text:span text:style-name="T4"> Validée     </text:span><text:span text:style-name="T5"></text:span><text:span text:style-name="T4"> Non validée</text:span></text:p>
          </table:table-cell>
          <table:covered-table-cell table:style-name="ce5"/>
          <table:covered-table-cell table:number-columns-repeated="3" table:style-name="ce78"/>
          <table:covered-table-cell/>
          <table:covered-table-cell table:style-name="ce78"/>
          <table:table-cell table:style-name="ce21" office:value-type="string" calcext:value-type="string">
            <text:p>AA</text:p>
          </table:table-cell>
          <table:table-cell table:style-name="ce23" table:number-columns-repeated="3"/>
          <table:table-cell table:number-columns-repeated="4"/>
          <table:table-cell table:formula="of:=RANK([.Z1];[.Z1:.Z10])+2" office:value-type="float" office:value="9" calcext:value-type="float">
            <text:p>9</text:p>
          </table:table-cell>
          <table:table-cell table:style-name="ce81" table:formula="of:=RAND()" office:value-type="float" office:value="0.233814139160885" calcext:value-type="float">
            <text:p>0,233814139160885</text:p>
          </table:table-cell>
          <table:table-cell table:number-columns-repeated="5"/>
          <table:table-cell table:formula="of:=RANK([.AG1];[.AG1:.AG10])" office:value-type="float" office:value="3" calcext:value-type="float">
            <text:p>3</text:p>
          </table:table-cell>
          <table:table-cell table:style-name="ce81" table:formula="of:=RAND()" office:value-type="float" office:value="0.623042331043279" calcext:value-type="float">
            <text:p>0,623042331043279</text:p>
          </table:table-cell>
          <table:table-cell table:number-columns-repeated="991"/>
        </table:table-row>
        <table:table-row table:style-name="ro2">
          <table:covered-table-cell table:style-name="ce5"/>
          <table:covered-table-cell table:number-columns-repeated="2"/>
          <table:table-cell table:style-name="ce54" office:value-type="string" calcext:value-type="string" table:number-columns-spanned="4" table:number-rows-spanned="1">
            <text:p>NOM :</text:p>
          </table:table-cell>
          <table:covered-table-cell table:number-columns-repeated="2" table:style-name="ce13"/>
          <table:covered-table-cell/>
          <table:table-cell table:style-name="ce54"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54" office:value-type="string" calcext:value-type="string" table:number-columns-spanned="5" table:number-rows-spanned="1">
            <text:p>Classe :</text:p>
          </table:table-cell>
          <table:covered-table-cell table:number-columns-repeated="2" table:style-name="ce54"/>
          <table:covered-table-cell/>
          <table:covered-table-cell table:style-name="ce79"/>
          <table:table-cell table:style-name="ce22" table:formula="of:=&quot;v&quot;&amp;ROUND(RAND()*10000;0)" office:value-type="string" office:string-value="v5138" calcext:value-type="string">
            <text:p>v5138</text:p>
          </table:table-cell>
          <table:table-cell/>
          <table:table-cell table:style-name="ce25" office:value-type="string" calcext:value-type="string" table:number-columns-spanned="5" table:number-rows-spanned="1">
            <text:p>Correction CEINTURE VERTE</text:p>
          </table:table-cell>
          <table:covered-table-cell table:style-name="ce28"/>
          <table:covered-table-cell table:number-columns-repeated="2" table:style-name="ce30"/>
          <table:covered-table-cell table:style-name="ce31"/>
          <table:table-cell/>
          <table:table-cell table:formula="of:=RANK([.Z2];[.Z1:.Z10])+2" office:value-type="float" office:value="7" calcext:value-type="float">
            <text:p>7</text:p>
          </table:table-cell>
          <table:table-cell table:style-name="ce81" table:formula="of:=RAND()" office:value-type="float" office:value="0.679981649864083" calcext:value-type="float">
            <text:p>0,679981649864083</text:p>
          </table:table-cell>
          <table:table-cell table:number-columns-repeated="5"/>
          <table:table-cell table:formula="of:=RANK([.AG2];[.AG1:.AG10])" office:value-type="float" office:value="9" calcext:value-type="float">
            <text:p>9</text:p>
          </table:table-cell>
          <table:table-cell table:style-name="ce81" table:formula="of:=RAND()" office:value-type="float" office:value="0.0660877394135025" calcext:value-type="float">
            <text:p>0,0660877394135025</text:p>
          </table:table-cell>
          <table:table-cell table:number-columns-repeated="991"/>
        </table:table-row>
        <table:table-row table:style-name="ro1">
          <table:table-cell table:style-name="ce55" office:value-type="string" calcext:value-type="string" table:number-columns-spanned="3" table:number-rows-spanned="1">
            <text:p>Décomposer en facteurs premiers</text:p>
          </table:table-cell>
          <table:covered-table-cell table:number-columns-repeated="2" table:style-name="ce38"/>
          <table:table-cell table:style-name="ce55" office:value-type="string" calcext:value-type="string" table:number-columns-spanned="4" table:number-rows-spanned="1">
            <text:p>Conversions L, m, g</text:p>
          </table:table-cell>
          <table:covered-table-cell table:number-columns-repeated="3" table:style-name="ce38"/>
          <table:table-cell table:style-name="ce55" office:value-type="string" calcext:value-type="string" table:number-columns-spanned="4" table:number-rows-spanned="1">
            <text:p>Résoudre l’équation</text:p>
          </table:table-cell>
          <table:covered-table-cell table:number-columns-repeated="3" table:style-name="ce38"/>
          <table:table-cell table:style-name="ce55" office:value-type="string" calcext:value-type="string" table:number-columns-spanned="6" table:number-rows-spanned="1">
            <text:p>Produit de puissances</text:p>
          </table:table-cell>
          <table:covered-table-cell table:number-columns-repeated="2" table:style-name="ce55"/>
          <table:covered-table-cell table:number-columns-repeated="3"/>
          <table:table-cell table:style-name="ce81"/>
          <table:table-cell table:style-name="ce82" office:value-type="string" calcext:value-type="string">
            <text:p>3<text:span text:style-name="T2">e</text:span></text:p>
          </table:table-cell>
          <table:table-cell table:style-name="ce87" table:formula="of:=[.Q1]" office:value-type="string" office:string-value="AA" calcext:value-type="string">
            <text:p>AA</text:p>
          </table:table-cell>
          <table:table-cell table:style-name="ce29" table:number-columns-repeated="2"/>
          <table:table-cell table:style-name="ce144" table:formula="of:=[.Q2]" office:value-type="string" office:string-value="v5138" calcext:value-type="string">
            <text:p>v5138</text:p>
          </table:table-cell>
          <table:table-cell table:style-name="ce81"/>
          <table:table-cell table:formula="of:=RANK([.Z3];[.Z1:.Z10])+2" office:value-type="float" office:value="10" calcext:value-type="float">
            <text:p>10</text:p>
          </table:table-cell>
          <table:table-cell table:style-name="ce81" table:formula="of:=RAND()" office:value-type="float" office:value="0.155839515500855" calcext:value-type="float">
            <text:p>0,155839515500855</text:p>
          </table:table-cell>
          <table:table-cell table:style-name="ce125" office:value-type="string" calcext:value-type="string">
            <text:p>a</text:p>
          </table:table-cell>
          <table:table-cell table:style-name="ce125" office:value-type="string" calcext:value-type="string">
            <text:p>b</text:p>
          </table:table-cell>
          <table:table-cell table:style-name="ce125" office:value-type="string" calcext:value-type="string">
            <text:p>c</text:p>
          </table:table-cell>
          <table:table-cell table:style-name="ce81" table:formula="of:=RANK([.AE3];[.AE3:.AE8])" office:value-type="float" office:value="1" calcext:value-type="float">
            <text:p>1</text:p>
          </table:table-cell>
          <table:table-cell table:style-name="ce81" table:formula="of:=RAND()" office:value-type="float" office:value="0.902293902640868" calcext:value-type="float">
            <text:p>0,902293902640868</text:p>
          </table:table-cell>
          <table:table-cell table:formula="of:=RANK([.AG3];[.AG1:.AG10])" office:value-type="float" office:value="10" calcext:value-type="float">
            <text:p>10</text:p>
          </table:table-cell>
          <table:table-cell table:style-name="ce81" table:formula="of:=RAND()" office:value-type="float" office:value="0.0372169197922192" calcext:value-type="float">
            <text:p>0,0372169197922192</text:p>
          </table:table-cell>
          <table:table-cell table:style-name="ce81" table:number-columns-repeated="991"/>
        </table:table-row>
        <table:table-row table:style-name="ro3">
          <table:table-cell table:style-name="ce129" table:formula="of:=[.AD3]*([.AD3]+1)*[.AD4]" office:value-type="float" office:value="4" calcext:value-type="float">
            <text:p>4</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90" calcext:value-type="float">
            <text:p>90</text:p>
          </table:table-cell>
          <table:table-cell table:style-name="ce40" table:formula="of:=CHOOSE([.Y4];&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Y4]&lt;5;&quot;m&quot;;IF(AND([.Y4]&gt;4;[.Y4]&lt;9);&quot;L&quot;;&quot;g&quot;))" office:value-type="string" office:string-value="L" calcext:value-type="string">
            <text:p>L</text:p>
          </table:table-cell>
          <table:table-cell table:style-name="ce4"/>
          <table:table-cell table:style-name="ce47" table:formula="of:=[.AA4]&amp;&quot;x&quot;&amp;IF([.AB4]&lt;0;[.AB4];&quot;+&quot;&amp;[.AB4])&amp;&quot;=&quot;&amp;[.AC4]" office:value-type="string" office:string-value="-1x+1=-1" calcext:value-type="string">
            <text:p>-1x+1=-1</text:p>
          </table:table-cell>
          <table:table-cell table:style-name="ce7"/>
          <table:table-cell table:style-name="ce10"/>
          <table:table-cell table:style-name="ce51" table:formula="of:=RANDBETWEEN(2;13)" office:value-type="float" office:value="11" calcext:value-type="float">
            <text:p>11</text:p>
          </table:table-cell>
          <table:table-cell table:style-name="ce113" table:formula="of:=IF(ROUND(RAND());1;-1)*([.Y4]-2)" office:value-type="float" office:value="-4" calcext:value-type="float">
            <text:p>-4</text:p>
          </table:table-cell>
          <table:table-cell table:style-name="ce40" office:value-type="string" calcext:value-type="string">
            <text:p>×</text:p>
          </table:table-cell>
          <table:table-cell table:style-name="ce40" table:formula="of:=[.L4]" office:value-type="float" office:value="11" calcext:value-type="float">
            <text:p>11</text:p>
          </table:table-cell>
          <table:table-cell table:style-name="ce113" table:formula="of:=[.AF4]*IF(ROUND(RAND());1;-1)" office:value-type="float" office:value="-7" calcext:value-type="float">
            <text:p>-7</text:p>
          </table:table-cell>
          <table:table-cell table:style-name="ce42" office:value-type="string" calcext:value-type="string">
            <text:p>=</text:p>
          </table:table-cell>
          <table:table-cell/>
          <table:table-cell table:style-name="ce27" table:formula="of:=FACTEURSPREMIERS([.A4])" office:value-type="string" office:string-value="2×2" calcext:value-type="string">
            <text:p>2×2</text:p>
          </table:table-cell>
          <table:table-cell table:style-name="ce48" table:formula="of:=[.D4]*(CHOOSE([.Y4];0;0.01;0.001;1000;0.001;100;0.1;0.01;1000;0.1;0.001;10))&amp;&quot; &quot;&amp;[.G4]" office:value-type="string" office:string-value="9000 L" calcext:value-type="string">
            <text:p>9000 L</text:p>
          </table:table-cell>
          <table:table-cell table:style-name="ce27" table:formula="of:=([.AC4]-[.AB4])/[.AA4]" office:value-type="float" office:value="2" calcext:value-type="float">
            <text:p>2</text:p>
          </table:table-cell>
          <table:table-cell table:style-name="ce142" table:formula="of:=[.L4]" office:value-type="float" office:value="11" calcext:value-type="float">
            <text:p>11</text:p>
          </table:table-cell>
          <table:table-cell table:style-name="ce145" table:formula="of:=[.M4]+[.P4]" office:value-type="float" office:value="-11" calcext:value-type="float">
            <text:p>-11</text:p>
          </table:table-cell>
          <table:table-cell/>
          <table:table-cell table:formula="of:=RANK([.Z4];[.Z1:.Z10])+2" office:value-type="float" office:value="6" calcext:value-type="float">
            <text:p>6</text:p>
          </table:table-cell>
          <table:table-cell table:style-name="ce81" table:formula="of:=RAND()" office:value-type="float" office:value="0.794263827605696" calcext:value-type="float">
            <text:p>0,794263827605696</text:p>
          </table:table-cell>
          <table:table-cell table:formula="of:=(RANDBETWEEN(0;1)*2-1)*RANDBETWEEN(1;8)" office:value-type="float" office:value="-1" calcext:value-type="float">
            <text:p>-1</text:p>
          </table:table-cell>
          <table:table-cell table:formula="of:=RANDBETWEEN(-8;8)" office:value-type="float" office:value="1" calcext:value-type="float">
            <text:p>1</text:p>
          </table:table-cell>
          <table:table-cell table:formula="of:=[.AA4]*RANDBETWEEN(-5;5)+[.AB4]" office:value-type="float" office:value="-1" calcext:value-type="float">
            <text:p>-1</text:p>
          </table:table-cell>
          <table:table-cell table:formula="of:=RANK([.AE4];[.AE3:.AE8])" office:value-type="float" office:value="2" calcext:value-type="float">
            <text:p>2</text:p>
          </table:table-cell>
          <table:table-cell table:style-name="ce81" table:formula="of:=RAND()" office:value-type="float" office:value="0.709606008299063" calcext:value-type="float">
            <text:p>0,709606008299063</text:p>
          </table:table-cell>
          <table:table-cell table:formula="of:=RANK([.AG4];[.AG1:.AG10])" office:value-type="float" office:value="7" calcext:value-type="float">
            <text:p>7</text:p>
          </table:table-cell>
          <table:table-cell table:style-name="ce81" table:formula="of:=RAND()" office:value-type="float" office:value="0.250582644958892" calcext:value-type="float">
            <text:p>0,250582644958892</text:p>
          </table:table-cell>
          <table:table-cell table:number-columns-repeated="991"/>
        </table:table-row>
        <table:table-row table:style-name="ro3">
          <table:table-cell table:style-name="ce129" table:formula="of:=[.AD4]*([.AD4]+1)*[.AD5]" office:value-type="float" office:value="24" calcext:value-type="float">
            <text:p>24</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628.79" calcext:value-type="float">
            <text:p>628,79</text:p>
          </table:table-cell>
          <table:table-cell table:style-name="ce40" table:formula="of:=CHOOSE([.Y5];&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Y5]&lt;5;&quot;m&quot;;IF(AND([.Y5]&gt;4;[.Y5]&lt;9);&quot;L&quot;;&quot;g&quot;))" office:value-type="string" office:string-value="m" calcext:value-type="string">
            <text:p>m</text:p>
          </table:table-cell>
          <table:table-cell table:style-name="ce4"/>
          <table:table-cell table:style-name="ce47" table:formula="of:=[.AA5]&amp;&quot;x&quot;&amp;IF([.AB5]&lt;0;[.AB5];&quot;+&quot;&amp;[.AB5])&amp;&quot;=&quot;&amp;[.AC5]" office:value-type="string" office:string-value="-6x+3=15" calcext:value-type="string">
            <text:p>-6x+3=15</text:p>
          </table:table-cell>
          <table:table-cell table:style-name="ce7"/>
          <table:table-cell table:style-name="ce10"/>
          <table:table-cell table:style-name="ce51" table:formula="of:=RANDBETWEEN(2;13)" office:value-type="float" office:value="9" calcext:value-type="float">
            <text:p>9</text:p>
          </table:table-cell>
          <table:table-cell table:style-name="ce113" table:formula="of:=IF(ROUND(RAND());1;-1)*([.Y5]-2)" office:value-type="float" office:value="1" calcext:value-type="float">
            <text:p>1</text:p>
          </table:table-cell>
          <table:table-cell table:style-name="ce40" office:value-type="string" calcext:value-type="string">
            <text:p>×</text:p>
          </table:table-cell>
          <table:table-cell table:style-name="ce40" table:formula="of:=[.L5]" office:value-type="float" office:value="9" calcext:value-type="float">
            <text:p>9</text:p>
          </table:table-cell>
          <table:table-cell table:style-name="ce113" table:formula="of:=[.AF5]*IF(ROUND(RAND());1;-1)" office:value-type="float" office:value="-4" calcext:value-type="float">
            <text:p>-4</text:p>
          </table:table-cell>
          <table:table-cell table:style-name="ce42" office:value-type="string" calcext:value-type="string">
            <text:p>=</text:p>
          </table:table-cell>
          <table:table-cell/>
          <table:table-cell table:style-name="ce27" table:formula="of:=FACTEURSPREMIERS([.A5])" office:value-type="string" office:string-value="2×2×2×3" calcext:value-type="string">
            <text:p>2×2×2×3</text:p>
          </table:table-cell>
          <table:table-cell table:style-name="ce48" table:formula="of:=[.D5]*(CHOOSE([.Y5];0;0.01;0.001;1000;0.001;100;0.1;0.01;1000;0.1;0.001;10))&amp;&quot; &quot;&amp;[.G5]" office:value-type="string" office:string-value="0,62879 m" calcext:value-type="string">
            <text:p>0,62879 m</text:p>
          </table:table-cell>
          <table:table-cell table:style-name="ce27" table:formula="of:=([.AC5]-[.AB5])/[.AA5]" office:value-type="float" office:value="-2" calcext:value-type="float">
            <text:p>-2</text:p>
          </table:table-cell>
          <table:table-cell table:style-name="ce142" table:formula="of:=[.L5]" office:value-type="float" office:value="9" calcext:value-type="float">
            <text:p>9</text:p>
          </table:table-cell>
          <table:table-cell table:style-name="ce145" table:formula="of:=[.M5]+[.P5]" office:value-type="float" office:value="-3" calcext:value-type="float">
            <text:p>-3</text:p>
          </table:table-cell>
          <table:table-cell/>
          <table:table-cell table:formula="of:=RANK([.Z5];[.Z1:.Z10])+2" office:value-type="float" office:value="3" calcext:value-type="float">
            <text:p>3</text:p>
          </table:table-cell>
          <table:table-cell table:style-name="ce81" table:formula="of:=RAND()" office:value-type="float" office:value="0.867401999125769" calcext:value-type="float">
            <text:p>0,867401999125769</text:p>
          </table:table-cell>
          <table:table-cell table:formula="of:=(RANDBETWEEN(0;1)*2-1)*RANDBETWEEN(1;8)" office:value-type="float" office:value="-6" calcext:value-type="float">
            <text:p>-6</text:p>
          </table:table-cell>
          <table:table-cell table:formula="of:=RANDBETWEEN(-8;8)" office:value-type="float" office:value="3" calcext:value-type="float">
            <text:p>3</text:p>
          </table:table-cell>
          <table:table-cell table:formula="of:=[.AA5]*RANDBETWEEN(-5;5)+[.AB5]" office:value-type="float" office:value="15" calcext:value-type="float">
            <text:p>15</text:p>
          </table:table-cell>
          <table:table-cell table:formula="of:=RANK([.AE5];[.AE3:.AE8])" office:value-type="float" office:value="4" calcext:value-type="float">
            <text:p>4</text:p>
          </table:table-cell>
          <table:table-cell table:style-name="ce81" table:formula="of:=RAND()" office:value-type="float" office:value="0.23435344570227" calcext:value-type="float">
            <text:p>0,23435344570227</text:p>
          </table:table-cell>
          <table:table-cell table:formula="of:=RANK([.AG5];[.AG1:.AG10])" office:value-type="float" office:value="4" calcext:value-type="float">
            <text:p>4</text:p>
          </table:table-cell>
          <table:table-cell table:style-name="ce81" table:formula="of:=RAND()" office:value-type="float" office:value="0.597794550199648" calcext:value-type="float">
            <text:p>0,597794550199648</text:p>
          </table:table-cell>
          <table:table-cell table:number-columns-repeated="991"/>
        </table:table-row>
        <table:table-row table:style-name="ro3">
          <table:table-cell table:style-name="ce129" table:formula="of:=[.AD5]*([.AD5]+1)*[.AD6]" office:value-type="float" office:value="120" calcext:value-type="float">
            <text:p>12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77" calcext:value-type="float">
            <text:p>77</text:p>
          </table:table-cell>
          <table:table-cell table:style-name="ce40" table:formula="of:=CHOOSE([.Y6];&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Y6]&lt;5;&quot;m&quot;;IF(AND([.Y6]&gt;4;[.Y6]&lt;9);&quot;L&quot;;&quot;g&quot;))" office:value-type="string" office:string-value="m" calcext:value-type="string">
            <text:p>m</text:p>
          </table:table-cell>
          <table:table-cell table:style-name="ce4"/>
          <table:table-cell table:style-name="ce47" table:formula="of:=[.AA6]&amp;&quot;x&quot;&amp;IF([.AB6]&lt;0;[.AB6];&quot;+&quot;&amp;[.AB6])&amp;&quot;=&quot;&amp;[.AC6]" office:value-type="string" office:string-value="-2x-6=0" calcext:value-type="string">
            <text:p>-2x-6=0</text:p>
          </table:table-cell>
          <table:table-cell table:style-name="ce7"/>
          <table:table-cell table:style-name="ce10"/>
          <table:table-cell table:style-name="ce51" table:formula="of:=RANDBETWEEN(2;13)" office:value-type="float" office:value="11" calcext:value-type="float">
            <text:p>11</text:p>
          </table:table-cell>
          <table:table-cell table:style-name="ce113" table:formula="of:=IF(ROUND(RAND());1;-1)*([.Y6]-2)" office:value-type="float" office:value="-2" calcext:value-type="float">
            <text:p>-2</text:p>
          </table:table-cell>
          <table:table-cell table:style-name="ce40" office:value-type="string" calcext:value-type="string">
            <text:p>×</text:p>
          </table:table-cell>
          <table:table-cell table:style-name="ce40" table:formula="of:=[.L6]" office:value-type="float" office:value="11" calcext:value-type="float">
            <text:p>11</text:p>
          </table:table-cell>
          <table:table-cell table:style-name="ce113" table:formula="of:=[.AF6]*IF(ROUND(RAND());1;-1)" office:value-type="float" office:value="5" calcext:value-type="float">
            <text:p>5</text:p>
          </table:table-cell>
          <table:table-cell table:style-name="ce42" office:value-type="string" calcext:value-type="string">
            <text:p>=</text:p>
          </table:table-cell>
          <table:table-cell/>
          <table:table-cell table:style-name="ce27" table:formula="of:=FACTEURSPREMIERS([.A6])" office:value-type="string" office:string-value="2×2×2×3×5" calcext:value-type="string">
            <text:p>2×2×2×3×5</text:p>
          </table:table-cell>
          <table:table-cell table:style-name="ce48" table:formula="of:=[.D6]*(CHOOSE([.Y6];0;0.01;0.001;1000;0.001;100;0.1;0.01;1000;0.1;0.001;10))&amp;&quot; &quot;&amp;[.G6]" office:value-type="string" office:string-value="77000 m" calcext:value-type="string">
            <text:p>77000 m</text:p>
          </table:table-cell>
          <table:table-cell table:style-name="ce27" table:formula="of:=([.AC6]-[.AB6])/[.AA6]" office:value-type="float" office:value="-3" calcext:value-type="float">
            <text:p>-3</text:p>
          </table:table-cell>
          <table:table-cell table:style-name="ce142" table:formula="of:=[.L6]" office:value-type="float" office:value="11" calcext:value-type="float">
            <text:p>11</text:p>
          </table:table-cell>
          <table:table-cell table:style-name="ce145" table:formula="of:=[.M6]+[.P6]" office:value-type="float" office:value="3" calcext:value-type="float">
            <text:p>3</text:p>
          </table:table-cell>
          <table:table-cell/>
          <table:table-cell table:formula="of:=RANK([.Z6];[.Z1:.Z10])+2" office:value-type="float" office:value="4" calcext:value-type="float">
            <text:p>4</text:p>
          </table:table-cell>
          <table:table-cell table:style-name="ce81" table:formula="of:=RAND()" office:value-type="float" office:value="0.846779596670981" calcext:value-type="float">
            <text:p>0,846779596670981</text:p>
          </table:table-cell>
          <table:table-cell table:formula="of:=(RANDBETWEEN(0;1)*2-1)*RANDBETWEEN(1;8)" office:value-type="float" office:value="-2" calcext:value-type="float">
            <text:p>-2</text:p>
          </table:table-cell>
          <table:table-cell table:formula="of:=RANDBETWEEN(-8;8)" office:value-type="float" office:value="-6" calcext:value-type="float">
            <text:p>-6</text:p>
          </table:table-cell>
          <table:table-cell table:formula="of:=[.AA6]*RANDBETWEEN(-5;5)+[.AB6]" office:value-type="float" office:value="0" calcext:value-type="float">
            <text:p>0</text:p>
          </table:table-cell>
          <table:table-cell table:formula="of:=RANK([.AE6];[.AE3:.AE8])" office:value-type="float" office:value="6" calcext:value-type="float">
            <text:p>6</text:p>
          </table:table-cell>
          <table:table-cell table:style-name="ce81" table:formula="of:=RAND()" office:value-type="float" office:value="0.160986307727333" calcext:value-type="float">
            <text:p>0,160986307727333</text:p>
          </table:table-cell>
          <table:table-cell table:formula="of:=RANK([.AG6];[.AG1:.AG10])" office:value-type="float" office:value="5" calcext:value-type="float">
            <text:p>5</text:p>
          </table:table-cell>
          <table:table-cell table:style-name="ce81" table:formula="of:=RAND()" office:value-type="float" office:value="0.348222550885638" calcext:value-type="float">
            <text:p>0,348222550885638</text:p>
          </table:table-cell>
          <table:table-cell table:number-columns-repeated="991"/>
        </table:table-row>
        <table:table-row table:style-name="ro3">
          <table:table-cell table:style-name="ce129" table:formula="of:=[.AD6]*([.AD6]+1)*[.AD7]" office:value-type="float" office:value="210" calcext:value-type="float">
            <text:p>21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0.63" calcext:value-type="float">
            <text:p>0,63</text:p>
          </table:table-cell>
          <table:table-cell table:style-name="ce40" table:formula="of:=CHOOSE([.Y7];&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Y7]&lt;5;&quot;m&quot;;IF(AND([.Y7]&gt;4;[.Y7]&lt;9);&quot;L&quot;;&quot;g&quot;))" office:value-type="string" office:string-value="L" calcext:value-type="string">
            <text:p>L</text:p>
          </table:table-cell>
          <table:table-cell table:style-name="ce4"/>
          <table:table-cell table:style-name="ce47" table:formula="of:=[.AA7]&amp;&quot;x&quot;&amp;IF([.AB7]&lt;0;[.AB7];&quot;+&quot;&amp;[.AB7])&amp;&quot;=&quot;&amp;[.AC7]" office:value-type="string" office:string-value="-5x+7=12" calcext:value-type="string">
            <text:p>-5x+7=12</text:p>
          </table:table-cell>
          <table:table-cell table:style-name="ce7"/>
          <table:table-cell table:style-name="ce10"/>
          <table:table-cell table:style-name="ce51" table:formula="of:=RANDBETWEEN(2;13)" office:value-type="float" office:value="2" calcext:value-type="float">
            <text:p>2</text:p>
          </table:table-cell>
          <table:table-cell table:style-name="ce113" table:formula="of:=IF(ROUND(RAND());1;-1)*([.Y7]-2)" office:value-type="float" office:value="-3" calcext:value-type="float">
            <text:p>-3</text:p>
          </table:table-cell>
          <table:table-cell table:style-name="ce40" office:value-type="string" calcext:value-type="string">
            <text:p>×</text:p>
          </table:table-cell>
          <table:table-cell table:style-name="ce40" table:formula="of:=[.L7]" office:value-type="float" office:value="2" calcext:value-type="float">
            <text:p>2</text:p>
          </table:table-cell>
          <table:table-cell table:style-name="ce113" table:formula="of:=[.AF7]*IF(ROUND(RAND());1;-1)" office:value-type="float" office:value="-8" calcext:value-type="float">
            <text:p>-8</text:p>
          </table:table-cell>
          <table:table-cell table:style-name="ce42" office:value-type="string" calcext:value-type="string">
            <text:p>=</text:p>
          </table:table-cell>
          <table:table-cell/>
          <table:table-cell table:style-name="ce27" table:formula="of:=FACTEURSPREMIERS([.A7])" office:value-type="string" office:string-value="2×3×5×7" calcext:value-type="string">
            <text:p>2×3×5×7</text:p>
          </table:table-cell>
          <table:table-cell table:style-name="ce48" table:formula="of:=[.D7]*(CHOOSE([.Y7];0;0.01;0.001;1000;0.001;100;0.1;0.01;1000;0.1;0.001;10))&amp;&quot; &quot;&amp;[.G7]" office:value-type="string" office:string-value="0,00063 L" calcext:value-type="string">
            <text:p>0,00063 L</text:p>
          </table:table-cell>
          <table:table-cell table:style-name="ce27" table:formula="of:=([.AC7]-[.AB7])/[.AA7]" office:value-type="float" office:value="-1" calcext:value-type="float">
            <text:p>-1</text:p>
          </table:table-cell>
          <table:table-cell table:style-name="ce142" table:formula="of:=[.L7]" office:value-type="float" office:value="2" calcext:value-type="float">
            <text:p>2</text:p>
          </table:table-cell>
          <table:table-cell table:style-name="ce145" table:formula="of:=[.M7]+[.P7]" office:value-type="float" office:value="-11" calcext:value-type="float">
            <text:p>-11</text:p>
          </table:table-cell>
          <table:table-cell/>
          <table:table-cell table:formula="of:=RANK([.Z7];[.Z1:.Z10])+2" office:value-type="float" office:value="5" calcext:value-type="float">
            <text:p>5</text:p>
          </table:table-cell>
          <table:table-cell table:style-name="ce81" table:formula="of:=RAND()" office:value-type="float" office:value="0.822169941916307" calcext:value-type="float">
            <text:p>0,822169941916307</text:p>
          </table:table-cell>
          <table:table-cell table:formula="of:=(RANDBETWEEN(0;1)*2-1)*RANDBETWEEN(1;8)" office:value-type="float" office:value="-5" calcext:value-type="float">
            <text:p>-5</text:p>
          </table:table-cell>
          <table:table-cell table:formula="of:=RANDBETWEEN(-8;8)" office:value-type="float" office:value="7" calcext:value-type="float">
            <text:p>7</text:p>
          </table:table-cell>
          <table:table-cell table:formula="of:=[.AA7]*RANDBETWEEN(-5;5)+[.AB7]" office:value-type="float" office:value="12" calcext:value-type="float">
            <text:p>12</text:p>
          </table:table-cell>
          <table:table-cell table:formula="of:=RANK([.AE7];[.AE3:.AE8])" office:value-type="float" office:value="5" calcext:value-type="float">
            <text:p>5</text:p>
          </table:table-cell>
          <table:table-cell table:style-name="ce81" table:formula="of:=RAND()" office:value-type="float" office:value="0.233648353485124" calcext:value-type="float">
            <text:p>0,233648353485124</text:p>
          </table:table-cell>
          <table:table-cell table:formula="of:=RANK([.AG7];[.AG1:.AG10])" office:value-type="float" office:value="8" calcext:value-type="float">
            <text:p>8</text:p>
          </table:table-cell>
          <table:table-cell table:style-name="ce81" table:formula="of:=RAND()" office:value-type="float" office:value="0.100274593488994" calcext:value-type="float">
            <text:p>0,100274593488994</text:p>
          </table:table-cell>
          <table:table-cell table:number-columns-repeated="991"/>
        </table:table-row>
        <table:table-row table:style-name="ro3">
          <table:table-cell table:style-name="ce129" table:formula="of:=[.AD7]*([.AD7]+1)*[.AD8]" office:value-type="float" office:value="90" calcext:value-type="float">
            <text:p>9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99.77" calcext:value-type="float">
            <text:p>99,77</text:p>
          </table:table-cell>
          <table:table-cell table:style-name="ce40" table:formula="of:=CHOOSE([.Y8];&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Y8]&lt;5;&quot;m&quot;;IF(AND([.Y8]&gt;4;[.Y8]&lt;9);&quot;L&quot;;&quot;g&quot;))" office:value-type="string" office:string-value="g" calcext:value-type="string">
            <text:p>g</text:p>
          </table:table-cell>
          <table:table-cell table:style-name="ce4"/>
          <table:table-cell table:style-name="ce47" table:formula="of:=[.AA8]&amp;&quot;x&quot;&amp;IF([.AB8]&lt;0;[.AB8];&quot;+&quot;&amp;[.AB8])&amp;&quot;=&quot;&amp;[.AC8]" office:value-type="string" office:string-value="-8x+7=-9" calcext:value-type="string">
            <text:p>-8x+7=-9</text:p>
          </table:table-cell>
          <table:table-cell table:style-name="ce7"/>
          <table:table-cell table:style-name="ce10"/>
          <table:table-cell table:style-name="ce51" table:formula="of:=RANDBETWEEN(2;13)" office:value-type="float" office:value="4" calcext:value-type="float">
            <text:p>4</text:p>
          </table:table-cell>
          <table:table-cell table:style-name="ce113" table:formula="of:=IF(ROUND(RAND());1;-1)*([.Y8]-2)" office:value-type="float" office:value="-10" calcext:value-type="float">
            <text:p>-10</text:p>
          </table:table-cell>
          <table:table-cell table:style-name="ce40" office:value-type="string" calcext:value-type="string">
            <text:p>×</text:p>
          </table:table-cell>
          <table:table-cell table:style-name="ce40" table:formula="of:=[.L8]" office:value-type="float" office:value="4" calcext:value-type="float">
            <text:p>4</text:p>
          </table:table-cell>
          <table:table-cell table:style-name="ce113" table:formula="of:=[.AF8]*IF(ROUND(RAND());1;-1)" office:value-type="float" office:value="2" calcext:value-type="float">
            <text:p>2</text:p>
          </table:table-cell>
          <table:table-cell table:style-name="ce42" office:value-type="string" calcext:value-type="string">
            <text:p>=</text:p>
          </table:table-cell>
          <table:table-cell/>
          <table:table-cell table:style-name="ce27" table:formula="of:=FACTEURSPREMIERS([.A8])" office:value-type="string" office:string-value="2×3×3×5" calcext:value-type="string">
            <text:p>2×3×3×5</text:p>
          </table:table-cell>
          <table:table-cell table:style-name="ce48" table:formula="of:=[.D8]*(CHOOSE([.Y8];0;0.01;0.001;1000;0.001;100;0.1;0.01;1000;0.1;0.001;10))&amp;&quot; &quot;&amp;[.G8]" office:value-type="string" office:string-value="997,7 g" calcext:value-type="string">
            <text:p>997,7 g</text:p>
          </table:table-cell>
          <table:table-cell table:style-name="ce27" table:formula="of:=([.AC8]-[.AB8])/[.AA8]" office:value-type="float" office:value="2" calcext:value-type="float">
            <text:p>2</text:p>
          </table:table-cell>
          <table:table-cell table:style-name="ce142" table:formula="of:=[.L8]" office:value-type="float" office:value="4" calcext:value-type="float">
            <text:p>4</text:p>
          </table:table-cell>
          <table:table-cell table:style-name="ce145" table:formula="of:=[.M8]+[.P8]" office:value-type="float" office:value="-8" calcext:value-type="float">
            <text:p>-8</text:p>
          </table:table-cell>
          <table:table-cell/>
          <table:table-cell table:formula="of:=RANK([.Z8];[.Z1:.Z10])+2" office:value-type="float" office:value="12" calcext:value-type="float">
            <text:p>12</text:p>
          </table:table-cell>
          <table:table-cell table:style-name="ce81" table:formula="of:=RAND()" office:value-type="float" office:value="0.0960763816952006" calcext:value-type="float">
            <text:p>0,0960763816952006</text:p>
          </table:table-cell>
          <table:table-cell table:formula="of:=(RANDBETWEEN(0;1)*2-1)*RANDBETWEEN(1;8)" office:value-type="float" office:value="-8" calcext:value-type="float">
            <text:p>-8</text:p>
          </table:table-cell>
          <table:table-cell table:formula="of:=RANDBETWEEN(-8;8)" office:value-type="float" office:value="7" calcext:value-type="float">
            <text:p>7</text:p>
          </table:table-cell>
          <table:table-cell table:formula="of:=[.AA8]*RANDBETWEEN(-5;5)+[.AB8]" office:value-type="float" office:value="-9" calcext:value-type="float">
            <text:p>-9</text:p>
          </table:table-cell>
          <table:table-cell table:formula="of:=RANK([.AE8];[.AE3:.AE8])" office:value-type="float" office:value="3" calcext:value-type="float">
            <text:p>3</text:p>
          </table:table-cell>
          <table:table-cell table:style-name="ce81" table:formula="of:=RAND()" office:value-type="float" office:value="0.403932302083845" calcext:value-type="float">
            <text:p>0,403932302083845</text:p>
          </table:table-cell>
          <table:table-cell table:formula="of:=RANK([.AG8];[.AG1:.AG10])" office:value-type="float" office:value="2" calcext:value-type="float">
            <text:p>2</text:p>
          </table:table-cell>
          <table:table-cell table:style-name="ce81" table:formula="of:=RAND()" office:value-type="float" office:value="0.803148762196817" calcext:value-type="float">
            <text:p>0,803148762196817</text:p>
          </table:table-cell>
          <table:table-cell table:number-columns-repeated="991"/>
        </table:table-row>
        <table:table-row table:style-name="ro3">
          <table:table-cell table:style-name="ce19" office:value-type="string" calcext:value-type="string" table:number-columns-spanned="3" table:number-rows-spanned="1">
            <text:p>😕 <text:s text:c="3"/>😃 <text:s text:c="3"/>😎</text:p>
          </table:table-cell>
          <table:covered-table-cell table:number-columns-repeated="2"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style-name="ce113" table:formula="of:=IF(ROUND(RAND());1;-1)*([.Y9]-2)" office:value-type="float" office:value="-9" calcext:value-type="float">
            <text:p>-9</text:p>
          </table:covered-table-cell>
          <table:covered-table-cell table:style-name="ce19"/>
          <table:covered-table-cell table:number-columns-repeated="3" table:style-name="ce15"/>
          <table:table-cell table:number-columns-repeated="7"/>
          <table:table-cell table:formula="of:=RANK([.Z9];[.Z1:.Z10])+2" office:value-type="float" office:value="11" calcext:value-type="float">
            <text:p>11</text:p>
          </table:table-cell>
          <table:table-cell table:style-name="ce81" table:formula="of:=RAND()" office:value-type="float" office:value="0.138676400507118" calcext:value-type="float">
            <text:p>0,138676400507118</text:p>
          </table:table-cell>
          <table:table-cell table:number-columns-repeated="5"/>
          <table:table-cell table:formula="of:=RANK([.AG9];[.AG1:.AG10])" office:value-type="float" office:value="1" calcext:value-type="float">
            <text:p>1</text:p>
          </table:table-cell>
          <table:table-cell table:style-name="ce81" table:formula="of:=RAND()" office:value-type="float" office:value="0.812326208213029" calcext:value-type="float">
            <text:p>0,812326208213029</text:p>
          </table:table-cell>
          <table:table-cell table:number-columns-repeated="991"/>
        </table:table-row>
        <table:table-row table:style-name="ro4">
          <table:table-cell table:number-columns-repeated="24"/>
          <table:table-cell table:formula="of:=RANK([.Z10];[.Z1:.Z10])+2" office:value-type="float" office:value="8" calcext:value-type="float">
            <text:p>8</text:p>
          </table:table-cell>
          <table:table-cell table:style-name="ce81" table:formula="of:=RAND()" office:value-type="float" office:value="0.307559166502811" calcext:value-type="float">
            <text:p>0,307559166502811</text:p>
          </table:table-cell>
          <table:table-cell table:number-columns-repeated="5"/>
          <table:table-cell table:formula="of:=RANK([.AG10];[.AG1:.AG10])" office:value-type="float" office:value="6" calcext:value-type="float">
            <text:p>6</text:p>
          </table:table-cell>
          <table:table-cell table:style-name="ce81" table:formula="of:=RAND()" office:value-type="float" office:value="0.297291764934613" calcext:value-type="float">
            <text:p>0,297291764934613</text:p>
          </table:table-cell>
          <table:table-cell table:number-columns-repeated="991"/>
        </table:table-row>
        <table:table-row table:style-name="ro5">
          <table:table-cell table:number-columns-repeated="26"/>
          <table:table-cell table:style-name="Default" table:number-columns-repeated="3"/>
          <table:table-cell table:number-columns-repeated="995"/>
        </table:table-row>
        <table:table-row table:style-name="ro2">
          <table:table-cell table:style-name="ce119" office:value-type="string" calcext:value-type="string" table:number-columns-spanned="3" table:number-rows-spanned="2">
            <text:p>CEINTURE VERTE</text:p>
          </table:table-cell>
          <table:covered-table-cell table:number-columns-repeated="2"/>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7" table:number-rows-spanned="1">
            <text:p><text:span text:style-name="T3"></text:span><text:span text:style-name="T4"> Validée     </text:span><text:span text:style-name="T5"></text:span><text:span text:style-name="T4"> Non validée</text:span></text:p>
          </table:table-cell>
          <table:covered-table-cell table:style-name="ce5"/>
          <table:covered-table-cell table:number-columns-repeated="3" table:style-name="ce78"/>
          <table:covered-table-cell/>
          <table:covered-table-cell table:style-name="ce78"/>
          <table:table-cell table:style-name="ce21" office:value-type="string" calcext:value-type="string">
            <text:p>AB</text:p>
          </table:table-cell>
          <table:table-cell table:style-name="ce23" table:number-columns-repeated="3"/>
          <table:table-cell table:number-columns-repeated="4"/>
          <table:table-cell table:formula="of:=RANK([.Z12];[.Z12:.Z21])+2" office:value-type="float" office:value="6" calcext:value-type="float">
            <text:p>6</text:p>
          </table:table-cell>
          <table:table-cell table:style-name="ce81" table:formula="of:=RAND()" office:value-type="float" office:value="0.354909515988068" calcext:value-type="float">
            <text:p>0,354909515988068</text:p>
          </table:table-cell>
          <table:table-cell table:number-columns-repeated="5"/>
          <table:table-cell table:formula="of:=RANK([.AG12];[.AG12:.AG21])" office:value-type="float" office:value="7" calcext:value-type="float">
            <text:p>7</text:p>
          </table:table-cell>
          <table:table-cell table:style-name="ce81" table:formula="of:=RAND()" office:value-type="float" office:value="0.135876241171801" calcext:value-type="float">
            <text:p>0,135876241171801</text:p>
          </table:table-cell>
          <table:table-cell table:number-columns-repeated="991"/>
        </table:table-row>
        <table:table-row table:style-name="ro2">
          <table:covered-table-cell table:style-name="ce5"/>
          <table:covered-table-cell table:number-columns-repeated="2"/>
          <table:table-cell table:style-name="ce54" office:value-type="string" calcext:value-type="string" table:number-columns-spanned="4" table:number-rows-spanned="1">
            <text:p>NOM :</text:p>
          </table:table-cell>
          <table:covered-table-cell table:number-columns-repeated="2" table:style-name="ce13"/>
          <table:covered-table-cell/>
          <table:table-cell table:style-name="ce54"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54" office:value-type="string" calcext:value-type="string" table:number-columns-spanned="5" table:number-rows-spanned="1">
            <text:p>Classe :</text:p>
          </table:table-cell>
          <table:covered-table-cell table:number-columns-repeated="2" table:style-name="ce54"/>
          <table:covered-table-cell/>
          <table:covered-table-cell table:style-name="ce79"/>
          <table:table-cell table:style-name="ce22" table:formula="of:=[.$Q$2]" office:value-type="string" office:string-value="v5138" calcext:value-type="string">
            <text:p>v5138</text:p>
          </table:table-cell>
          <table:table-cell/>
          <table:table-cell table:style-name="ce25" office:value-type="string" calcext:value-type="string" table:number-columns-spanned="5" table:number-rows-spanned="1">
            <text:p>Correction CEINTURE VERTE</text:p>
          </table:table-cell>
          <table:covered-table-cell table:style-name="ce28"/>
          <table:covered-table-cell table:number-columns-repeated="2" table:style-name="ce30"/>
          <table:covered-table-cell table:style-name="ce31"/>
          <table:table-cell/>
          <table:table-cell table:formula="of:=RANK([.Z13];[.Z12:.Z21])+2" office:value-type="float" office:value="5" calcext:value-type="float">
            <text:p>5</text:p>
          </table:table-cell>
          <table:table-cell table:style-name="ce81" table:formula="of:=RAND()" office:value-type="float" office:value="0.408798051270921" calcext:value-type="float">
            <text:p>0,408798051270921</text:p>
          </table:table-cell>
          <table:table-cell table:number-columns-repeated="5"/>
          <table:table-cell table:formula="of:=RANK([.AG13];[.AG12:.AG21])" office:value-type="float" office:value="3" calcext:value-type="float">
            <text:p>3</text:p>
          </table:table-cell>
          <table:table-cell table:style-name="ce81" table:formula="of:=RAND()" office:value-type="float" office:value="0.764693641086191" calcext:value-type="float">
            <text:p>0,764693641086191</text:p>
          </table:table-cell>
          <table:table-cell table:number-columns-repeated="991"/>
        </table:table-row>
        <table:table-row table:style-name="ro3">
          <table:table-cell table:style-name="ce55" office:value-type="string" calcext:value-type="string" table:number-columns-spanned="3" table:number-rows-spanned="1">
            <text:p>Décomposer en facteurs premiers</text:p>
          </table:table-cell>
          <table:covered-table-cell table:number-columns-repeated="2" table:style-name="ce38"/>
          <table:table-cell table:style-name="ce55" office:value-type="string" calcext:value-type="string" table:number-columns-spanned="4" table:number-rows-spanned="1">
            <text:p>Conversions L, m, g</text:p>
          </table:table-cell>
          <table:covered-table-cell table:number-columns-repeated="3" table:style-name="ce38"/>
          <table:table-cell table:style-name="ce55" office:value-type="string" calcext:value-type="string" table:number-columns-spanned="4" table:number-rows-spanned="1">
            <text:p>Résoudre l’équation</text:p>
          </table:table-cell>
          <table:covered-table-cell table:number-columns-repeated="3" table:style-name="ce38"/>
          <table:table-cell table:style-name="ce55" office:value-type="string" calcext:value-type="string" table:number-columns-spanned="6" table:number-rows-spanned="1">
            <text:p>Produit de puissances</text:p>
          </table:table-cell>
          <table:covered-table-cell table:number-columns-repeated="2" table:style-name="ce55"/>
          <table:covered-table-cell table:number-columns-repeated="3"/>
          <table:table-cell table:style-name="ce81"/>
          <table:table-cell table:style-name="ce82" office:value-type="string" calcext:value-type="string">
            <text:p>3<text:span text:style-name="T2">e</text:span></text:p>
          </table:table-cell>
          <table:table-cell table:style-name="ce87" table:formula="of:=[.Q12]" office:value-type="string" office:string-value="AB" calcext:value-type="string">
            <text:p>AB</text:p>
          </table:table-cell>
          <table:table-cell table:style-name="ce29" table:number-columns-repeated="2"/>
          <table:table-cell table:style-name="ce144" table:formula="of:=[.Q13]" office:value-type="string" office:string-value="v5138" calcext:value-type="string">
            <text:p>v5138</text:p>
          </table:table-cell>
          <table:table-cell table:style-name="ce81"/>
          <table:table-cell table:formula="of:=RANK([.Z14];[.Z12:.Z21])+2" office:value-type="float" office:value="7" calcext:value-type="float">
            <text:p>7</text:p>
          </table:table-cell>
          <table:table-cell table:style-name="ce81" table:formula="of:=RAND()" office:value-type="float" office:value="0.338451433991598" calcext:value-type="float">
            <text:p>0,338451433991598</text:p>
          </table:table-cell>
          <table:table-cell table:style-name="ce125" office:value-type="string" calcext:value-type="string">
            <text:p>a</text:p>
          </table:table-cell>
          <table:table-cell table:style-name="ce125" office:value-type="string" calcext:value-type="string">
            <text:p>b</text:p>
          </table:table-cell>
          <table:table-cell table:style-name="ce125" office:value-type="string" calcext:value-type="string">
            <text:p>c</text:p>
          </table:table-cell>
          <table:table-cell table:style-name="ce81" table:formula="of:=RANK([.AE14];[.AE14:.AE19])" office:value-type="float" office:value="2" calcext:value-type="float">
            <text:p>2</text:p>
          </table:table-cell>
          <table:table-cell table:style-name="ce81" table:formula="of:=RAND()" office:value-type="float" office:value="0.91013701744191" calcext:value-type="float">
            <text:p>0,91013701744191</text:p>
          </table:table-cell>
          <table:table-cell table:formula="of:=RANK([.AG14];[.AG12:.AG21])" office:value-type="float" office:value="8" calcext:value-type="float">
            <text:p>8</text:p>
          </table:table-cell>
          <table:table-cell table:style-name="ce81" table:formula="of:=RAND()" office:value-type="float" office:value="0.130149186160176" calcext:value-type="float">
            <text:p>0,130149186160176</text:p>
          </table:table-cell>
          <table:table-cell table:number-columns-repeated="991"/>
        </table:table-row>
        <table:table-row table:style-name="ro3">
          <table:table-cell table:style-name="ce129" table:formula="of:=[.AD14]*([.AD14]+1)*[.AD15]" office:value-type="float" office:value="30" calcext:value-type="float">
            <text:p>3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Y15];&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Y15]&lt;5;&quot;m&quot;;IF(AND([.Y15]&gt;4;[.Y15]&lt;9);&quot;L&quot;;&quot;g&quot;))" office:value-type="string" office:string-value="m" calcext:value-type="string">
            <text:p>m</text:p>
          </table:table-cell>
          <table:table-cell table:style-name="ce4"/>
          <table:table-cell table:style-name="ce47" table:formula="of:=[.AA15]&amp;&quot;x&quot;&amp;IF([.AB15]&lt;0;[.AB15];&quot;+&quot;&amp;[.AB15])&amp;&quot;=&quot;&amp;[.AC15]" office:value-type="string" office:string-value="8x-1=-33" calcext:value-type="string">
            <text:p>8x-1=-33</text:p>
          </table:table-cell>
          <table:table-cell table:style-name="ce7"/>
          <table:table-cell table:style-name="ce10"/>
          <table:table-cell table:style-name="ce51" table:formula="of:=RANDBETWEEN(2;13)" office:value-type="float" office:value="12" calcext:value-type="float">
            <text:p>12</text:p>
          </table:table-cell>
          <table:table-cell table:style-name="ce113" table:formula="of:=IF(ROUND(RAND());1;-1)*([.Y15]-2)" office:value-type="float" office:value="-1" calcext:value-type="float">
            <text:p>-1</text:p>
          </table:table-cell>
          <table:table-cell table:style-name="ce40" office:value-type="string" calcext:value-type="string">
            <text:p>×</text:p>
          </table:table-cell>
          <table:table-cell table:style-name="ce40" table:formula="of:=[.L15]" office:value-type="float" office:value="12" calcext:value-type="float">
            <text:p>12</text:p>
          </table:table-cell>
          <table:table-cell table:style-name="ce113" table:formula="of:=[.AF15]*IF(ROUND(RAND());1;-1)" office:value-type="float" office:value="4" calcext:value-type="float">
            <text:p>4</text:p>
          </table:table-cell>
          <table:table-cell table:style-name="ce42" office:value-type="string" calcext:value-type="string">
            <text:p>=</text:p>
          </table:table-cell>
          <table:table-cell/>
          <table:table-cell table:style-name="ce27" table:formula="of:=FACTEURSPREMIERS([.A15])" office:value-type="string" office:string-value="2×3×5" calcext:value-type="string">
            <text:p>2×3×5</text:p>
          </table:table-cell>
          <table:table-cell table:style-name="ce48" table:formula="of:=[.D15]*(CHOOSE([.Y15];0;0.01;0.001;1000;0.001;100;0.1;0.01;1000;0.1;0.001;10))&amp;&quot; &quot;&amp;[.G15]" office:value-type="string" office:string-value="0,1 m" calcext:value-type="string">
            <text:p>0,1 m</text:p>
          </table:table-cell>
          <table:table-cell table:style-name="ce27" table:formula="of:=([.AC15]-[.AB15])/[.AA15]" office:value-type="float" office:value="-4" calcext:value-type="float">
            <text:p>-4</text:p>
          </table:table-cell>
          <table:table-cell table:style-name="ce142" table:formula="of:=[.L15]" office:value-type="float" office:value="12" calcext:value-type="float">
            <text:p>12</text:p>
          </table:table-cell>
          <table:table-cell table:style-name="ce145" table:formula="of:=[.M15]+[.P15]" office:value-type="float" office:value="3" calcext:value-type="float">
            <text:p>3</text:p>
          </table:table-cell>
          <table:table-cell/>
          <table:table-cell table:formula="of:=RANK([.Z15];[.Z12:.Z21])+2" office:value-type="float" office:value="3" calcext:value-type="float">
            <text:p>3</text:p>
          </table:table-cell>
          <table:table-cell table:style-name="ce81" table:formula="of:=RAND()" office:value-type="float" office:value="0.714050529874145" calcext:value-type="float">
            <text:p>0,714050529874145</text:p>
          </table:table-cell>
          <table:table-cell table:formula="of:=(RANDBETWEEN(0;1)*2-1)*RANDBETWEEN(1;8)" office:value-type="float" office:value="8" calcext:value-type="float">
            <text:p>8</text:p>
          </table:table-cell>
          <table:table-cell table:formula="of:=RANDBETWEEN(-8;8)" office:value-type="float" office:value="-1" calcext:value-type="float">
            <text:p>-1</text:p>
          </table:table-cell>
          <table:table-cell table:formula="of:=[.AA15]*RANDBETWEEN(-5;5)+[.AB15]" office:value-type="float" office:value="-33" calcext:value-type="float">
            <text:p>-33</text:p>
          </table:table-cell>
          <table:table-cell table:formula="of:=RANK([.AE15];[.AE14:.AE19])" office:value-type="float" office:value="5" calcext:value-type="float">
            <text:p>5</text:p>
          </table:table-cell>
          <table:table-cell table:style-name="ce81" table:formula="of:=RAND()" office:value-type="float" office:value="0.50525556852022" calcext:value-type="float">
            <text:p>0,50525556852022</text:p>
          </table:table-cell>
          <table:table-cell table:formula="of:=RANK([.AG15];[.AG12:.AG21])" office:value-type="float" office:value="4" calcext:value-type="float">
            <text:p>4</text:p>
          </table:table-cell>
          <table:table-cell table:style-name="ce81" table:formula="of:=RAND()" office:value-type="float" office:value="0.484460236095905" calcext:value-type="float">
            <text:p>0,484460236095905</text:p>
          </table:table-cell>
          <table:table-cell table:number-columns-repeated="991"/>
        </table:table-row>
        <table:table-row table:style-name="ro3">
          <table:table-cell table:style-name="ce129" table:formula="of:=[.AD15]*([.AD15]+1)*[.AD16]" office:value-type="float" office:value="90" calcext:value-type="float">
            <text:p>9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Y16];&quot;&quot;;&quot;cm&quot;;&quot;mm&quot;;&quot;km&quot;;&quot;mL&quot;;&quot;hL&quot;;&quot;dL&quot;;&quot;cL&quot;;&quot;kg&quot;;&quot;dg&quot;;&quot;mg&quot;;&quot;dag&quot;)" office:value-type="string" office:string-value="kg" calcext:value-type="string">
            <text:p>kg</text:p>
          </table:table-cell>
          <table:table-cell table:style-name="ce40" office:value-type="string" calcext:value-type="string">
            <text:p>=</text:p>
          </table:table-cell>
          <table:table-cell table:style-name="ce52" table:formula="of:=IF([.Y16]&lt;5;&quot;m&quot;;IF(AND([.Y16]&gt;4;[.Y16]&lt;9);&quot;L&quot;;&quot;g&quot;))" office:value-type="string" office:string-value="g" calcext:value-type="string">
            <text:p>g</text:p>
          </table:table-cell>
          <table:table-cell table:style-name="ce4"/>
          <table:table-cell table:style-name="ce47" table:formula="of:=[.AA16]&amp;&quot;x&quot;&amp;IF([.AB16]&lt;0;[.AB16];&quot;+&quot;&amp;[.AB16])&amp;&quot;=&quot;&amp;[.AC16]" office:value-type="string" office:string-value="2x+5=13" calcext:value-type="string">
            <text:p>2x+5=13</text:p>
          </table:table-cell>
          <table:table-cell table:style-name="ce7"/>
          <table:table-cell table:style-name="ce10"/>
          <table:table-cell table:style-name="ce51" table:formula="of:=RANDBETWEEN(2;13)" office:value-type="float" office:value="6" calcext:value-type="float">
            <text:p>6</text:p>
          </table:table-cell>
          <table:table-cell table:style-name="ce113" table:formula="of:=IF(ROUND(RAND());1;-1)*([.Y16]-2)" office:value-type="float" office:value="7" calcext:value-type="float">
            <text:p>7</text:p>
          </table:table-cell>
          <table:table-cell table:style-name="ce40" office:value-type="string" calcext:value-type="string">
            <text:p>×</text:p>
          </table:table-cell>
          <table:table-cell table:style-name="ce40" table:formula="of:=[.L16]" office:value-type="float" office:value="6" calcext:value-type="float">
            <text:p>6</text:p>
          </table:table-cell>
          <table:table-cell table:style-name="ce113" table:formula="of:=[.AF16]*IF(ROUND(RAND());1;-1)" office:value-type="float" office:value="-9" calcext:value-type="float">
            <text:p>-9</text:p>
          </table:table-cell>
          <table:table-cell table:style-name="ce42" office:value-type="string" calcext:value-type="string">
            <text:p>=</text:p>
          </table:table-cell>
          <table:table-cell/>
          <table:table-cell table:style-name="ce27" table:formula="of:=FACTEURSPREMIERS([.A16])" office:value-type="string" office:string-value="2×3×3×5" calcext:value-type="string">
            <text:p>2×3×3×5</text:p>
          </table:table-cell>
          <table:table-cell table:style-name="ce48" table:formula="of:=[.D16]*(CHOOSE([.Y16];0;0.01;0.001;1000;0.001;100;0.1;0.01;1000;0.1;0.001;10))&amp;&quot; &quot;&amp;[.G16]" office:value-type="string" office:string-value="100000 g" calcext:value-type="string">
            <text:p>100000 g</text:p>
          </table:table-cell>
          <table:table-cell table:style-name="ce27" table:formula="of:=([.AC16]-[.AB16])/[.AA16]" office:value-type="float" office:value="4" calcext:value-type="float">
            <text:p>4</text:p>
          </table:table-cell>
          <table:table-cell table:style-name="ce142" table:formula="of:=[.L16]" office:value-type="float" office:value="6" calcext:value-type="float">
            <text:p>6</text:p>
          </table:table-cell>
          <table:table-cell table:style-name="ce145" table:formula="of:=[.M16]+[.P16]" office:value-type="float" office:value="-2" calcext:value-type="float">
            <text:p>-2</text:p>
          </table:table-cell>
          <table:table-cell/>
          <table:table-cell table:formula="of:=RANK([.Z16];[.Z12:.Z21])+2" office:value-type="float" office:value="9" calcext:value-type="float">
            <text:p>9</text:p>
          </table:table-cell>
          <table:table-cell table:style-name="ce81" table:formula="of:=RAND()" office:value-type="float" office:value="0.112674558647617" calcext:value-type="float">
            <text:p>0,112674558647617</text:p>
          </table:table-cell>
          <table:table-cell table:formula="of:=(RANDBETWEEN(0;1)*2-1)*RANDBETWEEN(1;8)" office:value-type="float" office:value="2" calcext:value-type="float">
            <text:p>2</text:p>
          </table:table-cell>
          <table:table-cell table:formula="of:=RANDBETWEEN(-8;8)" office:value-type="float" office:value="5" calcext:value-type="float">
            <text:p>5</text:p>
          </table:table-cell>
          <table:table-cell table:formula="of:=[.AA16]*RANDBETWEEN(-5;5)+[.AB16]" office:value-type="float" office:value="13" calcext:value-type="float">
            <text:p>13</text:p>
          </table:table-cell>
          <table:table-cell table:formula="of:=RANK([.AE16];[.AE14:.AE19])" office:value-type="float" office:value="3" calcext:value-type="float">
            <text:p>3</text:p>
          </table:table-cell>
          <table:table-cell table:style-name="ce81" table:formula="of:=RAND()" office:value-type="float" office:value="0.727947849836365" calcext:value-type="float">
            <text:p>0,727947849836365</text:p>
          </table:table-cell>
          <table:table-cell table:formula="of:=RANK([.AG16];[.AG12:.AG21])" office:value-type="float" office:value="9" calcext:value-type="float">
            <text:p>9</text:p>
          </table:table-cell>
          <table:table-cell table:style-name="ce81" table:formula="of:=RAND()" office:value-type="float" office:value="0.121308143199003" calcext:value-type="float">
            <text:p>0,121308143199003</text:p>
          </table:table-cell>
          <table:table-cell table:number-columns-repeated="991"/>
        </table:table-row>
        <table:table-row table:style-name="ro3">
          <table:table-cell table:style-name="ce129" table:formula="of:=[.AD16]*([.AD16]+1)*[.AD17]" office:value-type="float" office:value="48" calcext:value-type="float">
            <text:p>48</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0.42" calcext:value-type="float">
            <text:p>0,42</text:p>
          </table:table-cell>
          <table:table-cell table:style-name="ce40" table:formula="of:=CHOOSE([.Y17];&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Y17]&lt;5;&quot;m&quot;;IF(AND([.Y17]&gt;4;[.Y17]&lt;9);&quot;L&quot;;&quot;g&quot;))" office:value-type="string" office:string-value="g" calcext:value-type="string">
            <text:p>g</text:p>
          </table:table-cell>
          <table:table-cell table:style-name="ce4"/>
          <table:table-cell table:style-name="ce47" table:formula="of:=[.AA17]&amp;&quot;x&quot;&amp;IF([.AB17]&lt;0;[.AB17];&quot;+&quot;&amp;[.AB17])&amp;&quot;=&quot;&amp;[.AC17]" office:value-type="string" office:string-value="3x-5=4" calcext:value-type="string">
            <text:p>3x-5=4</text:p>
          </table:table-cell>
          <table:table-cell table:style-name="ce7"/>
          <table:table-cell table:style-name="ce10"/>
          <table:table-cell table:style-name="ce51" table:formula="of:=RANDBETWEEN(2;13)" office:value-type="float" office:value="8" calcext:value-type="float">
            <text:p>8</text:p>
          </table:table-cell>
          <table:table-cell table:style-name="ce113" table:formula="of:=IF(ROUND(RAND());1;-1)*([.Y17]-2)" office:value-type="float" office:value="-8" calcext:value-type="float">
            <text:p>-8</text:p>
          </table:table-cell>
          <table:table-cell table:style-name="ce40" office:value-type="string" calcext:value-type="string">
            <text:p>×</text:p>
          </table:table-cell>
          <table:table-cell table:style-name="ce40" table:formula="of:=[.L17]" office:value-type="float" office:value="8" calcext:value-type="float">
            <text:p>8</text:p>
          </table:table-cell>
          <table:table-cell table:style-name="ce113" table:formula="of:=[.AF17]*IF(ROUND(RAND());1;-1)" office:value-type="float" office:value="10" calcext:value-type="float">
            <text:p>10</text:p>
          </table:table-cell>
          <table:table-cell table:style-name="ce42" office:value-type="string" calcext:value-type="string">
            <text:p>=</text:p>
          </table:table-cell>
          <table:table-cell/>
          <table:table-cell table:style-name="ce27" table:formula="of:=FACTEURSPREMIERS([.A17])" office:value-type="string" office:string-value="2×2×2×2×3" calcext:value-type="string">
            <text:p>2×2×2×2×3</text:p>
          </table:table-cell>
          <table:table-cell table:style-name="ce48" table:formula="of:=[.D17]*(CHOOSE([.Y17];0;0.01;0.001;1000;0.001;100;0.1;0.01;1000;0.1;0.001;10))&amp;&quot; &quot;&amp;[.G17]" office:value-type="string" office:string-value="0,042 g" calcext:value-type="string">
            <text:p>0,042 g</text:p>
          </table:table-cell>
          <table:table-cell table:style-name="ce27" table:formula="of:=([.AC17]-[.AB17])/[.AA17]" office:value-type="float" office:value="3" calcext:value-type="float">
            <text:p>3</text:p>
          </table:table-cell>
          <table:table-cell table:style-name="ce142" table:formula="of:=[.L17]" office:value-type="float" office:value="8" calcext:value-type="float">
            <text:p>8</text:p>
          </table:table-cell>
          <table:table-cell table:style-name="ce145" table:formula="of:=[.M17]+[.P17]" office:value-type="float" office:value="2" calcext:value-type="float">
            <text:p>2</text:p>
          </table:table-cell>
          <table:table-cell/>
          <table:table-cell table:formula="of:=RANK([.Z17];[.Z12:.Z21])+2" office:value-type="float" office:value="10" calcext:value-type="float">
            <text:p>10</text:p>
          </table:table-cell>
          <table:table-cell table:style-name="ce81" table:formula="of:=RAND()" office:value-type="float" office:value="0.0955932037197327" calcext:value-type="float">
            <text:p>0,0955932037197327</text:p>
          </table:table-cell>
          <table:table-cell table:formula="of:=(RANDBETWEEN(0;1)*2-1)*RANDBETWEEN(1;8)" office:value-type="float" office:value="3" calcext:value-type="float">
            <text:p>3</text:p>
          </table:table-cell>
          <table:table-cell table:formula="of:=RANDBETWEEN(-8;8)" office:value-type="float" office:value="-5" calcext:value-type="float">
            <text:p>-5</text:p>
          </table:table-cell>
          <table:table-cell table:formula="of:=[.AA17]*RANDBETWEEN(-5;5)+[.AB17]" office:value-type="float" office:value="4" calcext:value-type="float">
            <text:p>4</text:p>
          </table:table-cell>
          <table:table-cell table:formula="of:=RANK([.AE17];[.AE14:.AE19])" office:value-type="float" office:value="4" calcext:value-type="float">
            <text:p>4</text:p>
          </table:table-cell>
          <table:table-cell table:style-name="ce81" table:formula="of:=RAND()" office:value-type="float" office:value="0.592511581927917" calcext:value-type="float">
            <text:p>0,592511581927917</text:p>
          </table:table-cell>
          <table:table-cell table:formula="of:=RANK([.AG17];[.AG12:.AG21])" office:value-type="float" office:value="10" calcext:value-type="float">
            <text:p>10</text:p>
          </table:table-cell>
          <table:table-cell table:style-name="ce81" table:formula="of:=RAND()" office:value-type="float" office:value="0.0811777781486752" calcext:value-type="float">
            <text:p>0,0811777781486752</text:p>
          </table:table-cell>
          <table:table-cell table:number-columns-repeated="991"/>
        </table:table-row>
        <table:table-row table:style-name="ro3">
          <table:table-cell table:style-name="ce129" table:formula="of:=[.AD17]*([.AD17]+1)*[.AD18]" office:value-type="float" office:value="120" calcext:value-type="float">
            <text:p>12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74" calcext:value-type="float">
            <text:p>74</text:p>
          </table:table-cell>
          <table:table-cell table:style-name="ce40" table:formula="of:=CHOOSE([.Y18];&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Y18]&lt;5;&quot;m&quot;;IF(AND([.Y18]&gt;4;[.Y18]&lt;9);&quot;L&quot;;&quot;g&quot;))" office:value-type="string" office:string-value="m" calcext:value-type="string">
            <text:p>m</text:p>
          </table:table-cell>
          <table:table-cell table:style-name="ce4"/>
          <table:table-cell table:style-name="ce47" table:formula="of:=[.AA18]&amp;&quot;x&quot;&amp;IF([.AB18]&lt;0;[.AB18];&quot;+&quot;&amp;[.AB18])&amp;&quot;=&quot;&amp;[.AC18]" office:value-type="string" office:string-value="1x+7=12" calcext:value-type="string">
            <text:p>1x+7=12</text:p>
          </table:table-cell>
          <table:table-cell table:style-name="ce7"/>
          <table:table-cell table:style-name="ce10"/>
          <table:table-cell table:style-name="ce51" table:formula="of:=RANDBETWEEN(2;13)" office:value-type="float" office:value="7" calcext:value-type="float">
            <text:p>7</text:p>
          </table:table-cell>
          <table:table-cell table:style-name="ce113" table:formula="of:=IF(ROUND(RAND());1;-1)*([.Y18]-2)" office:value-type="float" office:value="2" calcext:value-type="float">
            <text:p>2</text:p>
          </table:table-cell>
          <table:table-cell table:style-name="ce40" office:value-type="string" calcext:value-type="string">
            <text:p>×</text:p>
          </table:table-cell>
          <table:table-cell table:style-name="ce40" table:formula="of:=[.L18]" office:value-type="float" office:value="7" calcext:value-type="float">
            <text:p>7</text:p>
          </table:table-cell>
          <table:table-cell table:style-name="ce113" table:formula="of:=[.AF18]*IF(ROUND(RAND());1;-1)" office:value-type="float" office:value="5" calcext:value-type="float">
            <text:p>5</text:p>
          </table:table-cell>
          <table:table-cell table:style-name="ce42" office:value-type="string" calcext:value-type="string">
            <text:p>=</text:p>
          </table:table-cell>
          <table:table-cell/>
          <table:table-cell table:style-name="ce27" table:formula="of:=FACTEURSPREMIERS([.A18])" office:value-type="string" office:string-value="2×2×2×3×5" calcext:value-type="string">
            <text:p>2×2×2×3×5</text:p>
          </table:table-cell>
          <table:table-cell table:style-name="ce48" table:formula="of:=[.D18]*(CHOOSE([.Y18];0;0.01;0.001;1000;0.001;100;0.1;0.01;1000;0.1;0.001;10))&amp;&quot; &quot;&amp;[.G18]" office:value-type="string" office:string-value="74000 m" calcext:value-type="string">
            <text:p>74000 m</text:p>
          </table:table-cell>
          <table:table-cell table:style-name="ce27" table:formula="of:=([.AC18]-[.AB18])/[.AA18]" office:value-type="float" office:value="5" calcext:value-type="float">
            <text:p>5</text:p>
          </table:table-cell>
          <table:table-cell table:style-name="ce142" table:formula="of:=[.L18]" office:value-type="float" office:value="7" calcext:value-type="float">
            <text:p>7</text:p>
          </table:table-cell>
          <table:table-cell table:style-name="ce145" table:formula="of:=[.M18]+[.P18]" office:value-type="float" office:value="7" calcext:value-type="float">
            <text:p>7</text:p>
          </table:table-cell>
          <table:table-cell/>
          <table:table-cell table:formula="of:=RANK([.Z18];[.Z12:.Z21])+2" office:value-type="float" office:value="4" calcext:value-type="float">
            <text:p>4</text:p>
          </table:table-cell>
          <table:table-cell table:style-name="ce81" table:formula="of:=RAND()" office:value-type="float" office:value="0.697989775384751" calcext:value-type="float">
            <text:p>0,697989775384751</text:p>
          </table:table-cell>
          <table:table-cell table:formula="of:=(RANDBETWEEN(0;1)*2-1)*RANDBETWEEN(1;8)" office:value-type="float" office:value="1" calcext:value-type="float">
            <text:p>1</text:p>
          </table:table-cell>
          <table:table-cell table:formula="of:=RANDBETWEEN(-8;8)" office:value-type="float" office:value="7" calcext:value-type="float">
            <text:p>7</text:p>
          </table:table-cell>
          <table:table-cell table:formula="of:=[.AA18]*RANDBETWEEN(-5;5)+[.AB18]" office:value-type="float" office:value="12" calcext:value-type="float">
            <text:p>12</text:p>
          </table:table-cell>
          <table:table-cell table:formula="of:=RANK([.AE18];[.AE14:.AE19])" office:value-type="float" office:value="6" calcext:value-type="float">
            <text:p>6</text:p>
          </table:table-cell>
          <table:table-cell table:style-name="ce81" table:formula="of:=RAND()" office:value-type="float" office:value="0.0135075183094004" calcext:value-type="float">
            <text:p>0,0135075183094004</text:p>
          </table:table-cell>
          <table:table-cell table:formula="of:=RANK([.AG18];[.AG12:.AG21])" office:value-type="float" office:value="5" calcext:value-type="float">
            <text:p>5</text:p>
          </table:table-cell>
          <table:table-cell table:style-name="ce81" table:formula="of:=RAND()" office:value-type="float" office:value="0.422432781232196" calcext:value-type="float">
            <text:p>0,422432781232196</text:p>
          </table:table-cell>
          <table:table-cell table:number-columns-repeated="991"/>
        </table:table-row>
        <table:table-row table:style-name="ro3">
          <table:table-cell table:style-name="ce129" table:formula="of:=[.AD18]*([.AD18]+1)*[.AD19]" office:value-type="float" office:value="42" calcext:value-type="float">
            <text:p>42</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85.06" calcext:value-type="float">
            <text:p>85,06</text:p>
          </table:table-cell>
          <table:table-cell table:style-name="ce40" table:formula="of:=CHOOSE([.Y19];&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Y19]&lt;5;&quot;m&quot;;IF(AND([.Y19]&gt;4;[.Y19]&lt;9);&quot;L&quot;;&quot;g&quot;))" office:value-type="string" office:string-value="g" calcext:value-type="string">
            <text:p>g</text:p>
          </table:table-cell>
          <table:table-cell table:style-name="ce4"/>
          <table:table-cell table:style-name="ce47" table:formula="of:=[.AA19]&amp;&quot;x&quot;&amp;IF([.AB19]&lt;0;[.AB19];&quot;+&quot;&amp;[.AB19])&amp;&quot;=&quot;&amp;[.AC19]" office:value-type="string" office:string-value="-7x+8=-6" calcext:value-type="string">
            <text:p>-7x+8=-6</text:p>
          </table:table-cell>
          <table:table-cell table:style-name="ce7"/>
          <table:table-cell table:style-name="ce10"/>
          <table:table-cell table:style-name="ce51" table:formula="of:=RANDBETWEEN(2;13)" office:value-type="float" office:value="3" calcext:value-type="float">
            <text:p>3</text:p>
          </table:table-cell>
          <table:table-cell table:style-name="ce113" table:formula="of:=IF(ROUND(RAND());1;-1)*([.Y19]-2)" office:value-type="float" office:value="9" calcext:value-type="float">
            <text:p>9</text:p>
          </table:table-cell>
          <table:table-cell table:style-name="ce40" office:value-type="string" calcext:value-type="string">
            <text:p>×</text:p>
          </table:table-cell>
          <table:table-cell table:style-name="ce40" table:formula="of:=[.L19]" office:value-type="float" office:value="3" calcext:value-type="float">
            <text:p>3</text:p>
          </table:table-cell>
          <table:table-cell table:style-name="ce113" table:formula="of:=[.AF19]*IF(ROUND(RAND());1;-1)" office:value-type="float" office:value="6" calcext:value-type="float">
            <text:p>6</text:p>
          </table:table-cell>
          <table:table-cell table:style-name="ce42" office:value-type="string" calcext:value-type="string">
            <text:p>=</text:p>
          </table:table-cell>
          <table:table-cell/>
          <table:table-cell table:style-name="ce27" table:formula="of:=FACTEURSPREMIERS([.A19])" office:value-type="string" office:string-value="2×3×7" calcext:value-type="string">
            <text:p>2×3×7</text:p>
          </table:table-cell>
          <table:table-cell table:style-name="ce48" table:formula="of:=[.D19]*(CHOOSE([.Y19];0;0.01;0.001;1000;0.001;100;0.1;0.01;1000;0.1;0.001;10))&amp;&quot; &quot;&amp;[.G19]" office:value-type="string" office:string-value="0,08506 g" calcext:value-type="string">
            <text:p>0,08506 g</text:p>
          </table:table-cell>
          <table:table-cell table:style-name="ce27" table:formula="of:=([.AC19]-[.AB19])/[.AA19]" office:value-type="float" office:value="2" calcext:value-type="float">
            <text:p>2</text:p>
          </table:table-cell>
          <table:table-cell table:style-name="ce142" table:formula="of:=[.L19]" office:value-type="float" office:value="3" calcext:value-type="float">
            <text:p>3</text:p>
          </table:table-cell>
          <table:table-cell table:style-name="ce145" table:formula="of:=[.M19]+[.P19]" office:value-type="float" office:value="15" calcext:value-type="float">
            <text:p>15</text:p>
          </table:table-cell>
          <table:table-cell/>
          <table:table-cell table:formula="of:=RANK([.Z19];[.Z12:.Z21])+2" office:value-type="float" office:value="11" calcext:value-type="float">
            <text:p>11</text:p>
          </table:table-cell>
          <table:table-cell table:style-name="ce81" table:formula="of:=RAND()" office:value-type="float" office:value="0.0640389041064798" calcext:value-type="float">
            <text:p>0,0640389041064798</text:p>
          </table:table-cell>
          <table:table-cell table:formula="of:=(RANDBETWEEN(0;1)*2-1)*RANDBETWEEN(1;8)" office:value-type="float" office:value="-7" calcext:value-type="float">
            <text:p>-7</text:p>
          </table:table-cell>
          <table:table-cell table:formula="of:=RANDBETWEEN(-8;8)" office:value-type="float" office:value="8" calcext:value-type="float">
            <text:p>8</text:p>
          </table:table-cell>
          <table:table-cell table:formula="of:=[.AA19]*RANDBETWEEN(-5;5)+[.AB19]" office:value-type="float" office:value="-6" calcext:value-type="float">
            <text:p>-6</text:p>
          </table:table-cell>
          <table:table-cell table:formula="of:=RANK([.AE19];[.AE14:.AE19])" office:value-type="float" office:value="1" calcext:value-type="float">
            <text:p>1</text:p>
          </table:table-cell>
          <table:table-cell table:style-name="ce81" table:formula="of:=RAND()" office:value-type="float" office:value="0.948936065086065" calcext:value-type="float">
            <text:p>0,948936065086065</text:p>
          </table:table-cell>
          <table:table-cell table:formula="of:=RANK([.AG19];[.AG12:.AG21])" office:value-type="float" office:value="6" calcext:value-type="float">
            <text:p>6</text:p>
          </table:table-cell>
          <table:table-cell table:style-name="ce81" table:formula="of:=RAND()" office:value-type="float" office:value="0.339816122927962" calcext:value-type="float">
            <text:p>0,339816122927962</text:p>
          </table:table-cell>
          <table:table-cell table:number-columns-repeated="991"/>
        </table:table-row>
        <table:table-row table:style-name="ro3">
          <table:table-cell table:style-name="ce19" office:value-type="string" calcext:value-type="string" table:number-columns-spanned="3" table:number-rows-spanned="1">
            <text:p>😕 <text:s text:c="3"/>😃 <text:s text:c="3"/>😎</text:p>
          </table:table-cell>
          <table:covered-table-cell table:number-columns-repeated="2"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style-name="ce113" table:formula="of:=IF(ROUND(RAND());1;-1)*([.Y20]-2)" office:value-type="float" office:value="-6" calcext:value-type="float">
            <text:p>-6</text:p>
          </table:covered-table-cell>
          <table:covered-table-cell table:style-name="ce19"/>
          <table:covered-table-cell table:number-columns-repeated="3" table:style-name="ce15"/>
          <table:table-cell table:number-columns-repeated="7"/>
          <table:table-cell table:formula="of:=RANK([.Z20];[.Z12:.Z21])+2" office:value-type="float" office:value="8" calcext:value-type="float">
            <text:p>8</text:p>
          </table:table-cell>
          <table:table-cell table:style-name="ce81" table:formula="of:=RAND()" office:value-type="float" office:value="0.156229114858382" calcext:value-type="float">
            <text:p>0,156229114858382</text:p>
          </table:table-cell>
          <table:table-cell table:number-columns-repeated="5"/>
          <table:table-cell table:formula="of:=RANK([.AG20];[.AG12:.AG21])" office:value-type="float" office:value="1" calcext:value-type="float">
            <text:p>1</text:p>
          </table:table-cell>
          <table:table-cell table:style-name="ce81" table:formula="of:=RAND()" office:value-type="float" office:value="0.998217832085381" calcext:value-type="float">
            <text:p>0,998217832085381</text:p>
          </table:table-cell>
          <table:table-cell table:number-columns-repeated="991"/>
        </table:table-row>
        <table:table-row table:style-name="ro4">
          <table:table-cell table:number-columns-repeated="24"/>
          <table:table-cell table:formula="of:=RANK([.Z21];[.Z12:.Z21])+2" office:value-type="float" office:value="12" calcext:value-type="float">
            <text:p>12</text:p>
          </table:table-cell>
          <table:table-cell table:style-name="ce81" table:formula="of:=RAND()" office:value-type="float" office:value="0.0584099659162741" calcext:value-type="float">
            <text:p>0,0584099659162741</text:p>
          </table:table-cell>
          <table:table-cell table:number-columns-repeated="5"/>
          <table:table-cell table:formula="of:=RANK([.AG21];[.AG12:.AG21])" office:value-type="float" office:value="2" calcext:value-type="float">
            <text:p>2</text:p>
          </table:table-cell>
          <table:table-cell table:style-name="ce81" table:formula="of:=RAND()" office:value-type="float" office:value="0.85450763718423" calcext:value-type="float">
            <text:p>0,85450763718423</text:p>
          </table:table-cell>
          <table:table-cell table:number-columns-repeated="991"/>
        </table:table-row>
        <table:table-row table:style-name="ro5">
          <table:table-cell table:number-columns-repeated="26"/>
          <table:table-cell table:style-name="Default" table:number-columns-repeated="3"/>
          <table:table-cell table:number-columns-repeated="995"/>
        </table:table-row>
        <table:table-row table:style-name="ro2">
          <table:table-cell table:style-name="ce119" office:value-type="string" calcext:value-type="string" table:number-columns-spanned="3" table:number-rows-spanned="2">
            <text:p>CEINTURE VERTE</text:p>
          </table:table-cell>
          <table:covered-table-cell table:number-columns-repeated="2"/>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7" table:number-rows-spanned="1">
            <text:p><text:span text:style-name="T3"></text:span><text:span text:style-name="T4"> Validée     </text:span><text:span text:style-name="T5"></text:span><text:span text:style-name="T4"> Non validée</text:span></text:p>
          </table:table-cell>
          <table:covered-table-cell table:style-name="ce5"/>
          <table:covered-table-cell table:number-columns-repeated="3" table:style-name="ce78"/>
          <table:covered-table-cell/>
          <table:covered-table-cell table:style-name="ce78"/>
          <table:table-cell table:style-name="ce21" office:value-type="string" calcext:value-type="string">
            <text:p>AC</text:p>
          </table:table-cell>
          <table:table-cell table:style-name="ce23" table:number-columns-repeated="3"/>
          <table:table-cell table:number-columns-repeated="4"/>
          <table:table-cell table:formula="of:=RANK([.Z23];[.Z23:.Z32])+2" office:value-type="float" office:value="10" calcext:value-type="float">
            <text:p>10</text:p>
          </table:table-cell>
          <table:table-cell table:style-name="ce81" table:formula="of:=RAND()" office:value-type="float" office:value="0.149376191882918" calcext:value-type="float">
            <text:p>0,149376191882918</text:p>
          </table:table-cell>
          <table:table-cell table:number-columns-repeated="5"/>
          <table:table-cell table:formula="of:=RANK([.AG23];[.AG23:.AG32])" office:value-type="float" office:value="6" calcext:value-type="float">
            <text:p>6</text:p>
          </table:table-cell>
          <table:table-cell table:style-name="ce81" table:formula="of:=RAND()" office:value-type="float" office:value="0.411157214645352" calcext:value-type="float">
            <text:p>0,411157214645352</text:p>
          </table:table-cell>
          <table:table-cell table:number-columns-repeated="991"/>
        </table:table-row>
        <table:table-row table:style-name="ro2">
          <table:covered-table-cell table:style-name="ce5"/>
          <table:covered-table-cell table:number-columns-repeated="2"/>
          <table:table-cell table:style-name="ce54" office:value-type="string" calcext:value-type="string" table:number-columns-spanned="4" table:number-rows-spanned="1">
            <text:p>NOM :</text:p>
          </table:table-cell>
          <table:covered-table-cell table:number-columns-repeated="2" table:style-name="ce13"/>
          <table:covered-table-cell/>
          <table:table-cell table:style-name="ce54"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54" office:value-type="string" calcext:value-type="string" table:number-columns-spanned="5" table:number-rows-spanned="1">
            <text:p>Classe :</text:p>
          </table:table-cell>
          <table:covered-table-cell table:number-columns-repeated="2" table:style-name="ce54"/>
          <table:covered-table-cell/>
          <table:covered-table-cell table:style-name="ce79"/>
          <table:table-cell table:style-name="ce22" table:formula="of:=[.$Q$2]" office:value-type="string" office:string-value="v5138" calcext:value-type="string">
            <text:p>v5138</text:p>
          </table:table-cell>
          <table:table-cell/>
          <table:table-cell table:style-name="ce25" office:value-type="string" calcext:value-type="string" table:number-columns-spanned="5" table:number-rows-spanned="1">
            <text:p>Correction CEINTURE VERTE</text:p>
          </table:table-cell>
          <table:covered-table-cell table:style-name="ce28"/>
          <table:covered-table-cell table:number-columns-repeated="2" table:style-name="ce30"/>
          <table:covered-table-cell table:style-name="ce31"/>
          <table:table-cell/>
          <table:table-cell table:formula="of:=RANK([.Z24];[.Z23:.Z32])+2" office:value-type="float" office:value="8" calcext:value-type="float">
            <text:p>8</text:p>
          </table:table-cell>
          <table:table-cell table:style-name="ce81" table:formula="of:=RAND()" office:value-type="float" office:value="0.357356433201661" calcext:value-type="float">
            <text:p>0,357356433201661</text:p>
          </table:table-cell>
          <table:table-cell table:number-columns-repeated="5"/>
          <table:table-cell table:formula="of:=RANK([.AG24];[.AG23:.AG32])" office:value-type="float" office:value="1" calcext:value-type="float">
            <text:p>1</text:p>
          </table:table-cell>
          <table:table-cell table:style-name="ce81" table:formula="of:=RAND()" office:value-type="float" office:value="0.950983647087347" calcext:value-type="float">
            <text:p>0,950983647087347</text:p>
          </table:table-cell>
          <table:table-cell table:number-columns-repeated="991"/>
        </table:table-row>
        <table:table-row table:style-name="ro3">
          <table:table-cell table:style-name="ce55" office:value-type="string" calcext:value-type="string" table:number-columns-spanned="3" table:number-rows-spanned="1">
            <text:p>Décomposer en facteurs premiers</text:p>
          </table:table-cell>
          <table:covered-table-cell table:number-columns-repeated="2" table:style-name="ce38"/>
          <table:table-cell table:style-name="ce55" office:value-type="string" calcext:value-type="string" table:number-columns-spanned="4" table:number-rows-spanned="1">
            <text:p>Conversions L, m, g</text:p>
          </table:table-cell>
          <table:covered-table-cell table:number-columns-repeated="3" table:style-name="ce38"/>
          <table:table-cell table:style-name="ce55" office:value-type="string" calcext:value-type="string" table:number-columns-spanned="4" table:number-rows-spanned="1">
            <text:p>Résoudre l’équation</text:p>
          </table:table-cell>
          <table:covered-table-cell table:number-columns-repeated="3" table:style-name="ce38"/>
          <table:table-cell table:style-name="ce55" office:value-type="string" calcext:value-type="string" table:number-columns-spanned="6" table:number-rows-spanned="1">
            <text:p>Produit de puissances</text:p>
          </table:table-cell>
          <table:covered-table-cell table:number-columns-repeated="2" table:style-name="ce55"/>
          <table:covered-table-cell table:number-columns-repeated="3"/>
          <table:table-cell table:style-name="ce81"/>
          <table:table-cell table:style-name="ce82" office:value-type="string" calcext:value-type="string">
            <text:p>3<text:span text:style-name="T2">e</text:span></text:p>
          </table:table-cell>
          <table:table-cell table:style-name="ce87" table:formula="of:=[.Q23]" office:value-type="string" office:string-value="AC" calcext:value-type="string">
            <text:p>AC</text:p>
          </table:table-cell>
          <table:table-cell table:style-name="ce29" table:number-columns-repeated="2"/>
          <table:table-cell table:style-name="ce144" table:formula="of:=[.Q24]" office:value-type="string" office:string-value="v5138" calcext:value-type="string">
            <text:p>v5138</text:p>
          </table:table-cell>
          <table:table-cell table:style-name="ce81"/>
          <table:table-cell table:formula="of:=RANK([.Z25];[.Z23:.Z32])+2" office:value-type="float" office:value="4" calcext:value-type="float">
            <text:p>4</text:p>
          </table:table-cell>
          <table:table-cell table:style-name="ce81" table:formula="of:=RAND()" office:value-type="float" office:value="0.857901621437299" calcext:value-type="float">
            <text:p>0,857901621437299</text:p>
          </table:table-cell>
          <table:table-cell table:style-name="ce125" office:value-type="string" calcext:value-type="string">
            <text:p>a</text:p>
          </table:table-cell>
          <table:table-cell table:style-name="ce125" office:value-type="string" calcext:value-type="string">
            <text:p>b</text:p>
          </table:table-cell>
          <table:table-cell table:style-name="ce125" office:value-type="string" calcext:value-type="string">
            <text:p>c</text:p>
          </table:table-cell>
          <table:table-cell table:style-name="ce81" table:formula="of:=RANK([.AE25];[.AE25:.AE30])" office:value-type="float" office:value="3" calcext:value-type="float">
            <text:p>3</text:p>
          </table:table-cell>
          <table:table-cell table:style-name="ce81" table:formula="of:=RAND()" office:value-type="float" office:value="0.294723178686887" calcext:value-type="float">
            <text:p>0,294723178686887</text:p>
          </table:table-cell>
          <table:table-cell table:formula="of:=RANK([.AG25];[.AG23:.AG32])" office:value-type="float" office:value="5" calcext:value-type="float">
            <text:p>5</text:p>
          </table:table-cell>
          <table:table-cell table:style-name="ce81" table:formula="of:=RAND()" office:value-type="float" office:value="0.470615605010412" calcext:value-type="float">
            <text:p>0,470615605010412</text:p>
          </table:table-cell>
          <table:table-cell table:number-columns-repeated="991"/>
        </table:table-row>
        <table:table-row table:style-name="ro3">
          <table:table-cell table:style-name="ce129" table:formula="of:=[.AD25]*([.AD25]+1)*[.AD26]" office:value-type="float" office:value="12" calcext:value-type="float">
            <text:p>12</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 calcext:value-type="float">
            <text:p>10</text:p>
          </table:table-cell>
          <table:table-cell table:style-name="ce40" table:formula="of:=CHOOSE([.Y26];&quot;&quot;;&quot;cm&quot;;&quot;mm&quot;;&quot;km&quot;;&quot;mL&quot;;&quot;hL&quot;;&quot;dL&quot;;&quot;cL&quot;;&quot;kg&quot;;&quot;dg&quot;;&quot;mg&quot;;&quot;dag&quot;)" office:value-type="string" office:string-value="dL" calcext:value-type="string">
            <text:p>dL</text:p>
          </table:table-cell>
          <table:table-cell table:style-name="ce40" office:value-type="string" calcext:value-type="string">
            <text:p>=</text:p>
          </table:table-cell>
          <table:table-cell table:style-name="ce52" table:formula="of:=IF([.Y26]&lt;5;&quot;m&quot;;IF(AND([.Y26]&gt;4;[.Y26]&lt;9);&quot;L&quot;;&quot;g&quot;))" office:value-type="string" office:string-value="L" calcext:value-type="string">
            <text:p>L</text:p>
          </table:table-cell>
          <table:table-cell table:style-name="ce4"/>
          <table:table-cell table:style-name="ce47" table:formula="of:=[.AA26]&amp;&quot;x&quot;&amp;IF([.AB26]&lt;0;[.AB26];&quot;+&quot;&amp;[.AB26])&amp;&quot;=&quot;&amp;[.AC26]" office:value-type="string" office:string-value="8x-4=20" calcext:value-type="string">
            <text:p>8x-4=20</text:p>
          </table:table-cell>
          <table:table-cell table:style-name="ce7"/>
          <table:table-cell table:style-name="ce10"/>
          <table:table-cell table:style-name="ce51" table:formula="of:=RANDBETWEEN(2;13)" office:value-type="float" office:value="4" calcext:value-type="float">
            <text:p>4</text:p>
          </table:table-cell>
          <table:table-cell table:style-name="ce113" table:formula="of:=IF(ROUND(RAND());1;-1)*([.Y26]-2)" office:value-type="float" office:value="-5" calcext:value-type="float">
            <text:p>-5</text:p>
          </table:table-cell>
          <table:table-cell table:style-name="ce40" office:value-type="string" calcext:value-type="string">
            <text:p>×</text:p>
          </table:table-cell>
          <table:table-cell table:style-name="ce40" table:formula="of:=[.L26]" office:value-type="float" office:value="4" calcext:value-type="float">
            <text:p>4</text:p>
          </table:table-cell>
          <table:table-cell table:style-name="ce113" table:formula="of:=[.AF26]*IF(ROUND(RAND());1;-1)" office:value-type="float" office:value="3" calcext:value-type="float">
            <text:p>3</text:p>
          </table:table-cell>
          <table:table-cell table:style-name="ce42" office:value-type="string" calcext:value-type="string">
            <text:p>=</text:p>
          </table:table-cell>
          <table:table-cell/>
          <table:table-cell table:style-name="ce27" table:formula="of:=FACTEURSPREMIERS([.A26])" office:value-type="string" office:string-value="2×2×3" calcext:value-type="string">
            <text:p>2×2×3</text:p>
          </table:table-cell>
          <table:table-cell table:style-name="ce48" table:formula="of:=[.D26]*(CHOOSE([.Y26];0;0.01;0.001;1000;0.001;100;0.1;0.01;1000;0.1;0.001;10))&amp;&quot; &quot;&amp;[.G26]" office:value-type="string" office:string-value="1 L" calcext:value-type="string">
            <text:p>1 L</text:p>
          </table:table-cell>
          <table:table-cell table:style-name="ce27" table:formula="of:=([.AC26]-[.AB26])/[.AA26]" office:value-type="float" office:value="3" calcext:value-type="float">
            <text:p>3</text:p>
          </table:table-cell>
          <table:table-cell table:style-name="ce142" table:formula="of:=[.L26]" office:value-type="float" office:value="4" calcext:value-type="float">
            <text:p>4</text:p>
          </table:table-cell>
          <table:table-cell table:style-name="ce145" table:formula="of:=[.M26]+[.P26]" office:value-type="float" office:value="-2" calcext:value-type="float">
            <text:p>-2</text:p>
          </table:table-cell>
          <table:table-cell/>
          <table:table-cell table:formula="of:=RANK([.Z26];[.Z23:.Z32])+2" office:value-type="float" office:value="7" calcext:value-type="float">
            <text:p>7</text:p>
          </table:table-cell>
          <table:table-cell table:style-name="ce81" table:formula="of:=RAND()" office:value-type="float" office:value="0.424862293278545" calcext:value-type="float">
            <text:p>0,424862293278545</text:p>
          </table:table-cell>
          <table:table-cell table:formula="of:=(RANDBETWEEN(0;1)*2-1)*RANDBETWEEN(1;8)" office:value-type="float" office:value="8" calcext:value-type="float">
            <text:p>8</text:p>
          </table:table-cell>
          <table:table-cell table:formula="of:=RANDBETWEEN(-8;8)" office:value-type="float" office:value="-4" calcext:value-type="float">
            <text:p>-4</text:p>
          </table:table-cell>
          <table:table-cell table:formula="of:=[.AA26]*RANDBETWEEN(-5;5)+[.AB26]" office:value-type="float" office:value="20" calcext:value-type="float">
            <text:p>20</text:p>
          </table:table-cell>
          <table:table-cell table:formula="of:=RANK([.AE26];[.AE25:.AE30])" office:value-type="float" office:value="1" calcext:value-type="float">
            <text:p>1</text:p>
          </table:table-cell>
          <table:table-cell table:style-name="ce81" table:formula="of:=RAND()" office:value-type="float" office:value="0.704425235267759" calcext:value-type="float">
            <text:p>0,704425235267759</text:p>
          </table:table-cell>
          <table:table-cell table:formula="of:=RANK([.AG26];[.AG23:.AG32])" office:value-type="float" office:value="3" calcext:value-type="float">
            <text:p>3</text:p>
          </table:table-cell>
          <table:table-cell table:style-name="ce81" table:formula="of:=RAND()" office:value-type="float" office:value="0.696557043627334" calcext:value-type="float">
            <text:p>0,696557043627334</text:p>
          </table:table-cell>
          <table:table-cell table:number-columns-repeated="991"/>
        </table:table-row>
        <table:table-row table:style-name="ro3">
          <table:table-cell table:style-name="ce129" table:formula="of:=[.AD26]*([.AD26]+1)*[.AD27]" office:value-type="float" office:value="12" calcext:value-type="float">
            <text:p>12</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0.4" calcext:value-type="float">
            <text:p>0,4</text:p>
          </table:table-cell>
          <table:table-cell table:style-name="ce40" table:formula="of:=CHOOSE([.Y27];&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Y27]&lt;5;&quot;m&quot;;IF(AND([.Y27]&gt;4;[.Y27]&lt;9);&quot;L&quot;;&quot;g&quot;))" office:value-type="string" office:string-value="g" calcext:value-type="string">
            <text:p>g</text:p>
          </table:table-cell>
          <table:table-cell table:style-name="ce4"/>
          <table:table-cell table:style-name="ce47" table:formula="of:=[.AA27]&amp;&quot;x&quot;&amp;IF([.AB27]&lt;0;[.AB27];&quot;+&quot;&amp;[.AB27])&amp;&quot;=&quot;&amp;[.AC27]" office:value-type="string" office:string-value="-2x+2=0" calcext:value-type="string">
            <text:p>-2x+2=0</text:p>
          </table:table-cell>
          <table:table-cell table:style-name="ce7"/>
          <table:table-cell table:style-name="ce10"/>
          <table:table-cell table:style-name="ce51" table:formula="of:=RANDBETWEEN(2;13)" office:value-type="float" office:value="9" calcext:value-type="float">
            <text:p>9</text:p>
          </table:table-cell>
          <table:table-cell table:style-name="ce113" table:formula="of:=IF(ROUND(RAND());1;-1)*([.Y27]-2)" office:value-type="float" office:value="-10" calcext:value-type="float">
            <text:p>-10</text:p>
          </table:table-cell>
          <table:table-cell table:style-name="ce40" office:value-type="string" calcext:value-type="string">
            <text:p>×</text:p>
          </table:table-cell>
          <table:table-cell table:style-name="ce40" table:formula="of:=[.L27]" office:value-type="float" office:value="9" calcext:value-type="float">
            <text:p>9</text:p>
          </table:table-cell>
          <table:table-cell table:style-name="ce113" table:formula="of:=[.AF27]*IF(ROUND(RAND());1;-1)" office:value-type="float" office:value="4" calcext:value-type="float">
            <text:p>4</text:p>
          </table:table-cell>
          <table:table-cell table:style-name="ce42" office:value-type="string" calcext:value-type="string">
            <text:p>=</text:p>
          </table:table-cell>
          <table:table-cell/>
          <table:table-cell table:style-name="ce27" table:formula="of:=FACTEURSPREMIERS([.A27])" office:value-type="string" office:string-value="2×2×3" calcext:value-type="string">
            <text:p>2×2×3</text:p>
          </table:table-cell>
          <table:table-cell table:style-name="ce48" table:formula="of:=[.D27]*(CHOOSE([.Y27];0;0.01;0.001;1000;0.001;100;0.1;0.01;1000;0.1;0.001;10))&amp;&quot; &quot;&amp;[.G27]" office:value-type="string" office:string-value="4 g" calcext:value-type="string">
            <text:p>4 g</text:p>
          </table:table-cell>
          <table:table-cell table:style-name="ce27" table:formula="of:=([.AC27]-[.AB27])/[.AA27]" office:value-type="float" office:value="1" calcext:value-type="float">
            <text:p>1</text:p>
          </table:table-cell>
          <table:table-cell table:style-name="ce142" table:formula="of:=[.L27]" office:value-type="float" office:value="9" calcext:value-type="float">
            <text:p>9</text:p>
          </table:table-cell>
          <table:table-cell table:style-name="ce145" table:formula="of:=[.M27]+[.P27]" office:value-type="float" office:value="-6" calcext:value-type="float">
            <text:p>-6</text:p>
          </table:table-cell>
          <table:table-cell/>
          <table:table-cell table:formula="of:=RANK([.Z27];[.Z23:.Z32])+2" office:value-type="float" office:value="12" calcext:value-type="float">
            <text:p>12</text:p>
          </table:table-cell>
          <table:table-cell table:style-name="ce81" table:formula="of:=RAND()" office:value-type="float" office:value="0.0355920940666303" calcext:value-type="float">
            <text:p>0,0355920940666303</text:p>
          </table:table-cell>
          <table:table-cell table:formula="of:=(RANDBETWEEN(0;1)*2-1)*RANDBETWEEN(1;8)" office:value-type="float" office:value="-2" calcext:value-type="float">
            <text:p>-2</text:p>
          </table:table-cell>
          <table:table-cell table:formula="of:=RANDBETWEEN(-8;8)" office:value-type="float" office:value="2" calcext:value-type="float">
            <text:p>2</text:p>
          </table:table-cell>
          <table:table-cell table:formula="of:=[.AA27]*RANDBETWEEN(-5;5)+[.AB27]" office:value-type="float" office:value="0" calcext:value-type="float">
            <text:p>0</text:p>
          </table:table-cell>
          <table:table-cell table:formula="of:=RANK([.AE27];[.AE25:.AE30])" office:value-type="float" office:value="6" calcext:value-type="float">
            <text:p>6</text:p>
          </table:table-cell>
          <table:table-cell table:style-name="ce81" table:formula="of:=RAND()" office:value-type="float" office:value="0.0212695516044466" calcext:value-type="float">
            <text:p>0,0212695516044466</text:p>
          </table:table-cell>
          <table:table-cell table:formula="of:=RANK([.AG27];[.AG23:.AG32])" office:value-type="float" office:value="4" calcext:value-type="float">
            <text:p>4</text:p>
          </table:table-cell>
          <table:table-cell table:style-name="ce81" table:formula="of:=RAND()" office:value-type="float" office:value="0.669006763199005" calcext:value-type="float">
            <text:p>0,669006763199005</text:p>
          </table:table-cell>
          <table:table-cell table:number-columns-repeated="991"/>
        </table:table-row>
        <table:table-row table:style-name="ro3">
          <table:table-cell table:style-name="ce129" table:formula="of:=[.AD27]*([.AD27]+1)*[.AD28]" office:value-type="float" office:value="210" calcext:value-type="float">
            <text:p>21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Y28];&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Y28]&lt;5;&quot;m&quot;;IF(AND([.Y28]&gt;4;[.Y28]&lt;9);&quot;L&quot;;&quot;g&quot;))" office:value-type="string" office:string-value="L" calcext:value-type="string">
            <text:p>L</text:p>
          </table:table-cell>
          <table:table-cell table:style-name="ce4"/>
          <table:table-cell table:style-name="ce47" table:formula="of:=[.AA28]&amp;&quot;x&quot;&amp;IF([.AB28]&lt;0;[.AB28];&quot;+&quot;&amp;[.AB28])&amp;&quot;=&quot;&amp;[.AC28]" office:value-type="string" office:string-value="-2x+7=-1" calcext:value-type="string">
            <text:p>-2x+7=-1</text:p>
          </table:table-cell>
          <table:table-cell table:style-name="ce7"/>
          <table:table-cell table:style-name="ce10"/>
          <table:table-cell table:style-name="ce51" table:formula="of:=RANDBETWEEN(2;13)" office:value-type="float" office:value="13" calcext:value-type="float">
            <text:p>13</text:p>
          </table:table-cell>
          <table:table-cell table:style-name="ce113" table:formula="of:=IF(ROUND(RAND());1;-1)*([.Y28]-2)" office:value-type="float" office:value="3" calcext:value-type="float">
            <text:p>3</text:p>
          </table:table-cell>
          <table:table-cell table:style-name="ce40" office:value-type="string" calcext:value-type="string">
            <text:p>×</text:p>
          </table:table-cell>
          <table:table-cell table:style-name="ce40" table:formula="of:=[.L28]" office:value-type="float" office:value="13" calcext:value-type="float">
            <text:p>13</text:p>
          </table:table-cell>
          <table:table-cell table:style-name="ce113" table:formula="of:=[.AF28]*IF(ROUND(RAND());1;-1)" office:value-type="float" office:value="-9" calcext:value-type="float">
            <text:p>-9</text:p>
          </table:table-cell>
          <table:table-cell table:style-name="ce42" office:value-type="string" calcext:value-type="string">
            <text:p>=</text:p>
          </table:table-cell>
          <table:table-cell/>
          <table:table-cell table:style-name="ce27" table:formula="of:=FACTEURSPREMIERS([.A28])" office:value-type="string" office:string-value="2×3×5×7" calcext:value-type="string">
            <text:p>2×3×5×7</text:p>
          </table:table-cell>
          <table:table-cell table:style-name="ce48" table:formula="of:=[.D28]*(CHOOSE([.Y28];0;0.01;0.001;1000;0.001;100;0.1;0.01;1000;0.1;0.001;10))&amp;&quot; &quot;&amp;[.G28]" office:value-type="string" office:string-value="0,1 L" calcext:value-type="string">
            <text:p>0,1 L</text:p>
          </table:table-cell>
          <table:table-cell table:style-name="ce27" table:formula="of:=([.AC28]-[.AB28])/[.AA28]" office:value-type="float" office:value="4" calcext:value-type="float">
            <text:p>4</text:p>
          </table:table-cell>
          <table:table-cell table:style-name="ce142" table:formula="of:=[.L28]" office:value-type="float" office:value="13" calcext:value-type="float">
            <text:p>13</text:p>
          </table:table-cell>
          <table:table-cell table:style-name="ce145" table:formula="of:=[.M28]+[.P28]" office:value-type="float" office:value="-6" calcext:value-type="float">
            <text:p>-6</text:p>
          </table:table-cell>
          <table:table-cell/>
          <table:table-cell table:formula="of:=RANK([.Z28];[.Z23:.Z32])+2" office:value-type="float" office:value="5" calcext:value-type="float">
            <text:p>5</text:p>
          </table:table-cell>
          <table:table-cell table:style-name="ce81" table:formula="of:=RAND()" office:value-type="float" office:value="0.670008137258714" calcext:value-type="float">
            <text:p>0,670008137258714</text:p>
          </table:table-cell>
          <table:table-cell table:formula="of:=(RANDBETWEEN(0;1)*2-1)*RANDBETWEEN(1;8)" office:value-type="float" office:value="-2" calcext:value-type="float">
            <text:p>-2</text:p>
          </table:table-cell>
          <table:table-cell table:formula="of:=RANDBETWEEN(-8;8)" office:value-type="float" office:value="7" calcext:value-type="float">
            <text:p>7</text:p>
          </table:table-cell>
          <table:table-cell table:formula="of:=[.AA28]*RANDBETWEEN(-5;5)+[.AB28]" office:value-type="float" office:value="-1" calcext:value-type="float">
            <text:p>-1</text:p>
          </table:table-cell>
          <table:table-cell table:formula="of:=RANK([.AE28];[.AE25:.AE30])" office:value-type="float" office:value="5" calcext:value-type="float">
            <text:p>5</text:p>
          </table:table-cell>
          <table:table-cell table:style-name="ce81" table:formula="of:=RAND()" office:value-type="float" office:value="0.214304401355974" calcext:value-type="float">
            <text:p>0,214304401355974</text:p>
          </table:table-cell>
          <table:table-cell table:formula="of:=RANK([.AG28];[.AG23:.AG32])" office:value-type="float" office:value="9" calcext:value-type="float">
            <text:p>9</text:p>
          </table:table-cell>
          <table:table-cell table:style-name="ce81" table:formula="of:=RAND()" office:value-type="float" office:value="0.251423077340331" calcext:value-type="float">
            <text:p>0,251423077340331</text:p>
          </table:table-cell>
          <table:table-cell table:number-columns-repeated="991"/>
        </table:table-row>
        <table:table-row table:style-name="ro3">
          <table:table-cell table:style-name="ce129" table:formula="of:=[.AD28]*([.AD28]+1)*[.AD29]" office:value-type="float" office:value="120" calcext:value-type="float">
            <text:p>12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5" calcext:value-type="float">
            <text:p>5</text:p>
          </table:table-cell>
          <table:table-cell table:style-name="ce40" table:formula="of:=CHOOSE([.Y29];&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Y29]&lt;5;&quot;m&quot;;IF(AND([.Y29]&gt;4;[.Y29]&lt;9);&quot;L&quot;;&quot;g&quot;))" office:value-type="string" office:string-value="L" calcext:value-type="string">
            <text:p>L</text:p>
          </table:table-cell>
          <table:table-cell table:style-name="ce4"/>
          <table:table-cell table:style-name="ce47" table:formula="of:=[.AA29]&amp;&quot;x&quot;&amp;IF([.AB29]&lt;0;[.AB29];&quot;+&quot;&amp;[.AB29])&amp;&quot;=&quot;&amp;[.AC29]" office:value-type="string" office:string-value="6x+7=37" calcext:value-type="string">
            <text:p>6x+7=37</text:p>
          </table:table-cell>
          <table:table-cell table:style-name="ce7"/>
          <table:table-cell table:style-name="ce10"/>
          <table:table-cell table:style-name="ce51" table:formula="of:=RANDBETWEEN(2;13)" office:value-type="float" office:value="12" calcext:value-type="float">
            <text:p>12</text:p>
          </table:table-cell>
          <table:table-cell table:style-name="ce113" table:formula="of:=IF(ROUND(RAND());1;-1)*([.Y29]-2)" office:value-type="float" office:value="4" calcext:value-type="float">
            <text:p>4</text:p>
          </table:table-cell>
          <table:table-cell table:style-name="ce40" office:value-type="string" calcext:value-type="string">
            <text:p>×</text:p>
          </table:table-cell>
          <table:table-cell table:style-name="ce40" table:formula="of:=[.L29]" office:value-type="float" office:value="12" calcext:value-type="float">
            <text:p>12</text:p>
          </table:table-cell>
          <table:table-cell table:style-name="ce113" table:formula="of:=[.AF29]*IF(ROUND(RAND());1;-1)" office:value-type="float" office:value="-7" calcext:value-type="float">
            <text:p>-7</text:p>
          </table:table-cell>
          <table:table-cell table:style-name="ce42" office:value-type="string" calcext:value-type="string">
            <text:p>=</text:p>
          </table:table-cell>
          <table:table-cell/>
          <table:table-cell table:style-name="ce27" table:formula="of:=FACTEURSPREMIERS([.A29])" office:value-type="string" office:string-value="2×2×2×3×5" calcext:value-type="string">
            <text:p>2×2×2×3×5</text:p>
          </table:table-cell>
          <table:table-cell table:style-name="ce48" table:formula="of:=[.D29]*(CHOOSE([.Y29];0;0.01;0.001;1000;0.001;100;0.1;0.01;1000;0.1;0.001;10))&amp;&quot; &quot;&amp;[.G29]" office:value-type="string" office:string-value="500 L" calcext:value-type="string">
            <text:p>500 L</text:p>
          </table:table-cell>
          <table:table-cell table:style-name="ce27" table:formula="of:=([.AC29]-[.AB29])/[.AA29]" office:value-type="float" office:value="5" calcext:value-type="float">
            <text:p>5</text:p>
          </table:table-cell>
          <table:table-cell table:style-name="ce142" table:formula="of:=[.L29]" office:value-type="float" office:value="12" calcext:value-type="float">
            <text:p>12</text:p>
          </table:table-cell>
          <table:table-cell table:style-name="ce145" table:formula="of:=[.M29]+[.P29]" office:value-type="float" office:value="-3" calcext:value-type="float">
            <text:p>-3</text:p>
          </table:table-cell>
          <table:table-cell/>
          <table:table-cell table:formula="of:=RANK([.Z29];[.Z23:.Z32])+2" office:value-type="float" office:value="6" calcext:value-type="float">
            <text:p>6</text:p>
          </table:table-cell>
          <table:table-cell table:style-name="ce81" table:formula="of:=RAND()" office:value-type="float" office:value="0.48638888970263" calcext:value-type="float">
            <text:p>0,48638888970263</text:p>
          </table:table-cell>
          <table:table-cell table:formula="of:=(RANDBETWEEN(0;1)*2-1)*RANDBETWEEN(1;8)" office:value-type="float" office:value="6" calcext:value-type="float">
            <text:p>6</text:p>
          </table:table-cell>
          <table:table-cell table:formula="of:=RANDBETWEEN(-8;8)" office:value-type="float" office:value="7" calcext:value-type="float">
            <text:p>7</text:p>
          </table:table-cell>
          <table:table-cell table:formula="of:=[.AA29]*RANDBETWEEN(-5;5)+[.AB29]" office:value-type="float" office:value="37" calcext:value-type="float">
            <text:p>37</text:p>
          </table:table-cell>
          <table:table-cell table:formula="of:=RANK([.AE29];[.AE25:.AE30])" office:value-type="float" office:value="4" calcext:value-type="float">
            <text:p>4</text:p>
          </table:table-cell>
          <table:table-cell table:style-name="ce81" table:formula="of:=RAND()" office:value-type="float" office:value="0.283375435247914" calcext:value-type="float">
            <text:p>0,283375435247914</text:p>
          </table:table-cell>
          <table:table-cell table:formula="of:=RANK([.AG29];[.AG23:.AG32])" office:value-type="float" office:value="7" calcext:value-type="float">
            <text:p>7</text:p>
          </table:table-cell>
          <table:table-cell table:style-name="ce81" table:formula="of:=RAND()" office:value-type="float" office:value="0.322857147291359" calcext:value-type="float">
            <text:p>0,322857147291359</text:p>
          </table:table-cell>
          <table:table-cell table:number-columns-repeated="991"/>
        </table:table-row>
        <table:table-row table:style-name="ro3">
          <table:table-cell table:style-name="ce129" table:formula="of:=[.AD29]*([.AD29]+1)*[.AD30]" office:value-type="float" office:value="40" calcext:value-type="float">
            <text:p>4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34" calcext:value-type="float">
            <text:p>34</text:p>
          </table:table-cell>
          <table:table-cell table:style-name="ce40" table:formula="of:=CHOOSE([.Y30];&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Y30]&lt;5;&quot;m&quot;;IF(AND([.Y30]&gt;4;[.Y30]&lt;9);&quot;L&quot;;&quot;g&quot;))" office:value-type="string" office:string-value="m" calcext:value-type="string">
            <text:p>m</text:p>
          </table:table-cell>
          <table:table-cell table:style-name="ce4"/>
          <table:table-cell table:style-name="ce47" table:formula="of:=[.AA30]&amp;&quot;x&quot;&amp;IF([.AB30]&lt;0;[.AB30];&quot;+&quot;&amp;[.AB30])&amp;&quot;=&quot;&amp;[.AC30]" office:value-type="string" office:string-value="4x+1=9" calcext:value-type="string">
            <text:p>4x+1=9</text:p>
          </table:table-cell>
          <table:table-cell table:style-name="ce7"/>
          <table:table-cell table:style-name="ce10"/>
          <table:table-cell table:style-name="ce51" table:formula="of:=RANDBETWEEN(2;13)" office:value-type="float" office:value="12" calcext:value-type="float">
            <text:p>12</text:p>
          </table:table-cell>
          <table:table-cell table:style-name="ce113" table:formula="of:=IF(ROUND(RAND());1;-1)*([.Y30]-2)" office:value-type="float" office:value="1" calcext:value-type="float">
            <text:p>1</text:p>
          </table:table-cell>
          <table:table-cell table:style-name="ce40" office:value-type="string" calcext:value-type="string">
            <text:p>×</text:p>
          </table:table-cell>
          <table:table-cell table:style-name="ce40" table:formula="of:=[.L30]" office:value-type="float" office:value="12" calcext:value-type="float">
            <text:p>12</text:p>
          </table:table-cell>
          <table:table-cell table:style-name="ce113" table:formula="of:=[.AF30]*IF(ROUND(RAND());1;-1)" office:value-type="float" office:value="2" calcext:value-type="float">
            <text:p>2</text:p>
          </table:table-cell>
          <table:table-cell table:style-name="ce42" office:value-type="string" calcext:value-type="string">
            <text:p>=</text:p>
          </table:table-cell>
          <table:table-cell/>
          <table:table-cell table:style-name="ce27" table:formula="of:=FACTEURSPREMIERS([.A30])" office:value-type="string" office:string-value="2×2×2×5" calcext:value-type="string">
            <text:p>2×2×2×5</text:p>
          </table:table-cell>
          <table:table-cell table:style-name="ce48" table:formula="of:=[.D30]*(CHOOSE([.Y30];0;0.01;0.001;1000;0.001;100;0.1;0.01;1000;0.1;0.001;10))&amp;&quot; &quot;&amp;[.G30]" office:value-type="string" office:string-value="0,034 m" calcext:value-type="string">
            <text:p>0,034 m</text:p>
          </table:table-cell>
          <table:table-cell table:style-name="ce27" table:formula="of:=([.AC30]-[.AB30])/[.AA30]" office:value-type="float" office:value="2" calcext:value-type="float">
            <text:p>2</text:p>
          </table:table-cell>
          <table:table-cell table:style-name="ce142" table:formula="of:=[.L30]" office:value-type="float" office:value="12" calcext:value-type="float">
            <text:p>12</text:p>
          </table:table-cell>
          <table:table-cell table:style-name="ce145" table:formula="of:=[.M30]+[.P30]" office:value-type="float" office:value="3" calcext:value-type="float">
            <text:p>3</text:p>
          </table:table-cell>
          <table:table-cell/>
          <table:table-cell table:formula="of:=RANK([.Z30];[.Z23:.Z32])+2" office:value-type="float" office:value="3" calcext:value-type="float">
            <text:p>3</text:p>
          </table:table-cell>
          <table:table-cell table:style-name="ce81" table:formula="of:=RAND()" office:value-type="float" office:value="0.917901073124033" calcext:value-type="float">
            <text:p>0,917901073124033</text:p>
          </table:table-cell>
          <table:table-cell table:formula="of:=(RANDBETWEEN(0;1)*2-1)*RANDBETWEEN(1;8)" office:value-type="float" office:value="4" calcext:value-type="float">
            <text:p>4</text:p>
          </table:table-cell>
          <table:table-cell table:formula="of:=RANDBETWEEN(-8;8)" office:value-type="float" office:value="1" calcext:value-type="float">
            <text:p>1</text:p>
          </table:table-cell>
          <table:table-cell table:formula="of:=[.AA30]*RANDBETWEEN(-5;5)+[.AB30]" office:value-type="float" office:value="9" calcext:value-type="float">
            <text:p>9</text:p>
          </table:table-cell>
          <table:table-cell table:formula="of:=RANK([.AE30];[.AE25:.AE30])" office:value-type="float" office:value="2" calcext:value-type="float">
            <text:p>2</text:p>
          </table:table-cell>
          <table:table-cell table:style-name="ce81" table:formula="of:=RAND()" office:value-type="float" office:value="0.493110363637269" calcext:value-type="float">
            <text:p>0,493110363637269</text:p>
          </table:table-cell>
          <table:table-cell table:formula="of:=RANK([.AG30];[.AG23:.AG32])" office:value-type="float" office:value="2" calcext:value-type="float">
            <text:p>2</text:p>
          </table:table-cell>
          <table:table-cell table:style-name="ce81" table:formula="of:=RAND()" office:value-type="float" office:value="0.888464833475933" calcext:value-type="float">
            <text:p>0,888464833475933</text:p>
          </table:table-cell>
          <table:table-cell table:number-columns-repeated="991"/>
        </table:table-row>
        <table:table-row table:style-name="ro3">
          <table:table-cell table:style-name="ce19" office:value-type="string" calcext:value-type="string" table:number-columns-spanned="3" table:number-rows-spanned="1">
            <text:p>😕 <text:s text:c="3"/>😃 <text:s text:c="3"/>😎</text:p>
          </table:table-cell>
          <table:covered-table-cell table:number-columns-repeated="2"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style-name="ce113" table:formula="of:=IF(ROUND(RAND());1;-1)*([.Y31]-2)" office:value-type="float" office:value="9" calcext:value-type="float">
            <text:p>9</text:p>
          </table:covered-table-cell>
          <table:covered-table-cell table:style-name="ce19"/>
          <table:covered-table-cell table:number-columns-repeated="3" table:style-name="ce15"/>
          <table:table-cell table:number-columns-repeated="7"/>
          <table:table-cell table:formula="of:=RANK([.Z31];[.Z23:.Z32])+2" office:value-type="float" office:value="11" calcext:value-type="float">
            <text:p>11</text:p>
          </table:table-cell>
          <table:table-cell table:style-name="ce81" table:formula="of:=RAND()" office:value-type="float" office:value="0.097148874847996" calcext:value-type="float">
            <text:p>0,097148874847996</text:p>
          </table:table-cell>
          <table:table-cell table:number-columns-repeated="5"/>
          <table:table-cell table:formula="of:=RANK([.AG31];[.AG23:.AG32])" office:value-type="float" office:value="8" calcext:value-type="float">
            <text:p>8</text:p>
          </table:table-cell>
          <table:table-cell table:style-name="ce81" table:formula="of:=RAND()" office:value-type="float" office:value="0.253462498316675" calcext:value-type="float">
            <text:p>0,253462498316675</text:p>
          </table:table-cell>
          <table:table-cell table:number-columns-repeated="991"/>
        </table:table-row>
        <table:table-row table:style-name="ro4">
          <table:table-cell table:number-columns-repeated="24"/>
          <table:table-cell table:formula="of:=RANK([.Z32];[.Z23:.Z32])+2" office:value-type="float" office:value="9" calcext:value-type="float">
            <text:p>9</text:p>
          </table:table-cell>
          <table:table-cell table:style-name="ce81" table:formula="of:=RAND()" office:value-type="float" office:value="0.21806651068702" calcext:value-type="float">
            <text:p>0,21806651068702</text:p>
          </table:table-cell>
          <table:table-cell table:number-columns-repeated="5"/>
          <table:table-cell table:formula="of:=RANK([.AG32];[.AG23:.AG32])" office:value-type="float" office:value="10" calcext:value-type="float">
            <text:p>10</text:p>
          </table:table-cell>
          <table:table-cell table:style-name="ce81" table:formula="of:=RAND()" office:value-type="float" office:value="0.156171649643035" calcext:value-type="float">
            <text:p>0,156171649643035</text:p>
          </table:table-cell>
          <table:table-cell table:number-columns-repeated="991"/>
        </table:table-row>
        <table:table-row table:style-name="ro5">
          <table:table-cell table:number-columns-repeated="26"/>
          <table:table-cell table:style-name="Default" table:number-columns-repeated="3"/>
          <table:table-cell table:number-columns-repeated="995"/>
        </table:table-row>
        <table:table-row table:style-name="ro2">
          <table:table-cell table:style-name="ce119" office:value-type="string" calcext:value-type="string" table:number-columns-spanned="3" table:number-rows-spanned="2">
            <text:p>CEINTURE VERTE</text:p>
          </table:table-cell>
          <table:covered-table-cell table:number-columns-repeated="2"/>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7" table:number-rows-spanned="1">
            <text:p><text:span text:style-name="T3"></text:span><text:span text:style-name="T4"> Validée     </text:span><text:span text:style-name="T5"></text:span><text:span text:style-name="T4"> Non validée</text:span></text:p>
          </table:table-cell>
          <table:covered-table-cell table:style-name="ce5"/>
          <table:covered-table-cell table:number-columns-repeated="3" table:style-name="ce78"/>
          <table:covered-table-cell/>
          <table:covered-table-cell table:style-name="ce78"/>
          <table:table-cell table:style-name="ce21" office:value-type="string" calcext:value-type="string">
            <text:p>AD</text:p>
          </table:table-cell>
          <table:table-cell table:style-name="ce23" table:number-columns-repeated="3"/>
          <table:table-cell table:number-columns-repeated="4"/>
          <table:table-cell table:formula="of:=RANK([.Z34];[.Z34:.Z43])+2" office:value-type="float" office:value="7" calcext:value-type="float">
            <text:p>7</text:p>
          </table:table-cell>
          <table:table-cell table:style-name="ce81" table:formula="of:=RAND()" office:value-type="float" office:value="0.540909157678216" calcext:value-type="float">
            <text:p>0,540909157678216</text:p>
          </table:table-cell>
          <table:table-cell table:number-columns-repeated="5"/>
          <table:table-cell table:formula="of:=RANK([.AG34];[.AG34:.AG43])" office:value-type="float" office:value="1" calcext:value-type="float">
            <text:p>1</text:p>
          </table:table-cell>
          <table:table-cell table:style-name="ce81" table:formula="of:=RAND()" office:value-type="float" office:value="0.943776683211119" calcext:value-type="float">
            <text:p>0,943776683211119</text:p>
          </table:table-cell>
          <table:table-cell table:number-columns-repeated="991"/>
        </table:table-row>
        <table:table-row table:style-name="ro2">
          <table:covered-table-cell table:style-name="ce5"/>
          <table:covered-table-cell table:number-columns-repeated="2"/>
          <table:table-cell table:style-name="ce54" office:value-type="string" calcext:value-type="string" table:number-columns-spanned="4" table:number-rows-spanned="1">
            <text:p>NOM :</text:p>
          </table:table-cell>
          <table:covered-table-cell table:number-columns-repeated="2" table:style-name="ce13"/>
          <table:covered-table-cell/>
          <table:table-cell table:style-name="ce54" office:value-type="string" calcext:value-type="string" table:number-columns-spanned="4" table:number-rows-spanned="1">
            <text:p>Prénom :</text:p>
          </table:table-cell>
          <table:covered-table-cell table:style-name="ce131"/>
          <table:covered-table-cell table:style-name="ce132"/>
          <table:covered-table-cell table:style-name="ce131"/>
          <table:table-cell table:style-name="ce54" office:value-type="string" calcext:value-type="string" table:number-columns-spanned="5" table:number-rows-spanned="1">
            <text:p>Classe :</text:p>
          </table:table-cell>
          <table:covered-table-cell table:number-columns-repeated="2" table:style-name="ce54"/>
          <table:covered-table-cell/>
          <table:covered-table-cell table:style-name="ce79"/>
          <table:table-cell table:style-name="ce22" table:formula="of:=[.$Q$2]" office:value-type="string" office:string-value="v5138" calcext:value-type="string">
            <text:p>v5138</text:p>
          </table:table-cell>
          <table:table-cell/>
          <table:table-cell table:style-name="ce25" office:value-type="string" calcext:value-type="string" table:number-columns-spanned="5" table:number-rows-spanned="1">
            <text:p>Correction CEINTURE VERTE</text:p>
          </table:table-cell>
          <table:covered-table-cell table:style-name="ce28"/>
          <table:covered-table-cell table:number-columns-repeated="2" table:style-name="ce30"/>
          <table:covered-table-cell table:style-name="ce31"/>
          <table:table-cell/>
          <table:table-cell table:formula="of:=RANK([.Z35];[.Z34:.Z43])+2" office:value-type="float" office:value="5" calcext:value-type="float">
            <text:p>5</text:p>
          </table:table-cell>
          <table:table-cell table:style-name="ce81" table:formula="of:=RAND()" office:value-type="float" office:value="0.705970165567891" calcext:value-type="float">
            <text:p>0,705970165567891</text:p>
          </table:table-cell>
          <table:table-cell table:number-columns-repeated="5"/>
          <table:table-cell table:formula="of:=RANK([.AG35];[.AG34:.AG43])" office:value-type="float" office:value="9" calcext:value-type="float">
            <text:p>9</text:p>
          </table:table-cell>
          <table:table-cell table:style-name="ce81" table:formula="of:=RAND()" office:value-type="float" office:value="0.37695097709125" calcext:value-type="float">
            <text:p>0,37695097709125</text:p>
          </table:table-cell>
          <table:table-cell table:number-columns-repeated="991"/>
        </table:table-row>
        <table:table-row table:style-name="ro3">
          <table:table-cell table:style-name="ce55" office:value-type="string" calcext:value-type="string" table:number-columns-spanned="3" table:number-rows-spanned="1">
            <text:p>Décomposer en facteurs premiers</text:p>
          </table:table-cell>
          <table:covered-table-cell table:number-columns-repeated="2" table:style-name="ce38"/>
          <table:table-cell table:style-name="ce55" office:value-type="string" calcext:value-type="string" table:number-columns-spanned="4" table:number-rows-spanned="1">
            <text:p>Conversions L, m, g</text:p>
          </table:table-cell>
          <table:covered-table-cell table:number-columns-repeated="3" table:style-name="ce38"/>
          <table:table-cell table:style-name="ce55" office:value-type="string" calcext:value-type="string" table:number-columns-spanned="4" table:number-rows-spanned="1">
            <text:p>Résoudre l’équation</text:p>
          </table:table-cell>
          <table:covered-table-cell table:number-columns-repeated="3" table:style-name="ce38"/>
          <table:table-cell table:style-name="ce55" office:value-type="string" calcext:value-type="string" table:number-columns-spanned="6" table:number-rows-spanned="1">
            <text:p>Produit de puissances</text:p>
          </table:table-cell>
          <table:covered-table-cell table:number-columns-repeated="2" table:style-name="ce55"/>
          <table:covered-table-cell table:number-columns-repeated="3"/>
          <table:table-cell table:style-name="ce81"/>
          <table:table-cell table:style-name="ce82" office:value-type="string" calcext:value-type="string">
            <text:p>3<text:span text:style-name="T2">e</text:span></text:p>
          </table:table-cell>
          <table:table-cell table:style-name="ce87" table:formula="of:=[.Q34]" office:value-type="string" office:string-value="AD" calcext:value-type="string">
            <text:p>AD</text:p>
          </table:table-cell>
          <table:table-cell table:style-name="ce29" table:number-columns-repeated="2"/>
          <table:table-cell table:style-name="ce144" table:formula="of:=[.Q35]" office:value-type="string" office:string-value="v5138" calcext:value-type="string">
            <text:p>v5138</text:p>
          </table:table-cell>
          <table:table-cell table:style-name="ce81"/>
          <table:table-cell table:formula="of:=RANK([.Z36];[.Z34:.Z43])+2" office:value-type="float" office:value="12" calcext:value-type="float">
            <text:p>12</text:p>
          </table:table-cell>
          <table:table-cell table:style-name="ce81" table:formula="of:=RAND()" office:value-type="float" office:value="0.287852919823018" calcext:value-type="float">
            <text:p>0,287852919823018</text:p>
          </table:table-cell>
          <table:table-cell table:style-name="ce125" office:value-type="string" calcext:value-type="string">
            <text:p>a</text:p>
          </table:table-cell>
          <table:table-cell table:style-name="ce125" office:value-type="string" calcext:value-type="string">
            <text:p>b</text:p>
          </table:table-cell>
          <table:table-cell table:style-name="ce125" office:value-type="string" calcext:value-type="string">
            <text:p>c</text:p>
          </table:table-cell>
          <table:table-cell table:style-name="ce81" table:formula="of:=RANK([.AE36];[.AE36:.AE41])" office:value-type="float" office:value="3" calcext:value-type="float">
            <text:p>3</text:p>
          </table:table-cell>
          <table:table-cell table:style-name="ce81" table:formula="of:=RAND()" office:value-type="float" office:value="0.561229522021097" calcext:value-type="float">
            <text:p>0,561229522021097</text:p>
          </table:table-cell>
          <table:table-cell table:formula="of:=RANK([.AG36];[.AG34:.AG43])" office:value-type="float" office:value="6" calcext:value-type="float">
            <text:p>6</text:p>
          </table:table-cell>
          <table:table-cell table:style-name="ce81" table:formula="of:=RAND()" office:value-type="float" office:value="0.630452311518366" calcext:value-type="float">
            <text:p>0,630452311518366</text:p>
          </table:table-cell>
          <table:table-cell table:number-columns-repeated="991"/>
        </table:table-row>
        <table:table-row table:style-name="ro3">
          <table:table-cell table:style-name="ce129" table:formula="of:=[.AD36]*([.AD36]+1)*[.AD37]" office:value-type="float" office:value="24" calcext:value-type="float">
            <text:p>24</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30" calcext:value-type="float">
            <text:p>30</text:p>
          </table:table-cell>
          <table:table-cell table:style-name="ce40" table:formula="of:=CHOOSE([.Y37];&quot;&quot;;&quot;cm&quot;;&quot;mm&quot;;&quot;km&quot;;&quot;mL&quot;;&quot;hL&quot;;&quot;dL&quot;;&quot;cL&quot;;&quot;kg&quot;;&quot;dg&quot;;&quot;mg&quot;;&quot;dag&quot;)" office:value-type="string" office:string-value="cL" calcext:value-type="string">
            <text:p>cL</text:p>
          </table:table-cell>
          <table:table-cell table:style-name="ce40" office:value-type="string" calcext:value-type="string">
            <text:p>=</text:p>
          </table:table-cell>
          <table:table-cell table:style-name="ce52" table:formula="of:=IF([.Y37]&lt;5;&quot;m&quot;;IF(AND([.Y37]&gt;4;[.Y37]&lt;9);&quot;L&quot;;&quot;g&quot;))" office:value-type="string" office:string-value="L" calcext:value-type="string">
            <text:p>L</text:p>
          </table:table-cell>
          <table:table-cell table:style-name="ce4"/>
          <table:table-cell table:style-name="ce47" table:formula="of:=[.AA37]&amp;&quot;x&quot;&amp;IF([.AB37]&lt;0;[.AB37];&quot;+&quot;&amp;[.AB37])&amp;&quot;=&quot;&amp;[.AC37]" office:value-type="string" office:string-value="1x+1=2" calcext:value-type="string">
            <text:p>1x+1=2</text:p>
          </table:table-cell>
          <table:table-cell table:style-name="ce7"/>
          <table:table-cell table:style-name="ce10"/>
          <table:table-cell table:style-name="ce51" table:formula="of:=RANDBETWEEN(2;13)" office:value-type="float" office:value="11" calcext:value-type="float">
            <text:p>11</text:p>
          </table:table-cell>
          <table:table-cell table:style-name="ce113" table:formula="of:=IF(ROUND(RAND());1;-1)*([.Y37]-2)" office:value-type="float" office:value="6" calcext:value-type="float">
            <text:p>6</text:p>
          </table:table-cell>
          <table:table-cell table:style-name="ce40" office:value-type="string" calcext:value-type="string">
            <text:p>×</text:p>
          </table:table-cell>
          <table:table-cell table:style-name="ce40" table:formula="of:=[.L37]" office:value-type="float" office:value="11" calcext:value-type="float">
            <text:p>11</text:p>
          </table:table-cell>
          <table:table-cell table:style-name="ce113" table:formula="of:=[.AF37]*IF(ROUND(RAND());1;-1)" office:value-type="float" office:value="-8" calcext:value-type="float">
            <text:p>-8</text:p>
          </table:table-cell>
          <table:table-cell table:style-name="ce42" office:value-type="string" calcext:value-type="string">
            <text:p>=</text:p>
          </table:table-cell>
          <table:table-cell/>
          <table:table-cell table:style-name="ce27" table:formula="of:=FACTEURSPREMIERS([.A37])" office:value-type="string" office:string-value="2×2×2×3" calcext:value-type="string">
            <text:p>2×2×2×3</text:p>
          </table:table-cell>
          <table:table-cell table:style-name="ce48" table:formula="of:=[.D37]*(CHOOSE([.Y37];0;0.01;0.001;1000;0.001;100;0.1;0.01;1000;0.1;0.001;10))&amp;&quot; &quot;&amp;[.G37]" office:value-type="string" office:string-value="0,3 L" calcext:value-type="string">
            <text:p>0,3 L</text:p>
          </table:table-cell>
          <table:table-cell table:style-name="ce27" table:formula="of:=([.AC37]-[.AB37])/[.AA37]" office:value-type="float" office:value="1" calcext:value-type="float">
            <text:p>1</text:p>
          </table:table-cell>
          <table:table-cell table:style-name="ce142" table:formula="of:=[.L37]" office:value-type="float" office:value="11" calcext:value-type="float">
            <text:p>11</text:p>
          </table:table-cell>
          <table:table-cell table:style-name="ce145" table:formula="of:=[.M37]+[.P37]" office:value-type="float" office:value="-2" calcext:value-type="float">
            <text:p>-2</text:p>
          </table:table-cell>
          <table:table-cell/>
          <table:table-cell table:formula="of:=RANK([.Z37];[.Z34:.Z43])+2" office:value-type="float" office:value="8" calcext:value-type="float">
            <text:p>8</text:p>
          </table:table-cell>
          <table:table-cell table:style-name="ce81" table:formula="of:=RAND()" office:value-type="float" office:value="0.540065485897903" calcext:value-type="float">
            <text:p>0,540065485897903</text:p>
          </table:table-cell>
          <table:table-cell table:formula="of:=(RANDBETWEEN(0;1)*2-1)*RANDBETWEEN(1;8)" office:value-type="float" office:value="1" calcext:value-type="float">
            <text:p>1</text:p>
          </table:table-cell>
          <table:table-cell table:formula="of:=RANDBETWEEN(-8;8)" office:value-type="float" office:value="1" calcext:value-type="float">
            <text:p>1</text:p>
          </table:table-cell>
          <table:table-cell table:formula="of:=[.AA37]*RANDBETWEEN(-5;5)+[.AB37]" office:value-type="float" office:value="2" calcext:value-type="float">
            <text:p>2</text:p>
          </table:table-cell>
          <table:table-cell table:formula="of:=RANK([.AE37];[.AE36:.AE41])" office:value-type="float" office:value="2" calcext:value-type="float">
            <text:p>2</text:p>
          </table:table-cell>
          <table:table-cell table:style-name="ce81" table:formula="of:=RAND()" office:value-type="float" office:value="0.901632084668404" calcext:value-type="float">
            <text:p>0,901632084668404</text:p>
          </table:table-cell>
          <table:table-cell table:formula="of:=RANK([.AG37];[.AG34:.AG43])" office:value-type="float" office:value="8" calcext:value-type="float">
            <text:p>8</text:p>
          </table:table-cell>
          <table:table-cell table:style-name="ce81" table:formula="of:=RAND()" office:value-type="float" office:value="0.391438777238987" calcext:value-type="float">
            <text:p>0,391438777238987</text:p>
          </table:table-cell>
          <table:table-cell table:number-columns-repeated="991"/>
        </table:table-row>
        <table:table-row table:style-name="ro3">
          <table:table-cell table:style-name="ce129" table:formula="of:=[.AD37]*([.AD37]+1)*[.AD38]" office:value-type="float" office:value="30" calcext:value-type="float">
            <text:p>3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980" calcext:value-type="float">
            <text:p>980</text:p>
          </table:table-cell>
          <table:table-cell table:style-name="ce40" table:formula="of:=CHOOSE([.Y38];&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Y38]&lt;5;&quot;m&quot;;IF(AND([.Y38]&gt;4;[.Y38]&lt;9);&quot;L&quot;;&quot;g&quot;))" office:value-type="string" office:string-value="g" calcext:value-type="string">
            <text:p>g</text:p>
          </table:table-cell>
          <table:table-cell table:style-name="ce4"/>
          <table:table-cell table:style-name="ce47" table:formula="of:=[.AA38]&amp;&quot;x&quot;&amp;IF([.AB38]&lt;0;[.AB38];&quot;+&quot;&amp;[.AB38])&amp;&quot;=&quot;&amp;[.AC38]" office:value-type="string" office:string-value="-7x+2=-33" calcext:value-type="string">
            <text:p>-7x+2=-33</text:p>
          </table:table-cell>
          <table:table-cell table:style-name="ce7"/>
          <table:table-cell table:style-name="ce10"/>
          <table:table-cell table:style-name="ce51" table:formula="of:=RANDBETWEEN(2;13)" office:value-type="float" office:value="12" calcext:value-type="float">
            <text:p>12</text:p>
          </table:table-cell>
          <table:table-cell table:style-name="ce113" table:formula="of:=IF(ROUND(RAND());1;-1)*([.Y38]-2)" office:value-type="float" office:value="-9" calcext:value-type="float">
            <text:p>-9</text:p>
          </table:table-cell>
          <table:table-cell table:style-name="ce40" office:value-type="string" calcext:value-type="string">
            <text:p>×</text:p>
          </table:table-cell>
          <table:table-cell table:style-name="ce40" table:formula="of:=[.L38]" office:value-type="float" office:value="12" calcext:value-type="float">
            <text:p>12</text:p>
          </table:table-cell>
          <table:table-cell table:style-name="ce113" table:formula="of:=[.AF38]*IF(ROUND(RAND());1;-1)" office:value-type="float" office:value="3" calcext:value-type="float">
            <text:p>3</text:p>
          </table:table-cell>
          <table:table-cell table:style-name="ce42" office:value-type="string" calcext:value-type="string">
            <text:p>=</text:p>
          </table:table-cell>
          <table:table-cell/>
          <table:table-cell table:style-name="ce27" table:formula="of:=FACTEURSPREMIERS([.A38])" office:value-type="string" office:string-value="2×3×5" calcext:value-type="string">
            <text:p>2×3×5</text:p>
          </table:table-cell>
          <table:table-cell table:style-name="ce48" table:formula="of:=[.D38]*(CHOOSE([.Y38];0;0.01;0.001;1000;0.001;100;0.1;0.01;1000;0.1;0.001;10))&amp;&quot; &quot;&amp;[.G38]" office:value-type="string" office:string-value="0,98 g" calcext:value-type="string">
            <text:p>0,98 g</text:p>
          </table:table-cell>
          <table:table-cell table:style-name="ce27" table:formula="of:=([.AC38]-[.AB38])/[.AA38]" office:value-type="float" office:value="5" calcext:value-type="float">
            <text:p>5</text:p>
          </table:table-cell>
          <table:table-cell table:style-name="ce142" table:formula="of:=[.L38]" office:value-type="float" office:value="12" calcext:value-type="float">
            <text:p>12</text:p>
          </table:table-cell>
          <table:table-cell table:style-name="ce145" table:formula="of:=[.M38]+[.P38]" office:value-type="float" office:value="-6" calcext:value-type="float">
            <text:p>-6</text:p>
          </table:table-cell>
          <table:table-cell/>
          <table:table-cell table:formula="of:=RANK([.Z38];[.Z34:.Z43])+2" office:value-type="float" office:value="11" calcext:value-type="float">
            <text:p>11</text:p>
          </table:table-cell>
          <table:table-cell table:style-name="ce81" table:formula="of:=RAND()" office:value-type="float" office:value="0.322587401157641" calcext:value-type="float">
            <text:p>0,322587401157641</text:p>
          </table:table-cell>
          <table:table-cell table:formula="of:=(RANDBETWEEN(0;1)*2-1)*RANDBETWEEN(1;8)" office:value-type="float" office:value="-7" calcext:value-type="float">
            <text:p>-7</text:p>
          </table:table-cell>
          <table:table-cell table:formula="of:=RANDBETWEEN(-8;8)" office:value-type="float" office:value="2" calcext:value-type="float">
            <text:p>2</text:p>
          </table:table-cell>
          <table:table-cell table:formula="of:=[.AA38]*RANDBETWEEN(-5;5)+[.AB38]" office:value-type="float" office:value="-33" calcext:value-type="float">
            <text:p>-33</text:p>
          </table:table-cell>
          <table:table-cell table:formula="of:=RANK([.AE38];[.AE36:.AE41])" office:value-type="float" office:value="5" calcext:value-type="float">
            <text:p>5</text:p>
          </table:table-cell>
          <table:table-cell table:style-name="ce81" table:formula="of:=RAND()" office:value-type="float" office:value="0.37230328587625" calcext:value-type="float">
            <text:p>0,37230328587625</text:p>
          </table:table-cell>
          <table:table-cell table:formula="of:=RANK([.AG38];[.AG34:.AG43])" office:value-type="float" office:value="3" calcext:value-type="float">
            <text:p>3</text:p>
          </table:table-cell>
          <table:table-cell table:style-name="ce81" table:formula="of:=RAND()" office:value-type="float" office:value="0.764497160419285" calcext:value-type="float">
            <text:p>0,764497160419285</text:p>
          </table:table-cell>
          <table:table-cell table:number-columns-repeated="991"/>
        </table:table-row>
        <table:table-row table:style-name="ro3">
          <table:table-cell table:style-name="ce129" table:formula="of:=[.AD38]*([.AD38]+1)*[.AD39]" office:value-type="float" office:value="180" calcext:value-type="float">
            <text:p>180</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500" calcext:value-type="float">
            <text:p>500</text:p>
          </table:table-cell>
          <table:table-cell table:style-name="ce40" table:formula="of:=CHOOSE([.Y39];&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Y39]&lt;5;&quot;m&quot;;IF(AND([.Y39]&gt;4;[.Y39]&lt;9);&quot;L&quot;;&quot;g&quot;))" office:value-type="string" office:string-value="L" calcext:value-type="string">
            <text:p>L</text:p>
          </table:table-cell>
          <table:table-cell table:style-name="ce4"/>
          <table:table-cell table:style-name="ce47" table:formula="of:=[.AA39]&amp;&quot;x&quot;&amp;IF([.AB39]&lt;0;[.AB39];&quot;+&quot;&amp;[.AB39])&amp;&quot;=&quot;&amp;[.AC39]" office:value-type="string" office:string-value="4x-3=9" calcext:value-type="string">
            <text:p>4x-3=9</text:p>
          </table:table-cell>
          <table:table-cell table:style-name="ce7"/>
          <table:table-cell table:style-name="ce10"/>
          <table:table-cell table:style-name="ce51" table:formula="of:=RANDBETWEEN(2;13)" office:value-type="float" office:value="11" calcext:value-type="float">
            <text:p>11</text:p>
          </table:table-cell>
          <table:table-cell table:style-name="ce113" table:formula="of:=IF(ROUND(RAND());1;-1)*([.Y39]-2)" office:value-type="float" office:value="4" calcext:value-type="float">
            <text:p>4</text:p>
          </table:table-cell>
          <table:table-cell table:style-name="ce40" office:value-type="string" calcext:value-type="string">
            <text:p>×</text:p>
          </table:table-cell>
          <table:table-cell table:style-name="ce40" table:formula="of:=[.L39]" office:value-type="float" office:value="11" calcext:value-type="float">
            <text:p>11</text:p>
          </table:table-cell>
          <table:table-cell table:style-name="ce113" table:formula="of:=[.AF39]*IF(ROUND(RAND());1;-1)" office:value-type="float" office:value="-5" calcext:value-type="float">
            <text:p>-5</text:p>
          </table:table-cell>
          <table:table-cell table:style-name="ce42" office:value-type="string" calcext:value-type="string">
            <text:p>=</text:p>
          </table:table-cell>
          <table:table-cell/>
          <table:table-cell table:style-name="ce27" table:formula="of:=FACTEURSPREMIERS([.A39])" office:value-type="string" office:string-value="2×2×3×3×5" calcext:value-type="string">
            <text:p>2×2×3×3×5</text:p>
          </table:table-cell>
          <table:table-cell table:style-name="ce48" table:formula="of:=[.D39]*(CHOOSE([.Y39];0;0.01;0.001;1000;0.001;100;0.1;0.01;1000;0.1;0.001;10))&amp;&quot; &quot;&amp;[.G39]" office:value-type="string" office:string-value="50000 L" calcext:value-type="string">
            <text:p>50000 L</text:p>
          </table:table-cell>
          <table:table-cell table:style-name="ce27" table:formula="of:=([.AC39]-[.AB39])/[.AA39]" office:value-type="float" office:value="3" calcext:value-type="float">
            <text:p>3</text:p>
          </table:table-cell>
          <table:table-cell table:style-name="ce142" table:formula="of:=[.L39]" office:value-type="float" office:value="11" calcext:value-type="float">
            <text:p>11</text:p>
          </table:table-cell>
          <table:table-cell table:style-name="ce145" table:formula="of:=[.M39]+[.P39]" office:value-type="float" office:value="-1" calcext:value-type="float">
            <text:p>-1</text:p>
          </table:table-cell>
          <table:table-cell/>
          <table:table-cell table:formula="of:=RANK([.Z39];[.Z34:.Z43])+2" office:value-type="float" office:value="6" calcext:value-type="float">
            <text:p>6</text:p>
          </table:table-cell>
          <table:table-cell table:style-name="ce81" table:formula="of:=RAND()" office:value-type="float" office:value="0.666021522061962" calcext:value-type="float">
            <text:p>0,666021522061962</text:p>
          </table:table-cell>
          <table:table-cell table:formula="of:=(RANDBETWEEN(0;1)*2-1)*RANDBETWEEN(1;8)" office:value-type="float" office:value="4" calcext:value-type="float">
            <text:p>4</text:p>
          </table:table-cell>
          <table:table-cell table:formula="of:=RANDBETWEEN(-8;8)" office:value-type="float" office:value="-3" calcext:value-type="float">
            <text:p>-3</text:p>
          </table:table-cell>
          <table:table-cell table:formula="of:=[.AA39]*RANDBETWEEN(-5;5)+[.AB39]" office:value-type="float" office:value="9" calcext:value-type="float">
            <text:p>9</text:p>
          </table:table-cell>
          <table:table-cell table:formula="of:=RANK([.AE39];[.AE36:.AE41])" office:value-type="float" office:value="6" calcext:value-type="float">
            <text:p>6</text:p>
          </table:table-cell>
          <table:table-cell table:style-name="ce81" table:formula="of:=RAND()" office:value-type="float" office:value="0.265099273045877" calcext:value-type="float">
            <text:p>0,265099273045877</text:p>
          </table:table-cell>
          <table:table-cell table:formula="of:=RANK([.AG39];[.AG34:.AG43])" office:value-type="float" office:value="5" calcext:value-type="float">
            <text:p>5</text:p>
          </table:table-cell>
          <table:table-cell table:style-name="ce81" table:formula="of:=RAND()" office:value-type="float" office:value="0.752772355890898" calcext:value-type="float">
            <text:p>0,752772355890898</text:p>
          </table:table-cell>
          <table:table-cell table:number-columns-repeated="991"/>
        </table:table-row>
        <table:table-row table:style-name="ro3">
          <table:table-cell table:style-name="ce129" table:formula="of:=[.AD39]*([.AD39]+1)*[.AD40]" office:value-type="float" office:value="42" calcext:value-type="float">
            <text:p>42</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0.57" calcext:value-type="float">
            <text:p>0,57</text:p>
          </table:table-cell>
          <table:table-cell table:style-name="ce40" table:formula="of:=CHOOSE([.Y40];&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Y40]&lt;5;&quot;m&quot;;IF(AND([.Y40]&gt;4;[.Y40]&lt;9);&quot;L&quot;;&quot;g&quot;))" office:value-type="string" office:string-value="g" calcext:value-type="string">
            <text:p>g</text:p>
          </table:table-cell>
          <table:table-cell table:style-name="ce4"/>
          <table:table-cell table:style-name="ce47" table:formula="of:=[.AA40]&amp;&quot;x&quot;&amp;IF([.AB40]&lt;0;[.AB40];&quot;+&quot;&amp;[.AB40])&amp;&quot;=&quot;&amp;[.AC40]" office:value-type="string" office:string-value="1x+0=-4" calcext:value-type="string">
            <text:p>1x+0=-4</text:p>
          </table:table-cell>
          <table:table-cell table:style-name="ce7"/>
          <table:table-cell table:style-name="ce10"/>
          <table:table-cell table:style-name="ce51" table:formula="of:=RANDBETWEEN(2;13)" office:value-type="float" office:value="11" calcext:value-type="float">
            <text:p>11</text:p>
          </table:table-cell>
          <table:table-cell table:style-name="ce113" table:formula="of:=IF(ROUND(RAND());1;-1)*([.Y40]-2)" office:value-type="float" office:value="-8" calcext:value-type="float">
            <text:p>-8</text:p>
          </table:table-cell>
          <table:table-cell table:style-name="ce40" office:value-type="string" calcext:value-type="string">
            <text:p>×</text:p>
          </table:table-cell>
          <table:table-cell table:style-name="ce40" table:formula="of:=[.L40]" office:value-type="float" office:value="11" calcext:value-type="float">
            <text:p>11</text:p>
          </table:table-cell>
          <table:table-cell table:style-name="ce113" table:formula="of:=[.AF40]*IF(ROUND(RAND());1;-1)" office:value-type="float" office:value="10" calcext:value-type="float">
            <text:p>10</text:p>
          </table:table-cell>
          <table:table-cell table:style-name="ce42" office:value-type="string" calcext:value-type="string">
            <text:p>=</text:p>
          </table:table-cell>
          <table:table-cell/>
          <table:table-cell table:style-name="ce27" table:formula="of:=FACTEURSPREMIERS([.A40])" office:value-type="string" office:string-value="2×3×7" calcext:value-type="string">
            <text:p>2×3×7</text:p>
          </table:table-cell>
          <table:table-cell table:style-name="ce48" table:formula="of:=[.D40]*(CHOOSE([.Y40];0;0.01;0.001;1000;0.001;100;0.1;0.01;1000;0.1;0.001;10))&amp;&quot; &quot;&amp;[.G40]" office:value-type="string" office:string-value="0,057 g" calcext:value-type="string">
            <text:p>0,057 g</text:p>
          </table:table-cell>
          <table:table-cell table:style-name="ce27" table:formula="of:=([.AC40]-[.AB40])/[.AA40]" office:value-type="float" office:value="-4" calcext:value-type="float">
            <text:p>-4</text:p>
          </table:table-cell>
          <table:table-cell table:style-name="ce142" table:formula="of:=[.L40]" office:value-type="float" office:value="11" calcext:value-type="float">
            <text:p>11</text:p>
          </table:table-cell>
          <table:table-cell table:style-name="ce145" table:formula="of:=[.M40]+[.P40]" office:value-type="float" office:value="2" calcext:value-type="float">
            <text:p>2</text:p>
          </table:table-cell>
          <table:table-cell/>
          <table:table-cell table:formula="of:=RANK([.Z40];[.Z34:.Z43])+2" office:value-type="float" office:value="10" calcext:value-type="float">
            <text:p>10</text:p>
          </table:table-cell>
          <table:table-cell table:style-name="ce81" table:formula="of:=RAND()" office:value-type="float" office:value="0.323364561255275" calcext:value-type="float">
            <text:p>0,323364561255275</text:p>
          </table:table-cell>
          <table:table-cell table:formula="of:=(RANDBETWEEN(0;1)*2-1)*RANDBETWEEN(1;8)" office:value-type="float" office:value="1" calcext:value-type="float">
            <text:p>1</text:p>
          </table:table-cell>
          <table:table-cell table:formula="of:=RANDBETWEEN(-8;8)" office:value-type="float" office:value="0" calcext:value-type="float">
            <text:p>0</text:p>
          </table:table-cell>
          <table:table-cell table:formula="of:=[.AA40]*RANDBETWEEN(-5;5)+[.AB40]" office:value-type="float" office:value="-4" calcext:value-type="float">
            <text:p>-4</text:p>
          </table:table-cell>
          <table:table-cell table:formula="of:=RANK([.AE40];[.AE36:.AE41])" office:value-type="float" office:value="1" calcext:value-type="float">
            <text:p>1</text:p>
          </table:table-cell>
          <table:table-cell table:style-name="ce81" table:formula="of:=RAND()" office:value-type="float" office:value="0.979491482203717" calcext:value-type="float">
            <text:p>0,979491482203717</text:p>
          </table:table-cell>
          <table:table-cell table:formula="of:=RANK([.AG40];[.AG34:.AG43])" office:value-type="float" office:value="10" calcext:value-type="float">
            <text:p>10</text:p>
          </table:table-cell>
          <table:table-cell table:style-name="ce81" table:formula="of:=RAND()" office:value-type="float" office:value="0.324120274736819" calcext:value-type="float">
            <text:p>0,324120274736819</text:p>
          </table:table-cell>
          <table:table-cell table:number-columns-repeated="991"/>
        </table:table-row>
        <table:table-row table:style-name="ro3">
          <table:table-cell table:style-name="ce129" table:formula="of:=[.AD40]*([.AD40]+1)*[.AD41]" office:value-type="float" office:value="8" calcext:value-type="float">
            <text:p>8</text:p>
          </table:table-cell>
          <table:table-cell table:style-name="ce9" office:value-type="string" calcext:value-type="string">
            <text:p>=</text:p>
          </table:table-cell>
          <table:table-cell table:style-name="ce10"/>
          <table:table-cell table:style-name="ce51" table:formula="of:=ROUNDUP(RAND()*1000/CHOOSE(RANDBETWEEN(1;4);1;10;100;1000);RANDBETWEEN(-2;2))" office:value-type="float" office:value="841.1" calcext:value-type="float">
            <text:p>841,1</text:p>
          </table:table-cell>
          <table:table-cell table:style-name="ce40" table:formula="of:=CHOOSE([.Y41];&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Y41]&lt;5;&quot;m&quot;;IF(AND([.Y41]&gt;4;[.Y41]&lt;9);&quot;L&quot;;&quot;g&quot;))" office:value-type="string" office:string-value="m" calcext:value-type="string">
            <text:p>m</text:p>
          </table:table-cell>
          <table:table-cell table:style-name="ce4"/>
          <table:table-cell table:style-name="ce47" table:formula="of:=[.AA41]&amp;&quot;x&quot;&amp;IF([.AB41]&lt;0;[.AB41];&quot;+&quot;&amp;[.AB41])&amp;&quot;=&quot;&amp;[.AC41]" office:value-type="string" office:string-value="-6x-4=8" calcext:value-type="string">
            <text:p>-6x-4=8</text:p>
          </table:table-cell>
          <table:table-cell table:style-name="ce7"/>
          <table:table-cell table:style-name="ce10"/>
          <table:table-cell table:style-name="ce51" table:formula="of:=RANDBETWEEN(2;13)" office:value-type="float" office:value="11" calcext:value-type="float">
            <text:p>11</text:p>
          </table:table-cell>
          <table:table-cell table:style-name="ce113" table:formula="of:=IF(ROUND(RAND());1;-1)*([.Y41]-2)" office:value-type="float" office:value="-2" calcext:value-type="float">
            <text:p>-2</text:p>
          </table:table-cell>
          <table:table-cell table:style-name="ce40" office:value-type="string" calcext:value-type="string">
            <text:p>×</text:p>
          </table:table-cell>
          <table:table-cell table:style-name="ce40" table:formula="of:=[.L41]" office:value-type="float" office:value="11" calcext:value-type="float">
            <text:p>11</text:p>
          </table:table-cell>
          <table:table-cell table:style-name="ce113" table:formula="of:=[.AF41]*IF(ROUND(RAND());1;-1)" office:value-type="float" office:value="-7" calcext:value-type="float">
            <text:p>-7</text:p>
          </table:table-cell>
          <table:table-cell table:style-name="ce42" office:value-type="string" calcext:value-type="string">
            <text:p>=</text:p>
          </table:table-cell>
          <table:table-cell/>
          <table:table-cell table:style-name="ce27" table:formula="of:=FACTEURSPREMIERS([.A41])" office:value-type="string" office:string-value="2×2×2" calcext:value-type="string">
            <text:p>2×2×2</text:p>
          </table:table-cell>
          <table:table-cell table:style-name="ce48" table:formula="of:=[.D41]*(CHOOSE([.Y41];0;0.01;0.001;1000;0.001;100;0.1;0.01;1000;0.1;0.001;10))&amp;&quot; &quot;&amp;[.G41]" office:value-type="string" office:string-value="841100 m" calcext:value-type="string">
            <text:p>841100 m</text:p>
          </table:table-cell>
          <table:table-cell table:style-name="ce27" table:formula="of:=([.AC41]-[.AB41])/[.AA41]" office:value-type="float" office:value="-2" calcext:value-type="float">
            <text:p>-2</text:p>
          </table:table-cell>
          <table:table-cell table:style-name="ce142" table:formula="of:=[.L41]" office:value-type="float" office:value="11" calcext:value-type="float">
            <text:p>11</text:p>
          </table:table-cell>
          <table:table-cell table:style-name="ce145" table:formula="of:=[.M41]+[.P41]" office:value-type="float" office:value="-9" calcext:value-type="float">
            <text:p>-9</text:p>
          </table:table-cell>
          <table:table-cell/>
          <table:table-cell table:formula="of:=RANK([.Z41];[.Z34:.Z43])+2" office:value-type="float" office:value="4" calcext:value-type="float">
            <text:p>4</text:p>
          </table:table-cell>
          <table:table-cell table:style-name="ce81" table:formula="of:=RAND()" office:value-type="float" office:value="0.921096185828877" calcext:value-type="float">
            <text:p>0,921096185828877</text:p>
          </table:table-cell>
          <table:table-cell table:formula="of:=(RANDBETWEEN(0;1)*2-1)*RANDBETWEEN(1;8)" office:value-type="float" office:value="-6" calcext:value-type="float">
            <text:p>-6</text:p>
          </table:table-cell>
          <table:table-cell table:formula="of:=RANDBETWEEN(-8;8)" office:value-type="float" office:value="-4" calcext:value-type="float">
            <text:p>-4</text:p>
          </table:table-cell>
          <table:table-cell table:formula="of:=[.AA41]*RANDBETWEEN(-5;5)+[.AB41]" office:value-type="float" office:value="8" calcext:value-type="float">
            <text:p>8</text:p>
          </table:table-cell>
          <table:table-cell table:formula="of:=RANK([.AE41];[.AE36:.AE41])" office:value-type="float" office:value="4" calcext:value-type="float">
            <text:p>4</text:p>
          </table:table-cell>
          <table:table-cell table:style-name="ce81" table:formula="of:=RAND()" office:value-type="float" office:value="0.532378214566088" calcext:value-type="float">
            <text:p>0,532378214566088</text:p>
          </table:table-cell>
          <table:table-cell table:formula="of:=RANK([.AG41];[.AG34:.AG43])" office:value-type="float" office:value="7" calcext:value-type="float">
            <text:p>7</text:p>
          </table:table-cell>
          <table:table-cell table:style-name="ce81" table:formula="of:=RAND()" office:value-type="float" office:value="0.5022549194754" calcext:value-type="float">
            <text:p>0,5022549194754</text:p>
          </table:table-cell>
          <table:table-cell table:number-columns-repeated="991"/>
        </table:table-row>
        <table:table-row table:style-name="ro3">
          <table:table-cell table:style-name="ce19" office:value-type="string" calcext:value-type="string" table:number-columns-spanned="3" table:number-rows-spanned="1">
            <text:p>😕 <text:s text:c="3"/>😃 <text:s text:c="3"/>😎</text:p>
          </table:table-cell>
          <table:covered-table-cell table:number-columns-repeated="2"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6" table:number-rows-spanned="1">
            <text:p>😕 <text:s text:c="3"/>😃 <text:s text:c="3"/>😎</text:p>
          </table:table-cell>
          <table:covered-table-cell table:style-name="ce113" table:formula="of:=IF(ROUND(RAND());1;-1)*([.Y42]-2)" office:value-type="float" office:value="7" calcext:value-type="float">
            <text:p>7</text:p>
          </table:covered-table-cell>
          <table:covered-table-cell table:style-name="ce19"/>
          <table:covered-table-cell table:number-columns-repeated="3" table:style-name="ce15"/>
          <table:table-cell table:number-columns-repeated="7"/>
          <table:table-cell table:formula="of:=RANK([.Z42];[.Z34:.Z43])+2" office:value-type="float" office:value="9" calcext:value-type="float">
            <text:p>9</text:p>
          </table:table-cell>
          <table:table-cell table:style-name="ce81" table:formula="of:=RAND()" office:value-type="float" office:value="0.528942416619474" calcext:value-type="float">
            <text:p>0,528942416619474</text:p>
          </table:table-cell>
          <table:table-cell table:number-columns-repeated="5"/>
          <table:table-cell table:formula="of:=RANK([.AG42];[.AG34:.AG43])" office:value-type="float" office:value="4" calcext:value-type="float">
            <text:p>4</text:p>
          </table:table-cell>
          <table:table-cell table:style-name="ce81" table:formula="of:=RAND()" office:value-type="float" office:value="0.763160667454045" calcext:value-type="float">
            <text:p>0,763160667454045</text:p>
          </table:table-cell>
          <table:table-cell table:number-columns-repeated="991"/>
        </table:table-row>
        <table:table-row table:style-name="ro4">
          <table:table-cell table:number-columns-repeated="24"/>
          <table:table-cell table:formula="of:=RANK([.Z43];[.Z34:.Z43])+2" office:value-type="float" office:value="3" calcext:value-type="float">
            <text:p>3</text:p>
          </table:table-cell>
          <table:table-cell table:style-name="ce81" table:formula="of:=RAND()" office:value-type="float" office:value="0.99775336936751" calcext:value-type="float">
            <text:p>0,99775336936751</text:p>
          </table:table-cell>
          <table:table-cell table:number-columns-repeated="5"/>
          <table:table-cell table:formula="of:=RANK([.AG43];[.AG34:.AG43])" office:value-type="float" office:value="2" calcext:value-type="float">
            <text:p>2</text:p>
          </table:table-cell>
          <table:table-cell table:style-name="ce81" table:formula="of:=RAND()" office:value-type="float" office:value="0.810288685370217" calcext:value-type="float">
            <text:p>0,810288685370217</text:p>
          </table:table-cell>
          <table:table-cell table:number-columns-repeated="991"/>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table-cell table:number-columns-repeated="26"/>
          <table:table-cell table:style-name="Default" table:number-columns-repeated="3"/>
          <table:table-cell table:number-columns-repeated="995"/>
        </table:table-row>
        <table:table-row table:style-name="ro5">
          <table:table-cell table:number-columns-repeated="26"/>
          <table:table-cell table:style-name="Default" table:number-columns-repeated="3"/>
          <table:table-cell table:number-columns-repeated="995"/>
        </table:table-row>
        <table:table-row table:style-name="ro2" table:number-rows-repeated="2">
          <table:table-cell table:number-columns-repeated="26"/>
          <table:table-cell table:style-name="Default" table:number-columns-repeated="3"/>
          <table:table-cell table:number-columns-repeated="995"/>
        </table:table-row>
        <table:table-row table:style-name="ro3" table:number-rows-repeated="7">
          <table:table-cell table:number-columns-repeated="26"/>
          <table:table-cell table:style-name="Default" table:number-columns-repeated="3"/>
          <table:table-cell table:number-columns-repeated="995"/>
        </table:table-row>
        <table:table-row table:style-name="ro4" table:number-rows-repeated="164">
          <table:table-cell table:number-columns-repeated="26"/>
          <table:table-cell table:style-name="Default" table:number-columns-repeated="3"/>
          <table:table-cell table:number-columns-repeated="995"/>
        </table:table-row>
        <table:table-row table:style-name="ro4" table:number-rows-repeated="1048083">
          <table:table-cell table:number-columns-repeated="1024"/>
        </table:table-row>
        <table:table-row table:style-name="ro4">
          <table:table-cell table:number-columns-repeated="1024"/>
        </table:table-row>
      </table:table>
      <table:table table:name="Ceinture Bleue 1" table:style-name="ta5" table:print-ranges="'Ceinture Bleue 1'.A1:'Ceinture Bleue 1'.R44 'Ceinture Bleue 1'.T1:'Ceinture Bleue 1'.Z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5" form:id="control5"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eue1?language=Basic&amp;location=document" xlink:type="simple"/>
              </office:event-listeners>
            </form:button>
          </form:form>
        </office:forms>
        <table:shapes>
          <draw:control draw:z-index="0" draw:style-name="gr5" draw:text-style-name="P2" svg:width="1.651cm" svg:height="0.749cm" svg:x="47.639cm" svg:y="0.213cm" draw:control="control5"/>
        </table:shapes>
        <table:table-column table:style-name="co78" table:default-cell-style-name="Default"/>
        <table:table-column table:style-name="co27" table:default-cell-style-name="Default"/>
        <table:table-column table:style-name="co11" table:default-cell-style-name="Default"/>
        <table:table-column table:style-name="co28" table:default-cell-style-name="Default"/>
        <table:table-column table:style-name="co53" table:default-cell-style-name="Default"/>
        <table:table-column table:style-name="co65" table:default-cell-style-name="Default"/>
        <table:table-column table:style-name="co79" table:default-cell-style-name="Default"/>
        <table:table-column table:style-name="co80" table:default-cell-style-name="Default"/>
        <table:table-column table:style-name="co53" table:default-cell-style-name="Default"/>
        <table:table-column table:style-name="co16" table:default-cell-style-name="Default"/>
        <table:table-column table:style-name="co81" table:default-cell-style-name="Default"/>
        <table:table-column table:style-name="co34" table:default-cell-style-name="Default"/>
        <table:table-column table:style-name="co76" table:default-cell-style-name="Default"/>
        <table:table-column table:style-name="co82" table:default-cell-style-name="Default"/>
        <table:table-column table:style-name="co83" table:default-cell-style-name="Default"/>
        <table:table-column table:style-name="co29" table:default-cell-style-name="Default"/>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46" table:default-cell-style-name="Default"/>
        <table:table-column table:style-name="co52" table:default-cell-style-name="Default"/>
        <table:table-column table:style-name="co51" table:default-cell-style-name="Default"/>
        <table:table-column table:style-name="co35" table:default-cell-style-name="Default"/>
        <table:table-column table:style-name="co28" table:default-cell-style-name="Default"/>
        <table:table-column table:style-name="co88" table:default-cell-style-name="Default"/>
        <table:table-column table:style-name="co26" table:default-cell-style-name="Default"/>
        <table:table-column table:style-name="co21" table:default-cell-style-name="Default"/>
        <table:table-column table:style-name="co75" table:default-cell-style-name="Default"/>
        <table:table-column table:style-name="co25" table:default-cell-style-name="Default"/>
        <table:table-column table:style-name="co60" table:default-cell-style-name="Default"/>
        <table:table-column table:style-name="co23" table:default-cell-style-name="Default"/>
        <table:table-column table:style-name="co89" table:default-cell-style-name="Default"/>
        <table:table-column table:style-name="co4" table:number-columns-repeated="991" table:default-cell-style-name="Default"/>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xt:span text:style-name="T6">TEST 3</text:span><text:span text:style-name="T7">e</text:span><text:span text:style-name="T6"> - Date : ………………</text:span></text:p>
          </table:table-cell>
          <table:covered-table-cell table:number-columns-repeated="7"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A</text:p>
          </table:table-cell>
          <table:table-cell table:style-name="ce23" table:number-columns-repeated="4"/>
          <table:table-cell table:number-columns-repeated="5"/>
          <table:table-cell table:formula="of:=RANK([.AC1];[.AC1:.AC10])+2" office:value-type="float" office:value="7" calcext:value-type="float">
            <text:p>7</text:p>
          </table:table-cell>
          <table:table-cell table:style-name="ce81" table:formula="of:=RAND()" office:value-type="float" office:value="0.518043943010043" calcext:value-type="float">
            <text:p>0,518043943010043</text:p>
          </table:table-cell>
          <table:table-cell table:number-columns-repeated="2"/>
          <table:table-cell table:formula="of:=RANK([.AG1];[.AG1:.AG10])" office:value-type="float" office:value="5" calcext:value-type="float">
            <text:p>5</text:p>
          </table:table-cell>
          <table:table-cell table:style-name="ce81" table:formula="of:=RAND()" office:value-type="float" office:value="0.696049801642142" calcext:value-type="float">
            <text:p>0,696049801642142</text:p>
          </table:table-cell>
          <table:table-cell table:number-columns-repeated="991"/>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4" table:style-name="ce16"/>
          <table:covered-table-cell table:style-name="ce131"/>
          <table:table-cell table:style-name="ce54" office:value-type="string" calcext:value-type="string" table:number-columns-spanned="4" table:number-rows-spanned="1">
            <text:p>Prénom :</text:p>
          </table:table-cell>
          <table:covered-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quot;v&quot;&amp;ROUND(RAND()*10000;0)" office:value-type="string" office:string-value="v7400" calcext:value-type="string">
            <text:p>v7400</text:p>
          </table:table-cell>
          <table:table-cell/>
          <table:table-cell table:style-name="ce25" office:value-type="string" calcext:value-type="string" table:number-columns-spanned="7" table:number-rows-spanned="1">
            <text:p>Correction CEINTURE BLEUE 1</text:p>
          </table:table-cell>
          <table:covered-table-cell table:number-columns-repeated="2" table:style-name="ce28"/>
          <table:covered-table-cell table:number-columns-repeated="3" table:style-name="ce30"/>
          <table:covered-table-cell table:style-name="ce31"/>
          <table:table-cell/>
          <table:table-cell table:formula="of:=RANK([.AC2];[.AC1:.AC10])+2" office:value-type="float" office:value="8" calcext:value-type="float">
            <text:p>8</text:p>
          </table:table-cell>
          <table:table-cell table:style-name="ce81" table:formula="of:=RAND()" office:value-type="float" office:value="0.454967330041964" calcext:value-type="float">
            <text:p>0,454967330041964</text:p>
          </table:table-cell>
          <table:table-cell table:number-columns-repeated="2"/>
          <table:table-cell table:formula="of:=RANK([.AG2];[.AG1:.AG10])" office:value-type="float" office:value="8" calcext:value-type="float">
            <text:p>8</text:p>
          </table:table-cell>
          <table:table-cell table:style-name="ce81" table:formula="of:=RAND()" office:value-type="float" office:value="0.341085495747384" calcext:value-type="float">
            <text:p>0,341085495747384</text:p>
          </table:table-cell>
          <table:table-cell table:number-columns-repeated="991"/>
        </table:table-row>
        <table:table-row table:style-name="ro1">
          <table:table-cell table:style-name="ce55" office:value-type="string" calcext:value-type="string" table:number-columns-spanned="4" table:number-rows-spanned="1">
            <text:p>Racines des carrés parfaits</text:p>
          </table:table-cell>
          <table:covered-table-cell table:number-columns-repeated="3" table:style-name="ce38"/>
          <table:table-cell table:style-name="ce55" office:value-type="string" calcext:value-type="string" table:number-columns-spanned="6" table:number-rows-spanned="1">
            <text:p>Puissance de puissance</text:p>
          </table:table-cell>
          <table:covered-table-cell table:number-columns-repeated="5" table:style-name="ce38"/>
          <table:table-cell table:style-name="ce55" office:value-type="string" calcext:value-type="string" table:number-columns-spanned="4" table:number-rows-spanned="1">
            <text:p><text:span text:style-name="T10">É</text:span>criture scientifique</text:p>
          </table:table-cell>
          <table:covered-table-cell table:number-columns-repeated="3" table:style-name="ce38"/>
          <table:table-cell table:style-name="ce55" office:value-type="string" calcext:value-type="string" table:number-columns-spanned="4" table:number-rows-spanned="1">
            <text:p>Conversions d’unités d’aires</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1]" office:value-type="string" office:string-value="AA" calcext:value-type="string" table:number-columns-spanned="2" table:number-rows-spanned="1">
            <text:p>AA</text:p>
          </table:table-cell>
          <table:covered-table-cell table:style-name="ce87"/>
          <table:table-cell table:style-name="ce29" table:number-columns-repeated="3"/>
          <table:table-cell table:style-name="ce92" table:formula="of:=[.R2]" office:value-type="string" office:string-value="v7400" calcext:value-type="string">
            <text:p>v7400</text:p>
          </table:table-cell>
          <table:table-cell table:style-name="ce81"/>
          <table:table-cell table:formula="of:=RANK([.AC3];[.AC1:.AC10])+2" office:value-type="float" office:value="9" calcext:value-type="float">
            <text:p>9</text:p>
          </table:table-cell>
          <table:table-cell table:style-name="ce81" table:formula="of:=RAND()" office:value-type="float" office:value="0.369370698021126" calcext:value-type="float">
            <text:p>0,369370698021126</text:p>
          </table:table-cell>
          <table:table-cell table:style-name="ce81" table:formula="of:=RANK([.AE3];[.AE3:.AE8])" office:value-type="float" office:value="1" calcext:value-type="float">
            <text:p>1</text:p>
          </table:table-cell>
          <table:table-cell table:style-name="ce81" table:formula="of:=RAND()" office:value-type="float" office:value="0.844307392253304" calcext:value-type="float">
            <text:p>0,844307392253304</text:p>
          </table:table-cell>
          <table:table-cell table:formula="of:=RANK([.AG3];[.AG1:.AG10])" office:value-type="float" office:value="3" calcext:value-type="float">
            <text:p>3</text:p>
          </table:table-cell>
          <table:table-cell table:style-name="ce81" table:formula="of:=RAND()" office:value-type="float" office:value="0.855199543306725" calcext:value-type="float">
            <text:p>0,855199543306725</text:p>
          </table:table-cell>
          <table:table-cell table:style-name="ce81" table:number-columns-repeated="991"/>
        </table:table-row>
        <table:table-row table:style-name="ro3">
          <table:table-cell table:style-name="ce4" table:formula="of:=([.AB4]+3)^2" office:value-type="float" office:value="169" calcext:value-type="float">
            <text:p>16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2" calcext:value-type="float">
            <text:p>2</text:p>
          </table:table-cell>
          <table:table-cell table:style-name="ce134" table:formula="of:=([.AB4]-2)*IF(ROUND(RAND());1;-1)" office:value-type="float" office:value="-8" calcext:value-type="float">
            <text:p>-8</text:p>
          </table:table-cell>
          <table:table-cell table:style-name="ce139" office:value-type="string" calcext:value-type="string">
            <text:p>)</text:p>
          </table:table-cell>
          <table:table-cell table:style-name="ce113" table:formula="of:=[.AF4]*IF(ROUND(RAND());1;-1)" office:value-type="float" office:value="-1" calcext:value-type="float">
            <text:p>-1</text:p>
          </table:table-cell>
          <table:table-cell table:style-name="ce172" office:value-type="string" calcext:value-type="string">
            <text:p>=</text:p>
          </table:table-cell>
          <table:table-cell table:style-name="ce111" table:formula="of:=ROUNDUP(RAND()*10000;RANDBETWEEN(-3;0))/CHOOSE([.AD4];0.1;0.01;0.0001;10000;100000;1000000)" office:value-type="float" office:value="720000" calcext:value-type="float">
            <text:p>720 000</text:p>
          </table:table-cell>
          <table:table-cell table:style-name="ce40" office:value-type="string" calcext:value-type="string">
            <text:p>=</text:p>
          </table:table-cell>
          <table:table-cell table:style-name="ce41"/>
          <table:table-cell table:style-name="ce42"/>
          <table:table-cell table:style-name="ce51" table:formula="of:=ROUNDUP(RAND()*1000/CHOOSE(RANDBETWEEN(1;4);1;10;100;1000);RANDBETWEEN(-2;2))" office:value-type="float" office:value="40" calcext:value-type="float">
            <text:p>40</text:p>
          </table:table-cell>
          <table:table-cell table:style-name="ce40" table:formula="of:=CHOOSE([.AD4];&quot;dm²&quot;;&quot;cm²&quot;;&quot;mm²&quot;;&quot;km²&quot;;&quot;hm²&quot;;&quot;da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4]+3&amp;&quot;²&quot;" office:value-type="string" office:string-value="13²" calcext:value-type="string">
            <text:p>13²</text:p>
          </table:table-cell>
          <table:table-cell table:style-name="ce165" table:formula="of:=[.F4]" office:value-type="float" office:value="2" calcext:value-type="float">
            <text:p>2</text:p>
          </table:table-cell>
          <table:table-cell table:style-name="ce145" table:formula="of:=[.G4]*[.I4]" office:value-type="float" office:value="8" calcext:value-type="float">
            <text:p>8</text:p>
          </table:table-cell>
          <table:table-cell table:style-name="ce166" table:formula="of:=LEFT(TEXT([.K4];&quot;0,####E#&quot;);SEARCH(&quot;E&quot;;TEXT([.K4];&quot;0,####E#&quot;))-1)" office:value-type="string" office:string-value="7,2" calcext:value-type="string">
            <text:p>7,2</text:p>
          </table:table-cell>
          <table:table-cell table:style-name="ce167" office:value-type="string" calcext:value-type="string">
            <text:p>×<text:span text:style-name="T10">10</text:span></text:p>
          </table:table-cell>
          <table:table-cell table:style-name="ce168" table:formula="of:=RIGHT(TEXT([.K4];&quot;0,####E#&quot;);LEN(TEXT([.K4];&quot;0,####E#&quot;))-SEARCH(&quot;E&quot;;TEXT([.K4];&quot;0,####E#&quot;)))" office:value-type="string" office:string-value="5" calcext:value-type="string">
            <text:p>5</text:p>
          </table:table-cell>
          <table:table-cell table:style-name="ce48" table:formula="of:=[.O4]*CHOOSE([.AD4];0.01;0.0001;0.000001;1000000;10000;100)&amp;&quot; &quot;&amp;[.R4]" office:value-type="string" office:string-value="0,004 m²" calcext:value-type="string">
            <text:p>0,004 m²</text:p>
          </table:table-cell>
          <table:table-cell/>
          <table:table-cell table:formula="of:=RANK([.AC4];[.AC1:.AC10])+2" office:value-type="float" office:value="10" calcext:value-type="float">
            <text:p>10</text:p>
          </table:table-cell>
          <table:table-cell table:style-name="ce81" table:formula="of:=RAND()" office:value-type="float" office:value="0.195262922201697" calcext:value-type="float">
            <text:p>0,195262922201697</text:p>
          </table:table-cell>
          <table:table-cell table:formula="of:=RANK([.AE4];[.AE3:.AE8])" office:value-type="float" office:value="2" calcext:value-type="float">
            <text:p>2</text:p>
          </table:table-cell>
          <table:table-cell table:style-name="ce81" table:formula="of:=RAND()" office:value-type="float" office:value="0.517044920754164" calcext:value-type="float">
            <text:p>0,517044920754164</text:p>
          </table:table-cell>
          <table:table-cell table:formula="of:=RANK([.AG4];[.AG1:.AG10])" office:value-type="float" office:value="1" calcext:value-type="float">
            <text:p>1</text:p>
          </table:table-cell>
          <table:table-cell table:style-name="ce81" table:formula="of:=RAND()" office:value-type="float" office:value="0.918381222486523" calcext:value-type="float">
            <text:p>0,918381222486523</text:p>
          </table:table-cell>
          <table:table-cell table:number-columns-repeated="991"/>
        </table:table-row>
        <table:table-row table:style-name="ro3">
          <table:table-cell table:style-name="ce4" table:formula="of:=([.AB5]+3)^2" office:value-type="float" office:value="81" calcext:value-type="float">
            <text:p>81</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4" calcext:value-type="float">
            <text:p>4</text:p>
          </table:table-cell>
          <table:table-cell table:style-name="ce134" table:formula="of:=([.AB5]-2)*IF(ROUND(RAND());1;-1)" office:value-type="float" office:value="-4" calcext:value-type="float">
            <text:p>-4</text:p>
          </table:table-cell>
          <table:table-cell table:style-name="ce139" office:value-type="string" calcext:value-type="string">
            <text:p>)</text:p>
          </table:table-cell>
          <table:table-cell table:style-name="ce113" table:formula="of:=[.AF5]*IF(ROUND(RAND());1;-1)" office:value-type="float" office:value="7" calcext:value-type="float">
            <text:p>7</text:p>
          </table:table-cell>
          <table:table-cell table:style-name="ce172" office:value-type="string" calcext:value-type="string">
            <text:p>=</text:p>
          </table:table-cell>
          <table:table-cell table:style-name="ce111" table:formula="of:=ROUNDUP(RAND()*10000;RANDBETWEEN(-3;0))/CHOOSE([.AD5];0.1;0.01;0.0001;10000;100000;1000000)" office:value-type="float" office:value="100000000" calcext:value-type="float">
            <text:p>100 000 000</text:p>
          </table:table-cell>
          <table:table-cell table:style-name="ce40" office:value-type="string" calcext:value-type="string">
            <text:p>=</text:p>
          </table:table-cell>
          <table:table-cell table:style-name="ce41"/>
          <table:table-cell table:style-name="ce42"/>
          <table:table-cell table:style-name="ce51" table:formula="of:=ROUNDUP(RAND()*1000/CHOOSE(RANDBETWEEN(1;4);1;10;100;1000);RANDBETWEEN(-2;2))" office:value-type="float" office:value="30" calcext:value-type="float">
            <text:p>30</text:p>
          </table:table-cell>
          <table:table-cell table:style-name="ce40" table:formula="of:=CHOOSE([.AD5];&quot;dm²&quot;;&quot;cm²&quot;;&quot;mm²&quot;;&quot;km²&quot;;&quot;hm²&quot;;&quot;da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5]+3&amp;&quot;²&quot;" office:value-type="string" office:string-value="9²" calcext:value-type="string">
            <text:p>9²</text:p>
          </table:table-cell>
          <table:table-cell table:style-name="ce165" table:formula="of:=[.F5]" office:value-type="float" office:value="4" calcext:value-type="float">
            <text:p>4</text:p>
          </table:table-cell>
          <table:table-cell table:style-name="ce145" table:formula="of:=[.G5]*[.I5]" office:value-type="float" office:value="-28" calcext:value-type="float">
            <text:p>-28</text:p>
          </table:table-cell>
          <table:table-cell table:style-name="ce166" table:formula="of:=LEFT(TEXT([.K5];&quot;0,####E#&quot;);SEARCH(&quot;E&quot;;TEXT([.K5];&quot;0,####E#&quot;))-1)" office:value-type="string" office:string-value="1" calcext:value-type="string">
            <text:p>1</text:p>
          </table:table-cell>
          <table:table-cell table:style-name="ce167" office:value-type="string" calcext:value-type="string">
            <text:p>×<text:span text:style-name="T10">10</text:span></text:p>
          </table:table-cell>
          <table:table-cell table:style-name="ce168" table:formula="of:=RIGHT(TEXT([.K5];&quot;0,####E#&quot;);LEN(TEXT([.K5];&quot;0,####E#&quot;))-SEARCH(&quot;E&quot;;TEXT([.K5];&quot;0,####E#&quot;)))" office:value-type="string" office:string-value="8" calcext:value-type="string">
            <text:p>8</text:p>
          </table:table-cell>
          <table:table-cell table:style-name="ce48" table:formula="of:=[.O5]*CHOOSE([.AD5];0.01;0.0001;0.000001;1000000;10000;100)&amp;&quot; &quot;&amp;[.R5]" office:value-type="string" office:string-value="0,00003 m²" calcext:value-type="string">
            <text:p>0,00003 m²</text:p>
          </table:table-cell>
          <table:table-cell/>
          <table:table-cell table:formula="of:=RANK([.AC5];[.AC1:.AC10])+2" office:value-type="float" office:value="6" calcext:value-type="float">
            <text:p>6</text:p>
          </table:table-cell>
          <table:table-cell table:style-name="ce81" table:formula="of:=RAND()" office:value-type="float" office:value="0.711253712883659" calcext:value-type="float">
            <text:p>0,711253712883659</text:p>
          </table:table-cell>
          <table:table-cell table:formula="of:=RANK([.AE5];[.AE3:.AE8])" office:value-type="float" office:value="3" calcext:value-type="float">
            <text:p>3</text:p>
          </table:table-cell>
          <table:table-cell table:style-name="ce81" table:formula="of:=RAND()" office:value-type="float" office:value="0.473414946409352" calcext:value-type="float">
            <text:p>0,473414946409352</text:p>
          </table:table-cell>
          <table:table-cell table:formula="of:=RANK([.AG5];[.AG1:.AG10])" office:value-type="float" office:value="7" calcext:value-type="float">
            <text:p>7</text:p>
          </table:table-cell>
          <table:table-cell table:style-name="ce81" table:formula="of:=RAND()" office:value-type="float" office:value="0.458835190428878" calcext:value-type="float">
            <text:p>0,458835190428878</text:p>
          </table:table-cell>
          <table:table-cell table:number-columns-repeated="991"/>
        </table:table-row>
        <table:table-row table:style-name="ro3">
          <table:table-cell table:style-name="ce4" table:formula="of:=([.AB6]+3)^2" office:value-type="float" office:value="225" calcext:value-type="float">
            <text:p>225</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9" calcext:value-type="float">
            <text:p>9</text:p>
          </table:table-cell>
          <table:table-cell table:style-name="ce134" table:formula="of:=([.AB6]-2)*IF(ROUND(RAND());1;-1)" office:value-type="float" office:value="10" calcext:value-type="float">
            <text:p>10</text:p>
          </table:table-cell>
          <table:table-cell table:style-name="ce139" office:value-type="string" calcext:value-type="string">
            <text:p>)</text:p>
          </table:table-cell>
          <table:table-cell table:style-name="ce113" table:formula="of:=[.AF6]*IF(ROUND(RAND());1;-1)" office:value-type="float" office:value="10" calcext:value-type="float">
            <text:p>10</text:p>
          </table:table-cell>
          <table:table-cell table:style-name="ce172" office:value-type="string" calcext:value-type="string">
            <text:p>=</text:p>
          </table:table-cell>
          <table:table-cell table:style-name="ce111" table:formula="of:=ROUNDUP(RAND()*10000;RANDBETWEEN(-3;0))/CHOOSE([.AD6];0.1;0.01;0.0001;10000;100000;1000000)" office:value-type="float" office:value="0.5844" calcext:value-type="float">
            <text:p>0,5844</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0.06" calcext:value-type="float">
            <text:p>0,06</text:p>
          </table:table-cell>
          <table:table-cell table:style-name="ce40" table:formula="of:=CHOOSE([.AD6];&quot;dm²&quot;;&quot;cm²&quot;;&quot;mm²&quot;;&quot;km²&quot;;&quot;hm²&quot;;&quot;da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6]+3&amp;&quot;²&quot;" office:value-type="string" office:string-value="15²" calcext:value-type="string">
            <text:p>15²</text:p>
          </table:table-cell>
          <table:table-cell table:style-name="ce165" table:formula="of:=[.F6]" office:value-type="float" office:value="9" calcext:value-type="float">
            <text:p>9</text:p>
          </table:table-cell>
          <table:table-cell table:style-name="ce145" table:formula="of:=[.G6]*[.I6]" office:value-type="float" office:value="100" calcext:value-type="float">
            <text:p>100</text:p>
          </table:table-cell>
          <table:table-cell table:style-name="ce166" table:formula="of:=LEFT(TEXT([.K6];&quot;0,####E#&quot;);SEARCH(&quot;E&quot;;TEXT([.K6];&quot;0,####E#&quot;))-1)" office:value-type="string" office:string-value="5,844" calcext:value-type="string">
            <text:p>5,844</text:p>
          </table:table-cell>
          <table:table-cell table:style-name="ce167" office:value-type="string" calcext:value-type="string">
            <text:p>×<text:span text:style-name="T10">10</text:span></text:p>
          </table:table-cell>
          <table:table-cell table:style-name="ce168" table:formula="of:=RIGHT(TEXT([.K6];&quot;0,####E#&quot;);LEN(TEXT([.K6];&quot;0,####E#&quot;))-SEARCH(&quot;E&quot;;TEXT([.K6];&quot;0,####E#&quot;)))" office:value-type="string" office:string-value="-1" calcext:value-type="string">
            <text:p>-1</text:p>
          </table:table-cell>
          <table:table-cell table:style-name="ce48" table:formula="of:=[.O6]*CHOOSE([.AD6];0.01;0.0001;0.000001;1000000;10000;100)&amp;&quot; &quot;&amp;[.R6]" office:value-type="string" office:string-value="60000 m²" calcext:value-type="string">
            <text:p>60000 m²</text:p>
          </table:table-cell>
          <table:table-cell/>
          <table:table-cell table:formula="of:=RANK([.AC6];[.AC1:.AC10])+2" office:value-type="float" office:value="12" calcext:value-type="float">
            <text:p>12</text:p>
          </table:table-cell>
          <table:table-cell table:style-name="ce81" table:formula="of:=RAND()" office:value-type="float" office:value="0.0160429335085016" calcext:value-type="float">
            <text:p>0,0160429335085016</text:p>
          </table:table-cell>
          <table:table-cell table:formula="of:=RANK([.AE6];[.AE3:.AE8])" office:value-type="float" office:value="4" calcext:value-type="float">
            <text:p>4</text:p>
          </table:table-cell>
          <table:table-cell table:style-name="ce81" table:formula="of:=RAND()" office:value-type="float" office:value="0.396151711264164" calcext:value-type="float">
            <text:p>0,396151711264164</text:p>
          </table:table-cell>
          <table:table-cell table:formula="of:=RANK([.AG6];[.AG1:.AG10])" office:value-type="float" office:value="10" calcext:value-type="float">
            <text:p>10</text:p>
          </table:table-cell>
          <table:table-cell table:style-name="ce81" table:formula="of:=RAND()" office:value-type="float" office:value="0.135094123668992" calcext:value-type="float">
            <text:p>0,135094123668992</text:p>
          </table:table-cell>
          <table:table-cell table:number-columns-repeated="991"/>
        </table:table-row>
        <table:table-row table:style-name="ro3">
          <table:table-cell table:style-name="ce4" table:formula="of:=([.AB7]+3)^2" office:value-type="float" office:value="49" calcext:value-type="float">
            <text:p>4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13" calcext:value-type="float">
            <text:p>13</text:p>
          </table:table-cell>
          <table:table-cell table:style-name="ce134" table:formula="of:=([.AB7]-2)*IF(ROUND(RAND());1;-1)" office:value-type="float" office:value="-2" calcext:value-type="float">
            <text:p>-2</text:p>
          </table:table-cell>
          <table:table-cell table:style-name="ce139" office:value-type="string" calcext:value-type="string">
            <text:p>)</text:p>
          </table:table-cell>
          <table:table-cell table:style-name="ce113" table:formula="of:=[.AF7]*IF(ROUND(RAND());1;-1)" office:value-type="float" office:value="2" calcext:value-type="float">
            <text:p>2</text:p>
          </table:table-cell>
          <table:table-cell table:style-name="ce172" office:value-type="string" calcext:value-type="string">
            <text:p>=</text:p>
          </table:table-cell>
          <table:table-cell table:style-name="ce111" table:formula="of:=ROUNDUP(RAND()*10000;RANDBETWEEN(-3;0))/CHOOSE([.AD7];0.1;0.01;0.0001;10000;100000;1000000)" office:value-type="float" office:value="0.057" calcext:value-type="float">
            <text:p>0,057</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10" calcext:value-type="float">
            <text:p>10</text:p>
          </table:table-cell>
          <table:table-cell table:style-name="ce40" table:formula="of:=CHOOSE([.AD7];&quot;dm²&quot;;&quot;cm²&quot;;&quot;mm²&quot;;&quot;km²&quot;;&quot;hm²&quot;;&quot;da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7]+3&amp;&quot;²&quot;" office:value-type="string" office:string-value="7²" calcext:value-type="string">
            <text:p>7²</text:p>
          </table:table-cell>
          <table:table-cell table:style-name="ce165" table:formula="of:=[.F7]" office:value-type="float" office:value="13" calcext:value-type="float">
            <text:p>13</text:p>
          </table:table-cell>
          <table:table-cell table:style-name="ce145" table:formula="of:=[.G7]*[.I7]" office:value-type="float" office:value="-4" calcext:value-type="float">
            <text:p>-4</text:p>
          </table:table-cell>
          <table:table-cell table:style-name="ce166" table:formula="of:=LEFT(TEXT([.K7];&quot;0,####E#&quot;);SEARCH(&quot;E&quot;;TEXT([.K7];&quot;0,####E#&quot;))-1)" office:value-type="string" office:string-value="5,7" calcext:value-type="string">
            <text:p>5,7</text:p>
          </table:table-cell>
          <table:table-cell table:style-name="ce167" office:value-type="string" calcext:value-type="string">
            <text:p>×<text:span text:style-name="T10">10</text:span></text:p>
          </table:table-cell>
          <table:table-cell table:style-name="ce168" table:formula="of:=RIGHT(TEXT([.K7];&quot;0,####E#&quot;);LEN(TEXT([.K7];&quot;0,####E#&quot;))-SEARCH(&quot;E&quot;;TEXT([.K7];&quot;0,####E#&quot;)))" office:value-type="string" office:string-value="-2" calcext:value-type="string">
            <text:p>-2</text:p>
          </table:table-cell>
          <table:table-cell table:style-name="ce48" table:formula="of:=[.O7]*CHOOSE([.AD7];0.01;0.0001;0.000001;1000000;10000;100)&amp;&quot; &quot;&amp;[.R7]" office:value-type="string" office:string-value="100000 m²" calcext:value-type="string">
            <text:p>100000 m²</text:p>
          </table:table-cell>
          <table:table-cell/>
          <table:table-cell table:formula="of:=RANK([.AC7];[.AC1:.AC10])+2" office:value-type="float" office:value="4" calcext:value-type="float">
            <text:p>4</text:p>
          </table:table-cell>
          <table:table-cell table:style-name="ce81" table:formula="of:=RAND()" office:value-type="float" office:value="0.839651250398961" calcext:value-type="float">
            <text:p>0,839651250398961</text:p>
          </table:table-cell>
          <table:table-cell table:formula="of:=RANK([.AE7];[.AE3:.AE8])" office:value-type="float" office:value="5" calcext:value-type="float">
            <text:p>5</text:p>
          </table:table-cell>
          <table:table-cell table:style-name="ce81" table:formula="of:=RAND()" office:value-type="float" office:value="0.265239019837897" calcext:value-type="float">
            <text:p>0,265239019837897</text:p>
          </table:table-cell>
          <table:table-cell table:formula="of:=RANK([.AG7];[.AG1:.AG10])" office:value-type="float" office:value="2" calcext:value-type="float">
            <text:p>2</text:p>
          </table:table-cell>
          <table:table-cell table:style-name="ce81" table:formula="of:=RAND()" office:value-type="float" office:value="0.88092241075868" calcext:value-type="float">
            <text:p>0,88092241075868</text:p>
          </table:table-cell>
          <table:table-cell table:number-columns-repeated="991"/>
        </table:table-row>
        <table:table-row table:style-name="ro3">
          <table:table-cell table:style-name="ce4" table:formula="of:=([.AB8]+3)^2" office:value-type="float" office:value="196" calcext:value-type="float">
            <text:p>196</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10" calcext:value-type="float">
            <text:p>10</text:p>
          </table:table-cell>
          <table:table-cell table:style-name="ce134" table:formula="of:=([.AB8]-2)*IF(ROUND(RAND());1;-1)" office:value-type="float" office:value="-9" calcext:value-type="float">
            <text:p>-9</text:p>
          </table:table-cell>
          <table:table-cell table:style-name="ce139" office:value-type="string" calcext:value-type="string">
            <text:p>)</text:p>
          </table:table-cell>
          <table:table-cell table:style-name="ce113" table:formula="of:=[.AF8]*IF(ROUND(RAND());1;-1)" office:value-type="float" office:value="-6" calcext:value-type="float">
            <text:p>-6</text:p>
          </table:table-cell>
          <table:table-cell table:style-name="ce172" office:value-type="string" calcext:value-type="string">
            <text:p>=</text:p>
          </table:table-cell>
          <table:table-cell table:style-name="ce111" table:formula="of:=ROUNDUP(RAND()*10000;RANDBETWEEN(-3;0))/CHOOSE([.AD8];0.1;0.01;0.0001;10000;100000;1000000)" office:value-type="float" office:value="0.007323" calcext:value-type="float">
            <text:p>0,007323</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0.79" calcext:value-type="float">
            <text:p>0,79</text:p>
          </table:table-cell>
          <table:table-cell table:style-name="ce40" table:formula="of:=CHOOSE([.AD8];&quot;dm²&quot;;&quot;cm²&quot;;&quot;mm²&quot;;&quot;km²&quot;;&quot;hm²&quot;;&quot;da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8]+3&amp;&quot;²&quot;" office:value-type="string" office:string-value="14²" calcext:value-type="string">
            <text:p>14²</text:p>
          </table:table-cell>
          <table:table-cell table:style-name="ce165" table:formula="of:=[.F8]" office:value-type="float" office:value="10" calcext:value-type="float">
            <text:p>10</text:p>
          </table:table-cell>
          <table:table-cell table:style-name="ce145" table:formula="of:=[.G8]*[.I8]" office:value-type="float" office:value="54" calcext:value-type="float">
            <text:p>54</text:p>
          </table:table-cell>
          <table:table-cell table:style-name="ce166" table:formula="of:=LEFT(TEXT([.K8];&quot;0,####E#&quot;);SEARCH(&quot;E&quot;;TEXT([.K8];&quot;0,####E#&quot;))-1)" office:value-type="string" office:string-value="7,323" calcext:value-type="string">
            <text:p>7,323</text:p>
          </table:table-cell>
          <table:table-cell table:style-name="ce167" office:value-type="string" calcext:value-type="string">
            <text:p>×<text:span text:style-name="T10">10</text:span></text:p>
          </table:table-cell>
          <table:table-cell table:style-name="ce168" table:formula="of:=RIGHT(TEXT([.K8];&quot;0,####E#&quot;);LEN(TEXT([.K8];&quot;0,####E#&quot;))-SEARCH(&quot;E&quot;;TEXT([.K8];&quot;0,####E#&quot;)))" office:value-type="string" office:string-value="-3" calcext:value-type="string">
            <text:p>-3</text:p>
          </table:table-cell>
          <table:table-cell table:style-name="ce48" table:formula="of:=[.O8]*CHOOSE([.AD8];0.01;0.0001;0.000001;1000000;10000;100)&amp;&quot; &quot;&amp;[.R8]" office:value-type="string" office:string-value="79 m²" calcext:value-type="string">
            <text:p>79 m²</text:p>
          </table:table-cell>
          <table:table-cell/>
          <table:table-cell table:formula="of:=RANK([.AC8];[.AC1:.AC10])+2" office:value-type="float" office:value="11" calcext:value-type="float">
            <text:p>11</text:p>
          </table:table-cell>
          <table:table-cell table:style-name="ce81" table:formula="of:=RAND()" office:value-type="float" office:value="0.0167290151925956" calcext:value-type="float">
            <text:p>0,0167290151925956</text:p>
          </table:table-cell>
          <table:table-cell table:formula="of:=RANK([.AE8];[.AE3:.AE8])" office:value-type="float" office:value="6" calcext:value-type="float">
            <text:p>6</text:p>
          </table:table-cell>
          <table:table-cell table:style-name="ce81" table:formula="of:=RAND()" office:value-type="float" office:value="0.0098926042370217" calcext:value-type="float">
            <text:p>0,0098926042370217</text:p>
          </table:table-cell>
          <table:table-cell table:formula="of:=RANK([.AG8];[.AG1:.AG10])" office:value-type="float" office:value="6" calcext:value-type="float">
            <text:p>6</text:p>
          </table:table-cell>
          <table:table-cell table:style-name="ce81" table:formula="of:=RAND()" office:value-type="float" office:value="0.576730080522283" calcext:value-type="float">
            <text:p>0,576730080522283</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6" table:number-rows-spanned="1">
            <text:p>😕 <text:s text:c="3"/>😃 <text:s text:c="3"/>😎</text:p>
          </table:table-cell>
          <table:covered-table-cell table:number-columns-repeated="5"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40" table:formula="of:=CHOOSE([.AD9];&quot;dm²&quot;;&quot;cm²&quot;;&quot;mm²&quot;;&quot;km²&quot;;&quot;hm²&quot;;&quot;dam²&quot;)" office:value-type="string" office:string-value="" calcext:value-type="error">
            <text:p>Err :502</text:p>
          </table:covered-table-cell>
          <table:covered-table-cell table:number-columns-repeated="2" table:style-name="ce15"/>
          <table:table-cell table:number-columns-repeated="9"/>
          <table:table-cell table:formula="of:=RANK([.AC9];[.AC1:.AC10])+2" office:value-type="float" office:value="5" calcext:value-type="float">
            <text:p>5</text:p>
          </table:table-cell>
          <table:table-cell table:style-name="ce81" table:formula="of:=RAND()" office:value-type="float" office:value="0.838754959854091" calcext:value-type="float">
            <text:p>0,838754959854091</text:p>
          </table:table-cell>
          <table:table-cell table:number-columns-repeated="2"/>
          <table:table-cell table:formula="of:=RANK([.AG9];[.AG1:.AG10])" office:value-type="float" office:value="4" calcext:value-type="float">
            <text:p>4</text:p>
          </table:table-cell>
          <table:table-cell table:style-name="ce81" table:formula="of:=RAND()" office:value-type="float" office:value="0.726616962391489" calcext:value-type="float">
            <text:p>0,726616962391489</text:p>
          </table:table-cell>
          <table:table-cell table:number-columns-repeated="991"/>
        </table:table-row>
        <table:table-row table:style-name="ro4">
          <table:table-cell table:number-columns-repeated="27"/>
          <table:table-cell table:formula="of:=RANK([.AC10];[.AC1:.AC10])+2" office:value-type="float" office:value="3" calcext:value-type="float">
            <text:p>3</text:p>
          </table:table-cell>
          <table:table-cell table:style-name="ce81" table:formula="of:=RAND()" office:value-type="float" office:value="0.984329216814645" calcext:value-type="float">
            <text:p>0,984329216814645</text:p>
          </table:table-cell>
          <table:table-cell table:number-columns-repeated="2"/>
          <table:table-cell table:formula="of:=RANK([.AG10];[.AG1:.AG10])" office:value-type="float" office:value="9" calcext:value-type="float">
            <text:p>9</text:p>
          </table:table-cell>
          <table:table-cell table:style-name="ce81" table:formula="of:=RAND()" office:value-type="float" office:value="0.153560435984149" calcext:value-type="float">
            <text:p>0,153560435984149</text:p>
          </table:table-cell>
          <table:table-cell table:number-columns-repeated="991"/>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xt:span text:style-name="T6">TEST 3</text:span><text:span text:style-name="T7">e</text:span><text:span text:style-name="T6"> - Date : ………………</text:span></text:p>
          </table:table-cell>
          <table:covered-table-cell table:number-columns-repeated="7"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B</text:p>
          </table:table-cell>
          <table:table-cell table:style-name="ce23" table:number-columns-repeated="4"/>
          <table:table-cell table:number-columns-repeated="5"/>
          <table:table-cell table:formula="of:=RANK([.AC12];[.AC12:.AC21])+2" office:value-type="float" office:value="12" calcext:value-type="float">
            <text:p>12</text:p>
          </table:table-cell>
          <table:table-cell table:style-name="ce81" table:formula="of:=RAND()" office:value-type="float" office:value="0.0877270074301439" calcext:value-type="float">
            <text:p>0,0877270074301439</text:p>
          </table:table-cell>
          <table:table-cell table:number-columns-repeated="2"/>
          <table:table-cell table:formula="of:=RANK([.AG12];[.AG12:.AG21])" office:value-type="float" office:value="2" calcext:value-type="float">
            <text:p>2</text:p>
          </table:table-cell>
          <table:table-cell table:style-name="ce81" table:formula="of:=RAND()" office:value-type="float" office:value="0.91649234076986" calcext:value-type="float">
            <text:p>0,91649234076986</text:p>
          </table:table-cell>
          <table:table-cell table:number-columns-repeated="991"/>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4" table:style-name="ce16"/>
          <table:covered-table-cell table:style-name="ce131"/>
          <table:table-cell table:style-name="ce54" office:value-type="string" calcext:value-type="string" table:number-columns-spanned="4" table:number-rows-spanned="1">
            <text:p>Prénom :</text:p>
          </table:table-cell>
          <table:covered-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7400" calcext:value-type="string">
            <text:p>v7400</text:p>
          </table:table-cell>
          <table:table-cell/>
          <table:table-cell table:style-name="ce25" office:value-type="string" calcext:value-type="string" table:number-columns-spanned="7" table:number-rows-spanned="1">
            <text:p>Correction CEINTURE BLEUE 1</text:p>
          </table:table-cell>
          <table:covered-table-cell table:number-columns-repeated="2" table:style-name="ce28"/>
          <table:covered-table-cell table:number-columns-repeated="3" table:style-name="ce30"/>
          <table:covered-table-cell table:style-name="ce31"/>
          <table:table-cell/>
          <table:table-cell table:formula="of:=RANK([.AC13];[.AC12:.AC21])+2" office:value-type="float" office:value="9" calcext:value-type="float">
            <text:p>9</text:p>
          </table:table-cell>
          <table:table-cell table:style-name="ce81" table:formula="of:=RAND()" office:value-type="float" office:value="0.21894568524718" calcext:value-type="float">
            <text:p>0,21894568524718</text:p>
          </table:table-cell>
          <table:table-cell table:number-columns-repeated="2"/>
          <table:table-cell table:formula="of:=RANK([.AG13];[.AG12:.AG21])" office:value-type="float" office:value="6" calcext:value-type="float">
            <text:p>6</text:p>
          </table:table-cell>
          <table:table-cell table:style-name="ce81" table:formula="of:=RAND()" office:value-type="float" office:value="0.715166477135041" calcext:value-type="float">
            <text:p>0,715166477135041</text:p>
          </table:table-cell>
          <table:table-cell table:number-columns-repeated="991"/>
        </table:table-row>
        <table:table-row table:style-name="ro3">
          <table:table-cell table:style-name="ce55" office:value-type="string" calcext:value-type="string" table:number-columns-spanned="4" table:number-rows-spanned="1">
            <text:p>Racines des carrés parfaits</text:p>
          </table:table-cell>
          <table:covered-table-cell table:number-columns-repeated="3" table:style-name="ce38"/>
          <table:table-cell table:style-name="ce55" office:value-type="string" calcext:value-type="string" table:number-columns-spanned="6" table:number-rows-spanned="1">
            <text:p>Puissance de puissance</text:p>
          </table:table-cell>
          <table:covered-table-cell table:number-columns-repeated="5" table:style-name="ce38"/>
          <table:table-cell table:style-name="ce55" office:value-type="string" calcext:value-type="string" table:number-columns-spanned="4" table:number-rows-spanned="1">
            <text:p><text:span text:style-name="T10">É</text:span>criture scientifique</text:p>
          </table:table-cell>
          <table:covered-table-cell table:number-columns-repeated="3" table:style-name="ce38"/>
          <table:table-cell table:style-name="ce55" office:value-type="string" calcext:value-type="string" table:number-columns-spanned="4" table:number-rows-spanned="1">
            <text:p>Conversions d’unités d’aires</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12]" office:value-type="string" office:string-value="AB" calcext:value-type="string" table:number-columns-spanned="2" table:number-rows-spanned="1">
            <text:p>AB</text:p>
          </table:table-cell>
          <table:covered-table-cell table:style-name="ce87"/>
          <table:table-cell table:style-name="ce29" table:number-columns-repeated="3"/>
          <table:table-cell table:style-name="ce92" table:formula="of:=[.R13]" office:value-type="string" office:string-value="v7400" calcext:value-type="string">
            <text:p>v7400</text:p>
          </table:table-cell>
          <table:table-cell table:style-name="ce81"/>
          <table:table-cell table:formula="of:=RANK([.AC14];[.AC12:.AC21])+2" office:value-type="float" office:value="6" calcext:value-type="float">
            <text:p>6</text:p>
          </table:table-cell>
          <table:table-cell table:style-name="ce81" table:formula="of:=RAND()" office:value-type="float" office:value="0.549960605025446" calcext:value-type="float">
            <text:p>0,549960605025446</text:p>
          </table:table-cell>
          <table:table-cell table:style-name="ce81" table:formula="of:=RANK([.AE14];[.AE14:.AE19])" office:value-type="float" office:value="6" calcext:value-type="float">
            <text:p>6</text:p>
          </table:table-cell>
          <table:table-cell table:style-name="ce81" table:formula="of:=RAND()" office:value-type="float" office:value="0.0664994824378099" calcext:value-type="float">
            <text:p>0,0664994824378099</text:p>
          </table:table-cell>
          <table:table-cell table:formula="of:=RANK([.AG14];[.AG12:.AG21])" office:value-type="float" office:value="3" calcext:value-type="float">
            <text:p>3</text:p>
          </table:table-cell>
          <table:table-cell table:style-name="ce81" table:formula="of:=RAND()" office:value-type="float" office:value="0.898355090210443" calcext:value-type="float">
            <text:p>0,898355090210443</text:p>
          </table:table-cell>
          <table:table-cell table:number-columns-repeated="991"/>
        </table:table-row>
        <table:table-row table:style-name="ro3">
          <table:table-cell table:style-name="ce4" table:formula="of:=([.AB15]+3)^2" office:value-type="float" office:value="121" calcext:value-type="float">
            <text:p>121</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10" calcext:value-type="float">
            <text:p>10</text:p>
          </table:table-cell>
          <table:table-cell table:style-name="ce134" table:formula="of:=([.AB15]-2)*IF(ROUND(RAND());1;-1)" office:value-type="float" office:value="6" calcext:value-type="float">
            <text:p>6</text:p>
          </table:table-cell>
          <table:table-cell table:style-name="ce139" office:value-type="string" calcext:value-type="string">
            <text:p>)</text:p>
          </table:table-cell>
          <table:table-cell table:style-name="ce113" table:formula="of:=[.AF15]*IF(ROUND(RAND());1;-1)" office:value-type="float" office:value="8" calcext:value-type="float">
            <text:p>8</text:p>
          </table:table-cell>
          <table:table-cell table:style-name="ce172" office:value-type="string" calcext:value-type="string">
            <text:p>=</text:p>
          </table:table-cell>
          <table:table-cell table:style-name="ce111" table:formula="of:=ROUNDUP(RAND()*10000;RANDBETWEEN(-3;0))/CHOOSE([.AD15];0.1;0.01;0.0001;10000;100000;1000000)" office:value-type="float" office:value="0.00199" calcext:value-type="float">
            <text:p>0,00199</text:p>
          </table:table-cell>
          <table:table-cell table:style-name="ce40" office:value-type="string" calcext:value-type="string">
            <text:p>=</text:p>
          </table:table-cell>
          <table:table-cell table:style-name="ce41"/>
          <table:table-cell table:style-name="ce42"/>
          <table:table-cell table:style-name="ce51" table:formula="of:=ROUNDUP(RAND()*1000/CHOOSE(RANDBETWEEN(1;4);1;10;100;1000);RANDBETWEEN(-2;2))" office:value-type="float" office:value="0.3" calcext:value-type="float">
            <text:p>0,3</text:p>
          </table:table-cell>
          <table:table-cell table:style-name="ce40" table:formula="of:=CHOOSE([.AD15];&quot;dm²&quot;;&quot;cm²&quot;;&quot;mm²&quot;;&quot;km²&quot;;&quot;hm²&quot;;&quot;da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15]+3&amp;&quot;²&quot;" office:value-type="string" office:string-value="11²" calcext:value-type="string">
            <text:p>11²</text:p>
          </table:table-cell>
          <table:table-cell table:style-name="ce165" table:formula="of:=[.F15]" office:value-type="float" office:value="10" calcext:value-type="float">
            <text:p>10</text:p>
          </table:table-cell>
          <table:table-cell table:style-name="ce145" table:formula="of:=[.G15]*[.I15]" office:value-type="float" office:value="48" calcext:value-type="float">
            <text:p>48</text:p>
          </table:table-cell>
          <table:table-cell table:style-name="ce166" table:formula="of:=LEFT(TEXT([.K15];&quot;0,####E#&quot;);SEARCH(&quot;E&quot;;TEXT([.K15];&quot;0,####E#&quot;))-1)" office:value-type="string" office:string-value="1,99" calcext:value-type="string">
            <text:p>1,99</text:p>
          </table:table-cell>
          <table:table-cell table:style-name="ce167" office:value-type="string" calcext:value-type="string">
            <text:p>×<text:span text:style-name="T10">10</text:span></text:p>
          </table:table-cell>
          <table:table-cell table:style-name="ce168" table:formula="of:=RIGHT(TEXT([.K15];&quot;0,####E#&quot;);LEN(TEXT([.K15];&quot;0,####E#&quot;))-SEARCH(&quot;E&quot;;TEXT([.K15];&quot;0,####E#&quot;)))" office:value-type="string" office:string-value="-3" calcext:value-type="string">
            <text:p>-3</text:p>
          </table:table-cell>
          <table:table-cell table:style-name="ce48" table:formula="of:=[.O15]*CHOOSE([.AD15];0.01;0.0001;0.000001;1000000;10000;100)&amp;&quot; &quot;&amp;[.R15]" office:value-type="string" office:string-value="3000 m²" calcext:value-type="string">
            <text:p>3000 m²</text:p>
          </table:table-cell>
          <table:table-cell/>
          <table:table-cell table:formula="of:=RANK([.AC15];[.AC12:.AC21])+2" office:value-type="float" office:value="8" calcext:value-type="float">
            <text:p>8</text:p>
          </table:table-cell>
          <table:table-cell table:style-name="ce81" table:formula="of:=RAND()" office:value-type="float" office:value="0.334089162844099" calcext:value-type="float">
            <text:p>0,334089162844099</text:p>
          </table:table-cell>
          <table:table-cell table:formula="of:=RANK([.AE15];[.AE14:.AE19])" office:value-type="float" office:value="5" calcext:value-type="float">
            <text:p>5</text:p>
          </table:table-cell>
          <table:table-cell table:style-name="ce81" table:formula="of:=RAND()" office:value-type="float" office:value="0.511527324583433" calcext:value-type="float">
            <text:p>0,511527324583433</text:p>
          </table:table-cell>
          <table:table-cell table:formula="of:=RANK([.AG15];[.AG12:.AG21])" office:value-type="float" office:value="8" calcext:value-type="float">
            <text:p>8</text:p>
          </table:table-cell>
          <table:table-cell table:style-name="ce81" table:formula="of:=RAND()" office:value-type="float" office:value="0.194689882848621" calcext:value-type="float">
            <text:p>0,194689882848621</text:p>
          </table:table-cell>
          <table:table-cell table:number-columns-repeated="991"/>
        </table:table-row>
        <table:table-row table:style-name="ro3">
          <table:table-cell table:style-name="ce4" table:formula="of:=([.AB16]+3)^2" office:value-type="float" office:value="169" calcext:value-type="float">
            <text:p>16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3" calcext:value-type="float">
            <text:p>3</text:p>
          </table:table-cell>
          <table:table-cell table:style-name="ce134" table:formula="of:=([.AB16]-2)*IF(ROUND(RAND());1;-1)" office:value-type="float" office:value="-8" calcext:value-type="float">
            <text:p>-8</text:p>
          </table:table-cell>
          <table:table-cell table:style-name="ce139" office:value-type="string" calcext:value-type="string">
            <text:p>)</text:p>
          </table:table-cell>
          <table:table-cell table:style-name="ce113" table:formula="of:=[.AF16]*IF(ROUND(RAND());1;-1)" office:value-type="float" office:value="-9" calcext:value-type="float">
            <text:p>-9</text:p>
          </table:table-cell>
          <table:table-cell table:style-name="ce172" office:value-type="string" calcext:value-type="string">
            <text:p>=</text:p>
          </table:table-cell>
          <table:table-cell table:style-name="ce111" table:formula="of:=ROUNDUP(RAND()*10000;RANDBETWEEN(-3;0))/CHOOSE([.AD16];0.1;0.01;0.0001;10000;100000;1000000)" office:value-type="float" office:value="0.5094" calcext:value-type="float">
            <text:p>0,5094</text:p>
          </table:table-cell>
          <table:table-cell table:style-name="ce40" office:value-type="string" calcext:value-type="string">
            <text:p>=</text:p>
          </table:table-cell>
          <table:table-cell table:style-name="ce41"/>
          <table:table-cell table:style-name="ce42"/>
          <table:table-cell table:style-name="ce51" table:formula="of:=ROUNDUP(RAND()*1000/CHOOSE(RANDBETWEEN(1;4);1;10;100;1000);RANDBETWEEN(-2;2))" office:value-type="float" office:value="822" calcext:value-type="float">
            <text:p>822</text:p>
          </table:table-cell>
          <table:table-cell table:style-name="ce40" table:formula="of:=CHOOSE([.AD16];&quot;dm²&quot;;&quot;cm²&quot;;&quot;mm²&quot;;&quot;km²&quot;;&quot;hm²&quot;;&quot;da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16]+3&amp;&quot;²&quot;" office:value-type="string" office:string-value="13²" calcext:value-type="string">
            <text:p>13²</text:p>
          </table:table-cell>
          <table:table-cell table:style-name="ce165" table:formula="of:=[.F16]" office:value-type="float" office:value="3" calcext:value-type="float">
            <text:p>3</text:p>
          </table:table-cell>
          <table:table-cell table:style-name="ce145" table:formula="of:=[.G16]*[.I16]" office:value-type="float" office:value="72" calcext:value-type="float">
            <text:p>72</text:p>
          </table:table-cell>
          <table:table-cell table:style-name="ce166" table:formula="of:=LEFT(TEXT([.K16];&quot;0,####E#&quot;);SEARCH(&quot;E&quot;;TEXT([.K16];&quot;0,####E#&quot;))-1)" office:value-type="string" office:string-value="5,094" calcext:value-type="string">
            <text:p>5,094</text:p>
          </table:table-cell>
          <table:table-cell table:style-name="ce167" office:value-type="string" calcext:value-type="string">
            <text:p>×<text:span text:style-name="T10">10</text:span></text:p>
          </table:table-cell>
          <table:table-cell table:style-name="ce168" table:formula="of:=RIGHT(TEXT([.K16];&quot;0,####E#&quot;);LEN(TEXT([.K16];&quot;0,####E#&quot;))-SEARCH(&quot;E&quot;;TEXT([.K16];&quot;0,####E#&quot;)))" office:value-type="string" office:string-value="-1" calcext:value-type="string">
            <text:p>-1</text:p>
          </table:table-cell>
          <table:table-cell table:style-name="ce48" table:formula="of:=[.O16]*CHOOSE([.AD16];0.01;0.0001;0.000001;1000000;10000;100)&amp;&quot; &quot;&amp;[.R16]" office:value-type="string" office:string-value="822000000 m²" calcext:value-type="string">
            <text:p>822000000 m²</text:p>
          </table:table-cell>
          <table:table-cell/>
          <table:table-cell table:formula="of:=RANK([.AC16];[.AC12:.AC21])+2" office:value-type="float" office:value="10" calcext:value-type="float">
            <text:p>10</text:p>
          </table:table-cell>
          <table:table-cell table:style-name="ce81" table:formula="of:=RAND()" office:value-type="float" office:value="0.205591761857858" calcext:value-type="float">
            <text:p>0,205591761857858</text:p>
          </table:table-cell>
          <table:table-cell table:formula="of:=RANK([.AE16];[.AE14:.AE19])" office:value-type="float" office:value="4" calcext:value-type="float">
            <text:p>4</text:p>
          </table:table-cell>
          <table:table-cell table:style-name="ce81" table:formula="of:=RAND()" office:value-type="float" office:value="0.656368689783713" calcext:value-type="float">
            <text:p>0,656368689783713</text:p>
          </table:table-cell>
          <table:table-cell table:formula="of:=RANK([.AG16];[.AG12:.AG21])" office:value-type="float" office:value="9" calcext:value-type="float">
            <text:p>9</text:p>
          </table:table-cell>
          <table:table-cell table:style-name="ce81" table:formula="of:=RAND()" office:value-type="float" office:value="0.146128936781907" calcext:value-type="float">
            <text:p>0,146128936781907</text:p>
          </table:table-cell>
          <table:table-cell table:number-columns-repeated="991"/>
        </table:table-row>
        <table:table-row table:style-name="ro3">
          <table:table-cell table:style-name="ce4" table:formula="of:=([.AB17]+3)^2" office:value-type="float" office:value="36" calcext:value-type="float">
            <text:p>36</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3" calcext:value-type="float">
            <text:p>3</text:p>
          </table:table-cell>
          <table:table-cell table:style-name="ce134" table:formula="of:=([.AB17]-2)*IF(ROUND(RAND());1;-1)" office:value-type="float" office:value="-1" calcext:value-type="float">
            <text:p>-1</text:p>
          </table:table-cell>
          <table:table-cell table:style-name="ce139" office:value-type="string" calcext:value-type="string">
            <text:p>)</text:p>
          </table:table-cell>
          <table:table-cell table:style-name="ce113" table:formula="of:=[.AF17]*IF(ROUND(RAND());1;-1)" office:value-type="float" office:value="1" calcext:value-type="float">
            <text:p>1</text:p>
          </table:table-cell>
          <table:table-cell table:style-name="ce172" office:value-type="string" calcext:value-type="string">
            <text:p>=</text:p>
          </table:table-cell>
          <table:table-cell table:style-name="ce111" table:formula="of:=ROUNDUP(RAND()*10000;RANDBETWEEN(-3;0))/CHOOSE([.AD17];0.1;0.01;0.0001;10000;100000;1000000)" office:value-type="float" office:value="814000" calcext:value-type="float">
            <text:p>814 000</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23.4" calcext:value-type="float">
            <text:p>23,4</text:p>
          </table:table-cell>
          <table:table-cell table:style-name="ce40" table:formula="of:=CHOOSE([.AD17];&quot;dm²&quot;;&quot;cm²&quot;;&quot;mm²&quot;;&quot;km²&quot;;&quot;hm²&quot;;&quot;da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17]+3&amp;&quot;²&quot;" office:value-type="string" office:string-value="6²" calcext:value-type="string">
            <text:p>6²</text:p>
          </table:table-cell>
          <table:table-cell table:style-name="ce165" table:formula="of:=[.F17]" office:value-type="float" office:value="3" calcext:value-type="float">
            <text:p>3</text:p>
          </table:table-cell>
          <table:table-cell table:style-name="ce145" table:formula="of:=[.G17]*[.I17]" office:value-type="float" office:value="-1" calcext:value-type="float">
            <text:p>-1</text:p>
          </table:table-cell>
          <table:table-cell table:style-name="ce166" table:formula="of:=LEFT(TEXT([.K17];&quot;0,####E#&quot;);SEARCH(&quot;E&quot;;TEXT([.K17];&quot;0,####E#&quot;))-1)" office:value-type="string" office:string-value="8,14" calcext:value-type="string">
            <text:p>8,14</text:p>
          </table:table-cell>
          <table:table-cell table:style-name="ce167" office:value-type="string" calcext:value-type="string">
            <text:p>×<text:span text:style-name="T10">10</text:span></text:p>
          </table:table-cell>
          <table:table-cell table:style-name="ce168" table:formula="of:=RIGHT(TEXT([.K17];&quot;0,####E#&quot;);LEN(TEXT([.K17];&quot;0,####E#&quot;))-SEARCH(&quot;E&quot;;TEXT([.K17];&quot;0,####E#&quot;)))" office:value-type="string" office:string-value="5" calcext:value-type="string">
            <text:p>5</text:p>
          </table:table-cell>
          <table:table-cell table:style-name="ce48" table:formula="of:=[.O17]*CHOOSE([.AD17];0.01;0.0001;0.000001;1000000;10000;100)&amp;&quot; &quot;&amp;[.R17]" office:value-type="string" office:string-value="0,00234 m²" calcext:value-type="string">
            <text:p>0,00234 m²</text:p>
          </table:table-cell>
          <table:table-cell/>
          <table:table-cell table:formula="of:=RANK([.AC17];[.AC12:.AC21])+2" office:value-type="float" office:value="3" calcext:value-type="float">
            <text:p>3</text:p>
          </table:table-cell>
          <table:table-cell table:style-name="ce81" table:formula="of:=RAND()" office:value-type="float" office:value="0.977965425732483" calcext:value-type="float">
            <text:p>0,977965425732483</text:p>
          </table:table-cell>
          <table:table-cell table:formula="of:=RANK([.AE17];[.AE14:.AE19])" office:value-type="float" office:value="2" calcext:value-type="float">
            <text:p>2</text:p>
          </table:table-cell>
          <table:table-cell table:style-name="ce81" table:formula="of:=RAND()" office:value-type="float" office:value="0.781223936452996" calcext:value-type="float">
            <text:p>0,781223936452996</text:p>
          </table:table-cell>
          <table:table-cell table:formula="of:=RANK([.AG17];[.AG12:.AG21])" office:value-type="float" office:value="1" calcext:value-type="float">
            <text:p>1</text:p>
          </table:table-cell>
          <table:table-cell table:style-name="ce81" table:formula="of:=RAND()" office:value-type="float" office:value="0.977221793589125" calcext:value-type="float">
            <text:p>0,977221793589125</text:p>
          </table:table-cell>
          <table:table-cell table:number-columns-repeated="991"/>
        </table:table-row>
        <table:table-row table:style-name="ro3">
          <table:table-cell table:style-name="ce4" table:formula="of:=([.AB18]+3)^2" office:value-type="float" office:value="49" calcext:value-type="float">
            <text:p>4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4" calcext:value-type="float">
            <text:p>4</text:p>
          </table:table-cell>
          <table:table-cell table:style-name="ce134" table:formula="of:=([.AB18]-2)*IF(ROUND(RAND());1;-1)" office:value-type="float" office:value="-2" calcext:value-type="float">
            <text:p>-2</text:p>
          </table:table-cell>
          <table:table-cell table:style-name="ce139" office:value-type="string" calcext:value-type="string">
            <text:p>)</text:p>
          </table:table-cell>
          <table:table-cell table:style-name="ce113" table:formula="of:=[.AF18]*IF(ROUND(RAND());1;-1)" office:value-type="float" office:value="7" calcext:value-type="float">
            <text:p>7</text:p>
          </table:table-cell>
          <table:table-cell table:style-name="ce172" office:value-type="string" calcext:value-type="string">
            <text:p>=</text:p>
          </table:table-cell>
          <table:table-cell table:style-name="ce111" table:formula="of:=ROUNDUP(RAND()*10000;RANDBETWEEN(-3;0))/CHOOSE([.AD18];0.1;0.01;0.0001;10000;100000;1000000)" office:value-type="float" office:value="96870000" calcext:value-type="float">
            <text:p>96 870 000</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5.4" calcext:value-type="float">
            <text:p>5,4</text:p>
          </table:table-cell>
          <table:table-cell table:style-name="ce40" table:formula="of:=CHOOSE([.AD18];&quot;dm²&quot;;&quot;cm²&quot;;&quot;mm²&quot;;&quot;km²&quot;;&quot;hm²&quot;;&quot;da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18]+3&amp;&quot;²&quot;" office:value-type="string" office:string-value="7²" calcext:value-type="string">
            <text:p>7²</text:p>
          </table:table-cell>
          <table:table-cell table:style-name="ce165" table:formula="of:=[.F18]" office:value-type="float" office:value="4" calcext:value-type="float">
            <text:p>4</text:p>
          </table:table-cell>
          <table:table-cell table:style-name="ce145" table:formula="of:=[.G18]*[.I18]" office:value-type="float" office:value="-14" calcext:value-type="float">
            <text:p>-14</text:p>
          </table:table-cell>
          <table:table-cell table:style-name="ce166" table:formula="of:=LEFT(TEXT([.K18];&quot;0,####E#&quot;);SEARCH(&quot;E&quot;;TEXT([.K18];&quot;0,####E#&quot;))-1)" office:value-type="string" office:string-value="9,687" calcext:value-type="string">
            <text:p>9,687</text:p>
          </table:table-cell>
          <table:table-cell table:style-name="ce167" office:value-type="string" calcext:value-type="string">
            <text:p>×<text:span text:style-name="T10">10</text:span></text:p>
          </table:table-cell>
          <table:table-cell table:style-name="ce168" table:formula="of:=RIGHT(TEXT([.K18];&quot;0,####E#&quot;);LEN(TEXT([.K18];&quot;0,####E#&quot;))-SEARCH(&quot;E&quot;;TEXT([.K18];&quot;0,####E#&quot;)))" office:value-type="string" office:string-value="7" calcext:value-type="string">
            <text:p>7</text:p>
          </table:table-cell>
          <table:table-cell table:style-name="ce48" table:formula="of:=[.O18]*CHOOSE([.AD18];0.01;0.0001;0.000001;1000000;10000;100)&amp;&quot; &quot;&amp;[.R18]" office:value-type="string" office:string-value="0,0000054 m²" calcext:value-type="string">
            <text:p>0,0000054 m²</text:p>
          </table:table-cell>
          <table:table-cell/>
          <table:table-cell table:formula="of:=RANK([.AC18];[.AC12:.AC21])+2" office:value-type="float" office:value="4" calcext:value-type="float">
            <text:p>4</text:p>
          </table:table-cell>
          <table:table-cell table:style-name="ce81" table:formula="of:=RAND()" office:value-type="float" office:value="0.935085420684106" calcext:value-type="float">
            <text:p>0,935085420684106</text:p>
          </table:table-cell>
          <table:table-cell table:formula="of:=RANK([.AE18];[.AE14:.AE19])" office:value-type="float" office:value="3" calcext:value-type="float">
            <text:p>3</text:p>
          </table:table-cell>
          <table:table-cell table:style-name="ce81" table:formula="of:=RAND()" office:value-type="float" office:value="0.668457446153598" calcext:value-type="float">
            <text:p>0,668457446153598</text:p>
          </table:table-cell>
          <table:table-cell table:formula="of:=RANK([.AG18];[.AG12:.AG21])" office:value-type="float" office:value="7" calcext:value-type="float">
            <text:p>7</text:p>
          </table:table-cell>
          <table:table-cell table:style-name="ce81" table:formula="of:=RAND()" office:value-type="float" office:value="0.53565987392783" calcext:value-type="float">
            <text:p>0,53565987392783</text:p>
          </table:table-cell>
          <table:table-cell table:number-columns-repeated="991"/>
        </table:table-row>
        <table:table-row table:style-name="ro3">
          <table:table-cell table:style-name="ce4" table:formula="of:=([.AB19]+3)^2" office:value-type="float" office:value="196" calcext:value-type="float">
            <text:p>196</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12" calcext:value-type="float">
            <text:p>12</text:p>
          </table:table-cell>
          <table:table-cell table:style-name="ce134" table:formula="of:=([.AB19]-2)*IF(ROUND(RAND());1;-1)" office:value-type="float" office:value="9" calcext:value-type="float">
            <text:p>9</text:p>
          </table:table-cell>
          <table:table-cell table:style-name="ce139" office:value-type="string" calcext:value-type="string">
            <text:p>)</text:p>
          </table:table-cell>
          <table:table-cell table:style-name="ce113" table:formula="of:=[.AF19]*IF(ROUND(RAND());1;-1)" office:value-type="float" office:value="-5" calcext:value-type="float">
            <text:p>-5</text:p>
          </table:table-cell>
          <table:table-cell table:style-name="ce172" office:value-type="string" calcext:value-type="string">
            <text:p>=</text:p>
          </table:table-cell>
          <table:table-cell table:style-name="ce111" table:formula="of:=ROUNDUP(RAND()*10000;RANDBETWEEN(-3;0))/CHOOSE([.AD19];0.1;0.01;0.0001;10000;100000;1000000)" office:value-type="float" office:value="95000" calcext:value-type="float">
            <text:p>95 000</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1.8" calcext:value-type="float">
            <text:p>1,8</text:p>
          </table:table-cell>
          <table:table-cell table:style-name="ce40" table:formula="of:=CHOOSE([.AD19];&quot;dm²&quot;;&quot;cm²&quot;;&quot;mm²&quot;;&quot;km²&quot;;&quot;hm²&quot;;&quot;dam²&quot;)" office:value-type="string" office:string-value="dm²" calcext:value-type="string">
            <text:p>d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19]+3&amp;&quot;²&quot;" office:value-type="string" office:string-value="14²" calcext:value-type="string">
            <text:p>14²</text:p>
          </table:table-cell>
          <table:table-cell table:style-name="ce165" table:formula="of:=[.F19]" office:value-type="float" office:value="12" calcext:value-type="float">
            <text:p>12</text:p>
          </table:table-cell>
          <table:table-cell table:style-name="ce145" table:formula="of:=[.G19]*[.I19]" office:value-type="float" office:value="-45" calcext:value-type="float">
            <text:p>-45</text:p>
          </table:table-cell>
          <table:table-cell table:style-name="ce166" table:formula="of:=LEFT(TEXT([.K19];&quot;0,####E#&quot;);SEARCH(&quot;E&quot;;TEXT([.K19];&quot;0,####E#&quot;))-1)" office:value-type="string" office:string-value="9,5" calcext:value-type="string">
            <text:p>9,5</text:p>
          </table:table-cell>
          <table:table-cell table:style-name="ce167" office:value-type="string" calcext:value-type="string">
            <text:p>×<text:span text:style-name="T10">10</text:span></text:p>
          </table:table-cell>
          <table:table-cell table:style-name="ce168" table:formula="of:=RIGHT(TEXT([.K19];&quot;0,####E#&quot;);LEN(TEXT([.K19];&quot;0,####E#&quot;))-SEARCH(&quot;E&quot;;TEXT([.K19];&quot;0,####E#&quot;)))" office:value-type="string" office:string-value="4" calcext:value-type="string">
            <text:p>4</text:p>
          </table:table-cell>
          <table:table-cell table:style-name="ce48" table:formula="of:=[.O19]*CHOOSE([.AD19];0.01;0.0001;0.000001;1000000;10000;100)&amp;&quot; &quot;&amp;[.R19]" office:value-type="string" office:string-value="0,018 m²" calcext:value-type="string">
            <text:p>0,018 m²</text:p>
          </table:table-cell>
          <table:table-cell/>
          <table:table-cell table:formula="of:=RANK([.AC19];[.AC12:.AC21])+2" office:value-type="float" office:value="11" calcext:value-type="float">
            <text:p>11</text:p>
          </table:table-cell>
          <table:table-cell table:style-name="ce81" table:formula="of:=RAND()" office:value-type="float" office:value="0.111137219608913" calcext:value-type="float">
            <text:p>0,111137219608913</text:p>
          </table:table-cell>
          <table:table-cell table:formula="of:=RANK([.AE19];[.AE14:.AE19])" office:value-type="float" office:value="1" calcext:value-type="float">
            <text:p>1</text:p>
          </table:table-cell>
          <table:table-cell table:style-name="ce81" table:formula="of:=RAND()" office:value-type="float" office:value="0.850603244470182" calcext:value-type="float">
            <text:p>0,850603244470182</text:p>
          </table:table-cell>
          <table:table-cell table:formula="of:=RANK([.AG19];[.AG12:.AG21])" office:value-type="float" office:value="5" calcext:value-type="float">
            <text:p>5</text:p>
          </table:table-cell>
          <table:table-cell table:style-name="ce81" table:formula="of:=RAND()" office:value-type="float" office:value="0.748584966261247" calcext:value-type="float">
            <text:p>0,748584966261247</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6" table:number-rows-spanned="1">
            <text:p>😕 <text:s text:c="3"/>😃 <text:s text:c="3"/>😎</text:p>
          </table:table-cell>
          <table:covered-table-cell table:number-columns-repeated="5"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40" table:formula="of:=CHOOSE([.AD20];&quot;dm²&quot;;&quot;cm²&quot;;&quot;mm²&quot;;&quot;km²&quot;;&quot;hm²&quot;;&quot;dam²&quot;)" office:value-type="string" office:string-value="" calcext:value-type="error">
            <text:p>Err :502</text:p>
          </table:covered-table-cell>
          <table:covered-table-cell table:number-columns-repeated="2" table:style-name="ce15"/>
          <table:table-cell table:number-columns-repeated="9"/>
          <table:table-cell table:formula="of:=RANK([.AC20];[.AC12:.AC21])+2" office:value-type="float" office:value="5" calcext:value-type="float">
            <text:p>5</text:p>
          </table:table-cell>
          <table:table-cell table:style-name="ce81" table:formula="of:=RAND()" office:value-type="float" office:value="0.677386775700746" calcext:value-type="float">
            <text:p>0,677386775700746</text:p>
          </table:table-cell>
          <table:table-cell table:number-columns-repeated="2"/>
          <table:table-cell table:formula="of:=RANK([.AG20];[.AG12:.AG21])" office:value-type="float" office:value="10" calcext:value-type="float">
            <text:p>10</text:p>
          </table:table-cell>
          <table:table-cell table:style-name="ce81" table:formula="of:=RAND()" office:value-type="float" office:value="0.125719300799285" calcext:value-type="float">
            <text:p>0,125719300799285</text:p>
          </table:table-cell>
          <table:table-cell table:number-columns-repeated="991"/>
        </table:table-row>
        <table:table-row table:style-name="ro4">
          <table:table-cell table:number-columns-repeated="27"/>
          <table:table-cell table:formula="of:=RANK([.AC21];[.AC12:.AC21])+2" office:value-type="float" office:value="7" calcext:value-type="float">
            <text:p>7</text:p>
          </table:table-cell>
          <table:table-cell table:style-name="ce81" table:formula="of:=RAND()" office:value-type="float" office:value="0.528913536465344" calcext:value-type="float">
            <text:p>0,528913536465344</text:p>
          </table:table-cell>
          <table:table-cell table:number-columns-repeated="2"/>
          <table:table-cell table:formula="of:=RANK([.AG21];[.AG12:.AG21])" office:value-type="float" office:value="4" calcext:value-type="float">
            <text:p>4</text:p>
          </table:table-cell>
          <table:table-cell table:style-name="ce81" table:formula="of:=RAND()" office:value-type="float" office:value="0.762621767398979" calcext:value-type="float">
            <text:p>0,762621767398979</text:p>
          </table:table-cell>
          <table:table-cell table:number-columns-repeated="991"/>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xt:span text:style-name="T6">TEST 3</text:span><text:span text:style-name="T7">e</text:span><text:span text:style-name="T6"> - Date : ………………</text:span></text:p>
          </table:table-cell>
          <table:covered-table-cell table:number-columns-repeated="7"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C</text:p>
          </table:table-cell>
          <table:table-cell table:style-name="ce23" table:number-columns-repeated="4"/>
          <table:table-cell table:number-columns-repeated="5"/>
          <table:table-cell table:formula="of:=RANK([.AC23];[.AC23:.AC32])+2" office:value-type="float" office:value="7" calcext:value-type="float">
            <text:p>7</text:p>
          </table:table-cell>
          <table:table-cell table:style-name="ce81" table:formula="of:=RAND()" office:value-type="float" office:value="0.455242218678347" calcext:value-type="float">
            <text:p>0,455242218678347</text:p>
          </table:table-cell>
          <table:table-cell table:number-columns-repeated="2"/>
          <table:table-cell table:formula="of:=RANK([.AG23];[.AG23:.AG32])" office:value-type="float" office:value="2" calcext:value-type="float">
            <text:p>2</text:p>
          </table:table-cell>
          <table:table-cell table:style-name="ce81" table:formula="of:=RAND()" office:value-type="float" office:value="0.950814442674973" calcext:value-type="float">
            <text:p>0,950814442674973</text:p>
          </table:table-cell>
          <table:table-cell table:number-columns-repeated="991"/>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4" table:style-name="ce16"/>
          <table:covered-table-cell table:style-name="ce131"/>
          <table:table-cell table:style-name="ce54" office:value-type="string" calcext:value-type="string" table:number-columns-spanned="4" table:number-rows-spanned="1">
            <text:p>Prénom :</text:p>
          </table:table-cell>
          <table:covered-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7400" calcext:value-type="string">
            <text:p>v7400</text:p>
          </table:table-cell>
          <table:table-cell/>
          <table:table-cell table:style-name="ce25" office:value-type="string" calcext:value-type="string" table:number-columns-spanned="7" table:number-rows-spanned="1">
            <text:p>Correction CEINTURE BLEUE 1</text:p>
          </table:table-cell>
          <table:covered-table-cell table:number-columns-repeated="2" table:style-name="ce28"/>
          <table:covered-table-cell table:number-columns-repeated="3" table:style-name="ce30"/>
          <table:covered-table-cell table:style-name="ce31"/>
          <table:table-cell/>
          <table:table-cell table:formula="of:=RANK([.AC24];[.AC23:.AC32])+2" office:value-type="float" office:value="10" calcext:value-type="float">
            <text:p>10</text:p>
          </table:table-cell>
          <table:table-cell table:style-name="ce81" table:formula="of:=RAND()" office:value-type="float" office:value="0.267945000947354" calcext:value-type="float">
            <text:p>0,267945000947354</text:p>
          </table:table-cell>
          <table:table-cell table:number-columns-repeated="2"/>
          <table:table-cell table:formula="of:=RANK([.AG24];[.AG23:.AG32])" office:value-type="float" office:value="1" calcext:value-type="float">
            <text:p>1</text:p>
          </table:table-cell>
          <table:table-cell table:style-name="ce81" table:formula="of:=RAND()" office:value-type="float" office:value="0.971643643158862" calcext:value-type="float">
            <text:p>0,971643643158862</text:p>
          </table:table-cell>
          <table:table-cell table:number-columns-repeated="991"/>
        </table:table-row>
        <table:table-row table:style-name="ro3">
          <table:table-cell table:style-name="ce55" office:value-type="string" calcext:value-type="string" table:number-columns-spanned="4" table:number-rows-spanned="1">
            <text:p>Racines des carrés parfaits</text:p>
          </table:table-cell>
          <table:covered-table-cell table:number-columns-repeated="3" table:style-name="ce38"/>
          <table:table-cell table:style-name="ce55" office:value-type="string" calcext:value-type="string" table:number-columns-spanned="6" table:number-rows-spanned="1">
            <text:p>Puissance de puissance</text:p>
          </table:table-cell>
          <table:covered-table-cell table:number-columns-repeated="5" table:style-name="ce38"/>
          <table:table-cell table:style-name="ce55" office:value-type="string" calcext:value-type="string" table:number-columns-spanned="4" table:number-rows-spanned="1">
            <text:p><text:span text:style-name="T10">É</text:span>criture scientifique</text:p>
          </table:table-cell>
          <table:covered-table-cell table:number-columns-repeated="3" table:style-name="ce38"/>
          <table:table-cell table:style-name="ce55" office:value-type="string" calcext:value-type="string" table:number-columns-spanned="4" table:number-rows-spanned="1">
            <text:p>Conversions d’unités d’aires</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23]" office:value-type="string" office:string-value="AC" calcext:value-type="string" table:number-columns-spanned="2" table:number-rows-spanned="1">
            <text:p>AC</text:p>
          </table:table-cell>
          <table:covered-table-cell table:style-name="ce87"/>
          <table:table-cell table:style-name="ce29" table:number-columns-repeated="3"/>
          <table:table-cell table:style-name="ce92" table:formula="of:=[.R24]" office:value-type="string" office:string-value="v7400" calcext:value-type="string">
            <text:p>v7400</text:p>
          </table:table-cell>
          <table:table-cell table:style-name="ce81"/>
          <table:table-cell table:formula="of:=RANK([.AC25];[.AC23:.AC32])+2" office:value-type="float" office:value="5" calcext:value-type="float">
            <text:p>5</text:p>
          </table:table-cell>
          <table:table-cell table:style-name="ce81" table:formula="of:=RAND()" office:value-type="float" office:value="0.530239642861293" calcext:value-type="float">
            <text:p>0,530239642861293</text:p>
          </table:table-cell>
          <table:table-cell table:style-name="ce81" table:formula="of:=RANK([.AE25];[.AE25:.AE30])" office:value-type="float" office:value="6" calcext:value-type="float">
            <text:p>6</text:p>
          </table:table-cell>
          <table:table-cell table:style-name="ce81" table:formula="of:=RAND()" office:value-type="float" office:value="0.538676642037017" calcext:value-type="float">
            <text:p>0,538676642037017</text:p>
          </table:table-cell>
          <table:table-cell table:formula="of:=RANK([.AG25];[.AG23:.AG32])" office:value-type="float" office:value="8" calcext:value-type="float">
            <text:p>8</text:p>
          </table:table-cell>
          <table:table-cell table:style-name="ce81" table:formula="of:=RAND()" office:value-type="float" office:value="0.0989782621321335" calcext:value-type="float">
            <text:p>0,0989782621321335</text:p>
          </table:table-cell>
          <table:table-cell table:number-columns-repeated="991"/>
        </table:table-row>
        <table:table-row table:style-name="ro3">
          <table:table-cell table:style-name="ce4" table:formula="of:=([.AB26]+3)^2" office:value-type="float" office:value="196" calcext:value-type="float">
            <text:p>196</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11" calcext:value-type="float">
            <text:p>11</text:p>
          </table:table-cell>
          <table:table-cell table:style-name="ce134" table:formula="of:=([.AB26]-2)*IF(ROUND(RAND());1;-1)" office:value-type="float" office:value="9" calcext:value-type="float">
            <text:p>9</text:p>
          </table:table-cell>
          <table:table-cell table:style-name="ce139" office:value-type="string" calcext:value-type="string">
            <text:p>)</text:p>
          </table:table-cell>
          <table:table-cell table:style-name="ce113" table:formula="of:=[.AF26]*IF(ROUND(RAND());1;-1)" office:value-type="float" office:value="4" calcext:value-type="float">
            <text:p>4</text:p>
          </table:table-cell>
          <table:table-cell table:style-name="ce172" office:value-type="string" calcext:value-type="string">
            <text:p>=</text:p>
          </table:table-cell>
          <table:table-cell table:style-name="ce111" table:formula="of:=ROUNDUP(RAND()*10000;RANDBETWEEN(-3;0))/CHOOSE([.AD26];0.1;0.01;0.0001;10000;100000;1000000)" office:value-type="float" office:value="0.3" calcext:value-type="float">
            <text:p>0,3</text:p>
          </table:table-cell>
          <table:table-cell table:style-name="ce40" office:value-type="string" calcext:value-type="string">
            <text:p>=</text:p>
          </table:table-cell>
          <table:table-cell table:style-name="ce41"/>
          <table:table-cell table:style-name="ce42"/>
          <table:table-cell table:style-name="ce51" table:formula="of:=ROUNDUP(RAND()*1000/CHOOSE(RANDBETWEEN(1;4);1;10;100;1000);RANDBETWEEN(-2;2))" office:value-type="float" office:value="0.96" calcext:value-type="float">
            <text:p>0,96</text:p>
          </table:table-cell>
          <table:table-cell table:style-name="ce40" table:formula="of:=CHOOSE([.AD26];&quot;dm²&quot;;&quot;cm²&quot;;&quot;mm²&quot;;&quot;km²&quot;;&quot;hm²&quot;;&quot;da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26]+3&amp;&quot;²&quot;" office:value-type="string" office:string-value="14²" calcext:value-type="string">
            <text:p>14²</text:p>
          </table:table-cell>
          <table:table-cell table:style-name="ce165" table:formula="of:=[.F26]" office:value-type="float" office:value="11" calcext:value-type="float">
            <text:p>11</text:p>
          </table:table-cell>
          <table:table-cell table:style-name="ce145" table:formula="of:=[.G26]*[.I26]" office:value-type="float" office:value="36" calcext:value-type="float">
            <text:p>36</text:p>
          </table:table-cell>
          <table:table-cell table:style-name="ce166" table:formula="of:=LEFT(TEXT([.K26];&quot;0,####E#&quot;);SEARCH(&quot;E&quot;;TEXT([.K26];&quot;0,####E#&quot;))-1)" office:value-type="string" office:string-value="3" calcext:value-type="string">
            <text:p>3</text:p>
          </table:table-cell>
          <table:table-cell table:style-name="ce167" office:value-type="string" calcext:value-type="string">
            <text:p>×<text:span text:style-name="T10">10</text:span></text:p>
          </table:table-cell>
          <table:table-cell table:style-name="ce168" table:formula="of:=RIGHT(TEXT([.K26];&quot;0,####E#&quot;);LEN(TEXT([.K26];&quot;0,####E#&quot;))-SEARCH(&quot;E&quot;;TEXT([.K26];&quot;0,####E#&quot;)))" office:value-type="string" office:string-value="-1" calcext:value-type="string">
            <text:p>-1</text:p>
          </table:table-cell>
          <table:table-cell table:style-name="ce48" table:formula="of:=[.O26]*CHOOSE([.AD26];0.01;0.0001;0.000001;1000000;10000;100)&amp;&quot; &quot;&amp;[.R26]" office:value-type="string" office:string-value="960000 m²" calcext:value-type="string">
            <text:p>960000 m²</text:p>
          </table:table-cell>
          <table:table-cell/>
          <table:table-cell table:formula="of:=RANK([.AC26];[.AC23:.AC32])+2" office:value-type="float" office:value="11" calcext:value-type="float">
            <text:p>11</text:p>
          </table:table-cell>
          <table:table-cell table:style-name="ce81" table:formula="of:=RAND()" office:value-type="float" office:value="0.264021612385671" calcext:value-type="float">
            <text:p>0,264021612385671</text:p>
          </table:table-cell>
          <table:table-cell table:formula="of:=RANK([.AE26];[.AE25:.AE30])" office:value-type="float" office:value="4" calcext:value-type="float">
            <text:p>4</text:p>
          </table:table-cell>
          <table:table-cell table:style-name="ce81" table:formula="of:=RAND()" office:value-type="float" office:value="0.599116473446028" calcext:value-type="float">
            <text:p>0,599116473446028</text:p>
          </table:table-cell>
          <table:table-cell table:formula="of:=RANK([.AG26];[.AG23:.AG32])" office:value-type="float" office:value="4" calcext:value-type="float">
            <text:p>4</text:p>
          </table:table-cell>
          <table:table-cell table:style-name="ce81" table:formula="of:=RAND()" office:value-type="float" office:value="0.420849476264744" calcext:value-type="float">
            <text:p>0,420849476264744</text:p>
          </table:table-cell>
          <table:table-cell table:number-columns-repeated="991"/>
        </table:table-row>
        <table:table-row table:style-name="ro3">
          <table:table-cell table:style-name="ce4" table:formula="of:=([.AB27]+3)^2" office:value-type="float" office:value="121" calcext:value-type="float">
            <text:p>121</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2" calcext:value-type="float">
            <text:p>2</text:p>
          </table:table-cell>
          <table:table-cell table:style-name="ce134" table:formula="of:=([.AB27]-2)*IF(ROUND(RAND());1;-1)" office:value-type="float" office:value="6" calcext:value-type="float">
            <text:p>6</text:p>
          </table:table-cell>
          <table:table-cell table:style-name="ce139" office:value-type="string" calcext:value-type="string">
            <text:p>)</text:p>
          </table:table-cell>
          <table:table-cell table:style-name="ce113" table:formula="of:=[.AF27]*IF(ROUND(RAND());1;-1)" office:value-type="float" office:value="9" calcext:value-type="float">
            <text:p>9</text:p>
          </table:table-cell>
          <table:table-cell table:style-name="ce172" office:value-type="string" calcext:value-type="string">
            <text:p>=</text:p>
          </table:table-cell>
          <table:table-cell table:style-name="ce111" table:formula="of:=ROUNDUP(RAND()*10000;RANDBETWEEN(-3;0))/CHOOSE([.AD27];0.1;0.01;0.0001;10000;100000;1000000)" office:value-type="float" office:value="100000" calcext:value-type="float">
            <text:p>100 000</text:p>
          </table:table-cell>
          <table:table-cell table:style-name="ce40" office:value-type="string" calcext:value-type="string">
            <text:p>=</text:p>
          </table:table-cell>
          <table:table-cell table:style-name="ce41"/>
          <table:table-cell table:style-name="ce42"/>
          <table:table-cell table:style-name="ce51" table:formula="of:=ROUNDUP(RAND()*1000/CHOOSE(RANDBETWEEN(1;4);1;10;100;1000);RANDBETWEEN(-2;2))" office:value-type="float" office:value="98.35" calcext:value-type="float">
            <text:p>98,35</text:p>
          </table:table-cell>
          <table:table-cell table:style-name="ce40" table:formula="of:=CHOOSE([.AD27];&quot;dm²&quot;;&quot;cm²&quot;;&quot;mm²&quot;;&quot;km²&quot;;&quot;hm²&quot;;&quot;dam²&quot;)" office:value-type="string" office:string-value="dm²" calcext:value-type="string">
            <text:p>d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27]+3&amp;&quot;²&quot;" office:value-type="string" office:string-value="11²" calcext:value-type="string">
            <text:p>11²</text:p>
          </table:table-cell>
          <table:table-cell table:style-name="ce165" table:formula="of:=[.F27]" office:value-type="float" office:value="2" calcext:value-type="float">
            <text:p>2</text:p>
          </table:table-cell>
          <table:table-cell table:style-name="ce145" table:formula="of:=[.G27]*[.I27]" office:value-type="float" office:value="54" calcext:value-type="float">
            <text:p>54</text:p>
          </table:table-cell>
          <table:table-cell table:style-name="ce166" table:formula="of:=LEFT(TEXT([.K27];&quot;0,####E#&quot;);SEARCH(&quot;E&quot;;TEXT([.K27];&quot;0,####E#&quot;))-1)" office:value-type="string" office:string-value="1" calcext:value-type="string">
            <text:p>1</text:p>
          </table:table-cell>
          <table:table-cell table:style-name="ce167" office:value-type="string" calcext:value-type="string">
            <text:p>×<text:span text:style-name="T10">10</text:span></text:p>
          </table:table-cell>
          <table:table-cell table:style-name="ce168" table:formula="of:=RIGHT(TEXT([.K27];&quot;0,####E#&quot;);LEN(TEXT([.K27];&quot;0,####E#&quot;))-SEARCH(&quot;E&quot;;TEXT([.K27];&quot;0,####E#&quot;)))" office:value-type="string" office:string-value="5" calcext:value-type="string">
            <text:p>5</text:p>
          </table:table-cell>
          <table:table-cell table:style-name="ce48" table:formula="of:=[.O27]*CHOOSE([.AD27];0.01;0.0001;0.000001;1000000;10000;100)&amp;&quot; &quot;&amp;[.R27]" office:value-type="string" office:string-value="0,9835 m²" calcext:value-type="string">
            <text:p>0,9835 m²</text:p>
          </table:table-cell>
          <table:table-cell/>
          <table:table-cell table:formula="of:=RANK([.AC27];[.AC23:.AC32])+2" office:value-type="float" office:value="8" calcext:value-type="float">
            <text:p>8</text:p>
          </table:table-cell>
          <table:table-cell table:style-name="ce81" table:formula="of:=RAND()" office:value-type="float" office:value="0.434265031780462" calcext:value-type="float">
            <text:p>0,434265031780462</text:p>
          </table:table-cell>
          <table:table-cell table:formula="of:=RANK([.AE27];[.AE25:.AE30])" office:value-type="float" office:value="1" calcext:value-type="float">
            <text:p>1</text:p>
          </table:table-cell>
          <table:table-cell table:style-name="ce81" table:formula="of:=RAND()" office:value-type="float" office:value="0.860668428946606" calcext:value-type="float">
            <text:p>0,860668428946606</text:p>
          </table:table-cell>
          <table:table-cell table:formula="of:=RANK([.AG27];[.AG23:.AG32])" office:value-type="float" office:value="9" calcext:value-type="float">
            <text:p>9</text:p>
          </table:table-cell>
          <table:table-cell table:style-name="ce81" table:formula="of:=RAND()" office:value-type="float" office:value="0.0623628620487441" calcext:value-type="float">
            <text:p>0,0623628620487441</text:p>
          </table:table-cell>
          <table:table-cell table:number-columns-repeated="991"/>
        </table:table-row>
        <table:table-row table:style-name="ro3">
          <table:table-cell table:style-name="ce4" table:formula="of:=([.AB28]+3)^2" office:value-type="float" office:value="144" calcext:value-type="float">
            <text:p>144</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10" calcext:value-type="float">
            <text:p>10</text:p>
          </table:table-cell>
          <table:table-cell table:style-name="ce134" table:formula="of:=([.AB28]-2)*IF(ROUND(RAND());1;-1)" office:value-type="float" office:value="-7" calcext:value-type="float">
            <text:p>-7</text:p>
          </table:table-cell>
          <table:table-cell table:style-name="ce139" office:value-type="string" calcext:value-type="string">
            <text:p>)</text:p>
          </table:table-cell>
          <table:table-cell table:style-name="ce113" table:formula="of:=[.AF28]*IF(ROUND(RAND());1;-1)" office:value-type="float" office:value="3" calcext:value-type="float">
            <text:p>3</text:p>
          </table:table-cell>
          <table:table-cell table:style-name="ce172" office:value-type="string" calcext:value-type="string">
            <text:p>=</text:p>
          </table:table-cell>
          <table:table-cell table:style-name="ce111" table:formula="of:=ROUNDUP(RAND()*10000;RANDBETWEEN(-3;0))/CHOOSE([.AD28];0.1;0.01;0.0001;10000;100000;1000000)" office:value-type="float" office:value="75370000" calcext:value-type="float">
            <text:p>75 370 000</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1" calcext:value-type="float">
            <text:p>1</text:p>
          </table:table-cell>
          <table:table-cell table:style-name="ce40" table:formula="of:=CHOOSE([.AD28];&quot;dm²&quot;;&quot;cm²&quot;;&quot;mm²&quot;;&quot;km²&quot;;&quot;hm²&quot;;&quot;da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28]+3&amp;&quot;²&quot;" office:value-type="string" office:string-value="12²" calcext:value-type="string">
            <text:p>12²</text:p>
          </table:table-cell>
          <table:table-cell table:style-name="ce165" table:formula="of:=[.F28]" office:value-type="float" office:value="10" calcext:value-type="float">
            <text:p>10</text:p>
          </table:table-cell>
          <table:table-cell table:style-name="ce145" table:formula="of:=[.G28]*[.I28]" office:value-type="float" office:value="-21" calcext:value-type="float">
            <text:p>-21</text:p>
          </table:table-cell>
          <table:table-cell table:style-name="ce166" table:formula="of:=LEFT(TEXT([.K28];&quot;0,####E#&quot;);SEARCH(&quot;E&quot;;TEXT([.K28];&quot;0,####E#&quot;))-1)" office:value-type="string" office:string-value="7,537" calcext:value-type="string">
            <text:p>7,537</text:p>
          </table:table-cell>
          <table:table-cell table:style-name="ce167" office:value-type="string" calcext:value-type="string">
            <text:p>×<text:span text:style-name="T10">10</text:span></text:p>
          </table:table-cell>
          <table:table-cell table:style-name="ce168" table:formula="of:=RIGHT(TEXT([.K28];&quot;0,####E#&quot;);LEN(TEXT([.K28];&quot;0,####E#&quot;))-SEARCH(&quot;E&quot;;TEXT([.K28];&quot;0,####E#&quot;)))" office:value-type="string" office:string-value="7" calcext:value-type="string">
            <text:p>7</text:p>
          </table:table-cell>
          <table:table-cell table:style-name="ce48" table:formula="of:=[.O28]*CHOOSE([.AD28];0.01;0.0001;0.000001;1000000;10000;100)&amp;&quot; &quot;&amp;[.R28]" office:value-type="string" office:string-value="0,000001 m²" calcext:value-type="string">
            <text:p>0,000001 m²</text:p>
          </table:table-cell>
          <table:table-cell/>
          <table:table-cell table:formula="of:=RANK([.AC28];[.AC23:.AC32])+2" office:value-type="float" office:value="9" calcext:value-type="float">
            <text:p>9</text:p>
          </table:table-cell>
          <table:table-cell table:style-name="ce81" table:formula="of:=RAND()" office:value-type="float" office:value="0.427121040544068" calcext:value-type="float">
            <text:p>0,427121040544068</text:p>
          </table:table-cell>
          <table:table-cell table:formula="of:=RANK([.AE28];[.AE25:.AE30])" office:value-type="float" office:value="3" calcext:value-type="float">
            <text:p>3</text:p>
          </table:table-cell>
          <table:table-cell table:style-name="ce81" table:formula="of:=RAND()" office:value-type="float" office:value="0.626023382760736" calcext:value-type="float">
            <text:p>0,626023382760736</text:p>
          </table:table-cell>
          <table:table-cell table:formula="of:=RANK([.AG28];[.AG23:.AG32])" office:value-type="float" office:value="3" calcext:value-type="float">
            <text:p>3</text:p>
          </table:table-cell>
          <table:table-cell table:style-name="ce81" table:formula="of:=RAND()" office:value-type="float" office:value="0.717062599175639" calcext:value-type="float">
            <text:p>0,717062599175639</text:p>
          </table:table-cell>
          <table:table-cell table:number-columns-repeated="991"/>
        </table:table-row>
        <table:table-row table:style-name="ro3">
          <table:table-cell table:style-name="ce4" table:formula="of:=([.AB29]+3)^2" office:value-type="float" office:value="36" calcext:value-type="float">
            <text:p>36</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12" calcext:value-type="float">
            <text:p>12</text:p>
          </table:table-cell>
          <table:table-cell table:style-name="ce134" table:formula="of:=([.AB29]-2)*IF(ROUND(RAND());1;-1)" office:value-type="float" office:value="1" calcext:value-type="float">
            <text:p>1</text:p>
          </table:table-cell>
          <table:table-cell table:style-name="ce139" office:value-type="string" calcext:value-type="string">
            <text:p>)</text:p>
          </table:table-cell>
          <table:table-cell table:style-name="ce113" table:formula="of:=[.AF29]*IF(ROUND(RAND());1;-1)" office:value-type="float" office:value="-10" calcext:value-type="float">
            <text:p>-10</text:p>
          </table:table-cell>
          <table:table-cell table:style-name="ce172" office:value-type="string" calcext:value-type="string">
            <text:p>=</text:p>
          </table:table-cell>
          <table:table-cell table:style-name="ce111" table:formula="of:=ROUNDUP(RAND()*10000;RANDBETWEEN(-3;0))/CHOOSE([.AD29];0.1;0.01;0.0001;10000;100000;1000000)" office:value-type="float" office:value="0.0221" calcext:value-type="float">
            <text:p>0,0221</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10" calcext:value-type="float">
            <text:p>10</text:p>
          </table:table-cell>
          <table:table-cell table:style-name="ce40" table:formula="of:=CHOOSE([.AD29];&quot;dm²&quot;;&quot;cm²&quot;;&quot;mm²&quot;;&quot;km²&quot;;&quot;hm²&quot;;&quot;da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29]+3&amp;&quot;²&quot;" office:value-type="string" office:string-value="6²" calcext:value-type="string">
            <text:p>6²</text:p>
          </table:table-cell>
          <table:table-cell table:style-name="ce165" table:formula="of:=[.F29]" office:value-type="float" office:value="12" calcext:value-type="float">
            <text:p>12</text:p>
          </table:table-cell>
          <table:table-cell table:style-name="ce145" table:formula="of:=[.G29]*[.I29]" office:value-type="float" office:value="-10" calcext:value-type="float">
            <text:p>-10</text:p>
          </table:table-cell>
          <table:table-cell table:style-name="ce166" table:formula="of:=LEFT(TEXT([.K29];&quot;0,####E#&quot;);SEARCH(&quot;E&quot;;TEXT([.K29];&quot;0,####E#&quot;))-1)" office:value-type="string" office:string-value="2,21" calcext:value-type="string">
            <text:p>2,21</text:p>
          </table:table-cell>
          <table:table-cell table:style-name="ce167" office:value-type="string" calcext:value-type="string">
            <text:p>×<text:span text:style-name="T10">10</text:span></text:p>
          </table:table-cell>
          <table:table-cell table:style-name="ce168" table:formula="of:=RIGHT(TEXT([.K29];&quot;0,####E#&quot;);LEN(TEXT([.K29];&quot;0,####E#&quot;))-SEARCH(&quot;E&quot;;TEXT([.K29];&quot;0,####E#&quot;)))" office:value-type="string" office:string-value="-2" calcext:value-type="string">
            <text:p>-2</text:p>
          </table:table-cell>
          <table:table-cell table:style-name="ce48" table:formula="of:=[.O29]*CHOOSE([.AD29];0.01;0.0001;0.000001;1000000;10000;100)&amp;&quot; &quot;&amp;[.R29]" office:value-type="string" office:string-value="100000 m²" calcext:value-type="string">
            <text:p>100000 m²</text:p>
          </table:table-cell>
          <table:table-cell/>
          <table:table-cell table:formula="of:=RANK([.AC29];[.AC23:.AC32])+2" office:value-type="float" office:value="3" calcext:value-type="float">
            <text:p>3</text:p>
          </table:table-cell>
          <table:table-cell table:style-name="ce81" table:formula="of:=RAND()" office:value-type="float" office:value="0.818693292865249" calcext:value-type="float">
            <text:p>0,818693292865249</text:p>
          </table:table-cell>
          <table:table-cell table:formula="of:=RANK([.AE29];[.AE25:.AE30])" office:value-type="float" office:value="5" calcext:value-type="float">
            <text:p>5</text:p>
          </table:table-cell>
          <table:table-cell table:style-name="ce81" table:formula="of:=RAND()" office:value-type="float" office:value="0.551376932017132" calcext:value-type="float">
            <text:p>0,551376932017132</text:p>
          </table:table-cell>
          <table:table-cell table:formula="of:=RANK([.AG29];[.AG23:.AG32])" office:value-type="float" office:value="10" calcext:value-type="float">
            <text:p>10</text:p>
          </table:table-cell>
          <table:table-cell table:style-name="ce81" table:formula="of:=RAND()" office:value-type="float" office:value="0.0544768231025785" calcext:value-type="float">
            <text:p>0,0544768231025785</text:p>
          </table:table-cell>
          <table:table-cell table:number-columns-repeated="991"/>
        </table:table-row>
        <table:table-row table:style-name="ro3">
          <table:table-cell table:style-name="ce4" table:formula="of:=([.AB30]+3)^2"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11" calcext:value-type="float">
            <text:p>11</text:p>
          </table:table-cell>
          <table:table-cell table:style-name="ce134" table:formula="of:=([.AB30]-2)*IF(ROUND(RAND());1;-1)" office:value-type="float" office:value="2" calcext:value-type="float">
            <text:p>2</text:p>
          </table:table-cell>
          <table:table-cell table:style-name="ce139" office:value-type="string" calcext:value-type="string">
            <text:p>)</text:p>
          </table:table-cell>
          <table:table-cell table:style-name="ce113" table:formula="of:=[.AF30]*IF(ROUND(RAND());1;-1)" office:value-type="float" office:value="7" calcext:value-type="float">
            <text:p>7</text:p>
          </table:table-cell>
          <table:table-cell table:style-name="ce172" office:value-type="string" calcext:value-type="string">
            <text:p>=</text:p>
          </table:table-cell>
          <table:table-cell table:style-name="ce111" table:formula="of:=ROUNDUP(RAND()*10000;RANDBETWEEN(-3;0))/CHOOSE([.AD30];0.1;0.01;0.0001;10000;100000;1000000)" office:value-type="float" office:value="691100" calcext:value-type="float">
            <text:p>691 100</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100" calcext:value-type="float">
            <text:p>100</text:p>
          </table:table-cell>
          <table:table-cell table:style-name="ce40" table:formula="of:=CHOOSE([.AD30];&quot;dm²&quot;;&quot;cm²&quot;;&quot;mm²&quot;;&quot;km²&quot;;&quot;hm²&quot;;&quot;da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30]+3&amp;&quot;²&quot;" office:value-type="string" office:string-value="7²" calcext:value-type="string">
            <text:p>7²</text:p>
          </table:table-cell>
          <table:table-cell table:style-name="ce165" table:formula="of:=[.F30]" office:value-type="float" office:value="11" calcext:value-type="float">
            <text:p>11</text:p>
          </table:table-cell>
          <table:table-cell table:style-name="ce145" table:formula="of:=[.G30]*[.I30]" office:value-type="float" office:value="14" calcext:value-type="float">
            <text:p>14</text:p>
          </table:table-cell>
          <table:table-cell table:style-name="ce166" table:formula="of:=LEFT(TEXT([.K30];&quot;0,####E#&quot;);SEARCH(&quot;E&quot;;TEXT([.K30];&quot;0,####E#&quot;))-1)" office:value-type="string" office:string-value="6,911" calcext:value-type="string">
            <text:p>6,911</text:p>
          </table:table-cell>
          <table:table-cell table:style-name="ce167" office:value-type="string" calcext:value-type="string">
            <text:p>×<text:span text:style-name="T10">10</text:span></text:p>
          </table:table-cell>
          <table:table-cell table:style-name="ce168" table:formula="of:=RIGHT(TEXT([.K30];&quot;0,####E#&quot;);LEN(TEXT([.K30];&quot;0,####E#&quot;))-SEARCH(&quot;E&quot;;TEXT([.K30];&quot;0,####E#&quot;)))" office:value-type="string" office:string-value="5" calcext:value-type="string">
            <text:p>5</text:p>
          </table:table-cell>
          <table:table-cell table:style-name="ce48" table:formula="of:=[.O30]*CHOOSE([.AD30];0.01;0.0001;0.000001;1000000;10000;100)&amp;&quot; &quot;&amp;[.R30]" office:value-type="string" office:string-value="0,01 m²" calcext:value-type="string">
            <text:p>0,01 m²</text:p>
          </table:table-cell>
          <table:table-cell/>
          <table:table-cell table:formula="of:=RANK([.AC30];[.AC23:.AC32])+2" office:value-type="float" office:value="4" calcext:value-type="float">
            <text:p>4</text:p>
          </table:table-cell>
          <table:table-cell table:style-name="ce81" table:formula="of:=RAND()" office:value-type="float" office:value="0.663337182999808" calcext:value-type="float">
            <text:p>0,663337182999808</text:p>
          </table:table-cell>
          <table:table-cell table:formula="of:=RANK([.AE30];[.AE25:.AE30])" office:value-type="float" office:value="2" calcext:value-type="float">
            <text:p>2</text:p>
          </table:table-cell>
          <table:table-cell table:style-name="ce81" table:formula="of:=RAND()" office:value-type="float" office:value="0.712386836145664" calcext:value-type="float">
            <text:p>0,712386836145664</text:p>
          </table:table-cell>
          <table:table-cell table:formula="of:=RANK([.AG30];[.AG23:.AG32])" office:value-type="float" office:value="7" calcext:value-type="float">
            <text:p>7</text:p>
          </table:table-cell>
          <table:table-cell table:style-name="ce81" table:formula="of:=RAND()" office:value-type="float" office:value="0.177514783986239" calcext:value-type="float">
            <text:p>0,177514783986239</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6" table:number-rows-spanned="1">
            <text:p>😕 <text:s text:c="3"/>😃 <text:s text:c="3"/>😎</text:p>
          </table:table-cell>
          <table:covered-table-cell table:number-columns-repeated="5"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40" table:formula="of:=CHOOSE([.AD31];&quot;dm²&quot;;&quot;cm²&quot;;&quot;mm²&quot;;&quot;km²&quot;;&quot;hm²&quot;;&quot;dam²&quot;)" office:value-type="string" office:string-value="" calcext:value-type="error">
            <text:p>Err :502</text:p>
          </table:covered-table-cell>
          <table:covered-table-cell table:number-columns-repeated="2" table:style-name="ce15"/>
          <table:table-cell table:number-columns-repeated="9"/>
          <table:table-cell table:formula="of:=RANK([.AC31];[.AC23:.AC32])+2" office:value-type="float" office:value="6" calcext:value-type="float">
            <text:p>6</text:p>
          </table:table-cell>
          <table:table-cell table:style-name="ce81" table:formula="of:=RAND()" office:value-type="float" office:value="0.527574138306287" calcext:value-type="float">
            <text:p>0,527574138306287</text:p>
          </table:table-cell>
          <table:table-cell table:number-columns-repeated="2"/>
          <table:table-cell table:formula="of:=RANK([.AG31];[.AG23:.AG32])" office:value-type="float" office:value="6" calcext:value-type="float">
            <text:p>6</text:p>
          </table:table-cell>
          <table:table-cell table:style-name="ce81" table:formula="of:=RAND()" office:value-type="float" office:value="0.374121887901306" calcext:value-type="float">
            <text:p>0,374121887901306</text:p>
          </table:table-cell>
          <table:table-cell table:number-columns-repeated="991"/>
        </table:table-row>
        <table:table-row table:style-name="ro4">
          <table:table-cell table:number-columns-repeated="27"/>
          <table:table-cell table:formula="of:=RANK([.AC32];[.AC23:.AC32])+2" office:value-type="float" office:value="12" calcext:value-type="float">
            <text:p>12</text:p>
          </table:table-cell>
          <table:table-cell table:style-name="ce81" table:formula="of:=RAND()" office:value-type="float" office:value="0.195502783239292" calcext:value-type="float">
            <text:p>0,195502783239292</text:p>
          </table:table-cell>
          <table:table-cell table:number-columns-repeated="2"/>
          <table:table-cell table:formula="of:=RANK([.AG32];[.AG23:.AG32])" office:value-type="float" office:value="5" calcext:value-type="float">
            <text:p>5</text:p>
          </table:table-cell>
          <table:table-cell table:style-name="ce81" table:formula="of:=RAND()" office:value-type="float" office:value="0.388664039216638" calcext:value-type="float">
            <text:p>0,388664039216638</text:p>
          </table:table-cell>
          <table:table-cell table:number-columns-repeated="991"/>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1</text:p>
          </table:table-cell>
          <table:covered-table-cell table:number-columns-repeated="3"/>
          <table:table-cell table:style-name="ce11" office:value-type="string" calcext:value-type="string" table:number-columns-spanned="8" table:number-rows-spanned="1">
            <text:p><text:span text:style-name="T6">TEST 3</text:span><text:span text:style-name="T7">e</text:span><text:span text:style-name="T6"> - Date : ………………</text:span></text:p>
          </table:table-cell>
          <table:covered-table-cell table:number-columns-repeated="7"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D</text:p>
          </table:table-cell>
          <table:table-cell table:style-name="ce23" table:number-columns-repeated="4"/>
          <table:table-cell table:number-columns-repeated="5"/>
          <table:table-cell table:formula="of:=RANK([.AC34];[.AC34:.AC43])+2" office:value-type="float" office:value="5" calcext:value-type="float">
            <text:p>5</text:p>
          </table:table-cell>
          <table:table-cell table:style-name="ce81" table:formula="of:=RAND()" office:value-type="float" office:value="0.73783127329518" calcext:value-type="float">
            <text:p>0,73783127329518</text:p>
          </table:table-cell>
          <table:table-cell table:number-columns-repeated="2"/>
          <table:table-cell table:formula="of:=RANK([.AG34];[.AG34:.AG43])" office:value-type="float" office:value="1" calcext:value-type="float">
            <text:p>1</text:p>
          </table:table-cell>
          <table:table-cell table:style-name="ce81" table:formula="of:=RAND()" office:value-type="float" office:value="0.929283045793718" calcext:value-type="float">
            <text:p>0,929283045793718</text:p>
          </table:table-cell>
          <table:table-cell table:number-columns-repeated="991"/>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4" table:style-name="ce16"/>
          <table:covered-table-cell table:style-name="ce131"/>
          <table:table-cell table:style-name="ce54" office:value-type="string" calcext:value-type="string" table:number-columns-spanned="4" table:number-rows-spanned="1">
            <text:p>Prénom :</text:p>
          </table:table-cell>
          <table:covered-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7400" calcext:value-type="string">
            <text:p>v7400</text:p>
          </table:table-cell>
          <table:table-cell/>
          <table:table-cell table:style-name="ce25" office:value-type="string" calcext:value-type="string" table:number-columns-spanned="7" table:number-rows-spanned="1">
            <text:p>Correction CEINTURE BLEUE 1</text:p>
          </table:table-cell>
          <table:covered-table-cell table:number-columns-repeated="2" table:style-name="ce28"/>
          <table:covered-table-cell table:number-columns-repeated="3" table:style-name="ce30"/>
          <table:covered-table-cell table:style-name="ce31"/>
          <table:table-cell/>
          <table:table-cell table:formula="of:=RANK([.AC35];[.AC34:.AC43])+2" office:value-type="float" office:value="6" calcext:value-type="float">
            <text:p>6</text:p>
          </table:table-cell>
          <table:table-cell table:style-name="ce81" table:formula="of:=RAND()" office:value-type="float" office:value="0.578035589160464" calcext:value-type="float">
            <text:p>0,578035589160464</text:p>
          </table:table-cell>
          <table:table-cell table:number-columns-repeated="2"/>
          <table:table-cell table:formula="of:=RANK([.AG35];[.AG34:.AG43])" office:value-type="float" office:value="7" calcext:value-type="float">
            <text:p>7</text:p>
          </table:table-cell>
          <table:table-cell table:style-name="ce81" table:formula="of:=RAND()" office:value-type="float" office:value="0.474412938747207" calcext:value-type="float">
            <text:p>0,474412938747207</text:p>
          </table:table-cell>
          <table:table-cell table:number-columns-repeated="991"/>
        </table:table-row>
        <table:table-row table:style-name="ro3">
          <table:table-cell table:style-name="ce55" office:value-type="string" calcext:value-type="string" table:number-columns-spanned="4" table:number-rows-spanned="1">
            <text:p>Racines des carrés parfaits</text:p>
          </table:table-cell>
          <table:covered-table-cell table:number-columns-repeated="3" table:style-name="ce38"/>
          <table:table-cell table:style-name="ce55" office:value-type="string" calcext:value-type="string" table:number-columns-spanned="6" table:number-rows-spanned="1">
            <text:p>Puissance de puissance</text:p>
          </table:table-cell>
          <table:covered-table-cell table:number-columns-repeated="5" table:style-name="ce38"/>
          <table:table-cell table:style-name="ce55" office:value-type="string" calcext:value-type="string" table:number-columns-spanned="4" table:number-rows-spanned="1">
            <text:p><text:span text:style-name="T10">É</text:span>criture scientifique</text:p>
          </table:table-cell>
          <table:covered-table-cell table:number-columns-repeated="3" table:style-name="ce38"/>
          <table:table-cell table:style-name="ce55" office:value-type="string" calcext:value-type="string" table:number-columns-spanned="4" table:number-rows-spanned="1">
            <text:p>Conversions d’unités d’aires</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34]" office:value-type="string" office:string-value="AD" calcext:value-type="string" table:number-columns-spanned="2" table:number-rows-spanned="1">
            <text:p>AD</text:p>
          </table:table-cell>
          <table:covered-table-cell table:style-name="ce87"/>
          <table:table-cell table:style-name="ce29" table:number-columns-repeated="3"/>
          <table:table-cell table:style-name="ce92" table:formula="of:=[.R35]" office:value-type="string" office:string-value="v7400" calcext:value-type="string">
            <text:p>v7400</text:p>
          </table:table-cell>
          <table:table-cell table:style-name="ce81"/>
          <table:table-cell table:formula="of:=RANK([.AC36];[.AC34:.AC43])+2" office:value-type="float" office:value="11" calcext:value-type="float">
            <text:p>11</text:p>
          </table:table-cell>
          <table:table-cell table:style-name="ce81" table:formula="of:=RAND()" office:value-type="float" office:value="0.0670164888817584" calcext:value-type="float">
            <text:p>0,0670164888817584</text:p>
          </table:table-cell>
          <table:table-cell table:style-name="ce81" table:formula="of:=RANK([.AE36];[.AE36:.AE41])" office:value-type="float" office:value="6" calcext:value-type="float">
            <text:p>6</text:p>
          </table:table-cell>
          <table:table-cell table:style-name="ce81" table:formula="of:=RAND()" office:value-type="float" office:value="0.27579843782754" calcext:value-type="float">
            <text:p>0,27579843782754</text:p>
          </table:table-cell>
          <table:table-cell table:formula="of:=RANK([.AG36];[.AG34:.AG43])" office:value-type="float" office:value="9" calcext:value-type="float">
            <text:p>9</text:p>
          </table:table-cell>
          <table:table-cell table:style-name="ce81" table:formula="of:=RAND()" office:value-type="float" office:value="0.230845822769713" calcext:value-type="float">
            <text:p>0,230845822769713</text:p>
          </table:table-cell>
          <table:table-cell table:number-columns-repeated="991"/>
        </table:table-row>
        <table:table-row table:style-name="ro3">
          <table:table-cell table:style-name="ce4" table:formula="of:=([.AB37]+3)^2" office:value-type="float" office:value="121" calcext:value-type="float">
            <text:p>121</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2" calcext:value-type="float">
            <text:p>2</text:p>
          </table:table-cell>
          <table:table-cell table:style-name="ce134" table:formula="of:=([.AB37]-2)*IF(ROUND(RAND());1;-1)" office:value-type="float" office:value="-6" calcext:value-type="float">
            <text:p>-6</text:p>
          </table:table-cell>
          <table:table-cell table:style-name="ce139" office:value-type="string" calcext:value-type="string">
            <text:p>)</text:p>
          </table:table-cell>
          <table:table-cell table:style-name="ce113" table:formula="of:=[.AF37]*IF(ROUND(RAND());1;-1)" office:value-type="float" office:value="-6" calcext:value-type="float">
            <text:p>-6</text:p>
          </table:table-cell>
          <table:table-cell table:style-name="ce172" office:value-type="string" calcext:value-type="string">
            <text:p>=</text:p>
          </table:table-cell>
          <table:table-cell table:style-name="ce111" table:formula="of:=ROUNDUP(RAND()*10000;RANDBETWEEN(-3;0))/CHOOSE([.AD37];0.1;0.01;0.0001;10000;100000;1000000)" office:value-type="float" office:value="53700000" calcext:value-type="float">
            <text:p>53 700 000</text:p>
          </table:table-cell>
          <table:table-cell table:style-name="ce40" office:value-type="string" calcext:value-type="string">
            <text:p>=</text:p>
          </table:table-cell>
          <table:table-cell table:style-name="ce41"/>
          <table:table-cell table:style-name="ce42"/>
          <table:table-cell table:style-name="ce51" table:formula="of:=ROUNDUP(RAND()*1000/CHOOSE(RANDBETWEEN(1;4);1;10;100;1000);RANDBETWEEN(-2;2))" office:value-type="float" office:value="2.85" calcext:value-type="float">
            <text:p>2,85</text:p>
          </table:table-cell>
          <table:table-cell table:style-name="ce40" table:formula="of:=CHOOSE([.AD37];&quot;dm²&quot;;&quot;cm²&quot;;&quot;mm²&quot;;&quot;km²&quot;;&quot;hm²&quot;;&quot;da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37]+3&amp;&quot;²&quot;" office:value-type="string" office:string-value="11²" calcext:value-type="string">
            <text:p>11²</text:p>
          </table:table-cell>
          <table:table-cell table:style-name="ce165" table:formula="of:=[.F37]" office:value-type="float" office:value="2" calcext:value-type="float">
            <text:p>2</text:p>
          </table:table-cell>
          <table:table-cell table:style-name="ce145" table:formula="of:=[.G37]*[.I37]" office:value-type="float" office:value="36" calcext:value-type="float">
            <text:p>36</text:p>
          </table:table-cell>
          <table:table-cell table:style-name="ce166" table:formula="of:=LEFT(TEXT([.K37];&quot;0,####E#&quot;);SEARCH(&quot;E&quot;;TEXT([.K37];&quot;0,####E#&quot;))-1)" office:value-type="string" office:string-value="5,37" calcext:value-type="string">
            <text:p>5,37</text:p>
          </table:table-cell>
          <table:table-cell table:style-name="ce167" office:value-type="string" calcext:value-type="string">
            <text:p>×<text:span text:style-name="T10">10</text:span></text:p>
          </table:table-cell>
          <table:table-cell table:style-name="ce168" table:formula="of:=RIGHT(TEXT([.K37];&quot;0,####E#&quot;);LEN(TEXT([.K37];&quot;0,####E#&quot;))-SEARCH(&quot;E&quot;;TEXT([.K37];&quot;0,####E#&quot;)))" office:value-type="string" office:string-value="7" calcext:value-type="string">
            <text:p>7</text:p>
          </table:table-cell>
          <table:table-cell table:style-name="ce48" table:formula="of:=[.O37]*CHOOSE([.AD37];0.01;0.0001;0.000001;1000000;10000;100)&amp;&quot; &quot;&amp;[.R37]" office:value-type="string" office:string-value="0,00000285 m²" calcext:value-type="string">
            <text:p>0,00000285 m²</text:p>
          </table:table-cell>
          <table:table-cell/>
          <table:table-cell table:formula="of:=RANK([.AC37];[.AC34:.AC43])+2" office:value-type="float" office:value="8" calcext:value-type="float">
            <text:p>8</text:p>
          </table:table-cell>
          <table:table-cell table:style-name="ce81" table:formula="of:=RAND()" office:value-type="float" office:value="0.303715824297995" calcext:value-type="float">
            <text:p>0,303715824297995</text:p>
          </table:table-cell>
          <table:table-cell table:formula="of:=RANK([.AE37];[.AE36:.AE41])" office:value-type="float" office:value="3" calcext:value-type="float">
            <text:p>3</text:p>
          </table:table-cell>
          <table:table-cell table:style-name="ce81" table:formula="of:=RAND()" office:value-type="float" office:value="0.709942696412525" calcext:value-type="float">
            <text:p>0,709942696412525</text:p>
          </table:table-cell>
          <table:table-cell table:formula="of:=RANK([.AG37];[.AG34:.AG43])" office:value-type="float" office:value="6" calcext:value-type="float">
            <text:p>6</text:p>
          </table:table-cell>
          <table:table-cell table:style-name="ce81" table:formula="of:=RAND()" office:value-type="float" office:value="0.643102820226761" calcext:value-type="float">
            <text:p>0,643102820226761</text:p>
          </table:table-cell>
          <table:table-cell table:number-columns-repeated="991"/>
        </table:table-row>
        <table:table-row table:style-name="ro3">
          <table:table-cell table:style-name="ce4" table:formula="of:=([.AB38]+3)^2" office:value-type="float" office:value="144" calcext:value-type="float">
            <text:p>144</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8" calcext:value-type="float">
            <text:p>8</text:p>
          </table:table-cell>
          <table:table-cell table:style-name="ce134" table:formula="of:=([.AB38]-2)*IF(ROUND(RAND());1;-1)" office:value-type="float" office:value="-7" calcext:value-type="float">
            <text:p>-7</text:p>
          </table:table-cell>
          <table:table-cell table:style-name="ce139" office:value-type="string" calcext:value-type="string">
            <text:p>)</text:p>
          </table:table-cell>
          <table:table-cell table:style-name="ce113" table:formula="of:=[.AF38]*IF(ROUND(RAND());1;-1)" office:value-type="float" office:value="-10" calcext:value-type="float">
            <text:p>-10</text:p>
          </table:table-cell>
          <table:table-cell table:style-name="ce172" office:value-type="string" calcext:value-type="string">
            <text:p>=</text:p>
          </table:table-cell>
          <table:table-cell table:style-name="ce111" table:formula="of:=ROUNDUP(RAND()*10000;RANDBETWEEN(-3;0))/CHOOSE([.AD38];0.1;0.01;0.0001;10000;100000;1000000)" office:value-type="float" office:value="0.05102" calcext:value-type="float">
            <text:p>0,05102</text:p>
          </table:table-cell>
          <table:table-cell table:style-name="ce40" office:value-type="string" calcext:value-type="string">
            <text:p>=</text:p>
          </table:table-cell>
          <table:table-cell table:style-name="ce41"/>
          <table:table-cell table:style-name="ce42"/>
          <table:table-cell table:style-name="ce51" table:formula="of:=ROUNDUP(RAND()*1000/CHOOSE(RANDBETWEEN(1;4);1;10;100;1000);RANDBETWEEN(-2;2))" office:value-type="float" office:value="10" calcext:value-type="float">
            <text:p>10</text:p>
          </table:table-cell>
          <table:table-cell table:style-name="ce40" table:formula="of:=CHOOSE([.AD38];&quot;dm²&quot;;&quot;cm²&quot;;&quot;mm²&quot;;&quot;km²&quot;;&quot;hm²&quot;;&quot;da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38]+3&amp;&quot;²&quot;" office:value-type="string" office:string-value="12²" calcext:value-type="string">
            <text:p>12²</text:p>
          </table:table-cell>
          <table:table-cell table:style-name="ce165" table:formula="of:=[.F38]" office:value-type="float" office:value="8" calcext:value-type="float">
            <text:p>8</text:p>
          </table:table-cell>
          <table:table-cell table:style-name="ce145" table:formula="of:=[.G38]*[.I38]" office:value-type="float" office:value="70" calcext:value-type="float">
            <text:p>70</text:p>
          </table:table-cell>
          <table:table-cell table:style-name="ce166" table:formula="of:=LEFT(TEXT([.K38];&quot;0,####E#&quot;);SEARCH(&quot;E&quot;;TEXT([.K38];&quot;0,####E#&quot;))-1)" office:value-type="string" office:string-value="5,102" calcext:value-type="string">
            <text:p>5,102</text:p>
          </table:table-cell>
          <table:table-cell table:style-name="ce167" office:value-type="string" calcext:value-type="string">
            <text:p>×<text:span text:style-name="T10">10</text:span></text:p>
          </table:table-cell>
          <table:table-cell table:style-name="ce168" table:formula="of:=RIGHT(TEXT([.K38];&quot;0,####E#&quot;);LEN(TEXT([.K38];&quot;0,####E#&quot;))-SEARCH(&quot;E&quot;;TEXT([.K38];&quot;0,####E#&quot;)))" office:value-type="string" office:string-value="-2" calcext:value-type="string">
            <text:p>-2</text:p>
          </table:table-cell>
          <table:table-cell table:style-name="ce48" table:formula="of:=[.O38]*CHOOSE([.AD38];0.01;0.0001;0.000001;1000000;10000;100)&amp;&quot; &quot;&amp;[.R38]" office:value-type="string" office:string-value="100000 m²" calcext:value-type="string">
            <text:p>100000 m²</text:p>
          </table:table-cell>
          <table:table-cell/>
          <table:table-cell table:formula="of:=RANK([.AC38];[.AC34:.AC43])+2" office:value-type="float" office:value="9" calcext:value-type="float">
            <text:p>9</text:p>
          </table:table-cell>
          <table:table-cell table:style-name="ce81" table:formula="of:=RAND()" office:value-type="float" office:value="0.21738690373984" calcext:value-type="float">
            <text:p>0,21738690373984</text:p>
          </table:table-cell>
          <table:table-cell table:formula="of:=RANK([.AE38];[.AE36:.AE41])" office:value-type="float" office:value="5" calcext:value-type="float">
            <text:p>5</text:p>
          </table:table-cell>
          <table:table-cell table:style-name="ce81" table:formula="of:=RAND()" office:value-type="float" office:value="0.289260031808694" calcext:value-type="float">
            <text:p>0,289260031808694</text:p>
          </table:table-cell>
          <table:table-cell table:formula="of:=RANK([.AG38];[.AG34:.AG43])" office:value-type="float" office:value="10" calcext:value-type="float">
            <text:p>10</text:p>
          </table:table-cell>
          <table:table-cell table:style-name="ce81" table:formula="of:=RAND()" office:value-type="float" office:value="0.0110533580920349" calcext:value-type="float">
            <text:p>0,0110533580920349</text:p>
          </table:table-cell>
          <table:table-cell table:number-columns-repeated="991"/>
        </table:table-row>
        <table:table-row table:style-name="ro3">
          <table:table-cell table:style-name="ce4" table:formula="of:=([.AB39]+3)^2" office:value-type="float" office:value="36" calcext:value-type="float">
            <text:p>36</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4" calcext:value-type="float">
            <text:p>4</text:p>
          </table:table-cell>
          <table:table-cell table:style-name="ce134" table:formula="of:=([.AB39]-2)*IF(ROUND(RAND());1;-1)" office:value-type="float" office:value="1" calcext:value-type="float">
            <text:p>1</text:p>
          </table:table-cell>
          <table:table-cell table:style-name="ce139" office:value-type="string" calcext:value-type="string">
            <text:p>)</text:p>
          </table:table-cell>
          <table:table-cell table:style-name="ce113" table:formula="of:=[.AF39]*IF(ROUND(RAND());1;-1)" office:value-type="float" office:value="-8" calcext:value-type="float">
            <text:p>-8</text:p>
          </table:table-cell>
          <table:table-cell table:style-name="ce172" office:value-type="string" calcext:value-type="string">
            <text:p>=</text:p>
          </table:table-cell>
          <table:table-cell table:style-name="ce111" table:formula="of:=ROUNDUP(RAND()*10000;RANDBETWEEN(-3;0))/CHOOSE([.AD39];0.1;0.01;0.0001;10000;100000;1000000)" office:value-type="float" office:value="0.3" calcext:value-type="float">
            <text:p>0,3</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10" calcext:value-type="float">
            <text:p>10</text:p>
          </table:table-cell>
          <table:table-cell table:style-name="ce40" table:formula="of:=CHOOSE([.AD39];&quot;dm²&quot;;&quot;cm²&quot;;&quot;mm²&quot;;&quot;km²&quot;;&quot;hm²&quot;;&quot;da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39]+3&amp;&quot;²&quot;" office:value-type="string" office:string-value="6²" calcext:value-type="string">
            <text:p>6²</text:p>
          </table:table-cell>
          <table:table-cell table:style-name="ce165" table:formula="of:=[.F39]" office:value-type="float" office:value="4" calcext:value-type="float">
            <text:p>4</text:p>
          </table:table-cell>
          <table:table-cell table:style-name="ce145" table:formula="of:=[.G39]*[.I39]" office:value-type="float" office:value="-8" calcext:value-type="float">
            <text:p>-8</text:p>
          </table:table-cell>
          <table:table-cell table:style-name="ce166" table:formula="of:=LEFT(TEXT([.K39];&quot;0,####E#&quot;);SEARCH(&quot;E&quot;;TEXT([.K39];&quot;0,####E#&quot;))-1)" office:value-type="string" office:string-value="3" calcext:value-type="string">
            <text:p>3</text:p>
          </table:table-cell>
          <table:table-cell table:style-name="ce167" office:value-type="string" calcext:value-type="string">
            <text:p>×<text:span text:style-name="T10">10</text:span></text:p>
          </table:table-cell>
          <table:table-cell table:style-name="ce168" table:formula="of:=RIGHT(TEXT([.K39];&quot;0,####E#&quot;);LEN(TEXT([.K39];&quot;0,####E#&quot;))-SEARCH(&quot;E&quot;;TEXT([.K39];&quot;0,####E#&quot;)))" office:value-type="string" office:string-value="-1" calcext:value-type="string">
            <text:p>-1</text:p>
          </table:table-cell>
          <table:table-cell table:style-name="ce48" table:formula="of:=[.O39]*CHOOSE([.AD39];0.01;0.0001;0.000001;1000000;10000;100)&amp;&quot; &quot;&amp;[.R39]" office:value-type="string" office:string-value="10000000 m²" calcext:value-type="string">
            <text:p>10000000 m²</text:p>
          </table:table-cell>
          <table:table-cell/>
          <table:table-cell table:formula="of:=RANK([.AC39];[.AC34:.AC43])+2" office:value-type="float" office:value="3" calcext:value-type="float">
            <text:p>3</text:p>
          </table:table-cell>
          <table:table-cell table:style-name="ce81" table:formula="of:=RAND()" office:value-type="float" office:value="0.977925651432605" calcext:value-type="float">
            <text:p>0,977925651432605</text:p>
          </table:table-cell>
          <table:table-cell table:formula="of:=RANK([.AE39];[.AE36:.AE41])" office:value-type="float" office:value="4" calcext:value-type="float">
            <text:p>4</text:p>
          </table:table-cell>
          <table:table-cell table:style-name="ce81" table:formula="of:=RAND()" office:value-type="float" office:value="0.523496585001372" calcext:value-type="float">
            <text:p>0,523496585001372</text:p>
          </table:table-cell>
          <table:table-cell table:formula="of:=RANK([.AG39];[.AG34:.AG43])" office:value-type="float" office:value="8" calcext:value-type="float">
            <text:p>8</text:p>
          </table:table-cell>
          <table:table-cell table:style-name="ce81" table:formula="of:=RAND()" office:value-type="float" office:value="0.39716038267122" calcext:value-type="float">
            <text:p>0,39716038267122</text:p>
          </table:table-cell>
          <table:table-cell table:number-columns-repeated="991"/>
        </table:table-row>
        <table:table-row table:style-name="ro3">
          <table:table-cell table:style-name="ce4" table:formula="of:=([.AB40]+3)^2" office:value-type="float" office:value="169" calcext:value-type="float">
            <text:p>16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11" calcext:value-type="float">
            <text:p>11</text:p>
          </table:table-cell>
          <table:table-cell table:style-name="ce134" table:formula="of:=([.AB40]-2)*IF(ROUND(RAND());1;-1)" office:value-type="float" office:value="-8" calcext:value-type="float">
            <text:p>-8</text:p>
          </table:table-cell>
          <table:table-cell table:style-name="ce139" office:value-type="string" calcext:value-type="string">
            <text:p>)</text:p>
          </table:table-cell>
          <table:table-cell table:style-name="ce113" table:formula="of:=[.AF40]*IF(ROUND(RAND());1;-1)" office:value-type="float" office:value="-2" calcext:value-type="float">
            <text:p>-2</text:p>
          </table:table-cell>
          <table:table-cell table:style-name="ce172" office:value-type="string" calcext:value-type="string">
            <text:p>=</text:p>
          </table:table-cell>
          <table:table-cell table:style-name="ce111" table:formula="of:=ROUNDUP(RAND()*10000;RANDBETWEEN(-3;0))/CHOOSE([.AD40];0.1;0.01;0.0001;10000;100000;1000000)" office:value-type="float" office:value="582600" calcext:value-type="float">
            <text:p>582 600</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830" calcext:value-type="float">
            <text:p>830</text:p>
          </table:table-cell>
          <table:table-cell table:style-name="ce40" table:formula="of:=CHOOSE([.AD40];&quot;dm²&quot;;&quot;cm²&quot;;&quot;mm²&quot;;&quot;km²&quot;;&quot;hm²&quot;;&quot;da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40]+3&amp;&quot;²&quot;" office:value-type="string" office:string-value="13²" calcext:value-type="string">
            <text:p>13²</text:p>
          </table:table-cell>
          <table:table-cell table:style-name="ce165" table:formula="of:=[.F40]" office:value-type="float" office:value="11" calcext:value-type="float">
            <text:p>11</text:p>
          </table:table-cell>
          <table:table-cell table:style-name="ce145" table:formula="of:=[.G40]*[.I40]" office:value-type="float" office:value="16" calcext:value-type="float">
            <text:p>16</text:p>
          </table:table-cell>
          <table:table-cell table:style-name="ce166" table:formula="of:=LEFT(TEXT([.K40];&quot;0,####E#&quot;);SEARCH(&quot;E&quot;;TEXT([.K40];&quot;0,####E#&quot;))-1)" office:value-type="string" office:string-value="5,826" calcext:value-type="string">
            <text:p>5,826</text:p>
          </table:table-cell>
          <table:table-cell table:style-name="ce167" office:value-type="string" calcext:value-type="string">
            <text:p>×<text:span text:style-name="T10">10</text:span></text:p>
          </table:table-cell>
          <table:table-cell table:style-name="ce168" table:formula="of:=RIGHT(TEXT([.K40];&quot;0,####E#&quot;);LEN(TEXT([.K40];&quot;0,####E#&quot;))-SEARCH(&quot;E&quot;;TEXT([.K40];&quot;0,####E#&quot;)))" office:value-type="string" office:string-value="5" calcext:value-type="string">
            <text:p>5</text:p>
          </table:table-cell>
          <table:table-cell table:style-name="ce48" table:formula="of:=[.O40]*CHOOSE([.AD40];0.01;0.0001;0.000001;1000000;10000;100)&amp;&quot; &quot;&amp;[.R40]" office:value-type="string" office:string-value="0,083 m²" calcext:value-type="string">
            <text:p>0,083 m²</text:p>
          </table:table-cell>
          <table:table-cell/>
          <table:table-cell table:formula="of:=RANK([.AC40];[.AC34:.AC43])+2" office:value-type="float" office:value="10" calcext:value-type="float">
            <text:p>10</text:p>
          </table:table-cell>
          <table:table-cell table:style-name="ce81" table:formula="of:=RAND()" office:value-type="float" office:value="0.101199504129805" calcext:value-type="float">
            <text:p>0,101199504129805</text:p>
          </table:table-cell>
          <table:table-cell table:formula="of:=RANK([.AE40];[.AE36:.AE41])" office:value-type="float" office:value="2" calcext:value-type="float">
            <text:p>2</text:p>
          </table:table-cell>
          <table:table-cell table:style-name="ce81" table:formula="of:=RAND()" office:value-type="float" office:value="0.817935706553175" calcext:value-type="float">
            <text:p>0,817935706553175</text:p>
          </table:table-cell>
          <table:table-cell table:formula="of:=RANK([.AG40];[.AG34:.AG43])" office:value-type="float" office:value="2" calcext:value-type="float">
            <text:p>2</text:p>
          </table:table-cell>
          <table:table-cell table:style-name="ce81" table:formula="of:=RAND()" office:value-type="float" office:value="0.872035101072652" calcext:value-type="float">
            <text:p>0,872035101072652</text:p>
          </table:table-cell>
          <table:table-cell table:number-columns-repeated="991"/>
        </table:table-row>
        <table:table-row table:style-name="ro3">
          <table:table-cell table:style-name="ce4" table:formula="of:=([.AB41]+3)^2"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133" office:value-type="string" calcext:value-type="string">
            <text:p>(</text:p>
          </table:table-cell>
          <table:table-cell table:style-name="ce7" table:formula="of:=RANDBETWEEN(2;13)" office:value-type="float" office:value="9" calcext:value-type="float">
            <text:p>9</text:p>
          </table:table-cell>
          <table:table-cell table:style-name="ce134" table:formula="of:=([.AB41]-2)*IF(ROUND(RAND());1;-1)" office:value-type="float" office:value="2" calcext:value-type="float">
            <text:p>2</text:p>
          </table:table-cell>
          <table:table-cell table:style-name="ce139" office:value-type="string" calcext:value-type="string">
            <text:p>)</text:p>
          </table:table-cell>
          <table:table-cell table:style-name="ce113" table:formula="of:=[.AF41]*IF(ROUND(RAND());1;-1)" office:value-type="float" office:value="-4" calcext:value-type="float">
            <text:p>-4</text:p>
          </table:table-cell>
          <table:table-cell table:style-name="ce172" office:value-type="string" calcext:value-type="string">
            <text:p>=</text:p>
          </table:table-cell>
          <table:table-cell table:style-name="ce111" table:formula="of:=ROUNDUP(RAND()*10000;RANDBETWEEN(-3;0))/CHOOSE([.AD41];0.1;0.01;0.0001;10000;100000;1000000)" office:value-type="float" office:value="75230" calcext:value-type="float">
            <text:p>75 230</text:p>
          </table:table-cell>
          <table:table-cell table:style-name="ce40" office:value-type="string" calcext:value-type="string">
            <text:p>=</text:p>
          </table:table-cell>
          <table:table-cell table:style-name="ce143"/>
          <table:table-cell table:style-name="ce42"/>
          <table:table-cell table:style-name="ce51" table:formula="of:=ROUNDUP(RAND()*1000/CHOOSE(RANDBETWEEN(1;4);1;10;100;1000);RANDBETWEEN(-2;2))" office:value-type="float" office:value="685" calcext:value-type="float">
            <text:p>685</text:p>
          </table:table-cell>
          <table:table-cell table:style-name="ce40" table:formula="of:=CHOOSE([.AD41];&quot;dm²&quot;;&quot;cm²&quot;;&quot;mm²&quot;;&quot;km²&quot;;&quot;hm²&quot;;&quot;dam²&quot;)" office:value-type="string" office:string-value="dm²" calcext:value-type="string">
            <text:p>dm²</text:p>
          </table:table-cell>
          <table:table-cell table:style-name="ce40" office:value-type="string" calcext:value-type="string">
            <text:p>=</text:p>
          </table:table-cell>
          <table:table-cell table:style-name="ce52" office:value-type="string" calcext:value-type="string">
            <text:p>m²</text:p>
          </table:table-cell>
          <table:table-cell/>
          <table:table-cell table:style-name="ce27" table:formula="of:=[.AB41]+3&amp;&quot;²&quot;" office:value-type="string" office:string-value="7²" calcext:value-type="string">
            <text:p>7²</text:p>
          </table:table-cell>
          <table:table-cell table:style-name="ce165" table:formula="of:=[.F41]" office:value-type="float" office:value="9" calcext:value-type="float">
            <text:p>9</text:p>
          </table:table-cell>
          <table:table-cell table:style-name="ce145" table:formula="of:=[.G41]*[.I41]" office:value-type="float" office:value="-8" calcext:value-type="float">
            <text:p>-8</text:p>
          </table:table-cell>
          <table:table-cell table:style-name="ce166" table:formula="of:=LEFT(TEXT([.K41];&quot;0,####E#&quot;);SEARCH(&quot;E&quot;;TEXT([.K41];&quot;0,####E#&quot;))-1)" office:value-type="string" office:string-value="7,523" calcext:value-type="string">
            <text:p>7,523</text:p>
          </table:table-cell>
          <table:table-cell table:style-name="ce167" office:value-type="string" calcext:value-type="string">
            <text:p>×<text:span text:style-name="T10">10</text:span></text:p>
          </table:table-cell>
          <table:table-cell table:style-name="ce168" table:formula="of:=RIGHT(TEXT([.K41];&quot;0,####E#&quot;);LEN(TEXT([.K41];&quot;0,####E#&quot;))-SEARCH(&quot;E&quot;;TEXT([.K41];&quot;0,####E#&quot;)))" office:value-type="string" office:string-value="4" calcext:value-type="string">
            <text:p>4</text:p>
          </table:table-cell>
          <table:table-cell table:style-name="ce48" table:formula="of:=[.O41]*CHOOSE([.AD41];0.01;0.0001;0.000001;1000000;10000;100)&amp;&quot; &quot;&amp;[.R41]" office:value-type="string" office:string-value="6,85 m²" calcext:value-type="string">
            <text:p>6,85 m²</text:p>
          </table:table-cell>
          <table:table-cell/>
          <table:table-cell table:formula="of:=RANK([.AC41];[.AC34:.AC43])+2" office:value-type="float" office:value="4" calcext:value-type="float">
            <text:p>4</text:p>
          </table:table-cell>
          <table:table-cell table:style-name="ce81" table:formula="of:=RAND()" office:value-type="float" office:value="0.836034983743879" calcext:value-type="float">
            <text:p>0,836034983743879</text:p>
          </table:table-cell>
          <table:table-cell table:formula="of:=RANK([.AE41];[.AE36:.AE41])" office:value-type="float" office:value="1" calcext:value-type="float">
            <text:p>1</text:p>
          </table:table-cell>
          <table:table-cell table:style-name="ce81" table:formula="of:=RAND()" office:value-type="float" office:value="0.992140262353473" calcext:value-type="float">
            <text:p>0,992140262353473</text:p>
          </table:table-cell>
          <table:table-cell table:formula="of:=RANK([.AG41];[.AG34:.AG43])" office:value-type="float" office:value="4" calcext:value-type="float">
            <text:p>4</text:p>
          </table:table-cell>
          <table:table-cell table:style-name="ce81" table:formula="of:=RAND()" office:value-type="float" office:value="0.69026266091903" calcext:value-type="float">
            <text:p>0,69026266091903</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6" table:number-rows-spanned="1">
            <text:p>😕 <text:s text:c="3"/>😃 <text:s text:c="3"/>😎</text:p>
          </table:table-cell>
          <table:covered-table-cell table:number-columns-repeated="5"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40" table:formula="of:=CHOOSE([.AD42];&quot;dm²&quot;;&quot;cm²&quot;;&quot;mm²&quot;;&quot;km²&quot;;&quot;hm²&quot;;&quot;dam²&quot;)" office:value-type="string" office:string-value="" calcext:value-type="error">
            <text:p>Err :502</text:p>
          </table:covered-table-cell>
          <table:covered-table-cell table:number-columns-repeated="2" table:style-name="ce15"/>
          <table:table-cell table:number-columns-repeated="9"/>
          <table:table-cell table:formula="of:=RANK([.AC42];[.AC34:.AC43])+2" office:value-type="float" office:value="12" calcext:value-type="float">
            <text:p>12</text:p>
          </table:table-cell>
          <table:table-cell table:style-name="ce81" table:formula="of:=RAND()" office:value-type="float" office:value="0.0614814416200668" calcext:value-type="float">
            <text:p>0,0614814416200668</text:p>
          </table:table-cell>
          <table:table-cell table:number-columns-repeated="2"/>
          <table:table-cell table:formula="of:=RANK([.AG42];[.AG34:.AG43])" office:value-type="float" office:value="5" calcext:value-type="float">
            <text:p>5</text:p>
          </table:table-cell>
          <table:table-cell table:style-name="ce81" table:formula="of:=RAND()" office:value-type="float" office:value="0.651505687579625" calcext:value-type="float">
            <text:p>0,651505687579625</text:p>
          </table:table-cell>
          <table:table-cell table:number-columns-repeated="991"/>
        </table:table-row>
        <table:table-row table:style-name="ro4">
          <table:table-cell table:number-columns-repeated="27"/>
          <table:table-cell table:formula="of:=RANK([.AC43];[.AC34:.AC43])+2" office:value-type="float" office:value="7" calcext:value-type="float">
            <text:p>7</text:p>
          </table:table-cell>
          <table:table-cell table:style-name="ce81" table:formula="of:=RAND()" office:value-type="float" office:value="0.524767283574382" calcext:value-type="float">
            <text:p>0,524767283574382</text:p>
          </table:table-cell>
          <table:table-cell table:number-columns-repeated="2"/>
          <table:table-cell table:formula="of:=RANK([.AG43];[.AG34:.AG43])" office:value-type="float" office:value="3" calcext:value-type="float">
            <text:p>3</text:p>
          </table:table-cell>
          <table:table-cell table:style-name="ce81" table:formula="of:=RAND()" office:value-type="float" office:value="0.69484054352211" calcext:value-type="float">
            <text:p>0,69484054352211</text:p>
          </table:table-cell>
          <table:table-cell table:number-columns-repeated="991"/>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Bleue 2" table:style-name="ta5" table:print-ranges="'Ceinture Bleue 2'.A1:'Ceinture Bleue 2'.V44 'Ceinture Bleue 2'.X1:'Ceinture Bleue 2'.AB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6" form:id="control6"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Bleue2?language=Basic&amp;location=document" xlink:type="simple"/>
              </office:event-listeners>
            </form:button>
          </form:form>
        </office:forms>
        <table:shapes>
          <draw:control draw:z-index="0" draw:style-name="gr6" draw:text-style-name="P2" svg:width="1.651cm" svg:height="0.749cm" svg:x="49.624cm" svg:y="0.369cm" draw:control="control6"/>
        </table:shapes>
        <table:table-column table:style-name="co90" table:default-cell-style-name="Default"/>
        <table:table-column table:style-name="co91" table:default-cell-style-name="Default"/>
        <table:table-column table:style-name="co46" table:default-cell-style-name="Default"/>
        <table:table-column table:style-name="co92" table:default-cell-style-name="Default"/>
        <table:table-column table:style-name="co37" table:default-cell-style-name="Default"/>
        <table:table-column table:style-name="co2" table:default-cell-style-name="Default"/>
        <table:table-column table:style-name="co6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5" table:default-cell-style-name="Default"/>
        <table:table-column table:style-name="co96" table:default-cell-style-name="Default"/>
        <table:table-column table:style-name="co95" table:default-cell-style-name="Default"/>
        <table:table-column table:style-name="co89" table:default-cell-style-name="Default"/>
        <table:table-column table:style-name="co97" table:default-cell-style-name="Default"/>
        <table:table-column table:style-name="co98" table:default-cell-style-name="Default"/>
        <table:table-column table:style-name="co99" table:default-cell-style-name="Default"/>
        <table:table-column table:style-name="co53" table:default-cell-style-name="Default"/>
        <table:table-column table:style-name="co3" table:default-cell-style-name="Default"/>
        <table:table-column table:style-name="co36" table:default-cell-style-name="Default"/>
        <table:table-column table:style-name="co41" table:default-cell-style-name="Default"/>
        <table:table-column table:style-name="co100" table:default-cell-style-name="Default"/>
        <table:table-column table:style-name="co101" table:default-cell-style-name="Default"/>
        <table:table-column table:style-name="co73" table:default-cell-style-name="Default"/>
        <table:table-column table:style-name="co102" table:default-cell-style-name="Default"/>
        <table:table-column table:style-name="co52" table:default-cell-style-name="Default"/>
        <table:table-column table:style-name="co103" table:default-cell-style-name="Default"/>
        <table:table-column table:style-name="co78" table:default-cell-style-name="Default"/>
        <table:table-column table:style-name="co21" table:default-cell-style-name="Default"/>
        <table:table-column table:style-name="co62" table:default-cell-style-name="Default"/>
        <table:table-column table:style-name="co25" table:default-cell-style-name="Default"/>
        <table:table-column table:style-name="co62" table:default-cell-style-name="Default"/>
        <table:table-column table:style-name="co23" table:default-cell-style-name="Default"/>
        <table:table-column table:style-name="co104" table:default-cell-style-name="Default"/>
        <table:table-column table:style-name="co4" table:number-columns-repeated="989" table:default-cell-style-name="Default"/>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11"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5"/>
          <table:covered-table-cell table:style-name="ce78"/>
          <table:covered-table-cell table:number-columns-repeated="3"/>
          <table:covered-table-cell table:style-name="ce78"/>
          <table:table-cell table:style-name="ce21" office:value-type="string" calcext:value-type="string">
            <text:p>AA</text:p>
          </table:table-cell>
          <table:table-cell table:style-name="ce23" table:number-columns-repeated="3"/>
          <table:table-cell table:number-columns-repeated="4"/>
          <table:table-cell table:formula="of:=RANK([.AE1];[.AE1:.AE10])+2" office:value-type="float" office:value="11" calcext:value-type="float">
            <text:p>11</text:p>
          </table:table-cell>
          <table:table-cell table:style-name="ce81" table:formula="of:=RAND()" office:value-type="float" office:value="0.0926997516553806" calcext:value-type="float">
            <text:p>0,0926997516553806</text:p>
          </table:table-cell>
          <table:table-cell table:number-columns-repeated="2"/>
          <table:table-cell table:formula="of:=RANK([.AI1];[.AI1:.AI10])" office:value-type="float" office:value="3" calcext:value-type="float">
            <text:p>3</text:p>
          </table:table-cell>
          <table:table-cell table:style-name="ce81" table:formula="of:=RAND()" office:value-type="float" office:value="0.547481689961781" calcext:value-type="float">
            <text:p>0,547481689961781</text:p>
          </table:table-cell>
          <table:table-cell table:number-columns-repeated="989"/>
        </table:table-row>
        <table:table-row table:style-name="ro2">
          <table:covered-table-cell table:number-columns-repeated="2" table:style-name="ce5"/>
          <table:covered-table-cell table:number-columns-repeated="2"/>
          <table:table-cell table:style-name="ce54" office:value-type="string" calcext:value-type="string" table:number-columns-spanned="4" table:number-rows-spanned="1">
            <text:p>NOM :</text:p>
          </table:table-cell>
          <table:covered-table-cell table:number-columns-repeated="2" table:style-name="ce13"/>
          <table:covered-table-cell/>
          <table:table-cell table:style-name="ce54" office:value-type="string" calcext:value-type="string" table:number-columns-spanned="8" table:number-rows-spanned="1">
            <text:p>Prénom :</text:p>
          </table:table-cell>
          <table:covered-table-cell table:style-name="ce131"/>
          <table:covered-table-cell table:number-columns-repeated="5" table:style-name="ce132"/>
          <table:covered-table-cell table:style-name="ce131"/>
          <table:table-cell table:style-name="ce54" office:value-type="string" calcext:value-type="string" table:number-columns-spanned="5" table:number-rows-spanned="1">
            <text:p>Classe :</text:p>
          </table:table-cell>
          <table:covered-table-cell table:number-columns-repeated="3"/>
          <table:covered-table-cell table:style-name="ce79"/>
          <table:table-cell table:style-name="ce22" table:formula="of:=&quot;v&quot;&amp;ROUND(RAND()*10000;0)" office:value-type="string" office:string-value="v7962" calcext:value-type="string">
            <text:p>v7962</text:p>
          </table:table-cell>
          <table:table-cell/>
          <table:table-cell table:style-name="ce25" office:value-type="string" calcext:value-type="string" table:number-columns-spanned="5" table:number-rows-spanned="1">
            <text:p>Correction CEINTURE BLEUE 2</text:p>
          </table:table-cell>
          <table:covered-table-cell table:style-name="ce28"/>
          <table:covered-table-cell table:number-columns-repeated="2" table:style-name="ce30"/>
          <table:covered-table-cell table:style-name="ce31"/>
          <table:table-cell/>
          <table:table-cell table:formula="of:=RANK([.AE2];[.AE1:.AE10])+2" office:value-type="float" office:value="5" calcext:value-type="float">
            <text:p>5</text:p>
          </table:table-cell>
          <table:table-cell table:style-name="ce81" table:formula="of:=RAND()" office:value-type="float" office:value="0.428547108875425" calcext:value-type="float">
            <text:p>0,428547108875425</text:p>
          </table:table-cell>
          <table:table-cell table:number-columns-repeated="2"/>
          <table:table-cell table:formula="of:=RANK([.AI2];[.AI1:.AI10])" office:value-type="float" office:value="6" calcext:value-type="float">
            <text:p>6</text:p>
          </table:table-cell>
          <table:table-cell table:style-name="ce81" table:formula="of:=RAND()" office:value-type="float" office:value="0.261177159860067" calcext:value-type="float">
            <text:p>0,261177159860067</text:p>
          </table:table-cell>
          <table:table-cell table:number-columns-repeated="989"/>
        </table:table-row>
        <table:table-row table:style-name="ro1">
          <table:table-cell table:style-name="ce55" office:value-type="string" calcext:value-type="string" table:number-columns-spanned="4" table:number-rows-spanned="1">
            <text:p>Division euclidienne</text:p>
          </table:table-cell>
          <table:covered-table-cell table:number-columns-repeated="3" table:style-name="ce38"/>
          <table:table-cell table:style-name="ce55" office:value-type="string" calcext:value-type="string" table:number-columns-spanned="4" table:number-rows-spanned="1">
            <text:p>Conversion heures</text:p>
          </table:table-cell>
          <table:covered-table-cell table:number-columns-repeated="3" table:style-name="ce38"/>
          <table:table-cell table:style-name="ce55"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55" office:value-type="string" calcext:value-type="string" table:number-columns-spanned="6" table:number-rows-spanned="1">
            <text:p>Puissance d’un nombre</text:p>
          </table:table-cell>
          <table:covered-table-cell table:number-columns-repeated="5"/>
          <table:table-cell table:style-name="ce81"/>
          <table:table-cell table:style-name="ce82" office:value-type="string" calcext:value-type="string">
            <text:p>3<text:span text:style-name="T2">e</text:span></text:p>
          </table:table-cell>
          <table:table-cell table:style-name="ce87" table:formula="of:=[.V1]" office:value-type="string" office:string-value="AA" calcext:value-type="string">
            <text:p>AA</text:p>
          </table:table-cell>
          <table:table-cell table:style-name="ce29" table:number-columns-repeated="2"/>
          <table:table-cell table:style-name="ce144" table:formula="of:=[.V2]" office:value-type="string" office:string-value="v7962" calcext:value-type="string">
            <text:p>v7962</text:p>
          </table:table-cell>
          <table:table-cell table:style-name="ce81"/>
          <table:table-cell table:formula="of:=RANK([.AE3];[.AE1:.AE10])+2" office:value-type="float" office:value="4" calcext:value-type="float">
            <text:p>4</text:p>
          </table:table-cell>
          <table:table-cell table:style-name="ce81" table:formula="of:=RAND()" office:value-type="float" office:value="0.455389494341061" calcext:value-type="float">
            <text:p>0,455389494341061</text:p>
          </table:table-cell>
          <table:table-cell table:style-name="ce81" table:formula="of:=RANK([.AG3];[.AG3:.AG8])" office:value-type="float" office:value="1" calcext:value-type="float">
            <text:p>1</text:p>
          </table:table-cell>
          <table:table-cell table:style-name="ce81" table:formula="of:=RAND()" office:value-type="float" office:value="0.998968181168469" calcext:value-type="float">
            <text:p>0,998968181168469</text:p>
          </table:table-cell>
          <table:table-cell table:formula="of:=RANK([.AI3];[.AI1:.AI10])" office:value-type="float" office:value="5" calcext:value-type="float">
            <text:p>5</text:p>
          </table:table-cell>
          <table:table-cell table:style-name="ce81" table:formula="of:=RAND()" office:value-type="float" office:value="0.309746453628984" calcext:value-type="float">
            <text:p>0,309746453628984</text:p>
          </table:table-cell>
          <table:table-cell table:style-name="ce81" table:number-columns-repeated="989"/>
        </table:table-row>
        <table:table-row table:style-name="ro3">
          <table:table-cell table:style-name="ce4" table:formula="of:=IF([.AF4]=1;RANDBETWEEN(11;13);IF([.AF4]=2;RANDBETWEEN(14;18);IF([.AF4]=3;RANDBETWEEN(19;21);IF([.AF4]=4;RANDBETWEEN(22;24);IF([.AF4]=5;RANDBETWEEN(25;27);RANDBETWEEN(28;30))))))" office:value-type="float" office:value="28" calcext:value-type="float">
            <text:p>28</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5"/>R=</text:p>
          </table:table-cell>
          <table:table-cell table:style-name="ce51" table:formula="of:=RANDBETWEEN(1;10)" office:value-type="float" office:value="4" calcext:value-type="float">
            <text:p>4</text:p>
          </table:table-cell>
          <table:table-cell table:style-name="ce150" office:value-type="string" calcext:value-type="string">
            <text:p>h</text:p>
          </table:table-cell>
          <table:table-cell table:style-name="ce176" table:formula="of:=IF([.AF4]=1;RANDBETWEEN(1;2);IF([.AF4]=2;RANDBETWEEN(3;4);IF([.AF4]=3;5;IF([.AF4]=4;RANDBETWEEN(6;7);IF([.AF4]=5;8;9)))))*6" office:value-type="float" office:value="54" calcext:value-type="float">
            <text:p>54</text:p>
          </table:table-cell>
          <table:table-cell table:style-name="ce42" office:value-type="string" calcext:value-type="string">
            <text:p>min = <text:s text:c="8"/>h</text:p>
          </table:table-cell>
          <table:table-cell table:style-name="ce177" table:formula="of:=RANDBETWEEN(2;30)" office:value-type="float" office:value="7" calcext:value-type="float">
            <text:p>7</text:p>
          </table:table-cell>
          <table:table-cell table:style-name="ce40" office:value-type="string" calcext:value-type="string">
            <text:p>;</text:p>
          </table:table-cell>
          <table:table-cell table:style-name="ce40" table:formula="of:=RANDBETWEEN(2;30)" office:value-type="float" office:value="23" calcext:value-type="float">
            <text:p>23</text:p>
          </table:table-cell>
          <table:table-cell table:style-name="ce40" office:value-type="string" calcext:value-type="string">
            <text:p>;</text:p>
          </table:table-cell>
          <table:table-cell table:style-name="ce40" table:formula="of:=RANDBETWEEN(1;10)*3-MOD([.I4]+[.K4];3)" office:value-type="float" office:value="9" calcext:value-type="float">
            <text:p>9</text:p>
          </table:table-cell>
          <table:table-cell table:style-name="ce40" table:number-columns-repeated="2"/>
          <table:table-cell table:style-name="ce56" office:value-type="string" calcext:value-type="string">
            <text:p>e=     m=       <text:span text:style-name="T11">x</text:span>=</text:p>
          </table:table-cell>
          <table:table-cell table:style-name="ce51" table:formula="of:=RANDBETWEEN(2;13)" office:value-type="float" office:value="12" calcext:value-type="float">
            <text:p>12</text:p>
          </table:table-cell>
          <table:table-cell table:style-name="ce113" table:formula="of:=([.AD4]-2)*IF(ROUND(RAND());1;-1)" office:value-type="float" office:value="1" calcext:value-type="float">
            <text:p>1</text:p>
          </table:table-cell>
          <table:table-cell table:style-name="ce40" office:value-type="string" calcext:value-type="string">
            <text:p>÷</text:p>
          </table:table-cell>
          <table:table-cell table:style-name="ce40" table:formula="of:=[.Q4]" office:value-type="float" office:value="12" calcext:value-type="float">
            <text:p>12</text:p>
          </table:table-cell>
          <table:table-cell table:style-name="ce113" table:formula="of:=[.AH4]*IF(ROUND(RAND());1;-1)" office:value-type="float" office:value="-8" calcext:value-type="float">
            <text:p>-8</text:p>
          </table:table-cell>
          <table:table-cell table:style-name="ce172" office:value-type="string" calcext:value-type="string">
            <text:p>=</text:p>
          </table:table-cell>
          <table:table-cell/>
          <table:table-cell table:style-name="ce57" table:formula="of:=&quot;Q=&quot;&amp;QUOTIENT([.A4];[.C4])&amp;&quot;  R=&quot;&amp;MOD([.A4];[.C4])" office:value-type="string" office:string-value="Q=4  R=0" calcext:value-type="string">
            <text:p>Q=4 <text:s/>R=0</text:p>
          </table:table-cell>
          <table:table-cell table:style-name="ce147" table:formula="of:=[.E4]+[.G4]/60&amp;&quot; h&quot;" office:value-type="string" office:string-value="4,9 h" calcext:value-type="string">
            <text:p>4,9 h</text:p>
          </table:table-cell>
          <table:table-cell table:style-name="ce181" table:formula="of:=&quot;e=&quot;&amp;(MAX([.I4];[.K4];[.M4];[.O4])-MIN([.I4];[.K4];[.M4];[.O4]))&amp;&quot;  m=&quot;&amp;MEDIAN([.I4];[.K4];[.M4];[.O4])&amp;&quot;  x=&quot;&amp;ROUND(AVERAGE([.I4];[.K4];[.M4];[.O4]);1)" office:value-type="string" office:string-value="e=16  m=9  x=13" calcext:value-type="string">
            <text:p>e=16 <text:s/>m=9 <text:s/>x=13</text:p>
          </table:table-cell>
          <table:table-cell table:style-name="ce170" table:formula="of:=[.Q4]" office:value-type="float" office:value="12" calcext:value-type="float">
            <text:p>12</text:p>
          </table:table-cell>
          <table:table-cell table:style-name="ce183" table:formula="of:=[.R4]-[.U4]" office:value-type="float" office:value="9" calcext:value-type="float">
            <text:p>9</text:p>
          </table:table-cell>
          <table:table-cell/>
          <table:table-cell table:formula="of:=RANK([.AE4];[.AE1:.AE10])+2" office:value-type="float" office:value="3" calcext:value-type="float">
            <text:p>3</text:p>
          </table:table-cell>
          <table:table-cell table:style-name="ce81" table:formula="of:=RAND()" office:value-type="float" office:value="0.604629184564022" calcext:value-type="float">
            <text:p>0,604629184564022</text:p>
          </table:table-cell>
          <table:table-cell table:formula="of:=RANK([.AG4];[.AG3:.AG8])" office:value-type="float" office:value="6" calcext:value-type="float">
            <text:p>6</text:p>
          </table:table-cell>
          <table:table-cell table:style-name="ce81" table:formula="of:=RAND()" office:value-type="float" office:value="0.121701062245843" calcext:value-type="float">
            <text:p>0,121701062245843</text:p>
          </table:table-cell>
          <table:table-cell table:formula="of:=RANK([.AI4];[.AI1:.AI10])" office:value-type="float" office:value="8" calcext:value-type="float">
            <text:p>8</text:p>
          </table:table-cell>
          <table:table-cell table:style-name="ce81" table:formula="of:=RAND()" office:value-type="float" office:value="0.182495260297783" calcext:value-type="float">
            <text:p>0,182495260297783</text:p>
          </table:table-cell>
          <table:table-cell table:number-columns-repeated="989"/>
        </table:table-row>
        <table:table-row table:style-name="ro3">
          <table:table-cell table:style-name="ce4" table:formula="of:=IF([.AF5]=1;RANDBETWEEN(11;13);IF([.AF5]=2;RANDBETWEEN(14;18);IF([.AF5]=3;RANDBETWEEN(19;21);IF([.AF5]=4;RANDBETWEEN(22;24);IF([.AF5]=5;RANDBETWEEN(25;27);RANDBETWEEN(28;30))))))" office:value-type="float" office:value="21" calcext:value-type="float">
            <text:p>21</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5"/>R=</text:p>
          </table:table-cell>
          <table:table-cell table:style-name="ce51" table:formula="of:=RANDBETWEEN(1;10)" office:value-type="float" office:value="2" calcext:value-type="float">
            <text:p>2</text:p>
          </table:table-cell>
          <table:table-cell table:style-name="ce150" office:value-type="string" calcext:value-type="string">
            <text:p>h</text:p>
          </table:table-cell>
          <table:table-cell table:style-name="ce176" table:formula="of:=IF([.AF5]=1;RANDBETWEEN(1;2);IF([.AF5]=2;RANDBETWEEN(3;4);IF([.AF5]=3;5;IF([.AF5]=4;RANDBETWEEN(6;7);IF([.AF5]=5;8;9)))))*6" office:value-type="float" office:value="30" calcext:value-type="float">
            <text:p>30</text:p>
          </table:table-cell>
          <table:table-cell table:style-name="ce42" office:value-type="string" calcext:value-type="string">
            <text:p>min = <text:s text:c="8"/>h</text:p>
          </table:table-cell>
          <table:table-cell table:style-name="ce177" table:formula="of:=RANDBETWEEN(2;30)" office:value-type="float" office:value="6" calcext:value-type="float">
            <text:p>6</text:p>
          </table:table-cell>
          <table:table-cell table:style-name="ce40" office:value-type="string" calcext:value-type="string">
            <text:p>;</text:p>
          </table:table-cell>
          <table:table-cell table:style-name="ce40" table:formula="of:=RANDBETWEEN(2;30)" office:value-type="float" office:value="28" calcext:value-type="float">
            <text:p>28</text:p>
          </table:table-cell>
          <table:table-cell table:style-name="ce40" office:value-type="string" calcext:value-type="string">
            <text:p>;</text:p>
          </table:table-cell>
          <table:table-cell table:style-name="ce40" table:formula="of:=RANDBETWEEN(1;10)*3-MOD([.I5]+[.K5];3)" office:value-type="float" office:value="2" calcext:value-type="float">
            <text:p>2</text:p>
          </table:table-cell>
          <table:table-cell table:style-name="ce40" table:number-columns-repeated="2"/>
          <table:table-cell table:style-name="ce56" office:value-type="string" calcext:value-type="string">
            <text:p>e=     m=       <text:span text:style-name="T11">x</text:span>=</text:p>
          </table:table-cell>
          <table:table-cell table:style-name="ce51" table:formula="of:=RANDBETWEEN(2;13)" office:value-type="float" office:value="5" calcext:value-type="float">
            <text:p>5</text:p>
          </table:table-cell>
          <table:table-cell table:style-name="ce113" table:formula="of:=([.AD5]-2)*IF(ROUND(RAND());1;-1)" office:value-type="float" office:value="-8" calcext:value-type="float">
            <text:p>-8</text:p>
          </table:table-cell>
          <table:table-cell table:style-name="ce40" office:value-type="string" calcext:value-type="string">
            <text:p>÷</text:p>
          </table:table-cell>
          <table:table-cell table:style-name="ce40" table:formula="of:=[.Q5]" office:value-type="float" office:value="5" calcext:value-type="float">
            <text:p>5</text:p>
          </table:table-cell>
          <table:table-cell table:style-name="ce113" table:formula="of:=[.AH5]*IF(ROUND(RAND());1;-1)" office:value-type="float" office:value="-7" calcext:value-type="float">
            <text:p>-7</text:p>
          </table:table-cell>
          <table:table-cell table:style-name="ce172" office:value-type="string" calcext:value-type="string">
            <text:p>=</text:p>
          </table:table-cell>
          <table:table-cell/>
          <table:table-cell table:style-name="ce57" table:formula="of:=&quot;Q=&quot;&amp;QUOTIENT([.A5];[.C5])&amp;&quot;  R=&quot;&amp;MOD([.A5];[.C5])" office:value-type="string" office:string-value="Q=3  R=3" calcext:value-type="string">
            <text:p>Q=3 <text:s/>R=3</text:p>
          </table:table-cell>
          <table:table-cell table:style-name="ce147" table:formula="of:=[.E5]+[.G5]/60&amp;&quot; h&quot;" office:value-type="string" office:string-value="2,5 h" calcext:value-type="string">
            <text:p>2,5 h</text:p>
          </table:table-cell>
          <table:table-cell table:style-name="ce181" table:formula="of:=&quot;e=&quot;&amp;(MAX([.I5];[.K5];[.M5];[.O5])-MIN([.I5];[.K5];[.M5];[.O5]))&amp;&quot;  m=&quot;&amp;MEDIAN([.I5];[.K5];[.M5];[.O5])&amp;&quot;  x=&quot;&amp;ROUND(AVERAGE([.I5];[.K5];[.M5];[.O5]);1)" office:value-type="string" office:string-value="e=26  m=6  x=12" calcext:value-type="string">
            <text:p>e=26 <text:s/>m=6 <text:s/>x=12</text:p>
          </table:table-cell>
          <table:table-cell table:style-name="ce170" table:formula="of:=[.Q5]" office:value-type="float" office:value="5" calcext:value-type="float">
            <text:p>5</text:p>
          </table:table-cell>
          <table:table-cell table:style-name="ce183" table:formula="of:=[.R5]-[.U5]" office:value-type="float" office:value="-1" calcext:value-type="float">
            <text:p>-1</text:p>
          </table:table-cell>
          <table:table-cell/>
          <table:table-cell table:formula="of:=RANK([.AE5];[.AE1:.AE10])+2" office:value-type="float" office:value="10" calcext:value-type="float">
            <text:p>10</text:p>
          </table:table-cell>
          <table:table-cell table:style-name="ce81" table:formula="of:=RAND()" office:value-type="float" office:value="0.10420066553884" calcext:value-type="float">
            <text:p>0,10420066553884</text:p>
          </table:table-cell>
          <table:table-cell table:formula="of:=RANK([.AG5];[.AG3:.AG8])" office:value-type="float" office:value="3" calcext:value-type="float">
            <text:p>3</text:p>
          </table:table-cell>
          <table:table-cell table:style-name="ce81" table:formula="of:=RAND()" office:value-type="float" office:value="0.697117888332548" calcext:value-type="float">
            <text:p>0,697117888332548</text:p>
          </table:table-cell>
          <table:table-cell table:formula="of:=RANK([.AI5];[.AI1:.AI10])" office:value-type="float" office:value="7" calcext:value-type="float">
            <text:p>7</text:p>
          </table:table-cell>
          <table:table-cell table:style-name="ce81" table:formula="of:=RAND()" office:value-type="float" office:value="0.223505484993835" calcext:value-type="float">
            <text:p>0,223505484993835</text:p>
          </table:table-cell>
          <table:table-cell table:number-columns-repeated="989"/>
        </table:table-row>
        <table:table-row table:style-name="ro3">
          <table:table-cell table:style-name="ce4" table:formula="of:=IF([.AF6]=1;RANDBETWEEN(11;13);IF([.AF6]=2;RANDBETWEEN(14;18);IF([.AF6]=3;RANDBETWEEN(19;21);IF([.AF6]=4;RANDBETWEEN(22;24);IF([.AF6]=5;RANDBETWEEN(25;27);RANDBETWEEN(28;30))))))" office:value-type="float" office:value="18" calcext:value-type="float">
            <text:p>18</text:p>
          </table:table-cell>
          <table:table-cell table:style-name="ce7" office:value-type="string" calcext:value-type="string">
            <text:p>÷</text:p>
          </table:table-cell>
          <table:table-cell table:style-name="ce9" table:formula="of:=RANDBETWEEN(2;9)" office:value-type="float" office:value="4" calcext:value-type="float">
            <text:p>4</text:p>
          </table:table-cell>
          <table:table-cell table:style-name="ce10" office:value-type="string" calcext:value-type="string">
            <text:p>Q= <text:s text:c="5"/>R=</text:p>
          </table:table-cell>
          <table:table-cell table:style-name="ce51" table:formula="of:==IF([.AF6]=1;RANDBETWEEN(11;25);IF([.AF6]=2;RANDBETWEEN(26;40);IF([.AF6]=3;RANDBETWEEN(41;55);IF([.AF6]=4;RANDBETWEEN(56;70);IF([.AF6]=5;RANDBETWEEN(71;85);RANDBETWEEN(86;99))))))/10" office:value-type="float" office:value="2.8" calcext:value-type="float">
            <text:p>2,8</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2;30)" office:value-type="float" office:value="23" calcext:value-type="float">
            <text:p>23</text:p>
          </table:table-cell>
          <table:table-cell table:style-name="ce40" office:value-type="string" calcext:value-type="string">
            <text:p>;</text:p>
          </table:table-cell>
          <table:table-cell table:style-name="ce40" table:formula="of:=RANDBETWEEN(2;30)" office:value-type="float" office:value="5" calcext:value-type="float">
            <text:p>5</text:p>
          </table:table-cell>
          <table:table-cell table:style-name="ce40" office:value-type="string" calcext:value-type="string">
            <text:p>;</text:p>
          </table:table-cell>
          <table:table-cell table:style-name="ce40" table:formula="of:=RANDBETWEEN(1;8)*4-MOD([.I6]+[.K6]+[.O6];4)" office:value-type="float" office:value="24" calcext:value-type="float">
            <text:p>24</text:p>
          </table:table-cell>
          <table:table-cell table:style-name="ce40" office:value-type="string" calcext:value-type="string">
            <text:p>;</text:p>
          </table:table-cell>
          <table:table-cell table:style-name="ce40" table:formula="of:=RANDBETWEEN(2;30)" office:value-type="float" office:value="28" calcext:value-type="float">
            <text:p>28</text:p>
          </table:table-cell>
          <table:table-cell table:style-name="ce56" office:value-type="string" calcext:value-type="string">
            <text:p>e=     m=       <text:span text:style-name="T11">x</text:span>=</text:p>
          </table:table-cell>
          <table:table-cell table:style-name="ce51" table:formula="of:=RANDBETWEEN(2;13)" office:value-type="float" office:value="11" calcext:value-type="float">
            <text:p>11</text:p>
          </table:table-cell>
          <table:table-cell table:style-name="ce113" table:formula="of:=([.AD6]-2)*IF(ROUND(RAND());1;-1)" office:value-type="float" office:value="10" calcext:value-type="float">
            <text:p>10</text:p>
          </table:table-cell>
          <table:table-cell table:style-name="ce40" office:value-type="string" calcext:value-type="string">
            <text:p>÷</text:p>
          </table:table-cell>
          <table:table-cell table:style-name="ce40" table:formula="of:=[.Q6]" office:value-type="float" office:value="11" calcext:value-type="float">
            <text:p>11</text:p>
          </table:table-cell>
          <table:table-cell table:style-name="ce113" table:formula="of:=[.AH6]*IF(ROUND(RAND());1;-1)" office:value-type="float" office:value="1" calcext:value-type="float">
            <text:p>1</text:p>
          </table:table-cell>
          <table:table-cell table:style-name="ce172" office:value-type="string" calcext:value-type="string">
            <text:p>=</text:p>
          </table:table-cell>
          <table:table-cell/>
          <table:table-cell table:style-name="ce57" table:formula="of:=&quot;Q=&quot;&amp;QUOTIENT([.A6];[.C6])&amp;&quot;  R=&quot;&amp;MOD([.A6];[.C6])" office:value-type="string" office:string-value="Q=4  R=2" calcext:value-type="string">
            <text:p>Q=4 <text:s/>R=2</text:p>
          </table:table-cell>
          <table:table-cell table:style-name="ce147" table:formula="of:=INT([.E6])&amp;&quot;h &quot;&amp;ROUND(([.E6]-INT([.E6]))*60)&amp;&quot;min&quot;" office:value-type="string" office:string-value="2h 48min" calcext:value-type="string">
            <text:p>2h 48min</text:p>
          </table:table-cell>
          <table:table-cell table:style-name="ce181" table:formula="of:=&quot;e=&quot;&amp;(MAX([.I6];[.K6];[.M6];[.O6])-MIN([.I6];[.K6];[.M6];[.O6]))&amp;&quot;  m=&quot;&amp;MEDIAN([.I6];[.K6];[.M6];[.O6])&amp;&quot;  x=&quot;&amp;ROUND(AVERAGE([.I6];[.K6];[.M6];[.O6]);1)" office:value-type="string" office:string-value="e=23  m=23,5  x=20" calcext:value-type="string">
            <text:p>e=23 <text:s/>m=23,5 <text:s/>x=20</text:p>
          </table:table-cell>
          <table:table-cell table:style-name="ce170" table:formula="of:=[.Q6]" office:value-type="float" office:value="11" calcext:value-type="float">
            <text:p>11</text:p>
          </table:table-cell>
          <table:table-cell table:style-name="ce183" table:formula="of:=[.R6]-[.U6]" office:value-type="float" office:value="9" calcext:value-type="float">
            <text:p>9</text:p>
          </table:table-cell>
          <table:table-cell/>
          <table:table-cell table:formula="of:=RANK([.AE6];[.AE1:.AE10])+2" office:value-type="float" office:value="12" calcext:value-type="float">
            <text:p>12</text:p>
          </table:table-cell>
          <table:table-cell table:style-name="ce81" table:formula="of:=RAND()" office:value-type="float" office:value="0.0284093943786931" calcext:value-type="float">
            <text:p>0,0284093943786931</text:p>
          </table:table-cell>
          <table:table-cell table:formula="of:=RANK([.AG6];[.AG3:.AG8])" office:value-type="float" office:value="2" calcext:value-type="float">
            <text:p>2</text:p>
          </table:table-cell>
          <table:table-cell table:style-name="ce81" table:formula="of:=RAND()" office:value-type="float" office:value="0.915083412147884" calcext:value-type="float">
            <text:p>0,915083412147884</text:p>
          </table:table-cell>
          <table:table-cell table:formula="of:=RANK([.AI6];[.AI1:.AI10])" office:value-type="float" office:value="1" calcext:value-type="float">
            <text:p>1</text:p>
          </table:table-cell>
          <table:table-cell table:style-name="ce81" table:formula="of:=RAND()" office:value-type="float" office:value="0.947679609874171" calcext:value-type="float">
            <text:p>0,947679609874171</text:p>
          </table:table-cell>
          <table:table-cell table:number-columns-repeated="989"/>
        </table:table-row>
        <table:table-row table:style-name="ro3">
          <table:table-cell table:style-name="ce4" table:formula="of:=IF([.AF7]=1;RANDBETWEEN(11;13);IF([.AF7]=2;RANDBETWEEN(14;18);IF([.AF7]=3;RANDBETWEEN(19;21);IF([.AF7]=4;RANDBETWEEN(22;24);IF([.AF7]=5;RANDBETWEEN(25;27);RANDBETWEEN(28;30))))))" office:value-type="float" office:value="26" calcext:value-type="float">
            <text:p>26</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5"/>R=</text:p>
          </table:table-cell>
          <table:table-cell table:style-name="ce51" table:formula="of:==IF([.AF7]=1;RANDBETWEEN(11;25);IF([.AF7]=2;RANDBETWEEN(26;40);IF([.AF7]=3;RANDBETWEEN(41;55);IF([.AF7]=4;RANDBETWEEN(56;70);IF([.AF7]=5;RANDBETWEEN(71;85);RANDBETWEEN(86;99))))))/10" office:value-type="float" office:value="7.8" calcext:value-type="float">
            <text:p>7,8</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2;30)" office:value-type="float" office:value="14" calcext:value-type="float">
            <text:p>14</text:p>
          </table:table-cell>
          <table:table-cell table:style-name="ce40" office:value-type="string" calcext:value-type="string">
            <text:p>;</text:p>
          </table:table-cell>
          <table:table-cell table:style-name="ce40" table:formula="of:=RANDBETWEEN(2;30)" office:value-type="float" office:value="3" calcext:value-type="float">
            <text:p>3</text:p>
          </table:table-cell>
          <table:table-cell table:style-name="ce40" office:value-type="string" calcext:value-type="string">
            <text:p>;</text:p>
          </table:table-cell>
          <table:table-cell table:style-name="ce40" table:formula="of:=RANDBETWEEN(2;30)" office:value-type="float" office:value="24" calcext:value-type="float">
            <text:p>24</text:p>
          </table:table-cell>
          <table:table-cell table:style-name="ce40" office:value-type="string" calcext:value-type="string">
            <text:p>;</text:p>
          </table:table-cell>
          <table:table-cell table:style-name="ce40" table:formula="of:=RANDBETWEEN(1;8)*4-MOD([.I7]+[.K7]+[.M7];4)" office:value-type="float" office:value="3" calcext:value-type="float">
            <text:p>3</text:p>
          </table:table-cell>
          <table:table-cell table:style-name="ce56" office:value-type="string" calcext:value-type="string">
            <text:p>e=     m=       <text:span text:style-name="T11">x</text:span>=</text:p>
          </table:table-cell>
          <table:table-cell table:style-name="ce51" table:formula="of:=RANDBETWEEN(2;13)" office:value-type="float" office:value="4" calcext:value-type="float">
            <text:p>4</text:p>
          </table:table-cell>
          <table:table-cell table:style-name="ce113" table:formula="of:=([.AD7]-2)*IF(ROUND(RAND());1;-1)" office:value-type="float" office:value="-6" calcext:value-type="float">
            <text:p>-6</text:p>
          </table:table-cell>
          <table:table-cell table:style-name="ce40" office:value-type="string" calcext:value-type="string">
            <text:p>÷</text:p>
          </table:table-cell>
          <table:table-cell table:style-name="ce40" table:formula="of:=[.Q7]" office:value-type="float" office:value="4" calcext:value-type="float">
            <text:p>4</text:p>
          </table:table-cell>
          <table:table-cell table:style-name="ce113" table:formula="of:=[.AH7]*IF(ROUND(RAND());1;-1)" office:value-type="float" office:value="-4" calcext:value-type="float">
            <text:p>-4</text:p>
          </table:table-cell>
          <table:table-cell table:style-name="ce172" office:value-type="string" calcext:value-type="string">
            <text:p>=</text:p>
          </table:table-cell>
          <table:table-cell/>
          <table:table-cell table:style-name="ce57" table:formula="of:=&quot;Q=&quot;&amp;QUOTIENT([.A7];[.C7])&amp;&quot;  R=&quot;&amp;MOD([.A7];[.C7])" office:value-type="string" office:string-value="Q=13  R=0" calcext:value-type="string">
            <text:p>Q=13 <text:s/>R=0</text:p>
          </table:table-cell>
          <table:table-cell table:style-name="ce147" table:formula="of:=INT([.E7])&amp;&quot;h &quot;&amp;ROUND(([.E7]-INT([.E7]))*60)&amp;&quot;min&quot;" office:value-type="string" office:string-value="7h 48min" calcext:value-type="string">
            <text:p>7h 48min</text:p>
          </table:table-cell>
          <table:table-cell table:style-name="ce181" table:formula="of:=&quot;e=&quot;&amp;(MAX([.I7];[.K7];[.M7];[.O7])-MIN([.I7];[.K7];[.M7];[.O7]))&amp;&quot;  m=&quot;&amp;MEDIAN([.I7];[.K7];[.M7];[.O7])&amp;&quot;  x=&quot;&amp;ROUND(AVERAGE([.I7];[.K7];[.M7];[.O7]);1)" office:value-type="string" office:string-value="e=21  m=8,5  x=11" calcext:value-type="string">
            <text:p>e=21 <text:s/>m=8,5 <text:s/>x=11</text:p>
          </table:table-cell>
          <table:table-cell table:style-name="ce170" table:formula="of:=[.Q7]" office:value-type="float" office:value="4" calcext:value-type="float">
            <text:p>4</text:p>
          </table:table-cell>
          <table:table-cell table:style-name="ce183" table:formula="of:=[.R7]-[.U7]" office:value-type="float" office:value="-2" calcext:value-type="float">
            <text:p>-2</text:p>
          </table:table-cell>
          <table:table-cell/>
          <table:table-cell table:formula="of:=RANK([.AE7];[.AE1:.AE10])+2" office:value-type="float" office:value="8" calcext:value-type="float">
            <text:p>8</text:p>
          </table:table-cell>
          <table:table-cell table:style-name="ce81" table:formula="of:=RAND()" office:value-type="float" office:value="0.341364285971534" calcext:value-type="float">
            <text:p>0,341364285971534</text:p>
          </table:table-cell>
          <table:table-cell table:formula="of:=RANK([.AG7];[.AG3:.AG8])" office:value-type="float" office:value="5" calcext:value-type="float">
            <text:p>5</text:p>
          </table:table-cell>
          <table:table-cell table:style-name="ce81" table:formula="of:=RAND()" office:value-type="float" office:value="0.320680250839947" calcext:value-type="float">
            <text:p>0,320680250839947</text:p>
          </table:table-cell>
          <table:table-cell table:formula="of:=RANK([.AI7];[.AI1:.AI10])" office:value-type="float" office:value="4" calcext:value-type="float">
            <text:p>4</text:p>
          </table:table-cell>
          <table:table-cell table:style-name="ce81" table:formula="of:=RAND()" office:value-type="float" office:value="0.510868312126705" calcext:value-type="float">
            <text:p>0,510868312126705</text:p>
          </table:table-cell>
          <table:table-cell table:number-columns-repeated="989"/>
        </table:table-row>
        <table:table-row table:style-name="ro3">
          <table:table-cell table:style-name="ce4" table:formula="of:=IF([.AF8]=1;RANDBETWEEN(11;13);IF([.AF8]=2;RANDBETWEEN(14;18);IF([.AF8]=3;RANDBETWEEN(19;21);IF([.AF8]=4;RANDBETWEEN(22;24);IF([.AF8]=5;RANDBETWEEN(25;27);RANDBETWEEN(28;30))))))" office:value-type="float" office:value="24" calcext:value-type="float">
            <text:p>24</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5"/>R=</text:p>
          </table:table-cell>
          <table:table-cell table:style-name="ce51" table:formula="of:==IF([.AF8]=1;RANDBETWEEN(11;25);IF([.AF8]=2;RANDBETWEEN(26;40);IF([.AF8]=3;RANDBETWEEN(41;55);IF([.AF8]=4;RANDBETWEEN(56;70);IF([.AF8]=5;RANDBETWEEN(71;85);RANDBETWEEN(86;99))))))/10" office:value-type="float" office:value="5.6" calcext:value-type="float">
            <text:p>5,6</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1;8)*4-MOD([.O8]+[.M8]+[.K8];4)" office:value-type="float" office:value="21" calcext:value-type="float">
            <text:p>21</text:p>
          </table:table-cell>
          <table:table-cell table:style-name="ce40" office:value-type="string" calcext:value-type="string">
            <text:p>;</text:p>
          </table:table-cell>
          <table:table-cell table:style-name="ce40" table:formula="of:=RANDBETWEEN(2;30)" office:value-type="float" office:value="8" calcext:value-type="float">
            <text:p>8</text:p>
          </table:table-cell>
          <table:table-cell table:style-name="ce40" office:value-type="string" calcext:value-type="string">
            <text:p>;</text:p>
          </table:table-cell>
          <table:table-cell table:style-name="ce40" table:formula="of:=RANDBETWEEN(2;30)" office:value-type="float" office:value="20" calcext:value-type="float">
            <text:p>20</text:p>
          </table:table-cell>
          <table:table-cell table:style-name="ce40" office:value-type="string" calcext:value-type="string">
            <text:p>;</text:p>
          </table:table-cell>
          <table:table-cell table:style-name="ce40" table:formula="of:=RANDBETWEEN(2;30)" office:value-type="float" office:value="3" calcext:value-type="float">
            <text:p>3</text:p>
          </table:table-cell>
          <table:table-cell table:style-name="ce56" office:value-type="string" calcext:value-type="string">
            <text:p>e=     m=       <text:span text:style-name="T11">x</text:span>=</text:p>
          </table:table-cell>
          <table:table-cell table:style-name="ce51" table:formula="of:=RANDBETWEEN(2;13)" office:value-type="float" office:value="8" calcext:value-type="float">
            <text:p>8</text:p>
          </table:table-cell>
          <table:table-cell table:style-name="ce113" table:formula="of:=([.AD8]-2)*IF(ROUND(RAND());1;-1)" office:value-type="float" office:value="-7" calcext:value-type="float">
            <text:p>-7</text:p>
          </table:table-cell>
          <table:table-cell table:style-name="ce40" office:value-type="string" calcext:value-type="string">
            <text:p>÷</text:p>
          </table:table-cell>
          <table:table-cell table:style-name="ce40" table:formula="of:=[.Q8]" office:value-type="float" office:value="8" calcext:value-type="float">
            <text:p>8</text:p>
          </table:table-cell>
          <table:table-cell table:style-name="ce113" table:formula="of:=[.AH8]*IF(ROUND(RAND());1;-1)" office:value-type="float" office:value="-10" calcext:value-type="float">
            <text:p>-10</text:p>
          </table:table-cell>
          <table:table-cell table:style-name="ce172" office:value-type="string" calcext:value-type="string">
            <text:p>=</text:p>
          </table:table-cell>
          <table:table-cell/>
          <table:table-cell table:style-name="ce57" table:formula="of:=&quot;Q=&quot;&amp;QUOTIENT([.A8];[.C8])&amp;&quot;  R=&quot;&amp;MOD([.A8];[.C8])" office:value-type="string" office:string-value="Q=3  R=3" calcext:value-type="string">
            <text:p>Q=3 <text:s/>R=3</text:p>
          </table:table-cell>
          <table:table-cell table:style-name="ce147" table:formula="of:=INT([.E8])&amp;&quot;h &quot;&amp;ROUND(([.E8]-INT([.E8]))*60)&amp;&quot;min&quot;" office:value-type="string" office:string-value="5h 36min" calcext:value-type="string">
            <text:p>5h 36min</text:p>
          </table:table-cell>
          <table:table-cell table:style-name="ce181" table:formula="of:=&quot;e=&quot;&amp;(MAX([.I8];[.K8];[.M8];[.O8])-MIN([.I8];[.K8];[.M8];[.O8]))&amp;&quot;  m=&quot;&amp;MEDIAN([.I8];[.K8];[.M8];[.O8])&amp;&quot;  x=&quot;&amp;ROUND(AVERAGE([.I8];[.K8];[.M8];[.O8]);1)" office:value-type="string" office:string-value="e=18  m=14  x=13" calcext:value-type="string">
            <text:p>e=18 <text:s/>m=14 <text:s/>x=13</text:p>
          </table:table-cell>
          <table:table-cell table:style-name="ce170" table:formula="of:=[.Q8]" office:value-type="float" office:value="8" calcext:value-type="float">
            <text:p>8</text:p>
          </table:table-cell>
          <table:table-cell table:style-name="ce183" table:formula="of:=[.R8]-[.U8]" office:value-type="float" office:value="3" calcext:value-type="float">
            <text:p>3</text:p>
          </table:table-cell>
          <table:table-cell/>
          <table:table-cell table:formula="of:=RANK([.AE8];[.AE1:.AE10])+2" office:value-type="float" office:value="9" calcext:value-type="float">
            <text:p>9</text:p>
          </table:table-cell>
          <table:table-cell table:style-name="ce81" table:formula="of:=RAND()" office:value-type="float" office:value="0.286723948797952" calcext:value-type="float">
            <text:p>0,286723948797952</text:p>
          </table:table-cell>
          <table:table-cell table:formula="of:=RANK([.AG8];[.AG3:.AG8])" office:value-type="float" office:value="4" calcext:value-type="float">
            <text:p>4</text:p>
          </table:table-cell>
          <table:table-cell table:style-name="ce81" table:formula="of:=RAND()" office:value-type="float" office:value="0.55243759983441" calcext:value-type="float">
            <text:p>0,55243759983441</text:p>
          </table:table-cell>
          <table:table-cell table:formula="of:=RANK([.AI8];[.AI1:.AI10])" office:value-type="float" office:value="10" calcext:value-type="float">
            <text:p>10</text:p>
          </table:table-cell>
          <table:table-cell table:style-name="ce81" table:formula="of:=RAND()" office:value-type="float" office:value="0.02421230321573" calcext:value-type="float">
            <text:p>0,02421230321573</text:p>
          </table:table-cell>
          <table:table-cell table:number-columns-repeated="989"/>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6" table:number-rows-spanned="1">
            <text:p>😕 <text:s text:c="3"/>😃 <text:s text:c="3"/>😎</text:p>
          </table:table-cell>
          <table:covered-table-cell table:style-name="ce113" table:formula="of:=([.AD9]-2)*IF(ROUND(RAND());1;-1)" office:value-type="float" office:value="-4" calcext:value-type="float">
            <text:p>-4</text:p>
          </table:covered-table-cell>
          <table:covered-table-cell table:number-columns-repeated="4" table:style-name="ce15"/>
          <table:table-cell table:number-columns-repeated="7"/>
          <table:table-cell table:formula="of:=RANK([.AE9];[.AE1:.AE10])+2" office:value-type="float" office:value="6" calcext:value-type="float">
            <text:p>6</text:p>
          </table:table-cell>
          <table:table-cell table:style-name="ce81" table:formula="of:=RAND()" office:value-type="float" office:value="0.379208068133423" calcext:value-type="float">
            <text:p>0,379208068133423</text:p>
          </table:table-cell>
          <table:table-cell table:number-columns-repeated="2"/>
          <table:table-cell table:formula="of:=RANK([.AI9];[.AI1:.AI10])" office:value-type="float" office:value="9" calcext:value-type="float">
            <text:p>9</text:p>
          </table:table-cell>
          <table:table-cell table:style-name="ce81" table:formula="of:=RAND()" office:value-type="float" office:value="0.0764829987329777" calcext:value-type="float">
            <text:p>0,0764829987329777</text:p>
          </table:table-cell>
          <table:table-cell table:number-columns-repeated="989"/>
        </table:table-row>
        <table:table-row table:style-name="ro4">
          <table:table-cell table:number-columns-repeated="29"/>
          <table:table-cell table:formula="of:=RANK([.AE10];[.AE1:.AE10])+2" office:value-type="float" office:value="7" calcext:value-type="float">
            <text:p>7</text:p>
          </table:table-cell>
          <table:table-cell table:style-name="ce81" table:formula="of:=RAND()" office:value-type="float" office:value="0.34161994770184" calcext:value-type="float">
            <text:p>0,34161994770184</text:p>
          </table:table-cell>
          <table:table-cell table:number-columns-repeated="2"/>
          <table:table-cell table:formula="of:=RANK([.AI10];[.AI1:.AI10])" office:value-type="float" office:value="2" calcext:value-type="float">
            <text:p>2</text:p>
          </table:table-cell>
          <table:table-cell table:style-name="ce81" table:formula="of:=RAND()" office:value-type="float" office:value="0.882743997873879" calcext:value-type="float">
            <text:p>0,882743997873879</text:p>
          </table:table-cell>
          <table:table-cell table:number-columns-repeated="989"/>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11"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5"/>
          <table:covered-table-cell table:style-name="ce78"/>
          <table:covered-table-cell table:number-columns-repeated="3"/>
          <table:covered-table-cell table:style-name="ce78"/>
          <table:table-cell table:style-name="ce21" office:value-type="string" calcext:value-type="string">
            <text:p>AB</text:p>
          </table:table-cell>
          <table:table-cell table:style-name="ce23" table:number-columns-repeated="3"/>
          <table:table-cell table:number-columns-repeated="4"/>
          <table:table-cell table:formula="of:=RANK([.AE12];[.AE12:.AE21])+2" office:value-type="float" office:value="6" calcext:value-type="float">
            <text:p>6</text:p>
          </table:table-cell>
          <table:table-cell table:style-name="ce81" table:formula="of:=RAND()" office:value-type="float" office:value="0.853410630606948" calcext:value-type="float">
            <text:p>0,853410630606948</text:p>
          </table:table-cell>
          <table:table-cell table:number-columns-repeated="2"/>
          <table:table-cell table:formula="of:=RANK([.AI12];[.AI12:.AI21])" office:value-type="float" office:value="7" calcext:value-type="float">
            <text:p>7</text:p>
          </table:table-cell>
          <table:table-cell table:style-name="ce81" table:formula="of:=RAND()" office:value-type="float" office:value="0.331771971982167" calcext:value-type="float">
            <text:p>0,331771971982167</text:p>
          </table:table-cell>
          <table:table-cell table:number-columns-repeated="989"/>
        </table:table-row>
        <table:table-row table:style-name="ro2">
          <table:covered-table-cell table:number-columns-repeated="2" table:style-name="ce5"/>
          <table:covered-table-cell table:number-columns-repeated="2"/>
          <table:table-cell table:style-name="ce54" office:value-type="string" calcext:value-type="string" table:number-columns-spanned="4" table:number-rows-spanned="1">
            <text:p>NOM :</text:p>
          </table:table-cell>
          <table:covered-table-cell table:number-columns-repeated="2" table:style-name="ce13"/>
          <table:covered-table-cell/>
          <table:table-cell table:style-name="ce54" office:value-type="string" calcext:value-type="string" table:number-columns-spanned="8" table:number-rows-spanned="1">
            <text:p>Prénom :</text:p>
          </table:table-cell>
          <table:covered-table-cell table:style-name="ce131"/>
          <table:covered-table-cell table:number-columns-repeated="5" table:style-name="ce132"/>
          <table:covered-table-cell table:style-name="ce131"/>
          <table:table-cell table:style-name="ce54" office:value-type="string" calcext:value-type="string" table:number-columns-spanned="5" table:number-rows-spanned="1">
            <text:p>Classe :</text:p>
          </table:table-cell>
          <table:covered-table-cell table:number-columns-repeated="3"/>
          <table:covered-table-cell table:style-name="ce79"/>
          <table:table-cell table:style-name="ce22" table:formula="of:=[.$V$2]" office:value-type="string" office:string-value="v7962" calcext:value-type="string">
            <text:p>v7962</text:p>
          </table:table-cell>
          <table:table-cell/>
          <table:table-cell table:style-name="ce25" office:value-type="string" calcext:value-type="string" table:number-columns-spanned="5" table:number-rows-spanned="1">
            <text:p>Correction CEINTURE BLEUE 2</text:p>
          </table:table-cell>
          <table:covered-table-cell table:style-name="ce28"/>
          <table:covered-table-cell table:number-columns-repeated="2" table:style-name="ce30"/>
          <table:covered-table-cell table:style-name="ce31"/>
          <table:table-cell/>
          <table:table-cell table:formula="of:=RANK([.AE13];[.AE12:.AE21])+2" office:value-type="float" office:value="5" calcext:value-type="float">
            <text:p>5</text:p>
          </table:table-cell>
          <table:table-cell table:style-name="ce81" table:formula="of:=RAND()" office:value-type="float" office:value="0.885726618797924" calcext:value-type="float">
            <text:p>0,885726618797924</text:p>
          </table:table-cell>
          <table:table-cell table:number-columns-repeated="2"/>
          <table:table-cell table:formula="of:=RANK([.AI13];[.AI12:.AI21])" office:value-type="float" office:value="2" calcext:value-type="float">
            <text:p>2</text:p>
          </table:table-cell>
          <table:table-cell table:style-name="ce81" table:formula="of:=RAND()" office:value-type="float" office:value="0.836312084070992" calcext:value-type="float">
            <text:p>0,836312084070992</text:p>
          </table:table-cell>
          <table:table-cell table:number-columns-repeated="989"/>
        </table:table-row>
        <table:table-row table:style-name="ro3">
          <table:table-cell table:style-name="ce55" office:value-type="string" calcext:value-type="string" table:number-columns-spanned="4" table:number-rows-spanned="1">
            <text:p>Division euclidienne</text:p>
          </table:table-cell>
          <table:covered-table-cell table:number-columns-repeated="3" table:style-name="ce38"/>
          <table:table-cell table:style-name="ce55" office:value-type="string" calcext:value-type="string" table:number-columns-spanned="4" table:number-rows-spanned="1">
            <text:p>Conversion heures</text:p>
          </table:table-cell>
          <table:covered-table-cell table:number-columns-repeated="3" table:style-name="ce38"/>
          <table:table-cell table:style-name="ce55"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55" office:value-type="string" calcext:value-type="string" table:number-columns-spanned="6" table:number-rows-spanned="1">
            <text:p>Puissance d’un nombre</text:p>
          </table:table-cell>
          <table:covered-table-cell table:number-columns-repeated="5"/>
          <table:table-cell table:style-name="ce81"/>
          <table:table-cell table:style-name="ce82" office:value-type="string" calcext:value-type="string">
            <text:p>3<text:span text:style-name="T2">e</text:span></text:p>
          </table:table-cell>
          <table:table-cell table:style-name="ce87" table:formula="of:=[.V12]" office:value-type="string" office:string-value="AB" calcext:value-type="string">
            <text:p>AB</text:p>
          </table:table-cell>
          <table:table-cell table:style-name="ce29" table:number-columns-repeated="2"/>
          <table:table-cell table:style-name="ce144" table:formula="of:=[.V13]" office:value-type="string" office:string-value="v7962" calcext:value-type="string">
            <text:p>v7962</text:p>
          </table:table-cell>
          <table:table-cell table:style-name="ce81"/>
          <table:table-cell table:formula="of:=RANK([.AE14];[.AE12:.AE21])+2" office:value-type="float" office:value="10" calcext:value-type="float">
            <text:p>10</text:p>
          </table:table-cell>
          <table:table-cell table:style-name="ce81" table:formula="of:=RAND()" office:value-type="float" office:value="0.403708157676501" calcext:value-type="float">
            <text:p>0,403708157676501</text:p>
          </table:table-cell>
          <table:table-cell table:style-name="ce81" table:formula="of:=RANK([.AG14];[.AG14:.AG19])" office:value-type="float" office:value="3" calcext:value-type="float">
            <text:p>3</text:p>
          </table:table-cell>
          <table:table-cell table:style-name="ce81" table:formula="of:=RAND()" office:value-type="float" office:value="0.648425339897129" calcext:value-type="float">
            <text:p>0,648425339897129</text:p>
          </table:table-cell>
          <table:table-cell table:formula="of:=RANK([.AI14];[.AI12:.AI21])" office:value-type="float" office:value="9" calcext:value-type="float">
            <text:p>9</text:p>
          </table:table-cell>
          <table:table-cell table:style-name="ce81" table:formula="of:=RAND()" office:value-type="float" office:value="0.0438525188736997" calcext:value-type="float">
            <text:p>0,0438525188736997</text:p>
          </table:table-cell>
          <table:table-cell table:number-columns-repeated="989"/>
        </table:table-row>
        <table:table-row table:style-name="ro3">
          <table:table-cell table:style-name="ce4" table:formula="of:=IF([.AF15]=1;RANDBETWEEN(11;13);IF([.AF15]=2;RANDBETWEEN(14;18);IF([.AF15]=3;RANDBETWEEN(19;21);IF([.AF15]=4;RANDBETWEEN(22;24);IF([.AF15]=5;RANDBETWEEN(25;27);RANDBETWEEN(28;30))))))" office:value-type="float" office:value="15" calcext:value-type="float">
            <text:p>15</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5"/>R=</text:p>
          </table:table-cell>
          <table:table-cell table:style-name="ce51" table:formula="of:=RANDBETWEEN(1;10)" office:value-type="float" office:value="2" calcext:value-type="float">
            <text:p>2</text:p>
          </table:table-cell>
          <table:table-cell table:style-name="ce150" office:value-type="string" calcext:value-type="string">
            <text:p>h</text:p>
          </table:table-cell>
          <table:table-cell table:style-name="ce176" table:formula="of:=IF([.AF15]=1;RANDBETWEEN(1;2);IF([.AF15]=2;RANDBETWEEN(3;4);IF([.AF15]=3;5;IF([.AF15]=4;RANDBETWEEN(6;7);IF([.AF15]=5;8;9)))))*6" office:value-type="float" office:value="18" calcext:value-type="float">
            <text:p>18</text:p>
          </table:table-cell>
          <table:table-cell table:style-name="ce42" office:value-type="string" calcext:value-type="string">
            <text:p>min = <text:s text:c="8"/>h</text:p>
          </table:table-cell>
          <table:table-cell table:style-name="ce177" table:formula="of:=RANDBETWEEN(2;30)" office:value-type="float" office:value="24" calcext:value-type="float">
            <text:p>24</text:p>
          </table:table-cell>
          <table:table-cell table:style-name="ce40" office:value-type="string" calcext:value-type="string">
            <text:p>;</text:p>
          </table:table-cell>
          <table:table-cell table:style-name="ce40" table:formula="of:=RANDBETWEEN(2;30)" office:value-type="float" office:value="2" calcext:value-type="float">
            <text:p>2</text:p>
          </table:table-cell>
          <table:table-cell table:style-name="ce40" office:value-type="string" calcext:value-type="string">
            <text:p>;</text:p>
          </table:table-cell>
          <table:table-cell table:style-name="ce40" table:formula="of:=RANDBETWEEN(1;10)*3-MOD([.I15]+[.K15];3)" office:value-type="float" office:value="19" calcext:value-type="float">
            <text:p>19</text:p>
          </table:table-cell>
          <table:table-cell table:style-name="ce40" table:number-columns-repeated="2"/>
          <table:table-cell table:style-name="ce56" office:value-type="string" calcext:value-type="string">
            <text:p>e=     m=       <text:span text:style-name="T11">x</text:span>=</text:p>
          </table:table-cell>
          <table:table-cell table:style-name="ce51" table:formula="of:=RANDBETWEEN(2;13)" office:value-type="float" office:value="8" calcext:value-type="float">
            <text:p>8</text:p>
          </table:table-cell>
          <table:table-cell table:style-name="ce113" table:formula="of:=([.AD15]-2)*IF(ROUND(RAND());1;-1)" office:value-type="float" office:value="2" calcext:value-type="float">
            <text:p>2</text:p>
          </table:table-cell>
          <table:table-cell table:style-name="ce40" office:value-type="string" calcext:value-type="string">
            <text:p>÷</text:p>
          </table:table-cell>
          <table:table-cell table:style-name="ce40" table:formula="of:=[.Q15]" office:value-type="float" office:value="8" calcext:value-type="float">
            <text:p>8</text:p>
          </table:table-cell>
          <table:table-cell table:style-name="ce113" table:formula="of:=[.AH15]*IF(ROUND(RAND());1;-1)" office:value-type="float" office:value="-10" calcext:value-type="float">
            <text:p>-10</text:p>
          </table:table-cell>
          <table:table-cell table:style-name="ce172" office:value-type="string" calcext:value-type="string">
            <text:p>=</text:p>
          </table:table-cell>
          <table:table-cell/>
          <table:table-cell table:style-name="ce57" table:formula="of:=&quot;Q=&quot;&amp;QUOTIENT([.A15];[.C15])&amp;&quot;  R=&quot;&amp;MOD([.A15];[.C15])" office:value-type="string" office:string-value="Q=1  R=7" calcext:value-type="string">
            <text:p>Q=1 <text:s/>R=7</text:p>
          </table:table-cell>
          <table:table-cell table:style-name="ce147" table:formula="of:=[.E15]+[.G15]/60&amp;&quot; h&quot;" office:value-type="string" office:string-value="2,3 h" calcext:value-type="string">
            <text:p>2,3 h</text:p>
          </table:table-cell>
          <table:table-cell table:style-name="ce181" table:formula="of:=&quot;e=&quot;&amp;(MAX([.I15];[.K15];[.M15];[.O15])-MIN([.I15];[.K15];[.M15];[.O15]))&amp;&quot;  m=&quot;&amp;MEDIAN([.I15];[.K15];[.M15];[.O15])&amp;&quot;  x=&quot;&amp;ROUND(AVERAGE([.I15];[.K15];[.M15];[.O15]);1)" office:value-type="string" office:string-value="e=22  m=19  x=15" calcext:value-type="string">
            <text:p>e=22 <text:s/>m=19 <text:s/>x=15</text:p>
          </table:table-cell>
          <table:table-cell table:style-name="ce170" table:formula="of:=[.Q15]" office:value-type="float" office:value="8" calcext:value-type="float">
            <text:p>8</text:p>
          </table:table-cell>
          <table:table-cell table:style-name="ce183" table:formula="of:=[.R15]-[.U15]" office:value-type="float" office:value="12" calcext:value-type="float">
            <text:p>12</text:p>
          </table:table-cell>
          <table:table-cell/>
          <table:table-cell table:formula="of:=RANK([.AE15];[.AE12:.AE21])+2" office:value-type="float" office:value="4" calcext:value-type="float">
            <text:p>4</text:p>
          </table:table-cell>
          <table:table-cell table:style-name="ce81" table:formula="of:=RAND()" office:value-type="float" office:value="0.904478695884067" calcext:value-type="float">
            <text:p>0,904478695884067</text:p>
          </table:table-cell>
          <table:table-cell table:formula="of:=RANK([.AG15];[.AG14:.AG19])" office:value-type="float" office:value="2" calcext:value-type="float">
            <text:p>2</text:p>
          </table:table-cell>
          <table:table-cell table:style-name="ce81" table:formula="of:=RAND()" office:value-type="float" office:value="0.930332315150047" calcext:value-type="float">
            <text:p>0,930332315150047</text:p>
          </table:table-cell>
          <table:table-cell table:formula="of:=RANK([.AI15];[.AI12:.AI21])" office:value-type="float" office:value="10" calcext:value-type="float">
            <text:p>10</text:p>
          </table:table-cell>
          <table:table-cell table:style-name="ce81" table:formula="of:=RAND()" office:value-type="float" office:value="0.0147606823232079" calcext:value-type="float">
            <text:p>0,0147606823232079</text:p>
          </table:table-cell>
          <table:table-cell table:number-columns-repeated="989"/>
        </table:table-row>
        <table:table-row table:style-name="ro3">
          <table:table-cell table:style-name="ce4" table:formula="of:=IF([.AF16]=1;RANDBETWEEN(11;13);IF([.AF16]=2;RANDBETWEEN(14;18);IF([.AF16]=3;RANDBETWEEN(19;21);IF([.AF16]=4;RANDBETWEEN(22;24);IF([.AF16]=5;RANDBETWEEN(25;27);RANDBETWEEN(28;30))))))" office:value-type="float" office:value="27" calcext:value-type="float">
            <text:p>27</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5"/>R=</text:p>
          </table:table-cell>
          <table:table-cell table:style-name="ce51" table:formula="of:=RANDBETWEEN(1;10)" office:value-type="float" office:value="1" calcext:value-type="float">
            <text:p>1</text:p>
          </table:table-cell>
          <table:table-cell table:style-name="ce150" office:value-type="string" calcext:value-type="string">
            <text:p>h</text:p>
          </table:table-cell>
          <table:table-cell table:style-name="ce176" table:formula="of:=IF([.AF16]=1;RANDBETWEEN(1;2);IF([.AF16]=2;RANDBETWEEN(3;4);IF([.AF16]=3;5;IF([.AF16]=4;RANDBETWEEN(6;7);IF([.AF16]=5;8;9)))))*6" office:value-type="float" office:value="48" calcext:value-type="float">
            <text:p>48</text:p>
          </table:table-cell>
          <table:table-cell table:style-name="ce42" office:value-type="string" calcext:value-type="string">
            <text:p>min = <text:s text:c="8"/>h</text:p>
          </table:table-cell>
          <table:table-cell table:style-name="ce177" table:formula="of:=RANDBETWEEN(2;30)" office:value-type="float" office:value="3" calcext:value-type="float">
            <text:p>3</text:p>
          </table:table-cell>
          <table:table-cell table:style-name="ce40" office:value-type="string" calcext:value-type="string">
            <text:p>;</text:p>
          </table:table-cell>
          <table:table-cell table:style-name="ce40" table:formula="of:=RANDBETWEEN(2;30)" office:value-type="float" office:value="18" calcext:value-type="float">
            <text:p>18</text:p>
          </table:table-cell>
          <table:table-cell table:style-name="ce40" office:value-type="string" calcext:value-type="string">
            <text:p>;</text:p>
          </table:table-cell>
          <table:table-cell table:style-name="ce40" table:formula="of:=RANDBETWEEN(1;10)*3-MOD([.I16]+[.K16];3)" office:value-type="float" office:value="24" calcext:value-type="float">
            <text:p>24</text:p>
          </table:table-cell>
          <table:table-cell table:style-name="ce40" table:number-columns-repeated="2"/>
          <table:table-cell table:style-name="ce56" office:value-type="string" calcext:value-type="string">
            <text:p>e=     m=       <text:span text:style-name="T11">x</text:span>=</text:p>
          </table:table-cell>
          <table:table-cell table:style-name="ce51" table:formula="of:=RANDBETWEEN(2;13)" office:value-type="float" office:value="7" calcext:value-type="float">
            <text:p>7</text:p>
          </table:table-cell>
          <table:table-cell table:style-name="ce113" table:formula="of:=([.AD16]-2)*IF(ROUND(RAND());1;-1)" office:value-type="float" office:value="-9" calcext:value-type="float">
            <text:p>-9</text:p>
          </table:table-cell>
          <table:table-cell table:style-name="ce40" office:value-type="string" calcext:value-type="string">
            <text:p>÷</text:p>
          </table:table-cell>
          <table:table-cell table:style-name="ce40" table:formula="of:=[.Q16]" office:value-type="float" office:value="7" calcext:value-type="float">
            <text:p>7</text:p>
          </table:table-cell>
          <table:table-cell table:style-name="ce113" table:formula="of:=[.AH16]*IF(ROUND(RAND());1;-1)" office:value-type="float" office:value="-4" calcext:value-type="float">
            <text:p>-4</text:p>
          </table:table-cell>
          <table:table-cell table:style-name="ce172" office:value-type="string" calcext:value-type="string">
            <text:p>=</text:p>
          </table:table-cell>
          <table:table-cell/>
          <table:table-cell table:style-name="ce57" table:formula="of:=&quot;Q=&quot;&amp;QUOTIENT([.A16];[.C16])&amp;&quot;  R=&quot;&amp;MOD([.A16];[.C16])" office:value-type="string" office:string-value="Q=9  R=0" calcext:value-type="string">
            <text:p>Q=9 <text:s/>R=0</text:p>
          </table:table-cell>
          <table:table-cell table:style-name="ce147" table:formula="of:=[.E16]+[.G16]/60&amp;&quot; h&quot;" office:value-type="string" office:string-value="1,8 h" calcext:value-type="string">
            <text:p>1,8 h</text:p>
          </table:table-cell>
          <table:table-cell table:style-name="ce181" table:formula="of:=&quot;e=&quot;&amp;(MAX([.I16];[.K16];[.M16];[.O16])-MIN([.I16];[.K16];[.M16];[.O16]))&amp;&quot;  m=&quot;&amp;MEDIAN([.I16];[.K16];[.M16];[.O16])&amp;&quot;  x=&quot;&amp;ROUND(AVERAGE([.I16];[.K16];[.M16];[.O16]);1)" office:value-type="string" office:string-value="e=21  m=18  x=15" calcext:value-type="string">
            <text:p>e=21 <text:s/>m=18 <text:s/>x=15</text:p>
          </table:table-cell>
          <table:table-cell table:style-name="ce170" table:formula="of:=[.Q16]" office:value-type="float" office:value="7" calcext:value-type="float">
            <text:p>7</text:p>
          </table:table-cell>
          <table:table-cell table:style-name="ce183" table:formula="of:=[.R16]-[.U16]" office:value-type="float" office:value="-5" calcext:value-type="float">
            <text:p>-5</text:p>
          </table:table-cell>
          <table:table-cell/>
          <table:table-cell table:formula="of:=RANK([.AE16];[.AE12:.AE21])+2" office:value-type="float" office:value="11" calcext:value-type="float">
            <text:p>11</text:p>
          </table:table-cell>
          <table:table-cell table:style-name="ce81" table:formula="of:=RAND()" office:value-type="float" office:value="0.0804981399168038" calcext:value-type="float">
            <text:p>0,0804981399168038</text:p>
          </table:table-cell>
          <table:table-cell table:formula="of:=RANK([.AG16];[.AG14:.AG19])" office:value-type="float" office:value="5" calcext:value-type="float">
            <text:p>5</text:p>
          </table:table-cell>
          <table:table-cell table:style-name="ce81" table:formula="of:=RAND()" office:value-type="float" office:value="0.389469208320188" calcext:value-type="float">
            <text:p>0,389469208320188</text:p>
          </table:table-cell>
          <table:table-cell table:formula="of:=RANK([.AI16];[.AI12:.AI21])" office:value-type="float" office:value="4" calcext:value-type="float">
            <text:p>4</text:p>
          </table:table-cell>
          <table:table-cell table:style-name="ce81" table:formula="of:=RAND()" office:value-type="float" office:value="0.779560300547896" calcext:value-type="float">
            <text:p>0,779560300547896</text:p>
          </table:table-cell>
          <table:table-cell table:number-columns-repeated="989"/>
        </table:table-row>
        <table:table-row table:style-name="ro3">
          <table:table-cell table:style-name="ce4" table:formula="of:=IF([.AF17]=1;RANDBETWEEN(11;13);IF([.AF17]=2;RANDBETWEEN(14;18);IF([.AF17]=3;RANDBETWEEN(19;21);IF([.AF17]=4;RANDBETWEEN(22;24);IF([.AF17]=5;RANDBETWEEN(25;27);RANDBETWEEN(28;30))))))" office:value-type="float" office:value="30" calcext:value-type="float">
            <text:p>30</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5"/>R=</text:p>
          </table:table-cell>
          <table:table-cell table:style-name="ce51" table:formula="of:==IF([.AF17]=1;RANDBETWEEN(11;25);IF([.AF17]=2;RANDBETWEEN(26;40);IF([.AF17]=3;RANDBETWEEN(41;55);IF([.AF17]=4;RANDBETWEEN(56;70);IF([.AF17]=5;RANDBETWEEN(71;85);RANDBETWEEN(86;99))))))/10" office:value-type="float" office:value="9.9" calcext:value-type="float">
            <text:p>9,9</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2;30)" office:value-type="float" office:value="25" calcext:value-type="float">
            <text:p>25</text:p>
          </table:table-cell>
          <table:table-cell table:style-name="ce40" office:value-type="string" calcext:value-type="string">
            <text:p>;</text:p>
          </table:table-cell>
          <table:table-cell table:style-name="ce40" table:formula="of:=RANDBETWEEN(2;30)" office:value-type="float" office:value="25" calcext:value-type="float">
            <text:p>25</text:p>
          </table:table-cell>
          <table:table-cell table:style-name="ce40" office:value-type="string" calcext:value-type="string">
            <text:p>;</text:p>
          </table:table-cell>
          <table:table-cell table:style-name="ce40" table:formula="of:=RANDBETWEEN(1;8)*4-MOD([.I17]+[.K17]+[.O17];4)" office:value-type="float" office:value="7" calcext:value-type="float">
            <text:p>7</text:p>
          </table:table-cell>
          <table:table-cell table:style-name="ce40" office:value-type="string" calcext:value-type="string">
            <text:p>;</text:p>
          </table:table-cell>
          <table:table-cell table:style-name="ce40" table:formula="of:=RANDBETWEEN(2;30)" office:value-type="float" office:value="19" calcext:value-type="float">
            <text:p>19</text:p>
          </table:table-cell>
          <table:table-cell table:style-name="ce56" office:value-type="string" calcext:value-type="string">
            <text:p>e=     m=       <text:span text:style-name="T11">x</text:span>=</text:p>
          </table:table-cell>
          <table:table-cell table:style-name="ce51" table:formula="of:=RANDBETWEEN(2;13)" office:value-type="float" office:value="8" calcext:value-type="float">
            <text:p>8</text:p>
          </table:table-cell>
          <table:table-cell table:style-name="ce113" table:formula="of:=([.AD17]-2)*IF(ROUND(RAND());1;-1)" office:value-type="float" office:value="-1" calcext:value-type="float">
            <text:p>-1</text:p>
          </table:table-cell>
          <table:table-cell table:style-name="ce40" office:value-type="string" calcext:value-type="string">
            <text:p>÷</text:p>
          </table:table-cell>
          <table:table-cell table:style-name="ce40" table:formula="of:=[.Q17]" office:value-type="float" office:value="8" calcext:value-type="float">
            <text:p>8</text:p>
          </table:table-cell>
          <table:table-cell table:style-name="ce113" table:formula="of:=[.AH17]*IF(ROUND(RAND());1;-1)" office:value-type="float" office:value="-1" calcext:value-type="float">
            <text:p>-1</text:p>
          </table:table-cell>
          <table:table-cell table:style-name="ce172" office:value-type="string" calcext:value-type="string">
            <text:p>=</text:p>
          </table:table-cell>
          <table:table-cell/>
          <table:table-cell table:style-name="ce57" table:formula="of:=&quot;Q=&quot;&amp;QUOTIENT([.A17];[.C17])&amp;&quot;  R=&quot;&amp;MOD([.A17];[.C17])" office:value-type="string" office:string-value="Q=5  R=0" calcext:value-type="string">
            <text:p>Q=5 <text:s/>R=0</text:p>
          </table:table-cell>
          <table:table-cell table:style-name="ce147" table:formula="of:=INT([.E17])&amp;&quot;h &quot;&amp;ROUND(([.E17]-INT([.E17]))*60)&amp;&quot;min&quot;" office:value-type="string" office:string-value="9h 54min" calcext:value-type="string">
            <text:p>9h 54min</text:p>
          </table:table-cell>
          <table:table-cell table:style-name="ce181" table:formula="of:=&quot;e=&quot;&amp;(MAX([.I17];[.K17];[.M17];[.O17])-MIN([.I17];[.K17];[.M17];[.O17]))&amp;&quot;  m=&quot;&amp;MEDIAN([.I17];[.K17];[.M17];[.O17])&amp;&quot;  x=&quot;&amp;ROUND(AVERAGE([.I17];[.K17];[.M17];[.O17]);1)" office:value-type="string" office:string-value="e=18  m=22  x=19" calcext:value-type="string">
            <text:p>e=18 <text:s/>m=22 <text:s/>x=19</text:p>
          </table:table-cell>
          <table:table-cell table:style-name="ce170" table:formula="of:=[.Q17]" office:value-type="float" office:value="8" calcext:value-type="float">
            <text:p>8</text:p>
          </table:table-cell>
          <table:table-cell table:style-name="ce183" table:formula="of:=[.R17]-[.U17]" office:value-type="float" office:value="0" calcext:value-type="float">
            <text:p>0</text:p>
          </table:table-cell>
          <table:table-cell/>
          <table:table-cell table:formula="of:=RANK([.AE17];[.AE12:.AE21])+2" office:value-type="float" office:value="3" calcext:value-type="float">
            <text:p>3</text:p>
          </table:table-cell>
          <table:table-cell table:style-name="ce81" table:formula="of:=RAND()" office:value-type="float" office:value="0.929671618168152" calcext:value-type="float">
            <text:p>0,929671618168152</text:p>
          </table:table-cell>
          <table:table-cell table:formula="of:=RANK([.AG17];[.AG14:.AG19])" office:value-type="float" office:value="6" calcext:value-type="float">
            <text:p>6</text:p>
          </table:table-cell>
          <table:table-cell table:style-name="ce81" table:formula="of:=RAND()" office:value-type="float" office:value="0.260687844240363" calcext:value-type="float">
            <text:p>0,260687844240363</text:p>
          </table:table-cell>
          <table:table-cell table:formula="of:=RANK([.AI17];[.AI12:.AI21])" office:value-type="float" office:value="1" calcext:value-type="float">
            <text:p>1</text:p>
          </table:table-cell>
          <table:table-cell table:style-name="ce81" table:formula="of:=RAND()" office:value-type="float" office:value="0.843802192893392" calcext:value-type="float">
            <text:p>0,843802192893392</text:p>
          </table:table-cell>
          <table:table-cell table:number-columns-repeated="989"/>
        </table:table-row>
        <table:table-row table:style-name="ro3">
          <table:table-cell table:style-name="ce4" table:formula="of:=IF([.AF18]=1;RANDBETWEEN(11;13);IF([.AF18]=2;RANDBETWEEN(14;18);IF([.AF18]=3;RANDBETWEEN(19;21);IF([.AF18]=4;RANDBETWEEN(22;24);IF([.AF18]=5;RANDBETWEEN(25;27);RANDBETWEEN(28;30))))))" office:value-type="float" office:value="11" calcext:value-type="float">
            <text:p>11</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5"/>R=</text:p>
          </table:table-cell>
          <table:table-cell table:style-name="ce51" table:formula="of:==IF([.AF18]=1;RANDBETWEEN(11;25);IF([.AF18]=2;RANDBETWEEN(26;40);IF([.AF18]=3;RANDBETWEEN(41;55);IF([.AF18]=4;RANDBETWEEN(56;70);IF([.AF18]=5;RANDBETWEEN(71;85);RANDBETWEEN(86;99))))))/10" office:value-type="float" office:value="1.6" calcext:value-type="float">
            <text:p>1,6</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2;30)" office:value-type="float" office:value="23" calcext:value-type="float">
            <text:p>23</text:p>
          </table:table-cell>
          <table:table-cell table:style-name="ce40" office:value-type="string" calcext:value-type="string">
            <text:p>;</text:p>
          </table:table-cell>
          <table:table-cell table:style-name="ce40" table:formula="of:=RANDBETWEEN(2;30)" office:value-type="float" office:value="3" calcext:value-type="float">
            <text:p>3</text:p>
          </table:table-cell>
          <table:table-cell table:style-name="ce40" office:value-type="string" calcext:value-type="string">
            <text:p>;</text:p>
          </table:table-cell>
          <table:table-cell table:style-name="ce40" table:formula="of:=RANDBETWEEN(2;30)" office:value-type="float" office:value="25" calcext:value-type="float">
            <text:p>25</text:p>
          </table:table-cell>
          <table:table-cell table:style-name="ce40" office:value-type="string" calcext:value-type="string">
            <text:p>;</text:p>
          </table:table-cell>
          <table:table-cell table:style-name="ce40" table:formula="of:=RANDBETWEEN(1;8)*4-MOD([.I18]+[.K18]+[.M18];4)" office:value-type="float" office:value="9" calcext:value-type="float">
            <text:p>9</text:p>
          </table:table-cell>
          <table:table-cell table:style-name="ce56" office:value-type="string" calcext:value-type="string">
            <text:p>e=     m=       <text:span text:style-name="T11">x</text:span>=</text:p>
          </table:table-cell>
          <table:table-cell table:style-name="ce51" table:formula="of:=RANDBETWEEN(2;13)" office:value-type="float" office:value="9" calcext:value-type="float">
            <text:p>9</text:p>
          </table:table-cell>
          <table:table-cell table:style-name="ce113" table:formula="of:=([.AD18]-2)*IF(ROUND(RAND());1;-1)" office:value-type="float" office:value="5" calcext:value-type="float">
            <text:p>5</text:p>
          </table:table-cell>
          <table:table-cell table:style-name="ce40" office:value-type="string" calcext:value-type="string">
            <text:p>÷</text:p>
          </table:table-cell>
          <table:table-cell table:style-name="ce40" table:formula="of:=[.Q18]" office:value-type="float" office:value="9" calcext:value-type="float">
            <text:p>9</text:p>
          </table:table-cell>
          <table:table-cell table:style-name="ce113" table:formula="of:=[.AH18]*IF(ROUND(RAND());1;-1)" office:value-type="float" office:value="3" calcext:value-type="float">
            <text:p>3</text:p>
          </table:table-cell>
          <table:table-cell table:style-name="ce172" office:value-type="string" calcext:value-type="string">
            <text:p>=</text:p>
          </table:table-cell>
          <table:table-cell/>
          <table:table-cell table:style-name="ce57" table:formula="of:=&quot;Q=&quot;&amp;QUOTIENT([.A18];[.C18])&amp;&quot;  R=&quot;&amp;MOD([.A18];[.C18])" office:value-type="string" office:string-value="Q=1  R=3" calcext:value-type="string">
            <text:p>Q=1 <text:s/>R=3</text:p>
          </table:table-cell>
          <table:table-cell table:style-name="ce147" table:formula="of:=INT([.E18])&amp;&quot;h &quot;&amp;ROUND(([.E18]-INT([.E18]))*60)&amp;&quot;min&quot;" office:value-type="string" office:string-value="1h 36min" calcext:value-type="string">
            <text:p>1h 36min</text:p>
          </table:table-cell>
          <table:table-cell table:style-name="ce181" table:formula="of:=&quot;e=&quot;&amp;(MAX([.I18];[.K18];[.M18];[.O18])-MIN([.I18];[.K18];[.M18];[.O18]))&amp;&quot;  m=&quot;&amp;MEDIAN([.I18];[.K18];[.M18];[.O18])&amp;&quot;  x=&quot;&amp;ROUND(AVERAGE([.I18];[.K18];[.M18];[.O18]);1)" office:value-type="string" office:string-value="e=22  m=16  x=15" calcext:value-type="string">
            <text:p>e=22 <text:s/>m=16 <text:s/>x=15</text:p>
          </table:table-cell>
          <table:table-cell table:style-name="ce170" table:formula="of:=[.Q18]" office:value-type="float" office:value="9" calcext:value-type="float">
            <text:p>9</text:p>
          </table:table-cell>
          <table:table-cell table:style-name="ce183" table:formula="of:=[.R18]-[.U18]" office:value-type="float" office:value="2" calcext:value-type="float">
            <text:p>2</text:p>
          </table:table-cell>
          <table:table-cell/>
          <table:table-cell table:formula="of:=RANK([.AE18];[.AE12:.AE21])+2" office:value-type="float" office:value="7" calcext:value-type="float">
            <text:p>7</text:p>
          </table:table-cell>
          <table:table-cell table:style-name="ce81" table:formula="of:=RAND()" office:value-type="float" office:value="0.713008396763998" calcext:value-type="float">
            <text:p>0,713008396763998</text:p>
          </table:table-cell>
          <table:table-cell table:formula="of:=RANK([.AG18];[.AG14:.AG19])" office:value-type="float" office:value="1" calcext:value-type="float">
            <text:p>1</text:p>
          </table:table-cell>
          <table:table-cell table:style-name="ce81" table:formula="of:=RAND()" office:value-type="float" office:value="0.947854502466686" calcext:value-type="float">
            <text:p>0,947854502466686</text:p>
          </table:table-cell>
          <table:table-cell table:formula="of:=RANK([.AI18];[.AI12:.AI21])" office:value-type="float" office:value="3" calcext:value-type="float">
            <text:p>3</text:p>
          </table:table-cell>
          <table:table-cell table:style-name="ce81" table:formula="of:=RAND()" office:value-type="float" office:value="0.830161871586147" calcext:value-type="float">
            <text:p>0,830161871586147</text:p>
          </table:table-cell>
          <table:table-cell table:number-columns-repeated="989"/>
        </table:table-row>
        <table:table-row table:style-name="ro3">
          <table:table-cell table:style-name="ce4" table:formula="of:=IF([.AF19]=1;RANDBETWEEN(11;13);IF([.AF19]=2;RANDBETWEEN(14;18);IF([.AF19]=3;RANDBETWEEN(19;21);IF([.AF19]=4;RANDBETWEEN(22;24);IF([.AF19]=5;RANDBETWEEN(25;27);RANDBETWEEN(28;30))))))" office:value-type="float" office:value="23" calcext:value-type="float">
            <text:p>23</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5"/>R=</text:p>
          </table:table-cell>
          <table:table-cell table:style-name="ce51" table:formula="of:==IF([.AF19]=1;RANDBETWEEN(11;25);IF([.AF19]=2;RANDBETWEEN(26;40);IF([.AF19]=3;RANDBETWEEN(41;55);IF([.AF19]=4;RANDBETWEEN(56;70);IF([.AF19]=5;RANDBETWEEN(71;85);RANDBETWEEN(86;99))))))/10" office:value-type="float" office:value="6.3" calcext:value-type="float">
            <text:p>6,3</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1;8)*4-MOD([.O19]+[.M19]+[.K19];4)" office:value-type="float" office:value="30" calcext:value-type="float">
            <text:p>30</text:p>
          </table:table-cell>
          <table:table-cell table:style-name="ce40" office:value-type="string" calcext:value-type="string">
            <text:p>;</text:p>
          </table:table-cell>
          <table:table-cell table:style-name="ce40" table:formula="of:=RANDBETWEEN(2;30)" office:value-type="float" office:value="11" calcext:value-type="float">
            <text:p>11</text:p>
          </table:table-cell>
          <table:table-cell table:style-name="ce40" office:value-type="string" calcext:value-type="string">
            <text:p>;</text:p>
          </table:table-cell>
          <table:table-cell table:style-name="ce40" table:formula="of:=RANDBETWEEN(2;30)" office:value-type="float" office:value="5" calcext:value-type="float">
            <text:p>5</text:p>
          </table:table-cell>
          <table:table-cell table:style-name="ce40" office:value-type="string" calcext:value-type="string">
            <text:p>;</text:p>
          </table:table-cell>
          <table:table-cell table:style-name="ce40" table:formula="of:=RANDBETWEEN(2;30)" office:value-type="float" office:value="6" calcext:value-type="float">
            <text:p>6</text:p>
          </table:table-cell>
          <table:table-cell table:style-name="ce56" office:value-type="string" calcext:value-type="string">
            <text:p>e=     m=       <text:span text:style-name="T11">x</text:span>=</text:p>
          </table:table-cell>
          <table:table-cell table:style-name="ce51" table:formula="of:=RANDBETWEEN(2;13)" office:value-type="float" office:value="4" calcext:value-type="float">
            <text:p>4</text:p>
          </table:table-cell>
          <table:table-cell table:style-name="ce113" table:formula="of:=([.AD19]-2)*IF(ROUND(RAND());1;-1)" office:value-type="float" office:value="-6" calcext:value-type="float">
            <text:p>-6</text:p>
          </table:table-cell>
          <table:table-cell table:style-name="ce40" office:value-type="string" calcext:value-type="string">
            <text:p>÷</text:p>
          </table:table-cell>
          <table:table-cell table:style-name="ce40" table:formula="of:=[.Q19]" office:value-type="float" office:value="4" calcext:value-type="float">
            <text:p>4</text:p>
          </table:table-cell>
          <table:table-cell table:style-name="ce113" table:formula="of:=[.AH19]*IF(ROUND(RAND());1;-1)" office:value-type="float" office:value="-5" calcext:value-type="float">
            <text:p>-5</text:p>
          </table:table-cell>
          <table:table-cell table:style-name="ce172" office:value-type="string" calcext:value-type="string">
            <text:p>=</text:p>
          </table:table-cell>
          <table:table-cell/>
          <table:table-cell table:style-name="ce57" table:formula="of:=&quot;Q=&quot;&amp;QUOTIENT([.A19];[.C19])&amp;&quot;  R=&quot;&amp;MOD([.A19];[.C19])" office:value-type="string" office:string-value="Q=3  R=5" calcext:value-type="string">
            <text:p>Q=3 <text:s/>R=5</text:p>
          </table:table-cell>
          <table:table-cell table:style-name="ce147" table:formula="of:=INT([.E19])&amp;&quot;h &quot;&amp;ROUND(([.E19]-INT([.E19]))*60)&amp;&quot;min&quot;" office:value-type="string" office:string-value="6h 18min" calcext:value-type="string">
            <text:p>6h 18min</text:p>
          </table:table-cell>
          <table:table-cell table:style-name="ce181" table:formula="of:=&quot;e=&quot;&amp;(MAX([.I19];[.K19];[.M19];[.O19])-MIN([.I19];[.K19];[.M19];[.O19]))&amp;&quot;  m=&quot;&amp;MEDIAN([.I19];[.K19];[.M19];[.O19])&amp;&quot;  x=&quot;&amp;ROUND(AVERAGE([.I19];[.K19];[.M19];[.O19]);1)" office:value-type="string" office:string-value="e=25  m=8,5  x=13" calcext:value-type="string">
            <text:p>e=25 <text:s/>m=8,5 <text:s/>x=13</text:p>
          </table:table-cell>
          <table:table-cell table:style-name="ce170" table:formula="of:=[.Q19]" office:value-type="float" office:value="4" calcext:value-type="float">
            <text:p>4</text:p>
          </table:table-cell>
          <table:table-cell table:style-name="ce183" table:formula="of:=[.R19]-[.U19]" office:value-type="float" office:value="-1" calcext:value-type="float">
            <text:p>-1</text:p>
          </table:table-cell>
          <table:table-cell/>
          <table:table-cell table:formula="of:=RANK([.AE19];[.AE12:.AE21])+2" office:value-type="float" office:value="8" calcext:value-type="float">
            <text:p>8</text:p>
          </table:table-cell>
          <table:table-cell table:style-name="ce81" table:formula="of:=RAND()" office:value-type="float" office:value="0.656209828247083" calcext:value-type="float">
            <text:p>0,656209828247083</text:p>
          </table:table-cell>
          <table:table-cell table:formula="of:=RANK([.AG19];[.AG14:.AG19])" office:value-type="float" office:value="4" calcext:value-type="float">
            <text:p>4</text:p>
          </table:table-cell>
          <table:table-cell table:style-name="ce81" table:formula="of:=RAND()" office:value-type="float" office:value="0.389588175148217" calcext:value-type="float">
            <text:p>0,389588175148217</text:p>
          </table:table-cell>
          <table:table-cell table:formula="of:=RANK([.AI19];[.AI12:.AI21])" office:value-type="float" office:value="5" calcext:value-type="float">
            <text:p>5</text:p>
          </table:table-cell>
          <table:table-cell table:style-name="ce81" table:formula="of:=RAND()" office:value-type="float" office:value="0.468348555029356" calcext:value-type="float">
            <text:p>0,468348555029356</text:p>
          </table:table-cell>
          <table:table-cell table:number-columns-repeated="989"/>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6" table:number-rows-spanned="1">
            <text:p>😕 <text:s text:c="3"/>😃 <text:s text:c="3"/>😎</text:p>
          </table:table-cell>
          <table:covered-table-cell table:style-name="ce113" table:formula="of:=([.AD20]-2)*IF(ROUND(RAND());1;-1)" office:value-type="float" office:value="-10" calcext:value-type="float">
            <text:p>-10</text:p>
          </table:covered-table-cell>
          <table:covered-table-cell table:number-columns-repeated="4" table:style-name="ce15"/>
          <table:table-cell table:number-columns-repeated="7"/>
          <table:table-cell table:formula="of:=RANK([.AE20];[.AE12:.AE21])+2" office:value-type="float" office:value="12" calcext:value-type="float">
            <text:p>12</text:p>
          </table:table-cell>
          <table:table-cell table:style-name="ce81" table:formula="of:=RAND()" office:value-type="float" office:value="0.0411970791540564" calcext:value-type="float">
            <text:p>0,0411970791540564</text:p>
          </table:table-cell>
          <table:table-cell table:number-columns-repeated="2"/>
          <table:table-cell table:formula="of:=RANK([.AI20];[.AI12:.AI21])" office:value-type="float" office:value="6" calcext:value-type="float">
            <text:p>6</text:p>
          </table:table-cell>
          <table:table-cell table:style-name="ce81" table:formula="of:=RAND()" office:value-type="float" office:value="0.356237050782025" calcext:value-type="float">
            <text:p>0,356237050782025</text:p>
          </table:table-cell>
          <table:table-cell table:number-columns-repeated="989"/>
        </table:table-row>
        <table:table-row table:style-name="ro4">
          <table:table-cell table:number-columns-repeated="29"/>
          <table:table-cell table:formula="of:=RANK([.AE21];[.AE12:.AE21])+2" office:value-type="float" office:value="9" calcext:value-type="float">
            <text:p>9</text:p>
          </table:table-cell>
          <table:table-cell table:style-name="ce81" table:formula="of:=RAND()" office:value-type="float" office:value="0.620302416921301" calcext:value-type="float">
            <text:p>0,620302416921301</text:p>
          </table:table-cell>
          <table:table-cell table:number-columns-repeated="2"/>
          <table:table-cell table:formula="of:=RANK([.AI21];[.AI12:.AI21])" office:value-type="float" office:value="8" calcext:value-type="float">
            <text:p>8</text:p>
          </table:table-cell>
          <table:table-cell table:style-name="ce81" table:formula="of:=RAND()" office:value-type="float" office:value="0.144702036306965" calcext:value-type="float">
            <text:p>0,144702036306965</text:p>
          </table:table-cell>
          <table:table-cell table:number-columns-repeated="989"/>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11"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5"/>
          <table:covered-table-cell table:style-name="ce78"/>
          <table:covered-table-cell table:number-columns-repeated="3"/>
          <table:covered-table-cell table:style-name="ce78"/>
          <table:table-cell table:style-name="ce21" office:value-type="string" calcext:value-type="string">
            <text:p>AC</text:p>
          </table:table-cell>
          <table:table-cell table:style-name="ce23" table:number-columns-repeated="3"/>
          <table:table-cell table:number-columns-repeated="4"/>
          <table:table-cell table:formula="of:=RANK([.AE23];[.AE23:.AE32])+2" office:value-type="float" office:value="3" calcext:value-type="float">
            <text:p>3</text:p>
          </table:table-cell>
          <table:table-cell table:style-name="ce81" table:formula="of:=RAND()" office:value-type="float" office:value="0.81911615748047" calcext:value-type="float">
            <text:p>0,81911615748047</text:p>
          </table:table-cell>
          <table:table-cell table:number-columns-repeated="2"/>
          <table:table-cell table:formula="of:=RANK([.AI23];[.AI23:.AI32])" office:value-type="float" office:value="3" calcext:value-type="float">
            <text:p>3</text:p>
          </table:table-cell>
          <table:table-cell table:style-name="ce81" table:formula="of:=RAND()" office:value-type="float" office:value="0.663492830869812" calcext:value-type="float">
            <text:p>0,663492830869812</text:p>
          </table:table-cell>
          <table:table-cell table:number-columns-repeated="989"/>
        </table:table-row>
        <table:table-row table:style-name="ro2">
          <table:covered-table-cell table:number-columns-repeated="2" table:style-name="ce5"/>
          <table:covered-table-cell table:number-columns-repeated="2"/>
          <table:table-cell table:style-name="ce54" office:value-type="string" calcext:value-type="string" table:number-columns-spanned="4" table:number-rows-spanned="1">
            <text:p>NOM :</text:p>
          </table:table-cell>
          <table:covered-table-cell table:number-columns-repeated="2" table:style-name="ce13"/>
          <table:covered-table-cell/>
          <table:table-cell table:style-name="ce54" office:value-type="string" calcext:value-type="string" table:number-columns-spanned="8" table:number-rows-spanned="1">
            <text:p>Prénom :</text:p>
          </table:table-cell>
          <table:covered-table-cell table:style-name="ce131"/>
          <table:covered-table-cell table:number-columns-repeated="5" table:style-name="ce132"/>
          <table:covered-table-cell table:style-name="ce131"/>
          <table:table-cell table:style-name="ce54" office:value-type="string" calcext:value-type="string" table:number-columns-spanned="5" table:number-rows-spanned="1">
            <text:p>Classe :</text:p>
          </table:table-cell>
          <table:covered-table-cell table:number-columns-repeated="3"/>
          <table:covered-table-cell table:style-name="ce79"/>
          <table:table-cell table:style-name="ce22" table:formula="of:=[.$V$2]" office:value-type="string" office:string-value="v7962" calcext:value-type="string">
            <text:p>v7962</text:p>
          </table:table-cell>
          <table:table-cell/>
          <table:table-cell table:style-name="ce25" office:value-type="string" calcext:value-type="string" table:number-columns-spanned="5" table:number-rows-spanned="1">
            <text:p>Correction CEINTURE BLEUE 2</text:p>
          </table:table-cell>
          <table:covered-table-cell table:style-name="ce28"/>
          <table:covered-table-cell table:number-columns-repeated="2" table:style-name="ce30"/>
          <table:covered-table-cell table:style-name="ce31"/>
          <table:table-cell/>
          <table:table-cell table:formula="of:=RANK([.AE24];[.AE23:.AE32])+2" office:value-type="float" office:value="12" calcext:value-type="float">
            <text:p>12</text:p>
          </table:table-cell>
          <table:table-cell table:style-name="ce81" table:formula="of:=RAND()" office:value-type="float" office:value="0.0723512819798094" calcext:value-type="float">
            <text:p>0,0723512819798094</text:p>
          </table:table-cell>
          <table:table-cell table:number-columns-repeated="2"/>
          <table:table-cell table:formula="of:=RANK([.AI24];[.AI23:.AI32])" office:value-type="float" office:value="9" calcext:value-type="float">
            <text:p>9</text:p>
          </table:table-cell>
          <table:table-cell table:style-name="ce81" table:formula="of:=RAND()" office:value-type="float" office:value="0.0895576837766538" calcext:value-type="float">
            <text:p>0,0895576837766538</text:p>
          </table:table-cell>
          <table:table-cell table:number-columns-repeated="989"/>
        </table:table-row>
        <table:table-row table:style-name="ro3">
          <table:table-cell table:style-name="ce55" office:value-type="string" calcext:value-type="string" table:number-columns-spanned="4" table:number-rows-spanned="1">
            <text:p>Division euclidienne</text:p>
          </table:table-cell>
          <table:covered-table-cell table:number-columns-repeated="3" table:style-name="ce38"/>
          <table:table-cell table:style-name="ce55" office:value-type="string" calcext:value-type="string" table:number-columns-spanned="4" table:number-rows-spanned="1">
            <text:p>Conversion heures</text:p>
          </table:table-cell>
          <table:covered-table-cell table:number-columns-repeated="3" table:style-name="ce38"/>
          <table:table-cell table:style-name="ce55"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55" office:value-type="string" calcext:value-type="string" table:number-columns-spanned="6" table:number-rows-spanned="1">
            <text:p>Puissance d’un nombre</text:p>
          </table:table-cell>
          <table:covered-table-cell table:number-columns-repeated="5"/>
          <table:table-cell table:style-name="ce81"/>
          <table:table-cell table:style-name="ce82" office:value-type="string" calcext:value-type="string">
            <text:p>3<text:span text:style-name="T2">e</text:span></text:p>
          </table:table-cell>
          <table:table-cell table:style-name="ce87" table:formula="of:=[.V23]" office:value-type="string" office:string-value="AC" calcext:value-type="string">
            <text:p>AC</text:p>
          </table:table-cell>
          <table:table-cell table:style-name="ce29" table:number-columns-repeated="2"/>
          <table:table-cell table:style-name="ce144" table:formula="of:=[.V24]" office:value-type="string" office:string-value="v7962" calcext:value-type="string">
            <text:p>v7962</text:p>
          </table:table-cell>
          <table:table-cell table:style-name="ce81"/>
          <table:table-cell table:formula="of:=RANK([.AE25];[.AE23:.AE32])+2" office:value-type="float" office:value="8" calcext:value-type="float">
            <text:p>8</text:p>
          </table:table-cell>
          <table:table-cell table:style-name="ce81" table:formula="of:=RAND()" office:value-type="float" office:value="0.613355162328615" calcext:value-type="float">
            <text:p>0,613355162328615</text:p>
          </table:table-cell>
          <table:table-cell table:style-name="ce81" table:formula="of:=RANK([.AG25];[.AG25:.AG30])" office:value-type="float" office:value="2" calcext:value-type="float">
            <text:p>2</text:p>
          </table:table-cell>
          <table:table-cell table:style-name="ce81" table:formula="of:=RAND()" office:value-type="float" office:value="0.760751928646772" calcext:value-type="float">
            <text:p>0,760751928646772</text:p>
          </table:table-cell>
          <table:table-cell table:formula="of:=RANK([.AI25];[.AI23:.AI32])" office:value-type="float" office:value="10" calcext:value-type="float">
            <text:p>10</text:p>
          </table:table-cell>
          <table:table-cell table:style-name="ce81" table:formula="of:=RAND()" office:value-type="float" office:value="0.0319685403651356" calcext:value-type="float">
            <text:p>0,0319685403651356</text:p>
          </table:table-cell>
          <table:table-cell table:number-columns-repeated="989"/>
        </table:table-row>
        <table:table-row table:style-name="ro3">
          <table:table-cell table:style-name="ce4" table:formula="of:=IF([.AF26]=1;RANDBETWEEN(11;13);IF([.AF26]=2;RANDBETWEEN(14;18);IF([.AF26]=3;RANDBETWEEN(19;21);IF([.AF26]=4;RANDBETWEEN(22;24);IF([.AF26]=5;RANDBETWEEN(25;27);RANDBETWEEN(28;30))))))" office:value-type="float" office:value="27" calcext:value-type="float">
            <text:p>27</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5"/>R=</text:p>
          </table:table-cell>
          <table:table-cell table:style-name="ce51" table:formula="of:=RANDBETWEEN(1;10)" office:value-type="float" office:value="5" calcext:value-type="float">
            <text:p>5</text:p>
          </table:table-cell>
          <table:table-cell table:style-name="ce150" office:value-type="string" calcext:value-type="string">
            <text:p>h</text:p>
          </table:table-cell>
          <table:table-cell table:style-name="ce176" table:formula="of:=IF([.AF26]=1;RANDBETWEEN(1;2);IF([.AF26]=2;RANDBETWEEN(3;4);IF([.AF26]=3;5;IF([.AF26]=4;RANDBETWEEN(6;7);IF([.AF26]=5;8;9)))))*6" office:value-type="float" office:value="48" calcext:value-type="float">
            <text:p>48</text:p>
          </table:table-cell>
          <table:table-cell table:style-name="ce42" office:value-type="string" calcext:value-type="string">
            <text:p>min = <text:s text:c="8"/>h</text:p>
          </table:table-cell>
          <table:table-cell table:style-name="ce177" table:formula="of:=RANDBETWEEN(2;30)" office:value-type="float" office:value="13" calcext:value-type="float">
            <text:p>13</text:p>
          </table:table-cell>
          <table:table-cell table:style-name="ce40" office:value-type="string" calcext:value-type="string">
            <text:p>;</text:p>
          </table:table-cell>
          <table:table-cell table:style-name="ce40" table:formula="of:=RANDBETWEEN(2;30)" office:value-type="float" office:value="18" calcext:value-type="float">
            <text:p>18</text:p>
          </table:table-cell>
          <table:table-cell table:style-name="ce40" office:value-type="string" calcext:value-type="string">
            <text:p>;</text:p>
          </table:table-cell>
          <table:table-cell table:style-name="ce40" table:formula="of:=RANDBETWEEN(1;10)*3-MOD([.I26]+[.K26];3)" office:value-type="float" office:value="11" calcext:value-type="float">
            <text:p>11</text:p>
          </table:table-cell>
          <table:table-cell table:style-name="ce40" table:number-columns-repeated="2"/>
          <table:table-cell table:style-name="ce56" office:value-type="string" calcext:value-type="string">
            <text:p>e=     m=       <text:span text:style-name="T11">x</text:span>=</text:p>
          </table:table-cell>
          <table:table-cell table:style-name="ce51" table:formula="of:=RANDBETWEEN(2;13)" office:value-type="float" office:value="11" calcext:value-type="float">
            <text:p>11</text:p>
          </table:table-cell>
          <table:table-cell table:style-name="ce113" table:formula="of:=([.AD26]-2)*IF(ROUND(RAND());1;-1)" office:value-type="float" office:value="-8" calcext:value-type="float">
            <text:p>-8</text:p>
          </table:table-cell>
          <table:table-cell table:style-name="ce40" office:value-type="string" calcext:value-type="string">
            <text:p>÷</text:p>
          </table:table-cell>
          <table:table-cell table:style-name="ce40" table:formula="of:=[.Q26]" office:value-type="float" office:value="11" calcext:value-type="float">
            <text:p>11</text:p>
          </table:table-cell>
          <table:table-cell table:style-name="ce113" table:formula="of:=[.AH26]*IF(ROUND(RAND());1;-1)" office:value-type="float" office:value="8" calcext:value-type="float">
            <text:p>8</text:p>
          </table:table-cell>
          <table:table-cell table:style-name="ce172" office:value-type="string" calcext:value-type="string">
            <text:p>=</text:p>
          </table:table-cell>
          <table:table-cell/>
          <table:table-cell table:style-name="ce57" table:formula="of:=&quot;Q=&quot;&amp;QUOTIENT([.A26];[.C26])&amp;&quot;  R=&quot;&amp;MOD([.A26];[.C26])" office:value-type="string" office:string-value="Q=3  R=6" calcext:value-type="string">
            <text:p>Q=3 <text:s/>R=6</text:p>
          </table:table-cell>
          <table:table-cell table:style-name="ce147" table:formula="of:=[.E26]+[.G26]/60&amp;&quot; h&quot;" office:value-type="string" office:string-value="5,8 h" calcext:value-type="string">
            <text:p>5,8 h</text:p>
          </table:table-cell>
          <table:table-cell table:style-name="ce181" table:formula="of:=&quot;e=&quot;&amp;(MAX([.I26];[.K26];[.M26];[.O26])-MIN([.I26];[.K26];[.M26];[.O26]))&amp;&quot;  m=&quot;&amp;MEDIAN([.I26];[.K26];[.M26];[.O26])&amp;&quot;  x=&quot;&amp;ROUND(AVERAGE([.I26];[.K26];[.M26];[.O26]);1)" office:value-type="string" office:string-value="e=7  m=13  x=14" calcext:value-type="string">
            <text:p>e=7 <text:s/>m=13 <text:s/>x=14</text:p>
          </table:table-cell>
          <table:table-cell table:style-name="ce170" table:formula="of:=[.Q26]" office:value-type="float" office:value="11" calcext:value-type="float">
            <text:p>11</text:p>
          </table:table-cell>
          <table:table-cell table:style-name="ce183" table:formula="of:=[.R26]-[.U26]" office:value-type="float" office:value="-16" calcext:value-type="float">
            <text:p>-16</text:p>
          </table:table-cell>
          <table:table-cell/>
          <table:table-cell table:formula="of:=RANK([.AE26];[.AE23:.AE32])+2" office:value-type="float" office:value="10" calcext:value-type="float">
            <text:p>10</text:p>
          </table:table-cell>
          <table:table-cell table:style-name="ce81" table:formula="of:=RAND()" office:value-type="float" office:value="0.308027234443752" calcext:value-type="float">
            <text:p>0,308027234443752</text:p>
          </table:table-cell>
          <table:table-cell table:formula="of:=RANK([.AG26];[.AG25:.AG30])" office:value-type="float" office:value="5" calcext:value-type="float">
            <text:p>5</text:p>
          </table:table-cell>
          <table:table-cell table:style-name="ce81" table:formula="of:=RAND()" office:value-type="float" office:value="0.13979759935636" calcext:value-type="float">
            <text:p>0,13979759935636</text:p>
          </table:table-cell>
          <table:table-cell table:formula="of:=RANK([.AI26];[.AI23:.AI32])" office:value-type="float" office:value="8" calcext:value-type="float">
            <text:p>8</text:p>
          </table:table-cell>
          <table:table-cell table:style-name="ce81" table:formula="of:=RAND()" office:value-type="float" office:value="0.141097359114253" calcext:value-type="float">
            <text:p>0,141097359114253</text:p>
          </table:table-cell>
          <table:table-cell table:number-columns-repeated="989"/>
        </table:table-row>
        <table:table-row table:style-name="ro3">
          <table:table-cell table:style-name="ce4" table:formula="of:=IF([.AF27]=1;RANDBETWEEN(11;13);IF([.AF27]=2;RANDBETWEEN(14;18);IF([.AF27]=3;RANDBETWEEN(19;21);IF([.AF27]=4;RANDBETWEEN(22;24);IF([.AF27]=5;RANDBETWEEN(25;27);RANDBETWEEN(28;30))))))" office:value-type="float" office:value="24" calcext:value-type="float">
            <text:p>24</text:p>
          </table:table-cell>
          <table:table-cell table:style-name="ce7" office:value-type="string" calcext:value-type="string">
            <text:p>÷</text:p>
          </table:table-cell>
          <table:table-cell table:style-name="ce9" table:formula="of:=RANDBETWEEN(2;9)" office:value-type="float" office:value="7" calcext:value-type="float">
            <text:p>7</text:p>
          </table:table-cell>
          <table:table-cell table:style-name="ce10" office:value-type="string" calcext:value-type="string">
            <text:p>Q= <text:s text:c="5"/>R=</text:p>
          </table:table-cell>
          <table:table-cell table:style-name="ce51" table:formula="of:=RANDBETWEEN(1;10)" office:value-type="float" office:value="3" calcext:value-type="float">
            <text:p>3</text:p>
          </table:table-cell>
          <table:table-cell table:style-name="ce150" office:value-type="string" calcext:value-type="string">
            <text:p>h</text:p>
          </table:table-cell>
          <table:table-cell table:style-name="ce176" table:formula="of:=IF([.AF27]=1;RANDBETWEEN(1;2);IF([.AF27]=2;RANDBETWEEN(3;4);IF([.AF27]=3;5;IF([.AF27]=4;RANDBETWEEN(6;7);IF([.AF27]=5;8;9)))))*6" office:value-type="float" office:value="42" calcext:value-type="float">
            <text:p>42</text:p>
          </table:table-cell>
          <table:table-cell table:style-name="ce42" office:value-type="string" calcext:value-type="string">
            <text:p>min = <text:s text:c="8"/>h</text:p>
          </table:table-cell>
          <table:table-cell table:style-name="ce177" table:formula="of:=RANDBETWEEN(2;30)" office:value-type="float" office:value="24" calcext:value-type="float">
            <text:p>24</text:p>
          </table:table-cell>
          <table:table-cell table:style-name="ce40" office:value-type="string" calcext:value-type="string">
            <text:p>;</text:p>
          </table:table-cell>
          <table:table-cell table:style-name="ce40" table:formula="of:=RANDBETWEEN(2;30)" office:value-type="float" office:value="5" calcext:value-type="float">
            <text:p>5</text:p>
          </table:table-cell>
          <table:table-cell table:style-name="ce40" office:value-type="string" calcext:value-type="string">
            <text:p>;</text:p>
          </table:table-cell>
          <table:table-cell table:style-name="ce40" table:formula="of:=RANDBETWEEN(1;10)*3-MOD([.I27]+[.K27];3)" office:value-type="float" office:value="1" calcext:value-type="float">
            <text:p>1</text:p>
          </table:table-cell>
          <table:table-cell table:style-name="ce40" table:number-columns-repeated="2"/>
          <table:table-cell table:style-name="ce56" office:value-type="string" calcext:value-type="string">
            <text:p>e=     m=       <text:span text:style-name="T11">x</text:span>=</text:p>
          </table:table-cell>
          <table:table-cell table:style-name="ce51" table:formula="of:=RANDBETWEEN(2;13)" office:value-type="float" office:value="11" calcext:value-type="float">
            <text:p>11</text:p>
          </table:table-cell>
          <table:table-cell table:style-name="ce113" table:formula="of:=([.AD27]-2)*IF(ROUND(RAND());1;-1)" office:value-type="float" office:value="-7" calcext:value-type="float">
            <text:p>-7</text:p>
          </table:table-cell>
          <table:table-cell table:style-name="ce40" office:value-type="string" calcext:value-type="string">
            <text:p>÷</text:p>
          </table:table-cell>
          <table:table-cell table:style-name="ce40" table:formula="of:=[.Q27]" office:value-type="float" office:value="11" calcext:value-type="float">
            <text:p>11</text:p>
          </table:table-cell>
          <table:table-cell table:style-name="ce113" table:formula="of:=[.AH27]*IF(ROUND(RAND());1;-1)" office:value-type="float" office:value="7" calcext:value-type="float">
            <text:p>7</text:p>
          </table:table-cell>
          <table:table-cell table:style-name="ce172" office:value-type="string" calcext:value-type="string">
            <text:p>=</text:p>
          </table:table-cell>
          <table:table-cell/>
          <table:table-cell table:style-name="ce57" table:formula="of:=&quot;Q=&quot;&amp;QUOTIENT([.A27];[.C27])&amp;&quot;  R=&quot;&amp;MOD([.A27];[.C27])" office:value-type="string" office:string-value="Q=3  R=3" calcext:value-type="string">
            <text:p>Q=3 <text:s/>R=3</text:p>
          </table:table-cell>
          <table:table-cell table:style-name="ce147" table:formula="of:=[.E27]+[.G27]/60&amp;&quot; h&quot;" office:value-type="string" office:string-value="3,7 h" calcext:value-type="string">
            <text:p>3,7 h</text:p>
          </table:table-cell>
          <table:table-cell table:style-name="ce181" table:formula="of:=&quot;e=&quot;&amp;(MAX([.I27];[.K27];[.M27];[.O27])-MIN([.I27];[.K27];[.M27];[.O27]))&amp;&quot;  m=&quot;&amp;MEDIAN([.I27];[.K27];[.M27];[.O27])&amp;&quot;  x=&quot;&amp;ROUND(AVERAGE([.I27];[.K27];[.M27];[.O27]);1)" office:value-type="string" office:string-value="e=23  m=5  x=10" calcext:value-type="string">
            <text:p>e=23 <text:s/>m=5 <text:s/>x=10</text:p>
          </table:table-cell>
          <table:table-cell table:style-name="ce170" table:formula="of:=[.Q27]" office:value-type="float" office:value="11" calcext:value-type="float">
            <text:p>11</text:p>
          </table:table-cell>
          <table:table-cell table:style-name="ce183" table:formula="of:=[.R27]-[.U27]" office:value-type="float" office:value="-14" calcext:value-type="float">
            <text:p>-14</text:p>
          </table:table-cell>
          <table:table-cell/>
          <table:table-cell table:formula="of:=RANK([.AE27];[.AE23:.AE32])+2" office:value-type="float" office:value="9" calcext:value-type="float">
            <text:p>9</text:p>
          </table:table-cell>
          <table:table-cell table:style-name="ce81" table:formula="of:=RAND()" office:value-type="float" office:value="0.45347037917811" calcext:value-type="float">
            <text:p>0,45347037917811</text:p>
          </table:table-cell>
          <table:table-cell table:formula="of:=RANK([.AG27];[.AG25:.AG30])" office:value-type="float" office:value="4" calcext:value-type="float">
            <text:p>4</text:p>
          </table:table-cell>
          <table:table-cell table:style-name="ce81" table:formula="of:=RAND()" office:value-type="float" office:value="0.295285256023761" calcext:value-type="float">
            <text:p>0,295285256023761</text:p>
          </table:table-cell>
          <table:table-cell table:formula="of:=RANK([.AI27];[.AI23:.AI32])" office:value-type="float" office:value="7" calcext:value-type="float">
            <text:p>7</text:p>
          </table:table-cell>
          <table:table-cell table:style-name="ce81" table:formula="of:=RAND()" office:value-type="float" office:value="0.247758429915683" calcext:value-type="float">
            <text:p>0,247758429915683</text:p>
          </table:table-cell>
          <table:table-cell table:number-columns-repeated="989"/>
        </table:table-row>
        <table:table-row table:style-name="ro3">
          <table:table-cell table:style-name="ce4" table:formula="of:=IF([.AF28]=1;RANDBETWEEN(11;13);IF([.AF28]=2;RANDBETWEEN(14;18);IF([.AF28]=3;RANDBETWEEN(19;21);IF([.AF28]=4;RANDBETWEEN(22;24);IF([.AF28]=5;RANDBETWEEN(25;27);RANDBETWEEN(28;30))))))" office:value-type="float" office:value="12" calcext:value-type="float">
            <text:p>12</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5"/>R=</text:p>
          </table:table-cell>
          <table:table-cell table:style-name="ce51" table:formula="of:==IF([.AF28]=1;RANDBETWEEN(11;25);IF([.AF28]=2;RANDBETWEEN(26;40);IF([.AF28]=3;RANDBETWEEN(41;55);IF([.AF28]=4;RANDBETWEEN(56;70);IF([.AF28]=5;RANDBETWEEN(71;85);RANDBETWEEN(86;99))))))/10" office:value-type="float" office:value="1.5" calcext:value-type="float">
            <text:p>1,5</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2;30)" office:value-type="float" office:value="4" calcext:value-type="float">
            <text:p>4</text:p>
          </table:table-cell>
          <table:table-cell table:style-name="ce40" office:value-type="string" calcext:value-type="string">
            <text:p>;</text:p>
          </table:table-cell>
          <table:table-cell table:style-name="ce40" table:formula="of:=RANDBETWEEN(2;30)" office:value-type="float" office:value="10" calcext:value-type="float">
            <text:p>10</text:p>
          </table:table-cell>
          <table:table-cell table:style-name="ce40" office:value-type="string" calcext:value-type="string">
            <text:p>;</text:p>
          </table:table-cell>
          <table:table-cell table:style-name="ce40" table:formula="of:=RANDBETWEEN(1;8)*4-MOD([.I28]+[.K28]+[.O28];4)" office:value-type="float" office:value="25" calcext:value-type="float">
            <text:p>25</text:p>
          </table:table-cell>
          <table:table-cell table:style-name="ce40" office:value-type="string" calcext:value-type="string">
            <text:p>;</text:p>
          </table:table-cell>
          <table:table-cell table:style-name="ce40" table:formula="of:=RANDBETWEEN(2;30)" office:value-type="float" office:value="25" calcext:value-type="float">
            <text:p>25</text:p>
          </table:table-cell>
          <table:table-cell table:style-name="ce56" office:value-type="string" calcext:value-type="string">
            <text:p>e=     m=       <text:span text:style-name="T11">x</text:span>=</text:p>
          </table:table-cell>
          <table:table-cell table:style-name="ce51" table:formula="of:=RANDBETWEEN(2;13)" office:value-type="float" office:value="10" calcext:value-type="float">
            <text:p>10</text:p>
          </table:table-cell>
          <table:table-cell table:style-name="ce113" table:formula="of:=([.AD28]-2)*IF(ROUND(RAND());1;-1)" office:value-type="float" office:value="-4" calcext:value-type="float">
            <text:p>-4</text:p>
          </table:table-cell>
          <table:table-cell table:style-name="ce40" office:value-type="string" calcext:value-type="string">
            <text:p>÷</text:p>
          </table:table-cell>
          <table:table-cell table:style-name="ce40" table:formula="of:=[.Q28]" office:value-type="float" office:value="10" calcext:value-type="float">
            <text:p>10</text:p>
          </table:table-cell>
          <table:table-cell table:style-name="ce113" table:formula="of:=[.AH28]*IF(ROUND(RAND());1;-1)" office:value-type="float" office:value="6" calcext:value-type="float">
            <text:p>6</text:p>
          </table:table-cell>
          <table:table-cell table:style-name="ce172" office:value-type="string" calcext:value-type="string">
            <text:p>=</text:p>
          </table:table-cell>
          <table:table-cell/>
          <table:table-cell table:style-name="ce57" table:formula="of:=&quot;Q=&quot;&amp;QUOTIENT([.A28];[.C28])&amp;&quot;  R=&quot;&amp;MOD([.A28];[.C28])" office:value-type="string" office:string-value="Q=1  R=3" calcext:value-type="string">
            <text:p>Q=1 <text:s/>R=3</text:p>
          </table:table-cell>
          <table:table-cell table:style-name="ce147" table:formula="of:=INT([.E28])&amp;&quot;h &quot;&amp;ROUND(([.E28]-INT([.E28]))*60)&amp;&quot;min&quot;" office:value-type="string" office:string-value="1h 30min" calcext:value-type="string">
            <text:p>1h 30min</text:p>
          </table:table-cell>
          <table:table-cell table:style-name="ce181" table:formula="of:=&quot;e=&quot;&amp;(MAX([.I28];[.K28];[.M28];[.O28])-MIN([.I28];[.K28];[.M28];[.O28]))&amp;&quot;  m=&quot;&amp;MEDIAN([.I28];[.K28];[.M28];[.O28])&amp;&quot;  x=&quot;&amp;ROUND(AVERAGE([.I28];[.K28];[.M28];[.O28]);1)" office:value-type="string" office:string-value="e=21  m=17,5  x=16" calcext:value-type="string">
            <text:p>e=21 <text:s/>m=17,5 <text:s/>x=16</text:p>
          </table:table-cell>
          <table:table-cell table:style-name="ce170" table:formula="of:=[.Q28]" office:value-type="float" office:value="10" calcext:value-type="float">
            <text:p>10</text:p>
          </table:table-cell>
          <table:table-cell table:style-name="ce183" table:formula="of:=[.R28]-[.U28]" office:value-type="float" office:value="-10" calcext:value-type="float">
            <text:p>-10</text:p>
          </table:table-cell>
          <table:table-cell/>
          <table:table-cell table:formula="of:=RANK([.AE28];[.AE23:.AE32])+2" office:value-type="float" office:value="6" calcext:value-type="float">
            <text:p>6</text:p>
          </table:table-cell>
          <table:table-cell table:style-name="ce81" table:formula="of:=RAND()" office:value-type="float" office:value="0.734340112278035" calcext:value-type="float">
            <text:p>0,734340112278035</text:p>
          </table:table-cell>
          <table:table-cell table:formula="of:=RANK([.AG28];[.AG25:.AG30])" office:value-type="float" office:value="1" calcext:value-type="float">
            <text:p>1</text:p>
          </table:table-cell>
          <table:table-cell table:style-name="ce81" table:formula="of:=RAND()" office:value-type="float" office:value="0.839896386899261" calcext:value-type="float">
            <text:p>0,839896386899261</text:p>
          </table:table-cell>
          <table:table-cell table:formula="of:=RANK([.AI28];[.AI23:.AI32])" office:value-type="float" office:value="6" calcext:value-type="float">
            <text:p>6</text:p>
          </table:table-cell>
          <table:table-cell table:style-name="ce81" table:formula="of:=RAND()" office:value-type="float" office:value="0.27948951065163" calcext:value-type="float">
            <text:p>0,27948951065163</text:p>
          </table:table-cell>
          <table:table-cell table:number-columns-repeated="989"/>
        </table:table-row>
        <table:table-row table:style-name="ro3">
          <table:table-cell table:style-name="ce4" table:formula="of:=IF([.AF29]=1;RANDBETWEEN(11;13);IF([.AF29]=2;RANDBETWEEN(14;18);IF([.AF29]=3;RANDBETWEEN(19;21);IF([.AF29]=4;RANDBETWEEN(22;24);IF([.AF29]=5;RANDBETWEEN(25;27);RANDBETWEEN(28;30))))))" office:value-type="float" office:value="19" calcext:value-type="float">
            <text:p>19</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5"/>R=</text:p>
          </table:table-cell>
          <table:table-cell table:style-name="ce51" table:formula="of:==IF([.AF29]=1;RANDBETWEEN(11;25);IF([.AF29]=2;RANDBETWEEN(26;40);IF([.AF29]=3;RANDBETWEEN(41;55);IF([.AF29]=4;RANDBETWEEN(56;70);IF([.AF29]=5;RANDBETWEEN(71;85);RANDBETWEEN(86;99))))))/10" office:value-type="float" office:value="4.3" calcext:value-type="float">
            <text:p>4,3</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2;30)" office:value-type="float" office:value="13" calcext:value-type="float">
            <text:p>13</text:p>
          </table:table-cell>
          <table:table-cell table:style-name="ce40" office:value-type="string" calcext:value-type="string">
            <text:p>;</text:p>
          </table:table-cell>
          <table:table-cell table:style-name="ce40" table:formula="of:=RANDBETWEEN(2;30)" office:value-type="float" office:value="30" calcext:value-type="float">
            <text:p>30</text:p>
          </table:table-cell>
          <table:table-cell table:style-name="ce40" office:value-type="string" calcext:value-type="string">
            <text:p>;</text:p>
          </table:table-cell>
          <table:table-cell table:style-name="ce40" table:formula="of:=RANDBETWEEN(2;30)" office:value-type="float" office:value="6" calcext:value-type="float">
            <text:p>6</text:p>
          </table:table-cell>
          <table:table-cell table:style-name="ce40" office:value-type="string" calcext:value-type="string">
            <text:p>;</text:p>
          </table:table-cell>
          <table:table-cell table:style-name="ce40" table:formula="of:=RANDBETWEEN(1;8)*4-MOD([.I29]+[.K29]+[.M29];4)" office:value-type="float" office:value="31" calcext:value-type="float">
            <text:p>31</text:p>
          </table:table-cell>
          <table:table-cell table:style-name="ce56" office:value-type="string" calcext:value-type="string">
            <text:p>e=     m=       <text:span text:style-name="T11">x</text:span>=</text:p>
          </table:table-cell>
          <table:table-cell table:style-name="ce51" table:formula="of:=RANDBETWEEN(2;13)" office:value-type="float" office:value="6" calcext:value-type="float">
            <text:p>6</text:p>
          </table:table-cell>
          <table:table-cell table:style-name="ce113" table:formula="of:=([.AD29]-2)*IF(ROUND(RAND());1;-1)" office:value-type="float" office:value="5" calcext:value-type="float">
            <text:p>5</text:p>
          </table:table-cell>
          <table:table-cell table:style-name="ce40" office:value-type="string" calcext:value-type="string">
            <text:p>÷</text:p>
          </table:table-cell>
          <table:table-cell table:style-name="ce40" table:formula="of:=[.Q29]" office:value-type="float" office:value="6" calcext:value-type="float">
            <text:p>6</text:p>
          </table:table-cell>
          <table:table-cell table:style-name="ce113" table:formula="of:=[.AH29]*IF(ROUND(RAND());1;-1)" office:value-type="float" office:value="-1" calcext:value-type="float">
            <text:p>-1</text:p>
          </table:table-cell>
          <table:table-cell table:style-name="ce172" office:value-type="string" calcext:value-type="string">
            <text:p>=</text:p>
          </table:table-cell>
          <table:table-cell/>
          <table:table-cell table:style-name="ce57" table:formula="of:=&quot;Q=&quot;&amp;QUOTIENT([.A29];[.C29])&amp;&quot;  R=&quot;&amp;MOD([.A29];[.C29])" office:value-type="string" office:string-value="Q=2  R=3" calcext:value-type="string">
            <text:p>Q=2 <text:s/>R=3</text:p>
          </table:table-cell>
          <table:table-cell table:style-name="ce147" table:formula="of:=INT([.E29])&amp;&quot;h &quot;&amp;ROUND(([.E29]-INT([.E29]))*60)&amp;&quot;min&quot;" office:value-type="string" office:string-value="4h 18min" calcext:value-type="string">
            <text:p>4h 18min</text:p>
          </table:table-cell>
          <table:table-cell table:style-name="ce181" table:formula="of:=&quot;e=&quot;&amp;(MAX([.I29];[.K29];[.M29];[.O29])-MIN([.I29];[.K29];[.M29];[.O29]))&amp;&quot;  m=&quot;&amp;MEDIAN([.I29];[.K29];[.M29];[.O29])&amp;&quot;  x=&quot;&amp;ROUND(AVERAGE([.I29];[.K29];[.M29];[.O29]);1)" office:value-type="string" office:string-value="e=25  m=21,5  x=20" calcext:value-type="string">
            <text:p>e=25 <text:s/>m=21,5 <text:s/>x=20</text:p>
          </table:table-cell>
          <table:table-cell table:style-name="ce170" table:formula="of:=[.Q29]" office:value-type="float" office:value="6" calcext:value-type="float">
            <text:p>6</text:p>
          </table:table-cell>
          <table:table-cell table:style-name="ce183" table:formula="of:=[.R29]-[.U29]" office:value-type="float" office:value="6" calcext:value-type="float">
            <text:p>6</text:p>
          </table:table-cell>
          <table:table-cell/>
          <table:table-cell table:formula="of:=RANK([.AE29];[.AE23:.AE32])+2" office:value-type="float" office:value="7" calcext:value-type="float">
            <text:p>7</text:p>
          </table:table-cell>
          <table:table-cell table:style-name="ce81" table:formula="of:=RAND()" office:value-type="float" office:value="0.717849753097213" calcext:value-type="float">
            <text:p>0,717849753097213</text:p>
          </table:table-cell>
          <table:table-cell table:formula="of:=RANK([.AG29];[.AG25:.AG30])" office:value-type="float" office:value="3" calcext:value-type="float">
            <text:p>3</text:p>
          </table:table-cell>
          <table:table-cell table:style-name="ce81" table:formula="of:=RAND()" office:value-type="float" office:value="0.657490951897015" calcext:value-type="float">
            <text:p>0,657490951897015</text:p>
          </table:table-cell>
          <table:table-cell table:formula="of:=RANK([.AI29];[.AI23:.AI32])" office:value-type="float" office:value="1" calcext:value-type="float">
            <text:p>1</text:p>
          </table:table-cell>
          <table:table-cell table:style-name="ce81" table:formula="of:=RAND()" office:value-type="float" office:value="0.9800802008998" calcext:value-type="float">
            <text:p>0,9800802008998</text:p>
          </table:table-cell>
          <table:table-cell table:number-columns-repeated="989"/>
        </table:table-row>
        <table:table-row table:style-name="ro3">
          <table:table-cell table:style-name="ce4" table:formula="of:=IF([.AF30]=1;RANDBETWEEN(11;13);IF([.AF30]=2;RANDBETWEEN(14;18);IF([.AF30]=3;RANDBETWEEN(19;21);IF([.AF30]=4;RANDBETWEEN(22;24);IF([.AF30]=5;RANDBETWEEN(25;27);RANDBETWEEN(28;30))))))" office:value-type="float" office:value="30" calcext:value-type="float">
            <text:p>30</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5"/>R=</text:p>
          </table:table-cell>
          <table:table-cell table:style-name="ce51" table:formula="of:==IF([.AF30]=1;RANDBETWEEN(11;25);IF([.AF30]=2;RANDBETWEEN(26;40);IF([.AF30]=3;RANDBETWEEN(41;55);IF([.AF30]=4;RANDBETWEEN(56;70);IF([.AF30]=5;RANDBETWEEN(71;85);RANDBETWEEN(86;99))))))/10" office:value-type="float" office:value="9" calcext:value-type="float">
            <text:p>9</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1;8)*4-MOD([.O30]+[.M30]+[.K30];4)" office:value-type="float" office:value="30" calcext:value-type="float">
            <text:p>30</text:p>
          </table:table-cell>
          <table:table-cell table:style-name="ce40" office:value-type="string" calcext:value-type="string">
            <text:p>;</text:p>
          </table:table-cell>
          <table:table-cell table:style-name="ce40" table:formula="of:=RANDBETWEEN(2;30)" office:value-type="float" office:value="27" calcext:value-type="float">
            <text:p>27</text:p>
          </table:table-cell>
          <table:table-cell table:style-name="ce40" office:value-type="string" calcext:value-type="string">
            <text:p>;</text:p>
          </table:table-cell>
          <table:table-cell table:style-name="ce40" table:formula="of:=RANDBETWEEN(2;30)" office:value-type="float" office:value="22" calcext:value-type="float">
            <text:p>22</text:p>
          </table:table-cell>
          <table:table-cell table:style-name="ce40" office:value-type="string" calcext:value-type="string">
            <text:p>;</text:p>
          </table:table-cell>
          <table:table-cell table:style-name="ce40" table:formula="of:=RANDBETWEEN(2;30)" office:value-type="float" office:value="17" calcext:value-type="float">
            <text:p>17</text:p>
          </table:table-cell>
          <table:table-cell table:style-name="ce56" office:value-type="string" calcext:value-type="string">
            <text:p>e=     m=       <text:span text:style-name="T11">x</text:span>=</text:p>
          </table:table-cell>
          <table:table-cell table:style-name="ce51" table:formula="of:=RANDBETWEEN(2;13)" office:value-type="float" office:value="8" calcext:value-type="float">
            <text:p>8</text:p>
          </table:table-cell>
          <table:table-cell table:style-name="ce113" table:formula="of:=([.AD30]-2)*IF(ROUND(RAND());1;-1)" office:value-type="float" office:value="-3" calcext:value-type="float">
            <text:p>-3</text:p>
          </table:table-cell>
          <table:table-cell table:style-name="ce40" office:value-type="string" calcext:value-type="string">
            <text:p>÷</text:p>
          </table:table-cell>
          <table:table-cell table:style-name="ce40" table:formula="of:=[.Q30]" office:value-type="float" office:value="8" calcext:value-type="float">
            <text:p>8</text:p>
          </table:table-cell>
          <table:table-cell table:style-name="ce113" table:formula="of:=[.AH30]*IF(ROUND(RAND());1;-1)" office:value-type="float" office:value="-4" calcext:value-type="float">
            <text:p>-4</text:p>
          </table:table-cell>
          <table:table-cell table:style-name="ce172" office:value-type="string" calcext:value-type="string">
            <text:p>=</text:p>
          </table:table-cell>
          <table:table-cell/>
          <table:table-cell table:style-name="ce57" table:formula="of:=&quot;Q=&quot;&amp;QUOTIENT([.A30];[.C30])&amp;&quot;  R=&quot;&amp;MOD([.A30];[.C30])" office:value-type="string" office:string-value="Q=3  R=6" calcext:value-type="string">
            <text:p>Q=3 <text:s/>R=6</text:p>
          </table:table-cell>
          <table:table-cell table:style-name="ce147" table:formula="of:=INT([.E30])&amp;&quot;h &quot;&amp;ROUND(([.E30]-INT([.E30]))*60)&amp;&quot;min&quot;" office:value-type="string" office:string-value="9h 0min" calcext:value-type="string">
            <text:p>9h 0min</text:p>
          </table:table-cell>
          <table:table-cell table:style-name="ce181" table:formula="of:=&quot;e=&quot;&amp;(MAX([.I30];[.K30];[.M30];[.O30])-MIN([.I30];[.K30];[.M30];[.O30]))&amp;&quot;  m=&quot;&amp;MEDIAN([.I30];[.K30];[.M30];[.O30])&amp;&quot;  x=&quot;&amp;ROUND(AVERAGE([.I30];[.K30];[.M30];[.O30]);1)" office:value-type="string" office:string-value="e=13  m=24,5  x=24" calcext:value-type="string">
            <text:p>e=13 <text:s/>m=24,5 <text:s/>x=24</text:p>
          </table:table-cell>
          <table:table-cell table:style-name="ce170" table:formula="of:=[.Q30]" office:value-type="float" office:value="8" calcext:value-type="float">
            <text:p>8</text:p>
          </table:table-cell>
          <table:table-cell table:style-name="ce183" table:formula="of:=[.R30]-[.U30]" office:value-type="float" office:value="1" calcext:value-type="float">
            <text:p>1</text:p>
          </table:table-cell>
          <table:table-cell/>
          <table:table-cell table:formula="of:=RANK([.AE30];[.AE23:.AE32])+2" office:value-type="float" office:value="5" calcext:value-type="float">
            <text:p>5</text:p>
          </table:table-cell>
          <table:table-cell table:style-name="ce81" table:formula="of:=RAND()" office:value-type="float" office:value="0.753256156586112" calcext:value-type="float">
            <text:p>0,753256156586112</text:p>
          </table:table-cell>
          <table:table-cell table:formula="of:=RANK([.AG30];[.AG25:.AG30])" office:value-type="float" office:value="6" calcext:value-type="float">
            <text:p>6</text:p>
          </table:table-cell>
          <table:table-cell table:style-name="ce81" table:formula="of:=RAND()" office:value-type="float" office:value="0.0702186703176387" calcext:value-type="float">
            <text:p>0,0702186703176387</text:p>
          </table:table-cell>
          <table:table-cell table:formula="of:=RANK([.AI30];[.AI23:.AI32])" office:value-type="float" office:value="4" calcext:value-type="float">
            <text:p>4</text:p>
          </table:table-cell>
          <table:table-cell table:style-name="ce81" table:formula="of:=RAND()" office:value-type="float" office:value="0.488586756115904" calcext:value-type="float">
            <text:p>0,488586756115904</text:p>
          </table:table-cell>
          <table:table-cell table:number-columns-repeated="989"/>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6" table:number-rows-spanned="1">
            <text:p>😕 <text:s text:c="3"/>😃 <text:s text:c="3"/>😎</text:p>
          </table:table-cell>
          <table:covered-table-cell table:style-name="ce113" table:formula="of:=([.AD31]-2)*IF(ROUND(RAND());1;-1)" office:value-type="float" office:value="9" calcext:value-type="float">
            <text:p>9</text:p>
          </table:covered-table-cell>
          <table:covered-table-cell table:number-columns-repeated="4" table:style-name="ce15"/>
          <table:table-cell table:number-columns-repeated="7"/>
          <table:table-cell table:formula="of:=RANK([.AE31];[.AE23:.AE32])+2" office:value-type="float" office:value="11" calcext:value-type="float">
            <text:p>11</text:p>
          </table:table-cell>
          <table:table-cell table:style-name="ce81" table:formula="of:=RAND()" office:value-type="float" office:value="0.277288394269458" calcext:value-type="float">
            <text:p>0,277288394269458</text:p>
          </table:table-cell>
          <table:table-cell table:number-columns-repeated="2"/>
          <table:table-cell table:formula="of:=RANK([.AI31];[.AI23:.AI32])" office:value-type="float" office:value="2" calcext:value-type="float">
            <text:p>2</text:p>
          </table:table-cell>
          <table:table-cell table:style-name="ce81" table:formula="of:=RAND()" office:value-type="float" office:value="0.735996779922017" calcext:value-type="float">
            <text:p>0,735996779922017</text:p>
          </table:table-cell>
          <table:table-cell table:number-columns-repeated="989"/>
        </table:table-row>
        <table:table-row table:style-name="ro4">
          <table:table-cell table:number-columns-repeated="29"/>
          <table:table-cell table:formula="of:=RANK([.AE32];[.AE23:.AE32])+2" office:value-type="float" office:value="4" calcext:value-type="float">
            <text:p>4</text:p>
          </table:table-cell>
          <table:table-cell table:style-name="ce81" table:formula="of:=RAND()" office:value-type="float" office:value="0.789457442990237" calcext:value-type="float">
            <text:p>0,789457442990237</text:p>
          </table:table-cell>
          <table:table-cell table:number-columns-repeated="2"/>
          <table:table-cell table:formula="of:=RANK([.AI32];[.AI23:.AI32])" office:value-type="float" office:value="5" calcext:value-type="float">
            <text:p>5</text:p>
          </table:table-cell>
          <table:table-cell table:style-name="ce81" table:formula="of:=RAND()" office:value-type="float" office:value="0.403362241659609" calcext:value-type="float">
            <text:p>0,403362241659609</text:p>
          </table:table-cell>
          <table:table-cell table:number-columns-repeated="989"/>
        </table:table-row>
        <table:table-row table:style-name="ro5">
          <table:table-cell table:number-columns-repeated="1024"/>
        </table:table-row>
        <table:table-row table:style-name="ro2">
          <table:table-cell table:style-name="ce49" office:value-type="string" calcext:value-type="string" table:number-columns-spanned="4" table:number-rows-spanned="2">
            <text:p>CEINTURE</text:p>
            <text:p>BLEUE 2</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11"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5"/>
          <table:covered-table-cell table:style-name="ce78"/>
          <table:covered-table-cell table:number-columns-repeated="3"/>
          <table:covered-table-cell table:style-name="ce78"/>
          <table:table-cell table:style-name="ce21" office:value-type="string" calcext:value-type="string">
            <text:p>AD</text:p>
          </table:table-cell>
          <table:table-cell table:style-name="ce23" table:number-columns-repeated="3"/>
          <table:table-cell table:number-columns-repeated="4"/>
          <table:table-cell table:formula="of:=RANK([.AE34];[.AE34:.AE43])+2" office:value-type="float" office:value="10" calcext:value-type="float">
            <text:p>10</text:p>
          </table:table-cell>
          <table:table-cell table:style-name="ce81" table:formula="of:=RAND()" office:value-type="float" office:value="0.0700317123170784" calcext:value-type="float">
            <text:p>0,0700317123170784</text:p>
          </table:table-cell>
          <table:table-cell table:number-columns-repeated="2"/>
          <table:table-cell table:formula="of:=RANK([.AI34];[.AI34:.AI43])" office:value-type="float" office:value="2" calcext:value-type="float">
            <text:p>2</text:p>
          </table:table-cell>
          <table:table-cell table:style-name="ce81" table:formula="of:=RAND()" office:value-type="float" office:value="0.858309132055976" calcext:value-type="float">
            <text:p>0,858309132055976</text:p>
          </table:table-cell>
          <table:table-cell table:number-columns-repeated="989"/>
        </table:table-row>
        <table:table-row table:style-name="ro2">
          <table:covered-table-cell table:number-columns-repeated="2" table:style-name="ce5"/>
          <table:covered-table-cell table:number-columns-repeated="2"/>
          <table:table-cell table:style-name="ce54" office:value-type="string" calcext:value-type="string" table:number-columns-spanned="4" table:number-rows-spanned="1">
            <text:p>NOM :</text:p>
          </table:table-cell>
          <table:covered-table-cell table:number-columns-repeated="2" table:style-name="ce13"/>
          <table:covered-table-cell/>
          <table:table-cell table:style-name="ce54" office:value-type="string" calcext:value-type="string" table:number-columns-spanned="8" table:number-rows-spanned="1">
            <text:p>Prénom :</text:p>
          </table:table-cell>
          <table:covered-table-cell table:style-name="ce131"/>
          <table:covered-table-cell table:number-columns-repeated="5" table:style-name="ce132"/>
          <table:covered-table-cell table:style-name="ce131"/>
          <table:table-cell table:style-name="ce54" office:value-type="string" calcext:value-type="string" table:number-columns-spanned="5" table:number-rows-spanned="1">
            <text:p>Classe :</text:p>
          </table:table-cell>
          <table:covered-table-cell table:number-columns-repeated="3"/>
          <table:covered-table-cell table:style-name="ce79"/>
          <table:table-cell table:style-name="ce22" table:formula="of:=[.$V$2]" office:value-type="string" office:string-value="v7962" calcext:value-type="string">
            <text:p>v7962</text:p>
          </table:table-cell>
          <table:table-cell/>
          <table:table-cell table:style-name="ce25" office:value-type="string" calcext:value-type="string" table:number-columns-spanned="5" table:number-rows-spanned="1">
            <text:p>Correction CEINTURE BLEUE 2</text:p>
          </table:table-cell>
          <table:covered-table-cell table:style-name="ce28"/>
          <table:covered-table-cell table:number-columns-repeated="2" table:style-name="ce30"/>
          <table:covered-table-cell table:style-name="ce31"/>
          <table:table-cell/>
          <table:table-cell table:formula="of:=RANK([.AE35];[.AE34:.AE43])+2" office:value-type="float" office:value="4" calcext:value-type="float">
            <text:p>4</text:p>
          </table:table-cell>
          <table:table-cell table:style-name="ce81" table:formula="of:=RAND()" office:value-type="float" office:value="0.866334038114012" calcext:value-type="float">
            <text:p>0,866334038114012</text:p>
          </table:table-cell>
          <table:table-cell table:number-columns-repeated="2"/>
          <table:table-cell table:formula="of:=RANK([.AI35];[.AI34:.AI43])" office:value-type="float" office:value="9" calcext:value-type="float">
            <text:p>9</text:p>
          </table:table-cell>
          <table:table-cell table:style-name="ce81" table:formula="of:=RAND()" office:value-type="float" office:value="0.0751772214757205" calcext:value-type="float">
            <text:p>0,0751772214757205</text:p>
          </table:table-cell>
          <table:table-cell table:number-columns-repeated="989"/>
        </table:table-row>
        <table:table-row table:style-name="ro3">
          <table:table-cell table:style-name="ce55" office:value-type="string" calcext:value-type="string" table:number-columns-spanned="4" table:number-rows-spanned="1">
            <text:p>Division euclidienne</text:p>
          </table:table-cell>
          <table:covered-table-cell table:number-columns-repeated="3" table:style-name="ce38"/>
          <table:table-cell table:style-name="ce55" office:value-type="string" calcext:value-type="string" table:number-columns-spanned="4" table:number-rows-spanned="1">
            <text:p>Conversion heures</text:p>
          </table:table-cell>
          <table:covered-table-cell table:number-columns-repeated="3" table:style-name="ce38"/>
          <table:table-cell table:style-name="ce55" office:value-type="string" calcext:value-type="string" table:number-columns-spanned="8" table:number-rows-spanned="1">
            <text:p>étendue, médiane,</text:p>
            <text:p>moyenne (arrondie au 10<text:span text:style-name="T2">e</text:span>)</text:p>
          </table:table-cell>
          <table:covered-table-cell table:number-columns-repeated="7" table:style-name="ce38"/>
          <table:table-cell table:style-name="ce55" office:value-type="string" calcext:value-type="string" table:number-columns-spanned="6" table:number-rows-spanned="1">
            <text:p>Puissance d’un nombre</text:p>
          </table:table-cell>
          <table:covered-table-cell table:number-columns-repeated="5"/>
          <table:table-cell table:style-name="ce81"/>
          <table:table-cell table:style-name="ce82" office:value-type="string" calcext:value-type="string">
            <text:p>3<text:span text:style-name="T2">e</text:span></text:p>
          </table:table-cell>
          <table:table-cell table:style-name="ce87" table:formula="of:=[.V34]" office:value-type="string" office:string-value="AD" calcext:value-type="string">
            <text:p>AD</text:p>
          </table:table-cell>
          <table:table-cell table:style-name="ce29" table:number-columns-repeated="2"/>
          <table:table-cell table:style-name="ce144" table:formula="of:=[.V35]" office:value-type="string" office:string-value="v7962" calcext:value-type="string">
            <text:p>v7962</text:p>
          </table:table-cell>
          <table:table-cell table:style-name="ce81"/>
          <table:table-cell table:formula="of:=RANK([.AE36];[.AE34:.AE43])+2" office:value-type="float" office:value="11" calcext:value-type="float">
            <text:p>11</text:p>
          </table:table-cell>
          <table:table-cell table:style-name="ce81" table:formula="of:=RAND()" office:value-type="float" office:value="0.067609614735445" calcext:value-type="float">
            <text:p>0,067609614735445</text:p>
          </table:table-cell>
          <table:table-cell table:style-name="ce81" table:formula="of:=RANK([.AG36];[.AG36:.AG41])" office:value-type="float" office:value="3" calcext:value-type="float">
            <text:p>3</text:p>
          </table:table-cell>
          <table:table-cell table:style-name="ce81" table:formula="of:=RAND()" office:value-type="float" office:value="0.752991497855414" calcext:value-type="float">
            <text:p>0,752991497855414</text:p>
          </table:table-cell>
          <table:table-cell table:formula="of:=RANK([.AI36];[.AI34:.AI43])" office:value-type="float" office:value="5" calcext:value-type="float">
            <text:p>5</text:p>
          </table:table-cell>
          <table:table-cell table:style-name="ce81" table:formula="of:=RAND()" office:value-type="float" office:value="0.489457511167266" calcext:value-type="float">
            <text:p>0,489457511167266</text:p>
          </table:table-cell>
          <table:table-cell table:number-columns-repeated="989"/>
        </table:table-row>
        <table:table-row table:style-name="ro3">
          <table:table-cell table:style-name="ce4" table:formula="of:=IF([.AF37]=1;RANDBETWEEN(11;13);IF([.AF37]=2;RANDBETWEEN(14;18);IF([.AF37]=3;RANDBETWEEN(19;21);IF([.AF37]=4;RANDBETWEEN(22;24);IF([.AF37]=5;RANDBETWEEN(25;27);RANDBETWEEN(28;30))))))" office:value-type="float" office:value="29" calcext:value-type="float">
            <text:p>29</text:p>
          </table:table-cell>
          <table:table-cell table:style-name="ce7" office:value-type="string" calcext:value-type="string">
            <text:p>÷</text:p>
          </table:table-cell>
          <table:table-cell table:style-name="ce9" table:formula="of:=RANDBETWEEN(2;9)" office:value-type="float" office:value="6" calcext:value-type="float">
            <text:p>6</text:p>
          </table:table-cell>
          <table:table-cell table:style-name="ce10" office:value-type="string" calcext:value-type="string">
            <text:p>Q= <text:s text:c="5"/>R=</text:p>
          </table:table-cell>
          <table:table-cell table:style-name="ce51" table:formula="of:=RANDBETWEEN(1;10)" office:value-type="float" office:value="10" calcext:value-type="float">
            <text:p>10</text:p>
          </table:table-cell>
          <table:table-cell table:style-name="ce150" office:value-type="string" calcext:value-type="string">
            <text:p>h</text:p>
          </table:table-cell>
          <table:table-cell table:style-name="ce176" table:formula="of:=IF([.AF37]=1;RANDBETWEEN(1;2);IF([.AF37]=2;RANDBETWEEN(3;4);IF([.AF37]=3;5;IF([.AF37]=4;RANDBETWEEN(6;7);IF([.AF37]=5;8;9)))))*6" office:value-type="float" office:value="54" calcext:value-type="float">
            <text:p>54</text:p>
          </table:table-cell>
          <table:table-cell table:style-name="ce42" office:value-type="string" calcext:value-type="string">
            <text:p>min = <text:s text:c="8"/>h</text:p>
          </table:table-cell>
          <table:table-cell table:style-name="ce177" table:formula="of:=RANDBETWEEN(2;30)" office:value-type="float" office:value="9" calcext:value-type="float">
            <text:p>9</text:p>
          </table:table-cell>
          <table:table-cell table:style-name="ce40" office:value-type="string" calcext:value-type="string">
            <text:p>;</text:p>
          </table:table-cell>
          <table:table-cell table:style-name="ce40" table:formula="of:=RANDBETWEEN(2;30)" office:value-type="float" office:value="9" calcext:value-type="float">
            <text:p>9</text:p>
          </table:table-cell>
          <table:table-cell table:style-name="ce40" office:value-type="string" calcext:value-type="string">
            <text:p>;</text:p>
          </table:table-cell>
          <table:table-cell table:style-name="ce40" table:formula="of:=RANDBETWEEN(1;10)*3-MOD([.I37]+[.K37];3)" office:value-type="float" office:value="12" calcext:value-type="float">
            <text:p>12</text:p>
          </table:table-cell>
          <table:table-cell table:style-name="ce40" table:number-columns-repeated="2"/>
          <table:table-cell table:style-name="ce56" office:value-type="string" calcext:value-type="string">
            <text:p>e=     m=       <text:span text:style-name="T11">x</text:span>=</text:p>
          </table:table-cell>
          <table:table-cell table:style-name="ce51" table:formula="of:=RANDBETWEEN(2;13)" office:value-type="float" office:value="9" calcext:value-type="float">
            <text:p>9</text:p>
          </table:table-cell>
          <table:table-cell table:style-name="ce113" table:formula="of:=([.AD37]-2)*IF(ROUND(RAND());1;-1)" office:value-type="float" office:value="5" calcext:value-type="float">
            <text:p>5</text:p>
          </table:table-cell>
          <table:table-cell table:style-name="ce40" office:value-type="string" calcext:value-type="string">
            <text:p>÷</text:p>
          </table:table-cell>
          <table:table-cell table:style-name="ce40" table:formula="of:=[.Q37]" office:value-type="float" office:value="9" calcext:value-type="float">
            <text:p>9</text:p>
          </table:table-cell>
          <table:table-cell table:style-name="ce113" table:formula="of:=[.AH37]*IF(ROUND(RAND());1;-1)" office:value-type="float" office:value="-10" calcext:value-type="float">
            <text:p>-10</text:p>
          </table:table-cell>
          <table:table-cell table:style-name="ce172" office:value-type="string" calcext:value-type="string">
            <text:p>=</text:p>
          </table:table-cell>
          <table:table-cell/>
          <table:table-cell table:style-name="ce57" table:formula="of:=&quot;Q=&quot;&amp;QUOTIENT([.A37];[.C37])&amp;&quot;  R=&quot;&amp;MOD([.A37];[.C37])" office:value-type="string" office:string-value="Q=4  R=5" calcext:value-type="string">
            <text:p>Q=4 <text:s/>R=5</text:p>
          </table:table-cell>
          <table:table-cell table:style-name="ce147" table:formula="of:=[.E37]+[.G37]/60&amp;&quot; h&quot;" office:value-type="string" office:string-value="10,9 h" calcext:value-type="string">
            <text:p>10,9 h</text:p>
          </table:table-cell>
          <table:table-cell table:style-name="ce181" table:formula="of:=&quot;e=&quot;&amp;(MAX([.I37];[.K37];[.M37];[.O37])-MIN([.I37];[.K37];[.M37];[.O37]))&amp;&quot;  m=&quot;&amp;MEDIAN([.I37];[.K37];[.M37];[.O37])&amp;&quot;  x=&quot;&amp;ROUND(AVERAGE([.I37];[.K37];[.M37];[.O37]);1)" office:value-type="string" office:string-value="e=3  m=9  x=10" calcext:value-type="string">
            <text:p>e=3 <text:s/>m=9 <text:s/>x=10</text:p>
          </table:table-cell>
          <table:table-cell table:style-name="ce170" table:formula="of:=[.Q37]" office:value-type="float" office:value="9" calcext:value-type="float">
            <text:p>9</text:p>
          </table:table-cell>
          <table:table-cell table:style-name="ce183" table:formula="of:=[.R37]-[.U37]" office:value-type="float" office:value="15" calcext:value-type="float">
            <text:p>15</text:p>
          </table:table-cell>
          <table:table-cell/>
          <table:table-cell table:formula="of:=RANK([.AE37];[.AE34:.AE43])+2" office:value-type="float" office:value="7" calcext:value-type="float">
            <text:p>7</text:p>
          </table:table-cell>
          <table:table-cell table:style-name="ce81" table:formula="of:=RAND()" office:value-type="float" office:value="0.479457472466039" calcext:value-type="float">
            <text:p>0,479457472466039</text:p>
          </table:table-cell>
          <table:table-cell table:formula="of:=RANK([.AG37];[.AG36:.AG41])" office:value-type="float" office:value="6" calcext:value-type="float">
            <text:p>6</text:p>
          </table:table-cell>
          <table:table-cell table:style-name="ce81" table:formula="of:=RAND()" office:value-type="float" office:value="0.0909168940061611" calcext:value-type="float">
            <text:p>0,0909168940061611</text:p>
          </table:table-cell>
          <table:table-cell table:formula="of:=RANK([.AI37];[.AI34:.AI43])" office:value-type="float" office:value="10" calcext:value-type="float">
            <text:p>10</text:p>
          </table:table-cell>
          <table:table-cell table:style-name="ce81" table:formula="of:=RAND()" office:value-type="float" office:value="0.0517843550515679" calcext:value-type="float">
            <text:p>0,0517843550515679</text:p>
          </table:table-cell>
          <table:table-cell table:number-columns-repeated="989"/>
        </table:table-row>
        <table:table-row table:style-name="ro3">
          <table:table-cell table:style-name="ce4" table:formula="of:=IF([.AF38]=1;RANDBETWEEN(11;13);IF([.AF38]=2;RANDBETWEEN(14;18);IF([.AF38]=3;RANDBETWEEN(19;21);IF([.AF38]=4;RANDBETWEEN(22;24);IF([.AF38]=5;RANDBETWEEN(25;27);RANDBETWEEN(28;30))))))" office:value-type="float" office:value="24" calcext:value-type="float">
            <text:p>24</text:p>
          </table:table-cell>
          <table:table-cell table:style-name="ce7" office:value-type="string" calcext:value-type="string">
            <text:p>÷</text:p>
          </table:table-cell>
          <table:table-cell table:style-name="ce9" table:formula="of:=RANDBETWEEN(2;9)" office:value-type="float" office:value="9" calcext:value-type="float">
            <text:p>9</text:p>
          </table:table-cell>
          <table:table-cell table:style-name="ce10" office:value-type="string" calcext:value-type="string">
            <text:p>Q= <text:s text:c="5"/>R=</text:p>
          </table:table-cell>
          <table:table-cell table:style-name="ce51" table:formula="of:=RANDBETWEEN(1;10)" office:value-type="float" office:value="3" calcext:value-type="float">
            <text:p>3</text:p>
          </table:table-cell>
          <table:table-cell table:style-name="ce150" office:value-type="string" calcext:value-type="string">
            <text:p>h</text:p>
          </table:table-cell>
          <table:table-cell table:style-name="ce176" table:formula="of:=IF([.AF38]=1;RANDBETWEEN(1;2);IF([.AF38]=2;RANDBETWEEN(3;4);IF([.AF38]=3;5;IF([.AF38]=4;RANDBETWEEN(6;7);IF([.AF38]=5;8;9)))))*6" office:value-type="float" office:value="42" calcext:value-type="float">
            <text:p>42</text:p>
          </table:table-cell>
          <table:table-cell table:style-name="ce42" office:value-type="string" calcext:value-type="string">
            <text:p>min = <text:s text:c="8"/>h</text:p>
          </table:table-cell>
          <table:table-cell table:style-name="ce177" table:formula="of:=RANDBETWEEN(2;30)" office:value-type="float" office:value="4" calcext:value-type="float">
            <text:p>4</text:p>
          </table:table-cell>
          <table:table-cell table:style-name="ce40" office:value-type="string" calcext:value-type="string">
            <text:p>;</text:p>
          </table:table-cell>
          <table:table-cell table:style-name="ce40" table:formula="of:=RANDBETWEEN(2;30)" office:value-type="float" office:value="19" calcext:value-type="float">
            <text:p>19</text:p>
          </table:table-cell>
          <table:table-cell table:style-name="ce40" office:value-type="string" calcext:value-type="string">
            <text:p>;</text:p>
          </table:table-cell>
          <table:table-cell table:style-name="ce40" table:formula="of:=RANDBETWEEN(1;10)*3-MOD([.I38]+[.K38];3)" office:value-type="float" office:value="25" calcext:value-type="float">
            <text:p>25</text:p>
          </table:table-cell>
          <table:table-cell table:style-name="ce40" table:number-columns-repeated="2"/>
          <table:table-cell table:style-name="ce56" office:value-type="string" calcext:value-type="string">
            <text:p>e=     m=       <text:span text:style-name="T11">x</text:span>=</text:p>
          </table:table-cell>
          <table:table-cell table:style-name="ce51" table:formula="of:=RANDBETWEEN(2;13)" office:value-type="float" office:value="13" calcext:value-type="float">
            <text:p>13</text:p>
          </table:table-cell>
          <table:table-cell table:style-name="ce113" table:formula="of:=([.AD38]-2)*IF(ROUND(RAND());1;-1)" office:value-type="float" office:value="-1" calcext:value-type="float">
            <text:p>-1</text:p>
          </table:table-cell>
          <table:table-cell table:style-name="ce40" office:value-type="string" calcext:value-type="string">
            <text:p>÷</text:p>
          </table:table-cell>
          <table:table-cell table:style-name="ce40" table:formula="of:=[.Q38]" office:value-type="float" office:value="13" calcext:value-type="float">
            <text:p>13</text:p>
          </table:table-cell>
          <table:table-cell table:style-name="ce113" table:formula="of:=[.AH38]*IF(ROUND(RAND());1;-1)" office:value-type="float" office:value="-7" calcext:value-type="float">
            <text:p>-7</text:p>
          </table:table-cell>
          <table:table-cell table:style-name="ce172" office:value-type="string" calcext:value-type="string">
            <text:p>=</text:p>
          </table:table-cell>
          <table:table-cell/>
          <table:table-cell table:style-name="ce57" table:formula="of:=&quot;Q=&quot;&amp;QUOTIENT([.A38];[.C38])&amp;&quot;  R=&quot;&amp;MOD([.A38];[.C38])" office:value-type="string" office:string-value="Q=2  R=6" calcext:value-type="string">
            <text:p>Q=2 <text:s/>R=6</text:p>
          </table:table-cell>
          <table:table-cell table:style-name="ce147" table:formula="of:=[.E38]+[.G38]/60&amp;&quot; h&quot;" office:value-type="string" office:string-value="3,7 h" calcext:value-type="string">
            <text:p>3,7 h</text:p>
          </table:table-cell>
          <table:table-cell table:style-name="ce181" table:formula="of:=&quot;e=&quot;&amp;(MAX([.I38];[.K38];[.M38];[.O38])-MIN([.I38];[.K38];[.M38];[.O38]))&amp;&quot;  m=&quot;&amp;MEDIAN([.I38];[.K38];[.M38];[.O38])&amp;&quot;  x=&quot;&amp;ROUND(AVERAGE([.I38];[.K38];[.M38];[.O38]);1)" office:value-type="string" office:string-value="e=21  m=19  x=16" calcext:value-type="string">
            <text:p>e=21 <text:s/>m=19 <text:s/>x=16</text:p>
          </table:table-cell>
          <table:table-cell table:style-name="ce170" table:formula="of:=[.Q38]" office:value-type="float" office:value="13" calcext:value-type="float">
            <text:p>13</text:p>
          </table:table-cell>
          <table:table-cell table:style-name="ce183" table:formula="of:=[.R38]-[.U38]" office:value-type="float" office:value="6" calcext:value-type="float">
            <text:p>6</text:p>
          </table:table-cell>
          <table:table-cell/>
          <table:table-cell table:formula="of:=RANK([.AE38];[.AE34:.AE43])+2" office:value-type="float" office:value="3" calcext:value-type="float">
            <text:p>3</text:p>
          </table:table-cell>
          <table:table-cell table:style-name="ce81" table:formula="of:=RAND()" office:value-type="float" office:value="0.902531750118516" calcext:value-type="float">
            <text:p>0,902531750118516</text:p>
          </table:table-cell>
          <table:table-cell table:formula="of:=RANK([.AG38];[.AG36:.AG41])" office:value-type="float" office:value="4" calcext:value-type="float">
            <text:p>4</text:p>
          </table:table-cell>
          <table:table-cell table:style-name="ce81" table:formula="of:=RAND()" office:value-type="float" office:value="0.35846661394308" calcext:value-type="float">
            <text:p>0,35846661394308</text:p>
          </table:table-cell>
          <table:table-cell table:formula="of:=RANK([.AI38];[.AI34:.AI43])" office:value-type="float" office:value="7" calcext:value-type="float">
            <text:p>7</text:p>
          </table:table-cell>
          <table:table-cell table:style-name="ce81" table:formula="of:=RAND()" office:value-type="float" office:value="0.0932150441800373" calcext:value-type="float">
            <text:p>0,0932150441800373</text:p>
          </table:table-cell>
          <table:table-cell table:number-columns-repeated="989"/>
        </table:table-row>
        <table:table-row table:style-name="ro3">
          <table:table-cell table:style-name="ce4" table:formula="of:=IF([.AF39]=1;RANDBETWEEN(11;13);IF([.AF39]=2;RANDBETWEEN(14;18);IF([.AF39]=3;RANDBETWEEN(19;21);IF([.AF39]=4;RANDBETWEEN(22;24);IF([.AF39]=5;RANDBETWEEN(25;27);RANDBETWEEN(28;30))))))" office:value-type="float" office:value="14" calcext:value-type="float">
            <text:p>14</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5"/>R=</text:p>
          </table:table-cell>
          <table:table-cell table:style-name="ce51" table:formula="of:==IF([.AF39]=1;RANDBETWEEN(11;25);IF([.AF39]=2;RANDBETWEEN(26;40);IF([.AF39]=3;RANDBETWEEN(41;55);IF([.AF39]=4;RANDBETWEEN(56;70);IF([.AF39]=5;RANDBETWEEN(71;85);RANDBETWEEN(86;99))))))/10" office:value-type="float" office:value="3.7" calcext:value-type="float">
            <text:p>3,7</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2;30)" office:value-type="float" office:value="14" calcext:value-type="float">
            <text:p>14</text:p>
          </table:table-cell>
          <table:table-cell table:style-name="ce40" office:value-type="string" calcext:value-type="string">
            <text:p>;</text:p>
          </table:table-cell>
          <table:table-cell table:style-name="ce40" table:formula="of:=RANDBETWEEN(2;30)" office:value-type="float" office:value="6" calcext:value-type="float">
            <text:p>6</text:p>
          </table:table-cell>
          <table:table-cell table:style-name="ce40" office:value-type="string" calcext:value-type="string">
            <text:p>;</text:p>
          </table:table-cell>
          <table:table-cell table:style-name="ce40" table:formula="of:=RANDBETWEEN(1;8)*4-MOD([.I39]+[.K39]+[.O39];4)" office:value-type="float" office:value="32" calcext:value-type="float">
            <text:p>32</text:p>
          </table:table-cell>
          <table:table-cell table:style-name="ce40" office:value-type="string" calcext:value-type="string">
            <text:p>;</text:p>
          </table:table-cell>
          <table:table-cell table:style-name="ce40" table:formula="of:=RANDBETWEEN(2;30)" office:value-type="float" office:value="8" calcext:value-type="float">
            <text:p>8</text:p>
          </table:table-cell>
          <table:table-cell table:style-name="ce56" office:value-type="string" calcext:value-type="string">
            <text:p>e=     m=       <text:span text:style-name="T11">x</text:span>=</text:p>
          </table:table-cell>
          <table:table-cell table:style-name="ce51" table:formula="of:=RANDBETWEEN(2;13)" office:value-type="float" office:value="8" calcext:value-type="float">
            <text:p>8</text:p>
          </table:table-cell>
          <table:table-cell table:style-name="ce113" table:formula="of:=([.AD39]-2)*IF(ROUND(RAND());1;-1)" office:value-type="float" office:value="3" calcext:value-type="float">
            <text:p>3</text:p>
          </table:table-cell>
          <table:table-cell table:style-name="ce40" office:value-type="string" calcext:value-type="string">
            <text:p>÷</text:p>
          </table:table-cell>
          <table:table-cell table:style-name="ce40" table:formula="of:=[.Q39]" office:value-type="float" office:value="8" calcext:value-type="float">
            <text:p>8</text:p>
          </table:table-cell>
          <table:table-cell table:style-name="ce113" table:formula="of:=[.AH39]*IF(ROUND(RAND());1;-1)" office:value-type="float" office:value="6" calcext:value-type="float">
            <text:p>6</text:p>
          </table:table-cell>
          <table:table-cell table:style-name="ce172" office:value-type="string" calcext:value-type="string">
            <text:p>=</text:p>
          </table:table-cell>
          <table:table-cell/>
          <table:table-cell table:style-name="ce57" table:formula="of:=&quot;Q=&quot;&amp;QUOTIENT([.A39];[.C39])&amp;&quot;  R=&quot;&amp;MOD([.A39];[.C39])" office:value-type="string" office:string-value="Q=7  R=0" calcext:value-type="string">
            <text:p>Q=7 <text:s/>R=0</text:p>
          </table:table-cell>
          <table:table-cell table:style-name="ce147" table:formula="of:=INT([.E39])&amp;&quot;h &quot;&amp;ROUND(([.E39]-INT([.E39]))*60)&amp;&quot;min&quot;" office:value-type="string" office:string-value="3h 42min" calcext:value-type="string">
            <text:p>3h 42min</text:p>
          </table:table-cell>
          <table:table-cell table:style-name="ce181" table:formula="of:=&quot;e=&quot;&amp;(MAX([.I39];[.K39];[.M39];[.O39])-MIN([.I39];[.K39];[.M39];[.O39]))&amp;&quot;  m=&quot;&amp;MEDIAN([.I39];[.K39];[.M39];[.O39])&amp;&quot;  x=&quot;&amp;ROUND(AVERAGE([.I39];[.K39];[.M39];[.O39]);1)" office:value-type="string" office:string-value="e=26  m=11  x=15" calcext:value-type="string">
            <text:p>e=26 <text:s/>m=11 <text:s/>x=15</text:p>
          </table:table-cell>
          <table:table-cell table:style-name="ce170" table:formula="of:=[.Q39]" office:value-type="float" office:value="8" calcext:value-type="float">
            <text:p>8</text:p>
          </table:table-cell>
          <table:table-cell table:style-name="ce183" table:formula="of:=[.R39]-[.U39]" office:value-type="float" office:value="-3" calcext:value-type="float">
            <text:p>-3</text:p>
          </table:table-cell>
          <table:table-cell/>
          <table:table-cell table:formula="of:=RANK([.AE39];[.AE34:.AE43])+2" office:value-type="float" office:value="5" calcext:value-type="float">
            <text:p>5</text:p>
          </table:table-cell>
          <table:table-cell table:style-name="ce81" table:formula="of:=RAND()" office:value-type="float" office:value="0.585786573510513" calcext:value-type="float">
            <text:p>0,585786573510513</text:p>
          </table:table-cell>
          <table:table-cell table:formula="of:=RANK([.AG39];[.AG36:.AG41])" office:value-type="float" office:value="2" calcext:value-type="float">
            <text:p>2</text:p>
          </table:table-cell>
          <table:table-cell table:style-name="ce81" table:formula="of:=RAND()" office:value-type="float" office:value="0.933810250525399" calcext:value-type="float">
            <text:p>0,933810250525399</text:p>
          </table:table-cell>
          <table:table-cell table:formula="of:=RANK([.AI39];[.AI34:.AI43])" office:value-type="float" office:value="6" calcext:value-type="float">
            <text:p>6</text:p>
          </table:table-cell>
          <table:table-cell table:style-name="ce81" table:formula="of:=RAND()" office:value-type="float" office:value="0.253019169530351" calcext:value-type="float">
            <text:p>0,253019169530351</text:p>
          </table:table-cell>
          <table:table-cell table:number-columns-repeated="989"/>
        </table:table-row>
        <table:table-row table:style-name="ro3">
          <table:table-cell table:style-name="ce4" table:formula="of:=IF([.AF40]=1;RANDBETWEEN(11;13);IF([.AF40]=2;RANDBETWEEN(14;18);IF([.AF40]=3;RANDBETWEEN(19;21);IF([.AF40]=4;RANDBETWEEN(22;24);IF([.AF40]=5;RANDBETWEEN(25;27);RANDBETWEEN(28;30))))))" office:value-type="float" office:value="27" calcext:value-type="float">
            <text:p>27</text:p>
          </table:table-cell>
          <table:table-cell table:style-name="ce7" office:value-type="string" calcext:value-type="string">
            <text:p>÷</text:p>
          </table:table-cell>
          <table:table-cell table:style-name="ce9" table:formula="of:=RANDBETWEEN(2;9)" office:value-type="float" office:value="5" calcext:value-type="float">
            <text:p>5</text:p>
          </table:table-cell>
          <table:table-cell table:style-name="ce10" office:value-type="string" calcext:value-type="string">
            <text:p>Q= <text:s text:c="5"/>R=</text:p>
          </table:table-cell>
          <table:table-cell table:style-name="ce51" table:formula="of:==IF([.AF40]=1;RANDBETWEEN(11;25);IF([.AF40]=2;RANDBETWEEN(26;40);IF([.AF40]=3;RANDBETWEEN(41;55);IF([.AF40]=4;RANDBETWEEN(56;70);IF([.AF40]=5;RANDBETWEEN(71;85);RANDBETWEEN(86;99))))))/10" office:value-type="float" office:value="8.1" calcext:value-type="float">
            <text:p>8,1</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2;30)" office:value-type="float" office:value="9" calcext:value-type="float">
            <text:p>9</text:p>
          </table:table-cell>
          <table:table-cell table:style-name="ce40" office:value-type="string" calcext:value-type="string">
            <text:p>;</text:p>
          </table:table-cell>
          <table:table-cell table:style-name="ce40" table:formula="of:=RANDBETWEEN(2;30)" office:value-type="float" office:value="12" calcext:value-type="float">
            <text:p>12</text:p>
          </table:table-cell>
          <table:table-cell table:style-name="ce40" office:value-type="string" calcext:value-type="string">
            <text:p>;</text:p>
          </table:table-cell>
          <table:table-cell table:style-name="ce40" table:formula="of:=RANDBETWEEN(2;30)" office:value-type="float" office:value="30" calcext:value-type="float">
            <text:p>30</text:p>
          </table:table-cell>
          <table:table-cell table:style-name="ce40" office:value-type="string" calcext:value-type="string">
            <text:p>;</text:p>
          </table:table-cell>
          <table:table-cell table:style-name="ce40" table:formula="of:=RANDBETWEEN(1;8)*4-MOD([.I40]+[.K40]+[.M40];4)" office:value-type="float" office:value="29" calcext:value-type="float">
            <text:p>29</text:p>
          </table:table-cell>
          <table:table-cell table:style-name="ce56" office:value-type="string" calcext:value-type="string">
            <text:p>e=     m=       <text:span text:style-name="T11">x</text:span>=</text:p>
          </table:table-cell>
          <table:table-cell table:style-name="ce51" table:formula="of:=RANDBETWEEN(2;13)" office:value-type="float" office:value="6" calcext:value-type="float">
            <text:p>6</text:p>
          </table:table-cell>
          <table:table-cell table:style-name="ce113" table:formula="of:=([.AD40]-2)*IF(ROUND(RAND());1;-1)" office:value-type="float" office:value="10" calcext:value-type="float">
            <text:p>10</text:p>
          </table:table-cell>
          <table:table-cell table:style-name="ce40" office:value-type="string" calcext:value-type="string">
            <text:p>÷</text:p>
          </table:table-cell>
          <table:table-cell table:style-name="ce40" table:formula="of:=[.Q40]" office:value-type="float" office:value="6" calcext:value-type="float">
            <text:p>6</text:p>
          </table:table-cell>
          <table:table-cell table:style-name="ce113" table:formula="of:=[.AH40]*IF(ROUND(RAND());1;-1)" office:value-type="float" office:value="-8" calcext:value-type="float">
            <text:p>-8</text:p>
          </table:table-cell>
          <table:table-cell table:style-name="ce172" office:value-type="string" calcext:value-type="string">
            <text:p>=</text:p>
          </table:table-cell>
          <table:table-cell/>
          <table:table-cell table:style-name="ce57" table:formula="of:=&quot;Q=&quot;&amp;QUOTIENT([.A40];[.C40])&amp;&quot;  R=&quot;&amp;MOD([.A40];[.C40])" office:value-type="string" office:string-value="Q=5  R=2" calcext:value-type="string">
            <text:p>Q=5 <text:s/>R=2</text:p>
          </table:table-cell>
          <table:table-cell table:style-name="ce147" table:formula="of:=INT([.E40])&amp;&quot;h &quot;&amp;ROUND(([.E40]-INT([.E40]))*60)&amp;&quot;min&quot;" office:value-type="string" office:string-value="8h 6min" calcext:value-type="string">
            <text:p>8h 6min</text:p>
          </table:table-cell>
          <table:table-cell table:style-name="ce181" table:formula="of:=&quot;e=&quot;&amp;(MAX([.I40];[.K40];[.M40];[.O40])-MIN([.I40];[.K40];[.M40];[.O40]))&amp;&quot;  m=&quot;&amp;MEDIAN([.I40];[.K40];[.M40];[.O40])&amp;&quot;  x=&quot;&amp;ROUND(AVERAGE([.I40];[.K40];[.M40];[.O40]);1)" office:value-type="string" office:string-value="e=21  m=20,5  x=20" calcext:value-type="string">
            <text:p>e=21 <text:s/>m=20,5 <text:s/>x=20</text:p>
          </table:table-cell>
          <table:table-cell table:style-name="ce170" table:formula="of:=[.Q40]" office:value-type="float" office:value="6" calcext:value-type="float">
            <text:p>6</text:p>
          </table:table-cell>
          <table:table-cell table:style-name="ce183" table:formula="of:=[.R40]-[.U40]" office:value-type="float" office:value="18" calcext:value-type="float">
            <text:p>18</text:p>
          </table:table-cell>
          <table:table-cell/>
          <table:table-cell table:formula="of:=RANK([.AE40];[.AE34:.AE43])+2" office:value-type="float" office:value="12" calcext:value-type="float">
            <text:p>12</text:p>
          </table:table-cell>
          <table:table-cell table:style-name="ce81" table:formula="of:=RAND()" office:value-type="float" office:value="0.042268772839103" calcext:value-type="float">
            <text:p>0,042268772839103</text:p>
          </table:table-cell>
          <table:table-cell table:formula="of:=RANK([.AG40];[.AG36:.AG41])" office:value-type="float" office:value="5" calcext:value-type="float">
            <text:p>5</text:p>
          </table:table-cell>
          <table:table-cell table:style-name="ce81" table:formula="of:=RAND()" office:value-type="float" office:value="0.287181209871432" calcext:value-type="float">
            <text:p>0,287181209871432</text:p>
          </table:table-cell>
          <table:table-cell table:formula="of:=RANK([.AI40];[.AI34:.AI43])" office:value-type="float" office:value="8" calcext:value-type="float">
            <text:p>8</text:p>
          </table:table-cell>
          <table:table-cell table:style-name="ce81" table:formula="of:=RAND()" office:value-type="float" office:value="0.090612364482522" calcext:value-type="float">
            <text:p>0,090612364482522</text:p>
          </table:table-cell>
          <table:table-cell table:number-columns-repeated="989"/>
        </table:table-row>
        <table:table-row table:style-name="ro3">
          <table:table-cell table:style-name="ce4" table:formula="of:=IF([.AF41]=1;RANDBETWEEN(11;13);IF([.AF41]=2;RANDBETWEEN(14;18);IF([.AF41]=3;RANDBETWEEN(19;21);IF([.AF41]=4;RANDBETWEEN(22;24);IF([.AF41]=5;RANDBETWEEN(25;27);RANDBETWEEN(28;30))))))" office:value-type="float" office:value="13" calcext:value-type="float">
            <text:p>13</text:p>
          </table:table-cell>
          <table:table-cell table:style-name="ce7" office:value-type="string" calcext:value-type="string">
            <text:p>÷</text:p>
          </table:table-cell>
          <table:table-cell table:style-name="ce9" table:formula="of:=RANDBETWEEN(2;9)" office:value-type="float" office:value="3" calcext:value-type="float">
            <text:p>3</text:p>
          </table:table-cell>
          <table:table-cell table:style-name="ce10" office:value-type="string" calcext:value-type="string">
            <text:p>Q= <text:s text:c="5"/>R=</text:p>
          </table:table-cell>
          <table:table-cell table:style-name="ce51" table:formula="of:==IF([.AF41]=1;RANDBETWEEN(11;25);IF([.AF41]=2;RANDBETWEEN(26;40);IF([.AF41]=3;RANDBETWEEN(41;55);IF([.AF41]=4;RANDBETWEEN(56;70);IF([.AF41]=5;RANDBETWEEN(71;85);RANDBETWEEN(86;99))))))/10" office:value-type="float" office:value="2" calcext:value-type="float">
            <text:p>2</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style-name="ce177" table:formula="of:=RANDBETWEEN(1;8)*4-MOD([.O41]+[.M41]+[.K41];4)" office:value-type="float" office:value="1" calcext:value-type="float">
            <text:p>1</text:p>
          </table:table-cell>
          <table:table-cell table:style-name="ce40" office:value-type="string" calcext:value-type="string">
            <text:p>;</text:p>
          </table:table-cell>
          <table:table-cell table:style-name="ce40" table:formula="of:=RANDBETWEEN(2;30)" office:value-type="float" office:value="10" calcext:value-type="float">
            <text:p>10</text:p>
          </table:table-cell>
          <table:table-cell table:style-name="ce40" office:value-type="string" calcext:value-type="string">
            <text:p>;</text:p>
          </table:table-cell>
          <table:table-cell table:style-name="ce40" table:formula="of:=RANDBETWEEN(2;30)" office:value-type="float" office:value="17" calcext:value-type="float">
            <text:p>17</text:p>
          </table:table-cell>
          <table:table-cell table:style-name="ce40" office:value-type="string" calcext:value-type="string">
            <text:p>;</text:p>
          </table:table-cell>
          <table:table-cell table:style-name="ce40" table:formula="of:=RANDBETWEEN(2;30)" office:value-type="float" office:value="16" calcext:value-type="float">
            <text:p>16</text:p>
          </table:table-cell>
          <table:table-cell table:style-name="ce56" office:value-type="string" calcext:value-type="string">
            <text:p>e=     m=       <text:span text:style-name="T11">x</text:span>=</text:p>
          </table:table-cell>
          <table:table-cell table:style-name="ce51" table:formula="of:=RANDBETWEEN(2;13)" office:value-type="float" office:value="13" calcext:value-type="float">
            <text:p>13</text:p>
          </table:table-cell>
          <table:table-cell table:style-name="ce113" table:formula="of:=([.AD41]-2)*IF(ROUND(RAND());1;-1)" office:value-type="float" office:value="4" calcext:value-type="float">
            <text:p>4</text:p>
          </table:table-cell>
          <table:table-cell table:style-name="ce40" office:value-type="string" calcext:value-type="string">
            <text:p>÷</text:p>
          </table:table-cell>
          <table:table-cell table:style-name="ce40" table:formula="of:=[.Q41]" office:value-type="float" office:value="13" calcext:value-type="float">
            <text:p>13</text:p>
          </table:table-cell>
          <table:table-cell table:style-name="ce113" table:formula="of:=[.AH41]*IF(ROUND(RAND());1;-1)" office:value-type="float" office:value="-3" calcext:value-type="float">
            <text:p>-3</text:p>
          </table:table-cell>
          <table:table-cell table:style-name="ce172" office:value-type="string" calcext:value-type="string">
            <text:p>=</text:p>
          </table:table-cell>
          <table:table-cell/>
          <table:table-cell table:style-name="ce57" table:formula="of:=&quot;Q=&quot;&amp;QUOTIENT([.A41];[.C41])&amp;&quot;  R=&quot;&amp;MOD([.A41];[.C41])" office:value-type="string" office:string-value="Q=4  R=1" calcext:value-type="string">
            <text:p>Q=4 <text:s/>R=1</text:p>
          </table:table-cell>
          <table:table-cell table:style-name="ce147" table:formula="of:=INT([.E41])&amp;&quot;h &quot;&amp;ROUND(([.E41]-INT([.E41]))*60)&amp;&quot;min&quot;" office:value-type="string" office:string-value="2h 0min" calcext:value-type="string">
            <text:p>2h 0min</text:p>
          </table:table-cell>
          <table:table-cell table:style-name="ce181" table:formula="of:=&quot;e=&quot;&amp;(MAX([.I41];[.K41];[.M41];[.O41])-MIN([.I41];[.K41];[.M41];[.O41]))&amp;&quot;  m=&quot;&amp;MEDIAN([.I41];[.K41];[.M41];[.O41])&amp;&quot;  x=&quot;&amp;ROUND(AVERAGE([.I41];[.K41];[.M41];[.O41]);1)" office:value-type="string" office:string-value="e=16  m=13  x=11" calcext:value-type="string">
            <text:p>e=16 <text:s/>m=13 <text:s/>x=11</text:p>
          </table:table-cell>
          <table:table-cell table:style-name="ce170" table:formula="of:=[.Q41]" office:value-type="float" office:value="13" calcext:value-type="float">
            <text:p>13</text:p>
          </table:table-cell>
          <table:table-cell table:style-name="ce183" table:formula="of:=[.R41]-[.U41]" office:value-type="float" office:value="7" calcext:value-type="float">
            <text:p>7</text:p>
          </table:table-cell>
          <table:table-cell/>
          <table:table-cell table:formula="of:=RANK([.AE41];[.AE34:.AE43])+2" office:value-type="float" office:value="6" calcext:value-type="float">
            <text:p>6</text:p>
          </table:table-cell>
          <table:table-cell table:style-name="ce81" table:formula="of:=RAND()" office:value-type="float" office:value="0.500901954297114" calcext:value-type="float">
            <text:p>0,500901954297114</text:p>
          </table:table-cell>
          <table:table-cell table:formula="of:=RANK([.AG41];[.AG36:.AG41])" office:value-type="float" office:value="1" calcext:value-type="float">
            <text:p>1</text:p>
          </table:table-cell>
          <table:table-cell table:style-name="ce81" table:formula="of:=RAND()" office:value-type="float" office:value="0.977300361680074" calcext:value-type="float">
            <text:p>0,977300361680074</text:p>
          </table:table-cell>
          <table:table-cell table:formula="of:=RANK([.AI41];[.AI34:.AI43])" office:value-type="float" office:value="3" calcext:value-type="float">
            <text:p>3</text:p>
          </table:table-cell>
          <table:table-cell table:style-name="ce81" table:formula="of:=RAND()" office:value-type="float" office:value="0.773463719143617" calcext:value-type="float">
            <text:p>0,773463719143617</text:p>
          </table:table-cell>
          <table:table-cell table:number-columns-repeated="989"/>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6" table:number-rows-spanned="1">
            <text:p>😕 <text:s text:c="3"/>😃 <text:s text:c="3"/>😎</text:p>
          </table:table-cell>
          <table:covered-table-cell table:style-name="ce113" table:formula="of:=([.AD42]-2)*IF(ROUND(RAND());1;-1)" office:value-type="float" office:value="7" calcext:value-type="float">
            <text:p>7</text:p>
          </table:covered-table-cell>
          <table:covered-table-cell table:number-columns-repeated="4" table:style-name="ce15"/>
          <table:table-cell table:number-columns-repeated="7"/>
          <table:table-cell table:formula="of:=RANK([.AE42];[.AE34:.AE43])+2" office:value-type="float" office:value="9" calcext:value-type="float">
            <text:p>9</text:p>
          </table:table-cell>
          <table:table-cell table:style-name="ce81" table:formula="of:=RAND()" office:value-type="float" office:value="0.164032417734468" calcext:value-type="float">
            <text:p>0,164032417734468</text:p>
          </table:table-cell>
          <table:table-cell table:number-columns-repeated="2"/>
          <table:table-cell table:formula="of:=RANK([.AI42];[.AI34:.AI43])" office:value-type="float" office:value="4" calcext:value-type="float">
            <text:p>4</text:p>
          </table:table-cell>
          <table:table-cell table:style-name="ce81" table:formula="of:=RAND()" office:value-type="float" office:value="0.751659593131083" calcext:value-type="float">
            <text:p>0,751659593131083</text:p>
          </table:table-cell>
          <table:table-cell table:number-columns-repeated="989"/>
        </table:table-row>
        <table:table-row table:style-name="ro4">
          <table:table-cell table:number-columns-repeated="29"/>
          <table:table-cell table:formula="of:=RANK([.AE43];[.AE34:.AE43])+2" office:value-type="float" office:value="8" calcext:value-type="float">
            <text:p>8</text:p>
          </table:table-cell>
          <table:table-cell table:style-name="ce81" table:formula="of:=RAND()" office:value-type="float" office:value="0.278889174666657" calcext:value-type="float">
            <text:p>0,278889174666657</text:p>
          </table:table-cell>
          <table:table-cell table:number-columns-repeated="2"/>
          <table:table-cell table:formula="of:=RANK([.AI43];[.AI34:.AI43])" office:value-type="float" office:value="1" calcext:value-type="float">
            <text:p>1</text:p>
          </table:table-cell>
          <table:table-cell table:style-name="ce81" table:formula="of:=RAND()" office:value-type="float" office:value="0.866943501870183" calcext:value-type="float">
            <text:p>0,866943501870183</text:p>
          </table:table-cell>
          <table:table-cell table:number-columns-repeated="989"/>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Marron One" table:style-name="ta6" table:print-ranges="'Ceinture Marron One'.A1:'Ceinture Marron One'.U44 'Ceinture Marron One'.W1:'Ceinture Marron One'.AA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7" form:id="control7"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Marron1?language=Basic&amp;location=document" xlink:type="simple"/>
              </office:event-listeners>
            </form:button>
          </form:form>
        </office:forms>
        <table:shapes>
          <draw:control draw:z-index="0" draw:style-name="gr7" draw:text-style-name="P2" svg:width="1.651cm" svg:height="0.749cm" svg:x="47.926cm" svg:y="0.743cm" draw:control="control7"/>
        </table:shapes>
        <table:table-column table:style-name="co105" table:default-cell-style-name="Default"/>
        <table:table-column table:style-name="co106" table:default-cell-style-name="Default"/>
        <table:table-column table:style-name="co11" table:default-cell-style-name="Default"/>
        <table:table-column table:style-name="co60" table:default-cell-style-name="Default"/>
        <table:table-column table:style-name="co107" table:default-cell-style-name="Default"/>
        <table:table-column table:style-name="co108" table:default-cell-style-name="Default"/>
        <table:table-column table:style-name="co109" table:default-cell-style-name="Default"/>
        <table:table-column table:style-name="co108" table:default-cell-style-name="Default"/>
        <table:table-column table:style-name="co51" table:default-cell-style-name="Default"/>
        <table:table-column table:style-name="co110"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2" table:default-cell-style-name="Default"/>
        <table:table-column table:style-name="co3" table:default-cell-style-name="Default"/>
        <table:table-column table:style-name="co111" table:default-cell-style-name="Default"/>
        <table:table-column table:style-name="co16" table:default-cell-style-name="Default"/>
        <table:table-column table:style-name="co112" table:default-cell-style-name="Default"/>
        <table:table-column table:style-name="co84" table:default-cell-style-name="Default"/>
        <table:table-column table:style-name="co113" table:default-cell-style-name="Default"/>
        <table:table-column table:style-name="co4" table:default-cell-style-name="Default"/>
        <table:table-column table:style-name="co89" table:default-cell-style-name="Default"/>
        <table:table-column table:style-name="co98" table:default-cell-style-name="Default"/>
        <table:table-column table:style-name="co114" table:default-cell-style-name="Default"/>
        <table:table-column table:style-name="co115" table:default-cell-style-name="Default"/>
        <table:table-column table:style-name="co71" table:default-cell-style-name="Default"/>
        <table:table-column table:style-name="co4" table:default-cell-style-name="Default"/>
        <table:table-column table:style-name="co21" table:default-cell-style-name="Default"/>
        <table:table-column table:style-name="co116" table:default-cell-style-name="Default"/>
        <table:table-column table:style-name="co1" table:number-columns-repeated="2" table:default-cell-style-name="Default"/>
        <table:table-column table:style-name="co103" table:default-cell-style-name="Default"/>
        <table:table-column table:style-name="co4" table:number-columns-repeated="991" table:default-cell-style-name="Default"/>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11" table:number-rows-spanned="1">
            <text:p><text:span text:style-name="T6">TEST 3</text:span><text:span text:style-name="T7">e</text:span><text:span text:style-name="T6"> - Date : ……………………………</text:span></text:p>
          </table:table-cell>
          <table:covered-table-cell table:number-columns-repeated="10"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A</text:p>
          </table:table-cell>
          <table:table-cell table:style-name="ce23" table:number-columns-repeated="4"/>
          <table:table-cell table:number-columns-repeated="3"/>
          <table:table-cell table:formula="of:=RANK([.AD1];[.AD1:.AD10])+2" office:value-type="float" office:value="9" calcext:value-type="float">
            <text:p>9</text:p>
          </table:table-cell>
          <table:table-cell table:style-name="ce81" table:formula="of:=RAND()" office:value-type="float" office:value="0.354347998792065" calcext:value-type="float">
            <text:p>0,354347998792065</text:p>
          </table:table-cell>
          <table:table-cell table:number-columns-repeated="994"/>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54" office:value-type="string" calcext:value-type="string" table:number-columns-spanned="7" table:number-rows-spanned="1">
            <text:p>Prénom :</text:p>
          </table:table-cell>
          <table:covered-table-cell table:number-columns-repeated="4"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quot;v&quot;&amp;ROUND(RAND()*10000;0)" office:value-type="string" office:string-value="v7104" calcext:value-type="string">
            <text:p>v7104</text:p>
          </table:table-cell>
          <table:table-cell/>
          <table:table-cell table:style-name="ce25" office:value-type="string" calcext:value-type="string" table:number-columns-spanned="5" table:number-rows-spanned="1">
            <text:p>Correction CEINTURE MARRON 1</text:p>
          </table:table-cell>
          <table:covered-table-cell table:style-name="ce25"/>
          <table:covered-table-cell table:style-name="ce28"/>
          <table:covered-table-cell table:style-name="ce30"/>
          <table:covered-table-cell table:style-name="ce31"/>
          <table:table-cell/>
          <table:table-cell table:formula="of:=RANK([.AD2];[.AD1:.AD10])+2" office:value-type="float" office:value="11" calcext:value-type="float">
            <text:p>11</text:p>
          </table:table-cell>
          <table:table-cell table:style-name="ce81" table:formula="of:=RAND()" office:value-type="float" office:value="0.263598811474052" calcext:value-type="float">
            <text:p>0,263598811474052</text:p>
          </table:table-cell>
          <table:table-cell table:style-name="ce15"/>
          <table:table-cell table:number-columns-repeated="993"/>
        </table:table-row>
        <table:table-row table:style-name="ro1">
          <table:table-cell table:style-name="ce55" office:value-type="string" calcext:value-type="string" table:number-columns-spanned="4" table:number-rows-spanned="1">
            <text:p>Puissance de 10</text:p>
          </table:table-cell>
          <table:covered-table-cell table:number-columns-repeated="3" table:style-name="ce38"/>
          <table:table-cell table:style-name="ce55" office:value-type="string" calcext:value-type="string" table:number-columns-spanned="5" table:number-rows-spanned="1">
            <text:p>Périmètres en cm</text:p>
          </table:table-cell>
          <table:covered-table-cell table:number-columns-repeated="4" table:style-name="ce38"/>
          <table:table-cell table:style-name="ce55" office:value-type="string" calcext:value-type="string" table:number-columns-spanned="8" table:number-rows-spanned="1">
            <text:p>Somme de 4 termes</text:p>
          </table:table-cell>
          <table:covered-table-cell table:number-columns-repeated="7" table:style-name="ce38"/>
          <table:table-cell table:style-name="ce55" office:value-type="string" calcext:value-type="string" table:number-columns-spanned="4" table:number-rows-spanned="1">
            <text:p>Valeur d’une expression</text:p>
          </table:table-cell>
          <table:covered-table-cell table:number-columns-repeated="3" table:style-name="ce38"/>
          <table:table-cell table:style-name="ce81"/>
          <table:table-cell table:style-name="ce82" office:value-type="string" calcext:value-type="string" table:number-columns-spanned="2" table:number-rows-spanned="1">
            <text:p>3<text:span text:style-name="T2">e</text:span></text:p>
          </table:table-cell>
          <table:covered-table-cell table:style-name="ce82"/>
          <table:table-cell table:style-name="ce87" table:formula="of:=[.U1]" office:value-type="string" office:string-value="AA" calcext:value-type="string">
            <text:p>AA</text:p>
          </table:table-cell>
          <table:table-cell table:style-name="ce29"/>
          <table:table-cell table:style-name="ce92" table:formula="of:=[.U2]" office:value-type="string" office:string-value="v7104" calcext:value-type="string">
            <text:p>v7104</text:p>
          </table:table-cell>
          <table:table-cell table:style-name="ce81"/>
          <table:table-cell table:formula="of:=RANK([.AD3];[.AD1:.AD10])+2" office:value-type="float" office:value="10" calcext:value-type="float">
            <text:p>10</text:p>
          </table:table-cell>
          <table:table-cell table:style-name="ce81" table:formula="of:=RAND()" office:value-type="float" office:value="0.319381838801356" calcext:value-type="float">
            <text:p>0,319381838801356</text:p>
          </table:table-cell>
          <table:table-cell table:style-name="ce15"/>
          <table:table-cell table:style-name="ce81" table:number-columns-repeated="993"/>
        </table:table-row>
        <table:table-row table:style-name="ro3">
          <table:table-cell table:style-name="ce158" table:formula="of:=CHOOSE([.AC4];&quot;&quot;;&quot;nano&quot;;&quot;micro&quot;;&quot;milli&quot;;&quot;centi&quot;;&quot;déci&quot;;&quot;déca&quot;;&quot;hecto&quot;;&quot;kilo&quot;;&quot;méga&quot;;&quot;giga&quot;;&quot;téra&quot;)" office:value-type="string" office:string-value="milli" calcext:value-type="string">
            <text:p>milli</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rectangle L=</text:p>
          </table:table-cell>
          <table:table-cell table:style-name="ce41" table:formula="of:=ROUND(RAND()*100)/CHOOSE(RANDBETWEEN(1;2);1;10)" office:value-type="float" office:value="6" calcext:value-type="float">
            <text:p>6</text:p>
          </table:table-cell>
          <table:table-cell table:style-name="ce47" office:value-type="string" calcext:value-type="string">
            <text:p>l=</text:p>
          </table:table-cell>
          <table:table-cell table:style-name="ce41" table:formula="of:=ROUND(RAND()*100)/CHOOSE(RANDBETWEEN(1;2);1;10)" office:value-type="float" office:value="5.9" calcext:value-type="float">
            <text:p>5,9</text:p>
          </table:table-cell>
          <table:table-cell table:style-name="ce10"/>
          <table:table-cell table:style-name="ce4" table:formula="of:=CHOOSE(ROUND(RAND())+1;-1;1)*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10" office:value-type="string" calcext:value-type="string">
            <text:p>=</text:p>
          </table:table-cell>
          <table:table-cell table:style-name="ce136" table:formula="of:=&quot;x + &quot;&amp;[.AE4]" office:value-type="string" office:string-value="x + 6" calcext:value-type="string">
            <text:p>x + 6</text:p>
          </table:table-cell>
          <table:table-cell table:style-name="ce137" office:value-type="string" calcext:value-type="string">
            <text:p>pour x =</text:p>
          </table:table-cell>
          <table:table-cell table:style-name="ce138" table:formula="of:=[.AC4]-5" office:value-type="float" office:value="-1" calcext:value-type="float">
            <text:p>-1</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4];&quot;&quot;;-9;-6;-3;-2;-1;1;2;3;6;9;12)" office:value-type="float" office:value="-3" calcext:value-type="float">
            <text:p>-3</text:p>
          </table:table-cell>
          <table:table-cell table:style-name="ce135" table:formula="of:=[.F4]*2+[.H4]*2&amp;&quot; cm&quot;" office:value-type="string" office:string-value="23,8 cm" calcext:value-type="string">
            <text:p>23,8 cm</text:p>
          </table:table-cell>
          <table:table-cell table:style-name="ce27" table:formula="of:=[.J4]+IF([.K4]=&quot;+&quot;;[.L4];-[.L4])+IF([.M4]=&quot;+&quot;;[.N4];-[.N4])+IF([.O4]=&quot;+&quot;;[.P4];-[.P4])" office:value-type="float" office:value="-44" calcext:value-type="float">
            <text:p>-44</text:p>
          </table:table-cell>
          <table:table-cell table:style-name="ce48" table:formula="of:=[.T4]+[.AE4]" office:value-type="float" office:value="5" calcext:value-type="float">
            <text:p>5</text:p>
          </table:table-cell>
          <table:table-cell/>
          <table:table-cell table:formula="of:=RANK([.AD4];[.AD1:.AD10])+2" office:value-type="float" office:value="4" calcext:value-type="float">
            <text:p>4</text:p>
          </table:table-cell>
          <table:table-cell table:style-name="ce81" table:formula="of:=RAND()" office:value-type="float" office:value="0.905185804546923" calcext:value-type="float">
            <text:p>0,905185804546923</text:p>
          </table:table-cell>
          <table:table-cell table:style-name="ce140" table:formula="of:=RANDBETWEEN(2;13)" office:value-type="float" office:value="6" calcext:value-type="float">
            <text:p>6</text:p>
          </table:table-cell>
          <table:table-cell table:style-name="ce141" table:formula="of:=RANDBETWEEN(2;5)" office:value-type="float" office:value="2" calcext:value-type="float">
            <text:p>2</text:p>
          </table:table-cell>
          <table:table-cell table:style-name="ce141" table:formula="of:=RANDBETWEEN(2;4)" office:value-type="float" office:value="3" calcext:value-type="float">
            <text:p>3</text:p>
          </table:table-cell>
          <table:table-cell table:number-columns-repeated="991"/>
        </table:table-row>
        <table:table-row table:style-name="ro3">
          <table:table-cell table:style-name="ce50" table:formula="of:=CHOOSE([.AC5];&quot;&quot;;&quot;nano&quot;;&quot;micro&quot;;&quot;milli&quot;;&quot;centi&quot;;&quot;déci&quot;;&quot;déca&quot;;&quot;hecto&quot;;&quot;kilo&quot;;&quot;méga&quot;;&quot;giga&quot;;&quot;téra&quot;)" office:value-type="string" office:string-value="hecto" calcext:value-type="string">
            <text:p>hecto</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carré c=</text:p>
          </table:table-cell>
          <table:table-cell table:style-name="ce41" table:formula="of:=ROUND(RAND()*100)/CHOOSE(RANDBETWEEN(1;2);1;10)" office:value-type="float" office:value="4.1" calcext:value-type="float">
            <text:p>4,1</text:p>
          </table:table-cell>
          <table:table-cell table:style-name="ce9" table:number-columns-repeated="2"/>
          <table:table-cell table:style-name="ce10"/>
          <table:table-cell table:style-name="ce4" table:formula="of:=CHOOSE(ROUND(RAND())+1;-1;1)*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10" office:value-type="string" calcext:value-type="string">
            <text:p>=</text:p>
          </table:table-cell>
          <table:table-cell table:style-name="ce136" table:formula="of:=[.AF5]&amp;&quot;x + &quot;&amp;[.AE5]" office:value-type="string" office:string-value="3x + 11" calcext:value-type="string">
            <text:p>3x + 11</text:p>
          </table:table-cell>
          <table:table-cell table:style-name="ce137" office:value-type="string" calcext:value-type="string">
            <text:p>pour x =</text:p>
          </table:table-cell>
          <table:table-cell table:style-name="ce138" table:formula="of:=[.AC5]-5" office:value-type="float" office:value="3" calcext:value-type="float">
            <text:p>3</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5];&quot;&quot;;-9;-6;-3;-2;-1;1;2;3;6;9;12)" office:value-type="float" office:value="2" calcext:value-type="float">
            <text:p>2</text:p>
          </table:table-cell>
          <table:table-cell table:style-name="ce135" table:formula="of:=[.F5]*4&amp;&quot; cm&quot;" office:value-type="string" office:string-value="16,4 cm" calcext:value-type="string">
            <text:p>16,4 cm</text:p>
          </table:table-cell>
          <table:table-cell table:style-name="ce27" table:formula="of:=[.J5]+IF([.K5]=&quot;+&quot;;[.L5];-[.L5])+IF([.M5]=&quot;+&quot;;[.N5];-[.N5])+IF([.O5]=&quot;+&quot;;[.P5];-[.P5])" office:value-type="float" office:value="-62" calcext:value-type="float">
            <text:p>-62</text:p>
          </table:table-cell>
          <table:table-cell table:style-name="ce48" table:formula="of:=[.AF5]*[.T5]+[.AE5]" office:value-type="float" office:value="20" calcext:value-type="float">
            <text:p>20</text:p>
          </table:table-cell>
          <table:table-cell/>
          <table:table-cell table:formula="of:=RANK([.AD5];[.AD1:.AD10])+2" office:value-type="float" office:value="8" calcext:value-type="float">
            <text:p>8</text:p>
          </table:table-cell>
          <table:table-cell table:style-name="ce81" table:formula="of:=RAND()" office:value-type="float" office:value="0.59808618036881" calcext:value-type="float">
            <text:p>0,59808618036881</text:p>
          </table:table-cell>
          <table:table-cell table:style-name="ce140" table:formula="of:=RANDBETWEEN(2;13)" office:value-type="float" office:value="11" calcext:value-type="float">
            <text:p>11</text:p>
          </table:table-cell>
          <table:table-cell table:style-name="ce141" table:formula="of:=RANDBETWEEN(2;5)" office:value-type="float" office:value="3" calcext:value-type="float">
            <text:p>3</text:p>
          </table:table-cell>
          <table:table-cell table:style-name="ce141" table:formula="of:=RANDBETWEEN(2;5)" office:value-type="float" office:value="5" calcext:value-type="float">
            <text:p>5</text:p>
          </table:table-cell>
          <table:table-cell table:number-columns-repeated="991"/>
        </table:table-row>
        <table:table-row table:style-name="ro3">
          <table:table-cell table:style-name="ce50" table:formula="of:=CHOOSE([.AC6];&quot;&quot;;&quot;nano&quot;;&quot;micro&quot;;&quot;milli&quot;;&quot;centi&quot;;&quot;déci&quot;;&quot;déca&quot;;&quot;hecto&quot;;&quot;kilo&quot;;&quot;méga&quot;;&quot;giga&quot;;&quot;téra&quot;)" office:value-type="string" office:string-value="micro" calcext:value-type="string">
            <text:p>micro</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losange c=</text:p>
          </table:table-cell>
          <table:table-cell table:style-name="ce41" table:formula="of:=ROUND(RAND()*100)/CHOOSE(RANDBETWEEN(1;2);1;10)" office:value-type="float" office:value="38" calcext:value-type="float">
            <text:p>38</text:p>
          </table:table-cell>
          <table:table-cell table:style-name="ce9" table:number-columns-repeated="2"/>
          <table:table-cell table:style-name="ce10"/>
          <table:table-cell table:style-name="ce4" table:formula="of:=CHOOSE(ROUND(RAND())+1;-1;1)*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10" office:value-type="string" calcext:value-type="string">
            <text:p>=</text:p>
          </table:table-cell>
          <table:table-cell table:style-name="ce136" table:formula="of:=&quot;-&quot;&amp;[.AF6]&amp;&quot;x - &quot;&amp;[.AE6]" office:value-type="string" office:string-value="-3x - 13" calcext:value-type="string">
            <text:p>-3x - 13</text:p>
          </table:table-cell>
          <table:table-cell table:style-name="ce137" office:value-type="string" calcext:value-type="string">
            <text:p>pour x =</text:p>
          </table:table-cell>
          <table:table-cell table:style-name="ce138" table:formula="of:=[.AC6]-5" office:value-type="float" office:value="-2" calcext:value-type="float">
            <text:p>-2</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6];&quot;&quot;;-9;-6;-3;-2;-1;1;2;3;6;9;12)" office:value-type="float" office:value="-6" calcext:value-type="float">
            <text:p>-6</text:p>
          </table:table-cell>
          <table:table-cell table:style-name="ce135" table:formula="of:=[.F6]*4&amp;&quot; cm&quot;" office:value-type="string" office:string-value="152 cm" calcext:value-type="string">
            <text:p>152 cm</text:p>
          </table:table-cell>
          <table:table-cell table:style-name="ce27" table:formula="of:=[.J6]+IF([.K6]=&quot;+&quot;;[.L6];-[.L6])+IF([.M6]=&quot;+&quot;;[.N6];-[.N6])+IF([.O6]=&quot;+&quot;;[.P6];-[.P6])" office:value-type="float" office:value="29" calcext:value-type="float">
            <text:p>29</text:p>
          </table:table-cell>
          <table:table-cell table:style-name="ce48" table:formula="of:=-[.AF6]*[.T6]-[.AE6]" office:value-type="float" office:value="-7" calcext:value-type="float">
            <text:p>-7</text:p>
          </table:table-cell>
          <table:table-cell/>
          <table:table-cell table:formula="of:=RANK([.AD6];[.AD1:.AD10])+2" office:value-type="float" office:value="3" calcext:value-type="float">
            <text:p>3</text:p>
          </table:table-cell>
          <table:table-cell table:style-name="ce81" table:formula="of:=RAND()" office:value-type="float" office:value="0.958412130336178" calcext:value-type="float">
            <text:p>0,958412130336178</text:p>
          </table:table-cell>
          <table:table-cell table:style-name="ce140" table:formula="of:=RANDBETWEEN(2;13)" office:value-type="float" office:value="13" calcext:value-type="float">
            <text:p>13</text:p>
          </table:table-cell>
          <table:table-cell table:style-name="ce141" table:formula="of:=RANDBETWEEN(2;5)" office:value-type="float" office:value="3" calcext:value-type="float">
            <text:p>3</text:p>
          </table:table-cell>
          <table:table-cell table:style-name="ce141" table:formula="of:=RANDBETWEEN(2;5)" office:value-type="float" office:value="3" calcext:value-type="float">
            <text:p>3</text:p>
          </table:table-cell>
          <table:table-cell table:number-columns-repeated="991"/>
        </table:table-row>
        <table:table-row table:style-name="ro3">
          <table:table-cell table:style-name="ce50" table:formula="of:=CHOOSE([.AC7];&quot;&quot;;&quot;nano&quot;;&quot;micro&quot;;&quot;milli&quot;;&quot;centi&quot;;&quot;déci&quot;;&quot;déca&quot;;&quot;hecto&quot;;&quot;kilo&quot;;&quot;méga&quot;;&quot;giga&quot;;&quot;téra&quot;)" office:value-type="string" office:string-value="téra" calcext:value-type="string">
            <text:p>téra</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Triangle</text:p>
            <text:p>équilatéral c=</text:p>
          </table:table-cell>
          <table:table-cell table:style-name="ce161" table:formula="of:=ROUND(RAND()*100)/CHOOSE(RANDBETWEEN(1;2);1;10)" office:value-type="float" office:value="91" calcext:value-type="float">
            <text:p>91</text:p>
          </table:table-cell>
          <table:table-cell table:style-name="ce9" table:number-columns-repeated="2"/>
          <table:table-cell table:style-name="ce10"/>
          <table:table-cell table:style-name="ce4" table:formula="of:=CHOOSE(ROUND(RAND())+1;-1;1)*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10" office:value-type="string" calcext:value-type="string">
            <text:p>=</text:p>
          </table:table-cell>
          <table:table-cell table:style-name="ce136" table:formula="of:=&quot;x² + x + &quot;&amp;[.AE7]" office:value-type="string" office:string-value="x² + x + 8" calcext:value-type="string">
            <text:p>x² + x + 8</text:p>
          </table:table-cell>
          <table:table-cell table:style-name="ce137" office:value-type="string" calcext:value-type="string">
            <text:p>pour x =</text:p>
          </table:table-cell>
          <table:table-cell table:style-name="ce138" table:formula="of:=[.AC7]-5" office:value-type="float" office:value="7" calcext:value-type="float">
            <text:p>7</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7];&quot;&quot;;-9;-6;-3;-2;-1;1;2;3;6;9;12)" office:value-type="float" office:value="12" calcext:value-type="float">
            <text:p>12</text:p>
          </table:table-cell>
          <table:table-cell table:style-name="ce135" table:formula="of:=[.F7]*3&amp;&quot; cm&quot;" office:value-type="string" office:string-value="273 cm" calcext:value-type="string">
            <text:p>273 cm</text:p>
          </table:table-cell>
          <table:table-cell table:style-name="ce27" table:formula="of:=[.J7]+IF([.K7]=&quot;+&quot;;[.L7];-[.L7])+IF([.M7]=&quot;+&quot;;[.N7];-[.N7])+IF([.O7]=&quot;+&quot;;[.P7];-[.P7])" office:value-type="float" office:value="-10" calcext:value-type="float">
            <text:p>-10</text:p>
          </table:table-cell>
          <table:table-cell table:style-name="ce48" table:formula="of:=[.T7]*[.T7]+[.T7]+[.AE7]" office:value-type="float" office:value="64" calcext:value-type="float">
            <text:p>64</text:p>
          </table:table-cell>
          <table:table-cell/>
          <table:table-cell table:formula="of:=RANK([.AD7];[.AD1:.AD10])+2" office:value-type="float" office:value="12" calcext:value-type="float">
            <text:p>12</text:p>
          </table:table-cell>
          <table:table-cell table:style-name="ce81" table:formula="of:=RAND()" office:value-type="float" office:value="0.132571168186483" calcext:value-type="float">
            <text:p>0,132571168186483</text:p>
          </table:table-cell>
          <table:table-cell table:style-name="ce140" table:formula="of:=RANDBETWEEN(2;13)" office:value-type="float" office:value="8" calcext:value-type="float">
            <text:p>8</text:p>
          </table:table-cell>
          <table:table-cell table:style-name="ce141" table:formula="of:=RANDBETWEEN(2;5)" office:value-type="float" office:value="4" calcext:value-type="float">
            <text:p>4</text:p>
          </table:table-cell>
          <table:table-cell table:style-name="ce141" table:formula="of:=RANDBETWEEN(2;5)" office:value-type="float" office:value="3" calcext:value-type="float">
            <text:p>3</text:p>
          </table:table-cell>
          <table:table-cell table:number-columns-repeated="991"/>
        </table:table-row>
        <table:table-row table:style-name="ro3">
          <table:table-cell table:style-name="ce50" table:formula="of:=CHOOSE([.AC8];&quot;&quot;;&quot;nano&quot;;&quot;micro&quot;;&quot;milli&quot;;&quot;centi&quot;;&quot;déci&quot;;&quot;déca&quot;;&quot;hecto&quot;;&quot;kilo&quot;;&quot;méga&quot;;&quot;giga&quot;;&quot;téra&quot;)" office:value-type="string" office:string-value="déci" calcext:value-type="string">
            <text:p>déci</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Triangle</text:p>
            <text:p>isocèle a=</text:p>
          </table:table-cell>
          <table:table-cell table:style-name="ce161" table:formula="of:=ROUND(RAND()*100)/CHOOSE(RANDBETWEEN(1;2);1;10)" office:value-type="float" office:value="1.3" calcext:value-type="float">
            <text:p>1,3</text:p>
          </table:table-cell>
          <table:table-cell table:style-name="ce47" office:value-type="string" calcext:value-type="string">
            <text:p>b=c=</text:p>
          </table:table-cell>
          <table:table-cell table:style-name="ce41" table:formula="of:=ROUND(RAND()*100)/CHOOSE(RANDBETWEEN(1;2);1;10)" office:value-type="float" office:value="84" calcext:value-type="float">
            <text:p>84</text:p>
          </table:table-cell>
          <table:table-cell table:style-name="ce10"/>
          <table:table-cell table:style-name="ce4" table:formula="of:=CHOOSE(ROUND(RAND())+1;-1;1)*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7" calcext:value-type="float">
            <text:p>2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10" office:value-type="string" calcext:value-type="string">
            <text:p>=</text:p>
          </table:table-cell>
          <table:table-cell table:style-name="ce136" table:formula="of:=[.AF8]&amp;&quot;x² - &quot;&amp;[.AG8]&amp;&quot;x + &quot;&amp;[.AE8]" office:value-type="string" office:string-value="3x² - 3x + 7" calcext:value-type="string">
            <text:p>3x² - 3x + 7</text:p>
          </table:table-cell>
          <table:table-cell table:style-name="ce137" office:value-type="string" calcext:value-type="string">
            <text:p>pour x =</text:p>
          </table:table-cell>
          <table:table-cell table:style-name="ce138" table:formula="of:=[.AC8]-5" office:value-type="float" office:value="1" calcext:value-type="float">
            <text:p>1</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8];&quot;&quot;;-9;-6;-3;-2;-1;1;2;3;6;9;12)" office:value-type="float" office:value="-1" calcext:value-type="float">
            <text:p>-1</text:p>
          </table:table-cell>
          <table:table-cell table:style-name="ce135" table:formula="of:=[.F8]+[.H8]*2&amp;&quot; cm&quot;" office:value-type="string" office:string-value="169,3 cm" calcext:value-type="string">
            <text:p>169,3 cm</text:p>
          </table:table-cell>
          <table:table-cell table:style-name="ce27" table:formula="of:=[.J8]+IF([.K8]=&quot;+&quot;;[.L8];-[.L8])+IF([.M8]=&quot;+&quot;;[.N8];-[.N8])+IF([.O8]=&quot;+&quot;;[.P8];-[.P8])" office:value-type="float" office:value="24" calcext:value-type="float">
            <text:p>24</text:p>
          </table:table-cell>
          <table:table-cell table:style-name="ce48" table:formula="of:=[.AF8]*[.T8]*[.T8]-[.AG8]*[.T8]+[.AE8]" office:value-type="float" office:value="7" calcext:value-type="float">
            <text:p>7</text:p>
          </table:table-cell>
          <table:table-cell/>
          <table:table-cell table:formula="of:=RANK([.AD8];[.AD1:.AD10])+2" office:value-type="float" office:value="6" calcext:value-type="float">
            <text:p>6</text:p>
          </table:table-cell>
          <table:table-cell table:style-name="ce81" table:formula="of:=RAND()" office:value-type="float" office:value="0.805927402488481" calcext:value-type="float">
            <text:p>0,805927402488481</text:p>
          </table:table-cell>
          <table:table-cell table:style-name="ce140" table:formula="of:=RANDBETWEEN(2;13)" office:value-type="float" office:value="7" calcext:value-type="float">
            <text:p>7</text:p>
          </table:table-cell>
          <table:table-cell table:style-name="ce141" table:formula="of:=RANDBETWEEN(2;5)" office:value-type="float" office:value="3" calcext:value-type="float">
            <text:p>3</text:p>
          </table:table-cell>
          <table:table-cell table:style-name="ce141" table:formula="of:=RANDBETWEEN(2;5)" office:value-type="float" office:value="3" calcext:value-type="float">
            <text:p>3</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number-columns-repeated="4"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7"/>
          <table:table-cell table:formula="of:=RANK([.AD9];[.AD1:.AD10])+2" office:value-type="float" office:value="7" calcext:value-type="float">
            <text:p>7</text:p>
          </table:table-cell>
          <table:table-cell table:style-name="ce81" table:formula="of:=RAND()" office:value-type="float" office:value="0.796932747138652" calcext:value-type="float">
            <text:p>0,796932747138652</text:p>
          </table:table-cell>
          <table:table-cell table:style-name="ce15"/>
          <table:table-cell table:number-columns-repeated="993"/>
        </table:table-row>
        <table:table-row table:style-name="ro6">
          <table:table-cell table:number-columns-repeated="28"/>
          <table:table-cell table:formula="of:=RANK([.AD10];[.AD1:.AD10])+2" office:value-type="float" office:value="5" calcext:value-type="float">
            <text:p>5</text:p>
          </table:table-cell>
          <table:table-cell table:style-name="ce81" table:formula="of:=RAND()" office:value-type="float" office:value="0.814745859673989" calcext:value-type="float">
            <text:p>0,814745859673989</text:p>
          </table:table-cell>
          <table:table-cell table:style-name="ce15"/>
          <table:table-cell table:number-columns-repeated="993"/>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11" table:number-rows-spanned="1">
            <text:p><text:span text:style-name="T6">TEST 3</text:span><text:span text:style-name="T7">e</text:span><text:span text:style-name="T6"> - Date : ……………………………</text:span></text:p>
          </table:table-cell>
          <table:covered-table-cell table:number-columns-repeated="10"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B</text:p>
          </table:table-cell>
          <table:table-cell table:style-name="ce23" table:number-columns-repeated="4"/>
          <table:table-cell table:number-columns-repeated="3"/>
          <table:table-cell table:formula="of:=RANK([.AD12];[.AD12:.AD21])+2" office:value-type="float" office:value="6" calcext:value-type="float">
            <text:p>6</text:p>
          </table:table-cell>
          <table:table-cell table:style-name="ce81" table:formula="of:=RAND()" office:value-type="float" office:value="0.795816961489908" calcext:value-type="float">
            <text:p>0,795816961489908</text:p>
          </table:table-cell>
          <table:table-cell table:number-columns-repeated="994"/>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54" office:value-type="string" calcext:value-type="string" table:number-columns-spanned="7" table:number-rows-spanned="1">
            <text:p>Prénom :</text:p>
          </table:table-cell>
          <table:covered-table-cell table:number-columns-repeated="4"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U$2]" office:value-type="string" office:string-value="v7104" calcext:value-type="string">
            <text:p>v7104</text:p>
          </table:table-cell>
          <table:table-cell/>
          <table:table-cell table:style-name="ce25" office:value-type="string" calcext:value-type="string" table:number-columns-spanned="5" table:number-rows-spanned="1">
            <text:p>Correction CEINTURE MARRON 1</text:p>
          </table:table-cell>
          <table:covered-table-cell table:style-name="ce25"/>
          <table:covered-table-cell table:style-name="ce28"/>
          <table:covered-table-cell table:style-name="ce30"/>
          <table:covered-table-cell table:style-name="ce31"/>
          <table:table-cell/>
          <table:table-cell table:formula="of:=RANK([.AD13];[.AD12:.AD21])+2" office:value-type="float" office:value="3" calcext:value-type="float">
            <text:p>3</text:p>
          </table:table-cell>
          <table:table-cell table:style-name="ce81" table:formula="of:=RAND()" office:value-type="float" office:value="0.949508865362472" calcext:value-type="float">
            <text:p>0,949508865362472</text:p>
          </table:table-cell>
          <table:table-cell table:style-name="ce15"/>
          <table:table-cell table:number-columns-repeated="993"/>
        </table:table-row>
        <table:table-row table:style-name="ro3">
          <table:table-cell table:style-name="ce55" office:value-type="string" calcext:value-type="string" table:number-columns-spanned="4" table:number-rows-spanned="1">
            <text:p>Puissance de 10</text:p>
          </table:table-cell>
          <table:covered-table-cell table:number-columns-repeated="3" table:style-name="ce38"/>
          <table:table-cell table:style-name="ce55" office:value-type="string" calcext:value-type="string" table:number-columns-spanned="5" table:number-rows-spanned="1">
            <text:p>Périmètres en cm</text:p>
          </table:table-cell>
          <table:covered-table-cell table:number-columns-repeated="4" table:style-name="ce38"/>
          <table:table-cell table:style-name="ce55" office:value-type="string" calcext:value-type="string" table:number-columns-spanned="8" table:number-rows-spanned="1">
            <text:p>Somme de 4 termes</text:p>
          </table:table-cell>
          <table:covered-table-cell table:number-columns-repeated="7" table:style-name="ce38"/>
          <table:table-cell table:style-name="ce55" office:value-type="string" calcext:value-type="string" table:number-columns-spanned="4" table:number-rows-spanned="1">
            <text:p>Valeur d’une expression</text:p>
          </table:table-cell>
          <table:covered-table-cell table:number-columns-repeated="3" table:style-name="ce38"/>
          <table:table-cell table:style-name="ce81"/>
          <table:table-cell table:style-name="ce82" office:value-type="string" calcext:value-type="string" table:number-columns-spanned="2" table:number-rows-spanned="1">
            <text:p>3<text:span text:style-name="T2">e</text:span></text:p>
          </table:table-cell>
          <table:covered-table-cell table:style-name="ce82"/>
          <table:table-cell table:style-name="ce87" table:formula="of:=[.U12]" office:value-type="string" office:string-value="AB" calcext:value-type="string">
            <text:p>AB</text:p>
          </table:table-cell>
          <table:table-cell table:style-name="ce29"/>
          <table:table-cell table:style-name="ce92" table:formula="of:=[.U13]" office:value-type="string" office:string-value="v7104" calcext:value-type="string">
            <text:p>v7104</text:p>
          </table:table-cell>
          <table:table-cell table:style-name="ce81"/>
          <table:table-cell table:formula="of:=RANK([.AD14];[.AD12:.AD21])+2" office:value-type="float" office:value="9" calcext:value-type="float">
            <text:p>9</text:p>
          </table:table-cell>
          <table:table-cell table:style-name="ce81" table:formula="of:=RAND()" office:value-type="float" office:value="0.675690068995733" calcext:value-type="float">
            <text:p>0,675690068995733</text:p>
          </table:table-cell>
          <table:table-cell table:style-name="ce15"/>
          <table:table-cell table:style-name="ce81" table:number-columns-repeated="2"/>
          <table:table-cell table:number-columns-repeated="991"/>
        </table:table-row>
        <table:table-row table:style-name="ro3">
          <table:table-cell table:style-name="ce158" table:formula="of:=CHOOSE([.AC15];&quot;&quot;;&quot;nano&quot;;&quot;micro&quot;;&quot;milli&quot;;&quot;centi&quot;;&quot;déci&quot;;&quot;déca&quot;;&quot;hecto&quot;;&quot;kilo&quot;;&quot;méga&quot;;&quot;giga&quot;;&quot;téra&quot;)" office:value-type="string" office:string-value="téra" calcext:value-type="string">
            <text:p>téra</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rectangle L=</text:p>
          </table:table-cell>
          <table:table-cell table:style-name="ce41" table:formula="of:=ROUND(RAND()*100)/CHOOSE(RANDBETWEEN(1;2);1;10)" office:value-type="float" office:value="1" calcext:value-type="float">
            <text:p>1</text:p>
          </table:table-cell>
          <table:table-cell table:style-name="ce47" office:value-type="string" calcext:value-type="string">
            <text:p>l=</text:p>
          </table:table-cell>
          <table:table-cell table:style-name="ce41" table:formula="of:=ROUND(RAND()*100)/CHOOSE(RANDBETWEEN(1;2);1;10)" office:value-type="float" office:value="19" calcext:value-type="float">
            <text:p>19</text:p>
          </table:table-cell>
          <table:table-cell table:style-name="ce10"/>
          <table:table-cell table:style-name="ce4" table:formula="of:=CHOOSE(ROUND(RAND())+1;-1;1)*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10" office:value-type="string" calcext:value-type="string">
            <text:p>=</text:p>
          </table:table-cell>
          <table:table-cell table:style-name="ce136" table:formula="of:=&quot;x + &quot;&amp;[.AE15]" office:value-type="string" office:string-value="x + 3" calcext:value-type="string">
            <text:p>x + 3</text:p>
          </table:table-cell>
          <table:table-cell table:style-name="ce137" office:value-type="string" calcext:value-type="string">
            <text:p>pour x =</text:p>
          </table:table-cell>
          <table:table-cell table:style-name="ce138" table:formula="of:=[.AC15]-5" office:value-type="float" office:value="7" calcext:value-type="float">
            <text:p>7</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15];&quot;&quot;;-9;-6;-3;-2;-1;1;2;3;6;9;12)" office:value-type="float" office:value="12" calcext:value-type="float">
            <text:p>12</text:p>
          </table:table-cell>
          <table:table-cell table:style-name="ce135" table:formula="of:=[.F15]*2+[.H15]*2&amp;&quot; cm&quot;" office:value-type="string" office:string-value="40 cm" calcext:value-type="string">
            <text:p>40 cm</text:p>
          </table:table-cell>
          <table:table-cell table:style-name="ce27" table:formula="of:=[.J15]+IF([.K15]=&quot;+&quot;;[.L15];-[.L15])+IF([.M15]=&quot;+&quot;;[.N15];-[.N15])+IF([.O15]=&quot;+&quot;;[.P15];-[.P15])" office:value-type="float" office:value="-18" calcext:value-type="float">
            <text:p>-18</text:p>
          </table:table-cell>
          <table:table-cell table:style-name="ce48" table:formula="of:=[.T15]+[.AE15]" office:value-type="float" office:value="10" calcext:value-type="float">
            <text:p>10</text:p>
          </table:table-cell>
          <table:table-cell/>
          <table:table-cell table:formula="of:=RANK([.AD15];[.AD12:.AD21])+2" office:value-type="float" office:value="12" calcext:value-type="float">
            <text:p>12</text:p>
          </table:table-cell>
          <table:table-cell table:style-name="ce81" table:formula="of:=RAND()" office:value-type="float" office:value="0.271548570827013" calcext:value-type="float">
            <text:p>0,271548570827013</text:p>
          </table:table-cell>
          <table:table-cell table:style-name="ce140" table:formula="of:=RANDBETWEEN(2;13)" office:value-type="float" office:value="3" calcext:value-type="float">
            <text:p>3</text:p>
          </table:table-cell>
          <table:table-cell table:style-name="ce141" table:formula="of:=RANDBETWEEN(2;5)" office:value-type="float" office:value="3" calcext:value-type="float">
            <text:p>3</text:p>
          </table:table-cell>
          <table:table-cell table:style-name="ce141" table:formula="of:=RANDBETWEEN(2;4)" office:value-type="float" office:value="4" calcext:value-type="float">
            <text:p>4</text:p>
          </table:table-cell>
          <table:table-cell table:number-columns-repeated="991"/>
        </table:table-row>
        <table:table-row table:style-name="ro3">
          <table:table-cell table:style-name="ce50" table:formula="of:=CHOOSE([.AC16];&quot;&quot;;&quot;nano&quot;;&quot;micro&quot;;&quot;milli&quot;;&quot;centi&quot;;&quot;déci&quot;;&quot;déca&quot;;&quot;hecto&quot;;&quot;kilo&quot;;&quot;méga&quot;;&quot;giga&quot;;&quot;téra&quot;)" office:value-type="string" office:string-value="méga" calcext:value-type="string">
            <text:p>méga</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carré c=</text:p>
          </table:table-cell>
          <table:table-cell table:style-name="ce41" table:formula="of:=ROUND(RAND()*100)/CHOOSE(RANDBETWEEN(1;2);1;10)" office:value-type="float" office:value="7" calcext:value-type="float">
            <text:p>7</text:p>
          </table:table-cell>
          <table:table-cell table:style-name="ce9" table:number-columns-repeated="2"/>
          <table:table-cell table:style-name="ce10"/>
          <table:table-cell table:style-name="ce4" table:formula="of:=CHOOSE(ROUND(RAND())+1;-1;1)*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5" calcext:value-type="float">
            <text:p>1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10" office:value-type="string" calcext:value-type="string">
            <text:p>=</text:p>
          </table:table-cell>
          <table:table-cell table:style-name="ce136" table:formula="of:=[.AF16]&amp;&quot;x + &quot;&amp;[.AE16]" office:value-type="string" office:string-value="3x + 3" calcext:value-type="string">
            <text:p>3x + 3</text:p>
          </table:table-cell>
          <table:table-cell table:style-name="ce137" office:value-type="string" calcext:value-type="string">
            <text:p>pour x =</text:p>
          </table:table-cell>
          <table:table-cell table:style-name="ce138" table:formula="of:=[.AC16]-5" office:value-type="float" office:value="5" calcext:value-type="float">
            <text:p>5</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16];&quot;&quot;;-9;-6;-3;-2;-1;1;2;3;6;9;12)" office:value-type="float" office:value="6" calcext:value-type="float">
            <text:p>6</text:p>
          </table:table-cell>
          <table:table-cell table:style-name="ce135" table:formula="of:=[.F16]*4&amp;&quot; cm&quot;" office:value-type="string" office:string-value="28 cm" calcext:value-type="string">
            <text:p>28 cm</text:p>
          </table:table-cell>
          <table:table-cell table:style-name="ce27" table:formula="of:=[.J16]+IF([.K16]=&quot;+&quot;;[.L16];-[.L16])+IF([.M16]=&quot;+&quot;;[.N16];-[.N16])+IF([.O16]=&quot;+&quot;;[.P16];-[.P16])" office:value-type="float" office:value="-4" calcext:value-type="float">
            <text:p>-4</text:p>
          </table:table-cell>
          <table:table-cell table:style-name="ce48" table:formula="of:=[.AF16]*[.T16]+[.AE16]" office:value-type="float" office:value="18" calcext:value-type="float">
            <text:p>18</text:p>
          </table:table-cell>
          <table:table-cell/>
          <table:table-cell table:formula="of:=RANK([.AD16];[.AD12:.AD21])+2" office:value-type="float" office:value="10" calcext:value-type="float">
            <text:p>10</text:p>
          </table:table-cell>
          <table:table-cell table:style-name="ce81" table:formula="of:=RAND()" office:value-type="float" office:value="0.61160160840529" calcext:value-type="float">
            <text:p>0,61160160840529</text:p>
          </table:table-cell>
          <table:table-cell table:style-name="ce140" table:formula="of:=RANDBETWEEN(2;13)" office:value-type="float" office:value="3" calcext:value-type="float">
            <text:p>3</text:p>
          </table:table-cell>
          <table:table-cell table:style-name="ce141" table:formula="of:=RANDBETWEEN(2;5)" office:value-type="float" office:value="3" calcext:value-type="float">
            <text:p>3</text:p>
          </table:table-cell>
          <table:table-cell table:style-name="ce141" table:formula="of:=RANDBETWEEN(2;5)" office:value-type="float" office:value="4" calcext:value-type="float">
            <text:p>4</text:p>
          </table:table-cell>
          <table:table-cell table:number-columns-repeated="991"/>
        </table:table-row>
        <table:table-row table:style-name="ro3">
          <table:table-cell table:style-name="ce50" table:formula="of:=CHOOSE([.AC17];&quot;&quot;;&quot;nano&quot;;&quot;micro&quot;;&quot;milli&quot;;&quot;centi&quot;;&quot;déci&quot;;&quot;déca&quot;;&quot;hecto&quot;;&quot;kilo&quot;;&quot;méga&quot;;&quot;giga&quot;;&quot;téra&quot;)" office:value-type="string" office:string-value="centi" calcext:value-type="string">
            <text:p>centi</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losange c=</text:p>
          </table:table-cell>
          <table:table-cell table:style-name="ce41" table:formula="of:=ROUND(RAND()*100)/CHOOSE(RANDBETWEEN(1;2);1;10)" office:value-type="float" office:value="9" calcext:value-type="float">
            <text:p>9</text:p>
          </table:table-cell>
          <table:table-cell table:style-name="ce9" table:number-columns-repeated="2"/>
          <table:table-cell table:style-name="ce10"/>
          <table:table-cell table:style-name="ce4" table:formula="of:=CHOOSE(ROUND(RAND())+1;-1;1)*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8" calcext:value-type="float">
            <text:p>2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10" office:value-type="string" calcext:value-type="string">
            <text:p>=</text:p>
          </table:table-cell>
          <table:table-cell table:style-name="ce136" table:formula="of:=&quot;-&quot;&amp;[.AF17]&amp;&quot;x - &quot;&amp;[.AE17]" office:value-type="string" office:string-value="-5x - 5" calcext:value-type="string">
            <text:p>-5x - 5</text:p>
          </table:table-cell>
          <table:table-cell table:style-name="ce137" office:value-type="string" calcext:value-type="string">
            <text:p>pour x =</text:p>
          </table:table-cell>
          <table:table-cell table:style-name="ce138" table:formula="of:=[.AC17]-5" office:value-type="float" office:value="0" calcext:value-type="float">
            <text:p>0</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17];&quot;&quot;;-9;-6;-3;-2;-1;1;2;3;6;9;12)" office:value-type="float" office:value="-2" calcext:value-type="float">
            <text:p>-2</text:p>
          </table:table-cell>
          <table:table-cell table:style-name="ce135" table:formula="of:=[.F17]*4&amp;&quot; cm&quot;" office:value-type="string" office:string-value="36 cm" calcext:value-type="string">
            <text:p>36 cm</text:p>
          </table:table-cell>
          <table:table-cell table:style-name="ce27" table:formula="of:=[.J17]+IF([.K17]=&quot;+&quot;;[.L17];-[.L17])+IF([.M17]=&quot;+&quot;;[.N17];-[.N17])+IF([.O17]=&quot;+&quot;;[.P17];-[.P17])" office:value-type="float" office:value="-53" calcext:value-type="float">
            <text:p>-53</text:p>
          </table:table-cell>
          <table:table-cell table:style-name="ce48" table:formula="of:=-[.AF17]*[.T17]-[.AE17]" office:value-type="float" office:value="-5" calcext:value-type="float">
            <text:p>-5</text:p>
          </table:table-cell>
          <table:table-cell/>
          <table:table-cell table:formula="of:=RANK([.AD17];[.AD12:.AD21])+2" office:value-type="float" office:value="5" calcext:value-type="float">
            <text:p>5</text:p>
          </table:table-cell>
          <table:table-cell table:style-name="ce81" table:formula="of:=RAND()" office:value-type="float" office:value="0.881432993190598" calcext:value-type="float">
            <text:p>0,881432993190598</text:p>
          </table:table-cell>
          <table:table-cell table:style-name="ce140" table:formula="of:=RANDBETWEEN(2;13)" office:value-type="float" office:value="5" calcext:value-type="float">
            <text:p>5</text:p>
          </table:table-cell>
          <table:table-cell table:style-name="ce141" table:formula="of:=RANDBETWEEN(2;5)" office:value-type="float" office:value="5" calcext:value-type="float">
            <text:p>5</text:p>
          </table:table-cell>
          <table:table-cell table:style-name="ce141" table:formula="of:=RANDBETWEEN(2;5)" office:value-type="float" office:value="2" calcext:value-type="float">
            <text:p>2</text:p>
          </table:table-cell>
          <table:table-cell table:number-columns-repeated="991"/>
        </table:table-row>
        <table:table-row table:style-name="ro3">
          <table:table-cell table:style-name="ce50" table:formula="of:=CHOOSE([.AC18];&quot;&quot;;&quot;nano&quot;;&quot;micro&quot;;&quot;milli&quot;;&quot;centi&quot;;&quot;déci&quot;;&quot;déca&quot;;&quot;hecto&quot;;&quot;kilo&quot;;&quot;méga&quot;;&quot;giga&quot;;&quot;téra&quot;)" office:value-type="string" office:string-value="giga" calcext:value-type="string">
            <text:p>giga</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Triangle</text:p>
            <text:p>équilatéral c=</text:p>
          </table:table-cell>
          <table:table-cell table:style-name="ce161" table:formula="of:=ROUND(RAND()*100)/CHOOSE(RANDBETWEEN(1;2);1;10)" office:value-type="float" office:value="53" calcext:value-type="float">
            <text:p>53</text:p>
          </table:table-cell>
          <table:table-cell table:style-name="ce9" table:number-columns-repeated="2"/>
          <table:table-cell table:style-name="ce10"/>
          <table:table-cell table:style-name="ce4" table:formula="of:=CHOOSE(ROUND(RAND())+1;-1;1)*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7" calcext:value-type="float">
            <text:p>2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10" office:value-type="string" calcext:value-type="string">
            <text:p>=</text:p>
          </table:table-cell>
          <table:table-cell table:style-name="ce136" table:formula="of:=&quot;x² + x + &quot;&amp;[.AE18]" office:value-type="string" office:string-value="x² + x + 4" calcext:value-type="string">
            <text:p>x² + x + 4</text:p>
          </table:table-cell>
          <table:table-cell table:style-name="ce137" office:value-type="string" calcext:value-type="string">
            <text:p>pour x =</text:p>
          </table:table-cell>
          <table:table-cell table:style-name="ce138" table:formula="of:=[.AC18]-5" office:value-type="float" office:value="6" calcext:value-type="float">
            <text:p>6</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18];&quot;&quot;;-9;-6;-3;-2;-1;1;2;3;6;9;12)" office:value-type="float" office:value="9" calcext:value-type="float">
            <text:p>9</text:p>
          </table:table-cell>
          <table:table-cell table:style-name="ce135" table:formula="of:=[.F18]*3&amp;&quot; cm&quot;" office:value-type="string" office:string-value="159 cm" calcext:value-type="string">
            <text:p>159 cm</text:p>
          </table:table-cell>
          <table:table-cell table:style-name="ce27" table:formula="of:=[.J18]+IF([.K18]=&quot;+&quot;;[.L18];-[.L18])+IF([.M18]=&quot;+&quot;;[.N18];-[.N18])+IF([.O18]=&quot;+&quot;;[.P18];-[.P18])" office:value-type="float" office:value="32" calcext:value-type="float">
            <text:p>32</text:p>
          </table:table-cell>
          <table:table-cell table:style-name="ce48" table:formula="of:=[.T18]*[.T18]+[.T18]+[.AE18]" office:value-type="float" office:value="46" calcext:value-type="float">
            <text:p>46</text:p>
          </table:table-cell>
          <table:table-cell/>
          <table:table-cell table:formula="of:=RANK([.AD18];[.AD12:.AD21])+2" office:value-type="float" office:value="11" calcext:value-type="float">
            <text:p>11</text:p>
          </table:table-cell>
          <table:table-cell table:style-name="ce81" table:formula="of:=RAND()" office:value-type="float" office:value="0.535334629551062" calcext:value-type="float">
            <text:p>0,535334629551062</text:p>
          </table:table-cell>
          <table:table-cell table:style-name="ce140" table:formula="of:=RANDBETWEEN(2;13)" office:value-type="float" office:value="4" calcext:value-type="float">
            <text:p>4</text:p>
          </table:table-cell>
          <table:table-cell table:style-name="ce141" table:formula="of:=RANDBETWEEN(2;5)" office:value-type="float" office:value="2" calcext:value-type="float">
            <text:p>2</text:p>
          </table:table-cell>
          <table:table-cell table:style-name="ce141" table:formula="of:=RANDBETWEEN(2;5)" office:value-type="float" office:value="2" calcext:value-type="float">
            <text:p>2</text:p>
          </table:table-cell>
          <table:table-cell table:number-columns-repeated="991"/>
        </table:table-row>
        <table:table-row table:style-name="ro3">
          <table:table-cell table:style-name="ce50" table:formula="of:=CHOOSE([.AC19];&quot;&quot;;&quot;nano&quot;;&quot;micro&quot;;&quot;milli&quot;;&quot;centi&quot;;&quot;déci&quot;;&quot;déca&quot;;&quot;hecto&quot;;&quot;kilo&quot;;&quot;méga&quot;;&quot;giga&quot;;&quot;téra&quot;)" office:value-type="string" office:string-value="hecto" calcext:value-type="string">
            <text:p>hecto</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Triangle</text:p>
            <text:p>isocèle a=</text:p>
          </table:table-cell>
          <table:table-cell table:style-name="ce161" table:formula="of:=ROUND(RAND()*100)/CHOOSE(RANDBETWEEN(1;2);1;10)" office:value-type="float" office:value="0.2" calcext:value-type="float">
            <text:p>0,2</text:p>
          </table:table-cell>
          <table:table-cell table:style-name="ce47" office:value-type="string" calcext:value-type="string">
            <text:p>b=c=</text:p>
          </table:table-cell>
          <table:table-cell table:style-name="ce41" table:formula="of:=ROUND(RAND()*100)/CHOOSE(RANDBETWEEN(1;2);1;10)" office:value-type="float" office:value="79" calcext:value-type="float">
            <text:p>79</text:p>
          </table:table-cell>
          <table:table-cell table:style-name="ce10"/>
          <table:table-cell table:style-name="ce4" table:formula="of:=CHOOSE(ROUND(RAND())+1;-1;1)*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10" office:value-type="string" calcext:value-type="string">
            <text:p>=</text:p>
          </table:table-cell>
          <table:table-cell table:style-name="ce136" table:formula="of:=[.AF19]&amp;&quot;x² - &quot;&amp;[.AG19]&amp;&quot;x + &quot;&amp;[.AE19]" office:value-type="string" office:string-value="5x² - 4x + 5" calcext:value-type="string">
            <text:p>5x² - 4x + 5</text:p>
          </table:table-cell>
          <table:table-cell table:style-name="ce137" office:value-type="string" calcext:value-type="string">
            <text:p>pour x =</text:p>
          </table:table-cell>
          <table:table-cell table:style-name="ce138" table:formula="of:=[.AC19]-5" office:value-type="float" office:value="3" calcext:value-type="float">
            <text:p>3</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19];&quot;&quot;;-9;-6;-3;-2;-1;1;2;3;6;9;12)" office:value-type="float" office:value="2" calcext:value-type="float">
            <text:p>2</text:p>
          </table:table-cell>
          <table:table-cell table:style-name="ce135" table:formula="of:=[.F19]+[.H19]*2&amp;&quot; cm&quot;" office:value-type="string" office:string-value="158,2 cm" calcext:value-type="string">
            <text:p>158,2 cm</text:p>
          </table:table-cell>
          <table:table-cell table:style-name="ce27" table:formula="of:=[.J19]+IF([.K19]=&quot;+&quot;;[.L19];-[.L19])+IF([.M19]=&quot;+&quot;;[.N19];-[.N19])+IF([.O19]=&quot;+&quot;;[.P19];-[.P19])" office:value-type="float" office:value="24" calcext:value-type="float">
            <text:p>24</text:p>
          </table:table-cell>
          <table:table-cell table:style-name="ce48" table:formula="of:=[.AF19]*[.T19]*[.T19]-[.AG19]*[.T19]+[.AE19]" office:value-type="float" office:value="38" calcext:value-type="float">
            <text:p>38</text:p>
          </table:table-cell>
          <table:table-cell/>
          <table:table-cell table:formula="of:=RANK([.AD19];[.AD12:.AD21])+2" office:value-type="float" office:value="8" calcext:value-type="float">
            <text:p>8</text:p>
          </table:table-cell>
          <table:table-cell table:style-name="ce81" table:formula="of:=RAND()" office:value-type="float" office:value="0.7288343346039" calcext:value-type="float">
            <text:p>0,7288343346039</text:p>
          </table:table-cell>
          <table:table-cell table:style-name="ce140" table:formula="of:=RANDBETWEEN(2;13)" office:value-type="float" office:value="5" calcext:value-type="float">
            <text:p>5</text:p>
          </table:table-cell>
          <table:table-cell table:style-name="ce141" table:formula="of:=RANDBETWEEN(2;5)" office:value-type="float" office:value="5" calcext:value-type="float">
            <text:p>5</text:p>
          </table:table-cell>
          <table:table-cell table:style-name="ce141" table:formula="of:=RANDBETWEEN(2;5)" office:value-type="float" office:value="4" calcext:value-type="float">
            <text:p>4</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number-columns-repeated="4"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7"/>
          <table:table-cell table:formula="of:=RANK([.AD20];[.AD12:.AD21])+2" office:value-type="float" office:value="4" calcext:value-type="float">
            <text:p>4</text:p>
          </table:table-cell>
          <table:table-cell table:style-name="ce81" table:formula="of:=RAND()" office:value-type="float" office:value="0.908342271203524" calcext:value-type="float">
            <text:p>0,908342271203524</text:p>
          </table:table-cell>
          <table:table-cell table:style-name="ce15"/>
          <table:table-cell table:number-columns-repeated="993"/>
        </table:table-row>
        <table:table-row table:style-name="ro6">
          <table:table-cell table:number-columns-repeated="28"/>
          <table:table-cell table:formula="of:=RANK([.AD21];[.AD12:.AD21])+2" office:value-type="float" office:value="7" calcext:value-type="float">
            <text:p>7</text:p>
          </table:table-cell>
          <table:table-cell table:style-name="ce81" table:formula="of:=RAND()" office:value-type="float" office:value="0.746596630475572" calcext:value-type="float">
            <text:p>0,746596630475572</text:p>
          </table:table-cell>
          <table:table-cell table:style-name="ce15"/>
          <table:table-cell table:number-columns-repeated="993"/>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11" table:number-rows-spanned="1">
            <text:p><text:span text:style-name="T6">TEST 3</text:span><text:span text:style-name="T7">e</text:span><text:span text:style-name="T6"> - Date : ……………………………</text:span></text:p>
          </table:table-cell>
          <table:covered-table-cell table:number-columns-repeated="10"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C</text:p>
          </table:table-cell>
          <table:table-cell table:style-name="ce23" table:number-columns-repeated="4"/>
          <table:table-cell table:number-columns-repeated="3"/>
          <table:table-cell table:formula="of:=RANK([.AD23];[.AD23:.AD32])+2" office:value-type="float" office:value="8" calcext:value-type="float">
            <text:p>8</text:p>
          </table:table-cell>
          <table:table-cell table:style-name="ce81" table:formula="of:=RAND()" office:value-type="float" office:value="0.474994048454496" calcext:value-type="float">
            <text:p>0,474994048454496</text:p>
          </table:table-cell>
          <table:table-cell table:number-columns-repeated="994"/>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54" office:value-type="string" calcext:value-type="string" table:number-columns-spanned="7" table:number-rows-spanned="1">
            <text:p>Prénom :</text:p>
          </table:table-cell>
          <table:covered-table-cell table:number-columns-repeated="4"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U$2]" office:value-type="string" office:string-value="v7104" calcext:value-type="string">
            <text:p>v7104</text:p>
          </table:table-cell>
          <table:table-cell/>
          <table:table-cell table:style-name="ce25" office:value-type="string" calcext:value-type="string" table:number-columns-spanned="5" table:number-rows-spanned="1">
            <text:p>Correction CEINTURE MARRON 1</text:p>
          </table:table-cell>
          <table:covered-table-cell table:style-name="ce25"/>
          <table:covered-table-cell table:style-name="ce28"/>
          <table:covered-table-cell table:style-name="ce30"/>
          <table:covered-table-cell table:style-name="ce31"/>
          <table:table-cell/>
          <table:table-cell table:formula="of:=RANK([.AD24];[.AD23:.AD32])+2" office:value-type="float" office:value="3" calcext:value-type="float">
            <text:p>3</text:p>
          </table:table-cell>
          <table:table-cell table:style-name="ce81" table:formula="of:=RAND()" office:value-type="float" office:value="0.950778876272508" calcext:value-type="float">
            <text:p>0,950778876272508</text:p>
          </table:table-cell>
          <table:table-cell table:style-name="ce15"/>
          <table:table-cell table:number-columns-repeated="993"/>
        </table:table-row>
        <table:table-row table:style-name="ro3">
          <table:table-cell table:style-name="ce55" office:value-type="string" calcext:value-type="string" table:number-columns-spanned="4" table:number-rows-spanned="1">
            <text:p>Puissance de 10</text:p>
          </table:table-cell>
          <table:covered-table-cell table:number-columns-repeated="3" table:style-name="ce38"/>
          <table:table-cell table:style-name="ce55" office:value-type="string" calcext:value-type="string" table:number-columns-spanned="5" table:number-rows-spanned="1">
            <text:p>Périmètres en cm</text:p>
          </table:table-cell>
          <table:covered-table-cell table:number-columns-repeated="4" table:style-name="ce38"/>
          <table:table-cell table:style-name="ce55" office:value-type="string" calcext:value-type="string" table:number-columns-spanned="8" table:number-rows-spanned="1">
            <text:p>Somme de 4 termes</text:p>
          </table:table-cell>
          <table:covered-table-cell table:number-columns-repeated="7" table:style-name="ce38"/>
          <table:table-cell table:style-name="ce55" office:value-type="string" calcext:value-type="string" table:number-columns-spanned="4" table:number-rows-spanned="1">
            <text:p>Valeur d’une expression</text:p>
          </table:table-cell>
          <table:covered-table-cell table:number-columns-repeated="3" table:style-name="ce38"/>
          <table:table-cell table:style-name="ce81"/>
          <table:table-cell table:style-name="ce82" office:value-type="string" calcext:value-type="string" table:number-columns-spanned="2" table:number-rows-spanned="1">
            <text:p>3<text:span text:style-name="T2">e</text:span></text:p>
          </table:table-cell>
          <table:covered-table-cell table:style-name="ce82"/>
          <table:table-cell table:style-name="ce87" table:formula="of:=[.U23]" office:value-type="string" office:string-value="AC" calcext:value-type="string">
            <text:p>AC</text:p>
          </table:table-cell>
          <table:table-cell table:style-name="ce29"/>
          <table:table-cell table:style-name="ce92" table:formula="of:=[.U24]" office:value-type="string" office:string-value="v7104" calcext:value-type="string">
            <text:p>v7104</text:p>
          </table:table-cell>
          <table:table-cell table:style-name="ce81"/>
          <table:table-cell table:formula="of:=RANK([.AD25];[.AD23:.AD32])+2" office:value-type="float" office:value="5" calcext:value-type="float">
            <text:p>5</text:p>
          </table:table-cell>
          <table:table-cell table:style-name="ce81" table:formula="of:=RAND()" office:value-type="float" office:value="0.692088786594209" calcext:value-type="float">
            <text:p>0,692088786594209</text:p>
          </table:table-cell>
          <table:table-cell table:style-name="ce15"/>
          <table:table-cell table:style-name="ce81" table:number-columns-repeated="2"/>
          <table:table-cell table:number-columns-repeated="991"/>
        </table:table-row>
        <table:table-row table:style-name="ro3">
          <table:table-cell table:style-name="ce158" table:formula="of:=CHOOSE([.AC26];&quot;&quot;;&quot;nano&quot;;&quot;micro&quot;;&quot;milli&quot;;&quot;centi&quot;;&quot;déci&quot;;&quot;déca&quot;;&quot;hecto&quot;;&quot;kilo&quot;;&quot;méga&quot;;&quot;giga&quot;;&quot;téra&quot;)" office:value-type="string" office:string-value="téra" calcext:value-type="string">
            <text:p>téra</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rectangle L=</text:p>
          </table:table-cell>
          <table:table-cell table:style-name="ce41" table:formula="of:=ROUND(RAND()*100)/CHOOSE(RANDBETWEEN(1;2);1;10)" office:value-type="float" office:value="98" calcext:value-type="float">
            <text:p>98</text:p>
          </table:table-cell>
          <table:table-cell table:style-name="ce47" office:value-type="string" calcext:value-type="string">
            <text:p>l=</text:p>
          </table:table-cell>
          <table:table-cell table:style-name="ce41" table:formula="of:=ROUND(RAND()*100)/CHOOSE(RANDBETWEEN(1;2);1;10)" office:value-type="float" office:value="3" calcext:value-type="float">
            <text:p>3</text:p>
          </table:table-cell>
          <table:table-cell table:style-name="ce10"/>
          <table:table-cell table:style-name="ce4" table:formula="of:=CHOOSE(ROUND(RAND())+1;-1;1)*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7" calcext:value-type="float">
            <text:p>17</text:p>
          </table:table-cell>
          <table:table-cell table:style-name="ce10" office:value-type="string" calcext:value-type="string">
            <text:p>=</text:p>
          </table:table-cell>
          <table:table-cell table:style-name="ce136" table:formula="of:=&quot;x + &quot;&amp;[.AE26]" office:value-type="string" office:string-value="x + 6" calcext:value-type="string">
            <text:p>x + 6</text:p>
          </table:table-cell>
          <table:table-cell table:style-name="ce137" office:value-type="string" calcext:value-type="string">
            <text:p>pour x =</text:p>
          </table:table-cell>
          <table:table-cell table:style-name="ce138" table:formula="of:=[.AC26]-5" office:value-type="float" office:value="7" calcext:value-type="float">
            <text:p>7</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26];&quot;&quot;;-9;-6;-3;-2;-1;1;2;3;6;9;12)" office:value-type="float" office:value="12" calcext:value-type="float">
            <text:p>12</text:p>
          </table:table-cell>
          <table:table-cell table:style-name="ce135" table:formula="of:=[.F26]*2+[.H26]*2&amp;&quot; cm&quot;" office:value-type="string" office:string-value="202 cm" calcext:value-type="string">
            <text:p>202 cm</text:p>
          </table:table-cell>
          <table:table-cell table:style-name="ce27" table:formula="of:=[.J26]+IF([.K26]=&quot;+&quot;;[.L26];-[.L26])+IF([.M26]=&quot;+&quot;;[.N26];-[.N26])+IF([.O26]=&quot;+&quot;;[.P26];-[.P26])" office:value-type="float" office:value="12" calcext:value-type="float">
            <text:p>12</text:p>
          </table:table-cell>
          <table:table-cell table:style-name="ce48" table:formula="of:=[.T26]+[.AE26]" office:value-type="float" office:value="13" calcext:value-type="float">
            <text:p>13</text:p>
          </table:table-cell>
          <table:table-cell/>
          <table:table-cell table:formula="of:=RANK([.AD26];[.AD23:.AD32])+2" office:value-type="float" office:value="12" calcext:value-type="float">
            <text:p>12</text:p>
          </table:table-cell>
          <table:table-cell table:style-name="ce81" table:formula="of:=RAND()" office:value-type="float" office:value="0.102451754445364" calcext:value-type="float">
            <text:p>0,102451754445364</text:p>
          </table:table-cell>
          <table:table-cell table:style-name="ce140" table:formula="of:=RANDBETWEEN(2;13)" office:value-type="float" office:value="6" calcext:value-type="float">
            <text:p>6</text:p>
          </table:table-cell>
          <table:table-cell table:style-name="ce141" table:formula="of:=RANDBETWEEN(2;5)" office:value-type="float" office:value="4" calcext:value-type="float">
            <text:p>4</text:p>
          </table:table-cell>
          <table:table-cell table:style-name="ce141" table:formula="of:=RANDBETWEEN(2;4)" office:value-type="float" office:value="2" calcext:value-type="float">
            <text:p>2</text:p>
          </table:table-cell>
          <table:table-cell table:number-columns-repeated="991"/>
        </table:table-row>
        <table:table-row table:style-name="ro3">
          <table:table-cell table:style-name="ce50" table:formula="of:=CHOOSE([.AC27];&quot;&quot;;&quot;nano&quot;;&quot;micro&quot;;&quot;milli&quot;;&quot;centi&quot;;&quot;déci&quot;;&quot;déca&quot;;&quot;hecto&quot;;&quot;kilo&quot;;&quot;méga&quot;;&quot;giga&quot;;&quot;téra&quot;)" office:value-type="string" office:string-value="milli" calcext:value-type="string">
            <text:p>milli</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carré c=</text:p>
          </table:table-cell>
          <table:table-cell table:style-name="ce41" table:formula="of:=ROUND(RAND()*100)/CHOOSE(RANDBETWEEN(1;2);1;10)" office:value-type="float" office:value="5" calcext:value-type="float">
            <text:p>5</text:p>
          </table:table-cell>
          <table:table-cell table:style-name="ce9" table:number-columns-repeated="2"/>
          <table:table-cell table:style-name="ce10"/>
          <table:table-cell table:style-name="ce4" table:formula="of:=CHOOSE(ROUND(RAND())+1;-1;1)*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10" office:value-type="string" calcext:value-type="string">
            <text:p>=</text:p>
          </table:table-cell>
          <table:table-cell table:style-name="ce136" table:formula="of:=[.AF27]&amp;&quot;x + &quot;&amp;[.AE27]" office:value-type="string" office:string-value="4x + 3" calcext:value-type="string">
            <text:p>4x + 3</text:p>
          </table:table-cell>
          <table:table-cell table:style-name="ce137" office:value-type="string" calcext:value-type="string">
            <text:p>pour x =</text:p>
          </table:table-cell>
          <table:table-cell table:style-name="ce138" table:formula="of:=[.AC27]-5" office:value-type="float" office:value="-1" calcext:value-type="float">
            <text:p>-1</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27];&quot;&quot;;-9;-6;-3;-2;-1;1;2;3;6;9;12)" office:value-type="float" office:value="-3" calcext:value-type="float">
            <text:p>-3</text:p>
          </table:table-cell>
          <table:table-cell table:style-name="ce135" table:formula="of:=[.F27]*4&amp;&quot; cm&quot;" office:value-type="string" office:string-value="20 cm" calcext:value-type="string">
            <text:p>20 cm</text:p>
          </table:table-cell>
          <table:table-cell table:style-name="ce27" table:formula="of:=[.J27]+IF([.K27]=&quot;+&quot;;[.L27];-[.L27])+IF([.M27]=&quot;+&quot;;[.N27];-[.N27])+IF([.O27]=&quot;+&quot;;[.P27];-[.P27])" office:value-type="float" office:value="10" calcext:value-type="float">
            <text:p>10</text:p>
          </table:table-cell>
          <table:table-cell table:style-name="ce48" table:formula="of:=[.AF27]*[.T27]+[.AE27]" office:value-type="float" office:value="-1" calcext:value-type="float">
            <text:p>-1</text:p>
          </table:table-cell>
          <table:table-cell/>
          <table:table-cell table:formula="of:=RANK([.AD27];[.AD23:.AD32])+2" office:value-type="float" office:value="4" calcext:value-type="float">
            <text:p>4</text:p>
          </table:table-cell>
          <table:table-cell table:style-name="ce81" table:formula="of:=RAND()" office:value-type="float" office:value="0.81176854302679" calcext:value-type="float">
            <text:p>0,81176854302679</text:p>
          </table:table-cell>
          <table:table-cell table:style-name="ce140" table:formula="of:=RANDBETWEEN(2;13)" office:value-type="float" office:value="3" calcext:value-type="float">
            <text:p>3</text:p>
          </table:table-cell>
          <table:table-cell table:style-name="ce141" table:formula="of:=RANDBETWEEN(2;5)" office:value-type="float" office:value="4" calcext:value-type="float">
            <text:p>4</text:p>
          </table:table-cell>
          <table:table-cell table:style-name="ce141" table:formula="of:=RANDBETWEEN(2;5)" office:value-type="float" office:value="3" calcext:value-type="float">
            <text:p>3</text:p>
          </table:table-cell>
          <table:table-cell table:number-columns-repeated="991"/>
        </table:table-row>
        <table:table-row table:style-name="ro3">
          <table:table-cell table:style-name="ce50" table:formula="of:=CHOOSE([.AC28];&quot;&quot;;&quot;nano&quot;;&quot;micro&quot;;&quot;milli&quot;;&quot;centi&quot;;&quot;déci&quot;;&quot;déca&quot;;&quot;hecto&quot;;&quot;kilo&quot;;&quot;méga&quot;;&quot;giga&quot;;&quot;téra&quot;)" office:value-type="string" office:string-value="méga" calcext:value-type="string">
            <text:p>méga</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losange c=</text:p>
          </table:table-cell>
          <table:table-cell table:style-name="ce41" table:formula="of:=ROUND(RAND()*100)/CHOOSE(RANDBETWEEN(1;2);1;10)" office:value-type="float" office:value="13" calcext:value-type="float">
            <text:p>13</text:p>
          </table:table-cell>
          <table:table-cell table:style-name="ce9" table:number-columns-repeated="2"/>
          <table:table-cell table:style-name="ce10"/>
          <table:table-cell table:style-name="ce4" table:formula="of:=CHOOSE(ROUND(RAND())+1;-1;1)*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10" office:value-type="string" calcext:value-type="string">
            <text:p>=</text:p>
          </table:table-cell>
          <table:table-cell table:style-name="ce136" table:formula="of:=&quot;-&quot;&amp;[.AF28]&amp;&quot;x - &quot;&amp;[.AE28]" office:value-type="string" office:string-value="-2x - 6" calcext:value-type="string">
            <text:p>-2x - 6</text:p>
          </table:table-cell>
          <table:table-cell table:style-name="ce137" office:value-type="string" calcext:value-type="string">
            <text:p>pour x =</text:p>
          </table:table-cell>
          <table:table-cell table:style-name="ce138" table:formula="of:=[.AC28]-5" office:value-type="float" office:value="5" calcext:value-type="float">
            <text:p>5</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28];&quot;&quot;;-9;-6;-3;-2;-1;1;2;3;6;9;12)" office:value-type="float" office:value="6" calcext:value-type="float">
            <text:p>6</text:p>
          </table:table-cell>
          <table:table-cell table:style-name="ce135" table:formula="of:=[.F28]*4&amp;&quot; cm&quot;" office:value-type="string" office:string-value="52 cm" calcext:value-type="string">
            <text:p>52 cm</text:p>
          </table:table-cell>
          <table:table-cell table:style-name="ce27" table:formula="of:=[.J28]+IF([.K28]=&quot;+&quot;;[.L28];-[.L28])+IF([.M28]=&quot;+&quot;;[.N28];-[.N28])+IF([.O28]=&quot;+&quot;;[.P28];-[.P28])" office:value-type="float" office:value="30" calcext:value-type="float">
            <text:p>30</text:p>
          </table:table-cell>
          <table:table-cell table:style-name="ce48" table:formula="of:=-[.AF28]*[.T28]-[.AE28]" office:value-type="float" office:value="-16" calcext:value-type="float">
            <text:p>-16</text:p>
          </table:table-cell>
          <table:table-cell/>
          <table:table-cell table:formula="of:=RANK([.AD28];[.AD23:.AD32])+2" office:value-type="float" office:value="10" calcext:value-type="float">
            <text:p>10</text:p>
          </table:table-cell>
          <table:table-cell table:style-name="ce81" table:formula="of:=RAND()" office:value-type="float" office:value="0.237641804808265" calcext:value-type="float">
            <text:p>0,237641804808265</text:p>
          </table:table-cell>
          <table:table-cell table:style-name="ce140" table:formula="of:=RANDBETWEEN(2;13)" office:value-type="float" office:value="6" calcext:value-type="float">
            <text:p>6</text:p>
          </table:table-cell>
          <table:table-cell table:style-name="ce141" table:formula="of:=RANDBETWEEN(2;5)" office:value-type="float" office:value="2" calcext:value-type="float">
            <text:p>2</text:p>
          </table:table-cell>
          <table:table-cell table:style-name="ce141" table:formula="of:=RANDBETWEEN(2;5)" office:value-type="float" office:value="2" calcext:value-type="float">
            <text:p>2</text:p>
          </table:table-cell>
          <table:table-cell table:number-columns-repeated="991"/>
        </table:table-row>
        <table:table-row table:style-name="ro3">
          <table:table-cell table:style-name="ce50" table:formula="of:=CHOOSE([.AC29];&quot;&quot;;&quot;nano&quot;;&quot;micro&quot;;&quot;milli&quot;;&quot;centi&quot;;&quot;déci&quot;;&quot;déca&quot;;&quot;hecto&quot;;&quot;kilo&quot;;&quot;méga&quot;;&quot;giga&quot;;&quot;téra&quot;)" office:value-type="string" office:string-value="déca" calcext:value-type="string">
            <text:p>déca</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Triangle</text:p>
            <text:p>équilatéral c=</text:p>
          </table:table-cell>
          <table:table-cell table:style-name="ce161" table:formula="of:=ROUND(RAND()*100)/CHOOSE(RANDBETWEEN(1;2);1;10)" office:value-type="float" office:value="74" calcext:value-type="float">
            <text:p>74</text:p>
          </table:table-cell>
          <table:table-cell table:style-name="ce9" table:number-columns-repeated="2"/>
          <table:table-cell table:style-name="ce10"/>
          <table:table-cell table:style-name="ce4" table:formula="of:=CHOOSE(ROUND(RAND())+1;-1;1)*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10" office:value-type="string" calcext:value-type="string">
            <text:p>=</text:p>
          </table:table-cell>
          <table:table-cell table:style-name="ce136" table:formula="of:=&quot;x² + x + &quot;&amp;[.AE29]" office:value-type="string" office:string-value="x² + x + 8" calcext:value-type="string">
            <text:p>x² + x + 8</text:p>
          </table:table-cell>
          <table:table-cell table:style-name="ce137" office:value-type="string" calcext:value-type="string">
            <text:p>pour x =</text:p>
          </table:table-cell>
          <table:table-cell table:style-name="ce138" table:formula="of:=[.AC29]-5" office:value-type="float" office:value="2" calcext:value-type="float">
            <text:p>2</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29];&quot;&quot;;-9;-6;-3;-2;-1;1;2;3;6;9;12)" office:value-type="float" office:value="1" calcext:value-type="float">
            <text:p>1</text:p>
          </table:table-cell>
          <table:table-cell table:style-name="ce135" table:formula="of:=[.F29]*3&amp;&quot; cm&quot;" office:value-type="string" office:string-value="222 cm" calcext:value-type="string">
            <text:p>222 cm</text:p>
          </table:table-cell>
          <table:table-cell table:style-name="ce27" table:formula="of:=[.J29]+IF([.K29]=&quot;+&quot;;[.L29];-[.L29])+IF([.M29]=&quot;+&quot;;[.N29];-[.N29])+IF([.O29]=&quot;+&quot;;[.P29];-[.P29])" office:value-type="float" office:value="-45" calcext:value-type="float">
            <text:p>-45</text:p>
          </table:table-cell>
          <table:table-cell table:style-name="ce48" table:formula="of:=[.T29]*[.T29]+[.T29]+[.AE29]" office:value-type="float" office:value="14" calcext:value-type="float">
            <text:p>14</text:p>
          </table:table-cell>
          <table:table-cell/>
          <table:table-cell table:formula="of:=RANK([.AD29];[.AD23:.AD32])+2" office:value-type="float" office:value="7" calcext:value-type="float">
            <text:p>7</text:p>
          </table:table-cell>
          <table:table-cell table:style-name="ce81" table:formula="of:=RAND()" office:value-type="float" office:value="0.497449345284788" calcext:value-type="float">
            <text:p>0,497449345284788</text:p>
          </table:table-cell>
          <table:table-cell table:style-name="ce140" table:formula="of:=RANDBETWEEN(2;13)" office:value-type="float" office:value="8" calcext:value-type="float">
            <text:p>8</text:p>
          </table:table-cell>
          <table:table-cell table:style-name="ce141" table:formula="of:=RANDBETWEEN(2;5)" office:value-type="float" office:value="5" calcext:value-type="float">
            <text:p>5</text:p>
          </table:table-cell>
          <table:table-cell table:style-name="ce141" table:formula="of:=RANDBETWEEN(2;5)" office:value-type="float" office:value="3" calcext:value-type="float">
            <text:p>3</text:p>
          </table:table-cell>
          <table:table-cell table:number-columns-repeated="991"/>
        </table:table-row>
        <table:table-row table:style-name="ro3">
          <table:table-cell table:style-name="ce50" table:formula="of:=CHOOSE([.AC30];&quot;&quot;;&quot;nano&quot;;&quot;micro&quot;;&quot;milli&quot;;&quot;centi&quot;;&quot;déci&quot;;&quot;déca&quot;;&quot;hecto&quot;;&quot;kilo&quot;;&quot;méga&quot;;&quot;giga&quot;;&quot;téra&quot;)" office:value-type="string" office:string-value="déci" calcext:value-type="string">
            <text:p>déci</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Triangle</text:p>
            <text:p>isocèle a=</text:p>
          </table:table-cell>
          <table:table-cell table:style-name="ce161" table:formula="of:=ROUND(RAND()*100)/CHOOSE(RANDBETWEEN(1;2);1;10)" office:value-type="float" office:value="4.8" calcext:value-type="float">
            <text:p>4,8</text:p>
          </table:table-cell>
          <table:table-cell table:style-name="ce47" office:value-type="string" calcext:value-type="string">
            <text:p>b=c=</text:p>
          </table:table-cell>
          <table:table-cell table:style-name="ce41" table:formula="of:=ROUND(RAND()*100)/CHOOSE(RANDBETWEEN(1;2);1;10)" office:value-type="float" office:value="22" calcext:value-type="float">
            <text:p>22</text:p>
          </table:table-cell>
          <table:table-cell table:style-name="ce10"/>
          <table:table-cell table:style-name="ce4" table:formula="of:=CHOOSE(ROUND(RAND())+1;-1;1)*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10" office:value-type="string" calcext:value-type="string">
            <text:p>=</text:p>
          </table:table-cell>
          <table:table-cell table:style-name="ce136" table:formula="of:=[.AF30]&amp;&quot;x² - &quot;&amp;[.AG30]&amp;&quot;x + &quot;&amp;[.AE30]" office:value-type="string" office:string-value="5x² - 5x + 5" calcext:value-type="string">
            <text:p>5x² - 5x + 5</text:p>
          </table:table-cell>
          <table:table-cell table:style-name="ce137" office:value-type="string" calcext:value-type="string">
            <text:p>pour x =</text:p>
          </table:table-cell>
          <table:table-cell table:style-name="ce138" table:formula="of:=[.AC30]-5" office:value-type="float" office:value="1" calcext:value-type="float">
            <text:p>1</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30];&quot;&quot;;-9;-6;-3;-2;-1;1;2;3;6;9;12)" office:value-type="float" office:value="-1" calcext:value-type="float">
            <text:p>-1</text:p>
          </table:table-cell>
          <table:table-cell table:style-name="ce135" table:formula="of:=[.F30]+[.H30]*2&amp;&quot; cm&quot;" office:value-type="string" office:string-value="48,8 cm" calcext:value-type="string">
            <text:p>48,8 cm</text:p>
          </table:table-cell>
          <table:table-cell table:style-name="ce27" table:formula="of:=[.J30]+IF([.K30]=&quot;+&quot;;[.L30];-[.L30])+IF([.M30]=&quot;+&quot;;[.N30];-[.N30])+IF([.O30]=&quot;+&quot;;[.P30];-[.P30])" office:value-type="float" office:value="-20" calcext:value-type="float">
            <text:p>-20</text:p>
          </table:table-cell>
          <table:table-cell table:style-name="ce48" table:formula="of:=[.AF30]*[.T30]*[.T30]-[.AG30]*[.T30]+[.AE30]" office:value-type="float" office:value="5" calcext:value-type="float">
            <text:p>5</text:p>
          </table:table-cell>
          <table:table-cell/>
          <table:table-cell table:formula="of:=RANK([.AD30];[.AD23:.AD32])+2" office:value-type="float" office:value="6" calcext:value-type="float">
            <text:p>6</text:p>
          </table:table-cell>
          <table:table-cell table:style-name="ce81" table:formula="of:=RAND()" office:value-type="float" office:value="0.643182926280474" calcext:value-type="float">
            <text:p>0,643182926280474</text:p>
          </table:table-cell>
          <table:table-cell table:style-name="ce140" table:formula="of:=RANDBETWEEN(2;13)" office:value-type="float" office:value="5" calcext:value-type="float">
            <text:p>5</text:p>
          </table:table-cell>
          <table:table-cell table:style-name="ce141" table:formula="of:=RANDBETWEEN(2;5)" office:value-type="float" office:value="5" calcext:value-type="float">
            <text:p>5</text:p>
          </table:table-cell>
          <table:table-cell table:style-name="ce141" table:formula="of:=RANDBETWEEN(2;5)" office:value-type="float" office:value="5" calcext:value-type="float">
            <text:p>5</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number-columns-repeated="4"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7"/>
          <table:table-cell table:formula="of:=RANK([.AD31];[.AD23:.AD32])+2" office:value-type="float" office:value="11" calcext:value-type="float">
            <text:p>11</text:p>
          </table:table-cell>
          <table:table-cell table:style-name="ce81" table:formula="of:=RAND()" office:value-type="float" office:value="0.1518849885702" calcext:value-type="float">
            <text:p>0,1518849885702</text:p>
          </table:table-cell>
          <table:table-cell table:style-name="ce15"/>
          <table:table-cell table:number-columns-repeated="993"/>
        </table:table-row>
        <table:table-row table:style-name="ro6">
          <table:table-cell table:number-columns-repeated="28"/>
          <table:table-cell table:formula="of:=RANK([.AD32];[.AD23:.AD32])+2" office:value-type="float" office:value="9" calcext:value-type="float">
            <text:p>9</text:p>
          </table:table-cell>
          <table:table-cell table:style-name="ce81" table:formula="of:=RAND()" office:value-type="float" office:value="0.274533109582798" calcext:value-type="float">
            <text:p>0,274533109582798</text:p>
          </table:table-cell>
          <table:table-cell table:style-name="ce15"/>
          <table:table-cell table:number-columns-repeated="993"/>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1</text:p>
          </table:table-cell>
          <table:covered-table-cell table:number-columns-repeated="3"/>
          <table:table-cell table:style-name="ce11" office:value-type="string" calcext:value-type="string" table:number-columns-spanned="11" table:number-rows-spanned="1">
            <text:p><text:span text:style-name="T6">TEST 3</text:span><text:span text:style-name="T7">e</text:span><text:span text:style-name="T6"> - Date : ……………………………</text:span></text:p>
          </table:table-cell>
          <table:covered-table-cell table:number-columns-repeated="10"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D</text:p>
          </table:table-cell>
          <table:table-cell table:style-name="ce23" table:number-columns-repeated="4"/>
          <table:table-cell table:number-columns-repeated="3"/>
          <table:table-cell table:formula="of:=RANK([.AD34];[.AD34:.AD43])+2" office:value-type="float" office:value="10" calcext:value-type="float">
            <text:p>10</text:p>
          </table:table-cell>
          <table:table-cell table:style-name="ce81" table:formula="of:=RAND()" office:value-type="float" office:value="0.0838128556404673" calcext:value-type="float">
            <text:p>0,0838128556404673</text:p>
          </table:table-cell>
          <table:table-cell table:number-columns-repeated="994"/>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54" office:value-type="string" calcext:value-type="string" table:number-columns-spanned="7" table:number-rows-spanned="1">
            <text:p>Prénom :</text:p>
          </table:table-cell>
          <table:covered-table-cell table:number-columns-repeated="4"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U$2]" office:value-type="string" office:string-value="v7104" calcext:value-type="string">
            <text:p>v7104</text:p>
          </table:table-cell>
          <table:table-cell/>
          <table:table-cell table:style-name="ce25" office:value-type="string" calcext:value-type="string" table:number-columns-spanned="5" table:number-rows-spanned="1">
            <text:p>Correction CEINTURE MARRON 1</text:p>
          </table:table-cell>
          <table:covered-table-cell table:style-name="ce25"/>
          <table:covered-table-cell table:style-name="ce28"/>
          <table:covered-table-cell table:style-name="ce30"/>
          <table:covered-table-cell table:style-name="ce31"/>
          <table:table-cell/>
          <table:table-cell table:formula="of:=RANK([.AD35];[.AD34:.AD43])+2" office:value-type="float" office:value="9" calcext:value-type="float">
            <text:p>9</text:p>
          </table:table-cell>
          <table:table-cell table:style-name="ce81" table:formula="of:=RAND()" office:value-type="float" office:value="0.185172157720663" calcext:value-type="float">
            <text:p>0,185172157720663</text:p>
          </table:table-cell>
          <table:table-cell table:style-name="ce15"/>
          <table:table-cell table:number-columns-repeated="993"/>
        </table:table-row>
        <table:table-row table:style-name="ro3">
          <table:table-cell table:style-name="ce55" office:value-type="string" calcext:value-type="string" table:number-columns-spanned="4" table:number-rows-spanned="1">
            <text:p>Puissance de 10</text:p>
          </table:table-cell>
          <table:covered-table-cell table:number-columns-repeated="3" table:style-name="ce38"/>
          <table:table-cell table:style-name="ce55" office:value-type="string" calcext:value-type="string" table:number-columns-spanned="5" table:number-rows-spanned="1">
            <text:p>Périmètres en cm</text:p>
          </table:table-cell>
          <table:covered-table-cell table:number-columns-repeated="4" table:style-name="ce38"/>
          <table:table-cell table:style-name="ce55" office:value-type="string" calcext:value-type="string" table:number-columns-spanned="8" table:number-rows-spanned="1">
            <text:p>Somme de 4 termes</text:p>
          </table:table-cell>
          <table:covered-table-cell table:number-columns-repeated="7" table:style-name="ce38"/>
          <table:table-cell table:style-name="ce55" office:value-type="string" calcext:value-type="string" table:number-columns-spanned="4" table:number-rows-spanned="1">
            <text:p>Valeur d’une expression</text:p>
          </table:table-cell>
          <table:covered-table-cell table:number-columns-repeated="3" table:style-name="ce38"/>
          <table:table-cell table:style-name="ce81"/>
          <table:table-cell table:style-name="ce82" office:value-type="string" calcext:value-type="string" table:number-columns-spanned="2" table:number-rows-spanned="1">
            <text:p>3<text:span text:style-name="T2">e</text:span></text:p>
          </table:table-cell>
          <table:covered-table-cell table:style-name="ce82"/>
          <table:table-cell table:style-name="ce87" table:formula="of:=[.U34]" office:value-type="string" office:string-value="AD" calcext:value-type="string">
            <text:p>AD</text:p>
          </table:table-cell>
          <table:table-cell table:style-name="ce29"/>
          <table:table-cell table:style-name="ce92" table:formula="of:=[.U35]" office:value-type="string" office:string-value="v7104" calcext:value-type="string">
            <text:p>v7104</text:p>
          </table:table-cell>
          <table:table-cell table:style-name="ce81"/>
          <table:table-cell table:formula="of:=RANK([.AD36];[.AD34:.AD43])+2" office:value-type="float" office:value="7" calcext:value-type="float">
            <text:p>7</text:p>
          </table:table-cell>
          <table:table-cell table:style-name="ce81" table:formula="of:=RAND()" office:value-type="float" office:value="0.367447731937766" calcext:value-type="float">
            <text:p>0,367447731937766</text:p>
          </table:table-cell>
          <table:table-cell table:style-name="ce15"/>
          <table:table-cell table:style-name="ce81" table:number-columns-repeated="2"/>
          <table:table-cell table:number-columns-repeated="991"/>
        </table:table-row>
        <table:table-row table:style-name="ro3">
          <table:table-cell table:style-name="ce158" table:formula="of:=CHOOSE([.AC37];&quot;&quot;;&quot;nano&quot;;&quot;micro&quot;;&quot;milli&quot;;&quot;centi&quot;;&quot;déci&quot;;&quot;déca&quot;;&quot;hecto&quot;;&quot;kilo&quot;;&quot;méga&quot;;&quot;giga&quot;;&quot;téra&quot;)" office:value-type="string" office:string-value="micro" calcext:value-type="string">
            <text:p>micro</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rectangle L=</text:p>
          </table:table-cell>
          <table:table-cell table:style-name="ce41" table:formula="of:=ROUND(RAND()*100)/CHOOSE(RANDBETWEEN(1;2);1;10)" office:value-type="float" office:value="0" calcext:value-type="float">
            <text:p>0</text:p>
          </table:table-cell>
          <table:table-cell table:style-name="ce47" office:value-type="string" calcext:value-type="string">
            <text:p>l=</text:p>
          </table:table-cell>
          <table:table-cell table:style-name="ce41" table:formula="of:=ROUND(RAND()*100)/CHOOSE(RANDBETWEEN(1;2);1;10)" office:value-type="float" office:value="7.9" calcext:value-type="float">
            <text:p>7,9</text:p>
          </table:table-cell>
          <table:table-cell table:style-name="ce10"/>
          <table:table-cell table:style-name="ce4" table:formula="of:=CHOOSE(ROUND(RAND())+1;-1;1)*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10" office:value-type="string" calcext:value-type="string">
            <text:p>=</text:p>
          </table:table-cell>
          <table:table-cell table:style-name="ce136" table:formula="of:=&quot;x + &quot;&amp;[.AE37]" office:value-type="string" office:string-value="x + 8" calcext:value-type="string">
            <text:p>x + 8</text:p>
          </table:table-cell>
          <table:table-cell table:style-name="ce137" office:value-type="string" calcext:value-type="string">
            <text:p>pour x =</text:p>
          </table:table-cell>
          <table:table-cell table:style-name="ce138" table:formula="of:=[.AC37]-5" office:value-type="float" office:value="-2" calcext:value-type="float">
            <text:p>-2</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37];&quot;&quot;;-9;-6;-3;-2;-1;1;2;3;6;9;12)" office:value-type="float" office:value="-6" calcext:value-type="float">
            <text:p>-6</text:p>
          </table:table-cell>
          <table:table-cell table:style-name="ce135" table:formula="of:=[.F37]*2+[.H37]*2&amp;&quot; cm&quot;" office:value-type="string" office:string-value="15,8 cm" calcext:value-type="string">
            <text:p>15,8 cm</text:p>
          </table:table-cell>
          <table:table-cell table:style-name="ce27" table:formula="of:=[.J37]+IF([.K37]=&quot;+&quot;;[.L37];-[.L37])+IF([.M37]=&quot;+&quot;;[.N37];-[.N37])+IF([.O37]=&quot;+&quot;;[.P37];-[.P37])" office:value-type="float" office:value="34" calcext:value-type="float">
            <text:p>34</text:p>
          </table:table-cell>
          <table:table-cell table:style-name="ce48" table:formula="of:=[.T37]+[.AE37]" office:value-type="float" office:value="6" calcext:value-type="float">
            <text:p>6</text:p>
          </table:table-cell>
          <table:table-cell/>
          <table:table-cell table:formula="of:=RANK([.AD37];[.AD34:.AD43])+2" office:value-type="float" office:value="3" calcext:value-type="float">
            <text:p>3</text:p>
          </table:table-cell>
          <table:table-cell table:style-name="ce81" table:formula="of:=RAND()" office:value-type="float" office:value="0.998226462754694" calcext:value-type="float">
            <text:p>0,998226462754694</text:p>
          </table:table-cell>
          <table:table-cell table:style-name="ce140" table:formula="of:=RANDBETWEEN(2;13)" office:value-type="float" office:value="8" calcext:value-type="float">
            <text:p>8</text:p>
          </table:table-cell>
          <table:table-cell table:style-name="ce141" table:formula="of:=RANDBETWEEN(2;5)" office:value-type="float" office:value="4" calcext:value-type="float">
            <text:p>4</text:p>
          </table:table-cell>
          <table:table-cell table:style-name="ce141" table:formula="of:=RANDBETWEEN(2;4)" office:value-type="float" office:value="2" calcext:value-type="float">
            <text:p>2</text:p>
          </table:table-cell>
          <table:table-cell table:number-columns-repeated="991"/>
        </table:table-row>
        <table:table-row table:style-name="ro3">
          <table:table-cell table:style-name="ce50" table:formula="of:=CHOOSE([.AC38];&quot;&quot;;&quot;nano&quot;;&quot;micro&quot;;&quot;milli&quot;;&quot;centi&quot;;&quot;déci&quot;;&quot;déca&quot;;&quot;hecto&quot;;&quot;kilo&quot;;&quot;méga&quot;;&quot;giga&quot;;&quot;téra&quot;)" office:value-type="string" office:string-value="déci" calcext:value-type="string">
            <text:p>déci</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carré c=</text:p>
          </table:table-cell>
          <table:table-cell table:style-name="ce41" table:formula="of:=ROUND(RAND()*100)/CHOOSE(RANDBETWEEN(1;2);1;10)" office:value-type="float" office:value="4.3" calcext:value-type="float">
            <text:p>4,3</text:p>
          </table:table-cell>
          <table:table-cell table:style-name="ce9" table:number-columns-repeated="2"/>
          <table:table-cell table:style-name="ce10"/>
          <table:table-cell table:style-name="ce4" table:formula="of:=CHOOSE(ROUND(RAND())+1;-1;1)*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10" office:value-type="string" calcext:value-type="string">
            <text:p>=</text:p>
          </table:table-cell>
          <table:table-cell table:style-name="ce136" table:formula="of:=[.AF38]&amp;&quot;x + &quot;&amp;[.AE38]" office:value-type="string" office:string-value="2x + 4" calcext:value-type="string">
            <text:p>2x + 4</text:p>
          </table:table-cell>
          <table:table-cell table:style-name="ce137" office:value-type="string" calcext:value-type="string">
            <text:p>pour x =</text:p>
          </table:table-cell>
          <table:table-cell table:style-name="ce138" table:formula="of:=[.AC38]-5" office:value-type="float" office:value="1" calcext:value-type="float">
            <text:p>1</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38];&quot;&quot;;-9;-6;-3;-2;-1;1;2;3;6;9;12)" office:value-type="float" office:value="-1" calcext:value-type="float">
            <text:p>-1</text:p>
          </table:table-cell>
          <table:table-cell table:style-name="ce135" table:formula="of:=[.F38]*4&amp;&quot; cm&quot;" office:value-type="string" office:string-value="17,2 cm" calcext:value-type="string">
            <text:p>17,2 cm</text:p>
          </table:table-cell>
          <table:table-cell table:style-name="ce27" table:formula="of:=[.J38]+IF([.K38]=&quot;+&quot;;[.L38];-[.L38])+IF([.M38]=&quot;+&quot;;[.N38];-[.N38])+IF([.O38]=&quot;+&quot;;[.P38];-[.P38])" office:value-type="float" office:value="-69" calcext:value-type="float">
            <text:p>-69</text:p>
          </table:table-cell>
          <table:table-cell table:style-name="ce48" table:formula="of:=[.AF38]*[.T38]+[.AE38]" office:value-type="float" office:value="6" calcext:value-type="float">
            <text:p>6</text:p>
          </table:table-cell>
          <table:table-cell/>
          <table:table-cell table:formula="of:=RANK([.AD38];[.AD34:.AD43])+2" office:value-type="float" office:value="6" calcext:value-type="float">
            <text:p>6</text:p>
          </table:table-cell>
          <table:table-cell table:style-name="ce81" table:formula="of:=RAND()" office:value-type="float" office:value="0.569947693931872" calcext:value-type="float">
            <text:p>0,569947693931872</text:p>
          </table:table-cell>
          <table:table-cell table:style-name="ce140" table:formula="of:=RANDBETWEEN(2;13)" office:value-type="float" office:value="4" calcext:value-type="float">
            <text:p>4</text:p>
          </table:table-cell>
          <table:table-cell table:style-name="ce141" table:formula="of:=RANDBETWEEN(2;5)" office:value-type="float" office:value="2" calcext:value-type="float">
            <text:p>2</text:p>
          </table:table-cell>
          <table:table-cell table:style-name="ce141" table:formula="of:=RANDBETWEEN(2;5)" office:value-type="float" office:value="4" calcext:value-type="float">
            <text:p>4</text:p>
          </table:table-cell>
          <table:table-cell table:number-columns-repeated="991"/>
        </table:table-row>
        <table:table-row table:style-name="ro3">
          <table:table-cell table:style-name="ce50" table:formula="of:=CHOOSE([.AC39];&quot;&quot;;&quot;nano&quot;;&quot;micro&quot;;&quot;milli&quot;;&quot;centi&quot;;&quot;déci&quot;;&quot;déca&quot;;&quot;hecto&quot;;&quot;kilo&quot;;&quot;méga&quot;;&quot;giga&quot;;&quot;téra&quot;)" office:value-type="string" office:string-value="téra" calcext:value-type="string">
            <text:p>téra</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losange c=</text:p>
          </table:table-cell>
          <table:table-cell table:style-name="ce41" table:formula="of:=ROUND(RAND()*100)/CHOOSE(RANDBETWEEN(1;2);1;10)" office:value-type="float" office:value="73" calcext:value-type="float">
            <text:p>73</text:p>
          </table:table-cell>
          <table:table-cell table:style-name="ce9" table:number-columns-repeated="2"/>
          <table:table-cell table:style-name="ce10"/>
          <table:table-cell table:style-name="ce4" table:formula="of:=CHOOSE(ROUND(RAND())+1;-1;1)*RANDBETWEEN(1;30)" office:value-type="float" office:value="-11" calcext:value-type="float">
            <text:p>-1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10" office:value-type="string" calcext:value-type="string">
            <text:p>=</text:p>
          </table:table-cell>
          <table:table-cell table:style-name="ce136" table:formula="of:=&quot;-&quot;&amp;[.AF39]&amp;&quot;x - &quot;&amp;[.AE39]" office:value-type="string" office:string-value="-5x - 8" calcext:value-type="string">
            <text:p>-5x - 8</text:p>
          </table:table-cell>
          <table:table-cell table:style-name="ce137" office:value-type="string" calcext:value-type="string">
            <text:p>pour x =</text:p>
          </table:table-cell>
          <table:table-cell table:style-name="ce138" table:formula="of:=[.AC39]-5" office:value-type="float" office:value="7" calcext:value-type="float">
            <text:p>7</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39];&quot;&quot;;-9;-6;-3;-2;-1;1;2;3;6;9;12)" office:value-type="float" office:value="12" calcext:value-type="float">
            <text:p>12</text:p>
          </table:table-cell>
          <table:table-cell table:style-name="ce135" table:formula="of:=[.F39]*4&amp;&quot; cm&quot;" office:value-type="string" office:string-value="292 cm" calcext:value-type="string">
            <text:p>292 cm</text:p>
          </table:table-cell>
          <table:table-cell table:style-name="ce27" table:formula="of:=[.J39]+IF([.K39]=&quot;+&quot;;[.L39];-[.L39])+IF([.M39]=&quot;+&quot;;[.N39];-[.N39])+IF([.O39]=&quot;+&quot;;[.P39];-[.P39])" office:value-type="float" office:value="-70" calcext:value-type="float">
            <text:p>-70</text:p>
          </table:table-cell>
          <table:table-cell table:style-name="ce48" table:formula="of:=-[.AF39]*[.T39]-[.AE39]" office:value-type="float" office:value="-43" calcext:value-type="float">
            <text:p>-43</text:p>
          </table:table-cell>
          <table:table-cell/>
          <table:table-cell table:formula="of:=RANK([.AD39];[.AD34:.AD43])+2" office:value-type="float" office:value="12" calcext:value-type="float">
            <text:p>12</text:p>
          </table:table-cell>
          <table:table-cell table:style-name="ce81" table:formula="of:=RAND()" office:value-type="float" office:value="0.015697853042509" calcext:value-type="float">
            <text:p>0,015697853042509</text:p>
          </table:table-cell>
          <table:table-cell table:style-name="ce140" table:formula="of:=RANDBETWEEN(2;13)" office:value-type="float" office:value="8" calcext:value-type="float">
            <text:p>8</text:p>
          </table:table-cell>
          <table:table-cell table:style-name="ce141" table:formula="of:=RANDBETWEEN(2;5)" office:value-type="float" office:value="5" calcext:value-type="float">
            <text:p>5</text:p>
          </table:table-cell>
          <table:table-cell table:style-name="ce141" table:formula="of:=RANDBETWEEN(2;5)" office:value-type="float" office:value="4" calcext:value-type="float">
            <text:p>4</text:p>
          </table:table-cell>
          <table:table-cell table:number-columns-repeated="991"/>
        </table:table-row>
        <table:table-row table:style-name="ro3">
          <table:table-cell table:style-name="ce50" table:formula="of:=CHOOSE([.AC40];&quot;&quot;;&quot;nano&quot;;&quot;micro&quot;;&quot;milli&quot;;&quot;centi&quot;;&quot;déci&quot;;&quot;déca&quot;;&quot;hecto&quot;;&quot;kilo&quot;;&quot;méga&quot;;&quot;giga&quot;;&quot;téra&quot;)" office:value-type="string" office:string-value="centi" calcext:value-type="string">
            <text:p>centi</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Triangle</text:p>
            <text:p>équilatéral c=</text:p>
          </table:table-cell>
          <table:table-cell table:style-name="ce161" table:formula="of:=ROUND(RAND()*100)/CHOOSE(RANDBETWEEN(1;2);1;10)" office:value-type="float" office:value="14" calcext:value-type="float">
            <text:p>14</text:p>
          </table:table-cell>
          <table:table-cell table:style-name="ce9" table:number-columns-repeated="2"/>
          <table:table-cell table:style-name="ce10"/>
          <table:table-cell table:style-name="ce4" table:formula="of:=CHOOSE(ROUND(RAND())+1;-1;1)*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6" calcext:value-type="float">
            <text:p>26</text:p>
          </table:table-cell>
          <table:table-cell table:style-name="ce10" office:value-type="string" calcext:value-type="string">
            <text:p>=</text:p>
          </table:table-cell>
          <table:table-cell table:style-name="ce136" table:formula="of:=&quot;x² + x + &quot;&amp;[.AE40]" office:value-type="string" office:string-value="x² + x + 4" calcext:value-type="string">
            <text:p>x² + x + 4</text:p>
          </table:table-cell>
          <table:table-cell table:style-name="ce137" office:value-type="string" calcext:value-type="string">
            <text:p>pour x =</text:p>
          </table:table-cell>
          <table:table-cell table:style-name="ce138" table:formula="of:=[.AC40]-5" office:value-type="float" office:value="0" calcext:value-type="float">
            <text:p>0</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40];&quot;&quot;;-9;-6;-3;-2;-1;1;2;3;6;9;12)" office:value-type="float" office:value="-2" calcext:value-type="float">
            <text:p>-2</text:p>
          </table:table-cell>
          <table:table-cell table:style-name="ce135" table:formula="of:=[.F40]*3&amp;&quot; cm&quot;" office:value-type="string" office:string-value="42 cm" calcext:value-type="string">
            <text:p>42 cm</text:p>
          </table:table-cell>
          <table:table-cell table:style-name="ce27" table:formula="of:=[.J40]+IF([.K40]=&quot;+&quot;;[.L40];-[.L40])+IF([.M40]=&quot;+&quot;;[.N40];-[.N40])+IF([.O40]=&quot;+&quot;;[.P40];-[.P40])" office:value-type="float" office:value="-80" calcext:value-type="float">
            <text:p>-80</text:p>
          </table:table-cell>
          <table:table-cell table:style-name="ce48" table:formula="of:=[.T40]*[.T40]+[.T40]+[.AE40]" office:value-type="float" office:value="4" calcext:value-type="float">
            <text:p>4</text:p>
          </table:table-cell>
          <table:table-cell/>
          <table:table-cell table:formula="of:=RANK([.AD40];[.AD34:.AD43])+2" office:value-type="float" office:value="5" calcext:value-type="float">
            <text:p>5</text:p>
          </table:table-cell>
          <table:table-cell table:style-name="ce81" table:formula="of:=RAND()" office:value-type="float" office:value="0.798316828098723" calcext:value-type="float">
            <text:p>0,798316828098723</text:p>
          </table:table-cell>
          <table:table-cell table:style-name="ce140" table:formula="of:=RANDBETWEEN(2;13)" office:value-type="float" office:value="4" calcext:value-type="float">
            <text:p>4</text:p>
          </table:table-cell>
          <table:table-cell table:style-name="ce141" table:formula="of:=RANDBETWEEN(2;5)" office:value-type="float" office:value="2" calcext:value-type="float">
            <text:p>2</text:p>
          </table:table-cell>
          <table:table-cell table:style-name="ce141" table:formula="of:=RANDBETWEEN(2;5)" office:value-type="float" office:value="5" calcext:value-type="float">
            <text:p>5</text:p>
          </table:table-cell>
          <table:table-cell table:number-columns-repeated="991"/>
        </table:table-row>
        <table:table-row table:style-name="ro3">
          <table:table-cell table:style-name="ce50" table:formula="of:=CHOOSE([.AC41];&quot;&quot;;&quot;nano&quot;;&quot;micro&quot;;&quot;milli&quot;;&quot;centi&quot;;&quot;déci&quot;;&quot;déca&quot;;&quot;hecto&quot;;&quot;kilo&quot;;&quot;méga&quot;;&quot;giga&quot;;&quot;téra&quot;)" office:value-type="string" office:string-value="milli" calcext:value-type="string">
            <text:p>milli</text:p>
          </table:table-cell>
          <table:table-cell table:style-name="ce9" office:value-type="string" calcext:value-type="string">
            <text:p><text:s/>signifie</text:p>
          </table:table-cell>
          <table:table-cell table:style-name="ce46"/>
          <table:table-cell table:style-name="ce10"/>
          <table:table-cell table:style-name="ce50" office:value-type="string" calcext:value-type="string">
            <text:p>Triangle</text:p>
            <text:p>isocèle a=</text:p>
          </table:table-cell>
          <table:table-cell table:style-name="ce161" table:formula="of:=ROUND(RAND()*100)/CHOOSE(RANDBETWEEN(1;2);1;10)" office:value-type="float" office:value="29" calcext:value-type="float">
            <text:p>29</text:p>
          </table:table-cell>
          <table:table-cell table:style-name="ce47" office:value-type="string" calcext:value-type="string">
            <text:p>b=c=</text:p>
          </table:table-cell>
          <table:table-cell table:style-name="ce41" table:formula="of:=ROUND(RAND()*100)/CHOOSE(RANDBETWEEN(1;2);1;10)" office:value-type="float" office:value="6.4" calcext:value-type="float">
            <text:p>6,4</text:p>
          </table:table-cell>
          <table:table-cell table:style-name="ce10"/>
          <table:table-cell table:style-name="ce4" table:formula="of:=CHOOSE(ROUND(RAND())+1;-1;1)*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1" calcext:value-type="float">
            <text:p>21</text:p>
          </table:table-cell>
          <table:table-cell table:style-name="ce10" office:value-type="string" calcext:value-type="string">
            <text:p>=</text:p>
          </table:table-cell>
          <table:table-cell table:style-name="ce136" table:formula="of:=[.AF41]&amp;&quot;x² - &quot;&amp;[.AG41]&amp;&quot;x + &quot;&amp;[.AE41]" office:value-type="string" office:string-value="5x² - 3x + 6" calcext:value-type="string">
            <text:p>5x² - 3x + 6</text:p>
          </table:table-cell>
          <table:table-cell table:style-name="ce137" office:value-type="string" calcext:value-type="string">
            <text:p>pour x =</text:p>
          </table:table-cell>
          <table:table-cell table:style-name="ce138" table:formula="of:=[.AC41]-5" office:value-type="float" office:value="-1" calcext:value-type="float">
            <text:p>-1</text:p>
          </table:table-cell>
          <table:table-cell table:style-name="ce56" office:value-type="string" calcext:value-type="string">
            <text:p>:</text:p>
          </table:table-cell>
          <table:table-cell/>
          <table:table-cell table:style-name="ce142" office:value-type="float" office:value="10" calcext:value-type="float">
            <text:p>10</text:p>
          </table:table-cell>
          <table:table-cell table:style-name="ce191" table:formula="of:=CHOOSE([.AC41];&quot;&quot;;-9;-6;-3;-2;-1;1;2;3;6;9;12)" office:value-type="float" office:value="-3" calcext:value-type="float">
            <text:p>-3</text:p>
          </table:table-cell>
          <table:table-cell table:style-name="ce135" table:formula="of:=[.F41]+[.H41]*2&amp;&quot; cm&quot;" office:value-type="string" office:string-value="41,8 cm" calcext:value-type="string">
            <text:p>41,8 cm</text:p>
          </table:table-cell>
          <table:table-cell table:style-name="ce27" table:formula="of:=[.J41]+IF([.K41]=&quot;+&quot;;[.L41];-[.L41])+IF([.M41]=&quot;+&quot;;[.N41];-[.N41])+IF([.O41]=&quot;+&quot;;[.P41];-[.P41])" office:value-type="float" office:value="-45" calcext:value-type="float">
            <text:p>-45</text:p>
          </table:table-cell>
          <table:table-cell table:style-name="ce48" table:formula="of:=[.AF41]*[.T41]*[.T41]-[.AG41]*[.T41]+[.AE41]" office:value-type="float" office:value="14" calcext:value-type="float">
            <text:p>14</text:p>
          </table:table-cell>
          <table:table-cell/>
          <table:table-cell table:formula="of:=RANK([.AD41];[.AD34:.AD43])+2" office:value-type="float" office:value="4" calcext:value-type="float">
            <text:p>4</text:p>
          </table:table-cell>
          <table:table-cell table:style-name="ce81" table:formula="of:=RAND()" office:value-type="float" office:value="0.902040720559126" calcext:value-type="float">
            <text:p>0,902040720559126</text:p>
          </table:table-cell>
          <table:table-cell table:style-name="ce140" table:formula="of:=RANDBETWEEN(2;13)" office:value-type="float" office:value="6" calcext:value-type="float">
            <text:p>6</text:p>
          </table:table-cell>
          <table:table-cell table:style-name="ce141" table:formula="of:=RANDBETWEEN(2;5)" office:value-type="float" office:value="5" calcext:value-type="float">
            <text:p>5</text:p>
          </table:table-cell>
          <table:table-cell table:style-name="ce141" table:formula="of:=RANDBETWEEN(2;5)" office:value-type="float" office:value="3" calcext:value-type="float">
            <text:p>3</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number-columns-repeated="4"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7"/>
          <table:table-cell table:formula="of:=RANK([.AD42];[.AD34:.AD43])+2" office:value-type="float" office:value="8" calcext:value-type="float">
            <text:p>8</text:p>
          </table:table-cell>
          <table:table-cell table:style-name="ce81" table:formula="of:=RAND()" office:value-type="float" office:value="0.187007611935591" calcext:value-type="float">
            <text:p>0,187007611935591</text:p>
          </table:table-cell>
          <table:table-cell table:style-name="ce15"/>
          <table:table-cell table:number-columns-repeated="993"/>
        </table:table-row>
        <table:table-row table:style-name="ro6">
          <table:table-cell table:number-columns-repeated="28"/>
          <table:table-cell table:formula="of:=RANK([.AD43];[.AD34:.AD43])+2" office:value-type="float" office:value="11" calcext:value-type="float">
            <text:p>11</text:p>
          </table:table-cell>
          <table:table-cell table:style-name="ce81" table:formula="of:=RAND()" office:value-type="float" office:value="0.0672150924125626" calcext:value-type="float">
            <text:p>0,0672150924125626</text:p>
          </table:table-cell>
          <table:table-cell table:style-name="ce15"/>
          <table:table-cell table:number-columns-repeated="993"/>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Marron 2" table:style-name="ta6" table:print-ranges="'Ceinture Marron 2'.A1:'Ceinture Marron 2'.R44 'Ceinture Marron 2'.T1:'Ceinture Marron 2'.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8" form:id="control8"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Marron2?language=Basic&amp;location=document" xlink:type="simple"/>
              </office:event-listeners>
            </form:button>
          </form:form>
        </office:forms>
        <table:shapes>
          <draw:control draw:z-index="0" draw:style-name="gr8" draw:text-style-name="P2" svg:width="1.651cm" svg:height="0.749cm" svg:x="56.322cm" svg:y="0.524cm" draw:control="control8"/>
        </table:shapes>
        <table:table-column table:style-name="co117" table:default-cell-style-name="Default"/>
        <table:table-column table:style-name="co118" table:default-cell-style-name="Default"/>
        <table:table-column table:style-name="co99" table:default-cell-style-name="Default"/>
        <table:table-column table:style-name="co119" table:default-cell-style-name="Default"/>
        <table:table-column table:style-name="co3" table:default-cell-style-name="Default"/>
        <table:table-column table:style-name="co57" table:default-cell-style-name="Default"/>
        <table:table-column table:style-name="co62" table:default-cell-style-name="Default"/>
        <table:table-column table:style-name="co6" table:default-cell-style-name="Default"/>
        <table:table-column table:style-name="co81" table:default-cell-style-name="Default"/>
        <table:table-column table:style-name="co120" table:default-cell-style-name="Default"/>
        <table:table-column table:style-name="co58" table:default-cell-style-name="Default"/>
        <table:table-column table:style-name="co36" table:default-cell-style-name="Default"/>
        <table:table-column table:style-name="co121" table:default-cell-style-name="Default"/>
        <table:table-column table:style-name="co122" table:default-cell-style-name="Default"/>
        <table:table-column table:style-name="co29" table:default-cell-style-name="Default"/>
        <table:table-column table:style-name="co123" table:default-cell-style-name="Default"/>
        <table:table-column table:style-name="co55" table:default-cell-style-name="Default"/>
        <table:table-column table:style-name="co16" table:default-cell-style-name="Default"/>
        <table:table-column table:style-name="co124" table:default-cell-style-name="Default"/>
        <table:table-column table:style-name="co125" table:default-cell-style-name="Default"/>
        <table:table-column table:style-name="co39" table:default-cell-style-name="Default"/>
        <table:table-column table:style-name="co126" table:default-cell-style-name="Default"/>
        <table:table-column table:style-name="co127" table:default-cell-style-name="Default"/>
        <table:table-column table:style-name="co128" table:default-cell-style-name="Default"/>
        <table:table-column table:style-name="co21" table:default-cell-style-name="Default"/>
        <table:table-column table:style-name="co129" table:default-cell-style-name="Default"/>
        <table:table-column table:style-name="co103" table:number-columns-repeated="3" table:default-cell-style-name="Default"/>
        <table:table-column table:style-name="co130" table:default-cell-style-name="Default"/>
        <table:table-column table:style-name="co10" table:default-cell-style-name="Default"/>
        <table:table-column table:style-name="co25" table:default-cell-style-name="Default"/>
        <table:table-column table:style-name="co59" table:default-cell-style-name="Default"/>
        <table:table-column table:style-name="co4" table:number-columns-repeated="991" table:default-cell-style-name="Default"/>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xt:span text:style-name="T6">TEST 3</text:span><text:span text:style-name="T7">e</text:span><text:span text:style-name="T6"> - Date : ……………………………</text:span></text:p>
          </table:table-cell>
          <table:covered-table-cell table:number-columns-repeated="7" table:style-name="ce5"/>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style-name="ce78"/>
          <table:covered-table-cell/>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Z1];[.Z1:.Z10])+2" office:value-type="float" office:value="6" calcext:value-type="float">
            <text:p>6</text:p>
          </table:table-cell>
          <table:table-cell table:style-name="ce81" table:formula="of:=RAND()" office:value-type="float" office:value="0.614579019204749" calcext:value-type="float">
            <text:p>0,614579019204749</text:p>
          </table:table-cell>
          <table:table-cell table:number-columns-repeated="3"/>
          <table:table-cell table:formula="of:=RANK([.AE1];[.AE1:.AE10])+2" office:value-type="float" office:value="7" calcext:value-type="float">
            <text:p>7</text:p>
          </table:table-cell>
          <table:table-cell table:style-name="ce81" table:formula="of:=RAND()" office:value-type="float" office:value="0.598823259731067" calcext:value-type="float">
            <text:p>0,598823259731067</text:p>
          </table:table-cell>
          <table:table-cell table:number-columns-repeated="993"/>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quot;v&quot;&amp;ROUND(RAND()*10000;0)" office:value-type="string" office:string-value="v120" calcext:value-type="string">
            <text:p>v120</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Z2];[.Z1:.Z10])+2" office:value-type="float" office:value="7" calcext:value-type="float">
            <text:p>7</text:p>
          </table:table-cell>
          <table:table-cell table:style-name="ce81" table:formula="of:=RAND()" office:value-type="float" office:value="0.601141024657728" calcext:value-type="float">
            <text:p>0,601141024657728</text:p>
          </table:table-cell>
          <table:table-cell table:number-columns-repeated="3"/>
          <table:table-cell table:formula="of:=RANK([.AE2];[.AE1:.AE10])+2" office:value-type="float" office:value="12" calcext:value-type="float">
            <text:p>12</text:p>
          </table:table-cell>
          <table:table-cell table:style-name="ce81" table:formula="of:=RAND()" office:value-type="float" office:value="0.0830079139810636" calcext:value-type="float">
            <text:p>0,0830079139810636</text:p>
          </table:table-cell>
          <table:table-cell table:number-columns-repeated="993"/>
        </table:table-row>
        <table:table-row table:style-name="ro1">
          <table:table-cell table:style-name="ce55" office:value-type="string" calcext:value-type="string" table:number-columns-spanned="4" table:number-rows-spanned="1">
            <text:p>Développer</text:p>
          </table:table-cell>
          <table:covered-table-cell table:number-columns-repeated="3" table:style-name="ce38"/>
          <table:table-cell table:style-name="ce55" office:value-type="string" calcext:value-type="string" table:number-columns-spanned="5" table:number-rows-spanned="1">
            <text:p>Volume de prisme droit </text:p>
            <text:p>et cylindre en cm³</text:p>
          </table:table-cell>
          <table:covered-table-cell table:number-columns-repeated="4" table:style-name="ce38"/>
          <table:table-cell table:style-name="ce55" office:value-type="string" calcext:value-type="string" table:number-columns-spanned="5" table:number-rows-spanned="1">
            <text:p>Aire de figures simples en cm²</text:p>
          </table:table-cell>
          <table:covered-table-cell table:style-name="ce55"/>
          <table:covered-table-cell table:number-columns-repeated="3" table:style-name="ce38"/>
          <table:table-cell table:style-name="ce55" office:value-type="string" calcext:value-type="string" table:number-columns-spanned="4" table:number-rows-spanned="1">
            <text:p>Conversions d’unités de volume</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1]" office:value-type="string" office:string-value="AA" calcext:value-type="string">
            <text:p>AA</text:p>
          </table:table-cell>
          <table:table-cell table:style-name="ce29"/>
          <table:table-cell table:style-name="ce92" table:formula="of:=[.R2]" office:value-type="string" office:string-value="v120" calcext:value-type="string">
            <text:p>v120</text:p>
          </table:table-cell>
          <table:table-cell table:style-name="ce81"/>
          <table:table-cell table:formula="of:=RANK([.Z3];[.Z1:.Z10])+2" office:value-type="float" office:value="10" calcext:value-type="float">
            <text:p>10</text:p>
          </table:table-cell>
          <table:table-cell table:style-name="ce81" table:formula="of:=RAND()" office:value-type="float" office:value="0.422134967998976" calcext:value-type="float">
            <text:p>0,422134967998976</text:p>
          </table:table-cell>
          <table:table-cell/>
          <table:table-cell table:style-name="ce81" table:number-columns-repeated="2"/>
          <table:table-cell table:formula="of:=RANK([.AE3];[.AE1:.AE10])+2" office:value-type="float" office:value="8" calcext:value-type="float">
            <text:p>8</text:p>
          </table:table-cell>
          <table:table-cell table:style-name="ce81" table:formula="of:=RAND()" office:value-type="float" office:value="0.581356861090769" calcext:value-type="float">
            <text:p>0,581356861090769</text:p>
          </table:table-cell>
          <table:table-cell table:style-name="ce81" table:formula="of:=RANK([.AG3];[.AG3:.AG8])" office:value-type="float" office:value="2" calcext:value-type="float">
            <text:p>2</text:p>
          </table:table-cell>
          <table:table-cell table:style-name="ce81" table:formula="of:=RAND()" office:value-type="float" office:value="0.56419559810182" calcext:value-type="float">
            <text:p>0,56419559810182</text:p>
          </table:table-cell>
          <table:table-cell table:style-name="ce81" table:number-columns-repeated="991"/>
        </table:table-row>
        <table:table-row table:style-name="ro3">
          <table:table-cell table:style-name="ce112" table:formula="of:=CHOOSE(MOD([.AF4]+[.AF3];6)+1;[.AA4]&amp;&quot;(&quot;&amp;[.X4]&amp;&quot;+&quot;&amp;[.AB4]&amp;&quot;)&quot;;[.AA4]&amp;&quot;(&quot;&amp;[.AB4]&amp;[.X4]&amp;&quot;+&quot;&amp;[.AC4]&amp;&quot;)&quot;;[.AA4]&amp;&quot;(&quot;&amp;[.AB4]&amp;[.X4]&amp;&quot;-&quot;&amp;[.AC4]&amp;&quot;)&quot;;[.AA4]&amp;&quot;&quot;&amp;[.X4]&amp;&quot;(&quot;&amp;[.AB4]&amp;[.X4]&amp;&quot;+&quot;&amp;[.AC4]&amp;&quot;)&quot;;[.AA4]&amp;[.X4]&amp;&quot;(&quot;&amp;[.AB4]&amp;&quot;-&quot;&amp;[.AC4]&amp;[.X4]&amp;&quot;)&quot;;[.X4]&amp;&quot;(&quot;&amp;[.X4]&amp;&quot;+&quot;&amp;[.AA4]&amp;&quot;)&quot;)" office:value-type="string" office:string-value="9(5y+6)" calcext:value-type="string">
            <text:p>9(5y+6)</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B=</text:p>
          </table:table-cell>
          <table:table-cell table:style-name="ce209" table:formula="of:=IF([.AF4]=1;RANDBETWEEN(1;3);IF([.AF4]=2;RANDBETWEEN(4;6);IF([.AF4]=3;RANDBETWEEN(7;10);IF([.AF4]=4;RANDBETWEEN(11;13);IF([.AF4]=5;RANDBETWEEN(14;17);RANDBETWEEN(18;20))))))" office:value-type="float" office:value="15" calcext:value-type="float">
            <text:p>15 cm²</text:p>
          </table:table-cell>
          <table:table-cell table:style-name="ce47" office:value-type="string" calcext:value-type="string">
            <text:p>h=</text:p>
          </table:table-cell>
          <table:table-cell table:style-name="ce171" table:formula="of:=IF([.AF3]=1;RANDBETWEEN(1;3);IF([.AF3]=2;RANDBETWEEN(4;6);IF([.AF3]=3;RANDBETWEEN(7;10);IF([.AF3]=4;RANDBETWEEN(11;13);IF([.AF3]=5;RANDBETWEEN(14;17);RANDBETWEEN(18;20))))))" office:value-type="float" office:value="6" calcext:value-type="float">
            <text:p>6 cm</text:p>
          </table:table-cell>
          <table:table-cell table:style-name="ce172" office:value-type="string" calcext:value-type="string">
            <text:p>V = </text:p>
          </table:table-cell>
          <table:table-cell table:style-name="ce153" office:value-type="string" calcext:value-type="string">
            <text:p>carré de côté</text:p>
          </table:table-cell>
          <table:table-cell table:style-name="ce40" table:formula="of:=RANDBETWEEN(10;20)" office:value-type="float" office:value="14" calcext:value-type="float">
            <text:p>14</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39.5" calcext:value-type="float">
            <text:p>39,5</text:p>
          </table:table-cell>
          <table:table-cell table:style-name="ce40" table:formula="of:=CHOOSE(IF([.AF4]=6;RANDBETWEEN(7;9);IF([.AF4]=5;RANDBETWEEN(10;12);IF([.AF4]=1;RANDBETWEEN(1;2);IF([.AF4]=2;RANDBETWEEN(3;4);IF([.AF4]=3;5;6)))));&quot;mm³&quot;;&quot;cm³&quot;;&quot;dm³&quot;;&quot;dam³&quot;;&quot;hm³&quot;;&quot;km³&quot;;&quot;hL&quot;;&quot;daL&quot;;&quot;L&quot;;&quot;dL&quot;;&quot;cL&quot;;&quot;mL&quot;)" office:value-type="string" office:string-value="dL" calcext:value-type="string">
            <text:p>d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4]+[.AF3];6)+1;[.AA4]&amp;[.X4]&amp;&quot;+&quot;&amp;([.AA4]*[.AB4]);[.AA4]*[.AB4]&amp;[.X4]&amp;&quot;+&quot;&amp;[.AA4]*[.AC4];[.AA4]*[.AB4]&amp;[.X4]&amp;&quot;-&quot;&amp;[.AA4]*[.AC4];[.AA4]*[.AB4]&amp;[.X4]&amp;&quot;²+&quot;&amp;[.AA4]*[.AC4]&amp;[.X4];[.AA4]*[.AB4]&amp;[.X4]&amp;&quot;-&quot;&amp;[.AA4]*[.AC4]&amp;[.X4]&amp;&quot;²&quot;;[.X4]&amp;&quot;²+&quot;&amp;[.AA4]&amp;[.X4])" office:value-type="string" office:string-value="45y+54" calcext:value-type="string">
            <text:p>45y+54</text:p>
          </table:table-cell>
          <table:table-cell table:style-name="ce174" table:formula="of:=[.F4]*[.H4]" office:value-type="float" office:value="90" calcext:value-type="float">
            <text:p>90 cm³</text:p>
          </table:table-cell>
          <table:table-cell table:style-name="ce147" table:formula="of:=[.K4]^2&amp;&quot; cm²&quot;" office:value-type="string" office:string-value="196 cm²" calcext:value-type="string">
            <text:p>196 cm²</text:p>
          </table:table-cell>
          <table:table-cell table:style-name="ce156" table:formula="of:=[.O4]*CHOOSE([.Y4];0;0.000000001;0.000001;0.001;1000000000;1000000;1000;0.1;0.01;0.001;0.0001;0.00001;0.000001)&amp;&quot; &quot;&amp;[.R4]" office:value-type="string" office:string-value="39500000000 m³" calcext:value-type="string">
            <text:p>39500000000 m³</text:p>
          </table:table-cell>
          <table:table-cell table:style-name="ce195" table:formula="of:=CHOOSE(RANDBETWEEN(1;4);&quot;a&quot;;&quot;b&quot;;&quot;c&quot;;&quot;y&quot;)" office:value-type="string" office:string-value="y" calcext:value-type="string">
            <text:p>y</text:p>
          </table:table-cell>
          <table:table-cell table:formula="of:=RANK([.Z4];[.Z1:.Z10])+2" office:value-type="float" office:value="5" calcext:value-type="float">
            <text:p>5</text:p>
          </table:table-cell>
          <table:table-cell table:style-name="ce81" table:formula="of:=RAND()" office:value-type="float" office:value="0.779628413981793" calcext:value-type="float">
            <text:p>0,779628413981793</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6" calcext:value-type="float">
            <text:p>6</text:p>
          </table:table-cell>
          <table:table-cell table:formula="of:=RANK([.AE4];[.AE1:.AE10])+2" office:value-type="float" office:value="4" calcext:value-type="float">
            <text:p>4</text:p>
          </table:table-cell>
          <table:table-cell table:style-name="ce81" table:formula="of:=RAND()" office:value-type="float" office:value="0.759075144008567" calcext:value-type="float">
            <text:p>0,759075144008567</text:p>
          </table:table-cell>
          <table:table-cell table:formula="of:=RANK([.AG4];[.AG3:.AG8])" office:value-type="float" office:value="5" calcext:value-type="float">
            <text:p>5</text:p>
          </table:table-cell>
          <table:table-cell table:style-name="ce81" table:formula="of:=RAND()" office:value-type="float" office:value="0.13883499479282" calcext:value-type="float">
            <text:p>0,13883499479282</text:p>
          </table:table-cell>
          <table:table-cell table:number-columns-repeated="991"/>
        </table:table-row>
        <table:table-row table:style-name="ro3">
          <table:table-cell table:style-name="ce112" table:formula="of:=CHOOSE(MOD([.AF5]+[.AF3];6)+1;[.AA5]&amp;&quot;(&quot;&amp;[.X5]&amp;&quot;+&quot;&amp;[.AB5]&amp;&quot;)&quot;;[.AA5]&amp;&quot;(&quot;&amp;[.AB5]&amp;[.X5]&amp;&quot;+&quot;&amp;[.AC5]&amp;&quot;)&quot;;[.AA5]&amp;&quot;(&quot;&amp;[.AB5]&amp;[.X5]&amp;&quot;-&quot;&amp;[.AC5]&amp;&quot;)&quot;;[.AA5]&amp;&quot;&quot;&amp;[.X5]&amp;&quot;(&quot;&amp;[.AB5]&amp;[.X5]&amp;&quot;+&quot;&amp;[.AC5]&amp;&quot;)&quot;;[.AA5]&amp;[.X5]&amp;&quot;(&quot;&amp;[.AB5]&amp;&quot;-&quot;&amp;[.AC5]&amp;[.X5]&amp;&quot;)&quot;;[.X5]&amp;&quot;(&quot;&amp;[.X5]&amp;&quot;+&quot;&amp;[.AA5]&amp;&quot;)&quot;)" office:value-type="string" office:string-value="b(b+8)" calcext:value-type="string">
            <text:p>b(b+8)</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B=</text:p>
          </table:table-cell>
          <table:table-cell table:style-name="ce209" table:formula="of:=IF([.AF5]=1;RANDBETWEEN(1;3);IF([.AF5]=2;RANDBETWEEN(4;6);IF([.AF5]=3;RANDBETWEEN(7;10);IF([.AF5]=4;RANDBETWEEN(11;13);IF([.AF5]=5;RANDBETWEEN(14;17);RANDBETWEEN(18;20))))))" office:value-type="float" office:value="10" calcext:value-type="float">
            <text:p>10 cm²</text:p>
          </table:table-cell>
          <table:table-cell table:style-name="ce47" office:value-type="string" calcext:value-type="string">
            <text:p>h=</text:p>
          </table:table-cell>
          <table:table-cell table:style-name="ce171" table:formula="of:=IF([.AF4]=1;RANDBETWEEN(1;3);IF([.AF4]=2;RANDBETWEEN(4;6);IF([.AF4]=3;RANDBETWEEN(7;10);IF([.AF4]=4;RANDBETWEEN(11;13);IF([.AF4]=5;RANDBETWEEN(14;17);RANDBETWEEN(18;20))))))" office:value-type="float" office:value="17" calcext:value-type="float">
            <text:p>17 cm</text:p>
          </table:table-cell>
          <table:table-cell table:style-name="ce172" office:value-type="string" calcext:value-type="string">
            <text:p>V = </text:p>
          </table:table-cell>
          <table:table-cell table:style-name="ce153" office:value-type="string" calcext:value-type="string">
            <text:p>Rectangle</text:p>
            <text:p>de côtés</text:p>
          </table:table-cell>
          <table:table-cell table:style-name="ce40" table:formula="of:=RANDBETWEEN(1;12)" office:value-type="float" office:value="5" calcext:value-type="float">
            <text:p>5</text:p>
          </table:table-cell>
          <table:table-cell table:style-name="ce41" office:value-type="string" calcext:value-type="string">
            <text:p>et</text:p>
          </table:table-cell>
          <table:table-cell table:style-name="ce40" table:formula="of:=RANDBETWEEN(1;12)" office:value-type="float" office:value="8" calcext:value-type="float">
            <text:p>8</text:p>
          </table:table-cell>
          <table:table-cell table:style-name="ce42" office:value-type="string" calcext:value-type="string">
            <text:p>:</text:p>
          </table:table-cell>
          <table:table-cell table:style-name="ce51" table:formula="of:=ROUNDUP(RAND()*1000/CHOOSE(RANDBETWEEN(1;4);1;10;100;1000);RANDBETWEEN(-2;2))" office:value-type="float" office:value="21.6" calcext:value-type="float">
            <text:p>21,6</text:p>
          </table:table-cell>
          <table:table-cell table:style-name="ce40" table:formula="of:=CHOOSE(IF([.AF5]=6;RANDBETWEEN(7;9);IF([.AF5]=5;RANDBETWEEN(10;12);IF([.AF5]=1;RANDBETWEEN(1;2);IF([.AF5]=2;RANDBETWEEN(3;4);IF([.AF5]=3;5;6)))));&quot;mm³&quot;;&quot;cm³&quot;;&quot;dm³&quot;;&quot;dam³&quot;;&quot;hm³&quot;;&quot;k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5]+[.AF3];6)+1;[.AA5]&amp;[.X5]&amp;&quot;+&quot;&amp;([.AA5]*[.AB5]);[.AA5]*[.AB5]&amp;[.X5]&amp;&quot;+&quot;&amp;[.AA5]*[.AC5];[.AA5]*[.AB5]&amp;[.X5]&amp;&quot;-&quot;&amp;[.AA5]*[.AC5];[.AA5]*[.AB5]&amp;[.X5]&amp;&quot;²+&quot;&amp;[.AA5]*[.AC5]&amp;[.X5];[.AA5]*[.AB5]&amp;[.X5]&amp;&quot;-&quot;&amp;[.AA5]*[.AC5]&amp;[.X5]&amp;&quot;²&quot;;[.X5]&amp;&quot;²+&quot;&amp;[.AA5]&amp;[.X5])" office:value-type="string" office:string-value="b²+8b" calcext:value-type="string">
            <text:p>b²+8b</text:p>
          </table:table-cell>
          <table:table-cell table:style-name="ce174" table:formula="of:=[.F5]*[.H5]" office:value-type="float" office:value="170" calcext:value-type="float">
            <text:p>170 cm³</text:p>
          </table:table-cell>
          <table:table-cell table:style-name="ce147" table:formula="of:=[.K5]^2&amp;&quot; cm²&quot;" office:value-type="string" office:string-value="25 cm²" calcext:value-type="string">
            <text:p>25 cm²</text:p>
          </table:table-cell>
          <table:table-cell table:style-name="ce156" table:formula="of:=[.O5]*CHOOSE([.Y5];0;0.000000001;0.000001;0.001;1000000000;1000000;1000;0.1;0.01;0.001;0.0001;0.00001;0.000001)&amp;&quot; &quot;&amp;[.R5]" office:value-type="string" office:string-value="0,0216 m³" calcext:value-type="string">
            <text:p>0,0216 m³</text:p>
          </table:table-cell>
          <table:table-cell table:style-name="ce195" table:formula="of:=CHOOSE(RANDBETWEEN(1;4);&quot;a&quot;;&quot;b&quot;;&quot;c&quot;;&quot;y&quot;)" office:value-type="string" office:string-value="b" calcext:value-type="string">
            <text:p>b</text:p>
          </table:table-cell>
          <table:table-cell table:formula="of:=RANK([.Z5];[.Z1:.Z10])+2" office:value-type="float" office:value="4" calcext:value-type="float">
            <text:p>4</text:p>
          </table:table-cell>
          <table:table-cell table:style-name="ce81" table:formula="of:=RAND()" office:value-type="float" office:value="0.828513488187456" calcext:value-type="float">
            <text:p>0,828513488187456</text:p>
          </table:table-cell>
          <table:table-cell table:style-name="ce15" table:formula="of:=RANDBETWEEN(2;9)" office:value-type="float" office:value="8" calcext:value-type="float">
            <text:p>8</text:p>
          </table:table-cell>
          <table:table-cell table:style-name="ce15" table:formula="of:=RANDBETWEEN(2;9)" office:value-type="float" office:value="3" calcext:value-type="float">
            <text:p>3</text:p>
          </table:table-cell>
          <table:table-cell table:style-name="ce15" table:formula="of:=RANDBETWEEN(2;9)" office:value-type="float" office:value="4" calcext:value-type="float">
            <text:p>4</text:p>
          </table:table-cell>
          <table:table-cell table:formula="of:=RANK([.AE5];[.AE1:.AE10])+2" office:value-type="float" office:value="9" calcext:value-type="float">
            <text:p>9</text:p>
          </table:table-cell>
          <table:table-cell table:style-name="ce81" table:formula="of:=RAND()" office:value-type="float" office:value="0.525314300818841" calcext:value-type="float">
            <text:p>0,525314300818841</text:p>
          </table:table-cell>
          <table:table-cell table:formula="of:=RANK([.AG5];[.AG3:.AG8])" office:value-type="float" office:value="3" calcext:value-type="float">
            <text:p>3</text:p>
          </table:table-cell>
          <table:table-cell table:style-name="ce81" table:formula="of:=RAND()" office:value-type="float" office:value="0.451005385179753" calcext:value-type="float">
            <text:p>0,451005385179753</text:p>
          </table:table-cell>
          <table:table-cell table:number-columns-repeated="991"/>
        </table:table-row>
        <table:table-row table:style-name="ro3">
          <table:table-cell table:style-name="ce112" table:formula="of:=CHOOSE(MOD([.AF6]+[.AF3];6)+1;[.AA6]&amp;&quot;(&quot;&amp;[.X6]&amp;&quot;+&quot;&amp;[.AB6]&amp;&quot;)&quot;;[.AA6]&amp;&quot;(&quot;&amp;[.AB6]&amp;[.X6]&amp;&quot;+&quot;&amp;[.AC6]&amp;&quot;)&quot;;[.AA6]&amp;&quot;(&quot;&amp;[.AB6]&amp;[.X6]&amp;&quot;-&quot;&amp;[.AC6]&amp;&quot;)&quot;;[.AA6]&amp;&quot;&quot;&amp;[.X6]&amp;&quot;(&quot;&amp;[.AB6]&amp;[.X6]&amp;&quot;+&quot;&amp;[.AC6]&amp;&quot;)&quot;;[.AA6]&amp;[.X6]&amp;&quot;(&quot;&amp;[.AB6]&amp;&quot;-&quot;&amp;[.AC6]&amp;[.X6]&amp;&quot;)&quot;;[.X6]&amp;&quot;(&quot;&amp;[.X6]&amp;&quot;+&quot;&amp;[.AA6]&amp;&quot;)&quot;)" office:value-type="string" office:string-value="7a(7a+7)" calcext:value-type="string">
            <text:p>7a(7a+7)</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R=</text:p>
          </table:table-cell>
          <table:table-cell table:style-name="ce209" table:formula="of:=IF([.AF6]=1;RANDBETWEEN(1;3);IF([.AF6]=2;RANDBETWEEN(4;5);IF([.AF6]=3;RANDBETWEEN(6;8);IF([.AF6]=4;RANDBETWEEN(9;10);IF([.AF6]=5;11;12)))))" office:value-type="float" office:value="2" calcext:value-type="float">
            <text:p>2 cm²</text:p>
          </table:table-cell>
          <table:table-cell table:style-name="ce47" office:value-type="string" calcext:value-type="string">
            <text:p>h=</text:p>
          </table:table-cell>
          <table:table-cell table:style-name="ce171" table:formula="of:=IF([.AF5]=1;RANDBETWEEN(1;2);IF([.AF5]=2;RANDBETWEEN(3;4);IF([.AF5]=3;RANDBETWEEN(5;6);IF([.AF5]=4;RANDBETWEEN(7;8);IF([.AF5]=5;9;10)))))" office:value-type="float" office:value="6" calcext:value-type="float">
            <text:p>6 cm</text:p>
          </table:table-cell>
          <table:table-cell table:style-name="ce172" office:value-type="string" calcext:value-type="string">
            <text:p>V = </text:p>
          </table:table-cell>
          <table:table-cell table:style-name="ce153" office:value-type="string" calcext:value-type="string">
            <text:p>triangle de côté</text:p>
            <text:p>et hauteur</text:p>
          </table:table-cell>
          <table:table-cell table:style-name="ce40" table:formula="of:=RANDBETWEEN(1;12)" office:value-type="float" office:value="3" calcext:value-type="float">
            <text:p>3</text:p>
          </table:table-cell>
          <table:table-cell table:style-name="ce41" office:value-type="string" calcext:value-type="string">
            <text:p>et</text:p>
          </table:table-cell>
          <table:table-cell table:style-name="ce40" table:formula="of:=RANDBETWEEN(1;12)" office:value-type="float" office:value="12" calcext:value-type="float">
            <text:p>12</text:p>
          </table:table-cell>
          <table:table-cell table:style-name="ce42" office:value-type="string" calcext:value-type="string">
            <text:p>:</text:p>
          </table:table-cell>
          <table:table-cell table:style-name="ce51" table:formula="of:=ROUNDUP(RAND()*1000/CHOOSE(RANDBETWEEN(1;4);1;10;100;1000);RANDBETWEEN(-2;2))" office:value-type="float" office:value="84.3" calcext:value-type="float">
            <text:p>84,3</text:p>
          </table:table-cell>
          <table:table-cell table:style-name="ce40" table:formula="of:=CHOOSE(IF([.AF6]=6;RANDBETWEEN(7;9);IF([.AF6]=5;RANDBETWEEN(10;12);IF([.AF6]=1;RANDBETWEEN(1;2);IF([.AF6]=2;RANDBETWEEN(3;4);IF([.AF6]=3;5;6)))));&quot;mm³&quot;;&quot;cm³&quot;;&quot;dm³&quot;;&quot;dam³&quot;;&quot;hm³&quot;;&quot;km³&quot;;&quot;hL&quot;;&quot;daL&quot;;&quot;L&quot;;&quot;dL&quot;;&quot;cL&quot;;&quot;mL&quot;)" office:value-type="string" office:string-value="cm³" calcext:value-type="string">
            <text:p>c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6]+[.AF3];6)+1;[.AA6]&amp;[.X6]&amp;&quot;+&quot;&amp;([.AA6]*[.AB6]);[.AA6]*[.AB6]&amp;[.X6]&amp;&quot;+&quot;&amp;[.AA6]*[.AC6];[.AA6]*[.AB6]&amp;[.X6]&amp;&quot;-&quot;&amp;[.AA6]*[.AC6];[.AA6]*[.AB6]&amp;[.X6]&amp;&quot;²+&quot;&amp;[.AA6]*[.AC6]&amp;[.X6];[.AA6]*[.AB6]&amp;[.X6]&amp;&quot;-&quot;&amp;[.AA6]*[.AC6]&amp;[.X6]&amp;&quot;²&quot;;[.X6]&amp;&quot;²+&quot;&amp;[.AA6]&amp;[.X6])" office:value-type="string" office:string-value="49a²+49a" calcext:value-type="string">
            <text:p>49a²+49a</text:p>
          </table:table-cell>
          <table:table-cell table:style-name="ce190" table:formula="of:=[.F6]^2*[.H6]" office:value-type="float" office:value="24" calcext:value-type="float">
            <text:p>24π cm³</text:p>
          </table:table-cell>
          <table:table-cell table:style-name="ce147" table:formula="of:=[.K6]^2&amp;&quot; cm²&quot;" office:value-type="string" office:string-value="9 cm²" calcext:value-type="string">
            <text:p>9 cm²</text:p>
          </table:table-cell>
          <table:table-cell table:style-name="ce156" table:formula="of:=[.O6]*CHOOSE([.Y6];0;0.000000001;0.000001;0.001;1000000000;1000000;1000;0.1;0.01;0.001;0.0001;0.00001;0.000001)&amp;&quot; &quot;&amp;[.R6]" office:value-type="string" office:string-value="0,00843 m³" calcext:value-type="string">
            <text:p>0,00843 m³</text:p>
          </table:table-cell>
          <table:table-cell table:style-name="ce195" table:formula="of:=CHOOSE(RANDBETWEEN(1;4);&quot;a&quot;;&quot;b&quot;;&quot;c&quot;;&quot;y&quot;)" office:value-type="string" office:string-value="a" calcext:value-type="string">
            <text:p>a</text:p>
          </table:table-cell>
          <table:table-cell table:formula="of:=RANK([.Z6];[.Z1:.Z10])+2" office:value-type="float" office:value="11" calcext:value-type="float">
            <text:p>11</text:p>
          </table:table-cell>
          <table:table-cell table:style-name="ce81" table:formula="of:=RAND()" office:value-type="float" office:value="0.139538840995674" calcext:value-type="float">
            <text:p>0,139538840995674</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formula="of:=RANK([.AE6];[.AE1:.AE10])+2" office:value-type="float" office:value="11" calcext:value-type="float">
            <text:p>11</text:p>
          </table:table-cell>
          <table:table-cell table:style-name="ce81" table:formula="of:=RAND()" office:value-type="float" office:value="0.244371278783856" calcext:value-type="float">
            <text:p>0,244371278783856</text:p>
          </table:table-cell>
          <table:table-cell table:formula="of:=RANK([.AG6];[.AG3:.AG8])" office:value-type="float" office:value="1" calcext:value-type="float">
            <text:p>1</text:p>
          </table:table-cell>
          <table:table-cell table:style-name="ce81" table:formula="of:=RAND()" office:value-type="float" office:value="0.807220252754627" calcext:value-type="float">
            <text:p>0,807220252754627</text:p>
          </table:table-cell>
          <table:table-cell table:number-columns-repeated="991"/>
        </table:table-row>
        <table:table-row table:style-name="ro3">
          <table:table-cell table:style-name="ce112" table:formula="of:=CHOOSE(MOD([.AF7]+[.AF3];6)+1;[.AA7]&amp;&quot;(&quot;&amp;[.X7]&amp;&quot;+&quot;&amp;[.AB7]&amp;&quot;)&quot;;[.AA7]&amp;&quot;(&quot;&amp;[.AB7]&amp;[.X7]&amp;&quot;+&quot;&amp;[.AC7]&amp;&quot;)&quot;;[.AA7]&amp;&quot;(&quot;&amp;[.AB7]&amp;[.X7]&amp;&quot;-&quot;&amp;[.AC7]&amp;&quot;)&quot;;[.AA7]&amp;&quot;&quot;&amp;[.X7]&amp;&quot;(&quot;&amp;[.AB7]&amp;[.X7]&amp;&quot;+&quot;&amp;[.AC7]&amp;&quot;)&quot;;[.AA7]&amp;[.X7]&amp;&quot;(&quot;&amp;[.AB7]&amp;&quot;-&quot;&amp;[.AC7]&amp;[.X7]&amp;&quot;)&quot;;[.X7]&amp;&quot;(&quot;&amp;[.X7]&amp;&quot;+&quot;&amp;[.AA7]&amp;&quot;)&quot;)" office:value-type="string" office:string-value="2(2b-7)" calcext:value-type="string">
            <text:p>2(2b-7)</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R=</text:p>
          </table:table-cell>
          <table:table-cell table:style-name="ce209" table:formula="of:=IF([.AF7]=1;RANDBETWEEN(1;3);IF([.AF7]=2;RANDBETWEEN(4;5);IF([.AF7]=3;RANDBETWEEN(6;8);IF([.AF7]=4;RANDBETWEEN(9;10);IF([.AF7]=5;11;12)))))" office:value-type="float" office:value="12" calcext:value-type="float">
            <text:p>12 cm²</text:p>
          </table:table-cell>
          <table:table-cell table:style-name="ce47" office:value-type="string" calcext:value-type="string">
            <text:p>h=</text:p>
          </table:table-cell>
          <table:table-cell table:style-name="ce171" table:formula="of:=IF([.AF6]=1;RANDBETWEEN(1;2);IF([.AF6]=2;RANDBETWEEN(3;4);IF([.AF6]=3;RANDBETWEEN(5;6);IF([.AF6]=4;RANDBETWEEN(7;8);IF([.AF6]=5;9;10)))))" office:value-type="float" office:value="1" calcext:value-type="float">
            <text:p>1 cm</text:p>
          </table:table-cell>
          <table:table-cell table:style-name="ce172" office:value-type="string" calcext:value-type="string">
            <text:p>V = </text:p>
          </table:table-cell>
          <table:table-cell table:style-name="ce153" office:value-type="string" calcext:value-type="string">
            <text:p>rectangle</text:p>
            <text:p>de côtés</text:p>
          </table:table-cell>
          <table:table-cell table:style-name="ce40" table:formula="of:=RANDBETWEEN(1;12)" office:value-type="float" office:value="5" calcext:value-type="float">
            <text:p>5</text:p>
          </table:table-cell>
          <table:table-cell table:style-name="ce41" office:value-type="string" calcext:value-type="string">
            <text:p>et</text:p>
          </table:table-cell>
          <table:table-cell table:style-name="ce40" table:formula="of:=RANDBETWEEN(1;12)/10" office:value-type="float" office:value="0.5" calcext:value-type="float">
            <text:p>0,5</text:p>
          </table:table-cell>
          <table:table-cell table:style-name="ce42" office:value-type="string" calcext:value-type="string">
            <text:p>:</text:p>
          </table:table-cell>
          <table:table-cell table:style-name="ce51" table:formula="of:=ROUNDUP(RAND()*1000/CHOOSE(RANDBETWEEN(1;4);1;10;100;1000);RANDBETWEEN(-2;2))" office:value-type="float" office:value="1" calcext:value-type="float">
            <text:p>1</text:p>
          </table:table-cell>
          <table:table-cell table:style-name="ce40" table:formula="of:=CHOOSE(IF([.AF7]=6;RANDBETWEEN(7;9);IF([.AF7]=5;RANDBETWEEN(10;12);IF([.AF7]=1;RANDBETWEEN(1;2);IF([.AF7]=2;RANDBETWEEN(3;4);IF([.AF7]=3;5;6)))));&quot;mm³&quot;;&quot;cm³&quot;;&quot;dm³&quot;;&quot;dam³&quot;;&quot;hm³&quot;;&quot;km³&quot;;&quot;hL&quot;;&quot;daL&quot;;&quot;L&quot;;&quot;dL&quot;;&quot;cL&quot;;&quot;mL&quot;)" office:value-type="string" office:string-value="hL" calcext:value-type="string">
            <text:p>h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7]+[.AF3];6)+1;[.AA7]&amp;[.X7]&amp;&quot;+&quot;&amp;([.AA7]*[.AB7]);[.AA7]*[.AB7]&amp;[.X7]&amp;&quot;+&quot;&amp;[.AA7]*[.AC7];[.AA7]*[.AB7]&amp;[.X7]&amp;&quot;-&quot;&amp;[.AA7]*[.AC7];[.AA7]*[.AB7]&amp;[.X7]&amp;&quot;²+&quot;&amp;[.AA7]*[.AC7]&amp;[.X7];[.AA7]*[.AB7]&amp;[.X7]&amp;&quot;-&quot;&amp;[.AA7]*[.AC7]&amp;[.X7]&amp;&quot;²&quot;;[.X7]&amp;&quot;²+&quot;&amp;[.AA7]&amp;[.X7])" office:value-type="string" office:string-value="4b-14" calcext:value-type="string">
            <text:p>4b-14</text:p>
          </table:table-cell>
          <table:table-cell table:style-name="ce190" table:formula="of:=[.F7]^2*[.H7]" office:value-type="float" office:value="144" calcext:value-type="float">
            <text:p>144π cm³</text:p>
          </table:table-cell>
          <table:table-cell table:style-name="ce147" table:formula="of:=[.K7]^2&amp;&quot; cm²&quot;" office:value-type="string" office:string-value="25 cm²" calcext:value-type="string">
            <text:p>25 cm²</text:p>
          </table:table-cell>
          <table:table-cell table:style-name="ce156" table:formula="of:=[.O7]*CHOOSE([.Y7];0;0.000000001;0.000001;0.001;1000000000;1000000;1000;0.1;0.01;0.001;0.0001;0.00001;0.000001)&amp;&quot; &quot;&amp;[.R7]" office:value-type="string" office:string-value="0,01 m³" calcext:value-type="string">
            <text:p>0,01 m³</text:p>
          </table:table-cell>
          <table:table-cell table:style-name="ce195" table:formula="of:=CHOOSE(RANDBETWEEN(1;4);&quot;a&quot;;&quot;b&quot;;&quot;c&quot;;&quot;y&quot;)" office:value-type="string" office:string-value="b" calcext:value-type="string">
            <text:p>b</text:p>
          </table:table-cell>
          <table:table-cell table:formula="of:=RANK([.Z7];[.Z1:.Z10])+2" office:value-type="float" office:value="9" calcext:value-type="float">
            <text:p>9</text:p>
          </table:table-cell>
          <table:table-cell table:style-name="ce81" table:formula="of:=RAND()" office:value-type="float" office:value="0.434571865624526" calcext:value-type="float">
            <text:p>0,434571865624526</text:p>
          </table:table-cell>
          <table:table-cell table:style-name="ce15" table:formula="of:=RANDBETWEEN(2;9)" office:value-type="float" office:value="2" calcext:value-type="float">
            <text:p>2</text:p>
          </table:table-cell>
          <table:table-cell table:style-name="ce15" table:formula="of:=RANDBETWEEN(2;9)" office:value-type="float" office:value="2" calcext:value-type="float">
            <text:p>2</text:p>
          </table:table-cell>
          <table:table-cell table:style-name="ce15" table:formula="of:=RANDBETWEEN(2;9)" office:value-type="float" office:value="7" calcext:value-type="float">
            <text:p>7</text:p>
          </table:table-cell>
          <table:table-cell table:formula="of:=RANK([.AE7];[.AE1:.AE10])+2" office:value-type="float" office:value="3" calcext:value-type="float">
            <text:p>3</text:p>
          </table:table-cell>
          <table:table-cell table:style-name="ce81" table:formula="of:=RAND()" office:value-type="float" office:value="0.900451534619841" calcext:value-type="float">
            <text:p>0,900451534619841</text:p>
          </table:table-cell>
          <table:table-cell table:formula="of:=RANK([.AG7];[.AG3:.AG8])" office:value-type="float" office:value="6" calcext:value-type="float">
            <text:p>6</text:p>
          </table:table-cell>
          <table:table-cell table:style-name="ce81" table:formula="of:=RAND()" office:value-type="float" office:value="0.0888359327241789" calcext:value-type="float">
            <text:p>0,0888359327241789</text:p>
          </table:table-cell>
          <table:table-cell table:number-columns-repeated="991"/>
        </table:table-row>
        <table:table-row table:style-name="ro3">
          <table:table-cell table:style-name="ce112" table:formula="of:=CHOOSE(MOD([.AF8]+[.AF3];6)+1;[.AA8]&amp;&quot;(&quot;&amp;[.X8]&amp;&quot;+&quot;&amp;[.AB8]&amp;&quot;)&quot;;[.AA8]&amp;&quot;(&quot;&amp;[.AB8]&amp;[.X8]&amp;&quot;+&quot;&amp;[.AC8]&amp;&quot;)&quot;;[.AA8]&amp;&quot;(&quot;&amp;[.AB8]&amp;[.X8]&amp;&quot;-&quot;&amp;[.AC8]&amp;&quot;)&quot;;[.AA8]&amp;&quot;&quot;&amp;[.X8]&amp;&quot;(&quot;&amp;[.AB8]&amp;[.X8]&amp;&quot;+&quot;&amp;[.AC8]&amp;&quot;)&quot;;[.AA8]&amp;[.X8]&amp;&quot;(&quot;&amp;[.AB8]&amp;&quot;-&quot;&amp;[.AC8]&amp;[.X8]&amp;&quot;)&quot;;[.X8]&amp;&quot;(&quot;&amp;[.X8]&amp;&quot;+&quot;&amp;[.AA8]&amp;&quot;)&quot;)" office:value-type="string" office:string-value="6(b+2)" calcext:value-type="string">
            <text:p>6(b+2)</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D=</text:p>
          </table:table-cell>
          <table:table-cell table:style-name="ce209" table:formula="of:=IF([.AF8]=1;RANDBETWEEN(1;3);IF([.AF8]=2;RANDBETWEEN(4;5);IF([.AF8]=3;RANDBETWEEN(6;8);IF([.AF8]=4;RANDBETWEEN(9;10);IF([.AF8]=5;11;12)))))" office:value-type="float" office:value="9" calcext:value-type="float">
            <text:p>9 cm²</text:p>
          </table:table-cell>
          <table:table-cell table:style-name="ce47" office:value-type="string" calcext:value-type="string">
            <text:p>h=</text:p>
          </table:table-cell>
          <table:table-cell table:style-name="ce171" table:formula="of:=IF([.AF7]=1;RANDBETWEEN(1;2);IF([.AF7]=2;RANDBETWEEN(3;4);IF([.AF7]=3;RANDBETWEEN(5;6);IF([.AF7]=4;RANDBETWEEN(7;8);IF([.AF7]=5;9;10)))))" office:value-type="float" office:value="10" calcext:value-type="float">
            <text:p>10 cm</text:p>
          </table:table-cell>
          <table:table-cell table:style-name="ce172" office:value-type="string" calcext:value-type="string">
            <text:p>V = </text:p>
          </table:table-cell>
          <table:table-cell table:style-name="ce153" office:value-type="string" calcext:value-type="string">
            <text:p>triangle de côté</text:p>
            <text:p>et hauteur</text:p>
          </table:table-cell>
          <table:table-cell table:style-name="ce40" table:formula="of:=RANDBETWEEN(1;12)" office:value-type="float" office:value="10" calcext:value-type="float">
            <text:p>10</text:p>
          </table:table-cell>
          <table:table-cell table:style-name="ce41" office:value-type="string" calcext:value-type="string">
            <text:p>et</text:p>
          </table:table-cell>
          <table:table-cell table:style-name="ce40" table:formula="of:=RANDBETWEEN(1;12)/10" office:value-type="float" office:value="0.3" calcext:value-type="float">
            <text:p>0,3</text:p>
          </table:table-cell>
          <table:table-cell table:style-name="ce42" office:value-type="string" calcext:value-type="string">
            <text:p>:</text:p>
          </table:table-cell>
          <table:table-cell table:style-name="ce51" table:formula="of:=ROUNDUP(RAND()*1000/CHOOSE(RANDBETWEEN(1;4);1;10;100;1000);RANDBETWEEN(-2;2))" office:value-type="float" office:value="9.1" calcext:value-type="float">
            <text:p>9,1</text:p>
          </table:table-cell>
          <table:table-cell table:style-name="ce40" table:formula="of:=CHOOSE(IF([.AF8]=6;RANDBETWEEN(7;9);IF([.AF8]=5;RANDBETWEEN(10;12);IF([.AF8]=1;RANDBETWEEN(1;2);IF([.AF8]=2;RANDBETWEEN(3;4);IF([.AF8]=3;5;6)))));&quot;mm³&quot;;&quot;cm³&quot;;&quot;dm³&quot;;&quot;dam³&quot;;&quot;hm³&quot;;&quot;km³&quot;;&quot;hL&quot;;&quot;daL&quot;;&quot;L&quot;;&quot;dL&quot;;&quot;cL&quot;;&quot;mL&quot;)" office:value-type="string" office:string-value="km³" calcext:value-type="string">
            <text:p>k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8]+[.AF3];6)+1;[.AA8]&amp;[.X8]&amp;&quot;+&quot;&amp;([.AA8]*[.AB8]);[.AA8]*[.AB8]&amp;[.X8]&amp;&quot;+&quot;&amp;[.AA8]*[.AC8];[.AA8]*[.AB8]&amp;[.X8]&amp;&quot;-&quot;&amp;[.AA8]*[.AC8];[.AA8]*[.AB8]&amp;[.X8]&amp;&quot;²+&quot;&amp;[.AA8]*[.AC8]&amp;[.X8];[.AA8]*[.AB8]&amp;[.X8]&amp;&quot;-&quot;&amp;[.AA8]*[.AC8]&amp;[.X8]&amp;&quot;²&quot;;[.X8]&amp;&quot;²+&quot;&amp;[.AA8]&amp;[.X8])" office:value-type="string" office:string-value="6b+12" calcext:value-type="string">
            <text:p>6b+12</text:p>
          </table:table-cell>
          <table:table-cell table:style-name="ce190" table:formula="of:=[.F8]^2*[.H8]/4" office:value-type="float" office:value="202.5" calcext:value-type="float">
            <text:p>203π cm³</text:p>
          </table:table-cell>
          <table:table-cell table:style-name="ce147" table:formula="of:=[.K8]^2&amp;&quot; cm²&quot;" office:value-type="string" office:string-value="100 cm²" calcext:value-type="string">
            <text:p>100 cm²</text:p>
          </table:table-cell>
          <table:table-cell table:style-name="ce156" table:formula="of:=[.O8]*CHOOSE([.Y8];0;0.000000001;0.000001;0.001;1000000000;1000000;1000;0.1;0.01;0.001;0.0001;0.00001;0.000001)&amp;&quot; &quot;&amp;[.R8]" office:value-type="string" office:string-value="0,000091 m³" calcext:value-type="string">
            <text:p>0,000091 m³</text:p>
          </table:table-cell>
          <table:table-cell table:style-name="ce195" table:formula="of:=CHOOSE(RANDBETWEEN(1;4);&quot;a&quot;;&quot;b&quot;;&quot;c&quot;;&quot;y&quot;)" office:value-type="string" office:string-value="b" calcext:value-type="string">
            <text:p>b</text:p>
          </table:table-cell>
          <table:table-cell table:formula="of:=RANK([.Z8];[.Z1:.Z10])+2" office:value-type="float" office:value="12" calcext:value-type="float">
            <text:p>12</text:p>
          </table:table-cell>
          <table:table-cell table:style-name="ce81" table:formula="of:=RAND()" office:value-type="float" office:value="0.117238399084804" calcext:value-type="float">
            <text:p>0,117238399084804</text:p>
          </table:table-cell>
          <table:table-cell table:style-name="ce15" table:formula="of:=RANDBETWEEN(2;9)" office:value-type="float" office:value="6" calcext:value-type="float">
            <text:p>6</text:p>
          </table:table-cell>
          <table:table-cell table:style-name="ce15" table:formula="of:=RANDBETWEEN(2;9)" office:value-type="float" office:value="2" calcext:value-type="float">
            <text:p>2</text:p>
          </table:table-cell>
          <table:table-cell table:style-name="ce15" table:formula="of:=RANDBETWEEN(2;9)" office:value-type="float" office:value="4" calcext:value-type="float">
            <text:p>4</text:p>
          </table:table-cell>
          <table:table-cell table:formula="of:=RANK([.AE8];[.AE1:.AE10])+2" office:value-type="float" office:value="6" calcext:value-type="float">
            <text:p>6</text:p>
          </table:table-cell>
          <table:table-cell table:style-name="ce81" table:formula="of:=RAND()" office:value-type="float" office:value="0.618334575521398" calcext:value-type="float">
            <text:p>0,618334575521398</text:p>
          </table:table-cell>
          <table:table-cell table:formula="of:=RANK([.AG8];[.AG3:.AG8])" office:value-type="float" office:value="4" calcext:value-type="float">
            <text:p>4</text:p>
          </table:table-cell>
          <table:table-cell table:style-name="ce81" table:formula="of:=RAND()" office:value-type="float" office:value="0.239824782940332" calcext:value-type="float">
            <text:p>0,239824782940332</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style-name="ce209" table:formula="of:=IF([.AF9]=1;RANDBETWEEN(1;3);IF([.AF9]=2;RANDBETWEEN(4;6);IF([.AF9]=3;RANDBETWEEN(7;10);IF([.AF9]=4;RANDBETWEEN(11;13);IF([.AF9]=5;RANDBETWEEN(14;17);RANDBETWEEN(18;20))))))" office:value-type="float" office:value="20" calcext:value-type="float">
            <text:p>20 cm²</text:p>
          </table:covered-table-cell>
          <table:covered-table-cell table:number-columns-repeated="3" table:style-name="ce15"/>
          <table:table-cell table:style-name="ce19" office:value-type="string" calcext:value-type="string" table:number-columns-spanned="5" table:number-rows-spanned="1">
            <text:p>😕 <text:s text:c="3"/>😃 <text:s text:c="3"/>😎</text:p>
          </table:table-cell>
          <table:covered-table-cell table:style-name="ce19"/>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40" table:formula="of:=CHOOSE(IF([.AF9]=6;RANDBETWEEN(7;9);IF([.AF9]=5;RANDBETWEEN(10;12);IF([.AF9]=1;RANDBETWEEN(1;2);IF([.AF9]=2;RANDBETWEEN(3;4);IF([.AF9]=3;5;6)))));&quot;mm³&quot;;&quot;cm³&quot;;&quot;dm³&quot;;&quot;dam³&quot;;&quot;hm³&quot;;&quot;km³&quot;;&quot;hL&quot;;&quot;daL&quot;;&quot;L&quot;;&quot;dL&quot;;&quot;cL&quot;;&quot;mL&quot;)" office:value-type="string" office:string-value="km³" calcext:value-type="string">
            <text:p>km³</text:p>
          </table:covered-table-cell>
          <table:covered-table-cell table:number-columns-repeated="2" table:style-name="ce15"/>
          <table:table-cell table:number-columns-repeated="6"/>
          <table:table-cell table:formula="of:=RANK([.Z9];[.Z1:.Z10])+2" office:value-type="float" office:value="3" calcext:value-type="float">
            <text:p>3</text:p>
          </table:table-cell>
          <table:table-cell table:style-name="ce81" table:formula="of:=RAND()" office:value-type="float" office:value="0.852619061356333" calcext:value-type="float">
            <text:p>0,852619061356333</text:p>
          </table:table-cell>
          <table:table-cell table:number-columns-repeated="3"/>
          <table:table-cell table:formula="of:=RANK([.AE9];[.AE1:.AE10])+2" office:value-type="float" office:value="5" calcext:value-type="float">
            <text:p>5</text:p>
          </table:table-cell>
          <table:table-cell table:style-name="ce81" table:formula="of:=RAND()" office:value-type="float" office:value="0.724231881656682" calcext:value-type="float">
            <text:p>0,724231881656682</text:p>
          </table:table-cell>
          <table:table-cell table:number-columns-repeated="993"/>
        </table:table-row>
        <table:table-row table:style-name="ro4">
          <table:table-cell table:number-columns-repeated="24"/>
          <table:table-cell table:formula="of:=RANK([.Z10];[.Z1:.Z10])+2" office:value-type="float" office:value="8" calcext:value-type="float">
            <text:p>8</text:p>
          </table:table-cell>
          <table:table-cell table:style-name="ce81" table:formula="of:=RAND()" office:value-type="float" office:value="0.501375438923443" calcext:value-type="float">
            <text:p>0,501375438923443</text:p>
          </table:table-cell>
          <table:table-cell table:number-columns-repeated="3"/>
          <table:table-cell table:formula="of:=RANK([.AE10];[.AE1:.AE10])+2" office:value-type="float" office:value="10" calcext:value-type="float">
            <text:p>10</text:p>
          </table:table-cell>
          <table:table-cell table:style-name="ce81" table:formula="of:=RAND()" office:value-type="float" office:value="0.485752095473416" calcext:value-type="float">
            <text:p>0,485752095473416</text:p>
          </table:table-cell>
          <table:table-cell table:number-columns-repeated="993"/>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xt:span text:style-name="T6">TEST 3</text:span><text:span text:style-name="T7">e</text:span><text:span text:style-name="T6"> - Date : ……………………………</text:span></text:p>
          </table:table-cell>
          <table:covered-table-cell table:number-columns-repeated="7" table:style-name="ce5"/>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style-name="ce78"/>
          <table:covered-table-cell/>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Z12];[.Z12:.Z21])+2" office:value-type="float" office:value="9" calcext:value-type="float">
            <text:p>9</text:p>
          </table:table-cell>
          <table:table-cell table:style-name="ce81" table:formula="of:=RAND()" office:value-type="float" office:value="0.32696410691546" calcext:value-type="float">
            <text:p>0,32696410691546</text:p>
          </table:table-cell>
          <table:table-cell table:number-columns-repeated="3"/>
          <table:table-cell table:formula="of:=RANK([.AE12];[.AE12:.AE21])+2" office:value-type="float" office:value="4" calcext:value-type="float">
            <text:p>4</text:p>
          </table:table-cell>
          <table:table-cell table:style-name="ce81" table:formula="of:=RAND()" office:value-type="float" office:value="0.970115478720819" calcext:value-type="float">
            <text:p>0,970115478720819</text:p>
          </table:table-cell>
          <table:table-cell table:number-columns-repeated="993"/>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120" calcext:value-type="string">
            <text:p>v120</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Z13];[.Z12:.Z21])+2" office:value-type="float" office:value="12" calcext:value-type="float">
            <text:p>12</text:p>
          </table:table-cell>
          <table:table-cell table:style-name="ce81" table:formula="of:=RAND()" office:value-type="float" office:value="0.0868958580459405" calcext:value-type="float">
            <text:p>0,0868958580459405</text:p>
          </table:table-cell>
          <table:table-cell table:number-columns-repeated="3"/>
          <table:table-cell table:formula="of:=RANK([.AE13];[.AE12:.AE21])+2" office:value-type="float" office:value="11" calcext:value-type="float">
            <text:p>11</text:p>
          </table:table-cell>
          <table:table-cell table:style-name="ce81" table:formula="of:=RAND()" office:value-type="float" office:value="0.113076795990125" calcext:value-type="float">
            <text:p>0,113076795990125</text:p>
          </table:table-cell>
          <table:table-cell table:number-columns-repeated="993"/>
        </table:table-row>
        <table:table-row table:style-name="ro3">
          <table:table-cell table:style-name="ce55" office:value-type="string" calcext:value-type="string" table:number-columns-spanned="4" table:number-rows-spanned="1">
            <text:p>Développer</text:p>
          </table:table-cell>
          <table:covered-table-cell table:number-columns-repeated="3" table:style-name="ce38"/>
          <table:table-cell table:style-name="ce55" office:value-type="string" calcext:value-type="string" table:number-columns-spanned="5" table:number-rows-spanned="1">
            <text:p>Volume de prisme droit </text:p>
            <text:p>et cylindre en cm³</text:p>
          </table:table-cell>
          <table:covered-table-cell table:number-columns-repeated="4" table:style-name="ce38"/>
          <table:table-cell table:style-name="ce55" office:value-type="string" calcext:value-type="string" table:number-columns-spanned="5" table:number-rows-spanned="1">
            <text:p>Aire de figures simples en cm²</text:p>
          </table:table-cell>
          <table:covered-table-cell table:style-name="ce55"/>
          <table:covered-table-cell table:number-columns-repeated="3" table:style-name="ce38"/>
          <table:table-cell table:style-name="ce55" office:value-type="string" calcext:value-type="string" table:number-columns-spanned="4" table:number-rows-spanned="1">
            <text:p>Conversions d’unités de volume</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12]" office:value-type="string" office:string-value="AB" calcext:value-type="string">
            <text:p>AB</text:p>
          </table:table-cell>
          <table:table-cell table:style-name="ce29"/>
          <table:table-cell table:style-name="ce92" table:formula="of:=[.R13]" office:value-type="string" office:string-value="v120" calcext:value-type="string">
            <text:p>v120</text:p>
          </table:table-cell>
          <table:table-cell table:style-name="ce81"/>
          <table:table-cell table:formula="of:=RANK([.Z14];[.Z12:.Z21])+2" office:value-type="float" office:value="8" calcext:value-type="float">
            <text:p>8</text:p>
          </table:table-cell>
          <table:table-cell table:style-name="ce81" table:formula="of:=RAND()" office:value-type="float" office:value="0.393023036871732" calcext:value-type="float">
            <text:p>0,393023036871732</text:p>
          </table:table-cell>
          <table:table-cell/>
          <table:table-cell table:style-name="ce81" table:number-columns-repeated="2"/>
          <table:table-cell table:formula="of:=RANK([.AE14];[.AE12:.AE21])+2" office:value-type="float" office:value="9" calcext:value-type="float">
            <text:p>9</text:p>
          </table:table-cell>
          <table:table-cell table:style-name="ce81" table:formula="of:=RAND()" office:value-type="float" office:value="0.169718837203262" calcext:value-type="float">
            <text:p>0,169718837203262</text:p>
          </table:table-cell>
          <table:table-cell table:style-name="ce81" table:formula="of:=RANK([.AG14];[.AG14:.AG19])" office:value-type="float" office:value="5" calcext:value-type="float">
            <text:p>5</text:p>
          </table:table-cell>
          <table:table-cell table:style-name="ce81" table:formula="of:=RAND()" office:value-type="float" office:value="0.0730785848832969" calcext:value-type="float">
            <text:p>0,0730785848832969</text:p>
          </table:table-cell>
          <table:table-cell table:number-columns-repeated="991"/>
        </table:table-row>
        <table:table-row table:style-name="ro3">
          <table:table-cell table:style-name="ce112" table:formula="of:=CHOOSE(MOD([.AF15]+[.AF14];6)+1;[.AA15]&amp;&quot;(&quot;&amp;[.X15]&amp;&quot;+&quot;&amp;[.AB15]&amp;&quot;)&quot;;[.AA15]&amp;&quot;(&quot;&amp;[.AB15]&amp;[.X15]&amp;&quot;+&quot;&amp;[.AC15]&amp;&quot;)&quot;;[.AA15]&amp;&quot;(&quot;&amp;[.AB15]&amp;[.X15]&amp;&quot;-&quot;&amp;[.AC15]&amp;&quot;)&quot;;[.AA15]&amp;&quot;&quot;&amp;[.X15]&amp;&quot;(&quot;&amp;[.AB15]&amp;[.X15]&amp;&quot;+&quot;&amp;[.AC15]&amp;&quot;)&quot;;[.AA15]&amp;[.X15]&amp;&quot;(&quot;&amp;[.AB15]&amp;&quot;-&quot;&amp;[.AC15]&amp;[.X15]&amp;&quot;)&quot;;[.X15]&amp;&quot;(&quot;&amp;[.X15]&amp;&quot;+&quot;&amp;[.AA15]&amp;&quot;)&quot;)" office:value-type="string" office:string-value="y(y+2)" calcext:value-type="string">
            <text:p>y(y+2)</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B=</text:p>
          </table:table-cell>
          <table:table-cell table:style-name="ce209" table:formula="of:=IF([.AF15]=1;RANDBETWEEN(1;3);IF([.AF15]=2;RANDBETWEEN(4;6);IF([.AF15]=3;RANDBETWEEN(7;10);IF([.AF15]=4;RANDBETWEEN(11;13);IF([.AF15]=5;RANDBETWEEN(14;17);RANDBETWEEN(18;20))))))" office:value-type="float" office:value="18" calcext:value-type="float">
            <text:p>18 cm²</text:p>
          </table:table-cell>
          <table:table-cell table:style-name="ce47" office:value-type="string" calcext:value-type="string">
            <text:p>h=</text:p>
          </table:table-cell>
          <table:table-cell table:style-name="ce171" table:formula="of:=IF([.AF14]=1;RANDBETWEEN(1;3);IF([.AF14]=2;RANDBETWEEN(4;6);IF([.AF14]=3;RANDBETWEEN(7;10);IF([.AF14]=4;RANDBETWEEN(11;13);IF([.AF14]=5;RANDBETWEEN(14;17);RANDBETWEEN(18;20))))))" office:value-type="float" office:value="15" calcext:value-type="float">
            <text:p>15 cm</text:p>
          </table:table-cell>
          <table:table-cell table:style-name="ce172" office:value-type="string" calcext:value-type="string">
            <text:p>V = </text:p>
          </table:table-cell>
          <table:table-cell table:style-name="ce153" office:value-type="string" calcext:value-type="string">
            <text:p>carré de côté</text:p>
          </table:table-cell>
          <table:table-cell table:style-name="ce40" table:formula="of:=RANDBETWEEN(10;20)" office:value-type="float" office:value="20" calcext:value-type="float">
            <text:p>20</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1" calcext:value-type="float">
            <text:p>1</text:p>
          </table:table-cell>
          <table:table-cell table:style-name="ce40" table:formula="of:=CHOOSE(IF([.AF15]=6;RANDBETWEEN(7;9);IF([.AF15]=5;RANDBETWEEN(10;12);IF([.AF15]=1;RANDBETWEEN(1;2);IF([.AF15]=2;RANDBETWEEN(3;4);IF([.AF15]=3;5;6)))));&quot;mm³&quot;;&quot;cm³&quot;;&quot;dm³&quot;;&quot;dam³&quot;;&quot;hm³&quot;;&quot;km³&quot;;&quot;hL&quot;;&quot;daL&quot;;&quot;L&quot;;&quot;dL&quot;;&quot;cL&quot;;&quot;mL&quot;)" office:value-type="string" office:string-value="L" calcext:value-type="string">
            <text:p>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15]+[.AF14];6)+1;[.AA15]&amp;[.X15]&amp;&quot;+&quot;&amp;([.AA15]*[.AB15]);[.AA15]*[.AB15]&amp;[.X15]&amp;&quot;+&quot;&amp;[.AA15]*[.AC15];[.AA15]*[.AB15]&amp;[.X15]&amp;&quot;-&quot;&amp;[.AA15]*[.AC15];[.AA15]*[.AB15]&amp;[.X15]&amp;&quot;²+&quot;&amp;[.AA15]*[.AC15]&amp;[.X15];[.AA15]*[.AB15]&amp;[.X15]&amp;&quot;-&quot;&amp;[.AA15]*[.AC15]&amp;[.X15]&amp;&quot;²&quot;;[.X15]&amp;&quot;²+&quot;&amp;[.AA15]&amp;[.X15])" office:value-type="string" office:string-value="y²+2y" calcext:value-type="string">
            <text:p>y²+2y</text:p>
          </table:table-cell>
          <table:table-cell table:style-name="ce174" table:formula="of:=[.F15]*[.H15]" office:value-type="float" office:value="270" calcext:value-type="float">
            <text:p>270 cm³</text:p>
          </table:table-cell>
          <table:table-cell table:style-name="ce147" table:formula="of:=[.K15]^2&amp;&quot; cm²&quot;" office:value-type="string" office:string-value="400 cm²" calcext:value-type="string">
            <text:p>400 cm²</text:p>
          </table:table-cell>
          <table:table-cell table:style-name="ce156" table:formula="of:=[.O15]*CHOOSE([.Y15];0;0.000000001;0.000001;0.001;1000000000;1000000;1000;0.1;0.01;0.001;0.0001;0.00001;0.000001)&amp;&quot; &quot;&amp;[.R15]" office:value-type="string" office:string-value="0,001 m³" calcext:value-type="string">
            <text:p>0,001 m³</text:p>
          </table:table-cell>
          <table:table-cell table:style-name="ce195" table:formula="of:=CHOOSE(RANDBETWEEN(1;4);&quot;a&quot;;&quot;b&quot;;&quot;c&quot;;&quot;y&quot;)" office:value-type="string" office:string-value="y" calcext:value-type="string">
            <text:p>y</text:p>
          </table:table-cell>
          <table:table-cell table:formula="of:=RANK([.Z15];[.Z12:.Z21])+2" office:value-type="float" office:value="10" calcext:value-type="float">
            <text:p>10</text:p>
          </table:table-cell>
          <table:table-cell table:style-name="ce81" table:formula="of:=RAND()" office:value-type="float" office:value="0.317673394915546" calcext:value-type="float">
            <text:p>0,317673394915546</text:p>
          </table:table-cell>
          <table:table-cell table:style-name="ce15" table:formula="of:=RANDBETWEEN(2;9)" office:value-type="float" office:value="2" calcext:value-type="float">
            <text:p>2</text:p>
          </table:table-cell>
          <table:table-cell table:style-name="ce15" table:formula="of:=RANDBETWEEN(2;9)" office:value-type="float" office:value="2" calcext:value-type="float">
            <text:p>2</text:p>
          </table:table-cell>
          <table:table-cell table:style-name="ce15" table:formula="of:=RANDBETWEEN(2;9)" office:value-type="float" office:value="7" calcext:value-type="float">
            <text:p>7</text:p>
          </table:table-cell>
          <table:table-cell table:formula="of:=RANK([.AE15];[.AE12:.AE21])+2" office:value-type="float" office:value="7" calcext:value-type="float">
            <text:p>7</text:p>
          </table:table-cell>
          <table:table-cell table:style-name="ce81" table:formula="of:=RAND()" office:value-type="float" office:value="0.245875927658351" calcext:value-type="float">
            <text:p>0,245875927658351</text:p>
          </table:table-cell>
          <table:table-cell table:formula="of:=RANK([.AG15];[.AG14:.AG19])" office:value-type="float" office:value="6" calcext:value-type="float">
            <text:p>6</text:p>
          </table:table-cell>
          <table:table-cell table:style-name="ce81" table:formula="of:=RAND()" office:value-type="float" office:value="0.0669313594463685" calcext:value-type="float">
            <text:p>0,0669313594463685</text:p>
          </table:table-cell>
          <table:table-cell table:number-columns-repeated="991"/>
        </table:table-row>
        <table:table-row table:style-name="ro3">
          <table:table-cell table:style-name="ce112" table:formula="of:=CHOOSE(MOD([.AF16]+[.AF14];6)+1;[.AA16]&amp;&quot;(&quot;&amp;[.X16]&amp;&quot;+&quot;&amp;[.AB16]&amp;&quot;)&quot;;[.AA16]&amp;&quot;(&quot;&amp;[.AB16]&amp;[.X16]&amp;&quot;+&quot;&amp;[.AC16]&amp;&quot;)&quot;;[.AA16]&amp;&quot;(&quot;&amp;[.AB16]&amp;[.X16]&amp;&quot;-&quot;&amp;[.AC16]&amp;&quot;)&quot;;[.AA16]&amp;&quot;&quot;&amp;[.X16]&amp;&quot;(&quot;&amp;[.AB16]&amp;[.X16]&amp;&quot;+&quot;&amp;[.AC16]&amp;&quot;)&quot;;[.AA16]&amp;[.X16]&amp;&quot;(&quot;&amp;[.AB16]&amp;&quot;-&quot;&amp;[.AC16]&amp;[.X16]&amp;&quot;)&quot;;[.X16]&amp;&quot;(&quot;&amp;[.X16]&amp;&quot;+&quot;&amp;[.AA16]&amp;&quot;)&quot;)" office:value-type="string" office:string-value="5(6y+3)" calcext:value-type="string">
            <text:p>5(6y+3)</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B=</text:p>
          </table:table-cell>
          <table:table-cell table:style-name="ce209" table:formula="of:=IF([.AF16]=1;RANDBETWEEN(1;3);IF([.AF16]=2;RANDBETWEEN(4;6);IF([.AF16]=3;RANDBETWEEN(7;10);IF([.AF16]=4;RANDBETWEEN(11;13);IF([.AF16]=5;RANDBETWEEN(14;17);RANDBETWEEN(18;20))))))" office:value-type="float" office:value="6" calcext:value-type="float">
            <text:p>6 cm²</text:p>
          </table:table-cell>
          <table:table-cell table:style-name="ce47" office:value-type="string" calcext:value-type="string">
            <text:p>h=</text:p>
          </table:table-cell>
          <table:table-cell table:style-name="ce171" table:formula="of:=IF([.AF15]=1;RANDBETWEEN(1;3);IF([.AF15]=2;RANDBETWEEN(4;6);IF([.AF15]=3;RANDBETWEEN(7;10);IF([.AF15]=4;RANDBETWEEN(11;13);IF([.AF15]=5;RANDBETWEEN(14;17);RANDBETWEEN(18;20))))))" office:value-type="float" office:value="19" calcext:value-type="float">
            <text:p>19 cm</text:p>
          </table:table-cell>
          <table:table-cell table:style-name="ce172" office:value-type="string" calcext:value-type="string">
            <text:p>V = </text:p>
          </table:table-cell>
          <table:table-cell table:style-name="ce153" office:value-type="string" calcext:value-type="string">
            <text:p>Rectangle</text:p>
            <text:p>de côtés</text:p>
          </table:table-cell>
          <table:table-cell table:style-name="ce40" table:formula="of:=RANDBETWEEN(1;12)" office:value-type="float" office:value="12" calcext:value-type="float">
            <text:p>12</text:p>
          </table:table-cell>
          <table:table-cell table:style-name="ce41" office:value-type="string" calcext:value-type="string">
            <text:p>et</text:p>
          </table:table-cell>
          <table:table-cell table:style-name="ce40" table:formula="of:=RANDBETWEEN(1;12)" office:value-type="float" office:value="6" calcext:value-type="float">
            <text:p>6</text:p>
          </table:table-cell>
          <table:table-cell table:style-name="ce42"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IF([.AF16]=6;RANDBETWEEN(7;9);IF([.AF16]=5;RANDBETWEEN(10;12);IF([.AF16]=1;RANDBETWEEN(1;2);IF([.AF16]=2;RANDBETWEEN(3;4);IF([.AF16]=3;5;6)))));&quot;mm³&quot;;&quot;cm³&quot;;&quot;dm³&quot;;&quot;dam³&quot;;&quot;hm³&quot;;&quot;k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16]+[.AF14];6)+1;[.AA16]&amp;[.X16]&amp;&quot;+&quot;&amp;([.AA16]*[.AB16]);[.AA16]*[.AB16]&amp;[.X16]&amp;&quot;+&quot;&amp;[.AA16]*[.AC16];[.AA16]*[.AB16]&amp;[.X16]&amp;&quot;-&quot;&amp;[.AA16]*[.AC16];[.AA16]*[.AB16]&amp;[.X16]&amp;&quot;²+&quot;&amp;[.AA16]*[.AC16]&amp;[.X16];[.AA16]*[.AB16]&amp;[.X16]&amp;&quot;-&quot;&amp;[.AA16]*[.AC16]&amp;[.X16]&amp;&quot;²&quot;;[.X16]&amp;&quot;²+&quot;&amp;[.AA16]&amp;[.X16])" office:value-type="string" office:string-value="30y+15" calcext:value-type="string">
            <text:p>30y+15</text:p>
          </table:table-cell>
          <table:table-cell table:style-name="ce174" table:formula="of:=[.F16]*[.H16]" office:value-type="float" office:value="114" calcext:value-type="float">
            <text:p>114 cm³</text:p>
          </table:table-cell>
          <table:table-cell table:style-name="ce147" table:formula="of:=[.K16]^2&amp;&quot; cm²&quot;" office:value-type="string" office:string-value="144 cm²" calcext:value-type="string">
            <text:p>144 cm²</text:p>
          </table:table-cell>
          <table:table-cell table:style-name="ce156" table:formula="of:=[.O16]*CHOOSE([.Y16];0;0.000000001;0.000001;0.001;1000000000;1000000;1000;0.1;0.01;0.001;0.0001;0.00001;0.000001)&amp;&quot; &quot;&amp;[.R16]" office:value-type="string" office:string-value="10000000 m³" calcext:value-type="string">
            <text:p>10000000 m³</text:p>
          </table:table-cell>
          <table:table-cell table:style-name="ce195" table:formula="of:=CHOOSE(RANDBETWEEN(1;4);&quot;a&quot;;&quot;b&quot;;&quot;c&quot;;&quot;y&quot;)" office:value-type="string" office:string-value="y" calcext:value-type="string">
            <text:p>y</text:p>
          </table:table-cell>
          <table:table-cell table:formula="of:=RANK([.Z16];[.Z12:.Z21])+2" office:value-type="float" office:value="6" calcext:value-type="float">
            <text:p>6</text:p>
          </table:table-cell>
          <table:table-cell table:style-name="ce81" table:formula="of:=RAND()" office:value-type="float" office:value="0.461169733064416" calcext:value-type="float">
            <text:p>0,461169733064416</text:p>
          </table:table-cell>
          <table:table-cell table:style-name="ce15" table:formula="of:=RANDBETWEEN(2;9)" office:value-type="float" office:value="5" calcext:value-type="float">
            <text:p>5</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formula="of:=RANK([.AE16];[.AE12:.AE21])+2" office:value-type="float" office:value="8" calcext:value-type="float">
            <text:p>8</text:p>
          </table:table-cell>
          <table:table-cell table:style-name="ce81" table:formula="of:=RAND()" office:value-type="float" office:value="0.206636769644125" calcext:value-type="float">
            <text:p>0,206636769644125</text:p>
          </table:table-cell>
          <table:table-cell table:formula="of:=RANK([.AG16];[.AG14:.AG19])" office:value-type="float" office:value="2" calcext:value-type="float">
            <text:p>2</text:p>
          </table:table-cell>
          <table:table-cell table:style-name="ce81" table:formula="of:=RAND()" office:value-type="float" office:value="0.923469861477012" calcext:value-type="float">
            <text:p>0,923469861477012</text:p>
          </table:table-cell>
          <table:table-cell table:number-columns-repeated="991"/>
        </table:table-row>
        <table:table-row table:style-name="ro3">
          <table:table-cell table:style-name="ce112" table:formula="of:=CHOOSE(MOD([.AF17]+[.AF14];6)+1;[.AA17]&amp;&quot;(&quot;&amp;[.X17]&amp;&quot;+&quot;&amp;[.AB17]&amp;&quot;)&quot;;[.AA17]&amp;&quot;(&quot;&amp;[.AB17]&amp;[.X17]&amp;&quot;+&quot;&amp;[.AC17]&amp;&quot;)&quot;;[.AA17]&amp;&quot;(&quot;&amp;[.AB17]&amp;[.X17]&amp;&quot;-&quot;&amp;[.AC17]&amp;&quot;)&quot;;[.AA17]&amp;&quot;&quot;&amp;[.X17]&amp;&quot;(&quot;&amp;[.AB17]&amp;[.X17]&amp;&quot;+&quot;&amp;[.AC17]&amp;&quot;)&quot;;[.AA17]&amp;[.X17]&amp;&quot;(&quot;&amp;[.AB17]&amp;&quot;-&quot;&amp;[.AC17]&amp;[.X17]&amp;&quot;)&quot;;[.X17]&amp;&quot;(&quot;&amp;[.X17]&amp;&quot;+&quot;&amp;[.AA17]&amp;&quot;)&quot;)" office:value-type="string" office:string-value="6(7a-8)" calcext:value-type="string">
            <text:p>6(7a-8)</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R=</text:p>
          </table:table-cell>
          <table:table-cell table:style-name="ce209" table:formula="of:=IF([.AF17]=1;RANDBETWEEN(1;3);IF([.AF17]=2;RANDBETWEEN(4;5);IF([.AF17]=3;RANDBETWEEN(6;8);IF([.AF17]=4;RANDBETWEEN(9;10);IF([.AF17]=5;11;12)))))" office:value-type="float" office:value="8" calcext:value-type="float">
            <text:p>8 cm²</text:p>
          </table:table-cell>
          <table:table-cell table:style-name="ce47" office:value-type="string" calcext:value-type="string">
            <text:p>h=</text:p>
          </table:table-cell>
          <table:table-cell table:style-name="ce171" table:formula="of:=IF([.AF16]=1;RANDBETWEEN(1;2);IF([.AF16]=2;RANDBETWEEN(3;4);IF([.AF16]=3;RANDBETWEEN(5;6);IF([.AF16]=4;RANDBETWEEN(7;8);IF([.AF16]=5;9;10)))))" office:value-type="float" office:value="3" calcext:value-type="float">
            <text:p>3 cm</text:p>
          </table:table-cell>
          <table:table-cell table:style-name="ce172" office:value-type="string" calcext:value-type="string">
            <text:p>V = </text:p>
          </table:table-cell>
          <table:table-cell table:style-name="ce153" office:value-type="string" calcext:value-type="string">
            <text:p>triangle de côté</text:p>
            <text:p>et hauteur</text:p>
          </table:table-cell>
          <table:table-cell table:style-name="ce40" table:formula="of:=RANDBETWEEN(1;12)" office:value-type="float" office:value="5" calcext:value-type="float">
            <text:p>5</text:p>
          </table:table-cell>
          <table:table-cell table:style-name="ce41" office:value-type="string" calcext:value-type="string">
            <text:p>et</text:p>
          </table:table-cell>
          <table:table-cell table:style-name="ce40" table:formula="of:=RANDBETWEEN(1;12)" office:value-type="float" office:value="10" calcext:value-type="float">
            <text:p>10</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IF([.AF17]=6;RANDBETWEEN(7;9);IF([.AF17]=5;RANDBETWEEN(10;12);IF([.AF17]=1;RANDBETWEEN(1;2);IF([.AF17]=2;RANDBETWEEN(3;4);IF([.AF17]=3;5;6)))));&quot;mm³&quot;;&quot;cm³&quot;;&quot;dm³&quot;;&quot;dam³&quot;;&quot;hm³&quot;;&quot;k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17]+[.AF14];6)+1;[.AA17]&amp;[.X17]&amp;&quot;+&quot;&amp;([.AA17]*[.AB17]);[.AA17]*[.AB17]&amp;[.X17]&amp;&quot;+&quot;&amp;[.AA17]*[.AC17];[.AA17]*[.AB17]&amp;[.X17]&amp;&quot;-&quot;&amp;[.AA17]*[.AC17];[.AA17]*[.AB17]&amp;[.X17]&amp;&quot;²+&quot;&amp;[.AA17]*[.AC17]&amp;[.X17];[.AA17]*[.AB17]&amp;[.X17]&amp;&quot;-&quot;&amp;[.AA17]*[.AC17]&amp;[.X17]&amp;&quot;²&quot;;[.X17]&amp;&quot;²+&quot;&amp;[.AA17]&amp;[.X17])" office:value-type="string" office:string-value="42a-48" calcext:value-type="string">
            <text:p>42a-48</text:p>
          </table:table-cell>
          <table:table-cell table:style-name="ce190" table:formula="of:=[.F17]^2*[.H17]" office:value-type="float" office:value="192" calcext:value-type="float">
            <text:p>192π cm³</text:p>
          </table:table-cell>
          <table:table-cell table:style-name="ce147" table:formula="of:=[.K17]^2&amp;&quot; cm²&quot;" office:value-type="string" office:string-value="25 cm²" calcext:value-type="string">
            <text:p>25 cm²</text:p>
          </table:table-cell>
          <table:table-cell table:style-name="ce156" table:formula="of:=[.O17]*CHOOSE([.Y17];0;0.000000001;0.000001;0.001;1000000000;1000000;1000;0.1;0.01;0.001;0.0001;0.00001;0.000001)&amp;&quot; &quot;&amp;[.R17]" office:value-type="string" office:string-value="100000 m³" calcext:value-type="string">
            <text:p>100000 m³</text:p>
          </table:table-cell>
          <table:table-cell table:style-name="ce195" table:formula="of:=CHOOSE(RANDBETWEEN(1;4);&quot;a&quot;;&quot;b&quot;;&quot;c&quot;;&quot;y&quot;)" office:value-type="string" office:string-value="a" calcext:value-type="string">
            <text:p>a</text:p>
          </table:table-cell>
          <table:table-cell table:formula="of:=RANK([.Z17];[.Z12:.Z21])+2" office:value-type="float" office:value="7" calcext:value-type="float">
            <text:p>7</text:p>
          </table:table-cell>
          <table:table-cell table:style-name="ce81" table:formula="of:=RAND()" office:value-type="float" office:value="0.455035536928072" calcext:value-type="float">
            <text:p>0,455035536928072</text:p>
          </table:table-cell>
          <table:table-cell table:style-name="ce15" table:formula="of:=RANDBETWEEN(2;9)" office:value-type="float" office:value="6" calcext:value-type="float">
            <text:p>6</text:p>
          </table:table-cell>
          <table:table-cell table:style-name="ce15" table:formula="of:=RANDBETWEEN(2;9)" office:value-type="float" office:value="7" calcext:value-type="float">
            <text:p>7</text:p>
          </table:table-cell>
          <table:table-cell table:style-name="ce15" table:formula="of:=RANDBETWEEN(2;9)" office:value-type="float" office:value="8" calcext:value-type="float">
            <text:p>8</text:p>
          </table:table-cell>
          <table:table-cell table:formula="of:=RANK([.AE17];[.AE12:.AE21])+2" office:value-type="float" office:value="3" calcext:value-type="float">
            <text:p>3</text:p>
          </table:table-cell>
          <table:table-cell table:style-name="ce81" table:formula="of:=RAND()" office:value-type="float" office:value="0.990337608171662" calcext:value-type="float">
            <text:p>0,990337608171662</text:p>
          </table:table-cell>
          <table:table-cell table:formula="of:=RANK([.AG17];[.AG14:.AG19])" office:value-type="float" office:value="3" calcext:value-type="float">
            <text:p>3</text:p>
          </table:table-cell>
          <table:table-cell table:style-name="ce81" table:formula="of:=RAND()" office:value-type="float" office:value="0.744540131593275" calcext:value-type="float">
            <text:p>0,744540131593275</text:p>
          </table:table-cell>
          <table:table-cell table:number-columns-repeated="991"/>
        </table:table-row>
        <table:table-row table:style-name="ro3">
          <table:table-cell table:style-name="ce112" table:formula="of:=CHOOSE(MOD([.AF18]+[.AF14];6)+1;[.AA18]&amp;&quot;(&quot;&amp;[.X18]&amp;&quot;+&quot;&amp;[.AB18]&amp;&quot;)&quot;;[.AA18]&amp;&quot;(&quot;&amp;[.AB18]&amp;[.X18]&amp;&quot;+&quot;&amp;[.AC18]&amp;&quot;)&quot;;[.AA18]&amp;&quot;(&quot;&amp;[.AB18]&amp;[.X18]&amp;&quot;-&quot;&amp;[.AC18]&amp;&quot;)&quot;;[.AA18]&amp;&quot;&quot;&amp;[.X18]&amp;&quot;(&quot;&amp;[.AB18]&amp;[.X18]&amp;&quot;+&quot;&amp;[.AC18]&amp;&quot;)&quot;;[.AA18]&amp;[.X18]&amp;&quot;(&quot;&amp;[.AB18]&amp;&quot;-&quot;&amp;[.AC18]&amp;[.X18]&amp;&quot;)&quot;;[.X18]&amp;&quot;(&quot;&amp;[.X18]&amp;&quot;+&quot;&amp;[.AA18]&amp;&quot;)&quot;)" office:value-type="string" office:string-value="6c(2c+4)" calcext:value-type="string">
            <text:p>6c(2c+4)</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R=</text:p>
          </table:table-cell>
          <table:table-cell table:style-name="ce209" table:formula="of:=IF([.AF18]=1;RANDBETWEEN(1;3);IF([.AF18]=2;RANDBETWEEN(4;5);IF([.AF18]=3;RANDBETWEEN(6;8);IF([.AF18]=4;RANDBETWEEN(9;10);IF([.AF18]=5;11;12)))))" office:value-type="float" office:value="9" calcext:value-type="float">
            <text:p>9 cm²</text:p>
          </table:table-cell>
          <table:table-cell table:style-name="ce47" office:value-type="string" calcext:value-type="string">
            <text:p>h=</text:p>
          </table:table-cell>
          <table:table-cell table:style-name="ce171" table:formula="of:=IF([.AF17]=1;RANDBETWEEN(1;2);IF([.AF17]=2;RANDBETWEEN(3;4);IF([.AF17]=3;RANDBETWEEN(5;6);IF([.AF17]=4;RANDBETWEEN(7;8);IF([.AF17]=5;9;10)))))" office:value-type="float" office:value="6" calcext:value-type="float">
            <text:p>6 cm</text:p>
          </table:table-cell>
          <table:table-cell table:style-name="ce172" office:value-type="string" calcext:value-type="string">
            <text:p>V = </text:p>
          </table:table-cell>
          <table:table-cell table:style-name="ce153" office:value-type="string" calcext:value-type="string">
            <text:p>rectangle</text:p>
            <text:p>de côtés</text:p>
          </table:table-cell>
          <table:table-cell table:style-name="ce40" table:formula="of:=RANDBETWEEN(1;12)" office:value-type="float" office:value="1" calcext:value-type="float">
            <text:p>1</text:p>
          </table:table-cell>
          <table:table-cell table:style-name="ce41" office:value-type="string" calcext:value-type="string">
            <text:p>et</text:p>
          </table:table-cell>
          <table:table-cell table:style-name="ce40" table:formula="of:=RANDBETWEEN(1;12)/10" office:value-type="float" office:value="0.9" calcext:value-type="float">
            <text:p>0,9</text:p>
          </table:table-cell>
          <table:table-cell table:style-name="ce42" office:value-type="string" calcext:value-type="string">
            <text:p>:</text:p>
          </table:table-cell>
          <table:table-cell table:style-name="ce51" table:formula="of:=ROUNDUP(RAND()*1000/CHOOSE(RANDBETWEEN(1;4);1;10;100;1000);RANDBETWEEN(-2;2))" office:value-type="float" office:value="10" calcext:value-type="float">
            <text:p>10</text:p>
          </table:table-cell>
          <table:table-cell table:style-name="ce40" table:formula="of:=CHOOSE(IF([.AF18]=6;RANDBETWEEN(7;9);IF([.AF18]=5;RANDBETWEEN(10;12);IF([.AF18]=1;RANDBETWEEN(1;2);IF([.AF18]=2;RANDBETWEEN(3;4);IF([.AF18]=3;5;6)))));&quot;mm³&quot;;&quot;cm³&quot;;&quot;dm³&quot;;&quot;dam³&quot;;&quot;hm³&quot;;&quot;km³&quot;;&quot;hL&quot;;&quot;daL&quot;;&quot;L&quot;;&quot;dL&quot;;&quot;cL&quot;;&quot;mL&quot;)" office:value-type="string" office:string-value="km³" calcext:value-type="string">
            <text:p>k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18]+[.AF14];6)+1;[.AA18]&amp;[.X18]&amp;&quot;+&quot;&amp;([.AA18]*[.AB18]);[.AA18]*[.AB18]&amp;[.X18]&amp;&quot;+&quot;&amp;[.AA18]*[.AC18];[.AA18]*[.AB18]&amp;[.X18]&amp;&quot;-&quot;&amp;[.AA18]*[.AC18];[.AA18]*[.AB18]&amp;[.X18]&amp;&quot;²+&quot;&amp;[.AA18]*[.AC18]&amp;[.X18];[.AA18]*[.AB18]&amp;[.X18]&amp;&quot;-&quot;&amp;[.AA18]*[.AC18]&amp;[.X18]&amp;&quot;²&quot;;[.X18]&amp;&quot;²+&quot;&amp;[.AA18]&amp;[.X18])" office:value-type="string" office:string-value="12c²+24c" calcext:value-type="string">
            <text:p>12c²+24c</text:p>
          </table:table-cell>
          <table:table-cell table:style-name="ce190" table:formula="of:=[.F18]^2*[.H18]" office:value-type="float" office:value="486" calcext:value-type="float">
            <text:p>486π cm³</text:p>
          </table:table-cell>
          <table:table-cell table:style-name="ce147" table:formula="of:=[.K18]^2&amp;&quot; cm²&quot;" office:value-type="string" office:string-value="1 cm²" calcext:value-type="string">
            <text:p>1 cm²</text:p>
          </table:table-cell>
          <table:table-cell table:style-name="ce156" table:formula="of:=[.O18]*CHOOSE([.Y18];0;0.000000001;0.000001;0.001;1000000000;1000000;1000;0.1;0.01;0.001;0.0001;0.00001;0.000001)&amp;&quot; &quot;&amp;[.R18]" office:value-type="string" office:string-value="0,01 m³" calcext:value-type="string">
            <text:p>0,01 m³</text:p>
          </table:table-cell>
          <table:table-cell table:style-name="ce195" table:formula="of:=CHOOSE(RANDBETWEEN(1;4);&quot;a&quot;;&quot;b&quot;;&quot;c&quot;;&quot;y&quot;)" office:value-type="string" office:string-value="c" calcext:value-type="string">
            <text:p>c</text:p>
          </table:table-cell>
          <table:table-cell table:formula="of:=RANK([.Z18];[.Z12:.Z21])+2" office:value-type="float" office:value="4" calcext:value-type="float">
            <text:p>4</text:p>
          </table:table-cell>
          <table:table-cell table:style-name="ce81" table:formula="of:=RAND()" office:value-type="float" office:value="0.790764736283735" calcext:value-type="float">
            <text:p>0,790764736283735</text:p>
          </table:table-cell>
          <table:table-cell table:style-name="ce15" table:formula="of:=RANDBETWEEN(2;9)" office:value-type="float" office:value="6" calcext:value-type="float">
            <text:p>6</text:p>
          </table:table-cell>
          <table:table-cell table:style-name="ce15" table:formula="of:=RANDBETWEEN(2;9)" office:value-type="float" office:value="2" calcext:value-type="float">
            <text:p>2</text:p>
          </table:table-cell>
          <table:table-cell table:style-name="ce15" table:formula="of:=RANDBETWEEN(2;9)" office:value-type="float" office:value="4" calcext:value-type="float">
            <text:p>4</text:p>
          </table:table-cell>
          <table:table-cell table:formula="of:=RANK([.AE18];[.AE12:.AE21])+2" office:value-type="float" office:value="10" calcext:value-type="float">
            <text:p>10</text:p>
          </table:table-cell>
          <table:table-cell table:style-name="ce81" table:formula="of:=RAND()" office:value-type="float" office:value="0.124223025777766" calcext:value-type="float">
            <text:p>0,124223025777766</text:p>
          </table:table-cell>
          <table:table-cell table:formula="of:=RANK([.AG18];[.AG14:.AG19])" office:value-type="float" office:value="4" calcext:value-type="float">
            <text:p>4</text:p>
          </table:table-cell>
          <table:table-cell table:style-name="ce81" table:formula="of:=RAND()" office:value-type="float" office:value="0.44959953539624" calcext:value-type="float">
            <text:p>0,44959953539624</text:p>
          </table:table-cell>
          <table:table-cell table:number-columns-repeated="991"/>
        </table:table-row>
        <table:table-row table:style-name="ro3">
          <table:table-cell table:style-name="ce112" table:formula="of:=CHOOSE(MOD([.AF19]+[.AF14];6)+1;[.AA19]&amp;&quot;(&quot;&amp;[.X19]&amp;&quot;+&quot;&amp;[.AB19]&amp;&quot;)&quot;;[.AA19]&amp;&quot;(&quot;&amp;[.AB19]&amp;[.X19]&amp;&quot;+&quot;&amp;[.AC19]&amp;&quot;)&quot;;[.AA19]&amp;&quot;(&quot;&amp;[.AB19]&amp;[.X19]&amp;&quot;-&quot;&amp;[.AC19]&amp;&quot;)&quot;;[.AA19]&amp;&quot;&quot;&amp;[.X19]&amp;&quot;(&quot;&amp;[.AB19]&amp;[.X19]&amp;&quot;+&quot;&amp;[.AC19]&amp;&quot;)&quot;;[.AA19]&amp;[.X19]&amp;&quot;(&quot;&amp;[.AB19]&amp;&quot;-&quot;&amp;[.AC19]&amp;[.X19]&amp;&quot;)&quot;;[.X19]&amp;&quot;(&quot;&amp;[.X19]&amp;&quot;+&quot;&amp;[.AA19]&amp;&quot;)&quot;)" office:value-type="string" office:string-value="7(b+8)" calcext:value-type="string">
            <text:p>7(b+8)</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D=</text:p>
          </table:table-cell>
          <table:table-cell table:style-name="ce209" table:formula="of:=IF([.AF19]=1;RANDBETWEEN(1;3);IF([.AF19]=2;RANDBETWEEN(4;5);IF([.AF19]=3;RANDBETWEEN(6;8);IF([.AF19]=4;RANDBETWEEN(9;10);IF([.AF19]=5;11;12)))))" office:value-type="float" office:value="1" calcext:value-type="float">
            <text:p>1 cm²</text:p>
          </table:table-cell>
          <table:table-cell table:style-name="ce47" office:value-type="string" calcext:value-type="string">
            <text:p>h=</text:p>
          </table:table-cell>
          <table:table-cell table:style-name="ce171" table:formula="of:=IF([.AF18]=1;RANDBETWEEN(1;2);IF([.AF18]=2;RANDBETWEEN(3;4);IF([.AF18]=3;RANDBETWEEN(5;6);IF([.AF18]=4;RANDBETWEEN(7;8);IF([.AF18]=5;9;10)))))" office:value-type="float" office:value="7" calcext:value-type="float">
            <text:p>7 cm</text:p>
          </table:table-cell>
          <table:table-cell table:style-name="ce172" office:value-type="string" calcext:value-type="string">
            <text:p>V = </text:p>
          </table:table-cell>
          <table:table-cell table:style-name="ce153" office:value-type="string" calcext:value-type="string">
            <text:p>triangle de côté</text:p>
            <text:p>et hauteur</text:p>
          </table:table-cell>
          <table:table-cell table:style-name="ce40" table:formula="of:=RANDBETWEEN(1;12)" office:value-type="float" office:value="10" calcext:value-type="float">
            <text:p>10</text:p>
          </table:table-cell>
          <table:table-cell table:style-name="ce41" office:value-type="string" calcext:value-type="string">
            <text:p>et</text:p>
          </table:table-cell>
          <table:table-cell table:style-name="ce40" table:formula="of:=RANDBETWEEN(1;12)/10" office:value-type="float" office:value="0.7" calcext:value-type="float">
            <text:p>0,7</text:p>
          </table:table-cell>
          <table:table-cell table:style-name="ce42" office:value-type="string" calcext:value-type="string">
            <text:p>:</text:p>
          </table:table-cell>
          <table:table-cell table:style-name="ce51" table:formula="of:=ROUNDUP(RAND()*1000/CHOOSE(RANDBETWEEN(1;4);1;10;100;1000);RANDBETWEEN(-2;2))" office:value-type="float" office:value="9" calcext:value-type="float">
            <text:p>9</text:p>
          </table:table-cell>
          <table:table-cell table:style-name="ce40" table:formula="of:=CHOOSE(IF([.AF19]=6;RANDBETWEEN(7;9);IF([.AF19]=5;RANDBETWEEN(10;12);IF([.AF19]=1;RANDBETWEEN(1;2);IF([.AF19]=2;RANDBETWEEN(3;4);IF([.AF19]=3;5;6)))));&quot;mm³&quot;;&quot;cm³&quot;;&quot;dm³&quot;;&quot;dam³&quot;;&quot;hm³&quot;;&quot;km³&quot;;&quot;hL&quot;;&quot;daL&quot;;&quot;L&quot;;&quot;dL&quot;;&quot;cL&quot;;&quot;mL&quot;)" office:value-type="string" office:string-value="cm³" calcext:value-type="string">
            <text:p>c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19]+[.AF14];6)+1;[.AA19]&amp;[.X19]&amp;&quot;+&quot;&amp;([.AA19]*[.AB19]);[.AA19]*[.AB19]&amp;[.X19]&amp;&quot;+&quot;&amp;[.AA19]*[.AC19];[.AA19]*[.AB19]&amp;[.X19]&amp;&quot;-&quot;&amp;[.AA19]*[.AC19];[.AA19]*[.AB19]&amp;[.X19]&amp;&quot;²+&quot;&amp;[.AA19]*[.AC19]&amp;[.X19];[.AA19]*[.AB19]&amp;[.X19]&amp;&quot;-&quot;&amp;[.AA19]*[.AC19]&amp;[.X19]&amp;&quot;²&quot;;[.X19]&amp;&quot;²+&quot;&amp;[.AA19]&amp;[.X19])" office:value-type="string" office:string-value="7b+56" calcext:value-type="string">
            <text:p>7b+56</text:p>
          </table:table-cell>
          <table:table-cell table:style-name="ce190" table:formula="of:=[.F19]^2*[.H19]/4" office:value-type="float" office:value="1.75" calcext:value-type="float">
            <text:p>2π cm³</text:p>
          </table:table-cell>
          <table:table-cell table:style-name="ce147" table:formula="of:=[.K19]^2&amp;&quot; cm²&quot;" office:value-type="string" office:string-value="100 cm²" calcext:value-type="string">
            <text:p>100 cm²</text:p>
          </table:table-cell>
          <table:table-cell table:style-name="ce156" table:formula="of:=[.O19]*CHOOSE([.Y19];0;0.000000001;0.000001;0.001;1000000000;1000000;1000;0.1;0.01;0.001;0.0001;0.00001;0.000001)&amp;&quot; &quot;&amp;[.R19]" office:value-type="string" office:string-value="0,0009 m³" calcext:value-type="string">
            <text:p>0,0009 m³</text:p>
          </table:table-cell>
          <table:table-cell table:style-name="ce195" table:formula="of:=CHOOSE(RANDBETWEEN(1;4);&quot;a&quot;;&quot;b&quot;;&quot;c&quot;;&quot;y&quot;)" office:value-type="string" office:string-value="b" calcext:value-type="string">
            <text:p>b</text:p>
          </table:table-cell>
          <table:table-cell table:formula="of:=RANK([.Z19];[.Z12:.Z21])+2" office:value-type="float" office:value="11" calcext:value-type="float">
            <text:p>11</text:p>
          </table:table-cell>
          <table:table-cell table:style-name="ce81" table:formula="of:=RAND()" office:value-type="float" office:value="0.314183221807047" calcext:value-type="float">
            <text:p>0,314183221807047</text:p>
          </table:table-cell>
          <table:table-cell table:style-name="ce15" table:formula="of:=RANDBETWEEN(2;9)" office:value-type="float" office:value="7" calcext:value-type="float">
            <text:p>7</text:p>
          </table:table-cell>
          <table:table-cell table:style-name="ce15" table:formula="of:=RANDBETWEEN(2;9)" office:value-type="float" office:value="8" calcext:value-type="float">
            <text:p>8</text:p>
          </table:table-cell>
          <table:table-cell table:style-name="ce15" table:formula="of:=RANDBETWEEN(2;9)" office:value-type="float" office:value="9" calcext:value-type="float">
            <text:p>9</text:p>
          </table:table-cell>
          <table:table-cell table:formula="of:=RANK([.AE19];[.AE12:.AE21])+2" office:value-type="float" office:value="5" calcext:value-type="float">
            <text:p>5</text:p>
          </table:table-cell>
          <table:table-cell table:style-name="ce81" table:formula="of:=RAND()" office:value-type="float" office:value="0.94907814653436" calcext:value-type="float">
            <text:p>0,94907814653436</text:p>
          </table:table-cell>
          <table:table-cell table:formula="of:=RANK([.AG19];[.AG14:.AG19])" office:value-type="float" office:value="1" calcext:value-type="float">
            <text:p>1</text:p>
          </table:table-cell>
          <table:table-cell table:style-name="ce81" table:formula="of:=RAND()" office:value-type="float" office:value="0.929259202962056" calcext:value-type="float">
            <text:p>0,929259202962056</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style-name="ce209" table:formula="of:=IF([.AF20]=1;RANDBETWEEN(1;3);IF([.AF20]=2;RANDBETWEEN(4;6);IF([.AF20]=3;RANDBETWEEN(7;10);IF([.AF20]=4;RANDBETWEEN(11;13);IF([.AF20]=5;RANDBETWEEN(14;17);RANDBETWEEN(18;20))))))" office:value-type="float" office:value="18" calcext:value-type="float">
            <text:p>18 cm²</text:p>
          </table:covered-table-cell>
          <table:covered-table-cell table:number-columns-repeated="3" table:style-name="ce15"/>
          <table:table-cell table:style-name="ce19" office:value-type="string" calcext:value-type="string" table:number-columns-spanned="5" table:number-rows-spanned="1">
            <text:p>😕 <text:s text:c="3"/>😃 <text:s text:c="3"/>😎</text:p>
          </table:table-cell>
          <table:covered-table-cell table:style-name="ce19"/>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40" table:formula="of:=CHOOSE(IF([.AF20]=6;RANDBETWEEN(7;9);IF([.AF20]=5;RANDBETWEEN(10;12);IF([.AF20]=1;RANDBETWEEN(1;2);IF([.AF20]=2;RANDBETWEEN(3;4);IF([.AF20]=3;5;6)))));&quot;mm³&quot;;&quot;cm³&quot;;&quot;dm³&quot;;&quot;dam³&quot;;&quot;hm³&quot;;&quot;km³&quot;;&quot;hL&quot;;&quot;daL&quot;;&quot;L&quot;;&quot;dL&quot;;&quot;cL&quot;;&quot;mL&quot;)" office:value-type="string" office:string-value="km³" calcext:value-type="string">
            <text:p>km³</text:p>
          </table:covered-table-cell>
          <table:covered-table-cell table:number-columns-repeated="2" table:style-name="ce15"/>
          <table:table-cell table:number-columns-repeated="6"/>
          <table:table-cell table:formula="of:=RANK([.Z20];[.Z12:.Z21])+2" office:value-type="float" office:value="5" calcext:value-type="float">
            <text:p>5</text:p>
          </table:table-cell>
          <table:table-cell table:style-name="ce81" table:formula="of:=RAND()" office:value-type="float" office:value="0.78861470406326" calcext:value-type="float">
            <text:p>0,78861470406326</text:p>
          </table:table-cell>
          <table:table-cell table:number-columns-repeated="3"/>
          <table:table-cell table:formula="of:=RANK([.AE20];[.AE12:.AE21])+2" office:value-type="float" office:value="6" calcext:value-type="float">
            <text:p>6</text:p>
          </table:table-cell>
          <table:table-cell table:style-name="ce81" table:formula="of:=RAND()" office:value-type="float" office:value="0.401542017373655" calcext:value-type="float">
            <text:p>0,401542017373655</text:p>
          </table:table-cell>
          <table:table-cell table:number-columns-repeated="993"/>
        </table:table-row>
        <table:table-row table:style-name="ro4">
          <table:table-cell table:number-columns-repeated="24"/>
          <table:table-cell table:formula="of:=RANK([.Z21];[.Z12:.Z21])+2" office:value-type="float" office:value="3" calcext:value-type="float">
            <text:p>3</text:p>
          </table:table-cell>
          <table:table-cell table:style-name="ce81" table:formula="of:=RAND()" office:value-type="float" office:value="0.887567600920253" calcext:value-type="float">
            <text:p>0,887567600920253</text:p>
          </table:table-cell>
          <table:table-cell table:number-columns-repeated="3"/>
          <table:table-cell table:formula="of:=RANK([.AE21];[.AE12:.AE21])+2" office:value-type="float" office:value="12" calcext:value-type="float">
            <text:p>12</text:p>
          </table:table-cell>
          <table:table-cell table:style-name="ce81" table:formula="of:=RAND()" office:value-type="float" office:value="0.0427787336418095" calcext:value-type="float">
            <text:p>0,0427787336418095</text:p>
          </table:table-cell>
          <table:table-cell table:number-columns-repeated="993"/>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xt:span text:style-name="T6">TEST 3</text:span><text:span text:style-name="T7">e</text:span><text:span text:style-name="T6"> - Date : ……………………………</text:span></text:p>
          </table:table-cell>
          <table:covered-table-cell table:number-columns-repeated="7" table:style-name="ce5"/>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style-name="ce78"/>
          <table:covered-table-cell/>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Z23];[.Z23:.Z32])+2" office:value-type="float" office:value="4" calcext:value-type="float">
            <text:p>4</text:p>
          </table:table-cell>
          <table:table-cell table:style-name="ce81" table:formula="of:=RAND()" office:value-type="float" office:value="0.829589653522978" calcext:value-type="float">
            <text:p>0,829589653522978</text:p>
          </table:table-cell>
          <table:table-cell table:number-columns-repeated="3"/>
          <table:table-cell table:formula="of:=RANK([.AE23];[.AE23:.AE32])+2" office:value-type="float" office:value="12" calcext:value-type="float">
            <text:p>12</text:p>
          </table:table-cell>
          <table:table-cell table:style-name="ce81" table:formula="of:=RAND()" office:value-type="float" office:value="0.0358443171573717" calcext:value-type="float">
            <text:p>0,0358443171573717</text:p>
          </table:table-cell>
          <table:table-cell table:number-columns-repeated="993"/>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120" calcext:value-type="string">
            <text:p>v120</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Z24];[.Z23:.Z32])+2" office:value-type="float" office:value="6" calcext:value-type="float">
            <text:p>6</text:p>
          </table:table-cell>
          <table:table-cell table:style-name="ce81" table:formula="of:=RAND()" office:value-type="float" office:value="0.634221717203254" calcext:value-type="float">
            <text:p>0,634221717203254</text:p>
          </table:table-cell>
          <table:table-cell table:number-columns-repeated="3"/>
          <table:table-cell table:formula="of:=RANK([.AE24];[.AE23:.AE32])+2" office:value-type="float" office:value="11" calcext:value-type="float">
            <text:p>11</text:p>
          </table:table-cell>
          <table:table-cell table:style-name="ce81" table:formula="of:=RAND()" office:value-type="float" office:value="0.0865712474635212" calcext:value-type="float">
            <text:p>0,0865712474635212</text:p>
          </table:table-cell>
          <table:table-cell table:number-columns-repeated="993"/>
        </table:table-row>
        <table:table-row table:style-name="ro3">
          <table:table-cell table:style-name="ce55" office:value-type="string" calcext:value-type="string" table:number-columns-spanned="4" table:number-rows-spanned="1">
            <text:p>Développer</text:p>
          </table:table-cell>
          <table:covered-table-cell table:number-columns-repeated="3" table:style-name="ce38"/>
          <table:table-cell table:style-name="ce55" office:value-type="string" calcext:value-type="string" table:number-columns-spanned="5" table:number-rows-spanned="1">
            <text:p>Volume de prisme droit </text:p>
            <text:p>et cylindre en cm³</text:p>
          </table:table-cell>
          <table:covered-table-cell table:number-columns-repeated="4" table:style-name="ce38"/>
          <table:table-cell table:style-name="ce55" office:value-type="string" calcext:value-type="string" table:number-columns-spanned="5" table:number-rows-spanned="1">
            <text:p>Aire de figures simples en cm²</text:p>
          </table:table-cell>
          <table:covered-table-cell table:style-name="ce55"/>
          <table:covered-table-cell table:number-columns-repeated="3" table:style-name="ce38"/>
          <table:table-cell table:style-name="ce55" office:value-type="string" calcext:value-type="string" table:number-columns-spanned="4" table:number-rows-spanned="1">
            <text:p>Conversions d’unités de volume</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23]" office:value-type="string" office:string-value="AC" calcext:value-type="string">
            <text:p>AC</text:p>
          </table:table-cell>
          <table:table-cell table:style-name="ce29"/>
          <table:table-cell table:style-name="ce92" table:formula="of:=[.R24]" office:value-type="string" office:string-value="v120" calcext:value-type="string">
            <text:p>v120</text:p>
          </table:table-cell>
          <table:table-cell table:style-name="ce81"/>
          <table:table-cell table:formula="of:=RANK([.Z25];[.Z23:.Z32])+2" office:value-type="float" office:value="12" calcext:value-type="float">
            <text:p>12</text:p>
          </table:table-cell>
          <table:table-cell table:style-name="ce81" table:formula="of:=RAND()" office:value-type="float" office:value="0.0757140591038086" calcext:value-type="float">
            <text:p>0,0757140591038086</text:p>
          </table:table-cell>
          <table:table-cell/>
          <table:table-cell table:style-name="ce81" table:number-columns-repeated="2"/>
          <table:table-cell table:formula="of:=RANK([.AE25];[.AE23:.AE32])+2" office:value-type="float" office:value="9" calcext:value-type="float">
            <text:p>9</text:p>
          </table:table-cell>
          <table:table-cell table:style-name="ce81" table:formula="of:=RAND()" office:value-type="float" office:value="0.186480825717429" calcext:value-type="float">
            <text:p>0,186480825717429</text:p>
          </table:table-cell>
          <table:table-cell table:style-name="ce81" table:formula="of:=RANK([.AG25];[.AG25:.AG30])" office:value-type="float" office:value="1" calcext:value-type="float">
            <text:p>1</text:p>
          </table:table-cell>
          <table:table-cell table:style-name="ce81" table:formula="of:=RAND()" office:value-type="float" office:value="0.839273929313269" calcext:value-type="float">
            <text:p>0,839273929313269</text:p>
          </table:table-cell>
          <table:table-cell table:number-columns-repeated="991"/>
        </table:table-row>
        <table:table-row table:style-name="ro3">
          <table:table-cell table:style-name="ce112" table:formula="of:=CHOOSE(MOD([.AF26]+[.AF25];6)+1;[.AA26]&amp;&quot;(&quot;&amp;[.X26]&amp;&quot;+&quot;&amp;[.AB26]&amp;&quot;)&quot;;[.AA26]&amp;&quot;(&quot;&amp;[.AB26]&amp;[.X26]&amp;&quot;+&quot;&amp;[.AC26]&amp;&quot;)&quot;;[.AA26]&amp;&quot;(&quot;&amp;[.AB26]&amp;[.X26]&amp;&quot;-&quot;&amp;[.AC26]&amp;&quot;)&quot;;[.AA26]&amp;&quot;&quot;&amp;[.X26]&amp;&quot;(&quot;&amp;[.AB26]&amp;[.X26]&amp;&quot;+&quot;&amp;[.AC26]&amp;&quot;)&quot;;[.AA26]&amp;[.X26]&amp;&quot;(&quot;&amp;[.AB26]&amp;&quot;-&quot;&amp;[.AC26]&amp;[.X26]&amp;&quot;)&quot;;[.X26]&amp;&quot;(&quot;&amp;[.X26]&amp;&quot;+&quot;&amp;[.AA26]&amp;&quot;)&quot;)" office:value-type="string" office:string-value="7(c+6)" calcext:value-type="string">
            <text:p>7(c+6)</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B=</text:p>
          </table:table-cell>
          <table:table-cell table:style-name="ce209" table:formula="of:=IF([.AF26]=1;RANDBETWEEN(1;3);IF([.AF26]=2;RANDBETWEEN(4;6);IF([.AF26]=3;RANDBETWEEN(7;10);IF([.AF26]=4;RANDBETWEEN(11;13);IF([.AF26]=5;RANDBETWEEN(14;17);RANDBETWEEN(18;20))))))" office:value-type="float" office:value="16" calcext:value-type="float">
            <text:p>16 cm²</text:p>
          </table:table-cell>
          <table:table-cell table:style-name="ce47" office:value-type="string" calcext:value-type="string">
            <text:p>h=</text:p>
          </table:table-cell>
          <table:table-cell table:style-name="ce171" table:formula="of:=IF([.AF25]=1;RANDBETWEEN(1;3);IF([.AF25]=2;RANDBETWEEN(4;6);IF([.AF25]=3;RANDBETWEEN(7;10);IF([.AF25]=4;RANDBETWEEN(11;13);IF([.AF25]=5;RANDBETWEEN(14;17);RANDBETWEEN(18;20))))))" office:value-type="float" office:value="3" calcext:value-type="float">
            <text:p>3 cm</text:p>
          </table:table-cell>
          <table:table-cell table:style-name="ce172" office:value-type="string" calcext:value-type="string">
            <text:p>V = </text:p>
          </table:table-cell>
          <table:table-cell table:style-name="ce153" office:value-type="string" calcext:value-type="string">
            <text:p>carré de côté</text:p>
          </table:table-cell>
          <table:table-cell table:style-name="ce40" table:formula="of:=RANDBETWEEN(10;20)" office:value-type="float" office:value="18" calcext:value-type="float">
            <text:p>18</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0.42" calcext:value-type="float">
            <text:p>0,42</text:p>
          </table:table-cell>
          <table:table-cell table:style-name="ce40" table:formula="of:=CHOOSE(IF([.AF26]=6;RANDBETWEEN(7;9);IF([.AF26]=5;RANDBETWEEN(10;12);IF([.AF26]=1;RANDBETWEEN(1;2);IF([.AF26]=2;RANDBETWEEN(3;4);IF([.AF26]=3;5;6)))));&quot;mm³&quot;;&quot;cm³&quot;;&quot;dm³&quot;;&quot;dam³&quot;;&quot;hm³&quot;;&quot;km³&quot;;&quot;hL&quot;;&quot;daL&quot;;&quot;L&quot;;&quot;dL&quot;;&quot;cL&quot;;&quot;mL&quot;)" office:value-type="string" office:string-value="cL" calcext:value-type="string">
            <text:p>c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26]+[.AF25];6)+1;[.AA26]&amp;[.X26]&amp;&quot;+&quot;&amp;([.AA26]*[.AB26]);[.AA26]*[.AB26]&amp;[.X26]&amp;&quot;+&quot;&amp;[.AA26]*[.AC26];[.AA26]*[.AB26]&amp;[.X26]&amp;&quot;-&quot;&amp;[.AA26]*[.AC26];[.AA26]*[.AB26]&amp;[.X26]&amp;&quot;²+&quot;&amp;[.AA26]*[.AC26]&amp;[.X26];[.AA26]*[.AB26]&amp;[.X26]&amp;&quot;-&quot;&amp;[.AA26]*[.AC26]&amp;[.X26]&amp;&quot;²&quot;;[.X26]&amp;&quot;²+&quot;&amp;[.AA26]&amp;[.X26])" office:value-type="string" office:string-value="7c+42" calcext:value-type="string">
            <text:p>7c+42</text:p>
          </table:table-cell>
          <table:table-cell table:style-name="ce174" table:formula="of:=[.F26]*[.H26]" office:value-type="float" office:value="48" calcext:value-type="float">
            <text:p>48 cm³</text:p>
          </table:table-cell>
          <table:table-cell table:style-name="ce147" table:formula="of:=[.K26]^2&amp;&quot; cm²&quot;" office:value-type="string" office:string-value="324 cm²" calcext:value-type="string">
            <text:p>324 cm²</text:p>
          </table:table-cell>
          <table:table-cell table:style-name="ce156" table:formula="of:=[.O26]*CHOOSE([.Y26];0;0.000000001;0.000001;0.001;1000000000;1000000;1000;0.1;0.01;0.001;0.0001;0.00001;0.000001)&amp;&quot; &quot;&amp;[.R26]" office:value-type="string" office:string-value="420 m³" calcext:value-type="string">
            <text:p>420 m³</text:p>
          </table:table-cell>
          <table:table-cell table:style-name="ce195" table:formula="of:=CHOOSE(RANDBETWEEN(1;4);&quot;a&quot;;&quot;b&quot;;&quot;c&quot;;&quot;y&quot;)" office:value-type="string" office:string-value="c" calcext:value-type="string">
            <text:p>c</text:p>
          </table:table-cell>
          <table:table-cell table:formula="of:=RANK([.Z26];[.Z23:.Z32])+2" office:value-type="float" office:value="7" calcext:value-type="float">
            <text:p>7</text:p>
          </table:table-cell>
          <table:table-cell table:style-name="ce81" table:formula="of:=RAND()" office:value-type="float" office:value="0.363141703912881" calcext:value-type="float">
            <text:p>0,363141703912881</text:p>
          </table:table-cell>
          <table:table-cell table:style-name="ce15" table:formula="of:=RANDBETWEEN(2;9)" office:value-type="float" office:value="7" calcext:value-type="float">
            <text:p>7</text:p>
          </table:table-cell>
          <table:table-cell table:style-name="ce15" table:formula="of:=RANDBETWEEN(2;9)" office:value-type="float" office:value="6" calcext:value-type="float">
            <text:p>6</text:p>
          </table:table-cell>
          <table:table-cell table:style-name="ce15" table:formula="of:=RANDBETWEEN(2;9)" office:value-type="float" office:value="2" calcext:value-type="float">
            <text:p>2</text:p>
          </table:table-cell>
          <table:table-cell table:formula="of:=RANK([.AE26];[.AE23:.AE32])+2" office:value-type="float" office:value="10" calcext:value-type="float">
            <text:p>10</text:p>
          </table:table-cell>
          <table:table-cell table:style-name="ce81" table:formula="of:=RAND()" office:value-type="float" office:value="0.173207394413235" calcext:value-type="float">
            <text:p>0,173207394413235</text:p>
          </table:table-cell>
          <table:table-cell table:formula="of:=RANK([.AG26];[.AG25:.AG30])" office:value-type="float" office:value="5" calcext:value-type="float">
            <text:p>5</text:p>
          </table:table-cell>
          <table:table-cell table:style-name="ce81" table:formula="of:=RAND()" office:value-type="float" office:value="0.222190467437989" calcext:value-type="float">
            <text:p>0,222190467437989</text:p>
          </table:table-cell>
          <table:table-cell table:number-columns-repeated="991"/>
        </table:table-row>
        <table:table-row table:style-name="ro3">
          <table:table-cell table:style-name="ce112" table:formula="of:=CHOOSE(MOD([.AF27]+[.AF25];6)+1;[.AA27]&amp;&quot;(&quot;&amp;[.X27]&amp;&quot;+&quot;&amp;[.AB27]&amp;&quot;)&quot;;[.AA27]&amp;&quot;(&quot;&amp;[.AB27]&amp;[.X27]&amp;&quot;+&quot;&amp;[.AC27]&amp;&quot;)&quot;;[.AA27]&amp;&quot;(&quot;&amp;[.AB27]&amp;[.X27]&amp;&quot;-&quot;&amp;[.AC27]&amp;&quot;)&quot;;[.AA27]&amp;&quot;&quot;&amp;[.X27]&amp;&quot;(&quot;&amp;[.AB27]&amp;[.X27]&amp;&quot;+&quot;&amp;[.AC27]&amp;&quot;)&quot;;[.AA27]&amp;[.X27]&amp;&quot;(&quot;&amp;[.AB27]&amp;&quot;-&quot;&amp;[.AC27]&amp;[.X27]&amp;&quot;)&quot;;[.X27]&amp;&quot;(&quot;&amp;[.X27]&amp;&quot;+&quot;&amp;[.AA27]&amp;&quot;)&quot;)" office:value-type="string" office:string-value="3(4y+7)" calcext:value-type="string">
            <text:p>3(4y+7)</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B=</text:p>
          </table:table-cell>
          <table:table-cell table:style-name="ce209" table:formula="of:=IF([.AF27]=1;RANDBETWEEN(1;3);IF([.AF27]=2;RANDBETWEEN(4;6);IF([.AF27]=3;RANDBETWEEN(7;10);IF([.AF27]=4;RANDBETWEEN(11;13);IF([.AF27]=5;RANDBETWEEN(14;17);RANDBETWEEN(18;20))))))" office:value-type="float" office:value="19" calcext:value-type="float">
            <text:p>19 cm²</text:p>
          </table:table-cell>
          <table:table-cell table:style-name="ce47" office:value-type="string" calcext:value-type="string">
            <text:p>h=</text:p>
          </table:table-cell>
          <table:table-cell table:style-name="ce171" table:formula="of:=IF([.AF26]=1;RANDBETWEEN(1;3);IF([.AF26]=2;RANDBETWEEN(4;6);IF([.AF26]=3;RANDBETWEEN(7;10);IF([.AF26]=4;RANDBETWEEN(11;13);IF([.AF26]=5;RANDBETWEEN(14;17);RANDBETWEEN(18;20))))))" office:value-type="float" office:value="14" calcext:value-type="float">
            <text:p>14 cm</text:p>
          </table:table-cell>
          <table:table-cell table:style-name="ce172" office:value-type="string" calcext:value-type="string">
            <text:p>V = </text:p>
          </table:table-cell>
          <table:table-cell table:style-name="ce153" office:value-type="string" calcext:value-type="string">
            <text:p>Rectangle</text:p>
            <text:p>de côtés</text:p>
          </table:table-cell>
          <table:table-cell table:style-name="ce40" table:formula="of:=RANDBETWEEN(1;12)" office:value-type="float" office:value="5" calcext:value-type="float">
            <text:p>5</text:p>
          </table:table-cell>
          <table:table-cell table:style-name="ce41" office:value-type="string" calcext:value-type="string">
            <text:p>et</text:p>
          </table:table-cell>
          <table:table-cell table:style-name="ce40" table:formula="of:=RANDBETWEEN(1;12)" office:value-type="float" office:value="7" calcext:value-type="float">
            <text:p>7</text:p>
          </table:table-cell>
          <table:table-cell table:style-name="ce42" office:value-type="string" calcext:value-type="string">
            <text:p>:</text:p>
          </table:table-cell>
          <table:table-cell table:style-name="ce51" table:formula="of:=ROUNDUP(RAND()*1000/CHOOSE(RANDBETWEEN(1;4);1;10;100;1000);RANDBETWEEN(-2;2))" office:value-type="float" office:value="0.4" calcext:value-type="float">
            <text:p>0,4</text:p>
          </table:table-cell>
          <table:table-cell table:style-name="ce40" table:formula="of:=CHOOSE(IF([.AF27]=6;RANDBETWEEN(7;9);IF([.AF27]=5;RANDBETWEEN(10;12);IF([.AF27]=1;RANDBETWEEN(1;2);IF([.AF27]=2;RANDBETWEEN(3;4);IF([.AF27]=3;5;6)))));&quot;mm³&quot;;&quot;cm³&quot;;&quot;dm³&quot;;&quot;dam³&quot;;&quot;hm³&quot;;&quot;km³&quot;;&quot;hL&quot;;&quot;daL&quot;;&quot;L&quot;;&quot;dL&quot;;&quot;cL&quot;;&quot;mL&quot;)" office:value-type="string" office:string-value="daL" calcext:value-type="string">
            <text:p>da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27]+[.AF25];6)+1;[.AA27]&amp;[.X27]&amp;&quot;+&quot;&amp;([.AA27]*[.AB27]);[.AA27]*[.AB27]&amp;[.X27]&amp;&quot;+&quot;&amp;[.AA27]*[.AC27];[.AA27]*[.AB27]&amp;[.X27]&amp;&quot;-&quot;&amp;[.AA27]*[.AC27];[.AA27]*[.AB27]&amp;[.X27]&amp;&quot;²+&quot;&amp;[.AA27]*[.AC27]&amp;[.X27];[.AA27]*[.AB27]&amp;[.X27]&amp;&quot;-&quot;&amp;[.AA27]*[.AC27]&amp;[.X27]&amp;&quot;²&quot;;[.X27]&amp;&quot;²+&quot;&amp;[.AA27]&amp;[.X27])" office:value-type="string" office:string-value="12y+21" calcext:value-type="string">
            <text:p>12y+21</text:p>
          </table:table-cell>
          <table:table-cell table:style-name="ce174" table:formula="of:=[.F27]*[.H27]" office:value-type="float" office:value="266" calcext:value-type="float">
            <text:p>266 cm³</text:p>
          </table:table-cell>
          <table:table-cell table:style-name="ce147" table:formula="of:=[.K27]^2&amp;&quot; cm²&quot;" office:value-type="string" office:string-value="25 cm²" calcext:value-type="string">
            <text:p>25 cm²</text:p>
          </table:table-cell>
          <table:table-cell table:style-name="ce156" table:formula="of:=[.O27]*CHOOSE([.Y27];0;0.000000001;0.000001;0.001;1000000000;1000000;1000;0.1;0.01;0.001;0.0001;0.00001;0.000001)&amp;&quot; &quot;&amp;[.R27]" office:value-type="string" office:string-value="0,04 m³" calcext:value-type="string">
            <text:p>0,04 m³</text:p>
          </table:table-cell>
          <table:table-cell table:style-name="ce195" table:formula="of:=CHOOSE(RANDBETWEEN(1;4);&quot;a&quot;;&quot;b&quot;;&quot;c&quot;;&quot;y&quot;)" office:value-type="string" office:string-value="y" calcext:value-type="string">
            <text:p>y</text:p>
          </table:table-cell>
          <table:table-cell table:formula="of:=RANK([.Z27];[.Z23:.Z32])+2" office:value-type="float" office:value="8" calcext:value-type="float">
            <text:p>8</text:p>
          </table:table-cell>
          <table:table-cell table:style-name="ce81" table:formula="of:=RAND()" office:value-type="float" office:value="0.301798381447526" calcext:value-type="float">
            <text:p>0,301798381447526</text:p>
          </table:table-cell>
          <table:table-cell table:style-name="ce15" table:formula="of:=RANDBETWEEN(2;9)" office:value-type="float" office:value="3" calcext:value-type="float">
            <text:p>3</text:p>
          </table:table-cell>
          <table:table-cell table:style-name="ce15" table:formula="of:=RANDBETWEEN(2;9)" office:value-type="float" office:value="4" calcext:value-type="float">
            <text:p>4</text:p>
          </table:table-cell>
          <table:table-cell table:style-name="ce15" table:formula="of:=RANDBETWEEN(2;9)" office:value-type="float" office:value="7" calcext:value-type="float">
            <text:p>7</text:p>
          </table:table-cell>
          <table:table-cell table:formula="of:=RANK([.AE27];[.AE23:.AE32])+2" office:value-type="float" office:value="6" calcext:value-type="float">
            <text:p>6</text:p>
          </table:table-cell>
          <table:table-cell table:style-name="ce81" table:formula="of:=RAND()" office:value-type="float" office:value="0.707673040858949" calcext:value-type="float">
            <text:p>0,707673040858949</text:p>
          </table:table-cell>
          <table:table-cell table:formula="of:=RANK([.AG27];[.AG25:.AG30])" office:value-type="float" office:value="6" calcext:value-type="float">
            <text:p>6</text:p>
          </table:table-cell>
          <table:table-cell table:style-name="ce81" table:formula="of:=RAND()" office:value-type="float" office:value="0.14081462356178" calcext:value-type="float">
            <text:p>0,14081462356178</text:p>
          </table:table-cell>
          <table:table-cell table:number-columns-repeated="991"/>
        </table:table-row>
        <table:table-row table:style-name="ro3">
          <table:table-cell table:style-name="ce112" table:formula="of:=CHOOSE(MOD([.AF28]+[.AF25];6)+1;[.AA28]&amp;&quot;(&quot;&amp;[.X28]&amp;&quot;+&quot;&amp;[.AB28]&amp;&quot;)&quot;;[.AA28]&amp;&quot;(&quot;&amp;[.AB28]&amp;[.X28]&amp;&quot;+&quot;&amp;[.AC28]&amp;&quot;)&quot;;[.AA28]&amp;&quot;(&quot;&amp;[.AB28]&amp;[.X28]&amp;&quot;-&quot;&amp;[.AC28]&amp;&quot;)&quot;;[.AA28]&amp;&quot;&quot;&amp;[.X28]&amp;&quot;(&quot;&amp;[.AB28]&amp;[.X28]&amp;&quot;+&quot;&amp;[.AC28]&amp;&quot;)&quot;;[.AA28]&amp;[.X28]&amp;&quot;(&quot;&amp;[.AB28]&amp;&quot;-&quot;&amp;[.AC28]&amp;[.X28]&amp;&quot;)&quot;;[.X28]&amp;&quot;(&quot;&amp;[.X28]&amp;&quot;+&quot;&amp;[.AA28]&amp;&quot;)&quot;)" office:value-type="string" office:string-value="a(a+9)" calcext:value-type="string">
            <text:p>a(a+9)</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R=</text:p>
          </table:table-cell>
          <table:table-cell table:style-name="ce209" table:formula="of:=IF([.AF28]=1;RANDBETWEEN(1;3);IF([.AF28]=2;RANDBETWEEN(4;5);IF([.AF28]=3;RANDBETWEEN(6;8);IF([.AF28]=4;RANDBETWEEN(9;10);IF([.AF28]=5;11;12)))))" office:value-type="float" office:value="10" calcext:value-type="float">
            <text:p>10 cm²</text:p>
          </table:table-cell>
          <table:table-cell table:style-name="ce47" office:value-type="string" calcext:value-type="string">
            <text:p>h=</text:p>
          </table:table-cell>
          <table:table-cell table:style-name="ce171" table:formula="of:=IF([.AF27]=1;RANDBETWEEN(1;2);IF([.AF27]=2;RANDBETWEEN(3;4);IF([.AF27]=3;RANDBETWEEN(5;6);IF([.AF27]=4;RANDBETWEEN(7;8);IF([.AF27]=5;9;10)))))" office:value-type="float" office:value="10" calcext:value-type="float">
            <text:p>10 cm</text:p>
          </table:table-cell>
          <table:table-cell table:style-name="ce172" office:value-type="string" calcext:value-type="string">
            <text:p>V = </text:p>
          </table:table-cell>
          <table:table-cell table:style-name="ce153" office:value-type="string" calcext:value-type="string">
            <text:p>triangle de côté</text:p>
            <text:p>et hauteur</text:p>
          </table:table-cell>
          <table:table-cell table:style-name="ce40" table:formula="of:=RANDBETWEEN(1;12)" office:value-type="float" office:value="9" calcext:value-type="float">
            <text:p>9</text:p>
          </table:table-cell>
          <table:table-cell table:style-name="ce41" office:value-type="string" calcext:value-type="string">
            <text:p>et</text:p>
          </table:table-cell>
          <table:table-cell table:style-name="ce40" table:formula="of:=RANDBETWEEN(1;12)" office:value-type="float" office:value="10" calcext:value-type="float">
            <text:p>10</text:p>
          </table:table-cell>
          <table:table-cell table:style-name="ce42" office:value-type="string" calcext:value-type="string">
            <text:p>:</text:p>
          </table:table-cell>
          <table:table-cell table:style-name="ce51" table:formula="of:=ROUNDUP(RAND()*1000/CHOOSE(RANDBETWEEN(1;4);1;10;100;1000);RANDBETWEEN(-2;2))" office:value-type="float" office:value="200" calcext:value-type="float">
            <text:p>200</text:p>
          </table:table-cell>
          <table:table-cell table:style-name="ce40" table:formula="of:=CHOOSE(IF([.AF28]=6;RANDBETWEEN(7;9);IF([.AF28]=5;RANDBETWEEN(10;12);IF([.AF28]=1;RANDBETWEEN(1;2);IF([.AF28]=2;RANDBETWEEN(3;4);IF([.AF28]=3;5;6)))));&quot;mm³&quot;;&quot;cm³&quot;;&quot;dm³&quot;;&quot;dam³&quot;;&quot;hm³&quot;;&quot;km³&quot;;&quot;hL&quot;;&quot;daL&quot;;&quot;L&quot;;&quot;dL&quot;;&quot;cL&quot;;&quot;mL&quot;)" office:value-type="string" office:string-value="km³" calcext:value-type="string">
            <text:p>k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28]+[.AF25];6)+1;[.AA28]&amp;[.X28]&amp;&quot;+&quot;&amp;([.AA28]*[.AB28]);[.AA28]*[.AB28]&amp;[.X28]&amp;&quot;+&quot;&amp;[.AA28]*[.AC28];[.AA28]*[.AB28]&amp;[.X28]&amp;&quot;-&quot;&amp;[.AA28]*[.AC28];[.AA28]*[.AB28]&amp;[.X28]&amp;&quot;²+&quot;&amp;[.AA28]*[.AC28]&amp;[.X28];[.AA28]*[.AB28]&amp;[.X28]&amp;&quot;-&quot;&amp;[.AA28]*[.AC28]&amp;[.X28]&amp;&quot;²&quot;;[.X28]&amp;&quot;²+&quot;&amp;[.AA28]&amp;[.X28])" office:value-type="string" office:string-value="a²+9a" calcext:value-type="string">
            <text:p>a²+9a</text:p>
          </table:table-cell>
          <table:table-cell table:style-name="ce190" table:formula="of:=[.F28]^2*[.H28]" office:value-type="float" office:value="1000" calcext:value-type="float">
            <text:p>1000π cm³</text:p>
          </table:table-cell>
          <table:table-cell table:style-name="ce147" table:formula="of:=[.K28]^2&amp;&quot; cm²&quot;" office:value-type="string" office:string-value="81 cm²" calcext:value-type="string">
            <text:p>81 cm²</text:p>
          </table:table-cell>
          <table:table-cell table:style-name="ce156" table:formula="of:=[.O28]*CHOOSE([.Y28];0;0.000000001;0.000001;0.001;1000000000;1000000;1000;0.1;0.01;0.001;0.0001;0.00001;0.000001)&amp;&quot; &quot;&amp;[.R28]" office:value-type="string" office:string-value="200000000000 m³" calcext:value-type="string">
            <text:p>200000000000 m³</text:p>
          </table:table-cell>
          <table:table-cell table:style-name="ce195" table:formula="of:=CHOOSE(RANDBETWEEN(1;4);&quot;a&quot;;&quot;b&quot;;&quot;c&quot;;&quot;y&quot;)" office:value-type="string" office:string-value="a" calcext:value-type="string">
            <text:p>a</text:p>
          </table:table-cell>
          <table:table-cell table:formula="of:=RANK([.Z28];[.Z23:.Z32])+2" office:value-type="float" office:value="5" calcext:value-type="float">
            <text:p>5</text:p>
          </table:table-cell>
          <table:table-cell table:style-name="ce81" table:formula="of:=RAND()" office:value-type="float" office:value="0.763122650409097" calcext:value-type="float">
            <text:p>0,763122650409097</text:p>
          </table:table-cell>
          <table:table-cell table:style-name="ce15" table:formula="of:=RANDBETWEEN(2;9)" office:value-type="float" office:value="9" calcext:value-type="float">
            <text:p>9</text:p>
          </table:table-cell>
          <table:table-cell table:style-name="ce15" table:formula="of:=RANDBETWEEN(2;9)" office:value-type="float" office:value="9" calcext:value-type="float">
            <text:p>9</text:p>
          </table:table-cell>
          <table:table-cell table:style-name="ce15" table:formula="of:=RANDBETWEEN(2;9)" office:value-type="float" office:value="9" calcext:value-type="float">
            <text:p>9</text:p>
          </table:table-cell>
          <table:table-cell table:formula="of:=RANK([.AE28];[.AE23:.AE32])+2" office:value-type="float" office:value="3" calcext:value-type="float">
            <text:p>3</text:p>
          </table:table-cell>
          <table:table-cell table:style-name="ce81" table:formula="of:=RAND()" office:value-type="float" office:value="0.765156777772272" calcext:value-type="float">
            <text:p>0,765156777772272</text:p>
          </table:table-cell>
          <table:table-cell table:formula="of:=RANK([.AG28];[.AG25:.AG30])" office:value-type="float" office:value="4" calcext:value-type="float">
            <text:p>4</text:p>
          </table:table-cell>
          <table:table-cell table:style-name="ce81" table:formula="of:=RAND()" office:value-type="float" office:value="0.225405535063167" calcext:value-type="float">
            <text:p>0,225405535063167</text:p>
          </table:table-cell>
          <table:table-cell table:number-columns-repeated="991"/>
        </table:table-row>
        <table:table-row table:style-name="ro3">
          <table:table-cell table:style-name="ce112" table:formula="of:=CHOOSE(MOD([.AF29]+[.AF25];6)+1;[.AA29]&amp;&quot;(&quot;&amp;[.X29]&amp;&quot;+&quot;&amp;[.AB29]&amp;&quot;)&quot;;[.AA29]&amp;&quot;(&quot;&amp;[.AB29]&amp;[.X29]&amp;&quot;+&quot;&amp;[.AC29]&amp;&quot;)&quot;;[.AA29]&amp;&quot;(&quot;&amp;[.AB29]&amp;[.X29]&amp;&quot;-&quot;&amp;[.AC29]&amp;&quot;)&quot;;[.AA29]&amp;&quot;&quot;&amp;[.X29]&amp;&quot;(&quot;&amp;[.AB29]&amp;[.X29]&amp;&quot;+&quot;&amp;[.AC29]&amp;&quot;)&quot;;[.AA29]&amp;[.X29]&amp;&quot;(&quot;&amp;[.AB29]&amp;&quot;-&quot;&amp;[.AC29]&amp;[.X29]&amp;&quot;)&quot;;[.X29]&amp;&quot;(&quot;&amp;[.X29]&amp;&quot;+&quot;&amp;[.AA29]&amp;&quot;)&quot;)" office:value-type="string" office:string-value="8c(9-9c)" calcext:value-type="string">
            <text:p>8c(9-9c)</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R=</text:p>
          </table:table-cell>
          <table:table-cell table:style-name="ce209" table:formula="of:=IF([.AF29]=1;RANDBETWEEN(1;3);IF([.AF29]=2;RANDBETWEEN(4;5);IF([.AF29]=3;RANDBETWEEN(6;8);IF([.AF29]=4;RANDBETWEEN(9;10);IF([.AF29]=5;11;12)))))" office:value-type="float" office:value="8" calcext:value-type="float">
            <text:p>8 cm²</text:p>
          </table:table-cell>
          <table:table-cell table:style-name="ce47" office:value-type="string" calcext:value-type="string">
            <text:p>h=</text:p>
          </table:table-cell>
          <table:table-cell table:style-name="ce171" table:formula="of:=IF([.AF28]=1;RANDBETWEEN(1;2);IF([.AF28]=2;RANDBETWEEN(3;4);IF([.AF28]=3;RANDBETWEEN(5;6);IF([.AF28]=4;RANDBETWEEN(7;8);IF([.AF28]=5;9;10)))))" office:value-type="float" office:value="8" calcext:value-type="float">
            <text:p>8 cm</text:p>
          </table:table-cell>
          <table:table-cell table:style-name="ce172" office:value-type="string" calcext:value-type="string">
            <text:p>V = </text:p>
          </table:table-cell>
          <table:table-cell table:style-name="ce153" office:value-type="string" calcext:value-type="string">
            <text:p>rectangle</text:p>
            <text:p>de côtés</text:p>
          </table:table-cell>
          <table:table-cell table:style-name="ce40" table:formula="of:=RANDBETWEEN(1;12)" office:value-type="float" office:value="12" calcext:value-type="float">
            <text:p>12</text:p>
          </table:table-cell>
          <table:table-cell table:style-name="ce41" office:value-type="string" calcext:value-type="string">
            <text:p>et</text:p>
          </table:table-cell>
          <table:table-cell table:style-name="ce40" table:formula="of:=RANDBETWEEN(1;12)/10" office:value-type="float" office:value="0.2" calcext:value-type="float">
            <text:p>0,2</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IF([.AF29]=6;RANDBETWEEN(7;9);IF([.AF29]=5;RANDBETWEEN(10;12);IF([.AF29]=1;RANDBETWEEN(1;2);IF([.AF29]=2;RANDBETWEEN(3;4);IF([.AF29]=3;5;6)))));&quot;mm³&quot;;&quot;cm³&quot;;&quot;dm³&quot;;&quot;dam³&quot;;&quot;hm³&quot;;&quot;k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29]+[.AF25];6)+1;[.AA29]&amp;[.X29]&amp;&quot;+&quot;&amp;([.AA29]*[.AB29]);[.AA29]*[.AB29]&amp;[.X29]&amp;&quot;+&quot;&amp;[.AA29]*[.AC29];[.AA29]*[.AB29]&amp;[.X29]&amp;&quot;-&quot;&amp;[.AA29]*[.AC29];[.AA29]*[.AB29]&amp;[.X29]&amp;&quot;²+&quot;&amp;[.AA29]*[.AC29]&amp;[.X29];[.AA29]*[.AB29]&amp;[.X29]&amp;&quot;-&quot;&amp;[.AA29]*[.AC29]&amp;[.X29]&amp;&quot;²&quot;;[.X29]&amp;&quot;²+&quot;&amp;[.AA29]&amp;[.X29])" office:value-type="string" office:string-value="72c-72c²" calcext:value-type="string">
            <text:p>72c-72c²</text:p>
          </table:table-cell>
          <table:table-cell table:style-name="ce190" table:formula="of:=[.F29]^2*[.H29]" office:value-type="float" office:value="512" calcext:value-type="float">
            <text:p>512π cm³</text:p>
          </table:table-cell>
          <table:table-cell table:style-name="ce147" table:formula="of:=[.K29]^2&amp;&quot; cm²&quot;" office:value-type="string" office:string-value="144 cm²" calcext:value-type="string">
            <text:p>144 cm²</text:p>
          </table:table-cell>
          <table:table-cell table:style-name="ce156" table:formula="of:=[.O29]*CHOOSE([.Y29];0;0.000000001;0.000001;0.001;1000000000;1000000;1000;0.1;0.01;0.001;0.0001;0.00001;0.000001)&amp;&quot; &quot;&amp;[.R29]" office:value-type="string" office:string-value="0,0001 m³" calcext:value-type="string">
            <text:p>0,0001 m³</text:p>
          </table:table-cell>
          <table:table-cell table:style-name="ce195" table:formula="of:=CHOOSE(RANDBETWEEN(1;4);&quot;a&quot;;&quot;b&quot;;&quot;c&quot;;&quot;y&quot;)" office:value-type="string" office:string-value="c" calcext:value-type="string">
            <text:p>c</text:p>
          </table:table-cell>
          <table:table-cell table:formula="of:=RANK([.Z29];[.Z23:.Z32])+2" office:value-type="float" office:value="3" calcext:value-type="float">
            <text:p>3</text:p>
          </table:table-cell>
          <table:table-cell table:style-name="ce81" table:formula="of:=RAND()" office:value-type="float" office:value="0.99315192087551" calcext:value-type="float">
            <text:p>0,99315192087551</text:p>
          </table:table-cell>
          <table:table-cell table:style-name="ce15" table:formula="of:=RANDBETWEEN(2;9)" office:value-type="float" office:value="8" calcext:value-type="float">
            <text:p>8</text:p>
          </table:table-cell>
          <table:table-cell table:style-name="ce15" table:formula="of:=RANDBETWEEN(2;9)" office:value-type="float" office:value="9" calcext:value-type="float">
            <text:p>9</text:p>
          </table:table-cell>
          <table:table-cell table:style-name="ce15" table:formula="of:=RANDBETWEEN(2;9)" office:value-type="float" office:value="9" calcext:value-type="float">
            <text:p>9</text:p>
          </table:table-cell>
          <table:table-cell table:formula="of:=RANK([.AE29];[.AE23:.AE32])+2" office:value-type="float" office:value="8" calcext:value-type="float">
            <text:p>8</text:p>
          </table:table-cell>
          <table:table-cell table:style-name="ce81" table:formula="of:=RAND()" office:value-type="float" office:value="0.238211484221999" calcext:value-type="float">
            <text:p>0,238211484221999</text:p>
          </table:table-cell>
          <table:table-cell table:formula="of:=RANK([.AG29];[.AG25:.AG30])" office:value-type="float" office:value="3" calcext:value-type="float">
            <text:p>3</text:p>
          </table:table-cell>
          <table:table-cell table:style-name="ce81" table:formula="of:=RAND()" office:value-type="float" office:value="0.237180341131608" calcext:value-type="float">
            <text:p>0,237180341131608</text:p>
          </table:table-cell>
          <table:table-cell table:number-columns-repeated="991"/>
        </table:table-row>
        <table:table-row table:style-name="ro3">
          <table:table-cell table:style-name="ce112" table:formula="of:=CHOOSE(MOD([.AF30]+[.AF25];6)+1;[.AA30]&amp;&quot;(&quot;&amp;[.X30]&amp;&quot;+&quot;&amp;[.AB30]&amp;&quot;)&quot;;[.AA30]&amp;&quot;(&quot;&amp;[.AB30]&amp;[.X30]&amp;&quot;+&quot;&amp;[.AC30]&amp;&quot;)&quot;;[.AA30]&amp;&quot;(&quot;&amp;[.AB30]&amp;[.X30]&amp;&quot;-&quot;&amp;[.AC30]&amp;&quot;)&quot;;[.AA30]&amp;&quot;&quot;&amp;[.X30]&amp;&quot;(&quot;&amp;[.AB30]&amp;[.X30]&amp;&quot;+&quot;&amp;[.AC30]&amp;&quot;)&quot;;[.AA30]&amp;[.X30]&amp;&quot;(&quot;&amp;[.AB30]&amp;&quot;-&quot;&amp;[.AC30]&amp;[.X30]&amp;&quot;)&quot;;[.X30]&amp;&quot;(&quot;&amp;[.X30]&amp;&quot;+&quot;&amp;[.AA30]&amp;&quot;)&quot;)" office:value-type="string" office:string-value="3y(7y+7)" calcext:value-type="string">
            <text:p>3y(7y+7)</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D=</text:p>
          </table:table-cell>
          <table:table-cell table:style-name="ce209" table:formula="of:=IF([.AF30]=1;RANDBETWEEN(1;3);IF([.AF30]=2;RANDBETWEEN(4;5);IF([.AF30]=3;RANDBETWEEN(6;8);IF([.AF30]=4;RANDBETWEEN(9;10);IF([.AF30]=5;11;12)))))" office:value-type="float" office:value="4" calcext:value-type="float">
            <text:p>4 cm²</text:p>
          </table:table-cell>
          <table:table-cell table:style-name="ce47" office:value-type="string" calcext:value-type="string">
            <text:p>h=</text:p>
          </table:table-cell>
          <table:table-cell table:style-name="ce171" table:formula="of:=IF([.AF29]=1;RANDBETWEEN(1;2);IF([.AF29]=2;RANDBETWEEN(3;4);IF([.AF29]=3;RANDBETWEEN(5;6);IF([.AF29]=4;RANDBETWEEN(7;8);IF([.AF29]=5;9;10)))))" office:value-type="float" office:value="5" calcext:value-type="float">
            <text:p>5 cm</text:p>
          </table:table-cell>
          <table:table-cell table:style-name="ce172" office:value-type="string" calcext:value-type="string">
            <text:p>V = </text:p>
          </table:table-cell>
          <table:table-cell table:style-name="ce153" office:value-type="string" calcext:value-type="string">
            <text:p>triangle de côté</text:p>
            <text:p>et hauteur</text:p>
          </table:table-cell>
          <table:table-cell table:style-name="ce40" table:formula="of:=RANDBETWEEN(1;12)" office:value-type="float" office:value="8" calcext:value-type="float">
            <text:p>8</text:p>
          </table:table-cell>
          <table:table-cell table:style-name="ce41" office:value-type="string" calcext:value-type="string">
            <text:p>et</text:p>
          </table:table-cell>
          <table:table-cell table:style-name="ce40" table:formula="of:=RANDBETWEEN(1;12)/10" office:value-type="float" office:value="1" calcext:value-type="float">
            <text:p>1</text:p>
          </table:table-cell>
          <table:table-cell table:style-name="ce42" office:value-type="string" calcext:value-type="string">
            <text:p>:</text:p>
          </table:table-cell>
          <table:table-cell table:style-name="ce51" table:formula="of:=ROUNDUP(RAND()*1000/CHOOSE(RANDBETWEEN(1;4);1;10;100;1000);RANDBETWEEN(-2;2))" office:value-type="float" office:value="8" calcext:value-type="float">
            <text:p>8</text:p>
          </table:table-cell>
          <table:table-cell table:style-name="ce40" table:formula="of:=CHOOSE(IF([.AF30]=6;RANDBETWEEN(7;9);IF([.AF30]=5;RANDBETWEEN(10;12);IF([.AF30]=1;RANDBETWEEN(1;2);IF([.AF30]=2;RANDBETWEEN(3;4);IF([.AF30]=3;5;6)))));&quot;mm³&quot;;&quot;cm³&quot;;&quot;dm³&quot;;&quot;dam³&quot;;&quot;hm³&quot;;&quot;k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30]+[.AF25];6)+1;[.AA30]&amp;[.X30]&amp;&quot;+&quot;&amp;([.AA30]*[.AB30]);[.AA30]*[.AB30]&amp;[.X30]&amp;&quot;+&quot;&amp;[.AA30]*[.AC30];[.AA30]*[.AB30]&amp;[.X30]&amp;&quot;-&quot;&amp;[.AA30]*[.AC30];[.AA30]*[.AB30]&amp;[.X30]&amp;&quot;²+&quot;&amp;[.AA30]*[.AC30]&amp;[.X30];[.AA30]*[.AB30]&amp;[.X30]&amp;&quot;-&quot;&amp;[.AA30]*[.AC30]&amp;[.X30]&amp;&quot;²&quot;;[.X30]&amp;&quot;²+&quot;&amp;[.AA30]&amp;[.X30])" office:value-type="string" office:string-value="21y²+21y" calcext:value-type="string">
            <text:p>21y²+21y</text:p>
          </table:table-cell>
          <table:table-cell table:style-name="ce190" table:formula="of:=[.F30]^2*[.H30]/4" office:value-type="float" office:value="20" calcext:value-type="float">
            <text:p>20π cm³</text:p>
          </table:table-cell>
          <table:table-cell table:style-name="ce147" table:formula="of:=[.K30]^2&amp;&quot; cm²&quot;" office:value-type="string" office:string-value="64 cm²" calcext:value-type="string">
            <text:p>64 cm²</text:p>
          </table:table-cell>
          <table:table-cell table:style-name="ce156" table:formula="of:=[.O30]*CHOOSE([.Y30];0;0.000000001;0.000001;0.001;1000000000;1000000;1000;0.1;0.01;0.001;0.0001;0.00001;0.000001)&amp;&quot; &quot;&amp;[.R30]" office:value-type="string" office:string-value="0,08 m³" calcext:value-type="string">
            <text:p>0,08 m³</text:p>
          </table:table-cell>
          <table:table-cell table:style-name="ce195" table:formula="of:=CHOOSE(RANDBETWEEN(1;4);&quot;a&quot;;&quot;b&quot;;&quot;c&quot;;&quot;y&quot;)" office:value-type="string" office:string-value="y" calcext:value-type="string">
            <text:p>y</text:p>
          </table:table-cell>
          <table:table-cell table:formula="of:=RANK([.Z30];[.Z23:.Z32])+2" office:value-type="float" office:value="9" calcext:value-type="float">
            <text:p>9</text:p>
          </table:table-cell>
          <table:table-cell table:style-name="ce81" table:formula="of:=RAND()" office:value-type="float" office:value="0.279242253067346" calcext:value-type="float">
            <text:p>0,279242253067346</text:p>
          </table:table-cell>
          <table:table-cell table:style-name="ce15" table:formula="of:=RANDBETWEEN(2;9)" office:value-type="float" office:value="3" calcext:value-type="float">
            <text:p>3</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formula="of:=RANK([.AE30];[.AE23:.AE32])+2" office:value-type="float" office:value="5" calcext:value-type="float">
            <text:p>5</text:p>
          </table:table-cell>
          <table:table-cell table:style-name="ce81" table:formula="of:=RAND()" office:value-type="float" office:value="0.71503134993815" calcext:value-type="float">
            <text:p>0,71503134993815</text:p>
          </table:table-cell>
          <table:table-cell table:formula="of:=RANK([.AG30];[.AG25:.AG30])" office:value-type="float" office:value="2" calcext:value-type="float">
            <text:p>2</text:p>
          </table:table-cell>
          <table:table-cell table:style-name="ce81" table:formula="of:=RAND()" office:value-type="float" office:value="0.580379434145692" calcext:value-type="float">
            <text:p>0,580379434145692</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style-name="ce209" table:formula="of:=IF([.AF31]=1;RANDBETWEEN(1;3);IF([.AF31]=2;RANDBETWEEN(4;6);IF([.AF31]=3;RANDBETWEEN(7;10);IF([.AF31]=4;RANDBETWEEN(11;13);IF([.AF31]=5;RANDBETWEEN(14;17);RANDBETWEEN(18;20))))))" office:value-type="float" office:value="18" calcext:value-type="float">
            <text:p>18 cm²</text:p>
          </table:covered-table-cell>
          <table:covered-table-cell table:number-columns-repeated="3" table:style-name="ce15"/>
          <table:table-cell table:style-name="ce19" office:value-type="string" calcext:value-type="string" table:number-columns-spanned="5" table:number-rows-spanned="1">
            <text:p>😕 <text:s text:c="3"/>😃 <text:s text:c="3"/>😎</text:p>
          </table:table-cell>
          <table:covered-table-cell table:style-name="ce19"/>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40" table:formula="of:=CHOOSE(IF([.AF31]=6;RANDBETWEEN(7;9);IF([.AF31]=5;RANDBETWEEN(10;12);IF([.AF31]=1;RANDBETWEEN(1;2);IF([.AF31]=2;RANDBETWEEN(3;4);IF([.AF31]=3;5;6)))));&quot;mm³&quot;;&quot;cm³&quot;;&quot;dm³&quot;;&quot;dam³&quot;;&quot;hm³&quot;;&quot;km³&quot;;&quot;hL&quot;;&quot;daL&quot;;&quot;L&quot;;&quot;dL&quot;;&quot;cL&quot;;&quot;mL&quot;)" office:value-type="string" office:string-value="km³" calcext:value-type="string">
            <text:p>km³</text:p>
          </table:covered-table-cell>
          <table:covered-table-cell table:number-columns-repeated="2" table:style-name="ce15"/>
          <table:table-cell table:number-columns-repeated="6"/>
          <table:table-cell table:formula="of:=RANK([.Z31];[.Z23:.Z32])+2" office:value-type="float" office:value="11" calcext:value-type="float">
            <text:p>11</text:p>
          </table:table-cell>
          <table:table-cell table:style-name="ce81" table:formula="of:=RAND()" office:value-type="float" office:value="0.154982538645001" calcext:value-type="float">
            <text:p>0,154982538645001</text:p>
          </table:table-cell>
          <table:table-cell table:number-columns-repeated="3"/>
          <table:table-cell table:formula="of:=RANK([.AE31];[.AE23:.AE32])+2" office:value-type="float" office:value="4" calcext:value-type="float">
            <text:p>4</text:p>
          </table:table-cell>
          <table:table-cell table:style-name="ce81" table:formula="of:=RAND()" office:value-type="float" office:value="0.734733601990455" calcext:value-type="float">
            <text:p>0,734733601990455</text:p>
          </table:table-cell>
          <table:table-cell table:number-columns-repeated="993"/>
        </table:table-row>
        <table:table-row table:style-name="ro4">
          <table:table-cell table:number-columns-repeated="24"/>
          <table:table-cell table:formula="of:=RANK([.Z32];[.Z23:.Z32])+2" office:value-type="float" office:value="10" calcext:value-type="float">
            <text:p>10</text:p>
          </table:table-cell>
          <table:table-cell table:style-name="ce81" table:formula="of:=RAND()" office:value-type="float" office:value="0.171247714932115" calcext:value-type="float">
            <text:p>0,171247714932115</text:p>
          </table:table-cell>
          <table:table-cell table:number-columns-repeated="3"/>
          <table:table-cell table:formula="of:=RANK([.AE32];[.AE23:.AE32])+2" office:value-type="float" office:value="7" calcext:value-type="float">
            <text:p>7</text:p>
          </table:table-cell>
          <table:table-cell table:style-name="ce81" table:formula="of:=RAND()" office:value-type="float" office:value="0.674635145328207" calcext:value-type="float">
            <text:p>0,674635145328207</text:p>
          </table:table-cell>
          <table:table-cell table:number-columns-repeated="993"/>
        </table:table-row>
        <table:table-row table:style-name="ro5">
          <table:table-cell table:number-columns-repeated="1024"/>
        </table:table-row>
        <table:table-row table:style-name="ro2">
          <table:table-cell table:style-name="ce53" office:value-type="string" calcext:value-type="string" table:number-columns-spanned="4" table:number-rows-spanned="2">
            <text:p>CEINTURE</text:p>
            <text:p>MARRON 2</text:p>
          </table:table-cell>
          <table:covered-table-cell table:number-columns-repeated="3"/>
          <table:table-cell table:style-name="ce11" office:value-type="string" calcext:value-type="string" table:number-columns-spanned="9" table:number-rows-spanned="1">
            <text:p><text:span text:style-name="T6">TEST 3</text:span><text:span text:style-name="T7">e</text:span><text:span text:style-name="T6"> - Date : ……………………………</text:span></text:p>
          </table:table-cell>
          <table:covered-table-cell table:number-columns-repeated="7" table:style-name="ce5"/>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style-name="ce78"/>
          <table:covered-table-cell/>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Z34];[.Z34:.Z43])+2" office:value-type="float" office:value="12" calcext:value-type="float">
            <text:p>12</text:p>
          </table:table-cell>
          <table:table-cell table:style-name="ce81" table:formula="of:=RAND()" office:value-type="float" office:value="0.0198653651690438" calcext:value-type="float">
            <text:p>0,0198653651690438</text:p>
          </table:table-cell>
          <table:table-cell table:number-columns-repeated="3"/>
          <table:table-cell table:formula="of:=RANK([.AE34];[.AE34:.AE43])+2" office:value-type="float" office:value="5" calcext:value-type="float">
            <text:p>5</text:p>
          </table:table-cell>
          <table:table-cell table:style-name="ce81" table:formula="of:=RAND()" office:value-type="float" office:value="0.754123939382329" calcext:value-type="float">
            <text:p>0,754123939382329</text:p>
          </table:table-cell>
          <table:table-cell table:number-columns-repeated="993"/>
        </table:table-row>
        <table:table-row table:style-name="ro2">
          <table:covered-table-cell table:number-columns-repeated="2" table:style-name="ce5"/>
          <table:covered-table-cell table:number-columns-repeated="2"/>
          <table:table-cell table:style-name="ce54" office:value-type="string" calcext:value-type="string" table:number-columns-spanned="6" table:number-rows-spanned="1">
            <text:p>NOM :</text:p>
          </table:table-cell>
          <table:covered-table-cell table:number-columns-repeated="3" table:style-name="ce13"/>
          <table:covered-table-cell/>
          <table:covered-table-cell table:style-name="ce8"/>
          <table:table-cell table:style-name="ce146" office:value-type="string" calcext:value-type="string" table:number-columns-spanned="4" table:number-rows-spanned="1">
            <text:p>Prénom :</text:p>
          </table:table-cell>
          <table:covered-table-cell table:style-name="ce54"/>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120" calcext:value-type="string">
            <text:p>v120</text:p>
          </table:table-cell>
          <table:table-cell/>
          <table:table-cell table:style-name="ce25" office:value-type="string" calcext:value-type="string" table:number-columns-spanned="4" table:number-rows-spanned="1">
            <text:p>Correction CEINTURE MARRON 2</text:p>
          </table:table-cell>
          <table:covered-table-cell table:style-name="ce28"/>
          <table:covered-table-cell table:style-name="ce30"/>
          <table:covered-table-cell table:style-name="ce31"/>
          <table:table-cell/>
          <table:table-cell table:formula="of:=RANK([.Z35];[.Z34:.Z43])+2" office:value-type="float" office:value="10" calcext:value-type="float">
            <text:p>10</text:p>
          </table:table-cell>
          <table:table-cell table:style-name="ce81" table:formula="of:=RAND()" office:value-type="float" office:value="0.165348482424323" calcext:value-type="float">
            <text:p>0,165348482424323</text:p>
          </table:table-cell>
          <table:table-cell table:number-columns-repeated="3"/>
          <table:table-cell table:formula="of:=RANK([.AE35];[.AE34:.AE43])+2" office:value-type="float" office:value="8" calcext:value-type="float">
            <text:p>8</text:p>
          </table:table-cell>
          <table:table-cell table:style-name="ce81" table:formula="of:=RAND()" office:value-type="float" office:value="0.478734706611013" calcext:value-type="float">
            <text:p>0,478734706611013</text:p>
          </table:table-cell>
          <table:table-cell table:number-columns-repeated="993"/>
        </table:table-row>
        <table:table-row table:style-name="ro3">
          <table:table-cell table:style-name="ce55" office:value-type="string" calcext:value-type="string" table:number-columns-spanned="4" table:number-rows-spanned="1">
            <text:p>Développer</text:p>
          </table:table-cell>
          <table:covered-table-cell table:number-columns-repeated="3" table:style-name="ce38"/>
          <table:table-cell table:style-name="ce55" office:value-type="string" calcext:value-type="string" table:number-columns-spanned="5" table:number-rows-spanned="1">
            <text:p>Volume de prisme droit </text:p>
            <text:p>et cylindre en cm³</text:p>
          </table:table-cell>
          <table:covered-table-cell table:number-columns-repeated="4" table:style-name="ce38"/>
          <table:table-cell table:style-name="ce55" office:value-type="string" calcext:value-type="string" table:number-columns-spanned="5" table:number-rows-spanned="1">
            <text:p>Aire de figures simples en cm²</text:p>
          </table:table-cell>
          <table:covered-table-cell table:style-name="ce55"/>
          <table:covered-table-cell table:number-columns-repeated="3" table:style-name="ce38"/>
          <table:table-cell table:style-name="ce55" office:value-type="string" calcext:value-type="string" table:number-columns-spanned="4" table:number-rows-spanned="1">
            <text:p>Conversions d’unités de volume</text:p>
          </table: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34]" office:value-type="string" office:string-value="AD" calcext:value-type="string">
            <text:p>AD</text:p>
          </table:table-cell>
          <table:table-cell table:style-name="ce29"/>
          <table:table-cell table:style-name="ce92" table:formula="of:=[.R35]" office:value-type="string" office:string-value="v120" calcext:value-type="string">
            <text:p>v120</text:p>
          </table:table-cell>
          <table:table-cell table:style-name="ce81"/>
          <table:table-cell table:formula="of:=RANK([.Z36];[.Z34:.Z43])+2" office:value-type="float" office:value="11" calcext:value-type="float">
            <text:p>11</text:p>
          </table:table-cell>
          <table:table-cell table:style-name="ce81" table:formula="of:=RAND()" office:value-type="float" office:value="0.140035767148251" calcext:value-type="float">
            <text:p>0,140035767148251</text:p>
          </table:table-cell>
          <table:table-cell/>
          <table:table-cell table:style-name="ce81" table:number-columns-repeated="2"/>
          <table:table-cell table:formula="of:=RANK([.AE36];[.AE34:.AE43])+2" office:value-type="float" office:value="3" calcext:value-type="float">
            <text:p>3</text:p>
          </table:table-cell>
          <table:table-cell table:style-name="ce81" table:formula="of:=RAND()" office:value-type="float" office:value="0.858524278942735" calcext:value-type="float">
            <text:p>0,858524278942735</text:p>
          </table:table-cell>
          <table:table-cell table:style-name="ce81" table:formula="of:=RANK([.AG36];[.AG36:.AG41])" office:value-type="float" office:value="4" calcext:value-type="float">
            <text:p>4</text:p>
          </table:table-cell>
          <table:table-cell table:style-name="ce81" table:formula="of:=RAND()" office:value-type="float" office:value="0.555376828955735" calcext:value-type="float">
            <text:p>0,555376828955735</text:p>
          </table:table-cell>
          <table:table-cell table:number-columns-repeated="991"/>
        </table:table-row>
        <table:table-row table:style-name="ro3">
          <table:table-cell table:style-name="ce112" table:formula="of:=CHOOSE(MOD([.AF37]+[.AF36];6)+1;[.AA37]&amp;&quot;(&quot;&amp;[.X37]&amp;&quot;+&quot;&amp;[.AB37]&amp;&quot;)&quot;;[.AA37]&amp;&quot;(&quot;&amp;[.AB37]&amp;[.X37]&amp;&quot;+&quot;&amp;[.AC37]&amp;&quot;)&quot;;[.AA37]&amp;&quot;(&quot;&amp;[.AB37]&amp;[.X37]&amp;&quot;-&quot;&amp;[.AC37]&amp;&quot;)&quot;;[.AA37]&amp;&quot;&quot;&amp;[.X37]&amp;&quot;(&quot;&amp;[.AB37]&amp;[.X37]&amp;&quot;+&quot;&amp;[.AC37]&amp;&quot;)&quot;;[.AA37]&amp;[.X37]&amp;&quot;(&quot;&amp;[.AB37]&amp;&quot;-&quot;&amp;[.AC37]&amp;[.X37]&amp;&quot;)&quot;;[.X37]&amp;&quot;(&quot;&amp;[.X37]&amp;&quot;+&quot;&amp;[.AA37]&amp;&quot;)&quot;)" office:value-type="string" office:string-value="4y(4-9y)" calcext:value-type="string">
            <text:p>4y(4-9y)</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B=</text:p>
          </table:table-cell>
          <table:table-cell table:style-name="ce209" table:formula="of:=IF([.AF37]=1;RANDBETWEEN(1;3);IF([.AF37]=2;RANDBETWEEN(4;6);IF([.AF37]=3;RANDBETWEEN(7;10);IF([.AF37]=4;RANDBETWEEN(11;13);IF([.AF37]=5;RANDBETWEEN(14;17);RANDBETWEEN(18;20))))))" office:value-type="float" office:value="20" calcext:value-type="float">
            <text:p>20 cm²</text:p>
          </table:table-cell>
          <table:table-cell table:style-name="ce47" office:value-type="string" calcext:value-type="string">
            <text:p>h=</text:p>
          </table:table-cell>
          <table:table-cell table:style-name="ce171" table:formula="of:=IF([.AF36]=1;RANDBETWEEN(1;3);IF([.AF36]=2;RANDBETWEEN(4;6);IF([.AF36]=3;RANDBETWEEN(7;10);IF([.AF36]=4;RANDBETWEEN(11;13);IF([.AF36]=5;RANDBETWEEN(14;17);RANDBETWEEN(18;20))))))" office:value-type="float" office:value="13" calcext:value-type="float">
            <text:p>13 cm</text:p>
          </table:table-cell>
          <table:table-cell table:style-name="ce172" office:value-type="string" calcext:value-type="string">
            <text:p>V = </text:p>
          </table:table-cell>
          <table:table-cell table:style-name="ce153" office:value-type="string" calcext:value-type="string">
            <text:p>carré de côté</text:p>
          </table:table-cell>
          <table:table-cell table:style-name="ce40" table:formula="of:=RANDBETWEEN(10;20)" office:value-type="float" office:value="19" calcext:value-type="float">
            <text:p>19</text:p>
          </table:table-cell>
          <table:table-cell table:style-name="ce41" office:value-type="string" calcext:value-type="string">
            <text:p>:</text:p>
          </table:table-cell>
          <table:table-cell table:style-name="ce41"/>
          <table:table-cell table:style-name="ce42"/>
          <table:table-cell table:style-name="ce51" table:formula="of:=ROUNDUP(RAND()*1000/CHOOSE(RANDBETWEEN(1;4);1;10;100;1000);RANDBETWEEN(-2;2))" office:value-type="float" office:value="0.94" calcext:value-type="float">
            <text:p>0,94</text:p>
          </table:table-cell>
          <table:table-cell table:style-name="ce40" table:formula="of:=CHOOSE(IF([.AF37]=6;RANDBETWEEN(7;9);IF([.AF37]=5;RANDBETWEEN(10;12);IF([.AF37]=1;RANDBETWEEN(1;2);IF([.AF37]=2;RANDBETWEEN(3;4);IF([.AF37]=3;5;6)))));&quot;mm³&quot;;&quot;cm³&quot;;&quot;dm³&quot;;&quot;dam³&quot;;&quot;hm³&quot;;&quot;km³&quot;;&quot;hL&quot;;&quot;daL&quot;;&quot;L&quot;;&quot;dL&quot;;&quot;cL&quot;;&quot;mL&quot;)" office:value-type="string" office:string-value="daL" calcext:value-type="string">
            <text:p>da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37]+[.AF36];6)+1;[.AA37]&amp;[.X37]&amp;&quot;+&quot;&amp;([.AA37]*[.AB37]);[.AA37]*[.AB37]&amp;[.X37]&amp;&quot;+&quot;&amp;[.AA37]*[.AC37];[.AA37]*[.AB37]&amp;[.X37]&amp;&quot;-&quot;&amp;[.AA37]*[.AC37];[.AA37]*[.AB37]&amp;[.X37]&amp;&quot;²+&quot;&amp;[.AA37]*[.AC37]&amp;[.X37];[.AA37]*[.AB37]&amp;[.X37]&amp;&quot;-&quot;&amp;[.AA37]*[.AC37]&amp;[.X37]&amp;&quot;²&quot;;[.X37]&amp;&quot;²+&quot;&amp;[.AA37]&amp;[.X37])" office:value-type="string" office:string-value="16y-36y²" calcext:value-type="string">
            <text:p>16y-36y²</text:p>
          </table:table-cell>
          <table:table-cell table:style-name="ce174" table:formula="of:=[.F37]*[.H37]" office:value-type="float" office:value="260" calcext:value-type="float">
            <text:p>260 cm³</text:p>
          </table:table-cell>
          <table:table-cell table:style-name="ce147" table:formula="of:=[.K37]^2&amp;&quot; cm²&quot;" office:value-type="string" office:string-value="361 cm²" calcext:value-type="string">
            <text:p>361 cm²</text:p>
          </table:table-cell>
          <table:table-cell table:style-name="ce156" table:formula="of:=[.O37]*CHOOSE([.Y37];0;0.000000001;0.000001;0.001;1000000000;1000000;1000;0.1;0.01;0.001;0.0001;0.00001;0.000001)&amp;&quot; &quot;&amp;[.R37]" office:value-type="string" office:string-value="0,00000094 m³" calcext:value-type="string">
            <text:p>0,00000094 m³</text:p>
          </table:table-cell>
          <table:table-cell table:style-name="ce195" table:formula="of:=CHOOSE(RANDBETWEEN(1;4);&quot;a&quot;;&quot;b&quot;;&quot;c&quot;;&quot;y&quot;)" office:value-type="string" office:string-value="y" calcext:value-type="string">
            <text:p>y</text:p>
          </table:table-cell>
          <table:table-cell table:formula="of:=RANK([.Z37];[.Z34:.Z43])+2" office:value-type="float" office:value="3" calcext:value-type="float">
            <text:p>3</text:p>
          </table:table-cell>
          <table:table-cell table:style-name="ce81" table:formula="of:=RAND()" office:value-type="float" office:value="0.821214160794685" calcext:value-type="float">
            <text:p>0,821214160794685</text:p>
          </table:table-cell>
          <table:table-cell table:style-name="ce15" table:formula="of:=RANDBETWEEN(2;9)" office:value-type="float" office:value="4" calcext:value-type="float">
            <text:p>4</text:p>
          </table:table-cell>
          <table:table-cell table:style-name="ce15" table:formula="of:=RANDBETWEEN(2;9)" office:value-type="float" office:value="4" calcext:value-type="float">
            <text:p>4</text:p>
          </table:table-cell>
          <table:table-cell table:style-name="ce15" table:formula="of:=RANDBETWEEN(2;9)" office:value-type="float" office:value="9" calcext:value-type="float">
            <text:p>9</text:p>
          </table:table-cell>
          <table:table-cell table:formula="of:=RANK([.AE37];[.AE34:.AE43])+2" office:value-type="float" office:value="11" calcext:value-type="float">
            <text:p>11</text:p>
          </table:table-cell>
          <table:table-cell table:style-name="ce81" table:formula="of:=RAND()" office:value-type="float" office:value="0.0799974834621259" calcext:value-type="float">
            <text:p>0,0799974834621259</text:p>
          </table:table-cell>
          <table:table-cell table:formula="of:=RANK([.AG37];[.AG36:.AG41])" office:value-type="float" office:value="6" calcext:value-type="float">
            <text:p>6</text:p>
          </table:table-cell>
          <table:table-cell table:style-name="ce81" table:formula="of:=RAND()" office:value-type="float" office:value="0.124639587955695" calcext:value-type="float">
            <text:p>0,124639587955695</text:p>
          </table:table-cell>
          <table:table-cell table:number-columns-repeated="991"/>
        </table:table-row>
        <table:table-row table:style-name="ro3">
          <table:table-cell table:style-name="ce112" table:formula="of:=CHOOSE(MOD([.AF38]+[.AF36];6)+1;[.AA38]&amp;&quot;(&quot;&amp;[.X38]&amp;&quot;+&quot;&amp;[.AB38]&amp;&quot;)&quot;;[.AA38]&amp;&quot;(&quot;&amp;[.AB38]&amp;[.X38]&amp;&quot;+&quot;&amp;[.AC38]&amp;&quot;)&quot;;[.AA38]&amp;&quot;(&quot;&amp;[.AB38]&amp;[.X38]&amp;&quot;-&quot;&amp;[.AC38]&amp;&quot;)&quot;;[.AA38]&amp;&quot;&quot;&amp;[.X38]&amp;&quot;(&quot;&amp;[.AB38]&amp;[.X38]&amp;&quot;+&quot;&amp;[.AC38]&amp;&quot;)&quot;;[.AA38]&amp;[.X38]&amp;&quot;(&quot;&amp;[.AB38]&amp;&quot;-&quot;&amp;[.AC38]&amp;[.X38]&amp;&quot;)&quot;;[.X38]&amp;&quot;(&quot;&amp;[.X38]&amp;&quot;+&quot;&amp;[.AA38]&amp;&quot;)&quot;)" office:value-type="string" office:string-value="a(a+6)" calcext:value-type="string">
            <text:p>a(a+6)</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B=</text:p>
          </table:table-cell>
          <table:table-cell table:style-name="ce209" table:formula="of:=IF([.AF38]=1;RANDBETWEEN(1;3);IF([.AF38]=2;RANDBETWEEN(4;6);IF([.AF38]=3;RANDBETWEEN(7;10);IF([.AF38]=4;RANDBETWEEN(11;13);IF([.AF38]=5;RANDBETWEEN(14;17);RANDBETWEEN(18;20))))))" office:value-type="float" office:value="1" calcext:value-type="float">
            <text:p>1 cm²</text:p>
          </table:table-cell>
          <table:table-cell table:style-name="ce47" office:value-type="string" calcext:value-type="string">
            <text:p>h=</text:p>
          </table:table-cell>
          <table:table-cell table:style-name="ce171" table:formula="of:=IF([.AF37]=1;RANDBETWEEN(1;3);IF([.AF37]=2;RANDBETWEEN(4;6);IF([.AF37]=3;RANDBETWEEN(7;10);IF([.AF37]=4;RANDBETWEEN(11;13);IF([.AF37]=5;RANDBETWEEN(14;17);RANDBETWEEN(18;20))))))" office:value-type="float" office:value="19" calcext:value-type="float">
            <text:p>19 cm</text:p>
          </table:table-cell>
          <table:table-cell table:style-name="ce172" office:value-type="string" calcext:value-type="string">
            <text:p>V = </text:p>
          </table:table-cell>
          <table:table-cell table:style-name="ce153" office:value-type="string" calcext:value-type="string">
            <text:p>Rectangle</text:p>
            <text:p>de côtés</text:p>
          </table:table-cell>
          <table:table-cell table:style-name="ce40" table:formula="of:=RANDBETWEEN(1;12)" office:value-type="float" office:value="2" calcext:value-type="float">
            <text:p>2</text:p>
          </table:table-cell>
          <table:table-cell table:style-name="ce41" office:value-type="string" calcext:value-type="string">
            <text:p>et</text:p>
          </table:table-cell>
          <table:table-cell table:style-name="ce40" table:formula="of:=RANDBETWEEN(1;12)" office:value-type="float" office:value="3" calcext:value-type="float">
            <text:p>3</text:p>
          </table:table-cell>
          <table:table-cell table:style-name="ce42" office:value-type="string" calcext:value-type="string">
            <text:p>:</text:p>
          </table:table-cell>
          <table:table-cell table:style-name="ce51" table:formula="of:=ROUNDUP(RAND()*1000/CHOOSE(RANDBETWEEN(1;4);1;10;100;1000);RANDBETWEEN(-2;2))" office:value-type="float" office:value="1" calcext:value-type="float">
            <text:p>1</text:p>
          </table:table-cell>
          <table:table-cell table:style-name="ce40" table:formula="of:=CHOOSE(IF([.AF38]=6;RANDBETWEEN(7;9);IF([.AF38]=5;RANDBETWEEN(10;12);IF([.AF38]=1;RANDBETWEEN(1;2);IF([.AF38]=2;RANDBETWEEN(3;4);IF([.AF38]=3;5;6)))));&quot;mm³&quot;;&quot;cm³&quot;;&quot;dm³&quot;;&quot;dam³&quot;;&quot;hm³&quot;;&quot;km³&quot;;&quot;hL&quot;;&quot;daL&quot;;&quot;L&quot;;&quot;dL&quot;;&quot;cL&quot;;&quot;mL&quot;)" office:value-type="string" office:string-value="mm³" calcext:value-type="string">
            <text:p>m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38]+[.AF36];6)+1;[.AA38]&amp;[.X38]&amp;&quot;+&quot;&amp;([.AA38]*[.AB38]);[.AA38]*[.AB38]&amp;[.X38]&amp;&quot;+&quot;&amp;[.AA38]*[.AC38];[.AA38]*[.AB38]&amp;[.X38]&amp;&quot;-&quot;&amp;[.AA38]*[.AC38];[.AA38]*[.AB38]&amp;[.X38]&amp;&quot;²+&quot;&amp;[.AA38]*[.AC38]&amp;[.X38];[.AA38]*[.AB38]&amp;[.X38]&amp;&quot;-&quot;&amp;[.AA38]*[.AC38]&amp;[.X38]&amp;&quot;²&quot;;[.X38]&amp;&quot;²+&quot;&amp;[.AA38]&amp;[.X38])" office:value-type="string" office:string-value="a²+6a" calcext:value-type="string">
            <text:p>a²+6a</text:p>
          </table:table-cell>
          <table:table-cell table:style-name="ce174" table:formula="of:=[.F38]*[.H38]" office:value-type="float" office:value="19" calcext:value-type="float">
            <text:p>19 cm³</text:p>
          </table:table-cell>
          <table:table-cell table:style-name="ce147" table:formula="of:=[.K38]^2&amp;&quot; cm²&quot;" office:value-type="string" office:string-value="4 cm²" calcext:value-type="string">
            <text:p>4 cm²</text:p>
          </table:table-cell>
          <table:table-cell table:style-name="ce156" table:formula="of:=[.O38]*CHOOSE([.Y38];0;0.000000001;0.000001;0.001;1000000000;1000000;1000;0.1;0.01;0.001;0.0001;0.00001;0.000001)&amp;&quot; &quot;&amp;[.R38]" office:value-type="string" office:string-value="0,1 m³" calcext:value-type="string">
            <text:p>0,1 m³</text:p>
          </table:table-cell>
          <table:table-cell table:style-name="ce195" table:formula="of:=CHOOSE(RANDBETWEEN(1;4);&quot;a&quot;;&quot;b&quot;;&quot;c&quot;;&quot;y&quot;)" office:value-type="string" office:string-value="a" calcext:value-type="string">
            <text:p>a</text:p>
          </table:table-cell>
          <table:table-cell table:formula="of:=RANK([.Z38];[.Z34:.Z43])+2" office:value-type="float" office:value="8" calcext:value-type="float">
            <text:p>8</text:p>
          </table:table-cell>
          <table:table-cell table:style-name="ce81" table:formula="of:=RAND()" office:value-type="float" office:value="0.359189903551788" calcext:value-type="float">
            <text:p>0,359189903551788</text:p>
          </table:table-cell>
          <table:table-cell table:style-name="ce15" table:formula="of:=RANDBETWEEN(2;9)" office:value-type="float" office:value="6" calcext:value-type="float">
            <text:p>6</text:p>
          </table:table-cell>
          <table:table-cell table:style-name="ce15" table:formula="of:=RANDBETWEEN(2;9)" office:value-type="float" office:value="9" calcext:value-type="float">
            <text:p>9</text:p>
          </table:table-cell>
          <table:table-cell table:style-name="ce15" table:formula="of:=RANDBETWEEN(2;9)" office:value-type="float" office:value="3" calcext:value-type="float">
            <text:p>3</text:p>
          </table:table-cell>
          <table:table-cell table:formula="of:=RANK([.AE38];[.AE34:.AE43])+2" office:value-type="float" office:value="4" calcext:value-type="float">
            <text:p>4</text:p>
          </table:table-cell>
          <table:table-cell table:style-name="ce81" table:formula="of:=RAND()" office:value-type="float" office:value="0.810208376708369" calcext:value-type="float">
            <text:p>0,810208376708369</text:p>
          </table:table-cell>
          <table:table-cell table:formula="of:=RANK([.AG38];[.AG36:.AG41])" office:value-type="float" office:value="1" calcext:value-type="float">
            <text:p>1</text:p>
          </table:table-cell>
          <table:table-cell table:style-name="ce81" table:formula="of:=RAND()" office:value-type="float" office:value="0.758815955306575" calcext:value-type="float">
            <text:p>0,758815955306575</text:p>
          </table:table-cell>
          <table:table-cell table:number-columns-repeated="991"/>
        </table:table-row>
        <table:table-row table:style-name="ro3">
          <table:table-cell table:style-name="ce112" table:formula="of:=CHOOSE(MOD([.AF39]+[.AF36];6)+1;[.AA39]&amp;&quot;(&quot;&amp;[.X39]&amp;&quot;+&quot;&amp;[.AB39]&amp;&quot;)&quot;;[.AA39]&amp;&quot;(&quot;&amp;[.AB39]&amp;[.X39]&amp;&quot;+&quot;&amp;[.AC39]&amp;&quot;)&quot;;[.AA39]&amp;&quot;(&quot;&amp;[.AB39]&amp;[.X39]&amp;&quot;-&quot;&amp;[.AC39]&amp;&quot;)&quot;;[.AA39]&amp;&quot;&quot;&amp;[.X39]&amp;&quot;(&quot;&amp;[.AB39]&amp;[.X39]&amp;&quot;+&quot;&amp;[.AC39]&amp;&quot;)&quot;;[.AA39]&amp;[.X39]&amp;&quot;(&quot;&amp;[.AB39]&amp;&quot;-&quot;&amp;[.AC39]&amp;[.X39]&amp;&quot;)&quot;;[.X39]&amp;&quot;(&quot;&amp;[.X39]&amp;&quot;+&quot;&amp;[.AA39]&amp;&quot;)&quot;)" office:value-type="string" office:string-value="3(8b+9)" calcext:value-type="string">
            <text:p>3(8b+9)</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R=</text:p>
          </table:table-cell>
          <table:table-cell table:style-name="ce209" table:formula="of:=IF([.AF39]=1;RANDBETWEEN(1;3);IF([.AF39]=2;RANDBETWEEN(4;5);IF([.AF39]=3;RANDBETWEEN(6;8);IF([.AF39]=4;RANDBETWEEN(9;10);IF([.AF39]=5;11;12)))))" office:value-type="float" office:value="7" calcext:value-type="float">
            <text:p>7 cm²</text:p>
          </table:table-cell>
          <table:table-cell table:style-name="ce47" office:value-type="string" calcext:value-type="string">
            <text:p>h=</text:p>
          </table:table-cell>
          <table:table-cell table:style-name="ce171" table:formula="of:=IF([.AF38]=1;RANDBETWEEN(1;2);IF([.AF38]=2;RANDBETWEEN(3;4);IF([.AF38]=3;RANDBETWEEN(5;6);IF([.AF38]=4;RANDBETWEEN(7;8);IF([.AF38]=5;9;10)))))" office:value-type="float" office:value="2" calcext:value-type="float">
            <text:p>2 cm</text:p>
          </table:table-cell>
          <table:table-cell table:style-name="ce172" office:value-type="string" calcext:value-type="string">
            <text:p>V = </text:p>
          </table:table-cell>
          <table:table-cell table:style-name="ce153" office:value-type="string" calcext:value-type="string">
            <text:p>triangle de côté</text:p>
            <text:p>et hauteur</text:p>
          </table:table-cell>
          <table:table-cell table:style-name="ce40" table:formula="of:=RANDBETWEEN(1;12)" office:value-type="float" office:value="9" calcext:value-type="float">
            <text:p>9</text:p>
          </table:table-cell>
          <table:table-cell table:style-name="ce41" office:value-type="string" calcext:value-type="string">
            <text:p>et</text:p>
          </table:table-cell>
          <table:table-cell table:style-name="ce40" table:formula="of:=RANDBETWEEN(1;12)" office:value-type="float" office:value="5" calcext:value-type="float">
            <text:p>5</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IF([.AF39]=6;RANDBETWEEN(7;9);IF([.AF39]=5;RANDBETWEEN(10;12);IF([.AF39]=1;RANDBETWEEN(1;2);IF([.AF39]=2;RANDBETWEEN(3;4);IF([.AF39]=3;5;6)))));&quot;mm³&quot;;&quot;cm³&quot;;&quot;dm³&quot;;&quot;dam³&quot;;&quot;hm³&quot;;&quot;km³&quot;;&quot;hL&quot;;&quot;daL&quot;;&quot;L&quot;;&quot;dL&quot;;&quot;cL&quot;;&quot;mL&quot;)" office:value-type="string" office:string-value="hm³" calcext:value-type="string">
            <text:p>h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39]+[.AF36];6)+1;[.AA39]&amp;[.X39]&amp;&quot;+&quot;&amp;([.AA39]*[.AB39]);[.AA39]*[.AB39]&amp;[.X39]&amp;&quot;+&quot;&amp;[.AA39]*[.AC39];[.AA39]*[.AB39]&amp;[.X39]&amp;&quot;-&quot;&amp;[.AA39]*[.AC39];[.AA39]*[.AB39]&amp;[.X39]&amp;&quot;²+&quot;&amp;[.AA39]*[.AC39]&amp;[.X39];[.AA39]*[.AB39]&amp;[.X39]&amp;&quot;-&quot;&amp;[.AA39]*[.AC39]&amp;[.X39]&amp;&quot;²&quot;;[.X39]&amp;&quot;²+&quot;&amp;[.AA39]&amp;[.X39])" office:value-type="string" office:string-value="24b+27" calcext:value-type="string">
            <text:p>24b+27</text:p>
          </table:table-cell>
          <table:table-cell table:style-name="ce190" table:formula="of:=[.F39]^2*[.H39]" office:value-type="float" office:value="98" calcext:value-type="float">
            <text:p>98π cm³</text:p>
          </table:table-cell>
          <table:table-cell table:style-name="ce147" table:formula="of:=[.K39]^2&amp;&quot; cm²&quot;" office:value-type="string" office:string-value="81 cm²" calcext:value-type="string">
            <text:p>81 cm²</text:p>
          </table:table-cell>
          <table:table-cell table:style-name="ce156" table:formula="of:=[.O39]*CHOOSE([.Y39];0;0.000000001;0.000001;0.001;1000000000;1000000;1000;0.1;0.01;0.001;0.0001;0.00001;0.000001)&amp;&quot; &quot;&amp;[.R39]" office:value-type="string" office:string-value="0,1 m³" calcext:value-type="string">
            <text:p>0,1 m³</text:p>
          </table:table-cell>
          <table:table-cell table:style-name="ce195" table:formula="of:=CHOOSE(RANDBETWEEN(1;4);&quot;a&quot;;&quot;b&quot;;&quot;c&quot;;&quot;y&quot;)" office:value-type="string" office:string-value="b" calcext:value-type="string">
            <text:p>b</text:p>
          </table:table-cell>
          <table:table-cell table:formula="of:=RANK([.Z39];[.Z34:.Z43])+2" office:value-type="float" office:value="4" calcext:value-type="float">
            <text:p>4</text:p>
          </table:table-cell>
          <table:table-cell table:style-name="ce81" table:formula="of:=RAND()" office:value-type="float" office:value="0.651463460234011" calcext:value-type="float">
            <text:p>0,651463460234011</text:p>
          </table:table-cell>
          <table:table-cell table:style-name="ce15" table:formula="of:=RANDBETWEEN(2;9)" office:value-type="float" office:value="3" calcext:value-type="float">
            <text:p>3</text:p>
          </table:table-cell>
          <table:table-cell table:style-name="ce15" table:formula="of:=RANDBETWEEN(2;9)" office:value-type="float" office:value="8" calcext:value-type="float">
            <text:p>8</text:p>
          </table:table-cell>
          <table:table-cell table:style-name="ce15" table:formula="of:=RANDBETWEEN(2;9)" office:value-type="float" office:value="9" calcext:value-type="float">
            <text:p>9</text:p>
          </table:table-cell>
          <table:table-cell table:formula="of:=RANK([.AE39];[.AE34:.AE43])+2" office:value-type="float" office:value="6" calcext:value-type="float">
            <text:p>6</text:p>
          </table:table-cell>
          <table:table-cell table:style-name="ce81" table:formula="of:=RAND()" office:value-type="float" office:value="0.742958473669655" calcext:value-type="float">
            <text:p>0,742958473669655</text:p>
          </table:table-cell>
          <table:table-cell table:formula="of:=RANK([.AG39];[.AG36:.AG41])" office:value-type="float" office:value="3" calcext:value-type="float">
            <text:p>3</text:p>
          </table:table-cell>
          <table:table-cell table:style-name="ce81" table:formula="of:=RAND()" office:value-type="float" office:value="0.580644072640375" calcext:value-type="float">
            <text:p>0,580644072640375</text:p>
          </table:table-cell>
          <table:table-cell table:number-columns-repeated="991"/>
        </table:table-row>
        <table:table-row table:style-name="ro3">
          <table:table-cell table:style-name="ce112" table:formula="of:=CHOOSE(MOD([.AF40]+[.AF36];6)+1;[.AA40]&amp;&quot;(&quot;&amp;[.X40]&amp;&quot;+&quot;&amp;[.AB40]&amp;&quot;)&quot;;[.AA40]&amp;&quot;(&quot;&amp;[.AB40]&amp;[.X40]&amp;&quot;+&quot;&amp;[.AC40]&amp;&quot;)&quot;;[.AA40]&amp;&quot;(&quot;&amp;[.AB40]&amp;[.X40]&amp;&quot;-&quot;&amp;[.AC40]&amp;&quot;)&quot;;[.AA40]&amp;&quot;&quot;&amp;[.X40]&amp;&quot;(&quot;&amp;[.AB40]&amp;[.X40]&amp;&quot;+&quot;&amp;[.AC40]&amp;&quot;)&quot;;[.AA40]&amp;[.X40]&amp;&quot;(&quot;&amp;[.AB40]&amp;&quot;-&quot;&amp;[.AC40]&amp;[.X40]&amp;&quot;)&quot;;[.X40]&amp;&quot;(&quot;&amp;[.X40]&amp;&quot;+&quot;&amp;[.AA40]&amp;&quot;)&quot;)" office:value-type="string" office:string-value="7(a+8)" calcext:value-type="string">
            <text:p>7(a+8)</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R=</text:p>
          </table:table-cell>
          <table:table-cell table:style-name="ce209" table:formula="of:=IF([.AF40]=1;RANDBETWEEN(1;3);IF([.AF40]=2;RANDBETWEEN(4;5);IF([.AF40]=3;RANDBETWEEN(6;8);IF([.AF40]=4;RANDBETWEEN(9;10);IF([.AF40]=5;11;12)))))" office:value-type="float" office:value="5" calcext:value-type="float">
            <text:p>5 cm²</text:p>
          </table:table-cell>
          <table:table-cell table:style-name="ce47" office:value-type="string" calcext:value-type="string">
            <text:p>h=</text:p>
          </table:table-cell>
          <table:table-cell table:style-name="ce171" table:formula="of:=IF([.AF39]=1;RANDBETWEEN(1;2);IF([.AF39]=2;RANDBETWEEN(3;4);IF([.AF39]=3;RANDBETWEEN(5;6);IF([.AF39]=4;RANDBETWEEN(7;8);IF([.AF39]=5;9;10)))))" office:value-type="float" office:value="5" calcext:value-type="float">
            <text:p>5 cm</text:p>
          </table:table-cell>
          <table:table-cell table:style-name="ce172" office:value-type="string" calcext:value-type="string">
            <text:p>V = </text:p>
          </table:table-cell>
          <table:table-cell table:style-name="ce153" office:value-type="string" calcext:value-type="string">
            <text:p>rectangle</text:p>
            <text:p>de côtés</text:p>
          </table:table-cell>
          <table:table-cell table:style-name="ce40" table:formula="of:=RANDBETWEEN(1;12)" office:value-type="float" office:value="4" calcext:value-type="float">
            <text:p>4</text:p>
          </table:table-cell>
          <table:table-cell table:style-name="ce41" office:value-type="string" calcext:value-type="string">
            <text:p>et</text:p>
          </table:table-cell>
          <table:table-cell table:style-name="ce40" table:formula="of:=RANDBETWEEN(1;12)/10" office:value-type="float" office:value="0.5" calcext:value-type="float">
            <text:p>0,5</text:p>
          </table:table-cell>
          <table:table-cell table:style-name="ce42" office:value-type="string" calcext:value-type="string">
            <text:p>:</text:p>
          </table:table-cell>
          <table:table-cell table:style-name="ce51" table:formula="of:=ROUNDUP(RAND()*1000/CHOOSE(RANDBETWEEN(1;4);1;10;100;1000);RANDBETWEEN(-2;2))" office:value-type="float" office:value="100" calcext:value-type="float">
            <text:p>100</text:p>
          </table:table-cell>
          <table:table-cell table:style-name="ce40" table:formula="of:=CHOOSE(IF([.AF40]=6;RANDBETWEEN(7;9);IF([.AF40]=5;RANDBETWEEN(10;12);IF([.AF40]=1;RANDBETWEEN(1;2);IF([.AF40]=2;RANDBETWEEN(3;4);IF([.AF40]=3;5;6)))));&quot;mm³&quot;;&quot;cm³&quot;;&quot;dm³&quot;;&quot;dam³&quot;;&quot;hm³&quot;;&quot;km³&quot;;&quot;hL&quot;;&quot;daL&quot;;&quot;L&quot;;&quot;dL&quot;;&quot;cL&quot;;&quot;mL&quot;)" office:value-type="string" office:string-value="dam³" calcext:value-type="string">
            <text:p>da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40]+[.AF36];6)+1;[.AA40]&amp;[.X40]&amp;&quot;+&quot;&amp;([.AA40]*[.AB40]);[.AA40]*[.AB40]&amp;[.X40]&amp;&quot;+&quot;&amp;[.AA40]*[.AC40];[.AA40]*[.AB40]&amp;[.X40]&amp;&quot;-&quot;&amp;[.AA40]*[.AC40];[.AA40]*[.AB40]&amp;[.X40]&amp;&quot;²+&quot;&amp;[.AA40]*[.AC40]&amp;[.X40];[.AA40]*[.AB40]&amp;[.X40]&amp;&quot;-&quot;&amp;[.AA40]*[.AC40]&amp;[.X40]&amp;&quot;²&quot;;[.X40]&amp;&quot;²+&quot;&amp;[.AA40]&amp;[.X40])" office:value-type="string" office:string-value="7a+56" calcext:value-type="string">
            <text:p>7a+56</text:p>
          </table:table-cell>
          <table:table-cell table:style-name="ce190" table:formula="of:=[.F40]^2*[.H40]" office:value-type="float" office:value="125" calcext:value-type="float">
            <text:p>125π cm³</text:p>
          </table:table-cell>
          <table:table-cell table:style-name="ce147" table:formula="of:=[.K40]^2&amp;&quot; cm²&quot;" office:value-type="string" office:string-value="16 cm²" calcext:value-type="string">
            <text:p>16 cm²</text:p>
          </table:table-cell>
          <table:table-cell table:style-name="ce156" table:formula="of:=[.O40]*CHOOSE([.Y40];0;0.000000001;0.000001;0.001;1000000000;1000000;1000;0.1;0.01;0.001;0.0001;0.00001;0.000001)&amp;&quot; &quot;&amp;[.R40]" office:value-type="string" office:string-value="100000000 m³" calcext:value-type="string">
            <text:p>100000000 m³</text:p>
          </table:table-cell>
          <table:table-cell table:style-name="ce195" table:formula="of:=CHOOSE(RANDBETWEEN(1;4);&quot;a&quot;;&quot;b&quot;;&quot;c&quot;;&quot;y&quot;)" office:value-type="string" office:string-value="a" calcext:value-type="string">
            <text:p>a</text:p>
          </table:table-cell>
          <table:table-cell table:formula="of:=RANK([.Z40];[.Z34:.Z43])+2" office:value-type="float" office:value="6" calcext:value-type="float">
            <text:p>6</text:p>
          </table:table-cell>
          <table:table-cell table:style-name="ce81" table:formula="of:=RAND()" office:value-type="float" office:value="0.460775936816976" calcext:value-type="float">
            <text:p>0,460775936816976</text:p>
          </table:table-cell>
          <table:table-cell table:style-name="ce15" table:formula="of:=RANDBETWEEN(2;9)" office:value-type="float" office:value="7" calcext:value-type="float">
            <text:p>7</text:p>
          </table:table-cell>
          <table:table-cell table:style-name="ce15" table:formula="of:=RANDBETWEEN(2;9)" office:value-type="float" office:value="8" calcext:value-type="float">
            <text:p>8</text:p>
          </table:table-cell>
          <table:table-cell table:style-name="ce15" table:formula="of:=RANDBETWEEN(2;9)" office:value-type="float" office:value="2" calcext:value-type="float">
            <text:p>2</text:p>
          </table:table-cell>
          <table:table-cell table:formula="of:=RANK([.AE40];[.AE34:.AE43])+2" office:value-type="float" office:value="7" calcext:value-type="float">
            <text:p>7</text:p>
          </table:table-cell>
          <table:table-cell table:style-name="ce81" table:formula="of:=RAND()" office:value-type="float" office:value="0.513583757853252" calcext:value-type="float">
            <text:p>0,513583757853252</text:p>
          </table:table-cell>
          <table:table-cell table:formula="of:=RANK([.AG40];[.AG36:.AG41])" office:value-type="float" office:value="2" calcext:value-type="float">
            <text:p>2</text:p>
          </table:table-cell>
          <table:table-cell table:style-name="ce81" table:formula="of:=RAND()" office:value-type="float" office:value="0.585207941354458" calcext:value-type="float">
            <text:p>0,585207941354458</text:p>
          </table:table-cell>
          <table:table-cell table:number-columns-repeated="991"/>
        </table:table-row>
        <table:table-row table:style-name="ro3">
          <table:table-cell table:style-name="ce112" table:formula="of:=CHOOSE(MOD([.AF41]+[.AF36];6)+1;[.AA41]&amp;&quot;(&quot;&amp;[.X41]&amp;&quot;+&quot;&amp;[.AB41]&amp;&quot;)&quot;;[.AA41]&amp;&quot;(&quot;&amp;[.AB41]&amp;[.X41]&amp;&quot;+&quot;&amp;[.AC41]&amp;&quot;)&quot;;[.AA41]&amp;&quot;(&quot;&amp;[.AB41]&amp;[.X41]&amp;&quot;-&quot;&amp;[.AC41]&amp;&quot;)&quot;;[.AA41]&amp;&quot;&quot;&amp;[.X41]&amp;&quot;(&quot;&amp;[.AB41]&amp;[.X41]&amp;&quot;+&quot;&amp;[.AC41]&amp;&quot;)&quot;;[.AA41]&amp;[.X41]&amp;&quot;(&quot;&amp;[.AB41]&amp;&quot;-&quot;&amp;[.AC41]&amp;[.X41]&amp;&quot;)&quot;;[.X41]&amp;&quot;(&quot;&amp;[.X41]&amp;&quot;+&quot;&amp;[.AA41]&amp;&quot;)&quot;)" office:value-type="string" office:string-value="6y(8y+8)" calcext:value-type="string">
            <text:p>6y(8y+8)</text:p>
          </table:table-cell>
          <table:table-cell table:style-name="ce137" office:value-type="string" calcext:value-type="string">
            <text:p>=</text:p>
          </table:table-cell>
          <table:table-cell table:style-name="ce137"/>
          <table:table-cell table:style-name="ce42"/>
          <table:table-cell table:style-name="ce50" office:value-type="string" calcext:value-type="string">
            <text:p>D=</text:p>
          </table:table-cell>
          <table:table-cell table:style-name="ce209" table:formula="of:=IF([.AF41]=1;RANDBETWEEN(1;3);IF([.AF41]=2;RANDBETWEEN(4;5);IF([.AF41]=3;RANDBETWEEN(6;8);IF([.AF41]=4;RANDBETWEEN(9;10);IF([.AF41]=5;11;12)))))" office:value-type="float" office:value="11" calcext:value-type="float">
            <text:p>11 cm²</text:p>
          </table:table-cell>
          <table:table-cell table:style-name="ce47" office:value-type="string" calcext:value-type="string">
            <text:p>h=</text:p>
          </table:table-cell>
          <table:table-cell table:style-name="ce171" table:formula="of:=IF([.AF40]=1;RANDBETWEEN(1;2);IF([.AF40]=2;RANDBETWEEN(3;4);IF([.AF40]=3;RANDBETWEEN(5;6);IF([.AF40]=4;RANDBETWEEN(7;8);IF([.AF40]=5;9;10)))))" office:value-type="float" office:value="3" calcext:value-type="float">
            <text:p>3 cm</text:p>
          </table:table-cell>
          <table:table-cell table:style-name="ce172" office:value-type="string" calcext:value-type="string">
            <text:p>V = </text:p>
          </table:table-cell>
          <table:table-cell table:style-name="ce153" office:value-type="string" calcext:value-type="string">
            <text:p>triangle de côté</text:p>
            <text:p>et hauteur</text:p>
          </table:table-cell>
          <table:table-cell table:style-name="ce40" table:formula="of:=RANDBETWEEN(1;12)" office:value-type="float" office:value="4" calcext:value-type="float">
            <text:p>4</text:p>
          </table:table-cell>
          <table:table-cell table:style-name="ce41" office:value-type="string" calcext:value-type="string">
            <text:p>et</text:p>
          </table:table-cell>
          <table:table-cell table:style-name="ce40" table:formula="of:=RANDBETWEEN(1;12)/10" office:value-type="float" office:value="0.4" calcext:value-type="float">
            <text:p>0,4</text:p>
          </table:table-cell>
          <table:table-cell table:style-name="ce42" office:value-type="string" calcext:value-type="string">
            <text:p>:</text:p>
          </table:table-cell>
          <table:table-cell table:style-name="ce51" table:formula="of:=ROUNDUP(RAND()*1000/CHOOSE(RANDBETWEEN(1;4);1;10;100;1000);RANDBETWEEN(-2;2))" office:value-type="float" office:value="510" calcext:value-type="float">
            <text:p>510</text:p>
          </table:table-cell>
          <table:table-cell table:style-name="ce40" table:formula="of:=CHOOSE(IF([.AF41]=6;RANDBETWEEN(7;9);IF([.AF41]=5;RANDBETWEEN(10;12);IF([.AF41]=1;RANDBETWEEN(1;2);IF([.AF41]=2;RANDBETWEEN(3;4);IF([.AF41]=3;5;6)))));&quot;mm³&quot;;&quot;cm³&quot;;&quot;dm³&quot;;&quot;dam³&quot;;&quot;hm³&quot;;&quot;km³&quot;;&quot;hL&quot;;&quot;daL&quot;;&quot;L&quot;;&quot;dL&quot;;&quot;cL&quot;;&quot;mL&quot;)" office:value-type="string" office:string-value="dL" calcext:value-type="string">
            <text:p>d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table-cell table:style-name="ce147" table:formula="of:=CHOOSE(MOD([.AF41]+[.AF36];6)+1;[.AA41]&amp;[.X41]&amp;&quot;+&quot;&amp;([.AA41]*[.AB41]);[.AA41]*[.AB41]&amp;[.X41]&amp;&quot;+&quot;&amp;[.AA41]*[.AC41];[.AA41]*[.AB41]&amp;[.X41]&amp;&quot;-&quot;&amp;[.AA41]*[.AC41];[.AA41]*[.AB41]&amp;[.X41]&amp;&quot;²+&quot;&amp;[.AA41]*[.AC41]&amp;[.X41];[.AA41]*[.AB41]&amp;[.X41]&amp;&quot;-&quot;&amp;[.AA41]*[.AC41]&amp;[.X41]&amp;&quot;²&quot;;[.X41]&amp;&quot;²+&quot;&amp;[.AA41]&amp;[.X41])" office:value-type="string" office:string-value="48y²+48y" calcext:value-type="string">
            <text:p>48y²+48y</text:p>
          </table:table-cell>
          <table:table-cell table:style-name="ce190" table:formula="of:=[.F41]^2*[.H41]/4" office:value-type="float" office:value="90.75" calcext:value-type="float">
            <text:p>91π cm³</text:p>
          </table:table-cell>
          <table:table-cell table:style-name="ce147" table:formula="of:=[.K41]^2&amp;&quot; cm²&quot;" office:value-type="string" office:string-value="16 cm²" calcext:value-type="string">
            <text:p>16 cm²</text:p>
          </table:table-cell>
          <table:table-cell table:style-name="ce156" table:formula="of:=[.O41]*CHOOSE([.Y41];0;0.000000001;0.000001;0.001;1000000000;1000000;1000;0.1;0.01;0.001;0.0001;0.00001;0.000001)&amp;&quot; &quot;&amp;[.R41]" office:value-type="string" office:string-value="5,1 m³" calcext:value-type="string">
            <text:p>5,1 m³</text:p>
          </table:table-cell>
          <table:table-cell table:style-name="ce195" table:formula="of:=CHOOSE(RANDBETWEEN(1;4);&quot;a&quot;;&quot;b&quot;;&quot;c&quot;;&quot;y&quot;)" office:value-type="string" office:string-value="y" calcext:value-type="string">
            <text:p>y</text:p>
          </table:table-cell>
          <table:table-cell table:formula="of:=RANK([.Z41];[.Z34:.Z43])+2" office:value-type="float" office:value="9" calcext:value-type="float">
            <text:p>9</text:p>
          </table:table-cell>
          <table:table-cell table:style-name="ce81" table:formula="of:=RAND()" office:value-type="float" office:value="0.270560043618996" calcext:value-type="float">
            <text:p>0,270560043618996</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style-name="ce15" table:formula="of:=RANDBETWEEN(2;9)" office:value-type="float" office:value="8" calcext:value-type="float">
            <text:p>8</text:p>
          </table:table-cell>
          <table:table-cell table:formula="of:=RANK([.AE41];[.AE34:.AE43])+2" office:value-type="float" office:value="9" calcext:value-type="float">
            <text:p>9</text:p>
          </table:table-cell>
          <table:table-cell table:style-name="ce81" table:formula="of:=RAND()" office:value-type="float" office:value="0.401045895204814" calcext:value-type="float">
            <text:p>0,401045895204814</text:p>
          </table:table-cell>
          <table:table-cell table:formula="of:=RANK([.AG41];[.AG36:.AG41])" office:value-type="float" office:value="5" calcext:value-type="float">
            <text:p>5</text:p>
          </table:table-cell>
          <table:table-cell table:style-name="ce81" table:formula="of:=RAND()" office:value-type="float" office:value="0.157813603668087" calcext:value-type="float">
            <text:p>0,157813603668087</text:p>
          </table:table-cell>
          <table:table-cell table:number-columns-repeated="991"/>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5" table:number-rows-spanned="1">
            <text:p>😕 <text:s text:c="3"/>😃 <text:s text:c="3"/>😎</text:p>
          </table:table-cell>
          <table:covered-table-cell table:style-name="ce209" table:formula="of:=IF([.AF42]=1;RANDBETWEEN(1;3);IF([.AF42]=2;RANDBETWEEN(4;6);IF([.AF42]=3;RANDBETWEEN(7;10);IF([.AF42]=4;RANDBETWEEN(11;13);IF([.AF42]=5;RANDBETWEEN(14;17);RANDBETWEEN(18;20))))))" office:value-type="float" office:value="19" calcext:value-type="float">
            <text:p>19 cm²</text:p>
          </table:covered-table-cell>
          <table:covered-table-cell table:number-columns-repeated="3" table:style-name="ce15"/>
          <table:table-cell table:style-name="ce19" office:value-type="string" calcext:value-type="string" table:number-columns-spanned="5" table:number-rows-spanned="1">
            <text:p>😕 <text:s text:c="3"/>😃 <text:s text:c="3"/>😎</text:p>
          </table:table-cell>
          <table:covered-table-cell table:style-name="ce19"/>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40" table:formula="of:=CHOOSE(IF([.AF42]=6;RANDBETWEEN(7;9);IF([.AF42]=5;RANDBETWEEN(10;12);IF([.AF42]=1;RANDBETWEEN(1;2);IF([.AF42]=2;RANDBETWEEN(3;4);IF([.AF42]=3;5;6)))));&quot;mm³&quot;;&quot;cm³&quot;;&quot;dm³&quot;;&quot;dam³&quot;;&quot;hm³&quot;;&quot;km³&quot;;&quot;hL&quot;;&quot;daL&quot;;&quot;L&quot;;&quot;dL&quot;;&quot;cL&quot;;&quot;mL&quot;)" office:value-type="string" office:string-value="km³" calcext:value-type="string">
            <text:p>km³</text:p>
          </table:covered-table-cell>
          <table:covered-table-cell table:number-columns-repeated="2" table:style-name="ce15"/>
          <table:table-cell table:number-columns-repeated="6"/>
          <table:table-cell table:formula="of:=RANK([.Z42];[.Z34:.Z43])+2" office:value-type="float" office:value="7" calcext:value-type="float">
            <text:p>7</text:p>
          </table:table-cell>
          <table:table-cell table:style-name="ce81" table:formula="of:=RAND()" office:value-type="float" office:value="0.389221334465623" calcext:value-type="float">
            <text:p>0,389221334465623</text:p>
          </table:table-cell>
          <table:table-cell table:number-columns-repeated="3"/>
          <table:table-cell table:formula="of:=RANK([.AE42];[.AE34:.AE43])+2" office:value-type="float" office:value="10" calcext:value-type="float">
            <text:p>10</text:p>
          </table:table-cell>
          <table:table-cell table:style-name="ce81" table:formula="of:=RAND()" office:value-type="float" office:value="0.295590542534513" calcext:value-type="float">
            <text:p>0,295590542534513</text:p>
          </table:table-cell>
          <table:table-cell table:number-columns-repeated="993"/>
        </table:table-row>
        <table:table-row table:style-name="ro4">
          <table:table-cell table:number-columns-repeated="24"/>
          <table:table-cell table:formula="of:=RANK([.Z43];[.Z34:.Z43])+2" office:value-type="float" office:value="5" calcext:value-type="float">
            <text:p>5</text:p>
          </table:table-cell>
          <table:table-cell table:style-name="ce81" table:formula="of:=RAND()" office:value-type="float" office:value="0.646901808225948" calcext:value-type="float">
            <text:p>0,646901808225948</text:p>
          </table:table-cell>
          <table:table-cell table:number-columns-repeated="3"/>
          <table:table-cell table:formula="of:=RANK([.AE43];[.AE34:.AE43])+2" office:value-type="float" office:value="12" calcext:value-type="float">
            <text:p>12</text:p>
          </table:table-cell>
          <table:table-cell table:style-name="ce81" table:formula="of:=RAND()" office:value-type="float" office:value="0.0248083154364627" calcext:value-type="float">
            <text:p>0,0248083154364627</text:p>
          </table:table-cell>
          <table:table-cell table:number-columns-repeated="993"/>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Ceinture Noire 1" table:style-name="ta7" table:print-ranges="'Ceinture Noire 1'.A1:'Ceinture Noire 1'.Q44 'Ceinture Noire 1'.S1:'Ceinture Noire 1'.V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9" form:id="control9"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Noire1?language=Basic&amp;location=document" xlink:type="simple"/>
              </office:event-listeners>
            </form:button>
          </form:form>
        </office:forms>
        <table:shapes>
          <draw:control draw:z-index="0" draw:style-name="gr9" draw:text-style-name="P2" svg:width="1.714cm" svg:height="0.964cm" svg:x="51.856cm" svg:y="0.901cm" draw:control="control9"/>
        </table:shapes>
        <table:table-column table:style-name="co64" table:default-cell-style-name="Default"/>
        <table:table-column table:style-name="co27" table:default-cell-style-name="Default"/>
        <table:table-column table:style-name="co131" table:default-cell-style-name="Default"/>
        <table:table-column table:style-name="co81" table:default-cell-style-name="Default"/>
        <table:table-column table:style-name="co5" table:default-cell-style-name="Default"/>
        <table:table-column table:style-name="co21" table:default-cell-style-name="Default"/>
        <table:table-column table:style-name="co62" table:default-cell-style-name="Default"/>
        <table:table-column table:style-name="co132" table:default-cell-style-name="Default"/>
        <table:table-column table:style-name="co74" table:default-cell-style-name="Default"/>
        <table:table-column table:style-name="co133" table:default-cell-style-name="Default"/>
        <table:table-column table:style-name="co121" table:default-cell-style-name="Default"/>
        <table:table-column table:style-name="co29" table:default-cell-style-name="Default"/>
        <table:table-column table:style-name="co131" table:default-cell-style-name="Default"/>
        <table:table-column table:style-name="co134" table:default-cell-style-name="Default"/>
        <table:table-column table:style-name="co3" table:default-cell-style-name="Default"/>
        <table:table-column table:style-name="co135" table:default-cell-style-name="Default"/>
        <table:table-column table:style-name="co16" table:default-cell-style-name="Default"/>
        <table:table-column table:style-name="co128" table:default-cell-style-name="Default"/>
        <table:table-column table:style-name="co136" table:default-cell-style-name="Default"/>
        <table:table-column table:style-name="co137" table:default-cell-style-name="Default"/>
        <table:table-column table:style-name="co78" table:default-cell-style-name="Default"/>
        <table:table-column table:style-name="co39" table:default-cell-style-name="Default"/>
        <table:table-column table:style-name="co138" table:default-cell-style-name="Default"/>
        <table:table-column table:style-name="co21" table:default-cell-style-name="Default"/>
        <table:table-column table:style-name="co139" table:default-cell-style-name="Default"/>
        <table:table-column table:style-name="co2" table:number-columns-repeated="4" table:default-cell-style-name="Default"/>
        <table:table-column table:style-name="co25" table:default-cell-style-name="Default"/>
        <table:table-column table:style-name="co46" table:default-cell-style-name="Default"/>
        <table:table-column table:style-name="co25" table:default-cell-style-name="Default"/>
        <table:table-column table:style-name="co121" table:default-cell-style-name="Default"/>
        <table:table-column table:style-name="co25" table:default-cell-style-name="Default"/>
        <table:table-column table:style-name="co37" table:default-cell-style-name="Default"/>
        <table:table-column table:style-name="co4" table:number-columns-repeated="984" table:default-cell-style-name="Default"/>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number-columns-repeated="2"/>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Y1];[.Y1:.Y10])+2" office:value-type="float" office:value="6" calcext:value-type="float">
            <text:p>6</text:p>
          </table:table-cell>
          <table:table-cell table:style-name="ce81" table:formula="of:=RAND()" office:value-type="float" office:value="0.491372284720064" calcext:value-type="float">
            <text:p>0,491372284720064</text:p>
          </table:table-cell>
          <table:table-cell table:number-columns-repeated="994"/>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8"/>
          <table:covered-table-cell table:number-columns-repeated="2"/>
          <table:table-cell table:style-name="ce54" office:value-type="string" calcext:value-type="string" table:number-columns-spanned="3" table:number-rows-spanned="1">
            <text:p>Classe :</text:p>
          </table:table-cell>
          <table:covered-table-cell/>
          <table:covered-table-cell table:style-name="ce79"/>
          <table:table-cell table:style-name="ce22" table:formula="of:=&quot;v&quot;&amp;ROUND(RAND()*10000;0)" office:value-type="string" office:string-value="v5012" calcext:value-type="string">
            <text:p>v5012</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2];[.Y1:.Y10])+2" office:value-type="float" office:value="8" calcext:value-type="float">
            <text:p>8</text:p>
          </table:table-cell>
          <table:table-cell table:style-name="ce81" table:formula="of:=RAND()" office:value-type="float" office:value="0.272792972805853" calcext:value-type="float">
            <text:p>0,272792972805853</text:p>
          </table:table-cell>
          <table:table-cell table:number-columns-repeated="994"/>
        </table:table-row>
        <table:table-row table:style-name="ro1">
          <table:table-cell table:style-name="ce55" office:value-type="string" calcext:value-type="string" table:number-columns-spanned="4" table:number-rows-spanned="1">
            <text:p>Quel est le pourcentage d’augmentation ?</text:p>
          </table:table-cell>
          <table:covered-table-cell table:number-columns-repeated="3"/>
          <table:table-cell table:style-name="ce55" office:value-type="string" calcext:value-type="string" table:number-columns-spanned="4" table:number-rows-spanned="1">
            <text:p>Développer</text:p>
          </table:table-cell>
          <table:covered-table-cell table:number-columns-repeated="3" table:style-name="ce38"/>
          <table:table-cell table:style-name="ce55" office:value-type="string" calcext:value-type="string" table:number-columns-spanned="4" table:number-rows-spanned="1">
            <text:p>Plus grand diviseur commun entre…</text:p>
          </table:table-cell>
          <table:covered-table-cell table:number-columns-repeated="3" table:style-name="ce38"/>
          <table:table-cell table:style-name="ce55" office:value-type="string" calcext:value-type="string" table:number-columns-spanned="5" table:number-rows-spanned="1">
            <text:p>Volume de pyramide et cône en cm³</text:p>
          </table:table-cell>
          <table:covered-table-cell table:number-columns-repeated="4" table:style-name="ce38"/>
          <table:table-cell table:style-name="ce81"/>
          <table:table-cell table:style-name="ce82" office:value-type="string" calcext:value-type="string">
            <text:p>3<text:span text:style-name="T2">e</text:span></text:p>
          </table:table-cell>
          <table:table-cell table:style-name="ce87" table:formula="of:=[.Q1]" office:value-type="string" office:string-value="AA" calcext:value-type="string">
            <text:p>AA</text:p>
          </table:table-cell>
          <table:table-cell table:style-name="ce29"/>
          <table:table-cell table:style-name="ce92" table:formula="of:=[.Q2]" office:value-type="string" office:string-value="v5012" calcext:value-type="string">
            <text:p>v5012</text:p>
          </table:table-cell>
          <table:table-cell table:style-name="ce81"/>
          <table:table-cell table:formula="of:=RANK([.Y3];[.Y1:.Y10])+2" office:value-type="float" office:value="12" calcext:value-type="float">
            <text:p>12</text:p>
          </table:table-cell>
          <table:table-cell table:style-name="ce81" table:formula="of:=RAND()" office:value-type="float" office:value="0.0372523500891183" calcext:value-type="float">
            <text:p>0,0372523500891183</text:p>
          </table:table-cell>
          <table:table-cell table:style-name="ce81" table:number-columns-repeated="4"/>
          <table:table-cell table:style-name="ce81" table:formula="of:=RANK([.AE3];[.AE3:.AE8])" office:value-type="float" office:value="3" calcext:value-type="float">
            <text:p>3</text:p>
          </table:table-cell>
          <table:table-cell table:style-name="ce81" table:formula="of:=RAND()" office:value-type="float" office:value="0.850897271641329" calcext:value-type="float">
            <text:p>0,850897271641329</text:p>
          </table:table-cell>
          <table:table-cell table:style-name="ce81" table:number-columns-repeated="988"/>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51;80)/100+1" office:value-type="float" office:value="1.6" calcext:value-type="float">
            <text:p>1,6</text:p>
          </table:table-cell>
          <table:table-cell table:style-name="ce194" table:formula="of:=&quot;(x+&quot;&amp;[.AA4]&amp;&quot;)(x+&quot;&amp;[.AC4]&amp;&quot;)&quot;" office:value-type="string" office:string-value="(x+3)(x+7)" calcext:value-type="string" table:number-columns-spanned="3" table:number-rows-spanned="1">
            <text:p>(x+3)(x+7)</text:p>
          </table:table-cell>
          <table:covered-table-cell table:number-columns-repeated="2" table:style-name="ce7"/>
          <table:table-cell table:style-name="ce10" office:value-type="string" calcext:value-type="string">
            <text:p>=</text:p>
          </table:table-cell>
          <table:table-cell table:style-name="ce4" table:formula="of:=[.AD4]*[.AF4]*[.AH4]" office:value-type="float" office:value="10" calcext:value-type="float">
            <text:p>10</text:p>
          </table:table-cell>
          <table:table-cell table:style-name="ce7" office:value-type="string" calcext:value-type="string">
            <text:p>et</text:p>
          </table:table-cell>
          <table:table-cell table:style-name="ce7" table:formula="of:=[.AD3]*[.AF4]*[.AH5]" office:value-type="float" office:value="15" calcext:value-type="float">
            <text:p>15</text:p>
          </table:table-cell>
          <table:table-cell table:style-name="ce10" office:value-type="string" calcext:value-type="string">
            <text:p>=</text:p>
          </table:table-cell>
          <table:table-cell table:style-name="ce39" office:value-type="string" calcext:value-type="string">
            <text:p>B=</text:p>
          </table:table-cell>
          <table:table-cell table:style-name="ce178" table:formula="of:=3*RANDBETWEEN(1;12)" office:value-type="float" office:value="27" calcext:value-type="float">
            <text:p>27 cm²</text:p>
          </table:table-cell>
          <table:table-cell table:style-name="ce179" office:value-type="string" calcext:value-type="string">
            <text:p>h=</text:p>
          </table:table-cell>
          <table:table-cell table:style-name="ce180" table:formula="of:=RANDBETWEEN(1;12)" office:value-type="float" office:value="11" calcext:value-type="float">
            <text:p>11 cm</text:p>
          </table:table-cell>
          <table:table-cell table:style-name="ce56" office:value-type="string" calcext:value-type="string">
            <text:p>V =</text:p>
          </table:table-cell>
          <table:table-cell/>
          <table:table-cell table:style-name="ce212" table:formula="of:=([.D4]-1)" office:value-type="percentage" office:value="0.6" calcext:value-type="percentage">
            <text:p>60 %</text:p>
          </table:table-cell>
          <table:table-cell table:style-name="ce202" table:formula="of:=&quot;x²+&quot;&amp;([.AA4]+[.AC4])&amp;&quot;x+&quot;&amp;([.AA4]*[.AC4])" office:value-type="string" office:string-value="x²+10x+21" calcext:value-type="string">
            <text:p>x²+10x+21</text:p>
          </table:table-cell>
          <table:table-cell table:style-name="ce48" table:formula="of:=GCD([.I4];[.K4])" office:value-type="float" office:value="5" calcext:value-type="float">
            <text:p>5</text:p>
          </table:table-cell>
          <table:table-cell table:style-name="ce57" table:formula="of:=[.N4]*[.P4]/3&amp;&quot; cm³&quot;" office:value-type="string" office:string-value="99 cm³" calcext:value-type="string">
            <text:p>99 cm³</text:p>
          </table:table-cell>
          <table:table-cell/>
          <table:table-cell table:formula="of:=RANK([.Y4];[.Y1:.Y10])+2" office:value-type="float" office:value="11" calcext:value-type="float">
            <text:p>11</text:p>
          </table:table-cell>
          <table:table-cell table:style-name="ce81" table:formula="of:=RAND()" office:value-type="float" office:value="0.0430638646661273" calcext:value-type="float">
            <text:p>0,0430638646661273</text:p>
          </table:table-cell>
          <table:table-cell table:style-name="ce15" table:formula="of:=RANDBETWEEN(2;5)" office:value-type="float" office:value="2" calcext:value-type="float">
            <text:p>2</text:p>
          </table:table-cell>
          <table:table-cell table:style-name="ce15" table:formula="of:=RANDBETWEEN(2;9)" office:value-type="float" office:value="3" calcext:value-type="float">
            <text:p>3</text:p>
          </table:table-cell>
          <table:table-cell table:style-name="ce15" table:formula="of:=RANDBETWEEN(2;5)" office:value-type="float" office:value="3" calcext:value-type="float">
            <text:p>3</text:p>
          </table:table-cell>
          <table:table-cell table:style-name="ce15" table:formula="of:=RANDBETWEEN(2;9)" office:value-type="float" office:value="7" calcext:value-type="float">
            <text:p>7</text:p>
          </table:table-cell>
          <table:table-cell table:formula="of:=RANK([.AE4];[.AE3:.AE8])" office:value-type="float" office:value="1" calcext:value-type="float">
            <text:p>1</text:p>
          </table:table-cell>
          <table:table-cell table:style-name="ce81" table:formula="of:=RAND()" office:value-type="float" office:value="0.950764739235943" calcext:value-type="float">
            <text:p>0,950764739235943</text:p>
          </table:table-cell>
          <table:table-cell table:formula="of:=RANK([.AG4];[.AG4:.AG8])" office:value-type="float" office:value="5" calcext:value-type="float">
            <text:p>5</text:p>
          </table:table-cell>
          <table:table-cell table:style-name="ce81" table:formula="of:=RAND()" office:value-type="float" office:value="0.392425683283319" calcext:value-type="float">
            <text:p>0,392425683283319</text:p>
          </table:table-cell>
          <table:table-cell table:formula="of:=RANK([.AI4];[.AI4:.AI8])" office:value-type="float" office:value="2" calcext:value-type="float">
            <text:p>2</text:p>
          </table:table-cell>
          <table:table-cell table:style-name="ce81" table:formula="of:=RAND()" office:value-type="float" office:value="0.563349053127169" calcext:value-type="float">
            <text:p>0,563349053127169</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0;50)/100+1" office:value-type="float" office:value="1.36" calcext:value-type="float">
            <text:p>1,36</text:p>
          </table:table-cell>
          <table:table-cell table:style-name="ce194" table:formula="of:=&quot;(x-&quot;&amp;[.AA5]&amp;&quot;)(x+&quot;&amp;[.AC5]&amp;&quot;)&quot;" office:value-type="string" office:string-value="(x-9)(x+2)" calcext:value-type="string" table:number-columns-spanned="3" table:number-rows-spanned="1">
            <text:p>(x-9)(x+2)</text:p>
          </table:table-cell>
          <table:covered-table-cell table:number-columns-repeated="2" table:style-name="ce7"/>
          <table:table-cell table:style-name="ce10" office:value-type="string" calcext:value-type="string">
            <text:p>=</text:p>
          </table:table-cell>
          <table:table-cell table:style-name="ce4" table:formula="of:=[.AD5]*[.AF5]*[.AH5]" office:value-type="float" office:value="10" calcext:value-type="float">
            <text:p>10</text:p>
          </table:table-cell>
          <table:table-cell table:style-name="ce7" office:value-type="string" calcext:value-type="string">
            <text:p>et</text:p>
          </table:table-cell>
          <table:table-cell table:style-name="ce7" table:formula="of:=[.AD4]*[.AF5]*[.AH6]" office:value-type="float" office:value="8" calcext:value-type="float">
            <text:p>8</text:p>
          </table:table-cell>
          <table:table-cell table:style-name="ce10" office:value-type="string" calcext:value-type="string">
            <text:p>=</text:p>
          </table:table-cell>
          <table:table-cell table:style-name="ce39" office:value-type="string" calcext:value-type="string">
            <text:p>B=</text:p>
          </table:table-cell>
          <table:table-cell table:style-name="ce178" table:formula="of:=RANDBETWEEN(1;12)" office:value-type="float" office:value="4" calcext:value-type="float">
            <text:p>4 cm²</text:p>
          </table:table-cell>
          <table:table-cell table:style-name="ce179" office:value-type="string" calcext:value-type="string">
            <text:p>h=</text:p>
          </table:table-cell>
          <table:table-cell table:style-name="ce180" table:formula="of:=RANDBETWEEN(1;12)*3" office:value-type="float" office:value="27" calcext:value-type="float">
            <text:p>27 cm</text:p>
          </table:table-cell>
          <table:table-cell table:style-name="ce56" office:value-type="string" calcext:value-type="string">
            <text:p>V =</text:p>
          </table:table-cell>
          <table:table-cell/>
          <table:table-cell table:style-name="ce212" table:formula="of:=([.D5]-1)" office:value-type="percentage" office:value="0.36" calcext:value-type="percentage">
            <text:p>36 %</text:p>
          </table:table-cell>
          <table:table-cell table:style-name="ce202" table:formula="of:=&quot;x²&quot;&amp;IF([.AC5]-[.AA5]&gt;0;&quot;+&quot;&amp;([.AC5]-[.AA5])&amp;&quot;x&quot;;IF([.AA5]=[.AC5];&quot;&quot;;([.AC5]-[.AA5]))&amp;&quot;x&quot;)&amp;&quot;-&quot;&amp;([.AA5]*[.AC5])" office:value-type="string" office:string-value="x²-7x-18" calcext:value-type="string">
            <text:p>x²-7x-18</text:p>
          </table:table-cell>
          <table:table-cell table:style-name="ce48" table:formula="of:=GCD([.I5];[.K5])" office:value-type="float" office:value="2" calcext:value-type="float">
            <text:p>2</text:p>
          </table:table-cell>
          <table:table-cell table:style-name="ce57" table:formula="of:=[.N5]*[.P5]/3&amp;&quot; cm³&quot;" office:value-type="string" office:string-value="36 cm³" calcext:value-type="string">
            <text:p>36 cm³</text:p>
          </table:table-cell>
          <table:table-cell/>
          <table:table-cell table:formula="of:=RANK([.Y5];[.Y1:.Y10])+2" office:value-type="float" office:value="5" calcext:value-type="float">
            <text:p>5</text:p>
          </table:table-cell>
          <table:table-cell table:style-name="ce81" table:formula="of:=RAND()" office:value-type="float" office:value="0.585373594381495" calcext:value-type="float">
            <text:p>0,585373594381495</text:p>
          </table:table-cell>
          <table:table-cell table:style-name="ce15" table:formula="of:=RANDBETWEEN(2;5)" office:value-type="float" office:value="5" calcext:value-type="float">
            <text:p>5</text:p>
          </table:table-cell>
          <table:table-cell table:style-name="ce15" table:formula="of:=RANDBETWEEN(2;9)" office:value-type="float" office:value="9" calcext:value-type="float">
            <text:p>9</text:p>
          </table:table-cell>
          <table:table-cell table:style-name="ce15" table:formula="of:=RANDBETWEEN(2;5)" office:value-type="float" office:value="5" calcext:value-type="float">
            <text:p>5</text:p>
          </table:table-cell>
          <table:table-cell table:style-name="ce15" table:formula="of:=RANDBETWEEN(2;9)" office:value-type="float" office:value="2" calcext:value-type="float">
            <text:p>2</text:p>
          </table:table-cell>
          <table:table-cell table:formula="of:=RANK([.AE5];[.AE3:.AE8])" office:value-type="float" office:value="5" calcext:value-type="float">
            <text:p>5</text:p>
          </table:table-cell>
          <table:table-cell table:style-name="ce81" table:formula="of:=RAND()" office:value-type="float" office:value="0.499508378106466" calcext:value-type="float">
            <text:p>0,499508378106466</text:p>
          </table:table-cell>
          <table:table-cell table:formula="of:=RANK([.AG5];[.AG4:.AG8])" office:value-type="float" office:value="2" calcext:value-type="float">
            <text:p>2</text:p>
          </table:table-cell>
          <table:table-cell table:style-name="ce81" table:formula="of:=RAND()" office:value-type="float" office:value="0.907404632295947" calcext:value-type="float">
            <text:p>0,907404632295947</text:p>
          </table:table-cell>
          <table:table-cell table:formula="of:=RANK([.AI5];[.AI4:.AI8])" office:value-type="float" office:value="1" calcext:value-type="float">
            <text:p>1</text:p>
          </table:table-cell>
          <table:table-cell table:style-name="ce81" table:formula="of:=RAND()" office:value-type="float" office:value="0.765957429804616" calcext:value-type="float">
            <text:p>0,765957429804616</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8)/10+1" office:value-type="float" office:value="1.3" calcext:value-type="float">
            <text:p>1,3</text:p>
          </table:table-cell>
          <table:table-cell table:style-name="ce194" table:formula="of:=&quot;(x+&quot;&amp;[.AA6]&amp;&quot;)(x-&quot;&amp;[.AC6]&amp;&quot;)&quot;" office:value-type="string" office:string-value="(x+6)(x-3)" calcext:value-type="string" table:number-columns-spanned="3" table:number-rows-spanned="1">
            <text:p>(x+6)(x-3)</text:p>
          </table:table-cell>
          <table:covered-table-cell table:number-columns-repeated="2" table:style-name="ce7"/>
          <table:table-cell table:style-name="ce10" office:value-type="string" calcext:value-type="string">
            <text:p>=</text:p>
          </table:table-cell>
          <table:table-cell table:style-name="ce4" table:formula="of:=[.AD6]*[.AF6]*[.AH6]" office:value-type="float" office:value="32" calcext:value-type="float">
            <text:p>32</text:p>
          </table:table-cell>
          <table:table-cell table:style-name="ce7" office:value-type="string" calcext:value-type="string">
            <text:p>et</text:p>
          </table:table-cell>
          <table:table-cell table:style-name="ce7" table:formula="of:=[.AD5]*[.AF6]*[.AH7]" office:value-type="float" office:value="60" calcext:value-type="float">
            <text:p>60</text:p>
          </table:table-cell>
          <table:table-cell table:style-name="ce10" office:value-type="string" calcext:value-type="string">
            <text:p>=</text:p>
          </table:table-cell>
          <table:table-cell table:style-name="ce39" office:value-type="string" calcext:value-type="string">
            <text:p>R=</text:p>
          </table:table-cell>
          <table:table-cell table:style-name="ce180" table:formula="of:=[.AF6]*3" office:value-type="float" office:value="12" calcext:value-type="float">
            <text:p>12 cm</text:p>
          </table:table-cell>
          <table:table-cell table:style-name="ce179" office:value-type="string" calcext:value-type="string">
            <text:p>h=</text:p>
          </table:table-cell>
          <table:table-cell table:style-name="ce180" table:formula="of:=RANDBETWEEN(1;12)" office:value-type="float" office:value="11" calcext:value-type="float">
            <text:p>11 cm</text:p>
          </table:table-cell>
          <table:table-cell table:style-name="ce56" office:value-type="string" calcext:value-type="string">
            <text:p>V =</text:p>
          </table:table-cell>
          <table:table-cell/>
          <table:table-cell table:style-name="ce212" table:formula="of:=([.D6]-1)" office:value-type="percentage" office:value="0.3" calcext:value-type="percentage">
            <text:p>30 %</text:p>
          </table:table-cell>
          <table:table-cell table:style-name="ce202" table:formula="of:=&quot;x²&quot;&amp;IF([.AC6]-[.AA6]&gt;0;-([.AC6]-[.AA6])&amp;&quot;x&quot;;IF([.AA6]=[.AC6];&quot;&quot;;&quot;+&quot;&amp;([.AA6]-[.AC6])&amp;&quot;x&quot;))&amp;&quot;-&quot;&amp;([.AA6]*[.AC6])" office:value-type="string" office:string-value="x²+3x-18" calcext:value-type="string">
            <text:p>x²+3x-18</text:p>
          </table:table-cell>
          <table:table-cell table:style-name="ce48" table:formula="of:=GCD([.I6];[.K6])" office:value-type="float" office:value="4" calcext:value-type="float">
            <text:p>4</text:p>
          </table:table-cell>
          <table:table-cell table:style-name="ce215" table:formula="of:=[.N6]*[.N6]*[.P6]/3" office:value-type="float" office:value="528" calcext:value-type="float">
            <text:p>528π cm³</text:p>
          </table:table-cell>
          <table:table-cell/>
          <table:table-cell table:formula="of:=RANK([.Y6];[.Y1:.Y10])+2" office:value-type="float" office:value="7" calcext:value-type="float">
            <text:p>7</text:p>
          </table:table-cell>
          <table:table-cell table:style-name="ce81" table:formula="of:=RAND()" office:value-type="float" office:value="0.326466009356777" calcext:value-type="float">
            <text:p>0,326466009356777</text:p>
          </table:table-cell>
          <table:table-cell table:style-name="ce15" table:formula="of:=RANDBETWEEN(2;5)" office:value-type="float" office:value="4" calcext:value-type="float">
            <text:p>4</text:p>
          </table:table-cell>
          <table:table-cell table:style-name="ce15" table:formula="of:=RANDBETWEEN(2;9)" office:value-type="float" office:value="6" calcext:value-type="float">
            <text:p>6</text:p>
          </table:table-cell>
          <table:table-cell table:style-name="ce15" table:formula="of:=RANDBETWEEN(2;5)" office:value-type="float" office:value="5" calcext:value-type="float">
            <text:p>5</text:p>
          </table:table-cell>
          <table:table-cell table:style-name="ce15" table:formula="of:=RANDBETWEEN(2;9)" office:value-type="float" office:value="3" calcext:value-type="float">
            <text:p>3</text:p>
          </table:table-cell>
          <table:table-cell table:formula="of:=RANK([.AE6];[.AE3:.AE8])" office:value-type="float" office:value="2" calcext:value-type="float">
            <text:p>2</text:p>
          </table:table-cell>
          <table:table-cell table:style-name="ce81" table:formula="of:=RAND()" office:value-type="float" office:value="0.879481876125533" calcext:value-type="float">
            <text:p>0,879481876125533</text:p>
          </table:table-cell>
          <table:table-cell table:formula="of:=RANK([.AG6];[.AG4:.AG8])" office:value-type="float" office:value="4" calcext:value-type="float">
            <text:p>4</text:p>
          </table:table-cell>
          <table:table-cell table:style-name="ce81" table:formula="of:=RAND()" office:value-type="float" office:value="0.446954400146743" calcext:value-type="float">
            <text:p>0,446954400146743</text:p>
          </table:table-cell>
          <table:table-cell table:formula="of:=RANK([.AI6];[.AI4:.AI8])" office:value-type="float" office:value="4" calcext:value-type="float">
            <text:p>4</text:p>
          </table:table-cell>
          <table:table-cell table:style-name="ce81" table:formula="of:=RAND()" office:value-type="float" office:value="0.166268005745829" calcext:value-type="float">
            <text:p>0,166268005745829</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00;800)/1000+1" office:value-type="float" office:value="1.636" calcext:value-type="float">
            <text:p>1,636</text:p>
          </table:table-cell>
          <table:table-cell table:style-name="ce194" table:formula="of:=&quot;(&quot;&amp;[.Z7]&amp;&quot;x+&quot;&amp;[.AA7]&amp;&quot;)(x+&quot;&amp;[.AC7]&amp;&quot;)&quot;" office:value-type="string" office:string-value="(3x+9)(x+2)" calcext:value-type="string" table:number-columns-spanned="3" table:number-rows-spanned="1">
            <text:p>(3x+9)(x+2)</text:p>
          </table:table-cell>
          <table:covered-table-cell table:number-columns-repeated="2" table:style-name="ce7"/>
          <table:table-cell table:style-name="ce10" office:value-type="string" calcext:value-type="string">
            <text:p>=</text:p>
          </table:table-cell>
          <table:table-cell table:style-name="ce4" table:formula="of:=[.AD7]*[.AF7]*[.AH7]" office:value-type="float" office:value="12" calcext:value-type="float">
            <text:p>12</text:p>
          </table:table-cell>
          <table:table-cell table:style-name="ce7" office:value-type="string" calcext:value-type="string">
            <text:p>et</text:p>
          </table:table-cell>
          <table:table-cell table:style-name="ce7" table:formula="of:=[.AD6]*[.AF7]*[.AH8]" office:value-type="float" office:value="10" calcext:value-type="float">
            <text:p>10</text:p>
          </table:table-cell>
          <table:table-cell table:style-name="ce10" office:value-type="string" calcext:value-type="string">
            <text:p>=</text:p>
          </table:table-cell>
          <table:table-cell table:style-name="ce50" office:value-type="string" calcext:value-type="string">
            <text:p>R=</text:p>
          </table:table-cell>
          <table:table-cell table:style-name="ce180" table:formula="of:=[.AF7]*3" office:value-type="float" office:value="3" calcext:value-type="float">
            <text:p>3 cm</text:p>
          </table:table-cell>
          <table:table-cell table:style-name="ce9" office:value-type="string" calcext:value-type="string">
            <text:p>H=</text:p>
          </table:table-cell>
          <table:table-cell table:style-name="ce180" table:formula="of:=RANDBETWEEN(1;10)" office:value-type="float" office:value="5" calcext:value-type="float">
            <text:p>5 cm</text:p>
          </table:table-cell>
          <table:table-cell table:style-name="ce172" office:value-type="string" calcext:value-type="string">
            <text:p>V=</text:p>
          </table:table-cell>
          <table:table-cell/>
          <table:table-cell table:style-name="ce212" table:formula="of:=([.D7]-1)" office:value-type="percentage" office:value="0.636" calcext:value-type="percentage">
            <text:p>63,6 %</text:p>
          </table:table-cell>
          <table:table-cell table:style-name="ce202" table:formula="of:=[.Z7]&amp;&quot;x²+&quot;&amp;([.AA7]+[.AC7]*[.Z7])&amp;&quot;x+&quot;&amp;([.AA7]*[.AC7])" office:value-type="string" office:string-value="3x²+15x+18" calcext:value-type="string">
            <text:p>3x²+15x+18</text:p>
          </table:table-cell>
          <table:table-cell table:style-name="ce48" table:formula="of:=GCD([.I7];[.K7])" office:value-type="float" office:value="2" calcext:value-type="float">
            <text:p>2</text:p>
          </table:table-cell>
          <table:table-cell table:style-name="ce215" table:formula="of:=[.N7]*[.N7]*[.P7]/3" office:value-type="float" office:value="15" calcext:value-type="float">
            <text:p>15π cm³</text:p>
          </table:table-cell>
          <table:table-cell/>
          <table:table-cell table:formula="of:=RANK([.Y7];[.Y1:.Y10])+2" office:value-type="float" office:value="3" calcext:value-type="float">
            <text:p>3</text:p>
          </table:table-cell>
          <table:table-cell table:style-name="ce81" table:formula="of:=RAND()" office:value-type="float" office:value="0.9271054094655" calcext:value-type="float">
            <text:p>0,9271054094655</text:p>
          </table:table-cell>
          <table:table-cell table:style-name="ce15" table:formula="of:=RANDBETWEEN(2;5)" office:value-type="float" office:value="3" calcext:value-type="float">
            <text:p>3</text:p>
          </table:table-cell>
          <table:table-cell table:style-name="ce15" table:formula="of:=RANDBETWEEN(2;9)" office:value-type="float" office:value="9" calcext:value-type="float">
            <text:p>9</text:p>
          </table:table-cell>
          <table:table-cell table:style-name="ce15" table:formula="of:=RANDBETWEEN(2;5)" office:value-type="float" office:value="5" calcext:value-type="float">
            <text:p>5</text:p>
          </table:table-cell>
          <table:table-cell table:style-name="ce15" table:formula="of:=RANDBETWEEN(2;9)" office:value-type="float" office:value="2" calcext:value-type="float">
            <text:p>2</text:p>
          </table:table-cell>
          <table:table-cell table:formula="of:=RANK([.AE7];[.AE3:.AE8])" office:value-type="float" office:value="4" calcext:value-type="float">
            <text:p>4</text:p>
          </table:table-cell>
          <table:table-cell table:style-name="ce81" table:formula="of:=RAND()" office:value-type="float" office:value="0.544281468235211" calcext:value-type="float">
            <text:p>0,544281468235211</text:p>
          </table:table-cell>
          <table:table-cell table:formula="of:=RANK([.AG7];[.AG4:.AG8])" office:value-type="float" office:value="1" calcext:value-type="float">
            <text:p>1</text:p>
          </table:table-cell>
          <table:table-cell table:style-name="ce81" table:formula="of:=RAND()" office:value-type="float" office:value="0.964086318296544" calcext:value-type="float">
            <text:p>0,964086318296544</text:p>
          </table:table-cell>
          <table:table-cell table:formula="of:=RANK([.AI7];[.AI4:.AI8])" office:value-type="float" office:value="3" calcext:value-type="float">
            <text:p>3</text:p>
          </table:table-cell>
          <table:table-cell table:style-name="ce81" table:formula="of:=RAND()" office:value-type="float" office:value="0.529367007911381" calcext:value-type="float">
            <text:p>0,529367007911381</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8)/100+1" office:value-type="float" office:value="1.08" calcext:value-type="float">
            <text:p>1,08</text:p>
          </table:table-cell>
          <table:table-cell table:style-name="ce194" table:formula="of:=&quot;(&quot;&amp;[.Z8]&amp;&quot;x-&quot;&amp;[.AA8]&amp;&quot;)(&quot;&amp;[.AB8]&amp;&quot;x-&quot;&amp;[.AC8]&amp;&quot;)&quot;" office:value-type="string" office:string-value="(4x-7)(4x-5)" calcext:value-type="string" table:number-columns-spanned="3" table:number-rows-spanned="1">
            <text:p>(4x-7)(4x-5)</text:p>
          </table:table-cell>
          <table:covered-table-cell table:number-columns-repeated="2" table:style-name="ce7"/>
          <table:table-cell table:style-name="ce10" office:value-type="string" calcext:value-type="string">
            <text:p>=</text:p>
          </table:table-cell>
          <table:table-cell table:style-name="ce4" table:formula="of:=[.AD8]*[.AF8]*[.AH8]" office:value-type="float" office:value="90" calcext:value-type="float">
            <text:p>90</text:p>
          </table:table-cell>
          <table:table-cell table:style-name="ce7" office:value-type="string" calcext:value-type="string">
            <text:p>et</text:p>
          </table:table-cell>
          <table:table-cell table:style-name="ce7" table:formula="of:=[.AD7]*[.AF8]*[.AH4]" office:value-type="float" office:value="24" calcext:value-type="float">
            <text:p>24</text:p>
          </table:table-cell>
          <table:table-cell table:style-name="ce10" office:value-type="string" calcext:value-type="string">
            <text:p>=</text:p>
          </table:table-cell>
          <table:table-cell table:style-name="ce50" office:value-type="string" calcext:value-type="string">
            <text:p>D=</text:p>
          </table:table-cell>
          <table:table-cell table:style-name="ce180" table:formula="of:=RANDBETWEEN(2;5)" office:value-type="float" office:value="5" calcext:value-type="float">
            <text:p>5 cm</text:p>
          </table:table-cell>
          <table:table-cell table:style-name="ce9" office:value-type="string" calcext:value-type="string">
            <text:p>H=</text:p>
          </table:table-cell>
          <table:table-cell table:style-name="ce180" table:formula="of:=RANDBETWEEN(1;10)*3" office:value-type="float" office:value="3" calcext:value-type="float">
            <text:p>3 cm</text:p>
          </table:table-cell>
          <table:table-cell table:style-name="ce172" office:value-type="string" calcext:value-type="string">
            <text:p>V=</text:p>
          </table:table-cell>
          <table:table-cell/>
          <table:table-cell table:style-name="ce212" table:formula="of:=([.D8]-1)" office:value-type="percentage" office:value="0.0800000000000001" calcext:value-type="percentage">
            <text:p>8 %</text:p>
          </table:table-cell>
          <table:table-cell table:style-name="ce202" table:formula="of:=[.Z8]*[.AB8]&amp;&quot;x²-&quot;&amp;[.AC8]*[.Z8]+[.AA8]*[.AB8]&amp;&quot;x&quot;&amp;&quot;+&quot;&amp;([.AA8]*[.AC8])" office:value-type="string" office:string-value="16x²-48x+35" calcext:value-type="string">
            <text:p>16x²-48x+35</text:p>
          </table:table-cell>
          <table:table-cell table:style-name="ce48" table:formula="of:=GCD([.I8];[.K8])" office:value-type="float" office:value="6" calcext:value-type="float">
            <text:p>6</text:p>
          </table:table-cell>
          <table:table-cell table:style-name="ce215" table:formula="of:=[.N8]*[.N8]*[.P8]/3/4" office:value-type="float" office:value="6.25" calcext:value-type="float">
            <text:p>6π cm³</text:p>
          </table:table-cell>
          <table:table-cell/>
          <table:table-cell table:formula="of:=RANK([.Y8];[.Y1:.Y10])+2" office:value-type="float" office:value="9" calcext:value-type="float">
            <text:p>9</text:p>
          </table:table-cell>
          <table:table-cell table:style-name="ce81" table:formula="of:=RAND()" office:value-type="float" office:value="0.210699698013465" calcext:value-type="float">
            <text:p>0,210699698013465</text:p>
          </table:table-cell>
          <table:table-cell table:style-name="ce15" table:formula="of:=RANDBETWEEN(2;5)" office:value-type="float" office:value="4" calcext:value-type="float">
            <text:p>4</text:p>
          </table:table-cell>
          <table:table-cell table:style-name="ce15" table:formula="of:=RANDBETWEEN(2;9)" office:value-type="float" office:value="7" calcext:value-type="float">
            <text:p>7</text:p>
          </table:table-cell>
          <table:table-cell table:style-name="ce15" table:formula="of:=RANDBETWEEN(2;5)" office:value-type="float" office:value="4" calcext:value-type="float">
            <text:p>4</text:p>
          </table:table-cell>
          <table:table-cell table:style-name="ce15" table:formula="of:=RANDBETWEEN(2;9)" office:value-type="float" office:value="5" calcext:value-type="float">
            <text:p>5</text:p>
          </table:table-cell>
          <table:table-cell table:formula="of:=RANK([.AE8];[.AE3:.AE8])" office:value-type="float" office:value="6" calcext:value-type="float">
            <text:p>6</text:p>
          </table:table-cell>
          <table:table-cell table:style-name="ce81" table:formula="of:=RAND()" office:value-type="float" office:value="0.493903756266614" calcext:value-type="float">
            <text:p>0,493903756266614</text:p>
          </table:table-cell>
          <table:table-cell table:formula="of:=RANK([.AG8];[.AG4:.AG8])" office:value-type="float" office:value="3" calcext:value-type="float">
            <text:p>3</text:p>
          </table:table-cell>
          <table:table-cell table:style-name="ce81" table:formula="of:=RAND()" office:value-type="float" office:value="0.493446079097334" calcext:value-type="float">
            <text:p>0,493446079097334</text:p>
          </table:table-cell>
          <table:table-cell table:formula="of:=RANK([.AI8];[.AI4:.AI8])" office:value-type="float" office:value="5" calcext:value-type="float">
            <text:p>5</text:p>
          </table:table-cell>
          <table:table-cell table:style-name="ce81" table:formula="of:=RAND()" office:value-type="float" office:value="0.0752956240801476" calcext:value-type="float">
            <text:p>0,0752956240801476</text:p>
          </table:table-cell>
          <table:table-cell table:number-columns-repeated="984"/>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9];[.Y1:.Y10])+2" office:value-type="float" office:value="4" calcext:value-type="float">
            <text:p>4</text:p>
          </table:table-cell>
          <table:table-cell table:style-name="ce81" table:formula="of:=RAND()" office:value-type="float" office:value="0.695204085615846" calcext:value-type="float">
            <text:p>0,695204085615846</text:p>
          </table:table-cell>
          <table:table-cell table:number-columns-repeated="994"/>
        </table:table-row>
        <table:table-row table:style-name="ro4">
          <table:table-cell table:number-columns-repeated="23"/>
          <table:table-cell table:formula="of:=RANK([.Y10];[.Y1:.Y10])+2" office:value-type="float" office:value="10" calcext:value-type="float">
            <text:p>10</text:p>
          </table:table-cell>
          <table:table-cell table:style-name="ce81" table:formula="of:=RAND()" office:value-type="float" office:value="0.098175336272848" calcext:value-type="float">
            <text:p>0,098175336272848</text:p>
          </table:table-cell>
          <table:table-cell table:number-columns-repeated="994"/>
        </table:table-row>
        <table:table-row table:style-name="ro5">
          <table:table-cell table:number-columns-repeated="1019"/>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number-columns-repeated="2"/>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Y12];[.Y12:.Y21])+2" office:value-type="float" office:value="8" calcext:value-type="float">
            <text:p>8</text:p>
          </table:table-cell>
          <table:table-cell table:style-name="ce81" table:formula="of:=RAND()" office:value-type="float" office:value="0.368343720190748" calcext:value-type="float">
            <text:p>0,368343720190748</text:p>
          </table:table-cell>
          <table:table-cell table:number-columns-repeated="994"/>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8"/>
          <table:covered-table-cell table:number-columns-repeated="2"/>
          <table:table-cell table:style-name="ce54" office:value-type="string" calcext:value-type="string" table:number-columns-spanned="3" table:number-rows-spanned="1">
            <text:p>Classe :</text:p>
          </table:table-cell>
          <table:covered-table-cell/>
          <table:covered-table-cell table:style-name="ce79"/>
          <table:table-cell table:style-name="ce22" table:formula="of:=[.$Q$2]" office:value-type="string" office:string-value="v5012" calcext:value-type="string">
            <text:p>v5012</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13];[.Y12:.Y21])+2" office:value-type="float" office:value="12" calcext:value-type="float">
            <text:p>12</text:p>
          </table:table-cell>
          <table:table-cell table:style-name="ce81" table:formula="of:=RAND()" office:value-type="float" office:value="0.103431938668732" calcext:value-type="float">
            <text:p>0,103431938668732</text:p>
          </table:table-cell>
          <table:table-cell table:number-columns-repeated="994"/>
        </table:table-row>
        <table:table-row table:style-name="ro3">
          <table:table-cell table:style-name="ce55" office:value-type="string" calcext:value-type="string" table:number-columns-spanned="4" table:number-rows-spanned="1">
            <text:p>Quel est le pourcentage d’augmentation ?</text:p>
          </table:table-cell>
          <table:covered-table-cell table:number-columns-repeated="3"/>
          <table:table-cell table:style-name="ce55" office:value-type="string" calcext:value-type="string" table:number-columns-spanned="4" table:number-rows-spanned="1">
            <text:p>Développer</text:p>
          </table:table-cell>
          <table:covered-table-cell table:number-columns-repeated="3" table:style-name="ce38"/>
          <table:table-cell table:style-name="ce55" office:value-type="string" calcext:value-type="string" table:number-columns-spanned="4" table:number-rows-spanned="1">
            <text:p>Plus grand diviseur commun entre…</text:p>
          </table:table-cell>
          <table:covered-table-cell table:number-columns-repeated="3" table:style-name="ce38"/>
          <table:table-cell table:style-name="ce55" office:value-type="string" calcext:value-type="string" table:number-columns-spanned="5" table:number-rows-spanned="1">
            <text:p>Volume de pyramide et cône en cm³</text:p>
          </table:table-cell>
          <table:covered-table-cell table:number-columns-repeated="4" table:style-name="ce38"/>
          <table:table-cell table:style-name="ce81"/>
          <table:table-cell table:style-name="ce82" office:value-type="string" calcext:value-type="string">
            <text:p>3<text:span text:style-name="T2">e</text:span></text:p>
          </table:table-cell>
          <table:table-cell table:style-name="ce87" table:formula="of:=[.Q12]" office:value-type="string" office:string-value="AB" calcext:value-type="string">
            <text:p>AB</text:p>
          </table:table-cell>
          <table:table-cell table:style-name="ce29"/>
          <table:table-cell table:style-name="ce92" table:formula="of:=[.Q13]" office:value-type="string" office:string-value="v5012" calcext:value-type="string">
            <text:p>v5012</text:p>
          </table:table-cell>
          <table:table-cell table:style-name="ce81"/>
          <table:table-cell table:formula="of:=RANK([.Y14];[.Y12:.Y21])+2" office:value-type="float" office:value="9" calcext:value-type="float">
            <text:p>9</text:p>
          </table:table-cell>
          <table:table-cell table:style-name="ce81" table:formula="of:=RAND()" office:value-type="float" office:value="0.354595526604573" calcext:value-type="float">
            <text:p>0,354595526604573</text:p>
          </table:table-cell>
          <table:table-cell table:style-name="ce81" table:number-columns-repeated="4"/>
          <table:table-cell table:style-name="ce81" table:formula="of:=RANK([.AE14];[.AE14:.AE19])" office:value-type="float" office:value="6" calcext:value-type="float">
            <text:p>6</text:p>
          </table:table-cell>
          <table:table-cell table:style-name="ce81" table:formula="of:=RAND()" office:value-type="float" office:value="0.108699994555728" calcext:value-type="float">
            <text:p>0,108699994555728</text:p>
          </table:table-cell>
          <table:table-cell table:style-name="ce81" table:number-columns-repeated="4"/>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51;80)/100+1" office:value-type="float" office:value="1.52" calcext:value-type="float">
            <text:p>1,52</text:p>
          </table:table-cell>
          <table:table-cell table:style-name="ce194" table:formula="of:=&quot;(x+&quot;&amp;[.AA15]&amp;&quot;)(x+&quot;&amp;[.AC15]&amp;&quot;)&quot;" office:value-type="string" office:string-value="(x+7)(x+7)" calcext:value-type="string" table:number-columns-spanned="3" table:number-rows-spanned="1">
            <text:p>(x+7)(x+7)</text:p>
          </table:table-cell>
          <table:covered-table-cell table:number-columns-repeated="2" table:style-name="ce7"/>
          <table:table-cell table:style-name="ce10" office:value-type="string" calcext:value-type="string">
            <text:p>=</text:p>
          </table:table-cell>
          <table:table-cell table:style-name="ce4" table:formula="of:=[.AD15]*[.AF15]*[.AH15]" office:value-type="float" office:value="10" calcext:value-type="float">
            <text:p>10</text:p>
          </table:table-cell>
          <table:table-cell table:style-name="ce7" office:value-type="string" calcext:value-type="string">
            <text:p>et</text:p>
          </table:table-cell>
          <table:table-cell table:style-name="ce7" table:formula="of:=[.AD14]*[.AF15]*[.AH16]" office:value-type="float" office:value="48" calcext:value-type="float">
            <text:p>48</text:p>
          </table:table-cell>
          <table:table-cell table:style-name="ce10" office:value-type="string" calcext:value-type="string">
            <text:p>=</text:p>
          </table:table-cell>
          <table:table-cell table:style-name="ce39" office:value-type="string" calcext:value-type="string">
            <text:p>B=</text:p>
          </table:table-cell>
          <table:table-cell table:style-name="ce178" table:formula="of:=3*RANDBETWEEN(1;12)" office:value-type="float" office:value="24" calcext:value-type="float">
            <text:p>24 cm²</text:p>
          </table:table-cell>
          <table:table-cell table:style-name="ce179" office:value-type="string" calcext:value-type="string">
            <text:p>h=</text:p>
          </table:table-cell>
          <table:table-cell table:style-name="ce180" table:formula="of:=RANDBETWEEN(1;12)" office:value-type="float" office:value="9" calcext:value-type="float">
            <text:p>9 cm</text:p>
          </table:table-cell>
          <table:table-cell table:style-name="ce56" office:value-type="string" calcext:value-type="string">
            <text:p>V =</text:p>
          </table:table-cell>
          <table:table-cell/>
          <table:table-cell table:style-name="ce212" table:formula="of:=([.D15]-1)" office:value-type="percentage" office:value="0.52" calcext:value-type="percentage">
            <text:p>52 %</text:p>
          </table:table-cell>
          <table:table-cell table:style-name="ce202" table:formula="of:=&quot;x²+&quot;&amp;([.AA15]+[.AC15])&amp;&quot;x+&quot;&amp;([.AA15]*[.AC15])" office:value-type="string" office:string-value="x²+14x+49" calcext:value-type="string">
            <text:p>x²+14x+49</text:p>
          </table:table-cell>
          <table:table-cell table:style-name="ce48" table:formula="of:=GCD([.I15];[.K15])" office:value-type="float" office:value="2" calcext:value-type="float">
            <text:p>2</text:p>
          </table:table-cell>
          <table:table-cell table:style-name="ce57" table:formula="of:=[.N15]*[.P15]/3&amp;&quot; cm³&quot;" office:value-type="string" office:string-value="72 cm³" calcext:value-type="string">
            <text:p>72 cm³</text:p>
          </table:table-cell>
          <table:table-cell/>
          <table:table-cell table:formula="of:=RANK([.Y15];[.Y12:.Y21])+2" office:value-type="float" office:value="3" calcext:value-type="float">
            <text:p>3</text:p>
          </table:table-cell>
          <table:table-cell table:style-name="ce81" table:formula="of:=RAND()" office:value-type="float" office:value="0.945059141861081" calcext:value-type="float">
            <text:p>0,945059141861081</text:p>
          </table:table-cell>
          <table:table-cell table:style-name="ce15" table:formula="of:=RANDBETWEEN(2;5)" office:value-type="float" office:value="4" calcext:value-type="float">
            <text:p>4</text:p>
          </table:table-cell>
          <table:table-cell table:style-name="ce15" table:formula="of:=RANDBETWEEN(2;9)" office:value-type="float" office:value="7" calcext:value-type="float">
            <text:p>7</text:p>
          </table:table-cell>
          <table:table-cell table:style-name="ce15" table:formula="of:=RANDBETWEEN(2;5)" office:value-type="float" office:value="2" calcext:value-type="float">
            <text:p>2</text:p>
          </table:table-cell>
          <table:table-cell table:style-name="ce15" table:formula="of:=RANDBETWEEN(2;9)" office:value-type="float" office:value="7" calcext:value-type="float">
            <text:p>7</text:p>
          </table:table-cell>
          <table:table-cell table:formula="of:=RANK([.AE15];[.AE14:.AE19])" office:value-type="float" office:value="5" calcext:value-type="float">
            <text:p>5</text:p>
          </table:table-cell>
          <table:table-cell table:style-name="ce81" table:formula="of:=RAND()" office:value-type="float" office:value="0.483913132589588" calcext:value-type="float">
            <text:p>0,483913132589588</text:p>
          </table:table-cell>
          <table:table-cell table:formula="of:=RANK([.AG15];[.AG15:.AG19])" office:value-type="float" office:value="2" calcext:value-type="float">
            <text:p>2</text:p>
          </table:table-cell>
          <table:table-cell table:style-name="ce81" table:formula="of:=RAND()" office:value-type="float" office:value="0.679129516871599" calcext:value-type="float">
            <text:p>0,679129516871599</text:p>
          </table:table-cell>
          <table:table-cell table:formula="of:=RANK([.AI15];[.AI15:.AI19])" office:value-type="float" office:value="1" calcext:value-type="float">
            <text:p>1</text:p>
          </table:table-cell>
          <table:table-cell table:style-name="ce81" table:formula="of:=RAND()" office:value-type="float" office:value="0.802958139601193" calcext:value-type="float">
            <text:p>0,802958139601193</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0;50)/100+1" office:value-type="float" office:value="1.47" calcext:value-type="float">
            <text:p>1,47</text:p>
          </table:table-cell>
          <table:table-cell table:style-name="ce194" table:formula="of:=&quot;(x-&quot;&amp;[.AA16]&amp;&quot;)(x+&quot;&amp;[.AC16]&amp;&quot;)&quot;" office:value-type="string" office:string-value="(x-7)(x+4)" calcext:value-type="string" table:number-columns-spanned="3" table:number-rows-spanned="1">
            <text:p>(x-7)(x+4)</text:p>
          </table:table-cell>
          <table:covered-table-cell table:number-columns-repeated="2" table:style-name="ce7"/>
          <table:table-cell table:style-name="ce10" office:value-type="string" calcext:value-type="string">
            <text:p>=</text:p>
          </table:table-cell>
          <table:table-cell table:style-name="ce4" table:formula="of:=[.AD16]*[.AF16]*[.AH16]" office:value-type="float" office:value="4" calcext:value-type="float">
            <text:p>4</text:p>
          </table:table-cell>
          <table:table-cell table:style-name="ce7" office:value-type="string" calcext:value-type="string">
            <text:p>et</text:p>
          </table:table-cell>
          <table:table-cell table:style-name="ce7" table:formula="of:=[.AD15]*[.AF16]*[.AH17]" office:value-type="float" office:value="15" calcext:value-type="float">
            <text:p>15</text:p>
          </table:table-cell>
          <table:table-cell table:style-name="ce10" office:value-type="string" calcext:value-type="string">
            <text:p>=</text:p>
          </table:table-cell>
          <table:table-cell table:style-name="ce39" office:value-type="string" calcext:value-type="string">
            <text:p>B=</text:p>
          </table:table-cell>
          <table:table-cell table:style-name="ce178" table:formula="of:=RANDBETWEEN(1;12)" office:value-type="float" office:value="3" calcext:value-type="float">
            <text:p>3 cm²</text:p>
          </table:table-cell>
          <table:table-cell table:style-name="ce179" office:value-type="string" calcext:value-type="string">
            <text:p>h=</text:p>
          </table:table-cell>
          <table:table-cell table:style-name="ce180" table:formula="of:=RANDBETWEEN(1;12)*3" office:value-type="float" office:value="3" calcext:value-type="float">
            <text:p>3 cm</text:p>
          </table:table-cell>
          <table:table-cell table:style-name="ce56" office:value-type="string" calcext:value-type="string">
            <text:p>V =</text:p>
          </table:table-cell>
          <table:table-cell/>
          <table:table-cell table:style-name="ce212" table:formula="of:=([.D16]-1)" office:value-type="percentage" office:value="0.47" calcext:value-type="percentage">
            <text:p>47 %</text:p>
          </table:table-cell>
          <table:table-cell table:style-name="ce202" table:formula="of:=&quot;x²&quot;&amp;IF([.AC16]-[.AA16]&gt;0;&quot;+&quot;&amp;([.AC16]-[.AA16])&amp;&quot;x&quot;;IF([.AA16]=[.AC16];&quot;&quot;;([.AC16]-[.AA16]))&amp;&quot;x&quot;)&amp;&quot;-&quot;&amp;([.AA16]*[.AC16])" office:value-type="string" office:string-value="x²-3x-28" calcext:value-type="string">
            <text:p>x²-3x-28</text:p>
          </table:table-cell>
          <table:table-cell table:style-name="ce48" table:formula="of:=GCD([.I16];[.K16])" office:value-type="float" office:value="1" calcext:value-type="float">
            <text:p>1</text:p>
          </table:table-cell>
          <table:table-cell table:style-name="ce57" table:formula="of:=[.N16]*[.P16]/3&amp;&quot; cm³&quot;" office:value-type="string" office:string-value="3 cm³" calcext:value-type="string">
            <text:p>3 cm³</text:p>
          </table:table-cell>
          <table:table-cell/>
          <table:table-cell table:formula="of:=RANK([.Y16];[.Y12:.Y21])+2" office:value-type="float" office:value="11" calcext:value-type="float">
            <text:p>11</text:p>
          </table:table-cell>
          <table:table-cell table:style-name="ce81" table:formula="of:=RAND()" office:value-type="float" office:value="0.206873719791568" calcext:value-type="float">
            <text:p>0,206873719791568</text:p>
          </table:table-cell>
          <table:table-cell table:style-name="ce15" table:formula="of:=RANDBETWEEN(2;5)" office:value-type="float" office:value="3" calcext:value-type="float">
            <text:p>3</text:p>
          </table:table-cell>
          <table:table-cell table:style-name="ce15" table:formula="of:=RANDBETWEEN(2;9)" office:value-type="float" office:value="7" calcext:value-type="float">
            <text:p>7</text:p>
          </table:table-cell>
          <table:table-cell table:style-name="ce15" table:formula="of:=RANDBETWEEN(2;5)" office:value-type="float" office:value="5" calcext:value-type="float">
            <text:p>5</text:p>
          </table:table-cell>
          <table:table-cell table:style-name="ce15" table:formula="of:=RANDBETWEEN(2;9)" office:value-type="float" office:value="4" calcext:value-type="float">
            <text:p>4</text:p>
          </table:table-cell>
          <table:table-cell table:formula="of:=RANK([.AE16];[.AE14:.AE19])" office:value-type="float" office:value="1" calcext:value-type="float">
            <text:p>1</text:p>
          </table:table-cell>
          <table:table-cell table:style-name="ce81" table:formula="of:=RAND()" office:value-type="float" office:value="0.998917745879553" calcext:value-type="float">
            <text:p>0,998917745879553</text:p>
          </table:table-cell>
          <table:table-cell table:formula="of:=RANK([.AG16];[.AG15:.AG19])" office:value-type="float" office:value="1" calcext:value-type="float">
            <text:p>1</text:p>
          </table:table-cell>
          <table:table-cell table:style-name="ce81" table:formula="of:=RAND()" office:value-type="float" office:value="0.765155264088711" calcext:value-type="float">
            <text:p>0,765155264088711</text:p>
          </table:table-cell>
          <table:table-cell table:formula="of:=RANK([.AI16];[.AI15:.AI19])" office:value-type="float" office:value="4" calcext:value-type="float">
            <text:p>4</text:p>
          </table:table-cell>
          <table:table-cell table:style-name="ce81" table:formula="of:=RAND()" office:value-type="float" office:value="0.204140418557604" calcext:value-type="float">
            <text:p>0,204140418557604</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8)/10+1" office:value-type="float" office:value="1.7" calcext:value-type="float">
            <text:p>1,7</text:p>
          </table:table-cell>
          <table:table-cell table:style-name="ce194" table:formula="of:=&quot;(x+&quot;&amp;[.AA17]&amp;&quot;)(x-&quot;&amp;[.AC17]&amp;&quot;)&quot;" office:value-type="string" office:string-value="(x+3)(x-3)" calcext:value-type="string" table:number-columns-spanned="3" table:number-rows-spanned="1">
            <text:p>(x+3)(x-3)</text:p>
          </table:table-cell>
          <table:covered-table-cell table:number-columns-repeated="2" table:style-name="ce7"/>
          <table:table-cell table:style-name="ce10" office:value-type="string" calcext:value-type="string">
            <text:p>=</text:p>
          </table:table-cell>
          <table:table-cell table:style-name="ce4" table:formula="of:=[.AD17]*[.AF17]*[.AH17]" office:value-type="float" office:value="36" calcext:value-type="float">
            <text:p>36</text:p>
          </table:table-cell>
          <table:table-cell table:style-name="ce7" office:value-type="string" calcext:value-type="string">
            <text:p>et</text:p>
          </table:table-cell>
          <table:table-cell table:style-name="ce7" table:formula="of:=[.AD16]*[.AF17]*[.AH18]" office:value-type="float" office:value="15" calcext:value-type="float">
            <text:p>15</text:p>
          </table:table-cell>
          <table:table-cell table:style-name="ce10" office:value-type="string" calcext:value-type="string">
            <text:p>=</text:p>
          </table:table-cell>
          <table:table-cell table:style-name="ce39" office:value-type="string" calcext:value-type="string">
            <text:p>R=</text:p>
          </table:table-cell>
          <table:table-cell table:style-name="ce180" table:formula="of:=[.AF17]*3" office:value-type="float" office:value="9" calcext:value-type="float">
            <text:p>9 cm</text:p>
          </table:table-cell>
          <table:table-cell table:style-name="ce179" office:value-type="string" calcext:value-type="string">
            <text:p>h=</text:p>
          </table:table-cell>
          <table:table-cell table:style-name="ce180" table:formula="of:=RANDBETWEEN(1;12)" office:value-type="float" office:value="8" calcext:value-type="float">
            <text:p>8 cm</text:p>
          </table:table-cell>
          <table:table-cell table:style-name="ce56" office:value-type="string" calcext:value-type="string">
            <text:p>V =</text:p>
          </table:table-cell>
          <table:table-cell/>
          <table:table-cell table:style-name="ce212" table:formula="of:=([.D17]-1)" office:value-type="percentage" office:value="0.7" calcext:value-type="percentage">
            <text:p>70 %</text:p>
          </table:table-cell>
          <table:table-cell table:style-name="ce202" table:formula="of:=&quot;x²&quot;&amp;IF([.AC17]-[.AA17]&gt;0;-([.AC17]-[.AA17])&amp;&quot;x&quot;;IF([.AA17]=[.AC17];&quot;&quot;;&quot;+&quot;&amp;([.AA17]-[.AC17])&amp;&quot;x&quot;))&amp;&quot;-&quot;&amp;([.AA17]*[.AC17])" office:value-type="string" office:string-value="x²-9" calcext:value-type="string">
            <text:p>x²-9</text:p>
          </table:table-cell>
          <table:table-cell table:style-name="ce48" table:formula="of:=GCD([.I17];[.K17])" office:value-type="float" office:value="3" calcext:value-type="float">
            <text:p>3</text:p>
          </table:table-cell>
          <table:table-cell table:style-name="ce215" table:formula="of:=[.N17]*[.N17]*[.P17]/3" office:value-type="float" office:value="216" calcext:value-type="float">
            <text:p>216π cm³</text:p>
          </table:table-cell>
          <table:table-cell/>
          <table:table-cell table:formula="of:=RANK([.Y17];[.Y12:.Y21])+2" office:value-type="float" office:value="5" calcext:value-type="float">
            <text:p>5</text:p>
          </table:table-cell>
          <table:table-cell table:style-name="ce81" table:formula="of:=RAND()" office:value-type="float" office:value="0.722530172503834" calcext:value-type="float">
            <text:p>0,722530172503834</text:p>
          </table:table-cell>
          <table:table-cell table:style-name="ce15" table:formula="of:=RANDBETWEEN(2;5)" office:value-type="float" office:value="4" calcext:value-type="float">
            <text:p>4</text:p>
          </table:table-cell>
          <table:table-cell table:style-name="ce15" table:formula="of:=RANDBETWEEN(2;9)" office:value-type="float" office:value="3" calcext:value-type="float">
            <text:p>3</text:p>
          </table:table-cell>
          <table:table-cell table:style-name="ce15" table:formula="of:=RANDBETWEEN(2;5)" office:value-type="float" office:value="2" calcext:value-type="float">
            <text:p>2</text:p>
          </table:table-cell>
          <table:table-cell table:style-name="ce15" table:formula="of:=RANDBETWEEN(2;9)" office:value-type="float" office:value="3" calcext:value-type="float">
            <text:p>3</text:p>
          </table:table-cell>
          <table:table-cell table:formula="of:=RANK([.AE17];[.AE14:.AE19])" office:value-type="float" office:value="4" calcext:value-type="float">
            <text:p>4</text:p>
          </table:table-cell>
          <table:table-cell table:style-name="ce81" table:formula="of:=RAND()" office:value-type="float" office:value="0.760810650503549" calcext:value-type="float">
            <text:p>0,760810650503549</text:p>
          </table:table-cell>
          <table:table-cell table:formula="of:=RANK([.AG17];[.AG15:.AG19])" office:value-type="float" office:value="3" calcext:value-type="float">
            <text:p>3</text:p>
          </table:table-cell>
          <table:table-cell table:style-name="ce81" table:formula="of:=RAND()" office:value-type="float" office:value="0.670576093298878" calcext:value-type="float">
            <text:p>0,670576093298878</text:p>
          </table:table-cell>
          <table:table-cell table:formula="of:=RANK([.AI17];[.AI15:.AI19])" office:value-type="float" office:value="3" calcext:value-type="float">
            <text:p>3</text:p>
          </table:table-cell>
          <table:table-cell table:style-name="ce81" table:formula="of:=RAND()" office:value-type="float" office:value="0.470780511957124" calcext:value-type="float">
            <text:p>0,470780511957124</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00;800)/1000+1" office:value-type="float" office:value="1.756" calcext:value-type="float">
            <text:p>1,756</text:p>
          </table:table-cell>
          <table:table-cell table:style-name="ce194" table:formula="of:=&quot;(&quot;&amp;[.Z18]&amp;&quot;x+&quot;&amp;[.AA18]&amp;&quot;)(x+&quot;&amp;[.AC18]&amp;&quot;)&quot;" office:value-type="string" office:string-value="(4x+8)(x+9)" calcext:value-type="string" table:number-columns-spanned="3" table:number-rows-spanned="1">
            <text:p>(4x+8)(x+9)</text:p>
          </table:table-cell>
          <table:covered-table-cell table:number-columns-repeated="2" table:style-name="ce7"/>
          <table:table-cell table:style-name="ce10" office:value-type="string" calcext:value-type="string">
            <text:p>=</text:p>
          </table:table-cell>
          <table:table-cell table:style-name="ce4" table:formula="of:=[.AD18]*[.AF18]*[.AH18]" office:value-type="float" office:value="40" calcext:value-type="float">
            <text:p>40</text:p>
          </table:table-cell>
          <table:table-cell table:style-name="ce7" office:value-type="string" calcext:value-type="string">
            <text:p>et</text:p>
          </table:table-cell>
          <table:table-cell table:style-name="ce7" table:formula="of:=[.AD17]*[.AF18]*[.AH19]" office:value-type="float" office:value="32" calcext:value-type="float">
            <text:p>32</text:p>
          </table:table-cell>
          <table:table-cell table:style-name="ce10" office:value-type="string" calcext:value-type="string">
            <text:p>=</text:p>
          </table:table-cell>
          <table:table-cell table:style-name="ce50" office:value-type="string" calcext:value-type="string">
            <text:p>R=</text:p>
          </table:table-cell>
          <table:table-cell table:style-name="ce180" table:formula="of:=[.AF18]*3" office:value-type="float" office:value="12" calcext:value-type="float">
            <text:p>12 cm</text:p>
          </table:table-cell>
          <table:table-cell table:style-name="ce9" office:value-type="string" calcext:value-type="string">
            <text:p>H=</text:p>
          </table:table-cell>
          <table:table-cell table:style-name="ce180" table:formula="of:=RANDBETWEEN(1;10)" office:value-type="float" office:value="1" calcext:value-type="float">
            <text:p>1 cm</text:p>
          </table:table-cell>
          <table:table-cell table:style-name="ce172" office:value-type="string" calcext:value-type="string">
            <text:p>V=</text:p>
          </table:table-cell>
          <table:table-cell/>
          <table:table-cell table:style-name="ce212" table:formula="of:=([.D18]-1)" office:value-type="percentage" office:value="0.756" calcext:value-type="percentage">
            <text:p>75,6 %</text:p>
          </table:table-cell>
          <table:table-cell table:style-name="ce202" table:formula="of:=[.Z18]&amp;&quot;x²+&quot;&amp;([.AA18]+[.AC18]*[.Z18])&amp;&quot;x+&quot;&amp;([.AA18]*[.AC18])" office:value-type="string" office:string-value="4x²+44x+72" calcext:value-type="string">
            <text:p>4x²+44x+72</text:p>
          </table:table-cell>
          <table:table-cell table:style-name="ce48" table:formula="of:=GCD([.I18];[.K18])" office:value-type="float" office:value="8" calcext:value-type="float">
            <text:p>8</text:p>
          </table:table-cell>
          <table:table-cell table:style-name="ce215" table:formula="of:=[.N18]*[.N18]*[.P18]/3" office:value-type="float" office:value="48" calcext:value-type="float">
            <text:p>48π cm³</text:p>
          </table:table-cell>
          <table:table-cell/>
          <table:table-cell table:formula="of:=RANK([.Y18];[.Y12:.Y21])+2" office:value-type="float" office:value="10" calcext:value-type="float">
            <text:p>10</text:p>
          </table:table-cell>
          <table:table-cell table:style-name="ce81" table:formula="of:=RAND()" office:value-type="float" office:value="0.227774496579927" calcext:value-type="float">
            <text:p>0,227774496579927</text:p>
          </table:table-cell>
          <table:table-cell table:style-name="ce15" table:formula="of:=RANDBETWEEN(2;5)" office:value-type="float" office:value="4" calcext:value-type="float">
            <text:p>4</text:p>
          </table:table-cell>
          <table:table-cell table:style-name="ce15" table:formula="of:=RANDBETWEEN(2;9)" office:value-type="float" office:value="8" calcext:value-type="float">
            <text:p>8</text:p>
          </table:table-cell>
          <table:table-cell table:style-name="ce15" table:formula="of:=RANDBETWEEN(2;5)" office:value-type="float" office:value="4" calcext:value-type="float">
            <text:p>4</text:p>
          </table:table-cell>
          <table:table-cell table:style-name="ce15" table:formula="of:=RANDBETWEEN(2;9)" office:value-type="float" office:value="9" calcext:value-type="float">
            <text:p>9</text:p>
          </table:table-cell>
          <table:table-cell table:formula="of:=RANK([.AE18];[.AE14:.AE19])" office:value-type="float" office:value="2" calcext:value-type="float">
            <text:p>2</text:p>
          </table:table-cell>
          <table:table-cell table:style-name="ce81" table:formula="of:=RAND()" office:value-type="float" office:value="0.922013642907071" calcext:value-type="float">
            <text:p>0,922013642907071</text:p>
          </table:table-cell>
          <table:table-cell table:formula="of:=RANK([.AG18];[.AG15:.AG19])" office:value-type="float" office:value="4" calcext:value-type="float">
            <text:p>4</text:p>
          </table:table-cell>
          <table:table-cell table:style-name="ce81" table:formula="of:=RAND()" office:value-type="float" office:value="0.600108758753784" calcext:value-type="float">
            <text:p>0,600108758753784</text:p>
          </table:table-cell>
          <table:table-cell table:formula="of:=RANK([.AI18];[.AI15:.AI19])" office:value-type="float" office:value="5" calcext:value-type="float">
            <text:p>5</text:p>
          </table:table-cell>
          <table:table-cell table:style-name="ce81" table:formula="of:=RAND()" office:value-type="float" office:value="0.096238353280319" calcext:value-type="float">
            <text:p>0,096238353280319</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8)/100+1" office:value-type="float" office:value="1.03" calcext:value-type="float">
            <text:p>1,03</text:p>
          </table:table-cell>
          <table:table-cell table:style-name="ce194" table:formula="of:=&quot;(&quot;&amp;[.Z19]&amp;&quot;x-&quot;&amp;[.AA19]&amp;&quot;)(&quot;&amp;[.AB19]&amp;&quot;x-&quot;&amp;[.AC19]&amp;&quot;)&quot;" office:value-type="string" office:string-value="(4x-6)(5x-7)" calcext:value-type="string" table:number-columns-spanned="3" table:number-rows-spanned="1">
            <text:p>(4x-6)(5x-7)</text:p>
          </table:table-cell>
          <table:covered-table-cell table:number-columns-repeated="2" table:style-name="ce7"/>
          <table:table-cell table:style-name="ce10" office:value-type="string" calcext:value-type="string">
            <text:p>=</text:p>
          </table:table-cell>
          <table:table-cell table:style-name="ce4" table:formula="of:=[.AD19]*[.AF19]*[.AH19]" office:value-type="float" office:value="30" calcext:value-type="float">
            <text:p>30</text:p>
          </table:table-cell>
          <table:table-cell table:style-name="ce7" office:value-type="string" calcext:value-type="string">
            <text:p>et</text:p>
          </table:table-cell>
          <table:table-cell table:style-name="ce7" table:formula="of:=[.AD18]*[.AF19]*[.AH15]" office:value-type="float" office:value="10" calcext:value-type="float">
            <text:p>10</text:p>
          </table:table-cell>
          <table:table-cell table:style-name="ce10" office:value-type="string" calcext:value-type="string">
            <text:p>=</text:p>
          </table:table-cell>
          <table:table-cell table:style-name="ce50" office:value-type="string" calcext:value-type="string">
            <text:p>D=</text:p>
          </table:table-cell>
          <table:table-cell table:style-name="ce180" table:formula="of:=RANDBETWEEN(2;5)" office:value-type="float" office:value="4" calcext:value-type="float">
            <text:p>4 cm</text:p>
          </table:table-cell>
          <table:table-cell table:style-name="ce9" office:value-type="string" calcext:value-type="string">
            <text:p>H=</text:p>
          </table:table-cell>
          <table:table-cell table:style-name="ce180" table:formula="of:=RANDBETWEEN(1;10)*3" office:value-type="float" office:value="30" calcext:value-type="float">
            <text:p>30 cm</text:p>
          </table:table-cell>
          <table:table-cell table:style-name="ce172" office:value-type="string" calcext:value-type="string">
            <text:p>V=</text:p>
          </table:table-cell>
          <table:table-cell/>
          <table:table-cell table:style-name="ce212" table:formula="of:=([.D19]-1)" office:value-type="percentage" office:value="0.03" calcext:value-type="percentage">
            <text:p>3 %</text:p>
          </table:table-cell>
          <table:table-cell table:style-name="ce202" table:formula="of:=[.Z19]*[.AB19]&amp;&quot;x²-&quot;&amp;[.AC19]*[.Z19]+[.AA19]*[.AB19]&amp;&quot;x&quot;&amp;&quot;+&quot;&amp;([.AA19]*[.AC19])" office:value-type="string" office:string-value="20x²-58x+42" calcext:value-type="string">
            <text:p>20x²-58x+42</text:p>
          </table:table-cell>
          <table:table-cell table:style-name="ce48" table:formula="of:=GCD([.I19];[.K19])" office:value-type="float" office:value="10" calcext:value-type="float">
            <text:p>10</text:p>
          </table:table-cell>
          <table:table-cell table:style-name="ce215" table:formula="of:=[.N19]*[.N19]*[.P19]/3/4" office:value-type="float" office:value="40" calcext:value-type="float">
            <text:p>40π cm³</text:p>
          </table:table-cell>
          <table:table-cell/>
          <table:table-cell table:formula="of:=RANK([.Y19];[.Y12:.Y21])+2" office:value-type="float" office:value="4" calcext:value-type="float">
            <text:p>4</text:p>
          </table:table-cell>
          <table:table-cell table:style-name="ce81" table:formula="of:=RAND()" office:value-type="float" office:value="0.768570360550412" calcext:value-type="float">
            <text:p>0,768570360550412</text:p>
          </table:table-cell>
          <table:table-cell table:style-name="ce15" table:formula="of:=RANDBETWEEN(2;5)" office:value-type="float" office:value="4" calcext:value-type="float">
            <text:p>4</text:p>
          </table:table-cell>
          <table:table-cell table:style-name="ce15" table:formula="of:=RANDBETWEEN(2;9)" office:value-type="float" office:value="6" calcext:value-type="float">
            <text:p>6</text:p>
          </table:table-cell>
          <table:table-cell table:style-name="ce15" table:formula="of:=RANDBETWEEN(2;5)" office:value-type="float" office:value="5" calcext:value-type="float">
            <text:p>5</text:p>
          </table:table-cell>
          <table:table-cell table:style-name="ce15" table:formula="of:=RANDBETWEEN(2;9)" office:value-type="float" office:value="7" calcext:value-type="float">
            <text:p>7</text:p>
          </table:table-cell>
          <table:table-cell table:formula="of:=RANK([.AE19];[.AE14:.AE19])" office:value-type="float" office:value="3" calcext:value-type="float">
            <text:p>3</text:p>
          </table:table-cell>
          <table:table-cell table:style-name="ce81" table:formula="of:=RAND()" office:value-type="float" office:value="0.817211031758323" calcext:value-type="float">
            <text:p>0,817211031758323</text:p>
          </table:table-cell>
          <table:table-cell table:formula="of:=RANK([.AG19];[.AG15:.AG19])" office:value-type="float" office:value="5" calcext:value-type="float">
            <text:p>5</text:p>
          </table:table-cell>
          <table:table-cell table:style-name="ce81" table:formula="of:=RAND()" office:value-type="float" office:value="0.0198055664218959" calcext:value-type="float">
            <text:p>0,0198055664218959</text:p>
          </table:table-cell>
          <table:table-cell table:formula="of:=RANK([.AI19];[.AI15:.AI19])" office:value-type="float" office:value="2" calcext:value-type="float">
            <text:p>2</text:p>
          </table:table-cell>
          <table:table-cell table:style-name="ce81" table:formula="of:=RAND()" office:value-type="float" office:value="0.773685195210244" calcext:value-type="float">
            <text:p>0,773685195210244</text:p>
          </table:table-cell>
          <table:table-cell table:number-columns-repeated="984"/>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20];[.Y12:.Y21])+2" office:value-type="float" office:value="6" calcext:value-type="float">
            <text:p>6</text:p>
          </table:table-cell>
          <table:table-cell table:style-name="ce81" table:formula="of:=RAND()" office:value-type="float" office:value="0.642090925983842" calcext:value-type="float">
            <text:p>0,642090925983842</text:p>
          </table:table-cell>
          <table:table-cell table:number-columns-repeated="994"/>
        </table:table-row>
        <table:table-row table:style-name="ro4">
          <table:table-cell table:number-columns-repeated="23"/>
          <table:table-cell table:formula="of:=RANK([.Y21];[.Y12:.Y21])+2" office:value-type="float" office:value="7" calcext:value-type="float">
            <text:p>7</text:p>
          </table:table-cell>
          <table:table-cell table:style-name="ce81" table:formula="of:=RAND()" office:value-type="float" office:value="0.447776839881584" calcext:value-type="float">
            <text:p>0,447776839881584</text:p>
          </table:table-cell>
          <table:table-cell table:number-columns-repeated="994"/>
        </table:table-row>
        <table:table-row table:style-name="ro5">
          <table:table-cell table:number-columns-repeated="1019"/>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number-columns-repeated="2"/>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Y23];[.Y23:.Y32])+2" office:value-type="float" office:value="8" calcext:value-type="float">
            <text:p>8</text:p>
          </table:table-cell>
          <table:table-cell table:style-name="ce81" table:formula="of:=RAND()" office:value-type="float" office:value="0.301367595694561" calcext:value-type="float">
            <text:p>0,301367595694561</text:p>
          </table:table-cell>
          <table:table-cell table:number-columns-repeated="994"/>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8"/>
          <table:covered-table-cell table:number-columns-repeated="2"/>
          <table:table-cell table:style-name="ce54" office:value-type="string" calcext:value-type="string" table:number-columns-spanned="3" table:number-rows-spanned="1">
            <text:p>Classe :</text:p>
          </table:table-cell>
          <table:covered-table-cell/>
          <table:covered-table-cell table:style-name="ce79"/>
          <table:table-cell table:style-name="ce22" table:formula="of:=[.$Q$2]" office:value-type="string" office:string-value="v5012" calcext:value-type="string">
            <text:p>v5012</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24];[.Y23:.Y32])+2" office:value-type="float" office:value="5" calcext:value-type="float">
            <text:p>5</text:p>
          </table:table-cell>
          <table:table-cell table:style-name="ce81" table:formula="of:=RAND()" office:value-type="float" office:value="0.632918165031044" calcext:value-type="float">
            <text:p>0,632918165031044</text:p>
          </table:table-cell>
          <table:table-cell table:number-columns-repeated="994"/>
        </table:table-row>
        <table:table-row table:style-name="ro3">
          <table:table-cell table:style-name="ce55" office:value-type="string" calcext:value-type="string" table:number-columns-spanned="4" table:number-rows-spanned="1">
            <text:p>Quel est le pourcentage d’augmentation ?</text:p>
          </table:table-cell>
          <table:covered-table-cell table:number-columns-repeated="3"/>
          <table:table-cell table:style-name="ce55" office:value-type="string" calcext:value-type="string" table:number-columns-spanned="4" table:number-rows-spanned="1">
            <text:p>Développer</text:p>
          </table:table-cell>
          <table:covered-table-cell table:number-columns-repeated="3" table:style-name="ce38"/>
          <table:table-cell table:style-name="ce55" office:value-type="string" calcext:value-type="string" table:number-columns-spanned="4" table:number-rows-spanned="1">
            <text:p>Plus grand diviseur commun entre…</text:p>
          </table:table-cell>
          <table:covered-table-cell table:number-columns-repeated="3" table:style-name="ce38"/>
          <table:table-cell table:style-name="ce55" office:value-type="string" calcext:value-type="string" table:number-columns-spanned="5" table:number-rows-spanned="1">
            <text:p>Volume de pyramide et cône en cm³</text:p>
          </table:table-cell>
          <table:covered-table-cell table:number-columns-repeated="4" table:style-name="ce38"/>
          <table:table-cell table:style-name="ce81"/>
          <table:table-cell table:style-name="ce82" office:value-type="string" calcext:value-type="string">
            <text:p>3<text:span text:style-name="T2">e</text:span></text:p>
          </table:table-cell>
          <table:table-cell table:style-name="ce87" table:formula="of:=[.Q23]" office:value-type="string" office:string-value="AC" calcext:value-type="string">
            <text:p>AC</text:p>
          </table:table-cell>
          <table:table-cell table:style-name="ce29"/>
          <table:table-cell table:style-name="ce92" table:formula="of:=[.Q24]" office:value-type="string" office:string-value="v5012" calcext:value-type="string">
            <text:p>v5012</text:p>
          </table:table-cell>
          <table:table-cell table:style-name="ce81"/>
          <table:table-cell table:formula="of:=RANK([.Y25];[.Y23:.Y32])+2" office:value-type="float" office:value="3" calcext:value-type="float">
            <text:p>3</text:p>
          </table:table-cell>
          <table:table-cell table:style-name="ce81" table:formula="of:=RAND()" office:value-type="float" office:value="0.902483039058948" calcext:value-type="float">
            <text:p>0,902483039058948</text:p>
          </table:table-cell>
          <table:table-cell table:style-name="ce81" table:number-columns-repeated="4"/>
          <table:table-cell table:style-name="ce81" table:formula="of:=RANK([.AE25];[.AE25:.AE30])" office:value-type="float" office:value="2" calcext:value-type="float">
            <text:p>2</text:p>
          </table:table-cell>
          <table:table-cell table:style-name="ce81" table:formula="of:=RAND()" office:value-type="float" office:value="0.732163104508829" calcext:value-type="float">
            <text:p>0,732163104508829</text:p>
          </table:table-cell>
          <table:table-cell table:style-name="ce81" table:number-columns-repeated="4"/>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51;80)/100+1" office:value-type="float" office:value="1.77" calcext:value-type="float">
            <text:p>1,77</text:p>
          </table:table-cell>
          <table:table-cell table:style-name="ce194" table:formula="of:=&quot;(x+&quot;&amp;[.AA26]&amp;&quot;)(x+&quot;&amp;[.AC26]&amp;&quot;)&quot;" office:value-type="string" office:string-value="(x+6)(x+8)" calcext:value-type="string" table:number-columns-spanned="3" table:number-rows-spanned="1">
            <text:p>(x+6)(x+8)</text:p>
          </table:table-cell>
          <table:covered-table-cell table:number-columns-repeated="2" table:style-name="ce7"/>
          <table:table-cell table:style-name="ce10" office:value-type="string" calcext:value-type="string">
            <text:p>=</text:p>
          </table:table-cell>
          <table:table-cell table:style-name="ce4" table:formula="of:=[.AD26]*[.AF26]*[.AH26]" office:value-type="float" office:value="120" calcext:value-type="float">
            <text:p>120</text:p>
          </table:table-cell>
          <table:table-cell table:style-name="ce7" office:value-type="string" calcext:value-type="string">
            <text:p>et</text:p>
          </table:table-cell>
          <table:table-cell table:style-name="ce7" table:formula="of:=[.AD25]*[.AF26]*[.AH27]" office:value-type="float" office:value="24" calcext:value-type="float">
            <text:p>24</text:p>
          </table:table-cell>
          <table:table-cell table:style-name="ce10" office:value-type="string" calcext:value-type="string">
            <text:p>=</text:p>
          </table:table-cell>
          <table:table-cell table:style-name="ce39" office:value-type="string" calcext:value-type="string">
            <text:p>B=</text:p>
          </table:table-cell>
          <table:table-cell table:style-name="ce178" table:formula="of:=3*RANDBETWEEN(1;12)" office:value-type="float" office:value="15" calcext:value-type="float">
            <text:p>15 cm²</text:p>
          </table:table-cell>
          <table:table-cell table:style-name="ce179" office:value-type="string" calcext:value-type="string">
            <text:p>h=</text:p>
          </table:table-cell>
          <table:table-cell table:style-name="ce180" table:formula="of:=RANDBETWEEN(1;12)" office:value-type="float" office:value="5" calcext:value-type="float">
            <text:p>5 cm</text:p>
          </table:table-cell>
          <table:table-cell table:style-name="ce56" office:value-type="string" calcext:value-type="string">
            <text:p>V =</text:p>
          </table:table-cell>
          <table:table-cell/>
          <table:table-cell table:style-name="ce212" table:formula="of:=([.D26]-1)" office:value-type="percentage" office:value="0.77" calcext:value-type="percentage">
            <text:p>77 %</text:p>
          </table:table-cell>
          <table:table-cell table:style-name="ce202" table:formula="of:=&quot;x²+&quot;&amp;([.AA26]+[.AC26])&amp;&quot;x+&quot;&amp;([.AA26]*[.AC26])" office:value-type="string" office:string-value="x²+14x+48" calcext:value-type="string">
            <text:p>x²+14x+48</text:p>
          </table:table-cell>
          <table:table-cell table:style-name="ce48" table:formula="of:=GCD([.I26];[.K26])" office:value-type="float" office:value="24" calcext:value-type="float">
            <text:p>24</text:p>
          </table:table-cell>
          <table:table-cell table:style-name="ce57" table:formula="of:=[.N26]*[.P26]/3&amp;&quot; cm³&quot;" office:value-type="string" office:string-value="25 cm³" calcext:value-type="string">
            <text:p>25 cm³</text:p>
          </table:table-cell>
          <table:table-cell/>
          <table:table-cell table:formula="of:=RANK([.Y26];[.Y23:.Y32])+2" office:value-type="float" office:value="11" calcext:value-type="float">
            <text:p>11</text:p>
          </table:table-cell>
          <table:table-cell table:style-name="ce81" table:formula="of:=RAND()" office:value-type="float" office:value="0.146415816512048" calcext:value-type="float">
            <text:p>0,146415816512048</text:p>
          </table:table-cell>
          <table:table-cell table:style-name="ce15" table:formula="of:=RANDBETWEEN(2;5)" office:value-type="float" office:value="3" calcext:value-type="float">
            <text:p>3</text:p>
          </table:table-cell>
          <table:table-cell table:style-name="ce15" table:formula="of:=RANDBETWEEN(2;9)" office:value-type="float" office:value="6" calcext:value-type="float">
            <text:p>6</text:p>
          </table:table-cell>
          <table:table-cell table:style-name="ce15" table:formula="of:=RANDBETWEEN(2;5)" office:value-type="float" office:value="3" calcext:value-type="float">
            <text:p>3</text:p>
          </table:table-cell>
          <table:table-cell table:style-name="ce15" table:formula="of:=RANDBETWEEN(2;9)" office:value-type="float" office:value="8" calcext:value-type="float">
            <text:p>8</text:p>
          </table:table-cell>
          <table:table-cell table:formula="of:=RANK([.AE26];[.AE25:.AE30])" office:value-type="float" office:value="6" calcext:value-type="float">
            <text:p>6</text:p>
          </table:table-cell>
          <table:table-cell table:style-name="ce81" table:formula="of:=RAND()" office:value-type="float" office:value="0.247669808578955" calcext:value-type="float">
            <text:p>0,247669808578955</text:p>
          </table:table-cell>
          <table:table-cell table:formula="of:=RANK([.AG26];[.AG26:.AG30])" office:value-type="float" office:value="4" calcext:value-type="float">
            <text:p>4</text:p>
          </table:table-cell>
          <table:table-cell table:style-name="ce81" table:formula="of:=RAND()" office:value-type="float" office:value="0.319205790387314" calcext:value-type="float">
            <text:p>0,319205790387314</text:p>
          </table:table-cell>
          <table:table-cell table:formula="of:=RANK([.AI26];[.AI26:.AI30])" office:value-type="float" office:value="5" calcext:value-type="float">
            <text:p>5</text:p>
          </table:table-cell>
          <table:table-cell table:style-name="ce81" table:formula="of:=RAND()" office:value-type="float" office:value="0.0736269328198012" calcext:value-type="float">
            <text:p>0,0736269328198012</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0;50)/100+1" office:value-type="float" office:value="1.39" calcext:value-type="float">
            <text:p>1,39</text:p>
          </table:table-cell>
          <table:table-cell table:style-name="ce194" table:formula="of:=&quot;(x-&quot;&amp;[.AA27]&amp;&quot;)(x+&quot;&amp;[.AC27]&amp;&quot;)&quot;" office:value-type="string" office:string-value="(x-5)(x+6)" calcext:value-type="string" table:number-columns-spanned="3" table:number-rows-spanned="1">
            <text:p>(x-5)(x+6)</text:p>
          </table:table-cell>
          <table:covered-table-cell table:number-columns-repeated="2" table:style-name="ce7"/>
          <table:table-cell table:style-name="ce10" office:value-type="string" calcext:value-type="string">
            <text:p>=</text:p>
          </table:table-cell>
          <table:table-cell table:style-name="ce4" table:formula="of:=[.AD27]*[.AF27]*[.AH27]" office:value-type="float" office:value="60" calcext:value-type="float">
            <text:p>60</text:p>
          </table:table-cell>
          <table:table-cell table:style-name="ce7" office:value-type="string" calcext:value-type="string">
            <text:p>et</text:p>
          </table:table-cell>
          <table:table-cell table:style-name="ce7" table:formula="of:=[.AD26]*[.AF27]*[.AH28]" office:value-type="float" office:value="30" calcext:value-type="float">
            <text:p>30</text:p>
          </table:table-cell>
          <table:table-cell table:style-name="ce10" office:value-type="string" calcext:value-type="string">
            <text:p>=</text:p>
          </table:table-cell>
          <table:table-cell table:style-name="ce39" office:value-type="string" calcext:value-type="string">
            <text:p>B=</text:p>
          </table:table-cell>
          <table:table-cell table:style-name="ce178" table:formula="of:=RANDBETWEEN(1;12)" office:value-type="float" office:value="1" calcext:value-type="float">
            <text:p>1 cm²</text:p>
          </table:table-cell>
          <table:table-cell table:style-name="ce179" office:value-type="string" calcext:value-type="string">
            <text:p>h=</text:p>
          </table:table-cell>
          <table:table-cell table:style-name="ce180" table:formula="of:=RANDBETWEEN(1;12)*3" office:value-type="float" office:value="33" calcext:value-type="float">
            <text:p>33 cm</text:p>
          </table:table-cell>
          <table:table-cell table:style-name="ce56" office:value-type="string" calcext:value-type="string">
            <text:p>V =</text:p>
          </table:table-cell>
          <table:table-cell/>
          <table:table-cell table:style-name="ce212" table:formula="of:=([.D27]-1)" office:value-type="percentage" office:value="0.39" calcext:value-type="percentage">
            <text:p>39 %</text:p>
          </table:table-cell>
          <table:table-cell table:style-name="ce202" table:formula="of:=&quot;x²&quot;&amp;IF([.AC27]-[.AA27]&gt;0;&quot;+&quot;&amp;([.AC27]-[.AA27])&amp;&quot;x&quot;;IF([.AA27]=[.AC27];&quot;&quot;;([.AC27]-[.AA27]))&amp;&quot;x&quot;)&amp;&quot;-&quot;&amp;([.AA27]*[.AC27])" office:value-type="string" office:string-value="x²+1x-30" calcext:value-type="string">
            <text:p>x²+1x-30</text:p>
          </table:table-cell>
          <table:table-cell table:style-name="ce48" table:formula="of:=GCD([.I27];[.K27])" office:value-type="float" office:value="30" calcext:value-type="float">
            <text:p>30</text:p>
          </table:table-cell>
          <table:table-cell table:style-name="ce57" table:formula="of:=[.N27]*[.P27]/3&amp;&quot; cm³&quot;" office:value-type="string" office:string-value="11 cm³" calcext:value-type="string">
            <text:p>11 cm³</text:p>
          </table:table-cell>
          <table:table-cell/>
          <table:table-cell table:formula="of:=RANK([.Y27];[.Y23:.Y32])+2" office:value-type="float" office:value="12" calcext:value-type="float">
            <text:p>12</text:p>
          </table:table-cell>
          <table:table-cell table:style-name="ce81" table:formula="of:=RAND()" office:value-type="float" office:value="0.071396126666467" calcext:value-type="float">
            <text:p>0,071396126666467</text:p>
          </table:table-cell>
          <table:table-cell table:style-name="ce15" table:formula="of:=RANDBETWEEN(2;5)" office:value-type="float" office:value="2" calcext:value-type="float">
            <text:p>2</text:p>
          </table:table-cell>
          <table:table-cell table:style-name="ce15" table:formula="of:=RANDBETWEEN(2;9)" office:value-type="float" office:value="5" calcext:value-type="float">
            <text:p>5</text:p>
          </table:table-cell>
          <table:table-cell table:style-name="ce15" table:formula="of:=RANDBETWEEN(2;5)" office:value-type="float" office:value="3" calcext:value-type="float">
            <text:p>3</text:p>
          </table:table-cell>
          <table:table-cell table:style-name="ce15" table:formula="of:=RANDBETWEEN(2;9)" office:value-type="float" office:value="6" calcext:value-type="float">
            <text:p>6</text:p>
          </table:table-cell>
          <table:table-cell table:formula="of:=RANK([.AE27];[.AE25:.AE30])" office:value-type="float" office:value="4" calcext:value-type="float">
            <text:p>4</text:p>
          </table:table-cell>
          <table:table-cell table:style-name="ce81" table:formula="of:=RAND()" office:value-type="float" office:value="0.419800919054427" calcext:value-type="float">
            <text:p>0,419800919054427</text:p>
          </table:table-cell>
          <table:table-cell table:formula="of:=RANK([.AG27];[.AG26:.AG30])" office:value-type="float" office:value="5" calcext:value-type="float">
            <text:p>5</text:p>
          </table:table-cell>
          <table:table-cell table:style-name="ce81" table:formula="of:=RAND()" office:value-type="float" office:value="0.0134696533472346" calcext:value-type="float">
            <text:p>0,0134696533472346</text:p>
          </table:table-cell>
          <table:table-cell table:formula="of:=RANK([.AI27];[.AI26:.AI30])" office:value-type="float" office:value="3" calcext:value-type="float">
            <text:p>3</text:p>
          </table:table-cell>
          <table:table-cell table:style-name="ce81" table:formula="of:=RAND()" office:value-type="float" office:value="0.732184626490005" calcext:value-type="float">
            <text:p>0,732184626490005</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8)/10+1" office:value-type="float" office:value="1.2" calcext:value-type="float">
            <text:p>1,2</text:p>
          </table:table-cell>
          <table:table-cell table:style-name="ce194" table:formula="of:=&quot;(x+&quot;&amp;[.AA28]&amp;&quot;)(x-&quot;&amp;[.AC28]&amp;&quot;)&quot;" office:value-type="string" office:string-value="(x+6)(x-2)" calcext:value-type="string" table:number-columns-spanned="3" table:number-rows-spanned="1">
            <text:p>(x+6)(x-2)</text:p>
          </table:table-cell>
          <table:covered-table-cell table:number-columns-repeated="2" table:style-name="ce7"/>
          <table:table-cell table:style-name="ce10" office:value-type="string" calcext:value-type="string">
            <text:p>=</text:p>
          </table:table-cell>
          <table:table-cell table:style-name="ce4" table:formula="of:=[.AD28]*[.AF28]*[.AH28]" office:value-type="float" office:value="2" calcext:value-type="float">
            <text:p>2</text:p>
          </table:table-cell>
          <table:table-cell table:style-name="ce7" office:value-type="string" calcext:value-type="string">
            <text:p>et</text:p>
          </table:table-cell>
          <table:table-cell table:style-name="ce7" table:formula="of:=[.AD27]*[.AF28]*[.AH29]" office:value-type="float" office:value="32" calcext:value-type="float">
            <text:p>32</text:p>
          </table:table-cell>
          <table:table-cell table:style-name="ce10" office:value-type="string" calcext:value-type="string">
            <text:p>=</text:p>
          </table:table-cell>
          <table:table-cell table:style-name="ce39" office:value-type="string" calcext:value-type="string">
            <text:p>R=</text:p>
          </table:table-cell>
          <table:table-cell table:style-name="ce180" table:formula="of:=[.AF28]*3" office:value-type="float" office:value="6" calcext:value-type="float">
            <text:p>6 cm</text:p>
          </table:table-cell>
          <table:table-cell table:style-name="ce179" office:value-type="string" calcext:value-type="string">
            <text:p>h=</text:p>
          </table:table-cell>
          <table:table-cell table:style-name="ce180" table:formula="of:=RANDBETWEEN(1;12)" office:value-type="float" office:value="9" calcext:value-type="float">
            <text:p>9 cm</text:p>
          </table:table-cell>
          <table:table-cell table:style-name="ce56" office:value-type="string" calcext:value-type="string">
            <text:p>V =</text:p>
          </table:table-cell>
          <table:table-cell/>
          <table:table-cell table:style-name="ce212" table:formula="of:=([.D28]-1)" office:value-type="percentage" office:value="0.2" calcext:value-type="percentage">
            <text:p>20 %</text:p>
          </table:table-cell>
          <table:table-cell table:style-name="ce202" table:formula="of:=&quot;x²&quot;&amp;IF([.AC28]-[.AA28]&gt;0;-([.AC28]-[.AA28])&amp;&quot;x&quot;;IF([.AA28]=[.AC28];&quot;&quot;;&quot;+&quot;&amp;([.AA28]-[.AC28])&amp;&quot;x&quot;))&amp;&quot;-&quot;&amp;([.AA28]*[.AC28])" office:value-type="string" office:string-value="x²+4x-12" calcext:value-type="string">
            <text:p>x²+4x-12</text:p>
          </table:table-cell>
          <table:table-cell table:style-name="ce48" table:formula="of:=GCD([.I28];[.K28])" office:value-type="float" office:value="2" calcext:value-type="float">
            <text:p>2</text:p>
          </table:table-cell>
          <table:table-cell table:style-name="ce215" table:formula="of:=[.N28]*[.N28]*[.P28]/3" office:value-type="float" office:value="108" calcext:value-type="float">
            <text:p>108π cm³</text:p>
          </table:table-cell>
          <table:table-cell/>
          <table:table-cell table:formula="of:=RANK([.Y28];[.Y23:.Y32])+2" office:value-type="float" office:value="7" calcext:value-type="float">
            <text:p>7</text:p>
          </table:table-cell>
          <table:table-cell table:style-name="ce81" table:formula="of:=RAND()" office:value-type="float" office:value="0.362994659536246" calcext:value-type="float">
            <text:p>0,362994659536246</text:p>
          </table:table-cell>
          <table:table-cell table:style-name="ce15" table:formula="of:=RANDBETWEEN(2;5)" office:value-type="float" office:value="5" calcext:value-type="float">
            <text:p>5</text:p>
          </table:table-cell>
          <table:table-cell table:style-name="ce15" table:formula="of:=RANDBETWEEN(2;9)" office:value-type="float" office:value="6" calcext:value-type="float">
            <text:p>6</text:p>
          </table:table-cell>
          <table:table-cell table:style-name="ce15" table:formula="of:=RANDBETWEEN(2;5)" office:value-type="float" office:value="3" calcext:value-type="float">
            <text:p>3</text:p>
          </table:table-cell>
          <table:table-cell table:style-name="ce15" table:formula="of:=RANDBETWEEN(2;9)" office:value-type="float" office:value="2" calcext:value-type="float">
            <text:p>2</text:p>
          </table:table-cell>
          <table:table-cell table:formula="of:=RANK([.AE28];[.AE25:.AE30])" office:value-type="float" office:value="1" calcext:value-type="float">
            <text:p>1</text:p>
          </table:table-cell>
          <table:table-cell table:style-name="ce81" table:formula="of:=RAND()" office:value-type="float" office:value="0.879073037163628" calcext:value-type="float">
            <text:p>0,879073037163628</text:p>
          </table:table-cell>
          <table:table-cell table:formula="of:=RANK([.AG28];[.AG26:.AG30])" office:value-type="float" office:value="2" calcext:value-type="float">
            <text:p>2</text:p>
          </table:table-cell>
          <table:table-cell table:style-name="ce81" table:formula="of:=RAND()" office:value-type="float" office:value="0.845315349077344" calcext:value-type="float">
            <text:p>0,845315349077344</text:p>
          </table:table-cell>
          <table:table-cell table:formula="of:=RANK([.AI28];[.AI26:.AI30])" office:value-type="float" office:value="1" calcext:value-type="float">
            <text:p>1</text:p>
          </table:table-cell>
          <table:table-cell table:style-name="ce81" table:formula="of:=RAND()" office:value-type="float" office:value="0.976862621424034" calcext:value-type="float">
            <text:p>0,976862621424034</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00;800)/1000+1" office:value-type="float" office:value="1.482" calcext:value-type="float">
            <text:p>1,482</text:p>
          </table:table-cell>
          <table:table-cell table:style-name="ce194" table:formula="of:=&quot;(&quot;&amp;[.Z29]&amp;&quot;x+&quot;&amp;[.AA29]&amp;&quot;)(x+&quot;&amp;[.AC29]&amp;&quot;)&quot;" office:value-type="string" office:string-value="(4x+5)(x+9)" calcext:value-type="string" table:number-columns-spanned="3" table:number-rows-spanned="1">
            <text:p>(4x+5)(x+9)</text:p>
          </table:table-cell>
          <table:covered-table-cell table:number-columns-repeated="2" table:style-name="ce7"/>
          <table:table-cell table:style-name="ce10" office:value-type="string" calcext:value-type="string">
            <text:p>=</text:p>
          </table:table-cell>
          <table:table-cell table:style-name="ce4" table:formula="of:=[.AD29]*[.AF29]*[.AH29]" office:value-type="float" office:value="20" calcext:value-type="float">
            <text:p>20</text:p>
          </table:table-cell>
          <table:table-cell table:style-name="ce7" office:value-type="string" calcext:value-type="string">
            <text:p>et</text:p>
          </table:table-cell>
          <table:table-cell table:style-name="ce7" table:formula="of:=[.AD28]*[.AF29]*[.AH30]" office:value-type="float" office:value="2" calcext:value-type="float">
            <text:p>2</text:p>
          </table:table-cell>
          <table:table-cell table:style-name="ce10" office:value-type="string" calcext:value-type="string">
            <text:p>=</text:p>
          </table:table-cell>
          <table:table-cell table:style-name="ce50" office:value-type="string" calcext:value-type="string">
            <text:p>R=</text:p>
          </table:table-cell>
          <table:table-cell table:style-name="ce180" table:formula="of:=[.AF29]*3" office:value-type="float" office:value="3" calcext:value-type="float">
            <text:p>3 cm</text:p>
          </table:table-cell>
          <table:table-cell table:style-name="ce9" office:value-type="string" calcext:value-type="string">
            <text:p>H=</text:p>
          </table:table-cell>
          <table:table-cell table:style-name="ce180" table:formula="of:=RANDBETWEEN(1;10)" office:value-type="float" office:value="9" calcext:value-type="float">
            <text:p>9 cm</text:p>
          </table:table-cell>
          <table:table-cell table:style-name="ce172" office:value-type="string" calcext:value-type="string">
            <text:p>V=</text:p>
          </table:table-cell>
          <table:table-cell/>
          <table:table-cell table:style-name="ce212" table:formula="of:=([.D29]-1)" office:value-type="percentage" office:value="0.482" calcext:value-type="percentage">
            <text:p>48,2 %</text:p>
          </table:table-cell>
          <table:table-cell table:style-name="ce202" table:formula="of:=[.Z29]&amp;&quot;x²+&quot;&amp;([.AA29]+[.AC29]*[.Z29])&amp;&quot;x+&quot;&amp;([.AA29]*[.AC29])" office:value-type="string" office:string-value="4x²+41x+45" calcext:value-type="string">
            <text:p>4x²+41x+45</text:p>
          </table:table-cell>
          <table:table-cell table:style-name="ce48" table:formula="of:=GCD([.I29];[.K29])" office:value-type="float" office:value="2" calcext:value-type="float">
            <text:p>2</text:p>
          </table:table-cell>
          <table:table-cell table:style-name="ce215" table:formula="of:=[.N29]*[.N29]*[.P29]/3" office:value-type="float" office:value="27" calcext:value-type="float">
            <text:p>27π cm³</text:p>
          </table:table-cell>
          <table:table-cell/>
          <table:table-cell table:formula="of:=RANK([.Y29];[.Y23:.Y32])+2" office:value-type="float" office:value="6" calcext:value-type="float">
            <text:p>6</text:p>
          </table:table-cell>
          <table:table-cell table:style-name="ce81" table:formula="of:=RAND()" office:value-type="float" office:value="0.579403661714993" calcext:value-type="float">
            <text:p>0,579403661714993</text:p>
          </table:table-cell>
          <table:table-cell table:style-name="ce15" table:formula="of:=RANDBETWEEN(2;5)" office:value-type="float" office:value="4" calcext:value-type="float">
            <text:p>4</text:p>
          </table:table-cell>
          <table:table-cell table:style-name="ce15" table:formula="of:=RANDBETWEEN(2;9)" office:value-type="float" office:value="5" calcext:value-type="float">
            <text:p>5</text:p>
          </table:table-cell>
          <table:table-cell table:style-name="ce15" table:formula="of:=RANDBETWEEN(2;5)" office:value-type="float" office:value="5" calcext:value-type="float">
            <text:p>5</text:p>
          </table:table-cell>
          <table:table-cell table:style-name="ce15" table:formula="of:=RANDBETWEEN(2;9)" office:value-type="float" office:value="9" calcext:value-type="float">
            <text:p>9</text:p>
          </table:table-cell>
          <table:table-cell table:formula="of:=RANK([.AE29];[.AE25:.AE30])" office:value-type="float" office:value="5" calcext:value-type="float">
            <text:p>5</text:p>
          </table:table-cell>
          <table:table-cell table:style-name="ce81" table:formula="of:=RAND()" office:value-type="float" office:value="0.330471264010372" calcext:value-type="float">
            <text:p>0,330471264010372</text:p>
          </table:table-cell>
          <table:table-cell table:formula="of:=RANK([.AG29];[.AG26:.AG30])" office:value-type="float" office:value="1" calcext:value-type="float">
            <text:p>1</text:p>
          </table:table-cell>
          <table:table-cell table:style-name="ce81" table:formula="of:=RAND()" office:value-type="float" office:value="0.853766654419973" calcext:value-type="float">
            <text:p>0,853766654419973</text:p>
          </table:table-cell>
          <table:table-cell table:formula="of:=RANK([.AI29];[.AI26:.AI30])" office:value-type="float" office:value="4" calcext:value-type="float">
            <text:p>4</text:p>
          </table:table-cell>
          <table:table-cell table:style-name="ce81" table:formula="of:=RAND()" office:value-type="float" office:value="0.420855947832141" calcext:value-type="float">
            <text:p>0,420855947832141</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8)/100+1" office:value-type="float" office:value="1.08" calcext:value-type="float">
            <text:p>1,08</text:p>
          </table:table-cell>
          <table:table-cell table:style-name="ce194" table:formula="of:=&quot;(&quot;&amp;[.Z30]&amp;&quot;x-&quot;&amp;[.AA30]&amp;&quot;)(&quot;&amp;[.AB30]&amp;&quot;x-&quot;&amp;[.AC30]&amp;&quot;)&quot;" office:value-type="string" office:string-value="(4x-4)(2x-6)" calcext:value-type="string" table:number-columns-spanned="3" table:number-rows-spanned="1">
            <text:p>(4x-4)(2x-6)</text:p>
          </table:table-cell>
          <table:covered-table-cell table:number-columns-repeated="2" table:style-name="ce7"/>
          <table:table-cell table:style-name="ce10" office:value-type="string" calcext:value-type="string">
            <text:p>=</text:p>
          </table:table-cell>
          <table:table-cell table:style-name="ce4" table:formula="of:=[.AD30]*[.AF30]*[.AH30]" office:value-type="float" office:value="18" calcext:value-type="float">
            <text:p>18</text:p>
          </table:table-cell>
          <table:table-cell table:style-name="ce7" office:value-type="string" calcext:value-type="string">
            <text:p>et</text:p>
          </table:table-cell>
          <table:table-cell table:style-name="ce7" table:formula="of:=[.AD29]*[.AF30]*[.AH26]" office:value-type="float" office:value="75" calcext:value-type="float">
            <text:p>75</text:p>
          </table:table-cell>
          <table:table-cell table:style-name="ce10" office:value-type="string" calcext:value-type="string">
            <text:p>=</text:p>
          </table:table-cell>
          <table:table-cell table:style-name="ce50" office:value-type="string" calcext:value-type="string">
            <text:p>D=</text:p>
          </table:table-cell>
          <table:table-cell table:style-name="ce180" table:formula="of:=RANDBETWEEN(2;5)" office:value-type="float" office:value="4" calcext:value-type="float">
            <text:p>4 cm</text:p>
          </table:table-cell>
          <table:table-cell table:style-name="ce9" office:value-type="string" calcext:value-type="string">
            <text:p>H=</text:p>
          </table:table-cell>
          <table:table-cell table:style-name="ce180" table:formula="of:=RANDBETWEEN(1;10)*3" office:value-type="float" office:value="6" calcext:value-type="float">
            <text:p>6 cm</text:p>
          </table:table-cell>
          <table:table-cell table:style-name="ce172" office:value-type="string" calcext:value-type="string">
            <text:p>V=</text:p>
          </table:table-cell>
          <table:table-cell/>
          <table:table-cell table:style-name="ce212" table:formula="of:=([.D30]-1)" office:value-type="percentage" office:value="0.0800000000000001" calcext:value-type="percentage">
            <text:p>8 %</text:p>
          </table:table-cell>
          <table:table-cell table:style-name="ce202" table:formula="of:=[.Z30]*[.AB30]&amp;&quot;x²-&quot;&amp;[.AC30]*[.Z30]+[.AA30]*[.AB30]&amp;&quot;x&quot;&amp;&quot;+&quot;&amp;([.AA30]*[.AC30])" office:value-type="string" office:string-value="8x²-32x+24" calcext:value-type="string">
            <text:p>8x²-32x+24</text:p>
          </table:table-cell>
          <table:table-cell table:style-name="ce48" table:formula="of:=GCD([.I30];[.K30])" office:value-type="float" office:value="3" calcext:value-type="float">
            <text:p>3</text:p>
          </table:table-cell>
          <table:table-cell table:style-name="ce215" table:formula="of:=[.N30]*[.N30]*[.P30]/3/4" office:value-type="float" office:value="8" calcext:value-type="float">
            <text:p>8π cm³</text:p>
          </table:table-cell>
          <table:table-cell/>
          <table:table-cell table:formula="of:=RANK([.Y30];[.Y23:.Y32])+2" office:value-type="float" office:value="10" calcext:value-type="float">
            <text:p>10</text:p>
          </table:table-cell>
          <table:table-cell table:style-name="ce81" table:formula="of:=RAND()" office:value-type="float" office:value="0.240052092716704" calcext:value-type="float">
            <text:p>0,240052092716704</text:p>
          </table:table-cell>
          <table:table-cell table:style-name="ce15" table:formula="of:=RANDBETWEEN(2;5)" office:value-type="float" office:value="4" calcext:value-type="float">
            <text:p>4</text:p>
          </table:table-cell>
          <table:table-cell table:style-name="ce15" table:formula="of:=RANDBETWEEN(2;9)" office:value-type="float" office:value="4" calcext:value-type="float">
            <text:p>4</text:p>
          </table:table-cell>
          <table:table-cell table:style-name="ce15" table:formula="of:=RANDBETWEEN(2;5)" office:value-type="float" office:value="2" calcext:value-type="float">
            <text:p>2</text:p>
          </table:table-cell>
          <table:table-cell table:style-name="ce15" table:formula="of:=RANDBETWEEN(2;9)" office:value-type="float" office:value="6" calcext:value-type="float">
            <text:p>6</text:p>
          </table:table-cell>
          <table:table-cell table:formula="of:=RANK([.AE30];[.AE25:.AE30])" office:value-type="float" office:value="3" calcext:value-type="float">
            <text:p>3</text:p>
          </table:table-cell>
          <table:table-cell table:style-name="ce81" table:formula="of:=RAND()" office:value-type="float" office:value="0.558012200536787" calcext:value-type="float">
            <text:p>0,558012200536787</text:p>
          </table:table-cell>
          <table:table-cell table:formula="of:=RANK([.AG30];[.AG26:.AG30])" office:value-type="float" office:value="3" calcext:value-type="float">
            <text:p>3</text:p>
          </table:table-cell>
          <table:table-cell table:style-name="ce81" table:formula="of:=RAND()" office:value-type="float" office:value="0.800861708527417" calcext:value-type="float">
            <text:p>0,800861708527417</text:p>
          </table:table-cell>
          <table:table-cell table:formula="of:=RANK([.AI30];[.AI26:.AI30])" office:value-type="float" office:value="2" calcext:value-type="float">
            <text:p>2</text:p>
          </table:table-cell>
          <table:table-cell table:style-name="ce81" table:formula="of:=RAND()" office:value-type="float" office:value="0.863608225631796" calcext:value-type="float">
            <text:p>0,863608225631796</text:p>
          </table:table-cell>
          <table:table-cell table:number-columns-repeated="984"/>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31];[.Y23:.Y32])+2" office:value-type="float" office:value="4" calcext:value-type="float">
            <text:p>4</text:p>
          </table:table-cell>
          <table:table-cell table:style-name="ce81" table:formula="of:=RAND()" office:value-type="float" office:value="0.898421776881066" calcext:value-type="float">
            <text:p>0,898421776881066</text:p>
          </table:table-cell>
          <table:table-cell table:number-columns-repeated="994"/>
        </table:table-row>
        <table:table-row table:style-name="ro4">
          <table:table-cell table:number-columns-repeated="23"/>
          <table:table-cell table:formula="of:=RANK([.Y32];[.Y23:.Y32])+2" office:value-type="float" office:value="9" calcext:value-type="float">
            <text:p>9</text:p>
          </table:table-cell>
          <table:table-cell table:style-name="ce81" table:formula="of:=RAND()" office:value-type="float" office:value="0.263473348745321" calcext:value-type="float">
            <text:p>0,263473348745321</text:p>
          </table:table-cell>
          <table:table-cell table:number-columns-repeated="994"/>
        </table:table-row>
        <table:table-row table:style-name="ro5">
          <table:table-cell table:number-columns-repeated="1019"/>
        </table:table-row>
        <table:table-row table:style-name="ro2">
          <table:table-cell table:style-name="ce59" office:value-type="string" calcext:value-type="string" table:number-columns-spanned="4" table:number-rows-spanned="2">
            <text:p>CEINTURE</text:p>
            <text:p>NOIRE 1</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6"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number-columns-repeated="2"/>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Y34];[.Y34:.Y43])+2" office:value-type="float" office:value="10" calcext:value-type="float">
            <text:p>10</text:p>
          </table:table-cell>
          <table:table-cell table:style-name="ce81" table:formula="of:=RAND()" office:value-type="float" office:value="0.22002192362181" calcext:value-type="float">
            <text:p>0,22002192362181</text:p>
          </table:table-cell>
          <table:table-cell table:number-columns-repeated="994"/>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4" table:number-rows-spanned="1">
            <text:p>Prénom :</text:p>
          </table:table-cell>
          <table:covered-table-cell table:style-name="ce8"/>
          <table:covered-table-cell table:number-columns-repeated="2"/>
          <table:table-cell table:style-name="ce54" office:value-type="string" calcext:value-type="string" table:number-columns-spanned="3" table:number-rows-spanned="1">
            <text:p>Classe :</text:p>
          </table:table-cell>
          <table:covered-table-cell/>
          <table:covered-table-cell table:style-name="ce79"/>
          <table:table-cell table:style-name="ce22" table:formula="of:=[.$Q$2]" office:value-type="string" office:string-value="v5012" calcext:value-type="string">
            <text:p>v5012</text:p>
          </table:table-cell>
          <table:table-cell/>
          <table:table-cell table:style-name="ce25" office:value-type="string" calcext:value-type="string" table:number-columns-spanned="4" table:number-rows-spanned="1">
            <text:p>Correction CEINTURE NOIRE 1</text:p>
          </table:table-cell>
          <table:covered-table-cell table:style-name="ce28"/>
          <table:covered-table-cell table:style-name="ce30"/>
          <table:covered-table-cell table:style-name="ce31"/>
          <table:table-cell/>
          <table:table-cell table:formula="of:=RANK([.Y35];[.Y34:.Y43])+2" office:value-type="float" office:value="12" calcext:value-type="float">
            <text:p>12</text:p>
          </table:table-cell>
          <table:table-cell table:style-name="ce81" table:formula="of:=RAND()" office:value-type="float" office:value="0.13354288714406" calcext:value-type="float">
            <text:p>0,13354288714406</text:p>
          </table:table-cell>
          <table:table-cell table:number-columns-repeated="994"/>
        </table:table-row>
        <table:table-row table:style-name="ro3">
          <table:table-cell table:style-name="ce55" office:value-type="string" calcext:value-type="string" table:number-columns-spanned="4" table:number-rows-spanned="1">
            <text:p>Quel est le pourcentage d’augmentation ?</text:p>
          </table:table-cell>
          <table:covered-table-cell table:number-columns-repeated="3"/>
          <table:table-cell table:style-name="ce55" office:value-type="string" calcext:value-type="string" table:number-columns-spanned="4" table:number-rows-spanned="1">
            <text:p>Développer</text:p>
          </table:table-cell>
          <table:covered-table-cell table:number-columns-repeated="3" table:style-name="ce38"/>
          <table:table-cell table:style-name="ce55" office:value-type="string" calcext:value-type="string" table:number-columns-spanned="4" table:number-rows-spanned="1">
            <text:p>Plus grand diviseur commun entre…</text:p>
          </table:table-cell>
          <table:covered-table-cell table:number-columns-repeated="3" table:style-name="ce38"/>
          <table:table-cell table:style-name="ce55" office:value-type="string" calcext:value-type="string" table:number-columns-spanned="5" table:number-rows-spanned="1">
            <text:p>Volume de pyramide et cône en cm³</text:p>
          </table:table-cell>
          <table:covered-table-cell table:number-columns-repeated="4" table:style-name="ce38"/>
          <table:table-cell table:style-name="ce81"/>
          <table:table-cell table:style-name="ce82" office:value-type="string" calcext:value-type="string">
            <text:p>3<text:span text:style-name="T2">e</text:span></text:p>
          </table:table-cell>
          <table:table-cell table:style-name="ce87" table:formula="of:=[.Q34]" office:value-type="string" office:string-value="AD" calcext:value-type="string">
            <text:p>AD</text:p>
          </table:table-cell>
          <table:table-cell table:style-name="ce29"/>
          <table:table-cell table:style-name="ce92" table:formula="of:=[.Q35]" office:value-type="string" office:string-value="v5012" calcext:value-type="string">
            <text:p>v5012</text:p>
          </table:table-cell>
          <table:table-cell table:style-name="ce81"/>
          <table:table-cell table:formula="of:=RANK([.Y36];[.Y34:.Y43])+2" office:value-type="float" office:value="7" calcext:value-type="float">
            <text:p>7</text:p>
          </table:table-cell>
          <table:table-cell table:style-name="ce81" table:formula="of:=RAND()" office:value-type="float" office:value="0.286509345871109" calcext:value-type="float">
            <text:p>0,286509345871109</text:p>
          </table:table-cell>
          <table:table-cell table:style-name="ce81" table:number-columns-repeated="4"/>
          <table:table-cell table:style-name="ce81" table:formula="of:=RANK([.AE36];[.AE36:.AE41])" office:value-type="float" office:value="2" calcext:value-type="float">
            <text:p>2</text:p>
          </table:table-cell>
          <table:table-cell table:style-name="ce81" table:formula="of:=RAND()" office:value-type="float" office:value="0.887689686223519" calcext:value-type="float">
            <text:p>0,887689686223519</text:p>
          </table:table-cell>
          <table:table-cell table:style-name="ce81" table:number-columns-repeated="4"/>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51;80)/100+1" office:value-type="float" office:value="1.74" calcext:value-type="float">
            <text:p>1,74</text:p>
          </table:table-cell>
          <table:table-cell table:style-name="ce194" table:formula="of:=&quot;(x+&quot;&amp;[.AA37]&amp;&quot;)(x+&quot;&amp;[.AC37]&amp;&quot;)&quot;" office:value-type="string" office:string-value="(x+5)(x+9)" calcext:value-type="string" table:number-columns-spanned="3" table:number-rows-spanned="1">
            <text:p>(x+5)(x+9)</text:p>
          </table:table-cell>
          <table:covered-table-cell table:number-columns-repeated="2" table:style-name="ce7"/>
          <table:table-cell table:style-name="ce10" office:value-type="string" calcext:value-type="string">
            <text:p>=</text:p>
          </table:table-cell>
          <table:table-cell table:style-name="ce4" table:formula="of:=[.AD37]*[.AF37]*[.AH37]" office:value-type="float" office:value="18" calcext:value-type="float">
            <text:p>18</text:p>
          </table:table-cell>
          <table:table-cell table:style-name="ce7" office:value-type="string" calcext:value-type="string">
            <text:p>et</text:p>
          </table:table-cell>
          <table:table-cell table:style-name="ce7" table:formula="of:=[.AD36]*[.AF37]*[.AH38]" office:value-type="float" office:value="16" calcext:value-type="float">
            <text:p>16</text:p>
          </table:table-cell>
          <table:table-cell table:style-name="ce10" office:value-type="string" calcext:value-type="string">
            <text:p>=</text:p>
          </table:table-cell>
          <table:table-cell table:style-name="ce39" office:value-type="string" calcext:value-type="string">
            <text:p>B=</text:p>
          </table:table-cell>
          <table:table-cell table:style-name="ce178" table:formula="of:=3*RANDBETWEEN(1;12)" office:value-type="float" office:value="15" calcext:value-type="float">
            <text:p>15 cm²</text:p>
          </table:table-cell>
          <table:table-cell table:style-name="ce179" office:value-type="string" calcext:value-type="string">
            <text:p>h=</text:p>
          </table:table-cell>
          <table:table-cell table:style-name="ce180" table:formula="of:=RANDBETWEEN(1;12)" office:value-type="float" office:value="4" calcext:value-type="float">
            <text:p>4 cm</text:p>
          </table:table-cell>
          <table:table-cell table:style-name="ce56" office:value-type="string" calcext:value-type="string">
            <text:p>V =</text:p>
          </table:table-cell>
          <table:table-cell/>
          <table:table-cell table:style-name="ce212" table:formula="of:=([.D37]-1)" office:value-type="percentage" office:value="0.74" calcext:value-type="percentage">
            <text:p>74 %</text:p>
          </table:table-cell>
          <table:table-cell table:style-name="ce202" table:formula="of:=&quot;x²+&quot;&amp;([.AA37]+[.AC37])&amp;&quot;x+&quot;&amp;([.AA37]*[.AC37])" office:value-type="string" office:string-value="x²+14x+45" calcext:value-type="string">
            <text:p>x²+14x+45</text:p>
          </table:table-cell>
          <table:table-cell table:style-name="ce48" table:formula="of:=GCD([.I37];[.K37])" office:value-type="float" office:value="2" calcext:value-type="float">
            <text:p>2</text:p>
          </table:table-cell>
          <table:table-cell table:style-name="ce57" table:formula="of:=[.N37]*[.P37]/3&amp;&quot; cm³&quot;" office:value-type="string" office:string-value="20 cm³" calcext:value-type="string">
            <text:p>20 cm³</text:p>
          </table:table-cell>
          <table:table-cell/>
          <table:table-cell table:formula="of:=RANK([.Y37];[.Y34:.Y43])+2" office:value-type="float" office:value="6" calcext:value-type="float">
            <text:p>6</text:p>
          </table:table-cell>
          <table:table-cell table:style-name="ce81" table:formula="of:=RAND()" office:value-type="float" office:value="0.386271233146409" calcext:value-type="float">
            <text:p>0,386271233146409</text:p>
          </table:table-cell>
          <table:table-cell table:style-name="ce15" table:formula="of:=RANDBETWEEN(2;5)" office:value-type="float" office:value="2" calcext:value-type="float">
            <text:p>2</text:p>
          </table:table-cell>
          <table:table-cell table:style-name="ce15" table:formula="of:=RANDBETWEEN(2;9)" office:value-type="float" office:value="5" calcext:value-type="float">
            <text:p>5</text:p>
          </table:table-cell>
          <table:table-cell table:style-name="ce15" table:formula="of:=RANDBETWEEN(2;5)" office:value-type="float" office:value="3" calcext:value-type="float">
            <text:p>3</text:p>
          </table:table-cell>
          <table:table-cell table:style-name="ce15" table:formula="of:=RANDBETWEEN(2;9)" office:value-type="float" office:value="9" calcext:value-type="float">
            <text:p>9</text:p>
          </table:table-cell>
          <table:table-cell table:formula="of:=RANK([.AE37];[.AE36:.AE41])" office:value-type="float" office:value="3" calcext:value-type="float">
            <text:p>3</text:p>
          </table:table-cell>
          <table:table-cell table:style-name="ce81" table:formula="of:=RAND()" office:value-type="float" office:value="0.873159517158326" calcext:value-type="float">
            <text:p>0,873159517158326</text:p>
          </table:table-cell>
          <table:table-cell table:formula="of:=RANK([.AG37];[.AG37:.AG41])" office:value-type="float" office:value="2" calcext:value-type="float">
            <text:p>2</text:p>
          </table:table-cell>
          <table:table-cell table:style-name="ce81" table:formula="of:=RAND()" office:value-type="float" office:value="0.404219599092053" calcext:value-type="float">
            <text:p>0,404219599092053</text:p>
          </table:table-cell>
          <table:table-cell table:formula="of:=RANK([.AI37];[.AI37:.AI41])" office:value-type="float" office:value="3" calcext:value-type="float">
            <text:p>3</text:p>
          </table:table-cell>
          <table:table-cell table:style-name="ce81" table:formula="of:=RAND()" office:value-type="float" office:value="0.734895434002436" calcext:value-type="float">
            <text:p>0,734895434002436</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0;50)/100+1" office:value-type="float" office:value="1.39" calcext:value-type="float">
            <text:p>1,39</text:p>
          </table:table-cell>
          <table:table-cell table:style-name="ce194" table:formula="of:=&quot;(x-&quot;&amp;[.AA38]&amp;&quot;)(x+&quot;&amp;[.AC38]&amp;&quot;)&quot;" office:value-type="string" office:string-value="(x-2)(x+5)" calcext:value-type="string" table:number-columns-spanned="3" table:number-rows-spanned="1">
            <text:p>(x-2)(x+5)</text:p>
          </table:table-cell>
          <table:covered-table-cell table:number-columns-repeated="2" table:style-name="ce7"/>
          <table:table-cell table:style-name="ce10" office:value-type="string" calcext:value-type="string">
            <text:p>=</text:p>
          </table:table-cell>
          <table:table-cell table:style-name="ce4" table:formula="of:=[.AD38]*[.AF38]*[.AH38]" office:value-type="float" office:value="24" calcext:value-type="float">
            <text:p>24</text:p>
          </table:table-cell>
          <table:table-cell table:style-name="ce7" office:value-type="string" calcext:value-type="string">
            <text:p>et</text:p>
          </table:table-cell>
          <table:table-cell table:style-name="ce7" table:formula="of:=[.AD37]*[.AF38]*[.AH39]" office:value-type="float" office:value="15" calcext:value-type="float">
            <text:p>15</text:p>
          </table:table-cell>
          <table:table-cell table:style-name="ce10" office:value-type="string" calcext:value-type="string">
            <text:p>=</text:p>
          </table:table-cell>
          <table:table-cell table:style-name="ce39" office:value-type="string" calcext:value-type="string">
            <text:p>B=</text:p>
          </table:table-cell>
          <table:table-cell table:style-name="ce178" table:formula="of:=RANDBETWEEN(1;12)" office:value-type="float" office:value="3" calcext:value-type="float">
            <text:p>3 cm²</text:p>
          </table:table-cell>
          <table:table-cell table:style-name="ce179" office:value-type="string" calcext:value-type="string">
            <text:p>h=</text:p>
          </table:table-cell>
          <table:table-cell table:style-name="ce180" table:formula="of:=RANDBETWEEN(1;12)*3" office:value-type="float" office:value="12" calcext:value-type="float">
            <text:p>12 cm</text:p>
          </table:table-cell>
          <table:table-cell table:style-name="ce56" office:value-type="string" calcext:value-type="string">
            <text:p>V =</text:p>
          </table:table-cell>
          <table:table-cell/>
          <table:table-cell table:style-name="ce212" table:formula="of:=([.D38]-1)" office:value-type="percentage" office:value="0.39" calcext:value-type="percentage">
            <text:p>39 %</text:p>
          </table:table-cell>
          <table:table-cell table:style-name="ce202" table:formula="of:=&quot;x²&quot;&amp;IF([.AC38]-[.AA38]&gt;0;&quot;+&quot;&amp;([.AC38]-[.AA38])&amp;&quot;x&quot;;IF([.AA38]=[.AC38];&quot;&quot;;([.AC38]-[.AA38]))&amp;&quot;x&quot;)&amp;&quot;-&quot;&amp;([.AA38]*[.AC38])" office:value-type="string" office:string-value="x²+3x-10" calcext:value-type="string">
            <text:p>x²+3x-10</text:p>
          </table:table-cell>
          <table:table-cell table:style-name="ce48" table:formula="of:=GCD([.I38];[.K38])" office:value-type="float" office:value="3" calcext:value-type="float">
            <text:p>3</text:p>
          </table:table-cell>
          <table:table-cell table:style-name="ce57" table:formula="of:=[.N38]*[.P38]/3&amp;&quot; cm³&quot;" office:value-type="string" office:string-value="12 cm³" calcext:value-type="string">
            <text:p>12 cm³</text:p>
          </table:table-cell>
          <table:table-cell/>
          <table:table-cell table:formula="of:=RANK([.Y38];[.Y34:.Y43])+2" office:value-type="float" office:value="4" calcext:value-type="float">
            <text:p>4</text:p>
          </table:table-cell>
          <table:table-cell table:style-name="ce81" table:formula="of:=RAND()" office:value-type="float" office:value="0.547991866891214" calcext:value-type="float">
            <text:p>0,547991866891214</text:p>
          </table:table-cell>
          <table:table-cell table:style-name="ce15" table:formula="of:=RANDBETWEEN(2;5)" office:value-type="float" office:value="3" calcext:value-type="float">
            <text:p>3</text:p>
          </table:table-cell>
          <table:table-cell table:style-name="ce15" table:formula="of:=RANDBETWEEN(2;9)" office:value-type="float" office:value="2" calcext:value-type="float">
            <text:p>2</text:p>
          </table:table-cell>
          <table:table-cell table:style-name="ce15" table:formula="of:=RANDBETWEEN(2;5)" office:value-type="float" office:value="4" calcext:value-type="float">
            <text:p>4</text:p>
          </table:table-cell>
          <table:table-cell table:style-name="ce15" table:formula="of:=RANDBETWEEN(2;9)" office:value-type="float" office:value="5" calcext:value-type="float">
            <text:p>5</text:p>
          </table:table-cell>
          <table:table-cell table:formula="of:=RANK([.AE38];[.AE36:.AE41])" office:value-type="float" office:value="6" calcext:value-type="float">
            <text:p>6</text:p>
          </table:table-cell>
          <table:table-cell table:style-name="ce81" table:formula="of:=RAND()" office:value-type="float" office:value="0.109963241004399" calcext:value-type="float">
            <text:p>0,109963241004399</text:p>
          </table:table-cell>
          <table:table-cell table:formula="of:=RANK([.AG38];[.AG37:.AG41])" office:value-type="float" office:value="1" calcext:value-type="float">
            <text:p>1</text:p>
          </table:table-cell>
          <table:table-cell table:style-name="ce81" table:formula="of:=RAND()" office:value-type="float" office:value="0.941388462616298" calcext:value-type="float">
            <text:p>0,941388462616298</text:p>
          </table:table-cell>
          <table:table-cell table:formula="of:=RANK([.AI38];[.AI37:.AI41])" office:value-type="float" office:value="4" calcext:value-type="float">
            <text:p>4</text:p>
          </table:table-cell>
          <table:table-cell table:style-name="ce81" table:formula="of:=RAND()" office:value-type="float" office:value="0.677099424281249" calcext:value-type="float">
            <text:p>0,677099424281249</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8)/10+1" office:value-type="float" office:value="1.4" calcext:value-type="float">
            <text:p>1,4</text:p>
          </table:table-cell>
          <table:table-cell table:style-name="ce194" table:formula="of:=&quot;(x+&quot;&amp;[.AA39]&amp;&quot;)(x-&quot;&amp;[.AC39]&amp;&quot;)&quot;" office:value-type="string" office:string-value="(x+6)(x-3)" calcext:value-type="string" table:number-columns-spanned="3" table:number-rows-spanned="1">
            <text:p>(x+6)(x-3)</text:p>
          </table:table-cell>
          <table:covered-table-cell table:number-columns-repeated="2" table:style-name="ce7"/>
          <table:table-cell table:style-name="ce10" office:value-type="string" calcext:value-type="string">
            <text:p>=</text:p>
          </table:table-cell>
          <table:table-cell table:style-name="ce4" table:formula="of:=[.AD39]*[.AF39]*[.AH39]" office:value-type="float" office:value="15" calcext:value-type="float">
            <text:p>15</text:p>
          </table:table-cell>
          <table:table-cell table:style-name="ce7" office:value-type="string" calcext:value-type="string">
            <text:p>et</text:p>
          </table:table-cell>
          <table:table-cell table:style-name="ce7" table:formula="of:=[.AD38]*[.AF39]*[.AH40]" office:value-type="float" office:value="36" calcext:value-type="float">
            <text:p>36</text:p>
          </table:table-cell>
          <table:table-cell table:style-name="ce10" office:value-type="string" calcext:value-type="string">
            <text:p>=</text:p>
          </table:table-cell>
          <table:table-cell table:style-name="ce39" office:value-type="string" calcext:value-type="string">
            <text:p>R=</text:p>
          </table:table-cell>
          <table:table-cell table:style-name="ce180" table:formula="of:=[.AF39]*3" office:value-type="float" office:value="9" calcext:value-type="float">
            <text:p>9 cm</text:p>
          </table:table-cell>
          <table:table-cell table:style-name="ce179" office:value-type="string" calcext:value-type="string">
            <text:p>h=</text:p>
          </table:table-cell>
          <table:table-cell table:style-name="ce180" table:formula="of:=RANDBETWEEN(1;12)" office:value-type="float" office:value="4" calcext:value-type="float">
            <text:p>4 cm</text:p>
          </table:table-cell>
          <table:table-cell table:style-name="ce56" office:value-type="string" calcext:value-type="string">
            <text:p>V =</text:p>
          </table:table-cell>
          <table:table-cell/>
          <table:table-cell table:style-name="ce212" table:formula="of:=([.D39]-1)" office:value-type="percentage" office:value="0.4" calcext:value-type="percentage">
            <text:p>40 %</text:p>
          </table:table-cell>
          <table:table-cell table:style-name="ce202" table:formula="of:=&quot;x²&quot;&amp;IF([.AC39]-[.AA39]&gt;0;-([.AC39]-[.AA39])&amp;&quot;x&quot;;IF([.AA39]=[.AC39];&quot;&quot;;&quot;+&quot;&amp;([.AA39]-[.AC39])&amp;&quot;x&quot;))&amp;&quot;-&quot;&amp;([.AA39]*[.AC39])" office:value-type="string" office:string-value="x²+3x-18" calcext:value-type="string">
            <text:p>x²+3x-18</text:p>
          </table:table-cell>
          <table:table-cell table:style-name="ce48" table:formula="of:=GCD([.I39];[.K39])" office:value-type="float" office:value="3" calcext:value-type="float">
            <text:p>3</text:p>
          </table:table-cell>
          <table:table-cell table:style-name="ce215" table:formula="of:=[.N39]*[.N39]*[.P39]/3" office:value-type="float" office:value="108" calcext:value-type="float">
            <text:p>108π cm³</text:p>
          </table:table-cell>
          <table:table-cell/>
          <table:table-cell table:formula="of:=RANK([.Y39];[.Y34:.Y43])+2" office:value-type="float" office:value="11" calcext:value-type="float">
            <text:p>11</text:p>
          </table:table-cell>
          <table:table-cell table:style-name="ce81" table:formula="of:=RAND()" office:value-type="float" office:value="0.186779640190828" calcext:value-type="float">
            <text:p>0,186779640190828</text:p>
          </table:table-cell>
          <table:table-cell table:style-name="ce15" table:formula="of:=RANDBETWEEN(2;5)" office:value-type="float" office:value="2" calcext:value-type="float">
            <text:p>2</text:p>
          </table:table-cell>
          <table:table-cell table:style-name="ce15" table:formula="of:=RANDBETWEEN(2;9)" office:value-type="float" office:value="6" calcext:value-type="float">
            <text:p>6</text:p>
          </table:table-cell>
          <table:table-cell table:style-name="ce15" table:formula="of:=RANDBETWEEN(2;5)" office:value-type="float" office:value="2" calcext:value-type="float">
            <text:p>2</text:p>
          </table:table-cell>
          <table:table-cell table:style-name="ce15" table:formula="of:=RANDBETWEEN(2;9)" office:value-type="float" office:value="3" calcext:value-type="float">
            <text:p>3</text:p>
          </table:table-cell>
          <table:table-cell table:formula="of:=RANK([.AE39];[.AE36:.AE41])" office:value-type="float" office:value="1" calcext:value-type="float">
            <text:p>1</text:p>
          </table:table-cell>
          <table:table-cell table:style-name="ce81" table:formula="of:=RAND()" office:value-type="float" office:value="0.958375524212715" calcext:value-type="float">
            <text:p>0,958375524212715</text:p>
          </table:table-cell>
          <table:table-cell table:formula="of:=RANK([.AG39];[.AG37:.AG41])" office:value-type="float" office:value="3" calcext:value-type="float">
            <text:p>3</text:p>
          </table:table-cell>
          <table:table-cell table:style-name="ce81" table:formula="of:=RAND()" office:value-type="float" office:value="0.190535554614916" calcext:value-type="float">
            <text:p>0,190535554614916</text:p>
          </table:table-cell>
          <table:table-cell table:formula="of:=RANK([.AI39];[.AI37:.AI41])" office:value-type="float" office:value="5" calcext:value-type="float">
            <text:p>5</text:p>
          </table:table-cell>
          <table:table-cell table:style-name="ce81" table:formula="of:=RAND()" office:value-type="float" office:value="0.0148333232854535" calcext:value-type="float">
            <text:p>0,0148333232854535</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00;800)/1000+1" office:value-type="float" office:value="1.269" calcext:value-type="float">
            <text:p>1,269</text:p>
          </table:table-cell>
          <table:table-cell table:style-name="ce194" table:formula="of:=&quot;(&quot;&amp;[.Z40]&amp;&quot;x+&quot;&amp;[.AA40]&amp;&quot;)(x+&quot;&amp;[.AC40]&amp;&quot;)&quot;" office:value-type="string" office:string-value="(4x+7)(x+3)" calcext:value-type="string" table:number-columns-spanned="3" table:number-rows-spanned="1">
            <text:p>(4x+7)(x+3)</text:p>
          </table:table-cell>
          <table:covered-table-cell table:number-columns-repeated="2" table:style-name="ce7"/>
          <table:table-cell table:style-name="ce10" office:value-type="string" calcext:value-type="string">
            <text:p>=</text:p>
          </table:table-cell>
          <table:table-cell table:style-name="ce4" table:formula="of:=[.AD40]*[.AF40]*[.AH40]" office:value-type="float" office:value="40" calcext:value-type="float">
            <text:p>40</text:p>
          </table:table-cell>
          <table:table-cell table:style-name="ce7" office:value-type="string" calcext:value-type="string">
            <text:p>et</text:p>
          </table:table-cell>
          <table:table-cell table:style-name="ce7" table:formula="of:=[.AD39]*[.AF40]*[.AH41]" office:value-type="float" office:value="4" calcext:value-type="float">
            <text:p>4</text:p>
          </table:table-cell>
          <table:table-cell table:style-name="ce10" office:value-type="string" calcext:value-type="string">
            <text:p>=</text:p>
          </table:table-cell>
          <table:table-cell table:style-name="ce50" office:value-type="string" calcext:value-type="string">
            <text:p>R=</text:p>
          </table:table-cell>
          <table:table-cell table:style-name="ce180" table:formula="of:=[.AF40]*3" office:value-type="float" office:value="12" calcext:value-type="float">
            <text:p>12 cm</text:p>
          </table:table-cell>
          <table:table-cell table:style-name="ce9" office:value-type="string" calcext:value-type="string">
            <text:p>H=</text:p>
          </table:table-cell>
          <table:table-cell table:style-name="ce180" table:formula="of:=RANDBETWEEN(1;10)" office:value-type="float" office:value="5" calcext:value-type="float">
            <text:p>5 cm</text:p>
          </table:table-cell>
          <table:table-cell table:style-name="ce172" office:value-type="string" calcext:value-type="string">
            <text:p>V=</text:p>
          </table:table-cell>
          <table:table-cell/>
          <table:table-cell table:style-name="ce212" table:formula="of:=([.D40]-1)" office:value-type="percentage" office:value="0.269" calcext:value-type="percentage">
            <text:p>26,9 %</text:p>
          </table:table-cell>
          <table:table-cell table:style-name="ce202" table:formula="of:=[.Z40]&amp;&quot;x²+&quot;&amp;([.AA40]+[.AC40]*[.Z40])&amp;&quot;x+&quot;&amp;([.AA40]*[.AC40])" office:value-type="string" office:string-value="4x²+19x+21" calcext:value-type="string">
            <text:p>4x²+19x+21</text:p>
          </table:table-cell>
          <table:table-cell table:style-name="ce48" table:formula="of:=GCD([.I40];[.K40])" office:value-type="float" office:value="4" calcext:value-type="float">
            <text:p>4</text:p>
          </table:table-cell>
          <table:table-cell table:style-name="ce215" table:formula="of:=[.N40]*[.N40]*[.P40]/3" office:value-type="float" office:value="240" calcext:value-type="float">
            <text:p>240π cm³</text:p>
          </table:table-cell>
          <table:table-cell/>
          <table:table-cell table:formula="of:=RANK([.Y40];[.Y34:.Y43])+2" office:value-type="float" office:value="3" calcext:value-type="float">
            <text:p>3</text:p>
          </table:table-cell>
          <table:table-cell table:style-name="ce81" table:formula="of:=RAND()" office:value-type="float" office:value="0.60083822610549" calcext:value-type="float">
            <text:p>0,60083822610549</text:p>
          </table:table-cell>
          <table:table-cell table:style-name="ce15" table:formula="of:=RANDBETWEEN(2;5)" office:value-type="float" office:value="4" calcext:value-type="float">
            <text:p>4</text:p>
          </table:table-cell>
          <table:table-cell table:style-name="ce15" table:formula="of:=RANDBETWEEN(2;9)" office:value-type="float" office:value="7" calcext:value-type="float">
            <text:p>7</text:p>
          </table:table-cell>
          <table:table-cell table:style-name="ce15" table:formula="of:=RANDBETWEEN(2;5)" office:value-type="float" office:value="2" calcext:value-type="float">
            <text:p>2</text:p>
          </table:table-cell>
          <table:table-cell table:style-name="ce15" table:formula="of:=RANDBETWEEN(2;9)" office:value-type="float" office:value="3" calcext:value-type="float">
            <text:p>3</text:p>
          </table:table-cell>
          <table:table-cell table:formula="of:=RANK([.AE40];[.AE36:.AE41])" office:value-type="float" office:value="5" calcext:value-type="float">
            <text:p>5</text:p>
          </table:table-cell>
          <table:table-cell table:style-name="ce81" table:formula="of:=RAND()" office:value-type="float" office:value="0.213505221524602" calcext:value-type="float">
            <text:p>0,213505221524602</text:p>
          </table:table-cell>
          <table:table-cell table:formula="of:=RANK([.AG40];[.AG37:.AG41])" office:value-type="float" office:value="4" calcext:value-type="float">
            <text:p>4</text:p>
          </table:table-cell>
          <table:table-cell table:style-name="ce81" table:formula="of:=RAND()" office:value-type="float" office:value="0.130270650703369" calcext:value-type="float">
            <text:p>0,130270650703369</text:p>
          </table:table-cell>
          <table:table-cell table:formula="of:=RANK([.AI40];[.AI37:.AI41])" office:value-type="float" office:value="2" calcext:value-type="float">
            <text:p>2</text:p>
          </table:table-cell>
          <table:table-cell table:style-name="ce81" table:formula="of:=RAND()" office:value-type="float" office:value="0.788712254591051" calcext:value-type="float">
            <text:p>0,788712254591051</text:p>
          </table:table-cell>
          <table:table-cell table:number-columns-repeated="984"/>
        </table:table-row>
        <table:table-row table:style-name="ro3">
          <table:table-cell table:style-name="ce4" office:value-type="string" calcext:value-type="string">
            <text:p>Si on multiplie par</text:p>
          </table:table-cell>
          <table:table-cell table:style-name="ce7" table:number-columns-repeated="2"/>
          <table:table-cell table:style-name="ce172" table:formula="of:=RANDBETWEEN(1;8)/100+1" office:value-type="float" office:value="1.05" calcext:value-type="float">
            <text:p>1,05</text:p>
          </table:table-cell>
          <table:table-cell table:style-name="ce194" table:formula="of:=&quot;(&quot;&amp;[.Z41]&amp;&quot;x-&quot;&amp;[.AA41]&amp;&quot;)(&quot;&amp;[.AB41]&amp;&quot;x-&quot;&amp;[.AC41]&amp;&quot;)&quot;" office:value-type="string" office:string-value="(4x-2)(2x-7)" calcext:value-type="string" table:number-columns-spanned="3" table:number-rows-spanned="1">
            <text:p>(4x-2)(2x-7)</text:p>
          </table:table-cell>
          <table:covered-table-cell table:number-columns-repeated="2" table:style-name="ce7"/>
          <table:table-cell table:style-name="ce10" office:value-type="string" calcext:value-type="string">
            <text:p>=</text:p>
          </table:table-cell>
          <table:table-cell table:style-name="ce4" table:formula="of:=[.AD41]*[.AF41]*[.AH41]" office:value-type="float" office:value="20" calcext:value-type="float">
            <text:p>20</text:p>
          </table:table-cell>
          <table:table-cell table:style-name="ce7" office:value-type="string" calcext:value-type="string">
            <text:p>et</text:p>
          </table:table-cell>
          <table:table-cell table:style-name="ce7" table:formula="of:=[.AD40]*[.AF41]*[.AH37]" office:value-type="float" office:value="75" calcext:value-type="float">
            <text:p>75</text:p>
          </table:table-cell>
          <table:table-cell table:style-name="ce10" office:value-type="string" calcext:value-type="string">
            <text:p>=</text:p>
          </table:table-cell>
          <table:table-cell table:style-name="ce50" office:value-type="string" calcext:value-type="string">
            <text:p>D=</text:p>
          </table:table-cell>
          <table:table-cell table:style-name="ce180" table:formula="of:=RANDBETWEEN(2;5)" office:value-type="float" office:value="5" calcext:value-type="float">
            <text:p>5 cm</text:p>
          </table:table-cell>
          <table:table-cell table:style-name="ce9" office:value-type="string" calcext:value-type="string">
            <text:p>H=</text:p>
          </table:table-cell>
          <table:table-cell table:style-name="ce180" table:formula="of:=RANDBETWEEN(1;10)*3" office:value-type="float" office:value="30" calcext:value-type="float">
            <text:p>30 cm</text:p>
          </table:table-cell>
          <table:table-cell table:style-name="ce172" office:value-type="string" calcext:value-type="string">
            <text:p>V=</text:p>
          </table:table-cell>
          <table:table-cell/>
          <table:table-cell table:style-name="ce212" table:formula="of:=([.D41]-1)" office:value-type="percentage" office:value="0.05" calcext:value-type="percentage">
            <text:p>5 %</text:p>
          </table:table-cell>
          <table:table-cell table:style-name="ce202" table:formula="of:=[.Z41]*[.AB41]&amp;&quot;x²-&quot;&amp;[.AC41]*[.Z41]+[.AA41]*[.AB41]&amp;&quot;x&quot;&amp;&quot;+&quot;&amp;([.AA41]*[.AC41])" office:value-type="string" office:string-value="8x²-32x+14" calcext:value-type="string">
            <text:p>8x²-32x+14</text:p>
          </table:table-cell>
          <table:table-cell table:style-name="ce48" table:formula="of:=GCD([.I41];[.K41])" office:value-type="float" office:value="5" calcext:value-type="float">
            <text:p>5</text:p>
          </table:table-cell>
          <table:table-cell table:style-name="ce215" table:formula="of:=[.N41]*[.N41]*[.P41]/3/4" office:value-type="float" office:value="62.5" calcext:value-type="float">
            <text:p>63π cm³</text:p>
          </table:table-cell>
          <table:table-cell/>
          <table:table-cell table:formula="of:=RANK([.Y41];[.Y34:.Y43])+2" office:value-type="float" office:value="8" calcext:value-type="float">
            <text:p>8</text:p>
          </table:table-cell>
          <table:table-cell table:style-name="ce81" table:formula="of:=RAND()" office:value-type="float" office:value="0.270756428569184" calcext:value-type="float">
            <text:p>0,270756428569184</text:p>
          </table:table-cell>
          <table:table-cell table:style-name="ce15" table:formula="of:=RANDBETWEEN(2;5)" office:value-type="float" office:value="4" calcext:value-type="float">
            <text:p>4</text:p>
          </table:table-cell>
          <table:table-cell table:style-name="ce15" table:formula="of:=RANDBETWEEN(2;9)" office:value-type="float" office:value="2" calcext:value-type="float">
            <text:p>2</text:p>
          </table:table-cell>
          <table:table-cell table:style-name="ce15" table:formula="of:=RANDBETWEEN(2;5)" office:value-type="float" office:value="2" calcext:value-type="float">
            <text:p>2</text:p>
          </table:table-cell>
          <table:table-cell table:style-name="ce15" table:formula="of:=RANDBETWEEN(2;9)" office:value-type="float" office:value="7" calcext:value-type="float">
            <text:p>7</text:p>
          </table:table-cell>
          <table:table-cell table:formula="of:=RANK([.AE41];[.AE36:.AE41])" office:value-type="float" office:value="4" calcext:value-type="float">
            <text:p>4</text:p>
          </table:table-cell>
          <table:table-cell table:style-name="ce81" table:formula="of:=RAND()" office:value-type="float" office:value="0.62509692688425" calcext:value-type="float">
            <text:p>0,62509692688425</text:p>
          </table:table-cell>
          <table:table-cell table:formula="of:=RANK([.AG41];[.AG37:.AG41])" office:value-type="float" office:value="5" calcext:value-type="float">
            <text:p>5</text:p>
          </table:table-cell>
          <table:table-cell table:style-name="ce81" table:formula="of:=RAND()" office:value-type="float" office:value="0.0652972715355086" calcext:value-type="float">
            <text:p>0,0652972715355086</text:p>
          </table:table-cell>
          <table:table-cell table:formula="of:=RANK([.AI41];[.AI37:.AI41])" office:value-type="float" office:value="1" calcext:value-type="float">
            <text:p>1</text:p>
          </table:table-cell>
          <table:table-cell table:style-name="ce81" table:formula="of:=RAND()" office:value-type="float" office:value="0.85364296610288" calcext:value-type="float">
            <text:p>0,85364296610288</text:p>
          </table:table-cell>
          <table:table-cell table:number-columns-repeated="984"/>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5" table:number-rows-spanned="1">
            <text:p>😕 <text:s text:c="3"/>😃 <text:s text:c="3"/>😎</text:p>
          </table:table-cell>
          <table:covered-table-cell table:number-columns-repeated="4" table:style-name="ce15"/>
          <table:table-cell table:number-columns-repeated="6"/>
          <table:table-cell table:formula="of:=RANK([.Y42];[.Y34:.Y43])+2" office:value-type="float" office:value="9" calcext:value-type="float">
            <text:p>9</text:p>
          </table:table-cell>
          <table:table-cell table:style-name="ce81" table:formula="of:=RAND()" office:value-type="float" office:value="0.250653712393262" calcext:value-type="float">
            <text:p>0,250653712393262</text:p>
          </table:table-cell>
          <table:table-cell table:number-columns-repeated="994"/>
        </table:table-row>
        <table:table-row table:style-name="ro4">
          <table:table-cell table:number-columns-repeated="23"/>
          <table:table-cell table:formula="of:=RANK([.Y43];[.Y34:.Y43])+2" office:value-type="float" office:value="5" calcext:value-type="float">
            <text:p>5</text:p>
          </table:table-cell>
          <table:table-cell table:style-name="ce81" table:formula="of:=RAND()" office:value-type="float" office:value="0.446955944653767" calcext:value-type="float">
            <text:p>0,446955944653767</text:p>
          </table:table-cell>
          <table:table-cell table:number-columns-repeated="994"/>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6">
          <table:table-cell table:number-columns-repeated="1019"/>
        </table:table-row>
        <table:table-row table:style-name="ro3">
          <table:table-cell table:number-columns-repeated="1019"/>
        </table:table-row>
      </table:table>
      <table:table table:name="Ceinture Noire 2" table:style-name="ta7" table:print-ranges="'Ceinture Noire 2'.A1:'Ceinture Noire 2'.P44 'Ceinture Noire 2'.R1:'Ceinture Noire 2'.U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0" form:id="control10"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Noire2?language=Basic&amp;location=document" xlink:type="simple"/>
              </office:event-listeners>
            </form:button>
          </form:form>
        </office:forms>
        <table:shapes>
          <draw:control draw:z-index="0" draw:style-name="gr9" draw:text-style-name="P2" svg:width="1.651cm" svg:height="0.749cm" svg:x="44.369cm" svg:y="0.362cm" draw:control="control10"/>
        </table:shapes>
        <table:table-column table:style-name="co140" table:default-cell-style-name="Default"/>
        <table:table-column table:style-name="co141" table:default-cell-style-name="Default"/>
        <table:table-column table:style-name="co60" table:default-cell-style-name="Default"/>
        <table:table-column table:style-name="co142" table:default-cell-style-name="Default"/>
        <table:table-column table:style-name="co143" table:default-cell-style-name="Default"/>
        <table:table-column table:style-name="co1" table:number-columns-repeated="2" table:default-cell-style-name="Default"/>
        <table:table-column table:style-name="co144" table:default-cell-style-name="Default"/>
        <table:table-column table:style-name="co37" table:default-cell-style-name="Default"/>
        <table:table-column table:style-name="co145" table:default-cell-style-name="Default"/>
        <table:table-column table:style-name="co21" table:default-cell-style-name="Default"/>
        <table:table-column table:style-name="co47" table:default-cell-style-name="Default"/>
        <table:table-column table:style-name="co20" table:default-cell-style-name="Default"/>
        <table:table-column table:style-name="co34" table:default-cell-style-name="Default"/>
        <table:table-column table:style-name="co121" table:default-cell-style-name="Default"/>
        <table:table-column table:style-name="co92" table:default-cell-style-name="Default"/>
        <table:table-column table:style-name="co146" table:default-cell-style-name="Default"/>
        <table:table-column table:style-name="co63" table:default-cell-style-name="Default"/>
        <table:table-column table:style-name="co113" table:default-cell-style-name="Default"/>
        <table:table-column table:style-name="co94" table:default-cell-style-name="Default"/>
        <table:table-column table:style-name="co71" table:default-cell-style-name="Default"/>
        <table:table-column table:style-name="co10" table:default-cell-style-name="Default"/>
        <table:table-column table:style-name="co21" table:default-cell-style-name="Default"/>
        <table:table-column table:style-name="co75" table:default-cell-style-name="Default"/>
        <table:table-column table:style-name="co147" table:default-cell-style-name="Default"/>
        <table:table-column table:style-name="co23" table:default-cell-style-name="Default"/>
        <table:table-column table:style-name="co43" table:default-cell-style-name="Default"/>
        <table:table-column table:style-name="co4" table:number-columns-repeated="992" table:default-cell-style-name="Default"/>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7" table:number-rows-spanned="1">
            <text:p><text:span text:style-name="T6">TEST 3</text:span><text:span text:style-name="T7">e</text:span><text:span text:style-name="T6"> - Date : …………………</text:span></text:p>
          </table:table-cell>
          <table:covered-table-cell table:number-columns-repeated="5" table:style-name="ce5"/>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style-name="ce78"/>
          <table:covered-table-cell/>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X1];[.X1:.X10])+2" office:value-type="float" office:value="5" calcext:value-type="float">
            <text:p>5</text:p>
          </table:table-cell>
          <table:table-cell table:style-name="ce81" table:formula="of:=RAND()" office:value-type="float" office:value="0.753481606717843" calcext:value-type="float">
            <text:p>0,753481606717843</text:p>
          </table:table-cell>
          <table:table-cell table:number-columns-repeated="2"/>
          <table:table-cell table:style-name="ce81"/>
          <table:table-cell table:number-columns-repeated="992"/>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quot;v&quot;&amp;ROUND(RAND()*10000;0)" office:value-type="string" office:string-value="v4865" calcext:value-type="string">
            <text:p>v4865</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X2];[.X1:.X10])+2" office:value-type="float" office:value="4" calcext:value-type="float">
            <text:p>4</text:p>
          </table:table-cell>
          <table:table-cell table:style-name="ce81" table:formula="of:=RAND()" office:value-type="float" office:value="0.855190323783505" calcext:value-type="float">
            <text:p>0,855190323783505</text:p>
          </table:table-cell>
          <table:table-cell/>
          <table:table-cell table:formula="of:=RANK([.AA2];[.AA2:.AA9])+1" office:value-type="float" office:value="2" calcext:value-type="float">
            <text:p>2</text:p>
          </table:table-cell>
          <table:table-cell table:style-name="ce81" table:formula="of:=RAND()" office:value-type="float" office:value="0.987661083418874" calcext:value-type="float">
            <text:p>0,987661083418874</text:p>
          </table:table-cell>
          <table:table-cell table:number-columns-repeated="992"/>
        </table:table-row>
        <table:table-row table:style-name="ro1">
          <table:table-cell table:style-name="ce55" office:value-type="string" calcext:value-type="string" table:number-columns-spanned="4" table:number-rows-spanned="1">
            <text:p>Encadrer une racine</text:p>
          </table:table-cell>
          <table:covered-table-cell table:number-columns-repeated="3" table:style-name="ce38"/>
          <table:table-cell table:style-name="ce55" office:value-type="string" calcext:value-type="string" table:number-columns-spanned="4" table:number-rows-spanned="1">
            <text:p>Quel est le pourcentage de réduction ?</text:p>
          </table:table-cell>
          <table:covered-table-cell table:number-columns-repeated="3"/>
          <table:table-cell table:style-name="ce55" office:value-type="string" calcext:value-type="string" table:number-columns-spanned="4" table:number-rows-spanned="1">
            <text:p>Quel est le coefficient de la fonction linéaire ?</text:p>
          </table:table-cell>
          <table:covered-table-cell table:number-columns-repeated="3"/>
          <table:table-cell table:style-name="ce55" office:value-type="string" calcext:value-type="string" table:number-columns-spanned="4" table:number-rows-spanned="1">
            <text:p>Calculer 25 % 75 %</text:p>
          </table:table-cell>
          <table:covered-table-cell table:number-columns-repeated="3"/>
          <table:table-cell table:style-name="ce81"/>
          <table:table-cell table:style-name="ce82" office:value-type="string" calcext:value-type="string">
            <text:p>3<text:span text:style-name="T2">e</text:span></text:p>
          </table:table-cell>
          <table:table-cell table:style-name="ce87" table:formula="of:=[.P1]" office:value-type="string" office:string-value="AA" calcext:value-type="string">
            <text:p>AA</text:p>
          </table:table-cell>
          <table:table-cell table:style-name="ce29"/>
          <table:table-cell table:style-name="ce92" table:formula="of:=[.P2]" office:value-type="string" office:string-value="v4865" calcext:value-type="string">
            <text:p>v4865</text:p>
          </table:table-cell>
          <table:table-cell table:style-name="ce81"/>
          <table:table-cell table:formula="of:=RANK([.X3];[.X1:.X10])+2" office:value-type="float" office:value="7" calcext:value-type="float">
            <text:p>7</text:p>
          </table:table-cell>
          <table:table-cell table:style-name="ce81" table:formula="of:=RAND()" office:value-type="float" office:value="0.685674677588584" calcext:value-type="float">
            <text:p>0,685674677588584</text:p>
          </table:table-cell>
          <table:table-cell/>
          <table:table-cell table:formula="of:=RANK([.AA3];[.AA2:.AA9])+1" office:value-type="float" office:value="5" calcext:value-type="float">
            <text:p>5</text:p>
          </table:table-cell>
          <table:table-cell table:style-name="ce81" table:formula="of:=RAND()" office:value-type="float" office:value="0.607023475414822" calcext:value-type="float">
            <text:p>0,607023475414822</text:p>
          </table:table-cell>
          <table:table-cell table:style-name="ce81" table:number-columns-repeated="992"/>
        </table:table-row>
        <table:table-row table:style-name="ro3">
          <table:table-cell table:style-name="ce4"/>
          <table:table-cell table:style-name="ce14" office:value-type="string" calcext:value-type="string">
            <text:p>≤</text:p>
          </table:table-cell>
          <table:table-cell table:style-name="ce14" table:formula="of:=&quot;√&quot;&amp;[.Y4]" office:value-type="string" office:string-value="√195" calcext:value-type="string">
            <text:p>√195</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0;39)/100" office:value-type="float" office:value="0.68" calcext:value-type="float">
            <text:p>0,68</text:p>
          </table:table-cell>
          <table:table-cell table:style-name="ce50" office:value-type="string" calcext:value-type="string">
            <text:p>Si f(</text:p>
          </table:table-cell>
          <table:table-cell table:style-name="ce7" table:formula="of:=[.Z4]" office:value-type="float" office:value="3" calcext:value-type="float">
            <text:p>3</text:p>
          </table:table-cell>
          <table:table-cell table:style-name="ce9" office:value-type="string" calcext:value-type="string">
            <text:p>)=</text:p>
          </table:table-cell>
          <table:table-cell table:style-name="ce172" table:formula="of:=[.Z2]*[.J4]" office:value-type="float" office:value="6" calcext:value-type="float">
            <text:p>6</text:p>
          </table:table-cell>
          <table:table-cell table:style-name="ce152" table:formula="of:=IF([.W4]&gt;7;0.25;0.75)" office:value-type="percentage" office:value="0.25" calcext:value-type="percentage">
            <text:p>25 %</text:p>
          </table:table-cell>
          <table:table-cell table:style-name="ce40" office:value-type="string" calcext:value-type="string">
            <text:p>de</text:p>
          </table:table-cell>
          <table:table-cell table:style-name="ce41" table:formula="of:=4*[.W4]" office:value-type="float" office:value="44" calcext:value-type="float">
            <text:p>44</text:p>
          </table:table-cell>
          <table:table-cell table:style-name="ce56" office:value-type="string" calcext:value-type="string">
            <text:p>=</text:p>
          </table:table-cell>
          <table:table-cell/>
          <table:table-cell table:style-name="ce147" table:formula="of:=ROUNDDOWN(SQRT([.Y4]))&amp;&quot;&lt;...&lt;&quot;&amp;(ROUNDDOWN(SQRT([.Y4]))+1)" office:value-type="string" office:string-value="13&lt;...&lt;14" calcext:value-type="string">
            <text:p>13&lt;...&lt;14</text:p>
          </table:table-cell>
          <table:table-cell table:style-name="ce212" table:formula="of:=1-[.H4]" office:value-type="percentage" office:value="0.32" calcext:value-type="percentage">
            <text:p>32 %</text:p>
          </table:table-cell>
          <table:table-cell table:style-name="ce147" table:formula="of:=[.L4]/[.J4]" office:value-type="float" office:value="2" calcext:value-type="float">
            <text:p>2</text:p>
          </table:table-cell>
          <table:table-cell table:style-name="ce147" table:formula="of:=[.M4]*[.O4]" office:value-type="float" office:value="11" calcext:value-type="float">
            <text:p>11</text:p>
          </table:table-cell>
          <table:table-cell/>
          <table:table-cell table:formula="of:=RANK([.X4];[.X1:.X10])+2" office:value-type="float" office:value="11" calcext:value-type="float">
            <text:p>11</text:p>
          </table:table-cell>
          <table:table-cell table:style-name="ce81" table:formula="of:=RAND()" office:value-type="float" office:value="0.139661501560372" calcext:value-type="float">
            <text:p>0,139661501560372</text:p>
          </table:table-cell>
          <table:table-cell table:formula="of:=IF([.W4]&lt;5;RANDBETWEEN(2;40);IF([.W4]&lt;7;RANDBETWEEN(41;80);IF([.W4]=7;RANDBETWEEN(81;100);IF([.W4]=8;RANDBETWEEN(101;130);IF([.W4]&lt;11;RANDBETWEEN(131;150);RANDBETWEEN(151;200))))))" office:value-type="float" office:value="195" calcext:value-type="float">
            <text:p>195</text:p>
          </table:table-cell>
          <table:table-cell table:formula="of:=RANK([.AA4];[.AA2:.AA9])+1" office:value-type="float" office:value="3" calcext:value-type="float">
            <text:p>3</text:p>
          </table:table-cell>
          <table:table-cell table:style-name="ce81" table:formula="of:=RAND()" office:value-type="float" office:value="0.809574688473145" calcext:value-type="float">
            <text:p>0,809574688473145</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5]" office:value-type="string" office:string-value="√193" calcext:value-type="string">
            <text:p>√193</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40;80)/100" office:value-type="float" office:value="0.39" calcext:value-type="float">
            <text:p>0,39</text:p>
          </table:table-cell>
          <table:table-cell table:style-name="ce50" office:value-type="string" calcext:value-type="string">
            <text:p>Si f(</text:p>
          </table:table-cell>
          <table:table-cell table:style-name="ce7" table:formula="of:=[.Z5]" office:value-type="float" office:value="4" calcext:value-type="float">
            <text:p>4</text:p>
          </table:table-cell>
          <table:table-cell table:style-name="ce9" office:value-type="string" calcext:value-type="string">
            <text:p>)=</text:p>
          </table:table-cell>
          <table:table-cell table:style-name="ce172" table:formula="of:=[.Z3]*[.J5]" office:value-type="float" office:value="20" calcext:value-type="float">
            <text:p>20</text:p>
          </table:table-cell>
          <table:table-cell table:style-name="ce152" table:formula="of:=IF([.W5]&gt;7;0.25;0.75)" office:value-type="percentage" office:value="0.25" calcext:value-type="percentage">
            <text:p>25 %</text:p>
          </table:table-cell>
          <table:table-cell table:style-name="ce40" office:value-type="string" calcext:value-type="string">
            <text:p>de</text:p>
          </table:table-cell>
          <table:table-cell table:style-name="ce41" table:formula="of:=4*[.W5]" office:value-type="float" office:value="48" calcext:value-type="float">
            <text:p>48</text:p>
          </table:table-cell>
          <table:table-cell table:style-name="ce56" office:value-type="string" calcext:value-type="string">
            <text:p>=</text:p>
          </table:table-cell>
          <table:table-cell/>
          <table:table-cell table:style-name="ce147" table:formula="of:=ROUNDDOWN(SQRT([.Y5]))&amp;&quot;&lt;...&lt;&quot;&amp;(ROUNDDOWN(SQRT([.Y5]))+1)" office:value-type="string" office:string-value="13&lt;...&lt;14" calcext:value-type="string">
            <text:p>13&lt;...&lt;14</text:p>
          </table:table-cell>
          <table:table-cell table:style-name="ce212" table:formula="of:=1-[.H5]" office:value-type="percentage" office:value="0.61" calcext:value-type="percentage">
            <text:p>61 %</text:p>
          </table:table-cell>
          <table:table-cell table:style-name="ce147" table:formula="of:=[.L5]/[.J5]" office:value-type="float" office:value="5" calcext:value-type="float">
            <text:p>5</text:p>
          </table:table-cell>
          <table:table-cell table:style-name="ce147" table:formula="of:=[.M5]*[.O5]" office:value-type="float" office:value="12" calcext:value-type="float">
            <text:p>12</text:p>
          </table:table-cell>
          <table:table-cell/>
          <table:table-cell table:formula="of:=RANK([.X5];[.X1:.X10])+2" office:value-type="float" office:value="12" calcext:value-type="float">
            <text:p>12</text:p>
          </table:table-cell>
          <table:table-cell table:style-name="ce81" table:formula="of:=RAND()" office:value-type="float" office:value="0.0900313254558257" calcext:value-type="float">
            <text:p>0,0900313254558257</text:p>
          </table:table-cell>
          <table:table-cell table:formula="of:=IF([.W5]&lt;5;RANDBETWEEN(2;40);IF([.W5]&lt;7;RANDBETWEEN(41;80);IF([.W5]=7;RANDBETWEEN(81;100);IF([.W5]=8;RANDBETWEEN(101;130);IF([.W5]&lt;11;RANDBETWEEN(131;150);RANDBETWEEN(151;200))))))" office:value-type="float" office:value="193" calcext:value-type="float">
            <text:p>193</text:p>
          </table:table-cell>
          <table:table-cell table:formula="of:=RANK([.AA5];[.AA2:.AA9])+1" office:value-type="float" office:value="4" calcext:value-type="float">
            <text:p>4</text:p>
          </table:table-cell>
          <table:table-cell table:style-name="ce81" table:formula="of:=RAND()" office:value-type="float" office:value="0.65872103416006" calcext:value-type="float">
            <text:p>0,65872103416006</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6]" office:value-type="string" office:string-value="√123" calcext:value-type="string">
            <text:p>√123</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8)/10" office:value-type="float" office:value="0.6" calcext:value-type="float">
            <text:p>0,6</text:p>
          </table:table-cell>
          <table:table-cell table:style-name="ce50" office:value-type="string" calcext:value-type="string">
            <text:p>Si f(</text:p>
          </table:table-cell>
          <table:table-cell table:style-name="ce7" table:formula="of:=[.Z6]" office:value-type="float" office:value="7" calcext:value-type="float">
            <text:p>7</text:p>
          </table:table-cell>
          <table:table-cell table:style-name="ce9" office:value-type="string" calcext:value-type="string">
            <text:p>)=</text:p>
          </table:table-cell>
          <table:table-cell table:style-name="ce172" table:formula="of:=[.Z4]*[.J6]" office:value-type="float" office:value="21" calcext:value-type="float">
            <text:p>21</text:p>
          </table:table-cell>
          <table:table-cell table:style-name="ce152" table:formula="of:=IF([.W6]&gt;7;0.25;0.75)" office:value-type="percentage" office:value="0.25" calcext:value-type="percentage">
            <text:p>25 %</text:p>
          </table:table-cell>
          <table:table-cell table:style-name="ce40" office:value-type="string" calcext:value-type="string">
            <text:p>de</text:p>
          </table:table-cell>
          <table:table-cell table:style-name="ce41" table:formula="of:=4*[.W6]" office:value-type="float" office:value="32" calcext:value-type="float">
            <text:p>32</text:p>
          </table:table-cell>
          <table:table-cell table:style-name="ce56" office:value-type="string" calcext:value-type="string">
            <text:p>=</text:p>
          </table:table-cell>
          <table:table-cell/>
          <table:table-cell table:style-name="ce147" table:formula="of:=ROUNDDOWN(SQRT([.Y6]))&amp;&quot;&lt;...&lt;&quot;&amp;(ROUNDDOWN(SQRT([.Y6]))+1)" office:value-type="string" office:string-value="11&lt;...&lt;12" calcext:value-type="string">
            <text:p>11&lt;...&lt;12</text:p>
          </table:table-cell>
          <table:table-cell table:style-name="ce212" table:formula="of:=1-[.H6]" office:value-type="percentage" office:value="0.4" calcext:value-type="percentage">
            <text:p>40 %</text:p>
          </table:table-cell>
          <table:table-cell table:style-name="ce147" table:formula="of:=[.L6]/[.J6]" office:value-type="float" office:value="3" calcext:value-type="float">
            <text:p>3</text:p>
          </table:table-cell>
          <table:table-cell table:style-name="ce147" table:formula="of:=[.M6]*[.O6]" office:value-type="float" office:value="8" calcext:value-type="float">
            <text:p>8</text:p>
          </table:table-cell>
          <table:table-cell/>
          <table:table-cell table:formula="of:=RANK([.X6];[.X1:.X10])+2" office:value-type="float" office:value="8" calcext:value-type="float">
            <text:p>8</text:p>
          </table:table-cell>
          <table:table-cell table:style-name="ce81" table:formula="of:=RAND()" office:value-type="float" office:value="0.596070988671007" calcext:value-type="float">
            <text:p>0,596070988671007</text:p>
          </table:table-cell>
          <table:table-cell table:formula="of:=IF([.W6]&lt;5;RANDBETWEEN(2;40);IF([.W6]&lt;7;RANDBETWEEN(41;80);IF([.W6]=7;RANDBETWEEN(81;100);IF([.W6]=8;RANDBETWEEN(101;130);IF([.W6]&lt;11;RANDBETWEEN(131;150);RANDBETWEEN(151;200))))))" office:value-type="float" office:value="123" calcext:value-type="float">
            <text:p>123</text:p>
          </table:table-cell>
          <table:table-cell table:formula="of:=RANK([.AA6];[.AA2:.AA9])+1" office:value-type="float" office:value="7" calcext:value-type="float">
            <text:p>7</text:p>
          </table:table-cell>
          <table:table-cell table:style-name="ce81" table:formula="of:=RAND()" office:value-type="float" office:value="0.495164417372243" calcext:value-type="float">
            <text:p>0,495164417372243</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7]" office:value-type="string" office:string-value="√51" calcext:value-type="string">
            <text:p>√51</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00;800)/1000" office:value-type="float" office:value="0.847" calcext:value-type="float">
            <text:p>0,847</text:p>
          </table:table-cell>
          <table:table-cell table:style-name="ce50" office:value-type="string" calcext:value-type="string">
            <text:p>Si f(</text:p>
          </table:table-cell>
          <table:table-cell table:style-name="ce7" table:formula="of:=[.Z7]" office:value-type="float" office:value="9" calcext:value-type="float">
            <text:p>9</text:p>
          </table:table-cell>
          <table:table-cell table:style-name="ce9" office:value-type="string" calcext:value-type="string">
            <text:p>)=</text:p>
          </table:table-cell>
          <table:table-cell table:style-name="ce172" table:formula="of:=[.Z5]*[.J7]" office:value-type="float" office:value="36" calcext:value-type="float">
            <text:p>36</text:p>
          </table:table-cell>
          <table:table-cell table:style-name="ce152" table:formula="of:=IF([.W7]&gt;7;0.25;0.75)" office:value-type="percentage" office:value="0.75" calcext:value-type="percentage">
            <text:p>75 %</text:p>
          </table:table-cell>
          <table:table-cell table:style-name="ce40" office:value-type="string" calcext:value-type="string">
            <text:p>de</text:p>
          </table:table-cell>
          <table:table-cell table:style-name="ce41" table:formula="of:=4*[.W7]" office:value-type="float" office:value="24" calcext:value-type="float">
            <text:p>24</text:p>
          </table:table-cell>
          <table:table-cell table:style-name="ce56" office:value-type="string" calcext:value-type="string">
            <text:p>=</text:p>
          </table:table-cell>
          <table:table-cell/>
          <table:table-cell table:style-name="ce147" table:formula="of:=ROUNDDOWN(SQRT([.Y7]))&amp;&quot;&lt;...&lt;&quot;&amp;(ROUNDDOWN(SQRT([.Y7]))+1)" office:value-type="string" office:string-value="7&lt;...&lt;8" calcext:value-type="string">
            <text:p>7&lt;...&lt;8</text:p>
          </table:table-cell>
          <table:table-cell table:style-name="ce212" table:formula="of:=1-[.H7]" office:value-type="percentage" office:value="0.153" calcext:value-type="percentage">
            <text:p>15,3 %</text:p>
          </table:table-cell>
          <table:table-cell table:style-name="ce147" table:formula="of:=[.L7]/[.J7]" office:value-type="float" office:value="4" calcext:value-type="float">
            <text:p>4</text:p>
          </table:table-cell>
          <table:table-cell table:style-name="ce147" table:formula="of:=[.M7]*[.O7]" office:value-type="float" office:value="18" calcext:value-type="float">
            <text:p>18</text:p>
          </table:table-cell>
          <table:table-cell/>
          <table:table-cell table:formula="of:=RANK([.X7];[.X1:.X10])+2" office:value-type="float" office:value="6" calcext:value-type="float">
            <text:p>6</text:p>
          </table:table-cell>
          <table:table-cell table:style-name="ce81" table:formula="of:=RAND()" office:value-type="float" office:value="0.730167576778856" calcext:value-type="float">
            <text:p>0,730167576778856</text:p>
          </table:table-cell>
          <table:table-cell table:formula="of:=IF([.W7]&lt;5;RANDBETWEEN(2;40);IF([.W7]&lt;7;RANDBETWEEN(41;80);IF([.W7]=7;RANDBETWEEN(81;100);IF([.W7]=8;RANDBETWEEN(101;130);IF([.W7]&lt;11;RANDBETWEEN(131;150);RANDBETWEEN(151;200))))))" office:value-type="float" office:value="51" calcext:value-type="float">
            <text:p>51</text:p>
          </table:table-cell>
          <table:table-cell table:formula="of:=RANK([.AA7];[.AA2:.AA9])+1" office:value-type="float" office:value="9" calcext:value-type="float">
            <text:p>9</text:p>
          </table:table-cell>
          <table:table-cell table:style-name="ce81" table:formula="of:=RAND()" office:value-type="float" office:value="0.0852994423004047" calcext:value-type="float">
            <text:p>0,0852994423004047</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8]" office:value-type="string" office:string-value="√27" calcext:value-type="string">
            <text:p>√27</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8)/100" office:value-type="float" office:value="0.97" calcext:value-type="float">
            <text:p>0,97</text:p>
          </table:table-cell>
          <table:table-cell table:style-name="ce50" office:value-type="string" calcext:value-type="string">
            <text:p>Si f(</text:p>
          </table:table-cell>
          <table:table-cell table:style-name="ce7" table:formula="of:=[.Z8]" office:value-type="float" office:value="6" calcext:value-type="float">
            <text:p>6</text:p>
          </table:table-cell>
          <table:table-cell table:style-name="ce9" office:value-type="string" calcext:value-type="string">
            <text:p>)=</text:p>
          </table:table-cell>
          <table:table-cell table:style-name="ce172" table:formula="of:=[.Z6]*[.J8]" office:value-type="float" office:value="42" calcext:value-type="float">
            <text:p>42</text:p>
          </table:table-cell>
          <table:table-cell table:style-name="ce152" table:formula="of:=IF([.W8]&gt;7;0.25;0.75)" office:value-type="percentage" office:value="0.75" calcext:value-type="percentage">
            <text:p>75 %</text:p>
          </table:table-cell>
          <table:table-cell table:style-name="ce40" office:value-type="string" calcext:value-type="string">
            <text:p>de</text:p>
          </table:table-cell>
          <table:table-cell table:style-name="ce41" table:formula="of:=4*[.W8]" office:value-type="float" office:value="12" calcext:value-type="float">
            <text:p>12</text:p>
          </table:table-cell>
          <table:table-cell table:style-name="ce56" office:value-type="string" calcext:value-type="string">
            <text:p>=</text:p>
          </table:table-cell>
          <table:table-cell/>
          <table:table-cell table:style-name="ce147" table:formula="of:=ROUNDDOWN(SQRT([.Y8]))&amp;&quot;&lt;...&lt;&quot;&amp;(ROUNDDOWN(SQRT([.Y8]))+1)" office:value-type="string" office:string-value="5&lt;...&lt;6" calcext:value-type="string">
            <text:p>5&lt;...&lt;6</text:p>
          </table:table-cell>
          <table:table-cell table:style-name="ce212" table:formula="of:=1-[.H8]" office:value-type="percentage" office:value="0.03" calcext:value-type="percentage">
            <text:p>3 %</text:p>
          </table:table-cell>
          <table:table-cell table:style-name="ce147" table:formula="of:=[.L8]/[.J8]" office:value-type="float" office:value="7" calcext:value-type="float">
            <text:p>7</text:p>
          </table:table-cell>
          <table:table-cell table:style-name="ce147" table:formula="of:=[.M8]*[.O8]" office:value-type="float" office:value="9" calcext:value-type="float">
            <text:p>9</text:p>
          </table:table-cell>
          <table:table-cell/>
          <table:table-cell table:formula="of:=RANK([.X8];[.X1:.X10])+2" office:value-type="float" office:value="3" calcext:value-type="float">
            <text:p>3</text:p>
          </table:table-cell>
          <table:table-cell table:style-name="ce81" table:formula="of:=RAND()" office:value-type="float" office:value="0.911093641554728" calcext:value-type="float">
            <text:p>0,911093641554728</text:p>
          </table:table-cell>
          <table:table-cell table:formula="of:=IF([.W8]&lt;5;RANDBETWEEN(2;40);IF([.W8]&lt;7;RANDBETWEEN(41;80);IF([.W8]=7;RANDBETWEEN(81;100);IF([.W8]=8;RANDBETWEEN(101;130);IF([.W8]&lt;11;RANDBETWEEN(131;150);RANDBETWEEN(151;200))))))" office:value-type="float" office:value="27" calcext:value-type="float">
            <text:p>27</text:p>
          </table:table-cell>
          <table:table-cell table:formula="of:=RANK([.AA8];[.AA2:.AA9])+1" office:value-type="float" office:value="6" calcext:value-type="float">
            <text:p>6</text:p>
          </table:table-cell>
          <table:table-cell table:style-name="ce81" table:formula="of:=RAND()" office:value-type="float" office:value="0.498419664957" calcext:value-type="float">
            <text:p>0,498419664957</text:p>
          </table:table-cell>
          <table:table-cell table:number-columns-repeated="992"/>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7" table:formula="of:=[.Z9]" office:value-type="float" office:value="8" calcext:value-type="float">
            <text:p>8</text:p>
          </table:covered-table-cell>
          <table:covered-table-cell table:number-columns-repeated="2"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9];[.X1:.X10])+2" office:value-type="float" office:value="10" calcext:value-type="float">
            <text:p>10</text:p>
          </table:table-cell>
          <table:table-cell table:style-name="ce81" table:formula="of:=RAND()" office:value-type="float" office:value="0.299777280199369" calcext:value-type="float">
            <text:p>0,299777280199369</text:p>
          </table:table-cell>
          <table:table-cell/>
          <table:table-cell table:formula="of:=RANK([.AA9];[.AA2:.AA9])+1" office:value-type="float" office:value="8" calcext:value-type="float">
            <text:p>8</text:p>
          </table:table-cell>
          <table:table-cell table:style-name="ce81" table:formula="of:=RAND()" office:value-type="float" office:value="0.234808183795408" calcext:value-type="float">
            <text:p>0,234808183795408</text:p>
          </table:table-cell>
          <table:table-cell table:number-columns-repeated="992"/>
        </table:table-row>
        <table:table-row table:style-name="ro4">
          <table:table-cell table:number-columns-repeated="22"/>
          <table:table-cell table:formula="of:=RANK([.X10];[.X1:.X10])+2" office:value-type="float" office:value="9" calcext:value-type="float">
            <text:p>9</text:p>
          </table:table-cell>
          <table:table-cell table:style-name="ce81" table:formula="of:=RAND()" office:value-type="float" office:value="0.367594332151245" calcext:value-type="float">
            <text:p>0,367594332151245</text:p>
          </table:table-cell>
          <table:table-cell table:number-columns-repeated="995"/>
        </table:table-row>
        <table:table-row table:style-name="ro5">
          <table:table-cell table:number-columns-repeated="1019"/>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7" table:number-rows-spanned="1">
            <text:p><text:span text:style-name="T6">TEST 3</text:span><text:span text:style-name="T7">e</text:span><text:span text:style-name="T6"> - Date : …………………</text:span></text:p>
          </table:table-cell>
          <table:covered-table-cell table:number-columns-repeated="5" table:style-name="ce5"/>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style-name="ce78"/>
          <table:covered-table-cell/>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X12];[.X12:.X21])+2" office:value-type="float" office:value="5" calcext:value-type="float">
            <text:p>5</text:p>
          </table:table-cell>
          <table:table-cell table:style-name="ce81" table:formula="of:=RAND()" office:value-type="float" office:value="0.632538123917375" calcext:value-type="float">
            <text:p>0,632538123917375</text:p>
          </table:table-cell>
          <table:table-cell table:number-columns-repeated="2"/>
          <table:table-cell table:style-name="ce81"/>
          <table:table-cell table:number-columns-repeated="992"/>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P$2]" office:value-type="string" office:string-value="v4865" calcext:value-type="string">
            <text:p>v4865</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X13];[.X12:.X21])+2" office:value-type="float" office:value="6" calcext:value-type="float">
            <text:p>6</text:p>
          </table:table-cell>
          <table:table-cell table:style-name="ce81" table:formula="of:=RAND()" office:value-type="float" office:value="0.528453237744105" calcext:value-type="float">
            <text:p>0,528453237744105</text:p>
          </table:table-cell>
          <table:table-cell/>
          <table:table-cell table:formula="of:=RANK([.AA13];[.AA13:.AA20])+1" office:value-type="float" office:value="3" calcext:value-type="float">
            <text:p>3</text:p>
          </table:table-cell>
          <table:table-cell table:style-name="ce81" table:formula="of:=RAND()" office:value-type="float" office:value="0.677144163078895" calcext:value-type="float">
            <text:p>0,677144163078895</text:p>
          </table:table-cell>
          <table:table-cell table:number-columns-repeated="992"/>
        </table:table-row>
        <table:table-row table:style-name="ro3">
          <table:table-cell table:style-name="ce55" office:value-type="string" calcext:value-type="string" table:number-columns-spanned="4" table:number-rows-spanned="1">
            <text:p>Encadrer une racine</text:p>
          </table:table-cell>
          <table:covered-table-cell table:number-columns-repeated="3" table:style-name="ce38"/>
          <table:table-cell table:style-name="ce55" office:value-type="string" calcext:value-type="string" table:number-columns-spanned="4" table:number-rows-spanned="1">
            <text:p>Quel est le pourcentage de réduction ?</text:p>
          </table:table-cell>
          <table:covered-table-cell table:number-columns-repeated="3"/>
          <table:table-cell table:style-name="ce55" office:value-type="string" calcext:value-type="string" table:number-columns-spanned="4" table:number-rows-spanned="1">
            <text:p>Quel est le coefficient de la fonction linéaire ?</text:p>
          </table:table-cell>
          <table:covered-table-cell table:number-columns-repeated="3"/>
          <table:table-cell table:style-name="ce55" office:value-type="string" calcext:value-type="string" table:number-columns-spanned="4" table:number-rows-spanned="1">
            <text:p>Calculer 25 % 75 %</text:p>
          </table:table-cell>
          <table:covered-table-cell table:number-columns-repeated="3"/>
          <table:table-cell table:style-name="ce81"/>
          <table:table-cell table:style-name="ce82" office:value-type="string" calcext:value-type="string">
            <text:p>3<text:span text:style-name="T2">e</text:span></text:p>
          </table:table-cell>
          <table:table-cell table:style-name="ce87" table:formula="of:=[.P12]" office:value-type="string" office:string-value="AB" calcext:value-type="string">
            <text:p>AB</text:p>
          </table:table-cell>
          <table:table-cell table:style-name="ce29"/>
          <table:table-cell table:style-name="ce92" table:formula="of:=[.P13]" office:value-type="string" office:string-value="v4865" calcext:value-type="string">
            <text:p>v4865</text:p>
          </table:table-cell>
          <table:table-cell table:style-name="ce81"/>
          <table:table-cell table:formula="of:=RANK([.X14];[.X12:.X21])+2" office:value-type="float" office:value="8" calcext:value-type="float">
            <text:p>8</text:p>
          </table:table-cell>
          <table:table-cell table:style-name="ce81" table:formula="of:=RAND()" office:value-type="float" office:value="0.274638011162283" calcext:value-type="float">
            <text:p>0,274638011162283</text:p>
          </table:table-cell>
          <table:table-cell/>
          <table:table-cell table:formula="of:=RANK([.AA14];[.AA13:.AA20])+1" office:value-type="float" office:value="4" calcext:value-type="float">
            <text:p>4</text:p>
          </table:table-cell>
          <table:table-cell table:style-name="ce81" table:formula="of:=RAND()" office:value-type="float" office:value="0.578152013857099" calcext:value-type="float">
            <text:p>0,578152013857099</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15]" office:value-type="string" office:string-value="√145" calcext:value-type="string">
            <text:p>√145</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0;39)/100" office:value-type="float" office:value="0.66" calcext:value-type="float">
            <text:p>0,66</text:p>
          </table:table-cell>
          <table:table-cell table:style-name="ce50" office:value-type="string" calcext:value-type="string">
            <text:p>Si f(</text:p>
          </table:table-cell>
          <table:table-cell table:style-name="ce7" table:formula="of:=[.Z15]" office:value-type="float" office:value="5" calcext:value-type="float">
            <text:p>5</text:p>
          </table:table-cell>
          <table:table-cell table:style-name="ce9" office:value-type="string" calcext:value-type="string">
            <text:p>)=</text:p>
          </table:table-cell>
          <table:table-cell table:style-name="ce172" table:formula="of:=[.Z13]*[.J15]" office:value-type="float" office:value="15" calcext:value-type="float">
            <text:p>15</text:p>
          </table:table-cell>
          <table:table-cell table:style-name="ce152" table:formula="of:=IF([.W15]&gt;7;0.25;0.75)" office:value-type="percentage" office:value="0.25" calcext:value-type="percentage">
            <text:p>25 %</text:p>
          </table:table-cell>
          <table:table-cell table:style-name="ce40" office:value-type="string" calcext:value-type="string">
            <text:p>de</text:p>
          </table:table-cell>
          <table:table-cell table:style-name="ce41" table:formula="of:=4*[.W15]" office:value-type="float" office:value="36" calcext:value-type="float">
            <text:p>36</text:p>
          </table:table-cell>
          <table:table-cell table:style-name="ce56" office:value-type="string" calcext:value-type="string">
            <text:p>=</text:p>
          </table:table-cell>
          <table:table-cell/>
          <table:table-cell table:style-name="ce147" table:formula="of:=ROUNDDOWN(SQRT([.Y15]))&amp;&quot;&lt;...&lt;&quot;&amp;(ROUNDDOWN(SQRT([.Y15]))+1)" office:value-type="string" office:string-value="12&lt;...&lt;13" calcext:value-type="string">
            <text:p>12&lt;...&lt;13</text:p>
          </table:table-cell>
          <table:table-cell table:style-name="ce212" table:formula="of:=1-[.H15]" office:value-type="percentage" office:value="0.34" calcext:value-type="percentage">
            <text:p>34 %</text:p>
          </table:table-cell>
          <table:table-cell table:style-name="ce147" table:formula="of:=[.L15]/[.J15]" office:value-type="float" office:value="3" calcext:value-type="float">
            <text:p>3</text:p>
          </table:table-cell>
          <table:table-cell table:style-name="ce147" table:formula="of:=[.M15]*[.O15]" office:value-type="float" office:value="9" calcext:value-type="float">
            <text:p>9</text:p>
          </table:table-cell>
          <table:table-cell/>
          <table:table-cell table:formula="of:=RANK([.X15];[.X12:.X21])+2" office:value-type="float" office:value="9" calcext:value-type="float">
            <text:p>9</text:p>
          </table:table-cell>
          <table:table-cell table:style-name="ce81" table:formula="of:=RAND()" office:value-type="float" office:value="0.232690913129773" calcext:value-type="float">
            <text:p>0,232690913129773</text:p>
          </table:table-cell>
          <table:table-cell table:formula="of:=IF([.W15]&lt;5;RANDBETWEEN(2;40);IF([.W15]&lt;7;RANDBETWEEN(41;80);IF([.W15]=7;RANDBETWEEN(81;100);IF([.W15]=8;RANDBETWEEN(101;130);IF([.W15]&lt;11;RANDBETWEEN(131;150);RANDBETWEEN(151;200))))))" office:value-type="float" office:value="145" calcext:value-type="float">
            <text:p>145</text:p>
          </table:table-cell>
          <table:table-cell table:formula="of:=RANK([.AA15];[.AA13:.AA20])+1" office:value-type="float" office:value="5" calcext:value-type="float">
            <text:p>5</text:p>
          </table:table-cell>
          <table:table-cell table:style-name="ce81" table:formula="of:=RAND()" office:value-type="float" office:value="0.508505983587724" calcext:value-type="float">
            <text:p>0,508505983587724</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16]" office:value-type="string" office:string-value="√23" calcext:value-type="string">
            <text:p>√23</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40;80)/100" office:value-type="float" office:value="0.31" calcext:value-type="float">
            <text:p>0,31</text:p>
          </table:table-cell>
          <table:table-cell table:style-name="ce50" office:value-type="string" calcext:value-type="string">
            <text:p>Si f(</text:p>
          </table:table-cell>
          <table:table-cell table:style-name="ce7" table:formula="of:=[.Z16]" office:value-type="float" office:value="6" calcext:value-type="float">
            <text:p>6</text:p>
          </table:table-cell>
          <table:table-cell table:style-name="ce9" office:value-type="string" calcext:value-type="string">
            <text:p>)=</text:p>
          </table:table-cell>
          <table:table-cell table:style-name="ce172" table:formula="of:=[.Z14]*[.J16]" office:value-type="float" office:value="24" calcext:value-type="float">
            <text:p>24</text:p>
          </table:table-cell>
          <table:table-cell table:style-name="ce152" table:formula="of:=IF([.W16]&gt;7;0.25;0.75)" office:value-type="percentage" office:value="0.75" calcext:value-type="percentage">
            <text:p>75 %</text:p>
          </table:table-cell>
          <table:table-cell table:style-name="ce40" office:value-type="string" calcext:value-type="string">
            <text:p>de</text:p>
          </table:table-cell>
          <table:table-cell table:style-name="ce41" table:formula="of:=4*[.W16]" office:value-type="float" office:value="12" calcext:value-type="float">
            <text:p>12</text:p>
          </table:table-cell>
          <table:table-cell table:style-name="ce56" office:value-type="string" calcext:value-type="string">
            <text:p>=</text:p>
          </table:table-cell>
          <table:table-cell/>
          <table:table-cell table:style-name="ce147" table:formula="of:=ROUNDDOWN(SQRT([.Y16]))&amp;&quot;&lt;...&lt;&quot;&amp;(ROUNDDOWN(SQRT([.Y16]))+1)" office:value-type="string" office:string-value="4&lt;...&lt;5" calcext:value-type="string">
            <text:p>4&lt;...&lt;5</text:p>
          </table:table-cell>
          <table:table-cell table:style-name="ce212" table:formula="of:=1-[.H16]" office:value-type="percentage" office:value="0.69" calcext:value-type="percentage">
            <text:p>69 %</text:p>
          </table:table-cell>
          <table:table-cell table:style-name="ce147" table:formula="of:=[.L16]/[.J16]" office:value-type="float" office:value="4" calcext:value-type="float">
            <text:p>4</text:p>
          </table:table-cell>
          <table:table-cell table:style-name="ce147" table:formula="of:=[.M16]*[.O16]" office:value-type="float" office:value="9" calcext:value-type="float">
            <text:p>9</text:p>
          </table:table-cell>
          <table:table-cell/>
          <table:table-cell table:formula="of:=RANK([.X16];[.X12:.X21])+2" office:value-type="float" office:value="3" calcext:value-type="float">
            <text:p>3</text:p>
          </table:table-cell>
          <table:table-cell table:style-name="ce81" table:formula="of:=RAND()" office:value-type="float" office:value="0.948747380617176" calcext:value-type="float">
            <text:p>0,948747380617176</text:p>
          </table:table-cell>
          <table:table-cell table:formula="of:=IF([.W16]&lt;5;RANDBETWEEN(2;40);IF([.W16]&lt;7;RANDBETWEEN(41;80);IF([.W16]=7;RANDBETWEEN(81;100);IF([.W16]=8;RANDBETWEEN(101;130);IF([.W16]&lt;11;RANDBETWEEN(131;150);RANDBETWEEN(151;200))))))" office:value-type="float" office:value="23" calcext:value-type="float">
            <text:p>23</text:p>
          </table:table-cell>
          <table:table-cell table:formula="of:=RANK([.AA16];[.AA13:.AA20])+1" office:value-type="float" office:value="6" calcext:value-type="float">
            <text:p>6</text:p>
          </table:table-cell>
          <table:table-cell table:style-name="ce81" table:formula="of:=RAND()" office:value-type="float" office:value="0.373666189088468" calcext:value-type="float">
            <text:p>0,373666189088468</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17]" office:value-type="string" office:string-value="√97" calcext:value-type="string">
            <text:p>√97</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8)/10" office:value-type="float" office:value="0.5" calcext:value-type="float">
            <text:p>0,5</text:p>
          </table:table-cell>
          <table:table-cell table:style-name="ce50" office:value-type="string" calcext:value-type="string">
            <text:p>Si f(</text:p>
          </table:table-cell>
          <table:table-cell table:style-name="ce7" table:formula="of:=[.Z17]" office:value-type="float" office:value="8" calcext:value-type="float">
            <text:p>8</text:p>
          </table:table-cell>
          <table:table-cell table:style-name="ce9" office:value-type="string" calcext:value-type="string">
            <text:p>)=</text:p>
          </table:table-cell>
          <table:table-cell table:style-name="ce172" table:formula="of:=[.Z15]*[.J17]" office:value-type="float" office:value="40" calcext:value-type="float">
            <text:p>40</text:p>
          </table:table-cell>
          <table:table-cell table:style-name="ce152" table:formula="of:=IF([.W17]&gt;7;0.25;0.75)" office:value-type="percentage" office:value="0.75" calcext:value-type="percentage">
            <text:p>75 %</text:p>
          </table:table-cell>
          <table:table-cell table:style-name="ce40" office:value-type="string" calcext:value-type="string">
            <text:p>de</text:p>
          </table:table-cell>
          <table:table-cell table:style-name="ce41" table:formula="of:=4*[.W17]" office:value-type="float" office:value="28" calcext:value-type="float">
            <text:p>28</text:p>
          </table:table-cell>
          <table:table-cell table:style-name="ce56" office:value-type="string" calcext:value-type="string">
            <text:p>=</text:p>
          </table:table-cell>
          <table:table-cell/>
          <table:table-cell table:style-name="ce147" table:formula="of:=ROUNDDOWN(SQRT([.Y17]))&amp;&quot;&lt;...&lt;&quot;&amp;(ROUNDDOWN(SQRT([.Y17]))+1)" office:value-type="string" office:string-value="9&lt;...&lt;10" calcext:value-type="string">
            <text:p>9&lt;...&lt;10</text:p>
          </table:table-cell>
          <table:table-cell table:style-name="ce212" table:formula="of:=1-[.H17]" office:value-type="percentage" office:value="0.5" calcext:value-type="percentage">
            <text:p>50 %</text:p>
          </table:table-cell>
          <table:table-cell table:style-name="ce147" table:formula="of:=[.L17]/[.J17]" office:value-type="float" office:value="5" calcext:value-type="float">
            <text:p>5</text:p>
          </table:table-cell>
          <table:table-cell table:style-name="ce147" table:formula="of:=[.M17]*[.O17]" office:value-type="float" office:value="21" calcext:value-type="float">
            <text:p>21</text:p>
          </table:table-cell>
          <table:table-cell/>
          <table:table-cell table:formula="of:=RANK([.X17];[.X12:.X21])+2" office:value-type="float" office:value="7" calcext:value-type="float">
            <text:p>7</text:p>
          </table:table-cell>
          <table:table-cell table:style-name="ce81" table:formula="of:=RAND()" office:value-type="float" office:value="0.526697160603365" calcext:value-type="float">
            <text:p>0,526697160603365</text:p>
          </table:table-cell>
          <table:table-cell table:formula="of:=IF([.W17]&lt;5;RANDBETWEEN(2;40);IF([.W17]&lt;7;RANDBETWEEN(41;80);IF([.W17]=7;RANDBETWEEN(81;100);IF([.W17]=8;RANDBETWEEN(101;130);IF([.W17]&lt;11;RANDBETWEEN(131;150);RANDBETWEEN(151;200))))))" office:value-type="float" office:value="97" calcext:value-type="float">
            <text:p>97</text:p>
          </table:table-cell>
          <table:table-cell table:formula="of:=RANK([.AA17];[.AA13:.AA20])+1" office:value-type="float" office:value="8" calcext:value-type="float">
            <text:p>8</text:p>
          </table:table-cell>
          <table:table-cell table:style-name="ce81" table:formula="of:=RAND()" office:value-type="float" office:value="0.150472865098443" calcext:value-type="float">
            <text:p>0,150472865098443</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18]" office:value-type="string" office:string-value="√141" calcext:value-type="string">
            <text:p>√141</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00;800)/1000" office:value-type="float" office:value="0.427" calcext:value-type="float">
            <text:p>0,427</text:p>
          </table:table-cell>
          <table:table-cell table:style-name="ce50" office:value-type="string" calcext:value-type="string">
            <text:p>Si f(</text:p>
          </table:table-cell>
          <table:table-cell table:style-name="ce7" table:formula="of:=[.Z18]" office:value-type="float" office:value="2" calcext:value-type="float">
            <text:p>2</text:p>
          </table:table-cell>
          <table:table-cell table:style-name="ce9" office:value-type="string" calcext:value-type="string">
            <text:p>)=</text:p>
          </table:table-cell>
          <table:table-cell table:style-name="ce172" table:formula="of:=[.Z16]*[.J18]" office:value-type="float" office:value="12" calcext:value-type="float">
            <text:p>12</text:p>
          </table:table-cell>
          <table:table-cell table:style-name="ce152" table:formula="of:=IF([.W18]&gt;7;0.25;0.75)" office:value-type="percentage" office:value="0.25" calcext:value-type="percentage">
            <text:p>25 %</text:p>
          </table:table-cell>
          <table:table-cell table:style-name="ce40" office:value-type="string" calcext:value-type="string">
            <text:p>de</text:p>
          </table:table-cell>
          <table:table-cell table:style-name="ce41" table:formula="of:=4*[.W18]" office:value-type="float" office:value="40" calcext:value-type="float">
            <text:p>40</text:p>
          </table:table-cell>
          <table:table-cell table:style-name="ce56" office:value-type="string" calcext:value-type="string">
            <text:p>=</text:p>
          </table:table-cell>
          <table:table-cell/>
          <table:table-cell table:style-name="ce147" table:formula="of:=ROUNDDOWN(SQRT([.Y18]))&amp;&quot;&lt;...&lt;&quot;&amp;(ROUNDDOWN(SQRT([.Y18]))+1)" office:value-type="string" office:string-value="11&lt;...&lt;12" calcext:value-type="string">
            <text:p>11&lt;...&lt;12</text:p>
          </table:table-cell>
          <table:table-cell table:style-name="ce212" table:formula="of:=1-[.H18]" office:value-type="percentage" office:value="0.573" calcext:value-type="percentage">
            <text:p>57,3 %</text:p>
          </table:table-cell>
          <table:table-cell table:style-name="ce147" table:formula="of:=[.L18]/[.J18]" office:value-type="float" office:value="6" calcext:value-type="float">
            <text:p>6</text:p>
          </table:table-cell>
          <table:table-cell table:style-name="ce147" table:formula="of:=[.M18]*[.O18]" office:value-type="float" office:value="10" calcext:value-type="float">
            <text:p>10</text:p>
          </table:table-cell>
          <table:table-cell/>
          <table:table-cell table:formula="of:=RANK([.X18];[.X12:.X21])+2" office:value-type="float" office:value="10" calcext:value-type="float">
            <text:p>10</text:p>
          </table:table-cell>
          <table:table-cell table:style-name="ce81" table:formula="of:=RAND()" office:value-type="float" office:value="0.0967111420498411" calcext:value-type="float">
            <text:p>0,0967111420498411</text:p>
          </table:table-cell>
          <table:table-cell table:formula="of:=IF([.W18]&lt;5;RANDBETWEEN(2;40);IF([.W18]&lt;7;RANDBETWEEN(41;80);IF([.W18]=7;RANDBETWEEN(81;100);IF([.W18]=8;RANDBETWEEN(101;130);IF([.W18]&lt;11;RANDBETWEEN(131;150);RANDBETWEEN(151;200))))))" office:value-type="float" office:value="141" calcext:value-type="float">
            <text:p>141</text:p>
          </table:table-cell>
          <table:table-cell table:formula="of:=RANK([.AA18];[.AA13:.AA20])+1" office:value-type="float" office:value="2" calcext:value-type="float">
            <text:p>2</text:p>
          </table:table-cell>
          <table:table-cell table:style-name="ce81" table:formula="of:=RAND()" office:value-type="float" office:value="0.74262859592089" calcext:value-type="float">
            <text:p>0,74262859592089</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19]" office:value-type="string" office:string-value="√23" calcext:value-type="string">
            <text:p>√23</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8)/100" office:value-type="float" office:value="0.93" calcext:value-type="float">
            <text:p>0,93</text:p>
          </table:table-cell>
          <table:table-cell table:style-name="ce50" office:value-type="string" calcext:value-type="string">
            <text:p>Si f(</text:p>
          </table:table-cell>
          <table:table-cell table:style-name="ce7" table:formula="of:=[.Z19]" office:value-type="float" office:value="9" calcext:value-type="float">
            <text:p>9</text:p>
          </table:table-cell>
          <table:table-cell table:style-name="ce9" office:value-type="string" calcext:value-type="string">
            <text:p>)=</text:p>
          </table:table-cell>
          <table:table-cell table:style-name="ce172" table:formula="of:=[.Z17]*[.J19]" office:value-type="float" office:value="72" calcext:value-type="float">
            <text:p>72</text:p>
          </table:table-cell>
          <table:table-cell table:style-name="ce152" table:formula="of:=IF([.W19]&gt;7;0.25;0.75)" office:value-type="percentage" office:value="0.75" calcext:value-type="percentage">
            <text:p>75 %</text:p>
          </table:table-cell>
          <table:table-cell table:style-name="ce40" office:value-type="string" calcext:value-type="string">
            <text:p>de</text:p>
          </table:table-cell>
          <table:table-cell table:style-name="ce41" table:formula="of:=4*[.W19]" office:value-type="float" office:value="16" calcext:value-type="float">
            <text:p>16</text:p>
          </table:table-cell>
          <table:table-cell table:style-name="ce56" office:value-type="string" calcext:value-type="string">
            <text:p>=</text:p>
          </table:table-cell>
          <table:table-cell/>
          <table:table-cell table:style-name="ce147" table:formula="of:=ROUNDDOWN(SQRT([.Y19]))&amp;&quot;&lt;...&lt;&quot;&amp;(ROUNDDOWN(SQRT([.Y19]))+1)" office:value-type="string" office:string-value="4&lt;...&lt;5" calcext:value-type="string">
            <text:p>4&lt;...&lt;5</text:p>
          </table:table-cell>
          <table:table-cell table:style-name="ce212" table:formula="of:=1-[.H19]" office:value-type="percentage" office:value="0.0700000000000001" calcext:value-type="percentage">
            <text:p>7 %</text:p>
          </table:table-cell>
          <table:table-cell table:style-name="ce147" table:formula="of:=[.L19]/[.J19]" office:value-type="float" office:value="8" calcext:value-type="float">
            <text:p>8</text:p>
          </table:table-cell>
          <table:table-cell table:style-name="ce147" table:formula="of:=[.M19]*[.O19]" office:value-type="float" office:value="12" calcext:value-type="float">
            <text:p>12</text:p>
          </table:table-cell>
          <table:table-cell/>
          <table:table-cell table:formula="of:=RANK([.X19];[.X12:.X21])+2" office:value-type="float" office:value="4" calcext:value-type="float">
            <text:p>4</text:p>
          </table:table-cell>
          <table:table-cell table:style-name="ce81" table:formula="of:=RAND()" office:value-type="float" office:value="0.693730151131165" calcext:value-type="float">
            <text:p>0,693730151131165</text:p>
          </table:table-cell>
          <table:table-cell table:formula="of:=IF([.W19]&lt;5;RANDBETWEEN(2;40);IF([.W19]&lt;7;RANDBETWEEN(41;80);IF([.W19]=7;RANDBETWEEN(81;100);IF([.W19]=8;RANDBETWEEN(101;130);IF([.W19]&lt;11;RANDBETWEEN(131;150);RANDBETWEEN(151;200))))))" office:value-type="float" office:value="23" calcext:value-type="float">
            <text:p>23</text:p>
          </table:table-cell>
          <table:table-cell table:formula="of:=RANK([.AA19];[.AA13:.AA20])+1" office:value-type="float" office:value="9" calcext:value-type="float">
            <text:p>9</text:p>
          </table:table-cell>
          <table:table-cell table:style-name="ce81" table:formula="of:=RAND()" office:value-type="float" office:value="0.0556386798990637" calcext:value-type="float">
            <text:p>0,0556386798990637</text:p>
          </table:table-cell>
          <table:table-cell table:number-columns-repeated="992"/>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7" table:formula="of:=[.Z20]" office:value-type="float" office:value="7" calcext:value-type="float">
            <text:p>7</text:p>
          </table:covered-table-cell>
          <table:covered-table-cell table:number-columns-repeated="2"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20];[.X12:.X21])+2" office:value-type="float" office:value="11" calcext:value-type="float">
            <text:p>11</text:p>
          </table:table-cell>
          <table:table-cell table:style-name="ce81" table:formula="of:=RAND()" office:value-type="float" office:value="0.0801350866845453" calcext:value-type="float">
            <text:p>0,0801350866845453</text:p>
          </table:table-cell>
          <table:table-cell/>
          <table:table-cell table:formula="of:=RANK([.AA20];[.AA13:.AA20])+1" office:value-type="float" office:value="7" calcext:value-type="float">
            <text:p>7</text:p>
          </table:table-cell>
          <table:table-cell table:style-name="ce81" table:formula="of:=RAND()" office:value-type="float" office:value="0.373573961957827" calcext:value-type="float">
            <text:p>0,373573961957827</text:p>
          </table:table-cell>
          <table:table-cell table:number-columns-repeated="992"/>
        </table:table-row>
        <table:table-row table:style-name="ro4">
          <table:table-cell table:number-columns-repeated="22"/>
          <table:table-cell table:formula="of:=RANK([.X21];[.X12:.X21])+2" office:value-type="float" office:value="12" calcext:value-type="float">
            <text:p>12</text:p>
          </table:table-cell>
          <table:table-cell table:style-name="ce81" table:formula="of:=RAND()" office:value-type="float" office:value="0.0327531238788739" calcext:value-type="float">
            <text:p>0,0327531238788739</text:p>
          </table:table-cell>
          <table:table-cell table:number-columns-repeated="995"/>
        </table:table-row>
        <table:table-row table:style-name="ro5">
          <table:table-cell table:number-columns-repeated="1019"/>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7" table:number-rows-spanned="1">
            <text:p><text:span text:style-name="T6">TEST 3</text:span><text:span text:style-name="T7">e</text:span><text:span text:style-name="T6"> - Date : …………………</text:span></text:p>
          </table:table-cell>
          <table:covered-table-cell table:number-columns-repeated="5" table:style-name="ce5"/>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style-name="ce78"/>
          <table:covered-table-cell/>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X23];[.X23:.X32])+2" office:value-type="float" office:value="6" calcext:value-type="float">
            <text:p>6</text:p>
          </table:table-cell>
          <table:table-cell table:style-name="ce81" table:formula="of:=RAND()" office:value-type="float" office:value="0.779861045719792" calcext:value-type="float">
            <text:p>0,779861045719792</text:p>
          </table:table-cell>
          <table:table-cell table:number-columns-repeated="2"/>
          <table:table-cell table:style-name="ce81"/>
          <table:table-cell table:number-columns-repeated="992"/>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P$2]" office:value-type="string" office:string-value="v4865" calcext:value-type="string">
            <text:p>v4865</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X24];[.X23:.X32])+2" office:value-type="float" office:value="3" calcext:value-type="float">
            <text:p>3</text:p>
          </table:table-cell>
          <table:table-cell table:style-name="ce81" table:formula="of:=RAND()" office:value-type="float" office:value="0.89988220282308" calcext:value-type="float">
            <text:p>0,89988220282308</text:p>
          </table:table-cell>
          <table:table-cell/>
          <table:table-cell table:formula="of:=RANK([.AA24];[.AA24:.AA31])+1" office:value-type="float" office:value="6" calcext:value-type="float">
            <text:p>6</text:p>
          </table:table-cell>
          <table:table-cell table:style-name="ce81" table:formula="of:=RAND()" office:value-type="float" office:value="0.529722161473429" calcext:value-type="float">
            <text:p>0,529722161473429</text:p>
          </table:table-cell>
          <table:table-cell table:number-columns-repeated="992"/>
        </table:table-row>
        <table:table-row table:style-name="ro3">
          <table:table-cell table:style-name="ce55" office:value-type="string" calcext:value-type="string" table:number-columns-spanned="4" table:number-rows-spanned="1">
            <text:p>Encadrer une racine</text:p>
          </table:table-cell>
          <table:covered-table-cell table:number-columns-repeated="3" table:style-name="ce38"/>
          <table:table-cell table:style-name="ce55" office:value-type="string" calcext:value-type="string" table:number-columns-spanned="4" table:number-rows-spanned="1">
            <text:p>Quel est le pourcentage de réduction ?</text:p>
          </table:table-cell>
          <table:covered-table-cell table:number-columns-repeated="3"/>
          <table:table-cell table:style-name="ce55" office:value-type="string" calcext:value-type="string" table:number-columns-spanned="4" table:number-rows-spanned="1">
            <text:p>Quel est le coefficient de la fonction linéaire ?</text:p>
          </table:table-cell>
          <table:covered-table-cell table:number-columns-repeated="3"/>
          <table:table-cell table:style-name="ce55" office:value-type="string" calcext:value-type="string" table:number-columns-spanned="4" table:number-rows-spanned="1">
            <text:p>Calculer 25 % 75 %</text:p>
          </table:table-cell>
          <table:covered-table-cell table:number-columns-repeated="3"/>
          <table:table-cell table:style-name="ce81"/>
          <table:table-cell table:style-name="ce82" office:value-type="string" calcext:value-type="string">
            <text:p>3<text:span text:style-name="T2">e</text:span></text:p>
          </table:table-cell>
          <table:table-cell table:style-name="ce87" table:formula="of:=[.P23]" office:value-type="string" office:string-value="AC" calcext:value-type="string">
            <text:p>AC</text:p>
          </table:table-cell>
          <table:table-cell table:style-name="ce29"/>
          <table:table-cell table:style-name="ce92" table:formula="of:=[.P24]" office:value-type="string" office:string-value="v4865" calcext:value-type="string">
            <text:p>v4865</text:p>
          </table:table-cell>
          <table:table-cell table:style-name="ce81"/>
          <table:table-cell table:formula="of:=RANK([.X25];[.X23:.X32])+2" office:value-type="float" office:value="5" calcext:value-type="float">
            <text:p>5</text:p>
          </table:table-cell>
          <table:table-cell table:style-name="ce81" table:formula="of:=RAND()" office:value-type="float" office:value="0.805097199565718" calcext:value-type="float">
            <text:p>0,805097199565718</text:p>
          </table:table-cell>
          <table:table-cell/>
          <table:table-cell table:formula="of:=RANK([.AA25];[.AA24:.AA31])+1" office:value-type="float" office:value="3" calcext:value-type="float">
            <text:p>3</text:p>
          </table:table-cell>
          <table:table-cell table:style-name="ce81" table:formula="of:=RAND()" office:value-type="float" office:value="0.793518364382761" calcext:value-type="float">
            <text:p>0,793518364382761</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26]" office:value-type="string" office:string-value="√180" calcext:value-type="string">
            <text:p>√180</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0;39)/100" office:value-type="float" office:value="0.61" calcext:value-type="float">
            <text:p>0,61</text:p>
          </table:table-cell>
          <table:table-cell table:style-name="ce50" office:value-type="string" calcext:value-type="string">
            <text:p>Si f(</text:p>
          </table:table-cell>
          <table:table-cell table:style-name="ce7" table:formula="of:=[.Z26]" office:value-type="float" office:value="8" calcext:value-type="float">
            <text:p>8</text:p>
          </table:table-cell>
          <table:table-cell table:style-name="ce9" office:value-type="string" calcext:value-type="string">
            <text:p>)=</text:p>
          </table:table-cell>
          <table:table-cell table:style-name="ce172" table:formula="of:=[.Z24]*[.J26]" office:value-type="float" office:value="48" calcext:value-type="float">
            <text:p>48</text:p>
          </table:table-cell>
          <table:table-cell table:style-name="ce152" table:formula="of:=IF([.W26]&gt;7;0.25;0.75)" office:value-type="percentage" office:value="0.25" calcext:value-type="percentage">
            <text:p>25 %</text:p>
          </table:table-cell>
          <table:table-cell table:style-name="ce40" office:value-type="string" calcext:value-type="string">
            <text:p>de</text:p>
          </table:table-cell>
          <table:table-cell table:style-name="ce41" table:formula="of:=4*[.W26]" office:value-type="float" office:value="48" calcext:value-type="float">
            <text:p>48</text:p>
          </table:table-cell>
          <table:table-cell table:style-name="ce56" office:value-type="string" calcext:value-type="string">
            <text:p>=</text:p>
          </table:table-cell>
          <table:table-cell/>
          <table:table-cell table:style-name="ce147" table:formula="of:=ROUNDDOWN(SQRT([.Y26]))&amp;&quot;&lt;...&lt;&quot;&amp;(ROUNDDOWN(SQRT([.Y26]))+1)" office:value-type="string" office:string-value="13&lt;...&lt;14" calcext:value-type="string">
            <text:p>13&lt;...&lt;14</text:p>
          </table:table-cell>
          <table:table-cell table:style-name="ce212" table:formula="of:=1-[.H26]" office:value-type="percentage" office:value="0.39" calcext:value-type="percentage">
            <text:p>39 %</text:p>
          </table:table-cell>
          <table:table-cell table:style-name="ce147" table:formula="of:=[.L26]/[.J26]" office:value-type="float" office:value="6" calcext:value-type="float">
            <text:p>6</text:p>
          </table:table-cell>
          <table:table-cell table:style-name="ce147" table:formula="of:=[.M26]*[.O26]" office:value-type="float" office:value="12" calcext:value-type="float">
            <text:p>12</text:p>
          </table:table-cell>
          <table:table-cell/>
          <table:table-cell table:formula="of:=RANK([.X26];[.X23:.X32])+2" office:value-type="float" office:value="12" calcext:value-type="float">
            <text:p>12</text:p>
          </table:table-cell>
          <table:table-cell table:style-name="ce81" table:formula="of:=RAND()" office:value-type="float" office:value="0.0401617951632525" calcext:value-type="float">
            <text:p>0,0401617951632525</text:p>
          </table:table-cell>
          <table:table-cell table:formula="of:=IF([.W26]&lt;5;RANDBETWEEN(2;40);IF([.W26]&lt;7;RANDBETWEEN(41;80);IF([.W26]=7;RANDBETWEEN(81;100);IF([.W26]=8;RANDBETWEEN(101;130);IF([.W26]&lt;11;RANDBETWEEN(131;150);RANDBETWEEN(151;200))))))" office:value-type="float" office:value="180" calcext:value-type="float">
            <text:p>180</text:p>
          </table:table-cell>
          <table:table-cell table:formula="of:=RANK([.AA26];[.AA24:.AA31])+1" office:value-type="float" office:value="8" calcext:value-type="float">
            <text:p>8</text:p>
          </table:table-cell>
          <table:table-cell table:style-name="ce81" table:formula="of:=RAND()" office:value-type="float" office:value="0.423290186846022" calcext:value-type="float">
            <text:p>0,423290186846022</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27]" office:value-type="string" office:string-value="√89" calcext:value-type="string">
            <text:p>√89</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40;80)/100" office:value-type="float" office:value="0.45" calcext:value-type="float">
            <text:p>0,45</text:p>
          </table:table-cell>
          <table:table-cell table:style-name="ce50" office:value-type="string" calcext:value-type="string">
            <text:p>Si f(</text:p>
          </table:table-cell>
          <table:table-cell table:style-name="ce7" table:formula="of:=[.Z27]" office:value-type="float" office:value="4" calcext:value-type="float">
            <text:p>4</text:p>
          </table:table-cell>
          <table:table-cell table:style-name="ce9" office:value-type="string" calcext:value-type="string">
            <text:p>)=</text:p>
          </table:table-cell>
          <table:table-cell table:style-name="ce172" table:formula="of:=[.Z25]*[.J27]" office:value-type="float" office:value="12" calcext:value-type="float">
            <text:p>12</text:p>
          </table:table-cell>
          <table:table-cell table:style-name="ce152" table:formula="of:=IF([.W27]&gt;7;0.25;0.75)" office:value-type="percentage" office:value="0.75" calcext:value-type="percentage">
            <text:p>75 %</text:p>
          </table:table-cell>
          <table:table-cell table:style-name="ce40" office:value-type="string" calcext:value-type="string">
            <text:p>de</text:p>
          </table:table-cell>
          <table:table-cell table:style-name="ce41" table:formula="of:=4*[.W27]" office:value-type="float" office:value="28" calcext:value-type="float">
            <text:p>28</text:p>
          </table:table-cell>
          <table:table-cell table:style-name="ce56" office:value-type="string" calcext:value-type="string">
            <text:p>=</text:p>
          </table:table-cell>
          <table:table-cell/>
          <table:table-cell table:style-name="ce147" table:formula="of:=ROUNDDOWN(SQRT([.Y27]))&amp;&quot;&lt;...&lt;&quot;&amp;(ROUNDDOWN(SQRT([.Y27]))+1)" office:value-type="string" office:string-value="9&lt;...&lt;10" calcext:value-type="string">
            <text:p>9&lt;...&lt;10</text:p>
          </table:table-cell>
          <table:table-cell table:style-name="ce212" table:formula="of:=1-[.H27]" office:value-type="percentage" office:value="0.55" calcext:value-type="percentage">
            <text:p>55 %</text:p>
          </table:table-cell>
          <table:table-cell table:style-name="ce147" table:formula="of:=[.L27]/[.J27]" office:value-type="float" office:value="3" calcext:value-type="float">
            <text:p>3</text:p>
          </table:table-cell>
          <table:table-cell table:style-name="ce147" table:formula="of:=[.M27]*[.O27]" office:value-type="float" office:value="21" calcext:value-type="float">
            <text:p>21</text:p>
          </table:table-cell>
          <table:table-cell/>
          <table:table-cell table:formula="of:=RANK([.X27];[.X23:.X32])+2" office:value-type="float" office:value="7" calcext:value-type="float">
            <text:p>7</text:p>
          </table:table-cell>
          <table:table-cell table:style-name="ce81" table:formula="of:=RAND()" office:value-type="float" office:value="0.582742548357809" calcext:value-type="float">
            <text:p>0,582742548357809</text:p>
          </table:table-cell>
          <table:table-cell table:formula="of:=IF([.W27]&lt;5;RANDBETWEEN(2;40);IF([.W27]&lt;7;RANDBETWEEN(41;80);IF([.W27]=7;RANDBETWEEN(81;100);IF([.W27]=8;RANDBETWEEN(101;130);IF([.W27]&lt;11;RANDBETWEEN(131;150);RANDBETWEEN(151;200))))))" office:value-type="float" office:value="89" calcext:value-type="float">
            <text:p>89</text:p>
          </table:table-cell>
          <table:table-cell table:formula="of:=RANK([.AA27];[.AA24:.AA31])+1" office:value-type="float" office:value="4" calcext:value-type="float">
            <text:p>4</text:p>
          </table:table-cell>
          <table:table-cell table:style-name="ce81" table:formula="of:=RAND()" office:value-type="float" office:value="0.727806445332032" calcext:value-type="float">
            <text:p>0,727806445332032</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28]" office:value-type="string" office:string-value="√169" calcext:value-type="string">
            <text:p>√169</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8)/10" office:value-type="float" office:value="0.6" calcext:value-type="float">
            <text:p>0,6</text:p>
          </table:table-cell>
          <table:table-cell table:style-name="ce50" office:value-type="string" calcext:value-type="string">
            <text:p>Si f(</text:p>
          </table:table-cell>
          <table:table-cell table:style-name="ce7" table:formula="of:=[.Z28]" office:value-type="float" office:value="9" calcext:value-type="float">
            <text:p>9</text:p>
          </table:table-cell>
          <table:table-cell table:style-name="ce9" office:value-type="string" calcext:value-type="string">
            <text:p>)=</text:p>
          </table:table-cell>
          <table:table-cell table:style-name="ce172" table:formula="of:=[.Z26]*[.J28]" office:value-type="float" office:value="72" calcext:value-type="float">
            <text:p>72</text:p>
          </table:table-cell>
          <table:table-cell table:style-name="ce152" table:formula="of:=IF([.W28]&gt;7;0.25;0.75)" office:value-type="percentage" office:value="0.25" calcext:value-type="percentage">
            <text:p>25 %</text:p>
          </table:table-cell>
          <table:table-cell table:style-name="ce40" office:value-type="string" calcext:value-type="string">
            <text:p>de</text:p>
          </table:table-cell>
          <table:table-cell table:style-name="ce41" table:formula="of:=4*[.W28]" office:value-type="float" office:value="44" calcext:value-type="float">
            <text:p>44</text:p>
          </table:table-cell>
          <table:table-cell table:style-name="ce56" office:value-type="string" calcext:value-type="string">
            <text:p>=</text:p>
          </table:table-cell>
          <table:table-cell/>
          <table:table-cell table:style-name="ce147" table:formula="of:=ROUNDDOWN(SQRT([.Y28]))&amp;&quot;&lt;...&lt;&quot;&amp;(ROUNDDOWN(SQRT([.Y28]))+1)" office:value-type="string" office:string-value="13&lt;...&lt;14" calcext:value-type="string">
            <text:p>13&lt;...&lt;14</text:p>
          </table:table-cell>
          <table:table-cell table:style-name="ce212" table:formula="of:=1-[.H28]" office:value-type="percentage" office:value="0.4" calcext:value-type="percentage">
            <text:p>40 %</text:p>
          </table:table-cell>
          <table:table-cell table:style-name="ce147" table:formula="of:=[.L28]/[.J28]" office:value-type="float" office:value="8" calcext:value-type="float">
            <text:p>8</text:p>
          </table:table-cell>
          <table:table-cell table:style-name="ce147" table:formula="of:=[.M28]*[.O28]" office:value-type="float" office:value="11" calcext:value-type="float">
            <text:p>11</text:p>
          </table:table-cell>
          <table:table-cell/>
          <table:table-cell table:formula="of:=RANK([.X28];[.X23:.X32])+2" office:value-type="float" office:value="11" calcext:value-type="float">
            <text:p>11</text:p>
          </table:table-cell>
          <table:table-cell table:style-name="ce81" table:formula="of:=RAND()" office:value-type="float" office:value="0.120862270547825" calcext:value-type="float">
            <text:p>0,120862270547825</text:p>
          </table:table-cell>
          <table:table-cell table:formula="of:=IF([.W28]&lt;5;RANDBETWEEN(2;40);IF([.W28]&lt;7;RANDBETWEEN(41;80);IF([.W28]=7;RANDBETWEEN(81;100);IF([.W28]=8;RANDBETWEEN(101;130);IF([.W28]&lt;11;RANDBETWEEN(131;150);RANDBETWEEN(151;200))))))" office:value-type="float" office:value="169" calcext:value-type="float">
            <text:p>169</text:p>
          </table:table-cell>
          <table:table-cell table:formula="of:=RANK([.AA28];[.AA24:.AA31])+1" office:value-type="float" office:value="9" calcext:value-type="float">
            <text:p>9</text:p>
          </table:table-cell>
          <table:table-cell table:style-name="ce81" table:formula="of:=RAND()" office:value-type="float" office:value="0.0528433103175522" calcext:value-type="float">
            <text:p>0,0528433103175522</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29]" office:value-type="string" office:string-value="√119" calcext:value-type="string">
            <text:p>√119</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00;800)/1000" office:value-type="float" office:value="0.226" calcext:value-type="float">
            <text:p>0,226</text:p>
          </table:table-cell>
          <table:table-cell table:style-name="ce50" office:value-type="string" calcext:value-type="string">
            <text:p>Si f(</text:p>
          </table:table-cell>
          <table:table-cell table:style-name="ce7" table:formula="of:=[.Z29]" office:value-type="float" office:value="2" calcext:value-type="float">
            <text:p>2</text:p>
          </table:table-cell>
          <table:table-cell table:style-name="ce9" office:value-type="string" calcext:value-type="string">
            <text:p>)=</text:p>
          </table:table-cell>
          <table:table-cell table:style-name="ce172" table:formula="of:=[.Z27]*[.J29]" office:value-type="float" office:value="8" calcext:value-type="float">
            <text:p>8</text:p>
          </table:table-cell>
          <table:table-cell table:style-name="ce152" table:formula="of:=IF([.W29]&gt;7;0.25;0.75)" office:value-type="percentage" office:value="0.25" calcext:value-type="percentage">
            <text:p>25 %</text:p>
          </table:table-cell>
          <table:table-cell table:style-name="ce40" office:value-type="string" calcext:value-type="string">
            <text:p>de</text:p>
          </table:table-cell>
          <table:table-cell table:style-name="ce41" table:formula="of:=4*[.W29]" office:value-type="float" office:value="32" calcext:value-type="float">
            <text:p>32</text:p>
          </table:table-cell>
          <table:table-cell table:style-name="ce56" office:value-type="string" calcext:value-type="string">
            <text:p>=</text:p>
          </table:table-cell>
          <table:table-cell/>
          <table:table-cell table:style-name="ce147" table:formula="of:=ROUNDDOWN(SQRT([.Y29]))&amp;&quot;&lt;...&lt;&quot;&amp;(ROUNDDOWN(SQRT([.Y29]))+1)" office:value-type="string" office:string-value="10&lt;...&lt;11" calcext:value-type="string">
            <text:p>10&lt;...&lt;11</text:p>
          </table:table-cell>
          <table:table-cell table:style-name="ce212" table:formula="of:=1-[.H29]" office:value-type="percentage" office:value="0.774" calcext:value-type="percentage">
            <text:p>77,4 %</text:p>
          </table:table-cell>
          <table:table-cell table:style-name="ce147" table:formula="of:=[.L29]/[.J29]" office:value-type="float" office:value="4" calcext:value-type="float">
            <text:p>4</text:p>
          </table:table-cell>
          <table:table-cell table:style-name="ce147" table:formula="of:=[.M29]*[.O29]" office:value-type="float" office:value="8" calcext:value-type="float">
            <text:p>8</text:p>
          </table:table-cell>
          <table:table-cell/>
          <table:table-cell table:formula="of:=RANK([.X29];[.X23:.X32])+2" office:value-type="float" office:value="8" calcext:value-type="float">
            <text:p>8</text:p>
          </table:table-cell>
          <table:table-cell table:style-name="ce81" table:formula="of:=RAND()" office:value-type="float" office:value="0.525051076076243" calcext:value-type="float">
            <text:p>0,525051076076243</text:p>
          </table:table-cell>
          <table:table-cell table:formula="of:=IF([.W29]&lt;5;RANDBETWEEN(2;40);IF([.W29]&lt;7;RANDBETWEEN(41;80);IF([.W29]=7;RANDBETWEEN(81;100);IF([.W29]=8;RANDBETWEEN(101;130);IF([.W29]&lt;11;RANDBETWEEN(131;150);RANDBETWEEN(151;200))))))" office:value-type="float" office:value="119" calcext:value-type="float">
            <text:p>119</text:p>
          </table:table-cell>
          <table:table-cell table:formula="of:=RANK([.AA29];[.AA24:.AA31])+1" office:value-type="float" office:value="2" calcext:value-type="float">
            <text:p>2</text:p>
          </table:table-cell>
          <table:table-cell table:style-name="ce81" table:formula="of:=RAND()" office:value-type="float" office:value="0.857588500921351" calcext:value-type="float">
            <text:p>0,857588500921351</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30]" office:value-type="string" office:string-value="√149" calcext:value-type="string">
            <text:p>√149</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8)/100" office:value-type="float" office:value="0.92" calcext:value-type="float">
            <text:p>0,92</text:p>
          </table:table-cell>
          <table:table-cell table:style-name="ce50" office:value-type="string" calcext:value-type="string">
            <text:p>Si f(</text:p>
          </table:table-cell>
          <table:table-cell table:style-name="ce7" table:formula="of:=[.Z30]" office:value-type="float" office:value="7" calcext:value-type="float">
            <text:p>7</text:p>
          </table:table-cell>
          <table:table-cell table:style-name="ce9" office:value-type="string" calcext:value-type="string">
            <text:p>)=</text:p>
          </table:table-cell>
          <table:table-cell table:style-name="ce172" table:formula="of:=[.Z28]*[.J30]" office:value-type="float" office:value="63" calcext:value-type="float">
            <text:p>63</text:p>
          </table:table-cell>
          <table:table-cell table:style-name="ce152" table:formula="of:=IF([.W30]&gt;7;0.25;0.75)" office:value-type="percentage" office:value="0.25" calcext:value-type="percentage">
            <text:p>25 %</text:p>
          </table:table-cell>
          <table:table-cell table:style-name="ce40" office:value-type="string" calcext:value-type="string">
            <text:p>de</text:p>
          </table:table-cell>
          <table:table-cell table:style-name="ce41" table:formula="of:=4*[.W30]" office:value-type="float" office:value="40" calcext:value-type="float">
            <text:p>40</text:p>
          </table:table-cell>
          <table:table-cell table:style-name="ce56" office:value-type="string" calcext:value-type="string">
            <text:p>=</text:p>
          </table:table-cell>
          <table:table-cell/>
          <table:table-cell table:style-name="ce147" table:formula="of:=ROUNDDOWN(SQRT([.Y30]))&amp;&quot;&lt;...&lt;&quot;&amp;(ROUNDDOWN(SQRT([.Y30]))+1)" office:value-type="string" office:string-value="12&lt;...&lt;13" calcext:value-type="string">
            <text:p>12&lt;...&lt;13</text:p>
          </table:table-cell>
          <table:table-cell table:style-name="ce212" table:formula="of:=1-[.H30]" office:value-type="percentage" office:value="0.08" calcext:value-type="percentage">
            <text:p>8 %</text:p>
          </table:table-cell>
          <table:table-cell table:style-name="ce147" table:formula="of:=[.L30]/[.J30]" office:value-type="float" office:value="9" calcext:value-type="float">
            <text:p>9</text:p>
          </table:table-cell>
          <table:table-cell table:style-name="ce147" table:formula="of:=[.M30]*[.O30]" office:value-type="float" office:value="10" calcext:value-type="float">
            <text:p>10</text:p>
          </table:table-cell>
          <table:table-cell/>
          <table:table-cell table:formula="of:=RANK([.X30];[.X23:.X32])+2" office:value-type="float" office:value="10" calcext:value-type="float">
            <text:p>10</text:p>
          </table:table-cell>
          <table:table-cell table:style-name="ce81" table:formula="of:=RAND()" office:value-type="float" office:value="0.254943879208348" calcext:value-type="float">
            <text:p>0,254943879208348</text:p>
          </table:table-cell>
          <table:table-cell table:formula="of:=IF([.W30]&lt;5;RANDBETWEEN(2;40);IF([.W30]&lt;7;RANDBETWEEN(41;80);IF([.W30]=7;RANDBETWEEN(81;100);IF([.W30]=8;RANDBETWEEN(101;130);IF([.W30]&lt;11;RANDBETWEEN(131;150);RANDBETWEEN(151;200))))))" office:value-type="float" office:value="149" calcext:value-type="float">
            <text:p>149</text:p>
          </table:table-cell>
          <table:table-cell table:formula="of:=RANK([.AA30];[.AA24:.AA31])+1" office:value-type="float" office:value="7" calcext:value-type="float">
            <text:p>7</text:p>
          </table:table-cell>
          <table:table-cell table:style-name="ce81" table:formula="of:=RAND()" office:value-type="float" office:value="0.489860663545885" calcext:value-type="float">
            <text:p>0,489860663545885</text:p>
          </table:table-cell>
          <table:table-cell table:number-columns-repeated="992"/>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7" table:formula="of:=[.Z31]" office:value-type="float" office:value="5" calcext:value-type="float">
            <text:p>5</text:p>
          </table:covered-table-cell>
          <table:covered-table-cell table:number-columns-repeated="2"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31];[.X23:.X32])+2" office:value-type="float" office:value="9" calcext:value-type="float">
            <text:p>9</text:p>
          </table:table-cell>
          <table:table-cell table:style-name="ce81" table:formula="of:=RAND()" office:value-type="float" office:value="0.470364971311101" calcext:value-type="float">
            <text:p>0,470364971311101</text:p>
          </table:table-cell>
          <table:table-cell/>
          <table:table-cell table:formula="of:=RANK([.AA31];[.AA24:.AA31])+1" office:value-type="float" office:value="5" calcext:value-type="float">
            <text:p>5</text:p>
          </table:table-cell>
          <table:table-cell table:style-name="ce81" table:formula="of:=RAND()" office:value-type="float" office:value="0.63368040194559" calcext:value-type="float">
            <text:p>0,63368040194559</text:p>
          </table:table-cell>
          <table:table-cell table:number-columns-repeated="992"/>
        </table:table-row>
        <table:table-row table:style-name="ro4">
          <table:table-cell table:number-columns-repeated="22"/>
          <table:table-cell table:formula="of:=RANK([.X32];[.X23:.X32])+2" office:value-type="float" office:value="4" calcext:value-type="float">
            <text:p>4</text:p>
          </table:table-cell>
          <table:table-cell table:style-name="ce81" table:formula="of:=RAND()" office:value-type="float" office:value="0.879972870445646" calcext:value-type="float">
            <text:p>0,879972870445646</text:p>
          </table:table-cell>
          <table:table-cell table:number-columns-repeated="995"/>
        </table:table-row>
        <table:table-row table:style-name="ro5">
          <table:table-cell table:number-columns-repeated="1019"/>
        </table:table-row>
        <table:table-row table:style-name="ro2">
          <table:table-cell table:style-name="ce59" office:value-type="string" calcext:value-type="string" table:number-columns-spanned="4" table:number-rows-spanned="2">
            <text:p>CEINTURE</text:p>
            <text:p>NOIRE 2</text:p>
          </table:table-cell>
          <table:covered-table-cell table:number-columns-repeated="3"/>
          <table:table-cell table:style-name="ce11" office:value-type="string" calcext:value-type="string" table:number-columns-spanned="7" table:number-rows-spanned="1">
            <text:p><text:span text:style-name="T6">TEST 3</text:span><text:span text:style-name="T7">e</text:span><text:span text:style-name="T6"> - Date : …………………</text:span></text:p>
          </table:table-cell>
          <table:covered-table-cell table:number-columns-repeated="5" table:style-name="ce5"/>
          <table:covered-table-cell/>
          <table:table-cell table:style-name="ce17" office:value-type="string" calcext:value-type="string" table:number-columns-spanned="4" table:number-rows-spanned="1">
            <text:p><text:span text:style-name="T3"></text:span><text:span text:style-name="T4"> Validée     </text:span><text:span text:style-name="T5"></text:span><text:span text:style-name="T4"> Non validée</text:span></text:p>
          </table:table-cell>
          <table:covered-table-cell table:style-name="ce78"/>
          <table:covered-table-cell/>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X34];[.X34:.X43])+2" office:value-type="float" office:value="12" calcext:value-type="float">
            <text:p>12</text:p>
          </table:table-cell>
          <table:table-cell table:style-name="ce81" table:formula="of:=RAND()" office:value-type="float" office:value="0.0274733462429443" calcext:value-type="float">
            <text:p>0,0274733462429443</text:p>
          </table:table-cell>
          <table:table-cell table:number-columns-repeated="2"/>
          <table:table-cell table:style-name="ce81"/>
          <table:table-cell table:number-columns-repeated="992"/>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P$2]" office:value-type="string" office:string-value="v4865" calcext:value-type="string">
            <text:p>v4865</text:p>
          </table:table-cell>
          <table:table-cell/>
          <table:table-cell table:style-name="ce25" office:value-type="string" calcext:value-type="string" table:number-columns-spanned="4" table:number-rows-spanned="1">
            <text:p>Correction CEINTURE NOIRE 2</text:p>
          </table:table-cell>
          <table:covered-table-cell table:style-name="ce28"/>
          <table:covered-table-cell table:style-name="ce30"/>
          <table:covered-table-cell table:style-name="ce31"/>
          <table:table-cell/>
          <table:table-cell table:formula="of:=RANK([.X35];[.X34:.X43])+2" office:value-type="float" office:value="9" calcext:value-type="float">
            <text:p>9</text:p>
          </table:table-cell>
          <table:table-cell table:style-name="ce81" table:formula="of:=RAND()" office:value-type="float" office:value="0.28805198597589" calcext:value-type="float">
            <text:p>0,28805198597589</text:p>
          </table:table-cell>
          <table:table-cell/>
          <table:table-cell table:formula="of:=RANK([.AA35];[.AA35:.AA42])+1" office:value-type="float" office:value="7" calcext:value-type="float">
            <text:p>7</text:p>
          </table:table-cell>
          <table:table-cell table:style-name="ce81" table:formula="of:=RAND()" office:value-type="float" office:value="0.24298572532396" calcext:value-type="float">
            <text:p>0,24298572532396</text:p>
          </table:table-cell>
          <table:table-cell table:number-columns-repeated="992"/>
        </table:table-row>
        <table:table-row table:style-name="ro3">
          <table:table-cell table:style-name="ce55" office:value-type="string" calcext:value-type="string" table:number-columns-spanned="4" table:number-rows-spanned="1">
            <text:p>Encadrer une racine</text:p>
          </table:table-cell>
          <table:covered-table-cell table:number-columns-repeated="3" table:style-name="ce38"/>
          <table:table-cell table:style-name="ce55" office:value-type="string" calcext:value-type="string" table:number-columns-spanned="4" table:number-rows-spanned="1">
            <text:p>Quel est le pourcentage de réduction ?</text:p>
          </table:table-cell>
          <table:covered-table-cell table:number-columns-repeated="3"/>
          <table:table-cell table:style-name="ce55" office:value-type="string" calcext:value-type="string" table:number-columns-spanned="4" table:number-rows-spanned="1">
            <text:p>Quel est le coefficient de la fonction linéaire ?</text:p>
          </table:table-cell>
          <table:covered-table-cell table:number-columns-repeated="3"/>
          <table:table-cell table:style-name="ce55" office:value-type="string" calcext:value-type="string" table:number-columns-spanned="4" table:number-rows-spanned="1">
            <text:p>Calculer 25 % 75 %</text:p>
          </table:table-cell>
          <table:covered-table-cell table:number-columns-repeated="3"/>
          <table:table-cell table:style-name="ce81"/>
          <table:table-cell table:style-name="ce82" office:value-type="string" calcext:value-type="string">
            <text:p>3<text:span text:style-name="T2">e</text:span></text:p>
          </table:table-cell>
          <table:table-cell table:style-name="ce87" table:formula="of:=[.P34]" office:value-type="string" office:string-value="AD" calcext:value-type="string">
            <text:p>AD</text:p>
          </table:table-cell>
          <table:table-cell table:style-name="ce29"/>
          <table:table-cell table:style-name="ce92" table:formula="of:=[.P35]" office:value-type="string" office:string-value="v4865" calcext:value-type="string">
            <text:p>v4865</text:p>
          </table:table-cell>
          <table:table-cell table:style-name="ce81"/>
          <table:table-cell table:formula="of:=RANK([.X36];[.X34:.X43])+2" office:value-type="float" office:value="4" calcext:value-type="float">
            <text:p>4</text:p>
          </table:table-cell>
          <table:table-cell table:style-name="ce81" table:formula="of:=RAND()" office:value-type="float" office:value="0.602480068040095" calcext:value-type="float">
            <text:p>0,602480068040095</text:p>
          </table:table-cell>
          <table:table-cell/>
          <table:table-cell table:formula="of:=RANK([.AA36];[.AA35:.AA42])+1" office:value-type="float" office:value="2" calcext:value-type="float">
            <text:p>2</text:p>
          </table:table-cell>
          <table:table-cell table:style-name="ce81" table:formula="of:=RAND()" office:value-type="float" office:value="0.66498778912352" calcext:value-type="float">
            <text:p>0,66498778912352</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37]" office:value-type="string" office:string-value="√24" calcext:value-type="string">
            <text:p>√24</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0;39)/100" office:value-type="float" office:value="0.63" calcext:value-type="float">
            <text:p>0,63</text:p>
          </table:table-cell>
          <table:table-cell table:style-name="ce50" office:value-type="string" calcext:value-type="string">
            <text:p>Si f(</text:p>
          </table:table-cell>
          <table:table-cell table:style-name="ce7" table:formula="of:=[.Z37]" office:value-type="float" office:value="9" calcext:value-type="float">
            <text:p>9</text:p>
          </table:table-cell>
          <table:table-cell table:style-name="ce9" office:value-type="string" calcext:value-type="string">
            <text:p>)=</text:p>
          </table:table-cell>
          <table:table-cell table:style-name="ce172" table:formula="of:=[.Z35]*[.J37]" office:value-type="float" office:value="63" calcext:value-type="float">
            <text:p>63</text:p>
          </table:table-cell>
          <table:table-cell table:style-name="ce152" table:formula="of:=IF([.W37]&gt;7;0.25;0.75)" office:value-type="percentage" office:value="0.75" calcext:value-type="percentage">
            <text:p>75 %</text:p>
          </table:table-cell>
          <table:table-cell table:style-name="ce40" office:value-type="string" calcext:value-type="string">
            <text:p>de</text:p>
          </table:table-cell>
          <table:table-cell table:style-name="ce41" table:formula="of:=4*[.W37]" office:value-type="float" office:value="12" calcext:value-type="float">
            <text:p>12</text:p>
          </table:table-cell>
          <table:table-cell table:style-name="ce56" office:value-type="string" calcext:value-type="string">
            <text:p>=</text:p>
          </table:table-cell>
          <table:table-cell/>
          <table:table-cell table:style-name="ce147" table:formula="of:=ROUNDDOWN(SQRT([.Y37]))&amp;&quot;&lt;...&lt;&quot;&amp;(ROUNDDOWN(SQRT([.Y37]))+1)" office:value-type="string" office:string-value="4&lt;...&lt;5" calcext:value-type="string">
            <text:p>4&lt;...&lt;5</text:p>
          </table:table-cell>
          <table:table-cell table:style-name="ce212" table:formula="of:=1-[.H37]" office:value-type="percentage" office:value="0.37" calcext:value-type="percentage">
            <text:p>37 %</text:p>
          </table:table-cell>
          <table:table-cell table:style-name="ce147" table:formula="of:=[.L37]/[.J37]" office:value-type="float" office:value="7" calcext:value-type="float">
            <text:p>7</text:p>
          </table:table-cell>
          <table:table-cell table:style-name="ce147" table:formula="of:=[.M37]*[.O37]" office:value-type="float" office:value="9" calcext:value-type="float">
            <text:p>9</text:p>
          </table:table-cell>
          <table:table-cell/>
          <table:table-cell table:formula="of:=RANK([.X37];[.X34:.X43])+2" office:value-type="float" office:value="3" calcext:value-type="float">
            <text:p>3</text:p>
          </table:table-cell>
          <table:table-cell table:style-name="ce81" table:formula="of:=RAND()" office:value-type="float" office:value="0.825846493205106" calcext:value-type="float">
            <text:p>0,825846493205106</text:p>
          </table:table-cell>
          <table:table-cell table:formula="of:=IF([.W37]&lt;5;RANDBETWEEN(2;40);IF([.W37]&lt;7;RANDBETWEEN(41;80);IF([.W37]=7;RANDBETWEEN(81;100);IF([.W37]=8;RANDBETWEEN(101;130);IF([.W37]&lt;11;RANDBETWEEN(131;150);RANDBETWEEN(151;200))))))" office:value-type="float" office:value="24" calcext:value-type="float">
            <text:p>24</text:p>
          </table:table-cell>
          <table:table-cell table:formula="of:=RANK([.AA37];[.AA35:.AA42])+1" office:value-type="float" office:value="9" calcext:value-type="float">
            <text:p>9</text:p>
          </table:table-cell>
          <table:table-cell table:style-name="ce81" table:formula="of:=RAND()" office:value-type="float" office:value="0.0788615766927312" calcext:value-type="float">
            <text:p>0,0788615766927312</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38]" office:value-type="string" office:string-value="√86" calcext:value-type="string">
            <text:p>√86</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40;80)/100" office:value-type="float" office:value="0.48" calcext:value-type="float">
            <text:p>0,48</text:p>
          </table:table-cell>
          <table:table-cell table:style-name="ce50" office:value-type="string" calcext:value-type="string">
            <text:p>Si f(</text:p>
          </table:table-cell>
          <table:table-cell table:style-name="ce7" table:formula="of:=[.Z38]" office:value-type="float" office:value="4" calcext:value-type="float">
            <text:p>4</text:p>
          </table:table-cell>
          <table:table-cell table:style-name="ce9" office:value-type="string" calcext:value-type="string">
            <text:p>)=</text:p>
          </table:table-cell>
          <table:table-cell table:style-name="ce172" table:formula="of:=[.Z36]*[.J38]" office:value-type="float" office:value="8" calcext:value-type="float">
            <text:p>8</text:p>
          </table:table-cell>
          <table:table-cell table:style-name="ce152" table:formula="of:=IF([.W38]&gt;7;0.25;0.75)" office:value-type="percentage" office:value="0.75" calcext:value-type="percentage">
            <text:p>75 %</text:p>
          </table:table-cell>
          <table:table-cell table:style-name="ce40" office:value-type="string" calcext:value-type="string">
            <text:p>de</text:p>
          </table:table-cell>
          <table:table-cell table:style-name="ce41" table:formula="of:=4*[.W38]" office:value-type="float" office:value="28" calcext:value-type="float">
            <text:p>28</text:p>
          </table:table-cell>
          <table:table-cell table:style-name="ce56" office:value-type="string" calcext:value-type="string">
            <text:p>=</text:p>
          </table:table-cell>
          <table:table-cell/>
          <table:table-cell table:style-name="ce147" table:formula="of:=ROUNDDOWN(SQRT([.Y38]))&amp;&quot;&lt;...&lt;&quot;&amp;(ROUNDDOWN(SQRT([.Y38]))+1)" office:value-type="string" office:string-value="9&lt;...&lt;10" calcext:value-type="string">
            <text:p>9&lt;...&lt;10</text:p>
          </table:table-cell>
          <table:table-cell table:style-name="ce212" table:formula="of:=1-[.H38]" office:value-type="percentage" office:value="0.52" calcext:value-type="percentage">
            <text:p>52 %</text:p>
          </table:table-cell>
          <table:table-cell table:style-name="ce147" table:formula="of:=[.L38]/[.J38]" office:value-type="float" office:value="2" calcext:value-type="float">
            <text:p>2</text:p>
          </table:table-cell>
          <table:table-cell table:style-name="ce147" table:formula="of:=[.M38]*[.O38]" office:value-type="float" office:value="21" calcext:value-type="float">
            <text:p>21</text:p>
          </table:table-cell>
          <table:table-cell/>
          <table:table-cell table:formula="of:=RANK([.X38];[.X34:.X43])+2" office:value-type="float" office:value="7" calcext:value-type="float">
            <text:p>7</text:p>
          </table:table-cell>
          <table:table-cell table:style-name="ce81" table:formula="of:=RAND()" office:value-type="float" office:value="0.405437198954987" calcext:value-type="float">
            <text:p>0,405437198954987</text:p>
          </table:table-cell>
          <table:table-cell table:formula="of:=IF([.W38]&lt;5;RANDBETWEEN(2;40);IF([.W38]&lt;7;RANDBETWEEN(41;80);IF([.W38]=7;RANDBETWEEN(81;100);IF([.W38]=8;RANDBETWEEN(101;130);IF([.W38]&lt;11;RANDBETWEEN(131;150);RANDBETWEEN(151;200))))))" office:value-type="float" office:value="86" calcext:value-type="float">
            <text:p>86</text:p>
          </table:table-cell>
          <table:table-cell table:formula="of:=RANK([.AA38];[.AA35:.AA42])+1" office:value-type="float" office:value="4" calcext:value-type="float">
            <text:p>4</text:p>
          </table:table-cell>
          <table:table-cell table:style-name="ce81" table:formula="of:=RAND()" office:value-type="float" office:value="0.56930286304263" calcext:value-type="float">
            <text:p>0,56930286304263</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39]" office:value-type="string" office:string-value="√150" calcext:value-type="string">
            <text:p>√150</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8)/10" office:value-type="float" office:value="0.8" calcext:value-type="float">
            <text:p>0,8</text:p>
          </table:table-cell>
          <table:table-cell table:style-name="ce50" office:value-type="string" calcext:value-type="string">
            <text:p>Si f(</text:p>
          </table:table-cell>
          <table:table-cell table:style-name="ce7" table:formula="of:=[.Z39]" office:value-type="float" office:value="8" calcext:value-type="float">
            <text:p>8</text:p>
          </table:table-cell>
          <table:table-cell table:style-name="ce9" office:value-type="string" calcext:value-type="string">
            <text:p>)=</text:p>
          </table:table-cell>
          <table:table-cell table:style-name="ce172" table:formula="of:=[.Z37]*[.J39]" office:value-type="float" office:value="72" calcext:value-type="float">
            <text:p>72</text:p>
          </table:table-cell>
          <table:table-cell table:style-name="ce152" table:formula="of:=IF([.W39]&gt;7;0.25;0.75)" office:value-type="percentage" office:value="0.25" calcext:value-type="percentage">
            <text:p>25 %</text:p>
          </table:table-cell>
          <table:table-cell table:style-name="ce40" office:value-type="string" calcext:value-type="string">
            <text:p>de</text:p>
          </table:table-cell>
          <table:table-cell table:style-name="ce41" table:formula="of:=4*[.W39]" office:value-type="float" office:value="40" calcext:value-type="float">
            <text:p>40</text:p>
          </table:table-cell>
          <table:table-cell table:style-name="ce56" office:value-type="string" calcext:value-type="string">
            <text:p>=</text:p>
          </table:table-cell>
          <table:table-cell/>
          <table:table-cell table:style-name="ce147" table:formula="of:=ROUNDDOWN(SQRT([.Y39]))&amp;&quot;&lt;...&lt;&quot;&amp;(ROUNDDOWN(SQRT([.Y39]))+1)" office:value-type="string" office:string-value="12&lt;...&lt;13" calcext:value-type="string">
            <text:p>12&lt;...&lt;13</text:p>
          </table:table-cell>
          <table:table-cell table:style-name="ce212" table:formula="of:=1-[.H39]" office:value-type="percentage" office:value="0.2" calcext:value-type="percentage">
            <text:p>20 %</text:p>
          </table:table-cell>
          <table:table-cell table:style-name="ce147" table:formula="of:=[.L39]/[.J39]" office:value-type="float" office:value="9" calcext:value-type="float">
            <text:p>9</text:p>
          </table:table-cell>
          <table:table-cell table:style-name="ce147" table:formula="of:=[.M39]*[.O39]" office:value-type="float" office:value="10" calcext:value-type="float">
            <text:p>10</text:p>
          </table:table-cell>
          <table:table-cell/>
          <table:table-cell table:formula="of:=RANK([.X39];[.X34:.X43])+2" office:value-type="float" office:value="10" calcext:value-type="float">
            <text:p>10</text:p>
          </table:table-cell>
          <table:table-cell table:style-name="ce81" table:formula="of:=RAND()" office:value-type="float" office:value="0.216994848341054" calcext:value-type="float">
            <text:p>0,216994848341054</text:p>
          </table:table-cell>
          <table:table-cell table:formula="of:=IF([.W39]&lt;5;RANDBETWEEN(2;40);IF([.W39]&lt;7;RANDBETWEEN(41;80);IF([.W39]=7;RANDBETWEEN(81;100);IF([.W39]=8;RANDBETWEEN(101;130);IF([.W39]&lt;11;RANDBETWEEN(131;150);RANDBETWEEN(151;200))))))" office:value-type="float" office:value="150" calcext:value-type="float">
            <text:p>150</text:p>
          </table:table-cell>
          <table:table-cell table:formula="of:=RANK([.AA39];[.AA35:.AA42])+1" office:value-type="float" office:value="8" calcext:value-type="float">
            <text:p>8</text:p>
          </table:table-cell>
          <table:table-cell table:style-name="ce81" table:formula="of:=RAND()" office:value-type="float" office:value="0.163310981242555" calcext:value-type="float">
            <text:p>0,163310981242555</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40]" office:value-type="string" office:string-value="√188" calcext:value-type="string">
            <text:p>√188</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00;800)/1000" office:value-type="float" office:value="0.542" calcext:value-type="float">
            <text:p>0,542</text:p>
          </table:table-cell>
          <table:table-cell table:style-name="ce50" office:value-type="string" calcext:value-type="string">
            <text:p>Si f(</text:p>
          </table:table-cell>
          <table:table-cell table:style-name="ce7" table:formula="of:=[.Z40]" office:value-type="float" office:value="6" calcext:value-type="float">
            <text:p>6</text:p>
          </table:table-cell>
          <table:table-cell table:style-name="ce9" office:value-type="string" calcext:value-type="string">
            <text:p>)=</text:p>
          </table:table-cell>
          <table:table-cell table:style-name="ce172" table:formula="of:=[.Z38]*[.J40]" office:value-type="float" office:value="24" calcext:value-type="float">
            <text:p>24</text:p>
          </table:table-cell>
          <table:table-cell table:style-name="ce152" table:formula="of:=IF([.W40]&gt;7;0.25;0.75)" office:value-type="percentage" office:value="0.25" calcext:value-type="percentage">
            <text:p>25 %</text:p>
          </table:table-cell>
          <table:table-cell table:style-name="ce40" office:value-type="string" calcext:value-type="string">
            <text:p>de</text:p>
          </table:table-cell>
          <table:table-cell table:style-name="ce41" table:formula="of:=4*[.W40]" office:value-type="float" office:value="44" calcext:value-type="float">
            <text:p>44</text:p>
          </table:table-cell>
          <table:table-cell table:style-name="ce56" office:value-type="string" calcext:value-type="string">
            <text:p>=</text:p>
          </table:table-cell>
          <table:table-cell/>
          <table:table-cell table:style-name="ce147" table:formula="of:=ROUNDDOWN(SQRT([.Y40]))&amp;&quot;&lt;...&lt;&quot;&amp;(ROUNDDOWN(SQRT([.Y40]))+1)" office:value-type="string" office:string-value="13&lt;...&lt;14" calcext:value-type="string">
            <text:p>13&lt;...&lt;14</text:p>
          </table:table-cell>
          <table:table-cell table:style-name="ce212" table:formula="of:=1-[.H40]" office:value-type="percentage" office:value="0.458" calcext:value-type="percentage">
            <text:p>45,8 %</text:p>
          </table:table-cell>
          <table:table-cell table:style-name="ce147" table:formula="of:=[.L40]/[.J40]" office:value-type="float" office:value="4" calcext:value-type="float">
            <text:p>4</text:p>
          </table:table-cell>
          <table:table-cell table:style-name="ce147" table:formula="of:=[.M40]*[.O40]" office:value-type="float" office:value="11" calcext:value-type="float">
            <text:p>11</text:p>
          </table:table-cell>
          <table:table-cell/>
          <table:table-cell table:formula="of:=RANK([.X40];[.X34:.X43])+2" office:value-type="float" office:value="11" calcext:value-type="float">
            <text:p>11</text:p>
          </table:table-cell>
          <table:table-cell table:style-name="ce81" table:formula="of:=RAND()" office:value-type="float" office:value="0.122733438455777" calcext:value-type="float">
            <text:p>0,122733438455777</text:p>
          </table:table-cell>
          <table:table-cell table:formula="of:=IF([.W40]&lt;5;RANDBETWEEN(2;40);IF([.W40]&lt;7;RANDBETWEEN(41;80);IF([.W40]=7;RANDBETWEEN(81;100);IF([.W40]=8;RANDBETWEEN(101;130);IF([.W40]&lt;11;RANDBETWEEN(131;150);RANDBETWEEN(151;200))))))" office:value-type="float" office:value="188" calcext:value-type="float">
            <text:p>188</text:p>
          </table:table-cell>
          <table:table-cell table:formula="of:=RANK([.AA40];[.AA35:.AA42])+1" office:value-type="float" office:value="6" calcext:value-type="float">
            <text:p>6</text:p>
          </table:table-cell>
          <table:table-cell table:style-name="ce81" table:formula="of:=RAND()" office:value-type="float" office:value="0.420854732822837" calcext:value-type="float">
            <text:p>0,420854732822837</text:p>
          </table:table-cell>
          <table:table-cell table:number-columns-repeated="992"/>
        </table:table-row>
        <table:table-row table:style-name="ro3">
          <table:table-cell table:style-name="ce4"/>
          <table:table-cell table:style-name="ce14" office:value-type="string" calcext:value-type="string">
            <text:p>≤</text:p>
          </table:table-cell>
          <table:table-cell table:style-name="ce14" table:formula="of:=&quot;√&quot;&amp;[.Y41]" office:value-type="string" office:string-value="√57" calcext:value-type="string">
            <text:p>√57</text:p>
          </table:table-cell>
          <table:table-cell table:style-name="ce214" office:value-type="string" calcext:value-type="string">
            <text:p>&lt;</text:p>
          </table:table-cell>
          <table:table-cell table:style-name="ce4" office:value-type="string" calcext:value-type="string">
            <text:p>Si on multiplie par</text:p>
          </table:table-cell>
          <table:table-cell table:style-name="ce7" table:number-columns-repeated="2"/>
          <table:table-cell table:style-name="ce172" table:formula="of:=1-RANDBETWEEN(1;8)/100" office:value-type="float" office:value="0.93" calcext:value-type="float">
            <text:p>0,93</text:p>
          </table:table-cell>
          <table:table-cell table:style-name="ce50" office:value-type="string" calcext:value-type="string">
            <text:p>Si f(</text:p>
          </table:table-cell>
          <table:table-cell table:style-name="ce7" table:formula="of:=[.Z41]" office:value-type="float" office:value="3" calcext:value-type="float">
            <text:p>3</text:p>
          </table:table-cell>
          <table:table-cell table:style-name="ce9" office:value-type="string" calcext:value-type="string">
            <text:p>)=</text:p>
          </table:table-cell>
          <table:table-cell table:style-name="ce172" table:formula="of:=[.Z39]*[.J41]" office:value-type="float" office:value="24" calcext:value-type="float">
            <text:p>24</text:p>
          </table:table-cell>
          <table:table-cell table:style-name="ce152" table:formula="of:=IF([.W41]&gt;7;0.25;0.75)" office:value-type="percentage" office:value="0.75" calcext:value-type="percentage">
            <text:p>75 %</text:p>
          </table:table-cell>
          <table:table-cell table:style-name="ce40" office:value-type="string" calcext:value-type="string">
            <text:p>de</text:p>
          </table:table-cell>
          <table:table-cell table:style-name="ce41" table:formula="of:=4*[.W41]" office:value-type="float" office:value="24" calcext:value-type="float">
            <text:p>24</text:p>
          </table:table-cell>
          <table:table-cell table:style-name="ce56" office:value-type="string" calcext:value-type="string">
            <text:p>=</text:p>
          </table:table-cell>
          <table:table-cell/>
          <table:table-cell table:style-name="ce147" table:formula="of:=ROUNDDOWN(SQRT([.Y41]))&amp;&quot;&lt;...&lt;&quot;&amp;(ROUNDDOWN(SQRT([.Y41]))+1)" office:value-type="string" office:string-value="7&lt;...&lt;8" calcext:value-type="string">
            <text:p>7&lt;...&lt;8</text:p>
          </table:table-cell>
          <table:table-cell table:style-name="ce212" table:formula="of:=1-[.H41]" office:value-type="percentage" office:value="0.0700000000000001" calcext:value-type="percentage">
            <text:p>7 %</text:p>
          </table:table-cell>
          <table:table-cell table:style-name="ce147" table:formula="of:=[.L41]/[.J41]" office:value-type="float" office:value="8" calcext:value-type="float">
            <text:p>8</text:p>
          </table:table-cell>
          <table:table-cell table:style-name="ce147" table:formula="of:=[.M41]*[.O41]" office:value-type="float" office:value="18" calcext:value-type="float">
            <text:p>18</text:p>
          </table:table-cell>
          <table:table-cell/>
          <table:table-cell table:formula="of:=RANK([.X41];[.X34:.X43])+2" office:value-type="float" office:value="6" calcext:value-type="float">
            <text:p>6</text:p>
          </table:table-cell>
          <table:table-cell table:style-name="ce81" table:formula="of:=RAND()" office:value-type="float" office:value="0.433154155908799" calcext:value-type="float">
            <text:p>0,433154155908799</text:p>
          </table:table-cell>
          <table:table-cell table:formula="of:=IF([.W41]&lt;5;RANDBETWEEN(2;40);IF([.W41]&lt;7;RANDBETWEEN(41;80);IF([.W41]=7;RANDBETWEEN(81;100);IF([.W41]=8;RANDBETWEEN(101;130);IF([.W41]&lt;11;RANDBETWEEN(131;150);RANDBETWEEN(151;200))))))" office:value-type="float" office:value="57" calcext:value-type="float">
            <text:p>57</text:p>
          </table:table-cell>
          <table:table-cell table:formula="of:=RANK([.AA41];[.AA35:.AA42])+1" office:value-type="float" office:value="3" calcext:value-type="float">
            <text:p>3</text:p>
          </table:table-cell>
          <table:table-cell table:style-name="ce81" table:formula="of:=RAND()" office:value-type="float" office:value="0.612538648638814" calcext:value-type="float">
            <text:p>0,612538648638814</text:p>
          </table:table-cell>
          <table:table-cell table:number-columns-repeated="992"/>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style-name="ce7" table:formula="of:=[.Z42]" office:value-type="float" office:value="5" calcext:value-type="float">
            <text:p>5</text:p>
          </table:covered-table-cell>
          <table:covered-table-cell table:number-columns-repeated="2"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X42];[.X34:.X43])+2" office:value-type="float" office:value="8" calcext:value-type="float">
            <text:p>8</text:p>
          </table:table-cell>
          <table:table-cell table:style-name="ce81" table:formula="of:=RAND()" office:value-type="float" office:value="0.289990669942475" calcext:value-type="float">
            <text:p>0,289990669942475</text:p>
          </table:table-cell>
          <table:table-cell/>
          <table:table-cell table:formula="of:=RANK([.AA42];[.AA35:.AA42])+1" office:value-type="float" office:value="5" calcext:value-type="float">
            <text:p>5</text:p>
          </table:table-cell>
          <table:table-cell table:style-name="ce81" table:formula="of:=RAND()" office:value-type="float" office:value="0.466525097218805" calcext:value-type="float">
            <text:p>0,466525097218805</text:p>
          </table:table-cell>
          <table:table-cell table:number-columns-repeated="992"/>
        </table:table-row>
        <table:table-row table:style-name="ro4">
          <table:table-cell table:number-columns-repeated="22"/>
          <table:table-cell table:formula="of:=RANK([.X43];[.X34:.X43])+2" office:value-type="float" office:value="5" calcext:value-type="float">
            <text:p>5</text:p>
          </table:table-cell>
          <table:table-cell table:style-name="ce81" table:formula="of:=RAND()" office:value-type="float" office:value="0.452843911376592" calcext:value-type="float">
            <text:p>0,452843911376592</text:p>
          </table:table-cell>
          <table:table-cell table:number-columns-repeated="995"/>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7">
          <table:table-cell table:number-columns-repeated="1019"/>
        </table:table-row>
        <table:table-row table:style-name="ro4">
          <table:table-cell table:number-columns-repeated="1019"/>
        </table:table-row>
        <table:table-row table:style-name="ro5">
          <table:table-cell table:number-columns-repeated="1019"/>
        </table:table-row>
        <table:table-row table:style-name="ro2" table:number-rows-repeated="2">
          <table:table-cell table:number-columns-repeated="1019"/>
        </table:table-row>
        <table:table-row table:style-name="ro3" table:number-rows-repeated="6">
          <table:table-cell table:number-columns-repeated="1019"/>
        </table:table-row>
        <table:table-row table:style-name="ro3">
          <table:table-cell table:number-columns-repeated="1019"/>
        </table:table-row>
      </table:table>
      <table:table table:name="1er DAN" table:style-name="ta8" table:print-ranges="'1er DAN'.A1:'1er DAN'.R44 '1er DAN'.T1:'1er DAN'.W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1" form:id="control11"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1?language=Basic&amp;location=document" xlink:type="simple"/>
              </office:event-listeners>
            </form:button>
          </form:form>
        </office:forms>
        <table:shapes>
          <draw:control draw:z-index="0" draw:style-name="gr10" draw:text-style-name="P2" svg:width="1.651cm" svg:height="0.749cm" svg:x="50.254cm" svg:y="0.457cm" draw:control="control11"/>
        </table:shapes>
        <table:table-column table:style-name="co123" table:default-cell-style-name="Default"/>
        <table:table-column table:style-name="co148" table:default-cell-style-name="Default"/>
        <table:table-column table:style-name="co149" table:default-cell-style-name="Default"/>
        <table:table-column table:style-name="co61" table:default-cell-style-name="Default"/>
        <table:table-column table:style-name="co20" table:default-cell-style-name="Default"/>
        <table:table-column table:style-name="co15" table:default-cell-style-name="Default"/>
        <table:table-column table:style-name="co138" table:default-cell-style-name="Default"/>
        <table:table-column table:style-name="co15" table:default-cell-style-name="Default"/>
        <table:table-column table:style-name="co24" table:default-cell-style-name="Default"/>
        <table:table-column table:style-name="co16" table:default-cell-style-name="Default"/>
        <table:table-column table:style-name="co74" table:default-cell-style-name="Default"/>
        <table:table-column table:style-name="co94" table:default-cell-style-name="Default"/>
        <table:table-column table:style-name="co60" table:default-cell-style-name="Default"/>
        <table:table-column table:style-name="co150" table:default-cell-style-name="Default"/>
        <table:table-column table:style-name="co113" table:default-cell-style-name="Default"/>
        <table:table-column table:style-name="co151" table:default-cell-style-name="Default"/>
        <table:table-column table:style-name="co26" table:default-cell-style-name="Default"/>
        <table:table-column table:style-name="co152" table:default-cell-style-name="Default"/>
        <table:table-column table:style-name="co153" table:default-cell-style-name="Default"/>
        <table:table-column table:style-name="co154" table:default-cell-style-name="Default"/>
        <table:table-column table:style-name="co119" table:default-cell-style-name="Default"/>
        <table:table-column table:style-name="co124" table:default-cell-style-name="Default"/>
        <table:table-column table:style-name="co155" table:default-cell-style-name="Default"/>
        <table:table-column table:style-name="co4" table:default-cell-style-name="Default"/>
        <table:table-column table:style-name="co21" table:default-cell-style-name="Default"/>
        <table:table-column table:style-name="co1" table:default-cell-style-name="Default"/>
        <table:table-column table:style-name="co156" table:default-cell-style-name="Default"/>
        <table:table-column table:style-name="co1" table:default-cell-style-name="Default"/>
        <table:table-column table:style-name="co4" table:number-columns-repeated="996" table:default-cell-style-name="Default"/>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8" table:number-rows-spanned="1">
            <text:p><text:span text:style-name="T6">TEST 3</text:span><text:span text:style-name="T7">e</text:span><text:span text:style-name="T6"> - Date : ……………………………</text:span></text:p>
          </table:table-cell>
          <table:covered-table-cell table:number-columns-repeated="7"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Z1];[.Z1:.Z10])+2" office:value-type="float" office:value="4" calcext:value-type="float">
            <text:p>4</text:p>
          </table:table-cell>
          <table:table-cell table:style-name="ce81" table:formula="of:=RAND()" office:value-type="float" office:value="0.73869358665822" calcext:value-type="float">
            <text:p>0,73869358665822</text:p>
          </table:table-cell>
          <table:table-cell table:formula="of:=RANK([.AB1];[.AB1:.AB10])+2" office:value-type="float" office:value="6" calcext:value-type="float">
            <text:p>6</text:p>
          </table:table-cell>
          <table:table-cell table:style-name="ce81" table:formula="of:=RAND()" office:value-type="float" office:value="0.498377436204662" calcext:value-type="float">
            <text:p>0,498377436204662</text:p>
          </table:table-cell>
          <table:table-cell table:number-columns-repeated="996"/>
        </table:table-row>
        <table:table-row table:style-name="ro2">
          <table:covered-table-cell table:number-columns-repeated="2" table:style-name="ce5"/>
          <table:covered-table-cell table:number-columns-repeated="2"/>
          <table:table-cell table:style-name="ce54" office:value-type="string" calcext:value-type="string" table:number-columns-spanned="7" table:number-rows-spanned="1">
            <text:p>NOM :</text:p>
          </table:table-cell>
          <table:covered-table-cell table:number-columns-repeated="4"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quot;v&quot;&amp;ROUND(RAND()*10000;0)" office:value-type="string" office:string-value="v2816" calcext:value-type="string">
            <text:p>v2816</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Z2];[.Z1:.Z10])+2" office:value-type="float" office:value="9" calcext:value-type="float">
            <text:p>9</text:p>
          </table:table-cell>
          <table:table-cell table:style-name="ce81" table:formula="of:=RAND()" office:value-type="float" office:value="0.281592839729927" calcext:value-type="float">
            <text:p>0,281592839729927</text:p>
          </table:table-cell>
          <table:table-cell table:formula="of:=RANK([.AB2];[.AB1:.AB10])+2" office:value-type="float" office:value="9" calcext:value-type="float">
            <text:p>9</text:p>
          </table:table-cell>
          <table:table-cell table:style-name="ce81" table:formula="of:=RAND()" office:value-type="float" office:value="0.221855622679219" calcext:value-type="float">
            <text:p>0,221855622679219</text:p>
          </table:table-cell>
          <table:table-cell table:number-columns-repeated="996"/>
        </table:table-row>
        <table:table-row table:style-name="ro1">
          <table:table-cell table:style-name="ce55" office:value-type="string" calcext:value-type="string" table:number-columns-spanned="18" table:number-rows-spanned="1">
            <text:p>Mélange de calculs issus de toutes les ceintures</text:p>
          </table:table-cell>
          <table:covered-table-cell table:number-columns-repeated="3" table:style-name="ce38"/>
          <table:covered-table-cell table:style-name="ce55" office:value-type="string" calcext:value-type="string">
            <text:p>÷10, 100, 1000</text:p>
          </table:covered-table-cell>
          <table:covered-table-cell table:number-columns-repeated="5" table:style-name="ce38"/>
          <table:covered-table-cell table:style-name="ce55" office:value-type="string" calcext:value-type="string">
            <text:p>Somme de décimaux</text:p>
          </table:covered-table-cell>
          <table:covered-table-cell table:number-columns-repeated="3" table:style-name="ce38"/>
          <table:covered-table-cell table:style-name="ce55" office:value-type="string" calcext:value-type="string">
            <text:p>Multiplication par des dizaines</text:p>
          </table:covered-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1]" office:value-type="string" office:string-value="AA" calcext:value-type="string">
            <text:p>AA</text:p>
          </table:table-cell>
          <table:table-cell table:style-name="ce29"/>
          <table:table-cell table:style-name="ce92" table:formula="of:=[.R2]" office:value-type="string" office:string-value="v2816" calcext:value-type="string">
            <text:p>v2816</text:p>
          </table:table-cell>
          <table:table-cell table:style-name="ce81"/>
          <table:table-cell table:formula="of:=RANK([.Z3];[.Z1:.Z10])+2" office:value-type="float" office:value="10" calcext:value-type="float">
            <text:p>10</text:p>
          </table:table-cell>
          <table:table-cell table:style-name="ce81" table:formula="of:=RAND()" office:value-type="float" office:value="0.165827060062909" calcext:value-type="float">
            <text:p>0,165827060062909</text:p>
          </table:table-cell>
          <table:table-cell table:formula="of:=RANK([.AB3];[.AB1:.AB10])+2" office:value-type="float" office:value="10" calcext:value-type="float">
            <text:p>10</text:p>
          </table:table-cell>
          <table:table-cell table:style-name="ce81" table:formula="of:=RAND()" office:value-type="float" office:value="0.1823019743896" calcext:value-type="float">
            <text:p>0,1823019743896</text:p>
          </table:table-cell>
          <table:table-cell table:style-name="ce81" table:number-columns-repeated="996"/>
        </table:table-row>
        <table:table-row table:style-name="ro3">
          <table:table-cell table:style-name="ce4" table:formula="of:=[.Y4]" office:value-type="float" office:value="11" calcext:value-type="float">
            <text:p>11</text:p>
          </table:table-cell>
          <table:table-cell table:style-name="ce7" office:value-type="string" calcext:value-type="string">
            <text:p>×</text:p>
          </table:table-cell>
          <table:table-cell table:style-name="ce9" table:formula="of:=[.AA4]" office:value-type="float" office:value="11" calcext:value-type="float">
            <text:p>11</text:p>
          </table:table-cell>
          <table:table-cell table:style-name="ce10" office:value-type="string" calcext:value-type="string">
            <text:p>=</text:p>
          </table:table-cell>
          <table:table-cell table:style-name="ce4" table:formula="of:=CHOOSE(ROUND(RAND())+1;-1;1)*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10" office:value-type="string" calcext:value-type="string">
            <text:p>=</text:p>
          </table:table-cell>
          <table:table-cell table:style-name="ce4" table:formula="of:=ROUND(RAND()*CHOOSE(RANDBETWEEN(1;3);10;100;1000);RANDBETWEEN(1;3))" office:value-type="float" office:value="40.6" calcext:value-type="float">
            <text:p>40,6</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table:formula="of:=ROUND(RAND()*CHOOSE(RANDBETWEEN(1;3);10;100;1000);RANDBETWEEN(1;3))" office:value-type="float" office:value="96.125" calcext:value-type="float">
            <text:p>96,125</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4]*[.C4]" office:value-type="float" office:value="121" calcext:value-type="float">
            <text:p>121</text:p>
          </table:table-cell>
          <table:table-cell table:style-name="ce27" table:formula="of:=[.E4]+IF([.F4]=&quot;+&quot;;[.G4];-[.G4])+IF([.H4]=&quot;+&quot;;[.I4];-[.I4])" office:value-type="float" office:value="-9" calcext:value-type="float">
            <text:p>-9</text:p>
          </table:table-cell>
          <table:table-cell table:style-name="ce43" table:formula="of:=[.K4]*[.M4]" office:value-type="float" office:value="4060" calcext:value-type="float">
            <text:p>4 060</text:p>
          </table:table-cell>
          <table:table-cell table:style-name="ce135" table:formula="of:=[.O4]/[.Q4]" office:value-type="float" office:value="0.096125" calcext:value-type="float">
            <text:p>0,096125</text:p>
          </table:table-cell>
          <table:table-cell/>
          <table:table-cell table:formula="of:=RANK([.Z4];[.Z1:.Z10])+2" office:value-type="float" office:value="11" calcext:value-type="float">
            <text:p>11</text:p>
          </table:table-cell>
          <table:table-cell table:style-name="ce81" table:formula="of:=RAND()" office:value-type="float" office:value="0.155374189894693" calcext:value-type="float">
            <text:p>0,155374189894693</text:p>
          </table:table-cell>
          <table:table-cell table:formula="of:=RANK([.AB4];[.AB1:.AB10])+2" office:value-type="float" office:value="11" calcext:value-type="float">
            <text:p>11</text:p>
          </table:table-cell>
          <table:table-cell table:style-name="ce81" table:formula="of:=RAND()" office:value-type="float" office:value="0.135440432854388" calcext:value-type="float">
            <text:p>0,135440432854388</text:p>
          </table:table-cell>
          <table:table-cell table:number-columns-repeated="996"/>
        </table:table-row>
        <table:table-row table:style-name="ro3">
          <table:table-cell table:style-name="ce222" office:value-type="percentage" office:value="0.1" calcext:value-type="percentage">
            <text:p>10 %</text:p>
          </table:table-cell>
          <table:table-cell table:style-name="ce7" office:value-type="string" calcext:value-type="string">
            <text:p>de</text:p>
          </table:table-cell>
          <table:table-cell table:style-name="ce9" table:formula="of:=ROUND(RAND()*50;RANDBETWEEN(0;1))" office:value-type="float" office:value="0" calcext:value-type="float">
            <text:p>0</text:p>
          </table:table-cell>
          <table:table-cell table:style-name="ce10" office:value-type="string" calcext:value-type="string">
            <text:p>=</text:p>
          </table:table-cell>
          <table:table-cell table:style-name="ce4" table:formula="of:=CHOOSE(ROUND(RAND())+1;-1;1)*RANDBETWEEN(1;30)" office:value-type="float" office:value="29" calcext:value-type="float">
            <text:p>2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0" calcext:value-type="float">
            <text:p>30</text:p>
          </table:table-cell>
          <table:table-cell table:style-name="ce10" office:value-type="string" calcext:value-type="string">
            <text:p>=</text:p>
          </table:table-cell>
          <table:table-cell table:style-name="ce4" table:formula="of:=ROUND(RAND()*CHOOSE(RANDBETWEEN(1;3);10;100;1000);RANDBETWEEN(1;3))" office:value-type="float" office:value="3.567" calcext:value-type="float">
            <text:p>3,567</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table:formula="of:=ROUND(RAND()*CHOOSE(RANDBETWEEN(1;3);10;100;1000);RANDBETWEEN(1;3))" office:value-type="float" office:value="344.61" calcext:value-type="float">
            <text:p>344,61</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23" table:formula="of:=[.A5]*[.C5]" office:value-type="float" office:value="0" calcext:value-type="float">
            <text:p>0</text:p>
          </table:table-cell>
          <table:table-cell table:style-name="ce27" table:formula="of:=[.E5]+IF([.F5]=&quot;+&quot;;[.G5];-[.G5])+IF([.H5]=&quot;+&quot;;[.I5];-[.I5])" office:value-type="float" office:value="75" calcext:value-type="float">
            <text:p>75</text:p>
          </table:table-cell>
          <table:table-cell table:style-name="ce43" table:formula="of:=[.K5]*[.M5]" office:value-type="float" office:value="35.67" calcext:value-type="float">
            <text:p>35,67</text:p>
          </table:table-cell>
          <table:table-cell table:style-name="ce135" table:formula="of:=[.O5]/[.Q5]" office:value-type="float" office:value="3.4461" calcext:value-type="float">
            <text:p>3,4461</text:p>
          </table:table-cell>
          <table:table-cell/>
          <table:table-cell table:formula="of:=RANK([.Z5];[.Z1:.Z10])+2" office:value-type="float" office:value="7" calcext:value-type="float">
            <text:p>7</text:p>
          </table:table-cell>
          <table:table-cell table:style-name="ce81" table:formula="of:=RAND()" office:value-type="float" office:value="0.428046124943444" calcext:value-type="float">
            <text:p>0,428046124943444</text:p>
          </table:table-cell>
          <table:table-cell table:formula="of:=RANK([.AB5];[.AB1:.AB10])+2" office:value-type="float" office:value="5" calcext:value-type="float">
            <text:p>5</text:p>
          </table:table-cell>
          <table:table-cell table:style-name="ce81" table:formula="of:=RAND()" office:value-type="float" office:value="0.509502476456495" calcext:value-type="float">
            <text:p>0,509502476456495</text:p>
          </table:table-cell>
          <table:table-cell table:number-columns-repeated="996"/>
        </table:table-row>
        <table:table-row table:style-name="ro3">
          <table:table-cell table:style-name="ce222" office:value-type="percentage" office:value="0.5" calcext:value-type="percentage">
            <text:p>50 %</text:p>
          </table:table-cell>
          <table:table-cell table:style-name="ce7" office:value-type="string" calcext:value-type="string">
            <text:p>de</text:p>
          </table:table-cell>
          <table:table-cell table:style-name="ce9" table:formula="of:=ROUND(RAND()*50;RANDBETWEEN(0;1))" office:value-type="float" office:value="21" calcext:value-type="float">
            <text:p>2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97" table:formula="of:=IF(ROUND(RAND());RANDBETWEEN(2;10);&quot;(&quot;&amp;-1*RANDBETWEEN(2;10)&amp;&quot;)&quot;)" office:value-type="float" office:value="5" calcext:value-type="float">
            <text:p>5</text:p>
          </table:table-cell>
          <table:table-cell table:style-name="ce7" office:value-type="string" calcext:value-type="string">
            <text:p>×</text:p>
          </table:table-cell>
          <table:table-cell table:style-name="ce97" table:formula="of:=IF(ROUND(RAND());RANDBETWEEN(2;10);&quot;(&quot;&amp;-1*RANDBETWEEN(2;10)&amp;&quot;)&quot;)" office:value-type="float" office:value="8" calcext:value-type="float">
            <text:p>8</text:p>
          </table:table-cell>
          <table:table-cell table:style-name="ce10" office:value-type="string" calcext:value-type="string">
            <text:p>=</text:p>
          </table:table-cell>
          <table:table-cell table:style-name="ce51"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256" calcext:value-type="float">
            <text:p>256</text:p>
          </table:table-cell>
          <table:table-cell table:style-name="ce42" office:value-type="string" calcext:value-type="string">
            <text:p><text:span text:style-name="T8">"</text:span><text:span text:style-name="T9">=</text:span></text:p>
          </table:table-cell>
          <table:table-cell table:style-name="ce51" table:formula="of:=ROUND(RAND()*10;RANDBETWEEN(0;3))" office:value-type="float" office:value="5.27" calcext:value-type="float">
            <text:p>5,27</text:p>
          </table:table-cell>
          <table:table-cell table:style-name="ce40" office:value-type="string" calcext:value-type="string">
            <text:p>×10</text:p>
          </table:table-cell>
          <table:table-cell table:style-name="ce143" table:formula="of:=RANDBETWEEN(-6;6)" office:value-type="float" office:value="1" calcext:value-type="float">
            <text:p>1</text:p>
          </table:table-cell>
          <table:table-cell table:style-name="ce42" office:value-type="string" calcext:value-type="string">
            <text:p>=</text:p>
          </table:table-cell>
          <table:table-cell/>
          <table:table-cell table:style-name="ce223" table:formula="of:=[.A6]*[.C6]" office:value-type="float" office:value="10.5" calcext:value-type="float">
            <text:p>10,5</text:p>
          </table:table-cell>
          <table:table-cell table:style-name="ce27" table:formula="of:=[.E6]*[.G6]*[.I6]" office:value-type="float" office:value="200" calcext:value-type="float">
            <text:p>200</text:p>
          </table:table-cell>
          <table:table-cell table:style-name="ce57" table:formula="of:=[.K6]/100*[.M6]" office:value-type="float" office:value="51.2" calcext:value-type="float">
            <text:p>51,2</text:p>
          </table:table-cell>
          <table:table-cell table:style-name="ce135" table:formula="of:=[.O6]*10^([.Q6])" office:value-type="float" office:value="52.7" calcext:value-type="float">
            <text:p>52,7</text:p>
          </table:table-cell>
          <table:table-cell/>
          <table:table-cell table:formula="of:=RANK([.Z6];[.Z1:.Z10])+2" office:value-type="float" office:value="3" calcext:value-type="float">
            <text:p>3</text:p>
          </table:table-cell>
          <table:table-cell table:style-name="ce81" table:formula="of:=RAND()" office:value-type="float" office:value="0.752420888390541" calcext:value-type="float">
            <text:p>0,752420888390541</text:p>
          </table:table-cell>
          <table:table-cell table:formula="of:=RANK([.AB6];[.AB1:.AB10])+2" office:value-type="float" office:value="12" calcext:value-type="float">
            <text:p>12</text:p>
          </table:table-cell>
          <table:table-cell table:style-name="ce81" table:formula="of:=RAND()" office:value-type="float" office:value="0.0324632779516347" calcext:value-type="float">
            <text:p>0,0324632779516347</text:p>
          </table:table-cell>
          <table:table-cell table:number-columns-repeated="996"/>
        </table:table-row>
        <table:table-row table:style-name="ro3">
          <table:table-cell table:style-name="ce4" table:formula="of:=CHOOSE([.Y7];0;0;35;56;64;28;42;63;54;32;72;49)"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97" table:formula="of:=IF(ROUND(RAND());RANDBETWEEN(2;10);&quot;(&quot;&amp;-1*RANDBETWEEN(2;10)&amp;&quot;)&quot;)" office:value-type="float" office:value="4" calcext:value-type="float">
            <text:p>4</text:p>
          </table:table-cell>
          <table:table-cell table:style-name="ce7" office:value-type="string" calcext:value-type="string">
            <text:p>×</text:p>
          </table:table-cell>
          <table:table-cell table:style-name="ce97" table:formula="of:=IF(ROUND(RAND());RANDBETWEEN(2;10);&quot;(&quot;&amp;-1*RANDBETWEEN(2;10)&amp;&quot;)&quot;)" office:value-type="string" office:string-value="(-10)" calcext:value-type="string">
            <text:p>(-10)</text:p>
          </table:table-cell>
          <table:table-cell table:style-name="ce10" office:value-type="string" calcext:value-type="string">
            <text:p>=</text:p>
          </table:table-cell>
          <table:table-cell table:style-name="ce51"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132" calcext:value-type="float">
            <text:p>132</text:p>
          </table:table-cell>
          <table:table-cell table:style-name="ce42" office:value-type="string" calcext:value-type="string">
            <text:p><text:span text:style-name="T8">"</text:span><text:span text:style-name="T9">=</text:span></text:p>
          </table:table-cell>
          <table:table-cell table:style-name="ce51" table:formula="of:=ROUND(RAND()*10;RANDBETWEEN(0;3))" office:value-type="float" office:value="3" calcext:value-type="float">
            <text:p>3</text:p>
          </table:table-cell>
          <table:table-cell table:style-name="ce40" office:value-type="string" calcext:value-type="string">
            <text:p>×10</text:p>
          </table:table-cell>
          <table:table-cell table:style-name="ce143" table:formula="of:=RANDBETWEEN(-6;6)" office:value-type="float" office:value="1" calcext:value-type="float">
            <text:p>1</text:p>
          </table:table-cell>
          <table:table-cell table:style-name="ce42" office:value-type="string" calcext:value-type="string">
            <text:p>=</text:p>
          </table:table-cell>
          <table:table-cell/>
          <table:table-cell table:style-name="ce27" table:formula="of:=LOOKUP([.A7];[$'Aide à la génération'.$A$2:$'Aide à la génération'.$A$11];[$'Aide à la génération'.$B$2:$'Aide à la génération'.$B$11])" office:value-type="string" office:string-value="7×7" calcext:value-type="string">
            <text:p>7×7</text:p>
          </table:table-cell>
          <table:table-cell table:style-name="ce27" table:formula="of:=[.E7]*[.G7]*[.I7]" office:value-type="string" office:string-value="" calcext:value-type="error">
            <text:p>#VALEUR !</text:p>
          </table:table-cell>
          <table:table-cell table:style-name="ce57" table:formula="of:=[.K7]/100*[.M7]" office:value-type="float" office:value="39.6" calcext:value-type="float">
            <text:p>39,6</text:p>
          </table:table-cell>
          <table:table-cell table:style-name="ce135" table:formula="of:=[.O7]*10^([.Q7])" office:value-type="float" office:value="30" calcext:value-type="float">
            <text:p>30</text:p>
          </table:table-cell>
          <table:table-cell/>
          <table:table-cell table:formula="of:=RANK([.Z7];[.Z1:.Z10])+2" office:value-type="float" office:value="12" calcext:value-type="float">
            <text:p>12</text:p>
          </table:table-cell>
          <table:table-cell table:style-name="ce81" table:formula="of:=RAND()" office:value-type="float" office:value="0.0265387345254483" calcext:value-type="float">
            <text:p>0,0265387345254483</text:p>
          </table:table-cell>
          <table:table-cell table:formula="of:=RANK([.AB7];[.AB1:.AB10])+2" office:value-type="float" office:value="3" calcext:value-type="float">
            <text:p>3</text:p>
          </table:table-cell>
          <table:table-cell table:style-name="ce81" table:formula="of:=RAND()" office:value-type="float" office:value="0.918412087041591" calcext:value-type="float">
            <text:p>0,918412087041591</text:p>
          </table:table-cell>
          <table:table-cell table:number-columns-repeated="996"/>
        </table:table-row>
        <table:table-row table:style-name="ro3">
          <table:table-cell table:style-name="ce4" table:formula="of:=CHOOSE([.Y8];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Y8]" office:value-type="float" office:value="5" calcext:value-type="float">
            <text:p>5</text:p>
          </table:table-cell>
          <table:table-cell table:style-name="ce9" office:value-type="string" calcext:value-type="string">
            <text:p>²</text:p>
          </table:table-cell>
          <table:table-cell table:style-name="ce9" office:value-type="string" calcext:value-type="string">
            <text:p>=</text:p>
          </table:table-cell>
          <table:table-cell table:style-name="ce7"/>
          <table:table-cell table:style-name="ce9"/>
          <table:table-cell table:style-name="ce10"/>
          <table:table-cell table:style-name="ce4" table:formula="of:=[.Y7]"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RAND()*10;RANDBETWEEN(0;3))" office:value-type="float" office:value="3.94" calcext:value-type="float">
            <text:p>3,94</text:p>
          </table:table-cell>
          <table:table-cell table:style-name="ce40" office:value-type="string" calcext:value-type="string">
            <text:p>×11</text:p>
          </table:table-cell>
          <table:table-cell table:style-name="ce143" table:formula="of:=RANDBETWEEN(-6;6)" office:value-type="float" office:value="2" calcext:value-type="float">
            <text:p>2</text:p>
          </table:table-cell>
          <table:table-cell table:style-name="ce42" office:value-type="string" calcext:value-type="string">
            <text:p>=</text:p>
          </table:table-cell>
          <table:table-cell/>
          <table:table-cell table:style-name="ce27" table:formula="of:=LOOKUP([.A8];[$'Aide à la génération'.$A$2:$'Aide à la génération'.$A$11];[$'Aide à la génération'.$B$2:$'Aide à la génération'.$B$11])" office:value-type="string" office:string-value="8×8" calcext:value-type="string">
            <text:p>8×8</text:p>
          </table:table-cell>
          <table:table-cell table:style-name="ce48" table:formula="of:=[.E8]^2" office:value-type="float" office:value="25" calcext:value-type="float">
            <text:p>25</text:p>
          </table:table-cell>
          <table:table-cell table:style-name="ce57" table:formula="of:=[.K8]^2" office:value-type="float" office:value="144" calcext:value-type="float">
            <text:p>144</text:p>
          </table:table-cell>
          <table:table-cell table:style-name="ce135" table:formula="of:=[.O8]*10^([.Q8])" office:value-type="float" office:value="394" calcext:value-type="float">
            <text:p>394</text:p>
          </table:table-cell>
          <table:table-cell/>
          <table:table-cell table:formula="of:=RANK([.Z8];[.Z1:.Z10])+2" office:value-type="float" office:value="5" calcext:value-type="float">
            <text:p>5</text:p>
          </table:table-cell>
          <table:table-cell table:style-name="ce81" table:formula="of:=RAND()" office:value-type="float" office:value="0.560142742553069" calcext:value-type="float">
            <text:p>0,560142742553069</text:p>
          </table:table-cell>
          <table:table-cell table:formula="of:=RANK([.AB8];[.AB1:.AB10])+2" office:value-type="float" office:value="7" calcext:value-type="float">
            <text:p>7</text:p>
          </table:table-cell>
          <table:table-cell table:style-name="ce81" table:formula="of:=RAND()" office:value-type="float" office:value="0.458583024414034" calcext:value-type="float">
            <text:p>0,458583024414034</text:p>
          </table:table-cell>
          <table:table-cell table:number-columns-repeated="996"/>
        </table:table-row>
        <table:table-row table:style-name="ro2">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6" table:number-rows-spanned="1">
            <text:p>😕 <text:s text:c="3"/>😃 <text:s text:c="3"/>😎</text:p>
          </table:table-cell>
          <table:covered-table-cell table:number-columns-repeated="5"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9];[.Z1:.Z10])+2" office:value-type="float" office:value="6" calcext:value-type="float">
            <text:p>6</text:p>
          </table:table-cell>
          <table:table-cell table:style-name="ce81" table:formula="of:=RAND()" office:value-type="float" office:value="0.552331667448128" calcext:value-type="float">
            <text:p>0,552331667448128</text:p>
          </table:table-cell>
          <table:table-cell table:formula="of:=RANK([.AB9];[.AB1:.AB10])+2" office:value-type="float" office:value="8" calcext:value-type="float">
            <text:p>8</text:p>
          </table:table-cell>
          <table:table-cell table:style-name="ce81" table:formula="of:=RAND()" office:value-type="float" office:value="0.24944967746013" calcext:value-type="float">
            <text:p>0,24944967746013</text:p>
          </table:table-cell>
          <table:table-cell table:number-columns-repeated="996"/>
        </table:table-row>
        <table:table-row table:style-name="ro4">
          <table:table-cell table:number-columns-repeated="24"/>
          <table:table-cell table:formula="of:=RANK([.Z10];[.Z1:.Z10])+2" office:value-type="float" office:value="8" calcext:value-type="float">
            <text:p>8</text:p>
          </table:table-cell>
          <table:table-cell table:style-name="ce81" table:formula="of:=RAND()" office:value-type="float" office:value="0.294479219863984" calcext:value-type="float">
            <text:p>0,294479219863984</text:p>
          </table:table-cell>
          <table:table-cell table:formula="of:=RANK([.AB10];[.AB1:.AB10])+2" office:value-type="float" office:value="4" calcext:value-type="float">
            <text:p>4</text:p>
          </table:table-cell>
          <table:table-cell table:style-name="ce81" table:formula="of:=RAND()" office:value-type="float" office:value="0.829153239959374" calcext:value-type="float">
            <text:p>0,829153239959374</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8" table:number-rows-spanned="1">
            <text:p><text:span text:style-name="T6">TEST 3</text:span><text:span text:style-name="T7">e</text:span><text:span text:style-name="T6"> - Date : ……………………………</text:span></text:p>
          </table:table-cell>
          <table:covered-table-cell table:number-columns-repeated="7"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Z12];[.Z12:.Z21])+2" office:value-type="float" office:value="11" calcext:value-type="float">
            <text:p>11</text:p>
          </table:table-cell>
          <table:table-cell table:style-name="ce81" table:formula="of:=RAND()" office:value-type="float" office:value="0.06132474195596" calcext:value-type="float">
            <text:p>0,06132474195596</text:p>
          </table:table-cell>
          <table:table-cell table:formula="of:=RANK([.AB12];[.AB12:.AB21])+2" office:value-type="float" office:value="8" calcext:value-type="float">
            <text:p>8</text:p>
          </table:table-cell>
          <table:table-cell table:style-name="ce81" table:formula="of:=RAND()" office:value-type="float" office:value="0.40048664282162" calcext:value-type="float">
            <text:p>0,40048664282162</text:p>
          </table:table-cell>
          <table:table-cell table:number-columns-repeated="996"/>
        </table:table-row>
        <table:table-row table:style-name="ro2">
          <table:covered-table-cell table:number-columns-repeated="2" table:style-name="ce5"/>
          <table:covered-table-cell table:number-columns-repeated="2"/>
          <table:table-cell table:style-name="ce54" office:value-type="string" calcext:value-type="string" table:number-columns-spanned="7" table:number-rows-spanned="1">
            <text:p>NOM :</text:p>
          </table:table-cell>
          <table:covered-table-cell table:number-columns-repeated="4"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2816" calcext:value-type="string">
            <text:p>v2816</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Z13];[.Z12:.Z21])+2" office:value-type="float" office:value="6" calcext:value-type="float">
            <text:p>6</text:p>
          </table:table-cell>
          <table:table-cell table:style-name="ce81" table:formula="of:=RAND()" office:value-type="float" office:value="0.427777535570325" calcext:value-type="float">
            <text:p>0,427777535570325</text:p>
          </table:table-cell>
          <table:table-cell table:formula="of:=RANK([.AB13];[.AB12:.AB21])+2" office:value-type="float" office:value="10" calcext:value-type="float">
            <text:p>10</text:p>
          </table:table-cell>
          <table:table-cell table:style-name="ce81" table:formula="of:=RAND()" office:value-type="float" office:value="0.209160686512958" calcext:value-type="float">
            <text:p>0,209160686512958</text:p>
          </table:table-cell>
          <table:table-cell table:number-columns-repeated="996"/>
        </table:table-row>
        <table:table-row table:style-name="ro3">
          <table:table-cell table:style-name="ce55" office:value-type="string" calcext:value-type="string" table:number-columns-spanned="18" table:number-rows-spanned="1">
            <text:p>Mélange de calculs issus de toutes les ceintures</text:p>
          </table:table-cell>
          <table:covered-table-cell table:number-columns-repeated="3" table:style-name="ce38"/>
          <table:covered-table-cell table:style-name="ce55" office:value-type="string" calcext:value-type="string">
            <text:p>÷10, 100, 1000</text:p>
          </table:covered-table-cell>
          <table:covered-table-cell table:number-columns-repeated="5" table:style-name="ce38"/>
          <table:covered-table-cell table:style-name="ce55" office:value-type="string" calcext:value-type="string">
            <text:p>Somme de décimaux</text:p>
          </table:covered-table-cell>
          <table:covered-table-cell table:number-columns-repeated="3" table:style-name="ce38"/>
          <table:covered-table-cell table:style-name="ce55" office:value-type="string" calcext:value-type="string">
            <text:p>Multiplication par des dizaines</text:p>
          </table:covered-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12]" office:value-type="string" office:string-value="AB" calcext:value-type="string">
            <text:p>AB</text:p>
          </table:table-cell>
          <table:table-cell table:style-name="ce29"/>
          <table:table-cell table:style-name="ce92" table:formula="of:=[.R13]" office:value-type="string" office:string-value="v2816" calcext:value-type="string">
            <text:p>v2816</text:p>
          </table:table-cell>
          <table:table-cell table:style-name="ce81"/>
          <table:table-cell table:formula="of:=RANK([.Z14];[.Z12:.Z21])+2" office:value-type="float" office:value="3" calcext:value-type="float">
            <text:p>3</text:p>
          </table:table-cell>
          <table:table-cell table:style-name="ce81" table:formula="of:=RAND()" office:value-type="float" office:value="0.719446738703308" calcext:value-type="float">
            <text:p>0,719446738703308</text:p>
          </table:table-cell>
          <table:table-cell table:formula="of:=RANK([.AB14];[.AB12:.AB21])+2" office:value-type="float" office:value="4" calcext:value-type="float">
            <text:p>4</text:p>
          </table:table-cell>
          <table:table-cell table:style-name="ce81" table:formula="of:=RAND()" office:value-type="float" office:value="0.686555887548618" calcext:value-type="float">
            <text:p>0,686555887548618</text:p>
          </table:table-cell>
          <table:table-cell table:style-name="ce81"/>
          <table:table-cell table:number-columns-repeated="995"/>
        </table:table-row>
        <table:table-row table:style-name="ro3">
          <table:table-cell table:style-name="ce4" table:formula="of:=[.Y15]" office:value-type="float" office:value="10" calcext:value-type="float">
            <text:p>10</text:p>
          </table:table-cell>
          <table:table-cell table:style-name="ce7" office:value-type="string" calcext:value-type="string">
            <text:p>×</text:p>
          </table:table-cell>
          <table:table-cell table:style-name="ce9" table:formula="of:=[.AA15]" office:value-type="float" office:value="7" calcext:value-type="float">
            <text:p>7</text:p>
          </table:table-cell>
          <table:table-cell table:style-name="ce10" office:value-type="string" calcext:value-type="string">
            <text:p>=</text:p>
          </table:table-cell>
          <table:table-cell table:style-name="ce4" table:formula="of:=CHOOSE(ROUND(RAND())+1;-1;1)*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 calcext:value-type="float">
            <text:p>1</text:p>
          </table:table-cell>
          <table:table-cell table:style-name="ce10" office:value-type="string" calcext:value-type="string">
            <text:p>=</text:p>
          </table:table-cell>
          <table:table-cell table:style-name="ce4" table:formula="of:=ROUND(RAND()*CHOOSE(RANDBETWEEN(1;3);10;100;1000);RANDBETWEEN(1;3))" office:value-type="float" office:value="7.1" calcext:value-type="float">
            <text:p>7,1</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style-name="ce4" table:formula="of:=ROUND(RAND()*CHOOSE(RANDBETWEEN(1;3);10;100;1000);RANDBETWEEN(1;3))" office:value-type="float" office:value="6.6" calcext:value-type="float">
            <text:p>6,6</text:p>
          </table:table-cell>
          <table:table-cell table:style-name="ce7" office:value-type="string" calcext:value-type="string">
            <text:p>÷</text:p>
          </table:table-cell>
          <table:table-cell table:style-name="ce20" table:formula="of:=CHOOSE(INT(RAND()*3)+1;&quot;10&quot;;&quot;100&quot;;&quot;1000&quot;)" office:value-type="string" office:string-value="1000" calcext:value-type="string">
            <text:p>1000</text:p>
          </table:table-cell>
          <table:table-cell table:style-name="ce10" office:value-type="string" calcext:value-type="string">
            <text:p>=</text:p>
          </table:table-cell>
          <table:table-cell/>
          <table:table-cell table:style-name="ce27" table:formula="of:=[.A15]*[.C15]" office:value-type="float" office:value="70" calcext:value-type="float">
            <text:p>70</text:p>
          </table:table-cell>
          <table:table-cell table:style-name="ce27" table:formula="of:=[.E15]+IF([.F15]=&quot;+&quot;;[.G15];-[.G15])+IF([.H15]=&quot;+&quot;;[.I15];-[.I15])" office:value-type="float" office:value="35" calcext:value-type="float">
            <text:p>35</text:p>
          </table:table-cell>
          <table:table-cell table:style-name="ce43" table:formula="of:=[.K15]*[.M15]" office:value-type="float" office:value="7100" calcext:value-type="float">
            <text:p>7 100</text:p>
          </table:table-cell>
          <table:table-cell table:style-name="ce135" table:formula="of:=[.O15]/[.Q15]" office:value-type="float" office:value="0.0066" calcext:value-type="float">
            <text:p>0,0066</text:p>
          </table:table-cell>
          <table:table-cell/>
          <table:table-cell table:formula="of:=RANK([.Z15];[.Z12:.Z21])+2" office:value-type="float" office:value="10" calcext:value-type="float">
            <text:p>10</text:p>
          </table:table-cell>
          <table:table-cell table:style-name="ce81" table:formula="of:=RAND()" office:value-type="float" office:value="0.144036044475649" calcext:value-type="float">
            <text:p>0,144036044475649</text:p>
          </table:table-cell>
          <table:table-cell table:formula="of:=RANK([.AB15];[.AB12:.AB21])+2" office:value-type="float" office:value="7" calcext:value-type="float">
            <text:p>7</text:p>
          </table:table-cell>
          <table:table-cell table:style-name="ce81" table:formula="of:=RAND()" office:value-type="float" office:value="0.436031282678901" calcext:value-type="float">
            <text:p>0,436031282678901</text:p>
          </table:table-cell>
          <table:table-cell table:number-columns-repeated="996"/>
        </table:table-row>
        <table:table-row table:style-name="ro3">
          <table:table-cell table:style-name="ce222" office:value-type="percentage" office:value="0.1" calcext:value-type="percentage">
            <text:p>10 %</text:p>
          </table:table-cell>
          <table:table-cell table:style-name="ce7" office:value-type="string" calcext:value-type="string">
            <text:p>de</text:p>
          </table:table-cell>
          <table:table-cell table:style-name="ce9" table:formula="of:=ROUND(RAND()*50;RANDBETWEEN(0;1))" office:value-type="float" office:value="23.5" calcext:value-type="float">
            <text:p>23,5</text:p>
          </table:table-cell>
          <table:table-cell table:style-name="ce10" office:value-type="string" calcext:value-type="string">
            <text:p>=</text:p>
          </table:table-cell>
          <table:table-cell table:style-name="ce4" table:formula="of:=CHOOSE(ROUND(RAND())+1;-1;1)*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10" office:value-type="string" calcext:value-type="string">
            <text:p>=</text:p>
          </table:table-cell>
          <table:table-cell table:style-name="ce4" table:formula="of:=ROUND(RAND()*CHOOSE(RANDBETWEEN(1;3);10;100;1000);RANDBETWEEN(1;3))" office:value-type="float" office:value="835.735" calcext:value-type="float">
            <text:p>835,735</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table:formula="of:=ROUND(RAND()*CHOOSE(RANDBETWEEN(1;3);10;100;1000);RANDBETWEEN(1;3))" office:value-type="float" office:value="5.4" calcext:value-type="float">
            <text:p>5,4</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23" table:formula="of:=[.A16]*[.C16]" office:value-type="float" office:value="2.35" calcext:value-type="float">
            <text:p>2,35</text:p>
          </table:table-cell>
          <table:table-cell table:style-name="ce27" table:formula="of:=[.E16]+IF([.F16]=&quot;+&quot;;[.G16];-[.G16])+IF([.H16]=&quot;+&quot;;[.I16];-[.I16])" office:value-type="float" office:value="-15" calcext:value-type="float">
            <text:p>-15</text:p>
          </table:table-cell>
          <table:table-cell table:style-name="ce43" table:formula="of:=[.K16]*[.M16]" office:value-type="float" office:value="83573.5" calcext:value-type="float">
            <text:p>83 573,5</text:p>
          </table:table-cell>
          <table:table-cell table:style-name="ce135" table:formula="of:=[.O16]/[.Q16]" office:value-type="float" office:value="0.54" calcext:value-type="float">
            <text:p>0,54</text:p>
          </table:table-cell>
          <table:table-cell/>
          <table:table-cell table:formula="of:=RANK([.Z16];[.Z12:.Z21])+2" office:value-type="float" office:value="4" calcext:value-type="float">
            <text:p>4</text:p>
          </table:table-cell>
          <table:table-cell table:style-name="ce81" table:formula="of:=RAND()" office:value-type="float" office:value="0.673442339739351" calcext:value-type="float">
            <text:p>0,673442339739351</text:p>
          </table:table-cell>
          <table:table-cell table:formula="of:=RANK([.AB16];[.AB12:.AB21])+2" office:value-type="float" office:value="3" calcext:value-type="float">
            <text:p>3</text:p>
          </table:table-cell>
          <table:table-cell table:style-name="ce81" table:formula="of:=RAND()" office:value-type="float" office:value="0.968966003813964" calcext:value-type="float">
            <text:p>0,968966003813964</text:p>
          </table:table-cell>
          <table:table-cell table:number-columns-repeated="996"/>
        </table:table-row>
        <table:table-row table:style-name="ro3">
          <table:table-cell table:style-name="ce222" office:value-type="percentage" office:value="0.5" calcext:value-type="percentage">
            <text:p>50 %</text:p>
          </table:table-cell>
          <table:table-cell table:style-name="ce7" office:value-type="string" calcext:value-type="string">
            <text:p>de</text:p>
          </table:table-cell>
          <table:table-cell table:style-name="ce9" table:formula="of:=ROUND(RAND()*50;RANDBETWEEN(0;1))" office:value-type="float" office:value="5.4" calcext:value-type="float">
            <text:p>5,4</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97" table:formula="of:=IF(ROUND(RAND());RANDBETWEEN(2;10);&quot;(&quot;&amp;-1*RANDBETWEEN(2;10)&amp;&quot;)&quot;)" office:value-type="float" office:value="2" calcext:value-type="float">
            <text:p>2</text:p>
          </table:table-cell>
          <table:table-cell table:style-name="ce7" office:value-type="string" calcext:value-type="string">
            <text:p>×</text:p>
          </table:table-cell>
          <table:table-cell table:style-name="ce97" table:formula="of:=IF(ROUND(RAND());RANDBETWEEN(2;10);&quot;(&quot;&amp;-1*RANDBETWEEN(2;10)&amp;&quot;)&quot;)" office:value-type="float" office:value="5" calcext:value-type="float">
            <text:p>5</text:p>
          </table:table-cell>
          <table:table-cell table:style-name="ce10" office:value-type="string" calcext:value-type="string">
            <text:p>=</text:p>
          </table:table-cell>
          <table:table-cell table:style-name="ce51"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16" calcext:value-type="float">
            <text:p>316</text:p>
          </table:table-cell>
          <table:table-cell table:style-name="ce42" office:value-type="string" calcext:value-type="string">
            <text:p><text:span text:style-name="T8">"</text:span><text:span text:style-name="T9">=</text:span></text:p>
          </table:table-cell>
          <table:table-cell table:style-name="ce51" table:formula="of:=ROUND(RAND()*10;RANDBETWEEN(0;3))" office:value-type="float" office:value="1.507" calcext:value-type="float">
            <text:p>1,507</text:p>
          </table:table-cell>
          <table:table-cell table:style-name="ce40" office:value-type="string" calcext:value-type="string">
            <text:p>×10</text:p>
          </table:table-cell>
          <table:table-cell table:style-name="ce143" table:formula="of:=RANDBETWEEN(-6;6)" office:value-type="float" office:value="3" calcext:value-type="float">
            <text:p>3</text:p>
          </table:table-cell>
          <table:table-cell table:style-name="ce42" office:value-type="string" calcext:value-type="string">
            <text:p>=</text:p>
          </table:table-cell>
          <table:table-cell/>
          <table:table-cell table:style-name="ce223" table:formula="of:=[.A17]*[.C17]" office:value-type="float" office:value="2.7" calcext:value-type="float">
            <text:p>2,7</text:p>
          </table:table-cell>
          <table:table-cell table:style-name="ce27" table:formula="of:=[.E17]*[.G17]*[.I17]" office:value-type="float" office:value="-50" calcext:value-type="float">
            <text:p>-50</text:p>
          </table:table-cell>
          <table:table-cell table:style-name="ce57" table:formula="of:=[.K17]/100*[.M17]" office:value-type="float" office:value="63.2" calcext:value-type="float">
            <text:p>63,2</text:p>
          </table:table-cell>
          <table:table-cell table:style-name="ce135" table:formula="of:=[.O17]*10^([.Q17])" office:value-type="float" office:value="1507" calcext:value-type="float">
            <text:p>1 507</text:p>
          </table:table-cell>
          <table:table-cell/>
          <table:table-cell table:formula="of:=RANK([.Z17];[.Z12:.Z21])+2" office:value-type="float" office:value="12" calcext:value-type="float">
            <text:p>12</text:p>
          </table:table-cell>
          <table:table-cell table:style-name="ce81" table:formula="of:=RAND()" office:value-type="float" office:value="0.0162344518537278" calcext:value-type="float">
            <text:p>0,0162344518537278</text:p>
          </table:table-cell>
          <table:table-cell table:formula="of:=RANK([.AB17];[.AB12:.AB21])+2" office:value-type="float" office:value="6" calcext:value-type="float">
            <text:p>6</text:p>
          </table:table-cell>
          <table:table-cell table:style-name="ce81" table:formula="of:=RAND()" office:value-type="float" office:value="0.609991529639038" calcext:value-type="float">
            <text:p>0,609991529639038</text:p>
          </table:table-cell>
          <table:table-cell table:number-columns-repeated="996"/>
        </table:table-row>
        <table:table-row table:style-name="ro3">
          <table:table-cell table:style-name="ce4" table:formula="of:=CHOOSE([.Y18];0;0;35;56;64;28;42;63;54;32;72;49)" office:value-type="float" office:value="54" calcext:value-type="float">
            <text:p>5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97" table:formula="of:=IF(ROUND(RAND());RANDBETWEEN(2;10);&quot;(&quot;&amp;-1*RANDBETWEEN(2;10)&amp;&quot;)&quot;)" office:value-type="float" office:value="8" calcext:value-type="float">
            <text:p>8</text:p>
          </table:table-cell>
          <table:table-cell table:style-name="ce7" office:value-type="string" calcext:value-type="string">
            <text:p>×</text:p>
          </table:table-cell>
          <table:table-cell table:style-name="ce97" table:formula="of:=IF(ROUND(RAND());RANDBETWEEN(2;10);&quot;(&quot;&amp;-1*RANDBETWEEN(2;10)&amp;&quot;)&quot;)" office:value-type="float" office:value="7" calcext:value-type="float">
            <text:p>7</text:p>
          </table:table-cell>
          <table:table-cell table:style-name="ce10" office:value-type="string" calcext:value-type="string">
            <text:p>=</text:p>
          </table:table-cell>
          <table:table-cell table:style-name="ce51"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44" calcext:value-type="float">
            <text:p>44</text:p>
          </table:table-cell>
          <table:table-cell table:style-name="ce42" office:value-type="string" calcext:value-type="string">
            <text:p><text:span text:style-name="T8">"</text:span><text:span text:style-name="T9">=</text:span></text:p>
          </table:table-cell>
          <table:table-cell table:style-name="ce51" table:formula="of:=ROUND(RAND()*10;RANDBETWEEN(0;3))" office:value-type="float" office:value="4.658" calcext:value-type="float">
            <text:p>4,658</text:p>
          </table:table-cell>
          <table:table-cell table:style-name="ce40" office:value-type="string" calcext:value-type="string">
            <text:p>×10</text:p>
          </table:table-cell>
          <table:table-cell table:style-name="ce143" table:formula="of:=RANDBETWEEN(-6;6)" office:value-type="float" office:value="-4" calcext:value-type="float">
            <text:p>-4</text:p>
          </table:table-cell>
          <table:table-cell table:style-name="ce42" office:value-type="string" calcext:value-type="string">
            <text:p>=</text:p>
          </table:table-cell>
          <table:table-cell/>
          <table:table-cell table:style-name="ce27" table:formula="of:=LOOKUP([.A18];[$'Aide à la génération'.$A$2:$'Aide à la génération'.$A$11];[$'Aide à la génération'.$B$2:$'Aide à la génération'.$B$11])" office:value-type="string" office:string-value="9×6" calcext:value-type="string">
            <text:p>9×6</text:p>
          </table:table-cell>
          <table:table-cell table:style-name="ce27" table:formula="of:=[.E18]*[.G18]*[.I18]" office:value-type="float" office:value="-280" calcext:value-type="float">
            <text:p>-280</text:p>
          </table:table-cell>
          <table:table-cell table:style-name="ce57" table:formula="of:=[.K18]/100*[.M18]" office:value-type="float" office:value="13.2" calcext:value-type="float">
            <text:p>13,2</text:p>
          </table:table-cell>
          <table:table-cell table:style-name="ce135" table:formula="of:=[.O18]*10^([.Q18])" office:value-type="float" office:value="0.0004658" calcext:value-type="float">
            <text:p>0,0004658</text:p>
          </table:table-cell>
          <table:table-cell/>
          <table:table-cell table:formula="of:=RANK([.Z18];[.Z12:.Z21])+2" office:value-type="float" office:value="9" calcext:value-type="float">
            <text:p>9</text:p>
          </table:table-cell>
          <table:table-cell table:style-name="ce81" table:formula="of:=RAND()" office:value-type="float" office:value="0.182642940247467" calcext:value-type="float">
            <text:p>0,182642940247467</text:p>
          </table:table-cell>
          <table:table-cell table:formula="of:=RANK([.AB18];[.AB12:.AB21])+2" office:value-type="float" office:value="11" calcext:value-type="float">
            <text:p>11</text:p>
          </table:table-cell>
          <table:table-cell table:style-name="ce81" table:formula="of:=RAND()" office:value-type="float" office:value="0.18206803165388" calcext:value-type="float">
            <text:p>0,18206803165388</text:p>
          </table:table-cell>
          <table:table-cell table:number-columns-repeated="996"/>
        </table:table-row>
        <table:table-row table:style-name="ro3">
          <table:table-cell table:style-name="ce4" table:formula="of:=CHOOSE([.Y19];0;0;35;56;64;28;42;63;54;32;72;49)"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Y19]" office:value-type="float" office:value="5" calcext:value-type="float">
            <text:p>5</text:p>
          </table:table-cell>
          <table:table-cell table:style-name="ce9" office:value-type="string" calcext:value-type="string">
            <text:p>²</text:p>
          </table:table-cell>
          <table:table-cell table:style-name="ce9" office:value-type="string" calcext:value-type="string">
            <text:p>=</text:p>
          </table:table-cell>
          <table:table-cell table:style-name="ce7"/>
          <table:table-cell table:style-name="ce9"/>
          <table:table-cell table:style-name="ce10"/>
          <table:table-cell table:style-name="ce4" table:formula="of:=[.Y18]" office:value-type="float" office:value="9" calcext:value-type="float">
            <text:p>9</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RAND()*10;RANDBETWEEN(0;3))" office:value-type="float" office:value="6.4" calcext:value-type="float">
            <text:p>6,4</text:p>
          </table:table-cell>
          <table:table-cell table:style-name="ce40" office:value-type="string" calcext:value-type="string">
            <text:p>×11</text:p>
          </table:table-cell>
          <table:table-cell table:style-name="ce143" table:formula="of:=RANDBETWEEN(-6;6)" office:value-type="float" office:value="-1" calcext:value-type="float">
            <text:p>-1</text:p>
          </table:table-cell>
          <table:table-cell table:style-name="ce42" office:value-type="string" calcext:value-type="string">
            <text:p>=</text:p>
          </table:table-cell>
          <table:table-cell/>
          <table:table-cell table:style-name="ce27" table:formula="of:=LOOKUP([.A19];[$'Aide à la génération'.$A$2:$'Aide à la génération'.$A$11];[$'Aide à la génération'.$B$2:$'Aide à la génération'.$B$11])" office:value-type="string" office:string-value="8×8" calcext:value-type="string">
            <text:p>8×8</text:p>
          </table:table-cell>
          <table:table-cell table:style-name="ce48" table:formula="of:=[.E19]^2" office:value-type="float" office:value="25" calcext:value-type="float">
            <text:p>25</text:p>
          </table:table-cell>
          <table:table-cell table:style-name="ce57" table:formula="of:=[.K19]^2" office:value-type="float" office:value="81" calcext:value-type="float">
            <text:p>81</text:p>
          </table:table-cell>
          <table:table-cell table:style-name="ce135" table:formula="of:=[.O19]*10^([.Q19])" office:value-type="float" office:value="0.64" calcext:value-type="float">
            <text:p>0,64</text:p>
          </table:table-cell>
          <table:table-cell/>
          <table:table-cell table:formula="of:=RANK([.Z19];[.Z12:.Z21])+2" office:value-type="float" office:value="5" calcext:value-type="float">
            <text:p>5</text:p>
          </table:table-cell>
          <table:table-cell table:style-name="ce81" table:formula="of:=RAND()" office:value-type="float" office:value="0.509026233415122" calcext:value-type="float">
            <text:p>0,509026233415122</text:p>
          </table:table-cell>
          <table:table-cell table:formula="of:=RANK([.AB19];[.AB12:.AB21])+2" office:value-type="float" office:value="12" calcext:value-type="float">
            <text:p>12</text:p>
          </table:table-cell>
          <table:table-cell table:style-name="ce81" table:formula="of:=RAND()" office:value-type="float" office:value="0.0608240574310336" calcext:value-type="float">
            <text:p>0,0608240574310336</text:p>
          </table:table-cell>
          <table:table-cell table:number-columns-repeated="996"/>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6" table:number-rows-spanned="1">
            <text:p>😕 <text:s text:c="3"/>😃 <text:s text:c="3"/>😎</text:p>
          </table:table-cell>
          <table:covered-table-cell table:number-columns-repeated="5"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20];[.Z12:.Z21])+2" office:value-type="float" office:value="8" calcext:value-type="float">
            <text:p>8</text:p>
          </table:table-cell>
          <table:table-cell table:style-name="ce81" table:formula="of:=RAND()" office:value-type="float" office:value="0.18642357084084" calcext:value-type="float">
            <text:p>0,18642357084084</text:p>
          </table:table-cell>
          <table:table-cell table:formula="of:=RANK([.AB20];[.AB12:.AB21])+2" office:value-type="float" office:value="5" calcext:value-type="float">
            <text:p>5</text:p>
          </table:table-cell>
          <table:table-cell table:style-name="ce81" table:formula="of:=RAND()" office:value-type="float" office:value="0.616535762599511" calcext:value-type="float">
            <text:p>0,616535762599511</text:p>
          </table:table-cell>
          <table:table-cell table:number-columns-repeated="996"/>
        </table:table-row>
        <table:table-row table:style-name="ro4">
          <table:table-cell table:number-columns-repeated="24"/>
          <table:table-cell table:formula="of:=RANK([.Z21];[.Z12:.Z21])+2" office:value-type="float" office:value="7" calcext:value-type="float">
            <text:p>7</text:p>
          </table:table-cell>
          <table:table-cell table:style-name="ce81" table:formula="of:=RAND()" office:value-type="float" office:value="0.355560473220058" calcext:value-type="float">
            <text:p>0,355560473220058</text:p>
          </table:table-cell>
          <table:table-cell table:formula="of:=RANK([.AB21];[.AB12:.AB21])+2" office:value-type="float" office:value="9" calcext:value-type="float">
            <text:p>9</text:p>
          </table:table-cell>
          <table:table-cell table:style-name="ce81" table:formula="of:=RAND()" office:value-type="float" office:value="0.277461770671003" calcext:value-type="float">
            <text:p>0,277461770671003</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8" table:number-rows-spanned="1">
            <text:p><text:span text:style-name="T6">TEST 3</text:span><text:span text:style-name="T7">e</text:span><text:span text:style-name="T6"> - Date : ……………………………</text:span></text:p>
          </table:table-cell>
          <table:covered-table-cell table:number-columns-repeated="7"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Z23];[.Z23:.Z32])+2" office:value-type="float" office:value="10" calcext:value-type="float">
            <text:p>10</text:p>
          </table:table-cell>
          <table:table-cell table:style-name="ce81" table:formula="of:=RAND()" office:value-type="float" office:value="0.213541984126326" calcext:value-type="float">
            <text:p>0,213541984126326</text:p>
          </table:table-cell>
          <table:table-cell table:formula="of:=RANK([.AB23];[.AB23:.AB32])+2" office:value-type="float" office:value="3" calcext:value-type="float">
            <text:p>3</text:p>
          </table:table-cell>
          <table:table-cell table:style-name="ce81" table:formula="of:=RAND()" office:value-type="float" office:value="0.991774348822221" calcext:value-type="float">
            <text:p>0,991774348822221</text:p>
          </table:table-cell>
          <table:table-cell table:number-columns-repeated="996"/>
        </table:table-row>
        <table:table-row table:style-name="ro2">
          <table:covered-table-cell table:number-columns-repeated="2" table:style-name="ce5"/>
          <table:covered-table-cell table:number-columns-repeated="2"/>
          <table:table-cell table:style-name="ce54" office:value-type="string" calcext:value-type="string" table:number-columns-spanned="7" table:number-rows-spanned="1">
            <text:p>NOM :</text:p>
          </table:table-cell>
          <table:covered-table-cell table:number-columns-repeated="4"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2816" calcext:value-type="string">
            <text:p>v2816</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Z24];[.Z23:.Z32])+2" office:value-type="float" office:value="3" calcext:value-type="float">
            <text:p>3</text:p>
          </table:table-cell>
          <table:table-cell table:style-name="ce81" table:formula="of:=RAND()" office:value-type="float" office:value="0.946812464798766" calcext:value-type="float">
            <text:p>0,946812464798766</text:p>
          </table:table-cell>
          <table:table-cell table:formula="of:=RANK([.AB24];[.AB23:.AB32])+2" office:value-type="float" office:value="4" calcext:value-type="float">
            <text:p>4</text:p>
          </table:table-cell>
          <table:table-cell table:style-name="ce81" table:formula="of:=RAND()" office:value-type="float" office:value="0.972919172211866" calcext:value-type="float">
            <text:p>0,972919172211866</text:p>
          </table:table-cell>
          <table:table-cell table:number-columns-repeated="996"/>
        </table:table-row>
        <table:table-row table:style-name="ro3">
          <table:table-cell table:style-name="ce55" office:value-type="string" calcext:value-type="string" table:number-columns-spanned="18" table:number-rows-spanned="1">
            <text:p>Mélange de calculs issus de toutes les ceintures</text:p>
          </table:table-cell>
          <table:covered-table-cell table:number-columns-repeated="3" table:style-name="ce38"/>
          <table:covered-table-cell table:style-name="ce55" office:value-type="string" calcext:value-type="string">
            <text:p>÷10, 100, 1000</text:p>
          </table:covered-table-cell>
          <table:covered-table-cell table:number-columns-repeated="5" table:style-name="ce38"/>
          <table:covered-table-cell table:style-name="ce55" office:value-type="string" calcext:value-type="string">
            <text:p>Somme de décimaux</text:p>
          </table:covered-table-cell>
          <table:covered-table-cell table:number-columns-repeated="3" table:style-name="ce38"/>
          <table:covered-table-cell table:style-name="ce55" office:value-type="string" calcext:value-type="string">
            <text:p>Multiplication par des dizaines</text:p>
          </table:covered-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23]" office:value-type="string" office:string-value="AC" calcext:value-type="string">
            <text:p>AC</text:p>
          </table:table-cell>
          <table:table-cell table:style-name="ce29"/>
          <table:table-cell table:style-name="ce92" table:formula="of:=[.R24]" office:value-type="string" office:string-value="v2816" calcext:value-type="string">
            <text:p>v2816</text:p>
          </table:table-cell>
          <table:table-cell table:style-name="ce81"/>
          <table:table-cell table:formula="of:=RANK([.Z25];[.Z23:.Z32])+2" office:value-type="float" office:value="4" calcext:value-type="float">
            <text:p>4</text:p>
          </table:table-cell>
          <table:table-cell table:style-name="ce81" table:formula="of:=RAND()" office:value-type="float" office:value="0.581420093547173" calcext:value-type="float">
            <text:p>0,581420093547173</text:p>
          </table:table-cell>
          <table:table-cell table:formula="of:=RANK([.AB25];[.AB23:.AB32])+2" office:value-type="float" office:value="5" calcext:value-type="float">
            <text:p>5</text:p>
          </table:table-cell>
          <table:table-cell table:style-name="ce81" table:formula="of:=RAND()" office:value-type="float" office:value="0.924563608943937" calcext:value-type="float">
            <text:p>0,924563608943937</text:p>
          </table:table-cell>
          <table:table-cell table:style-name="ce81"/>
          <table:table-cell table:number-columns-repeated="995"/>
        </table:table-row>
        <table:table-row table:style-name="ro3">
          <table:table-cell table:style-name="ce4" table:formula="of:=[.Y26]" office:value-type="float" office:value="7" calcext:value-type="float">
            <text:p>7</text:p>
          </table:table-cell>
          <table:table-cell table:style-name="ce7" office:value-type="string" calcext:value-type="string">
            <text:p>×</text:p>
          </table:table-cell>
          <table:table-cell table:style-name="ce9" table:formula="of:=[.AA26]" office:value-type="float" office:value="9" calcext:value-type="float">
            <text:p>9</text:p>
          </table:table-cell>
          <table:table-cell table:style-name="ce10" office:value-type="string" calcext:value-type="string">
            <text:p>=</text:p>
          </table:table-cell>
          <table:table-cell table:style-name="ce4" table:formula="of:=CHOOSE(ROUND(RAND())+1;-1;1)*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7" calcext:value-type="float">
            <text:p>17</text:p>
          </table:table-cell>
          <table:table-cell table:style-name="ce10" office:value-type="string" calcext:value-type="string">
            <text:p>=</text:p>
          </table:table-cell>
          <table:table-cell table:style-name="ce4" table:formula="of:=ROUND(RAND()*CHOOSE(RANDBETWEEN(1;3);10;100;1000);RANDBETWEEN(1;3))" office:value-type="float" office:value="91.72" calcext:value-type="float">
            <text:p>91,72</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table:formula="of:=ROUND(RAND()*CHOOSE(RANDBETWEEN(1;3);10;100;1000);RANDBETWEEN(1;3))" office:value-type="float" office:value="706.872" calcext:value-type="float">
            <text:p>706,872</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7" table:formula="of:=[.A26]*[.C26]" office:value-type="float" office:value="63" calcext:value-type="float">
            <text:p>63</text:p>
          </table:table-cell>
          <table:table-cell table:style-name="ce27" table:formula="of:=[.E26]+IF([.F26]=&quot;+&quot;;[.G26];-[.G26])+IF([.H26]=&quot;+&quot;;[.I26];-[.I26])" office:value-type="float" office:value="-34" calcext:value-type="float">
            <text:p>-34</text:p>
          </table:table-cell>
          <table:table-cell table:style-name="ce43" table:formula="of:=[.K26]*[.M26]" office:value-type="float" office:value="9172" calcext:value-type="float">
            <text:p>9 172</text:p>
          </table:table-cell>
          <table:table-cell table:style-name="ce135" table:formula="of:=[.O26]/[.Q26]" office:value-type="float" office:value="7.06872" calcext:value-type="float">
            <text:p>7,06872</text:p>
          </table:table-cell>
          <table:table-cell/>
          <table:table-cell table:formula="of:=RANK([.Z26];[.Z23:.Z32])+2" office:value-type="float" office:value="7" calcext:value-type="float">
            <text:p>7</text:p>
          </table:table-cell>
          <table:table-cell table:style-name="ce81" table:formula="of:=RAND()" office:value-type="float" office:value="0.436060312753289" calcext:value-type="float">
            <text:p>0,436060312753289</text:p>
          </table:table-cell>
          <table:table-cell table:formula="of:=RANK([.AB26];[.AB23:.AB32])+2" office:value-type="float" office:value="9" calcext:value-type="float">
            <text:p>9</text:p>
          </table:table-cell>
          <table:table-cell table:style-name="ce81" table:formula="of:=RAND()" office:value-type="float" office:value="0.588386755132466" calcext:value-type="float">
            <text:p>0,588386755132466</text:p>
          </table:table-cell>
          <table:table-cell table:number-columns-repeated="996"/>
        </table:table-row>
        <table:table-row table:style-name="ro3">
          <table:table-cell table:style-name="ce222" office:value-type="percentage" office:value="0.1" calcext:value-type="percentage">
            <text:p>10 %</text:p>
          </table:table-cell>
          <table:table-cell table:style-name="ce7" office:value-type="string" calcext:value-type="string">
            <text:p>de</text:p>
          </table:table-cell>
          <table:table-cell table:style-name="ce9" table:formula="of:=ROUND(RAND()*50;RANDBETWEEN(0;1))" office:value-type="float" office:value="20.1" calcext:value-type="float">
            <text:p>20,1</text:p>
          </table:table-cell>
          <table:table-cell table:style-name="ce10" office:value-type="string" calcext:value-type="string">
            <text:p>=</text:p>
          </table:table-cell>
          <table:table-cell table:style-name="ce4" table:formula="of:=CHOOSE(ROUND(RAND())+1;-1;1)*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4" calcext:value-type="float">
            <text:p>2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10" office:value-type="string" calcext:value-type="string">
            <text:p>=</text:p>
          </table:table-cell>
          <table:table-cell table:style-name="ce4" table:formula="of:=ROUND(RAND()*CHOOSE(RANDBETWEEN(1;3);10;100;1000);RANDBETWEEN(1;3))" office:value-type="float" office:value="9.243" calcext:value-type="float">
            <text:p>9,243</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table:formula="of:=ROUND(RAND()*CHOOSE(RANDBETWEEN(1;3);10;100;1000);RANDBETWEEN(1;3))" office:value-type="float" office:value="423.1" calcext:value-type="float">
            <text:p>423,1</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23" table:formula="of:=[.A27]*[.C27]" office:value-type="float" office:value="2.01" calcext:value-type="float">
            <text:p>2,01</text:p>
          </table:table-cell>
          <table:table-cell table:style-name="ce27" table:formula="of:=[.E27]+IF([.F27]=&quot;+&quot;;[.G27];-[.G27])+IF([.H27]=&quot;+&quot;;[.I27];-[.I27])" office:value-type="float" office:value="-61" calcext:value-type="float">
            <text:p>-61</text:p>
          </table:table-cell>
          <table:table-cell table:style-name="ce43" table:formula="of:=[.K27]*[.M27]" office:value-type="float" office:value="92.43" calcext:value-type="float">
            <text:p>92,43</text:p>
          </table:table-cell>
          <table:table-cell table:style-name="ce135" table:formula="of:=[.O27]/[.Q27]" office:value-type="float" office:value="42.31" calcext:value-type="float">
            <text:p>42,31</text:p>
          </table:table-cell>
          <table:table-cell/>
          <table:table-cell table:formula="of:=RANK([.Z27];[.Z23:.Z32])+2" office:value-type="float" office:value="6" calcext:value-type="float">
            <text:p>6</text:p>
          </table:table-cell>
          <table:table-cell table:style-name="ce81" table:formula="of:=RAND()" office:value-type="float" office:value="0.491225198801792" calcext:value-type="float">
            <text:p>0,491225198801792</text:p>
          </table:table-cell>
          <table:table-cell table:formula="of:=RANK([.AB27];[.AB23:.AB32])+2" office:value-type="float" office:value="10" calcext:value-type="float">
            <text:p>10</text:p>
          </table:table-cell>
          <table:table-cell table:style-name="ce81" table:formula="of:=RAND()" office:value-type="float" office:value="0.564649996616296" calcext:value-type="float">
            <text:p>0,564649996616296</text:p>
          </table:table-cell>
          <table:table-cell table:number-columns-repeated="996"/>
        </table:table-row>
        <table:table-row table:style-name="ro3">
          <table:table-cell table:style-name="ce222" office:value-type="percentage" office:value="0.5" calcext:value-type="percentage">
            <text:p>50 %</text:p>
          </table:table-cell>
          <table:table-cell table:style-name="ce7" office:value-type="string" calcext:value-type="string">
            <text:p>de</text:p>
          </table:table-cell>
          <table:table-cell table:style-name="ce9" table:formula="of:=ROUND(RAND()*50;RANDBETWEEN(0;1))" office:value-type="float" office:value="10" calcext:value-type="float">
            <text:p>10</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97" table:formula="of:=IF(ROUND(RAND());RANDBETWEEN(2;10);&quot;(&quot;&amp;-1*RANDBETWEEN(2;10)&amp;&quot;)&quot;)" office:value-type="float" office:value="6" calcext:value-type="float">
            <text:p>6</text:p>
          </table:table-cell>
          <table:table-cell table:style-name="ce7" office:value-type="string" calcext:value-type="string">
            <text:p>×</text:p>
          </table:table-cell>
          <table:table-cell table:style-name="ce97" table:formula="of:=IF(ROUND(RAND());RANDBETWEEN(2;10);&quot;(&quot;&amp;-1*RANDBETWEEN(2;10)&amp;&quot;)&quot;)" office:value-type="string" office:string-value="(-7)" calcext:value-type="string">
            <text:p>(-7)</text:p>
          </table:table-cell>
          <table:table-cell table:style-name="ce10" office:value-type="string" calcext:value-type="string">
            <text:p>=</text:p>
          </table:table-cell>
          <table:table-cell table:style-name="ce51"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72" calcext:value-type="float">
            <text:p>72</text:p>
          </table:table-cell>
          <table:table-cell table:style-name="ce42" office:value-type="string" calcext:value-type="string">
            <text:p><text:span text:style-name="T8">"</text:span><text:span text:style-name="T9">=</text:span></text:p>
          </table:table-cell>
          <table:table-cell table:style-name="ce51" table:formula="of:=ROUND(RAND()*10;RANDBETWEEN(0;3))" office:value-type="float" office:value="7.2" calcext:value-type="float">
            <text:p>7,2</text:p>
          </table:table-cell>
          <table:table-cell table:style-name="ce40" office:value-type="string" calcext:value-type="string">
            <text:p>×10</text:p>
          </table:table-cell>
          <table:table-cell table:style-name="ce143" table:formula="of:=RANDBETWEEN(-6;6)" office:value-type="float" office:value="4" calcext:value-type="float">
            <text:p>4</text:p>
          </table:table-cell>
          <table:table-cell table:style-name="ce42" office:value-type="string" calcext:value-type="string">
            <text:p>=</text:p>
          </table:table-cell>
          <table:table-cell/>
          <table:table-cell table:style-name="ce223" table:formula="of:=[.A28]*[.C28]" office:value-type="float" office:value="5" calcext:value-type="float">
            <text:p>5</text:p>
          </table:table-cell>
          <table:table-cell table:style-name="ce27" table:formula="of:=[.E28]*[.G28]*[.I28]" office:value-type="string" office:string-value="" calcext:value-type="error">
            <text:p>#VALEUR !</text:p>
          </table:table-cell>
          <table:table-cell table:style-name="ce57" table:formula="of:=[.K28]/100*[.M28]" office:value-type="float" office:value="14.4" calcext:value-type="float">
            <text:p>14,4</text:p>
          </table:table-cell>
          <table:table-cell table:style-name="ce135" table:formula="of:=[.O28]*10^([.Q28])" office:value-type="float" office:value="72000" calcext:value-type="float">
            <text:p>72 000</text:p>
          </table:table-cell>
          <table:table-cell/>
          <table:table-cell table:formula="of:=RANK([.Z28];[.Z23:.Z32])+2" office:value-type="float" office:value="5" calcext:value-type="float">
            <text:p>5</text:p>
          </table:table-cell>
          <table:table-cell table:style-name="ce81" table:formula="of:=RAND()" office:value-type="float" office:value="0.508975329587398" calcext:value-type="float">
            <text:p>0,508975329587398</text:p>
          </table:table-cell>
          <table:table-cell table:formula="of:=RANK([.AB28];[.AB23:.AB32])+2" office:value-type="float" office:value="6" calcext:value-type="float">
            <text:p>6</text:p>
          </table:table-cell>
          <table:table-cell table:style-name="ce81" table:formula="of:=RAND()" office:value-type="float" office:value="0.912960967184763" calcext:value-type="float">
            <text:p>0,912960967184763</text:p>
          </table:table-cell>
          <table:table-cell table:number-columns-repeated="996"/>
        </table:table-row>
        <table:table-row table:style-name="ro3">
          <table:table-cell table:style-name="ce4" table:formula="of:=CHOOSE([.Y29];0;0;35;56;64;28;42;63;54;32;72;49)" office:value-type="float" office:value="49" calcext:value-type="float">
            <text:p>49</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2;5)*IF(ROUND(RAND());1;-1)" office:value-type="float" office:value="-2" calcext:value-type="float">
            <text:p>-2</text:p>
          </table:table-cell>
          <table:table-cell table:style-name="ce7" office:value-type="string" calcext:value-type="string">
            <text:p>×</text:p>
          </table:table-cell>
          <table:table-cell table:style-name="ce97" table:formula="of:=IF(ROUND(RAND());RANDBETWEEN(2;10);&quot;(&quot;&amp;-1*RANDBETWEEN(2;10)&amp;&quot;)&quot;)" office:value-type="string" office:string-value="(-9)" calcext:value-type="string">
            <text:p>(-9)</text:p>
          </table:table-cell>
          <table:table-cell table:style-name="ce7" office:value-type="string" calcext:value-type="string">
            <text:p>×</text:p>
          </table:table-cell>
          <table:table-cell table:style-name="ce97" table:formula="of:=IF(ROUND(RAND());RANDBETWEEN(2;10);&quot;(&quot;&amp;-1*RANDBETWEEN(2;10)&amp;&quot;)&quot;)" office:value-type="float" office:value="3" calcext:value-type="float">
            <text:p>3</text:p>
          </table:table-cell>
          <table:table-cell table:style-name="ce10" office:value-type="string" calcext:value-type="string">
            <text:p>=</text:p>
          </table:table-cell>
          <table:table-cell table:style-name="ce51"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280" calcext:value-type="float">
            <text:p>280</text:p>
          </table:table-cell>
          <table:table-cell table:style-name="ce42" office:value-type="string" calcext:value-type="string">
            <text:p><text:span text:style-name="T8">"</text:span><text:span text:style-name="T9">=</text:span></text:p>
          </table:table-cell>
          <table:table-cell table:style-name="ce51" table:formula="of:=ROUND(RAND()*10;RANDBETWEEN(0;3))" office:value-type="float" office:value="8" calcext:value-type="float">
            <text:p>8</text:p>
          </table:table-cell>
          <table:table-cell table:style-name="ce40" office:value-type="string" calcext:value-type="string">
            <text:p>×10</text:p>
          </table:table-cell>
          <table:table-cell table:style-name="ce143" table:formula="of:=RANDBETWEEN(-6;6)" office:value-type="float" office:value="1" calcext:value-type="float">
            <text:p>1</text:p>
          </table:table-cell>
          <table:table-cell table:style-name="ce42" office:value-type="string" calcext:value-type="string">
            <text:p>=</text:p>
          </table:table-cell>
          <table:table-cell/>
          <table:table-cell table:style-name="ce27" table:formula="of:=LOOKUP([.A29];[$'Aide à la génération'.$A$2:$'Aide à la génération'.$A$11];[$'Aide à la génération'.$B$2:$'Aide à la génération'.$B$11])" office:value-type="string" office:string-value="7×7" calcext:value-type="string">
            <text:p>7×7</text:p>
          </table:table-cell>
          <table:table-cell table:style-name="ce27" table:formula="of:=[.E29]*[.G29]*[.I29]" office:value-type="string" office:string-value="" calcext:value-type="error">
            <text:p>#VALEUR !</text:p>
          </table:table-cell>
          <table:table-cell table:style-name="ce57" table:formula="of:=[.K29]/100*[.M29]" office:value-type="float" office:value="84" calcext:value-type="float">
            <text:p>84</text:p>
          </table:table-cell>
          <table:table-cell table:style-name="ce135" table:formula="of:=[.O29]*10^([.Q29])" office:value-type="float" office:value="80" calcext:value-type="float">
            <text:p>80</text:p>
          </table:table-cell>
          <table:table-cell/>
          <table:table-cell table:formula="of:=RANK([.Z29];[.Z23:.Z32])+2" office:value-type="float" office:value="12" calcext:value-type="float">
            <text:p>12</text:p>
          </table:table-cell>
          <table:table-cell table:style-name="ce81" table:formula="of:=RAND()" office:value-type="float" office:value="0.127623615897047" calcext:value-type="float">
            <text:p>0,127623615897047</text:p>
          </table:table-cell>
          <table:table-cell table:formula="of:=RANK([.AB29];[.AB23:.AB32])+2" office:value-type="float" office:value="8" calcext:value-type="float">
            <text:p>8</text:p>
          </table:table-cell>
          <table:table-cell table:style-name="ce81" table:formula="of:=RAND()" office:value-type="float" office:value="0.73448187335551" calcext:value-type="float">
            <text:p>0,73448187335551</text:p>
          </table:table-cell>
          <table:table-cell table:number-columns-repeated="996"/>
        </table:table-row>
        <table:table-row table:style-name="ro3">
          <table:table-cell table:style-name="ce4" table:formula="of:=CHOOSE([.Y30];0;0;35;56;64;28;42;63;54;32;72;49)" office:value-type="float" office:value="72" calcext:value-type="float">
            <text:p>7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Y30]" office:value-type="float" office:value="11" calcext:value-type="float">
            <text:p>11</text:p>
          </table:table-cell>
          <table:table-cell table:style-name="ce9" office:value-type="string" calcext:value-type="string">
            <text:p>²</text:p>
          </table:table-cell>
          <table:table-cell table:style-name="ce9" office:value-type="string" calcext:value-type="string">
            <text:p>=</text:p>
          </table:table-cell>
          <table:table-cell table:style-name="ce7"/>
          <table:table-cell table:style-name="ce9"/>
          <table:table-cell table:style-name="ce10"/>
          <table:table-cell table:style-name="ce4" table:formula="of:=[.Y29]" office:value-type="float" office:value="12" calcext:value-type="float">
            <text:p>12</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RAND()*10;RANDBETWEEN(0;3))" office:value-type="float" office:value="3.904" calcext:value-type="float">
            <text:p>3,904</text:p>
          </table:table-cell>
          <table:table-cell table:style-name="ce40" office:value-type="string" calcext:value-type="string">
            <text:p>×11</text:p>
          </table:table-cell>
          <table:table-cell table:style-name="ce143" table:formula="of:=RANDBETWEEN(-6;6)" office:value-type="float" office:value="-3" calcext:value-type="float">
            <text:p>-3</text:p>
          </table:table-cell>
          <table:table-cell table:style-name="ce42" office:value-type="string" calcext:value-type="string">
            <text:p>=</text:p>
          </table:table-cell>
          <table:table-cell/>
          <table:table-cell table:style-name="ce27" table:formula="of:=LOOKUP([.A30];[$'Aide à la génération'.$A$2:$'Aide à la génération'.$A$11];[$'Aide à la génération'.$B$2:$'Aide à la génération'.$B$11])" office:value-type="string" office:string-value="9×8" calcext:value-type="string">
            <text:p>9×8</text:p>
          </table:table-cell>
          <table:table-cell table:style-name="ce48" table:formula="of:=[.E30]^2" office:value-type="float" office:value="121" calcext:value-type="float">
            <text:p>121</text:p>
          </table:table-cell>
          <table:table-cell table:style-name="ce57" table:formula="of:=[.K30]^2" office:value-type="float" office:value="144" calcext:value-type="float">
            <text:p>144</text:p>
          </table:table-cell>
          <table:table-cell table:style-name="ce135" table:formula="of:=[.O30]*10^([.Q30])" office:value-type="float" office:value="0.003904" calcext:value-type="float">
            <text:p>0,003904</text:p>
          </table:table-cell>
          <table:table-cell/>
          <table:table-cell table:formula="of:=RANK([.Z30];[.Z23:.Z32])+2" office:value-type="float" office:value="11" calcext:value-type="float">
            <text:p>11</text:p>
          </table:table-cell>
          <table:table-cell table:style-name="ce81" table:formula="of:=RAND()" office:value-type="float" office:value="0.169789989901208" calcext:value-type="float">
            <text:p>0,169789989901208</text:p>
          </table:table-cell>
          <table:table-cell table:formula="of:=RANK([.AB30];[.AB23:.AB32])+2" office:value-type="float" office:value="11" calcext:value-type="float">
            <text:p>11</text:p>
          </table:table-cell>
          <table:table-cell table:style-name="ce81" table:formula="of:=RAND()" office:value-type="float" office:value="0.0770681263956914" calcext:value-type="float">
            <text:p>0,0770681263956914</text:p>
          </table:table-cell>
          <table:table-cell table:number-columns-repeated="996"/>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6" table:number-rows-spanned="1">
            <text:p>😕 <text:s text:c="3"/>😃 <text:s text:c="3"/>😎</text:p>
          </table:table-cell>
          <table:covered-table-cell table:number-columns-repeated="5"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31];[.Z23:.Z32])+2" office:value-type="float" office:value="8" calcext:value-type="float">
            <text:p>8</text:p>
          </table:table-cell>
          <table:table-cell table:style-name="ce81" table:formula="of:=RAND()" office:value-type="float" office:value="0.307681786335025" calcext:value-type="float">
            <text:p>0,307681786335025</text:p>
          </table:table-cell>
          <table:table-cell table:formula="of:=RANK([.AB31];[.AB23:.AB32])+2" office:value-type="float" office:value="7" calcext:value-type="float">
            <text:p>7</text:p>
          </table:table-cell>
          <table:table-cell table:style-name="ce81" table:formula="of:=RAND()" office:value-type="float" office:value="0.765339092678086" calcext:value-type="float">
            <text:p>0,765339092678086</text:p>
          </table:table-cell>
          <table:table-cell table:number-columns-repeated="996"/>
        </table:table-row>
        <table:table-row table:style-name="ro4">
          <table:table-cell table:number-columns-repeated="24"/>
          <table:table-cell table:formula="of:=RANK([.Z32];[.Z23:.Z32])+2" office:value-type="float" office:value="9" calcext:value-type="float">
            <text:p>9</text:p>
          </table:table-cell>
          <table:table-cell table:style-name="ce81" table:formula="of:=RAND()" office:value-type="float" office:value="0.231555287584438" calcext:value-type="float">
            <text:p>0,231555287584438</text:p>
          </table:table-cell>
          <table:table-cell table:formula="of:=RANK([.AB32];[.AB23:.AB32])+2" office:value-type="float" office:value="12" calcext:value-type="float">
            <text:p>12</text:p>
          </table:table-cell>
          <table:table-cell table:style-name="ce81" table:formula="of:=RAND()" office:value-type="float" office:value="0.00756159770007495" calcext:value-type="float">
            <text:p>0,00756159770007495</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4" table:number-rows-spanned="2">
            <text:p>1<text:span text:style-name="T2">er</text:span> DAN</text:p>
          </table:table-cell>
          <table:covered-table-cell table:number-columns-repeated="3"/>
          <table:table-cell table:style-name="ce11" office:value-type="string" calcext:value-type="string" table:number-columns-spanned="8" table:number-rows-spanned="1">
            <text:p><text:span text:style-name="T6">TEST 3</text:span><text:span text:style-name="T7">e</text:span><text:span text:style-name="T6"> - Date : ……………………………</text:span></text:p>
          </table:table-cell>
          <table:covered-table-cell table:number-columns-repeated="7"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Z34];[.Z34:.Z43])+2" office:value-type="float" office:value="6" calcext:value-type="float">
            <text:p>6</text:p>
          </table:table-cell>
          <table:table-cell table:style-name="ce81" table:formula="of:=RAND()" office:value-type="float" office:value="0.590599613871901" calcext:value-type="float">
            <text:p>0,590599613871901</text:p>
          </table:table-cell>
          <table:table-cell table:formula="of:=RANK([.AB34];[.AB34:.AB43])+2" office:value-type="float" office:value="10" calcext:value-type="float">
            <text:p>10</text:p>
          </table:table-cell>
          <table:table-cell table:style-name="ce81" table:formula="of:=RAND()" office:value-type="float" office:value="0.314312265212445" calcext:value-type="float">
            <text:p>0,314312265212445</text:p>
          </table:table-cell>
          <table:table-cell table:number-columns-repeated="996"/>
        </table:table-row>
        <table:table-row table:style-name="ro2">
          <table:covered-table-cell table:number-columns-repeated="2" table:style-name="ce5"/>
          <table:covered-table-cell table:number-columns-repeated="2"/>
          <table:table-cell table:style-name="ce54" office:value-type="string" calcext:value-type="string" table:number-columns-spanned="7" table:number-rows-spanned="1">
            <text:p>NOM :</text:p>
          </table:table-cell>
          <table:covered-table-cell table:number-columns-repeated="4"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R$2]" office:value-type="string" office:string-value="v2816" calcext:value-type="string">
            <text:p>v2816</text:p>
          </table:table-cell>
          <table:table-cell/>
          <table:table-cell table:style-name="ce25" office:value-type="string" calcext:value-type="string" table:number-columns-spanned="4" table:number-rows-spanned="1">
            <text:p>Correction 1<text:span text:style-name="T2">er</text:span> DAN</text:p>
          </table:table-cell>
          <table:covered-table-cell table:style-name="ce28"/>
          <table:covered-table-cell table:style-name="ce30"/>
          <table:covered-table-cell table:style-name="ce31"/>
          <table:table-cell/>
          <table:table-cell table:formula="of:=RANK([.Z35];[.Z34:.Z43])+2" office:value-type="float" office:value="9" calcext:value-type="float">
            <text:p>9</text:p>
          </table:table-cell>
          <table:table-cell table:style-name="ce81" table:formula="of:=RAND()" office:value-type="float" office:value="0.313042750042682" calcext:value-type="float">
            <text:p>0,313042750042682</text:p>
          </table:table-cell>
          <table:table-cell table:formula="of:=RANK([.AB35];[.AB34:.AB43])+2" office:value-type="float" office:value="4" calcext:value-type="float">
            <text:p>4</text:p>
          </table:table-cell>
          <table:table-cell table:style-name="ce81" table:formula="of:=RAND()" office:value-type="float" office:value="0.890847035267017" calcext:value-type="float">
            <text:p>0,890847035267017</text:p>
          </table:table-cell>
          <table:table-cell table:number-columns-repeated="996"/>
        </table:table-row>
        <table:table-row table:style-name="ro3">
          <table:table-cell table:style-name="ce55" office:value-type="string" calcext:value-type="string" table:number-columns-spanned="18" table:number-rows-spanned="1">
            <text:p>Mélange de calculs issus de toutes les ceintures</text:p>
          </table:table-cell>
          <table:covered-table-cell table:number-columns-repeated="3" table:style-name="ce38"/>
          <table:covered-table-cell table:style-name="ce55" office:value-type="string" calcext:value-type="string">
            <text:p>÷10, 100, 1000</text:p>
          </table:covered-table-cell>
          <table:covered-table-cell table:number-columns-repeated="5" table:style-name="ce38"/>
          <table:covered-table-cell table:style-name="ce55" office:value-type="string" calcext:value-type="string">
            <text:p>Somme de décimaux</text:p>
          </table:covered-table-cell>
          <table:covered-table-cell table:number-columns-repeated="3" table:style-name="ce38"/>
          <table:covered-table-cell table:style-name="ce55" office:value-type="string" calcext:value-type="string">
            <text:p>Multiplication par des dizaines</text:p>
          </table:covered-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R34]" office:value-type="string" office:string-value="AD" calcext:value-type="string">
            <text:p>AD</text:p>
          </table:table-cell>
          <table:table-cell table:style-name="ce29"/>
          <table:table-cell table:style-name="ce92" table:formula="of:=[.R35]" office:value-type="string" office:string-value="v2816" calcext:value-type="string">
            <text:p>v2816</text:p>
          </table:table-cell>
          <table:table-cell table:style-name="ce81"/>
          <table:table-cell table:formula="of:=RANK([.Z36];[.Z34:.Z43])+2" office:value-type="float" office:value="8" calcext:value-type="float">
            <text:p>8</text:p>
          </table:table-cell>
          <table:table-cell table:style-name="ce81" table:formula="of:=RAND()" office:value-type="float" office:value="0.429645190382565" calcext:value-type="float">
            <text:p>0,429645190382565</text:p>
          </table:table-cell>
          <table:table-cell table:formula="of:=RANK([.AB36];[.AB34:.AB43])+2" office:value-type="float" office:value="12" calcext:value-type="float">
            <text:p>12</text:p>
          </table:table-cell>
          <table:table-cell table:style-name="ce81" table:formula="of:=RAND()" office:value-type="float" office:value="0.202427116237646" calcext:value-type="float">
            <text:p>0,202427116237646</text:p>
          </table:table-cell>
          <table:table-cell table:style-name="ce81"/>
          <table:table-cell table:number-columns-repeated="995"/>
        </table:table-row>
        <table:table-row table:style-name="ro3">
          <table:table-cell table:style-name="ce4" table:formula="of:=[.Y37]" office:value-type="float" office:value="12" calcext:value-type="float">
            <text:p>12</text:p>
          </table:table-cell>
          <table:table-cell table:style-name="ce7" office:value-type="string" calcext:value-type="string">
            <text:p>×</text:p>
          </table:table-cell>
          <table:table-cell table:style-name="ce9" table:formula="of:=[.AA37]" office:value-type="float" office:value="3" calcext:value-type="float">
            <text:p>3</text:p>
          </table:table-cell>
          <table:table-cell table:style-name="ce10" office:value-type="string" calcext:value-type="string">
            <text:p>=</text:p>
          </table:table-cell>
          <table:table-cell table:style-name="ce4" table:formula="of:=CHOOSE(ROUND(RAND())+1;-1;1)*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8" calcext:value-type="float">
            <text:p>8</text:p>
          </table:table-cell>
          <table:table-cell table:style-name="ce10" office:value-type="string" calcext:value-type="string">
            <text:p>=</text:p>
          </table:table-cell>
          <table:table-cell table:style-name="ce4" table:formula="of:=ROUND(RAND()*CHOOSE(RANDBETWEEN(1;3);10;100;1000);RANDBETWEEN(1;3))" office:value-type="float" office:value="352.153" calcext:value-type="float">
            <text:p>352,153</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style-name="ce4" table:formula="of:=ROUND(RAND()*CHOOSE(RANDBETWEEN(1;3);10;100;1000);RANDBETWEEN(1;3))" office:value-type="float" office:value="743.5" calcext:value-type="float">
            <text:p>743,5</text:p>
          </table:table-cell>
          <table:table-cell table:style-name="ce7" office:value-type="string" calcext:value-type="string">
            <text:p>÷</text:p>
          </table:table-cell>
          <table:table-cell table:style-name="ce20" table:formula="of:=CHOOSE(INT(RAND()*3)+1;&quot;10&quot;;&quot;100&quot;;&quot;1000&quot;)" office:value-type="string" office:string-value="10" calcext:value-type="string">
            <text:p>10</text:p>
          </table:table-cell>
          <table:table-cell table:style-name="ce10" office:value-type="string" calcext:value-type="string">
            <text:p>=</text:p>
          </table:table-cell>
          <table:table-cell/>
          <table:table-cell table:style-name="ce27" table:formula="of:=[.A37]*[.C37]" office:value-type="float" office:value="36" calcext:value-type="float">
            <text:p>36</text:p>
          </table:table-cell>
          <table:table-cell table:style-name="ce27" table:formula="of:=[.E37]+IF([.F37]=&quot;+&quot;;[.G37];-[.G37])+IF([.H37]=&quot;+&quot;;[.I37];-[.I37])" office:value-type="float" office:value="1" calcext:value-type="float">
            <text:p>1</text:p>
          </table:table-cell>
          <table:table-cell table:style-name="ce43" table:formula="of:=[.K37]*[.M37]" office:value-type="float" office:value="3521.53" calcext:value-type="float">
            <text:p>3 521,53</text:p>
          </table:table-cell>
          <table:table-cell table:style-name="ce135" table:formula="of:=[.O37]/[.Q37]" office:value-type="float" office:value="74.35" calcext:value-type="float">
            <text:p>74,35</text:p>
          </table:table-cell>
          <table:table-cell/>
          <table:table-cell table:formula="of:=RANK([.Z37];[.Z34:.Z43])+2" office:value-type="float" office:value="12" calcext:value-type="float">
            <text:p>12</text:p>
          </table:table-cell>
          <table:table-cell table:style-name="ce81" table:formula="of:=RAND()" office:value-type="float" office:value="0.0817016945085478" calcext:value-type="float">
            <text:p>0,0817016945085478</text:p>
          </table:table-cell>
          <table:table-cell table:formula="of:=RANK([.AB37];[.AB34:.AB43])+2" office:value-type="float" office:value="3" calcext:value-type="float">
            <text:p>3</text:p>
          </table:table-cell>
          <table:table-cell table:style-name="ce81" table:formula="of:=RAND()" office:value-type="float" office:value="0.978381508320195" calcext:value-type="float">
            <text:p>0,978381508320195</text:p>
          </table:table-cell>
          <table:table-cell table:number-columns-repeated="996"/>
        </table:table-row>
        <table:table-row table:style-name="ro3">
          <table:table-cell table:style-name="ce222" office:value-type="percentage" office:value="0.1" calcext:value-type="percentage">
            <text:p>10 %</text:p>
          </table:table-cell>
          <table:table-cell table:style-name="ce7" office:value-type="string" calcext:value-type="string">
            <text:p>de</text:p>
          </table:table-cell>
          <table:table-cell table:style-name="ce9" table:formula="of:=ROUND(RAND()*50;RANDBETWEEN(0;1))" office:value-type="float" office:value="14" calcext:value-type="float">
            <text:p>14</text:p>
          </table:table-cell>
          <table:table-cell table:style-name="ce10" office:value-type="string" calcext:value-type="string">
            <text:p>=</text:p>
          </table:table-cell>
          <table:table-cell table:style-name="ce4" table:formula="of:=CHOOSE(ROUND(RAND())+1;-1;1)*RANDBETWEEN(1;30)" office:value-type="float" office:value="-5" calcext:value-type="float">
            <text:p>-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10" office:value-type="string" calcext:value-type="string">
            <text:p>=</text:p>
          </table:table-cell>
          <table:table-cell table:style-name="ce4" table:formula="of:=ROUND(RAND()*CHOOSE(RANDBETWEEN(1;3);10;100;1000);RANDBETWEEN(1;3))" office:value-type="float" office:value="2.91" calcext:value-type="float">
            <text:p>2,91</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style-name="ce4" table:formula="of:=ROUND(RAND()*CHOOSE(RANDBETWEEN(1;3);10;100;1000);RANDBETWEEN(1;3))" office:value-type="float" office:value="459.2" calcext:value-type="float">
            <text:p>459,2</text:p>
          </table:table-cell>
          <table:table-cell table:style-name="ce7" office:value-type="string" calcext:value-type="string">
            <text:p>÷</text:p>
          </table:table-cell>
          <table:table-cell table:style-name="ce20" table:formula="of:=CHOOSE(INT(RAND()*3)+1;&quot;10&quot;;&quot;100&quot;;&quot;1000&quot;)" office:value-type="string" office:string-value="100" calcext:value-type="string">
            <text:p>100</text:p>
          </table:table-cell>
          <table:table-cell table:style-name="ce10" office:value-type="string" calcext:value-type="string">
            <text:p>=</text:p>
          </table:table-cell>
          <table:table-cell/>
          <table:table-cell table:style-name="ce223" table:formula="of:=[.A38]*[.C38]" office:value-type="float" office:value="1.4" calcext:value-type="float">
            <text:p>1,4</text:p>
          </table:table-cell>
          <table:table-cell table:style-name="ce27" table:formula="of:=[.E38]+IF([.F38]=&quot;+&quot;;[.G38];-[.G38])+IF([.H38]=&quot;+&quot;;[.I38];-[.I38])" office:value-type="float" office:value="-5" calcext:value-type="float">
            <text:p>-5</text:p>
          </table:table-cell>
          <table:table-cell table:style-name="ce43" table:formula="of:=[.K38]*[.M38]" office:value-type="float" office:value="291" calcext:value-type="float">
            <text:p>291</text:p>
          </table:table-cell>
          <table:table-cell table:style-name="ce135" table:formula="of:=[.O38]/[.Q38]" office:value-type="float" office:value="4.592" calcext:value-type="float">
            <text:p>4,592</text:p>
          </table:table-cell>
          <table:table-cell/>
          <table:table-cell table:formula="of:=RANK([.Z38];[.Z34:.Z43])+2" office:value-type="float" office:value="11" calcext:value-type="float">
            <text:p>11</text:p>
          </table:table-cell>
          <table:table-cell table:style-name="ce81" table:formula="of:=RAND()" office:value-type="float" office:value="0.186524704456642" calcext:value-type="float">
            <text:p>0,186524704456642</text:p>
          </table:table-cell>
          <table:table-cell table:formula="of:=RANK([.AB38];[.AB34:.AB43])+2" office:value-type="float" office:value="5" calcext:value-type="float">
            <text:p>5</text:p>
          </table:table-cell>
          <table:table-cell table:style-name="ce81" table:formula="of:=RAND()" office:value-type="float" office:value="0.699645972142464" calcext:value-type="float">
            <text:p>0,699645972142464</text:p>
          </table:table-cell>
          <table:table-cell table:number-columns-repeated="996"/>
        </table:table-row>
        <table:table-row table:style-name="ro3">
          <table:table-cell table:style-name="ce222" office:value-type="percentage" office:value="0.5" calcext:value-type="percentage">
            <text:p>50 %</text:p>
          </table:table-cell>
          <table:table-cell table:style-name="ce7" office:value-type="string" calcext:value-type="string">
            <text:p>de</text:p>
          </table:table-cell>
          <table:table-cell table:style-name="ce9" table:formula="of:=ROUND(RAND()*50;RANDBETWEEN(0;1))" office:value-type="float" office:value="11" calcext:value-type="float">
            <text:p>11</text:p>
          </table:table-cell>
          <table:table-cell table:style-name="ce10" office:value-type="string" calcext:value-type="string">
            <text:p>=</text:p>
          </table:table-cell>
          <table:table-cell table:style-name="ce4" table:formula="of:=RANDBETWEEN(2;5)*IF(ROUND(RAND());1;-1)" office:value-type="float" office:value="5" calcext:value-type="float">
            <text:p>5</text:p>
          </table:table-cell>
          <table:table-cell table:style-name="ce7" office:value-type="string" calcext:value-type="string">
            <text:p>×</text:p>
          </table:table-cell>
          <table:table-cell table:style-name="ce97" table:formula="of:=IF(ROUND(RAND());RANDBETWEEN(2;10);&quot;(&quot;&amp;-1*RANDBETWEEN(2;10)&amp;&quot;)&quot;)" office:value-type="float" office:value="7" calcext:value-type="float">
            <text:p>7</text:p>
          </table:table-cell>
          <table:table-cell table:style-name="ce7" office:value-type="string" calcext:value-type="string">
            <text:p>×</text:p>
          </table:table-cell>
          <table:table-cell table:style-name="ce97" table:formula="of:=IF(ROUND(RAND());RANDBETWEEN(2;10);&quot;(&quot;&amp;-1*RANDBETWEEN(2;10)&amp;&quot;)&quot;)" office:value-type="string" office:string-value="(-5)" calcext:value-type="string">
            <text:p>(-5)</text:p>
          </table:table-cell>
          <table:table-cell table:style-name="ce10" office:value-type="string" calcext:value-type="string">
            <text:p>=</text:p>
          </table:table-cell>
          <table:table-cell table:style-name="ce51" office:value-type="float" office:value="20" calcext:value-type="float">
            <text:p>20</text:p>
          </table:table-cell>
          <table:table-cell table:style-name="ce41" office:value-type="string" calcext:value-type="string">
            <text:p>% de</text:p>
          </table:table-cell>
          <table:table-cell table:style-name="ce41" table:formula="of:=4*RANDBETWEEN(2;100)" office:value-type="float" office:value="344" calcext:value-type="float">
            <text:p>344</text:p>
          </table:table-cell>
          <table:table-cell table:style-name="ce42" office:value-type="string" calcext:value-type="string">
            <text:p><text:span text:style-name="T8">"</text:span><text:span text:style-name="T9">=</text:span></text:p>
          </table:table-cell>
          <table:table-cell table:style-name="ce51" table:formula="of:=ROUND(RAND()*10;RANDBETWEEN(0;3))" office:value-type="float" office:value="9.6" calcext:value-type="float">
            <text:p>9,6</text:p>
          </table:table-cell>
          <table:table-cell table:style-name="ce40" office:value-type="string" calcext:value-type="string">
            <text:p>×10</text:p>
          </table:table-cell>
          <table:table-cell table:style-name="ce143" table:formula="of:=RANDBETWEEN(-6;6)" office:value-type="float" office:value="3" calcext:value-type="float">
            <text:p>3</text:p>
          </table:table-cell>
          <table:table-cell table:style-name="ce42" office:value-type="string" calcext:value-type="string">
            <text:p>=</text:p>
          </table:table-cell>
          <table:table-cell/>
          <table:table-cell table:style-name="ce223" table:formula="of:=[.A39]*[.C39]" office:value-type="float" office:value="5.5" calcext:value-type="float">
            <text:p>5,5</text:p>
          </table:table-cell>
          <table:table-cell table:style-name="ce27" table:formula="of:=[.E39]*[.G39]*[.I39]" office:value-type="string" office:string-value="" calcext:value-type="error">
            <text:p>#VALEUR !</text:p>
          </table:table-cell>
          <table:table-cell table:style-name="ce57" table:formula="of:=[.K39]/100*[.M39]" office:value-type="float" office:value="68.8" calcext:value-type="float">
            <text:p>68,8</text:p>
          </table:table-cell>
          <table:table-cell table:style-name="ce135" table:formula="of:=[.O39]*10^([.Q39])" office:value-type="float" office:value="9600" calcext:value-type="float">
            <text:p>9 600</text:p>
          </table:table-cell>
          <table:table-cell/>
          <table:table-cell table:formula="of:=RANK([.Z39];[.Z34:.Z43])+2" office:value-type="float" office:value="7" calcext:value-type="float">
            <text:p>7</text:p>
          </table:table-cell>
          <table:table-cell table:style-name="ce81" table:formula="of:=RAND()" office:value-type="float" office:value="0.553428762579999" calcext:value-type="float">
            <text:p>0,553428762579999</text:p>
          </table:table-cell>
          <table:table-cell table:formula="of:=RANK([.AB39];[.AB34:.AB43])+2" office:value-type="float" office:value="11" calcext:value-type="float">
            <text:p>11</text:p>
          </table:table-cell>
          <table:table-cell table:style-name="ce81" table:formula="of:=RAND()" office:value-type="float" office:value="0.249301753905771" calcext:value-type="float">
            <text:p>0,249301753905771</text:p>
          </table:table-cell>
          <table:table-cell table:number-columns-repeated="996"/>
        </table:table-row>
        <table:table-row table:style-name="ro3">
          <table:table-cell table:style-name="ce4" table:formula="of:=CHOOSE([.Y40];0;0;35;56;64;28;42;63;54;32;72;49)" office:value-type="float" office:value="32" calcext:value-type="float">
            <text:p>32</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RANDBETWEEN(2;5)*IF(ROUND(RAND());1;-1)" office:value-type="float" office:value="4" calcext:value-type="float">
            <text:p>4</text:p>
          </table:table-cell>
          <table:table-cell table:style-name="ce7" office:value-type="string" calcext:value-type="string">
            <text:p>×</text:p>
          </table:table-cell>
          <table:table-cell table:style-name="ce97" table:formula="of:=IF(ROUND(RAND());RANDBETWEEN(2;10);&quot;(&quot;&amp;-1*RANDBETWEEN(2;10)&amp;&quot;)&quot;)" office:value-type="string" office:string-value="(-4)" calcext:value-type="string">
            <text:p>(-4)</text:p>
          </table:table-cell>
          <table:table-cell table:style-name="ce7" office:value-type="string" calcext:value-type="string">
            <text:p>×</text:p>
          </table:table-cell>
          <table:table-cell table:style-name="ce97" table:formula="of:=IF(ROUND(RAND());RANDBETWEEN(2;10);&quot;(&quot;&amp;-1*RANDBETWEEN(2;10)&amp;&quot;)&quot;)" office:value-type="float" office:value="7" calcext:value-type="float">
            <text:p>7</text:p>
          </table:table-cell>
          <table:table-cell table:style-name="ce10" office:value-type="string" calcext:value-type="string">
            <text:p>=</text:p>
          </table:table-cell>
          <table:table-cell table:style-name="ce51" office:value-type="float" office:value="30" calcext:value-type="float">
            <text:p>30</text:p>
          </table:table-cell>
          <table:table-cell table:style-name="ce41" office:value-type="string" calcext:value-type="string">
            <text:p>% de</text:p>
          </table:table-cell>
          <table:table-cell table:style-name="ce41" table:formula="of:=4*RANDBETWEEN(2;100)" office:value-type="float" office:value="240" calcext:value-type="float">
            <text:p>240</text:p>
          </table:table-cell>
          <table:table-cell table:style-name="ce42" office:value-type="string" calcext:value-type="string">
            <text:p><text:span text:style-name="T8">"</text:span><text:span text:style-name="T9">=</text:span></text:p>
          </table:table-cell>
          <table:table-cell table:style-name="ce51" table:formula="of:=ROUND(RAND()*10;RANDBETWEEN(0;3))" office:value-type="float" office:value="0.966" calcext:value-type="float">
            <text:p>0,966</text:p>
          </table:table-cell>
          <table:table-cell table:style-name="ce40" office:value-type="string" calcext:value-type="string">
            <text:p>×10</text:p>
          </table:table-cell>
          <table:table-cell table:style-name="ce143" table:formula="of:=RANDBETWEEN(-6;6)" office:value-type="float" office:value="1" calcext:value-type="float">
            <text:p>1</text:p>
          </table:table-cell>
          <table:table-cell table:style-name="ce42" office:value-type="string" calcext:value-type="string">
            <text:p>=</text:p>
          </table:table-cell>
          <table:table-cell/>
          <table:table-cell table:style-name="ce27" table:formula="of:=LOOKUP([.A40];[$'Aide à la génération'.$A$2:$'Aide à la génération'.$A$11];[$'Aide à la génération'.$B$2:$'Aide à la génération'.$B$11])" office:value-type="string" office:string-value="8×4" calcext:value-type="string">
            <text:p>8×4</text:p>
          </table:table-cell>
          <table:table-cell table:style-name="ce27" table:formula="of:=[.E40]*[.G40]*[.I40]" office:value-type="string" office:string-value="" calcext:value-type="error">
            <text:p>#VALEUR !</text:p>
          </table:table-cell>
          <table:table-cell table:style-name="ce57" table:formula="of:=[.K40]/100*[.M40]" office:value-type="float" office:value="72" calcext:value-type="float">
            <text:p>72</text:p>
          </table:table-cell>
          <table:table-cell table:style-name="ce135" table:formula="of:=[.O40]*10^([.Q40])" office:value-type="float" office:value="9.66" calcext:value-type="float">
            <text:p>9,66</text:p>
          </table:table-cell>
          <table:table-cell/>
          <table:table-cell table:formula="of:=RANK([.Z40];[.Z34:.Z43])+2" office:value-type="float" office:value="10" calcext:value-type="float">
            <text:p>10</text:p>
          </table:table-cell>
          <table:table-cell table:style-name="ce81" table:formula="of:=RAND()" office:value-type="float" office:value="0.255879346537311" calcext:value-type="float">
            <text:p>0,255879346537311</text:p>
          </table:table-cell>
          <table:table-cell table:formula="of:=RANK([.AB40];[.AB34:.AB43])+2" office:value-type="float" office:value="8" calcext:value-type="float">
            <text:p>8</text:p>
          </table:table-cell>
          <table:table-cell table:style-name="ce81" table:formula="of:=RAND()" office:value-type="float" office:value="0.439943278826516" calcext:value-type="float">
            <text:p>0,439943278826516</text:p>
          </table:table-cell>
          <table:table-cell table:number-columns-repeated="996"/>
        </table:table-row>
        <table:table-row table:style-name="ro3">
          <table:table-cell table:style-name="ce4" table:formula="of:=CHOOSE([.Y41];0;0;35;56;64;28;42;63;54;32;72;49)" office:value-type="float" office:value="56" calcext:value-type="float">
            <text:p>56</text:p>
          </table:table-cell>
          <table:table-cell table:style-name="ce7" office:value-type="string" calcext:value-type="string">
            <text:p>=</text:p>
          </table:table-cell>
          <table:table-cell table:style-name="ce46"/>
          <table:table-cell table:style-name="ce10" office:value-type="string" calcext:value-type="string">
            <text:p>×</text:p>
          </table:table-cell>
          <table:table-cell table:style-name="ce4" table:formula="of:=[.Y41]" office:value-type="float" office:value="4" calcext:value-type="float">
            <text:p>4</text:p>
          </table:table-cell>
          <table:table-cell table:style-name="ce9" office:value-type="string" calcext:value-type="string">
            <text:p>²</text:p>
          </table:table-cell>
          <table:table-cell table:style-name="ce9" office:value-type="string" calcext:value-type="string">
            <text:p>=</text:p>
          </table:table-cell>
          <table:table-cell table:style-name="ce7"/>
          <table:table-cell table:style-name="ce9"/>
          <table:table-cell table:style-name="ce10"/>
          <table:table-cell table:style-name="ce4" table:formula="of:=[.Y40]" office:value-type="float" office:value="10" calcext:value-type="float">
            <text:p>10</text:p>
          </table:table-cell>
          <table:table-cell table:style-name="ce9" office:value-type="string" calcext:value-type="string">
            <text:p>²</text:p>
          </table:table-cell>
          <table:table-cell table:style-name="ce9" office:value-type="string" calcext:value-type="string">
            <text:p>=</text:p>
          </table:table-cell>
          <table:table-cell table:style-name="ce10"/>
          <table:table-cell table:style-name="ce51" table:formula="of:=ROUND(RAND()*10;RANDBETWEEN(0;3))" office:value-type="float" office:value="2.479" calcext:value-type="float">
            <text:p>2,479</text:p>
          </table:table-cell>
          <table:table-cell table:style-name="ce40" office:value-type="string" calcext:value-type="string">
            <text:p>×11</text:p>
          </table:table-cell>
          <table:table-cell table:style-name="ce143" table:formula="of:=RANDBETWEEN(-6;6)" office:value-type="float" office:value="-2" calcext:value-type="float">
            <text:p>-2</text:p>
          </table:table-cell>
          <table:table-cell table:style-name="ce42" office:value-type="string" calcext:value-type="string">
            <text:p>=</text:p>
          </table:table-cell>
          <table:table-cell/>
          <table:table-cell table:style-name="ce27" table:formula="of:=LOOKUP([.A41];[$'Aide à la génération'.$A$2:$'Aide à la génération'.$A$11];[$'Aide à la génération'.$B$2:$'Aide à la génération'.$B$11])" office:value-type="string" office:string-value="8×7" calcext:value-type="string">
            <text:p>8×7</text:p>
          </table:table-cell>
          <table:table-cell table:style-name="ce48" table:formula="of:=[.E41]^2" office:value-type="float" office:value="16" calcext:value-type="float">
            <text:p>16</text:p>
          </table:table-cell>
          <table:table-cell table:style-name="ce57" table:formula="of:=[.K41]^2" office:value-type="float" office:value="100" calcext:value-type="float">
            <text:p>100</text:p>
          </table:table-cell>
          <table:table-cell table:style-name="ce135" table:formula="of:=[.O41]*10^([.Q41])" office:value-type="float" office:value="0.02479" calcext:value-type="float">
            <text:p>0,02479</text:p>
          </table:table-cell>
          <table:table-cell/>
          <table:table-cell table:formula="of:=RANK([.Z41];[.Z34:.Z43])+2" office:value-type="float" office:value="4" calcext:value-type="float">
            <text:p>4</text:p>
          </table:table-cell>
          <table:table-cell table:style-name="ce81" table:formula="of:=RAND()" office:value-type="float" office:value="0.74122578024106" calcext:value-type="float">
            <text:p>0,74122578024106</text:p>
          </table:table-cell>
          <table:table-cell table:formula="of:=RANK([.AB41];[.AB34:.AB43])+2" office:value-type="float" office:value="9" calcext:value-type="float">
            <text:p>9</text:p>
          </table:table-cell>
          <table:table-cell table:style-name="ce81" table:formula="of:=RAND()" office:value-type="float" office:value="0.437982252748672" calcext:value-type="float">
            <text:p>0,437982252748672</text:p>
          </table:table-cell>
          <table:table-cell table:number-columns-repeated="996"/>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6" table:number-rows-spanned="1">
            <text:p>😕 <text:s text:c="3"/>😃 <text:s text:c="3"/>😎</text:p>
          </table:table-cell>
          <table:covered-table-cell table:number-columns-repeated="5"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Z42];[.Z34:.Z43])+2" office:value-type="float" office:value="5" calcext:value-type="float">
            <text:p>5</text:p>
          </table:table-cell>
          <table:table-cell table:style-name="ce81" table:formula="of:=RAND()" office:value-type="float" office:value="0.713561065942122" calcext:value-type="float">
            <text:p>0,713561065942122</text:p>
          </table:table-cell>
          <table:table-cell table:formula="of:=RANK([.AB42];[.AB34:.AB43])+2" office:value-type="float" office:value="7" calcext:value-type="float">
            <text:p>7</text:p>
          </table:table-cell>
          <table:table-cell table:style-name="ce81" table:formula="of:=RAND()" office:value-type="float" office:value="0.499829451475674" calcext:value-type="float">
            <text:p>0,499829451475674</text:p>
          </table:table-cell>
          <table:table-cell table:number-columns-repeated="996"/>
        </table:table-row>
        <table:table-row table:style-name="ro4">
          <table:table-cell table:number-columns-repeated="24"/>
          <table:table-cell table:formula="of:=RANK([.Z43];[.Z34:.Z43])+2" office:value-type="float" office:value="3" calcext:value-type="float">
            <text:p>3</text:p>
          </table:table-cell>
          <table:table-cell table:style-name="ce81" table:formula="of:=RAND()" office:value-type="float" office:value="0.919838323973011" calcext:value-type="float">
            <text:p>0,919838323973011</text:p>
          </table:table-cell>
          <table:table-cell table:formula="of:=RANK([.AB43];[.AB34:.AB43])+2" office:value-type="float" office:value="6" calcext:value-type="float">
            <text:p>6</text:p>
          </table:table-cell>
          <table:table-cell table:style-name="ce81" table:formula="of:=RAND()" office:value-type="float" office:value="0.509140363409156" calcext:value-type="float">
            <text:p>0,509140363409156</text:p>
          </table:table-cell>
          <table:table-cell table:number-columns-repeated="996"/>
        </table:table-row>
        <table:table-row table:style-name="ro5">
          <table:table-cell table:number-columns-repeated="1024"/>
        </table:table-row>
        <table:table-row table:style-name="ro2" table:number-rows-repeated="2">
          <table:table-cell table:number-columns-repeated="1024"/>
        </table:table-row>
        <table:table-row table:style-name="ro3">
          <table:table-cell table:number-columns-repeated="28"/>
          <table:table-cell table:style-name="ce81"/>
          <table:table-cell table:number-columns-repeated="995"/>
        </table:table-row>
        <table:table-row table:style-name="ro3" table:number-rows-repeated="6">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table-cell table:number-columns-repeated="28"/>
          <table:table-cell table:style-name="ce81"/>
          <table:table-cell table:number-columns-repeated="995"/>
        </table:table-row>
        <table:table-row table:style-name="ro3" table:number-rows-repeated="6">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table-cell table:number-columns-repeated="28"/>
          <table:table-cell table:style-name="ce81"/>
          <table:table-cell table:number-columns-repeated="995"/>
        </table:table-row>
        <table:table-row table:style-name="ro3" table:number-rows-repeated="6">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table-cell table:number-columns-repeated="28"/>
          <table:table-cell table:style-name="ce81"/>
          <table:table-cell table:number-columns-repeated="995"/>
        </table:table-row>
        <table:table-row table:style-name="ro3" table:number-rows-repeated="6">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2e DAN" table:style-name="ta8" table:print-ranges="'2e DAN'.A1:'2e DAN'.T44 '2e DAN'.V1:'2e DAN'.Y44">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2" form:id="control12"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2?language=Basic&amp;location=document" xlink:type="simple"/>
              </office:event-listeners>
            </form:button>
          </form:form>
        </office:forms>
        <table:shapes>
          <draw:control draw:z-index="0" draw:style-name="gr10" draw:text-style-name="P2" svg:width="1.651cm" svg:height="0.749cm" svg:x="54.263cm" svg:y="0.668cm" draw:control="control12"/>
        </table:shapes>
        <table:table-column table:style-name="co157" table:default-cell-style-name="Default"/>
        <table:table-column table:style-name="co27" table:default-cell-style-name="Default"/>
        <table:table-column table:style-name="co76" table:default-cell-style-name="Default"/>
        <table:table-column table:style-name="co15" table:default-cell-style-name="Default"/>
        <table:table-column table:style-name="co52" table:default-cell-style-name="Default"/>
        <table:table-column table:style-name="co118" table:default-cell-style-name="Default"/>
        <table:table-column table:style-name="co52" table:default-cell-style-name="Default"/>
        <table:table-column table:style-name="co158" table:default-cell-style-name="Default"/>
        <table:table-column table:style-name="co159" table:default-cell-style-name="Default"/>
        <table:table-column table:style-name="co11" table:default-cell-style-name="Default"/>
        <table:table-column table:style-name="co26" table:default-cell-style-name="Default"/>
        <table:table-column table:style-name="co160" table:default-cell-style-name="Default"/>
        <table:table-column table:style-name="co161" table:default-cell-style-name="Default"/>
        <table:table-column table:style-name="co20" table:default-cell-style-name="Default"/>
        <table:table-column table:style-name="co10" table:default-cell-style-name="Default"/>
        <table:table-column table:style-name="co155" table:default-cell-style-name="Default"/>
        <table:table-column table:style-name="co126" table:default-cell-style-name="Default"/>
        <table:table-column table:style-name="co151" table:default-cell-style-name="Default"/>
        <table:table-column table:style-name="co67" table:default-cell-style-name="Default"/>
        <table:table-column table:style-name="co144" table:default-cell-style-name="Default"/>
        <table:table-column table:style-name="co153" table:default-cell-style-name="Default"/>
        <table:table-column table:style-name="co100" table:default-cell-style-name="Default"/>
        <table:table-column table:style-name="co81" table:default-cell-style-name="Default"/>
        <table:table-column table:style-name="co162" table:default-cell-style-name="Default"/>
        <table:table-column table:style-name="co163" table:default-cell-style-name="Default"/>
        <table:table-column table:style-name="co164" table:default-cell-style-name="Default"/>
        <table:table-column table:style-name="co21" table:default-cell-style-name="Default"/>
        <table:table-column table:style-name="co139" table:default-cell-style-name="Default"/>
        <table:table-column table:style-name="co165" table:default-cell-style-name="Default"/>
        <table:table-column table:style-name="co166" table:number-columns-repeated="2" table:default-cell-style-name="Default"/>
        <table:table-column table:style-name="co15" table:default-cell-style-name="Default"/>
        <table:table-column table:style-name="co76" table:number-columns-repeated="2" table:default-cell-style-name="Default"/>
        <table:table-column table:style-name="co77" table:default-cell-style-name="Default"/>
        <table:table-column table:style-name="co4" table:number-columns-repeated="988" table:default-cell-style-name="Default"/>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AB1];[.AB1:.AB10])+2" office:value-type="float" office:value="3" calcext:value-type="float">
            <text:p>3</text:p>
          </table:table-cell>
          <table:table-cell table:style-name="ce81" table:formula="of:=RAND()" office:value-type="float" office:value="0.866655648352032" calcext:value-type="float">
            <text:p>0,866655648352032</text:p>
          </table:table-cell>
          <table:table-cell table:number-columns-repeated="995"/>
        </table:table-row>
        <table:table-row table:style-name="ro2">
          <table:covered-table-cell table:number-columns-repeated="6"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quot;v&quot;&amp;ROUND(RAND()*10000;0)" office:value-type="string" office:string-value="v7281" calcext:value-type="string">
            <text:p>v7281</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2];[.AB1:.AB10])+2" office:value-type="float" office:value="8" calcext:value-type="float">
            <text:p>8</text:p>
          </table:table-cell>
          <table:table-cell table:style-name="ce81" table:formula="of:=RAND()" office:value-type="float" office:value="0.488568434979758" calcext:value-type="float">
            <text:p>0,488568434979758</text:p>
          </table:table-cell>
          <table:table-cell table:number-columns-repeated="995"/>
        </table:table-row>
        <table:table-row table:style-name="ro1">
          <table:table-cell table:style-name="ce55" office:value-type="string" calcext:value-type="string" table:number-columns-spanned="20" table:number-rows-spanned="1">
            <text:p>Mélange de calculs issus de toutes les ceintures</text:p>
          </table:table-cell>
          <table:covered-table-cell table:number-columns-repeated="4" table:style-name="ce55"/>
          <table:covered-table-cell table:number-columns-repeated="3" table:style-name="ce38"/>
          <table:covered-table-cell table:style-name="ce55" office:value-type="string" calcext:value-type="string">
            <text:p>÷10, 100, 1000</text:p>
          </table:covered-table-cell>
          <table:covered-table-cell table:number-columns-repeated="3" table:style-name="ce38"/>
          <table:covered-table-cell table:style-name="ce55" office:value-type="string" calcext:value-type="string">
            <text:p>Somme de décimaux</text:p>
          </table:covered-table-cell>
          <table:covered-table-cell table:number-columns-repeated="3" table:style-name="ce38"/>
          <table:covered-table-cell table:style-name="ce55" office:value-type="string" calcext:value-type="string">
            <text:p>Multiplication par des dizaines</text:p>
          </table:covered-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T1]" office:value-type="string" office:string-value="AA" calcext:value-type="string">
            <text:p>AA</text:p>
          </table:table-cell>
          <table:table-cell table:style-name="ce29"/>
          <table:table-cell table:style-name="ce92" table:formula="of:=[.T2]" office:value-type="string" office:string-value="v7281" calcext:value-type="string">
            <text:p>v7281</text:p>
          </table:table-cell>
          <table:table-cell table:style-name="ce81"/>
          <table:table-cell table:formula="of:=RANK([.AB3];[.AB1:.AB10])+2" office:value-type="float" office:value="11" calcext:value-type="float">
            <text:p>11</text:p>
          </table:table-cell>
          <table:table-cell table:style-name="ce81" table:formula="of:=RAND()" office:value-type="float" office:value="0.319786265274382" calcext:value-type="float">
            <text:p>0,319786265274382</text:p>
          </table:table-cell>
          <table:table-cell/>
          <table:table-cell table:style-name="ce81" table:number-columns-repeated="3"/>
          <table:table-cell table:style-name="ce125" office:value-type="string" calcext:value-type="string">
            <text:p>a</text:p>
          </table:table-cell>
          <table:table-cell table:style-name="ce125" office:value-type="string" calcext:value-type="string">
            <text:p>b</text:p>
          </table:table-cell>
          <table:table-cell table:style-name="ce125" office:value-type="string" calcext:value-type="string">
            <text:p>c</text:p>
          </table:table-cell>
          <table:table-cell table:style-name="ce81" table:number-columns-repeated="988"/>
        </table:table-row>
        <table:table-row table:style-name="ro3">
          <table:table-cell table:style-name="ce50" office:value-type="string" calcext:value-type="string" table:number-columns-spanned="5" table:number-rows-spanned="1">
            <text:p>9x+4+9x</text:p>
          </table:table-cell>
          <table:covered-table-cell table:style-name="ce224"/>
          <table:covered-table-cell table:style-name="ce30"/>
          <table:covered-table-cell table:style-name="ce226"/>
          <table:covered-table-cell table:style-name="ce7"/>
          <table:table-cell table:style-name="ce7" office:value-type="string" calcext:value-type="string">
            <text:p>=</text:p>
          </table:table-cell>
          <table:table-cell table:style-name="ce46"/>
          <table:table-cell table:style-name="ce10"/>
          <table:table-cell table:style-name="ce4" table:formula="of:=ROUND(RAND()*CHOOSE(RANDBETWEEN(1;3);10;100;1000);RANDBETWEEN(1;3))" office:value-type="float" office:value="40.2" calcext:value-type="float">
            <text:p>40,2</text:p>
          </table:table-cell>
          <table:table-cell table:style-name="ce7" office:value-type="string" calcext:value-type="string">
            <text:p>×</text:p>
          </table:table-cell>
          <table:table-cell table:style-name="ce9" table:formula="of:=CHOOSE(INT(RAND()*3)+1;&quot;0,1&quot;;&quot;0,01&quot;;&quot;0,001&quot;)" office:value-type="string" office:string-value="0,1" calcext:value-type="string">
            <text:p>0,1</text:p>
          </table:table-cell>
          <table:table-cell table:style-name="ce10" office:value-type="string" calcext:value-type="string">
            <text:p>=</text:p>
          </table:table-cell>
          <table:table-cell table:style-name="ce4" office:value-type="string" calcext:value-type="string">
            <text:p>Résoudre </text:p>
          </table:table-cell>
          <table:table-cell table:style-name="ce9" table:formula="of:=[.AG4]&amp;&quot;x&quot;&amp;IF([.AH4]&lt;0;[.AH4];&quot;+&quot;&amp;[.AH4])&amp;&quot;=&quot;&amp;[.AI4]" office:value-type="string" office:string-value="-4x-8=-28" calcext:value-type="string" table:number-columns-spanned="2" table:number-rows-spanned="1">
            <text:p>-4x-8=-28</text:p>
          </table:table-cell>
          <table:covered-table-cell table:style-name="ce46"/>
          <table:table-cell table:style-name="ce10"/>
          <table:table-cell table:style-name="ce51" table:formula="of:=RANDBETWEEN(1;10)" office:value-type="float" office:value="3" calcext:value-type="float">
            <text:p>3</text:p>
          </table:table-cell>
          <table:table-cell table:style-name="ce150" office:value-type="string" calcext:value-type="string">
            <text:p>h</text:p>
          </table:table-cell>
          <table:table-cell table:style-name="ce40" table:formula="of:=6*RANDBETWEEN(1;9)" office:value-type="float" office:value="6" calcext:value-type="float">
            <text:p>6</text:p>
          </table:table-cell>
          <table:table-cell table:style-name="ce42" office:value-type="string" calcext:value-type="string">
            <text:p>min = <text:s text:c="8"/>h</text:p>
          </table:table-cell>
          <table:table-cell/>
          <table:table-cell table:style-name="ce156" table:formula="of:=([.AC4]+[.AE4])&amp;&quot;x+&quot;&amp;[.AD4]" office:value-type="string" office:string-value="13x+8" calcext:value-type="string">
            <text:p>13x+8</text:p>
          </table:table-cell>
          <table:table-cell table:style-name="ce135" table:formula="of:=[.I4]*[.K4]" office:value-type="float" office:value="4.02" calcext:value-type="float">
            <text:p>4,02</text:p>
          </table:table-cell>
          <table:table-cell table:style-name="ce27" table:formula="of:=([.AI4]-[.AH4])/[.AG4]" office:value-type="float" office:value="5" calcext:value-type="float">
            <text:p>5</text:p>
          </table:table-cell>
          <table:table-cell table:style-name="ce147" table:formula="of:=[.Q4]+[.S4]/60&amp;&quot; h&quot;" office:value-type="string" office:string-value="3,1 h" calcext:value-type="string">
            <text:p>3,1 h</text:p>
          </table:table-cell>
          <table:table-cell/>
          <table:table-cell table:formula="of:=RANK([.AB4];[.AB1:.AB10])+2" office:value-type="float" office:value="6" calcext:value-type="float">
            <text:p>6</text:p>
          </table:table-cell>
          <table:table-cell table:style-name="ce81" table:formula="of:=RAND()" office:value-type="float" office:value="0.722884713789786" calcext:value-type="float">
            <text:p>0,722884713789786</text:p>
          </table:table-cell>
          <table:table-cell table:style-name="ce15" table:formula="of:=RANDBETWEEN(2;9)" office:value-type="float" office:value="5" calcext:value-type="float">
            <text:p>5</text:p>
          </table:table-cell>
          <table:table-cell table:style-name="ce15" table:formula="of:=RANDBETWEEN(2;9)" office:value-type="float" office:value="8" calcext:value-type="float">
            <text:p>8</text:p>
          </table:table-cell>
          <table:table-cell table:style-name="ce15" table:formula="of:=RANDBETWEEN(2;9)" office:value-type="float" office:value="8" calcext:value-type="float">
            <text:p>8</text:p>
          </table:table-cell>
          <table:table-cell table:style-name="ce15" table:formula="of:=RANDBETWEEN(2;9)" office:value-type="float" office:value="3" calcext:value-type="float">
            <text:p>3</text:p>
          </table:table-cell>
          <table:table-cell table:style-name="ce175" table:formula="of:=RANDBETWEEN(-8;8)" office:value-type="float" office:value="-4" calcext:value-type="float">
            <text:p>-4</text:p>
          </table:table-cell>
          <table:table-cell table:style-name="ce175" table:formula="of:=RANDBETWEEN(-8;8)" office:value-type="float" office:value="-8" calcext:value-type="float">
            <text:p>-8</text:p>
          </table:table-cell>
          <table:table-cell table:style-name="ce175" table:formula="of:=[.AG4]*RANDBETWEEN(-5;5)+[.AH4]" office:value-type="float" office:value="-28" calcext:value-type="float">
            <text:p>-28</text:p>
          </table:table-cell>
          <table:table-cell table:number-columns-repeated="988"/>
        </table:table-row>
        <table:table-row table:style-name="ro3">
          <table:table-cell table:style-name="ce50" office:value-type="string" calcext:value-type="string" table:number-columns-spanned="5" table:number-rows-spanned="1">
            <text:p>5x²+5x+4x²+7</text:p>
          </table:table-cell>
          <table:covered-table-cell table:style-name="ce20"/>
          <table:covered-table-cell table:style-name="ce225"/>
          <table:covered-table-cell table:number-columns-repeated="2" table:style-name="ce137"/>
          <table:table-cell table:style-name="ce138" office:value-type="string" calcext:value-type="string">
            <text:p>=</text:p>
          </table:table-cell>
          <table:table-cell table:style-name="ce9"/>
          <table:table-cell table:style-name="ce10"/>
          <table:table-cell table:style-name="ce4" table:formula="of:=ROUND(RAND()*CHOOSE(RANDBETWEEN(1;3);10;100;1000);RANDBETWEEN(1;3))" office:value-type="float" office:value="495.275" calcext:value-type="float">
            <text:p>495,275</text:p>
          </table:table-cell>
          <table:table-cell table:style-name="ce7" office:value-type="string" calcext:value-type="string">
            <text:p>×</text:p>
          </table:table-cell>
          <table:table-cell table:style-name="ce9" table:formula="of:=CHOOSE(INT(RAND()*3)+1;&quot;0,1&quot;;&quot;0,01&quot;;&quot;0,001&quot;)" office:value-type="string" office:string-value="0,001" calcext:value-type="string">
            <text:p>0,001</text:p>
          </table:table-cell>
          <table:table-cell table:style-name="ce10" office:value-type="string" calcext:value-type="string">
            <text:p>=</text:p>
          </table:table-cell>
          <table:table-cell table:style-name="ce4" office:value-type="string" calcext:value-type="string">
            <text:p>Résoudre </text:p>
          </table:table-cell>
          <table:table-cell table:style-name="ce9" table:formula="of:=[.AG5]&amp;&quot;x&quot;&amp;IF([.AH5]&lt;0;[.AH5];&quot;+&quot;&amp;[.AH5])&amp;&quot;=&quot;&amp;[.AI5]" office:value-type="string" office:string-value="-6x-3=-33" calcext:value-type="string" table:number-columns-spanned="2" table:number-rows-spanned="1">
            <text:p>-6x-3=-33</text:p>
          </table:table-cell>
          <table:covered-table-cell table:style-name="ce9"/>
          <table:table-cell table:style-name="ce10"/>
          <table:table-cell table:style-name="ce51" table:formula="of:=RANDBETWEEN(1;10)" office:value-type="float" office:value="3" calcext:value-type="float">
            <text:p>3</text:p>
          </table:table-cell>
          <table:table-cell table:style-name="ce150" office:value-type="string" calcext:value-type="string">
            <text:p>h</text:p>
          </table:table-cell>
          <table:table-cell table:style-name="ce40" table:formula="of:=6*RANDBETWEEN(1;9)" office:value-type="float" office:value="54" calcext:value-type="float">
            <text:p>54</text:p>
          </table:table-cell>
          <table:table-cell table:style-name="ce42" office:value-type="string" calcext:value-type="string">
            <text:p>min = <text:s text:c="8"/>h</text:p>
          </table:table-cell>
          <table:table-cell/>
          <table:table-cell table:style-name="ce156" table:formula="of:=([.AC5]+[.AE5])&amp;&quot;x²+&quot;&amp;[.AD5]&amp;&quot;x+&quot;&amp;[.AF5]" office:value-type="string" office:string-value="9x²+4x+3" calcext:value-type="string">
            <text:p>9x²+4x+3</text:p>
          </table:table-cell>
          <table:table-cell table:style-name="ce135" table:formula="of:=[.I5]*[.K5]" office:value-type="float" office:value="0.495275" calcext:value-type="float">
            <text:p>0,495275</text:p>
          </table:table-cell>
          <table:table-cell table:style-name="ce27" table:formula="of:=([.AI5]-[.AH5])/[.AG5]" office:value-type="float" office:value="5" calcext:value-type="float">
            <text:p>5</text:p>
          </table:table-cell>
          <table:table-cell table:style-name="ce147" table:formula="of:=[.Q5]+[.S5]/60&amp;&quot; h&quot;" office:value-type="string" office:string-value="3,9 h" calcext:value-type="string">
            <text:p>3,9 h</text:p>
          </table:table-cell>
          <table:table-cell/>
          <table:table-cell table:formula="of:=RANK([.AB5];[.AB1:.AB10])+2" office:value-type="float" office:value="10" calcext:value-type="float">
            <text:p>10</text:p>
          </table:table-cell>
          <table:table-cell table:style-name="ce81" table:formula="of:=RAND()" office:value-type="float" office:value="0.382263239256344" calcext:value-type="float">
            <text:p>0,382263239256344</text:p>
          </table:table-cell>
          <table:table-cell table:style-name="ce15" table:formula="of:=RANDBETWEEN(2;9)" office:value-type="float" office:value="3" calcext:value-type="float">
            <text:p>3</text:p>
          </table:table-cell>
          <table:table-cell table:style-name="ce15" table:formula="of:=RANDBETWEEN(2;9)" office:value-type="float" office:value="4" calcext:value-type="float">
            <text:p>4</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style-name="ce175" table:formula="of:=RANDBETWEEN(-8;8)" office:value-type="float" office:value="-6" calcext:value-type="float">
            <text:p>-6</text:p>
          </table:table-cell>
          <table:table-cell table:style-name="ce175" table:formula="of:=RANDBETWEEN(-8;8)" office:value-type="float" office:value="-3" calcext:value-type="float">
            <text:p>-3</text:p>
          </table:table-cell>
          <table:table-cell table:style-name="ce175" table:formula="of:=[.AG5]*RANDBETWEEN(-5;5)+[.AH5]" office:value-type="float" office:value="-33" calcext:value-type="float">
            <text:p>-33</text:p>
          </table:table-cell>
          <table:table-cell table:number-columns-repeated="988"/>
        </table:table-row>
        <table:table-row table:style-name="ro3">
          <table:table-cell table:style-name="ce4"/>
          <table:table-cell table:style-name="ce176" table:formula="of:=RANDBETWEEN(2;13)" office:value-type="float" office:value="9" calcext:value-type="float">
            <text:p>9</text:p>
          </table:table-cell>
          <table:table-cell table:style-name="ce113" table:formula="of:=RANDBETWEEN(1;10)*IF(ROUND(RAND());1;-1)" office:value-type="float" office:value="1" calcext:value-type="float">
            <text:p>1</text:p>
          </table:table-cell>
          <table:table-cell table:style-name="ce40" office:value-type="string" calcext:value-type="string">
            <text:p>×</text:p>
          </table:table-cell>
          <table:table-cell table:style-name="ce40" table:formula="of:=[.B6]" office:value-type="float" office:value="9" calcext:value-type="float">
            <text:p>9</text:p>
          </table:table-cell>
          <table:table-cell table:style-name="ce113" table:formula="of:=RANDBETWEEN(1;10)*IF(ROUND(RAND());1;-1)" office:value-type="float" office:value="5" calcext:value-type="float">
            <text:p>5</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0.4" calcext:value-type="float">
            <text:p>0,4</text:p>
          </table:table-cell>
          <table:table-cell table:style-name="ce40" table:formula="of:=CHOOSE([.AA6];&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AA6]&lt;5;&quot;m&quot;;IF(AND([.AA6]&gt;4;[.AA6]&lt;9);&quot;L&quot;;&quot;g&quot;))" office:value-type="string" office:string-value="L" calcext:value-type="string">
            <text:p>L</text:p>
          </table:table-cell>
          <table:table-cell table:style-name="ce4" table:formula="of:=([.AA6]+3)^2" office:value-type="float" office:value="64" calcext:value-type="float">
            <text:p>64</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51" table:formula="of:=RANDBETWEEN(11;99)/10" office:value-type="float" office:value="1.1" calcext:value-type="float">
            <text:p>1,1</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table-cell table:style-name="ce135" table:formula="of:=[.B6]&amp;&quot;^&quot;&amp;([.C6]+[.F6])" office:value-type="string" office:string-value="9^6" calcext:value-type="string">
            <text:p>9^6</text:p>
          </table:table-cell>
          <table:table-cell table:style-name="ce48" table:formula="of:=[.I6]*(CHOOSE([.AA6];0;0.01;0.001;1000;0.001;100;0.1;0.01;1000;0.1;0.001;10))&amp;&quot; &quot;&amp;[.L6]" office:value-type="string" office:string-value="0,0004 L" calcext:value-type="string">
            <text:p>0,0004 L</text:p>
          </table:table-cell>
          <table:table-cell table:style-name="ce57" table:formula="of:=[.AA6]+3" office:value-type="float" office:value="8" calcext:value-type="float">
            <text:p>8</text:p>
          </table:table-cell>
          <table:table-cell table:style-name="ce147" table:formula="of:=INT([.Q6])&amp;&quot;h &quot;&amp;INT(([.Q6]-INT([.Q6]))*60)&amp;&quot;min&quot;" office:value-type="string" office:string-value="1h 6min" calcext:value-type="string">
            <text:p>1h 6min</text:p>
          </table:table-cell>
          <table:table-cell/>
          <table:table-cell table:formula="of:=RANK([.AB6];[.AB1:.AB10])+2" office:value-type="float" office:value="5" calcext:value-type="float">
            <text:p>5</text:p>
          </table:table-cell>
          <table:table-cell table:style-name="ce81" table:formula="of:=RAND()" office:value-type="float" office:value="0.728756496442954" calcext:value-type="float">
            <text:p>0,728756496442954</text:p>
          </table:table-cell>
          <table:table-cell table:style-name="ce15" table:formula="of:=RANDBETWEEN(2;9)" office:value-type="float" office:value="8" calcext:value-type="float">
            <text:p>8</text:p>
          </table:table-cell>
          <table:table-cell table:style-name="ce15" table:formula="of:=RANDBETWEEN(2;9)" office:value-type="float" office:value="2" calcext:value-type="float">
            <text:p>2</text:p>
          </table:table-cell>
          <table:table-cell table:style-name="ce15" table:formula="of:=RANDBETWEEN(2;9)" office:value-type="float" office:value="2" calcext:value-type="float">
            <text:p>2</text:p>
          </table:table-cell>
          <table:table-cell table:style-name="ce15" table:formula="of:=RANDBETWEEN(2;9)" office:value-type="float" office:value="3" calcext:value-type="float">
            <text:p>3</text:p>
          </table:table-cell>
          <table:table-cell table:style-name="ce175" table:formula="of:=RANDBETWEEN(-8;8)" office:value-type="float" office:value="4" calcext:value-type="float">
            <text:p>4</text:p>
          </table:table-cell>
          <table:table-cell table:style-name="ce175" table:formula="of:=RANDBETWEEN(-8;8)" office:value-type="float" office:value="6" calcext:value-type="float">
            <text:p>6</text:p>
          </table:table-cell>
          <table:table-cell table:style-name="ce175" table:formula="of:=[.AG6]*RANDBETWEEN(-5;5)+[.AH6]" office:value-type="float" office:value="-10" calcext:value-type="float">
            <text:p>-10</text:p>
          </table:table-cell>
          <table:table-cell table:number-columns-repeated="988"/>
        </table:table-row>
        <table:table-row table:style-name="ro3">
          <table:table-cell table:style-name="ce4"/>
          <table:table-cell table:style-name="ce176" table:formula="of:=RANDBETWEEN(2;13)" office:value-type="float" office:value="9" calcext:value-type="float">
            <text:p>9</text:p>
          </table:table-cell>
          <table:table-cell table:style-name="ce113" table:formula="of:=RANDBETWEEN(1;10)*IF(ROUND(RAND());1;-1)" office:value-type="float" office:value="-10" calcext:value-type="float">
            <text:p>-10</text:p>
          </table:table-cell>
          <table:table-cell table:style-name="ce40" office:value-type="string" calcext:value-type="string">
            <text:p>×</text:p>
          </table:table-cell>
          <table:table-cell table:style-name="ce40" table:formula="of:=[.B7]" office:value-type="float" office:value="9" calcext:value-type="float">
            <text:p>9</text:p>
          </table:table-cell>
          <table:table-cell table:style-name="ce113" table:formula="of:=RANDBETWEEN(1;10)*IF(ROUND(RAND());1;-1)" office:value-type="float" office:value="-3" calcext:value-type="float">
            <text:p>-3</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0.21" calcext:value-type="float">
            <text:p>0,21</text:p>
          </table:table-cell>
          <table:table-cell table:style-name="ce40" table:formula="of:=CHOOSE([.AA7];&quot;&quot;;&quot;cm&quot;;&quot;mm&quot;;&quot;km&quot;;&quot;mL&quot;;&quot;hL&quot;;&quot;dL&quot;;&quot;cL&quot;;&quot;kg&quot;;&quot;dg&quot;;&quot;mg&quot;;&quot;dag&quot;)" office:value-type="string" office:string-value="km" calcext:value-type="string">
            <text:p>km</text:p>
          </table:table-cell>
          <table:table-cell table:style-name="ce40" office:value-type="string" calcext:value-type="string">
            <text:p>=</text:p>
          </table:table-cell>
          <table:table-cell table:style-name="ce52" table:formula="of:=IF([.AA7]&lt;5;&quot;m&quot;;IF(AND([.AA7]&gt;4;[.AA7]&lt;9);&quot;L&quot;;&quot;g&quot;))" office:value-type="string" office:string-value="m" calcext:value-type="string">
            <text:p>m</text:p>
          </table:table-cell>
          <table:table-cell table:style-name="ce4" table:formula="of:=([.AA7]+3)^2" office:value-type="float" office:value="49" calcext:value-type="float">
            <text:p>49</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51" table:formula="of:=RANDBETWEEN(11;99)/10" office:value-type="float" office:value="8.7" calcext:value-type="float">
            <text:p>8,7</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table-cell table:style-name="ce135" table:formula="of:=[.B7]&amp;&quot;^&quot;&amp;([.C7]+[.F7])" office:value-type="string" office:string-value="9^-13" calcext:value-type="string">
            <text:p>9^-13</text:p>
          </table:table-cell>
          <table:table-cell table:style-name="ce48" table:formula="of:=[.I7]*(CHOOSE([.AA7];0;0.01;0.001;1000;0.001;100;0.1;0.01;1000;0.1;0.001;10))&amp;&quot; &quot;&amp;[.L7]" office:value-type="string" office:string-value="210 m" calcext:value-type="string">
            <text:p>210 m</text:p>
          </table:table-cell>
          <table:table-cell table:style-name="ce57" table:formula="of:=[.AA7]+3" office:value-type="float" office:value="7" calcext:value-type="float">
            <text:p>7</text:p>
          </table:table-cell>
          <table:table-cell table:style-name="ce147" table:formula="of:=INT([.Q7])&amp;&quot;h &quot;&amp;INT(([.Q7]-INT([.Q7]))*60)&amp;&quot;min&quot;" office:value-type="string" office:string-value="8h 42min" calcext:value-type="string">
            <text:p>8h 42min</text:p>
          </table:table-cell>
          <table:table-cell/>
          <table:table-cell table:formula="of:=RANK([.AB7];[.AB1:.AB10])+2" office:value-type="float" office:value="4" calcext:value-type="float">
            <text:p>4</text:p>
          </table:table-cell>
          <table:table-cell table:style-name="ce81" table:formula="of:=RAND()" office:value-type="float" office:value="0.775432857191303" calcext:value-type="float">
            <text:p>0,775432857191303</text:p>
          </table:table-cell>
          <table:table-cell table:style-name="ce15" table:formula="of:=RANDBETWEEN(2;9)" office:value-type="float" office:value="3" calcext:value-type="float">
            <text:p>3</text:p>
          </table:table-cell>
          <table:table-cell table:style-name="ce15" table:formula="of:=RANDBETWEEN(2;9)" office:value-type="float" office:value="4" calcext:value-type="float">
            <text:p>4</text:p>
          </table:table-cell>
          <table:table-cell table:style-name="ce15" table:formula="of:=RANDBETWEEN(2;9)" office:value-type="float" office:value="9" calcext:value-type="float">
            <text:p>9</text:p>
          </table:table-cell>
          <table:table-cell table:style-name="ce15" table:formula="of:=RANDBETWEEN(2;9)" office:value-type="float" office:value="2" calcext:value-type="float">
            <text:p>2</text:p>
          </table:table-cell>
          <table:table-cell table:style-name="ce175" table:formula="of:=RANDBETWEEN(-8;8)" office:value-type="float" office:value="7" calcext:value-type="float">
            <text:p>7</text:p>
          </table:table-cell>
          <table:table-cell table:style-name="ce175" table:formula="of:=RANDBETWEEN(-8;8)" office:value-type="float" office:value="-5" calcext:value-type="float">
            <text:p>-5</text:p>
          </table:table-cell>
          <table:table-cell table:style-name="ce175" table:formula="of:=[.AG7]*RANDBETWEEN(-5;5)+[.AH7]" office:value-type="float" office:value="30" calcext:value-type="float">
            <text:p>30</text:p>
          </table:table-cell>
          <table:table-cell table:number-columns-repeated="988"/>
        </table:table-row>
        <table:table-row table:style-name="ro3">
          <table:table-cell table:style-name="ce4"/>
          <table:table-cell table:style-name="ce176" table:formula="of:=RANDBETWEEN(2;13)" office:value-type="float" office:value="12" calcext:value-type="float">
            <text:p>12</text:p>
          </table:table-cell>
          <table:table-cell table:style-name="ce113" table:formula="of:=RANDBETWEEN(1;10)*IF(ROUND(RAND());1;-1)" office:value-type="float" office:value="4" calcext:value-type="float">
            <text:p>4</text:p>
          </table:table-cell>
          <table:table-cell table:style-name="ce40" office:value-type="string" calcext:value-type="string">
            <text:p>÷</text:p>
          </table:table-cell>
          <table:table-cell table:style-name="ce40" table:formula="of:=[.B8]" office:value-type="float" office:value="12" calcext:value-type="float">
            <text:p>12</text:p>
          </table:table-cell>
          <table:table-cell table:style-name="ce113" table:formula="of:=RANDBETWEEN(1;10)*IF(ROUND(RAND());1;-1)" office:value-type="float" office:value="-6" calcext:value-type="float">
            <text:p>-6</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0.59" calcext:value-type="float">
            <text:p>0,59</text:p>
          </table:table-cell>
          <table:table-cell table:style-name="ce40" table:formula="of:=CHOOSE([.AA8];&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AA8]&lt;5;&quot;m&quot;;IF(AND([.AA8]&gt;4;[.AA8]&lt;9);&quot;L&quot;;&quot;g&quot;))" office:value-type="string" office:string-value="g" calcext:value-type="string">
            <text:p>g</text:p>
          </table:table-cell>
          <table:table-cell table:style-name="ce4" table:formula="of:=ROUND(RAND()*CHOOSE(RANDBETWEEN(1;3);10;100;1000);RANDBETWEEN(1;3))" office:value-type="float" office:value="52.86" calcext:value-type="float">
            <text:p>52,86</text:p>
          </table:table-cell>
          <table:table-cell table:style-name="ce7" office:value-type="string" calcext:value-type="string">
            <text:p>÷</text:p>
          </table:table-cell>
          <table:table-cell table:style-name="ce227" table:formula="of:=CHOOSE(INT(RAND()*3)+1;&quot;0,1&quot;;&quot;0,01&quot;;&quot;0,001&quot;)" office:value-type="string" office:string-value="0,001" calcext:value-type="string">
            <text:p>0,001</text:p>
          </table:table-cell>
          <table:table-cell table:style-name="ce10" office:value-type="string" calcext:value-type="string">
            <text:p>=</text:p>
          </table:table-cell>
          <table:table-cell table:style-name="ce4" table:formula="of:=ROUND(RAND()*CHOOSE(RANDBETWEEN(1;3);10;100;1000);RANDBETWEEN(1;3))" office:value-type="float" office:value="147.192" calcext:value-type="float">
            <text:p>147,192</text:p>
          </table:table-cell>
          <table:table-cell table:style-name="ce7" office:value-type="string" calcext:value-type="string">
            <text:p>÷</text:p>
          </table:table-cell>
          <table:table-cell table:style-name="ce227" table:formula="of:=CHOOSE(INT(RAND()*3)+1;&quot;0,1&quot;;&quot;0,01&quot;;&quot;0,001&quot;)" office:value-type="string" office:string-value="0,1" calcext:value-type="string">
            <text:p>0,1</text:p>
          </table:table-cell>
          <table:table-cell table:style-name="ce10" office:value-type="string" calcext:value-type="string">
            <text:p>=</text:p>
          </table:table-cell>
          <table:table-cell/>
          <table:table-cell table:style-name="ce135" table:formula="of:=[.B8]&amp;&quot;^&quot;&amp;([.C8]-[.F8])" office:value-type="string" office:string-value="12^10" calcext:value-type="string">
            <text:p>12^10</text:p>
          </table:table-cell>
          <table:table-cell table:style-name="ce48" table:formula="of:=[.I8]*(CHOOSE([.AA8];0;0.01;0.001;1000;0.001;100;0.1;0.01;1000;0.1;0.001;10))&amp;&quot; &quot;&amp;[.L8]" office:value-type="string" office:string-value="5,9 g" calcext:value-type="string">
            <text:p>5,9 g</text:p>
          </table:table-cell>
          <table:table-cell table:style-name="ce57" table:formula="of:=[.M8]/[.O8]" office:value-type="float" office:value="52860" calcext:value-type="float">
            <text:p>52860</text:p>
          </table:table-cell>
          <table:table-cell table:style-name="ce228" table:formula="of:=[.Q8]/[.S8]" office:value-type="float" office:value="1471.92" calcext:value-type="float">
            <text:p>1471,92</text:p>
          </table:table-cell>
          <table:table-cell/>
          <table:table-cell table:formula="of:=RANK([.AB8];[.AB1:.AB10])+2" office:value-type="float" office:value="12" calcext:value-type="float">
            <text:p>12</text:p>
          </table:table-cell>
          <table:table-cell table:style-name="ce81" table:formula="of:=RAND()" office:value-type="float" office:value="0.286011985290897" calcext:value-type="float">
            <text:p>0,286011985290897</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style-name="ce15" table:formula="of:=RANDBETWEEN(2;9)" office:value-type="float" office:value="6" calcext:value-type="float">
            <text:p>6</text:p>
          </table:table-cell>
          <table:table-cell table:style-name="ce15" table:formula="of:=RANDBETWEEN(2;9)" office:value-type="float" office:value="4" calcext:value-type="float">
            <text:p>4</text:p>
          </table:table-cell>
          <table:table-cell table:style-name="ce175" table:formula="of:=RANDBETWEEN(-8;8)" office:value-type="float" office:value="5" calcext:value-type="float">
            <text:p>5</text:p>
          </table:table-cell>
          <table:table-cell table:style-name="ce175" table:formula="of:=RANDBETWEEN(-8;8)" office:value-type="float" office:value="6" calcext:value-type="float">
            <text:p>6</text:p>
          </table:table-cell>
          <table:table-cell table:style-name="ce175" table:formula="of:=[.AG8]*RANDBETWEEN(-5;5)+[.AH8]" office:value-type="float" office:value="16" calcext:value-type="float">
            <text:p>16</text:p>
          </table:table-cell>
          <table:table-cell table:number-columns-repeated="988"/>
        </table:table-row>
        <table:table-row table:style-name="ro3">
          <table:table-cell table:style-name="ce19" office:value-type="string" calcext:value-type="string" table:number-columns-spanned="8" table:number-rows-spanned="1">
            <text:p>😕 <text:s text:c="3"/>😃 <text:s text:c="3"/>😎</text:p>
          </table:table-cell>
          <table:covered-table-cell table:number-columns-repeated="4" table:style-name="ce19"/>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9];[.AB1:.AB10])+2" office:value-type="float" office:value="7" calcext:value-type="float">
            <text:p>7</text:p>
          </table:table-cell>
          <table:table-cell table:style-name="ce81" table:formula="of:=RAND()" office:value-type="float" office:value="0.518777782518029" calcext:value-type="float">
            <text:p>0,518777782518029</text:p>
          </table:table-cell>
          <table:table-cell table:number-columns-repeated="995"/>
        </table:table-row>
        <table:table-row table:style-name="ro4">
          <table:table-cell table:number-columns-repeated="26"/>
          <table:table-cell table:formula="of:=RANK([.AB10];[.AB1:.AB10])+2" office:value-type="float" office:value="9" calcext:value-type="float">
            <text:p>9</text:p>
          </table:table-cell>
          <table:table-cell table:style-name="ce81" table:formula="of:=RAND()" office:value-type="float" office:value="0.421383951331326" calcext:value-type="float">
            <text:p>0,421383951331326</text:p>
          </table:table-cell>
          <table:table-cell table:number-columns-repeated="995"/>
        </table:table-row>
        <table:table-row table:style-name="ro5">
          <table:table-cell table:number-columns-repeated="1023"/>
        </table:table-row>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AB12];[.AB12:.AB21])+2" office:value-type="float" office:value="4" calcext:value-type="float">
            <text:p>4</text:p>
          </table:table-cell>
          <table:table-cell table:style-name="ce81" table:formula="of:=RAND()" office:value-type="float" office:value="0.965039303200845" calcext:value-type="float">
            <text:p>0,965039303200845</text:p>
          </table:table-cell>
          <table:table-cell table:number-columns-repeated="995"/>
        </table:table-row>
        <table:table-row table:style-name="ro2">
          <table:covered-table-cell table:number-columns-repeated="6"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T$2]" office:value-type="string" office:string-value="v7281" calcext:value-type="string">
            <text:p>v7281</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13];[.AB12:.AB21])+2" office:value-type="float" office:value="6" calcext:value-type="float">
            <text:p>6</text:p>
          </table:table-cell>
          <table:table-cell table:style-name="ce81" table:formula="of:=RAND()" office:value-type="float" office:value="0.752658110059066" calcext:value-type="float">
            <text:p>0,752658110059066</text:p>
          </table:table-cell>
          <table:table-cell table:number-columns-repeated="995"/>
        </table:table-row>
        <table:table-row table:style-name="ro3">
          <table:table-cell table:style-name="ce55" office:value-type="string" calcext:value-type="string" table:number-columns-spanned="20" table:number-rows-spanned="1">
            <text:p>Mélange de calculs issus de toutes les ceintures</text:p>
          </table:table-cell>
          <table:covered-table-cell table:number-columns-repeated="4" table:style-name="ce55"/>
          <table:covered-table-cell table:number-columns-repeated="3" table:style-name="ce38"/>
          <table:covered-table-cell table:style-name="ce55" office:value-type="string" calcext:value-type="string">
            <text:p>÷10, 100, 1000</text:p>
          </table:covered-table-cell>
          <table:covered-table-cell table:number-columns-repeated="3" table:style-name="ce38"/>
          <table:covered-table-cell table:style-name="ce55" office:value-type="string" calcext:value-type="string">
            <text:p>Somme de décimaux</text:p>
          </table:covered-table-cell>
          <table:covered-table-cell table:number-columns-repeated="3" table:style-name="ce38"/>
          <table:covered-table-cell table:style-name="ce55" office:value-type="string" calcext:value-type="string">
            <text:p>Multiplication par des dizaines</text:p>
          </table:covered-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T12]" office:value-type="string" office:string-value="AB" calcext:value-type="string">
            <text:p>AB</text:p>
          </table:table-cell>
          <table:table-cell table:style-name="ce29"/>
          <table:table-cell table:style-name="ce92" table:formula="of:=[.T13]" office:value-type="string" office:string-value="v7281" calcext:value-type="string">
            <text:p>v7281</text:p>
          </table:table-cell>
          <table:table-cell table:style-name="ce81"/>
          <table:table-cell table:formula="of:=RANK([.AB14];[.AB12:.AB21])+2" office:value-type="float" office:value="10" calcext:value-type="float">
            <text:p>10</text:p>
          </table:table-cell>
          <table:table-cell table:style-name="ce81" table:formula="of:=RAND()" office:value-type="float" office:value="0.193250136633042" calcext:value-type="float">
            <text:p>0,193250136633042</text:p>
          </table:table-cell>
          <table:table-cell/>
          <table:table-cell table:style-name="ce81" table:number-columns-repeated="3"/>
          <table:table-cell table:style-name="ce125" office:value-type="string" calcext:value-type="string">
            <text:p>a</text:p>
          </table:table-cell>
          <table:table-cell table:style-name="ce125" office:value-type="string" calcext:value-type="string">
            <text:p>b</text:p>
          </table:table-cell>
          <table:table-cell table:style-name="ce125" office:value-type="string" calcext:value-type="string">
            <text:p>c</text:p>
          </table:table-cell>
          <table:table-cell table:number-columns-repeated="988"/>
        </table:table-row>
        <table:table-row table:style-name="ro3">
          <table:table-cell table:style-name="ce50" office:value-type="string" calcext:value-type="string" table:number-columns-spanned="5" table:number-rows-spanned="1">
            <text:p>9x+4+9x</text:p>
          </table:table-cell>
          <table:covered-table-cell table:style-name="ce224"/>
          <table:covered-table-cell table:style-name="ce30"/>
          <table:covered-table-cell table:style-name="ce226"/>
          <table:covered-table-cell table:style-name="ce7"/>
          <table:table-cell table:style-name="ce7" office:value-type="string" calcext:value-type="string">
            <text:p>=</text:p>
          </table:table-cell>
          <table:table-cell table:style-name="ce46"/>
          <table:table-cell table:style-name="ce10"/>
          <table:table-cell table:style-name="ce4" table:formula="of:=ROUND(RAND()*CHOOSE(RANDBETWEEN(1;3);10;100;1000);RANDBETWEEN(1;3))" office:value-type="float" office:value="571.6" calcext:value-type="float">
            <text:p>571,6</text:p>
          </table:table-cell>
          <table:table-cell table:style-name="ce7" office:value-type="string" calcext:value-type="string">
            <text:p>×</text:p>
          </table:table-cell>
          <table:table-cell table:style-name="ce9" table:formula="of:=CHOOSE(INT(RAND()*3)+1;&quot;0,1&quot;;&quot;0,01&quot;;&quot;0,001&quot;)" office:value-type="string" office:string-value="0,1" calcext:value-type="string">
            <text:p>0,1</text:p>
          </table:table-cell>
          <table:table-cell table:style-name="ce10" office:value-type="string" calcext:value-type="string">
            <text:p>=</text:p>
          </table:table-cell>
          <table:table-cell table:style-name="ce4" office:value-type="string" calcext:value-type="string">
            <text:p>Résoudre </text:p>
          </table:table-cell>
          <table:table-cell table:style-name="ce9" table:formula="of:=[.AG15]&amp;&quot;x&quot;&amp;IF([.AH15]&lt;0;[.AH15];&quot;+&quot;&amp;[.AH15])&amp;&quot;=&quot;&amp;[.AI15]" office:value-type="string" office:string-value="7x+6=13" calcext:value-type="string" table:number-columns-spanned="2" table:number-rows-spanned="1">
            <text:p>7x+6=13</text:p>
          </table:table-cell>
          <table:covered-table-cell table:style-name="ce46"/>
          <table:table-cell table:style-name="ce10"/>
          <table:table-cell table:style-name="ce51" table:formula="of:=RANDBETWEEN(1;10)" office:value-type="float" office:value="5" calcext:value-type="float">
            <text:p>5</text:p>
          </table:table-cell>
          <table:table-cell table:style-name="ce150" office:value-type="string" calcext:value-type="string">
            <text:p>h</text:p>
          </table:table-cell>
          <table:table-cell table:style-name="ce40" table:formula="of:=6*RANDBETWEEN(1;9)" office:value-type="float" office:value="48" calcext:value-type="float">
            <text:p>48</text:p>
          </table:table-cell>
          <table:table-cell table:style-name="ce42" office:value-type="string" calcext:value-type="string">
            <text:p>min = <text:s text:c="8"/>h</text:p>
          </table:table-cell>
          <table:table-cell/>
          <table:table-cell table:style-name="ce156" table:formula="of:=([.AC15]+[.AE15])&amp;&quot;x+&quot;&amp;[.AD15]" office:value-type="string" office:string-value="14x+8" calcext:value-type="string">
            <text:p>14x+8</text:p>
          </table:table-cell>
          <table:table-cell table:style-name="ce135" table:formula="of:=[.I15]*[.K15]" office:value-type="float" office:value="57.16" calcext:value-type="float">
            <text:p>57,16</text:p>
          </table:table-cell>
          <table:table-cell table:style-name="ce27" table:formula="of:=([.AI15]-[.AH15])/[.AG15]" office:value-type="float" office:value="1" calcext:value-type="float">
            <text:p>1</text:p>
          </table:table-cell>
          <table:table-cell table:style-name="ce147" table:formula="of:=[.Q15]+[.S15]/60&amp;&quot; h&quot;" office:value-type="string" office:string-value="5,8 h" calcext:value-type="string">
            <text:p>5,8 h</text:p>
          </table:table-cell>
          <table:table-cell/>
          <table:table-cell table:formula="of:=RANK([.AB15];[.AB12:.AB21])+2" office:value-type="float" office:value="9" calcext:value-type="float">
            <text:p>9</text:p>
          </table:table-cell>
          <table:table-cell table:style-name="ce81" table:formula="of:=RAND()" office:value-type="float" office:value="0.397127990197061" calcext:value-type="float">
            <text:p>0,397127990197061</text:p>
          </table:table-cell>
          <table:table-cell table:style-name="ce15" table:formula="of:=RANDBETWEEN(2;9)" office:value-type="float" office:value="6" calcext:value-type="float">
            <text:p>6</text:p>
          </table:table-cell>
          <table:table-cell table:style-name="ce15" table:formula="of:=RANDBETWEEN(2;9)" office:value-type="float" office:value="8" calcext:value-type="float">
            <text:p>8</text:p>
          </table:table-cell>
          <table:table-cell table:style-name="ce15" table:formula="of:=RANDBETWEEN(2;9)" office:value-type="float" office:value="8" calcext:value-type="float">
            <text:p>8</text:p>
          </table:table-cell>
          <table:table-cell table:style-name="ce15" table:formula="of:=RANDBETWEEN(2;9)" office:value-type="float" office:value="6" calcext:value-type="float">
            <text:p>6</text:p>
          </table:table-cell>
          <table:table-cell table:style-name="ce175" table:formula="of:=RANDBETWEEN(-8;8)" office:value-type="float" office:value="7" calcext:value-type="float">
            <text:p>7</text:p>
          </table:table-cell>
          <table:table-cell table:style-name="ce175" table:formula="of:=RANDBETWEEN(-8;8)" office:value-type="float" office:value="6" calcext:value-type="float">
            <text:p>6</text:p>
          </table:table-cell>
          <table:table-cell table:style-name="ce175" table:formula="of:=[.AG15]*RANDBETWEEN(-5;5)+[.AH15]" office:value-type="float" office:value="13" calcext:value-type="float">
            <text:p>13</text:p>
          </table:table-cell>
          <table:table-cell table:number-columns-repeated="988"/>
        </table:table-row>
        <table:table-row table:style-name="ro3">
          <table:table-cell table:style-name="ce50" office:value-type="string" calcext:value-type="string" table:number-columns-spanned="5" table:number-rows-spanned="1">
            <text:p>5x²+5x+4x²+7</text:p>
          </table:table-cell>
          <table:covered-table-cell table:style-name="ce20"/>
          <table:covered-table-cell table:style-name="ce225"/>
          <table:covered-table-cell table:number-columns-repeated="2" table:style-name="ce137"/>
          <table:table-cell table:style-name="ce138" office:value-type="string" calcext:value-type="string">
            <text:p>=</text:p>
          </table:table-cell>
          <table:table-cell table:style-name="ce9"/>
          <table:table-cell table:style-name="ce10"/>
          <table:table-cell table:style-name="ce4" table:formula="of:=ROUND(RAND()*CHOOSE(RANDBETWEEN(1;3);10;100;1000);RANDBETWEEN(1;3))" office:value-type="float" office:value="383.2" calcext:value-type="float">
            <text:p>383,2</text:p>
          </table:table-cell>
          <table:table-cell table:style-name="ce7" office:value-type="string" calcext:value-type="string">
            <text:p>×</text:p>
          </table:table-cell>
          <table:table-cell table:style-name="ce9" table:formula="of:=CHOOSE(INT(RAND()*3)+1;&quot;0,1&quot;;&quot;0,01&quot;;&quot;0,001&quot;)" office:value-type="string" office:string-value="0,001" calcext:value-type="string">
            <text:p>0,001</text:p>
          </table:table-cell>
          <table:table-cell table:style-name="ce10" office:value-type="string" calcext:value-type="string">
            <text:p>=</text:p>
          </table:table-cell>
          <table:table-cell table:style-name="ce4" office:value-type="string" calcext:value-type="string">
            <text:p>Résoudre </text:p>
          </table:table-cell>
          <table:table-cell table:style-name="ce9" table:formula="of:=[.AG16]&amp;&quot;x&quot;&amp;IF([.AH16]&lt;0;[.AH16];&quot;+&quot;&amp;[.AH16])&amp;&quot;=&quot;&amp;[.AI16]" office:value-type="string" office:string-value="7x+7=0" calcext:value-type="string" table:number-columns-spanned="2" table:number-rows-spanned="1">
            <text:p>7x+7=0</text:p>
          </table:table-cell>
          <table:covered-table-cell table:style-name="ce9"/>
          <table:table-cell table:style-name="ce10"/>
          <table:table-cell table:style-name="ce51" table:formula="of:=RANDBETWEEN(1;10)" office:value-type="float" office:value="9" calcext:value-type="float">
            <text:p>9</text:p>
          </table:table-cell>
          <table:table-cell table:style-name="ce150" office:value-type="string" calcext:value-type="string">
            <text:p>h</text:p>
          </table:table-cell>
          <table:table-cell table:style-name="ce40" table:formula="of:=6*RANDBETWEEN(1;9)" office:value-type="float" office:value="54" calcext:value-type="float">
            <text:p>54</text:p>
          </table:table-cell>
          <table:table-cell table:style-name="ce42" office:value-type="string" calcext:value-type="string">
            <text:p>min = <text:s text:c="8"/>h</text:p>
          </table:table-cell>
          <table:table-cell/>
          <table:table-cell table:style-name="ce156" table:formula="of:=([.AC16]+[.AE16])&amp;&quot;x²+&quot;&amp;[.AD16]&amp;&quot;x+&quot;&amp;[.AF16]" office:value-type="string" office:string-value="13x²+5x+4" calcext:value-type="string">
            <text:p>13x²+5x+4</text:p>
          </table:table-cell>
          <table:table-cell table:style-name="ce135" table:formula="of:=[.I16]*[.K16]" office:value-type="float" office:value="0.3832" calcext:value-type="float">
            <text:p>0,3832</text:p>
          </table:table-cell>
          <table:table-cell table:style-name="ce27" table:formula="of:=([.AI16]-[.AH16])/[.AG16]" office:value-type="float" office:value="-1" calcext:value-type="float">
            <text:p>-1</text:p>
          </table:table-cell>
          <table:table-cell table:style-name="ce147" table:formula="of:=[.Q16]+[.S16]/60&amp;&quot; h&quot;" office:value-type="string" office:string-value="9,9 h" calcext:value-type="string">
            <text:p>9,9 h</text:p>
          </table:table-cell>
          <table:table-cell/>
          <table:table-cell table:formula="of:=RANK([.AB16];[.AB12:.AB21])+2" office:value-type="float" office:value="7" calcext:value-type="float">
            <text:p>7</text:p>
          </table:table-cell>
          <table:table-cell table:style-name="ce81" table:formula="of:=RAND()" office:value-type="float" office:value="0.740019691322772" calcext:value-type="float">
            <text:p>0,740019691322772</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4" calcext:value-type="float">
            <text:p>4</text:p>
          </table:table-cell>
          <table:table-cell table:style-name="ce175" table:formula="of:=RANDBETWEEN(-8;8)" office:value-type="float" office:value="7" calcext:value-type="float">
            <text:p>7</text:p>
          </table:table-cell>
          <table:table-cell table:style-name="ce175" table:formula="of:=RANDBETWEEN(-8;8)" office:value-type="float" office:value="7" calcext:value-type="float">
            <text:p>7</text:p>
          </table:table-cell>
          <table:table-cell table:style-name="ce175" table:formula="of:=[.AG16]*RANDBETWEEN(-5;5)+[.AH16]" office:value-type="float" office:value="0" calcext:value-type="float">
            <text:p>0</text:p>
          </table:table-cell>
          <table:table-cell table:number-columns-repeated="988"/>
        </table:table-row>
        <table:table-row table:style-name="ro3">
          <table:table-cell table:style-name="ce4"/>
          <table:table-cell table:style-name="ce176" table:formula="of:=RANDBETWEEN(2;13)" office:value-type="float" office:value="13" calcext:value-type="float">
            <text:p>13</text:p>
          </table:table-cell>
          <table:table-cell table:style-name="ce113" table:formula="of:=RANDBETWEEN(1;10)*IF(ROUND(RAND());1;-1)" office:value-type="float" office:value="-10" calcext:value-type="float">
            <text:p>-10</text:p>
          </table:table-cell>
          <table:table-cell table:style-name="ce40" office:value-type="string" calcext:value-type="string">
            <text:p>×</text:p>
          </table:table-cell>
          <table:table-cell table:style-name="ce40" table:formula="of:=[.B17]" office:value-type="float" office:value="13" calcext:value-type="float">
            <text:p>13</text:p>
          </table:table-cell>
          <table:table-cell table:style-name="ce113" table:formula="of:=RANDBETWEEN(1;10)*IF(ROUND(RAND());1;-1)" office:value-type="float" office:value="9" calcext:value-type="float">
            <text:p>9</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AA17];&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AA17]&lt;5;&quot;m&quot;;IF(AND([.AA17]&gt;4;[.AA17]&lt;9);&quot;L&quot;;&quot;g&quot;))" office:value-type="string" office:string-value="m" calcext:value-type="string">
            <text:p>m</text:p>
          </table:table-cell>
          <table:table-cell table:style-name="ce4" table:formula="of:=([.AA17]+3)^2" office:value-type="float" office:value="36" calcext:value-type="float">
            <text:p>36</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51" table:formula="of:=RANDBETWEEN(11;99)/10" office:value-type="float" office:value="8.3" calcext:value-type="float">
            <text:p>8,3</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table-cell table:style-name="ce135" table:formula="of:=[.B17]&amp;&quot;^&quot;&amp;([.C17]+[.F17])" office:value-type="string" office:string-value="13^-1" calcext:value-type="string">
            <text:p>13^-1</text:p>
          </table:table-cell>
          <table:table-cell table:style-name="ce48" table:formula="of:=[.I17]*(CHOOSE([.AA17];0;0.01;0.001;1000;0.001;100;0.1;0.01;1000;0.1;0.001;10))&amp;&quot; &quot;&amp;[.L17]" office:value-type="string" office:string-value="0,1 m" calcext:value-type="string">
            <text:p>0,1 m</text:p>
          </table:table-cell>
          <table:table-cell table:style-name="ce57" table:formula="of:=[.AA17]+3" office:value-type="float" office:value="6" calcext:value-type="float">
            <text:p>6</text:p>
          </table:table-cell>
          <table:table-cell table:style-name="ce147" table:formula="of:=INT([.Q17])&amp;&quot;h &quot;&amp;INT(([.Q17]-INT([.Q17]))*60)&amp;&quot;min&quot;" office:value-type="string" office:string-value="8h 18min" calcext:value-type="string">
            <text:p>8h 18min</text:p>
          </table:table-cell>
          <table:table-cell/>
          <table:table-cell table:formula="of:=RANK([.AB17];[.AB12:.AB21])+2" office:value-type="float" office:value="3" calcext:value-type="float">
            <text:p>3</text:p>
          </table:table-cell>
          <table:table-cell table:style-name="ce81" table:formula="of:=RAND()" office:value-type="float" office:value="0.975231224646237" calcext:value-type="float">
            <text:p>0,975231224646237</text:p>
          </table:table-cell>
          <table:table-cell table:style-name="ce15" table:formula="of:=RANDBETWEEN(2;9)" office:value-type="float" office:value="7" calcext:value-type="float">
            <text:p>7</text:p>
          </table:table-cell>
          <table:table-cell table:style-name="ce15" table:formula="of:=RANDBETWEEN(2;9)" office:value-type="float" office:value="2" calcext:value-type="float">
            <text:p>2</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style-name="ce175" table:formula="of:=RANDBETWEEN(-8;8)" office:value-type="float" office:value="2" calcext:value-type="float">
            <text:p>2</text:p>
          </table:table-cell>
          <table:table-cell table:style-name="ce175" table:formula="of:=RANDBETWEEN(-8;8)" office:value-type="float" office:value="2" calcext:value-type="float">
            <text:p>2</text:p>
          </table:table-cell>
          <table:table-cell table:style-name="ce175" table:formula="of:=[.AG17]*RANDBETWEEN(-5;5)+[.AH17]" office:value-type="float" office:value="-2" calcext:value-type="float">
            <text:p>-2</text:p>
          </table:table-cell>
          <table:table-cell table:number-columns-repeated="988"/>
        </table:table-row>
        <table:table-row table:style-name="ro3">
          <table:table-cell table:style-name="ce4"/>
          <table:table-cell table:style-name="ce176" table:formula="of:=RANDBETWEEN(2;13)" office:value-type="float" office:value="3" calcext:value-type="float">
            <text:p>3</text:p>
          </table:table-cell>
          <table:table-cell table:style-name="ce113" table:formula="of:=RANDBETWEEN(1;10)*IF(ROUND(RAND());1;-1)" office:value-type="float" office:value="10" calcext:value-type="float">
            <text:p>10</text:p>
          </table:table-cell>
          <table:table-cell table:style-name="ce40" office:value-type="string" calcext:value-type="string">
            <text:p>×</text:p>
          </table:table-cell>
          <table:table-cell table:style-name="ce40" table:formula="of:=[.B18]" office:value-type="float" office:value="3" calcext:value-type="float">
            <text:p>3</text:p>
          </table:table-cell>
          <table:table-cell table:style-name="ce113" table:formula="of:=RANDBETWEEN(1;10)*IF(ROUND(RAND());1;-1)" office:value-type="float" office:value="-2" calcext:value-type="float">
            <text:p>-2</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64.1" calcext:value-type="float">
            <text:p>64,1</text:p>
          </table:table-cell>
          <table:table-cell table:style-name="ce40" table:formula="of:=CHOOSE([.AA18];&quot;&quot;;&quot;cm&quot;;&quot;mm&quot;;&quot;km&quot;;&quot;mL&quot;;&quot;hL&quot;;&quot;dL&quot;;&quot;cL&quot;;&quot;kg&quot;;&quot;dg&quot;;&quot;mg&quot;;&quot;dag&quot;)" office:value-type="string" office:string-value="dag" calcext:value-type="string">
            <text:p>dag</text:p>
          </table:table-cell>
          <table:table-cell table:style-name="ce40" office:value-type="string" calcext:value-type="string">
            <text:p>=</text:p>
          </table:table-cell>
          <table:table-cell table:style-name="ce52" table:formula="of:=IF([.AA18]&lt;5;&quot;m&quot;;IF(AND([.AA18]&gt;4;[.AA18]&lt;9);&quot;L&quot;;&quot;g&quot;))" office:value-type="string" office:string-value="g" calcext:value-type="string">
            <text:p>g</text:p>
          </table:table-cell>
          <table:table-cell table:style-name="ce4" table:formula="of:=([.AA18]+3)^2" office:value-type="float" office:value="225" calcext:value-type="float">
            <text:p>225</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51" table:formula="of:=RANDBETWEEN(11;99)/10" office:value-type="float" office:value="8.1" calcext:value-type="float">
            <text:p>8,1</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table-cell table:style-name="ce135" table:formula="of:=[.B18]&amp;&quot;^&quot;&amp;([.C18]+[.F18])" office:value-type="string" office:string-value="3^8" calcext:value-type="string">
            <text:p>3^8</text:p>
          </table:table-cell>
          <table:table-cell table:style-name="ce48" table:formula="of:=[.I18]*(CHOOSE([.AA18];0;0.01;0.001;1000;0.001;100;0.1;0.01;1000;0.1;0.001;10))&amp;&quot; &quot;&amp;[.L18]" office:value-type="string" office:string-value="641 g" calcext:value-type="string">
            <text:p>641 g</text:p>
          </table:table-cell>
          <table:table-cell table:style-name="ce57" table:formula="of:=[.AA18]+3" office:value-type="float" office:value="15" calcext:value-type="float">
            <text:p>15</text:p>
          </table:table-cell>
          <table:table-cell table:style-name="ce147" table:formula="of:=INT([.Q18])&amp;&quot;h &quot;&amp;INT(([.Q18]-INT([.Q18]))*60)&amp;&quot;min&quot;" office:value-type="string" office:string-value="8h 5min" calcext:value-type="string">
            <text:p>8h 5min</text:p>
          </table:table-cell>
          <table:table-cell/>
          <table:table-cell table:formula="of:=RANK([.AB18];[.AB12:.AB21])+2" office:value-type="float" office:value="12" calcext:value-type="float">
            <text:p>12</text:p>
          </table:table-cell>
          <table:table-cell table:style-name="ce81" table:formula="of:=RAND()" office:value-type="float" office:value="0.0391432736716848" calcext:value-type="float">
            <text:p>0,0391432736716848</text:p>
          </table:table-cell>
          <table:table-cell table:style-name="ce15" table:formula="of:=RANDBETWEEN(2;9)" office:value-type="float" office:value="2" calcext:value-type="float">
            <text:p>2</text:p>
          </table:table-cell>
          <table:table-cell table:style-name="ce15" table:formula="of:=RANDBETWEEN(2;9)" office:value-type="float" office:value="5" calcext:value-type="float">
            <text:p>5</text:p>
          </table:table-cell>
          <table:table-cell table:style-name="ce15" table:formula="of:=RANDBETWEEN(2;9)" office:value-type="float" office:value="5" calcext:value-type="float">
            <text:p>5</text:p>
          </table:table-cell>
          <table:table-cell table:style-name="ce15" table:formula="of:=RANDBETWEEN(2;9)" office:value-type="float" office:value="6" calcext:value-type="float">
            <text:p>6</text:p>
          </table:table-cell>
          <table:table-cell table:style-name="ce175" table:formula="of:=RANDBETWEEN(-8;8)" office:value-type="float" office:value="0" calcext:value-type="float">
            <text:p>0</text:p>
          </table:table-cell>
          <table:table-cell table:style-name="ce175" table:formula="of:=RANDBETWEEN(-8;8)" office:value-type="float" office:value="6" calcext:value-type="float">
            <text:p>6</text:p>
          </table:table-cell>
          <table:table-cell table:style-name="ce175" table:formula="of:=[.AG18]*RANDBETWEEN(-5;5)+[.AH18]" office:value-type="float" office:value="6" calcext:value-type="float">
            <text:p>6</text:p>
          </table:table-cell>
          <table:table-cell table:number-columns-repeated="988"/>
        </table:table-row>
        <table:table-row table:style-name="ro3">
          <table:table-cell table:style-name="ce4"/>
          <table:table-cell table:style-name="ce176" table:formula="of:=RANDBETWEEN(2;13)" office:value-type="float" office:value="9" calcext:value-type="float">
            <text:p>9</text:p>
          </table:table-cell>
          <table:table-cell table:style-name="ce113" table:formula="of:=RANDBETWEEN(1;10)*IF(ROUND(RAND());1;-1)" office:value-type="float" office:value="7" calcext:value-type="float">
            <text:p>7</text:p>
          </table:table-cell>
          <table:table-cell table:style-name="ce40" office:value-type="string" calcext:value-type="string">
            <text:p>÷</text:p>
          </table:table-cell>
          <table:table-cell table:style-name="ce40" table:formula="of:=[.B19]" office:value-type="float" office:value="9" calcext:value-type="float">
            <text:p>9</text:p>
          </table:table-cell>
          <table:table-cell table:style-name="ce113" table:formula="of:=RANDBETWEEN(1;10)*IF(ROUND(RAND());1;-1)" office:value-type="float" office:value="1" calcext:value-type="float">
            <text:p>1</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40" calcext:value-type="float">
            <text:p>40</text:p>
          </table:table-cell>
          <table:table-cell table:style-name="ce40" table:formula="of:=CHOOSE([.AA19];&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AA19]&lt;5;&quot;m&quot;;IF(AND([.AA19]&gt;4;[.AA19]&lt;9);&quot;L&quot;;&quot;g&quot;))" office:value-type="string" office:string-value="g" calcext:value-type="string">
            <text:p>g</text:p>
          </table:table-cell>
          <table:table-cell table:style-name="ce4" table:formula="of:=ROUND(RAND()*CHOOSE(RANDBETWEEN(1;3);10;100;1000);RANDBETWEEN(1;3))" office:value-type="float" office:value="479.604" calcext:value-type="float">
            <text:p>479,604</text:p>
          </table:table-cell>
          <table:table-cell table:style-name="ce7" office:value-type="string" calcext:value-type="string">
            <text:p>÷</text:p>
          </table:table-cell>
          <table:table-cell table:style-name="ce227" table:formula="of:=CHOOSE(INT(RAND()*3)+1;&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OUND(RAND()*CHOOSE(RANDBETWEEN(1;3);10;100;1000);RANDBETWEEN(1;3))" office:value-type="float" office:value="43.58" calcext:value-type="float">
            <text:p>43,58</text:p>
          </table:table-cell>
          <table:table-cell table:style-name="ce7" office:value-type="string" calcext:value-type="string">
            <text:p>÷</text:p>
          </table:table-cell>
          <table:table-cell table:style-name="ce227" table:formula="of:=CHOOSE(INT(RAND()*3)+1;&quot;0,1&quot;;&quot;0,01&quot;;&quot;0,001&quot;)" office:value-type="string" office:string-value="0,001" calcext:value-type="string">
            <text:p>0,001</text:p>
          </table:table-cell>
          <table:table-cell table:style-name="ce10" office:value-type="string" calcext:value-type="string">
            <text:p>=</text:p>
          </table:table-cell>
          <table:table-cell/>
          <table:table-cell table:style-name="ce135" table:formula="of:=[.B19]&amp;&quot;^&quot;&amp;([.C19]-[.F19])" office:value-type="string" office:string-value="9^6" calcext:value-type="string">
            <text:p>9^6</text:p>
          </table:table-cell>
          <table:table-cell table:style-name="ce48" table:formula="of:=[.I19]*(CHOOSE([.AA19];0;0.01;0.001;1000;0.001;100;0.1;0.01;1000;0.1;0.001;10))&amp;&quot; &quot;&amp;[.L19]" office:value-type="string" office:string-value="0,04 g" calcext:value-type="string">
            <text:p>0,04 g</text:p>
          </table:table-cell>
          <table:table-cell table:style-name="ce57" table:formula="of:=[.M19]/[.O19]" office:value-type="float" office:value="47960.4" calcext:value-type="float">
            <text:p>47960,4</text:p>
          </table:table-cell>
          <table:table-cell table:style-name="ce228" table:formula="of:=[.Q19]/[.S19]" office:value-type="float" office:value="43580" calcext:value-type="float">
            <text:p>43580</text:p>
          </table:table-cell>
          <table:table-cell/>
          <table:table-cell table:formula="of:=RANK([.AB19];[.AB12:.AB21])+2" office:value-type="float" office:value="11" calcext:value-type="float">
            <text:p>11</text:p>
          </table:table-cell>
          <table:table-cell table:style-name="ce81" table:formula="of:=RAND()" office:value-type="float" office:value="0.0532890110520442" calcext:value-type="float">
            <text:p>0,0532890110520442</text:p>
          </table:table-cell>
          <table:table-cell table:style-name="ce15" table:formula="of:=RANDBETWEEN(2;9)" office:value-type="float" office:value="7" calcext:value-type="float">
            <text:p>7</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7" calcext:value-type="float">
            <text:p>7</text:p>
          </table:table-cell>
          <table:table-cell table:style-name="ce175" table:formula="of:=RANDBETWEEN(-8;8)" office:value-type="float" office:value="2" calcext:value-type="float">
            <text:p>2</text:p>
          </table:table-cell>
          <table:table-cell table:style-name="ce175" table:formula="of:=RANDBETWEEN(-8;8)" office:value-type="float" office:value="8" calcext:value-type="float">
            <text:p>8</text:p>
          </table:table-cell>
          <table:table-cell table:style-name="ce175" table:formula="of:=[.AG19]*RANDBETWEEN(-5;5)+[.AH19]" office:value-type="float" office:value="8" calcext:value-type="float">
            <text:p>8</text:p>
          </table:table-cell>
          <table:table-cell table:number-columns-repeated="988"/>
        </table:table-row>
        <table:table-row table:style-name="ro3">
          <table:table-cell table:style-name="ce19" office:value-type="string" calcext:value-type="string" table:number-columns-spanned="8" table:number-rows-spanned="1">
            <text:p>😕 <text:s text:c="3"/>😃 <text:s text:c="3"/>😎</text:p>
          </table:table-cell>
          <table:covered-table-cell table:number-columns-repeated="4" table:style-name="ce19"/>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20];[.AB12:.AB21])+2" office:value-type="float" office:value="5" calcext:value-type="float">
            <text:p>5</text:p>
          </table:table-cell>
          <table:table-cell table:style-name="ce81" table:formula="of:=RAND()" office:value-type="float" office:value="0.959125185408584" calcext:value-type="float">
            <text:p>0,959125185408584</text:p>
          </table:table-cell>
          <table:table-cell table:number-columns-repeated="995"/>
        </table:table-row>
        <table:table-row table:style-name="ro4">
          <table:table-cell table:number-columns-repeated="26"/>
          <table:table-cell table:formula="of:=RANK([.AB21];[.AB12:.AB21])+2" office:value-type="float" office:value="8" calcext:value-type="float">
            <text:p>8</text:p>
          </table:table-cell>
          <table:table-cell table:style-name="ce81" table:formula="of:=RAND()" office:value-type="float" office:value="0.626923644764355" calcext:value-type="float">
            <text:p>0,626923644764355</text:p>
          </table:table-cell>
          <table:table-cell table:number-columns-repeated="995"/>
        </table:table-row>
        <table:table-row table:style-name="ro5">
          <table:table-cell table:number-columns-repeated="1023"/>
        </table:table-row>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AB23];[.AB23:.AB32])+2" office:value-type="float" office:value="12" calcext:value-type="float">
            <text:p>12</text:p>
          </table:table-cell>
          <table:table-cell table:style-name="ce81" table:formula="of:=RAND()" office:value-type="float" office:value="0.0333373173767769" calcext:value-type="float">
            <text:p>0,0333373173767769</text:p>
          </table:table-cell>
          <table:table-cell table:number-columns-repeated="995"/>
        </table:table-row>
        <table:table-row table:style-name="ro2">
          <table:covered-table-cell table:number-columns-repeated="6"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T$2]" office:value-type="string" office:string-value="v7281" calcext:value-type="string">
            <text:p>v7281</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24];[.AB23:.AB32])+2" office:value-type="float" office:value="9" calcext:value-type="float">
            <text:p>9</text:p>
          </table:table-cell>
          <table:table-cell table:style-name="ce81" table:formula="of:=RAND()" office:value-type="float" office:value="0.291750827814706" calcext:value-type="float">
            <text:p>0,291750827814706</text:p>
          </table:table-cell>
          <table:table-cell table:number-columns-repeated="995"/>
        </table:table-row>
        <table:table-row table:style-name="ro3">
          <table:table-cell table:style-name="ce55" office:value-type="string" calcext:value-type="string" table:number-columns-spanned="20" table:number-rows-spanned="1">
            <text:p>Mélange de calculs issus de toutes les ceintures</text:p>
          </table:table-cell>
          <table:covered-table-cell table:number-columns-repeated="4" table:style-name="ce55"/>
          <table:covered-table-cell table:number-columns-repeated="3" table:style-name="ce38"/>
          <table:covered-table-cell table:style-name="ce55" office:value-type="string" calcext:value-type="string">
            <text:p>÷10, 100, 1000</text:p>
          </table:covered-table-cell>
          <table:covered-table-cell table:number-columns-repeated="3" table:style-name="ce38"/>
          <table:covered-table-cell table:style-name="ce55" office:value-type="string" calcext:value-type="string">
            <text:p>Somme de décimaux</text:p>
          </table:covered-table-cell>
          <table:covered-table-cell table:number-columns-repeated="3" table:style-name="ce38"/>
          <table:covered-table-cell table:style-name="ce55" office:value-type="string" calcext:value-type="string">
            <text:p>Multiplication par des dizaines</text:p>
          </table:covered-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T23]" office:value-type="string" office:string-value="AC" calcext:value-type="string">
            <text:p>AC</text:p>
          </table:table-cell>
          <table:table-cell table:style-name="ce29"/>
          <table:table-cell table:style-name="ce92" table:formula="of:=[.T24]" office:value-type="string" office:string-value="v7281" calcext:value-type="string">
            <text:p>v7281</text:p>
          </table:table-cell>
          <table:table-cell table:style-name="ce81"/>
          <table:table-cell table:formula="of:=RANK([.AB25];[.AB23:.AB32])+2" office:value-type="float" office:value="8" calcext:value-type="float">
            <text:p>8</text:p>
          </table:table-cell>
          <table:table-cell table:style-name="ce81" table:formula="of:=RAND()" office:value-type="float" office:value="0.40100738443614" calcext:value-type="float">
            <text:p>0,40100738443614</text:p>
          </table:table-cell>
          <table:table-cell/>
          <table:table-cell table:style-name="ce81" table:number-columns-repeated="3"/>
          <table:table-cell table:style-name="ce125" office:value-type="string" calcext:value-type="string">
            <text:p>a</text:p>
          </table:table-cell>
          <table:table-cell table:style-name="ce125" office:value-type="string" calcext:value-type="string">
            <text:p>b</text:p>
          </table:table-cell>
          <table:table-cell table:style-name="ce125" office:value-type="string" calcext:value-type="string">
            <text:p>c</text:p>
          </table:table-cell>
          <table:table-cell table:number-columns-repeated="988"/>
        </table:table-row>
        <table:table-row table:style-name="ro3">
          <table:table-cell table:style-name="ce50" office:value-type="string" calcext:value-type="string" table:number-columns-spanned="5" table:number-rows-spanned="1">
            <text:p>9x+4+9x</text:p>
          </table:table-cell>
          <table:covered-table-cell table:style-name="ce224"/>
          <table:covered-table-cell table:style-name="ce30"/>
          <table:covered-table-cell table:style-name="ce226"/>
          <table:covered-table-cell table:style-name="ce7"/>
          <table:table-cell table:style-name="ce7" office:value-type="string" calcext:value-type="string">
            <text:p>=</text:p>
          </table:table-cell>
          <table:table-cell table:style-name="ce46"/>
          <table:table-cell table:style-name="ce10"/>
          <table:table-cell table:style-name="ce4" table:formula="of:=ROUND(RAND()*CHOOSE(RANDBETWEEN(1;3);10;100;1000);RANDBETWEEN(1;3))" office:value-type="float" office:value="864.911" calcext:value-type="float">
            <text:p>864,911</text:p>
          </table:table-cell>
          <table:table-cell table:style-name="ce7" office:value-type="string" calcext:value-type="string">
            <text:p>×</text:p>
          </table:table-cell>
          <table:table-cell table:style-name="ce9" table:formula="of:=CHOOSE(INT(RAND()*3)+1;&quot;0,1&quot;;&quot;0,01&quot;;&quot;0,001&quot;)" office:value-type="string" office:string-value="0,1" calcext:value-type="string">
            <text:p>0,1</text:p>
          </table:table-cell>
          <table:table-cell table:style-name="ce10" office:value-type="string" calcext:value-type="string">
            <text:p>=</text:p>
          </table:table-cell>
          <table:table-cell table:style-name="ce4" office:value-type="string" calcext:value-type="string">
            <text:p>Résoudre </text:p>
          </table:table-cell>
          <table:table-cell table:style-name="ce9" table:formula="of:=[.AG26]&amp;&quot;x&quot;&amp;IF([.AH26]&lt;0;[.AH26];&quot;+&quot;&amp;[.AH26])&amp;&quot;=&quot;&amp;[.AI26]" office:value-type="string" office:string-value="-2x+7=13" calcext:value-type="string" table:number-columns-spanned="2" table:number-rows-spanned="1">
            <text:p>-2x+7=13</text:p>
          </table:table-cell>
          <table:covered-table-cell table:style-name="ce46"/>
          <table:table-cell table:style-name="ce10"/>
          <table:table-cell table:style-name="ce51" table:formula="of:=RANDBETWEEN(1;10)" office:value-type="float" office:value="4" calcext:value-type="float">
            <text:p>4</text:p>
          </table:table-cell>
          <table:table-cell table:style-name="ce150" office:value-type="string" calcext:value-type="string">
            <text:p>h</text:p>
          </table:table-cell>
          <table:table-cell table:style-name="ce40" table:formula="of:=6*RANDBETWEEN(1;9)" office:value-type="float" office:value="24" calcext:value-type="float">
            <text:p>24</text:p>
          </table:table-cell>
          <table:table-cell table:style-name="ce42" office:value-type="string" calcext:value-type="string">
            <text:p>min = <text:s text:c="8"/>h</text:p>
          </table:table-cell>
          <table:table-cell/>
          <table:table-cell table:style-name="ce156" table:formula="of:=([.AC26]+[.AE26])&amp;&quot;x+&quot;&amp;[.AD26]" office:value-type="string" office:string-value="7x+6" calcext:value-type="string">
            <text:p>7x+6</text:p>
          </table:table-cell>
          <table:table-cell table:style-name="ce135" table:formula="of:=[.I26]*[.K26]" office:value-type="float" office:value="86.4911" calcext:value-type="float">
            <text:p>86,4911</text:p>
          </table:table-cell>
          <table:table-cell table:style-name="ce27" table:formula="of:=([.AI26]-[.AH26])/[.AG26]" office:value-type="float" office:value="-3" calcext:value-type="float">
            <text:p>-3</text:p>
          </table:table-cell>
          <table:table-cell table:style-name="ce147" table:formula="of:=[.Q26]+[.S26]/60&amp;&quot; h&quot;" office:value-type="string" office:string-value="4,4 h" calcext:value-type="string">
            <text:p>4,4 h</text:p>
          </table:table-cell>
          <table:table-cell/>
          <table:table-cell table:formula="of:=RANK([.AB26];[.AB23:.AB32])+2" office:value-type="float" office:value="4" calcext:value-type="float">
            <text:p>4</text:p>
          </table:table-cell>
          <table:table-cell table:style-name="ce81" table:formula="of:=RAND()" office:value-type="float" office:value="0.902786183343398" calcext:value-type="float">
            <text:p>0,902786183343398</text:p>
          </table:table-cell>
          <table:table-cell table:style-name="ce15" table:formula="of:=RANDBETWEEN(2;9)" office:value-type="float" office:value="3" calcext:value-type="float">
            <text:p>3</text:p>
          </table:table-cell>
          <table:table-cell table:style-name="ce15" table:formula="of:=RANDBETWEEN(2;9)" office:value-type="float" office:value="6" calcext:value-type="float">
            <text:p>6</text:p>
          </table:table-cell>
          <table:table-cell table:style-name="ce15" table:formula="of:=RANDBETWEEN(2;9)" office:value-type="float" office:value="4" calcext:value-type="float">
            <text:p>4</text:p>
          </table:table-cell>
          <table:table-cell table:style-name="ce15" table:formula="of:=RANDBETWEEN(2;9)" office:value-type="float" office:value="3" calcext:value-type="float">
            <text:p>3</text:p>
          </table:table-cell>
          <table:table-cell table:style-name="ce175" table:formula="of:=RANDBETWEEN(-8;8)" office:value-type="float" office:value="-2" calcext:value-type="float">
            <text:p>-2</text:p>
          </table:table-cell>
          <table:table-cell table:style-name="ce175" table:formula="of:=RANDBETWEEN(-8;8)" office:value-type="float" office:value="7" calcext:value-type="float">
            <text:p>7</text:p>
          </table:table-cell>
          <table:table-cell table:style-name="ce175" table:formula="of:=[.AG26]*RANDBETWEEN(-5;5)+[.AH26]" office:value-type="float" office:value="13" calcext:value-type="float">
            <text:p>13</text:p>
          </table:table-cell>
          <table:table-cell table:number-columns-repeated="988"/>
        </table:table-row>
        <table:table-row table:style-name="ro3">
          <table:table-cell table:style-name="ce50" office:value-type="string" calcext:value-type="string" table:number-columns-spanned="5" table:number-rows-spanned="1">
            <text:p>5x²+5x+4x²+7</text:p>
          </table:table-cell>
          <table:covered-table-cell table:style-name="ce20"/>
          <table:covered-table-cell table:style-name="ce225"/>
          <table:covered-table-cell table:number-columns-repeated="2" table:style-name="ce137"/>
          <table:table-cell table:style-name="ce138" office:value-type="string" calcext:value-type="string">
            <text:p>=</text:p>
          </table:table-cell>
          <table:table-cell table:style-name="ce9"/>
          <table:table-cell table:style-name="ce10"/>
          <table:table-cell table:style-name="ce4" table:formula="of:=ROUND(RAND()*CHOOSE(RANDBETWEEN(1;3);10;100;1000);RANDBETWEEN(1;3))" office:value-type="float" office:value="30.55" calcext:value-type="float">
            <text:p>30,55</text:p>
          </table:table-cell>
          <table:table-cell table:style-name="ce7" office:value-type="string" calcext:value-type="string">
            <text:p>×</text:p>
          </table:table-cell>
          <table:table-cell table:style-name="ce9" table:formula="of:=CHOOSE(INT(RAND()*3)+1;&quot;0,1&quot;;&quot;0,01&quot;;&quot;0,001&quot;)" office:value-type="string" office:string-value="0,01" calcext:value-type="string">
            <text:p>0,01</text:p>
          </table:table-cell>
          <table:table-cell table:style-name="ce10" office:value-type="string" calcext:value-type="string">
            <text:p>=</text:p>
          </table:table-cell>
          <table:table-cell table:style-name="ce4" office:value-type="string" calcext:value-type="string">
            <text:p>Résoudre </text:p>
          </table:table-cell>
          <table:table-cell table:style-name="ce9" table:formula="of:=[.AG27]&amp;&quot;x&quot;&amp;IF([.AH27]&lt;0;[.AH27];&quot;+&quot;&amp;[.AH27])&amp;&quot;=&quot;&amp;[.AI27]" office:value-type="string" office:string-value="-2x-7=-1" calcext:value-type="string" table:number-columns-spanned="2" table:number-rows-spanned="1">
            <text:p>-2x-7=-1</text:p>
          </table:table-cell>
          <table:covered-table-cell table:style-name="ce9"/>
          <table:table-cell table:style-name="ce10"/>
          <table:table-cell table:style-name="ce51" table:formula="of:=RANDBETWEEN(1;10)" office:value-type="float" office:value="7" calcext:value-type="float">
            <text:p>7</text:p>
          </table:table-cell>
          <table:table-cell table:style-name="ce150" office:value-type="string" calcext:value-type="string">
            <text:p>h</text:p>
          </table:table-cell>
          <table:table-cell table:style-name="ce40" table:formula="of:=6*RANDBETWEEN(1;9)" office:value-type="float" office:value="12" calcext:value-type="float">
            <text:p>12</text:p>
          </table:table-cell>
          <table:table-cell table:style-name="ce42" office:value-type="string" calcext:value-type="string">
            <text:p>min = <text:s text:c="8"/>h</text:p>
          </table:table-cell>
          <table:table-cell/>
          <table:table-cell table:style-name="ce156" table:formula="of:=([.AC27]+[.AE27])&amp;&quot;x²+&quot;&amp;[.AD27]&amp;&quot;x+&quot;&amp;[.AF27]" office:value-type="string" office:string-value="15x²+6x+7" calcext:value-type="string">
            <text:p>15x²+6x+7</text:p>
          </table:table-cell>
          <table:table-cell table:style-name="ce135" table:formula="of:=[.I27]*[.K27]" office:value-type="float" office:value="0.3055" calcext:value-type="float">
            <text:p>0,3055</text:p>
          </table:table-cell>
          <table:table-cell table:style-name="ce27" table:formula="of:=([.AI27]-[.AH27])/[.AG27]" office:value-type="float" office:value="-3" calcext:value-type="float">
            <text:p>-3</text:p>
          </table:table-cell>
          <table:table-cell table:style-name="ce147" table:formula="of:=[.Q27]+[.S27]/60&amp;&quot; h&quot;" office:value-type="string" office:string-value="7,2 h" calcext:value-type="string">
            <text:p>7,2 h</text:p>
          </table:table-cell>
          <table:table-cell/>
          <table:table-cell table:formula="of:=RANK([.AB27];[.AB23:.AB32])+2" office:value-type="float" office:value="10" calcext:value-type="float">
            <text:p>10</text:p>
          </table:table-cell>
          <table:table-cell table:style-name="ce81" table:formula="of:=RAND()" office:value-type="float" office:value="0.0860305234765392" calcext:value-type="float">
            <text:p>0,0860305234765392</text:p>
          </table:table-cell>
          <table:table-cell table:style-name="ce15" table:formula="of:=RANDBETWEEN(2;9)" office:value-type="float" office:value="9" calcext:value-type="float">
            <text:p>9</text:p>
          </table:table-cell>
          <table:table-cell table:style-name="ce15" table:formula="of:=RANDBETWEEN(2;9)" office:value-type="float" office:value="6" calcext:value-type="float">
            <text:p>6</text:p>
          </table:table-cell>
          <table:table-cell table:style-name="ce15" table:formula="of:=RANDBETWEEN(2;9)" office:value-type="float" office:value="6" calcext:value-type="float">
            <text:p>6</text:p>
          </table:table-cell>
          <table:table-cell table:style-name="ce15" table:formula="of:=RANDBETWEEN(2;9)" office:value-type="float" office:value="7" calcext:value-type="float">
            <text:p>7</text:p>
          </table:table-cell>
          <table:table-cell table:style-name="ce175" table:formula="of:=RANDBETWEEN(-8;8)" office:value-type="float" office:value="-2" calcext:value-type="float">
            <text:p>-2</text:p>
          </table:table-cell>
          <table:table-cell table:style-name="ce175" table:formula="of:=RANDBETWEEN(-8;8)" office:value-type="float" office:value="-7" calcext:value-type="float">
            <text:p>-7</text:p>
          </table:table-cell>
          <table:table-cell table:style-name="ce175" table:formula="of:=[.AG27]*RANDBETWEEN(-5;5)+[.AH27]" office:value-type="float" office:value="-1" calcext:value-type="float">
            <text:p>-1</text:p>
          </table:table-cell>
          <table:table-cell table:number-columns-repeated="988"/>
        </table:table-row>
        <table:table-row table:style-name="ro3">
          <table:table-cell table:style-name="ce4"/>
          <table:table-cell table:style-name="ce176" table:formula="of:=RANDBETWEEN(2;13)" office:value-type="float" office:value="9" calcext:value-type="float">
            <text:p>9</text:p>
          </table:table-cell>
          <table:table-cell table:style-name="ce113" table:formula="of:=RANDBETWEEN(1;10)*IF(ROUND(RAND());1;-1)" office:value-type="float" office:value="9" calcext:value-type="float">
            <text:p>9</text:p>
          </table:table-cell>
          <table:table-cell table:style-name="ce40" office:value-type="string" calcext:value-type="string">
            <text:p>×</text:p>
          </table:table-cell>
          <table:table-cell table:style-name="ce40" table:formula="of:=[.B28]" office:value-type="float" office:value="9" calcext:value-type="float">
            <text:p>9</text:p>
          </table:table-cell>
          <table:table-cell table:style-name="ce113" table:formula="of:=RANDBETWEEN(1;10)*IF(ROUND(RAND());1;-1)" office:value-type="float" office:value="-9" calcext:value-type="float">
            <text:p>-9</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AA28];&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AA28]&lt;5;&quot;m&quot;;IF(AND([.AA28]&gt;4;[.AA28]&lt;9);&quot;L&quot;;&quot;g&quot;))" office:value-type="string" office:string-value="m" calcext:value-type="string">
            <text:p>m</text:p>
          </table:table-cell>
          <table:table-cell table:style-name="ce4" table:formula="of:=([.AA28]+3)^2" office:value-type="float" office:value="36" calcext:value-type="float">
            <text:p>36</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51" table:formula="of:=RANDBETWEEN(11;99)/10" office:value-type="float" office:value="4.6" calcext:value-type="float">
            <text:p>4,6</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table-cell table:style-name="ce135" table:formula="of:=[.B28]&amp;&quot;^&quot;&amp;([.C28]+[.F28])" office:value-type="string" office:string-value="9^0" calcext:value-type="string">
            <text:p>9^0</text:p>
          </table:table-cell>
          <table:table-cell table:style-name="ce48" table:formula="of:=[.I28]*(CHOOSE([.AA28];0;0.01;0.001;1000;0.001;100;0.1;0.01;1000;0.1;0.001;10))&amp;&quot; &quot;&amp;[.L28]" office:value-type="string" office:string-value="0,1 m" calcext:value-type="string">
            <text:p>0,1 m</text:p>
          </table:table-cell>
          <table:table-cell table:style-name="ce57" table:formula="of:=[.AA28]+3" office:value-type="float" office:value="6" calcext:value-type="float">
            <text:p>6</text:p>
          </table:table-cell>
          <table:table-cell table:style-name="ce147" table:formula="of:=INT([.Q28])&amp;&quot;h &quot;&amp;INT(([.Q28]-INT([.Q28]))*60)&amp;&quot;min&quot;" office:value-type="string" office:string-value="4h 36min" calcext:value-type="string">
            <text:p>4h 36min</text:p>
          </table:table-cell>
          <table:table-cell/>
          <table:table-cell table:formula="of:=RANK([.AB28];[.AB23:.AB32])+2" office:value-type="float" office:value="3" calcext:value-type="float">
            <text:p>3</text:p>
          </table:table-cell>
          <table:table-cell table:style-name="ce81" table:formula="of:=RAND()" office:value-type="float" office:value="0.984725496882726" calcext:value-type="float">
            <text:p>0,984725496882726</text:p>
          </table:table-cell>
          <table:table-cell table:style-name="ce15" table:formula="of:=RANDBETWEEN(2;9)" office:value-type="float" office:value="9" calcext:value-type="float">
            <text:p>9</text:p>
          </table:table-cell>
          <table:table-cell table:style-name="ce15" table:formula="of:=RANDBETWEEN(2;9)" office:value-type="float" office:value="5" calcext:value-type="float">
            <text:p>5</text:p>
          </table:table-cell>
          <table:table-cell table:style-name="ce15" table:formula="of:=RANDBETWEEN(2;9)" office:value-type="float" office:value="3" calcext:value-type="float">
            <text:p>3</text:p>
          </table:table-cell>
          <table:table-cell table:style-name="ce15" table:formula="of:=RANDBETWEEN(2;9)" office:value-type="float" office:value="9" calcext:value-type="float">
            <text:p>9</text:p>
          </table:table-cell>
          <table:table-cell table:style-name="ce175" table:formula="of:=RANDBETWEEN(-8;8)" office:value-type="float" office:value="-4" calcext:value-type="float">
            <text:p>-4</text:p>
          </table:table-cell>
          <table:table-cell table:style-name="ce175" table:formula="of:=RANDBETWEEN(-8;8)" office:value-type="float" office:value="-2" calcext:value-type="float">
            <text:p>-2</text:p>
          </table:table-cell>
          <table:table-cell table:style-name="ce175" table:formula="of:=[.AG28]*RANDBETWEEN(-5;5)+[.AH28]" office:value-type="float" office:value="2" calcext:value-type="float">
            <text:p>2</text:p>
          </table:table-cell>
          <table:table-cell table:number-columns-repeated="988"/>
        </table:table-row>
        <table:table-row table:style-name="ro3">
          <table:table-cell table:style-name="ce4"/>
          <table:table-cell table:style-name="ce176" table:formula="of:=RANDBETWEEN(2;13)" office:value-type="float" office:value="2" calcext:value-type="float">
            <text:p>2</text:p>
          </table:table-cell>
          <table:table-cell table:style-name="ce113" table:formula="of:=RANDBETWEEN(1;10)*IF(ROUND(RAND());1;-1)" office:value-type="float" office:value="-8" calcext:value-type="float">
            <text:p>-8</text:p>
          </table:table-cell>
          <table:table-cell table:style-name="ce40" office:value-type="string" calcext:value-type="string">
            <text:p>×</text:p>
          </table:table-cell>
          <table:table-cell table:style-name="ce40" table:formula="of:=[.B29]" office:value-type="float" office:value="2" calcext:value-type="float">
            <text:p>2</text:p>
          </table:table-cell>
          <table:table-cell table:style-name="ce113" table:formula="of:=RANDBETWEEN(1;10)*IF(ROUND(RAND());1;-1)" office:value-type="float" office:value="5" calcext:value-type="float">
            <text:p>5</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AA29];&quot;&quot;;&quot;cm&quot;;&quot;mm&quot;;&quot;km&quot;;&quot;mL&quot;;&quot;hL&quot;;&quot;dL&quot;;&quot;cL&quot;;&quot;kg&quot;;&quot;dg&quot;;&quot;mg&quot;;&quot;dag&quot;)" office:value-type="string" office:string-value="mg" calcext:value-type="string">
            <text:p>mg</text:p>
          </table:table-cell>
          <table:table-cell table:style-name="ce40" office:value-type="string" calcext:value-type="string">
            <text:p>=</text:p>
          </table:table-cell>
          <table:table-cell table:style-name="ce52" table:formula="of:=IF([.AA29]&lt;5;&quot;m&quot;;IF(AND([.AA29]&gt;4;[.AA29]&lt;9);&quot;L&quot;;&quot;g&quot;))" office:value-type="string" office:string-value="g" calcext:value-type="string">
            <text:p>g</text:p>
          </table:table-cell>
          <table:table-cell table:style-name="ce4" table:formula="of:=([.AA29]+3)^2" office:value-type="float" office:value="196" calcext:value-type="float">
            <text:p>196</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51" table:formula="of:=RANDBETWEEN(11;99)/10" office:value-type="float" office:value="4.1" calcext:value-type="float">
            <text:p>4,1</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table-cell table:style-name="ce135" table:formula="of:=[.B29]&amp;&quot;^&quot;&amp;([.C29]+[.F29])" office:value-type="string" office:string-value="2^-3" calcext:value-type="string">
            <text:p>2^-3</text:p>
          </table:table-cell>
          <table:table-cell table:style-name="ce48" table:formula="of:=[.I29]*(CHOOSE([.AA29];0;0.01;0.001;1000;0.001;100;0.1;0.01;1000;0.1;0.001;10))&amp;&quot; &quot;&amp;[.L29]" office:value-type="string" office:string-value="0,1 g" calcext:value-type="string">
            <text:p>0,1 g</text:p>
          </table:table-cell>
          <table:table-cell table:style-name="ce57" table:formula="of:=[.AA29]+3" office:value-type="float" office:value="14" calcext:value-type="float">
            <text:p>14</text:p>
          </table:table-cell>
          <table:table-cell table:style-name="ce147" table:formula="of:=INT([.Q29])&amp;&quot;h &quot;&amp;INT(([.Q29]-INT([.Q29]))*60)&amp;&quot;min&quot;" office:value-type="string" office:string-value="4h 5min" calcext:value-type="string">
            <text:p>4h 5min</text:p>
          </table:table-cell>
          <table:table-cell/>
          <table:table-cell table:formula="of:=RANK([.AB29];[.AB23:.AB32])+2" office:value-type="float" office:value="11" calcext:value-type="float">
            <text:p>11</text:p>
          </table:table-cell>
          <table:table-cell table:style-name="ce81" table:formula="of:=RAND()" office:value-type="float" office:value="0.060396563134652" calcext:value-type="float">
            <text:p>0,060396563134652</text:p>
          </table:table-cell>
          <table:table-cell table:style-name="ce15" table:formula="of:=RANDBETWEEN(2;9)" office:value-type="float" office:value="7" calcext:value-type="float">
            <text:p>7</text:p>
          </table:table-cell>
          <table:table-cell table:style-name="ce15" table:formula="of:=RANDBETWEEN(2;9)" office:value-type="float" office:value="7" calcext:value-type="float">
            <text:p>7</text:p>
          </table:table-cell>
          <table:table-cell table:style-name="ce15" table:formula="of:=RANDBETWEEN(2;9)" office:value-type="float" office:value="8" calcext:value-type="float">
            <text:p>8</text:p>
          </table:table-cell>
          <table:table-cell table:style-name="ce15" table:formula="of:=RANDBETWEEN(2;9)" office:value-type="float" office:value="4" calcext:value-type="float">
            <text:p>4</text:p>
          </table:table-cell>
          <table:table-cell table:style-name="ce175" table:formula="of:=RANDBETWEEN(-8;8)" office:value-type="float" office:value="-5" calcext:value-type="float">
            <text:p>-5</text:p>
          </table:table-cell>
          <table:table-cell table:style-name="ce175" table:formula="of:=RANDBETWEEN(-8;8)" office:value-type="float" office:value="1" calcext:value-type="float">
            <text:p>1</text:p>
          </table:table-cell>
          <table:table-cell table:style-name="ce175" table:formula="of:=[.AG29]*RANDBETWEEN(-5;5)+[.AH29]" office:value-type="float" office:value="-19" calcext:value-type="float">
            <text:p>-19</text:p>
          </table:table-cell>
          <table:table-cell table:number-columns-repeated="988"/>
        </table:table-row>
        <table:table-row table:style-name="ro3">
          <table:table-cell table:style-name="ce4"/>
          <table:table-cell table:style-name="ce176" table:formula="of:=RANDBETWEEN(2;13)" office:value-type="float" office:value="3" calcext:value-type="float">
            <text:p>3</text:p>
          </table:table-cell>
          <table:table-cell table:style-name="ce113" table:formula="of:=RANDBETWEEN(1;10)*IF(ROUND(RAND());1;-1)" office:value-type="float" office:value="-1" calcext:value-type="float">
            <text:p>-1</text:p>
          </table:table-cell>
          <table:table-cell table:style-name="ce40" office:value-type="string" calcext:value-type="string">
            <text:p>÷</text:p>
          </table:table-cell>
          <table:table-cell table:style-name="ce40" table:formula="of:=[.B30]" office:value-type="float" office:value="3" calcext:value-type="float">
            <text:p>3</text:p>
          </table:table-cell>
          <table:table-cell table:style-name="ce113" table:formula="of:=RANDBETWEEN(1;10)*IF(ROUND(RAND());1;-1)" office:value-type="float" office:value="-2" calcext:value-type="float">
            <text:p>-2</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100" calcext:value-type="float">
            <text:p>100</text:p>
          </table:table-cell>
          <table:table-cell table:style-name="ce40" table:formula="of:=CHOOSE([.AA30];&quot;&quot;;&quot;cm&quot;;&quot;mm&quot;;&quot;km&quot;;&quot;mL&quot;;&quot;hL&quot;;&quot;dL&quot;;&quot;cL&quot;;&quot;kg&quot;;&quot;dg&quot;;&quot;mg&quot;;&quot;dag&quot;)" office:value-type="string" office:string-value="mL" calcext:value-type="string">
            <text:p>mL</text:p>
          </table:table-cell>
          <table:table-cell table:style-name="ce40" office:value-type="string" calcext:value-type="string">
            <text:p>=</text:p>
          </table:table-cell>
          <table:table-cell table:style-name="ce52" table:formula="of:=IF([.AA30]&lt;5;&quot;m&quot;;IF(AND([.AA30]&gt;4;[.AA30]&lt;9);&quot;L&quot;;&quot;g&quot;))" office:value-type="string" office:string-value="L" calcext:value-type="string">
            <text:p>L</text:p>
          </table:table-cell>
          <table:table-cell table:style-name="ce4" table:formula="of:=ROUND(RAND()*CHOOSE(RANDBETWEEN(1;3);10;100;1000);RANDBETWEEN(1;3))" office:value-type="float" office:value="814.28" calcext:value-type="float">
            <text:p>814,28</text:p>
          </table:table-cell>
          <table:table-cell table:style-name="ce7" office:value-type="string" calcext:value-type="string">
            <text:p>÷</text:p>
          </table:table-cell>
          <table:table-cell table:style-name="ce227" table:formula="of:=CHOOSE(INT(RAND()*3)+1;&quot;0,1&quot;;&quot;0,01&quot;;&quot;0,001&quot;)" office:value-type="string" office:string-value="0,1" calcext:value-type="string">
            <text:p>0,1</text:p>
          </table:table-cell>
          <table:table-cell table:style-name="ce10" office:value-type="string" calcext:value-type="string">
            <text:p>=</text:p>
          </table:table-cell>
          <table:table-cell table:style-name="ce4" table:formula="of:=ROUND(RAND()*CHOOSE(RANDBETWEEN(1;3);10;100;1000);RANDBETWEEN(1;3))" office:value-type="float" office:value="93.53" calcext:value-type="float">
            <text:p>93,53</text:p>
          </table:table-cell>
          <table:table-cell table:style-name="ce7" office:value-type="string" calcext:value-type="string">
            <text:p>÷</text:p>
          </table:table-cell>
          <table:table-cell table:style-name="ce227" table:formula="of:=CHOOSE(INT(RAND()*3)+1;&quot;0,1&quot;;&quot;0,01&quot;;&quot;0,001&quot;)" office:value-type="string" office:string-value="0,1" calcext:value-type="string">
            <text:p>0,1</text:p>
          </table:table-cell>
          <table:table-cell table:style-name="ce10" office:value-type="string" calcext:value-type="string">
            <text:p>=</text:p>
          </table:table-cell>
          <table:table-cell/>
          <table:table-cell table:style-name="ce135" table:formula="of:=[.B30]&amp;&quot;^&quot;&amp;([.C30]-[.F30])" office:value-type="string" office:string-value="3^1" calcext:value-type="string">
            <text:p>3^1</text:p>
          </table:table-cell>
          <table:table-cell table:style-name="ce48" table:formula="of:=[.I30]*(CHOOSE([.AA30];0;0.01;0.001;1000;0.001;100;0.1;0.01;1000;0.1;0.001;10))&amp;&quot; &quot;&amp;[.L30]" office:value-type="string" office:string-value="0,1 L" calcext:value-type="string">
            <text:p>0,1 L</text:p>
          </table:table-cell>
          <table:table-cell table:style-name="ce57" table:formula="of:=[.M30]/[.O30]" office:value-type="float" office:value="8142.8" calcext:value-type="float">
            <text:p>8142,8</text:p>
          </table:table-cell>
          <table:table-cell table:style-name="ce228" table:formula="of:=[.Q30]/[.S30]" office:value-type="float" office:value="935.3" calcext:value-type="float">
            <text:p>935,3</text:p>
          </table:table-cell>
          <table:table-cell/>
          <table:table-cell table:formula="of:=RANK([.AB30];[.AB23:.AB32])+2" office:value-type="float" office:value="5" calcext:value-type="float">
            <text:p>5</text:p>
          </table:table-cell>
          <table:table-cell table:style-name="ce81" table:formula="of:=RAND()" office:value-type="float" office:value="0.692450456894708" calcext:value-type="float">
            <text:p>0,692450456894708</text:p>
          </table:table-cell>
          <table:table-cell table:style-name="ce15" table:formula="of:=RANDBETWEEN(2;9)" office:value-type="float" office:value="6" calcext:value-type="float">
            <text:p>6</text:p>
          </table:table-cell>
          <table:table-cell table:style-name="ce15" table:formula="of:=RANDBETWEEN(2;9)" office:value-type="float" office:value="9" calcext:value-type="float">
            <text:p>9</text:p>
          </table:table-cell>
          <table:table-cell table:style-name="ce15" table:formula="of:=RANDBETWEEN(2;9)" office:value-type="float" office:value="6" calcext:value-type="float">
            <text:p>6</text:p>
          </table:table-cell>
          <table:table-cell table:style-name="ce15" table:formula="of:=RANDBETWEEN(2;9)" office:value-type="float" office:value="6" calcext:value-type="float">
            <text:p>6</text:p>
          </table:table-cell>
          <table:table-cell table:style-name="ce175" table:formula="of:=RANDBETWEEN(-8;8)" office:value-type="float" office:value="-1" calcext:value-type="float">
            <text:p>-1</text:p>
          </table:table-cell>
          <table:table-cell table:style-name="ce175" table:formula="of:=RANDBETWEEN(-8;8)" office:value-type="float" office:value="-2" calcext:value-type="float">
            <text:p>-2</text:p>
          </table:table-cell>
          <table:table-cell table:style-name="ce175" table:formula="of:=[.AG30]*RANDBETWEEN(-5;5)+[.AH30]" office:value-type="float" office:value="0" calcext:value-type="float">
            <text:p>0</text:p>
          </table:table-cell>
          <table:table-cell table:number-columns-repeated="988"/>
        </table:table-row>
        <table:table-row table:style-name="ro3">
          <table:table-cell table:style-name="ce19" office:value-type="string" calcext:value-type="string" table:number-columns-spanned="8" table:number-rows-spanned="1">
            <text:p>😕 <text:s text:c="3"/>😃 <text:s text:c="3"/>😎</text:p>
          </table:table-cell>
          <table:covered-table-cell table:number-columns-repeated="4" table:style-name="ce19"/>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31];[.AB23:.AB32])+2" office:value-type="float" office:value="6" calcext:value-type="float">
            <text:p>6</text:p>
          </table:table-cell>
          <table:table-cell table:style-name="ce81" table:formula="of:=RAND()" office:value-type="float" office:value="0.662512241382823" calcext:value-type="float">
            <text:p>0,662512241382823</text:p>
          </table:table-cell>
          <table:table-cell table:number-columns-repeated="995"/>
        </table:table-row>
        <table:table-row table:style-name="ro4">
          <table:table-cell table:number-columns-repeated="26"/>
          <table:table-cell table:formula="of:=RANK([.AB32];[.AB23:.AB32])+2" office:value-type="float" office:value="7" calcext:value-type="float">
            <text:p>7</text:p>
          </table:table-cell>
          <table:table-cell table:style-name="ce81" table:formula="of:=RAND()" office:value-type="float" office:value="0.428755478320118" calcext:value-type="float">
            <text:p>0,428755478320118</text:p>
          </table:table-cell>
          <table:table-cell table:number-columns-repeated="995"/>
        </table:table-row>
        <table:table-row table:style-name="ro5">
          <table:table-cell table:number-columns-repeated="1023"/>
        </table:table-row>
        <table:table-row table:style-name="ro2">
          <table:table-cell table:style-name="ce66" office:value-type="string" calcext:value-type="string" table:number-columns-spanned="8" table:number-rows-spanned="2">
            <text:p>2<text:span text:style-name="T2">e</text:span> DAN</text:p>
          </table:table-cell>
          <table:covered-table-cell table:number-columns-repeated="4" table:style-name="ce66"/>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5" table:number-rows-spanned="1">
            <text:p><text:span text:style-name="T3"></text:span><text:span text:style-name="T4"> Validée     </text:span><text:span text:style-name="T5"></text:span><text:span text:style-name="T4"> Non validée</text:span></text:p>
          </table:table-cell>
          <table:covered-table-cell table:style-name="ce5"/>
          <table:covered-table-cell table:style-name="ce78"/>
          <table:covered-table-cell/>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AB34];[.AB34:.AB43])+2" office:value-type="float" office:value="5" calcext:value-type="float">
            <text:p>5</text:p>
          </table:table-cell>
          <table:table-cell table:style-name="ce81" table:formula="of:=RAND()" office:value-type="float" office:value="0.751690828821072" calcext:value-type="float">
            <text:p>0,751690828821072</text:p>
          </table:table-cell>
          <table:table-cell table:number-columns-repeated="995"/>
        </table:table-row>
        <table:table-row table:style-name="ro2">
          <table:covered-table-cell table:number-columns-repeated="6"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3" table:number-rows-spanned="1">
            <text:p>Prénom :</text:p>
          </table:table-cell>
          <table:covered-table-cell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T$2]" office:value-type="string" office:string-value="v7281" calcext:value-type="string">
            <text:p>v7281</text:p>
          </table:table-cell>
          <table:table-cell/>
          <table:table-cell table:style-name="ce25" office:value-type="string" calcext:value-type="string" table:number-columns-spanned="4" table:number-rows-spanned="1">
            <text:p>Correction 2<text:span text:style-name="T2">e</text:span> DAN</text:p>
          </table:table-cell>
          <table:covered-table-cell table:style-name="ce28"/>
          <table:covered-table-cell table:style-name="ce30"/>
          <table:covered-table-cell table:style-name="ce31"/>
          <table:table-cell/>
          <table:table-cell table:formula="of:=RANK([.AB35];[.AB34:.AB43])+2" office:value-type="float" office:value="9" calcext:value-type="float">
            <text:p>9</text:p>
          </table:table-cell>
          <table:table-cell table:style-name="ce81" table:formula="of:=RAND()" office:value-type="float" office:value="0.181942388623653" calcext:value-type="float">
            <text:p>0,181942388623653</text:p>
          </table:table-cell>
          <table:table-cell table:number-columns-repeated="995"/>
        </table:table-row>
        <table:table-row table:style-name="ro3">
          <table:table-cell table:style-name="ce55" office:value-type="string" calcext:value-type="string" table:number-columns-spanned="20" table:number-rows-spanned="1">
            <text:p>Mélange de calculs issus de toutes les ceintures</text:p>
          </table:table-cell>
          <table:covered-table-cell table:number-columns-repeated="4" table:style-name="ce55"/>
          <table:covered-table-cell table:number-columns-repeated="3" table:style-name="ce38"/>
          <table:covered-table-cell table:style-name="ce55" office:value-type="string" calcext:value-type="string">
            <text:p>÷10, 100, 1000</text:p>
          </table:covered-table-cell>
          <table:covered-table-cell table:number-columns-repeated="3" table:style-name="ce38"/>
          <table:covered-table-cell table:style-name="ce55" office:value-type="string" calcext:value-type="string">
            <text:p>Somme de décimaux</text:p>
          </table:covered-table-cell>
          <table:covered-table-cell table:number-columns-repeated="3" table:style-name="ce38"/>
          <table:covered-table-cell table:style-name="ce55" office:value-type="string" calcext:value-type="string">
            <text:p>Multiplication par des dizaines</text:p>
          </table:covered-table-cell>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T34]" office:value-type="string" office:string-value="AD" calcext:value-type="string">
            <text:p>AD</text:p>
          </table:table-cell>
          <table:table-cell table:style-name="ce29"/>
          <table:table-cell table:style-name="ce92" table:formula="of:=[.T35]" office:value-type="string" office:string-value="v7281" calcext:value-type="string">
            <text:p>v7281</text:p>
          </table:table-cell>
          <table:table-cell table:style-name="ce81"/>
          <table:table-cell table:formula="of:=RANK([.AB36];[.AB34:.AB43])+2" office:value-type="float" office:value="8" calcext:value-type="float">
            <text:p>8</text:p>
          </table:table-cell>
          <table:table-cell table:style-name="ce81" table:formula="of:=RAND()" office:value-type="float" office:value="0.375987858390055" calcext:value-type="float">
            <text:p>0,375987858390055</text:p>
          </table:table-cell>
          <table:table-cell/>
          <table:table-cell table:style-name="ce81" table:number-columns-repeated="3"/>
          <table:table-cell table:style-name="ce125" office:value-type="string" calcext:value-type="string">
            <text:p>a</text:p>
          </table:table-cell>
          <table:table-cell table:style-name="ce125" office:value-type="string" calcext:value-type="string">
            <text:p>b</text:p>
          </table:table-cell>
          <table:table-cell table:style-name="ce125" office:value-type="string" calcext:value-type="string">
            <text:p>c</text:p>
          </table:table-cell>
          <table:table-cell table:number-columns-repeated="988"/>
        </table:table-row>
        <table:table-row table:style-name="ro3">
          <table:table-cell table:style-name="ce50" office:value-type="string" calcext:value-type="string" table:number-columns-spanned="5" table:number-rows-spanned="1">
            <text:p>9x+4+9x</text:p>
          </table:table-cell>
          <table:covered-table-cell table:style-name="ce224"/>
          <table:covered-table-cell table:style-name="ce30"/>
          <table:covered-table-cell table:style-name="ce226"/>
          <table:covered-table-cell table:style-name="ce7"/>
          <table:table-cell table:style-name="ce7" office:value-type="string" calcext:value-type="string">
            <text:p>=</text:p>
          </table:table-cell>
          <table:table-cell table:style-name="ce46"/>
          <table:table-cell table:style-name="ce10"/>
          <table:table-cell table:style-name="ce4" table:formula="of:=ROUND(RAND()*CHOOSE(RANDBETWEEN(1;3);10;100;1000);RANDBETWEEN(1;3))" office:value-type="float" office:value="138.47" calcext:value-type="float">
            <text:p>138,47</text:p>
          </table:table-cell>
          <table:table-cell table:style-name="ce7" office:value-type="string" calcext:value-type="string">
            <text:p>×</text:p>
          </table:table-cell>
          <table:table-cell table:style-name="ce9" table:formula="of:=CHOOSE(INT(RAND()*3)+1;&quot;0,1&quot;;&quot;0,01&quot;;&quot;0,001&quot;)" office:value-type="string" office:string-value="0,01" calcext:value-type="string">
            <text:p>0,01</text:p>
          </table:table-cell>
          <table:table-cell table:style-name="ce10" office:value-type="string" calcext:value-type="string">
            <text:p>=</text:p>
          </table:table-cell>
          <table:table-cell table:style-name="ce4" office:value-type="string" calcext:value-type="string">
            <text:p>Résoudre </text:p>
          </table:table-cell>
          <table:table-cell table:style-name="ce9" table:formula="of:=[.AG37]&amp;&quot;x&quot;&amp;IF([.AH37]&lt;0;[.AH37];&quot;+&quot;&amp;[.AH37])&amp;&quot;=&quot;&amp;[.AI37]" office:value-type="string" office:string-value="1x+7=11" calcext:value-type="string" table:number-columns-spanned="2" table:number-rows-spanned="1">
            <text:p>1x+7=11</text:p>
          </table:table-cell>
          <table:covered-table-cell table:style-name="ce46"/>
          <table:table-cell table:style-name="ce10"/>
          <table:table-cell table:style-name="ce51" table:formula="of:=RANDBETWEEN(1;10)" office:value-type="float" office:value="1" calcext:value-type="float">
            <text:p>1</text:p>
          </table:table-cell>
          <table:table-cell table:style-name="ce150" office:value-type="string" calcext:value-type="string">
            <text:p>h</text:p>
          </table:table-cell>
          <table:table-cell table:style-name="ce40" table:formula="of:=6*RANDBETWEEN(1;9)" office:value-type="float" office:value="30" calcext:value-type="float">
            <text:p>30</text:p>
          </table:table-cell>
          <table:table-cell table:style-name="ce42" office:value-type="string" calcext:value-type="string">
            <text:p>min = <text:s text:c="8"/>h</text:p>
          </table:table-cell>
          <table:table-cell/>
          <table:table-cell table:style-name="ce156" table:formula="of:=([.AC37]+[.AE37])&amp;&quot;x+&quot;&amp;[.AD37]" office:value-type="string" office:string-value="17x+2" calcext:value-type="string">
            <text:p>17x+2</text:p>
          </table:table-cell>
          <table:table-cell table:style-name="ce135" table:formula="of:=[.I37]*[.K37]" office:value-type="float" office:value="1.3847" calcext:value-type="float">
            <text:p>1,3847</text:p>
          </table:table-cell>
          <table:table-cell table:style-name="ce27" table:formula="of:=([.AI37]-[.AH37])/[.AG37]" office:value-type="float" office:value="4" calcext:value-type="float">
            <text:p>4</text:p>
          </table:table-cell>
          <table:table-cell table:style-name="ce147" table:formula="of:=[.Q37]+[.S37]/60&amp;&quot; h&quot;" office:value-type="string" office:string-value="1,5 h" calcext:value-type="string">
            <text:p>1,5 h</text:p>
          </table:table-cell>
          <table:table-cell/>
          <table:table-cell table:formula="of:=RANK([.AB37];[.AB34:.AB43])+2" office:value-type="float" office:value="12" calcext:value-type="float">
            <text:p>12</text:p>
          </table:table-cell>
          <table:table-cell table:style-name="ce81" table:formula="of:=RAND()" office:value-type="float" office:value="0.0851235349994867" calcext:value-type="float">
            <text:p>0,0851235349994867</text:p>
          </table:table-cell>
          <table:table-cell table:style-name="ce15" table:formula="of:=RANDBETWEEN(2;9)" office:value-type="float" office:value="9" calcext:value-type="float">
            <text:p>9</text:p>
          </table:table-cell>
          <table:table-cell table:style-name="ce15" table:formula="of:=RANDBETWEEN(2;9)" office:value-type="float" office:value="2" calcext:value-type="float">
            <text:p>2</text:p>
          </table:table-cell>
          <table:table-cell table:style-name="ce15" table:formula="of:=RANDBETWEEN(2;9)" office:value-type="float" office:value="8" calcext:value-type="float">
            <text:p>8</text:p>
          </table:table-cell>
          <table:table-cell table:style-name="ce15" table:formula="of:=RANDBETWEEN(2;9)" office:value-type="float" office:value="8" calcext:value-type="float">
            <text:p>8</text:p>
          </table:table-cell>
          <table:table-cell table:style-name="ce175" table:formula="of:=RANDBETWEEN(-8;8)" office:value-type="float" office:value="1" calcext:value-type="float">
            <text:p>1</text:p>
          </table:table-cell>
          <table:table-cell table:style-name="ce175" table:formula="of:=RANDBETWEEN(-8;8)" office:value-type="float" office:value="7" calcext:value-type="float">
            <text:p>7</text:p>
          </table:table-cell>
          <table:table-cell table:style-name="ce175" table:formula="of:=[.AG37]*RANDBETWEEN(-5;5)+[.AH37]" office:value-type="float" office:value="11" calcext:value-type="float">
            <text:p>11</text:p>
          </table:table-cell>
          <table:table-cell table:number-columns-repeated="988"/>
        </table:table-row>
        <table:table-row table:style-name="ro3">
          <table:table-cell table:style-name="ce50" office:value-type="string" calcext:value-type="string" table:number-columns-spanned="5" table:number-rows-spanned="1">
            <text:p>5x²+5x+4x²+7</text:p>
          </table:table-cell>
          <table:covered-table-cell table:style-name="ce20"/>
          <table:covered-table-cell table:style-name="ce225"/>
          <table:covered-table-cell table:number-columns-repeated="2" table:style-name="ce137"/>
          <table:table-cell table:style-name="ce138" office:value-type="string" calcext:value-type="string">
            <text:p>=</text:p>
          </table:table-cell>
          <table:table-cell table:style-name="ce9"/>
          <table:table-cell table:style-name="ce10"/>
          <table:table-cell table:style-name="ce4" table:formula="of:=ROUND(RAND()*CHOOSE(RANDBETWEEN(1;3);10;100;1000);RANDBETWEEN(1;3))" office:value-type="float" office:value="43.939" calcext:value-type="float">
            <text:p>43,939</text:p>
          </table:table-cell>
          <table:table-cell table:style-name="ce7" office:value-type="string" calcext:value-type="string">
            <text:p>×</text:p>
          </table:table-cell>
          <table:table-cell table:style-name="ce9" table:formula="of:=CHOOSE(INT(RAND()*3)+1;&quot;0,1&quot;;&quot;0,01&quot;;&quot;0,001&quot;)" office:value-type="string" office:string-value="0,1" calcext:value-type="string">
            <text:p>0,1</text:p>
          </table:table-cell>
          <table:table-cell table:style-name="ce10" office:value-type="string" calcext:value-type="string">
            <text:p>=</text:p>
          </table:table-cell>
          <table:table-cell table:style-name="ce4" office:value-type="string" calcext:value-type="string">
            <text:p>Résoudre </text:p>
          </table:table-cell>
          <table:table-cell table:style-name="ce9" table:formula="of:=[.AG38]&amp;&quot;x&quot;&amp;IF([.AH38]&lt;0;[.AH38];&quot;+&quot;&amp;[.AH38])&amp;&quot;=&quot;&amp;[.AI38]" office:value-type="string" office:string-value="1x+6=9" calcext:value-type="string" table:number-columns-spanned="2" table:number-rows-spanned="1">
            <text:p>1x+6=9</text:p>
          </table:table-cell>
          <table:covered-table-cell table:style-name="ce9"/>
          <table:table-cell table:style-name="ce10"/>
          <table:table-cell table:style-name="ce51" table:formula="of:=RANDBETWEEN(1;10)" office:value-type="float" office:value="5" calcext:value-type="float">
            <text:p>5</text:p>
          </table:table-cell>
          <table:table-cell table:style-name="ce150" office:value-type="string" calcext:value-type="string">
            <text:p>h</text:p>
          </table:table-cell>
          <table:table-cell table:style-name="ce40" table:formula="of:=6*RANDBETWEEN(1;9)" office:value-type="float" office:value="24" calcext:value-type="float">
            <text:p>24</text:p>
          </table:table-cell>
          <table:table-cell table:style-name="ce42" office:value-type="string" calcext:value-type="string">
            <text:p>min = <text:s text:c="8"/>h</text:p>
          </table:table-cell>
          <table:table-cell/>
          <table:table-cell table:style-name="ce156" table:formula="of:=([.AC38]+[.AE38])&amp;&quot;x²+&quot;&amp;[.AD38]&amp;&quot;x+&quot;&amp;[.AF38]" office:value-type="string" office:string-value="12x²+5x+4" calcext:value-type="string">
            <text:p>12x²+5x+4</text:p>
          </table:table-cell>
          <table:table-cell table:style-name="ce135" table:formula="of:=[.I38]*[.K38]" office:value-type="float" office:value="4.3939" calcext:value-type="float">
            <text:p>4,3939</text:p>
          </table:table-cell>
          <table:table-cell table:style-name="ce27" table:formula="of:=([.AI38]-[.AH38])/[.AG38]" office:value-type="float" office:value="3" calcext:value-type="float">
            <text:p>3</text:p>
          </table:table-cell>
          <table:table-cell table:style-name="ce147" table:formula="of:=[.Q38]+[.S38]/60&amp;&quot; h&quot;" office:value-type="string" office:string-value="5,4 h" calcext:value-type="string">
            <text:p>5,4 h</text:p>
          </table:table-cell>
          <table:table-cell/>
          <table:table-cell table:formula="of:=RANK([.AB38];[.AB34:.AB43])+2" office:value-type="float" office:value="11" calcext:value-type="float">
            <text:p>11</text:p>
          </table:table-cell>
          <table:table-cell table:style-name="ce81" table:formula="of:=RAND()" office:value-type="float" office:value="0.126633233941942" calcext:value-type="float">
            <text:p>0,126633233941942</text:p>
          </table:table-cell>
          <table:table-cell table:style-name="ce15" table:formula="of:=RANDBETWEEN(2;9)" office:value-type="float" office:value="4" calcext:value-type="float">
            <text:p>4</text:p>
          </table:table-cell>
          <table:table-cell table:style-name="ce15" table:formula="of:=RANDBETWEEN(2;9)" office:value-type="float" office:value="5" calcext:value-type="float">
            <text:p>5</text:p>
          </table:table-cell>
          <table:table-cell table:style-name="ce15" table:formula="of:=RANDBETWEEN(2;9)" office:value-type="float" office:value="8" calcext:value-type="float">
            <text:p>8</text:p>
          </table:table-cell>
          <table:table-cell table:style-name="ce15" table:formula="of:=RANDBETWEEN(2;9)" office:value-type="float" office:value="4" calcext:value-type="float">
            <text:p>4</text:p>
          </table:table-cell>
          <table:table-cell table:style-name="ce175" table:formula="of:=RANDBETWEEN(-8;8)" office:value-type="float" office:value="1" calcext:value-type="float">
            <text:p>1</text:p>
          </table:table-cell>
          <table:table-cell table:style-name="ce175" table:formula="of:=RANDBETWEEN(-8;8)" office:value-type="float" office:value="6" calcext:value-type="float">
            <text:p>6</text:p>
          </table:table-cell>
          <table:table-cell table:style-name="ce175" table:formula="of:=[.AG38]*RANDBETWEEN(-5;5)+[.AH38]" office:value-type="float" office:value="9" calcext:value-type="float">
            <text:p>9</text:p>
          </table:table-cell>
          <table:table-cell table:number-columns-repeated="988"/>
        </table:table-row>
        <table:table-row table:style-name="ro3">
          <table:table-cell table:style-name="ce4"/>
          <table:table-cell table:style-name="ce176" table:formula="of:=RANDBETWEEN(2;13)" office:value-type="float" office:value="11" calcext:value-type="float">
            <text:p>11</text:p>
          </table:table-cell>
          <table:table-cell table:style-name="ce113" table:formula="of:=RANDBETWEEN(1;10)*IF(ROUND(RAND());1;-1)" office:value-type="float" office:value="8" calcext:value-type="float">
            <text:p>8</text:p>
          </table:table-cell>
          <table:table-cell table:style-name="ce40" office:value-type="string" calcext:value-type="string">
            <text:p>×</text:p>
          </table:table-cell>
          <table:table-cell table:style-name="ce40" table:formula="of:=[.B39]" office:value-type="float" office:value="11" calcext:value-type="float">
            <text:p>11</text:p>
          </table:table-cell>
          <table:table-cell table:style-name="ce113" table:formula="of:=RANDBETWEEN(1;10)*IF(ROUND(RAND());1;-1)" office:value-type="float" office:value="8" calcext:value-type="float">
            <text:p>8</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190" calcext:value-type="float">
            <text:p>190</text:p>
          </table:table-cell>
          <table:table-cell table:style-name="ce40" table:formula="of:=CHOOSE([.AA39];&quot;&quot;;&quot;cm&quot;;&quot;mm&quot;;&quot;km&quot;;&quot;mL&quot;;&quot;hL&quot;;&quot;dL&quot;;&quot;cL&quot;;&quot;kg&quot;;&quot;dg&quot;;&quot;mg&quot;;&quot;dag&quot;)" office:value-type="string" office:string-value="dg" calcext:value-type="string">
            <text:p>dg</text:p>
          </table:table-cell>
          <table:table-cell table:style-name="ce40" office:value-type="string" calcext:value-type="string">
            <text:p>=</text:p>
          </table:table-cell>
          <table:table-cell table:style-name="ce52" table:formula="of:=IF([.AA39]&lt;5;&quot;m&quot;;IF(AND([.AA39]&gt;4;[.AA39]&lt;9);&quot;L&quot;;&quot;g&quot;))" office:value-type="string" office:string-value="g" calcext:value-type="string">
            <text:p>g</text:p>
          </table:table-cell>
          <table:table-cell table:style-name="ce4" table:formula="of:=([.AA39]+3)^2" office:value-type="float" office:value="169" calcext:value-type="float">
            <text:p>169</text:p>
          </table:table-cell>
          <table:table-cell table:style-name="ce7" office:value-type="string" calcext:value-type="string">
            <text:p>=</text:p>
          </table:table-cell>
          <table:table-cell table:style-name="ce46"/>
          <table:table-cell table:style-name="ce10" office:value-type="string" calcext:value-type="string">
            <text:p>²</text:p>
          </table:table-cell>
          <table:table-cell table:style-name="ce51" table:formula="of:=RANDBETWEEN(11;99)/10" office:value-type="float" office:value="1.6" calcext:value-type="float">
            <text:p>1,6</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table-cell table:style-name="ce135" table:formula="of:=[.B39]&amp;&quot;^&quot;&amp;([.C39]+[.F39])" office:value-type="string" office:string-value="11^16" calcext:value-type="string">
            <text:p>11^16</text:p>
          </table:table-cell>
          <table:table-cell table:style-name="ce48" table:formula="of:=[.I39]*(CHOOSE([.AA39];0;0.01;0.001;1000;0.001;100;0.1;0.01;1000;0.1;0.001;10))&amp;&quot; &quot;&amp;[.L39]" office:value-type="string" office:string-value="19 g" calcext:value-type="string">
            <text:p>19 g</text:p>
          </table:table-cell>
          <table:table-cell table:style-name="ce57" table:formula="of:=[.AA39]+3" office:value-type="float" office:value="13" calcext:value-type="float">
            <text:p>13</text:p>
          </table:table-cell>
          <table:table-cell table:style-name="ce147" table:formula="of:=INT([.Q39])&amp;&quot;h &quot;&amp;INT(([.Q39]-INT([.Q39]))*60)&amp;&quot;min&quot;" office:value-type="string" office:string-value="1h 36min" calcext:value-type="string">
            <text:p>1h 36min</text:p>
          </table:table-cell>
          <table:table-cell/>
          <table:table-cell table:formula="of:=RANK([.AB39];[.AB34:.AB43])+2" office:value-type="float" office:value="10" calcext:value-type="float">
            <text:p>10</text:p>
          </table:table-cell>
          <table:table-cell table:style-name="ce81" table:formula="of:=RAND()" office:value-type="float" office:value="0.16541523997048" calcext:value-type="float">
            <text:p>0,16541523997048</text:p>
          </table:table-cell>
          <table:table-cell table:style-name="ce15" table:formula="of:=RANDBETWEEN(2;9)" office:value-type="float" office:value="5" calcext:value-type="float">
            <text:p>5</text:p>
          </table:table-cell>
          <table:table-cell table:style-name="ce15" table:formula="of:=RANDBETWEEN(2;9)" office:value-type="float" office:value="4" calcext:value-type="float">
            <text:p>4</text:p>
          </table:table-cell>
          <table:table-cell table:style-name="ce15" table:formula="of:=RANDBETWEEN(2;9)" office:value-type="float" office:value="5" calcext:value-type="float">
            <text:p>5</text:p>
          </table:table-cell>
          <table:table-cell table:style-name="ce15" table:formula="of:=RANDBETWEEN(2;9)" office:value-type="float" office:value="9" calcext:value-type="float">
            <text:p>9</text:p>
          </table:table-cell>
          <table:table-cell table:style-name="ce175" table:formula="of:=RANDBETWEEN(-8;8)" office:value-type="float" office:value="6" calcext:value-type="float">
            <text:p>6</text:p>
          </table:table-cell>
          <table:table-cell table:style-name="ce175" table:formula="of:=RANDBETWEEN(-8;8)" office:value-type="float" office:value="7" calcext:value-type="float">
            <text:p>7</text:p>
          </table:table-cell>
          <table:table-cell table:style-name="ce175" table:formula="of:=[.AG39]*RANDBETWEEN(-5;5)+[.AH39]" office:value-type="float" office:value="37" calcext:value-type="float">
            <text:p>37</text:p>
          </table:table-cell>
          <table:table-cell table:number-columns-repeated="988"/>
        </table:table-row>
        <table:table-row table:style-name="ro3">
          <table:table-cell table:style-name="ce4"/>
          <table:table-cell table:style-name="ce176" table:formula="of:=RANDBETWEEN(2;13)" office:value-type="float" office:value="2" calcext:value-type="float">
            <text:p>2</text:p>
          </table:table-cell>
          <table:table-cell table:style-name="ce113" table:formula="of:=RANDBETWEEN(1;10)*IF(ROUND(RAND());1;-1)" office:value-type="float" office:value="-2" calcext:value-type="float">
            <text:p>-2</text:p>
          </table:table-cell>
          <table:table-cell table:style-name="ce40" office:value-type="string" calcext:value-type="string">
            <text:p>×</text:p>
          </table:table-cell>
          <table:table-cell table:style-name="ce40" table:formula="of:=[.B40]" office:value-type="float" office:value="2" calcext:value-type="float">
            <text:p>2</text:p>
          </table:table-cell>
          <table:table-cell table:style-name="ce113" table:formula="of:=RANDBETWEEN(1;10)*IF(ROUND(RAND());1;-1)" office:value-type="float" office:value="8" calcext:value-type="float">
            <text:p>8</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5" calcext:value-type="float">
            <text:p>5</text:p>
          </table:table-cell>
          <table:table-cell table:style-name="ce40" table:formula="of:=CHOOSE([.AA40];&quot;&quot;;&quot;cm&quot;;&quot;mm&quot;;&quot;km&quot;;&quot;mL&quot;;&quot;hL&quot;;&quot;dL&quot;;&quot;cL&quot;;&quot;kg&quot;;&quot;dg&quot;;&quot;mg&quot;;&quot;dag&quot;)" office:value-type="string" office:string-value="mm" calcext:value-type="string">
            <text:p>mm</text:p>
          </table:table-cell>
          <table:table-cell table:style-name="ce40" office:value-type="string" calcext:value-type="string">
            <text:p>=</text:p>
          </table:table-cell>
          <table:table-cell table:style-name="ce52" table:formula="of:=IF([.AA40]&lt;5;&quot;m&quot;;IF(AND([.AA40]&gt;4;[.AA40]&lt;9);&quot;L&quot;;&quot;g&quot;))" office:value-type="string" office:string-value="m" calcext:value-type="string">
            <text:p>m</text:p>
          </table:table-cell>
          <table:table-cell table:style-name="ce4" table:formula="of:=([.AA40]+3)^2" office:value-type="float" office:value="36" calcext:value-type="float">
            <text:p>36</text:p>
          </table:table-cell>
          <table:table-cell table:style-name="ce7" office:value-type="string" calcext:value-type="string">
            <text:p>=</text:p>
          </table:table-cell>
          <table:table-cell table:style-name="ce9"/>
          <table:table-cell table:style-name="ce10" office:value-type="string" calcext:value-type="string">
            <text:p>²</text:p>
          </table:table-cell>
          <table:table-cell table:style-name="ce51" table:formula="of:=RANDBETWEEN(11;99)/10" office:value-type="float" office:value="6.5" calcext:value-type="float">
            <text:p>6,5</text:p>
          </table:table-cell>
          <table:table-cell table:style-name="ce150" office:value-type="string" calcext:value-type="string">
            <text:p>h</text:p>
          </table:table-cell>
          <table:table-cell table:style-name="ce176" office:value-type="string" calcext:value-type="string">
            <text:p>=</text:p>
          </table:table-cell>
          <table:table-cell table:style-name="ce52" office:value-type="string" calcext:value-type="string">
            <text:p>h <text:s text:c="5"/>min</text:p>
          </table:table-cell>
          <table:table-cell/>
          <table:table-cell table:style-name="ce135" table:formula="of:=[.B40]&amp;&quot;^&quot;&amp;([.C40]+[.F40])" office:value-type="string" office:string-value="2^6" calcext:value-type="string">
            <text:p>2^6</text:p>
          </table:table-cell>
          <table:table-cell table:style-name="ce48" table:formula="of:=[.I40]*(CHOOSE([.AA40];0;0.01;0.001;1000;0.001;100;0.1;0.01;1000;0.1;0.001;10))&amp;&quot; &quot;&amp;[.L40]" office:value-type="string" office:string-value="0,005 m" calcext:value-type="string">
            <text:p>0,005 m</text:p>
          </table:table-cell>
          <table:table-cell table:style-name="ce57" table:formula="of:=[.AA40]+3" office:value-type="float" office:value="6" calcext:value-type="float">
            <text:p>6</text:p>
          </table:table-cell>
          <table:table-cell table:style-name="ce147" table:formula="of:=INT([.Q40])&amp;&quot;h &quot;&amp;INT(([.Q40]-INT([.Q40]))*60)&amp;&quot;min&quot;" office:value-type="string" office:string-value="6h 30min" calcext:value-type="string">
            <text:p>6h 30min</text:p>
          </table:table-cell>
          <table:table-cell/>
          <table:table-cell table:formula="of:=RANK([.AB40];[.AB34:.AB43])+2" office:value-type="float" office:value="3" calcext:value-type="float">
            <text:p>3</text:p>
          </table:table-cell>
          <table:table-cell table:style-name="ce81" table:formula="of:=RAND()" office:value-type="float" office:value="0.998170568478006" calcext:value-type="float">
            <text:p>0,998170568478006</text:p>
          </table:table-cell>
          <table:table-cell table:style-name="ce15" table:formula="of:=RANDBETWEEN(2;9)" office:value-type="float" office:value="5" calcext:value-type="float">
            <text:p>5</text:p>
          </table:table-cell>
          <table:table-cell table:style-name="ce15" table:formula="of:=RANDBETWEEN(2;9)" office:value-type="float" office:value="6" calcext:value-type="float">
            <text:p>6</text:p>
          </table:table-cell>
          <table:table-cell table:style-name="ce15" table:formula="of:=RANDBETWEEN(2;9)" office:value-type="float" office:value="6" calcext:value-type="float">
            <text:p>6</text:p>
          </table:table-cell>
          <table:table-cell table:style-name="ce15" table:formula="of:=RANDBETWEEN(2;9)" office:value-type="float" office:value="5" calcext:value-type="float">
            <text:p>5</text:p>
          </table:table-cell>
          <table:table-cell table:style-name="ce175" table:formula="of:=RANDBETWEEN(-8;8)" office:value-type="float" office:value="2" calcext:value-type="float">
            <text:p>2</text:p>
          </table:table-cell>
          <table:table-cell table:style-name="ce175" table:formula="of:=RANDBETWEEN(-8;8)" office:value-type="float" office:value="-3" calcext:value-type="float">
            <text:p>-3</text:p>
          </table:table-cell>
          <table:table-cell table:style-name="ce175" table:formula="of:=[.AG40]*RANDBETWEEN(-5;5)+[.AH40]" office:value-type="float" office:value="7" calcext:value-type="float">
            <text:p>7</text:p>
          </table:table-cell>
          <table:table-cell table:number-columns-repeated="988"/>
        </table:table-row>
        <table:table-row table:style-name="ro3">
          <table:table-cell table:style-name="ce4"/>
          <table:table-cell table:style-name="ce176" table:formula="of:=RANDBETWEEN(2;13)" office:value-type="float" office:value="6" calcext:value-type="float">
            <text:p>6</text:p>
          </table:table-cell>
          <table:table-cell table:style-name="ce113" table:formula="of:=RANDBETWEEN(1;10)*IF(ROUND(RAND());1;-1)" office:value-type="float" office:value="-1" calcext:value-type="float">
            <text:p>-1</text:p>
          </table:table-cell>
          <table:table-cell table:style-name="ce40" office:value-type="string" calcext:value-type="string">
            <text:p>÷</text:p>
          </table:table-cell>
          <table:table-cell table:style-name="ce40" table:formula="of:=[.B41]" office:value-type="float" office:value="6" calcext:value-type="float">
            <text:p>6</text:p>
          </table:table-cell>
          <table:table-cell table:style-name="ce113" table:formula="of:=RANDBETWEEN(1;10)*IF(ROUND(RAND());1;-1)" office:value-type="float" office:value="8" calcext:value-type="float">
            <text:p>8</text:p>
          </table:table-cell>
          <table:table-cell table:style-name="ce137" office:value-type="string" calcext:value-type="string">
            <text:p>=</text:p>
          </table:table-cell>
          <table:table-cell table:style-name="ce10"/>
          <table:table-cell table:style-name="ce51" table:formula="of:=ROUNDUP(RAND()*1000/CHOOSE(RANDBETWEEN(1;4);1;10;100;1000);RANDBETWEEN(-2;2))" office:value-type="float" office:value="6.73" calcext:value-type="float">
            <text:p>6,73</text:p>
          </table:table-cell>
          <table:table-cell table:style-name="ce40" table:formula="of:=CHOOSE([.AA41];&quot;&quot;;&quot;cm&quot;;&quot;mm&quot;;&quot;km&quot;;&quot;mL&quot;;&quot;hL&quot;;&quot;dL&quot;;&quot;cL&quot;;&quot;kg&quot;;&quot;dg&quot;;&quot;mg&quot;;&quot;dag&quot;)" office:value-type="string" office:string-value="hL" calcext:value-type="string">
            <text:p>hL</text:p>
          </table:table-cell>
          <table:table-cell table:style-name="ce40" office:value-type="string" calcext:value-type="string">
            <text:p>=</text:p>
          </table:table-cell>
          <table:table-cell table:style-name="ce52" table:formula="of:=IF([.AA41]&lt;5;&quot;m&quot;;IF(AND([.AA41]&gt;4;[.AA41]&lt;9);&quot;L&quot;;&quot;g&quot;))" office:value-type="string" office:string-value="L" calcext:value-type="string">
            <text:p>L</text:p>
          </table:table-cell>
          <table:table-cell table:style-name="ce4" table:formula="of:=ROUND(RAND()*CHOOSE(RANDBETWEEN(1;3);10;100;1000);RANDBETWEEN(1;3))" office:value-type="float" office:value="137.913" calcext:value-type="float">
            <text:p>137,913</text:p>
          </table:table-cell>
          <table:table-cell table:style-name="ce7" office:value-type="string" calcext:value-type="string">
            <text:p>÷</text:p>
          </table:table-cell>
          <table:table-cell table:style-name="ce227" table:formula="of:=CHOOSE(INT(RAND()*3)+1;&quot;0,1&quot;;&quot;0,01&quot;;&quot;0,001&quot;)" office:value-type="string" office:string-value="0,01" calcext:value-type="string">
            <text:p>0,01</text:p>
          </table:table-cell>
          <table:table-cell table:style-name="ce10" office:value-type="string" calcext:value-type="string">
            <text:p>=</text:p>
          </table:table-cell>
          <table:table-cell table:style-name="ce4" table:formula="of:=ROUND(RAND()*CHOOSE(RANDBETWEEN(1;3);10;100;1000);RANDBETWEEN(1;3))" office:value-type="float" office:value="2.7" calcext:value-type="float">
            <text:p>2,7</text:p>
          </table:table-cell>
          <table:table-cell table:style-name="ce7" office:value-type="string" calcext:value-type="string">
            <text:p>÷</text:p>
          </table:table-cell>
          <table:table-cell table:style-name="ce227" table:formula="of:=CHOOSE(INT(RAND()*3)+1;&quot;0,1&quot;;&quot;0,01&quot;;&quot;0,001&quot;)" office:value-type="string" office:string-value="0,1" calcext:value-type="string">
            <text:p>0,1</text:p>
          </table:table-cell>
          <table:table-cell table:style-name="ce10" office:value-type="string" calcext:value-type="string">
            <text:p>=</text:p>
          </table:table-cell>
          <table:table-cell/>
          <table:table-cell table:style-name="ce135" table:formula="of:=[.B41]&amp;&quot;^&quot;&amp;([.C41]-[.F41])" office:value-type="string" office:string-value="6^-9" calcext:value-type="string">
            <text:p>6^-9</text:p>
          </table:table-cell>
          <table:table-cell table:style-name="ce48" table:formula="of:=[.I41]*(CHOOSE([.AA41];0;0.01;0.001;1000;0.001;100;0.1;0.01;1000;0.1;0.001;10))&amp;&quot; &quot;&amp;[.L41]" office:value-type="string" office:string-value="673 L" calcext:value-type="string">
            <text:p>673 L</text:p>
          </table:table-cell>
          <table:table-cell table:style-name="ce57" table:formula="of:=[.M41]/[.O41]" office:value-type="float" office:value="13791.3" calcext:value-type="float">
            <text:p>13791,3</text:p>
          </table:table-cell>
          <table:table-cell table:style-name="ce228" table:formula="of:=[.Q41]/[.S41]" office:value-type="float" office:value="27" calcext:value-type="float">
            <text:p>27</text:p>
          </table:table-cell>
          <table:table-cell/>
          <table:table-cell table:formula="of:=RANK([.AB41];[.AB34:.AB43])+2" office:value-type="float" office:value="6" calcext:value-type="float">
            <text:p>6</text:p>
          </table:table-cell>
          <table:table-cell table:style-name="ce81" table:formula="of:=RAND()" office:value-type="float" office:value="0.678075497742321" calcext:value-type="float">
            <text:p>0,678075497742321</text:p>
          </table:table-cell>
          <table:table-cell table:style-name="ce15" table:formula="of:=RANDBETWEEN(2;9)" office:value-type="float" office:value="3" calcext:value-type="float">
            <text:p>3</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style-name="ce15" table:formula="of:=RANDBETWEEN(2;9)" office:value-type="float" office:value="4" calcext:value-type="float">
            <text:p>4</text:p>
          </table:table-cell>
          <table:table-cell table:style-name="ce175" table:formula="of:=RANDBETWEEN(-8;8)" office:value-type="float" office:value="6" calcext:value-type="float">
            <text:p>6</text:p>
          </table:table-cell>
          <table:table-cell table:style-name="ce175" table:formula="of:=RANDBETWEEN(-8;8)" office:value-type="float" office:value="1" calcext:value-type="float">
            <text:p>1</text:p>
          </table:table-cell>
          <table:table-cell table:style-name="ce175" table:formula="of:=[.AG41]*RANDBETWEEN(-5;5)+[.AH41]" office:value-type="float" office:value="13" calcext:value-type="float">
            <text:p>13</text:p>
          </table:table-cell>
          <table:table-cell table:number-columns-repeated="988"/>
        </table:table-row>
        <table:table-row table:style-name="ro3">
          <table:table-cell table:style-name="ce19" office:value-type="string" calcext:value-type="string" table:number-columns-spanned="8" table:number-rows-spanned="1">
            <text:p>😕 <text:s text:c="3"/>😃 <text:s text:c="3"/>😎</text:p>
          </table:table-cell>
          <table:covered-table-cell table:number-columns-repeated="4" table:style-name="ce19"/>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42];[.AB34:.AB43])+2" office:value-type="float" office:value="7" calcext:value-type="float">
            <text:p>7</text:p>
          </table:table-cell>
          <table:table-cell table:style-name="ce81" table:formula="of:=RAND()" office:value-type="float" office:value="0.378945947511785" calcext:value-type="float">
            <text:p>0,378945947511785</text:p>
          </table:table-cell>
          <table:table-cell table:number-columns-repeated="995"/>
        </table:table-row>
        <table:table-row table:style-name="ro4">
          <table:table-cell table:number-columns-repeated="26"/>
          <table:table-cell table:formula="of:=RANK([.AB43];[.AB34:.AB43])+2" office:value-type="float" office:value="4" calcext:value-type="float">
            <text:p>4</text:p>
          </table:table-cell>
          <table:table-cell table:style-name="ce81" table:formula="of:=RAND()" office:value-type="float" office:value="0.895507385934599" calcext:value-type="float">
            <text:p>0,895507385934599</text:p>
          </table:table-cell>
          <table:table-cell table:number-columns-repeated="995"/>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7">
          <table:table-cell table:number-columns-repeated="1023"/>
        </table:table-row>
        <table:table-row table:style-name="ro4">
          <table:table-cell table:number-columns-repeated="1023"/>
        </table:table-row>
        <table:table-row table:style-name="ro5">
          <table:table-cell table:number-columns-repeated="1023"/>
        </table:table-row>
        <table:table-row table:style-name="ro2" table:number-rows-repeated="2">
          <table:table-cell table:number-columns-repeated="1023"/>
        </table:table-row>
        <table:table-row table:style-name="ro3" table:number-rows-repeated="6">
          <table:table-cell table:number-columns-repeated="1023"/>
        </table:table-row>
        <table:table-row table:style-name="ro3">
          <table:table-cell table:number-columns-repeated="1023"/>
        </table:table-row>
      </table:table>
      <table:table table:name="3e DAN" table:style-name="ta8" table:print-ranges="'3e DAN'.A1:'3e DAN'.T55 '3e DAN'.V1:'3e DAN'.Y55">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3" form:id="control13" form:label="Génér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Generateur.GenererDAN3?language=Basic&amp;location=document" xlink:type="simple"/>
              </office:event-listeners>
            </form:button>
          </form:form>
        </office:forms>
        <table:shapes>
          <draw:control draw:z-index="0" draw:style-name="gr10" draw:text-style-name="P2" svg:width="1.651cm" svg:height="0.774cm" svg:x="55.78cm" svg:y="0.498cm" draw:control="control13"/>
        </table:shapes>
        <table:table-column table:style-name="co74" table:default-cell-style-name="Default"/>
        <table:table-column table:style-name="co167" table:default-cell-style-name="Default"/>
        <table:table-column table:style-name="co168" table:default-cell-style-name="Default"/>
        <table:table-column table:style-name="co169" table:default-cell-style-name="Default"/>
        <table:table-column table:style-name="co170" table:default-cell-style-name="Default"/>
        <table:table-column table:style-name="co171" table:default-cell-style-name="Default"/>
        <table:table-column table:style-name="co172" table:default-cell-style-name="Default"/>
        <table:table-column table:style-name="co16" table:default-cell-style-name="Default"/>
        <table:table-column table:style-name="co26" table:default-cell-style-name="Default"/>
        <table:table-column table:style-name="co133" table:default-cell-style-name="Default"/>
        <table:table-column table:style-name="co173" table:default-cell-style-name="Default"/>
        <table:table-column table:style-name="co74" table:default-cell-style-name="Default"/>
        <table:table-column table:style-name="co96" table:default-cell-style-name="Default"/>
        <table:table-column table:style-name="co15" table:default-cell-style-name="Default"/>
        <table:table-column table:style-name="co77" table:default-cell-style-name="Default"/>
        <table:table-column table:style-name="co174" table:default-cell-style-name="Default"/>
        <table:table-column table:style-name="co175" table:default-cell-style-name="Default"/>
        <table:table-column table:style-name="co118" table:default-cell-style-name="Default"/>
        <table:table-column table:style-name="co121" table:default-cell-style-name="Default"/>
        <table:table-column table:style-name="co119" table:default-cell-style-name="Default"/>
        <table:table-column table:style-name="co4" table:default-cell-style-name="Default"/>
        <table:table-column table:style-name="co176" table:default-cell-style-name="Default"/>
        <table:table-column table:style-name="co144" table:default-cell-style-name="Default"/>
        <table:table-column table:style-name="co177" table:default-cell-style-name="Default"/>
        <table:table-column table:style-name="co178" table:default-cell-style-name="Default"/>
        <table:table-column table:style-name="co4" table:default-cell-style-name="Default"/>
        <table:table-column table:style-name="co21" table:default-cell-style-name="Default"/>
        <table:table-column table:style-name="co168" table:default-cell-style-name="Default"/>
        <table:table-column table:style-name="co179" table:number-columns-repeated="4" table:default-cell-style-name="Default"/>
        <table:table-column table:style-name="co180" table:default-cell-style-name="Default"/>
        <table:table-column table:style-name="co4" table:number-columns-repeated="991" table:default-cell-style-name="Default"/>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9"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5"/>
          <table:covered-table-cell table:style-name="ce78"/>
          <table:covered-table-cell/>
          <table:covered-table-cell table:style-name="ce78"/>
          <table:table-cell table:style-name="ce21" office:value-type="string" calcext:value-type="string">
            <text:p>AA</text:p>
          </table:table-cell>
          <table:table-cell table:style-name="ce23" table:number-columns-repeated="3"/>
          <table:table-cell table:number-columns-repeated="3"/>
          <table:table-cell table:formula="of:=RANK([.AB1];[.AB1:.AB10])+2" office:value-type="float" office:value="12" calcext:value-type="float">
            <text:p>12</text:p>
          </table:table-cell>
          <table:table-cell table:style-name="ce81" table:formula="of:=RAND()" office:value-type="float" office:value="0.144456157375813" calcext:value-type="float">
            <text:p>0,144456157375813</text:p>
          </table:table-cell>
          <table:table-cell table:number-columns-repeated="996"/>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7" table:number-rows-spanned="1">
            <text:p>Prénom :</text:p>
          </table:table-cell>
          <table:covered-table-cell table:number-columns-repeated="5"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quot;v&quot;&amp;ROUND(RAND()*10000;0)" office:value-type="string" office:string-value="v2748" calcext:value-type="string">
            <text:p>v2748</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AB2];[.AB1:.AB10])+2" office:value-type="float" office:value="11" calcext:value-type="float">
            <text:p>11</text:p>
          </table:table-cell>
          <table:table-cell table:style-name="ce81" table:formula="of:=RAND()" office:value-type="float" office:value="0.217298181307589" calcext:value-type="float">
            <text:p>0,217298181307589</text:p>
          </table:table-cell>
          <table:table-cell table:number-columns-repeated="996"/>
        </table:table-row>
        <table:table-row table:style-name="ro1">
          <table:table-cell table:style-name="ce55" office:value-type="string" calcext:value-type="string" table:number-columns-spanned="20" table:number-rows-spanned="1">
            <text:p>Mélange de calculs issus de toutes les ceintures</text:p>
          </table:table-cell>
          <table:covered-table-cell table:number-columns-repeated="3" table:style-name="ce38"/>
          <table:covered-table-cell table:style-name="ce55"/>
          <table:covered-table-cell table:number-columns-repeated="3" table:style-name="ce38"/>
          <table:covered-table-cell table:style-name="ce55"/>
          <table:covered-table-cell table:number-columns-repeated="7" table:style-name="ce38"/>
          <table:covered-table-cell table:style-name="ce55"/>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T1]" office:value-type="string" office:string-value="AA" calcext:value-type="string">
            <text:p>AA</text:p>
          </table:table-cell>
          <table:table-cell table:style-name="ce29"/>
          <table:table-cell table:style-name="ce92" table:formula="of:=[.T2]" office:value-type="string" office:string-value="v2748" calcext:value-type="string">
            <text:p>v2748</text:p>
          </table:table-cell>
          <table:table-cell table:style-name="ce81"/>
          <table:table-cell table:formula="of:=RANK([.AB3];[.AB1:.AB10])+2" office:value-type="float" office:value="9" calcext:value-type="float">
            <text:p>9</text:p>
          </table:table-cell>
          <table:table-cell table:style-name="ce81" table:formula="of:=RAND()" office:value-type="float" office:value="0.483130628941166" calcext:value-type="float">
            <text:p>0,483130628941166</text:p>
          </table:table-cell>
          <table:table-cell/>
          <table:table-cell table:style-name="ce81" table:number-columns-repeated="995"/>
        </table:table-row>
        <table:table-row table:style-name="ro3">
          <table:table-cell table:style-name="ce4" table:formula="of:=RANDBETWEEN(11;30)" office:value-type="float" office:value="17" calcext:value-type="float">
            <text:p>17</text:p>
          </table:table-cell>
          <table:table-cell table:style-name="ce7" office:value-type="string" calcext:value-type="string">
            <text:p>÷</text:p>
          </table:table-cell>
          <table:table-cell table:style-name="ce9" table:formula="of:=RANDBETWEEN(2;9)" office:value-type="float" office:value="5" calcext:value-type="float">
            <text:p>5</text:p>
          </table:table-cell>
          <table:table-cell table:style-name="ce10" office:value-type="string" calcext:value-type="string">
            <text:p>Q= <text:s text:c="7"/>R=</text:p>
          </table:table-cell>
          <table:table-cell table:style-name="ce158" table:formula="of:=CHOOSE([.AA4];&quot;&quot;;&quot;nano&quot;;&quot;micro&quot;;&quot;milli&quot;;&quot;centi&quot;;&quot;déci&quot;;&quot;déca&quot;;&quot;hecto&quot;;&quot;kilo&quot;;&quot;méga&quot;;&quot;giga&quot;;&quot;téra&quot;)" office:value-type="string" office:string-value="déca" calcext:value-type="string">
            <text:p>déca</text:p>
          </table:table-cell>
          <table:table-cell table:style-name="ce9" office:value-type="string" calcext:value-type="string">
            <text:p><text:s/>signifie</text:p>
          </table:table-cell>
          <table:table-cell table:style-name="ce46"/>
          <table:table-cell table:style-name="ce10"/>
          <table:table-cell table:style-name="ce4" table:formula="of:=CHOOSE(ROUND(RAND())+1;-1;1)*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6" calcext:value-type="float">
            <text:p>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10" office:value-type="string" calcext:value-type="string">
            <text:p>=</text:p>
          </table:table-cell>
          <table:table-cell table:style-name="ce112" table:formula="of:=[.AA4]&amp;&quot;x(&quot;&amp;[.AD4]&amp;&quot;x+&quot;&amp;[.AE4]&amp;&quot;)&quot;" office:value-type="string" office:string-value="7x(6x+7)" calcext:value-type="string">
            <text:p>7x(6x+7)</text:p>
          </table:table-cell>
          <table:table-cell table:style-name="ce137" office:value-type="string" calcext:value-type="string">
            <text:p>=</text:p>
          </table:table-cell>
          <table:table-cell table:style-name="ce137"/>
          <table:table-cell table:style-name="ce42"/>
          <table:table-cell/>
          <table:table-cell table:style-name="ce57" table:formula="of:=&quot;Q=&quot;&amp;QUOTIENT([.A4];[.C4])&amp;&quot;  R=&quot;&amp;MOD([.A4];[.C4])" office:value-type="string" office:string-value="Q=3  R=2" calcext:value-type="string">
            <text:p>Q=3 <text:s/>R=2</text:p>
          </table:table-cell>
          <table:table-cell table:style-name="ce27" table:formula="of:=CHOOSE([.AA4];&quot;&quot;;&quot;10^-9&quot;;&quot;10^-6&quot;;&quot;10^-3&quot;;&quot;10^-2&quot;;&quot;10^-1&quot;;&quot;10^1&quot;;&quot;10^2&quot;;&quot;10^3&quot;;&quot;10^6&quot;;&quot;10^9&quot;;&quot;10^12&quot;)" office:value-type="string" office:string-value="10^1" calcext:value-type="string">
            <text:p>10^1</text:p>
          </table:table-cell>
          <table:table-cell table:style-name="ce27" table:formula="of:=[.I4]+IF([.J4]=&quot;+&quot;;[.K4];-[.K4])+IF([.L4]=&quot;+&quot;;[.M4];-[.M4])+IF([.N4]=&quot;+&quot;;[.O4];-[.O4])" office:value-type="float" office:value="19" calcext:value-type="float">
            <text:p>19</text:p>
          </table:table-cell>
          <table:table-cell table:style-name="ce147" table:formula="of:=[.AA4]*[.AD4]&amp;&quot;x²+&quot;&amp;[.AA4]*[.AE4]&amp;&quot;x&quot;" office:value-type="string" office:string-value="42x²+49x" calcext:value-type="string">
            <text:p>42x²+49x</text:p>
          </table:table-cell>
          <table:table-cell/>
          <table:table-cell table:formula="of:=RANK([.AB4];[.AB1:.AB10])+2" office:value-type="float" office:value="7" calcext:value-type="float">
            <text:p>7</text:p>
          </table:table-cell>
          <table:table-cell table:style-name="ce81" table:formula="of:=RAND()" office:value-type="float" office:value="0.635547912020131" calcext:value-type="float">
            <text:p>0,635547912020131</text:p>
          </table:table-cell>
          <table:table-cell table:style-name="ce15" table:formula="of:=RANDBETWEEN(2;9)" office:value-type="float" office:value="3" calcext:value-type="float">
            <text:p>3</text:p>
          </table:table-cell>
          <table:table-cell table:style-name="ce15" table:formula="of:=RANDBETWEEN(2;9)" office:value-type="float" office:value="6" calcext:value-type="float">
            <text:p>6</text:p>
          </table:table-cell>
          <table:table-cell table:style-name="ce15" table:formula="of:=RANDBETWEEN(2;9)" office:value-type="float" office:value="7" calcext:value-type="float">
            <text:p>7</text:p>
          </table:table-cell>
          <table:table-cell table:style-name="ce15" table:formula="of:=RANDBETWEEN(2;9)" office:value-type="float" office:value="4" calcext:value-type="float">
            <text:p>4</text:p>
          </table:table-cell>
          <table:table-cell table:formula="of:=RANDBETWEEN(2;200)" office:value-type="float" office:value="184" calcext:value-type="float">
            <text:p>184</text:p>
          </table:table-cell>
          <table:table-cell table:number-columns-repeated="991"/>
        </table:table-row>
        <table:table-row table:style-name="ro3">
          <table:table-cell table:style-name="ce4" table:formula="of:=RANDBETWEEN(11;30)" office:value-type="float" office:value="22" calcext:value-type="float">
            <text:p>22</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158" table:formula="of:=CHOOSE([.AA5];&quot;&quot;;&quot;nano&quot;;&quot;micro&quot;;&quot;milli&quot;;&quot;centi&quot;;&quot;déci&quot;;&quot;déca&quot;;&quot;hecto&quot;;&quot;kilo&quot;;&quot;méga&quot;;&quot;giga&quot;;&quot;téra&quot;)" office:value-type="string" office:string-value="micro" calcext:value-type="string">
            <text:p>micro</text:p>
          </table:table-cell>
          <table:table-cell table:style-name="ce9" office:value-type="string" calcext:value-type="string">
            <text:p><text:s/>signifie</text:p>
          </table:table-cell>
          <table:table-cell table:style-name="ce46"/>
          <table:table-cell table:style-name="ce10"/>
          <table:table-cell table:style-name="ce4" table:formula="of:=CHOOSE(ROUND(RAND())+1;-1;1)*RANDBETWEEN(1;30)" office:value-type="float" office:value="-26" calcext:value-type="float">
            <text:p>-2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1" calcext:value-type="float">
            <text:p>11</text:p>
          </table:table-cell>
          <table:table-cell table:style-name="ce10" office:value-type="string" calcext:value-type="string">
            <text:p>=</text:p>
          </table:table-cell>
          <table:table-cell table:style-name="ce112" table:formula="of:=[.AA5]&amp;&quot;x(&quot;&amp;[.AD5]&amp;&quot;x+&quot;&amp;[.AE5]&amp;&quot;)&quot;" office:value-type="string" office:string-value="3x(2x+2)" calcext:value-type="string">
            <text:p>3x(2x+2)</text:p>
          </table:table-cell>
          <table:table-cell table:style-name="ce137" office:value-type="string" calcext:value-type="string">
            <text:p>=</text:p>
          </table:table-cell>
          <table:table-cell table:style-name="ce137"/>
          <table:table-cell table:style-name="ce42"/>
          <table:table-cell/>
          <table:table-cell table:style-name="ce57" table:formula="of:=&quot;Q=&quot;&amp;QUOTIENT([.A5];[.C5])&amp;&quot;  R=&quot;&amp;MOD([.A5];[.C5])" office:value-type="string" office:string-value="Q=11  R=0" calcext:value-type="string">
            <text:p>Q=11 <text:s/>R=0</text:p>
          </table:table-cell>
          <table:table-cell table:style-name="ce27" table:formula="of:=CHOOSE([.AA5];&quot;&quot;;&quot;10^-9&quot;;&quot;10^-6&quot;;&quot;10^-3&quot;;&quot;10^-2&quot;;&quot;10^-1&quot;;&quot;10^1&quot;;&quot;10^2&quot;;&quot;10^3&quot;;&quot;10^6&quot;;&quot;10^9&quot;;&quot;10^12&quot;)" office:value-type="string" office:string-value="10^-6" calcext:value-type="string">
            <text:p>10^-6</text:p>
          </table:table-cell>
          <table:table-cell table:style-name="ce27" table:formula="of:=[.I5]+IF([.J5]=&quot;+&quot;;[.K5];-[.K5])+IF([.L5]=&quot;+&quot;;[.M5];-[.M5])+IF([.N5]=&quot;+&quot;;[.O5];-[.O5])" office:value-type="float" office:value="-82" calcext:value-type="float">
            <text:p>-82</text:p>
          </table:table-cell>
          <table:table-cell table:style-name="ce147" table:formula="of:=[.AA5]*[.AD5]&amp;&quot;x²+&quot;&amp;[.AA5]*[.AE5]&amp;&quot;x&quot;" office:value-type="string" office:string-value="6x²+6x" calcext:value-type="string">
            <text:p>6x²+6x</text:p>
          </table:table-cell>
          <table:table-cell/>
          <table:table-cell table:formula="of:=RANK([.AB5];[.AB1:.AB10])+2" office:value-type="float" office:value="3" calcext:value-type="float">
            <text:p>3</text:p>
          </table:table-cell>
          <table:table-cell table:style-name="ce81" table:formula="of:=RAND()" office:value-type="float" office:value="0.970826275716034" calcext:value-type="float">
            <text:p>0,970826275716034</text:p>
          </table:table-cell>
          <table:table-cell table:style-name="ce15" table:formula="of:=RANDBETWEEN(2;9)" office:value-type="float" office:value="5" calcext:value-type="float">
            <text:p>5</text:p>
          </table:table-cell>
          <table:table-cell table:style-name="ce15" table:formula="of:=RANDBETWEEN(2;9)" office:value-type="float" office:value="2" calcext:value-type="float">
            <text:p>2</text:p>
          </table:table-cell>
          <table:table-cell table:style-name="ce15" table:formula="of:=RANDBETWEEN(2;9)" office:value-type="float" office:value="2" calcext:value-type="float">
            <text:p>2</text:p>
          </table:table-cell>
          <table:table-cell table:style-name="ce15" table:formula="of:=RANDBETWEEN(2;9)" office:value-type="float" office:value="2" calcext:value-type="float">
            <text:p>2</text:p>
          </table:table-cell>
          <table:table-cell table:formula="of:=RANDBETWEEN(2;200)" office:value-type="float" office:value="135" calcext:value-type="float">
            <text:p>135</text:p>
          </table:table-cell>
          <table:table-cell table:number-columns-repeated="991"/>
        </table:table-row>
        <table:table-row table:style-name="ro3">
          <table:table-cell table:style-name="ce51" table:formula="of:=ROUNDUP(RAND()*1000/CHOOSE(RANDBETWEEN(1;4);1;10;100;1000);RANDBETWEEN(-2;2))" office:value-type="float" office:value="10" calcext:value-type="float">
            <text:p>10</text:p>
          </table:table-cell>
          <table:table-cell table:style-name="ce40" table:formula="of:=CHOOSE([.AA6];&quot;&quot;;&quot;dm²&quot;;&quot;cm²&quot;;&quot;mm²&quot;;&quot;km²&quot;;&quot;hm²&quot;;&quot;dam²&quot;;&quot;mm²&quot;;&quot;cm²&quot;;&quot;dm²&quot;;&quot;dam²&quot;;&quot;hm²&quot;;&quot;km²&quot;)" office:value-type="string" office:string-value="hm²" calcext:value-type="string">
            <text:p>hm²</text:p>
          </table:table-cell>
          <table:table-cell table:style-name="ce40" office:value-type="string" calcext:value-type="string">
            <text:p>=</text:p>
          </table:table-cell>
          <table:table-cell table:style-name="ce52" office:value-type="string" calcext:value-type="string">
            <text:p>m²</text:p>
          </table:table-cell>
          <table:table-cell table:style-name="ce136" table:formula="of:=&quot;-&quot;&amp;[.AC6]&amp;&quot;x - &quot;&amp;[.AD6]" office:value-type="string" office:string-value="-9x - 2" calcext:value-type="string">
            <text:p>-9x - 2</text:p>
          </table:table-cell>
          <table:table-cell table:style-name="ce137" office:value-type="string" calcext:value-type="string">
            <text:p>pour x =</text:p>
          </table:table-cell>
          <table:table-cell table:style-name="ce138" table:formula="of:=RANDBETWEEN(0;9)" office:value-type="float" office:value="9" calcext:value-type="float">
            <text:p>9</text:p>
          </table:table-cell>
          <table:table-cell table:style-name="ce56" office:value-type="string" calcext:value-type="string">
            <text:p>:</text:p>
          </table:table-cell>
          <table:table-cell table:style-name="ce50" office:value-type="string" calcext:value-type="string">
            <text:p>Â =</text:p>
          </table:table-cell>
          <table:table-cell table:style-name="ce182" table:formula="of:=RANDBETWEEN(5;160)" office:value-type="float" office:value="77" calcext:value-type="float">
            <text:p>77°</text:p>
          </table:table-cell>
          <table:table-cell table:style-name="ce47" office:value-type="string" calcext:value-type="string">
            <text:p>Ê =</text:p>
          </table:table-cell>
          <table:table-cell table:style-name="ce182" table:formula="of:=RANDBETWEEN(5;175-[.J6])" office:value-type="float" office:value="14" calcext:value-type="float">
            <text:p>14°</text:p>
          </table:table-cell>
          <table:table-cell table:style-name="ce9" office:value-type="string" calcext:value-type="string">
            <text:p>Û =</text:p>
          </table:table-cell>
          <table:table-cell table:style-name="ce9" table:number-columns-repeated="2"/>
          <table:table-cell table:style-name="ce10"/>
          <table:table-cell table:style-name="ce50" table:formula="of:=&quot;(x+&quot;&amp;[.AD6]&amp;&quot;)(x-&quot;&amp;[.AF6]&amp;&quot;)&quot;" office:value-type="string" office:string-value="(x+2)(x-5)" calcext:value-type="string">
            <text:p>(x+2)(x-5)</text:p>
          </table:table-cell>
          <table:table-cell table:style-name="ce7" office:value-type="string" calcext:value-type="string">
            <text:p>=</text:p>
          </table:table-cell>
          <table:table-cell table:style-name="ce9"/>
          <table:table-cell table:style-name="ce172"/>
          <table:table-cell/>
          <table:table-cell table:style-name="ce48" table:formula="of:=[.A6]*CHOOSE([.AA6];0;0.01;0.0001;0.000001;1000000;10000;100;0.000001;0.0001;0.01;100;10000;1000000)&amp;&quot; &quot;&amp;[.D6]" office:value-type="string" office:string-value="100000 m²" calcext:value-type="string">
            <text:p>100000 m²</text:p>
          </table:table-cell>
          <table:table-cell table:style-name="ce48" table:formula="of:=-[.AC6]*[.G6]-[.AD6]" office:value-type="float" office:value="-83" calcext:value-type="float">
            <text:p>-83</text:p>
          </table:table-cell>
          <table:table-cell table:style-name="ce230" table:formula="of:=180-([.J6]+[.L6])" office:value-type="float" office:value="89" calcext:value-type="float">
            <text:p>89°</text:p>
          </table:table-cell>
          <table:table-cell table:style-name="ce202" table:formula="of:=&quot;x²&quot;&amp;IF([.AD6]-[.AF6]&gt;0;&quot;+&quot;&amp;([.AD6]-[.AF6])&amp;&quot;x&quot;;IF([.AF6]=[.AD6];&quot;&quot;;([.AD6]-[.AF6])&amp;&quot;x&quot;))&amp;&quot;-&quot;&amp;([.AF6]*[.AD6])" office:value-type="string" office:string-value="x²-3x-10" calcext:value-type="string">
            <text:p>x²-3x-10</text:p>
          </table:table-cell>
          <table:table-cell/>
          <table:table-cell table:formula="of:=RANK([.AB6];[.AB1:.AB10])+2" office:value-type="float" office:value="6" calcext:value-type="float">
            <text:p>6</text:p>
          </table:table-cell>
          <table:table-cell table:style-name="ce81" table:formula="of:=RAND()" office:value-type="float" office:value="0.840772658857866" calcext:value-type="float">
            <text:p>0,840772658857866</text:p>
          </table:table-cell>
          <table:table-cell table:style-name="ce15" table:formula="of:=RANDBETWEEN(2;9)" office:value-type="float" office:value="9" calcext:value-type="float">
            <text:p>9</text:p>
          </table:table-cell>
          <table:table-cell table:style-name="ce15" table:formula="of:=RANDBETWEEN(2;9)" office:value-type="float" office:value="2" calcext:value-type="float">
            <text:p>2</text:p>
          </table:table-cell>
          <table:table-cell table:style-name="ce15" table:formula="of:=RANDBETWEEN(2;9)" office:value-type="float" office:value="5" calcext:value-type="float">
            <text:p>5</text:p>
          </table:table-cell>
          <table:table-cell table:style-name="ce15" table:formula="of:=RANDBETWEEN(2;9)" office:value-type="float" office:value="5" calcext:value-type="float">
            <text:p>5</text:p>
          </table:table-cell>
          <table:table-cell table:number-columns-repeated="992"/>
        </table:table-row>
        <table:table-row table:style-name="ro3">
          <table:table-cell table:style-name="ce51" table:formula="of:=ROUNDUP(RAND()*1000/CHOOSE(RANDBETWEEN(1;4);1;10;100;1000);RANDBETWEEN(-2;2))" office:value-type="float" office:value="479.1" calcext:value-type="float">
            <text:p>479,1</text:p>
          </table:table-cell>
          <table:table-cell table:style-name="ce40" table:formula="of:=CHOOSE([.AA7];&quot;&quot;;&quot;dm²&quot;;&quot;cm²&quot;;&quot;mm²&quot;;&quot;km²&quot;;&quot;hm²&quot;;&quot;dam²&quot;;&quot;mm²&quot;;&quot;cm²&quot;;&quot;dm²&quot;;&quot;dam²&quot;;&quot;hm²&quot;;&quot;km²&quot;)" office:value-type="string" office:string-value="mm²" calcext:value-type="string">
            <text:p>mm²</text:p>
          </table:table-cell>
          <table:table-cell table:style-name="ce40" office:value-type="string" calcext:value-type="string">
            <text:p>=</text:p>
          </table:table-cell>
          <table:table-cell table:style-name="ce52" office:value-type="string" calcext:value-type="string">
            <text:p>m²</text:p>
          </table:table-cell>
          <table:table-cell table:style-name="ce136" table:formula="of:=[.AC7]&amp;&quot;x² - &quot;&amp;[.AD7]&amp;&quot;x + &quot;&amp;[.AE7]" office:value-type="string" office:string-value="5x² - 9x + 3" calcext:value-type="string">
            <text:p>5x² - 9x + 3</text:p>
          </table:table-cell>
          <table:table-cell table:style-name="ce137" office:value-type="string" calcext:value-type="string">
            <text:p>pour x =</text:p>
          </table:table-cell>
          <table:table-cell table:style-name="ce138" table:formula="of:=-RANDBETWEEN(0;5)" office:value-type="float" office:value="-2" calcext:value-type="float">
            <text:p>-2</text:p>
          </table:table-cell>
          <table:table-cell table:style-name="ce56" office:value-type="string" calcext:value-type="string">
            <text:p>:</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56" calcext:value-type="float">
            <text:p>56</text:p>
          </table:table-cell>
          <table:table-cell table:style-name="ce229" office:value-type="string" calcext:value-type="string">
            <text:p>=</text:p>
          </table:table-cell>
          <table:table-cell table:style-name="ce9" table:number-columns-repeated="3"/>
          <table:table-cell table:style-name="ce10"/>
          <table:table-cell table:style-name="ce50" table:formula="of:=&quot;(&quot;&amp;[.AC7]&amp;&quot;x+&quot;&amp;[.AD7]&amp;&quot;)(x+&quot;&amp;[.AF7]&amp;&quot;)&quot;" office:value-type="string" office:string-value="(5x+9)(x+3)" calcext:value-type="string">
            <text:p>(5x+9)(x+3)</text:p>
          </table:table-cell>
          <table:table-cell table:style-name="ce7" office:value-type="string" calcext:value-type="string">
            <text:p>=</text:p>
          </table:table-cell>
          <table:table-cell table:style-name="ce9"/>
          <table:table-cell table:style-name="ce172"/>
          <table:table-cell/>
          <table:table-cell table:style-name="ce48" table:formula="of:=[.A7]*CHOOSE([.AA7];0;0.01;0.0001;0.000001;1000000;10000;100;0.000001;0.0001;0.01;100;10000;1000000)&amp;&quot; &quot;&amp;[.D7]" office:value-type="string" office:string-value="0,0004791 m²" calcext:value-type="string">
            <text:p>0,0004791 m²</text:p>
          </table:table-cell>
          <table:table-cell table:style-name="ce48" table:formula="of:=[.AC7]*[.G7]*[.G7]-[.AD7]*[.G7]+[.AE7]" office:value-type="float" office:value="41" calcext:value-type="float">
            <text:p>41</text:p>
          </table:table-cell>
          <table:table-cell table:style-name="ce57" table:formula="of:=[.I7]*[.K7]" office:value-type="float" office:value="14" calcext:value-type="float">
            <text:p>14</text:p>
          </table:table-cell>
          <table:table-cell table:style-name="ce202" table:formula="of:=[.AC7]&amp;&quot;x²+&quot;&amp;([.AD7]+[.AC7]*[.AF7])&amp;&quot;x+&quot;&amp;([.AD7]*[.AF7])" office:value-type="string" office:string-value="5x²+24x+27" calcext:value-type="string">
            <text:p>5x²+24x+27</text:p>
          </table:table-cell>
          <table:table-cell/>
          <table:table-cell table:formula="of:=RANK([.AB7];[.AB1:.AB10])+2" office:value-type="float" office:value="8" calcext:value-type="float">
            <text:p>8</text:p>
          </table:table-cell>
          <table:table-cell table:style-name="ce81" table:formula="of:=RAND()" office:value-type="float" office:value="0.632245732391738" calcext:value-type="float">
            <text:p>0,632245732391738</text:p>
          </table:table-cell>
          <table:table-cell table:style-name="ce15" table:formula="of:=RANDBETWEEN(2;9)" office:value-type="float" office:value="5" calcext:value-type="float">
            <text:p>5</text:p>
          </table:table-cell>
          <table:table-cell table:style-name="ce15" table:formula="of:=RANDBETWEEN(2;9)" office:value-type="float" office:value="9" calcext:value-type="float">
            <text:p>9</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number-columns-repeated="992"/>
        </table:table-row>
        <table:table-row table:style-name="ro3">
          <table:table-cell table:style-name="ce51" table:formula="of:=ROUNDUP(RAND()*1000/CHOOSE(RANDBETWEEN(1;4);1;10;100;1000);RANDBETWEEN(-2;2))" office:value-type="float" office:value="9" calcext:value-type="float">
            <text:p>9</text:p>
          </table:table-cell>
          <table:table-cell table:style-name="ce40" table:formula="of:=CHOOSE([.AA8];&quot;&quot;;&quot;mm³&quot;;&quot;cm³&quot;;&quot;dm³&quot;;&quot;km³&quot;;&quot;hm³&quot;;&quot;dam³&quot;;&quot;hL&quot;;&quot;daL&quot;;&quot;L&quot;;&quot;dL&quot;;&quot;cL&quot;;&quot;mL&quot;)" office:value-type="string" office:string-value="L" calcext:value-type="string">
            <text:p>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style-name="ce51" table:formula="of:=ROUNDUP(RAND()*1000/CHOOSE(RANDBETWEEN(1;4);1;10;100;1000);RANDBETWEEN(-2;2))" office:value-type="float" office:value="629.7" calcext:value-type="float">
            <text:p>629,7</text:p>
          </table:table-cell>
          <table:table-cell table:style-name="ce40" table:formula="of:=CHOOSE([.AA7];&quot;&quot;;&quot;mm³&quot;;&quot;cm³&quot;;&quot;dm³&quot;;&quot;km³&quot;;&quot;hm³&quot;;&quot;dam³&quot;;&quot;hL&quot;;&quot;daL&quot;;&quot;L&quot;;&quot;dL&quot;;&quot;cL&quot;;&quot;mL&quot;)" office:value-type="string" office:string-value="hL" calcext:value-type="string">
            <text:p>h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60" calcext:value-type="float">
            <text:p>60</text:p>
          </table:table-cell>
          <table:table-cell table:style-name="ce229" office:value-type="string" calcext:value-type="string">
            <text:p>=</text:p>
          </table:table-cell>
          <table:table-cell table:style-name="ce9" table:number-columns-repeated="3"/>
          <table:table-cell table:style-name="ce10"/>
          <table:table-cell table:style-name="ce50" table:formula="of:=&quot;(&quot;&amp;[.AC8]&amp;&quot;x-&quot;&amp;[.AD8]&amp;&quot;)(&quot;&amp;[.AE8]&amp;&quot;x-&quot;&amp;[.AF8]&amp;&quot;)&quot;" office:value-type="string" office:string-value="(2x-7)(9x-9)" calcext:value-type="string">
            <text:p>(2x-7)(9x-9)</text:p>
          </table:table-cell>
          <table:table-cell table:style-name="ce7" office:value-type="string" calcext:value-type="string">
            <text:p>=</text:p>
          </table:table-cell>
          <table:table-cell table:style-name="ce9"/>
          <table:table-cell table:style-name="ce172"/>
          <table:table-cell/>
          <table:table-cell table:style-name="ce156" table:formula="of:=[.A8]*CHOOSE([.AA8];0;0.000000001;0.000001;0.001;1000000000;1000000;1000;0.1;0.01;0.001;0.0001;0.00001;0.000001)&amp;&quot; &quot;&amp;[.D8]" office:value-type="string" office:string-value="0,009 m³" calcext:value-type="string">
            <text:p>0,009 m³</text:p>
          </table:table-cell>
          <table:table-cell table:style-name="ce156" table:formula="of:=[.E8]*CHOOSE([.AA7];0;0.000000001;0.000001;0.001;1000000000;1000000;1000;0.1;0.01;0.001;0.0001;0.00001;0.000001)&amp;&quot; &quot;&amp;[.H8]" office:value-type="string" office:string-value="62,97 m³" calcext:value-type="string">
            <text:p>62,97 m³</text:p>
          </table:table-cell>
          <table:table-cell table:style-name="ce57" table:formula="of:=[.I8]*[.K8]" office:value-type="float" office:value="15" calcext:value-type="float">
            <text:p>15</text:p>
          </table:table-cell>
          <table:table-cell table:style-name="ce202" table:formula="of:=[.AC8]*[.AE8]&amp;&quot;x²-&quot;&amp;([.AC8]*[.AF8]+[.AD8]*[.AE8])&amp;&quot;x&quot;&amp;&quot;+&quot;&amp;([.AD8]*[.AF8])" office:value-type="string" office:string-value="18x²-81x+63" calcext:value-type="string">
            <text:p>18x²-81x+63</text:p>
          </table:table-cell>
          <table:table-cell/>
          <table:table-cell table:formula="of:=RANK([.AB8];[.AB1:.AB10])+2" office:value-type="float" office:value="10" calcext:value-type="float">
            <text:p>10</text:p>
          </table:table-cell>
          <table:table-cell table:style-name="ce81" table:formula="of:=RAND()" office:value-type="float" office:value="0.418448869182433" calcext:value-type="float">
            <text:p>0,418448869182433</text:p>
          </table:table-cell>
          <table:table-cell table:style-name="ce15" table:formula="of:=RANDBETWEEN(2;9)" office:value-type="float" office:value="2" calcext:value-type="float">
            <text:p>2</text:p>
          </table:table-cell>
          <table:table-cell table:style-name="ce15" table:formula="of:=RANDBETWEEN(2;9)" office:value-type="float" office:value="7" calcext:value-type="float">
            <text:p>7</text:p>
          </table:table-cell>
          <table:table-cell table:style-name="ce15" table:formula="of:=RANDBETWEEN(2;9)" office:value-type="float" office:value="9" calcext:value-type="float">
            <text:p>9</text:p>
          </table:table-cell>
          <table:table-cell table:style-name="ce15" table:formula="of:=RANDBETWEEN(2;9)" office:value-type="float" office:value="9" calcext:value-type="float">
            <text:p>9</text:p>
          </table:table-cell>
          <table:table-cell table:number-columns-repeated="992"/>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9];[.AB1:.AB10])+2" office:value-type="float" office:value="4" calcext:value-type="float">
            <text:p>4</text:p>
          </table:table-cell>
          <table:table-cell table:style-name="ce81" table:formula="of:=RAND()" office:value-type="float" office:value="0.960897715965117" calcext:value-type="float">
            <text:p>0,960897715965117</text:p>
          </table:table-cell>
          <table:table-cell table:number-columns-repeated="996"/>
        </table:table-row>
        <table:table-row table:style-name="ro4">
          <table:table-cell table:number-columns-repeated="26"/>
          <table:table-cell table:formula="of:=RANK([.AB10];[.AB1:.AB10])+2" office:value-type="float" office:value="5" calcext:value-type="float">
            <text:p>5</text:p>
          </table:table-cell>
          <table:table-cell table:style-name="ce81" table:formula="of:=RAND()" office:value-type="float" office:value="0.911560933585988" calcext:value-type="float">
            <text:p>0,911560933585988</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9"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5"/>
          <table:covered-table-cell table:style-name="ce78"/>
          <table:covered-table-cell/>
          <table:covered-table-cell table:style-name="ce78"/>
          <table:table-cell table:style-name="ce21" office:value-type="string" calcext:value-type="string">
            <text:p>AB</text:p>
          </table:table-cell>
          <table:table-cell table:style-name="ce23" table:number-columns-repeated="3"/>
          <table:table-cell table:number-columns-repeated="3"/>
          <table:table-cell table:formula="of:=RANK([.AB12];[.AB12:.AB21])+2" office:value-type="float" office:value="4" calcext:value-type="float">
            <text:p>4</text:p>
          </table:table-cell>
          <table:table-cell table:style-name="ce81" table:formula="of:=RAND()" office:value-type="float" office:value="0.590069302336349" calcext:value-type="float">
            <text:p>0,590069302336349</text:p>
          </table:table-cell>
          <table:table-cell table:number-columns-repeated="996"/>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7" table:number-rows-spanned="1">
            <text:p>Prénom :</text:p>
          </table:table-cell>
          <table:covered-table-cell table:number-columns-repeated="5"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T$2]" office:value-type="string" office:string-value="v2748" calcext:value-type="string">
            <text:p>v2748</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AB13];[.AB12:.AB21])+2" office:value-type="float" office:value="5" calcext:value-type="float">
            <text:p>5</text:p>
          </table:table-cell>
          <table:table-cell table:style-name="ce81" table:formula="of:=RAND()" office:value-type="float" office:value="0.477320483706533" calcext:value-type="float">
            <text:p>0,477320483706533</text:p>
          </table:table-cell>
          <table:table-cell table:number-columns-repeated="996"/>
        </table:table-row>
        <table:table-row table:style-name="ro3">
          <table:table-cell table:style-name="ce55" office:value-type="string" calcext:value-type="string" table:number-columns-spanned="20" table:number-rows-spanned="1">
            <text:p>Mélange de calculs issus de toutes les ceintures</text:p>
          </table:table-cell>
          <table:covered-table-cell table:number-columns-repeated="3" table:style-name="ce38"/>
          <table:covered-table-cell table:style-name="ce55"/>
          <table:covered-table-cell table:number-columns-repeated="3" table:style-name="ce38"/>
          <table:covered-table-cell table:style-name="ce55"/>
          <table:covered-table-cell table:number-columns-repeated="7" table:style-name="ce38"/>
          <table:covered-table-cell table:style-name="ce55"/>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T12]" office:value-type="string" office:string-value="AB" calcext:value-type="string">
            <text:p>AB</text:p>
          </table:table-cell>
          <table:table-cell table:style-name="ce29"/>
          <table:table-cell table:style-name="ce92" table:formula="of:=[.T13]" office:value-type="string" office:string-value="v2748" calcext:value-type="string">
            <text:p>v2748</text:p>
          </table:table-cell>
          <table:table-cell table:style-name="ce81"/>
          <table:table-cell table:formula="of:=RANK([.AB14];[.AB12:.AB21])+2" office:value-type="float" office:value="10" calcext:value-type="float">
            <text:p>10</text:p>
          </table:table-cell>
          <table:table-cell table:style-name="ce81" table:formula="of:=RAND()" office:value-type="float" office:value="0.0390837422647645" calcext:value-type="float">
            <text:p>0,0390837422647645</text:p>
          </table:table-cell>
          <table:table-cell/>
          <table:table-cell table:style-name="ce81" table:number-columns-repeated="4"/>
          <table:table-cell table:number-columns-repeated="991"/>
        </table:table-row>
        <table:table-row table:style-name="ro3">
          <table:table-cell table:style-name="ce4" table:formula="of:=RANDBETWEEN(11;30)" office:value-type="float" office:value="30" calcext:value-type="float">
            <text:p>30</text:p>
          </table:table-cell>
          <table:table-cell table:style-name="ce7" office:value-type="string" calcext:value-type="string">
            <text:p>÷</text:p>
          </table:table-cell>
          <table:table-cell table:style-name="ce9" table:formula="of:=RANDBETWEEN(2;9)" office:value-type="float" office:value="5" calcext:value-type="float">
            <text:p>5</text:p>
          </table:table-cell>
          <table:table-cell table:style-name="ce10" office:value-type="string" calcext:value-type="string">
            <text:p>Q= <text:s text:c="7"/>R=</text:p>
          </table:table-cell>
          <table:table-cell table:style-name="ce158" table:formula="of:=CHOOSE([.AA15];&quot;&quot;;&quot;nano&quot;;&quot;micro&quot;;&quot;milli&quot;;&quot;centi&quot;;&quot;déci&quot;;&quot;déca&quot;;&quot;hecto&quot;;&quot;kilo&quot;;&quot;méga&quot;;&quot;giga&quot;;&quot;téra&quot;)" office:value-type="string" office:string-value="kilo" calcext:value-type="string">
            <text:p>kilo</text:p>
          </table:table-cell>
          <table:table-cell table:style-name="ce9" office:value-type="string" calcext:value-type="string">
            <text:p><text:s/>signifie</text:p>
          </table:table-cell>
          <table:table-cell table:style-name="ce46"/>
          <table:table-cell table:style-name="ce10"/>
          <table:table-cell table:style-name="ce4" table:formula="of:=CHOOSE(ROUND(RAND())+1;-1;1)*RANDBETWEEN(1;30)" office:value-type="float" office:value="25" calcext:value-type="float">
            <text:p>2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7" calcext:value-type="float">
            <text:p>7</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10" office:value-type="string" calcext:value-type="string">
            <text:p>=</text:p>
          </table:table-cell>
          <table:table-cell table:style-name="ce112" table:formula="of:=[.AA15]&amp;&quot;x(&quot;&amp;[.AD15]&amp;&quot;x+&quot;&amp;[.AE15]&amp;&quot;)&quot;" office:value-type="string" office:string-value="9x(5x+8)" calcext:value-type="string">
            <text:p>9x(5x+8)</text:p>
          </table:table-cell>
          <table:table-cell table:style-name="ce137" office:value-type="string" calcext:value-type="string">
            <text:p>=</text:p>
          </table:table-cell>
          <table:table-cell table:style-name="ce137"/>
          <table:table-cell table:style-name="ce42"/>
          <table:table-cell/>
          <table:table-cell table:style-name="ce57" table:formula="of:=&quot;Q=&quot;&amp;QUOTIENT([.A15];[.C15])&amp;&quot;  R=&quot;&amp;MOD([.A15];[.C15])" office:value-type="string" office:string-value="Q=6  R=0" calcext:value-type="string">
            <text:p>Q=6 <text:s/>R=0</text:p>
          </table:table-cell>
          <table:table-cell table:style-name="ce27" table:formula="of:=CHOOSE([.AA15];&quot;&quot;;&quot;10^-9&quot;;&quot;10^-6&quot;;&quot;10^-3&quot;;&quot;10^-2&quot;;&quot;10^-1&quot;;&quot;10^1&quot;;&quot;10^2&quot;;&quot;10^3&quot;;&quot;10^6&quot;;&quot;10^9&quot;;&quot;10^12&quot;)" office:value-type="string" office:string-value="10^3" calcext:value-type="string">
            <text:p>10^3</text:p>
          </table:table-cell>
          <table:table-cell table:style-name="ce27" table:formula="of:=[.I15]+IF([.J15]=&quot;+&quot;;[.K15];-[.K15])+IF([.L15]=&quot;+&quot;;[.M15];-[.M15])+IF([.N15]=&quot;+&quot;;[.O15];-[.O15])" office:value-type="float" office:value="17" calcext:value-type="float">
            <text:p>17</text:p>
          </table:table-cell>
          <table:table-cell table:style-name="ce147" table:formula="of:=[.AA15]*[.AD15]&amp;&quot;x²+&quot;&amp;[.AA15]*[.AE15]&amp;&quot;x&quot;" office:value-type="string" office:string-value="45x²+72x" calcext:value-type="string">
            <text:p>45x²+72x</text:p>
          </table:table-cell>
          <table:table-cell/>
          <table:table-cell table:formula="of:=RANK([.AB15];[.AB12:.AB21])+2" office:value-type="float" office:value="9" calcext:value-type="float">
            <text:p>9</text:p>
          </table:table-cell>
          <table:table-cell table:style-name="ce81" table:formula="of:=RAND()" office:value-type="float" office:value="0.2777918166078" calcext:value-type="float">
            <text:p>0,2777918166078</text:p>
          </table:table-cell>
          <table:table-cell table:style-name="ce15" table:formula="of:=RANDBETWEEN(2;9)" office:value-type="float" office:value="6" calcext:value-type="float">
            <text:p>6</text:p>
          </table:table-cell>
          <table:table-cell table:style-name="ce15" table:formula="of:=RANDBETWEEN(2;9)" office:value-type="float" office:value="5" calcext:value-type="float">
            <text:p>5</text:p>
          </table:table-cell>
          <table:table-cell table:style-name="ce15" table:formula="of:=RANDBETWEEN(2;9)" office:value-type="float" office:value="8" calcext:value-type="float">
            <text:p>8</text:p>
          </table:table-cell>
          <table:table-cell table:style-name="ce15" table:formula="of:=RANDBETWEEN(2;9)" office:value-type="float" office:value="8" calcext:value-type="float">
            <text:p>8</text:p>
          </table:table-cell>
          <table:table-cell table:formula="of:=RANDBETWEEN(2;200)" office:value-type="float" office:value="18" calcext:value-type="float">
            <text:p>18</text:p>
          </table:table-cell>
          <table:table-cell table:number-columns-repeated="991"/>
        </table:table-row>
        <table:table-row table:style-name="ro3">
          <table:table-cell table:style-name="ce4" table:formula="of:=RANDBETWEEN(11;30)" office:value-type="float" office:value="24" calcext:value-type="float">
            <text:p>24</text:p>
          </table:table-cell>
          <table:table-cell table:style-name="ce7" office:value-type="string" calcext:value-type="string">
            <text:p>÷</text:p>
          </table:table-cell>
          <table:table-cell table:style-name="ce9" table:formula="of:=RANDBETWEEN(2;9)" office:value-type="float" office:value="5" calcext:value-type="float">
            <text:p>5</text:p>
          </table:table-cell>
          <table:table-cell table:style-name="ce10" office:value-type="string" calcext:value-type="string">
            <text:p>Q= <text:s text:c="7"/>R=</text:p>
          </table:table-cell>
          <table:table-cell table:style-name="ce158" table:formula="of:=CHOOSE([.AA16];&quot;&quot;;&quot;nano&quot;;&quot;micro&quot;;&quot;milli&quot;;&quot;centi&quot;;&quot;déci&quot;;&quot;déca&quot;;&quot;hecto&quot;;&quot;kilo&quot;;&quot;méga&quot;;&quot;giga&quot;;&quot;téra&quot;)" office:value-type="string" office:string-value="téra" calcext:value-type="string">
            <text:p>téra</text:p>
          </table:table-cell>
          <table:table-cell table:style-name="ce9" office:value-type="string" calcext:value-type="string">
            <text:p><text:s/>signifie</text:p>
          </table:table-cell>
          <table:table-cell table:style-name="ce46"/>
          <table:table-cell table:style-name="ce10"/>
          <table:table-cell table:style-name="ce4" table:formula="of:=CHOOSE(ROUND(RAND())+1;-1;1)*RANDBETWEEN(1;30)" office:value-type="float" office:value="-13" calcext:value-type="float">
            <text:p>-1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0" calcext:value-type="float">
            <text:p>2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2" calcext:value-type="float">
            <text:p>2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6" calcext:value-type="float">
            <text:p>26</text:p>
          </table:table-cell>
          <table:table-cell table:style-name="ce10" office:value-type="string" calcext:value-type="string">
            <text:p>=</text:p>
          </table:table-cell>
          <table:table-cell table:style-name="ce112" table:formula="of:=[.AA16]&amp;&quot;x(&quot;&amp;[.AD16]&amp;&quot;x+&quot;&amp;[.AE16]&amp;&quot;)&quot;" office:value-type="string" office:string-value="12x(6x+3)" calcext:value-type="string">
            <text:p>12x(6x+3)</text:p>
          </table:table-cell>
          <table:table-cell table:style-name="ce137" office:value-type="string" calcext:value-type="string">
            <text:p>=</text:p>
          </table:table-cell>
          <table:table-cell table:style-name="ce137"/>
          <table:table-cell table:style-name="ce42"/>
          <table:table-cell/>
          <table:table-cell table:style-name="ce57" table:formula="of:=&quot;Q=&quot;&amp;QUOTIENT([.A16];[.C16])&amp;&quot;  R=&quot;&amp;MOD([.A16];[.C16])" office:value-type="string" office:string-value="Q=4  R=4" calcext:value-type="string">
            <text:p>Q=4 <text:s/>R=4</text:p>
          </table:table-cell>
          <table:table-cell table:style-name="ce27" table:formula="of:=CHOOSE([.AA16];&quot;&quot;;&quot;10^-9&quot;;&quot;10^-6&quot;;&quot;10^-3&quot;;&quot;10^-2&quot;;&quot;10^-1&quot;;&quot;10^1&quot;;&quot;10^2&quot;;&quot;10^3&quot;;&quot;10^6&quot;;&quot;10^9&quot;;&quot;10^12&quot;)" office:value-type="string" office:string-value="10^12" calcext:value-type="string">
            <text:p>10^12</text:p>
          </table:table-cell>
          <table:table-cell table:style-name="ce27" table:formula="of:=[.I16]+IF([.J16]=&quot;+&quot;;[.K16];-[.K16])+IF([.L16]=&quot;+&quot;;[.M16];-[.M16])+IF([.N16]=&quot;+&quot;;[.O16];-[.O16])" office:value-type="float" office:value="11" calcext:value-type="float">
            <text:p>11</text:p>
          </table:table-cell>
          <table:table-cell table:style-name="ce147" table:formula="of:=[.AA16]*[.AD16]&amp;&quot;x²+&quot;&amp;[.AA16]*[.AE16]&amp;&quot;x&quot;" office:value-type="string" office:string-value="72x²+36x" calcext:value-type="string">
            <text:p>72x²+36x</text:p>
          </table:table-cell>
          <table:table-cell/>
          <table:table-cell table:formula="of:=RANK([.AB16];[.AB12:.AB21])+2" office:value-type="float" office:value="12" calcext:value-type="float">
            <text:p>12</text:p>
          </table:table-cell>
          <table:table-cell table:style-name="ce81" table:formula="of:=RAND()" office:value-type="float" office:value="0.0231849243875416" calcext:value-type="float">
            <text:p>0,0231849243875416</text:p>
          </table:table-cell>
          <table:table-cell table:style-name="ce15" table:formula="of:=RANDBETWEEN(2;9)" office:value-type="float" office:value="5" calcext:value-type="float">
            <text:p>5</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style-name="ce15" table:formula="of:=RANDBETWEEN(2;9)" office:value-type="float" office:value="3" calcext:value-type="float">
            <text:p>3</text:p>
          </table:table-cell>
          <table:table-cell table:formula="of:=RANDBETWEEN(2;200)" office:value-type="float" office:value="18" calcext:value-type="float">
            <text:p>18</text:p>
          </table:table-cell>
          <table:table-cell table:number-columns-repeated="991"/>
        </table:table-row>
        <table:table-row table:style-name="ro3">
          <table:table-cell table:style-name="ce51" table:formula="of:=ROUNDUP(RAND()*1000/CHOOSE(RANDBETWEEN(1;4);1;10;100;1000);RANDBETWEEN(-2;2))" office:value-type="float" office:value="387.3" calcext:value-type="float">
            <text:p>387,3</text:p>
          </table:table-cell>
          <table:table-cell table:style-name="ce40" table:formula="of:=CHOOSE([.AA17];&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style-name="ce136" table:formula="of:=&quot;-&quot;&amp;[.AC17]&amp;&quot;x - &quot;&amp;[.AD17]" office:value-type="string" office:string-value="-7x - 8" calcext:value-type="string">
            <text:p>-7x - 8</text:p>
          </table:table-cell>
          <table:table-cell table:style-name="ce137" office:value-type="string" calcext:value-type="string">
            <text:p>pour x =</text:p>
          </table:table-cell>
          <table:table-cell table:style-name="ce138" table:formula="of:=RANDBETWEEN(0;9)" office:value-type="float" office:value="0" calcext:value-type="float">
            <text:p>0</text:p>
          </table:table-cell>
          <table:table-cell table:style-name="ce56" office:value-type="string" calcext:value-type="string">
            <text:p>:</text:p>
          </table:table-cell>
          <table:table-cell table:style-name="ce50" office:value-type="string" calcext:value-type="string">
            <text:p>Â =</text:p>
          </table:table-cell>
          <table:table-cell table:style-name="ce182" table:formula="of:=RANDBETWEEN(5;160)" office:value-type="float" office:value="122" calcext:value-type="float">
            <text:p>122°</text:p>
          </table:table-cell>
          <table:table-cell table:style-name="ce47" office:value-type="string" calcext:value-type="string">
            <text:p>Ê =</text:p>
          </table:table-cell>
          <table:table-cell table:style-name="ce182" table:formula="of:=RANDBETWEEN(5;175-[.J17])" office:value-type="float" office:value="48" calcext:value-type="float">
            <text:p>48°</text:p>
          </table:table-cell>
          <table:table-cell table:style-name="ce9" office:value-type="string" calcext:value-type="string">
            <text:p>Û =</text:p>
          </table:table-cell>
          <table:table-cell table:style-name="ce9" table:number-columns-repeated="2"/>
          <table:table-cell table:style-name="ce10"/>
          <table:table-cell table:style-name="ce50" table:formula="of:=&quot;(x+&quot;&amp;[.AD17]&amp;&quot;)(x-&quot;&amp;[.AF17]&amp;&quot;)&quot;" office:value-type="string" office:string-value="(x+8)(x-8)" calcext:value-type="string">
            <text:p>(x+8)(x-8)</text:p>
          </table:table-cell>
          <table:table-cell table:style-name="ce7" office:value-type="string" calcext:value-type="string">
            <text:p>=</text:p>
          </table:table-cell>
          <table:table-cell table:style-name="ce9"/>
          <table:table-cell table:style-name="ce172"/>
          <table:table-cell/>
          <table:table-cell table:style-name="ce48" table:formula="of:=[.A17]*CHOOSE([.AA17];0;0.01;0.0001;0.000001;1000000;10000;100;0.000001;0.0001;0.01;100;10000;1000000)&amp;&quot; &quot;&amp;[.D17]" office:value-type="string" office:string-value="38730 m²" calcext:value-type="string">
            <text:p>38730 m²</text:p>
          </table:table-cell>
          <table:table-cell table:style-name="ce48" table:formula="of:=-[.AC17]*[.G17]-[.AD17]" office:value-type="float" office:value="-8" calcext:value-type="float">
            <text:p>-8</text:p>
          </table:table-cell>
          <table:table-cell table:style-name="ce230" table:formula="of:=180-([.J17]+[.L17])" office:value-type="float" office:value="10" calcext:value-type="float">
            <text:p>10°</text:p>
          </table:table-cell>
          <table:table-cell table:style-name="ce202" table:formula="of:=&quot;x²&quot;&amp;IF([.AD17]-[.AF17]&gt;0;&quot;+&quot;&amp;([.AD17]-[.AF17])&amp;&quot;x&quot;;IF([.AF17]=[.AD17];&quot;&quot;;([.AD17]-[.AF17])&amp;&quot;x&quot;))&amp;&quot;-&quot;&amp;([.AF17]*[.AD17])" office:value-type="string" office:string-value="x²-64" calcext:value-type="string">
            <text:p>x²-64</text:p>
          </table:table-cell>
          <table:table-cell/>
          <table:table-cell table:formula="of:=RANK([.AB17];[.AB12:.AB21])+2" office:value-type="float" office:value="7" calcext:value-type="float">
            <text:p>7</text:p>
          </table:table-cell>
          <table:table-cell table:style-name="ce81" table:formula="of:=RAND()" office:value-type="float" office:value="0.435334013334075" calcext:value-type="float">
            <text:p>0,435334013334075</text:p>
          </table:table-cell>
          <table:table-cell table:style-name="ce15" table:formula="of:=RANDBETWEEN(2;9)" office:value-type="float" office:value="7" calcext:value-type="float">
            <text:p>7</text:p>
          </table:table-cell>
          <table:table-cell table:style-name="ce15" table:formula="of:=RANDBETWEEN(2;9)" office:value-type="float" office:value="8" calcext:value-type="float">
            <text:p>8</text:p>
          </table:table-cell>
          <table:table-cell table:style-name="ce15" table:formula="of:=RANDBETWEEN(2;9)" office:value-type="float" office:value="5" calcext:value-type="float">
            <text:p>5</text:p>
          </table:table-cell>
          <table:table-cell table:style-name="ce15" table:formula="of:=RANDBETWEEN(2;9)" office:value-type="float" office:value="8" calcext:value-type="float">
            <text:p>8</text:p>
          </table:table-cell>
          <table:table-cell table:number-columns-repeated="992"/>
        </table:table-row>
        <table:table-row table:style-name="ro3">
          <table:table-cell table:style-name="ce51" table:formula="of:=ROUNDUP(RAND()*1000/CHOOSE(RANDBETWEEN(1;4);1;10;100;1000);RANDBETWEEN(-2;2))" office:value-type="float" office:value="900" calcext:value-type="float">
            <text:p>900</text:p>
          </table:table-cell>
          <table:table-cell table:style-name="ce40" table:formula="of:=CHOOSE([.AA18];&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style-name="ce136" table:formula="of:=[.AC18]&amp;&quot;x² - &quot;&amp;[.AD18]&amp;&quot;x + &quot;&amp;[.AE18]" office:value-type="string" office:string-value="5x² - 5x + 2" calcext:value-type="string">
            <text:p>5x² - 5x + 2</text:p>
          </table:table-cell>
          <table:table-cell table:style-name="ce137" office:value-type="string" calcext:value-type="string">
            <text:p>pour x =</text:p>
          </table:table-cell>
          <table:table-cell table:style-name="ce138" table:formula="of:=-RANDBETWEEN(0;5)" office:value-type="float" office:value="-5" calcext:value-type="float">
            <text:p>-5</text:p>
          </table:table-cell>
          <table:table-cell table:style-name="ce56" office:value-type="string" calcext:value-type="string">
            <text:p>:</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16" calcext:value-type="float">
            <text:p>16</text:p>
          </table:table-cell>
          <table:table-cell table:style-name="ce229" office:value-type="string" calcext:value-type="string">
            <text:p>=</text:p>
          </table:table-cell>
          <table:table-cell table:style-name="ce9" table:number-columns-repeated="3"/>
          <table:table-cell table:style-name="ce10"/>
          <table:table-cell table:style-name="ce50" table:formula="of:=&quot;(&quot;&amp;[.AC18]&amp;&quot;x+&quot;&amp;[.AD18]&amp;&quot;)(x+&quot;&amp;[.AF18]&amp;&quot;)&quot;" office:value-type="string" office:string-value="(5x+5)(x+4)" calcext:value-type="string">
            <text:p>(5x+5)(x+4)</text:p>
          </table:table-cell>
          <table:table-cell table:style-name="ce7" office:value-type="string" calcext:value-type="string">
            <text:p>=</text:p>
          </table:table-cell>
          <table:table-cell table:style-name="ce9"/>
          <table:table-cell table:style-name="ce172"/>
          <table:table-cell/>
          <table:table-cell table:style-name="ce48" table:formula="of:=[.A18]*CHOOSE([.AA18];0;0.01;0.0001;0.000001;1000000;10000;100;0.000001;0.0001;0.01;100;10000;1000000)&amp;&quot; &quot;&amp;[.D18]" office:value-type="string" office:string-value="0,09 m²" calcext:value-type="string">
            <text:p>0,09 m²</text:p>
          </table:table-cell>
          <table:table-cell table:style-name="ce48" table:formula="of:=[.AC18]*[.G18]*[.G18]-[.AD18]*[.G18]+[.AE18]" office:value-type="float" office:value="152" calcext:value-type="float">
            <text:p>152</text:p>
          </table:table-cell>
          <table:table-cell table:style-name="ce57" table:formula="of:=[.I18]*[.K18]" office:value-type="float" office:value="4" calcext:value-type="float">
            <text:p>4</text:p>
          </table:table-cell>
          <table:table-cell table:style-name="ce202" table:formula="of:=[.AC18]&amp;&quot;x²+&quot;&amp;([.AD18]+[.AC18]*[.AF18])&amp;&quot;x+&quot;&amp;([.AD18]*[.AF18])" office:value-type="string" office:string-value="5x²+25x+20" calcext:value-type="string">
            <text:p>5x²+25x+20</text:p>
          </table:table-cell>
          <table:table-cell/>
          <table:table-cell table:formula="of:=RANK([.AB18];[.AB12:.AB21])+2" office:value-type="float" office:value="3" calcext:value-type="float">
            <text:p>3</text:p>
          </table:table-cell>
          <table:table-cell table:style-name="ce81" table:formula="of:=RAND()" office:value-type="float" office:value="0.908752448734427" calcext:value-type="float">
            <text:p>0,908752448734427</text:p>
          </table:table-cell>
          <table:table-cell table:style-name="ce15" table:formula="of:=RANDBETWEEN(2;9)" office:value-type="float" office:value="5" calcext:value-type="float">
            <text:p>5</text:p>
          </table:table-cell>
          <table:table-cell table:style-name="ce15" table:formula="of:=RANDBETWEEN(2;9)" office:value-type="float" office:value="5" calcext:value-type="float">
            <text:p>5</text:p>
          </table:table-cell>
          <table:table-cell table:style-name="ce15" table:formula="of:=RANDBETWEEN(2;9)" office:value-type="float" office:value="2" calcext:value-type="float">
            <text:p>2</text:p>
          </table:table-cell>
          <table:table-cell table:style-name="ce15" table:formula="of:=RANDBETWEEN(2;9)" office:value-type="float" office:value="4" calcext:value-type="float">
            <text:p>4</text:p>
          </table:table-cell>
          <table:table-cell table:number-columns-repeated="992"/>
        </table:table-row>
        <table:table-row table:style-name="ro3">
          <table:table-cell table:style-name="ce51" table:formula="of:=ROUNDUP(RAND()*1000/CHOOSE(RANDBETWEEN(1;4);1;10;100;1000);RANDBETWEEN(-2;2))" office:value-type="float" office:value="81.29" calcext:value-type="float">
            <text:p>81,29</text:p>
          </table:table-cell>
          <table:table-cell table:style-name="ce40" table:formula="of:=CHOOSE([.AA19];&quot;&quot;;&quot;mm³&quot;;&quot;cm³&quot;;&quot;dm³&quot;;&quot;km³&quot;;&quot;hm³&quot;;&quot;dam³&quot;;&quot;hL&quot;;&quot;daL&quot;;&quot;L&quot;;&quot;dL&quot;;&quot;cL&quot;;&quot;mL&quot;)" office:value-type="string" office:string-value="hL" calcext:value-type="string">
            <text:p>h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style-name="ce51" table:formula="of:=ROUNDUP(RAND()*1000/CHOOSE(RANDBETWEEN(1;4);1;10;100;1000);RANDBETWEEN(-2;2))" office:value-type="float" office:value="100" calcext:value-type="float">
            <text:p>100</text:p>
          </table:table-cell>
          <table:table-cell table:style-name="ce40" table:formula="of:=CHOOSE([.AA18];&quot;&quot;;&quot;mm³&quot;;&quot;cm³&quot;;&quot;dm³&quot;;&quot;km³&quot;;&quot;hm³&quot;;&quot;dam³&quot;;&quot;hL&quot;;&quot;daL&quot;;&quot;L&quot;;&quot;dL&quot;;&quot;cL&quot;;&quot;mL&quot;)" office:value-type="string" office:string-value="cm³" calcext:value-type="string">
            <text:p>c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36" calcext:value-type="float">
            <text:p>36</text:p>
          </table:table-cell>
          <table:table-cell table:style-name="ce229" office:value-type="string" calcext:value-type="string">
            <text:p>=</text:p>
          </table:table-cell>
          <table:table-cell table:style-name="ce9" table:number-columns-repeated="3"/>
          <table:table-cell table:style-name="ce10"/>
          <table:table-cell table:style-name="ce50" table:formula="of:=&quot;(&quot;&amp;[.AC19]&amp;&quot;x-&quot;&amp;[.AD19]&amp;&quot;)(&quot;&amp;[.AE19]&amp;&quot;x-&quot;&amp;[.AF19]&amp;&quot;)&quot;" office:value-type="string" office:string-value="(5x-3)(2x-8)" calcext:value-type="string">
            <text:p>(5x-3)(2x-8)</text:p>
          </table:table-cell>
          <table:table-cell table:style-name="ce7" office:value-type="string" calcext:value-type="string">
            <text:p>=</text:p>
          </table:table-cell>
          <table:table-cell table:style-name="ce9"/>
          <table:table-cell table:style-name="ce172"/>
          <table:table-cell/>
          <table:table-cell table:style-name="ce156" table:formula="of:=[.A19]*CHOOSE([.AA19];0;0.000000001;0.000001;0.001;1000000000;1000000;1000;0.1;0.01;0.001;0.0001;0.00001;0.000001)&amp;&quot; &quot;&amp;[.D19]" office:value-type="string" office:string-value="8,129 m³" calcext:value-type="string">
            <text:p>8,129 m³</text:p>
          </table:table-cell>
          <table:table-cell table:style-name="ce156" table:formula="of:=[.E19]*CHOOSE([.AA18];0;0.000000001;0.000001;0.001;1000000000;1000000;1000;0.1;0.01;0.001;0.0001;0.00001;0.000001)&amp;&quot; &quot;&amp;[.H19]" office:value-type="string" office:string-value="0,0001 m³" calcext:value-type="string">
            <text:p>0,0001 m³</text:p>
          </table:table-cell>
          <table:table-cell table:style-name="ce57" table:formula="of:=[.I19]*[.K19]" office:value-type="float" office:value="27" calcext:value-type="float">
            <text:p>27</text:p>
          </table:table-cell>
          <table:table-cell table:style-name="ce202" table:formula="of:=[.AC19]*[.AE19]&amp;&quot;x²-&quot;&amp;([.AC19]*[.AF19]+[.AD19]*[.AE19])&amp;&quot;x&quot;&amp;&quot;+&quot;&amp;([.AD19]*[.AF19])" office:value-type="string" office:string-value="10x²-46x+24" calcext:value-type="string">
            <text:p>10x²-46x+24</text:p>
          </table:table-cell>
          <table:table-cell/>
          <table:table-cell table:formula="of:=RANK([.AB19];[.AB12:.AB21])+2" office:value-type="float" office:value="8" calcext:value-type="float">
            <text:p>8</text:p>
          </table:table-cell>
          <table:table-cell table:style-name="ce81" table:formula="of:=RAND()" office:value-type="float" office:value="0.325766110322802" calcext:value-type="float">
            <text:p>0,325766110322802</text:p>
          </table:table-cell>
          <table:table-cell table:style-name="ce15" table:formula="of:=RANDBETWEEN(2;9)" office:value-type="float" office:value="5" calcext:value-type="float">
            <text:p>5</text:p>
          </table:table-cell>
          <table:table-cell table:style-name="ce15" table:formula="of:=RANDBETWEEN(2;9)" office:value-type="float" office:value="3" calcext:value-type="float">
            <text:p>3</text:p>
          </table:table-cell>
          <table:table-cell table:style-name="ce15" table:formula="of:=RANDBETWEEN(2;9)" office:value-type="float" office:value="2" calcext:value-type="float">
            <text:p>2</text:p>
          </table:table-cell>
          <table:table-cell table:style-name="ce15" table:formula="of:=RANDBETWEEN(2;9)" office:value-type="float" office:value="8" calcext:value-type="float">
            <text:p>8</text:p>
          </table:table-cell>
          <table:table-cell table:number-columns-repeated="992"/>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20];[.AB12:.AB21])+2" office:value-type="float" office:value="11" calcext:value-type="float">
            <text:p>11</text:p>
          </table:table-cell>
          <table:table-cell table:style-name="ce81" table:formula="of:=RAND()" office:value-type="float" office:value="0.0305003983525968" calcext:value-type="float">
            <text:p>0,0305003983525968</text:p>
          </table:table-cell>
          <table:table-cell table:number-columns-repeated="996"/>
        </table:table-row>
        <table:table-row table:style-name="ro4">
          <table:table-cell table:number-columns-repeated="26"/>
          <table:table-cell table:formula="of:=RANK([.AB21];[.AB12:.AB21])+2" office:value-type="float" office:value="6" calcext:value-type="float">
            <text:p>6</text:p>
          </table:table-cell>
          <table:table-cell table:style-name="ce81" table:formula="of:=RAND()" office:value-type="float" office:value="0.466569606893352" calcext:value-type="float">
            <text:p>0,466569606893352</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9"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5"/>
          <table:covered-table-cell table:style-name="ce78"/>
          <table:covered-table-cell/>
          <table:covered-table-cell table:style-name="ce78"/>
          <table:table-cell table:style-name="ce21" office:value-type="string" calcext:value-type="string">
            <text:p>AC</text:p>
          </table:table-cell>
          <table:table-cell table:style-name="ce23" table:number-columns-repeated="3"/>
          <table:table-cell table:number-columns-repeated="3"/>
          <table:table-cell table:formula="of:=RANK([.AB23];[.AB23:.AB32])+2" office:value-type="float" office:value="6" calcext:value-type="float">
            <text:p>6</text:p>
          </table:table-cell>
          <table:table-cell table:style-name="ce81" table:formula="of:=RAND()" office:value-type="float" office:value="0.709856377136463" calcext:value-type="float">
            <text:p>0,709856377136463</text:p>
          </table:table-cell>
          <table:table-cell table:number-columns-repeated="996"/>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7" table:number-rows-spanned="1">
            <text:p>Prénom :</text:p>
          </table:table-cell>
          <table:covered-table-cell table:number-columns-repeated="5"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T$2]" office:value-type="string" office:string-value="v2748" calcext:value-type="string">
            <text:p>v2748</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AB24];[.AB23:.AB32])+2" office:value-type="float" office:value="4" calcext:value-type="float">
            <text:p>4</text:p>
          </table:table-cell>
          <table:table-cell table:style-name="ce81" table:formula="of:=RAND()" office:value-type="float" office:value="0.874072275066559" calcext:value-type="float">
            <text:p>0,874072275066559</text:p>
          </table:table-cell>
          <table:table-cell table:number-columns-repeated="996"/>
        </table:table-row>
        <table:table-row table:style-name="ro3">
          <table:table-cell table:style-name="ce55" office:value-type="string" calcext:value-type="string" table:number-columns-spanned="20" table:number-rows-spanned="1">
            <text:p>Mélange de calculs issus de toutes les ceintures</text:p>
          </table:table-cell>
          <table:covered-table-cell table:number-columns-repeated="3" table:style-name="ce38"/>
          <table:covered-table-cell table:style-name="ce55"/>
          <table:covered-table-cell table:number-columns-repeated="3" table:style-name="ce38"/>
          <table:covered-table-cell table:style-name="ce55"/>
          <table:covered-table-cell table:number-columns-repeated="7" table:style-name="ce38"/>
          <table:covered-table-cell table:style-name="ce55"/>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T23]" office:value-type="string" office:string-value="AC" calcext:value-type="string">
            <text:p>AC</text:p>
          </table:table-cell>
          <table:table-cell table:style-name="ce29"/>
          <table:table-cell table:style-name="ce92" table:formula="of:=[.T24]" office:value-type="string" office:string-value="v2748" calcext:value-type="string">
            <text:p>v2748</text:p>
          </table:table-cell>
          <table:table-cell table:style-name="ce81"/>
          <table:table-cell table:formula="of:=RANK([.AB25];[.AB23:.AB32])+2" office:value-type="float" office:value="12" calcext:value-type="float">
            <text:p>12</text:p>
          </table:table-cell>
          <table:table-cell table:style-name="ce81" table:formula="of:=RAND()" office:value-type="float" office:value="0.186998185970016" calcext:value-type="float">
            <text:p>0,186998185970016</text:p>
          </table:table-cell>
          <table:table-cell/>
          <table:table-cell table:style-name="ce81" table:number-columns-repeated="4"/>
          <table:table-cell table:number-columns-repeated="991"/>
        </table:table-row>
        <table:table-row table:style-name="ro3">
          <table:table-cell table:style-name="ce4" table:formula="of:=RANDBETWEEN(11;30)" office:value-type="float" office:value="27" calcext:value-type="float">
            <text:p>27</text:p>
          </table:table-cell>
          <table:table-cell table:style-name="ce7" office:value-type="string" calcext:value-type="string">
            <text:p>÷</text:p>
          </table:table-cell>
          <table:table-cell table:style-name="ce9" table:formula="of:=RANDBETWEEN(2;9)" office:value-type="float" office:value="5" calcext:value-type="float">
            <text:p>5</text:p>
          </table:table-cell>
          <table:table-cell table:style-name="ce10" office:value-type="string" calcext:value-type="string">
            <text:p>Q= <text:s text:c="7"/>R=</text:p>
          </table:table-cell>
          <table:table-cell table:style-name="ce158" table:formula="of:=CHOOSE([.AA26];&quot;&quot;;&quot;nano&quot;;&quot;micro&quot;;&quot;milli&quot;;&quot;centi&quot;;&quot;déci&quot;;&quot;déca&quot;;&quot;hecto&quot;;&quot;kilo&quot;;&quot;méga&quot;;&quot;giga&quot;;&quot;téra&quot;)" office:value-type="string" office:string-value="méga" calcext:value-type="string">
            <text:p>méga</text:p>
          </table:table-cell>
          <table:table-cell table:style-name="ce9" office:value-type="string" calcext:value-type="string">
            <text:p><text:s/>signifie</text:p>
          </table:table-cell>
          <table:table-cell table:style-name="ce46"/>
          <table:table-cell table:style-name="ce10"/>
          <table:table-cell table:style-name="ce4" table:formula="of:=CHOOSE(ROUND(RAND())+1;-1;1)*RANDBETWEEN(1;30)" office:value-type="float" office:value="-18" calcext:value-type="float">
            <text:p>-18</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4" calcext:value-type="float">
            <text:p>4</text:p>
          </table:table-cell>
          <table:table-cell table:style-name="ce10" office:value-type="string" calcext:value-type="string">
            <text:p>=</text:p>
          </table:table-cell>
          <table:table-cell table:style-name="ce112" table:formula="of:=[.AA26]&amp;&quot;x(&quot;&amp;[.AD26]&amp;&quot;x+&quot;&amp;[.AE26]&amp;&quot;)&quot;" office:value-type="string" office:string-value="10x(3x+5)" calcext:value-type="string">
            <text:p>10x(3x+5)</text:p>
          </table:table-cell>
          <table:table-cell table:style-name="ce137" office:value-type="string" calcext:value-type="string">
            <text:p>=</text:p>
          </table:table-cell>
          <table:table-cell table:style-name="ce137"/>
          <table:table-cell table:style-name="ce42"/>
          <table:table-cell/>
          <table:table-cell table:style-name="ce57" table:formula="of:=&quot;Q=&quot;&amp;QUOTIENT([.A26];[.C26])&amp;&quot;  R=&quot;&amp;MOD([.A26];[.C26])" office:value-type="string" office:string-value="Q=5  R=2" calcext:value-type="string">
            <text:p>Q=5 <text:s/>R=2</text:p>
          </table:table-cell>
          <table:table-cell table:style-name="ce27" table:formula="of:=CHOOSE([.AA26];&quot;&quot;;&quot;10^-9&quot;;&quot;10^-6&quot;;&quot;10^-3&quot;;&quot;10^-2&quot;;&quot;10^-1&quot;;&quot;10^1&quot;;&quot;10^2&quot;;&quot;10^3&quot;;&quot;10^6&quot;;&quot;10^9&quot;;&quot;10^12&quot;)" office:value-type="string" office:string-value="10^6" calcext:value-type="string">
            <text:p>10^6</text:p>
          </table:table-cell>
          <table:table-cell table:style-name="ce27" table:formula="of:=[.I26]+IF([.J26]=&quot;+&quot;;[.K26];-[.K26])+IF([.L26]=&quot;+&quot;;[.M26];-[.M26])+IF([.N26]=&quot;+&quot;;[.O26];-[.O26])" office:value-type="float" office:value="-20" calcext:value-type="float">
            <text:p>-20</text:p>
          </table:table-cell>
          <table:table-cell table:style-name="ce147" table:formula="of:=[.AA26]*[.AD26]&amp;&quot;x²+&quot;&amp;[.AA26]*[.AE26]&amp;&quot;x&quot;" office:value-type="string" office:string-value="30x²+50x" calcext:value-type="string">
            <text:p>30x²+50x</text:p>
          </table:table-cell>
          <table:table-cell/>
          <table:table-cell table:formula="of:=RANK([.AB26];[.AB23:.AB32])+2" office:value-type="float" office:value="10" calcext:value-type="float">
            <text:p>10</text:p>
          </table:table-cell>
          <table:table-cell table:style-name="ce81" table:formula="of:=RAND()" office:value-type="float" office:value="0.323496403475794" calcext:value-type="float">
            <text:p>0,323496403475794</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style-name="ce15" table:formula="of:=RANDBETWEEN(2;9)" office:value-type="float" office:value="5" calcext:value-type="float">
            <text:p>5</text:p>
          </table:table-cell>
          <table:table-cell table:style-name="ce15" table:formula="of:=RANDBETWEEN(2;9)" office:value-type="float" office:value="5" calcext:value-type="float">
            <text:p>5</text:p>
          </table:table-cell>
          <table:table-cell table:formula="of:=RANDBETWEEN(2;200)" office:value-type="float" office:value="80" calcext:value-type="float">
            <text:p>80</text:p>
          </table:table-cell>
          <table:table-cell table:number-columns-repeated="991"/>
        </table:table-row>
        <table:table-row table:style-name="ro3">
          <table:table-cell table:style-name="ce4" table:formula="of:=RANDBETWEEN(11;30)" office:value-type="float" office:value="13" calcext:value-type="float">
            <text:p>13</text:p>
          </table:table-cell>
          <table:table-cell table:style-name="ce7" office:value-type="string" calcext:value-type="string">
            <text:p>÷</text:p>
          </table:table-cell>
          <table:table-cell table:style-name="ce9" table:formula="of:=RANDBETWEEN(2;9)" office:value-type="float" office:value="5" calcext:value-type="float">
            <text:p>5</text:p>
          </table:table-cell>
          <table:table-cell table:style-name="ce10" office:value-type="string" calcext:value-type="string">
            <text:p>Q= <text:s text:c="7"/>R=</text:p>
          </table:table-cell>
          <table:table-cell table:style-name="ce158" table:formula="of:=CHOOSE([.AA27];&quot;&quot;;&quot;nano&quot;;&quot;micro&quot;;&quot;milli&quot;;&quot;centi&quot;;&quot;déci&quot;;&quot;déca&quot;;&quot;hecto&quot;;&quot;kilo&quot;;&quot;méga&quot;;&quot;giga&quot;;&quot;téra&quot;)" office:value-type="string" office:string-value="déca" calcext:value-type="string">
            <text:p>déca</text:p>
          </table:table-cell>
          <table:table-cell table:style-name="ce9" office:value-type="string" calcext:value-type="string">
            <text:p><text:s/>signifie</text:p>
          </table:table-cell>
          <table:table-cell table:style-name="ce46"/>
          <table:table-cell table:style-name="ce10"/>
          <table:table-cell table:style-name="ce4" table:formula="of:=CHOOSE(ROUND(RAND())+1;-1;1)*RANDBETWEEN(1;30)" office:value-type="float" office:value="9" calcext:value-type="float">
            <text:p>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3" calcext:value-type="float">
            <text:p>2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4" calcext:value-type="float">
            <text:p>14</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2" calcext:value-type="float">
            <text:p>12</text:p>
          </table:table-cell>
          <table:table-cell table:style-name="ce10" office:value-type="string" calcext:value-type="string">
            <text:p>=</text:p>
          </table:table-cell>
          <table:table-cell table:style-name="ce112" table:formula="of:=[.AA27]&amp;&quot;x(&quot;&amp;[.AD27]&amp;&quot;x+&quot;&amp;[.AE27]&amp;&quot;)&quot;" office:value-type="string" office:string-value="7x(4x+5)" calcext:value-type="string">
            <text:p>7x(4x+5)</text:p>
          </table:table-cell>
          <table:table-cell table:style-name="ce137" office:value-type="string" calcext:value-type="string">
            <text:p>=</text:p>
          </table:table-cell>
          <table:table-cell table:style-name="ce137"/>
          <table:table-cell table:style-name="ce42"/>
          <table:table-cell/>
          <table:table-cell table:style-name="ce57" table:formula="of:=&quot;Q=&quot;&amp;QUOTIENT([.A27];[.C27])&amp;&quot;  R=&quot;&amp;MOD([.A27];[.C27])" office:value-type="string" office:string-value="Q=2  R=3" calcext:value-type="string">
            <text:p>Q=2 <text:s/>R=3</text:p>
          </table:table-cell>
          <table:table-cell table:style-name="ce27" table:formula="of:=CHOOSE([.AA27];&quot;&quot;;&quot;10^-9&quot;;&quot;10^-6&quot;;&quot;10^-3&quot;;&quot;10^-2&quot;;&quot;10^-1&quot;;&quot;10^1&quot;;&quot;10^2&quot;;&quot;10^3&quot;;&quot;10^6&quot;;&quot;10^9&quot;;&quot;10^12&quot;)" office:value-type="string" office:string-value="10^1" calcext:value-type="string">
            <text:p>10^1</text:p>
          </table:table-cell>
          <table:table-cell table:style-name="ce27" table:formula="of:=[.I27]+IF([.J27]=&quot;+&quot;;[.K27];-[.K27])+IF([.L27]=&quot;+&quot;;[.M27];-[.M27])+IF([.N27]=&quot;+&quot;;[.O27];-[.O27])" office:value-type="float" office:value="-40" calcext:value-type="float">
            <text:p>-40</text:p>
          </table:table-cell>
          <table:table-cell table:style-name="ce147" table:formula="of:=[.AA27]*[.AD27]&amp;&quot;x²+&quot;&amp;[.AA27]*[.AE27]&amp;&quot;x&quot;" office:value-type="string" office:string-value="28x²+35x" calcext:value-type="string">
            <text:p>28x²+35x</text:p>
          </table:table-cell>
          <table:table-cell/>
          <table:table-cell table:formula="of:=RANK([.AB27];[.AB23:.AB32])+2" office:value-type="float" office:value="7" calcext:value-type="float">
            <text:p>7</text:p>
          </table:table-cell>
          <table:table-cell table:style-name="ce81" table:formula="of:=RAND()" office:value-type="float" office:value="0.702831810465665" calcext:value-type="float">
            <text:p>0,702831810465665</text:p>
          </table:table-cell>
          <table:table-cell table:style-name="ce15" table:formula="of:=RANDBETWEEN(2;9)" office:value-type="float" office:value="6" calcext:value-type="float">
            <text:p>6</text:p>
          </table:table-cell>
          <table:table-cell table:style-name="ce15" table:formula="of:=RANDBETWEEN(2;9)" office:value-type="float" office:value="4" calcext:value-type="float">
            <text:p>4</text:p>
          </table:table-cell>
          <table:table-cell table:style-name="ce15" table:formula="of:=RANDBETWEEN(2;9)" office:value-type="float" office:value="5" calcext:value-type="float">
            <text:p>5</text:p>
          </table:table-cell>
          <table:table-cell table:style-name="ce15" table:formula="of:=RANDBETWEEN(2;9)" office:value-type="float" office:value="9" calcext:value-type="float">
            <text:p>9</text:p>
          </table:table-cell>
          <table:table-cell table:formula="of:=RANDBETWEEN(2;200)" office:value-type="float" office:value="156" calcext:value-type="float">
            <text:p>156</text:p>
          </table:table-cell>
          <table:table-cell table:number-columns-repeated="991"/>
        </table:table-row>
        <table:table-row table:style-name="ro3">
          <table:table-cell table:style-name="ce51" table:formula="of:=ROUNDUP(RAND()*1000/CHOOSE(RANDBETWEEN(1;4);1;10;100;1000);RANDBETWEEN(-2;2))" office:value-type="float" office:value="400" calcext:value-type="float">
            <text:p>400</text:p>
          </table:table-cell>
          <table:table-cell table:style-name="ce40" table:formula="of:=CHOOSE([.AA28];&quot;&quot;;&quot;dm²&quot;;&quot;cm²&quot;;&quot;mm²&quot;;&quot;km²&quot;;&quot;hm²&quot;;&quot;dam²&quot;;&quot;mm²&quot;;&quot;cm²&quot;;&quot;dm²&quot;;&quot;dam²&quot;;&quot;hm²&quot;;&quot;km²&quot;)" office:value-type="string" office:string-value="km²" calcext:value-type="string">
            <text:p>km²</text:p>
          </table:table-cell>
          <table:table-cell table:style-name="ce40" office:value-type="string" calcext:value-type="string">
            <text:p>=</text:p>
          </table:table-cell>
          <table:table-cell table:style-name="ce52" office:value-type="string" calcext:value-type="string">
            <text:p>m²</text:p>
          </table:table-cell>
          <table:table-cell table:style-name="ce136" table:formula="of:=&quot;-&quot;&amp;[.AC28]&amp;&quot;x - &quot;&amp;[.AD28]" office:value-type="string" office:string-value="-4x - 5" calcext:value-type="string">
            <text:p>-4x - 5</text:p>
          </table:table-cell>
          <table:table-cell table:style-name="ce137" office:value-type="string" calcext:value-type="string">
            <text:p>pour x =</text:p>
          </table:table-cell>
          <table:table-cell table:style-name="ce138" table:formula="of:=RANDBETWEEN(0;9)" office:value-type="float" office:value="7" calcext:value-type="float">
            <text:p>7</text:p>
          </table:table-cell>
          <table:table-cell table:style-name="ce56" office:value-type="string" calcext:value-type="string">
            <text:p>:</text:p>
          </table:table-cell>
          <table:table-cell table:style-name="ce50" office:value-type="string" calcext:value-type="string">
            <text:p>Â =</text:p>
          </table:table-cell>
          <table:table-cell table:style-name="ce182" table:formula="of:=RANDBETWEEN(5;160)" office:value-type="float" office:value="134" calcext:value-type="float">
            <text:p>134°</text:p>
          </table:table-cell>
          <table:table-cell table:style-name="ce47" office:value-type="string" calcext:value-type="string">
            <text:p>Ê =</text:p>
          </table:table-cell>
          <table:table-cell table:style-name="ce182" table:formula="of:=RANDBETWEEN(5;175-[.J28])" office:value-type="float" office:value="18" calcext:value-type="float">
            <text:p>18°</text:p>
          </table:table-cell>
          <table:table-cell table:style-name="ce9" office:value-type="string" calcext:value-type="string">
            <text:p>Û =</text:p>
          </table:table-cell>
          <table:table-cell table:style-name="ce9" table:number-columns-repeated="2"/>
          <table:table-cell table:style-name="ce10"/>
          <table:table-cell table:style-name="ce50" table:formula="of:=&quot;(x+&quot;&amp;[.AD28]&amp;&quot;)(x-&quot;&amp;[.AF28]&amp;&quot;)&quot;" office:value-type="string" office:string-value="(x+5)(x-9)" calcext:value-type="string">
            <text:p>(x+5)(x-9)</text:p>
          </table:table-cell>
          <table:table-cell table:style-name="ce7" office:value-type="string" calcext:value-type="string">
            <text:p>=</text:p>
          </table:table-cell>
          <table:table-cell table:style-name="ce9"/>
          <table:table-cell table:style-name="ce172"/>
          <table:table-cell/>
          <table:table-cell table:style-name="ce48" table:formula="of:=[.A28]*CHOOSE([.AA28];0;0.01;0.0001;0.000001;1000000;10000;100;0.000001;0.0001;0.01;100;10000;1000000)&amp;&quot; &quot;&amp;[.D28]" office:value-type="string" office:string-value="400000000 m²" calcext:value-type="string">
            <text:p>400000000 m²</text:p>
          </table:table-cell>
          <table:table-cell table:style-name="ce48" table:formula="of:=-[.AC28]*[.G28]-[.AD28]" office:value-type="float" office:value="-33" calcext:value-type="float">
            <text:p>-33</text:p>
          </table:table-cell>
          <table:table-cell table:style-name="ce230" table:formula="of:=180-([.J28]+[.L28])" office:value-type="float" office:value="28" calcext:value-type="float">
            <text:p>28°</text:p>
          </table:table-cell>
          <table:table-cell table:style-name="ce202" table:formula="of:=&quot;x²&quot;&amp;IF([.AD28]-[.AF28]&gt;0;&quot;+&quot;&amp;([.AD28]-[.AF28])&amp;&quot;x&quot;;IF([.AF28]=[.AD28];&quot;&quot;;([.AD28]-[.AF28])&amp;&quot;x&quot;))&amp;&quot;-&quot;&amp;([.AF28]*[.AD28])" office:value-type="string" office:string-value="x²-4x-45" calcext:value-type="string">
            <text:p>x²-4x-45</text:p>
          </table:table-cell>
          <table:table-cell/>
          <table:table-cell table:formula="of:=RANK([.AB28];[.AB23:.AB32])+2" office:value-type="float" office:value="5" calcext:value-type="float">
            <text:p>5</text:p>
          </table:table-cell>
          <table:table-cell table:style-name="ce81" table:formula="of:=RAND()" office:value-type="float" office:value="0.743573980527895" calcext:value-type="float">
            <text:p>0,743573980527895</text:p>
          </table:table-cell>
          <table:table-cell table:style-name="ce15" table:formula="of:=RANDBETWEEN(2;9)" office:value-type="float" office:value="4" calcext:value-type="float">
            <text:p>4</text:p>
          </table:table-cell>
          <table:table-cell table:style-name="ce15" table:formula="of:=RANDBETWEEN(2;9)" office:value-type="float" office:value="5" calcext:value-type="float">
            <text:p>5</text:p>
          </table:table-cell>
          <table:table-cell table:style-name="ce15" table:formula="of:=RANDBETWEEN(2;9)" office:value-type="float" office:value="3" calcext:value-type="float">
            <text:p>3</text:p>
          </table:table-cell>
          <table:table-cell table:style-name="ce15" table:formula="of:=RANDBETWEEN(2;9)" office:value-type="float" office:value="9" calcext:value-type="float">
            <text:p>9</text:p>
          </table:table-cell>
          <table:table-cell table:number-columns-repeated="992"/>
        </table:table-row>
        <table:table-row table:style-name="ro3">
          <table:table-cell table:style-name="ce51" table:formula="of:=ROUNDUP(RAND()*1000/CHOOSE(RANDBETWEEN(1;4);1;10;100;1000);RANDBETWEEN(-2;2))" office:value-type="float" office:value="1" calcext:value-type="float">
            <text:p>1</text:p>
          </table:table-cell>
          <table:table-cell table:style-name="ce40" table:formula="of:=CHOOSE([.AA29];&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style-name="ce136" table:formula="of:=[.AC29]&amp;&quot;x² - &quot;&amp;[.AD29]&amp;&quot;x + &quot;&amp;[.AE29]" office:value-type="string" office:string-value="5x² - 5x + 5" calcext:value-type="string">
            <text:p>5x² - 5x + 5</text:p>
          </table:table-cell>
          <table:table-cell table:style-name="ce137" office:value-type="string" calcext:value-type="string">
            <text:p>pour x =</text:p>
          </table:table-cell>
          <table:table-cell table:style-name="ce138" table:formula="of:=-RANDBETWEEN(0;5)" office:value-type="float" office:value="-3" calcext:value-type="float">
            <text:p>-3</text:p>
          </table:table-cell>
          <table:table-cell table:style-name="ce56" office:value-type="string" calcext:value-type="string">
            <text:p>:</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32" calcext:value-type="float">
            <text:p>32</text:p>
          </table:table-cell>
          <table:table-cell table:style-name="ce229" office:value-type="string" calcext:value-type="string">
            <text:p>=</text:p>
          </table:table-cell>
          <table:table-cell table:style-name="ce9" table:number-columns-repeated="3"/>
          <table:table-cell table:style-name="ce10"/>
          <table:table-cell table:style-name="ce50" table:formula="of:=&quot;(&quot;&amp;[.AC29]&amp;&quot;x+&quot;&amp;[.AD29]&amp;&quot;)(x+&quot;&amp;[.AF29]&amp;&quot;)&quot;" office:value-type="string" office:string-value="(5x+5)(x+5)" calcext:value-type="string">
            <text:p>(5x+5)(x+5)</text:p>
          </table:table-cell>
          <table:table-cell table:style-name="ce7" office:value-type="string" calcext:value-type="string">
            <text:p>=</text:p>
          </table:table-cell>
          <table:table-cell table:style-name="ce9"/>
          <table:table-cell table:style-name="ce172"/>
          <table:table-cell/>
          <table:table-cell table:style-name="ce48" table:formula="of:=[.A29]*CHOOSE([.AA29];0;0.01;0.0001;0.000001;1000000;10000;100;0.000001;0.0001;0.01;100;10000;1000000)&amp;&quot; &quot;&amp;[.D29]" office:value-type="string" office:string-value="100 m²" calcext:value-type="string">
            <text:p>100 m²</text:p>
          </table:table-cell>
          <table:table-cell table:style-name="ce48" table:formula="of:=[.AC29]*[.G29]*[.G29]-[.AD29]*[.G29]+[.AE29]" office:value-type="float" office:value="65" calcext:value-type="float">
            <text:p>65</text:p>
          </table:table-cell>
          <table:table-cell table:style-name="ce57" table:formula="of:=[.I29]*[.K29]" office:value-type="float" office:value="8" calcext:value-type="float">
            <text:p>8</text:p>
          </table:table-cell>
          <table:table-cell table:style-name="ce202" table:formula="of:=[.AC29]&amp;&quot;x²+&quot;&amp;([.AD29]+[.AC29]*[.AF29])&amp;&quot;x+&quot;&amp;([.AD29]*[.AF29])" office:value-type="string" office:string-value="5x²+30x+25" calcext:value-type="string">
            <text:p>5x²+30x+25</text:p>
          </table:table-cell>
          <table:table-cell/>
          <table:table-cell table:formula="of:=RANK([.AB29];[.AB23:.AB32])+2" office:value-type="float" office:value="11" calcext:value-type="float">
            <text:p>11</text:p>
          </table:table-cell>
          <table:table-cell table:style-name="ce81" table:formula="of:=RAND()" office:value-type="float" office:value="0.213414761475827" calcext:value-type="float">
            <text:p>0,213414761475827</text:p>
          </table:table-cell>
          <table:table-cell table:style-name="ce15" table:formula="of:=RANDBETWEEN(2;9)" office:value-type="float" office:value="5" calcext:value-type="float">
            <text:p>5</text:p>
          </table:table-cell>
          <table:table-cell table:style-name="ce15" table:formula="of:=RANDBETWEEN(2;9)" office:value-type="float" office:value="5" calcext:value-type="float">
            <text:p>5</text:p>
          </table:table-cell>
          <table:table-cell table:style-name="ce15" table:formula="of:=RANDBETWEEN(2;9)" office:value-type="float" office:value="5" calcext:value-type="float">
            <text:p>5</text:p>
          </table:table-cell>
          <table:table-cell table:style-name="ce15" table:formula="of:=RANDBETWEEN(2;9)" office:value-type="float" office:value="5" calcext:value-type="float">
            <text:p>5</text:p>
          </table:table-cell>
          <table:table-cell table:number-columns-repeated="992"/>
        </table:table-row>
        <table:table-row table:style-name="ro3">
          <table:table-cell table:style-name="ce51" table:formula="of:=ROUNDUP(RAND()*1000/CHOOSE(RANDBETWEEN(1;4);1;10;100;1000);RANDBETWEEN(-2;2))" office:value-type="float" office:value="8" calcext:value-type="float">
            <text:p>8</text:p>
          </table:table-cell>
          <table:table-cell table:style-name="ce40" table:formula="of:=CHOOSE([.AA30];&quot;&quot;;&quot;mm³&quot;;&quot;cm³&quot;;&quot;dm³&quot;;&quot;km³&quot;;&quot;hm³&quot;;&quot;dam³&quot;;&quot;hL&quot;;&quot;daL&quot;;&quot;L&quot;;&quot;dL&quot;;&quot;cL&quot;;&quot;mL&quot;)" office:value-type="string" office:string-value="hL" calcext:value-type="string">
            <text:p>h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style-name="ce51" table:formula="of:=ROUNDUP(RAND()*1000/CHOOSE(RANDBETWEEN(1;4);1;10;100;1000);RANDBETWEEN(-2;2))" office:value-type="float" office:value="2.9" calcext:value-type="float">
            <text:p>2,9</text:p>
          </table:table-cell>
          <table:table-cell table:style-name="ce40" table:formula="of:=CHOOSE([.AA29];&quot;&quot;;&quot;mm³&quot;;&quot;cm³&quot;;&quot;dm³&quot;;&quot;km³&quot;;&quot;hm³&quot;;&quot;dam³&quot;;&quot;hL&quot;;&quot;daL&quot;;&quot;L&quot;;&quot;dL&quot;;&quot;cL&quot;;&quot;mL&quot;)" office:value-type="string" office:string-value="dL" calcext:value-type="string">
            <text:p>d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48" calcext:value-type="float">
            <text:p>48</text:p>
          </table:table-cell>
          <table:table-cell table:style-name="ce229" office:value-type="string" calcext:value-type="string">
            <text:p>=</text:p>
          </table:table-cell>
          <table:table-cell table:style-name="ce9" table:number-columns-repeated="3"/>
          <table:table-cell table:style-name="ce10"/>
          <table:table-cell table:style-name="ce50" table:formula="of:=&quot;(&quot;&amp;[.AC30]&amp;&quot;x-&quot;&amp;[.AD30]&amp;&quot;)(&quot;&amp;[.AE30]&amp;&quot;x-&quot;&amp;[.AF30]&amp;&quot;)&quot;" office:value-type="string" office:string-value="(2x-6)(3x-6)" calcext:value-type="string">
            <text:p>(2x-6)(3x-6)</text:p>
          </table:table-cell>
          <table:table-cell table:style-name="ce7" office:value-type="string" calcext:value-type="string">
            <text:p>=</text:p>
          </table:table-cell>
          <table:table-cell table:style-name="ce9"/>
          <table:table-cell table:style-name="ce172"/>
          <table:table-cell/>
          <table:table-cell table:style-name="ce156" table:formula="of:=[.A30]*CHOOSE([.AA30];0;0.000000001;0.000001;0.001;1000000000;1000000;1000;0.1;0.01;0.001;0.0001;0.00001;0.000001)&amp;&quot; &quot;&amp;[.D30]" office:value-type="string" office:string-value="0,8 m³" calcext:value-type="string">
            <text:p>0,8 m³</text:p>
          </table:table-cell>
          <table:table-cell table:style-name="ce156" table:formula="of:=[.E30]*CHOOSE([.AA29];0;0.000000001;0.000001;0.001;1000000000;1000000;1000;0.1;0.01;0.001;0.0001;0.00001;0.000001)&amp;&quot; &quot;&amp;[.H30]" office:value-type="string" office:string-value="0,00029 m³" calcext:value-type="string">
            <text:p>0,00029 m³</text:p>
          </table:table-cell>
          <table:table-cell table:style-name="ce57" table:formula="of:=[.I30]*[.K30]" office:value-type="float" office:value="36" calcext:value-type="float">
            <text:p>36</text:p>
          </table:table-cell>
          <table:table-cell table:style-name="ce202" table:formula="of:=[.AC30]*[.AE30]&amp;&quot;x²-&quot;&amp;([.AC30]*[.AF30]+[.AD30]*[.AE30])&amp;&quot;x&quot;&amp;&quot;+&quot;&amp;([.AD30]*[.AF30])" office:value-type="string" office:string-value="6x²-30x+36" calcext:value-type="string">
            <text:p>6x²-30x+36</text:p>
          </table:table-cell>
          <table:table-cell/>
          <table:table-cell table:formula="of:=RANK([.AB30];[.AB23:.AB32])+2" office:value-type="float" office:value="8" calcext:value-type="float">
            <text:p>8</text:p>
          </table:table-cell>
          <table:table-cell table:style-name="ce81" table:formula="of:=RAND()" office:value-type="float" office:value="0.632742664741684" calcext:value-type="float">
            <text:p>0,632742664741684</text:p>
          </table:table-cell>
          <table:table-cell table:style-name="ce15" table:formula="of:=RANDBETWEEN(2;9)" office:value-type="float" office:value="2" calcext:value-type="float">
            <text:p>2</text:p>
          </table:table-cell>
          <table:table-cell table:style-name="ce15" table:formula="of:=RANDBETWEEN(2;9)" office:value-type="float" office:value="6" calcext:value-type="float">
            <text:p>6</text:p>
          </table:table-cell>
          <table:table-cell table:style-name="ce15" table:formula="of:=RANDBETWEEN(2;9)" office:value-type="float" office:value="3" calcext:value-type="float">
            <text:p>3</text:p>
          </table:table-cell>
          <table:table-cell table:style-name="ce15" table:formula="of:=RANDBETWEEN(2;9)" office:value-type="float" office:value="6" calcext:value-type="float">
            <text:p>6</text:p>
          </table:table-cell>
          <table:table-cell table:number-columns-repeated="992"/>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31];[.AB23:.AB32])+2" office:value-type="float" office:value="9" calcext:value-type="float">
            <text:p>9</text:p>
          </table:table-cell>
          <table:table-cell table:style-name="ce81" table:formula="of:=RAND()" office:value-type="float" office:value="0.387846371872832" calcext:value-type="float">
            <text:p>0,387846371872832</text:p>
          </table:table-cell>
          <table:table-cell table:number-columns-repeated="996"/>
        </table:table-row>
        <table:table-row table:style-name="ro4">
          <table:table-cell table:number-columns-repeated="26"/>
          <table:table-cell table:formula="of:=RANK([.AB32];[.AB23:.AB32])+2" office:value-type="float" office:value="3" calcext:value-type="float">
            <text:p>3</text:p>
          </table:table-cell>
          <table:table-cell table:style-name="ce81" table:formula="of:=RAND()" office:value-type="float" office:value="0.993564788415396" calcext:value-type="float">
            <text:p>0,993564788415396</text:p>
          </table:table-cell>
          <table:table-cell table:number-columns-repeated="996"/>
        </table:table-row>
        <table:table-row table:style-name="ro5">
          <table:table-cell table:number-columns-repeated="1024"/>
        </table:table-row>
        <table:table-row table:style-name="ro2">
          <table:table-cell table:style-name="ce66" office:value-type="string" calcext:value-type="string" table:number-columns-spanned="4" table:number-rows-spanned="2">
            <text:p>3<text:span text:style-name="T2">e</text:span> DAN</text:p>
          </table:table-cell>
          <table:covered-table-cell table:number-columns-repeated="3"/>
          <table:table-cell table:style-name="ce11" office:value-type="string" calcext:value-type="string" table:number-columns-spanned="6" table:number-rows-spanned="1">
            <text:p><text:span text:style-name="T6">TEST 3</text:span><text:span text:style-name="T7">e</text:span><text:span text:style-name="T6"> - Date : ……………………………</text:span></text:p>
          </table:table-cell>
          <table:covered-table-cell table:number-columns-repeated="5" table:style-name="ce5"/>
          <table:table-cell table:style-name="ce17" office:value-type="string" calcext:value-type="string" table:number-columns-spanned="9" table:number-rows-spanned="1">
            <text:p><text:span text:style-name="T3"></text:span><text:span text:style-name="T4"> Validée     </text:span><text:span text:style-name="T5"></text:span><text:span text:style-name="T4"> Non validée</text:span></text:p>
          </table:table-cell>
          <table:covered-table-cell table:number-columns-repeated="4" table:style-name="ce17"/>
          <table:covered-table-cell table:style-name="ce5"/>
          <table:covered-table-cell table:style-name="ce78"/>
          <table:covered-table-cell/>
          <table:covered-table-cell table:style-name="ce78"/>
          <table:table-cell table:style-name="ce21" office:value-type="string" calcext:value-type="string">
            <text:p>AD</text:p>
          </table:table-cell>
          <table:table-cell table:style-name="ce23" table:number-columns-repeated="3"/>
          <table:table-cell table:number-columns-repeated="3"/>
          <table:table-cell table:formula="of:=RANK([.AB34];[.AB34:.AB43])+2" office:value-type="float" office:value="6" calcext:value-type="float">
            <text:p>6</text:p>
          </table:table-cell>
          <table:table-cell table:style-name="ce81" table:formula="of:=RAND()" office:value-type="float" office:value="0.824213073358739" calcext:value-type="float">
            <text:p>0,824213073358739</text:p>
          </table:table-cell>
          <table:table-cell table:number-columns-repeated="996"/>
        </table:table-row>
        <table:table-row table:style-name="ro2">
          <table:covered-table-cell table:number-columns-repeated="2" table:style-name="ce5"/>
          <table:covered-table-cell table:number-columns-repeated="2"/>
          <table:table-cell table:style-name="ce54" office:value-type="string" calcext:value-type="string" table:number-columns-spanned="5" table:number-rows-spanned="1">
            <text:p>NOM :</text:p>
          </table:table-cell>
          <table:covered-table-cell table:number-columns-repeated="2" table:style-name="ce13"/>
          <table:covered-table-cell/>
          <table:covered-table-cell table:style-name="ce8"/>
          <table:table-cell table:style-name="ce54" office:value-type="string" calcext:value-type="string" table:number-columns-spanned="7" table:number-rows-spanned="1">
            <text:p>Prénom :</text:p>
          </table:table-cell>
          <table:covered-table-cell table:number-columns-repeated="5" table:style-name="ce8"/>
          <table:covered-table-cell/>
          <table:table-cell table:style-name="ce54" office:value-type="string" calcext:value-type="string" table:number-columns-spanned="3" table:number-rows-spanned="1">
            <text:p>Classe :</text:p>
          </table:table-cell>
          <table:covered-table-cell/>
          <table:covered-table-cell table:style-name="ce79"/>
          <table:table-cell table:style-name="ce22" table:formula="of:=[.$T$2]" office:value-type="string" office:string-value="v2748" calcext:value-type="string">
            <text:p>v2748</text:p>
          </table:table-cell>
          <table:table-cell/>
          <table:table-cell table:style-name="ce25" office:value-type="string" calcext:value-type="string" table:number-columns-spanned="4" table:number-rows-spanned="1">
            <text:p>Correction 3<text:span text:style-name="T2">e</text:span> DAN</text:p>
          </table:table-cell>
          <table:covered-table-cell table:style-name="ce28"/>
          <table:covered-table-cell table:style-name="ce30"/>
          <table:covered-table-cell table:style-name="ce31"/>
          <table:table-cell/>
          <table:table-cell table:formula="of:=RANK([.AB35];[.AB34:.AB43])+2" office:value-type="float" office:value="10" calcext:value-type="float">
            <text:p>10</text:p>
          </table:table-cell>
          <table:table-cell table:style-name="ce81" table:formula="of:=RAND()" office:value-type="float" office:value="0.353294176465684" calcext:value-type="float">
            <text:p>0,353294176465684</text:p>
          </table:table-cell>
          <table:table-cell table:number-columns-repeated="996"/>
        </table:table-row>
        <table:table-row table:style-name="ro3">
          <table:table-cell table:style-name="ce55" office:value-type="string" calcext:value-type="string" table:number-columns-spanned="20" table:number-rows-spanned="1">
            <text:p>Mélange de calculs issus de toutes les ceintures</text:p>
          </table:table-cell>
          <table:covered-table-cell table:number-columns-repeated="3" table:style-name="ce38"/>
          <table:covered-table-cell table:style-name="ce55"/>
          <table:covered-table-cell table:number-columns-repeated="3" table:style-name="ce38"/>
          <table:covered-table-cell table:style-name="ce55"/>
          <table:covered-table-cell table:number-columns-repeated="7" table:style-name="ce38"/>
          <table:covered-table-cell table:style-name="ce55"/>
          <table:covered-table-cell table:number-columns-repeated="3" table:style-name="ce38"/>
          <table:table-cell table:style-name="ce81"/>
          <table:table-cell table:style-name="ce82" office:value-type="string" calcext:value-type="string">
            <text:p>3<text:span text:style-name="T2">e</text:span></text:p>
          </table:table-cell>
          <table:table-cell table:style-name="ce87" table:formula="of:=[.T34]" office:value-type="string" office:string-value="AD" calcext:value-type="string">
            <text:p>AD</text:p>
          </table:table-cell>
          <table:table-cell table:style-name="ce29"/>
          <table:table-cell table:style-name="ce92" table:formula="of:=[.T35]" office:value-type="string" office:string-value="v2748" calcext:value-type="string">
            <text:p>v2748</text:p>
          </table:table-cell>
          <table:table-cell table:style-name="ce81"/>
          <table:table-cell table:formula="of:=RANK([.AB36];[.AB34:.AB43])+2" office:value-type="float" office:value="3" calcext:value-type="float">
            <text:p>3</text:p>
          </table:table-cell>
          <table:table-cell table:style-name="ce81" table:formula="of:=RAND()" office:value-type="float" office:value="0.958905263174649" calcext:value-type="float">
            <text:p>0,958905263174649</text:p>
          </table:table-cell>
          <table:table-cell/>
          <table:table-cell table:style-name="ce81" table:number-columns-repeated="4"/>
          <table:table-cell table:number-columns-repeated="991"/>
        </table:table-row>
        <table:table-row table:style-name="ro3">
          <table:table-cell table:style-name="ce4" table:formula="of:=RANDBETWEEN(11;30)" office:value-type="float" office:value="15" calcext:value-type="float">
            <text:p>15</text:p>
          </table:table-cell>
          <table:table-cell table:style-name="ce7" office:value-type="string" calcext:value-type="string">
            <text:p>÷</text:p>
          </table:table-cell>
          <table:table-cell table:style-name="ce9" table:formula="of:=RANDBETWEEN(2;9)" office:value-type="float" office:value="8" calcext:value-type="float">
            <text:p>8</text:p>
          </table:table-cell>
          <table:table-cell table:style-name="ce10" office:value-type="string" calcext:value-type="string">
            <text:p>Q= <text:s text:c="7"/>R=</text:p>
          </table:table-cell>
          <table:table-cell table:style-name="ce158" table:formula="of:=CHOOSE([.AA37];&quot;&quot;;&quot;nano&quot;;&quot;micro&quot;;&quot;milli&quot;;&quot;centi&quot;;&quot;déci&quot;;&quot;déca&quot;;&quot;hecto&quot;;&quot;kilo&quot;;&quot;méga&quot;;&quot;giga&quot;;&quot;téra&quot;)" office:value-type="string" office:string-value="milli" calcext:value-type="string">
            <text:p>milli</text:p>
          </table:table-cell>
          <table:table-cell table:style-name="ce9" office:value-type="string" calcext:value-type="string">
            <text:p><text:s/>signifie</text:p>
          </table:table-cell>
          <table:table-cell table:style-name="ce46"/>
          <table:table-cell table:style-name="ce10"/>
          <table:table-cell table:style-name="ce4" table:formula="of:=CHOOSE(ROUND(RAND())+1;-1;1)*RANDBETWEEN(1;30)" office:value-type="float" office:value="-10" calcext:value-type="float">
            <text:p>-10</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5" calcext:value-type="float">
            <text:p>25</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2" calcext:value-type="float">
            <text:p>2</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10" office:value-type="string" calcext:value-type="string">
            <text:p>=</text:p>
          </table:table-cell>
          <table:table-cell table:style-name="ce112" table:formula="of:=[.AA37]&amp;&quot;x(&quot;&amp;[.AD37]&amp;&quot;x+&quot;&amp;[.AE37]&amp;&quot;)&quot;" office:value-type="string" office:string-value="4x(6x+4)" calcext:value-type="string">
            <text:p>4x(6x+4)</text:p>
          </table:table-cell>
          <table:table-cell table:style-name="ce137" office:value-type="string" calcext:value-type="string">
            <text:p>=</text:p>
          </table:table-cell>
          <table:table-cell table:style-name="ce137"/>
          <table:table-cell table:style-name="ce42"/>
          <table:table-cell/>
          <table:table-cell table:style-name="ce57" table:formula="of:=&quot;Q=&quot;&amp;QUOTIENT([.A37];[.C37])&amp;&quot;  R=&quot;&amp;MOD([.A37];[.C37])" office:value-type="string" office:string-value="Q=1  R=7" calcext:value-type="string">
            <text:p>Q=1 <text:s/>R=7</text:p>
          </table:table-cell>
          <table:table-cell table:style-name="ce27" table:formula="of:=CHOOSE([.AA37];&quot;&quot;;&quot;10^-9&quot;;&quot;10^-6&quot;;&quot;10^-3&quot;;&quot;10^-2&quot;;&quot;10^-1&quot;;&quot;10^1&quot;;&quot;10^2&quot;;&quot;10^3&quot;;&quot;10^6&quot;;&quot;10^9&quot;;&quot;10^12&quot;)" office:value-type="string" office:string-value="10^-3" calcext:value-type="string">
            <text:p>10^-3</text:p>
          </table:table-cell>
          <table:table-cell table:style-name="ce27" table:formula="of:=[.I37]+IF([.J37]=&quot;+&quot;;[.K37];-[.K37])+IF([.L37]=&quot;+&quot;;[.M37];-[.M37])+IF([.N37]=&quot;+&quot;;[.O37];-[.O37])" office:value-type="float" office:value="-23" calcext:value-type="float">
            <text:p>-23</text:p>
          </table:table-cell>
          <table:table-cell table:style-name="ce147" table:formula="of:=[.AA37]*[.AD37]&amp;&quot;x²+&quot;&amp;[.AA37]*[.AE37]&amp;&quot;x&quot;" office:value-type="string" office:string-value="24x²+16x" calcext:value-type="string">
            <text:p>24x²+16x</text:p>
          </table:table-cell>
          <table:table-cell/>
          <table:table-cell table:formula="of:=RANK([.AB37];[.AB34:.AB43])+2" office:value-type="float" office:value="4" calcext:value-type="float">
            <text:p>4</text:p>
          </table:table-cell>
          <table:table-cell table:style-name="ce81" table:formula="of:=RAND()" office:value-type="float" office:value="0.936198941373744" calcext:value-type="float">
            <text:p>0,936198941373744</text:p>
          </table:table-cell>
          <table:table-cell table:style-name="ce15" table:formula="of:=RANDBETWEEN(2;9)" office:value-type="float" office:value="4" calcext:value-type="float">
            <text:p>4</text:p>
          </table:table-cell>
          <table:table-cell table:style-name="ce15" table:formula="of:=RANDBETWEEN(2;9)" office:value-type="float" office:value="6" calcext:value-type="float">
            <text:p>6</text:p>
          </table:table-cell>
          <table:table-cell table:style-name="ce15" table:formula="of:=RANDBETWEEN(2;9)" office:value-type="float" office:value="4" calcext:value-type="float">
            <text:p>4</text:p>
          </table:table-cell>
          <table:table-cell table:style-name="ce15" table:formula="of:=RANDBETWEEN(2;9)" office:value-type="float" office:value="2" calcext:value-type="float">
            <text:p>2</text:p>
          </table:table-cell>
          <table:table-cell table:formula="of:=RANDBETWEEN(2;200)" office:value-type="float" office:value="54" calcext:value-type="float">
            <text:p>54</text:p>
          </table:table-cell>
          <table:table-cell table:number-columns-repeated="991"/>
        </table:table-row>
        <table:table-row table:style-name="ro3">
          <table:table-cell table:style-name="ce4" table:formula="of:=RANDBETWEEN(11;30)" office:value-type="float" office:value="18" calcext:value-type="float">
            <text:p>18</text:p>
          </table:table-cell>
          <table:table-cell table:style-name="ce7" office:value-type="string" calcext:value-type="string">
            <text:p>÷</text:p>
          </table:table-cell>
          <table:table-cell table:style-name="ce9" table:formula="of:=RANDBETWEEN(2;9)" office:value-type="float" office:value="2" calcext:value-type="float">
            <text:p>2</text:p>
          </table:table-cell>
          <table:table-cell table:style-name="ce10" office:value-type="string" calcext:value-type="string">
            <text:p>Q= <text:s text:c="7"/>R=</text:p>
          </table:table-cell>
          <table:table-cell table:style-name="ce158" table:formula="of:=CHOOSE([.AA38];&quot;&quot;;&quot;nano&quot;;&quot;micro&quot;;&quot;milli&quot;;&quot;centi&quot;;&quot;déci&quot;;&quot;déca&quot;;&quot;hecto&quot;;&quot;kilo&quot;;&quot;méga&quot;;&quot;giga&quot;;&quot;téra&quot;)" office:value-type="string" office:string-value="téra" calcext:value-type="string">
            <text:p>téra</text:p>
          </table:table-cell>
          <table:table-cell table:style-name="ce9" office:value-type="string" calcext:value-type="string">
            <text:p><text:s/>signifie</text:p>
          </table:table-cell>
          <table:table-cell table:style-name="ce46"/>
          <table:table-cell table:style-name="ce10"/>
          <table:table-cell table:style-name="ce4" table:formula="of:=CHOOSE(ROUND(RAND())+1;-1;1)*RANDBETWEEN(1;30)" office:value-type="float" office:value="19" calcext:value-type="float">
            <text:p>19</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6" calcext:value-type="float">
            <text:p>16</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3" calcext:value-type="float">
            <text:p>3</text:p>
          </table:table-cell>
          <table:table-cell table:style-name="ce7" table:formula="of:=CHOOSE(ROUND(RAND())+1;&quot;+&quot;;&quot;-&quot;)" office:value-type="string" office:string-value="-" calcext:value-type="string">
            <text:p>-</text:p>
          </table:table-cell>
          <table:table-cell table:style-name="ce7" table:formula="of:=RANDBETWEEN(1;30)" office:value-type="float" office:value="10" calcext:value-type="float">
            <text:p>10</text:p>
          </table:table-cell>
          <table:table-cell table:style-name="ce10" office:value-type="string" calcext:value-type="string">
            <text:p>=</text:p>
          </table:table-cell>
          <table:table-cell table:style-name="ce112" table:formula="of:=[.AA38]&amp;&quot;x(&quot;&amp;[.AD38]&amp;&quot;x+&quot;&amp;[.AE38]&amp;&quot;)&quot;" office:value-type="string" office:string-value="12x(3x+4)" calcext:value-type="string">
            <text:p>12x(3x+4)</text:p>
          </table:table-cell>
          <table:table-cell table:style-name="ce137" office:value-type="string" calcext:value-type="string">
            <text:p>=</text:p>
          </table:table-cell>
          <table:table-cell table:style-name="ce137"/>
          <table:table-cell table:style-name="ce42"/>
          <table:table-cell/>
          <table:table-cell table:style-name="ce57" table:formula="of:=&quot;Q=&quot;&amp;QUOTIENT([.A38];[.C38])&amp;&quot;  R=&quot;&amp;MOD([.A38];[.C38])" office:value-type="string" office:string-value="Q=9  R=0" calcext:value-type="string">
            <text:p>Q=9 <text:s/>R=0</text:p>
          </table:table-cell>
          <table:table-cell table:style-name="ce27" table:formula="of:=CHOOSE([.AA38];&quot;&quot;;&quot;10^-9&quot;;&quot;10^-6&quot;;&quot;10^-3&quot;;&quot;10^-2&quot;;&quot;10^-1&quot;;&quot;10^1&quot;;&quot;10^2&quot;;&quot;10^3&quot;;&quot;10^6&quot;;&quot;10^9&quot;;&quot;10^12&quot;)" office:value-type="string" office:string-value="10^12" calcext:value-type="string">
            <text:p>10^12</text:p>
          </table:table-cell>
          <table:table-cell table:style-name="ce27" table:formula="of:=[.I38]+IF([.J38]=&quot;+&quot;;[.K38];-[.K38])+IF([.L38]=&quot;+&quot;;[.M38];-[.M38])+IF([.N38]=&quot;+&quot;;[.O38];-[.O38])" office:value-type="float" office:value="22" calcext:value-type="float">
            <text:p>22</text:p>
          </table:table-cell>
          <table:table-cell table:style-name="ce147" table:formula="of:=[.AA38]*[.AD38]&amp;&quot;x²+&quot;&amp;[.AA38]*[.AE38]&amp;&quot;x&quot;" office:value-type="string" office:string-value="36x²+48x" calcext:value-type="string">
            <text:p>36x²+48x</text:p>
          </table:table-cell>
          <table:table-cell/>
          <table:table-cell table:formula="of:=RANK([.AB38];[.AB34:.AB43])+2" office:value-type="float" office:value="12" calcext:value-type="float">
            <text:p>12</text:p>
          </table:table-cell>
          <table:table-cell table:style-name="ce81" table:formula="of:=RAND()" office:value-type="float" office:value="0.0345382534794472" calcext:value-type="float">
            <text:p>0,0345382534794472</text:p>
          </table:table-cell>
          <table:table-cell table:style-name="ce15" table:formula="of:=RANDBETWEEN(2;9)" office:value-type="float" office:value="8" calcext:value-type="float">
            <text:p>8</text:p>
          </table:table-cell>
          <table:table-cell table:style-name="ce15" table:formula="of:=RANDBETWEEN(2;9)" office:value-type="float" office:value="3" calcext:value-type="float">
            <text:p>3</text:p>
          </table:table-cell>
          <table:table-cell table:style-name="ce15" table:formula="of:=RANDBETWEEN(2;9)" office:value-type="float" office:value="4" calcext:value-type="float">
            <text:p>4</text:p>
          </table:table-cell>
          <table:table-cell table:style-name="ce15" table:formula="of:=RANDBETWEEN(2;9)" office:value-type="float" office:value="3" calcext:value-type="float">
            <text:p>3</text:p>
          </table:table-cell>
          <table:table-cell table:formula="of:=RANDBETWEEN(2;200)" office:value-type="float" office:value="53" calcext:value-type="float">
            <text:p>53</text:p>
          </table:table-cell>
          <table:table-cell table:number-columns-repeated="991"/>
        </table:table-row>
        <table:table-row table:style-name="ro3">
          <table:table-cell table:style-name="ce51" table:formula="of:=ROUNDUP(RAND()*1000/CHOOSE(RANDBETWEEN(1;4);1;10;100;1000);RANDBETWEEN(-2;2))" office:value-type="float" office:value="0.7" calcext:value-type="float">
            <text:p>0,7</text:p>
          </table:table-cell>
          <table:table-cell table:style-name="ce40" table:formula="of:=CHOOSE([.AA39];&quot;&quot;;&quot;dm²&quot;;&quot;cm²&quot;;&quot;mm²&quot;;&quot;km²&quot;;&quot;hm²&quot;;&quot;dam²&quot;;&quot;mm²&quot;;&quot;cm²&quot;;&quot;dm²&quot;;&quot;dam²&quot;;&quot;hm²&quot;;&quot;km²&quot;)" office:value-type="string" office:string-value="dam²" calcext:value-type="string">
            <text:p>dam²</text:p>
          </table:table-cell>
          <table:table-cell table:style-name="ce40" office:value-type="string" calcext:value-type="string">
            <text:p>=</text:p>
          </table:table-cell>
          <table:table-cell table:style-name="ce52" office:value-type="string" calcext:value-type="string">
            <text:p>m²</text:p>
          </table:table-cell>
          <table:table-cell table:style-name="ce136" table:formula="of:=&quot;-&quot;&amp;[.AC39]&amp;&quot;x - &quot;&amp;[.AD39]" office:value-type="string" office:string-value="-4x - 4" calcext:value-type="string">
            <text:p>-4x - 4</text:p>
          </table:table-cell>
          <table:table-cell table:style-name="ce137" office:value-type="string" calcext:value-type="string">
            <text:p>pour x =</text:p>
          </table:table-cell>
          <table:table-cell table:style-name="ce138" table:formula="of:=RANDBETWEEN(0;9)" office:value-type="float" office:value="6" calcext:value-type="float">
            <text:p>6</text:p>
          </table:table-cell>
          <table:table-cell table:style-name="ce56" office:value-type="string" calcext:value-type="string">
            <text:p>:</text:p>
          </table:table-cell>
          <table:table-cell table:style-name="ce50" office:value-type="string" calcext:value-type="string">
            <text:p>Â =</text:p>
          </table:table-cell>
          <table:table-cell table:style-name="ce182" table:formula="of:=RANDBETWEEN(5;160)" office:value-type="float" office:value="94" calcext:value-type="float">
            <text:p>94°</text:p>
          </table:table-cell>
          <table:table-cell table:style-name="ce47" office:value-type="string" calcext:value-type="string">
            <text:p>Ê =</text:p>
          </table:table-cell>
          <table:table-cell table:style-name="ce182" table:formula="of:=RANDBETWEEN(5;175-[.J39])" office:value-type="float" office:value="30" calcext:value-type="float">
            <text:p>30°</text:p>
          </table:table-cell>
          <table:table-cell table:style-name="ce9" office:value-type="string" calcext:value-type="string">
            <text:p>Û =</text:p>
          </table:table-cell>
          <table:table-cell table:style-name="ce9" table:number-columns-repeated="2"/>
          <table:table-cell table:style-name="ce10"/>
          <table:table-cell table:style-name="ce50" table:formula="of:=&quot;(x+&quot;&amp;[.AD39]&amp;&quot;)(x-&quot;&amp;[.AF39]&amp;&quot;)&quot;" office:value-type="string" office:string-value="(x+4)(x-2)" calcext:value-type="string">
            <text:p>(x+4)(x-2)</text:p>
          </table:table-cell>
          <table:table-cell table:style-name="ce7" office:value-type="string" calcext:value-type="string">
            <text:p>=</text:p>
          </table:table-cell>
          <table:table-cell table:style-name="ce9"/>
          <table:table-cell table:style-name="ce172"/>
          <table:table-cell/>
          <table:table-cell table:style-name="ce48" table:formula="of:=[.A39]*CHOOSE([.AA39];0;0.01;0.0001;0.000001;1000000;10000;100;0.000001;0.0001;0.01;100;10000;1000000)&amp;&quot; &quot;&amp;[.D39]" office:value-type="string" office:string-value="70 m²" calcext:value-type="string">
            <text:p>70 m²</text:p>
          </table:table-cell>
          <table:table-cell table:style-name="ce48" table:formula="of:=-[.AC39]*[.G39]-[.AD39]" office:value-type="float" office:value="-28" calcext:value-type="float">
            <text:p>-28</text:p>
          </table:table-cell>
          <table:table-cell table:style-name="ce230" table:formula="of:=180-([.J39]+[.L39])" office:value-type="float" office:value="56" calcext:value-type="float">
            <text:p>56°</text:p>
          </table:table-cell>
          <table:table-cell table:style-name="ce202" table:formula="of:=&quot;x²&quot;&amp;IF([.AD39]-[.AF39]&gt;0;&quot;+&quot;&amp;([.AD39]-[.AF39])&amp;&quot;x&quot;;IF([.AF39]=[.AD39];&quot;&quot;;([.AD39]-[.AF39])&amp;&quot;x&quot;))&amp;&quot;-&quot;&amp;([.AF39]*[.AD39])" office:value-type="string" office:string-value="x²+2x-8" calcext:value-type="string">
            <text:p>x²+2x-8</text:p>
          </table:table-cell>
          <table:table-cell/>
          <table:table-cell table:formula="of:=RANK([.AB39];[.AB34:.AB43])+2" office:value-type="float" office:value="7" calcext:value-type="float">
            <text:p>7</text:p>
          </table:table-cell>
          <table:table-cell table:style-name="ce81" table:formula="of:=RAND()" office:value-type="float" office:value="0.742626422394274" calcext:value-type="float">
            <text:p>0,742626422394274</text:p>
          </table:table-cell>
          <table:table-cell table:style-name="ce15" table:formula="of:=RANDBETWEEN(2;9)" office:value-type="float" office:value="4" calcext:value-type="float">
            <text:p>4</text:p>
          </table:table-cell>
          <table:table-cell table:style-name="ce15" table:formula="of:=RANDBETWEEN(2;9)" office:value-type="float" office:value="4" calcext:value-type="float">
            <text:p>4</text:p>
          </table:table-cell>
          <table:table-cell table:style-name="ce15" table:formula="of:=RANDBETWEEN(2;9)" office:value-type="float" office:value="5" calcext:value-type="float">
            <text:p>5</text:p>
          </table:table-cell>
          <table:table-cell table:style-name="ce15" table:formula="of:=RANDBETWEEN(2;9)" office:value-type="float" office:value="2" calcext:value-type="float">
            <text:p>2</text:p>
          </table:table-cell>
          <table:table-cell table:number-columns-repeated="992"/>
        </table:table-row>
        <table:table-row table:style-name="ro3">
          <table:table-cell table:style-name="ce51" table:formula="of:=ROUNDUP(RAND()*1000/CHOOSE(RANDBETWEEN(1;4);1;10;100;1000);RANDBETWEEN(-2;2))" office:value-type="float" office:value="300" calcext:value-type="float">
            <text:p>300</text:p>
          </table:table-cell>
          <table:table-cell table:style-name="ce40" table:formula="of:=CHOOSE([.AA40];&quot;&quot;;&quot;dm²&quot;;&quot;cm²&quot;;&quot;mm²&quot;;&quot;km²&quot;;&quot;hm²&quot;;&quot;dam²&quot;;&quot;mm²&quot;;&quot;cm²&quot;;&quot;dm²&quot;;&quot;dam²&quot;;&quot;hm²&quot;;&quot;km²&quot;)" office:value-type="string" office:string-value="cm²" calcext:value-type="string">
            <text:p>cm²</text:p>
          </table:table-cell>
          <table:table-cell table:style-name="ce40" office:value-type="string" calcext:value-type="string">
            <text:p>=</text:p>
          </table:table-cell>
          <table:table-cell table:style-name="ce52" office:value-type="string" calcext:value-type="string">
            <text:p>m²</text:p>
          </table:table-cell>
          <table:table-cell table:style-name="ce136" table:formula="of:=[.AC40]&amp;&quot;x² - &quot;&amp;[.AD40]&amp;&quot;x + &quot;&amp;[.AE40]" office:value-type="string" office:string-value="2x² - 2x + 4" calcext:value-type="string">
            <text:p>2x² - 2x + 4</text:p>
          </table:table-cell>
          <table:table-cell table:style-name="ce137" office:value-type="string" calcext:value-type="string">
            <text:p>pour x =</text:p>
          </table:table-cell>
          <table:table-cell table:style-name="ce138" table:formula="of:=-RANDBETWEEN(0;5)" office:value-type="float" office:value="-5" calcext:value-type="float">
            <text:p>-5</text:p>
          </table:table-cell>
          <table:table-cell table:style-name="ce56" office:value-type="string" calcext:value-type="string">
            <text:p>:</text:p>
          </table:table-cell>
          <table:table-cell table:style-name="ce152" table:formula="of:=IF(ROUND(RAND());0.25;0.75)" office:value-type="percentage" office:value="0.75" calcext:value-type="percentage">
            <text:p>75 %</text:p>
          </table:table-cell>
          <table:table-cell table:style-name="ce40" office:value-type="string" calcext:value-type="string">
            <text:p>de</text:p>
          </table:table-cell>
          <table:table-cell table:style-name="ce41" table:formula="of:=4*RANDBETWEEN(3;18)" office:value-type="float" office:value="28" calcext:value-type="float">
            <text:p>28</text:p>
          </table:table-cell>
          <table:table-cell table:style-name="ce229" office:value-type="string" calcext:value-type="string">
            <text:p>=</text:p>
          </table:table-cell>
          <table:table-cell table:style-name="ce9" table:number-columns-repeated="3"/>
          <table:table-cell table:style-name="ce10"/>
          <table:table-cell table:style-name="ce50" table:formula="of:=&quot;(&quot;&amp;[.AC40]&amp;&quot;x+&quot;&amp;[.AD40]&amp;&quot;)(x+&quot;&amp;[.AF40]&amp;&quot;)&quot;" office:value-type="string" office:string-value="(2x+2)(x+2)" calcext:value-type="string">
            <text:p>(2x+2)(x+2)</text:p>
          </table:table-cell>
          <table:table-cell table:style-name="ce7" office:value-type="string" calcext:value-type="string">
            <text:p>=</text:p>
          </table:table-cell>
          <table:table-cell table:style-name="ce9"/>
          <table:table-cell table:style-name="ce172"/>
          <table:table-cell/>
          <table:table-cell table:style-name="ce48" table:formula="of:=[.A40]*CHOOSE([.AA40];0;0.01;0.0001;0.000001;1000000;10000;100;0.000001;0.0001;0.01;100;10000;1000000)&amp;&quot; &quot;&amp;[.D40]" office:value-type="string" office:string-value="0,03 m²" calcext:value-type="string">
            <text:p>0,03 m²</text:p>
          </table:table-cell>
          <table:table-cell table:style-name="ce48" table:formula="of:=[.AC40]*[.G40]*[.G40]-[.AD40]*[.G40]+[.AE40]" office:value-type="float" office:value="64" calcext:value-type="float">
            <text:p>64</text:p>
          </table:table-cell>
          <table:table-cell table:style-name="ce57" table:formula="of:=[.I40]*[.K40]" office:value-type="float" office:value="21" calcext:value-type="float">
            <text:p>21</text:p>
          </table:table-cell>
          <table:table-cell table:style-name="ce202" table:formula="of:=[.AC40]&amp;&quot;x²+&quot;&amp;([.AD40]+[.AC40]*[.AF40])&amp;&quot;x+&quot;&amp;([.AD40]*[.AF40])" office:value-type="string" office:string-value="2x²+6x+4" calcext:value-type="string">
            <text:p>2x²+6x+4</text:p>
          </table:table-cell>
          <table:table-cell/>
          <table:table-cell table:formula="of:=RANK([.AB40];[.AB34:.AB43])+2" office:value-type="float" office:value="9" calcext:value-type="float">
            <text:p>9</text:p>
          </table:table-cell>
          <table:table-cell table:style-name="ce81" table:formula="of:=RAND()" office:value-type="float" office:value="0.550376764094349" calcext:value-type="float">
            <text:p>0,550376764094349</text:p>
          </table:table-cell>
          <table:table-cell table:style-name="ce15" table:formula="of:=RANDBETWEEN(2;9)" office:value-type="float" office:value="2" calcext:value-type="float">
            <text:p>2</text:p>
          </table:table-cell>
          <table:table-cell table:style-name="ce15" table:formula="of:=RANDBETWEEN(2;9)" office:value-type="float" office:value="2" calcext:value-type="float">
            <text:p>2</text:p>
          </table:table-cell>
          <table:table-cell table:style-name="ce15" table:formula="of:=RANDBETWEEN(2;9)" office:value-type="float" office:value="4" calcext:value-type="float">
            <text:p>4</text:p>
          </table:table-cell>
          <table:table-cell table:style-name="ce15" table:formula="of:=RANDBETWEEN(2;9)" office:value-type="float" office:value="2" calcext:value-type="float">
            <text:p>2</text:p>
          </table:table-cell>
          <table:table-cell table:number-columns-repeated="992"/>
        </table:table-row>
        <table:table-row table:style-name="ro3">
          <table:table-cell table:style-name="ce51" table:formula="of:=ROUNDUP(RAND()*1000/CHOOSE(RANDBETWEEN(1;4);1;10;100;1000);RANDBETWEEN(-2;2))" office:value-type="float" office:value="100" calcext:value-type="float">
            <text:p>100</text:p>
          </table:table-cell>
          <table:table-cell table:style-name="ce40" table:formula="of:=CHOOSE([.AA41];&quot;&quot;;&quot;mm³&quot;;&quot;cm³&quot;;&quot;dm³&quot;;&quot;km³&quot;;&quot;hm³&quot;;&quot;dam³&quot;;&quot;hL&quot;;&quot;daL&quot;;&quot;L&quot;;&quot;dL&quot;;&quot;cL&quot;;&quot;mL&quot;)" office:value-type="string" office:string-value="km³" calcext:value-type="string">
            <text:p>km³</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style-name="ce51" table:formula="of:=ROUNDUP(RAND()*1000/CHOOSE(RANDBETWEEN(1;4);1;10;100;1000);RANDBETWEEN(-2;2))" office:value-type="float" office:value="62" calcext:value-type="float">
            <text:p>62</text:p>
          </table:table-cell>
          <table:table-cell table:style-name="ce40" table:formula="of:=CHOOSE([.AA40];&quot;&quot;;&quot;mm³&quot;;&quot;cm³&quot;;&quot;dm³&quot;;&quot;km³&quot;;&quot;hm³&quot;;&quot;dam³&quot;;&quot;hL&quot;;&quot;daL&quot;;&quot;L&quot;;&quot;dL&quot;;&quot;cL&quot;;&quot;mL&quot;)" office:value-type="string" office:string-value="daL" calcext:value-type="string">
            <text:p>daL</text:p>
          </table:table-cell>
          <table:table-cell table:style-name="ce41" office:value-type="string" calcext:value-type="string">
            <text:p>=</text:p>
          </table:table-cell>
          <table:table-cell table:style-name="ce52" office:value-type="string" calcext:value-type="string">
            <text:p>m<text:span text:style-name="T10">³</text:span></text:p>
          </table:table-cell>
          <table:table-cell table:style-name="ce152" table:formula="of:=IF(ROUND(RAND());0.25;0.75)" office:value-type="percentage" office:value="0.25" calcext:value-type="percentage">
            <text:p>25 %</text:p>
          </table:table-cell>
          <table:table-cell table:style-name="ce40" office:value-type="string" calcext:value-type="string">
            <text:p>de</text:p>
          </table:table-cell>
          <table:table-cell table:style-name="ce41" table:formula="of:=4*RANDBETWEEN(3;18)" office:value-type="float" office:value="32" calcext:value-type="float">
            <text:p>32</text:p>
          </table:table-cell>
          <table:table-cell table:style-name="ce229" office:value-type="string" calcext:value-type="string">
            <text:p>=</text:p>
          </table:table-cell>
          <table:table-cell table:style-name="ce9" table:number-columns-repeated="3"/>
          <table:table-cell table:style-name="ce10"/>
          <table:table-cell table:style-name="ce50" table:formula="of:=&quot;(&quot;&amp;[.AC41]&amp;&quot;x-&quot;&amp;[.AD41]&amp;&quot;)(&quot;&amp;[.AE41]&amp;&quot;x-&quot;&amp;[.AF41]&amp;&quot;)&quot;" office:value-type="string" office:string-value="(8x-8)(3x-7)" calcext:value-type="string">
            <text:p>(8x-8)(3x-7)</text:p>
          </table:table-cell>
          <table:table-cell table:style-name="ce7" office:value-type="string" calcext:value-type="string">
            <text:p>=</text:p>
          </table:table-cell>
          <table:table-cell table:style-name="ce9"/>
          <table:table-cell table:style-name="ce172"/>
          <table:table-cell/>
          <table:table-cell table:style-name="ce156" table:formula="of:=[.A41]*CHOOSE([.AA41];0;0.000000001;0.000001;0.001;1000000000;1000000;1000;0.1;0.01;0.001;0.0001;0.00001;0.000001)&amp;&quot; &quot;&amp;[.D41]" office:value-type="string" office:string-value="100000000000 m³" calcext:value-type="string">
            <text:p>100000000000 m³</text:p>
          </table:table-cell>
          <table:table-cell table:style-name="ce156" table:formula="of:=[.E41]*CHOOSE([.AA40];0;0.000000001;0.000001;0.001;1000000000;1000000;1000;0.1;0.01;0.001;0.0001;0.00001;0.000001)&amp;&quot; &quot;&amp;[.H41]" office:value-type="string" office:string-value="0,62 m³" calcext:value-type="string">
            <text:p>0,62 m³</text:p>
          </table:table-cell>
          <table:table-cell table:style-name="ce57" table:formula="of:=[.I41]*[.K41]" office:value-type="float" office:value="8" calcext:value-type="float">
            <text:p>8</text:p>
          </table:table-cell>
          <table:table-cell table:style-name="ce202" table:formula="of:=[.AC41]*[.AE41]&amp;&quot;x²-&quot;&amp;([.AC41]*[.AF41]+[.AD41]*[.AE41])&amp;&quot;x&quot;&amp;&quot;+&quot;&amp;([.AD41]*[.AF41])" office:value-type="string" office:string-value="24x²-80x+56" calcext:value-type="string">
            <text:p>24x²-80x+56</text:p>
          </table:table-cell>
          <table:table-cell/>
          <table:table-cell table:formula="of:=RANK([.AB41];[.AB34:.AB43])+2" office:value-type="float" office:value="5" calcext:value-type="float">
            <text:p>5</text:p>
          </table:table-cell>
          <table:table-cell table:style-name="ce81" table:formula="of:=RAND()" office:value-type="float" office:value="0.867896293021167" calcext:value-type="float">
            <text:p>0,867896293021167</text:p>
          </table:table-cell>
          <table:table-cell table:style-name="ce15" table:formula="of:=RANDBETWEEN(2;9)" office:value-type="float" office:value="8" calcext:value-type="float">
            <text:p>8</text:p>
          </table:table-cell>
          <table:table-cell table:style-name="ce15" table:formula="of:=RANDBETWEEN(2;9)" office:value-type="float" office:value="8" calcext:value-type="float">
            <text:p>8</text:p>
          </table:table-cell>
          <table:table-cell table:style-name="ce15" table:formula="of:=RANDBETWEEN(2;9)" office:value-type="float" office:value="3" calcext:value-type="float">
            <text:p>3</text:p>
          </table:table-cell>
          <table:table-cell table:style-name="ce15" table:formula="of:=RANDBETWEEN(2;9)" office:value-type="float" office:value="7" calcext:value-type="float">
            <text:p>7</text:p>
          </table:table-cell>
          <table:table-cell table:number-columns-repeated="992"/>
        </table:table-row>
        <table:table-row table:style-name="ro3">
          <table:table-cell table:style-name="ce19" office:value-type="string" calcext:value-type="string" table:number-columns-spanned="4" table:number-rows-spanned="1">
            <text:p>😕 <text:s text:c="3"/>😃 <text:s text:c="3"/>😎</text:p>
          </table:table-cell>
          <table:covered-table-cell table:number-columns-repeated="3" table:style-name="ce8"/>
          <table:table-cell table:style-name="ce19" office:value-type="string" calcext:value-type="string" table:number-columns-spanned="4" table:number-rows-spanned="1">
            <text:p>😕 <text:s text:c="3"/>😃 <text:s text:c="3"/>😎</text:p>
          </table:table-cell>
          <table:covered-table-cell table:number-columns-repeated="3" table:style-name="ce15"/>
          <table:table-cell table:style-name="ce19" office:value-type="string" calcext:value-type="string" table:number-columns-spanned="8" table:number-rows-spanned="1">
            <text:p>😕 <text:s text:c="3"/>😃 <text:s text:c="3"/>😎</text:p>
          </table:table-cell>
          <table:covered-table-cell table:number-columns-repeated="7" table:style-name="ce15"/>
          <table:table-cell table:style-name="ce19" office:value-type="string" calcext:value-type="string" table:number-columns-spanned="4" table:number-rows-spanned="1">
            <text:p>😕 <text:s text:c="3"/>😃 <text:s text:c="3"/>😎</text:p>
          </table:table-cell>
          <table:covered-table-cell table:number-columns-repeated="3" table:style-name="ce15"/>
          <table:table-cell table:number-columns-repeated="6"/>
          <table:table-cell table:formula="of:=RANK([.AB42];[.AB34:.AB43])+2" office:value-type="float" office:value="11" calcext:value-type="float">
            <text:p>11</text:p>
          </table:table-cell>
          <table:table-cell table:style-name="ce81" table:formula="of:=RAND()" office:value-type="float" office:value="0.135067104955287" calcext:value-type="float">
            <text:p>0,135067104955287</text:p>
          </table:table-cell>
          <table:table-cell table:number-columns-repeated="996"/>
        </table:table-row>
        <table:table-row table:style-name="ro4">
          <table:table-cell table:number-columns-repeated="26"/>
          <table:table-cell table:formula="of:=RANK([.AB43];[.AB34:.AB43])+2" office:value-type="float" office:value="8" calcext:value-type="float">
            <text:p>8</text:p>
          </table:table-cell>
          <table:table-cell table:style-name="ce81" table:formula="of:=RAND()" office:value-type="float" office:value="0.630358584651491" calcext:value-type="float">
            <text:p>0,630358584651491</text:p>
          </table:table-cell>
          <table:table-cell table:number-columns-repeated="996"/>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7">
          <table:table-cell table:number-columns-repeated="1024"/>
        </table:table-row>
        <table:table-row table:style-name="ro4">
          <table:table-cell table:number-columns-repeated="1024"/>
        </table:table-row>
        <table:table-row table:style-name="ro5">
          <table:table-cell table:number-columns-repeated="1024"/>
        </table:table-row>
        <table:table-row table:style-name="ro2" table:number-rows-repeated="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Explications"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4" form:id="control14" form:label="Générer x fiches de chaque ceinture" form:printable="false" office:target-fram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Standard.Generateur.Main?language=Basic&amp;location=document" xlink:type="simple"/>
              </office:event-listeners>
            </form:button>
          </form:form>
        </office:forms>
        <table:shapes>
          <draw:frame draw:z-index="0" draw:style-name="gr11" draw:text-style-name="P4" svg:width="16.678cm" svg:height="10.158cm" svg:x="0.727cm" svg:y="0.414cm">
            <draw:text-box>
              <text:p text:style-name="P3"><text:span text:style-name="T1">Ceci est un générateur de ceintures aléatoires de calcul mental avec corrigé édité avec LibreOffice 6.0.</text:span></text:p>
              <text:p text:style-name="P3"><text:span text:style-name="T1"/></text:p>
              <text:p text:style-name="P3"><text:span text:style-name="T1">Il permet de générer des fiches de passage différentes avec des zones d’impression contenant 4 fiches chacune.</text:span></text:p>
              <text:p text:style-name="P3"><text:span text:style-name="T1"/></text:p>
              <text:p text:style-name="P3"><text:span text:style-name="T1">Par défaut, il y a 4 fiches par ceinture. Il suffit d’appuyer sur CTRL+MAJ+F9 pour changer tous les paramètres aléatoires et avoir de nouvelles fiches.</text:span></text:p>
              <text:p text:style-name="P3"><text:span text:style-name="T1"/></text:p>
              <text:p><text:span text:style-name="T1">Si vous voulez imprimer plus de 4 fiches par ceinture, il faudra avoir ouvert le fichier en activant les macro puis cliquer sur le bouton de la ceinture (en haut à droite de chaque ceinture) qui demande combien de fiches vous voulez ou sur le bouton ci-contre qui génère x fiches pour chaque ceinture.</text:span></text:p>
            </draw:text-box>
          </draw:frame>
          <draw:control draw:z-index="1" draw:style-name="gr12" draw:text-style-name="P2" svg:width="3.796cm" svg:height="1.407cm" svg:x="18.007cm" svg:y="0.399cm" draw:control="control14"/>
        </table:shapes>
        <table:table-column table:style-name="co4" table:number-columns-repeated="10" table:default-cell-style-name="Default"/>
        <table:table-row table:style-name="ro4" table:number-rows-repeated="6">
          <table:table-cell table:number-columns-repeated="10"/>
        </table:table-row>
        <table:table-row table:style-name="ro4">
          <table:table-cell table:number-columns-repeated="9"/>
          <table:table-cell office:value-type="string" calcext:value-type="string">
            <text:p>Génération de 4 versions par ceinture terminée</text:p>
          </table:table-cell>
        </table:table-row>
      </table:table>
      <table:table table:name="Aide à la génération" table:style-name="ta9" table:print="false">
        <table:table-column table:style-name="co4" table:number-columns-repeated="4" table:default-cell-style-name="Default"/>
        <table:table-row table:style-name="ro4">
          <table:table-cell office:value-type="string" calcext:value-type="string">
            <text:p>Multiplications</text:p>
          </table:table-cell>
          <table:table-cell table:number-columns-repeated="3"/>
        </table:table-row>
        <table:table-row table:style-name="ro4">
          <table:table-cell office:value-type="float" office:value="28" calcext:value-type="float">
            <text:p>28</text:p>
          </table:table-cell>
          <table:table-cell office:value-type="string" calcext:value-type="string">
            <text:p>7×4</text:p>
          </table:table-cell>
          <table:table-cell office:value-type="float" office:value="63" calcext:value-type="float">
            <text:p>63</text:p>
          </table:table-cell>
          <table:table-cell table:formula="of:=LOOKUP([.C2];[.A2:.A11];[.B2:.B11])" office:value-type="string" office:string-value="9×7" calcext:value-type="string">
            <text:p>9×7</text:p>
          </table:table-cell>
        </table:table-row>
        <table:table-row table:style-name="ro4">
          <table:table-cell office:value-type="float" office:value="32" calcext:value-type="float">
            <text:p>32</text:p>
          </table:table-cell>
          <table:table-cell office:value-type="string" calcext:value-type="string">
            <text:p>8×4</text:p>
          </table:table-cell>
          <table:table-cell table:number-columns-repeated="2"/>
        </table:table-row>
        <table:table-row table:style-name="ro4">
          <table:table-cell office:value-type="float" office:value="35" calcext:value-type="float">
            <text:p>35</text:p>
          </table:table-cell>
          <table:table-cell office:value-type="string" calcext:value-type="string">
            <text:p>7×5</text:p>
          </table:table-cell>
          <table:table-cell table:number-columns-repeated="2"/>
        </table:table-row>
        <table:table-row table:style-name="ro4">
          <table:table-cell office:value-type="float" office:value="42" calcext:value-type="float">
            <text:p>42</text:p>
          </table:table-cell>
          <table:table-cell office:value-type="string" calcext:value-type="string">
            <text:p>7×6</text:p>
          </table:table-cell>
          <table:table-cell table:number-columns-repeated="2"/>
        </table:table-row>
        <table:table-row table:style-name="ro4">
          <table:table-cell office:value-type="float" office:value="49" calcext:value-type="float">
            <text:p>49</text:p>
          </table:table-cell>
          <table:table-cell office:value-type="string" calcext:value-type="string">
            <text:p>7×7</text:p>
          </table:table-cell>
          <table:table-cell table:number-columns-repeated="2"/>
        </table:table-row>
        <table:table-row table:style-name="ro4">
          <table:table-cell office:value-type="float" office:value="54" calcext:value-type="float">
            <text:p>54</text:p>
          </table:table-cell>
          <table:table-cell office:value-type="string" calcext:value-type="string">
            <text:p>9×6</text:p>
          </table:table-cell>
          <table:table-cell table:number-columns-repeated="2"/>
        </table:table-row>
        <table:table-row table:style-name="ro4">
          <table:table-cell office:value-type="float" office:value="56" calcext:value-type="float">
            <text:p>56</text:p>
          </table:table-cell>
          <table:table-cell office:value-type="string" calcext:value-type="string">
            <text:p>8×7</text:p>
          </table:table-cell>
          <table:table-cell table:number-columns-repeated="2"/>
        </table:table-row>
        <table:table-row table:style-name="ro4">
          <table:table-cell office:value-type="float" office:value="63" calcext:value-type="float">
            <text:p>63</text:p>
          </table:table-cell>
          <table:table-cell office:value-type="string" calcext:value-type="string">
            <text:p>9×7</text:p>
          </table:table-cell>
          <table:table-cell table:number-columns-repeated="2"/>
        </table:table-row>
        <table:table-row table:style-name="ro4">
          <table:table-cell table:style-name="ce81" office:value-type="float" office:value="64" calcext:value-type="float">
            <text:p>64</text:p>
          </table:table-cell>
          <table:table-cell office:value-type="string" calcext:value-type="string">
            <text:p>8×8</text:p>
          </table:table-cell>
          <table:table-cell table:number-columns-repeated="2"/>
        </table:table-row>
        <table:table-row table:style-name="ro4">
          <table:table-cell office:value-type="float" office:value="72" calcext:value-type="float">
            <text:p>72</text:p>
          </table:table-cell>
          <table:table-cell office:value-type="string" calcext:value-type="string">
            <text:p>9×8</text:p>
          </table:table-cell>
          <table:table-cell table:number-columns-repeated="2"/>
        </table:table-row>
      </table:table>
      <table:named-expressions/>
      <table:database-ranges>
        <table:database-range table:name="__Anonymous_Sheet_DB__14" table:target-range-address="'Aide à la génération'.A2:'Aide à la génération'.B11" table:contains-header="false">
          <table:sort>
            <table:sort-by table:field-number="0"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Calibri" svg:font-family="Calibri" style:font-adornments="Regular"/>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ans2" svg:font-family="'Liberation Sans'"/>
    <style:font-face style:name="Liberation Sans3" svg:font-family="'Liberation Sans'" style:font-adornments="Regular"/>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ingdings" svg:font-family="Wingdings" style:font-adornments="Normal" style:font-charset="x-symbol"/>
  </office:font-face-decls>
  <office:styles>
    <style:default-style style:family="table-cell">
      <style:paragraph-properties style:tab-stop-distance="1.25cm"/>
      <style:text-properties style:font-name="Liberation Sans" fo:font-size="10pt" fo:language="fr" fo:country="FR"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72">
      <number:number number:min-integer-digits="1"/>
      <number:text> &lt;</number:text>
    </number:number-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73P0" style:volatile="true">
      <number:number number:decimal-places="0" number:min-decimal-places="0" number:min-integer-digits="1"/>
    </number:number-style>
    <number:number-style style:name="N173">
      <number:text>(-</number:text>
      <number:number number:decimal-places="0" number:min-decimal-places="0" number:min-integer-digits="1"/>
      <number:text>)</number:text>
      <style:map style:condition="value()&gt;=0" style:apply-style-name="N173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text>,</number:text>
    </number:time-style>
    <number:number-style style:name="N132">
      <number:scientific-number number:decimal-places="1" number:min-decimal-places="1" number:min-integer-digits="1" number:min-exponent-digits="1" number:exponent-interval="3" number:forced-exponent-sign="true"/>
    </number:number-style>
    <number:number-style style:name="N133">
      <number:number number:decimal-places="6" number:min-decimal-places="1" number:min-integer-digits="1" number:decimal-replacement="" number:grouping="true"/>
    </number:number-style>
    <number:number-style style:name="N134">
      <number:number number:decimal-places="4" number:min-decimal-places="1" number:min-integer-digits="1" number:decimal-replacement="" number:grouping="true"/>
    </number:number-style>
    <number:number-style style:name="N135">
      <number:number number:decimal-places="1" number:min-decimal-places="1" number:min-integer-digits="1" number:grouping="true"/>
    </number:number-style>
    <number:number-style style:name="N136">
      <number:number number:decimal-places="2" number:min-decimal-places="0" number:min-integer-digits="1" number:decimal-replacement="" number:grouping="true"/>
    </number:number-style>
    <number:number-style style:name="N137">
      <number:number number:decimal-places="4" number:min-decimal-places="0" number:min-integer-digits="1" number:decimal-replacement="" number:grouping="true"/>
    </number:number-style>
    <number:number-style style:name="N138">
      <number:number number:decimal-places="6" number:min-decimal-places="0" number:min-integer-digits="1" number:decimal-replacement="" number:grouping="true"/>
    </number:number-style>
    <number:number-style style:name="N139" number:title="Défini par l'utilisateur">
      <number:number number:decimal-places="10" number:min-decimal-places="10" number:min-integer-digits="1" number:grouping="true"/>
    </number:number-style>
    <number:number-style style:name="N140">
      <number:number number:decimal-places="6" number:min-decimal-places="6" number:min-integer-digits="0" number:grouping="true"/>
    </number:number-style>
    <number:number-style style:name="N141">
      <number:scientific-number number:decimal-places="4" number:min-decimal-places="4" number:min-integer-digits="1" number:min-exponent-digits="1" number:exponent-interval="1" number:forced-exponent-sign="true"/>
    </number:number-style>
    <number:number-style style:name="N142">
      <number:scientific-number number:decimal-places="0" number:min-decimal-places="0" number:min-integer-digits="1" number:min-exponent-digits="1" number:exponent-interval="1" number:forced-exponent-sign="true"/>
      <number:text>,</number:text>
    </number:number-style>
    <number:currency-style style:name="N144P0" style:volatile="true">
      <number:number number:decimal-places="2" number:min-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44P0"/>
    </number:currency-style>
    <number:number-style style:name="N145">
      <number:scientific-number number:decimal-places="7" number:min-decimal-places="0" number:min-integer-digits="0" number:min-exponent-digits="3" number:exponent-interval="1" number:forced-exponent-sign="true"/>
    </number:number-style>
    <number:number-style style:name="N146" number:title="Défini par l'utilisateur">
      <number:scientific-number number:decimal-places="7" number:min-decimal-places="0" number:min-integer-digits="0" number:min-exponent-digits="1" number:exponent-interval="1" number:forced-exponent-sign="true"/>
    </number:number-style>
    <number:number-style style:name="N147">
      <number:fraction number:min-numerator-digits="1" loext:max-numerator-digits="1" number:min-denominator-digits="1" number:max-denominator-value="9"/>
    </number:number-style>
    <number:number-style style:name="N148">
      <number:number number:decimal-places="8" number:min-decimal-places="0" number:min-integer-digits="1" number:decimal-replacement="" number:grouping="true"/>
    </number:number-style>
    <number:number-style style:name="N149">
      <number:number number:decimal-places="10" number:min-decimal-places="0" number:min-integer-digits="1" number:decimal-replacement="" number:grouping="true"/>
    </number:number-style>
    <number:number-style style:name="N150">
      <number:number number:decimal-places="3" number:min-decimal-places="0" number:min-integer-digits="0" number:decimal-replacement="" number:grouping="true"/>
    </number:number-style>
    <number:number-style style:name="N151" number:title="Défini par l'utilisateur">
      <number:number number:decimal-places="2" number:min-decimal-places="0" number:min-integer-digits="0" number:decimal-replacement="" number:grouping="true"/>
    </number:number-style>
    <number:number-style style:name="N152">
      <number:number number:decimal-places="0" number:min-decimal-places="0" number:min-integer-digits="1"/>
      <number:text> cm²</number:text>
    </number:number-style>
    <number:number-style style:name="N153">
      <number:number number:decimal-places="0" number:min-decimal-places="0" number:min-integer-digits="1"/>
      <number:text> cm</number:text>
    </number:number-style>
    <number:number-style style:name="N154">
      <number:number number:decimal-places="0" number:min-decimal-places="0" number:min-integer-digits="1"/>
      <number:text> cm3</number:text>
    </number:number-style>
    <number:number-style style:name="N155">
      <number:number number:decimal-places="0" number:min-decimal-places="0" number:min-integer-digits="1"/>
      <number:text> cm³</number:text>
    </number:number-style>
    <number:number-style style:name="N156">
      <number:number number:decimal-places="4" number:min-decimal-places="4" number:min-integer-digits="1"/>
      <number:text>×10^+</number:text>
    </number:number-style>
    <number:number-style style:name="N157">
      <number:number number:decimal-places="0" number:min-decimal-places="0" number:min-integer-digits="1"/>
      <number:text> =</number:text>
    </number:number-style>
    <number:number-style style:name="N158">
      <number:number number:decimal-places="0" number:min-decimal-places="0" number:min-integer-digits="1"/>
      <number:text> :</number:text>
    </number:number-style>
    <number:number-style style:name="N159">
      <number:text>x=</number:text>
      <number:number number:decimal-places="0" number:min-decimal-places="0" number:min-integer-digits="1"/>
    </number:number-style>
    <number:number-style style:name="N160">
      <number:text>x=</number:text>
      <number:number number:decimal-places="0" number:min-decimal-places="0" number:min-integer-digits="1"/>
      <number:text> :</number:text>
    </number:number-style>
    <number:number-style style:name="N161">
      <number:text>×10</number:text>
      <number:number number:decimal-places="0" number:min-decimal-places="0" number:min-integer-digits="1"/>
    </number:number-style>
    <number:number-style style:name="N162">
      <number:text>PGCD </number:text>
      <number:number number:decimal-places="0" number:min-decimal-places="0" number:min-integer-digits="1"/>
    </number:number-style>
    <number:number-style style:name="N163">
      <number:text>×</number:text>
      <number:number number:decimal-places="0" number:min-decimal-places="0" number:min-integer-digits="1"/>
    </number:number-style>
    <number:number-style style:name="N164">
      <number:text>×</number:text>
      <number:number number:decimal-places="0" number:min-decimal-places="0" number:min-integer-digits="1"/>
      <number:text>×</number:text>
    </number:number-style>
    <number:number-style style:name="N165">
      <number:text>× </number:text>
      <number:number number:decimal-places="0" number:min-decimal-places="0" number:min-integer-digits="1"/>
      <number:text> ×</number:text>
    </number:number-style>
    <number:number-style style:name="N166">
      <number:number number:decimal-places="0" number:min-decimal-places="0" number:min-integer-digits="1"/>
      <number:text>=</number:text>
    </number:number-style>
    <number:number-style style:name="N167">
      <number:number number:decimal-places="3" number:min-decimal-places="0" number:min-integer-digits="1" number:decimal-replacement=""/>
      <number:text> =</number:text>
    </number:number-style>
    <number:number-style style:name="N168">
      <number:number number:decimal-places="0" number:min-decimal-places="0" number:min-integer-digits="1"/>
      <number:text>°</number:text>
    </number:number-style>
    <number:percentage-style style:name="N169">
      <number:number number:decimal-places="1" number:min-decimal-places="0" number:min-integer-digits="1" number:decimal-replacement=""/>
      <number:text> %</number:text>
    </number:percentage-style>
    <number:number-style style:name="N170">
      <number:number number:decimal-places="0" number:min-decimal-places="0" number:min-integer-digits="1"/>
      <number:text>π cm³</number:text>
    </number:number-style>
    <number:number-style style:name="N171">
      <number:fraction number:min-integer-digits="0" loext:integer-fraction-delimiter=" cm³" number:min-numerator-digits="1" loext:max-numerator-digits="1" number:min-denominator-digits="1" number:max-denominator-value="9"/>
    </number:number-style>
    <number:number-style style:name="N174">
      <number:number number:decimal-places="4" number:min-decimal-places="4" number:min-integer-digits="3"/>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fo:page-width="21.001cm" fo:page-height="29.7cm" style:num-format="1" style:print-orientation="portrait" fo:margin-top="1cm" fo:margin-bottom="1cm" fo:margin-left="1cm" fo:margin-right="1cm" style:scale-to-X="1" style:scale-to-Y="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ébastien COGEZ</meta:initial-creator>
    <meta:creation-date>2018-07-25T10:06:58.889000000</meta:creation-date>
    <dc:date>2022-10-28T10:19:06.649000000</dc:date>
    <dc:creator>Sébastien COGEZ</dc:creator>
    <meta:editing-duration>PT21H15M52S</meta:editing-duration>
    <meta:editing-cycles>199</meta:editing-cycles>
    <meta:generator>LibreOffice/7.3.5.2$Windows_X86_64 LibreOffice_project/184fe81b8c8c30d8b5082578aee2fed2ea847c01</meta:generator>
    <dc:title>Générateur de Calcul Mental 3e 2021</dc:title>
    <dc:description>Document revu et corrigé en mars 2021 pour une meilleure lecture des corrigés (notation plus conformes aux attendus)</dc:description>
    <meta:document-statistic meta:table-count="15" meta:cell-count="8988" meta:object-count="15"/>
  </office:meta>
</office:document-meta>
</file>

<file path=Basic/Standard/Generateur.xml><?xml version="1.0" encoding="utf-8"?>
<!DOCTYPE module  PUBLIC '-//OpenOffice.org//DTD OfficeDocument 1.0//EN'  'module.dtd'>
<script:module xmlns:script="http://openoffice.org/2000/script" script:name="Generateur" script:language="StarBasic" script:moduleType="normal">REM  *****  BASIC  *****
Function FacteursPremiers(Nb as Double)
Dim Decomp as String, Facteur as Long, Expo as Long, Div as Double
   ' 24 secondes avec 909091*909091
   Facteur = 2         
   If nb &lt; 2 Then Exit Function
   Do
      Div = nb/Facteur
      If Div = Fix(Div) Then
         'expo = expo + 1
         nb = Div
         Decomp = Decomp &amp; "×" &amp; Facteur
      Else
         'If Expo &gt; 0 Then  Decomp = Decomp &amp; " × " &amp; Facteur &amp; IIf(Expo = 1, "","^" &amp; Expo)
         Facteur = Facteur + 2 + (Facteur = 2)
         If Facteur * Facteur &gt; nb or Facteur &gt; 1000000 Then Exit Do
         'Expo = 0
      End If
   Loop
   'If Facteur &gt; 1000000 Then MsgBox "Je ne suis pas sûr que " &amp; nb &amp; " soit premier, mais je n'ai pas trouvé de diviseur inférieur à 1 000 000"
   FacteursPremiers = Mid(Decomp &amp; IIf(nb = 1, "","×" &amp; nb), 2)
End Function

sub Main
	Dim oDoc As Object, oSheet As Object, oCell As Object
	Dim nbCs As Integer
	Dim nbtpp As Integer
	oDoc=ThisComponent
	oSheet=oDoc.Sheets(13)
	oCell=oSheet.getCellRangeByName("J7")
	oCell.setString("Génération en cours")
	nbtpp = InputBox("Combien de test voulez-vous générer par page ? (3 par page pour le passage, 4 pour l'entrainement)","Question importante !","4")
	nbCs = InputBox("Combien de test voulez-vous générer par ceinture ? (cela prend du temps)","Question importante !","30")
	Generer(0,"AE", "S", "U", "X", "Z", "AE", nbCs, nbtpp)
	Generer(1,"AB", "R", "T", "W", "Y", "AB", nbCs, nbtpp)
	Generer(2,"AB", "N", "P", "S", "U", "AB", nbCs, nbtpp)
	Generer(3,"AG", "Q", "S", "W", "Y", "AG", nbCs, nbtpp)
	Generer(4,"AG", "R", "T", "Z", "AB", "AG", nbCs, nbtpp)
	Generer(5,"AI", "V", "X", "AB", "AD", "AI", nbCs, nbtpp)
	Generer(6,"AG", "U", "W", "AA", "AC", "AG", nbCs, nbtpp)
	Generer(7,"AG", "R", "T", "W", "Y", "AG", nbCs, nbtpp)
	Generer(8,"AI", "Q", "S", "V", "X", "AI", nbCs, nbtpp)
	Generer(9,"AA", "P", "R", "U", "W", "AA", nbCs, nbtpp)
	Generer(10,"AB", "R", "T", "W", "Y", "AB", nbCs, nbtpp)
	Generer(11,"AI", "T", "V", "Y", "AA", "AI", nbCs, nbtpp)
	Generer(12,"AG", "T", "V", "Y", "AA", "AG", nbCs, nbtpp+1)
	oCell.setString("Génération de "&amp; nbCs &amp; " versions par ceinture terminée")
	oDoc.CurrentController.ActiveSheet = oSheet
End sub

sub GenererBlanche
	Generer(0,"AE", "S", "U", "X", "Z", "AE", 0, 0)
End sub
sub GenererJaune
	Generer(1,"AB", "R", "T", "W", "Y", "AB", 0, 0)
End sub
sub GenererOrange1
	Generer(2,"AB", "N", "P", "S", "U", "AB", 0, 0)
End sub
sub GenererVerte1
	Generer(3,"AG", "Q", "S", "W", "Y", "AG", 0, 0)
End sub
sub GenererBleue1
	Generer(4,"AG", "R", "T", "Z", "AB", "AG", 0, 0)
End sub
sub GenererBleue2
	Generer(5,"AI", "V", "X", "AB", "AD", "AI", 0,0)
End sub
sub GenererMarron1
	Generer(6,"AG", "U", "W", "AA", "AC", "AG", 0, 0)
End sub
sub GenererMarron2
	Generer(7,"AG", "R", "T", "W", "Y", "AG", 0, 0)
End sub
sub GenererNoire1
	Generer(8,"AI", "Q", "S", "V", "X", "AI", 0, 0)
End sub
sub GenererNoire2
	Generer(9,"AA", "P", "R", "U", "W", "AA", 0,0)
End sub
sub GenererDAN1
	Generer(10,"AB", "R", "T", "W", "Y", "AB", 0,0)
End sub
sub GenererDAN2
	Generer(11,"AI", "T", "V", "Y", "AA", "AI", 0,0)
End sub
sub GenererDAN3
	Generer(12,"AG", "T", "V", "Y", "AA", "AG", 0, 0)
End sub


sub Generer(feuille as Integer, derniereColonne as String, lastColumnZ1 as String, firstColumnZ2 as String, lastColumnZ2 as String, columnOrder as String, refOrder as String, nbC as Integer, nbt as Integer)
rem récupére le nombre de ceintures à créer
Dim oDoc As Object, oSheet As Object, oCell As Object, nbCeintures As Integer, rng, formula as String, refid as Integer
oDoc=ThisComponent
oSheet=oDoc.Sheets(feuille)
ThisComponent.EnableAutomaticCalculation(False)
Dim nbtpp As Integer
if nbt &gt; 0 Then
	nbtpp = nbt
else
	nbtpp = InputBox("Combien de test voulez-vous générer par page ? (3 par page pour le passage, 4 pour l'entrainement)","Question importante !","4")
End If

If nbC &gt; 0 Then
	nbCeintures = nbC -1
else 
	nbCeintures = InputBox("Combien de test voulez-vous générer ?","Question importante !","30")
	nbCeintures = nbCeintures - 1
End If
rem ----------------------------------------------------------------------
rem define variables
dim document as object
dim CopyAddress as Object
dim PasteAddress as Object
dim dispatcher as object
dim ligneEnCours as Integer
dim nbZonesImpression as Integer
dim MaZone as Object
dim countFor as Integer
rem nbtpp = Nombre de Tests par Page
If (nbCeintures+1) MOD nbtpp &gt; 0 Then
	nbZonesImpression = (nbCeintures+1)\nbtpp+1
else
	nbZonesImpression = (nbCeintures+1)\nbtpp
End If
rem ----------------------------------------------------------------------
rem Effacement de tout le contenu précédent
rng = oSheet.getCellRangeByName("A11:"&amp; derniereColonne &amp;"492")
rng.clearContents(255)

rem Selection de la plage à copier (A16:AD29)
rng = oSheet.getCellRangeByName("A1:"&amp; derniereColonne &amp;"10")
oDoc.CurrentController.Select(rng)
CopyAddress = rng.RangeAddress
rem Copie de la plage
rem get access to the document
document   = ThisComponent.CurrentController.Frame
ThisComponent.CurrentController.Frame.ContainerWindow.setFocus
dispatcher = createUnoService("com.sun.star.frame.DispatchHelper")
rem dispatcher.executeDispatch(document, ".uno:Copy", "", 0, Array())

ligneEnCours = 12
refid = 1
Do While nbCeintures &gt; 0
	compteurSaut = compteurSaut + 1
	rem Collage
	PasteCell = oSheet.getCellRangeByName("$A$" &amp; ligneEnCours)
	PasteAddress = PasteCell.CellAddress
	oSheet.CopyRange(PasteAddress, CopyAddress)
	rem Modification du contenu de la cellule de référence d'interro
	oSheet.getCellRangeByName("$"&amp; lastColumnZ1 &amp;"$" &amp; (ligneEnCours)).setString(CHR((refid\26) + 65) &amp; CHR((refid MOD 26) +65))
	rem Modification du contenu de la cellule de référence du paquet
	oCell=oSheet.getCellRangeByName(lastColumnZ1 &amp; (ligneEnCours+1))
	oCell.setFormula("=$"&amp; lastColumnZ1 &amp; "$2")
	
	For countFor = 0 To 1
		rem Modification de la hauteur de ligne des titres
		oCell=oSheet.Rows(ligneEnCours+countFor-1)
		oCell.Height = 1300
	Next countFor

	For countFor = 1 To 7
		rem Modification de la hauteur des lignes de réponses
		oCell=oSheet.Rows(ligneEnCours+countFor)
		oCell.Height = 1200
	Next countFor
	
	rem Modification de la hauteur de ligne séparant 2 énoncés
	oCell=oSheet.Rows(ligneEnCours-2)
	oCell.Height = 600
		
	nbCeintures = nbCeintures - 1
	ligneEnCours = ligneEnCours + 11
	refid = refid + 1

Loop
rem Creation des zones d'impression
ligneEncours = 1
countFor = 0
dim nbz as Integer
nbz = nbZonesImpression
dim ZonesImpression(nbZonesImpression*2-1) as new com.sun.star.table.CellRangeAddress

Do While nbZonesImpression &gt; 0
	rem interros
	MaZone = oSheet.getCellRangeByName("A" &amp; ligneEncours &amp; ":" &amp; lastColumnZ1 &amp; (ligneEncours+11*nbtpp-1))
    ZonesImpression(countFor) = MaZone.RangeAddress
	ligneEncours = ligneEncours + nbtpp*11
	countFor = countFor + 1
	nbZonesImpression = nbZonesImpression - 1
Loop
ligneEncours = 1
Do While nbz &gt; 0
	rem interros
	MaZone = oSheet.getCellRangeByName(firstColumnZ2 &amp; ligneEncours &amp; ":" &amp; lastColumnZ2 &amp; (ligneEncours+11*nbtpp-1))
    ZonesImpression(countFor) = MaZone.RangeAddress
	ligneEncours = ligneEncours + nbtpp*11
	countFor = countFor + 1
	nbz = nbz - 1
Loop

oSheet.PrintAreas = ZonesImpression()
rem retour position initiale
oCell=oSheet.getCellByposition(0,0)
oDoc.CurrentController.Select(oCell)
rem on recalcule la feuille pour modifier les valeurs
ThisComponent.CalculateAll
rem dispatcher.executeDispatch(document, ".uno:Calculate", "", 0, Array())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Generateu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